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598071336738" calcext:value-type="float">
            <text:p>-1.3598071337</text:p>
          </table:table-cell>
          <table:table-cell office:value-type="float" office:value="-0.0727811733098497" calcext:value-type="float">
            <text:p>-0.0727811733</text:p>
          </table:table-cell>
          <table:table-cell office:value-type="float" office:value="2.53634673796914" calcext:value-type="float">
            <text:p>2.536346738</text:p>
          </table:table-cell>
          <table:table-cell office:value-type="float" office:value="1.37815522427443" calcext:value-type="float">
            <text:p>1.3781552243</text:p>
          </table:table-cell>
          <table:table-cell office:value-type="float" office:value="-0.338320769942518" calcext:value-type="float">
            <text:p>-0.3383207699</text:p>
          </table:table-cell>
          <table:table-cell office:value-type="float" office:value="0.462387777762292" calcext:value-type="float">
            <text:p>0.4623877778</text:p>
          </table:table-cell>
          <table:table-cell office:value-type="float" office:value="0.239598554061257" calcext:value-type="float">
            <text:p>0.2395985541</text:p>
          </table:table-cell>
          <table:table-cell office:value-type="float" office:value="0.0986979012610507" calcext:value-type="float">
            <text:p>0.0986979013</text:p>
          </table:table-cell>
          <table:table-cell office:value-type="float" office:value="0.363786969611213" calcext:value-type="float">
            <text:p>0.3637869696</text:p>
          </table:table-cell>
          <table:table-cell office:value-type="float" office:value="0.0907941719789316" calcext:value-type="float">
            <text:p>0.090794172</text:p>
          </table:table-cell>
          <table:table-cell office:value-type="float" office:value="-0.551599533260813" calcext:value-type="float">
            <text:p>-0.5515995333</text:p>
          </table:table-cell>
          <table:table-cell office:value-type="float" office:value="-0.617800855762348" calcext:value-type="float">
            <text:p>-0.6178008558</text:p>
          </table:table-cell>
          <table:table-cell office:value-type="float" office:value="-0.991389847235408" calcext:value-type="float">
            <text:p>-0.9913898472</text:p>
          </table:table-cell>
          <table:table-cell office:value-type="float" office:value="-0.311169353699879" calcext:value-type="float">
            <text:p>-0.3111693537</text:p>
          </table:table-cell>
          <table:table-cell office:value-type="float" office:value="1.46817697209427" calcext:value-type="float">
            <text:p>1.4681769721</text:p>
          </table:table-cell>
          <table:table-cell office:value-type="float" office:value="-0.470400525259478" calcext:value-type="float">
            <text:p>-0.4704005253</text:p>
          </table:table-cell>
          <table:table-cell office:value-type="float" office:value="0.207971241929242" calcext:value-type="float">
            <text:p>0.2079712419</text:p>
          </table:table-cell>
          <table:table-cell office:value-type="float" office:value="0.0257905801985591" calcext:value-type="float">
            <text:p>0.0257905802</text:p>
          </table:table-cell>
          <table:table-cell office:value-type="float" office:value="0.403992960255733" calcext:value-type="float">
            <text:p>0.4039929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9185711131486" calcext:value-type="float">
            <text:p>1.1918571113</text:p>
          </table:table-cell>
          <table:table-cell office:value-type="float" office:value="0.26615071205963" calcext:value-type="float">
            <text:p>0.2661507121</text:p>
          </table:table-cell>
          <table:table-cell office:value-type="float" office:value="0.16648011335321" calcext:value-type="float">
            <text:p>0.1664801134</text:p>
          </table:table-cell>
          <table:table-cell office:value-type="float" office:value="0.448154078460911" calcext:value-type="float">
            <text:p>0.4481540785</text:p>
          </table:table-cell>
          <table:table-cell office:value-type="float" office:value="0.0600176492822243" calcext:value-type="float">
            <text:p>0.0600176493</text:p>
          </table:table-cell>
          <table:table-cell office:value-type="float" office:value="-0.0823608088155687" calcext:value-type="float">
            <text:p>-0.0823608088</text:p>
          </table:table-cell>
          <table:table-cell office:value-type="float" office:value="-0.0788029833323113" calcext:value-type="float">
            <text:p>-0.0788029833</text:p>
          </table:table-cell>
          <table:table-cell office:value-type="float" office:value="0.0851016549148104" calcext:value-type="float">
            <text:p>0.0851016549</text:p>
          </table:table-cell>
          <table:table-cell office:value-type="float" office:value="-0.255425128109186" calcext:value-type="float">
            <text:p>-0.2554251281</text:p>
          </table:table-cell>
          <table:table-cell office:value-type="float" office:value="-0.166974414004614" calcext:value-type="float">
            <text:p>-0.166974414</text:p>
          </table:table-cell>
          <table:table-cell office:value-type="float" office:value="1.61272666105479" calcext:value-type="float">
            <text:p>1.6127266611</text:p>
          </table:table-cell>
          <table:table-cell office:value-type="float" office:value="1.06523531137287" calcext:value-type="float">
            <text:p>1.0652353114</text:p>
          </table:table-cell>
          <table:table-cell office:value-type="float" office:value="0.48909501589608" calcext:value-type="float">
            <text:p>0.4890950159</text:p>
          </table:table-cell>
          <table:table-cell office:value-type="float" office:value="-0.143772296441519" calcext:value-type="float">
            <text:p>-0.1437722964</text:p>
          </table:table-cell>
          <table:table-cell office:value-type="float" office:value="0.635558093258208" calcext:value-type="float">
            <text:p>0.6355580933</text:p>
          </table:table-cell>
          <table:table-cell office:value-type="float" office:value="0.463917041022171" calcext:value-type="float">
            <text:p>0.463917041</text:p>
          </table:table-cell>
          <table:table-cell office:value-type="float" office:value="-0.114804663102346" calcext:value-type="float">
            <text:p>-0.1148046631</text:p>
          </table:table-cell>
          <table:table-cell office:value-type="float" office:value="-0.183361270123994" calcext:value-type="float">
            <text:p>-0.1833612701</text:p>
          </table:table-cell>
          <table:table-cell office:value-type="float" office:value="-0.145783041325259" calcext:value-type="float">
            <text:p>-0.1457830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35835406159823" calcext:value-type="float">
            <text:p>-1.3583540616</text:p>
          </table:table-cell>
          <table:table-cell office:value-type="float" office:value="-1.34016307473609" calcext:value-type="float">
            <text:p>-1.3401630747</text:p>
          </table:table-cell>
          <table:table-cell office:value-type="float" office:value="1.77320934263119" calcext:value-type="float">
            <text:p>1.7732093426</text:p>
          </table:table-cell>
          <table:table-cell office:value-type="float" office:value="0.379779593034328" calcext:value-type="float">
            <text:p>0.379779593</text:p>
          </table:table-cell>
          <table:table-cell office:value-type="float" office:value="-0.503198133318193" calcext:value-type="float">
            <text:p>-0.5031981333</text:p>
          </table:table-cell>
          <table:table-cell office:value-type="float" office:value="1.80049938079263" calcext:value-type="float">
            <text:p>1.8004993808</text:p>
          </table:table-cell>
          <table:table-cell office:value-type="float" office:value="0.791460956450422" calcext:value-type="float">
            <text:p>0.7914609565</text:p>
          </table:table-cell>
          <table:table-cell office:value-type="float" office:value="0.247675786588991" calcext:value-type="float">
            <text:p>0.2476757866</text:p>
          </table:table-cell>
          <table:table-cell office:value-type="float" office:value="-1.51465432260583" calcext:value-type="float">
            <text:p>-1.5146543226</text:p>
          </table:table-cell>
          <table:table-cell office:value-type="float" office:value="0.207642865216696" calcext:value-type="float">
            <text:p>0.2076428652</text:p>
          </table:table-cell>
          <table:table-cell office:value-type="float" office:value="0.624501459424895" calcext:value-type="float">
            <text:p>0.6245014594</text:p>
          </table:table-cell>
          <table:table-cell office:value-type="float" office:value="0.066083685268831" calcext:value-type="float">
            <text:p>0.0660836853</text:p>
          </table:table-cell>
          <table:table-cell office:value-type="float" office:value="0.717292731410831" calcext:value-type="float">
            <text:p>0.7172927314</text:p>
          </table:table-cell>
          <table:table-cell office:value-type="float" office:value="-0.165945922763554" calcext:value-type="float">
            <text:p>-0.1659459228</text:p>
          </table:table-cell>
          <table:table-cell office:value-type="float" office:value="2.34586494901581" calcext:value-type="float">
            <text:p>2.345864949</text:p>
          </table:table-cell>
          <table:table-cell office:value-type="float" office:value="-2.89008319444231" calcext:value-type="float">
            <text:p>-2.8900831944</text:p>
          </table:table-cell>
          <table:table-cell office:value-type="float" office:value="1.10996937869599" calcext:value-type="float">
            <text:p>1.1099693787</text:p>
          </table:table-cell>
          <table:table-cell office:value-type="float" office:value="-0.121359313195888" calcext:value-type="float">
            <text:p>-0.1213593132</text:p>
          </table:table-cell>
          <table:table-cell office:value-type="float" office:value="-2.26185709530414" calcext:value-type="float">
            <text:p>-2.2618570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966271711572087" calcext:value-type="float">
            <text:p>-0.9662717116</text:p>
          </table:table-cell>
          <table:table-cell office:value-type="float" office:value="-0.185226008082898" calcext:value-type="float">
            <text:p>-0.1852260081</text:p>
          </table:table-cell>
          <table:table-cell office:value-type="float" office:value="1.79299333957872" calcext:value-type="float">
            <text:p>1.7929933396</text:p>
          </table:table-cell>
          <table:table-cell office:value-type="float" office:value="-0.863291275036453" calcext:value-type="float">
            <text:p>-0.863291275</text:p>
          </table:table-cell>
          <table:table-cell office:value-type="float" office:value="-0.0103088796030823" calcext:value-type="float">
            <text:p>-0.0103088796</text:p>
          </table:table-cell>
          <table:table-cell office:value-type="float" office:value="1.24720316752486" calcext:value-type="float">
            <text:p>1.2472031675</text:p>
          </table:table-cell>
          <table:table-cell office:value-type="float" office:value="0.23760893977178" calcext:value-type="float">
            <text:p>0.2376089398</text:p>
          </table:table-cell>
          <table:table-cell office:value-type="float" office:value="0.377435874652262" calcext:value-type="float">
            <text:p>0.3774358747</text:p>
          </table:table-cell>
          <table:table-cell office:value-type="float" office:value="-1.38702406270197" calcext:value-type="float">
            <text:p>-1.3870240627</text:p>
          </table:table-cell>
          <table:table-cell office:value-type="float" office:value="-0.0549519224713749" calcext:value-type="float">
            <text:p>-0.0549519225</text:p>
          </table:table-cell>
          <table:table-cell office:value-type="float" office:value="-0.226487263835401" calcext:value-type="float">
            <text:p>-0.2264872638</text:p>
          </table:table-cell>
          <table:table-cell office:value-type="float" office:value="0.178228225877303" calcext:value-type="float">
            <text:p>0.1782282259</text:p>
          </table:table-cell>
          <table:table-cell office:value-type="float" office:value="0.507756869957169" calcext:value-type="float">
            <text:p>0.50775687</text:p>
          </table:table-cell>
          <table:table-cell office:value-type="float" office:value="-0.28792374549456" calcext:value-type="float">
            <text:p>-0.2879237455</text:p>
          </table:table-cell>
          <table:table-cell office:value-type="float" office:value="-0.631418117709045" calcext:value-type="float">
            <text:p>-0.6314181177</text:p>
          </table:table-cell>
          <table:table-cell office:value-type="float" office:value="-1.0596472454325" calcext:value-type="float">
            <text:p>-1.0596472454</text:p>
          </table:table-cell>
          <table:table-cell office:value-type="float" office:value="-0.684092786345479" calcext:value-type="float">
            <text:p>-0.6840927863</text:p>
          </table:table-cell>
          <table:table-cell office:value-type="float" office:value="1.96577500349538" calcext:value-type="float">
            <text:p>1.9657750035</text:p>
          </table:table-cell>
          <table:table-cell office:value-type="float" office:value="-1.2326219700892" calcext:value-type="float">
            <text:p>-1.2326219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.15823309349523" calcext:value-type="float">
            <text:p>-1.1582330935</text:p>
          </table:table-cell>
          <table:table-cell office:value-type="float" office:value="0.877736754848451" calcext:value-type="float">
            <text:p>0.8777367548</text:p>
          </table:table-cell>
          <table:table-cell office:value-type="float" office:value="1.548717846511" calcext:value-type="float">
            <text:p>1.5487178465</text:p>
          </table:table-cell>
          <table:table-cell office:value-type="float" office:value="0.403033933955121" calcext:value-type="float">
            <text:p>0.403033934</text:p>
          </table:table-cell>
          <table:table-cell office:value-type="float" office:value="-0.407193377311653" calcext:value-type="float">
            <text:p>-0.4071933773</text:p>
          </table:table-cell>
          <table:table-cell office:value-type="float" office:value="0.0959214624684256" calcext:value-type="float">
            <text:p>0.0959214625</text:p>
          </table:table-cell>
          <table:table-cell office:value-type="float" office:value="0.592940745385545" calcext:value-type="float">
            <text:p>0.5929407454</text:p>
          </table:table-cell>
          <table:table-cell office:value-type="float" office:value="-0.270532677192282" calcext:value-type="float">
            <text:p>-0.2705326772</text:p>
          </table:table-cell>
          <table:table-cell office:value-type="float" office:value="0.817739308235294" calcext:value-type="float">
            <text:p>0.8177393082</text:p>
          </table:table-cell>
          <table:table-cell office:value-type="float" office:value="0.753074431976354" calcext:value-type="float">
            <text:p>0.753074432</text:p>
          </table:table-cell>
          <table:table-cell office:value-type="float" office:value="-0.822842877946363" calcext:value-type="float">
            <text:p>-0.8228428779</text:p>
          </table:table-cell>
          <table:table-cell office:value-type="float" office:value="0.53819555014995" calcext:value-type="float">
            <text:p>0.5381955501</text:p>
          </table:table-cell>
          <table:table-cell office:value-type="float" office:value="1.3458515932154" calcext:value-type="float">
            <text:p>1.3458515932</text:p>
          </table:table-cell>
          <table:table-cell office:value-type="float" office:value="-1.11966983471731" calcext:value-type="float">
            <text:p>-1.1196698347</text:p>
          </table:table-cell>
          <table:table-cell office:value-type="float" office:value="0.175121130008994" calcext:value-type="float">
            <text:p>0.17512113</text:p>
          </table:table-cell>
          <table:table-cell office:value-type="float" office:value="-0.451449182813529" calcext:value-type="float">
            <text:p>-0.4514491828</text:p>
          </table:table-cell>
          <table:table-cell office:value-type="float" office:value="-0.237033239362776" calcext:value-type="float">
            <text:p>-0.2370332394</text:p>
          </table:table-cell>
          <table:table-cell office:value-type="float" office:value="-0.0381947870352842" calcext:value-type="float">
            <text:p>-0.038194787</text:p>
          </table:table-cell>
          <table:table-cell office:value-type="float" office:value="0.803486924960175" calcext:value-type="float">
            <text:p>0.803486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25965884412454" calcext:value-type="float">
            <text:p>-0.4259658844</text:p>
          </table:table-cell>
          <table:table-cell office:value-type="float" office:value="0.960523044882985" calcext:value-type="float">
            <text:p>0.9605230449</text:p>
          </table:table-cell>
          <table:table-cell office:value-type="float" office:value="1.14110934232219" calcext:value-type="float">
            <text:p>1.1411093423</text:p>
          </table:table-cell>
          <table:table-cell office:value-type="float" office:value="-0.168252079760302" calcext:value-type="float">
            <text:p>-0.1682520798</text:p>
          </table:table-cell>
          <table:table-cell office:value-type="float" office:value="0.42098688077219" calcext:value-type="float">
            <text:p>0.4209868808</text:p>
          </table:table-cell>
          <table:table-cell office:value-type="float" office:value="-0.0297275516639742" calcext:value-type="float">
            <text:p>-0.0297275517</text:p>
          </table:table-cell>
          <table:table-cell office:value-type="float" office:value="0.476200948720027" calcext:value-type="float">
            <text:p>0.4762009487</text:p>
          </table:table-cell>
          <table:table-cell office:value-type="float" office:value="0.260314333074874" calcext:value-type="float">
            <text:p>0.2603143331</text:p>
          </table:table-cell>
          <table:table-cell office:value-type="float" office:value="-0.56867137571251" calcext:value-type="float">
            <text:p>-0.5686713757</text:p>
          </table:table-cell>
          <table:table-cell office:value-type="float" office:value="-0.371407196834471" calcext:value-type="float">
            <text:p>-0.3714071968</text:p>
          </table:table-cell>
          <table:table-cell office:value-type="float" office:value="1.34126198001957" calcext:value-type="float">
            <text:p>1.34126198</text:p>
          </table:table-cell>
          <table:table-cell office:value-type="float" office:value="0.359893837038039" calcext:value-type="float">
            <text:p>0.359893837</text:p>
          </table:table-cell>
          <table:table-cell office:value-type="float" office:value="-0.358090652573631" calcext:value-type="float">
            <text:p>-0.3580906526</text:p>
          </table:table-cell>
          <table:table-cell office:value-type="float" office:value="-0.137133700217612" calcext:value-type="float">
            <text:p>-0.1371337002</text:p>
          </table:table-cell>
          <table:table-cell office:value-type="float" office:value="0.517616806555742" calcext:value-type="float">
            <text:p>0.5176168066</text:p>
          </table:table-cell>
          <table:table-cell office:value-type="float" office:value="0.401725895589603" calcext:value-type="float">
            <text:p>0.4017258956</text:p>
          </table:table-cell>
          <table:table-cell office:value-type="float" office:value="-0.0581328233640131" calcext:value-type="float">
            <text:p>-0.0581328234</text:p>
          </table:table-cell>
          <table:table-cell office:value-type="float" office:value="0.0686531494425432" calcext:value-type="float">
            <text:p>0.0686531494</text:p>
          </table:table-cell>
          <table:table-cell office:value-type="float" office:value="-0.0331937877876282" calcext:value-type="float">
            <text:p>-0.03319378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22965763450793" calcext:value-type="float">
            <text:p>1.2296576345</text:p>
          </table:table-cell>
          <table:table-cell office:value-type="float" office:value="0.141003507049326" calcext:value-type="float">
            <text:p>0.141003507</text:p>
          </table:table-cell>
          <table:table-cell office:value-type="float" office:value="0.0453707735899449" calcext:value-type="float">
            <text:p>0.0453707736</text:p>
          </table:table-cell>
          <table:table-cell office:value-type="float" office:value="1.20261273673594" calcext:value-type="float">
            <text:p>1.2026127367</text:p>
          </table:table-cell>
          <table:table-cell office:value-type="float" office:value="0.191880988597645" calcext:value-type="float">
            <text:p>0.1918809886</text:p>
          </table:table-cell>
          <table:table-cell office:value-type="float" office:value="0.272708122899098" calcext:value-type="float">
            <text:p>0.2727081229</text:p>
          </table:table-cell>
          <table:table-cell office:value-type="float" office:value="-0.00515900288250983" calcext:value-type="float">
            <text:p>-0.0051590029</text:p>
          </table:table-cell>
          <table:table-cell office:value-type="float" office:value="0.0812129398830894" calcext:value-type="float">
            <text:p>0.0812129399</text:p>
          </table:table-cell>
          <table:table-cell office:value-type="float" office:value="0.464959994783886" calcext:value-type="float">
            <text:p>0.4649599948</text:p>
          </table:table-cell>
          <table:table-cell office:value-type="float" office:value="-0.0992543211289237" calcext:value-type="float">
            <text:p>-0.0992543211</text:p>
          </table:table-cell>
          <table:table-cell office:value-type="float" office:value="-1.41690724314928" calcext:value-type="float">
            <text:p>-1.4169072431</text:p>
          </table:table-cell>
          <table:table-cell office:value-type="float" office:value="-0.153825826253651" calcext:value-type="float">
            <text:p>-0.1538258263</text:p>
          </table:table-cell>
          <table:table-cell office:value-type="float" office:value="-0.75106271556262" calcext:value-type="float">
            <text:p>-0.7510627156</text:p>
          </table:table-cell>
          <table:table-cell office:value-type="float" office:value="0.16737196252175" calcext:value-type="float">
            <text:p>0.1673719625</text:p>
          </table:table-cell>
          <table:table-cell office:value-type="float" office:value="0.0501435942254188" calcext:value-type="float">
            <text:p>0.0501435942</text:p>
          </table:table-cell>
          <table:table-cell office:value-type="float" office:value="-0.443586797916727" calcext:value-type="float">
            <text:p>-0.4435867979</text:p>
          </table:table-cell>
          <table:table-cell office:value-type="float" office:value="0.00282051247234708" calcext:value-type="float">
            <text:p>0.0028205125</text:p>
          </table:table-cell>
          <table:table-cell office:value-type="float" office:value="-0.61198733994012" calcext:value-type="float">
            <text:p>-0.6119873399</text:p>
          </table:table-cell>
          <table:table-cell office:value-type="float" office:value="-0.0455750446637976" calcext:value-type="float">
            <text:p>-0.0455750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0.644269442348146" calcext:value-type="float">
            <text:p>-0.6442694423</text:p>
          </table:table-cell>
          <table:table-cell office:value-type="float" office:value="1.41796354547385" calcext:value-type="float">
            <text:p>1.4179635455</text:p>
          </table:table-cell>
          <table:table-cell office:value-type="float" office:value="1.0743803763556" calcext:value-type="float">
            <text:p>1.0743803764</text:p>
          </table:table-cell>
          <table:table-cell office:value-type="float" office:value="-0.492199018495015" calcext:value-type="float">
            <text:p>-0.4921990185</text:p>
          </table:table-cell>
          <table:table-cell office:value-type="float" office:value="0.948934094764157" calcext:value-type="float">
            <text:p>0.9489340948</text:p>
          </table:table-cell>
          <table:table-cell office:value-type="float" office:value="0.428118462833089" calcext:value-type="float">
            <text:p>0.4281184628</text:p>
          </table:table-cell>
          <table:table-cell office:value-type="float" office:value="1.12063135838353" calcext:value-type="float">
            <text:p>1.1206313584</text:p>
          </table:table-cell>
          <table:table-cell office:value-type="float" office:value="-3.80786423873589" calcext:value-type="float">
            <text:p>-3.8078642387</text:p>
          </table:table-cell>
          <table:table-cell office:value-type="float" office:value="0.615374730667027" calcext:value-type="float">
            <text:p>0.6153747307</text:p>
          </table:table-cell>
          <table:table-cell office:value-type="float" office:value="1.24937617815176" calcext:value-type="float">
            <text:p>1.2493761782</text:p>
          </table:table-cell>
          <table:table-cell office:value-type="float" office:value="-0.619467796121913" calcext:value-type="float">
            <text:p>-0.6194677961</text:p>
          </table:table-cell>
          <table:table-cell office:value-type="float" office:value="0.291474353088705" calcext:value-type="float">
            <text:p>0.2914743531</text:p>
          </table:table-cell>
          <table:table-cell office:value-type="float" office:value="1.75796421396042" calcext:value-type="float">
            <text:p>1.757964214</text:p>
          </table:table-cell>
          <table:table-cell office:value-type="float" office:value="-1.32386521970526" calcext:value-type="float">
            <text:p>-1.3238652197</text:p>
          </table:table-cell>
          <table:table-cell office:value-type="float" office:value="0.686132504394383" calcext:value-type="float">
            <text:p>0.6861325044</text:p>
          </table:table-cell>
          <table:table-cell office:value-type="float" office:value="-0.0761269994382006" calcext:value-type="float">
            <text:p>-0.0761269994</text:p>
          </table:table-cell>
          <table:table-cell office:value-type="float" office:value="-1.2221273453247" calcext:value-type="float">
            <text:p>-1.2221273453</text:p>
          </table:table-cell>
          <table:table-cell office:value-type="float" office:value="-0.358221569869078" calcext:value-type="float">
            <text:p>-0.3582215699</text:p>
          </table:table-cell>
          <table:table-cell office:value-type="float" office:value="0.324504731321494" calcext:value-type="float">
            <text:p>0.32450473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0.89428608220282" calcext:value-type="float">
            <text:p>-0.8942860822</text:p>
          </table:table-cell>
          <table:table-cell office:value-type="float" office:value="0.286157196276544" calcext:value-type="float">
            <text:p>0.2861571963</text:p>
          </table:table-cell>
          <table:table-cell office:value-type="float" office:value="-0.113192212729871" calcext:value-type="float">
            <text:p>-0.1131922127</text:p>
          </table:table-cell>
          <table:table-cell office:value-type="float" office:value="-0.271526130088604" calcext:value-type="float">
            <text:p>-0.2715261301</text:p>
          </table:table-cell>
          <table:table-cell office:value-type="float" office:value="2.6695986595986" calcext:value-type="float">
            <text:p>2.6695986596</text:p>
          </table:table-cell>
          <table:table-cell office:value-type="float" office:value="3.72181806112751" calcext:value-type="float">
            <text:p>3.7218180611</text:p>
          </table:table-cell>
          <table:table-cell office:value-type="float" office:value="0.370145127676916" calcext:value-type="float">
            <text:p>0.3701451277</text:p>
          </table:table-cell>
          <table:table-cell office:value-type="float" office:value="0.851084443200905" calcext:value-type="float">
            <text:p>0.8510844432</text:p>
          </table:table-cell>
          <table:table-cell office:value-type="float" office:value="-0.392047586798604" calcext:value-type="float">
            <text:p>-0.3920475868</text:p>
          </table:table-cell>
          <table:table-cell office:value-type="float" office:value="-0.410430432848439" calcext:value-type="float">
            <text:p>-0.4104304328</text:p>
          </table:table-cell>
          <table:table-cell office:value-type="float" office:value="-0.705116586646536" calcext:value-type="float">
            <text:p>-0.7051165866</text:p>
          </table:table-cell>
          <table:table-cell office:value-type="float" office:value="-0.110452261733098" calcext:value-type="float">
            <text:p>-0.1104522617</text:p>
          </table:table-cell>
          <table:table-cell office:value-type="float" office:value="-0.286253632470583" calcext:value-type="float">
            <text:p>-0.2862536325</text:p>
          </table:table-cell>
          <table:table-cell office:value-type="float" office:value="0.0743553603016731" calcext:value-type="float">
            <text:p>0.0743553603</text:p>
          </table:table-cell>
          <table:table-cell office:value-type="float" office:value="-0.328783050303565" calcext:value-type="float">
            <text:p>-0.3287830503</text:p>
          </table:table-cell>
          <table:table-cell office:value-type="float" office:value="-0.210077268148783" calcext:value-type="float">
            <text:p>-0.2100772681</text:p>
          </table:table-cell>
          <table:table-cell office:value-type="float" office:value="-0.499767968800267" calcext:value-type="float">
            <text:p>-0.4997679688</text:p>
          </table:table-cell>
          <table:table-cell office:value-type="float" office:value="0.118764861004217" calcext:value-type="float">
            <text:p>0.118764861</text:p>
          </table:table-cell>
          <table:table-cell office:value-type="float" office:value="0.57032816746536" calcext:value-type="float">
            <text:p>0.5703281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0.33826175242575" calcext:value-type="float">
            <text:p>-0.3382617524</text:p>
          </table:table-cell>
          <table:table-cell office:value-type="float" office:value="1.11959337641566" calcext:value-type="float">
            <text:p>1.1195933764</text:p>
          </table:table-cell>
          <table:table-cell office:value-type="float" office:value="1.04436655157316" calcext:value-type="float">
            <text:p>1.0443665516</text:p>
          </table:table-cell>
          <table:table-cell office:value-type="float" office:value="-0.222187276738296" calcext:value-type="float">
            <text:p>-0.2221872767</text:p>
          </table:table-cell>
          <table:table-cell office:value-type="float" office:value="0.49936080649727" calcext:value-type="float">
            <text:p>0.4993608065</text:p>
          </table:table-cell>
          <table:table-cell office:value-type="float" office:value="-0.24676110061991" calcext:value-type="float">
            <text:p>-0.2467611006</text:p>
          </table:table-cell>
          <table:table-cell office:value-type="float" office:value="0.651583206489972" calcext:value-type="float">
            <text:p>0.6515832065</text:p>
          </table:table-cell>
          <table:table-cell office:value-type="float" office:value="0.0695385865186387" calcext:value-type="float">
            <text:p>0.0695385865</text:p>
          </table:table-cell>
          <table:table-cell office:value-type="float" office:value="-0.736727316364109" calcext:value-type="float">
            <text:p>-0.7367273164</text:p>
          </table:table-cell>
          <table:table-cell office:value-type="float" office:value="-0.366845639206541" calcext:value-type="float">
            <text:p>-0.3668456392</text:p>
          </table:table-cell>
          <table:table-cell office:value-type="float" office:value="1.01761446783262" calcext:value-type="float">
            <text:p>1.0176144678</text:p>
          </table:table-cell>
          <table:table-cell office:value-type="float" office:value="0.836389570307029" calcext:value-type="float">
            <text:p>0.8363895703</text:p>
          </table:table-cell>
          <table:table-cell office:value-type="float" office:value="1.00684351373408" calcext:value-type="float">
            <text:p>1.0068435137</text:p>
          </table:table-cell>
          <table:table-cell office:value-type="float" office:value="-0.443522816876142" calcext:value-type="float">
            <text:p>-0.4435228169</text:p>
          </table:table-cell>
          <table:table-cell office:value-type="float" office:value="0.150219101422635" calcext:value-type="float">
            <text:p>0.1502191014</text:p>
          </table:table-cell>
          <table:table-cell office:value-type="float" office:value="0.739452777052119" calcext:value-type="float">
            <text:p>0.7394527771</text:p>
          </table:table-cell>
          <table:table-cell office:value-type="float" office:value="-0.540979921943059" calcext:value-type="float">
            <text:p>-0.5409799219</text:p>
          </table:table-cell>
          <table:table-cell office:value-type="float" office:value="0.47667726004282" calcext:value-type="float">
            <text:p>0.47667726</text:p>
          </table:table-cell>
          <table:table-cell office:value-type="float" office:value="0.451772964394125" calcext:value-type="float">
            <text:p>0.45177296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44904378114715" calcext:value-type="float">
            <text:p>1.4490437811</text:p>
          </table:table-cell>
          <table:table-cell office:value-type="float" office:value="-1.17633882535966" calcext:value-type="float">
            <text:p>-1.1763388254</text:p>
          </table:table-cell>
          <table:table-cell office:value-type="float" office:value="0.913859832832795" calcext:value-type="float">
            <text:p>0.9138598328</text:p>
          </table:table-cell>
          <table:table-cell office:value-type="float" office:value="-1.37566665499943" calcext:value-type="float">
            <text:p>-1.375666655</text:p>
          </table:table-cell>
          <table:table-cell office:value-type="float" office:value="-1.97138316545323" calcext:value-type="float">
            <text:p>-1.9713831655</text:p>
          </table:table-cell>
          <table:table-cell office:value-type="float" office:value="-0.62915213889734" calcext:value-type="float">
            <text:p>-0.6291521389</text:p>
          </table:table-cell>
          <table:table-cell office:value-type="float" office:value="-1.4232356010359" calcext:value-type="float">
            <text:p>-1.423235601</text:p>
          </table:table-cell>
          <table:table-cell office:value-type="float" office:value="0.0484558879088564" calcext:value-type="float">
            <text:p>0.0484558879</text:p>
          </table:table-cell>
          <table:table-cell office:value-type="float" office:value="-1.72040839292037" calcext:value-type="float">
            <text:p>-1.7204083929</text:p>
          </table:table-cell>
          <table:table-cell office:value-type="float" office:value="1.62665905834133" calcext:value-type="float">
            <text:p>1.6266590583</text:p>
          </table:table-cell>
          <table:table-cell office:value-type="float" office:value="1.1996439495421" calcext:value-type="float">
            <text:p>1.1996439495</text:p>
          </table:table-cell>
          <table:table-cell office:value-type="float" office:value="-0.671439778462005" calcext:value-type="float">
            <text:p>-0.6714397785</text:p>
          </table:table-cell>
          <table:table-cell office:value-type="float" office:value="-0.513947152539479" calcext:value-type="float">
            <text:p>-0.5139471525</text:p>
          </table:table-cell>
          <table:table-cell office:value-type="float" office:value="-0.0950450453999549" calcext:value-type="float">
            <text:p>-0.0950450454</text:p>
          </table:table-cell>
          <table:table-cell office:value-type="float" office:value="0.230930409124119" calcext:value-type="float">
            <text:p>0.2309304091</text:p>
          </table:table-cell>
          <table:table-cell office:value-type="float" office:value="0.0319674667862076" calcext:value-type="float">
            <text:p>0.0319674668</text:p>
          </table:table-cell>
          <table:table-cell office:value-type="float" office:value="0.253414715863197" calcext:value-type="float">
            <text:p>0.2534147159</text:p>
          </table:table-cell>
          <table:table-cell office:value-type="float" office:value="0.854343814324194" calcext:value-type="float">
            <text:p>0.8543438143</text:p>
          </table:table-cell>
          <table:table-cell office:value-type="float" office:value="-0.221365413645481" calcext:value-type="float">
            <text:p>-0.2213654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8497821518095" calcext:value-type="float">
            <text:p>0.3849782152</text:p>
          </table:table-cell>
          <table:table-cell office:value-type="float" office:value="0.616109459176472" calcext:value-type="float">
            <text:p>0.6161094592</text:p>
          </table:table-cell>
          <table:table-cell office:value-type="float" office:value="-0.874299702595052" calcext:value-type="float">
            <text:p>-0.8742997026</text:p>
          </table:table-cell>
          <table:table-cell office:value-type="float" office:value="-0.0940186259679115" calcext:value-type="float">
            <text:p>-0.094018626</text:p>
          </table:table-cell>
          <table:table-cell office:value-type="float" office:value="2.92458437838817" calcext:value-type="float">
            <text:p>2.9245843784</text:p>
          </table:table-cell>
          <table:table-cell office:value-type="float" office:value="3.31702716826156" calcext:value-type="float">
            <text:p>3.3170271683</text:p>
          </table:table-cell>
          <table:table-cell office:value-type="float" office:value="0.470454671805879" calcext:value-type="float">
            <text:p>0.4704546718</text:p>
          </table:table-cell>
          <table:table-cell office:value-type="float" office:value="0.53824722837695" calcext:value-type="float">
            <text:p>0.5382472284</text:p>
          </table:table-cell>
          <table:table-cell office:value-type="float" office:value="-0.558894612428441" calcext:value-type="float">
            <text:p>-0.5588946124</text:p>
          </table:table-cell>
          <table:table-cell office:value-type="float" office:value="0.30975539423728" calcext:value-type="float">
            <text:p>0.3097553942</text:p>
          </table:table-cell>
          <table:table-cell office:value-type="float" office:value="-0.259115563735702" calcext:value-type="float">
            <text:p>-0.2591155637</text:p>
          </table:table-cell>
          <table:table-cell office:value-type="float" office:value="-0.326143233995877" calcext:value-type="float">
            <text:p>-0.326143234</text:p>
          </table:table-cell>
          <table:table-cell office:value-type="float" office:value="-0.0900467227020648" calcext:value-type="float">
            <text:p>-0.0900467227</text:p>
          </table:table-cell>
          <table:table-cell office:value-type="float" office:value="0.362832368569793" calcext:value-type="float">
            <text:p>0.3628323686</text:p>
          </table:table-cell>
          <table:table-cell office:value-type="float" office:value="0.928903660629178" calcext:value-type="float">
            <text:p>0.9289036606</text:p>
          </table:table-cell>
          <table:table-cell office:value-type="float" office:value="-0.129486811402759" calcext:value-type="float">
            <text:p>-0.1294868114</text:p>
          </table:table-cell>
          <table:table-cell office:value-type="float" office:value="-0.809978925963589" calcext:value-type="float">
            <text:p>-0.809978926</text:p>
          </table:table-cell>
          <table:table-cell office:value-type="float" office:value="0.359985390219981" calcext:value-type="float">
            <text:p>0.3599853902</text:p>
          </table:table-cell>
          <table:table-cell office:value-type="float" office:value="0.70766382644648" calcext:value-type="float">
            <text:p>0.7076638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249998742053" calcext:value-type="float">
            <text:p>1.2499987421</text:p>
          </table:table-cell>
          <table:table-cell office:value-type="float" office:value="-1.22163680921816" calcext:value-type="float">
            <text:p>-1.2216368092</text:p>
          </table:table-cell>
          <table:table-cell office:value-type="float" office:value="0.383930151282291" calcext:value-type="float">
            <text:p>0.3839301513</text:p>
          </table:table-cell>
          <table:table-cell office:value-type="float" office:value="-1.23489868766892" calcext:value-type="float">
            <text:p>-1.2348986877</text:p>
          </table:table-cell>
          <table:table-cell office:value-type="float" office:value="-1.48541947377961" calcext:value-type="float">
            <text:p>-1.4854194738</text:p>
          </table:table-cell>
          <table:table-cell office:value-type="float" office:value="-0.753230164566149" calcext:value-type="float">
            <text:p>-0.7532301646</text:p>
          </table:table-cell>
          <table:table-cell office:value-type="float" office:value="-0.689404975426345" calcext:value-type="float">
            <text:p>-0.6894049754</text:p>
          </table:table-cell>
          <table:table-cell office:value-type="float" office:value="-0.227487227519552" calcext:value-type="float">
            <text:p>-0.2274872275</text:p>
          </table:table-cell>
          <table:table-cell office:value-type="float" office:value="-2.09401057344842" calcext:value-type="float">
            <text:p>-2.0940105734</text:p>
          </table:table-cell>
          <table:table-cell office:value-type="float" office:value="1.32372927445937" calcext:value-type="float">
            <text:p>1.3237292745</text:p>
          </table:table-cell>
          <table:table-cell office:value-type="float" office:value="0.227666231237246" calcext:value-type="float">
            <text:p>0.2276662312</text:p>
          </table:table-cell>
          <table:table-cell office:value-type="float" office:value="-0.242681998944186" calcext:value-type="float">
            <text:p>-0.2426819989</text:p>
          </table:table-cell>
          <table:table-cell office:value-type="float" office:value="1.20541680770748" calcext:value-type="float">
            <text:p>1.2054168077</text:p>
          </table:table-cell>
          <table:table-cell office:value-type="float" office:value="-0.317630527025074" calcext:value-type="float">
            <text:p>-0.317630527</text:p>
          </table:table-cell>
          <table:table-cell office:value-type="float" office:value="0.725674990179153" calcext:value-type="float">
            <text:p>0.7256749902</text:p>
          </table:table-cell>
          <table:table-cell office:value-type="float" office:value="-0.815612186027305" calcext:value-type="float">
            <text:p>-0.815612186</text:p>
          </table:table-cell>
          <table:table-cell office:value-type="float" office:value="0.873936447614439" calcext:value-type="float">
            <text:p>0.8739364476</text:p>
          </table:table-cell>
          <table:table-cell office:value-type="float" office:value="-0.847788598847099" calcext:value-type="float">
            <text:p>-0.8477885988</text:p>
          </table:table-cell>
          <table:table-cell office:value-type="float" office:value="-0.683192626267037" calcext:value-type="float">
            <text:p>-0.6831926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0693735878819" calcext:value-type="float">
            <text:p>1.0693735879</text:p>
          </table:table-cell>
          <table:table-cell office:value-type="float" office:value="0.287722129331455" calcext:value-type="float">
            <text:p>0.2877221293</text:p>
          </table:table-cell>
          <table:table-cell office:value-type="float" office:value="0.828612726634281" calcext:value-type="float">
            <text:p>0.8286127266</text:p>
          </table:table-cell>
          <table:table-cell office:value-type="float" office:value="2.71252042961718" calcext:value-type="float">
            <text:p>2.7125204296</text:p>
          </table:table-cell>
          <table:table-cell office:value-type="float" office:value="-0.178398016248009" calcext:value-type="float">
            <text:p>-0.1783980162</text:p>
          </table:table-cell>
          <table:table-cell office:value-type="float" office:value="0.337543730282968" calcext:value-type="float">
            <text:p>0.3375437303</text:p>
          </table:table-cell>
          <table:table-cell office:value-type="float" office:value="-0.0967168617395962" calcext:value-type="float">
            <text:p>-0.0967168617</text:p>
          </table:table-cell>
          <table:table-cell office:value-type="float" office:value="0.115981735546597" calcext:value-type="float">
            <text:p>0.1159817355</text:p>
          </table:table-cell>
          <table:table-cell office:value-type="float" office:value="-0.221082566236194" calcext:value-type="float">
            <text:p>-0.2210825662</text:p>
          </table:table-cell>
          <table:table-cell office:value-type="float" office:value="0.460230444301678" calcext:value-type="float">
            <text:p>0.4602304443</text:p>
          </table:table-cell>
          <table:table-cell office:value-type="float" office:value="-0.773656930526689" calcext:value-type="float">
            <text:p>-0.7736569305</text:p>
          </table:table-cell>
          <table:table-cell office:value-type="float" office:value="0.32338724546722" calcext:value-type="float">
            <text:p>0.3233872455</text:p>
          </table:table-cell>
          <table:table-cell office:value-type="float" office:value="-0.0110758870883779" calcext:value-type="float">
            <text:p>-0.0110758871</text:p>
          </table:table-cell>
          <table:table-cell office:value-type="float" office:value="-0.178485175177916" calcext:value-type="float">
            <text:p>-0.1784851752</text:p>
          </table:table-cell>
          <table:table-cell office:value-type="float" office:value="-0.65556427824926" calcext:value-type="float">
            <text:p>-0.6555642782</text:p>
          </table:table-cell>
          <table:table-cell office:value-type="float" office:value="-0.19992517131173" calcext:value-type="float">
            <text:p>-0.1999251713</text:p>
          </table:table-cell>
          <table:table-cell office:value-type="float" office:value="0.1240054151819" calcext:value-type="float">
            <text:p>0.1240054152</text:p>
          </table:table-cell>
          <table:table-cell office:value-type="float" office:value="-0.980496201537345" calcext:value-type="float">
            <text:p>-0.9804962015</text:p>
          </table:table-cell>
          <table:table-cell office:value-type="float" office:value="-0.982916082135047" calcext:value-type="float">
            <text:p>-0.9829160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2.7918547659339" calcext:value-type="float">
            <text:p>-2.7918547659</text:p>
          </table:table-cell>
          <table:table-cell office:value-type="float" office:value="-0.327770756658658" calcext:value-type="float">
            <text:p>-0.3277707567</text:p>
          </table:table-cell>
          <table:table-cell office:value-type="float" office:value="1.64175016056605" calcext:value-type="float">
            <text:p>1.6417501606</text:p>
          </table:table-cell>
          <table:table-cell office:value-type="float" office:value="1.76747274389883" calcext:value-type="float">
            <text:p>1.7674727439</text:p>
          </table:table-cell>
          <table:table-cell office:value-type="float" office:value="-0.136588446465306" calcext:value-type="float">
            <text:p>-0.1365884465</text:p>
          </table:table-cell>
          <table:table-cell office:value-type="float" office:value="0.80759646826532" calcext:value-type="float">
            <text:p>0.8075964683</text:p>
          </table:table-cell>
          <table:table-cell office:value-type="float" office:value="-0.422911389711497" calcext:value-type="float">
            <text:p>-0.4229113897</text:p>
          </table:table-cell>
          <table:table-cell office:value-type="float" office:value="-1.90710747624096" calcext:value-type="float">
            <text:p>-1.9071074762</text:p>
          </table:table-cell>
          <table:table-cell office:value-type="float" office:value="0.755712908314791" calcext:value-type="float">
            <text:p>0.7557129083</text:p>
          </table:table-cell>
          <table:table-cell office:value-type="float" office:value="1.1510869876677" calcext:value-type="float">
            <text:p>1.1510869877</text:p>
          </table:table-cell>
          <table:table-cell office:value-type="float" office:value="0.844555470974377" calcext:value-type="float">
            <text:p>0.844555471</text:p>
          </table:table-cell>
          <table:table-cell office:value-type="float" office:value="0.7929439518176" calcext:value-type="float">
            <text:p>0.7929439518</text:p>
          </table:table-cell>
          <table:table-cell office:value-type="float" office:value="0.370448092803246" calcext:value-type="float">
            <text:p>0.3704480928</text:p>
          </table:table-cell>
          <table:table-cell office:value-type="float" office:value="-0.734975105820311" calcext:value-type="float">
            <text:p>-0.7349751058</text:p>
          </table:table-cell>
          <table:table-cell office:value-type="float" office:value="0.406795710431001" calcext:value-type="float">
            <text:p>0.4067957104</text:p>
          </table:table-cell>
          <table:table-cell office:value-type="float" office:value="-0.303057623825763" calcext:value-type="float">
            <text:p>-0.3030576238</text:p>
          </table:table-cell>
          <table:table-cell office:value-type="float" office:value="-0.155868714793874" calcext:value-type="float">
            <text:p>-0.1558687148</text:p>
          </table:table-cell>
          <table:table-cell office:value-type="float" office:value="0.778265457041536" calcext:value-type="float">
            <text:p>0.778265457</text:p>
          </table:table-cell>
          <table:table-cell office:value-type="float" office:value="2.22186801373788" calcext:value-type="float">
            <text:p>2.2218680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0.752417042956605" calcext:value-type="float">
            <text:p>-0.752417043</text:p>
          </table:table-cell>
          <table:table-cell office:value-type="float" office:value="0.345485415344747" calcext:value-type="float">
            <text:p>0.3454854153</text:p>
          </table:table-cell>
          <table:table-cell office:value-type="float" office:value="2.05732291276727" calcext:value-type="float">
            <text:p>2.0573229128</text:p>
          </table:table-cell>
          <table:table-cell office:value-type="float" office:value="-1.46864329840046" calcext:value-type="float">
            <text:p>-1.4686432984</text:p>
          </table:table-cell>
          <table:table-cell office:value-type="float" office:value="-1.1583936804082" calcext:value-type="float">
            <text:p>-1.1583936804</text:p>
          </table:table-cell>
          <table:table-cell office:value-type="float" office:value="-0.0778498291166733" calcext:value-type="float">
            <text:p>-0.0778498291</text:p>
          </table:table-cell>
          <table:table-cell office:value-type="float" office:value="-0.608581418236123" calcext:value-type="float">
            <text:p>-0.6085814182</text:p>
          </table:table-cell>
          <table:table-cell office:value-type="float" office:value="0.00360348436201849" calcext:value-type="float">
            <text:p>0.0036034844</text:p>
          </table:table-cell>
          <table:table-cell office:value-type="float" office:value="-0.436166983515744" calcext:value-type="float">
            <text:p>-0.4361669835</text:p>
          </table:table-cell>
          <table:table-cell office:value-type="float" office:value="0.747730827192802" calcext:value-type="float">
            <text:p>0.7477308272</text:p>
          </table:table-cell>
          <table:table-cell office:value-type="float" office:value="-0.793980602837221" calcext:value-type="float">
            <text:p>-0.7939806028</text:p>
          </table:table-cell>
          <table:table-cell office:value-type="float" office:value="-0.770406728847129" calcext:value-type="float">
            <text:p>-0.7704067288</text:p>
          </table:table-cell>
          <table:table-cell office:value-type="float" office:value="1.04762699748088" calcext:value-type="float">
            <text:p>1.0476269975</text:p>
          </table:table-cell>
          <table:table-cell office:value-type="float" office:value="-1.06660368148653" calcext:value-type="float">
            <text:p>-1.0666036815</text:p>
          </table:table-cell>
          <table:table-cell office:value-type="float" office:value="1.10695345662141" calcext:value-type="float">
            <text:p>1.1069534566</text:p>
          </table:table-cell>
          <table:table-cell office:value-type="float" office:value="1.66011355713381" calcext:value-type="float">
            <text:p>1.6601135571</text:p>
          </table:table-cell>
          <table:table-cell office:value-type="float" office:value="-0.279265373246772" calcext:value-type="float">
            <text:p>-0.2792653732</text:p>
          </table:table-cell>
          <table:table-cell office:value-type="float" office:value="-0.419994141181313" calcext:value-type="float">
            <text:p>-0.4199941412</text:p>
          </table:table-cell>
          <table:table-cell office:value-type="float" office:value="0.432535348618175" calcext:value-type="float">
            <text:p>0.4325353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10321543528383" calcext:value-type="float">
            <text:p>1.1032154353</text:p>
          </table:table-cell>
          <table:table-cell office:value-type="float" office:value="-0.0402962145973447" calcext:value-type="float">
            <text:p>-0.0402962146</text:p>
          </table:table-cell>
          <table:table-cell office:value-type="float" office:value="1.2673320885949" calcext:value-type="float">
            <text:p>1.2673320886</text:p>
          </table:table-cell>
          <table:table-cell office:value-type="float" office:value="1.28909146962552" calcext:value-type="float">
            <text:p>1.2890914696</text:p>
          </table:table-cell>
          <table:table-cell office:value-type="float" office:value="-0.735997163604068" calcext:value-type="float">
            <text:p>-0.7359971636</text:p>
          </table:table-cell>
          <table:table-cell office:value-type="float" office:value="0.288069162976262" calcext:value-type="float">
            <text:p>0.288069163</text:p>
          </table:table-cell>
          <table:table-cell office:value-type="float" office:value="-0.586056786337461" calcext:value-type="float">
            <text:p>-0.5860567863</text:p>
          </table:table-cell>
          <table:table-cell office:value-type="float" office:value="0.189379713679593" calcext:value-type="float">
            <text:p>0.1893797137</text:p>
          </table:table-cell>
          <table:table-cell office:value-type="float" office:value="0.782332891785191" calcext:value-type="float">
            <text:p>0.7823328918</text:p>
          </table:table-cell>
          <table:table-cell office:value-type="float" office:value="-0.267975066537173" calcext:value-type="float">
            <text:p>-0.2679750665</text:p>
          </table:table-cell>
          <table:table-cell office:value-type="float" office:value="-0.450311279515466" calcext:value-type="float">
            <text:p>-0.4503112795</text:p>
          </table:table-cell>
          <table:table-cell office:value-type="float" office:value="0.936707714991982" calcext:value-type="float">
            <text:p>0.936707715</text:p>
          </table:table-cell>
          <table:table-cell office:value-type="float" office:value="0.708380406186981" calcext:value-type="float">
            <text:p>0.7083804062</text:p>
          </table:table-cell>
          <table:table-cell office:value-type="float" office:value="-0.468647287707221" calcext:value-type="float">
            <text:p>-0.4686472877</text:p>
          </table:table-cell>
          <table:table-cell office:value-type="float" office:value="0.354574063407955" calcext:value-type="float">
            <text:p>0.3545740634</text:p>
          </table:table-cell>
          <table:table-cell office:value-type="float" office:value="-0.246634655717582" calcext:value-type="float">
            <text:p>-0.2466346557</text:p>
          </table:table-cell>
          <table:table-cell office:value-type="float" office:value="-0.00921237772707382" calcext:value-type="float">
            <text:p>-0.0092123777</text:p>
          </table:table-cell>
          <table:table-cell office:value-type="float" office:value="-0.595912405700819" calcext:value-type="float">
            <text:p>-0.5959124057</text:p>
          </table:table-cell>
          <table:table-cell office:value-type="float" office:value="-0.57568162226261" calcext:value-type="float">
            <text:p>-0.5756816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0.436905071360625" calcext:value-type="float">
            <text:p>-0.4369050714</text:p>
          </table:table-cell>
          <table:table-cell office:value-type="float" office:value="0.918966212909322" calcext:value-type="float">
            <text:p>0.9189662129</text:p>
          </table:table-cell>
          <table:table-cell office:value-type="float" office:value="0.92459077438817" calcext:value-type="float">
            <text:p>0.9245907744</text:p>
          </table:table-cell>
          <table:table-cell office:value-type="float" office:value="-0.727219053596792" calcext:value-type="float">
            <text:p>-0.7272190536</text:p>
          </table:table-cell>
          <table:table-cell office:value-type="float" office:value="0.915678718106307" calcext:value-type="float">
            <text:p>0.9156787181</text:p>
          </table:table-cell>
          <table:table-cell office:value-type="float" office:value="-0.127867352079254" calcext:value-type="float">
            <text:p>-0.1278673521</text:p>
          </table:table-cell>
          <table:table-cell office:value-type="float" office:value="0.707641607333935" calcext:value-type="float">
            <text:p>0.7076416073</text:p>
          </table:table-cell>
          <table:table-cell office:value-type="float" office:value="0.0879623554672504" calcext:value-type="float">
            <text:p>0.0879623555</text:p>
          </table:table-cell>
          <table:table-cell office:value-type="float" office:value="-0.66527135413364" calcext:value-type="float">
            <text:p>-0.6652713541</text:p>
          </table:table-cell>
          <table:table-cell office:value-type="float" office:value="-0.737979823596458" calcext:value-type="float">
            <text:p>-0.7379798236</text:p>
          </table:table-cell>
          <table:table-cell office:value-type="float" office:value="0.32409781346169" calcext:value-type="float">
            <text:p>0.3240978135</text:p>
          </table:table-cell>
          <table:table-cell office:value-type="float" office:value="0.277192107214981" calcext:value-type="float">
            <text:p>0.2771921072</text:p>
          </table:table-cell>
          <table:table-cell office:value-type="float" office:value="0.252624256310781" calcext:value-type="float">
            <text:p>0.2526242563</text:p>
          </table:table-cell>
          <table:table-cell office:value-type="float" office:value="-0.291896460370468" calcext:value-type="float">
            <text:p>-0.2918964604</text:p>
          </table:table-cell>
          <table:table-cell office:value-type="float" office:value="-0.184520169327133" calcext:value-type="float">
            <text:p>-0.1845201693</text:p>
          </table:table-cell>
          <table:table-cell office:value-type="float" office:value="1.14317370716197" calcext:value-type="float">
            <text:p>1.1431737072</text:p>
          </table:table-cell>
          <table:table-cell office:value-type="float" office:value="-0.92870926272403" calcext:value-type="float">
            <text:p>-0.9287092627</text:p>
          </table:table-cell>
          <table:table-cell office:value-type="float" office:value="0.680469592634687" calcext:value-type="float">
            <text:p>0.6804695926</text:p>
          </table:table-cell>
          <table:table-cell office:value-type="float" office:value="0.0254364616880793" calcext:value-type="float">
            <text:p>0.02543646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5.40125766315825" calcext:value-type="float">
            <text:p>-5.4012576632</text:p>
          </table:table-cell>
          <table:table-cell office:value-type="float" office:value="-5.45014783420644" calcext:value-type="float">
            <text:p>-5.4501478342</text:p>
          </table:table-cell>
          <table:table-cell office:value-type="float" office:value="1.18630463143652" calcext:value-type="float">
            <text:p>1.1863046314</text:p>
          </table:table-cell>
          <table:table-cell office:value-type="float" office:value="1.73623880012095" calcext:value-type="float">
            <text:p>1.7362388001</text:p>
          </table:table-cell>
          <table:table-cell office:value-type="float" office:value="3.04910587764025" calcext:value-type="float">
            <text:p>3.0491058776</text:p>
          </table:table-cell>
          <table:table-cell office:value-type="float" office:value="-1.76340557365201" calcext:value-type="float">
            <text:p>-1.7634055737</text:p>
          </table:table-cell>
          <table:table-cell office:value-type="float" office:value="-1.55973769907953" calcext:value-type="float">
            <text:p>-1.5597376991</text:p>
          </table:table-cell>
          <table:table-cell office:value-type="float" office:value="0.160841747266769" calcext:value-type="float">
            <text:p>0.1608417473</text:p>
          </table:table-cell>
          <table:table-cell office:value-type="float" office:value="1.23308974041888" calcext:value-type="float">
            <text:p>1.2330897404</text:p>
          </table:table-cell>
          <table:table-cell office:value-type="float" office:value="0.345172827050629" calcext:value-type="float">
            <text:p>0.3451728271</text:p>
          </table:table-cell>
          <table:table-cell office:value-type="float" office:value="0.917229867699146" calcext:value-type="float">
            <text:p>0.9172298677</text:p>
          </table:table-cell>
          <table:table-cell office:value-type="float" office:value="0.970116716069048" calcext:value-type="float">
            <text:p>0.9701167161</text:p>
          </table:table-cell>
          <table:table-cell office:value-type="float" office:value="-0.266567764915222" calcext:value-type="float">
            <text:p>-0.2665677649</text:p>
          </table:table-cell>
          <table:table-cell office:value-type="float" office:value="-0.479129929276704" calcext:value-type="float">
            <text:p>-0.4791299293</text:p>
          </table:table-cell>
          <table:table-cell office:value-type="float" office:value="-0.526608502569153" calcext:value-type="float">
            <text:p>-0.5266085026</text:p>
          </table:table-cell>
          <table:table-cell office:value-type="float" office:value="0.47200411177674" calcext:value-type="float">
            <text:p>0.4720041118</text:p>
          </table:table-cell>
          <table:table-cell office:value-type="float" office:value="-0.725480944982201" calcext:value-type="float">
            <text:p>-0.725480945</text:p>
          </table:table-cell>
          <table:table-cell office:value-type="float" office:value="0.075081351540202" calcext:value-type="float">
            <text:p>0.0750813515</text:p>
          </table:table-cell>
          <table:table-cell office:value-type="float" office:value="-0.406866573198217" calcext:value-type="float">
            <text:p>-0.4068665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929359769862" calcext:value-type="float">
            <text:p>1.492935977</text:p>
          </table:table-cell>
          <table:table-cell office:value-type="float" office:value="-1.02934573189487" calcext:value-type="float">
            <text:p>-1.0293457319</text:p>
          </table:table-cell>
          <table:table-cell office:value-type="float" office:value="0.45479473374366" calcext:value-type="float">
            <text:p>0.4547947337</text:p>
          </table:table-cell>
          <table:table-cell office:value-type="float" office:value="-1.43802587991702" calcext:value-type="float">
            <text:p>-1.4380258799</text:p>
          </table:table-cell>
          <table:table-cell office:value-type="float" office:value="-1.55543410136344" calcext:value-type="float">
            <text:p>-1.5554341014</text:p>
          </table:table-cell>
          <table:table-cell office:value-type="float" office:value="-0.720961147043557" calcext:value-type="float">
            <text:p>-0.720961147</text:p>
          </table:table-cell>
          <table:table-cell office:value-type="float" office:value="-1.08066413038614" calcext:value-type="float">
            <text:p>-1.0806641304</text:p>
          </table:table-cell>
          <table:table-cell office:value-type="float" office:value="-0.0531271179483221" calcext:value-type="float">
            <text:p>-0.0531271179</text:p>
          </table:table-cell>
          <table:table-cell office:value-type="float" office:value="-1.9786815953872" calcext:value-type="float">
            <text:p>-1.9786815954</text:p>
          </table:table-cell>
          <table:table-cell office:value-type="float" office:value="1.63807603690446" calcext:value-type="float">
            <text:p>1.6380760369</text:p>
          </table:table-cell>
          <table:table-cell office:value-type="float" office:value="1.07754241162743" calcext:value-type="float">
            <text:p>1.0775424116</text:p>
          </table:table-cell>
          <table:table-cell office:value-type="float" office:value="-0.63204651464934" calcext:value-type="float">
            <text:p>-0.6320465146</text:p>
          </table:table-cell>
          <table:table-cell office:value-type="float" office:value="-0.41695716661602" calcext:value-type="float">
            <text:p>-0.4169571666</text:p>
          </table:table-cell>
          <table:table-cell office:value-type="float" office:value="0.0520105153724404" calcext:value-type="float">
            <text:p>0.0520105154</text:p>
          </table:table-cell>
          <table:table-cell office:value-type="float" office:value="-0.0429789228232019" calcext:value-type="float">
            <text:p>-0.0429789228</text:p>
          </table:table-cell>
          <table:table-cell office:value-type="float" office:value="-0.166432496451972" calcext:value-type="float">
            <text:p>-0.1664324965</text:p>
          </table:table-cell>
          <table:table-cell office:value-type="float" office:value="0.304241418614353" calcext:value-type="float">
            <text:p>0.3042414186</text:p>
          </table:table-cell>
          <table:table-cell office:value-type="float" office:value="0.554432499062278" calcext:value-type="float">
            <text:p>0.5544324991</text:p>
          </table:table-cell>
          <table:table-cell office:value-type="float" office:value="0.0542295152184719" calcext:value-type="float">
            <text:p>0.0542295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694884775607337" calcext:value-type="float">
            <text:p>0.6948847756</text:p>
          </table:table-cell>
          <table:table-cell office:value-type="float" office:value="-1.36181910308009" calcext:value-type="float">
            <text:p>-1.3618191031</text:p>
          </table:table-cell>
          <table:table-cell office:value-type="float" office:value="1.02922103956032" calcext:value-type="float">
            <text:p>1.0292210396</text:p>
          </table:table-cell>
          <table:table-cell office:value-type="float" office:value="0.834159299216716" calcext:value-type="float">
            <text:p>0.8341592992</text:p>
          </table:table-cell>
          <table:table-cell office:value-type="float" office:value="-1.19120879445965" calcext:value-type="float">
            <text:p>-1.1912087945</text:p>
          </table:table-cell>
          <table:table-cell office:value-type="float" office:value="1.30910881872952" calcext:value-type="float">
            <text:p>1.3091088187</text:p>
          </table:table-cell>
          <table:table-cell office:value-type="float" office:value="-0.878585911450457" calcext:value-type="float">
            <text:p>-0.8785859115</text:p>
          </table:table-cell>
          <table:table-cell office:value-type="float" office:value="0.4452901278385" calcext:value-type="float">
            <text:p>0.4452901278</text:p>
          </table:table-cell>
          <table:table-cell office:value-type="float" office:value="-0.446195831557423" calcext:value-type="float">
            <text:p>-0.4461958316</text:p>
          </table:table-cell>
          <table:table-cell office:value-type="float" office:value="0.568520735086962" calcext:value-type="float">
            <text:p>0.5685207351</text:p>
          </table:table-cell>
          <table:table-cell office:value-type="float" office:value="1.01915061274695" calcext:value-type="float">
            <text:p>1.0191506127</text:p>
          </table:table-cell>
          <table:table-cell office:value-type="float" office:value="1.29832870056251" calcext:value-type="float">
            <text:p>1.2983287006</text:p>
          </table:table-cell>
          <table:table-cell office:value-type="float" office:value="0.420480265280796" calcext:value-type="float">
            <text:p>0.4204802653</text:p>
          </table:table-cell>
          <table:table-cell office:value-type="float" office:value="-0.372650997239682" calcext:value-type="float">
            <text:p>-0.3726509972</text:p>
          </table:table-cell>
          <table:table-cell office:value-type="float" office:value="-0.807979512809369" calcext:value-type="float">
            <text:p>-0.8079795128</text:p>
          </table:table-cell>
          <table:table-cell office:value-type="float" office:value="-2.04455748288968" calcext:value-type="float">
            <text:p>-2.0445574829</text:p>
          </table:table-cell>
          <table:table-cell office:value-type="float" office:value="0.515663469043577" calcext:value-type="float">
            <text:p>0.515663469</text:p>
          </table:table-cell>
          <table:table-cell office:value-type="float" office:value="0.625847298442513" calcext:value-type="float">
            <text:p>0.6258472984</text:p>
          </table:table-cell>
          <table:table-cell office:value-type="float" office:value="-1.30040816880609" calcext:value-type="float">
            <text:p>-1.3004081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962496069914852" calcext:value-type="float">
            <text:p>0.9624960699</text:p>
          </table:table-cell>
          <table:table-cell office:value-type="float" office:value="0.32846102605212" calcext:value-type="float">
            <text:p>0.3284610261</text:p>
          </table:table-cell>
          <table:table-cell office:value-type="float" office:value="-0.17147905415064" calcext:value-type="float">
            <text:p>-0.1714790542</text:p>
          </table:table-cell>
          <table:table-cell office:value-type="float" office:value="2.10920406774016" calcext:value-type="float">
            <text:p>2.1092040677</text:p>
          </table:table-cell>
          <table:table-cell office:value-type="float" office:value="1.12956557126894" calcext:value-type="float">
            <text:p>1.1295655713</text:p>
          </table:table-cell>
          <table:table-cell office:value-type="float" office:value="1.6960376856836" calcext:value-type="float">
            <text:p>1.6960376857</text:p>
          </table:table-cell>
          <table:table-cell office:value-type="float" office:value="0.107711607311367" calcext:value-type="float">
            <text:p>0.1077116073</text:p>
          </table:table-cell>
          <table:table-cell office:value-type="float" office:value="0.521502163844302" calcext:value-type="float">
            <text:p>0.5215021638</text:p>
          </table:table-cell>
          <table:table-cell office:value-type="float" office:value="-1.19131110205143" calcext:value-type="float">
            <text:p>-1.1913111021</text:p>
          </table:table-cell>
          <table:table-cell office:value-type="float" office:value="0.724396314588903" calcext:value-type="float">
            <text:p>0.7243963146</text:p>
          </table:table-cell>
          <table:table-cell office:value-type="float" office:value="1.6903299205808" calcext:value-type="float">
            <text:p>1.6903299206</text:p>
          </table:table-cell>
          <table:table-cell office:value-type="float" office:value="0.406773575635315" calcext:value-type="float">
            <text:p>0.4067735756</text:p>
          </table:table-cell>
          <table:table-cell office:value-type="float" office:value="-0.936421295934551" calcext:value-type="float">
            <text:p>-0.9364212959</text:p>
          </table:table-cell>
          <table:table-cell office:value-type="float" office:value="0.98373941913199" calcext:value-type="float">
            <text:p>0.9837394191</text:p>
          </table:table-cell>
          <table:table-cell office:value-type="float" office:value="0.710910766068067" calcext:value-type="float">
            <text:p>0.7109107661</text:p>
          </table:table-cell>
          <table:table-cell office:value-type="float" office:value="-0.602231772166344" calcext:value-type="float">
            <text:p>-0.6022317722</text:p>
          </table:table-cell>
          <table:table-cell office:value-type="float" office:value="0.402484375627273" calcext:value-type="float">
            <text:p>0.4024843756</text:p>
          </table:table-cell>
          <table:table-cell office:value-type="float" office:value="-1.73716203452457" calcext:value-type="float">
            <text:p>-1.7371620345</text:p>
          </table:table-cell>
          <table:table-cell office:value-type="float" office:value="-2.02761232183279" calcext:value-type="float">
            <text:p>-2.02761232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16661638244228" calcext:value-type="float">
            <text:p>1.1666163824</text:p>
          </table:table-cell>
          <table:table-cell office:value-type="float" office:value="0.502120087854101" calcext:value-type="float">
            <text:p>0.5021200879</text:p>
          </table:table-cell>
          <table:table-cell office:value-type="float" office:value="-0.0673003143663533" calcext:value-type="float">
            <text:p>-0.0673003144</text:p>
          </table:table-cell>
          <table:table-cell office:value-type="float" office:value="2.26156923949128" calcext:value-type="float">
            <text:p>2.2615692395</text:p>
          </table:table-cell>
          <table:table-cell office:value-type="float" office:value="0.428804194630708" calcext:value-type="float">
            <text:p>0.4288041946</text:p>
          </table:table-cell>
          <table:table-cell office:value-type="float" office:value="0.0894735167274599" calcext:value-type="float">
            <text:p>0.0894735167</text:p>
          </table:table-cell>
          <table:table-cell office:value-type="float" office:value="0.241146579907281" calcext:value-type="float">
            <text:p>0.2411465799</text:p>
          </table:table-cell>
          <table:table-cell office:value-type="float" office:value="0.138081705243702" calcext:value-type="float">
            <text:p>0.1380817052</text:p>
          </table:table-cell>
          <table:table-cell office:value-type="float" office:value="-0.989162395259052" calcext:value-type="float">
            <text:p>-0.9891623953</text:p>
          </table:table-cell>
          <table:table-cell office:value-type="float" office:value="0.922174967079328" calcext:value-type="float">
            <text:p>0.9221749671</text:p>
          </table:table-cell>
          <table:table-cell office:value-type="float" office:value="0.744785789437272" calcext:value-type="float">
            <text:p>0.7447857894</text:p>
          </table:table-cell>
          <table:table-cell office:value-type="float" office:value="-0.531377250104474" calcext:value-type="float">
            <text:p>-0.5313772501</text:p>
          </table:table-cell>
          <table:table-cell office:value-type="float" office:value="-2.1053464503177" calcext:value-type="float">
            <text:p>-2.1053464503</text:p>
          </table:table-cell>
          <table:table-cell office:value-type="float" office:value="1.12687010488156" calcext:value-type="float">
            <text:p>1.1268701049</text:p>
          </table:table-cell>
          <table:table-cell office:value-type="float" office:value="0.00307532251490036" calcext:value-type="float">
            <text:p>0.0030753225</text:p>
          </table:table-cell>
          <table:table-cell office:value-type="float" office:value="0.424424506356606" calcext:value-type="float">
            <text:p>0.4244245064</text:p>
          </table:table-cell>
          <table:table-cell office:value-type="float" office:value="-0.454475291663708" calcext:value-type="float">
            <text:p>-0.4544752917</text:p>
          </table:table-cell>
          <table:table-cell office:value-type="float" office:value="-0.0988706272108058" calcext:value-type="float">
            <text:p>-0.0988706272</text:p>
          </table:table-cell>
          <table:table-cell office:value-type="float" office:value="-0.816597306905994" calcext:value-type="float">
            <text:p>-0.81659730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247491127783665" calcext:value-type="float">
            <text:p>0.2474911278</text:p>
          </table:table-cell>
          <table:table-cell office:value-type="float" office:value="0.277665627353681" calcext:value-type="float">
            <text:p>0.2776656274</text:p>
          </table:table-cell>
          <table:table-cell office:value-type="float" office:value="1.18547084217971" calcext:value-type="float">
            <text:p>1.1854708422</text:p>
          </table:table-cell>
          <table:table-cell office:value-type="float" office:value="-0.0926025498576041" calcext:value-type="float">
            <text:p>-0.0926025499</text:p>
          </table:table-cell>
          <table:table-cell office:value-type="float" office:value="-1.31439397897076" calcext:value-type="float">
            <text:p>-1.314393979</text:p>
          </table:table-cell>
          <table:table-cell office:value-type="float" office:value="-0.150115997622665" calcext:value-type="float">
            <text:p>-0.1501159976</text:p>
          </table:table-cell>
          <table:table-cell office:value-type="float" office:value="-0.946364950111676" calcext:value-type="float">
            <text:p>-0.9463649501</text:p>
          </table:table-cell>
          <table:table-cell office:value-type="float" office:value="-1.61793505064675" calcext:value-type="float">
            <text:p>-1.6179350506</text:p>
          </table:table-cell>
          <table:table-cell office:value-type="float" office:value="1.54407140197844" calcext:value-type="float">
            <text:p>1.544071402</text:p>
          </table:table-cell>
          <table:table-cell office:value-type="float" office:value="-0.82988060074647" calcext:value-type="float">
            <text:p>-0.8298806007</text:p>
          </table:table-cell>
          <table:table-cell office:value-type="float" office:value="-0.583199526903095" calcext:value-type="float">
            <text:p>-0.5831995269</text:p>
          </table:table-cell>
          <table:table-cell office:value-type="float" office:value="0.524933232159904" calcext:value-type="float">
            <text:p>0.5249332322</text:p>
          </table:table-cell>
          <table:table-cell office:value-type="float" office:value="-0.45337529664688" calcext:value-type="float">
            <text:p>-0.4533752966</text:p>
          </table:table-cell>
          <table:table-cell office:value-type="float" office:value="0.0813930875646215" calcext:value-type="float">
            <text:p>0.0813930876</text:p>
          </table:table-cell>
          <table:table-cell office:value-type="float" office:value="1.55520419597553" calcext:value-type="float">
            <text:p>1.555204196</text:p>
          </table:table-cell>
          <table:table-cell office:value-type="float" office:value="-1.39689489286937" calcext:value-type="float">
            <text:p>-1.3968948929</text:p>
          </table:table-cell>
          <table:table-cell office:value-type="float" office:value="0.783130838324676" calcext:value-type="float">
            <text:p>0.7831308383</text:p>
          </table:table-cell>
          <table:table-cell office:value-type="float" office:value="0.436621213910235" calcext:value-type="float">
            <text:p>0.4366212139</text:p>
          </table:table-cell>
          <table:table-cell office:value-type="float" office:value="2.17780716839543" calcext:value-type="float">
            <text:p>2.1778071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-1.94652513121534" calcext:value-type="float">
            <text:p>-1.9465251312</text:p>
          </table:table-cell>
          <table:table-cell office:value-type="float" office:value="-0.0449005054418194" calcext:value-type="float">
            <text:p>-0.0449005054</text:p>
          </table:table-cell>
          <table:table-cell office:value-type="float" office:value="-0.405570068378956" calcext:value-type="float">
            <text:p>-0.4055700684</text:p>
          </table:table-cell>
          <table:table-cell office:value-type="float" office:value="-1.01305733702394" calcext:value-type="float">
            <text:p>-1.013057337</text:p>
          </table:table-cell>
          <table:table-cell office:value-type="float" office:value="2.94196769950545" calcext:value-type="float">
            <text:p>2.9419676995</text:p>
          </table:table-cell>
          <table:table-cell office:value-type="float" office:value="2.95505339674562" calcext:value-type="float">
            <text:p>2.9550533967</text:p>
          </table:table-cell>
          <table:table-cell office:value-type="float" office:value="-0.0630631473635638" calcext:value-type="float">
            <text:p>-0.0630631474</text:p>
          </table:table-cell>
          <table:table-cell office:value-type="float" office:value="0.855546309018146" calcext:value-type="float">
            <text:p>0.855546309</text:p>
          </table:table-cell>
          <table:table-cell office:value-type="float" office:value="0.0499669002270836" calcext:value-type="float">
            <text:p>0.0499669002</text:p>
          </table:table-cell>
          <table:table-cell office:value-type="float" office:value="0.573742508037695" calcext:value-type="float">
            <text:p>0.573742508</text:p>
          </table:table-cell>
          <table:table-cell office:value-type="float" office:value="-0.0812565147381817" calcext:value-type="float">
            <text:p>-0.0812565147</text:p>
          </table:table-cell>
          <table:table-cell office:value-type="float" office:value="-0.215745003282808" calcext:value-type="float">
            <text:p>-0.2157450033</text:p>
          </table:table-cell>
          <table:table-cell office:value-type="float" office:value="0.0441606277765361" calcext:value-type="float">
            <text:p>0.0441606278</text:p>
          </table:table-cell>
          <table:table-cell office:value-type="float" office:value="0.0338977566837455" calcext:value-type="float">
            <text:p>0.0338977567</text:p>
          </table:table-cell>
          <table:table-cell office:value-type="float" office:value="1.19071767502074" calcext:value-type="float">
            <text:p>1.190717675</text:p>
          </table:table-cell>
          <table:table-cell office:value-type="float" office:value="0.578843475256385" calcext:value-type="float">
            <text:p>0.5788434753</text:p>
          </table:table-cell>
          <table:table-cell office:value-type="float" office:value="-0.975667025451307" calcext:value-type="float">
            <text:p>-0.9756670255</text:p>
          </table:table-cell>
          <table:table-cell office:value-type="float" office:value="0.0440628177757039" calcext:value-type="float">
            <text:p>0.0440628178</text:p>
          </table:table-cell>
          <table:table-cell office:value-type="float" office:value="0.488602868957758" calcext:value-type="float">
            <text:p>0.4886028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-2.0742946722629" calcext:value-type="float">
            <text:p>-2.0742946723</text:p>
          </table:table-cell>
          <table:table-cell office:value-type="float" office:value="-0.121481799450951" calcext:value-type="float">
            <text:p>-0.1214817995</text:p>
          </table:table-cell>
          <table:table-cell office:value-type="float" office:value="1.32202063048967" calcext:value-type="float">
            <text:p>1.3220206305</text:p>
          </table:table-cell>
          <table:table-cell office:value-type="float" office:value="0.410007514171835" calcext:value-type="float">
            <text:p>0.4100075142</text:p>
          </table:table-cell>
          <table:table-cell office:value-type="float" office:value="0.295197545759436" calcext:value-type="float">
            <text:p>0.2951975458</text:p>
          </table:table-cell>
          <table:table-cell office:value-type="float" office:value="-0.95953722984438" calcext:value-type="float">
            <text:p>-0.9595372298</text:p>
          </table:table-cell>
          <table:table-cell office:value-type="float" office:value="0.543985491287656" calcext:value-type="float">
            <text:p>0.5439854913</text:p>
          </table:table-cell>
          <table:table-cell office:value-type="float" office:value="-0.104626728092018" calcext:value-type="float">
            <text:p>-0.1046267281</text:p>
          </table:table-cell>
          <table:table-cell office:value-type="float" office:value="0.475664017945495" calcext:value-type="float">
            <text:p>0.4756640179</text:p>
          </table:table-cell>
          <table:table-cell office:value-type="float" office:value="0.149450615348245" calcext:value-type="float">
            <text:p>0.1494506153</text:p>
          </table:table-cell>
          <table:table-cell office:value-type="float" office:value="-0.856566363963256" calcext:value-type="float">
            <text:p>-0.856566364</text:p>
          </table:table-cell>
          <table:table-cell office:value-type="float" office:value="-0.180523156037298" calcext:value-type="float">
            <text:p>-0.180523156</text:p>
          </table:table-cell>
          <table:table-cell office:value-type="float" office:value="-0.655232930357476" calcext:value-type="float">
            <text:p>-0.6552329304</text:p>
          </table:table-cell>
          <table:table-cell office:value-type="float" office:value="-0.27979685563853" calcext:value-type="float">
            <text:p>-0.2797968556</text:p>
          </table:table-cell>
          <table:table-cell office:value-type="float" office:value="-0.21166795514315" calcext:value-type="float">
            <text:p>-0.2116679551</text:p>
          </table:table-cell>
          <table:table-cell office:value-type="float" office:value="-0.333320609694671" calcext:value-type="float">
            <text:p>-0.3333206097</text:p>
          </table:table-cell>
          <table:table-cell office:value-type="float" office:value="0.010751094250554" calcext:value-type="float">
            <text:p>0.0107510943</text:p>
          </table:table-cell>
          <table:table-cell office:value-type="float" office:value="-0.488472666295676" calcext:value-type="float">
            <text:p>-0.4884726663</text:p>
          </table:table-cell>
          <table:table-cell office:value-type="float" office:value="0.505751034478604" calcext:value-type="float">
            <text:p>0.5057510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17328461017079" calcext:value-type="float">
            <text:p>1.1732846102</text:p>
          </table:table-cell>
          <table:table-cell office:value-type="float" office:value="0.353497876646456" calcext:value-type="float">
            <text:p>0.3534978766</text:p>
          </table:table-cell>
          <table:table-cell office:value-type="float" office:value="0.28390506526532" calcext:value-type="float">
            <text:p>0.2839050653</text:p>
          </table:table-cell>
          <table:table-cell office:value-type="float" office:value="1.1335633178795" calcext:value-type="float">
            <text:p>1.1335633179</text:p>
          </table:table-cell>
          <table:table-cell office:value-type="float" office:value="-0.172577181842493" calcext:value-type="float">
            <text:p>-0.1725771818</text:p>
          </table:table-cell>
          <table:table-cell office:value-type="float" office:value="-0.916053706932115" calcext:value-type="float">
            <text:p>-0.9160537069</text:p>
          </table:table-cell>
          <table:table-cell office:value-type="float" office:value="0.36902484539083" calcext:value-type="float">
            <text:p>0.3690248454</text:p>
          </table:table-cell>
          <table:table-cell office:value-type="float" office:value="-0.327260242196767" calcext:value-type="float">
            <text:p>-0.3272602422</text:p>
          </table:table-cell>
          <table:table-cell office:value-type="float" office:value="-0.24665102789456" calcext:value-type="float">
            <text:p>-0.2466510279</text:p>
          </table:table-cell>
          <table:table-cell office:value-type="float" office:value="-0.0461393022689538" calcext:value-type="float">
            <text:p>-0.0461393023</text:p>
          </table:table-cell>
          <table:table-cell office:value-type="float" office:value="-0.143418527309124" calcext:value-type="float">
            <text:p>-0.1434185273</text:p>
          </table:table-cell>
          <table:table-cell office:value-type="float" office:value="0.979350375717585" calcext:value-type="float">
            <text:p>0.9793503757</text:p>
          </table:table-cell>
          <table:table-cell office:value-type="float" office:value="1.49228543545219" calcext:value-type="float">
            <text:p>1.4922854355</text:p>
          </table:table-cell>
          <table:table-cell office:value-type="float" office:value="0.101417525935881" calcext:value-type="float">
            <text:p>0.1014175259</text:p>
          </table:table-cell>
          <table:table-cell office:value-type="float" office:value="0.76147754528118" calcext:value-type="float">
            <text:p>0.7614775453</text:p>
          </table:table-cell>
          <table:table-cell office:value-type="float" office:value="-0.014584082470356" calcext:value-type="float">
            <text:p>-0.0145840825</text:p>
          </table:table-cell>
          <table:table-cell office:value-type="float" office:value="-0.511640116553888" calcext:value-type="float">
            <text:p>-0.5116401166</text:p>
          </table:table-cell>
          <table:table-cell office:value-type="float" office:value="-0.32505635460906" calcext:value-type="float">
            <text:p>-0.3250563546</text:p>
          </table:table-cell>
          <table:table-cell office:value-type="float" office:value="-0.390933797720026" calcext:value-type="float">
            <text:p>-0.3909337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.32270726911234" calcext:value-type="float">
            <text:p>1.3227072691</text:p>
          </table:table-cell>
          <table:table-cell office:value-type="float" office:value="-0.17404083293642" calcext:value-type="float">
            <text:p>-0.1740408329</text:p>
          </table:table-cell>
          <table:table-cell office:value-type="float" office:value="0.434555031250987" calcext:value-type="float">
            <text:p>0.4345550313</text:p>
          </table:table-cell>
          <table:table-cell office:value-type="float" office:value="0.576037652384661" calcext:value-type="float">
            <text:p>0.5760376524</text:p>
          </table:table-cell>
          <table:table-cell office:value-type="float" office:value="-0.836758045983797" calcext:value-type="float">
            <text:p>-0.836758046</text:p>
          </table:table-cell>
          <table:table-cell office:value-type="float" office:value="-0.831083411483829" calcext:value-type="float">
            <text:p>-0.8310834115</text:p>
          </table:table-cell>
          <table:table-cell office:value-type="float" office:value="-0.264904960791055" calcext:value-type="float">
            <text:p>-0.2649049608</text:p>
          </table:table-cell>
          <table:table-cell office:value-type="float" office:value="-0.220981942667704" calcext:value-type="float">
            <text:p>-0.2209819427</text:p>
          </table:table-cell>
          <table:table-cell office:value-type="float" office:value="-1.07142461772052" calcext:value-type="float">
            <text:p>-1.0714246177</text:p>
          </table:table-cell>
          <table:table-cell office:value-type="float" office:value="0.868558547570527" calcext:value-type="float">
            <text:p>0.8685585476</text:p>
          </table:table-cell>
          <table:table-cell office:value-type="float" office:value="-0.641506289794406" calcext:value-type="float">
            <text:p>-0.6415062898</text:p>
          </table:table-cell>
          <table:table-cell office:value-type="float" office:value="-0.111315775017413" calcext:value-type="float">
            <text:p>-0.111315775</text:p>
          </table:table-cell>
          <table:table-cell office:value-type="float" office:value="0.361485409760927" calcext:value-type="float">
            <text:p>0.3614854098</text:p>
          </table:table-cell>
          <table:table-cell office:value-type="float" office:value="0.171945121866125" calcext:value-type="float">
            <text:p>0.1719451219</text:p>
          </table:table-cell>
          <table:table-cell office:value-type="float" office:value="0.782166531823632" calcext:value-type="float">
            <text:p>0.7821665318</text:p>
          </table:table-cell>
          <table:table-cell office:value-type="float" office:value="-1.35587072953395" calcext:value-type="float">
            <text:p>-1.3558707295</text:p>
          </table:table-cell>
          <table:table-cell office:value-type="float" office:value="-0.216935152965165" calcext:value-type="float">
            <text:p>-0.216935153</text:p>
          </table:table-cell>
          <table:table-cell office:value-type="float" office:value="1.27176538520308" calcext:value-type="float">
            <text:p>1.2717653852</text:p>
          </table:table-cell>
          <table:table-cell office:value-type="float" office:value="-1.24062193508556" calcext:value-type="float">
            <text:p>-1.2406219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-0.414288810090829" calcext:value-type="float">
            <text:p>-0.4142888101</text:p>
          </table:table-cell>
          <table:table-cell office:value-type="float" office:value="0.905437322625407" calcext:value-type="float">
            <text:p>0.9054373226</text:p>
          </table:table-cell>
          <table:table-cell office:value-type="float" office:value="1.72745294417921" calcext:value-type="float">
            <text:p>1.7274529442</text:p>
          </table:table-cell>
          <table:table-cell office:value-type="float" office:value="1.47347126657189" calcext:value-type="float">
            <text:p>1.4734712666</text:p>
          </table:table-cell>
          <table:table-cell office:value-type="float" office:value="0.00744274117322988" calcext:value-type="float">
            <text:p>0.0074427412</text:p>
          </table:table-cell>
          <table:table-cell office:value-type="float" office:value="-0.200330677416199" calcext:value-type="float">
            <text:p>-0.2003306774</text:p>
          </table:table-cell>
          <table:table-cell office:value-type="float" office:value="0.740228319420026" calcext:value-type="float">
            <text:p>0.7402283194</text:p>
          </table:table-cell>
          <table:table-cell office:value-type="float" office:value="-0.029247400012072" calcext:value-type="float">
            <text:p>-0.0292474</text:p>
          </table:table-cell>
          <table:table-cell office:value-type="float" office:value="-0.593392019124765" calcext:value-type="float">
            <text:p>-0.5933920191</text:p>
          </table:table-cell>
          <table:table-cell office:value-type="float" office:value="-0.346188231273199" calcext:value-type="float">
            <text:p>-0.3461882313</text:p>
          </table:table-cell>
          <table:table-cell office:value-type="float" office:value="-0.0121421884961019" calcext:value-type="float">
            <text:p>-0.0121421885</text:p>
          </table:table-cell>
          <table:table-cell office:value-type="float" office:value="0.786796316060126" calcext:value-type="float">
            <text:p>0.7867963161</text:p>
          </table:table-cell>
          <table:table-cell office:value-type="float" office:value="0.635953883297271" calcext:value-type="float">
            <text:p>0.6359538833</text:p>
          </table:table-cell>
          <table:table-cell office:value-type="float" office:value="-0.0863244719500975" calcext:value-type="float">
            <text:p>-0.086324472</text:p>
          </table:table-cell>
          <table:table-cell office:value-type="float" office:value="0.0768036871984215" calcext:value-type="float">
            <text:p>0.0768036872</text:p>
          </table:table-cell>
          <table:table-cell office:value-type="float" office:value="-1.4059193336148" calcext:value-type="float">
            <text:p>-1.4059193336</text:p>
          </table:table-cell>
          <table:table-cell office:value-type="float" office:value="0.775591738395162" calcext:value-type="float">
            <text:p>0.7755917384</text:p>
          </table:table-cell>
          <table:table-cell office:value-type="float" office:value="-0.94288892749919" calcext:value-type="float">
            <text:p>-0.9428889275</text:p>
          </table:table-cell>
          <table:table-cell office:value-type="float" office:value="0.543969461627011" calcext:value-type="float">
            <text:p>0.5439694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.05938711501788" calcext:value-type="float">
            <text:p>1.059387115</text:p>
          </table:table-cell>
          <table:table-cell office:value-type="float" office:value="-0.175319186719244" calcext:value-type="float">
            <text:p>-0.1753191867</text:p>
          </table:table-cell>
          <table:table-cell office:value-type="float" office:value="1.26612964251002" calcext:value-type="float">
            <text:p>1.2661296425</text:p>
          </table:table-cell>
          <table:table-cell office:value-type="float" office:value="1.18610995469348" calcext:value-type="float">
            <text:p>1.1861099547</text:p>
          </table:table-cell>
          <table:table-cell office:value-type="float" office:value="-0.786001752758539" calcext:value-type="float">
            <text:p>-0.7860017528</text:p>
          </table:table-cell>
          <table:table-cell office:value-type="float" office:value="0.578435276462307" calcext:value-type="float">
            <text:p>0.5784352765</text:p>
          </table:table-cell>
          <table:table-cell office:value-type="float" office:value="-0.767084276374229" calcext:value-type="float">
            <text:p>-0.7670842764</text:p>
          </table:table-cell>
          <table:table-cell office:value-type="float" office:value="0.401046149117525" calcext:value-type="float">
            <text:p>0.4010461491</text:p>
          </table:table-cell>
          <table:table-cell office:value-type="float" office:value="0.699499675903727" calcext:value-type="float">
            <text:p>0.6994996759</text:p>
          </table:table-cell>
          <table:table-cell office:value-type="float" office:value="-0.0647375556773487" calcext:value-type="float">
            <text:p>-0.0647375557</text:p>
          </table:table-cell>
          <table:table-cell office:value-type="float" office:value="1.04829248789913" calcext:value-type="float">
            <text:p>1.0482924879</text:p>
          </table:table-cell>
          <table:table-cell office:value-type="float" office:value="1.00561836488785" calcext:value-type="float">
            <text:p>1.0056183649</text:p>
          </table:table-cell>
          <table:table-cell office:value-type="float" office:value="-0.542001579163132" calcext:value-type="float">
            <text:p>-0.5420015792</text:p>
          </table:table-cell>
          <table:table-cell office:value-type="float" office:value="-0.0399145024672579" calcext:value-type="float">
            <text:p>-0.0399145025</text:p>
          </table:table-cell>
          <table:table-cell office:value-type="float" office:value="-0.218683247678604" calcext:value-type="float">
            <text:p>-0.2186832477</text:p>
          </table:table-cell>
          <table:table-cell office:value-type="float" office:value="0.00447568219903875" calcext:value-type="float">
            <text:p>0.0044756822</text:p>
          </table:table-cell>
          <table:table-cell office:value-type="float" office:value="-0.193554038650394" calcext:value-type="float">
            <text:p>-0.1935540387</text:p>
          </table:table-cell>
          <table:table-cell office:value-type="float" office:value="0.0423879619548074" calcext:value-type="float">
            <text:p>0.042387962</text:p>
          </table:table-cell>
          <table:table-cell office:value-type="float" office:value="-0.277833720535009" calcext:value-type="float">
            <text:p>-0.27783372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.23742903021294" calcext:value-type="float">
            <text:p>1.2374290302</text:p>
          </table:table-cell>
          <table:table-cell office:value-type="float" office:value="0.0610425841868962" calcext:value-type="float">
            <text:p>0.0610425842</text:p>
          </table:table-cell>
          <table:table-cell office:value-type="float" office:value="0.380525879794222" calcext:value-type="float">
            <text:p>0.3805258798</text:p>
          </table:table-cell>
          <table:table-cell office:value-type="float" office:value="0.761564111432371" calcext:value-type="float">
            <text:p>0.7615641114</text:p>
          </table:table-cell>
          <table:table-cell office:value-type="float" office:value="-0.359770710369787" calcext:value-type="float">
            <text:p>-0.3597707104</text:p>
          </table:table-cell>
          <table:table-cell office:value-type="float" office:value="-0.494084149915291" calcext:value-type="float">
            <text:p>-0.4940841499</text:p>
          </table:table-cell>
          <table:table-cell office:value-type="float" office:value="0.00649421810779282" calcext:value-type="float">
            <text:p>0.0064942181</text:p>
          </table:table-cell>
          <table:table-cell office:value-type="float" office:value="-0.133862379689891" calcext:value-type="float">
            <text:p>-0.1338623797</text:p>
          </table:table-cell>
          <table:table-cell office:value-type="float" office:value="0.438809736716666" calcext:value-type="float">
            <text:p>0.4388097367</text:p>
          </table:table-cell>
          <table:table-cell office:value-type="float" office:value="-0.207358045517011" calcext:value-type="float">
            <text:p>-0.2073580455</text:p>
          </table:table-cell>
          <table:table-cell office:value-type="float" office:value="-0.92918211475144" calcext:value-type="float">
            <text:p>-0.9291821148</text:p>
          </table:table-cell>
          <table:table-cell office:value-type="float" office:value="0.5271060605933" calcext:value-type="float">
            <text:p>0.5271060606</text:p>
          </table:table-cell>
          <table:table-cell office:value-type="float" office:value="0.348675901114132" calcext:value-type="float">
            <text:p>0.3486759011</text:p>
          </table:table-cell>
          <table:table-cell office:value-type="float" office:value="-0.152535138608542" calcext:value-type="float">
            <text:p>-0.1525351386</text:p>
          </table:table-cell>
          <table:table-cell office:value-type="float" office:value="-0.218385629647018" calcext:value-type="float">
            <text:p>-0.2183856296</text:p>
          </table:table-cell>
          <table:table-cell office:value-type="float" office:value="-0.191551818259596" calcext:value-type="float">
            <text:p>-0.1915518183</text:p>
          </table:table-cell>
          <table:table-cell office:value-type="float" office:value="-0.116580602716053" calcext:value-type="float">
            <text:p>-0.1165806027</text:p>
          </table:table-cell>
          <table:table-cell office:value-type="float" office:value="-0.633790816521738" calcext:value-type="float">
            <text:p>-0.6337908165</text:p>
          </table:table-cell>
          <table:table-cell office:value-type="float" office:value="0.348415801097774" calcext:value-type="float">
            <text:p>0.3484158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11400859541157" calcext:value-type="float">
            <text:p>1.1140085954</text:p>
          </table:table-cell>
          <table:table-cell office:value-type="float" office:value="0.0855460896870318" calcext:value-type="float">
            <text:p>0.0855460897</text:p>
          </table:table-cell>
          <table:table-cell office:value-type="float" office:value="0.493702487395368" calcext:value-type="float">
            <text:p>0.4937024874</text:p>
          </table:table-cell>
          <table:table-cell office:value-type="float" office:value="1.33575998514475" calcext:value-type="float">
            <text:p>1.3357599851</text:p>
          </table:table-cell>
          <table:table-cell office:value-type="float" office:value="-0.300188550950467" calcext:value-type="float">
            <text:p>-0.300188551</text:p>
          </table:table-cell>
          <table:table-cell office:value-type="float" office:value="-0.0107537834263628" calcext:value-type="float">
            <text:p>-0.0107537834</text:p>
          </table:table-cell>
          <table:table-cell office:value-type="float" office:value="-0.11876001509605" calcext:value-type="float">
            <text:p>-0.1187600151</text:p>
          </table:table-cell>
          <table:table-cell office:value-type="float" office:value="0.188616695943139" calcext:value-type="float">
            <text:p>0.1886166959</text:p>
          </table:table-cell>
          <table:table-cell office:value-type="float" office:value="0.20568684906514" calcext:value-type="float">
            <text:p>0.2056868491</text:p>
          </table:table-cell>
          <table:table-cell office:value-type="float" office:value="0.0822622587556722" calcext:value-type="float">
            <text:p>0.0822622588</text:p>
          </table:table-cell>
          <table:table-cell office:value-type="float" office:value="1.13355567149479" calcext:value-type="float">
            <text:p>1.1335556715</text:p>
          </table:table-cell>
          <table:table-cell office:value-type="float" office:value="0.626699002489221" calcext:value-type="float">
            <text:p>0.6266990025</text:p>
          </table:table-cell>
          <table:table-cell office:value-type="float" office:value="-1.49278039238295" calcext:value-type="float">
            <text:p>-1.4927803924</text:p>
          </table:table-cell>
          <table:table-cell office:value-type="float" office:value="0.520787893899183" calcext:value-type="float">
            <text:p>0.5207878939</text:p>
          </table:table-cell>
          <table:table-cell office:value-type="float" office:value="-0.674592596871812" calcext:value-type="float">
            <text:p>-0.6745925969</text:p>
          </table:table-cell>
          <table:table-cell office:value-type="float" office:value="-0.529108241855907" calcext:value-type="float">
            <text:p>-0.5291082419</text:p>
          </table:table-cell>
          <table:table-cell office:value-type="float" office:value="0.158256197923207" calcext:value-type="float">
            <text:p>0.1582561979</text:p>
          </table:table-cell>
          <table:table-cell office:value-type="float" office:value="-0.398751479349713" calcext:value-type="float">
            <text:p>-0.3987514793</text:p>
          </table:table-cell>
          <table:table-cell office:value-type="float" office:value="-0.1457089090445" calcext:value-type="float">
            <text:p>-0.1457089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-0.529912284186556" calcext:value-type="float">
            <text:p>-0.5299122842</text:p>
          </table:table-cell>
          <table:table-cell office:value-type="float" office:value="0.873891581460326" calcext:value-type="float">
            <text:p>0.8738915815</text:p>
          </table:table-cell>
          <table:table-cell office:value-type="float" office:value="1.34724732930113" calcext:value-type="float">
            <text:p>1.3472473293</text:p>
          </table:table-cell>
          <table:table-cell office:value-type="float" office:value="0.145456676582257" calcext:value-type="float">
            <text:p>0.1454566766</text:p>
          </table:table-cell>
          <table:table-cell office:value-type="float" office:value="0.414208858362661" calcext:value-type="float">
            <text:p>0.4142088584</text:p>
          </table:table-cell>
          <table:table-cell office:value-type="float" office:value="0.10022309405219" calcext:value-type="float">
            <text:p>0.1002230941</text:p>
          </table:table-cell>
          <table:table-cell office:value-type="float" office:value="0.711206082959649" calcext:value-type="float">
            <text:p>0.711206083</text:p>
          </table:table-cell>
          <table:table-cell office:value-type="float" office:value="0.1760659570625" calcext:value-type="float">
            <text:p>0.1760659571</text:p>
          </table:table-cell>
          <table:table-cell office:value-type="float" office:value="-0.286716934699997" calcext:value-type="float">
            <text:p>-0.2867169347</text:p>
          </table:table-cell>
          <table:table-cell office:value-type="float" office:value="-0.484687683196852" calcext:value-type="float">
            <text:p>-0.4846876832</text:p>
          </table:table-cell>
          <table:table-cell office:value-type="float" office:value="0.872489590125871" calcext:value-type="float">
            <text:p>0.8724895901</text:p>
          </table:table-cell>
          <table:table-cell office:value-type="float" office:value="0.851635859904339" calcext:value-type="float">
            <text:p>0.8516358599</text:p>
          </table:table-cell>
          <table:table-cell office:value-type="float" office:value="-0.571745302934562" calcext:value-type="float">
            <text:p>-0.5717453029</text:p>
          </table:table-cell>
          <table:table-cell office:value-type="float" office:value="0.100974273045751" calcext:value-type="float">
            <text:p>0.100974273</text:p>
          </table:table-cell>
          <table:table-cell office:value-type="float" office:value="-1.51977183258512" calcext:value-type="float">
            <text:p>-1.5197718326</text:p>
          </table:table-cell>
          <table:table-cell office:value-type="float" office:value="-0.284375978261788" calcext:value-type="float">
            <text:p>-0.2843759783</text:p>
          </table:table-cell>
          <table:table-cell office:value-type="float" office:value="-0.310523584869201" calcext:value-type="float">
            <text:p>-0.3105235849</text:p>
          </table:table-cell>
          <table:table-cell office:value-type="float" office:value="-0.404247868800905" calcext:value-type="float">
            <text:p>-0.4042478688</text:p>
          </table:table-cell>
          <table:table-cell office:value-type="float" office:value="-0.823373523914155" calcext:value-type="float">
            <text:p>-0.82337352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-0.529912284186556" calcext:value-type="float">
            <text:p>-0.5299122842</text:p>
          </table:table-cell>
          <table:table-cell office:value-type="float" office:value="0.873891581460326" calcext:value-type="float">
            <text:p>0.8738915815</text:p>
          </table:table-cell>
          <table:table-cell office:value-type="float" office:value="1.34724732930113" calcext:value-type="float">
            <text:p>1.3472473293</text:p>
          </table:table-cell>
          <table:table-cell office:value-type="float" office:value="0.145456676582257" calcext:value-type="float">
            <text:p>0.1454566766</text:p>
          </table:table-cell>
          <table:table-cell office:value-type="float" office:value="0.414208858362661" calcext:value-type="float">
            <text:p>0.4142088584</text:p>
          </table:table-cell>
          <table:table-cell office:value-type="float" office:value="0.10022309405219" calcext:value-type="float">
            <text:p>0.1002230941</text:p>
          </table:table-cell>
          <table:table-cell office:value-type="float" office:value="0.711206082959649" calcext:value-type="float">
            <text:p>0.711206083</text:p>
          </table:table-cell>
          <table:table-cell office:value-type="float" office:value="0.1760659570625" calcext:value-type="float">
            <text:p>0.1760659571</text:p>
          </table:table-cell>
          <table:table-cell office:value-type="float" office:value="-0.286716934699997" calcext:value-type="float">
            <text:p>-0.2867169347</text:p>
          </table:table-cell>
          <table:table-cell office:value-type="float" office:value="-0.484687683196852" calcext:value-type="float">
            <text:p>-0.4846876832</text:p>
          </table:table-cell>
          <table:table-cell office:value-type="float" office:value="0.872489590125871" calcext:value-type="float">
            <text:p>0.8724895901</text:p>
          </table:table-cell>
          <table:table-cell office:value-type="float" office:value="0.851635859904339" calcext:value-type="float">
            <text:p>0.8516358599</text:p>
          </table:table-cell>
          <table:table-cell office:value-type="float" office:value="-0.571745302934562" calcext:value-type="float">
            <text:p>-0.5717453029</text:p>
          </table:table-cell>
          <table:table-cell office:value-type="float" office:value="0.100974273045751" calcext:value-type="float">
            <text:p>0.100974273</text:p>
          </table:table-cell>
          <table:table-cell office:value-type="float" office:value="-1.51977183258512" calcext:value-type="float">
            <text:p>-1.5197718326</text:p>
          </table:table-cell>
          <table:table-cell office:value-type="float" office:value="-0.284375978261788" calcext:value-type="float">
            <text:p>-0.2843759783</text:p>
          </table:table-cell>
          <table:table-cell office:value-type="float" office:value="-0.310523584869201" calcext:value-type="float">
            <text:p>-0.3105235849</text:p>
          </table:table-cell>
          <table:table-cell office:value-type="float" office:value="-0.404247868800905" calcext:value-type="float">
            <text:p>-0.4042478688</text:p>
          </table:table-cell>
          <table:table-cell office:value-type="float" office:value="-0.823373523914155" calcext:value-type="float">
            <text:p>-0.82337352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-0.53538776309446" calcext:value-type="float">
            <text:p>-0.5353877631</text:p>
          </table:table-cell>
          <table:table-cell office:value-type="float" office:value="0.865267807575272" calcext:value-type="float">
            <text:p>0.8652678076</text:p>
          </table:table-cell>
          <table:table-cell office:value-type="float" office:value="1.35107628772237" calcext:value-type="float">
            <text:p>1.3510762877</text:p>
          </table:table-cell>
          <table:table-cell office:value-type="float" office:value="0.14757547449791" calcext:value-type="float">
            <text:p>0.1475754745</text:p>
          </table:table-cell>
          <table:table-cell office:value-type="float" office:value="0.433680212077009" calcext:value-type="float">
            <text:p>0.4336802121</text:p>
          </table:table-cell>
          <table:table-cell office:value-type="float" office:value="0.0869829381161816" calcext:value-type="float">
            <text:p>0.0869829381</text:p>
          </table:table-cell>
          <table:table-cell office:value-type="float" office:value="0.693039311115721" calcext:value-type="float">
            <text:p>0.6930393111</text:p>
          </table:table-cell>
          <table:table-cell office:value-type="float" office:value="0.179742260742556" calcext:value-type="float">
            <text:p>0.1797422607</text:p>
          </table:table-cell>
          <table:table-cell office:value-type="float" office:value="-0.285641861230583" calcext:value-type="float">
            <text:p>-0.2856418612</text:p>
          </table:table-cell>
          <table:table-cell office:value-type="float" office:value="-0.482474471178567" calcext:value-type="float">
            <text:p>-0.4824744712</text:p>
          </table:table-cell>
          <table:table-cell office:value-type="float" office:value="0.871799580440785" calcext:value-type="float">
            <text:p>0.8717995804</text:p>
          </table:table-cell>
          <table:table-cell office:value-type="float" office:value="0.853447434991487" calcext:value-type="float">
            <text:p>0.853447435</text:p>
          </table:table-cell>
          <table:table-cell office:value-type="float" office:value="-0.571821891415037" calcext:value-type="float">
            <text:p>-0.5718218914</text:p>
          </table:table-cell>
          <table:table-cell office:value-type="float" office:value="0.102252103048142" calcext:value-type="float">
            <text:p>0.102252103</text:p>
          </table:table-cell>
          <table:table-cell office:value-type="float" office:value="-1.51999120265821" calcext:value-type="float">
            <text:p>-1.5199912027</text:p>
          </table:table-cell>
          <table:table-cell office:value-type="float" office:value="-0.285912497081499" calcext:value-type="float">
            <text:p>-0.2859124971</text:p>
          </table:table-cell>
          <table:table-cell office:value-type="float" office:value="-0.309633386824141" calcext:value-type="float">
            <text:p>-0.3096333868</text:p>
          </table:table-cell>
          <table:table-cell office:value-type="float" office:value="-0.403901992939884" calcext:value-type="float">
            <text:p>-0.4039019929</text:p>
          </table:table-cell>
          <table:table-cell office:value-type="float" office:value="-0.823742994489464" calcext:value-type="float">
            <text:p>-0.8237429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-0.53538776309446" calcext:value-type="float">
            <text:p>-0.5353877631</text:p>
          </table:table-cell>
          <table:table-cell office:value-type="float" office:value="0.865267807575272" calcext:value-type="float">
            <text:p>0.8652678076</text:p>
          </table:table-cell>
          <table:table-cell office:value-type="float" office:value="1.35107628772237" calcext:value-type="float">
            <text:p>1.3510762877</text:p>
          </table:table-cell>
          <table:table-cell office:value-type="float" office:value="0.14757547449791" calcext:value-type="float">
            <text:p>0.1475754745</text:p>
          </table:table-cell>
          <table:table-cell office:value-type="float" office:value="0.433680212077009" calcext:value-type="float">
            <text:p>0.4336802121</text:p>
          </table:table-cell>
          <table:table-cell office:value-type="float" office:value="0.0869829381161816" calcext:value-type="float">
            <text:p>0.0869829381</text:p>
          </table:table-cell>
          <table:table-cell office:value-type="float" office:value="0.693039311115721" calcext:value-type="float">
            <text:p>0.6930393111</text:p>
          </table:table-cell>
          <table:table-cell office:value-type="float" office:value="0.179742260742556" calcext:value-type="float">
            <text:p>0.1797422607</text:p>
          </table:table-cell>
          <table:table-cell office:value-type="float" office:value="-0.285641861230583" calcext:value-type="float">
            <text:p>-0.2856418612</text:p>
          </table:table-cell>
          <table:table-cell office:value-type="float" office:value="-0.482474471178567" calcext:value-type="float">
            <text:p>-0.4824744712</text:p>
          </table:table-cell>
          <table:table-cell office:value-type="float" office:value="0.871799580440785" calcext:value-type="float">
            <text:p>0.8717995804</text:p>
          </table:table-cell>
          <table:table-cell office:value-type="float" office:value="0.853447434991487" calcext:value-type="float">
            <text:p>0.853447435</text:p>
          </table:table-cell>
          <table:table-cell office:value-type="float" office:value="-0.571821891415037" calcext:value-type="float">
            <text:p>-0.5718218914</text:p>
          </table:table-cell>
          <table:table-cell office:value-type="float" office:value="0.102252103048142" calcext:value-type="float">
            <text:p>0.102252103</text:p>
          </table:table-cell>
          <table:table-cell office:value-type="float" office:value="-1.51999120265821" calcext:value-type="float">
            <text:p>-1.5199912027</text:p>
          </table:table-cell>
          <table:table-cell office:value-type="float" office:value="-0.285912497081499" calcext:value-type="float">
            <text:p>-0.2859124971</text:p>
          </table:table-cell>
          <table:table-cell office:value-type="float" office:value="-0.309633386824141" calcext:value-type="float">
            <text:p>-0.3096333868</text:p>
          </table:table-cell>
          <table:table-cell office:value-type="float" office:value="-0.403901992939884" calcext:value-type="float">
            <text:p>-0.4039019929</text:p>
          </table:table-cell>
          <table:table-cell office:value-type="float" office:value="-0.823742994489464" calcext:value-type="float">
            <text:p>-0.82374299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-0.246045948703835" calcext:value-type="float">
            <text:p>-0.2460459487</text:p>
          </table:table-cell>
          <table:table-cell office:value-type="float" office:value="0.47326690335701" calcext:value-type="float">
            <text:p>0.4732669034</text:p>
          </table:table-cell>
          <table:table-cell office:value-type="float" office:value="1.69573755374059" calcext:value-type="float">
            <text:p>1.6957375537</text:p>
          </table:table-cell>
          <table:table-cell office:value-type="float" office:value="0.262411487973117" calcext:value-type="float">
            <text:p>0.262411488</text:p>
          </table:table-cell>
          <table:table-cell office:value-type="float" office:value="-0.0108664136529745" calcext:value-type="float">
            <text:p>-0.0108664137</text:p>
          </table:table-cell>
          <table:table-cell office:value-type="float" office:value="-0.610835935296661" calcext:value-type="float">
            <text:p>-0.6108359353</text:p>
          </table:table-cell>
          <table:table-cell office:value-type="float" office:value="0.793936545512066" calcext:value-type="float">
            <text:p>0.7939365455</text:p>
          </table:table-cell>
          <table:table-cell office:value-type="float" office:value="-0.247252830908628" calcext:value-type="float">
            <text:p>-0.2472528309</text:p>
          </table:table-cell>
          <table:table-cell office:value-type="float" office:value="0.138879113774066" calcext:value-type="float">
            <text:p>0.1388791138</text:p>
          </table:table-cell>
          <table:table-cell office:value-type="float" office:value="-0.401007068346067" calcext:value-type="float">
            <text:p>-0.4010070683</text:p>
          </table:table-cell>
          <table:table-cell office:value-type="float" office:value="-0.812050381942678" calcext:value-type="float">
            <text:p>-0.8120503819</text:p>
          </table:table-cell>
          <table:table-cell office:value-type="float" office:value="-0.183524462361787" calcext:value-type="float">
            <text:p>-0.1835244624</text:p>
          </table:table-cell>
          <table:table-cell office:value-type="float" office:value="-0.630112887102238" calcext:value-type="float">
            <text:p>-0.6301128871</text:p>
          </table:table-cell>
          <table:table-cell office:value-type="float" office:value="-0.286217451066222" calcext:value-type="float">
            <text:p>-0.2862174511</text:p>
          </table:table-cell>
          <table:table-cell office:value-type="float" office:value="-0.337046323577501" calcext:value-type="float">
            <text:p>-0.3370463236</text:p>
          </table:table-cell>
          <table:table-cell office:value-type="float" office:value="-0.42810547355755" calcext:value-type="float">
            <text:p>-0.4281054736</text:p>
          </table:table-cell>
          <table:table-cell office:value-type="float" office:value="-0.0306021083323427" calcext:value-type="float">
            <text:p>-0.0306021083</text:p>
          </table:table-cell>
          <table:table-cell office:value-type="float" office:value="-0.504568166264421" calcext:value-type="float">
            <text:p>-0.5045681663</text:p>
          </table:table-cell>
          <table:table-cell office:value-type="float" office:value="0.355180278263647" calcext:value-type="float">
            <text:p>0.3551802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-1.45218727859439" calcext:value-type="float">
            <text:p>-1.4521872786</text:p>
          </table:table-cell>
          <table:table-cell office:value-type="float" office:value="1.76512373913739" calcext:value-type="float">
            <text:p>1.7651237391</text:p>
          </table:table-cell>
          <table:table-cell office:value-type="float" office:value="0.611668540757038" calcext:value-type="float">
            <text:p>0.6116685408</text:p>
          </table:table-cell>
          <table:table-cell office:value-type="float" office:value="1.17682498424561" calcext:value-type="float">
            <text:p>1.1768249842</text:p>
          </table:table-cell>
          <table:table-cell office:value-type="float" office:value="-0.445979892057813" calcext:value-type="float">
            <text:p>-0.4459798921</text:p>
          </table:table-cell>
          <table:table-cell office:value-type="float" office:value="0.246826451919258" calcext:value-type="float">
            <text:p>0.2468264519</text:p>
          </table:table-cell>
          <table:table-cell office:value-type="float" office:value="-0.257566155685306" calcext:value-type="float">
            <text:p>-0.2575661557</text:p>
          </table:table-cell>
          <table:table-cell office:value-type="float" office:value="1.0924724973132" calcext:value-type="float">
            <text:p>1.0924724973</text:p>
          </table:table-cell>
          <table:table-cell office:value-type="float" office:value="-0.607524461211062" calcext:value-type="float">
            <text:p>-0.6075244612</text:p>
          </table:table-cell>
          <table:table-cell office:value-type="float" office:value="0.0471555530038123" calcext:value-type="float">
            <text:p>0.047155553</text:p>
          </table:table-cell>
          <table:table-cell office:value-type="float" office:value="0.783726853195604" calcext:value-type="float">
            <text:p>0.7837268532</text:p>
          </table:table-cell>
          <table:table-cell office:value-type="float" office:value="1.0963856736135" calcext:value-type="float">
            <text:p>1.0963856736</text:p>
          </table:table-cell>
          <table:table-cell office:value-type="float" office:value="-0.26809420573452" calcext:value-type="float">
            <text:p>-0.2680942057</text:p>
          </table:table-cell>
          <table:table-cell office:value-type="float" office:value="0.768648040128495" calcext:value-type="float">
            <text:p>0.7686480401</text:p>
          </table:table-cell>
          <table:table-cell office:value-type="float" office:value="-0.524367354238622" calcext:value-type="float">
            <text:p>-0.5243673542</text:p>
          </table:table-cell>
          <table:table-cell office:value-type="float" office:value="-0.808816147106875" calcext:value-type="float">
            <text:p>-0.8088161471</text:p>
          </table:table-cell>
          <table:table-cell office:value-type="float" office:value="0.710386067439587" calcext:value-type="float">
            <text:p>0.7103860674</text:p>
          </table:table-cell>
          <table:table-cell office:value-type="float" office:value="-0.11836878699997" calcext:value-type="float">
            <text:p>-0.118368787</text:p>
          </table:table-cell>
          <table:table-cell office:value-type="float" office:value="0.979287835535805" calcext:value-type="float">
            <text:p>0.97928783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0.996369531566045" calcext:value-type="float">
            <text:p>0.9963695316</text:p>
          </table:table-cell>
          <table:table-cell office:value-type="float" office:value="-0.12258878723806" calcext:value-type="float">
            <text:p>-0.1225887872</text:p>
          </table:table-cell>
          <table:table-cell office:value-type="float" office:value="0.546819472613086" calcext:value-type="float">
            <text:p>0.5468194726</text:p>
          </table:table-cell>
          <table:table-cell office:value-type="float" office:value="0.706579541087689" calcext:value-type="float">
            <text:p>0.7065795411</text:p>
          </table:table-cell>
          <table:table-cell office:value-type="float" office:value="0.134559557409452" calcext:value-type="float">
            <text:p>0.1345595574</text:p>
          </table:table-cell>
          <table:table-cell office:value-type="float" office:value="1.15699511200606" calcext:value-type="float">
            <text:p>1.156995112</text:p>
          </table:table-cell>
          <table:table-cell office:value-type="float" office:value="-0.294561331432968" calcext:value-type="float">
            <text:p>-0.2945613314</text:p>
          </table:table-cell>
          <table:table-cell office:value-type="float" office:value="0.407429099419853" calcext:value-type="float">
            <text:p>0.4074290994</text:p>
          </table:table-cell>
          <table:table-cell office:value-type="float" office:value="0.337862663634561" calcext:value-type="float">
            <text:p>0.3378626636</text:p>
          </table:table-cell>
          <table:table-cell office:value-type="float" office:value="-0.408150492552647" calcext:value-type="float">
            <text:p>-0.4081504926</text:p>
          </table:table-cell>
          <table:table-cell office:value-type="float" office:value="0.682646123949549" calcext:value-type="float">
            <text:p>0.6826461239</text:p>
          </table:table-cell>
          <table:table-cell office:value-type="float" office:value="1.25371968484033" calcext:value-type="float">
            <text:p>1.2537196848</text:p>
          </table:table-cell>
          <table:table-cell office:value-type="float" office:value="0.391917044082342" calcext:value-type="float">
            <text:p>0.3919170441</text:p>
          </table:table-cell>
          <table:table-cell office:value-type="float" office:value="-0.0375108583595551" calcext:value-type="float">
            <text:p>-0.0375108584</text:p>
          </table:table-cell>
          <table:table-cell office:value-type="float" office:value="0.795301519477008" calcext:value-type="float">
            <text:p>0.7953015195</text:p>
          </table:table-cell>
          <table:table-cell office:value-type="float" office:value="-1.6682105913656" calcext:value-type="float">
            <text:p>-1.6682105914</text:p>
          </table:table-cell>
          <table:table-cell office:value-type="float" office:value="1.32299488209244" calcext:value-type="float">
            <text:p>1.3229948821</text:p>
          </table:table-cell>
          <table:table-cell office:value-type="float" office:value="-2.83003522867318" calcext:value-type="float">
            <text:p>-2.8300352287</text:p>
          </table:table-cell>
          <table:table-cell office:value-type="float" office:value="-1.46343168833485" calcext:value-type="float">
            <text:p>-1.4634316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.11088034163339" calcext:value-type="float">
            <text:p>1.1108803416</text:p>
          </table:table-cell>
          <table:table-cell office:value-type="float" office:value="0.168716770722767" calcext:value-type="float">
            <text:p>0.1687167707</text:p>
          </table:table-cell>
          <table:table-cell office:value-type="float" office:value="0.517143960377807" calcext:value-type="float">
            <text:p>0.5171439604</text:p>
          </table:table-cell>
          <table:table-cell office:value-type="float" office:value="1.32540691997371" calcext:value-type="float">
            <text:p>1.32540692</text:p>
          </table:table-cell>
          <table:table-cell office:value-type="float" office:value="-0.191573353787583" calcext:value-type="float">
            <text:p>-0.1915733538</text:p>
          </table:table-cell>
          <table:table-cell office:value-type="float" office:value="0.0195037226488424" calcext:value-type="float">
            <text:p>0.0195037226</text:p>
          </table:table-cell>
          <table:table-cell office:value-type="float" office:value="-0.0318491084003128" calcext:value-type="float">
            <text:p>-0.0318491084</text:p>
          </table:table-cell>
          <table:table-cell office:value-type="float" office:value="0.117619919555324" calcext:value-type="float">
            <text:p>0.1176199196</text:p>
          </table:table-cell>
          <table:table-cell office:value-type="float" office:value="0.017664720727696" calcext:value-type="float">
            <text:p>0.0176647207</text:p>
          </table:table-cell>
          <table:table-cell office:value-type="float" office:value="0.0448647914479061" calcext:value-type="float">
            <text:p>0.0448647914</text:p>
          </table:table-cell>
          <table:table-cell office:value-type="float" office:value="1.3450747987323" calcext:value-type="float">
            <text:p>1.3450747987</text:p>
          </table:table-cell>
          <table:table-cell office:value-type="float" office:value="1.28633962057665" calcext:value-type="float">
            <text:p>1.2863396206</text:p>
          </table:table-cell>
          <table:table-cell office:value-type="float" office:value="-0.252267065685462" calcext:value-type="float">
            <text:p>-0.2522670657</text:p>
          </table:table-cell>
          <table:table-cell office:value-type="float" office:value="0.274457682308765" calcext:value-type="float">
            <text:p>0.2744576823</text:p>
          </table:table-cell>
          <table:table-cell office:value-type="float" office:value="-0.810394372378945" calcext:value-type="float">
            <text:p>-0.8103943724</text:p>
          </table:table-cell>
          <table:table-cell office:value-type="float" office:value="-0.587005063447401" calcext:value-type="float">
            <text:p>-0.5870050634</text:p>
          </table:table-cell>
          <table:table-cell office:value-type="float" office:value="0.0874510738489092" calcext:value-type="float">
            <text:p>0.0874510738</text:p>
          </table:table-cell>
          <table:table-cell office:value-type="float" office:value="-0.550473628153257" calcext:value-type="float">
            <text:p>-0.5504736282</text:p>
          </table:table-cell>
          <table:table-cell office:value-type="float" office:value="-0.1547493550961" calcext:value-type="float">
            <text:p>-0.15474935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.24905471963177" calcext:value-type="float">
            <text:p>1.2490547196</text:p>
          </table:table-cell>
          <table:table-cell office:value-type="float" office:value="-0.624727077037783" calcext:value-type="float">
            <text:p>-0.624727077</text:p>
          </table:table-cell>
          <table:table-cell office:value-type="float" office:value="-0.710588903536079" calcext:value-type="float">
            <text:p>-0.7105889035</text:p>
          </table:table-cell>
          <table:table-cell office:value-type="float" office:value="-0.991600360912692" calcext:value-type="float">
            <text:p>-0.9916003609</text:p>
          </table:table-cell>
          <table:table-cell office:value-type="float" office:value="1.42997319213398" calcext:value-type="float">
            <text:p>1.4299731921</text:p>
          </table:table-cell>
          <table:table-cell office:value-type="float" office:value="3.69297701929891" calcext:value-type="float">
            <text:p>3.6929770193</text:p>
          </table:table-cell>
          <table:table-cell office:value-type="float" office:value="-1.09020864122523" calcext:value-type="float">
            <text:p>-1.0902086412</text:p>
          </table:table-cell>
          <table:table-cell office:value-type="float" office:value="0.967290815452715" calcext:value-type="float">
            <text:p>0.9672908155</text:p>
          </table:table-cell>
          <table:table-cell office:value-type="float" office:value="0.850148519454057" calcext:value-type="float">
            <text:p>0.8501485195</text:p>
          </table:table-cell>
          <table:table-cell office:value-type="float" office:value="-0.307081111779614" calcext:value-type="float">
            <text:p>-0.3070811118</text:p>
          </table:table-cell>
          <table:table-cell office:value-type="float" office:value="-0.456245308321934" calcext:value-type="float">
            <text:p>-0.4562453083</text:p>
          </table:table-cell>
          <table:table-cell office:value-type="float" office:value="0.229981349844581" calcext:value-type="float">
            <text:p>0.2299813498</text:p>
          </table:table-cell>
          <table:table-cell office:value-type="float" office:value="-0.0169130995868782" calcext:value-type="float">
            <text:p>-0.0169130996</text:p>
          </table:table-cell>
          <table:table-cell office:value-type="float" office:value="-0.220846086114885" calcext:value-type="float">
            <text:p>-0.2208460861</text:p>
          </table:table-cell>
          <table:table-cell office:value-type="float" office:value="0.362417698896289" calcext:value-type="float">
            <text:p>0.3624176989</text:p>
          </table:table-cell>
          <table:table-cell office:value-type="float" office:value="0.315222304210749" calcext:value-type="float">
            <text:p>0.3152223042</text:p>
          </table:table-cell>
          <table:table-cell office:value-type="float" office:value="-0.512265445432752" calcext:value-type="float">
            <text:p>-0.5122654454</text:p>
          </table:table-cell>
          <table:table-cell office:value-type="float" office:value="0.11899461869584" calcext:value-type="float">
            <text:p>0.1189946187</text:p>
          </table:table-cell>
          <table:table-cell office:value-type="float" office:value="0.574720159539024" calcext:value-type="float">
            <text:p>0.57472015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-2.00887179458613" calcext:value-type="float">
            <text:p>-2.0088717946</text:p>
          </table:table-cell>
          <table:table-cell office:value-type="float" office:value="2.19852650316899" calcext:value-type="float">
            <text:p>2.1985265032</text:p>
          </table:table-cell>
          <table:table-cell office:value-type="float" office:value="0.144241739942708" calcext:value-type="float">
            <text:p>0.1442417399</text:p>
          </table:table-cell>
          <table:table-cell office:value-type="float" office:value="1.15943226211997" calcext:value-type="float">
            <text:p>1.1594322621</text:p>
          </table:table-cell>
          <table:table-cell office:value-type="float" office:value="-0.815174287845416" calcext:value-type="float">
            <text:p>-0.8151742878</text:p>
          </table:table-cell>
          <table:table-cell office:value-type="float" office:value="0.182288271256805" calcext:value-type="float">
            <text:p>0.1822882713</text:p>
          </table:table-cell>
          <table:table-cell office:value-type="float" office:value="-0.617108301549016" calcext:value-type="float">
            <text:p>-0.6171083015</text:p>
          </table:table-cell>
          <table:table-cell office:value-type="float" office:value="1.53081672758398" calcext:value-type="float">
            <text:p>1.5308167276</text:p>
          </table:table-cell>
          <table:table-cell office:value-type="float" office:value="-0.586832286254875" calcext:value-type="float">
            <text:p>-0.5868322863</text:p>
          </table:table-cell>
          <table:table-cell office:value-type="float" office:value="0.129875750830725" calcext:value-type="float">
            <text:p>0.1298757508</text:p>
          </table:table-cell>
          <table:table-cell office:value-type="float" office:value="0.658479448325034" calcext:value-type="float">
            <text:p>0.6584794483</text:p>
          </table:table-cell>
          <table:table-cell office:value-type="float" office:value="1.26504921848771" calcext:value-type="float">
            <text:p>1.2650492185</text:p>
          </table:table-cell>
          <table:table-cell office:value-type="float" office:value="-0.2065181664078" calcext:value-type="float">
            <text:p>-0.2065181664</text:p>
          </table:table-cell>
          <table:table-cell office:value-type="float" office:value="1.01360321158387" calcext:value-type="float">
            <text:p>1.0136032116</text:p>
          </table:table-cell>
          <table:table-cell office:value-type="float" office:value="-0.549413509634851" calcext:value-type="float">
            <text:p>-0.5494135096</text:p>
          </table:table-cell>
          <table:table-cell office:value-type="float" office:value="-0.708034201312287" calcext:value-type="float">
            <text:p>-0.7080342013</text:p>
          </table:table-cell>
          <table:table-cell office:value-type="float" office:value="0.869643169489364" calcext:value-type="float">
            <text:p>0.8696431695</text:p>
          </table:table-cell>
          <table:table-cell office:value-type="float" office:value="-0.0956595595028157" calcext:value-type="float">
            <text:p>-0.0956595595</text:p>
          </table:table-cell>
          <table:table-cell office:value-type="float" office:value="0.944395409086946" calcext:value-type="float">
            <text:p>0.94439540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-0.607877142993026" calcext:value-type="float">
            <text:p>-0.607877143</text:p>
          </table:table-cell>
          <table:table-cell office:value-type="float" office:value="1.03134507783793" calcext:value-type="float">
            <text:p>1.0313450778</text:p>
          </table:table-cell>
          <table:table-cell office:value-type="float" office:value="1.74044973731533" calcext:value-type="float">
            <text:p>1.7404497373</text:p>
          </table:table-cell>
          <table:table-cell office:value-type="float" office:value="1.23210555042311" calcext:value-type="float">
            <text:p>1.2321055504</text:p>
          </table:table-cell>
          <table:table-cell office:value-type="float" office:value="0.418592260222944" calcext:value-type="float">
            <text:p>0.4185922602</text:p>
          </table:table-cell>
          <table:table-cell office:value-type="float" office:value="0.119168118951909" calcext:value-type="float">
            <text:p>0.119168119</text:p>
          </table:table-cell>
          <table:table-cell office:value-type="float" office:value="0.850892666335631" calcext:value-type="float">
            <text:p>0.8508926663</text:p>
          </table:table-cell>
          <table:table-cell office:value-type="float" office:value="-0.176267418873834" calcext:value-type="float">
            <text:p>-0.1762674189</text:p>
          </table:table-cell>
          <table:table-cell office:value-type="float" office:value="-0.243501347955064" calcext:value-type="float">
            <text:p>-0.243501348</text:p>
          </table:table-cell>
          <table:table-cell office:value-type="float" office:value="0.148455489833925" calcext:value-type="float">
            <text:p>0.1484554898</text:p>
          </table:table-cell>
          <table:table-cell office:value-type="float" office:value="-0.387003094237291" calcext:value-type="float">
            <text:p>-0.3870030942</text:p>
          </table:table-cell>
          <table:table-cell office:value-type="float" office:value="0.398299276642617" calcext:value-type="float">
            <text:p>0.3982992766</text:p>
          </table:table-cell>
          <table:table-cell office:value-type="float" office:value="0.48191674848907" calcext:value-type="float">
            <text:p>0.4819167485</text:p>
          </table:table-cell>
          <table:table-cell office:value-type="float" office:value="-0.3654390925945" calcext:value-type="float">
            <text:p>-0.3654390926</text:p>
          </table:table-cell>
          <table:table-cell office:value-type="float" office:value="0.235544572141109" calcext:value-type="float">
            <text:p>0.2355445721</text:p>
          </table:table-cell>
          <table:table-cell office:value-type="float" office:value="-1.34781146032981" calcext:value-type="float">
            <text:p>-1.3478114603</text:p>
          </table:table-cell>
          <table:table-cell office:value-type="float" office:value="0.504648259572464" calcext:value-type="float">
            <text:p>0.5046482596</text:p>
          </table:table-cell>
          <table:table-cell office:value-type="float" office:value="-0.798404510811433" calcext:value-type="float">
            <text:p>-0.7984045108</text:p>
          </table:table-cell>
          <table:table-cell office:value-type="float" office:value="0.759710307289684" calcext:value-type="float">
            <text:p>0.7597103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-0.935731508971261" calcext:value-type="float">
            <text:p>-0.935731509</text:p>
          </table:table-cell>
          <table:table-cell office:value-type="float" office:value="0.170415774156885" calcext:value-type="float">
            <text:p>0.1704157742</text:p>
          </table:table-cell>
          <table:table-cell office:value-type="float" office:value="2.74626126916024" calcext:value-type="float">
            <text:p>2.7462612692</text:p>
          </table:table-cell>
          <table:table-cell office:value-type="float" office:value="-1.07796491232198" calcext:value-type="float">
            <text:p>-1.0779649123</text:p>
          </table:table-cell>
          <table:table-cell office:value-type="float" office:value="-0.305594036012037" calcext:value-type="float">
            <text:p>-0.305594036</text:p>
          </table:table-cell>
          <table:table-cell office:value-type="float" office:value="0.011577039242069" calcext:value-type="float">
            <text:p>0.0115770392</text:p>
          </table:table-cell>
          <table:table-cell office:value-type="float" office:value="-0.296178450741079" calcext:value-type="float">
            <text:p>-0.2961784507</text:p>
          </table:table-cell>
          <table:table-cell office:value-type="float" office:value="0.402775569749032" calcext:value-type="float">
            <text:p>0.4027755697</text:p>
          </table:table-cell>
          <table:table-cell office:value-type="float" office:value="-0.0404717463090409" calcext:value-type="float">
            <text:p>-0.0404717463</text:p>
          </table:table-cell>
          <table:table-cell office:value-type="float" office:value="-0.852045975590358" calcext:value-type="float">
            <text:p>-0.8520459756</text:p>
          </table:table-cell>
          <table:table-cell office:value-type="float" office:value="1.55210930576859" calcext:value-type="float">
            <text:p>1.5521093058</text:p>
          </table:table-cell>
          <table:table-cell office:value-type="float" office:value="0.953561030493519" calcext:value-type="float">
            <text:p>0.9535610305</text:p>
          </table:table-cell>
          <table:table-cell office:value-type="float" office:value="0.415429902142844" calcext:value-type="float">
            <text:p>0.4154299021</text:p>
          </table:table-cell>
          <table:table-cell office:value-type="float" office:value="-0.233899924821916" calcext:value-type="float">
            <text:p>-0.2338999248</text:p>
          </table:table-cell>
          <table:table-cell office:value-type="float" office:value="0.452335831951489" calcext:value-type="float">
            <text:p>0.452335832</text:p>
          </table:table-cell>
          <table:table-cell office:value-type="float" office:value="0.844368276957724" calcext:value-type="float">
            <text:p>0.844368277</text:p>
          </table:table-cell>
          <table:table-cell office:value-type="float" office:value="-0.822739085535726" calcext:value-type="float">
            <text:p>-0.8227390855</text:p>
          </table:table-cell>
          <table:table-cell office:value-type="float" office:value="0.338821621743895" calcext:value-type="float">
            <text:p>0.3388216217</text:p>
          </table:table-cell>
          <table:table-cell office:value-type="float" office:value="-1.21423442764473" calcext:value-type="float">
            <text:p>-1.21423442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-0.762255665726893" calcext:value-type="float">
            <text:p>-0.7622556657</text:p>
          </table:table-cell>
          <table:table-cell office:value-type="float" office:value="0.127767751953647" calcext:value-type="float">
            <text:p>0.127767752</text:p>
          </table:table-cell>
          <table:table-cell office:value-type="float" office:value="2.65005638571315" calcext:value-type="float">
            <text:p>2.6500563857</text:p>
          </table:table-cell>
          <table:table-cell office:value-type="float" office:value="-1.87566277123804" calcext:value-type="float">
            <text:p>-1.8756627712</text:p>
          </table:table-cell>
          <table:table-cell office:value-type="float" office:value="-0.893356398126455" calcext:value-type="float">
            <text:p>-0.8933563981</text:p>
          </table:table-cell>
          <table:table-cell office:value-type="float" office:value="-0.268714889488759" calcext:value-type="float">
            <text:p>-0.2687148895</text:p>
          </table:table-cell>
          <table:table-cell office:value-type="float" office:value="-0.419863596621261" calcext:value-type="float">
            <text:p>-0.4198635966</text:p>
          </table:table-cell>
          <table:table-cell office:value-type="float" office:value="0.146233406715251" calcext:value-type="float">
            <text:p>0.1462334067</text:p>
          </table:table-cell>
          <table:table-cell office:value-type="float" office:value="-0.869635290154597" calcext:value-type="float">
            <text:p>-0.8696352902</text:p>
          </table:table-cell>
          <table:table-cell office:value-type="float" office:value="-0.0386516694016891" calcext:value-type="float">
            <text:p>-0.0386516694</text:p>
          </table:table-cell>
          <table:table-cell office:value-type="float" office:value="-0.686124387103008" calcext:value-type="float">
            <text:p>-0.6861243871</text:p>
          </table:table-cell>
          <table:table-cell office:value-type="float" office:value="-0.502910878643487" calcext:value-type="float">
            <text:p>-0.5029108786</text:p>
          </table:table-cell>
          <table:table-cell office:value-type="float" office:value="1.38082632218495" calcext:value-type="float">
            <text:p>1.3808263222</text:p>
          </table:table-cell>
          <table:table-cell office:value-type="float" office:value="-1.03912460633328" calcext:value-type="float">
            <text:p>-1.0391246063</text:p>
          </table:table-cell>
          <table:table-cell office:value-type="float" office:value="0.652842089032808" calcext:value-type="float">
            <text:p>0.652842089</text:p>
          </table:table-cell>
          <table:table-cell office:value-type="float" office:value="1.89874756257003" calcext:value-type="float">
            <text:p>1.8987475626</text:p>
          </table:table-cell>
          <table:table-cell office:value-type="float" office:value="-0.458413549068005" calcext:value-type="float">
            <text:p>-0.4584135491</text:p>
          </table:table-cell>
          <table:table-cell office:value-type="float" office:value="-0.559803242547051" calcext:value-type="float">
            <text:p>-0.5598032425</text:p>
          </table:table-cell>
          <table:table-cell office:value-type="float" office:value="-0.295102639926884" calcext:value-type="float">
            <text:p>-0.2951026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.13831556625444" calcext:value-type="float">
            <text:p>1.1383155663</text:p>
          </table:table-cell>
          <table:table-cell office:value-type="float" office:value="0.0569559699973862" calcext:value-type="float">
            <text:p>0.05695597</text:p>
          </table:table-cell>
          <table:table-cell office:value-type="float" office:value="0.649418964599217" calcext:value-type="float">
            <text:p>0.6494189646</text:p>
          </table:table-cell>
          <table:table-cell office:value-type="float" office:value="0.873062040924213" calcext:value-type="float">
            <text:p>0.8730620409</text:p>
          </table:table-cell>
          <table:table-cell office:value-type="float" office:value="-0.468466330715866" calcext:value-type="float">
            <text:p>-0.4684663307</text:p>
          </table:table-cell>
          <table:table-cell office:value-type="float" office:value="-0.410194552246249" calcext:value-type="float">
            <text:p>-0.4101945522</text:p>
          </table:table-cell>
          <table:table-cell office:value-type="float" office:value="-0.0138975543027732" calcext:value-type="float">
            <text:p>-0.0138975543</text:p>
          </table:table-cell>
          <table:table-cell office:value-type="float" office:value="-0.0724396093157116" calcext:value-type="float">
            <text:p>-0.0724396093</text:p>
          </table:table-cell>
          <table:table-cell office:value-type="float" office:value="0.306787909036459" calcext:value-type="float">
            <text:p>0.306787909</text:p>
          </table:table-cell>
          <table:table-cell office:value-type="float" office:value="-0.269952637390657" calcext:value-type="float">
            <text:p>-0.2699526374</text:p>
          </table:table-cell>
          <table:table-cell office:value-type="float" office:value="-0.00260184782303436" calcext:value-type="float">
            <text:p>-0.0026018478</text:p>
          </table:table-cell>
          <table:table-cell office:value-type="float" office:value="1.12430421589913" calcext:value-type="float">
            <text:p>1.1243042159</text:p>
          </table:table-cell>
          <table:table-cell office:value-type="float" office:value="0.744206684168937" calcext:value-type="float">
            <text:p>0.7442066842</text:p>
          </table:table-cell>
          <table:table-cell office:value-type="float" office:value="-0.188353421358499" calcext:value-type="float">
            <text:p>-0.1883534214</text:p>
          </table:table-cell>
          <table:table-cell office:value-type="float" office:value="-0.07566196255573" calcext:value-type="float">
            <text:p>-0.0756619626</text:p>
          </table:table-cell>
          <table:table-cell office:value-type="float" office:value="-0.70919227171914" calcext:value-type="float">
            <text:p>-0.7091922717</text:p>
          </table:table-cell>
          <table:table-cell office:value-type="float" office:value="0.381219102546287" calcext:value-type="float">
            <text:p>0.3812191025</text:p>
          </table:table-cell>
          <table:table-cell office:value-type="float" office:value="-1.37208017404084" calcext:value-type="float">
            <text:p>-1.372080174</text:p>
          </table:table-cell>
          <table:table-cell office:value-type="float" office:value="-0.273701149259017" calcext:value-type="float">
            <text:p>-0.27370114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-0.291540244596543" calcext:value-type="float">
            <text:p>-0.2915402446</text:p>
          </table:table-cell>
          <table:table-cell office:value-type="float" office:value="0.445575313725742" calcext:value-type="float">
            <text:p>0.4455753137</text:p>
          </table:table-cell>
          <table:table-cell office:value-type="float" office:value="1.2497521162384" calcext:value-type="float">
            <text:p>1.2497521162</text:p>
          </table:table-cell>
          <table:table-cell office:value-type="float" office:value="-1.73573588991416" calcext:value-type="float">
            <text:p>-1.7357358899</text:p>
          </table:table-cell>
          <table:table-cell office:value-type="float" office:value="0.0857555587180682" calcext:value-type="float">
            <text:p>0.0857555587</text:p>
          </table:table-cell>
          <table:table-cell office:value-type="float" office:value="-0.121924299130972" calcext:value-type="float">
            <text:p>-0.1219242991</text:p>
          </table:table-cell>
          <table:table-cell office:value-type="float" office:value="0.40771585706035" calcext:value-type="float">
            <text:p>0.4077158571</text:p>
          </table:table-cell>
          <table:table-cell office:value-type="float" office:value="0.095309377625631" calcext:value-type="float">
            <text:p>0.0953093776</text:p>
          </table:table-cell>
          <table:table-cell office:value-type="float" office:value="0.815902286836031" calcext:value-type="float">
            <text:p>0.8159022868</text:p>
          </table:table-cell>
          <table:table-cell office:value-type="float" office:value="-1.49118801152726" calcext:value-type="float">
            <text:p>-1.4911880115</text:p>
          </table:table-cell>
          <table:table-cell office:value-type="float" office:value="-0.846191380399744" calcext:value-type="float">
            <text:p>-0.8461913804</text:p>
          </table:table-cell>
          <table:table-cell office:value-type="float" office:value="0.0565325500897555" calcext:value-type="float">
            <text:p>0.0565325501</text:p>
          </table:table-cell>
          <table:table-cell office:value-type="float" office:value="-0.058953530005169" calcext:value-type="float">
            <text:p>-0.05895353</text:p>
          </table:table-cell>
          <table:table-cell office:value-type="float" office:value="0.151922601756511" calcext:value-type="float">
            <text:p>0.1519226018</text:p>
          </table:table-cell>
          <table:table-cell office:value-type="float" office:value="1.9825948818916" calcext:value-type="float">
            <text:p>1.9825948819</text:p>
          </table:table-cell>
          <table:table-cell office:value-type="float" office:value="-0.443295054363626" calcext:value-type="float">
            <text:p>-0.4432950544</text:p>
          </table:table-cell>
          <table:table-cell office:value-type="float" office:value="-0.318251412005902" calcext:value-type="float">
            <text:p>-0.318251412</text:p>
          </table:table-cell>
          <table:table-cell office:value-type="float" office:value="0.0647871665050688" calcext:value-type="float">
            <text:p>0.0647871665</text:p>
          </table:table-cell>
          <table:table-cell office:value-type="float" office:value="0.613505272287834" calcext:value-type="float">
            <text:p>0.6135052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201685891430752" calcext:value-type="float">
            <text:p>0.2016858914</text:p>
          </table:table-cell>
          <table:table-cell office:value-type="float" office:value="0.497483215432781" calcext:value-type="float">
            <text:p>0.4974832154</text:p>
          </table:table-cell>
          <table:table-cell office:value-type="float" office:value="1.3739125741005" calcext:value-type="float">
            <text:p>1.3739125741</text:p>
          </table:table-cell>
          <table:table-cell office:value-type="float" office:value="0.571405317647578" calcext:value-type="float">
            <text:p>0.5714053176</text:p>
          </table:table-cell>
          <table:table-cell office:value-type="float" office:value="-0.630657750142243" calcext:value-type="float">
            <text:p>-0.6306577501</text:p>
          </table:table-cell>
          <table:table-cell office:value-type="float" office:value="-0.539659123772599" calcext:value-type="float">
            <text:p>-0.5396591238</text:p>
          </table:table-cell>
          <table:table-cell office:value-type="float" office:value="-0.0762702908119869" calcext:value-type="float">
            <text:p>-0.0762702908</text:p>
          </table:table-cell>
          <table:table-cell office:value-type="float" office:value="-0.917105750019037" calcext:value-type="float">
            <text:p>-0.91710575</text:p>
          </table:table-cell>
          <table:table-cell office:value-type="float" office:value="0.270008406215231" calcext:value-type="float">
            <text:p>0.2700084062</text:p>
          </table:table-cell>
          <table:table-cell office:value-type="float" office:value="-0.480280682110825" calcext:value-type="float">
            <text:p>-0.4802806821</text:p>
          </table:table-cell>
          <table:table-cell office:value-type="float" office:value="-0.512532739970476" calcext:value-type="float">
            <text:p>-0.51253274</text:p>
          </table:table-cell>
          <table:table-cell office:value-type="float" office:value="0.680906258686799" calcext:value-type="float">
            <text:p>0.6809062587</text:p>
          </table:table-cell>
          <table:table-cell office:value-type="float" office:value="0.089923036521968" calcext:value-type="float">
            <text:p>0.0899230365</text:p>
          </table:table-cell>
          <table:table-cell office:value-type="float" office:value="-0.157405056857078" calcext:value-type="float">
            <text:p>-0.1574050569</text:p>
          </table:table-cell>
          <table:table-cell office:value-type="float" office:value="-0.588819331688659" calcext:value-type="float">
            <text:p>-0.5888193317</text:p>
          </table:table-cell>
          <table:table-cell office:value-type="float" office:value="-0.477908445696603" calcext:value-type="float">
            <text:p>-0.4779084457</text:p>
          </table:table-cell>
          <table:table-cell office:value-type="float" office:value="0.22538879557879" calcext:value-type="float">
            <text:p>0.2253887956</text:p>
          </table:table-cell>
          <table:table-cell office:value-type="float" office:value="-0.668680159238467" calcext:value-type="float">
            <text:p>-0.6686801592</text:p>
          </table:table-cell>
          <table:table-cell office:value-type="float" office:value="-0.0235994213112055" calcext:value-type="float">
            <text:p>-0.02359942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.38639697419213" calcext:value-type="float">
            <text:p>1.3863969742</text:p>
          </table:table-cell>
          <table:table-cell office:value-type="float" office:value="-0.794209465382612" calcext:value-type="float">
            <text:p>-0.7942094654</text:p>
          </table:table-cell>
          <table:table-cell office:value-type="float" office:value="0.778224190591254" calcext:value-type="float">
            <text:p>0.7782241906</text:p>
          </table:table-cell>
          <table:table-cell office:value-type="float" office:value="-0.864708433897642" calcext:value-type="float">
            <text:p>-0.8647084339</text:p>
          </table:table-cell>
          <table:table-cell office:value-type="float" office:value="-1.06413227965342" calcext:value-type="float">
            <text:p>-1.0641322797</text:p>
          </table:table-cell>
          <table:table-cell office:value-type="float" office:value="0.351296173582744" calcext:value-type="float">
            <text:p>0.3512961736</text:p>
          </table:table-cell>
          <table:table-cell office:value-type="float" office:value="-1.19145458338703" calcext:value-type="float">
            <text:p>-1.1914545834</text:p>
          </table:table-cell>
          <table:table-cell office:value-type="float" office:value="0.052685634312249" calcext:value-type="float">
            <text:p>0.0526856343</text:p>
          </table:table-cell>
          <table:table-cell office:value-type="float" office:value="-0.304404039275229" calcext:value-type="float">
            <text:p>-0.3044040393</text:p>
          </table:table-cell>
          <table:table-cell office:value-type="float" office:value="0.576516808924066" calcext:value-type="float">
            <text:p>0.5765168089</text:p>
          </table:table-cell>
          <table:table-cell office:value-type="float" office:value="-1.63111176189277" calcext:value-type="float">
            <text:p>-1.6311117619</text:p>
          </table:table-cell>
          <table:table-cell office:value-type="float" office:value="0.0425595121222894" calcext:value-type="float">
            <text:p>0.0425595121</text:p>
          </table:table-cell>
          <table:table-cell office:value-type="float" office:value="2.04789831589105" calcext:value-type="float">
            <text:p>2.0478983159</text:p>
          </table:table-cell>
          <table:table-cell office:value-type="float" office:value="-0.739338428608896" calcext:value-type="float">
            <text:p>-0.7393384286</text:p>
          </table:table-cell>
          <table:table-cell office:value-type="float" office:value="1.45622204419365" calcext:value-type="float">
            <text:p>1.4562220442</text:p>
          </table:table-cell>
          <table:table-cell office:value-type="float" office:value="-0.272049582980028" calcext:value-type="float">
            <text:p>-0.272049583</text:p>
          </table:table-cell>
          <table:table-cell office:value-type="float" office:value="-0.932007398445801" calcext:value-type="float">
            <text:p>-0.9320073984</text:p>
          </table:table-cell>
          <table:table-cell office:value-type="float" office:value="1.92653220035244" calcext:value-type="float">
            <text:p>1.9265322004</text:p>
          </table:table-cell>
          <table:table-cell office:value-type="float" office:value="-0.659939172907678" calcext:value-type="float">
            <text:p>-0.65993917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-1.06323567874519" calcext:value-type="float">
            <text:p>-1.0632356787</text:p>
          </table:table-cell>
          <table:table-cell office:value-type="float" office:value="1.41819062554828" calcext:value-type="float">
            <text:p>1.4181906255</text:p>
          </table:table-cell>
          <table:table-cell office:value-type="float" office:value="1.08667286312649" calcext:value-type="float">
            <text:p>1.0866728631</text:p>
          </table:table-cell>
          <table:table-cell office:value-type="float" office:value="1.24143960031209" calcext:value-type="float">
            <text:p>1.2414396003</text:p>
          </table:table-cell>
          <table:table-cell office:value-type="float" office:value="0.00230612611071083" calcext:value-type="float">
            <text:p>0.0023061261</text:p>
          </table:table-cell>
          <table:table-cell office:value-type="float" office:value="0.0459015812190403" calcext:value-type="float">
            <text:p>0.0459015812</text:p>
          </table:table-cell>
          <table:table-cell office:value-type="float" office:value="0.514120896637259" calcext:value-type="float">
            <text:p>0.5141208966</text:p>
          </table:table-cell>
          <table:table-cell office:value-type="float" office:value="0.241252403456357" calcext:value-type="float">
            <text:p>0.2412524035</text:p>
          </table:table-cell>
          <table:table-cell office:value-type="float" office:value="-0.154499951014978" calcext:value-type="float">
            <text:p>-0.154499951</text:p>
          </table:table-cell>
          <table:table-cell office:value-type="float" office:value="0.280672622055497" calcext:value-type="float">
            <text:p>0.2806726221</text:p>
          </table:table-cell>
          <table:table-cell office:value-type="float" office:value="-0.531948028103641" calcext:value-type="float">
            <text:p>-0.5319480281</text:p>
          </table:table-cell>
          <table:table-cell office:value-type="float" office:value="0.589857529006045" calcext:value-type="float">
            <text:p>0.589857529</text:p>
          </table:table-cell>
          <table:table-cell office:value-type="float" office:value="0.555086956115103" calcext:value-type="float">
            <text:p>0.5550869561</text:p>
          </table:table-cell>
          <table:table-cell office:value-type="float" office:value="-0.116357328890885" calcext:value-type="float">
            <text:p>-0.1163573289</text:p>
          </table:table-cell>
          <table:table-cell office:value-type="float" office:value="0.165886171204421" calcext:value-type="float">
            <text:p>0.1658861712</text:p>
          </table:table-cell>
          <table:table-cell office:value-type="float" office:value="-1.23721002679517" calcext:value-type="float">
            <text:p>-1.2372100268</text:p>
          </table:table-cell>
          <table:table-cell office:value-type="float" office:value="0.638414233299701" calcext:value-type="float">
            <text:p>0.6384142333</text:p>
          </table:table-cell>
          <table:table-cell office:value-type="float" office:value="-0.776070594624742" calcext:value-type="float">
            <text:p>-0.7760705946</text:p>
          </table:table-cell>
          <table:table-cell office:value-type="float" office:value="0.692805890042676" calcext:value-type="float">
            <text:p>0.692805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.19935593362078" calcext:value-type="float">
            <text:p>1.1993559336</text:p>
          </table:table-cell>
          <table:table-cell office:value-type="float" office:value="0.129953154513887" calcext:value-type="float">
            <text:p>0.1299531545</text:p>
          </table:table-cell>
          <table:table-cell office:value-type="float" office:value="0.863584970776281" calcext:value-type="float">
            <text:p>0.8635849708</text:p>
          </table:table-cell>
          <table:table-cell office:value-type="float" office:value="1.00263476869323" calcext:value-type="float">
            <text:p>1.0026347687</text:p>
          </table:table-cell>
          <table:table-cell office:value-type="float" office:value="-0.783761014593659" calcext:value-type="float">
            <text:p>-0.7837610146</text:p>
          </table:table-cell>
          <table:table-cell office:value-type="float" office:value="-0.884679005672016" calcext:value-type="float">
            <text:p>-0.8846790057</text:p>
          </table:table-cell>
          <table:table-cell office:value-type="float" office:value="-0.0407432757589571" calcext:value-type="float">
            <text:p>-0.0407432758</text:p>
          </table:table-cell>
          <table:table-cell office:value-type="float" office:value="-0.208068511671504" calcext:value-type="float">
            <text:p>-0.2080685117</text:p>
          </table:table-cell>
          <table:table-cell office:value-type="float" office:value="0.392477871628745" calcext:value-type="float">
            <text:p>0.3924778716</text:p>
          </table:table-cell>
          <table:table-cell office:value-type="float" office:value="-0.248177899888804" calcext:value-type="float">
            <text:p>-0.2481778999</text:p>
          </table:table-cell>
          <table:table-cell office:value-type="float" office:value="-0.0953627524727861" calcext:value-type="float">
            <text:p>-0.0953627525</text:p>
          </table:table-cell>
          <table:table-cell office:value-type="float" office:value="1.31413104809224" calcext:value-type="float">
            <text:p>1.3141310481</text:p>
          </table:table-cell>
          <table:table-cell office:value-type="float" office:value="1.0916814094227" calcext:value-type="float">
            <text:p>1.0916814094</text:p>
          </table:table-cell>
          <table:table-cell office:value-type="float" office:value="-0.409346352255035" calcext:value-type="float">
            <text:p>-0.4093463523</text:p>
          </table:table-cell>
          <table:table-cell office:value-type="float" office:value="-0.577994104632916" calcext:value-type="float">
            <text:p>-0.5779941046</text:p>
          </table:table-cell>
          <table:table-cell office:value-type="float" office:value="-0.581283742420706" calcext:value-type="float">
            <text:p>-0.5812837424</text:p>
          </table:table-cell>
          <table:table-cell office:value-type="float" office:value="0.212342679791527" calcext:value-type="float">
            <text:p>0.2123426798</text:p>
          </table:table-cell>
          <table:table-cell office:value-type="float" office:value="-0.893181252962422" calcext:value-type="float">
            <text:p>-0.893181253</text:p>
          </table:table-cell>
          <table:table-cell office:value-type="float" office:value="-0.0206528853522847" calcext:value-type="float">
            <text:p>-0.02065288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-1.00492933857661" calcext:value-type="float">
            <text:p>-1.0049293386</text:p>
          </table:table-cell>
          <table:table-cell office:value-type="float" office:value="-0.985977681437715" calcext:value-type="float">
            <text:p>-0.9859776814</text:p>
          </table:table-cell>
          <table:table-cell office:value-type="float" office:value="-0.0380388289597724" calcext:value-type="float">
            <text:p>-0.038038829</text:p>
          </table:table-cell>
          <table:table-cell office:value-type="float" office:value="3.71006135915003" calcext:value-type="float">
            <text:p>3.7100613592</text:p>
          </table:table-cell>
          <table:table-cell office:value-type="float" office:value="-6.63195083213121" calcext:value-type="float">
            <text:p>-6.6319508321</text:p>
          </table:table-cell>
          <table:table-cell office:value-type="float" office:value="5.12210258142297" calcext:value-type="float">
            <text:p>5.1221025814</text:p>
          </table:table-cell>
          <table:table-cell office:value-type="float" office:value="4.37169125592055" calcext:value-type="float">
            <text:p>4.3716912559</text:p>
          </table:table-cell>
          <table:table-cell office:value-type="float" office:value="-2.00686750606648" calcext:value-type="float">
            <text:p>-2.0068675061</text:p>
          </table:table-cell>
          <table:table-cell office:value-type="float" office:value="-0.278736460739287" calcext:value-type="float">
            <text:p>-0.2787364607</text:p>
          </table:table-cell>
          <table:table-cell office:value-type="float" office:value="-0.230872923441907" calcext:value-type="float">
            <text:p>-0.2308729234</text:p>
          </table:table-cell>
          <table:table-cell office:value-type="float" office:value="0.145155263239837" calcext:value-type="float">
            <text:p>0.1451552632</text:p>
          </table:table-cell>
          <table:table-cell office:value-type="float" office:value="-0.0631560504596301" calcext:value-type="float">
            <text:p>-0.0631560505</text:p>
          </table:table-cell>
          <table:table-cell office:value-type="float" office:value="-0.79958507056403" calcext:value-type="float">
            <text:p>-0.7995850706</text:p>
          </table:table-cell>
          <table:table-cell office:value-type="float" office:value="-0.341956368039262" calcext:value-type="float">
            <text:p>-0.341956368</text:p>
          </table:table-cell>
          <table:table-cell office:value-type="float" office:value="-0.930529781903999" calcext:value-type="float">
            <text:p>-0.9305297819</text:p>
          </table:table-cell>
          <table:table-cell office:value-type="float" office:value="0.510510185482595" calcext:value-type="float">
            <text:p>0.5105101855</text:p>
          </table:table-cell>
          <table:table-cell office:value-type="float" office:value="0.0924281060557055" calcext:value-type="float">
            <text:p>0.0924281061</text:p>
          </table:table-cell>
          <table:table-cell office:value-type="float" office:value="0.823984132238812" calcext:value-type="float">
            <text:p>0.8239841322</text:p>
          </table:table-cell>
          <table:table-cell office:value-type="float" office:value="1.19039780013038" calcext:value-type="float">
            <text:p>1.1903978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-1.16942245796433" calcext:value-type="float">
            <text:p>-1.169422458</text:p>
          </table:table-cell>
          <table:table-cell office:value-type="float" office:value="1.15831387032695" calcext:value-type="float">
            <text:p>1.1583138703</text:p>
          </table:table-cell>
          <table:table-cell office:value-type="float" office:value="1.40679953629777" calcext:value-type="float">
            <text:p>1.4067995363</text:p>
          </table:table-cell>
          <table:table-cell office:value-type="float" office:value="0.860188897348956" calcext:value-type="float">
            <text:p>0.8601888973</text:p>
          </table:table-cell>
          <table:table-cell office:value-type="float" office:value="-0.103809888790759" calcext:value-type="float">
            <text:p>-0.1038098888</text:p>
          </table:table-cell>
          <table:table-cell office:value-type="float" office:value="0.122034779552914" calcext:value-type="float">
            <text:p>0.1220347796</text:p>
          </table:table-cell>
          <table:table-cell office:value-type="float" office:value="0.264451377145263" calcext:value-type="float">
            <text:p>0.2644513771</text:p>
          </table:table-cell>
          <table:table-cell office:value-type="float" office:value="-0.108766588645948" calcext:value-type="float">
            <text:p>-0.1087665886</text:p>
          </table:table-cell>
          <table:table-cell office:value-type="float" office:value="-0.181976611127934" calcext:value-type="float">
            <text:p>-0.1819766111</text:p>
          </table:table-cell>
          <table:table-cell office:value-type="float" office:value="0.659592648943552" calcext:value-type="float">
            <text:p>0.6595926489</text:p>
          </table:table-cell>
          <table:table-cell office:value-type="float" office:value="0.45631688991831" calcext:value-type="float">
            <text:p>0.4563168899</text:p>
          </table:table-cell>
          <table:table-cell office:value-type="float" office:value="-0.097762710197907" calcext:value-type="float">
            <text:p>-0.0977627102</text:p>
          </table:table-cell>
          <table:table-cell office:value-type="float" office:value="-0.346158686301307" calcext:value-type="float">
            <text:p>-0.3461586863</text:p>
          </table:table-cell>
          <table:table-cell office:value-type="float" office:value="0.210182391368661" calcext:value-type="float">
            <text:p>0.2101823914</text:p>
          </table:table-cell>
          <table:table-cell office:value-type="float" office:value="2.34522933348286" calcext:value-type="float">
            <text:p>2.3452293335</text:p>
          </table:table-cell>
          <table:table-cell office:value-type="float" office:value="-1.1726476833364" calcext:value-type="float">
            <text:p>-1.1726476833</text:p>
          </table:table-cell>
          <table:table-cell office:value-type="float" office:value="0.860018873573656" calcext:value-type="float">
            <text:p>0.8600188736</text:p>
          </table:table-cell>
          <table:table-cell office:value-type="float" office:value="-1.15422426573603" calcext:value-type="float">
            <text:p>-1.1542242657</text:p>
          </table:table-cell>
          <table:table-cell office:value-type="float" office:value="0.858768026366302" calcext:value-type="float">
            <text:p>0.8587680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09552460629831" calcext:value-type="float">
            <text:p>1.0955246063</text:p>
          </table:table-cell>
          <table:table-cell office:value-type="float" office:value="-0.116085345733392" calcext:value-type="float">
            <text:p>-0.1160853457</text:p>
          </table:table-cell>
          <table:table-cell office:value-type="float" office:value="1.39791191546724" calcext:value-type="float">
            <text:p>1.3979119155</text:p>
          </table:table-cell>
          <table:table-cell office:value-type="float" office:value="1.49754690019101" calcext:value-type="float">
            <text:p>1.4975469002</text:p>
          </table:table-cell>
          <table:table-cell office:value-type="float" office:value="-1.0491239994212" calcext:value-type="float">
            <text:p>-1.0491239994</text:p>
          </table:table-cell>
          <table:table-cell office:value-type="float" office:value="0.0728385348036489" calcext:value-type="float">
            <text:p>0.0728385348</text:p>
          </table:table-cell>
          <table:table-cell office:value-type="float" office:value="-0.723802080255301" calcext:value-type="float">
            <text:p>-0.7238020803</text:p>
          </table:table-cell>
          <table:table-cell office:value-type="float" office:value="0.287532472980736" calcext:value-type="float">
            <text:p>0.287532473</text:p>
          </table:table-cell>
          <table:table-cell office:value-type="float" office:value="0.996326812363796" calcext:value-type="float">
            <text:p>0.9963268124</text:p>
          </table:table-cell>
          <table:table-cell office:value-type="float" office:value="-0.149144652839117" calcext:value-type="float">
            <text:p>-0.1491446528</text:p>
          </table:table-cell>
          <table:table-cell office:value-type="float" office:value="-0.508291668719983" calcext:value-type="float">
            <text:p>-0.5082916687</text:p>
          </table:table-cell>
          <table:table-cell office:value-type="float" office:value="-0.0278409029803608" calcext:value-type="float">
            <text:p>-0.027840903</text:p>
          </table:table-cell>
          <table:table-cell office:value-type="float" office:value="-1.32155975244457" calcext:value-type="float">
            <text:p>-1.3215597524</text:p>
          </table:table-cell>
          <table:table-cell office:value-type="float" office:value="-0.0624044666639764" calcext:value-type="float">
            <text:p>-0.0624044667</text:p>
          </table:table-cell>
          <table:table-cell office:value-type="float" office:value="0.505750535601976" calcext:value-type="float">
            <text:p>0.5057505356</text:p>
          </table:table-cell>
          <table:table-cell office:value-type="float" office:value="-0.209298470605219" calcext:value-type="float">
            <text:p>-0.2092984706</text:p>
          </table:table-cell>
          <table:table-cell office:value-type="float" office:value="0.207536533977023" calcext:value-type="float">
            <text:p>0.207536534</text:p>
          </table:table-cell>
          <table:table-cell office:value-type="float" office:value="-0.471334706912941" calcext:value-type="float">
            <text:p>-0.4713347069</text:p>
          </table:table-cell>
          <table:table-cell office:value-type="float" office:value="-0.736297582236995" calcext:value-type="float">
            <text:p>-0.73629758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.29566762073068" calcext:value-type="float">
            <text:p>1.2956676207</text:p>
          </table:table-cell>
          <table:table-cell office:value-type="float" office:value="0.341483451353791" calcext:value-type="float">
            <text:p>0.3414834514</text:p>
          </table:table-cell>
          <table:table-cell office:value-type="float" office:value="0.0815051987484797" calcext:value-type="float">
            <text:p>0.0815051987</text:p>
          </table:table-cell>
          <table:table-cell office:value-type="float" office:value="0.566746069705835" calcext:value-type="float">
            <text:p>0.5667460697</text:p>
          </table:table-cell>
          <table:table-cell office:value-type="float" office:value="-0.110458773277264" calcext:value-type="float">
            <text:p>-0.1104587733</text:p>
          </table:table-cell>
          <table:table-cell office:value-type="float" office:value="-0.766324792720234" calcext:value-type="float">
            <text:p>-0.7663247927</text:p>
          </table:table-cell>
          <table:table-cell office:value-type="float" office:value="0.0731549033988192" calcext:value-type="float">
            <text:p>0.0731549034</text:p>
          </table:table-cell>
          <table:table-cell office:value-type="float" office:value="-0.168304137620736" calcext:value-type="float">
            <text:p>-0.1683041376</text:p>
          </table:table-cell>
          <table:table-cell office:value-type="float" office:value="0.0718371100236598" calcext:value-type="float">
            <text:p>0.07183711</text:p>
          </table:table-cell>
          <table:table-cell office:value-type="float" office:value="-0.28104399420091" calcext:value-type="float">
            <text:p>-0.2810439942</text:p>
          </table:table-cell>
          <table:table-cell office:value-type="float" office:value="-0.549533938889144" calcext:value-type="float">
            <text:p>-0.5495339389</text:p>
          </table:table-cell>
          <table:table-cell office:value-type="float" office:value="0.0490931624959103" calcext:value-type="float">
            <text:p>0.0490931625</text:p>
          </table:table-cell>
          <table:table-cell office:value-type="float" office:value="0.303950022826475" calcext:value-type="float">
            <text:p>0.3039500228</text:p>
          </table:table-cell>
          <table:table-cell office:value-type="float" office:value="-0.316750192452704" calcext:value-type="float">
            <text:p>-0.3167501925</text:p>
          </table:table-cell>
          <table:table-cell office:value-type="float" office:value="1.13489720516941" calcext:value-type="float">
            <text:p>1.1348972052</text:p>
          </table:table-cell>
          <table:table-cell office:value-type="float" office:value="0.635909577425588" calcext:value-type="float">
            <text:p>0.6359095774</text:p>
          </table:table-cell>
          <table:table-cell office:value-type="float" office:value="-0.199763166132168" calcext:value-type="float">
            <text:p>-0.1997631661</text:p>
          </table:table-cell>
          <table:table-cell office:value-type="float" office:value="-0.122051064207473" calcext:value-type="float">
            <text:p>-0.1220510642</text:p>
          </table:table-cell>
          <table:table-cell office:value-type="float" office:value="0.0045161815786887" calcext:value-type="float">
            <text:p>0.00451618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0.158331782301759" calcext:value-type="float">
            <text:p>0.1583317823</text:p>
          </table:table-cell>
          <table:table-cell office:value-type="float" office:value="0.872687435246972" calcext:value-type="float">
            <text:p>0.8726874352</text:p>
          </table:table-cell>
          <table:table-cell office:value-type="float" office:value="0.965524582020175" calcext:value-type="float">
            <text:p>0.965524582</text:p>
          </table:table-cell>
          <table:table-cell office:value-type="float" office:value="1.80212716128867" calcext:value-type="float">
            <text:p>1.8021271613</text:p>
          </table:table-cell>
          <table:table-cell office:value-type="float" office:value="0.139021981009842" calcext:value-type="float">
            <text:p>0.139021981</text:p>
          </table:table-cell>
          <table:table-cell office:value-type="float" office:value="0.110863099962207" calcext:value-type="float">
            <text:p>0.1108631</text:p>
          </table:table-cell>
          <table:table-cell office:value-type="float" office:value="0.559079185876476" calcext:value-type="float">
            <text:p>0.5590791859</text:p>
          </table:table-cell>
          <table:table-cell office:value-type="float" office:value="-0.0290709324327654" calcext:value-type="float">
            <text:p>-0.0290709324</text:p>
          </table:table-cell>
          <table:table-cell office:value-type="float" office:value="-0.394912253717594" calcext:value-type="float">
            <text:p>-0.3949122537</text:p>
          </table:table-cell>
          <table:table-cell office:value-type="float" office:value="0.0326744802467683" calcext:value-type="float">
            <text:p>0.0326744802</text:p>
          </table:table-cell>
          <table:table-cell office:value-type="float" office:value="-0.500918900235755" calcext:value-type="float">
            <text:p>-0.5009189002</text:p>
          </table:table-cell>
          <table:table-cell office:value-type="float" office:value="0.631916037705799" calcext:value-type="float">
            <text:p>0.6319160377</text:p>
          </table:table-cell>
          <table:table-cell office:value-type="float" office:value="0.754693616555678" calcext:value-type="float">
            <text:p>0.7546936166</text:p>
          </table:table-cell>
          <table:table-cell office:value-type="float" office:value="-0.0476554686939835" calcext:value-type="float">
            <text:p>-0.0476554687</text:p>
          </table:table-cell>
          <table:table-cell office:value-type="float" office:value="0.348217616820134" calcext:value-type="float">
            <text:p>0.3482176168</text:p>
          </table:table-cell>
          <table:table-cell office:value-type="float" office:value="-1.49352680501418" calcext:value-type="float">
            <text:p>-1.493526805</text:p>
          </table:table-cell>
          <table:table-cell office:value-type="float" office:value="0.757230631601602" calcext:value-type="float">
            <text:p>0.7572306316</text:p>
          </table:table-cell>
          <table:table-cell office:value-type="float" office:value="-0.68436921621072" calcext:value-type="float">
            <text:p>-0.6843692162</text:p>
          </table:table-cell>
          <table:table-cell office:value-type="float" office:value="1.30335875909536" calcext:value-type="float">
            <text:p>1.30335875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-0.554064564931988" calcext:value-type="float">
            <text:p>-0.5540645649</text:p>
          </table:table-cell>
          <table:table-cell office:value-type="float" office:value="0.215728297966379" calcext:value-type="float">
            <text:p>0.215728298</text:p>
          </table:table-cell>
          <table:table-cell office:value-type="float" office:value="0.84426462904462" calcext:value-type="float">
            <text:p>0.844264629</text:p>
          </table:table-cell>
          <table:table-cell office:value-type="float" office:value="-0.753067316254495" calcext:value-type="float">
            <text:p>-0.7530673163</text:p>
          </table:table-cell>
          <table:table-cell office:value-type="float" office:value="0.0348484695858477" calcext:value-type="float">
            <text:p>0.0348484696</text:p>
          </table:table-cell>
          <table:table-cell office:value-type="float" office:value="-0.558597247605412" calcext:value-type="float">
            <text:p>-0.5585972476</text:p>
          </table:table-cell>
          <table:table-cell office:value-type="float" office:value="1.09040095790026" calcext:value-type="float">
            <text:p>1.0904009579</text:p>
          </table:table-cell>
          <table:table-cell office:value-type="float" office:value="-0.203873231509391" calcext:value-type="float">
            <text:p>-0.2038732315</text:p>
          </table:table-cell>
          <table:table-cell office:value-type="float" office:value="0.262393622286028" calcext:value-type="float">
            <text:p>0.2623936223</text:p>
          </table:table-cell>
          <table:table-cell office:value-type="float" office:value="-1.35471021992455" calcext:value-type="float">
            <text:p>-1.3547102199</text:p>
          </table:table-cell>
          <table:table-cell office:value-type="float" office:value="-0.0948798795631494" calcext:value-type="float">
            <text:p>-0.0948798796</text:p>
          </table:table-cell>
          <table:table-cell office:value-type="float" office:value="0.953745991690559" calcext:value-type="float">
            <text:p>0.9537459917</text:p>
          </table:table-cell>
          <table:table-cell office:value-type="float" office:value="0.836964039089714" calcext:value-type="float">
            <text:p>0.8369640391</text:p>
          </table:table-cell>
          <table:table-cell office:value-type="float" office:value="0.14475220028962" calcext:value-type="float">
            <text:p>0.1447522003</text:p>
          </table:table-cell>
          <table:table-cell office:value-type="float" office:value="1.15660953164838" calcext:value-type="float">
            <text:p>1.1566095316</text:p>
          </table:table-cell>
          <table:table-cell office:value-type="float" office:value="-1.933020942756" calcext:value-type="float">
            <text:p>-1.9330209428</text:p>
          </table:table-cell>
          <table:table-cell office:value-type="float" office:value="0.741348957532257" calcext:value-type="float">
            <text:p>0.7413489575</text:p>
          </table:table-cell>
          <table:table-cell office:value-type="float" office:value="-0.513609928080678" calcext:value-type="float">
            <text:p>-0.5136099281</text:p>
          </table:table-cell>
          <table:table-cell office:value-type="float" office:value="1.5673453867025" calcext:value-type="float">
            <text:p>1.56734538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-1.33088157532471" calcext:value-type="float">
            <text:p>-1.3308815753</text:p>
          </table:table-cell>
          <table:table-cell office:value-type="float" office:value="0.26754022707339" calcext:value-type="float">
            <text:p>0.2675402271</text:p>
          </table:table-cell>
          <table:table-cell office:value-type="float" office:value="-0.168469573562158" calcext:value-type="float">
            <text:p>-0.1684695736</text:p>
          </table:table-cell>
          <table:table-cell office:value-type="float" office:value="-0.701232147988771" calcext:value-type="float">
            <text:p>-0.701232148</text:p>
          </table:table-cell>
          <table:table-cell office:value-type="float" office:value="3.28197152637576" calcext:value-type="float">
            <text:p>3.2819715264</text:p>
          </table:table-cell>
          <table:table-cell office:value-type="float" office:value="3.21638961502674" calcext:value-type="float">
            <text:p>3.216389615</text:p>
          </table:table-cell>
          <table:table-cell office:value-type="float" office:value="-0.0593943523071498" calcext:value-type="float">
            <text:p>-0.0593943523</text:p>
          </table:table-cell>
          <table:table-cell office:value-type="float" office:value="0.895430427879541" calcext:value-type="float">
            <text:p>0.8954304279</text:p>
          </table:table-cell>
          <table:table-cell office:value-type="float" office:value="-0.0177788238187959" calcext:value-type="float">
            <text:p>-0.0177788238</text:p>
          </table:table-cell>
          <table:table-cell office:value-type="float" office:value="-0.165753217895266" calcext:value-type="float">
            <text:p>-0.1657532179</text:p>
          </table:table-cell>
          <table:table-cell office:value-type="float" office:value="-0.765047305633999" calcext:value-type="float">
            <text:p>-0.7650473056</text:p>
          </table:table-cell>
          <table:table-cell office:value-type="float" office:value="-0.0156362827296156" calcext:value-type="float">
            <text:p>-0.0156362827</text:p>
          </table:table-cell>
          <table:table-cell office:value-type="float" office:value="-0.356625989563243" calcext:value-type="float">
            <text:p>-0.3566259896</text:p>
          </table:table-cell>
          <table:table-cell office:value-type="float" office:value="-0.0412000005982097" calcext:value-type="float">
            <text:p>-0.0412000006</text:p>
          </table:table-cell>
          <table:table-cell office:value-type="float" office:value="-0.735103099898972" calcext:value-type="float">
            <text:p>-0.7351030999</text:p>
          </table:table-cell>
          <table:table-cell office:value-type="float" office:value="0.0305333144480771" calcext:value-type="float">
            <text:p>0.0305333144</text:p>
          </table:table-cell>
          <table:table-cell office:value-type="float" office:value="-0.778067287751348" calcext:value-type="float">
            <text:p>-0.7780672878</text:p>
          </table:table-cell>
          <table:table-cell office:value-type="float" office:value="-0.0151596831713987" calcext:value-type="float">
            <text:p>-0.0151596832</text:p>
          </table:table-cell>
          <table:table-cell office:value-type="float" office:value="-0.152824068495873" calcext:value-type="float">
            <text:p>-0.15282406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11069200372208" calcext:value-type="float">
            <text:p>1.1106920037</text:p>
          </table:table-cell>
          <table:table-cell office:value-type="float" office:value="0.0819419013829698" calcext:value-type="float">
            <text:p>0.0819419014</text:p>
          </table:table-cell>
          <table:table-cell office:value-type="float" office:value="0.406063037313593" calcext:value-type="float">
            <text:p>0.4060630373</text:p>
          </table:table-cell>
          <table:table-cell office:value-type="float" office:value="1.29074038305994" calcext:value-type="float">
            <text:p>1.2907403831</text:p>
          </table:table-cell>
          <table:table-cell office:value-type="float" office:value="-0.169813148258441" calcext:value-type="float">
            <text:p>-0.1698131483</text:p>
          </table:table-cell>
          <table:table-cell office:value-type="float" office:value="0.120955382832246" calcext:value-type="float">
            <text:p>0.1209553828</text:p>
          </table:table-cell>
          <table:table-cell office:value-type="float" office:value="-0.080845204793183" calcext:value-type="float">
            <text:p>-0.0808452048</text:p>
          </table:table-cell>
          <table:table-cell office:value-type="float" office:value="0.17437308481531" calcext:value-type="float">
            <text:p>0.1743730848</text:p>
          </table:table-cell>
          <table:table-cell office:value-type="float" office:value="0.152070726014375" calcext:value-type="float">
            <text:p>0.152070726</text:p>
          </table:table-cell>
          <table:table-cell office:value-type="float" office:value="0.0652667231931254" calcext:value-type="float">
            <text:p>0.0652667232</text:p>
          </table:table-cell>
          <table:table-cell office:value-type="float" office:value="1.02454976986831" calcext:value-type="float">
            <text:p>1.0245497699</text:p>
          </table:table-cell>
          <table:table-cell office:value-type="float" office:value="0.793137179599713" calcext:value-type="float">
            <text:p>0.7931371796</text:p>
          </table:table-cell>
          <table:table-cell office:value-type="float" office:value="-1.01503970254654" calcext:value-type="float">
            <text:p>-1.0150397025</text:p>
          </table:table-cell>
          <table:table-cell office:value-type="float" office:value="0.422995451627276" calcext:value-type="float">
            <text:p>0.4229954516</text:p>
          </table:table-cell>
          <table:table-cell office:value-type="float" office:value="-0.706629551160314" calcext:value-type="float">
            <text:p>-0.7066295512</text:p>
          </table:table-cell>
          <table:table-cell office:value-type="float" office:value="-0.488455357544419" calcext:value-type="float">
            <text:p>-0.4884553575</text:p>
          </table:table-cell>
          <table:table-cell office:value-type="float" office:value="0.0585314477120091" calcext:value-type="float">
            <text:p>0.0585314477</text:p>
          </table:table-cell>
          <table:table-cell office:value-type="float" office:value="-0.383627225929433" calcext:value-type="float">
            <text:p>-0.3836272259</text:p>
          </table:table-cell>
          <table:table-cell office:value-type="float" office:value="-0.0740676980785363" calcext:value-type="float">
            <text:p>-0.07406769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.15431211678574" calcext:value-type="float">
            <text:p>1.1543121168</text:p>
          </table:table-cell>
          <table:table-cell office:value-type="float" office:value="0.265462317325236" calcext:value-type="float">
            <text:p>0.2654623173</text:p>
          </table:table-cell>
          <table:table-cell office:value-type="float" office:value="0.384870524075104" calcext:value-type="float">
            <text:p>0.3848705241</text:p>
          </table:table-cell>
          <table:table-cell office:value-type="float" office:value="0.575007040189308" calcext:value-type="float">
            <text:p>0.5750070402</text:p>
          </table:table-cell>
          <table:table-cell office:value-type="float" office:value="-0.217475464731052" calcext:value-type="float">
            <text:p>-0.2174754647</text:p>
          </table:table-cell>
          <table:table-cell office:value-type="float" office:value="-0.391519648227507" calcext:value-type="float">
            <text:p>-0.3915196482</text:p>
          </table:table-cell>
          <table:table-cell office:value-type="float" office:value="-0.081488956561272" calcext:value-type="float">
            <text:p>-0.0814889566</text:p>
          </table:table-cell>
          <table:table-cell office:value-type="float" office:value="0.062789489939691" calcext:value-type="float">
            <text:p>0.0627894899</text:p>
          </table:table-cell>
          <table:table-cell office:value-type="float" office:value="-0.26058332390039" calcext:value-type="float">
            <text:p>-0.2605833239</text:p>
          </table:table-cell>
          <table:table-cell office:value-type="float" office:value="-0.161677216936728" calcext:value-type="float">
            <text:p>-0.1616772169</text:p>
          </table:table-cell>
          <table:table-cell office:value-type="float" office:value="2.05292777700016" calcext:value-type="float">
            <text:p>2.052927777</text:p>
          </table:table-cell>
          <table:table-cell office:value-type="float" office:value="1.13082593391895" calcext:value-type="float">
            <text:p>1.1308259339</text:p>
          </table:table-cell>
          <table:table-cell office:value-type="float" office:value="0.189484506115511" calcext:value-type="float">
            <text:p>0.1894845061</text:p>
          </table:table-cell>
          <table:table-cell office:value-type="float" office:value="-0.0707926116953762" calcext:value-type="float">
            <text:p>-0.0707926117</text:p>
          </table:table-cell>
          <table:table-cell office:value-type="float" office:value="0.619345198096689" calcext:value-type="float">
            <text:p>0.6193451981</text:p>
          </table:table-cell>
          <table:table-cell office:value-type="float" office:value="0.318582896539062" calcext:value-type="float">
            <text:p>0.3185828965</text:p>
          </table:table-cell>
          <table:table-cell office:value-type="float" office:value="0.090232112025443" calcext:value-type="float">
            <text:p>0.090232112</text:p>
          </table:table-cell>
          <table:table-cell office:value-type="float" office:value="-0.331450411508532" calcext:value-type="float">
            <text:p>-0.3314504115</text:p>
          </table:table-cell>
          <table:table-cell office:value-type="float" office:value="-0.344721213431806" calcext:value-type="float">
            <text:p>-0.34472121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0.986063325558912" calcext:value-type="float">
            <text:p>0.9860633256</text:p>
          </table:table-cell>
          <table:table-cell office:value-type="float" office:value="-0.202964586766765" calcext:value-type="float">
            <text:p>-0.2029645868</text:p>
          </table:table-cell>
          <table:table-cell office:value-type="float" office:value="-0.492768147356141" calcext:value-type="float">
            <text:p>-0.4927681474</text:p>
          </table:table-cell>
          <table:table-cell office:value-type="float" office:value="0.407691274714408" calcext:value-type="float">
            <text:p>0.4076912747</text:p>
          </table:table-cell>
          <table:table-cell office:value-type="float" office:value="0.305660256237429" calcext:value-type="float">
            <text:p>0.3056602562</text:p>
          </table:table-cell>
          <table:table-cell office:value-type="float" office:value="-0.230529178948424" calcext:value-type="float">
            <text:p>-0.2305291789</text:p>
          </table:table-cell>
          <table:table-cell office:value-type="float" office:value="0.585028086151903" calcext:value-type="float">
            <text:p>0.5850280862</text:p>
          </table:table-cell>
          <table:table-cell office:value-type="float" office:value="-0.208224591017666" calcext:value-type="float">
            <text:p>-0.208224591</text:p>
          </table:table-cell>
          <table:table-cell office:value-type="float" office:value="-0.247503447978774" calcext:value-type="float">
            <text:p>-0.247503448</text:p>
          </table:table-cell>
          <table:table-cell office:value-type="float" office:value="-0.192253127963734" calcext:value-type="float">
            <text:p>-0.192253128</text:p>
          </table:table-cell>
          <table:table-cell office:value-type="float" office:value="-0.628317496088626" calcext:value-type="float">
            <text:p>-0.6283174961</text:p>
          </table:table-cell>
          <table:table-cell office:value-type="float" office:value="0.430307932699876" calcext:value-type="float">
            <text:p>0.4303079327</text:p>
          </table:table-cell>
          <table:table-cell office:value-type="float" office:value="0.811248019884464" calcext:value-type="float">
            <text:p>0.8112480199</text:p>
          </table:table-cell>
          <table:table-cell office:value-type="float" office:value="0.371566359048745" calcext:value-type="float">
            <text:p>0.371566359</text:p>
          </table:table-cell>
          <table:table-cell office:value-type="float" office:value="1.02607884858679" calcext:value-type="float">
            <text:p>1.0260788486</text:p>
          </table:table-cell>
          <table:table-cell office:value-type="float" office:value="-0.0285013452690086" calcext:value-type="float">
            <text:p>-0.0285013453</text:p>
          </table:table-cell>
          <table:table-cell office:value-type="float" office:value="-0.3075461030699" calcext:value-type="float">
            <text:p>-0.3075461031</text:p>
          </table:table-cell>
          <table:table-cell office:value-type="float" office:value="-1.09965491470003" calcext:value-type="float">
            <text:p>-1.0996549147</text:p>
          </table:table-cell>
          <table:table-cell office:value-type="float" office:value="0.0107385063797803" calcext:value-type="float">
            <text:p>0.0107385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.1387593359078" calcext:value-type="float">
            <text:p>1.1387593359</text:p>
          </table:table-cell>
          <table:table-cell office:value-type="float" office:value="-1.19295282747355" calcext:value-type="float">
            <text:p>-1.1929528275</text:p>
          </table:table-cell>
          <table:table-cell office:value-type="float" office:value="1.40713083554771" calcext:value-type="float">
            <text:p>1.4071308355</text:p>
          </table:table-cell>
          <table:table-cell office:value-type="float" office:value="-0.330070103385594" calcext:value-type="float">
            <text:p>-0.3300701034</text:p>
          </table:table-cell>
          <table:table-cell office:value-type="float" office:value="-2.06950346000893" calcext:value-type="float">
            <text:p>-2.06950346</text:p>
          </table:table-cell>
          <table:table-cell office:value-type="float" office:value="-0.242175406330976" calcext:value-type="float">
            <text:p>-0.2421754063</text:p>
          </table:table-cell>
          <table:table-cell office:value-type="float" office:value="-1.30663511427275" calcext:value-type="float">
            <text:p>-1.3066351143</text:p>
          </table:table-cell>
          <table:table-cell office:value-type="float" office:value="0.104510402617049" calcext:value-type="float">
            <text:p>0.1045104026</text:p>
          </table:table-cell>
          <table:table-cell office:value-type="float" office:value="0.1346282320753" calcext:value-type="float">
            <text:p>0.1346282321</text:p>
          </table:table-cell>
          <table:table-cell office:value-type="float" office:value="0.493931277386145" calcext:value-type="float">
            <text:p>0.4939312774</text:p>
          </table:table-cell>
          <table:table-cell office:value-type="float" office:value="-0.8951875984556" calcext:value-type="float">
            <text:p>-0.8951875985</text:p>
          </table:table-cell>
          <table:table-cell office:value-type="float" office:value="-0.182695452453829" calcext:value-type="float">
            <text:p>-0.1826954525</text:p>
          </table:table-cell>
          <table:table-cell office:value-type="float" office:value="0.146080827117795" calcext:value-type="float">
            <text:p>0.1460808271</text:p>
          </table:table-cell>
          <table:table-cell office:value-type="float" office:value="-0.586610838748991" calcext:value-type="float">
            <text:p>-0.5866108387</text:p>
          </table:table-cell>
          <table:table-cell office:value-type="float" office:value="0.797189022079305" calcext:value-type="float">
            <text:p>0.7971890221</text:p>
          </table:table-cell>
          <table:table-cell office:value-type="float" office:value="-0.891720829484445" calcext:value-type="float">
            <text:p>-0.8917208295</text:p>
          </table:table-cell>
          <table:table-cell office:value-type="float" office:value="-0.0792078211726979" calcext:value-type="float">
            <text:p>-0.0792078212</text:p>
          </table:table-cell>
          <table:table-cell office:value-type="float" office:value="1.54158849386504" calcext:value-type="float">
            <text:p>1.5415884939</text:p>
          </table:table-cell>
          <table:table-cell office:value-type="float" office:value="-0.983586179206678" calcext:value-type="float">
            <text:p>-0.98358617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.14552438734553" calcext:value-type="float">
            <text:p>1.1455243873</text:p>
          </table:table-cell>
          <table:table-cell office:value-type="float" office:value="0.575067968122658" calcext:value-type="float">
            <text:p>0.5750679681</text:p>
          </table:table-cell>
          <table:table-cell office:value-type="float" office:value="0.194008459987088" calcext:value-type="float">
            <text:p>0.19400846</text:p>
          </table:table-cell>
          <table:table-cell office:value-type="float" office:value="2.59819174498796" calcext:value-type="float">
            <text:p>2.598191745</text:p>
          </table:table-cell>
          <table:table-cell office:value-type="float" office:value="-0.0922100226629796" calcext:value-type="float">
            <text:p>-0.0922100227</text:p>
          </table:table-cell>
          <table:table-cell office:value-type="float" office:value="-1.0444295836732" calcext:value-type="float">
            <text:p>-1.0444295837</text:p>
          </table:table-cell>
          <table:table-cell office:value-type="float" office:value="0.531587592965216" calcext:value-type="float">
            <text:p>0.531587593</text:p>
          </table:table-cell>
          <table:table-cell office:value-type="float" office:value="-0.241888126572805" calcext:value-type="float">
            <text:p>-0.2418881266</text:p>
          </table:table-cell>
          <table:table-cell office:value-type="float" office:value="-0.896287173943134" calcext:value-type="float">
            <text:p>-0.8962871739</text:p>
          </table:table-cell>
          <table:table-cell office:value-type="float" office:value="0.757952330755115" calcext:value-type="float">
            <text:p>0.7579523308</text:p>
          </table:table-cell>
          <table:table-cell office:value-type="float" office:value="-0.448937077852659" calcext:value-type="float">
            <text:p>-0.4489370779</text:p>
          </table:table-cell>
          <table:table-cell office:value-type="float" office:value="-0.660863324849119" calcext:value-type="float">
            <text:p>-0.6608633248</text:p>
          </table:table-cell>
          <table:table-cell office:value-type="float" office:value="-1.30852217275468" calcext:value-type="float">
            <text:p>-1.3085221728</text:p>
          </table:table-cell>
          <table:table-cell office:value-type="float" office:value="0.788863794122663" calcext:value-type="float">
            <text:p>0.7888637941</text:p>
          </table:table-cell>
          <table:table-cell office:value-type="float" office:value="0.320294451189993" calcext:value-type="float">
            <text:p>0.3202944512</text:p>
          </table:table-cell>
          <table:table-cell office:value-type="float" office:value="0.295403810318671" calcext:value-type="float">
            <text:p>0.2954038103</text:p>
          </table:table-cell>
          <table:table-cell office:value-type="float" office:value="-0.28787845487047" calcext:value-type="float">
            <text:p>-0.2878784549</text:p>
          </table:table-cell>
          <table:table-cell office:value-type="float" office:value="-0.451452922896375" calcext:value-type="float">
            <text:p>-0.4514529229</text:p>
          </table:table-cell>
          <table:table-cell office:value-type="float" office:value="-1.01144616734405" calcext:value-type="float">
            <text:p>-1.0114461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-0.249361327961551" calcext:value-type="float">
            <text:p>-0.249361328</text:p>
          </table:table-cell>
          <table:table-cell office:value-type="float" office:value="0.399227372862504" calcext:value-type="float">
            <text:p>0.3992273729</text:p>
          </table:table-cell>
          <table:table-cell office:value-type="float" office:value="0.068009333708328" calcext:value-type="float">
            <text:p>0.0680093337</text:p>
          </table:table-cell>
          <table:table-cell office:value-type="float" office:value="-1.06061882632292" calcext:value-type="float">
            <text:p>-1.0606188263</text:p>
          </table:table-cell>
          <table:table-cell office:value-type="float" office:value="2.41039917069756" calcext:value-type="float">
            <text:p>2.4103991707</text:p>
          </table:table-cell>
          <table:table-cell office:value-type="float" office:value="3.73657391553938" calcext:value-type="float">
            <text:p>3.7365739155</text:p>
          </table:table-cell>
          <table:table-cell office:value-type="float" office:value="0.316446080126551" calcext:value-type="float">
            <text:p>0.3164460801</text:p>
          </table:table-cell>
          <table:table-cell office:value-type="float" office:value="0.672296305826337" calcext:value-type="float">
            <text:p>0.6722963058</text:p>
          </table:table-cell>
          <table:table-cell office:value-type="float" office:value="0.015140168440884" calcext:value-type="float">
            <text:p>0.0151401684</text:p>
          </table:table-cell>
          <table:table-cell office:value-type="float" office:value="-0.269501562245437" calcext:value-type="float">
            <text:p>-0.2695015622</text:p>
          </table:table-cell>
          <table:table-cell office:value-type="float" office:value="-0.495120449984549" calcext:value-type="float">
            <text:p>-0.49512045</text:p>
          </table:table-cell>
          <table:table-cell office:value-type="float" office:value="-0.161505830003069" calcext:value-type="float">
            <text:p>-0.16150583</text:p>
          </table:table-cell>
          <table:table-cell office:value-type="float" office:value="-0.274214413311662" calcext:value-type="float">
            <text:p>-0.2742144133</text:p>
          </table:table-cell>
          <table:table-cell office:value-type="float" office:value="-0.27619076761852" calcext:value-type="float">
            <text:p>-0.2761907676</text:p>
          </table:table-cell>
          <table:table-cell office:value-type="float" office:value="-0.172408739733759" calcext:value-type="float">
            <text:p>-0.1724087397</text:p>
          </table:table-cell>
          <table:table-cell office:value-type="float" office:value="-0.118962106359993" calcext:value-type="float">
            <text:p>-0.1189621064</text:p>
          </table:table-cell>
          <table:table-cell office:value-type="float" office:value="-0.550002391086682" calcext:value-type="float">
            <text:p>-0.5500023911</text:p>
          </table:table-cell>
          <table:table-cell office:value-type="float" office:value="-0.148051640353341" calcext:value-type="float">
            <text:p>-0.1480516404</text:p>
          </table:table-cell>
          <table:table-cell office:value-type="float" office:value="0.771761782834217" calcext:value-type="float">
            <text:p>0.77176178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-0.522666281326226" calcext:value-type="float">
            <text:p>-0.5226662813</text:p>
          </table:table-cell>
          <table:table-cell office:value-type="float" office:value="1.00992300182961" calcext:value-type="float">
            <text:p>1.0099230018</text:p>
          </table:table-cell>
          <table:table-cell office:value-type="float" office:value="0.276469594612311" calcext:value-type="float">
            <text:p>0.2764695946</text:p>
          </table:table-cell>
          <table:table-cell office:value-type="float" office:value="1.47528945859934" calcext:value-type="float">
            <text:p>1.4752894586</text:p>
          </table:table-cell>
          <table:table-cell office:value-type="float" office:value="-0.707012562987729" calcext:value-type="float">
            <text:p>-0.707012563</text:p>
          </table:table-cell>
          <table:table-cell office:value-type="float" office:value="0.355242551803606" calcext:value-type="float">
            <text:p>0.3552425518</text:p>
          </table:table-cell>
          <table:table-cell office:value-type="float" office:value="1.55984878741899" calcext:value-type="float">
            <text:p>1.5598487874</text:p>
          </table:table-cell>
          <table:table-cell office:value-type="float" office:value="-0.399578612449174" calcext:value-type="float">
            <text:p>-0.3995786124</text:p>
          </table:table-cell>
          <table:table-cell office:value-type="float" office:value="-0.479812993616112" calcext:value-type="float">
            <text:p>-0.4798129936</text:p>
          </table:table-cell>
          <table:table-cell office:value-type="float" office:value="0.516352274838619" calcext:value-type="float">
            <text:p>0.5163522748</text:p>
          </table:table-cell>
          <table:table-cell office:value-type="float" office:value="0.0343304585928822" calcext:value-type="float">
            <text:p>0.0343304586</text:p>
          </table:table-cell>
          <table:table-cell office:value-type="float" office:value="0.589225512111296" calcext:value-type="float">
            <text:p>0.5892255121</text:p>
          </table:table-cell>
          <table:table-cell office:value-type="float" office:value="1.4269098018209" calcext:value-type="float">
            <text:p>1.4269098018</text:p>
          </table:table-cell>
          <table:table-cell office:value-type="float" office:value="0.0205102490819948" calcext:value-type="float">
            <text:p>0.0205102491</text:p>
          </table:table-cell>
          <table:table-cell office:value-type="float" office:value="1.65133636674485" calcext:value-type="float">
            <text:p>1.6513363667</text:p>
          </table:table-cell>
          <table:table-cell office:value-type="float" office:value="-0.961342569180643" calcext:value-type="float">
            <text:p>-0.9613425692</text:p>
          </table:table-cell>
          <table:table-cell office:value-type="float" office:value="0.24636005877088" calcext:value-type="float">
            <text:p>0.2463600588</text:p>
          </table:table-cell>
          <table:table-cell office:value-type="float" office:value="-0.40753729696982" calcext:value-type="float">
            <text:p>-0.407537297</text:p>
          </table:table-cell>
          <table:table-cell office:value-type="float" office:value="0.917399011636689" calcext:value-type="float">
            <text:p>0.91739901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-0.899992449383227" calcext:value-type="float">
            <text:p>-0.8999924494</text:p>
          </table:table-cell>
          <table:table-cell office:value-type="float" office:value="0.136254782203579" calcext:value-type="float">
            <text:p>0.1362547822</text:p>
          </table:table-cell>
          <table:table-cell office:value-type="float" office:value="1.88366470990807" calcext:value-type="float">
            <text:p>1.8836647099</text:p>
          </table:table-cell>
          <table:table-cell office:value-type="float" office:value="-0.208996095601994" calcext:value-type="float">
            <text:p>-0.2089960956</text:p>
          </table:table-cell>
          <table:table-cell office:value-type="float" office:value="1.05144062021155" calcext:value-type="float">
            <text:p>1.0514406202</text:p>
          </table:table-cell>
          <table:table-cell office:value-type="float" office:value="1.90524133632435" calcext:value-type="float">
            <text:p>1.9052413363</text:p>
          </table:table-cell>
          <table:table-cell office:value-type="float" office:value="0.241423250138503" calcext:value-type="float">
            <text:p>0.2414232501</text:p>
          </table:table-cell>
          <table:table-cell office:value-type="float" office:value="0.647630723466254" calcext:value-type="float">
            <text:p>0.6476307235</text:p>
          </table:table-cell>
          <table:table-cell office:value-type="float" office:value="-0.0534662496159594" calcext:value-type="float">
            <text:p>-0.0534662496</text:p>
          </table:table-cell>
          <table:table-cell office:value-type="float" office:value="-0.504170551077414" calcext:value-type="float">
            <text:p>-0.5041705511</text:p>
          </table:table-cell>
          <table:table-cell office:value-type="float" office:value="1.25459880723608" calcext:value-type="float">
            <text:p>1.2545988072</text:p>
          </table:table-cell>
          <table:table-cell office:value-type="float" office:value="-0.236629189514631" calcext:value-type="float">
            <text:p>-0.2366291895</text:p>
          </table:table-cell>
          <table:table-cell office:value-type="float" office:value="-2.51758729019083" calcext:value-type="float">
            <text:p>-2.5175872902</text:p>
          </table:table-cell>
          <table:table-cell office:value-type="float" office:value="0.384573507124186" calcext:value-type="float">
            <text:p>0.3845735071</text:p>
          </table:table-cell>
          <table:table-cell office:value-type="float" office:value="0.343832096830213" calcext:value-type="float">
            <text:p>0.3438320968</text:p>
          </table:table-cell>
          <table:table-cell office:value-type="float" office:value="-1.37056313688268" calcext:value-type="float">
            <text:p>-1.3705631369</text:p>
          </table:table-cell>
          <table:table-cell office:value-type="float" office:value="0.958567981636055" calcext:value-type="float">
            <text:p>0.9585679816</text:p>
          </table:table-cell>
          <table:table-cell office:value-type="float" office:value="-1.60724169293268" calcext:value-type="float">
            <text:p>-1.6072416929</text:p>
          </table:table-cell>
          <table:table-cell office:value-type="float" office:value="-0.647256440015303" calcext:value-type="float">
            <text:p>-0.647256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-0.7147640190509" calcext:value-type="float">
            <text:p>-0.7147640191</text:p>
          </table:table-cell>
          <table:table-cell office:value-type="float" office:value="0.514968588809346" calcext:value-type="float">
            <text:p>0.5149685888</text:p>
          </table:table-cell>
          <table:table-cell office:value-type="float" office:value="1.82167562698994" calcext:value-type="float">
            <text:p>1.821675627</text:p>
          </table:table-cell>
          <table:table-cell office:value-type="float" office:value="0.616433633112349" calcext:value-type="float">
            <text:p>0.6164336331</text:p>
          </table:table-cell>
          <table:table-cell office:value-type="float" office:value="0.848775614560403" calcext:value-type="float">
            <text:p>0.8487756146</text:p>
          </table:table-cell>
          <table:table-cell office:value-type="float" office:value="-0.111938136930971" calcext:value-type="float">
            <text:p>-0.1119381369</text:p>
          </table:table-cell>
          <table:table-cell office:value-type="float" office:value="1.50561708184721" calcext:value-type="float">
            <text:p>1.5056170818</text:p>
          </table:table-cell>
          <table:table-cell office:value-type="float" office:value="-0.798167297930687" calcext:value-type="float">
            <text:p>-0.7981672979</text:p>
          </table:table-cell>
          <table:table-cell office:value-type="float" office:value="0.244756558759933" calcext:value-type="float">
            <text:p>0.2447565588</text:p>
          </table:table-cell>
          <table:table-cell office:value-type="float" office:value="0.264554166932915" calcext:value-type="float">
            <text:p>0.2645541669</text:p>
          </table:table-cell>
          <table:table-cell office:value-type="float" office:value="-1.10811404262763" calcext:value-type="float">
            <text:p>-1.1081140426</text:p>
          </table:table-cell>
          <table:table-cell office:value-type="float" office:value="-0.359860224587481" calcext:value-type="float">
            <text:p>-0.3598602246</text:p>
          </table:table-cell>
          <table:table-cell office:value-type="float" office:value="-0.163471394515264" calcext:value-type="float">
            <text:p>-0.1634713945</text:p>
          </table:table-cell>
          <table:table-cell office:value-type="float" office:value="-0.78399685528552" calcext:value-type="float">
            <text:p>-0.7839968553</text:p>
          </table:table-cell>
          <table:table-cell office:value-type="float" office:value="-0.367152826926958" calcext:value-type="float">
            <text:p>-0.3671528269</text:p>
          </table:table-cell>
          <table:table-cell office:value-type="float" office:value="-0.653118889937787" calcext:value-type="float">
            <text:p>-0.6531188899</text:p>
          </table:table-cell>
          <table:table-cell office:value-type="float" office:value="-0.50429999683849" calcext:value-type="float">
            <text:p>-0.5042999968</text:p>
          </table:table-cell>
          <table:table-cell office:value-type="float" office:value="-0.260560360493109" calcext:value-type="float">
            <text:p>-0.2605603605</text:p>
          </table:table-cell>
          <table:table-cell office:value-type="float" office:value="0.435251051618086" calcext:value-type="float">
            <text:p>0.43525105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-0.948896382774995" calcext:value-type="float">
            <text:p>-0.9488963828</text:p>
          </table:table-cell>
          <table:table-cell office:value-type="float" office:value="0.248413620091971" calcext:value-type="float">
            <text:p>0.2484136201</text:p>
          </table:table-cell>
          <table:table-cell office:value-type="float" office:value="2.956914245378" calcext:value-type="float">
            <text:p>2.9569142454</text:p>
          </table:table-cell>
          <table:table-cell office:value-type="float" office:value="2.81374999056136" calcext:value-type="float">
            <text:p>2.8137499906</text:p>
          </table:table-cell>
          <table:table-cell office:value-type="float" office:value="0.145538801826429" calcext:value-type="float">
            <text:p>0.1455388018</text:p>
          </table:table-cell>
          <table:table-cell office:value-type="float" office:value="-0.0273529716038449" calcext:value-type="float">
            <text:p>-0.0273529716</text:p>
          </table:table-cell>
          <table:table-cell office:value-type="float" office:value="0.133701634240577" calcext:value-type="float">
            <text:p>0.1337016342</text:p>
          </table:table-cell>
          <table:table-cell office:value-type="float" office:value="-0.307534956765323" calcext:value-type="float">
            <text:p>-0.3075349568</text:p>
          </table:table-cell>
          <table:table-cell office:value-type="float" office:value="-0.125243760627442" calcext:value-type="float">
            <text:p>-0.1252437606</text:p>
          </table:table-cell>
          <table:table-cell office:value-type="float" office:value="1.03493960020462" calcext:value-type="float">
            <text:p>1.0349396002</text:p>
          </table:table-cell>
          <table:table-cell office:value-type="float" office:value="-0.532647840011533" calcext:value-type="float">
            <text:p>-0.53264784</text:p>
          </table:table-cell>
          <table:table-cell office:value-type="float" office:value="-0.189877966199305" calcext:value-type="float">
            <text:p>-0.1898779662</text:p>
          </table:table-cell>
          <table:table-cell office:value-type="float" office:value="0.0812221878395934" calcext:value-type="float">
            <text:p>0.0812221878</text:p>
          </table:table-cell>
          <table:table-cell office:value-type="float" office:value="-0.939053267606033" calcext:value-type="float">
            <text:p>-0.9390532676</text:p>
          </table:table-cell>
          <table:table-cell office:value-type="float" office:value="0.081187230147607" calcext:value-type="float">
            <text:p>0.0811872301</text:p>
          </table:table-cell>
          <table:table-cell office:value-type="float" office:value="-0.129784753449715" calcext:value-type="float">
            <text:p>-0.1297847534</text:p>
          </table:table-cell>
          <table:table-cell office:value-type="float" office:value="-0.17435346324256" calcext:value-type="float">
            <text:p>-0.1743534632</text:p>
          </table:table-cell>
          <table:table-cell office:value-type="float" office:value="-0.0902909933540908" calcext:value-type="float">
            <text:p>-0.0902909934</text:p>
          </table:table-cell>
          <table:table-cell office:value-type="float" office:value="0.222434544172135" calcext:value-type="float">
            <text:p>0.22243454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0.92706024886951" calcext:value-type="float">
            <text:p>0.9270602489</text:p>
          </table:table-cell>
          <table:table-cell office:value-type="float" office:value="-0.323683971710722" calcext:value-type="float">
            <text:p>-0.3236839717</text:p>
          </table:table-cell>
          <table:table-cell office:value-type="float" office:value="0.387584831023695" calcext:value-type="float">
            <text:p>0.387584831</text:p>
          </table:table-cell>
          <table:table-cell office:value-type="float" office:value="0.544473988630298" calcext:value-type="float">
            <text:p>0.5444739886</text:p>
          </table:table-cell>
          <table:table-cell office:value-type="float" office:value="0.246787394713325" calcext:value-type="float">
            <text:p>0.2467873947</text:p>
          </table:table-cell>
          <table:table-cell office:value-type="float" office:value="1.65035780450716" calcext:value-type="float">
            <text:p>1.6503578045</text:p>
          </table:table-cell>
          <table:table-cell office:value-type="float" office:value="-0.427576017481436" calcext:value-type="float">
            <text:p>-0.4275760175</text:p>
          </table:table-cell>
          <table:table-cell office:value-type="float" office:value="0.615370698363494" calcext:value-type="float">
            <text:p>0.6153706984</text:p>
          </table:table-cell>
          <table:table-cell office:value-type="float" office:value="0.22627827499351" calcext:value-type="float">
            <text:p>0.226278275</text:p>
          </table:table-cell>
          <table:table-cell office:value-type="float" office:value="-0.225495240788102" calcext:value-type="float">
            <text:p>-0.2254952408</text:p>
          </table:table-cell>
          <table:table-cell office:value-type="float" office:value="1.94454487261209" calcext:value-type="float">
            <text:p>1.9445448726</text:p>
          </table:table-cell>
          <table:table-cell office:value-type="float" office:value="1.38515995366242" calcext:value-type="float">
            <text:p>1.3851599537</text:p>
          </table:table-cell>
          <table:table-cell office:value-type="float" office:value="-0.479261670753128" calcext:value-type="float">
            <text:p>-0.4792616708</text:p>
          </table:table-cell>
          <table:table-cell office:value-type="float" office:value="0.314166275947243" calcext:value-type="float">
            <text:p>0.3141662759</text:p>
          </table:table-cell>
          <table:table-cell office:value-type="float" office:value="0.214167230654249" calcext:value-type="float">
            <text:p>0.2141672307</text:p>
          </table:table-cell>
          <table:table-cell office:value-type="float" office:value="-1.33371647303753" calcext:value-type="float">
            <text:p>-1.333716473</text:p>
          </table:table-cell>
          <table:table-cell office:value-type="float" office:value="1.0028690205298" calcext:value-type="float">
            <text:p>1.0028690205</text:p>
          </table:table-cell>
          <table:table-cell office:value-type="float" office:value="-2.1193135015833" calcext:value-type="float">
            <text:p>-2.1193135016</text:p>
          </table:table-cell>
          <table:table-cell office:value-type="float" office:value="-1.05304305618293" calcext:value-type="float">
            <text:p>-1.05304305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-1.92321320363186" calcext:value-type="float">
            <text:p>-1.9232132036</text:p>
          </table:table-cell>
          <table:table-cell office:value-type="float" office:value="-0.870482324116727" calcext:value-type="float">
            <text:p>-0.8704823241</text:p>
          </table:table-cell>
          <table:table-cell office:value-type="float" office:value="2.32016962893044" calcext:value-type="float">
            <text:p>2.3201696289</text:p>
          </table:table-cell>
          <table:table-cell office:value-type="float" office:value="1.98877580146727" calcext:value-type="float">
            <text:p>1.9887758015</text:p>
          </table:table-cell>
          <table:table-cell office:value-type="float" office:value="0.417090785024797" calcext:value-type="float">
            <text:p>0.417090785</text:p>
          </table:table-cell>
          <table:table-cell office:value-type="float" office:value="-0.380013723200936" calcext:value-type="float">
            <text:p>-0.3800137232</text:p>
          </table:table-cell>
          <table:table-cell office:value-type="float" office:value="0.472139269598768" calcext:value-type="float">
            <text:p>0.4721392696</text:p>
          </table:table-cell>
          <table:table-cell office:value-type="float" office:value="-0.557333241041249" calcext:value-type="float">
            <text:p>-0.557333241</text:p>
          </table:table-cell>
          <table:table-cell office:value-type="float" office:value="-0.649079050397235" calcext:value-type="float">
            <text:p>-0.6490790504</text:p>
          </table:table-cell>
          <table:table-cell office:value-type="float" office:value="1.41088888300776" calcext:value-type="float">
            <text:p>1.410888883</text:p>
          </table:table-cell>
          <table:table-cell office:value-type="float" office:value="-0.517736958000633" calcext:value-type="float">
            <text:p>-0.517736958</text:p>
          </table:table-cell>
          <table:table-cell office:value-type="float" office:value="-0.985201772757918" calcext:value-type="float">
            <text:p>-0.9852017728</text:p>
          </table:table-cell>
          <table:table-cell office:value-type="float" office:value="-0.400594745446622" calcext:value-type="float">
            <text:p>-0.4005947454</text:p>
          </table:table-cell>
          <table:table-cell office:value-type="float" office:value="-0.830664635864875" calcext:value-type="float">
            <text:p>-0.8306646359</text:p>
          </table:table-cell>
          <table:table-cell office:value-type="float" office:value="0.338009486308628" calcext:value-type="float">
            <text:p>0.3380094863</text:p>
          </table:table-cell>
          <table:table-cell office:value-type="float" office:value="0.0299241758036659" calcext:value-type="float">
            <text:p>0.0299241758</text:p>
          </table:table-cell>
          <table:table-cell office:value-type="float" office:value="0.37115031113381" calcext:value-type="float">
            <text:p>0.3711503111</text:p>
          </table:table-cell>
          <table:table-cell office:value-type="float" office:value="-1.05431867206706" calcext:value-type="float">
            <text:p>-1.0543186721</text:p>
          </table:table-cell>
          <table:table-cell office:value-type="float" office:value="1.89036392388461" calcext:value-type="float">
            <text:p>1.89036392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1.00658858258061" calcext:value-type="float">
            <text:p>1.0065885826</text:p>
          </table:table-cell>
          <table:table-cell office:value-type="float" office:value="-0.0711053573592864" calcext:value-type="float">
            <text:p>-0.0711053574</text:p>
          </table:table-cell>
          <table:table-cell office:value-type="float" office:value="0.347613710129268" calcext:value-type="float">
            <text:p>0.3476137101</text:p>
          </table:table-cell>
          <table:table-cell office:value-type="float" office:value="1.32968404626518" calcext:value-type="float">
            <text:p>1.3296840463</text:p>
          </table:table-cell>
          <table:table-cell office:value-type="float" office:value="-0.193239540558001" calcext:value-type="float">
            <text:p>-0.1932395406</text:p>
          </table:table-cell>
          <table:table-cell office:value-type="float" office:value="0.155418220951582" calcext:value-type="float">
            <text:p>0.155418221</text:p>
          </table:table-cell>
          <table:table-cell office:value-type="float" office:value="0.00857355004537538" calcext:value-type="float">
            <text:p>0.00857355</text:p>
          </table:table-cell>
          <table:table-cell office:value-type="float" office:value="0.146537701158532" calcext:value-type="float">
            <text:p>0.1465377012</text:p>
          </table:table-cell>
          <table:table-cell office:value-type="float" office:value="0.103844303499997" calcext:value-type="float">
            <text:p>0.1038443035</text:p>
          </table:table-cell>
          <table:table-cell office:value-type="float" office:value="0.0318300248431995" calcext:value-type="float">
            <text:p>0.0318300248</text:p>
          </table:table-cell>
          <table:table-cell office:value-type="float" office:value="1.07098086659495" calcext:value-type="float">
            <text:p>1.0709808666</text:p>
          </table:table-cell>
          <table:table-cell office:value-type="float" office:value="0.940664826248853" calcext:value-type="float">
            <text:p>0.9406648262</text:p>
          </table:table-cell>
          <table:table-cell office:value-type="float" office:value="-0.729473777220335" calcext:value-type="float">
            <text:p>-0.7294737772</text:p>
          </table:table-cell>
          <table:table-cell office:value-type="float" office:value="0.380114784646787" calcext:value-type="float">
            <text:p>0.3801147846</text:p>
          </table:table-cell>
          <table:table-cell office:value-type="float" office:value="-0.729126304640312" calcext:value-type="float">
            <text:p>-0.7291263046</text:p>
          </table:table-cell>
          <table:table-cell office:value-type="float" office:value="-0.493402464675541" calcext:value-type="float">
            <text:p>-0.4934024647</text:p>
          </table:table-cell>
          <table:table-cell office:value-type="float" office:value="0.0435558761530204" calcext:value-type="float">
            <text:p>0.0435558762</text:p>
          </table:table-cell>
          <table:table-cell office:value-type="float" office:value="-0.405289649578765" calcext:value-type="float">
            <text:p>-0.4052896496</text:p>
          </table:table-cell>
          <table:table-cell office:value-type="float" office:value="-0.092584543842081" calcext:value-type="float">
            <text:p>-0.09258454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-0.378244634508222" calcext:value-type="float">
            <text:p>-0.3782446345</text:p>
          </table:table-cell>
          <table:table-cell office:value-type="float" office:value="0.732925473144789" calcext:value-type="float">
            <text:p>0.7329254731</text:p>
          </table:table-cell>
          <table:table-cell office:value-type="float" office:value="-0.12015421084374" calcext:value-type="float">
            <text:p>-0.1201542108</text:p>
          </table:table-cell>
          <table:table-cell office:value-type="float" office:value="0.18575507207311" calcext:value-type="float">
            <text:p>0.1857550721</text:p>
          </table:table-cell>
          <table:table-cell office:value-type="float" office:value="2.59426949152718" calcext:value-type="float">
            <text:p>2.5942694915</text:p>
          </table:table-cell>
          <table:table-cell office:value-type="float" office:value="3.79718265118537" calcext:value-type="float">
            <text:p>3.7971826512</text:p>
          </table:table-cell>
          <table:table-cell office:value-type="float" office:value="0.0590879612001456" calcext:value-type="float">
            <text:p>0.0590879612</text:p>
          </table:table-cell>
          <table:table-cell office:value-type="float" office:value="0.976768278020551" calcext:value-type="float">
            <text:p>0.976768278</text:p>
          </table:table-cell>
          <table:table-cell office:value-type="float" office:value="-0.412660864918736" calcext:value-type="float">
            <text:p>-0.4126608649</text:p>
          </table:table-cell>
          <table:table-cell office:value-type="float" office:value="0.0067536882536664" calcext:value-type="float">
            <text:p>0.0067536883</text:p>
          </table:table-cell>
          <table:table-cell office:value-type="float" office:value="-0.624666242175613" calcext:value-type="float">
            <text:p>-0.6246662422</text:p>
          </table:table-cell>
          <table:table-cell office:value-type="float" office:value="-0.115851957802005" calcext:value-type="float">
            <text:p>-0.1158519578</text:p>
          </table:table-cell>
          <table:table-cell office:value-type="float" office:value="-0.215037272965066" calcext:value-type="float">
            <text:p>-0.215037273</text:p>
          </table:table-cell>
          <table:table-cell office:value-type="float" office:value="0.14044940338935" calcext:value-type="float">
            <text:p>0.1404494034</text:p>
          </table:table-cell>
          <table:table-cell office:value-type="float" office:value="0.160265566475215" calcext:value-type="float">
            <text:p>0.1602655665</text:p>
          </table:table-cell>
          <table:table-cell office:value-type="float" office:value="-0.601890179366329" calcext:value-type="float">
            <text:p>-0.6018901794</text:p>
          </table:table-cell>
          <table:table-cell office:value-type="float" office:value="-0.144355315240532" calcext:value-type="float">
            <text:p>-0.1443553152</text:p>
          </table:table-cell>
          <table:table-cell office:value-type="float" office:value="0.221557464920078" calcext:value-type="float">
            <text:p>0.2215574649</text:p>
          </table:table-cell>
          <table:table-cell office:value-type="float" office:value="1.45485216223185" calcext:value-type="float">
            <text:p>1.45485216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1.19783859904952" calcext:value-type="float">
            <text:p>1.197838599</text:p>
          </table:table-cell>
          <table:table-cell office:value-type="float" office:value="0.236827617702066" calcext:value-type="float">
            <text:p>0.2368276177</text:p>
          </table:table-cell>
          <table:table-cell office:value-type="float" office:value="0.509605001633564" calcext:value-type="float">
            <text:p>0.5096050016</text:p>
          </table:table-cell>
          <table:table-cell office:value-type="float" office:value="0.657658659875326" calcext:value-type="float">
            <text:p>0.6576586599</text:p>
          </table:table-cell>
          <table:table-cell office:value-type="float" office:value="-0.365487846531556" calcext:value-type="float">
            <text:p>-0.3654878465</text:p>
          </table:table-cell>
          <table:table-cell office:value-type="float" office:value="-0.745101067219334" calcext:value-type="float">
            <text:p>-0.7451010672</text:p>
          </table:table-cell>
          <table:table-cell office:value-type="float" office:value="0.079497447992953" calcext:value-type="float">
            <text:p>0.079497448</text:p>
          </table:table-cell>
          <table:table-cell office:value-type="float" office:value="-0.130535519206068" calcext:value-type="float">
            <text:p>-0.1305355192</text:p>
          </table:table-cell>
          <table:table-cell office:value-type="float" office:value="-0.0522631188334045" calcext:value-type="float">
            <text:p>-0.0522631188</text:p>
          </table:table-cell>
          <table:table-cell office:value-type="float" office:value="-0.110057897667251" calcext:value-type="float">
            <text:p>-0.1100578977</text:p>
          </table:table-cell>
          <table:table-cell office:value-type="float" office:value="0.307131474741218" calcext:value-type="float">
            <text:p>0.3071314747</text:p>
          </table:table-cell>
          <table:table-cell office:value-type="float" office:value="0.670664429232084" calcext:value-type="float">
            <text:p>0.6706644292</text:p>
          </table:table-cell>
          <table:table-cell office:value-type="float" office:value="0.437973609417859" calcext:value-type="float">
            <text:p>0.4379736094</text:p>
          </table:table-cell>
          <table:table-cell office:value-type="float" office:value="0.269026235243189" calcext:value-type="float">
            <text:p>0.2690262352</text:p>
          </table:table-cell>
          <table:table-cell office:value-type="float" office:value="1.12741944172679" calcext:value-type="float">
            <text:p>1.1274194417</text:p>
          </table:table-cell>
          <table:table-cell office:value-type="float" office:value="-0.196922570885677" calcext:value-type="float">
            <text:p>-0.1969225709</text:p>
          </table:table-cell>
          <table:table-cell office:value-type="float" office:value="0.00770367393603528" calcext:value-type="float">
            <text:p>0.0077036739</text:p>
          </table:table-cell>
          <table:table-cell office:value-type="float" office:value="-1.12264047790795" calcext:value-type="float">
            <text:p>-1.1226404779</text:p>
          </table:table-cell>
          <table:table-cell office:value-type="float" office:value="-0.590917690926777" calcext:value-type="float">
            <text:p>-0.59091769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-0.580628965016257" calcext:value-type="float">
            <text:p>-0.580628965</text:p>
          </table:table-cell>
          <table:table-cell office:value-type="float" office:value="0.482683933097182" calcext:value-type="float">
            <text:p>0.4826839331</text:p>
          </table:table-cell>
          <table:table-cell office:value-type="float" office:value="1.33312308028373" calcext:value-type="float">
            <text:p>1.3331230803</text:p>
          </table:table-cell>
          <table:table-cell office:value-type="float" office:value="-0.253080022676203" calcext:value-type="float">
            <text:p>-0.2530800227</text:p>
          </table:table-cell>
          <table:table-cell office:value-type="float" office:value="-0.0284689398233383" calcext:value-type="float">
            <text:p>-0.0284689398</text:p>
          </table:table-cell>
          <table:table-cell office:value-type="float" office:value="-0.519165700319527" calcext:value-type="float">
            <text:p>-0.5191657003</text:p>
          </table:table-cell>
          <table:table-cell office:value-type="float" office:value="0.503249460809705" calcext:value-type="float">
            <text:p>0.5032494608</text:p>
          </table:table-cell>
          <table:table-cell office:value-type="float" office:value="0.117773482896021" calcext:value-type="float">
            <text:p>0.1177734829</text:p>
          </table:table-cell>
          <table:table-cell office:value-type="float" office:value="0.117112238017822" calcext:value-type="float">
            <text:p>0.117112238</text:p>
          </table:table-cell>
          <table:table-cell office:value-type="float" office:value="-0.420487538793211" calcext:value-type="float">
            <text:p>-0.4204875388</text:p>
          </table:table-cell>
          <table:table-cell office:value-type="float" office:value="0.449718913713424" calcext:value-type="float">
            <text:p>0.4497189137</text:p>
          </table:table-cell>
          <table:table-cell office:value-type="float" office:value="-0.0178648303429265" calcext:value-type="float">
            <text:p>-0.0178648303</text:p>
          </table:table-cell>
          <table:table-cell office:value-type="float" office:value="-1.98382317941023" calcext:value-type="float">
            <text:p>-1.9838231794</text:p>
          </table:table-cell>
          <table:table-cell office:value-type="float" office:value="0.321663489232864" calcext:value-type="float">
            <text:p>0.3216634892</text:p>
          </table:table-cell>
          <table:table-cell office:value-type="float" office:value="-1.42530187959129" calcext:value-type="float">
            <text:p>-1.4253018796</text:p>
          </table:table-cell>
          <table:table-cell office:value-type="float" office:value="0.125194163398465" calcext:value-type="float">
            <text:p>0.1251941634</text:p>
          </table:table-cell>
          <table:table-cell office:value-type="float" office:value="-0.404409451618886" calcext:value-type="float">
            <text:p>-0.4044094516</text:p>
          </table:table-cell>
          <table:table-cell office:value-type="float" office:value="0.0977768572186709" calcext:value-type="float">
            <text:p>0.0977768572</text:p>
          </table:table-cell>
          <table:table-cell office:value-type="float" office:value="-0.0205312679140408" calcext:value-type="float">
            <text:p>-0.02053126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-1.79340624422786" calcext:value-type="float">
            <text:p>-1.7934062442</text:p>
          </table:table-cell>
          <table:table-cell office:value-type="float" office:value="1.85460399082838" calcext:value-type="float">
            <text:p>1.8546039908</text:p>
          </table:table-cell>
          <table:table-cell office:value-type="float" office:value="0.979513976644481" calcext:value-type="float">
            <text:p>0.9795139766</text:p>
          </table:table-cell>
          <table:table-cell office:value-type="float" office:value="1.11226152645262" calcext:value-type="float">
            <text:p>1.1122615265</text:p>
          </table:table-cell>
          <table:table-cell office:value-type="float" office:value="-0.206402962131258" calcext:value-type="float">
            <text:p>-0.2064029621</text:p>
          </table:table-cell>
          <table:table-cell office:value-type="float" office:value="-0.199545668092445" calcext:value-type="float">
            <text:p>-0.1995456681</text:p>
          </table:table-cell>
          <table:table-cell office:value-type="float" office:value="0.6166424042353" calcext:value-type="float">
            <text:p>0.6166424042</text:p>
          </table:table-cell>
          <table:table-cell office:value-type="float" office:value="0.0641803531775705" calcext:value-type="float">
            <text:p>0.0641803532</text:p>
          </table:table-cell>
          <table:table-cell office:value-type="float" office:value="0.690271532341837" calcext:value-type="float">
            <text:p>0.6902715323</text:p>
          </table:table-cell>
          <table:table-cell office:value-type="float" office:value="1.55172381714636" calcext:value-type="float">
            <text:p>1.5517238171</text:p>
          </table:table-cell>
          <table:table-cell office:value-type="float" office:value="-0.16196484167768" calcext:value-type="float">
            <text:p>-0.1619648417</text:p>
          </table:table-cell>
          <table:table-cell office:value-type="float" office:value="0.424213060982246" calcext:value-type="float">
            <text:p>0.424213061</text:p>
          </table:table-cell>
          <table:table-cell office:value-type="float" office:value="0.0159444010110314" calcext:value-type="float">
            <text:p>0.015944401</text:p>
          </table:table-cell>
          <table:table-cell office:value-type="float" office:value="-0.405832818314697" calcext:value-type="float">
            <text:p>-0.4058328183</text:p>
          </table:table-cell>
          <table:table-cell office:value-type="float" office:value="0.271930432913219" calcext:value-type="float">
            <text:p>0.2719304329</text:p>
          </table:table-cell>
          <table:table-cell office:value-type="float" office:value="-1.42302064864536" calcext:value-type="float">
            <text:p>-1.4230206486</text:p>
          </table:table-cell>
          <table:table-cell office:value-type="float" office:value="0.676324382969801" calcext:value-type="float">
            <text:p>0.676324383</text:p>
          </table:table-cell>
          <table:table-cell office:value-type="float" office:value="-0.911048300036704" calcext:value-type="float">
            <text:p>-0.9110483</text:p>
          </table:table-cell>
          <table:table-cell office:value-type="float" office:value="0.461845498112606" calcext:value-type="float">
            <text:p>0.46184549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.09860834614642" calcext:value-type="float">
            <text:p>1.0986083461</text:p>
          </table:table-cell>
          <table:table-cell office:value-type="float" office:value="0.202423563829101" calcext:value-type="float">
            <text:p>0.2024235638</text:p>
          </table:table-cell>
          <table:table-cell office:value-type="float" office:value="0.525455971945753" calcext:value-type="float">
            <text:p>0.5254559719</text:p>
          </table:table-cell>
          <table:table-cell office:value-type="float" office:value="1.32343627201394" calcext:value-type="float">
            <text:p>1.323436272</text:p>
          </table:table-cell>
          <table:table-cell office:value-type="float" office:value="-0.130486421204476" calcext:value-type="float">
            <text:p>-0.1304864212</text:p>
          </table:table-cell>
          <table:table-cell office:value-type="float" office:value="0.0399243070766149" calcext:value-type="float">
            <text:p>0.0399243071</text:p>
          </table:table-cell>
          <table:table-cell office:value-type="float" office:value="0.0283794159028238" calcext:value-type="float">
            <text:p>0.0283794159</text:p>
          </table:table-cell>
          <table:table-cell office:value-type="float" office:value="0.0728410708847139" calcext:value-type="float">
            <text:p>0.0728410709</text:p>
          </table:table-cell>
          <table:table-cell office:value-type="float" office:value="-0.0978693519806861" calcext:value-type="float">
            <text:p>-0.097869352</text:p>
          </table:table-cell>
          <table:table-cell office:value-type="float" office:value="0.0195129951686423" calcext:value-type="float">
            <text:p>0.0195129952</text:p>
          </table:table-cell>
          <table:table-cell office:value-type="float" office:value="1.47441332090063" calcext:value-type="float">
            <text:p>1.4744133209</text:p>
          </table:table-cell>
          <table:table-cell office:value-type="float" office:value="1.68967421758435" calcext:value-type="float">
            <text:p>1.6896742176</text:p>
          </table:table-cell>
          <table:table-cell office:value-type="float" office:value="0.506780523264567" calcext:value-type="float">
            <text:p>0.5067805233</text:p>
          </table:table-cell>
          <table:table-cell office:value-type="float" office:value="0.125136664522659" calcext:value-type="float">
            <text:p>0.1251366645</text:p>
          </table:table-cell>
          <table:table-cell office:value-type="float" office:value="-0.89270971177356" calcext:value-type="float">
            <text:p>-0.8927097118</text:p>
          </table:table-cell>
          <table:table-cell office:value-type="float" office:value="-0.621679133317781" calcext:value-type="float">
            <text:p>-0.6216791333</text:p>
          </table:table-cell>
          <table:table-cell office:value-type="float" office:value="0.0443402665913568" calcext:value-type="float">
            <text:p>0.0443402666</text:p>
          </table:table-cell>
          <table:table-cell office:value-type="float" office:value="-0.642093954200622" calcext:value-type="float">
            <text:p>-0.6420939542</text:p>
          </table:table-cell>
          <table:table-cell office:value-type="float" office:value="-0.161986891000608" calcext:value-type="float">
            <text:p>-0.1619868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-0.549626144798035" calcext:value-type="float">
            <text:p>-0.5496261448</text:p>
          </table:table-cell>
          <table:table-cell office:value-type="float" office:value="0.418949153525597" calcext:value-type="float">
            <text:p>0.4189491535</text:p>
          </table:table-cell>
          <table:table-cell office:value-type="float" office:value="1.72983325235597" calcext:value-type="float">
            <text:p>1.7298332524</text:p>
          </table:table-cell>
          <table:table-cell office:value-type="float" office:value="0.203065373845713" calcext:value-type="float">
            <text:p>0.2030653738</text:p>
          </table:table-cell>
          <table:table-cell office:value-type="float" office:value="-0.187012387610491" calcext:value-type="float">
            <text:p>-0.1870123876</text:p>
          </table:table-cell>
          <table:table-cell office:value-type="float" office:value="0.253877551885213" calcext:value-type="float">
            <text:p>0.2538775519</text:p>
          </table:table-cell>
          <table:table-cell office:value-type="float" office:value="0.500893777771598" calcext:value-type="float">
            <text:p>0.5008937778</text:p>
          </table:table-cell>
          <table:table-cell office:value-type="float" office:value="0.251255794962937" calcext:value-type="float">
            <text:p>0.251255795</text:p>
          </table:table-cell>
          <table:table-cell office:value-type="float" office:value="-0.227984854678695" calcext:value-type="float">
            <text:p>-0.2279848547</text:p>
          </table:table-cell>
          <table:table-cell office:value-type="float" office:value="-0.57616941989126" calcext:value-type="float">
            <text:p>-0.5761694199</text:p>
          </table:table-cell>
          <table:table-cell office:value-type="float" office:value="1.10203189400426" calcext:value-type="float">
            <text:p>1.102031894</text:p>
          </table:table-cell>
          <table:table-cell office:value-type="float" office:value="0.823707807488722" calcext:value-type="float">
            <text:p>0.8237078075</text:p>
          </table:table-cell>
          <table:table-cell office:value-type="float" office:value="-0.569509883571002" calcext:value-type="float">
            <text:p>-0.5695098836</text:p>
          </table:table-cell>
          <table:table-cell office:value-type="float" office:value="0.00871007349263582" calcext:value-type="float">
            <text:p>0.0087100735</text:p>
          </table:table-cell>
          <table:table-cell office:value-type="float" office:value="-1.04141380966471" calcext:value-type="float">
            <text:p>-1.0414138097</text:p>
          </table:table-cell>
          <table:table-cell office:value-type="float" office:value="-0.603403099556728" calcext:value-type="float">
            <text:p>-0.6034030996</text:p>
          </table:table-cell>
          <table:table-cell office:value-type="float" office:value="0.225483728892329" calcext:value-type="float">
            <text:p>0.2254837289</text:p>
          </table:table-cell>
          <table:table-cell office:value-type="float" office:value="-0.352132599922745" calcext:value-type="float">
            <text:p>-0.3521325999</text:p>
          </table:table-cell>
          <table:table-cell office:value-type="float" office:value="0.194946380855442" calcext:value-type="float">
            <text:p>0.19494638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.921543679723553" calcext:value-type="float">
            <text:p>0.9215436797</text:p>
          </table:table-cell>
          <table:table-cell office:value-type="float" office:value="-0.0670837542257563" calcext:value-type="float">
            <text:p>-0.0670837542</text:p>
          </table:table-cell>
          <table:table-cell office:value-type="float" office:value="0.0774610275787093" calcext:value-type="float">
            <text:p>0.0774610276</text:p>
          </table:table-cell>
          <table:table-cell office:value-type="float" office:value="0.953638217022313" calcext:value-type="float">
            <text:p>0.953638217</text:p>
          </table:table-cell>
          <table:table-cell office:value-type="float" office:value="0.0674124629108227" calcext:value-type="float">
            <text:p>0.0674124629</text:p>
          </table:table-cell>
          <table:table-cell office:value-type="float" office:value="0.0161524649547512" calcext:value-type="float">
            <text:p>0.016152465</text:p>
          </table:table-cell>
          <table:table-cell office:value-type="float" office:value="0.32045155695341" calcext:value-type="float">
            <text:p>0.320451557</text:p>
          </table:table-cell>
          <table:table-cell office:value-type="float" office:value="0.0385340276125158" calcext:value-type="float">
            <text:p>0.0385340276</text:p>
          </table:table-cell>
          <table:table-cell office:value-type="float" office:value="-0.391512665081147" calcext:value-type="float">
            <text:p>-0.3915126651</text:p>
          </table:table-cell>
          <table:table-cell office:value-type="float" office:value="0.0315602452397677" calcext:value-type="float">
            <text:p>0.0315602452</text:p>
          </table:table-cell>
          <table:table-cell office:value-type="float" office:value="1.39169118010671" calcext:value-type="float">
            <text:p>1.3916911801</text:p>
          </table:table-cell>
          <table:table-cell office:value-type="float" office:value="1.07936321996869" calcext:value-type="float">
            <text:p>1.07936322</text:p>
          </table:table-cell>
          <table:table-cell office:value-type="float" office:value="0.106267711683997" calcext:value-type="float">
            <text:p>0.1062677117</text:p>
          </table:table-cell>
          <table:table-cell office:value-type="float" office:value="0.665985251334808" calcext:value-type="float">
            <text:p>0.6659852513</text:p>
          </table:table-cell>
          <table:table-cell office:value-type="float" office:value="0.44225355774887" calcext:value-type="float">
            <text:p>0.4422535577</text:p>
          </table:table-cell>
          <table:table-cell office:value-type="float" office:value="0.122646354959781" calcext:value-type="float">
            <text:p>0.122646355</text:p>
          </table:table-cell>
          <table:table-cell office:value-type="float" office:value="-0.492391586114359" calcext:value-type="float">
            <text:p>-0.4923915861</text:p>
          </table:table-cell>
          <table:table-cell office:value-type="float" office:value="-0.535140313996294" calcext:value-type="float">
            <text:p>-0.535140314</text:p>
          </table:table-cell>
          <table:table-cell office:value-type="float" office:value="-0.0780818341113634" calcext:value-type="float">
            <text:p>-0.07808183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-0.571520749961747" calcext:value-type="float">
            <text:p>-0.57152075</text:p>
          </table:table-cell>
          <table:table-cell office:value-type="float" office:value="1.07160044939815" calcext:value-type="float">
            <text:p>1.0716004494</text:p>
          </table:table-cell>
          <table:table-cell office:value-type="float" office:value="1.28011024961142" calcext:value-type="float">
            <text:p>1.2801102496</text:p>
          </table:table-cell>
          <table:table-cell office:value-type="float" office:value="0.542780003052458" calcext:value-type="float">
            <text:p>0.5427800031</text:p>
          </table:table-cell>
          <table:table-cell office:value-type="float" office:value="0.574438986516567" calcext:value-type="float">
            <text:p>0.5744389865</text:p>
          </table:table-cell>
          <table:table-cell office:value-type="float" office:value="-0.259359265830457" calcext:value-type="float">
            <text:p>-0.2593592658</text:p>
          </table:table-cell>
          <table:table-cell office:value-type="float" office:value="1.0611484151742" calcext:value-type="float">
            <text:p>1.0611484152</text:p>
          </table:table-cell>
          <table:table-cell office:value-type="float" office:value="-0.410971967925814" calcext:value-type="float">
            <text:p>-0.4109719679</text:p>
          </table:table-cell>
          <table:table-cell office:value-type="float" office:value="-0.17913018113825" calcext:value-type="float">
            <text:p>-0.1791301811</text:p>
          </table:table-cell>
          <table:table-cell office:value-type="float" office:value="1.00350065764887" calcext:value-type="float">
            <text:p>1.0035006576</text:p>
          </table:table-cell>
          <table:table-cell office:value-type="float" office:value="1.06238226849436" calcext:value-type="float">
            <text:p>1.0623822685</text:p>
          </table:table-cell>
          <table:table-cell office:value-type="float" office:value="0.159422388058099" calcext:value-type="float">
            <text:p>0.1594223881</text:p>
          </table:table-cell>
          <table:table-cell office:value-type="float" office:value="-0.2898603137468" calcext:value-type="float">
            <text:p>-0.2898603137</text:p>
          </table:table-cell>
          <table:table-cell office:value-type="float" office:value="0.00580474635482856" calcext:value-type="float">
            <text:p>0.0058047464</text:p>
          </table:table-cell>
          <table:table-cell office:value-type="float" office:value="0.46044095320685" calcext:value-type="float">
            <text:p>0.4604409532</text:p>
          </table:table-cell>
          <table:table-cell office:value-type="float" office:value="-0.22103526461389" calcext:value-type="float">
            <text:p>-0.2210352646</text:p>
          </table:table-cell>
          <table:table-cell office:value-type="float" office:value="-0.775852454545776" calcext:value-type="float">
            <text:p>-0.7758524545</text:p>
          </table:table-cell>
          <table:table-cell office:value-type="float" office:value="0.657023315008206" calcext:value-type="float">
            <text:p>0.657023315</text:p>
          </table:table-cell>
          <table:table-cell office:value-type="float" office:value="0.80758291868891" calcext:value-type="float">
            <text:p>0.80758291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-0.671708547741052" calcext:value-type="float">
            <text:p>-0.6717085477</text:p>
          </table:table-cell>
          <table:table-cell office:value-type="float" office:value="0.59450259438803" calcext:value-type="float">
            <text:p>0.5945025944</text:p>
          </table:table-cell>
          <table:table-cell office:value-type="float" office:value="0.216415943954576" calcext:value-type="float">
            <text:p>0.216415944</text:p>
          </table:table-cell>
          <table:table-cell office:value-type="float" office:value="-0.867310638854276" calcext:value-type="float">
            <text:p>-0.8673106389</text:p>
          </table:table-cell>
          <table:table-cell office:value-type="float" office:value="2.96690830110092" calcext:value-type="float">
            <text:p>2.9669083011</text:p>
          </table:table-cell>
          <table:table-cell office:value-type="float" office:value="3.63249487373809" calcext:value-type="float">
            <text:p>3.6324948737</text:p>
          </table:table-cell>
          <table:table-cell office:value-type="float" office:value="0.563295074740477" calcext:value-type="float">
            <text:p>0.5632950747</text:p>
          </table:table-cell>
          <table:table-cell office:value-type="float" office:value="0.673025596986071" calcext:value-type="float">
            <text:p>0.673025597</text:p>
          </table:table-cell>
          <table:table-cell office:value-type="float" office:value="-0.188766143762422" calcext:value-type="float">
            <text:p>-0.1887661438</text:p>
          </table:table-cell>
          <table:table-cell office:value-type="float" office:value="-0.404378291830518" calcext:value-type="float">
            <text:p>-0.4043782918</text:p>
          </table:table-cell>
          <table:table-cell office:value-type="float" office:value="-0.699710626192874" calcext:value-type="float">
            <text:p>-0.6997106262</text:p>
          </table:table-cell>
          <table:table-cell office:value-type="float" office:value="-0.184142608712838" calcext:value-type="float">
            <text:p>-0.1841426087</text:p>
          </table:table-cell>
          <table:table-cell office:value-type="float" office:value="-0.426813033653942" calcext:value-type="float">
            <text:p>-0.4268130337</text:p>
          </table:table-cell>
          <table:table-cell office:value-type="float" office:value="-0.183001108223398" calcext:value-type="float">
            <text:p>-0.1830011082</text:p>
          </table:table-cell>
          <table:table-cell office:value-type="float" office:value="-0.747731683219242" calcext:value-type="float">
            <text:p>-0.7477316832</text:p>
          </table:table-cell>
          <table:table-cell office:value-type="float" office:value="-0.0377075788937061" calcext:value-type="float">
            <text:p>-0.0377075789</text:p>
          </table:table-cell>
          <table:table-cell office:value-type="float" office:value="-0.866459638474451" calcext:value-type="float">
            <text:p>-0.8664596385</text:p>
          </table:table-cell>
          <table:table-cell office:value-type="float" office:value="-0.00725732026000804" calcext:value-type="float">
            <text:p>-0.0072573203</text:p>
          </table:table-cell>
          <table:table-cell office:value-type="float" office:value="-0.160432044223361" calcext:value-type="float">
            <text:p>-0.16043204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.25987313565004" calcext:value-type="float">
            <text:p>1.2598731357</text:p>
          </table:table-cell>
          <table:table-cell office:value-type="float" office:value="0.25423957645842" calcext:value-type="float">
            <text:p>0.2542395765</text:p>
          </table:table-cell>
          <table:table-cell office:value-type="float" office:value="0.51478862825195" calcext:value-type="float">
            <text:p>0.5147886283</text:p>
          </table:table-cell>
          <table:table-cell office:value-type="float" office:value="0.620924297433486" calcext:value-type="float">
            <text:p>0.6209242974</text:p>
          </table:table-cell>
          <table:table-cell office:value-type="float" office:value="-0.475930098771269" calcext:value-type="float">
            <text:p>-0.4759300988</text:p>
          </table:table-cell>
          <table:table-cell office:value-type="float" office:value="-0.992285839202021" calcext:value-type="float">
            <text:p>-0.9922858392</text:p>
          </table:table-cell>
          <table:table-cell office:value-type="float" office:value="0.0664165097996613" calcext:value-type="float">
            <text:p>0.0664165098</text:p>
          </table:table-cell>
          <table:table-cell office:value-type="float" office:value="-0.209275058074655" calcext:value-type="float">
            <text:p>-0.2092750581</text:p>
          </table:table-cell>
          <table:table-cell office:value-type="float" office:value="0.0355715653783499" calcext:value-type="float">
            <text:p>0.0355715654</text:p>
          </table:table-cell>
          <table:table-cell office:value-type="float" office:value="-0.0676158213568395" calcext:value-type="float">
            <text:p>-0.0676158214</text:p>
          </table:table-cell>
          <table:table-cell office:value-type="float" office:value="-0.204107263687151" calcext:value-type="float">
            <text:p>-0.2041072637</text:p>
          </table:table-cell>
          <table:table-cell office:value-type="float" office:value="0.402596690697874" calcext:value-type="float">
            <text:p>0.4025966907</text:p>
          </table:table-cell>
          <table:table-cell office:value-type="float" office:value="0.376647694351449" calcext:value-type="float">
            <text:p>0.3766476944</text:p>
          </table:table-cell>
          <table:table-cell office:value-type="float" office:value="0.227135013294715" calcext:value-type="float">
            <text:p>0.2271350133</text:p>
          </table:table-cell>
          <table:table-cell office:value-type="float" office:value="1.02499612132291" calcext:value-type="float">
            <text:p>1.0249961213</text:p>
          </table:table-cell>
          <table:table-cell office:value-type="float" office:value="0.29953171476471" calcext:value-type="float">
            <text:p>0.2995317148</text:p>
          </table:table-cell>
          <table:table-cell office:value-type="float" office:value="-0.426046050892739" calcext:value-type="float">
            <text:p>-0.4260460509</text:p>
          </table:table-cell>
          <table:table-cell office:value-type="float" office:value="-0.550315065603572" calcext:value-type="float">
            <text:p>-0.5503150656</text:p>
          </table:table-cell>
          <table:table-cell office:value-type="float" office:value="-0.119898968647883" calcext:value-type="float">
            <text:p>-0.11989896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.14736892702922" calcext:value-type="float">
            <text:p>1.147368927</text:p>
          </table:table-cell>
          <table:table-cell office:value-type="float" office:value="0.0590346445535856" calcext:value-type="float">
            <text:p>0.0590346446</text:p>
          </table:table-cell>
          <table:table-cell office:value-type="float" office:value="0.263632341401774" calcext:value-type="float">
            <text:p>0.2636323414</text:p>
          </table:table-cell>
          <table:table-cell office:value-type="float" office:value="1.21102345823936" calcext:value-type="float">
            <text:p>1.2110234582</text:p>
          </table:table-cell>
          <table:table-cell office:value-type="float" office:value="-0.0440955788263387" calcext:value-type="float">
            <text:p>-0.0440955788</text:p>
          </table:table-cell>
          <table:table-cell office:value-type="float" office:value="0.30106650133832" calcext:value-type="float">
            <text:p>0.3010665013</text:p>
          </table:table-cell>
          <table:table-cell office:value-type="float" office:value="-0.132959855687363" calcext:value-type="float">
            <text:p>-0.1329598557</text:p>
          </table:table-cell>
          <table:table-cell office:value-type="float" office:value="0.227885136251461" calcext:value-type="float">
            <text:p>0.2278851363</text:p>
          </table:table-cell>
          <table:table-cell office:value-type="float" office:value="0.252191237226831" calcext:value-type="float">
            <text:p>0.2521912372</text:p>
          </table:table-cell>
          <table:table-cell office:value-type="float" office:value="0.083903938117339" calcext:value-type="float">
            <text:p>0.0839039381</text:p>
          </table:table-cell>
          <table:table-cell office:value-type="float" office:value="0.645046450909254" calcext:value-type="float">
            <text:p>0.6450464509</text:p>
          </table:table-cell>
          <table:table-cell office:value-type="float" office:value="0.413361748049543" calcext:value-type="float">
            <text:p>0.413361748</text:p>
          </table:table-cell>
          <table:table-cell office:value-type="float" office:value="-1.46803602930219" calcext:value-type="float">
            <text:p>-1.4680360293</text:p>
          </table:table-cell>
          <table:table-cell office:value-type="float" office:value="0.502861187887764" calcext:value-type="float">
            <text:p>0.5028611879</text:p>
          </table:table-cell>
          <table:table-cell office:value-type="float" office:value="-0.626936022547138" calcext:value-type="float">
            <text:p>-0.6269360225</text:p>
          </table:table-cell>
          <table:table-cell office:value-type="float" office:value="-0.369716051829749" calcext:value-type="float">
            <text:p>-0.3697160518</text:p>
          </table:table-cell>
          <table:table-cell office:value-type="float" office:value="-0.0317992395701179" calcext:value-type="float">
            <text:p>-0.0317992396</text:p>
          </table:table-cell>
          <table:table-cell office:value-type="float" office:value="-0.215342173803487" calcext:value-type="float">
            <text:p>-0.2153421738</text:p>
          </table:table-cell>
          <table:table-cell office:value-type="float" office:value="0.0550196503583034" calcext:value-type="float">
            <text:p>0.05501965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-3.00523672241459" calcext:value-type="float">
            <text:p>-3.0052367224</text:p>
          </table:table-cell>
          <table:table-cell office:value-type="float" office:value="2.60013820219461" calcext:value-type="float">
            <text:p>2.6001382022</text:p>
          </table:table-cell>
          <table:table-cell office:value-type="float" office:value="1.48369073726212" calcext:value-type="float">
            <text:p>1.4836907373</text:p>
          </table:table-cell>
          <table:table-cell office:value-type="float" office:value="-2.41847295513682" calcext:value-type="float">
            <text:p>-2.4184729551</text:p>
          </table:table-cell>
          <table:table-cell office:value-type="float" office:value="0.306326406574465" calcext:value-type="float">
            <text:p>0.3063264066</text:p>
          </table:table-cell>
          <table:table-cell office:value-type="float" office:value="-0.824574531939418" calcext:value-type="float">
            <text:p>-0.8245745319</text:p>
          </table:table-cell>
          <table:table-cell office:value-type="float" office:value="2.0654256392882" calcext:value-type="float">
            <text:p>2.0654256393</text:p>
          </table:table-cell>
          <table:table-cell office:value-type="float" office:value="-1.82934658938092" calcext:value-type="float">
            <text:p>-1.8293465894</text:p>
          </table:table-cell>
          <table:table-cell office:value-type="float" office:value="4.00925851665725" calcext:value-type="float">
            <text:p>4.0092585167</text:p>
          </table:table-cell>
          <table:table-cell office:value-type="float" office:value="6.05152135077273" calcext:value-type="float">
            <text:p>6.0515213508</text:p>
          </table:table-cell>
          <table:table-cell office:value-type="float" office:value="2.57250018194268" calcext:value-type="float">
            <text:p>2.5725001819</text:p>
          </table:table-cell>
          <table:table-cell office:value-type="float" office:value="0.0668507400137308" calcext:value-type="float">
            <text:p>0.06685074</text:p>
          </table:table-cell>
          <table:table-cell office:value-type="float" office:value="-0.353574309497439" calcext:value-type="float">
            <text:p>-0.3535743095</text:p>
          </table:table-cell>
          <table:table-cell office:value-type="float" office:value="-2.83713599830894" calcext:value-type="float">
            <text:p>-2.8371359983</text:p>
          </table:table-cell>
          <table:table-cell office:value-type="float" office:value="0.292226879668893" calcext:value-type="float">
            <text:p>0.2922268797</text:p>
          </table:table-cell>
          <table:table-cell office:value-type="float" office:value="-0.303773839706442" calcext:value-type="float">
            <text:p>-0.3037738397</text:p>
          </table:table-cell>
          <table:table-cell office:value-type="float" office:value="-1.94230314485255" calcext:value-type="float">
            <text:p>-1.9423031449</text:p>
          </table:table-cell>
          <table:table-cell office:value-type="float" office:value="-0.435449716450276" calcext:value-type="float">
            <text:p>-0.4354497165</text:p>
          </table:table-cell>
          <table:table-cell office:value-type="float" office:value="-0.934016115189154" calcext:value-type="float">
            <text:p>-0.93401611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-1.19896767411718" calcext:value-type="float">
            <text:p>-1.1989676741</text:p>
          </table:table-cell>
          <table:table-cell office:value-type="float" office:value="-1.47410047094211" calcext:value-type="float">
            <text:p>-1.4741004709</text:p>
          </table:table-cell>
          <table:table-cell office:value-type="float" office:value="1.8403259873066" calcext:value-type="float">
            <text:p>1.8403259873</text:p>
          </table:table-cell>
          <table:table-cell office:value-type="float" office:value="-4.51582435488105" calcext:value-type="float">
            <text:p>-4.5158243549</text:p>
          </table:table-cell>
          <table:table-cell office:value-type="float" office:value="0.327567428246331" calcext:value-type="float">
            <text:p>0.3275674282</text:p>
          </table:table-cell>
          <table:table-cell office:value-type="float" office:value="-0.174469282834848" calcext:value-type="float">
            <text:p>-0.1744692828</text:p>
          </table:table-cell>
          <table:table-cell office:value-type="float" office:value="0.959725705478786" calcext:value-type="float">
            <text:p>0.9597257055</text:p>
          </table:table-cell>
          <table:table-cell office:value-type="float" office:value="-1.0264562279545" calcext:value-type="float">
            <text:p>-1.026456228</text:p>
          </table:table-cell>
          <table:table-cell office:value-type="float" office:value="1.70043458447966" calcext:value-type="float">
            <text:p>1.7004345845</text:p>
          </table:table-cell>
          <table:table-cell office:value-type="float" office:value="-0.0789417612044958" calcext:value-type="float">
            <text:p>-0.0789417612</text:p>
          </table:table-cell>
          <table:table-cell office:value-type="float" office:value="1.66266714493598" calcext:value-type="float">
            <text:p>1.6626671449</text:p>
          </table:table-cell>
          <table:table-cell office:value-type="float" office:value="0.485619299748722" calcext:value-type="float">
            <text:p>0.4856192997</text:p>
          </table:table-cell>
          <table:table-cell office:value-type="float" office:value="-0.93302495795613" calcext:value-type="float">
            <text:p>-0.933024958</text:p>
          </table:table-cell>
          <table:table-cell office:value-type="float" office:value="-1.11878656487932" calcext:value-type="float">
            <text:p>-1.1187865649</text:p>
          </table:table-cell>
          <table:table-cell office:value-type="float" office:value="0.14125304079379" calcext:value-type="float">
            <text:p>0.1412530408</text:p>
          </table:table-cell>
          <table:table-cell office:value-type="float" office:value="-2.81188754821512" calcext:value-type="float">
            <text:p>-2.8118875482</text:p>
          </table:table-cell>
          <table:table-cell office:value-type="float" office:value="-0.504745809870121" calcext:value-type="float">
            <text:p>-0.5047458099</text:p>
          </table:table-cell>
          <table:table-cell office:value-type="float" office:value="0.891222663154531" calcext:value-type="float">
            <text:p>0.8912226632</text:p>
          </table:table-cell>
          <table:table-cell office:value-type="float" office:value="-1.51202243652326" calcext:value-type="float">
            <text:p>-1.51202243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.20239832807905" calcext:value-type="float">
            <text:p>1.2023983281</text:p>
          </table:table-cell>
          <table:table-cell office:value-type="float" office:value="0.321711386607054" calcext:value-type="float">
            <text:p>0.3217113866</text:p>
          </table:table-cell>
          <table:table-cell office:value-type="float" office:value="0.281210894488001" calcext:value-type="float">
            <text:p>0.2812108945</text:p>
          </table:table-cell>
          <table:table-cell office:value-type="float" office:value="0.643688582463962" calcext:value-type="float">
            <text:p>0.6436885825</text:p>
          </table:table-cell>
          <table:table-cell office:value-type="float" office:value="-0.148668596204498" calcext:value-type="float">
            <text:p>-0.1486685962</text:p>
          </table:table-cell>
          <table:table-cell office:value-type="float" office:value="-0.589738666993022" calcext:value-type="float">
            <text:p>-0.589738667</text:p>
          </table:table-cell>
          <table:table-cell office:value-type="float" office:value="0.0484125495667614" calcext:value-type="float">
            <text:p>0.0484125496</text:p>
          </table:table-cell>
          <table:table-cell office:value-type="float" office:value="-0.0933612495778056" calcext:value-type="float">
            <text:p>-0.0933612496</text:p>
          </table:table-cell>
          <table:table-cell office:value-type="float" office:value="-0.042934036363588" calcext:value-type="float">
            <text:p>-0.0429340364</text:p>
          </table:table-cell>
          <table:table-cell office:value-type="float" office:value="-0.343245662317894" calcext:value-type="float">
            <text:p>-0.3432456623</text:p>
          </table:table-cell>
          <table:table-cell office:value-type="float" office:value="0.235106050512859" calcext:value-type="float">
            <text:p>0.2351060505</text:p>
          </table:table-cell>
          <table:table-cell office:value-type="float" office:value="0.569881915499773" calcext:value-type="float">
            <text:p>0.5698819155</text:p>
          </table:table-cell>
          <table:table-cell office:value-type="float" office:value="0.676330388590739" calcext:value-type="float">
            <text:p>0.6763303886</text:p>
          </table:table-cell>
          <table:table-cell office:value-type="float" office:value="-0.351249746003609" calcext:value-type="float">
            <text:p>-0.351249746</text:p>
          </table:table-cell>
          <table:table-cell office:value-type="float" office:value="1.29513005856263" calcext:value-type="float">
            <text:p>1.2951300586</text:p>
          </table:table-cell>
          <table:table-cell office:value-type="float" office:value="0.164859782332548" calcext:value-type="float">
            <text:p>0.1648597823</text:p>
          </table:table-cell>
          <table:table-cell office:value-type="float" office:value="0.246413935319911" calcext:value-type="float">
            <text:p>0.2464139353</text:p>
          </table:table-cell>
          <table:table-cell office:value-type="float" office:value="-0.804462522225513" calcext:value-type="float">
            <text:p>-0.8044625222</text:p>
          </table:table-cell>
          <table:table-cell office:value-type="float" office:value="-0.561740542791253" calcext:value-type="float">
            <text:p>-0.56174054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-4.57509260816239" calcext:value-type="float">
            <text:p>-4.5750926082</text:p>
          </table:table-cell>
          <table:table-cell office:value-type="float" office:value="-4.42918377474876" calcext:value-type="float">
            <text:p>-4.4291837747</text:p>
          </table:table-cell>
          <table:table-cell office:value-type="float" office:value="3.40258500379828" calcext:value-type="float">
            <text:p>3.4025850038</text:p>
          </table:table-cell>
          <table:table-cell office:value-type="float" office:value="0.903914679904333" calcext:value-type="float">
            <text:p>0.9039146799</text:p>
          </table:table-cell>
          <table:table-cell office:value-type="float" office:value="3.00222377368078" calcext:value-type="float">
            <text:p>3.0022237737</text:p>
          </table:table-cell>
          <table:table-cell office:value-type="float" office:value="-0.491077708080676" calcext:value-type="float">
            <text:p>-0.4910777081</text:p>
          </table:table-cell>
          <table:table-cell office:value-type="float" office:value="-2.70539316304114" calcext:value-type="float">
            <text:p>-2.705393163</text:p>
          </table:table-cell>
          <table:table-cell office:value-type="float" office:value="0.666451302156469" calcext:value-type="float">
            <text:p>0.6664513022</text:p>
          </table:table-cell>
          <table:table-cell office:value-type="float" office:value="1.92221617202329" calcext:value-type="float">
            <text:p>1.922216172</text:p>
          </table:table-cell>
          <table:table-cell office:value-type="float" office:value="-0.614312027380396" calcext:value-type="float">
            <text:p>-0.6143120274</text:p>
          </table:table-cell>
          <table:table-cell office:value-type="float" office:value="0.384926576987595" calcext:value-type="float">
            <text:p>0.384926577</text:p>
          </table:table-cell>
          <table:table-cell office:value-type="float" office:value="1.1944034523469" calcext:value-type="float">
            <text:p>1.1944034523</text:p>
          </table:table-cell>
          <table:table-cell office:value-type="float" office:value="-1.02071845428099" calcext:value-type="float">
            <text:p>-1.0207184543</text:p>
          </table:table-cell>
          <table:table-cell office:value-type="float" office:value="-1.24682940571382" calcext:value-type="float">
            <text:p>-1.2468294057</text:p>
          </table:table-cell>
          <table:table-cell office:value-type="float" office:value="-2.34867343715332" calcext:value-type="float">
            <text:p>-2.3486734372</text:p>
          </table:table-cell>
          <table:table-cell office:value-type="float" office:value="-0.213437533486602" calcext:value-type="float">
            <text:p>-0.2134375335</text:p>
          </table:table-cell>
          <table:table-cell office:value-type="float" office:value="-0.100221744823898" calcext:value-type="float">
            <text:p>-0.1002217448</text:p>
          </table:table-cell>
          <table:table-cell office:value-type="float" office:value="-0.406073073481075" calcext:value-type="float">
            <text:p>-0.4060730735</text:p>
          </table:table-cell>
          <table:table-cell office:value-type="float" office:value="-1.63757251876291" calcext:value-type="float">
            <text:p>-1.63757251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-0.773450000458189" calcext:value-type="float">
            <text:p>-0.7734500005</text:p>
          </table:table-cell>
          <table:table-cell office:value-type="float" office:value="0.85311249436819" calcext:value-type="float">
            <text:p>0.8531124944</text:p>
          </table:table-cell>
          <table:table-cell office:value-type="float" office:value="0.818253541761677" calcext:value-type="float">
            <text:p>0.8182535418</text:p>
          </table:table-cell>
          <table:table-cell office:value-type="float" office:value="-0.236070161217933" calcext:value-type="float">
            <text:p>-0.2360701612</text:p>
          </table:table-cell>
          <table:table-cell office:value-type="float" office:value="0.803462538724049" calcext:value-type="float">
            <text:p>0.8034625387</text:p>
          </table:table-cell>
          <table:table-cell office:value-type="float" office:value="-1.43872833170719" calcext:value-type="float">
            <text:p>-1.4387283317</text:p>
          </table:table-cell>
          <table:table-cell office:value-type="float" office:value="0.799479364773059" calcext:value-type="float">
            <text:p>0.7994793648</text:p>
          </table:table-cell>
          <table:table-cell office:value-type="float" office:value="-0.00798899962925418" calcext:value-type="float">
            <text:p>-0.0079889996</text:p>
          </table:table-cell>
          <table:table-cell office:value-type="float" office:value="-0.761089558526749" calcext:value-type="float">
            <text:p>-0.7610895585</text:p>
          </table:table-cell>
          <table:table-cell office:value-type="float" office:value="-1.04446403350044" calcext:value-type="float">
            <text:p>-1.0444640335</text:p>
          </table:table-cell>
          <table:table-cell office:value-type="float" office:value="1.50413489421274" calcext:value-type="float">
            <text:p>1.5041348942</text:p>
          </table:table-cell>
          <table:table-cell office:value-type="float" office:value="-0.291634167856543" calcext:value-type="float">
            <text:p>-0.2916341679</text:p>
          </table:table-cell>
          <table:table-cell office:value-type="float" office:value="-1.61543302342075" calcext:value-type="float">
            <text:p>-1.6154330234</text:p>
          </table:table-cell>
          <table:table-cell office:value-type="float" office:value="-0.665286835592656" calcext:value-type="float">
            <text:p>-0.6652868356</text:p>
          </table:table-cell>
          <table:table-cell office:value-type="float" office:value="-0.292983045822984" calcext:value-type="float">
            <text:p>-0.2929830458</text:p>
          </table:table-cell>
          <table:table-cell office:value-type="float" office:value="0.803106054187593" calcext:value-type="float">
            <text:p>0.8031060542</text:p>
          </table:table-cell>
          <table:table-cell office:value-type="float" office:value="0.462149366883927" calcext:value-type="float">
            <text:p>0.4621493669</text:p>
          </table:table-cell>
          <table:table-cell office:value-type="float" office:value="0.83464109457954" calcext:value-type="float">
            <text:p>0.8346410946</text:p>
          </table:table-cell>
          <table:table-cell office:value-type="float" office:value="-0.65179683321786" calcext:value-type="float">
            <text:p>-0.65179683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-0.847998365598453" calcext:value-type="float">
            <text:p>-0.8479983656</text:p>
          </table:table-cell>
          <table:table-cell office:value-type="float" office:value="1.04345933028073" calcext:value-type="float">
            <text:p>1.0434593303</text:p>
          </table:table-cell>
          <table:table-cell office:value-type="float" office:value="1.26736889218816" calcext:value-type="float">
            <text:p>1.2673688922</text:p>
          </table:table-cell>
          <table:table-cell office:value-type="float" office:value="1.13552949012637" calcext:value-type="float">
            <text:p>1.1355294901</text:p>
          </table:table-cell>
          <table:table-cell office:value-type="float" office:value="0.0213621025987426" calcext:value-type="float">
            <text:p>0.0213621026</text:p>
          </table:table-cell>
          <table:table-cell office:value-type="float" office:value="0.336914104132828" calcext:value-type="float">
            <text:p>0.3369141041</text:p>
          </table:table-cell>
          <table:table-cell office:value-type="float" office:value="0.398479742797849" calcext:value-type="float">
            <text:p>0.3984797428</text:p>
          </table:table-cell>
          <table:table-cell office:value-type="float" office:value="0.317399165838859" calcext:value-type="float">
            <text:p>0.3173991658</text:p>
          </table:table-cell>
          <table:table-cell office:value-type="float" office:value="-0.0286579453593501" calcext:value-type="float">
            <text:p>-0.0286579454</text:p>
          </table:table-cell>
          <table:table-cell office:value-type="float" office:value="0.534033192472464" calcext:value-type="float">
            <text:p>0.5340331925</text:p>
          </table:table-cell>
          <table:table-cell office:value-type="float" office:value="0.811280074910828" calcext:value-type="float">
            <text:p>0.8112800749</text:p>
          </table:table-cell>
          <table:table-cell office:value-type="float" office:value="-0.0710028675857182" calcext:value-type="float">
            <text:p>-0.0710028676</text:p>
          </table:table-cell>
          <table:table-cell office:value-type="float" office:value="-1.96905159541282" calcext:value-type="float">
            <text:p>-1.9690515954</text:p>
          </table:table-cell>
          <table:table-cell office:value-type="float" office:value="0.450006443181567" calcext:value-type="float">
            <text:p>0.4500064432</text:p>
          </table:table-cell>
          <table:table-cell office:value-type="float" office:value="-0.263173073378825" calcext:value-type="float">
            <text:p>-0.2631730734</text:p>
          </table:table-cell>
          <table:table-cell office:value-type="float" office:value="-0.968361412949194" calcext:value-type="float">
            <text:p>-0.9683614129</text:p>
          </table:table-cell>
          <table:table-cell office:value-type="float" office:value="0.459253723662508" calcext:value-type="float">
            <text:p>0.4592537237</text:p>
          </table:table-cell>
          <table:table-cell office:value-type="float" office:value="0.0037711921426382" calcext:value-type="float">
            <text:p>0.0037711921</text:p>
          </table:table-cell>
          <table:table-cell office:value-type="float" office:value="1.00071625183199" calcext:value-type="float">
            <text:p>1.00071625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869961905163749" calcext:value-type="float">
            <text:p>0.0869961905</text:p>
          </table:table-cell>
          <table:table-cell office:value-type="float" office:value="-0.0519887420255876" calcext:value-type="float">
            <text:p>-0.051988742</text:p>
          </table:table-cell>
          <table:table-cell office:value-type="float" office:value="-0.497882441560081" calcext:value-type="float">
            <text:p>-0.4978824416</text:p>
          </table:table-cell>
          <table:table-cell office:value-type="float" office:value="-3.1519078565141" calcext:value-type="float">
            <text:p>-3.1519078565</text:p>
          </table:table-cell>
          <table:table-cell office:value-type="float" office:value="2.5584003623555" calcext:value-type="float">
            <text:p>2.5584003624</text:p>
          </table:table-cell>
          <table:table-cell office:value-type="float" office:value="2.79667096978255" calcext:value-type="float">
            <text:p>2.7966709698</text:p>
          </table:table-cell>
          <table:table-cell office:value-type="float" office:value="0.470283270790146" calcext:value-type="float">
            <text:p>0.4702832708</text:p>
          </table:table-cell>
          <table:table-cell office:value-type="float" office:value="0.265332802943643" calcext:value-type="float">
            <text:p>0.2653328029</text:p>
          </table:table-cell>
          <table:table-cell office:value-type="float" office:value="0.919513460198576" calcext:value-type="float">
            <text:p>0.9195134602</text:p>
          </table:table-cell>
          <table:table-cell office:value-type="float" office:value="-0.735585687981152" calcext:value-type="float">
            <text:p>-0.735585688</text:p>
          </table:table-cell>
          <table:table-cell office:value-type="float" office:value="0.208724948743441" calcext:value-type="float">
            <text:p>0.2087249487</text:p>
          </table:table-cell>
          <table:table-cell office:value-type="float" office:value="0.0171306492463427" calcext:value-type="float">
            <text:p>0.0171306492</text:p>
          </table:table-cell>
          <table:table-cell office:value-type="float" office:value="-0.110866963820059" calcext:value-type="float">
            <text:p>-0.1108669638</text:p>
          </table:table-cell>
          <table:table-cell office:value-type="float" office:value="-0.0426768695073913" calcext:value-type="float">
            <text:p>-0.0426768695</text:p>
          </table:table-cell>
          <table:table-cell office:value-type="float" office:value="1.65414036352275" calcext:value-type="float">
            <text:p>1.6541403635</text:p>
          </table:table-cell>
          <table:table-cell office:value-type="float" office:value="-0.392648022607194" calcext:value-type="float">
            <text:p>-0.3926480226</text:p>
          </table:table-cell>
          <table:table-cell office:value-type="float" office:value="-0.875960217366143" calcext:value-type="float">
            <text:p>-0.8759602174</text:p>
          </table:table-cell>
          <table:table-cell office:value-type="float" office:value="0.183946189187007" calcext:value-type="float">
            <text:p>0.1839461892</text:p>
          </table:table-cell>
          <table:table-cell office:value-type="float" office:value="1.25938002787067" calcext:value-type="float">
            <text:p>1.25938002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-0.773292609110981" calcext:value-type="float">
            <text:p>-0.7732926091</text:p>
          </table:table-cell>
          <table:table-cell office:value-type="float" office:value="-4.1460072502577" calcext:value-type="float">
            <text:p>-4.1460072503</text:p>
          </table:table-cell>
          <table:table-cell office:value-type="float" office:value="-0.932037567076045" calcext:value-type="float">
            <text:p>-0.9320375671</text:p>
          </table:table-cell>
          <table:table-cell office:value-type="float" office:value="0.0270936838890165" calcext:value-type="float">
            <text:p>0.0270936839</text:p>
          </table:table-cell>
          <table:table-cell office:value-type="float" office:value="-1.69830732179181" calcext:value-type="float">
            <text:p>-1.6983073218</text:p>
          </table:table-cell>
          <table:table-cell office:value-type="float" office:value="0.460187805225441" calcext:value-type="float">
            <text:p>0.4601878052</text:p>
          </table:table-cell>
          <table:table-cell office:value-type="float" office:value="0.737344474460422" calcext:value-type="float">
            <text:p>0.7373444745</text:p>
          </table:table-cell>
          <table:table-cell office:value-type="float" office:value="-0.314215581514513" calcext:value-type="float">
            <text:p>-0.3142155815</text:p>
          </table:table-cell>
          <table:table-cell office:value-type="float" office:value="-0.84267253845447" calcext:value-type="float">
            <text:p>-0.8426725385</text:p>
          </table:table-cell>
          <table:table-cell office:value-type="float" office:value="0.0172757940177998" calcext:value-type="float">
            <text:p>0.017275794</text:p>
          </table:table-cell>
          <table:table-cell office:value-type="float" office:value="-0.617560331727886" calcext:value-type="float">
            <text:p>-0.6175603317</text:p>
          </table:table-cell>
          <table:table-cell office:value-type="float" office:value="-0.197503535476567" calcext:value-type="float">
            <text:p>-0.1975035355</text:p>
          </table:table-cell>
          <table:table-cell office:value-type="float" office:value="1.59495759349141" calcext:value-type="float">
            <text:p>1.5949575935</text:p>
          </table:table-cell>
          <table:table-cell office:value-type="float" office:value="-0.259878797128783" calcext:value-type="float">
            <text:p>-0.2598787971</text:p>
          </table:table-cell>
          <table:table-cell office:value-type="float" office:value="1.22102546560587" calcext:value-type="float">
            <text:p>1.2210254656</text:p>
          </table:table-cell>
          <table:table-cell office:value-type="float" office:value="1.32463951224473" calcext:value-type="float">
            <text:p>1.3246395122</text:p>
          </table:table-cell>
          <table:table-cell office:value-type="float" office:value="0.120540185550046" calcext:value-type="float">
            <text:p>0.1205401856</text:p>
          </table:table-cell>
          <table:table-cell office:value-type="float" office:value="-1.24864887121931" calcext:value-type="float">
            <text:p>-1.2486488712</text:p>
          </table:table-cell>
          <table:table-cell office:value-type="float" office:value="-0.00506979108522488" calcext:value-type="float">
            <text:p>-0.00506979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0.921024018835922" calcext:value-type="float">
            <text:p>0.9210240188</text:p>
          </table:table-cell>
          <table:table-cell office:value-type="float" office:value="-0.16244686110781" calcext:value-type="float">
            <text:p>-0.1624468611</text:p>
          </table:table-cell>
          <table:table-cell office:value-type="float" office:value="-0.0943313673869069" calcext:value-type="float">
            <text:p>-0.0943313674</text:p>
          </table:table-cell>
          <table:table-cell office:value-type="float" office:value="0.474083926327042" calcext:value-type="float">
            <text:p>0.4740839263</text:p>
          </table:table-cell>
          <table:table-cell office:value-type="float" office:value="-0.0214859605972665" calcext:value-type="float">
            <text:p>-0.0214859606</text:p>
          </table:table-cell>
          <table:table-cell office:value-type="float" office:value="-0.397506306685279" calcext:value-type="float">
            <text:p>-0.3975063067</text:p>
          </table:table-cell>
          <table:table-cell office:value-type="float" office:value="0.482642978539503" calcext:value-type="float">
            <text:p>0.4826429785</text:p>
          </table:table-cell>
          <table:table-cell office:value-type="float" office:value="-0.117495974844976" calcext:value-type="float">
            <text:p>-0.1174959748</text:p>
          </table:table-cell>
          <table:table-cell office:value-type="float" office:value="-0.577836031422653" calcext:value-type="float">
            <text:p>-0.5778360314</text:p>
          </table:table-cell>
          <table:table-cell office:value-type="float" office:value="-0.0186071371400667" calcext:value-type="float">
            <text:p>-0.0186071371</text:p>
          </table:table-cell>
          <table:table-cell office:value-type="float" office:value="1.83757918303173" calcext:value-type="float">
            <text:p>1.837579183</text:p>
          </table:table-cell>
          <table:table-cell office:value-type="float" office:value="1.45067106438787" calcext:value-type="float">
            <text:p>1.4506710644</text:p>
          </table:table-cell>
          <table:table-cell office:value-type="float" office:value="0.679743972842061" calcext:value-type="float">
            <text:p>0.6797439728</text:p>
          </table:table-cell>
          <table:table-cell office:value-type="float" office:value="0.593718449923865" calcext:value-type="float">
            <text:p>0.5937184499</text:p>
          </table:table-cell>
          <table:table-cell office:value-type="float" office:value="0.249734697673045" calcext:value-type="float">
            <text:p>0.2497346977</text:p>
          </table:table-cell>
          <table:table-cell office:value-type="float" office:value="-0.0843672205235" calcext:value-type="float">
            <text:p>-0.0843672205</text:p>
          </table:table-cell>
          <table:table-cell office:value-type="float" office:value="-0.25970727981991" calcext:value-type="float">
            <text:p>-0.2597072798</text:p>
          </table:table-cell>
          <table:table-cell office:value-type="float" office:value="-0.894995460456715" calcext:value-type="float">
            <text:p>-0.8949954605</text:p>
          </table:table-cell>
          <table:table-cell office:value-type="float" office:value="-0.0103739416854655" calcext:value-type="float">
            <text:p>-0.01037394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.06914138489519" calcext:value-type="float">
            <text:p>1.0691413849</text:p>
          </table:table-cell>
          <table:table-cell office:value-type="float" office:value="0.0437859251672304" calcext:value-type="float">
            <text:p>0.0437859252</text:p>
          </table:table-cell>
          <table:table-cell office:value-type="float" office:value="0.309867290850673" calcext:value-type="float">
            <text:p>0.3098672909</text:p>
          </table:table-cell>
          <table:table-cell office:value-type="float" office:value="1.31669399295505" calcext:value-type="float">
            <text:p>1.316693993</text:p>
          </table:table-cell>
          <table:table-cell office:value-type="float" office:value="-0.462393623949898" calcext:value-type="float">
            <text:p>-0.4623936239</text:p>
          </table:table-cell>
          <table:table-cell office:value-type="float" office:value="-0.857887604269692" calcext:value-type="float">
            <text:p>-0.8578876043</text:p>
          </table:table-cell>
          <table:table-cell office:value-type="float" office:value="0.207903690796087" calcext:value-type="float">
            <text:p>0.2079036908</text:p>
          </table:table-cell>
          <table:table-cell office:value-type="float" office:value="-0.191269941989371" calcext:value-type="float">
            <text:p>-0.191269942</text:p>
          </table:table-cell>
          <table:table-cell office:value-type="float" office:value="0.0563978989012889" calcext:value-type="float">
            <text:p>0.0563978989</text:p>
          </table:table-cell>
          <table:table-cell office:value-type="float" office:value="0.041567455076056" calcext:value-type="float">
            <text:p>0.0415674551</text:p>
          </table:table-cell>
          <table:table-cell office:value-type="float" office:value="-0.507358124813112" calcext:value-type="float">
            <text:p>-0.5073581248</text:p>
          </table:table-cell>
          <table:table-cell office:value-type="float" office:value="-0.108666220084406" calcext:value-type="float">
            <text:p>-0.1086662201</text:p>
          </table:table-cell>
          <table:table-cell office:value-type="float" office:value="-0.473257348257937" calcext:value-type="float">
            <text:p>-0.4732573483</text:p>
          </table:table-cell>
          <table:table-cell office:value-type="float" office:value="0.452045889971559" calcext:value-type="float">
            <text:p>0.45204589</text:p>
          </table:table-cell>
          <table:table-cell office:value-type="float" office:value="1.00567481039881" calcext:value-type="float">
            <text:p>1.0056748104</text:p>
          </table:table-cell>
          <table:table-cell office:value-type="float" office:value="0.185441397662765" calcext:value-type="float">
            <text:p>0.1854413977</text:p>
          </table:table-cell>
          <table:table-cell office:value-type="float" office:value="-0.43997575238942" calcext:value-type="float">
            <text:p>-0.4399757524</text:p>
          </table:table-cell>
          <table:table-cell office:value-type="float" office:value="0.0125391476665563" calcext:value-type="float">
            <text:p>0.0125391477</text:p>
          </table:table-cell>
          <table:table-cell office:value-type="float" office:value="-0.498587992492488" calcext:value-type="float">
            <text:p>-0.49858799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.10702937694843" calcext:value-type="float">
            <text:p>1.1070293769</text:p>
          </table:table-cell>
          <table:table-cell office:value-type="float" office:value="0.216441000371351" calcext:value-type="float">
            <text:p>0.2164410004</text:p>
          </table:table-cell>
          <table:table-cell office:value-type="float" office:value="0.538378149708233" calcext:value-type="float">
            <text:p>0.5383781497</text:p>
          </table:table-cell>
          <table:table-cell office:value-type="float" office:value="1.47639799266774" calcext:value-type="float">
            <text:p>1.4763979927</text:p>
          </table:table-cell>
          <table:table-cell office:value-type="float" office:value="-0.251941920499494" calcext:value-type="float">
            <text:p>-0.2519419205</text:p>
          </table:table-cell>
          <table:table-cell office:value-type="float" office:value="-0.340679706912496" calcext:value-type="float">
            <text:p>-0.3406797069</text:p>
          </table:table-cell>
          <table:table-cell office:value-type="float" office:value="0.154091744631261" calcext:value-type="float">
            <text:p>0.1540917446</text:p>
          </table:table-cell>
          <table:table-cell office:value-type="float" office:value="-0.0865025456332286" calcext:value-type="float">
            <text:p>-0.0865025456</text:p>
          </table:table-cell>
          <table:table-cell office:value-type="float" office:value="0.144420201120718" calcext:value-type="float">
            <text:p>0.1444202011</text:p>
          </table:table-cell>
          <table:table-cell office:value-type="float" office:value="-0.157374627687008" calcext:value-type="float">
            <text:p>-0.1573746277</text:p>
          </table:table-cell>
          <table:table-cell office:value-type="float" office:value="-0.107560297694088" calcext:value-type="float">
            <text:p>-0.1075602977</text:p>
          </table:table-cell>
          <table:table-cell office:value-type="float" office:value="1.0663256573792" calcext:value-type="float">
            <text:p>1.0663256574</text:p>
          </table:table-cell>
          <table:table-cell office:value-type="float" office:value="0.620788366839222" calcext:value-type="float">
            <text:p>0.6207883668</text:p>
          </table:table-cell>
          <table:table-cell office:value-type="float" office:value="-0.0708893376688794" calcext:value-type="float">
            <text:p>-0.0708893377</text:p>
          </table:table-cell>
          <table:table-cell office:value-type="float" office:value="-0.203857982828647" calcext:value-type="float">
            <text:p>-0.2038579828</text:p>
          </table:table-cell>
          <table:table-cell office:value-type="float" office:value="-0.853479419330768" calcext:value-type="float">
            <text:p>-0.8534794193</text:p>
          </table:table-cell>
          <table:table-cell office:value-type="float" office:value="0.336478013774869" calcext:value-type="float">
            <text:p>0.3364780138</text:p>
          </table:table-cell>
          <table:table-cell office:value-type="float" office:value="-1.17953172110404" calcext:value-type="float">
            <text:p>-1.1795317211</text:p>
          </table:table-cell>
          <table:table-cell office:value-type="float" office:value="-0.501729107425755" calcext:value-type="float">
            <text:p>-0.50172910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-1.03510581776689" calcext:value-type="float">
            <text:p>-1.0351058178</text:p>
          </table:table-cell>
          <table:table-cell office:value-type="float" office:value="0.996013127817514" calcext:value-type="float">
            <text:p>0.9960131278</text:p>
          </table:table-cell>
          <table:table-cell office:value-type="float" office:value="2.19247013559677" calcext:value-type="float">
            <text:p>2.1924701356</text:p>
          </table:table-cell>
          <table:table-cell office:value-type="float" office:value="-0.170445302779918" calcext:value-type="float">
            <text:p>-0.1704453028</text:p>
          </table:table-cell>
          <table:table-cell office:value-type="float" office:value="-0.302319738525738" calcext:value-type="float">
            <text:p>-0.3023197385</text:p>
          </table:table-cell>
          <table:table-cell office:value-type="float" office:value="-0.142255767700287" calcext:value-type="float">
            <text:p>-0.1422557677</text:p>
          </table:table-cell>
          <table:table-cell office:value-type="float" office:value="0.223431774448596" calcext:value-type="float">
            <text:p>0.2234317744</text:p>
          </table:table-cell>
          <table:table-cell office:value-type="float" office:value="0.289043410118421" calcext:value-type="float">
            <text:p>0.2890434101</text:p>
          </table:table-cell>
          <table:table-cell office:value-type="float" office:value="0.0941408906153459" calcext:value-type="float">
            <text:p>0.0941408906</text:p>
          </table:table-cell>
          <table:table-cell office:value-type="float" office:value="-0.157858732844487" calcext:value-type="float">
            <text:p>-0.1578587328</text:p>
          </table:table-cell>
          <table:table-cell office:value-type="float" office:value="-0.386373549409945" calcext:value-type="float">
            <text:p>-0.3863735494</text:p>
          </table:table-cell>
          <table:table-cell office:value-type="float" office:value="-0.628633662180404" calcext:value-type="float">
            <text:p>-0.6286336622</text:p>
          </table:table-cell>
          <table:table-cell office:value-type="float" office:value="-1.02395821122071" calcext:value-type="float">
            <text:p>-1.0239582112</text:p>
          </table:table-cell>
          <table:table-cell office:value-type="float" office:value="0.0984338746976314" calcext:value-type="float">
            <text:p>0.0984338747</text:p>
          </table:table-cell>
          <table:table-cell office:value-type="float" office:value="1.56228876196439" calcext:value-type="float">
            <text:p>1.562288762</text:p>
          </table:table-cell>
          <table:table-cell office:value-type="float" office:value="0.168577701728536" calcext:value-type="float">
            <text:p>0.1685777017</text:p>
          </table:table-cell>
          <table:table-cell office:value-type="float" office:value="-0.148826411284152" calcext:value-type="float">
            <text:p>-0.1488264113</text:p>
          </table:table-cell>
          <table:table-cell office:value-type="float" office:value="-0.285927210472601" calcext:value-type="float">
            <text:p>-0.2859272105</text:p>
          </table:table-cell>
          <table:table-cell office:value-type="float" office:value="-0.483363894151224" calcext:value-type="float">
            <text:p>-0.48336389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.21251089095254" calcext:value-type="float">
            <text:p>1.212510891</text:p>
          </table:table-cell>
          <table:table-cell office:value-type="float" office:value="-0.0990542956039435" calcext:value-type="float">
            <text:p>-0.0990542956</text:p>
          </table:table-cell>
          <table:table-cell office:value-type="float" office:value="-1.19209409463426" calcext:value-type="float">
            <text:p>-1.1920940946</text:p>
          </table:table-cell>
          <table:table-cell office:value-type="float" office:value="0.286323561509755" calcext:value-type="float">
            <text:p>0.2863235615</text:p>
          </table:table-cell>
          <table:table-cell office:value-type="float" office:value="2.16051625183209" calcext:value-type="float">
            <text:p>2.1605162518</text:p>
          </table:table-cell>
          <table:table-cell office:value-type="float" office:value="3.61631350966622" calcext:value-type="float">
            <text:p>3.6163135097</text:p>
          </table:table-cell>
          <table:table-cell office:value-type="float" office:value="-0.40420689806665" calcext:value-type="float">
            <text:p>-0.4042068981</text:p>
          </table:table-cell>
          <table:table-cell office:value-type="float" office:value="0.842330951647993" calcext:value-type="float">
            <text:p>0.8423309516</text:p>
          </table:table-cell>
          <table:table-cell office:value-type="float" office:value="0.169360420742526" calcext:value-type="float">
            <text:p>0.1693604207</text:p>
          </table:table-cell>
          <table:table-cell office:value-type="float" office:value="-0.0305221765721243" calcext:value-type="float">
            <text:p>-0.0305221766</text:p>
          </table:table-cell>
          <table:table-cell office:value-type="float" office:value="-0.541957258023106" calcext:value-type="float">
            <text:p>-0.541957258</text:p>
          </table:table-cell>
          <table:table-cell office:value-type="float" office:value="0.237212014866616" calcext:value-type="float">
            <text:p>0.2372120149</text:p>
          </table:table-cell>
          <table:table-cell office:value-type="float" office:value="-0.218129648703274" calcext:value-type="float">
            <text:p>-0.2181296487</text:p>
          </table:table-cell>
          <table:table-cell office:value-type="float" office:value="0.197436520971338" calcext:value-type="float">
            <text:p>0.197436521</text:p>
          </table:table-cell>
          <table:table-cell office:value-type="float" office:value="-0.147850245921019" calcext:value-type="float">
            <text:p>-0.1478502459</text:p>
          </table:table-cell>
          <table:table-cell office:value-type="float" office:value="-0.0978301417256899" calcext:value-type="float">
            <text:p>-0.0978301417</text:p>
          </table:table-cell>
          <table:table-cell office:value-type="float" office:value="-0.51005250120389" calcext:value-type="float">
            <text:p>-0.5100525012</text:p>
          </table:table-cell>
          <table:table-cell office:value-type="float" office:value="-0.0709392806421485" calcext:value-type="float">
            <text:p>-0.0709392806</text:p>
          </table:table-cell>
          <table:table-cell office:value-type="float" office:value="0.355170583653159" calcext:value-type="float">
            <text:p>0.35517058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-0.658304934095684" calcext:value-type="float">
            <text:p>-0.6583049341</text:p>
          </table:table-cell>
          <table:table-cell office:value-type="float" office:value="0.40679056737153" calcext:value-type="float">
            <text:p>0.4067905674</text:p>
          </table:table-cell>
          <table:table-cell office:value-type="float" office:value="2.03746063876455" calcext:value-type="float">
            <text:p>2.0374606388</text:p>
          </table:table-cell>
          <table:table-cell office:value-type="float" office:value="-0.291297974417195" calcext:value-type="float">
            <text:p>-0.2912979744</text:p>
          </table:table-cell>
          <table:table-cell office:value-type="float" office:value="0.147909808593845" calcext:value-type="float">
            <text:p>0.1479098086</text:p>
          </table:table-cell>
          <table:table-cell office:value-type="float" office:value="-0.350857291958021" calcext:value-type="float">
            <text:p>-0.350857292</text:p>
          </table:table-cell>
          <table:table-cell office:value-type="float" office:value="0.945373213135361" calcext:value-type="float">
            <text:p>0.9453732131</text:p>
          </table:table-cell>
          <table:table-cell office:value-type="float" office:value="-0.172560016733978" calcext:value-type="float">
            <text:p>-0.1725600167</text:p>
          </table:table-cell>
          <table:table-cell office:value-type="float" office:value="0.0251333984849018" calcext:value-type="float">
            <text:p>0.0251333985</text:p>
          </table:table-cell>
          <table:table-cell office:value-type="float" office:value="-0.778134723733662" calcext:value-type="float">
            <text:p>-0.7781347237</text:p>
          </table:table-cell>
          <table:table-cell office:value-type="float" office:value="-0.196289801937262" calcext:value-type="float">
            <text:p>-0.1962898019</text:p>
          </table:table-cell>
          <table:table-cell office:value-type="float" office:value="0.632955261826373" calcext:value-type="float">
            <text:p>0.6329552618</text:p>
          </table:table-cell>
          <table:table-cell office:value-type="float" office:value="0.374025171567011" calcext:value-type="float">
            <text:p>0.3740251716</text:p>
          </table:table-cell>
          <table:table-cell office:value-type="float" office:value="-0.531597207426503" calcext:value-type="float">
            <text:p>-0.5315972074</text:p>
          </table:table-cell>
          <table:table-cell office:value-type="float" office:value="-0.615062565100624" calcext:value-type="float">
            <text:p>-0.6150625651</text:p>
          </table:table-cell>
          <table:table-cell office:value-type="float" office:value="-0.518078459185166" calcext:value-type="float">
            <text:p>-0.5180784592</text:p>
          </table:table-cell>
          <table:table-cell office:value-type="float" office:value="0.00388089531948063" calcext:value-type="float">
            <text:p>0.0038808953</text:p>
          </table:table-cell>
          <table:table-cell office:value-type="float" office:value="-1.2889540744158" calcext:value-type="float">
            <text:p>-1.2889540744</text:p>
          </table:table-cell>
          <table:table-cell office:value-type="float" office:value="-0.797804485217222" calcext:value-type="float">
            <text:p>-0.79780448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0.95960165851223" calcext:value-type="float">
            <text:p>0.9596016585</text:p>
          </table:table-cell>
          <table:table-cell office:value-type="float" office:value="0.370711304613933" calcext:value-type="float">
            <text:p>0.3707113046</text:p>
          </table:table-cell>
          <table:table-cell office:value-type="float" office:value="0.888613370045565" calcext:value-type="float">
            <text:p>0.88861337</text:p>
          </table:table-cell>
          <table:table-cell office:value-type="float" office:value="2.34324410302247" calcext:value-type="float">
            <text:p>2.343244103</text:p>
          </table:table-cell>
          <table:table-cell office:value-type="float" office:value="0.352490841084755" calcext:value-type="float">
            <text:p>0.3524908411</text:p>
          </table:table-cell>
          <table:table-cell office:value-type="float" office:value="1.36551460619135" calcext:value-type="float">
            <text:p>1.3655146062</text:p>
          </table:table-cell>
          <table:table-cell office:value-type="float" office:value="-0.277770730462741" calcext:value-type="float">
            <text:p>-0.2777707305</text:p>
          </table:table-cell>
          <table:table-cell office:value-type="float" office:value="0.516053179747465" calcext:value-type="float">
            <text:p>0.5160531797</text:p>
          </table:table-cell>
          <table:table-cell office:value-type="float" office:value="-0.700929045055026" calcext:value-type="float">
            <text:p>-0.7009290451</text:p>
          </table:table-cell>
          <table:table-cell office:value-type="float" office:value="0.468216239367258" calcext:value-type="float">
            <text:p>0.4682162394</text:p>
          </table:table-cell>
          <table:table-cell office:value-type="float" office:value="0.745611509947132" calcext:value-type="float">
            <text:p>0.7456115099</text:p>
          </table:table-cell>
          <table:table-cell office:value-type="float" office:value="0.373531002993358" calcext:value-type="float">
            <text:p>0.373531003</text:p>
          </table:table-cell>
          <table:table-cell office:value-type="float" office:value="-0.223918285866667" calcext:value-type="float">
            <text:p>-0.2239182859</text:p>
          </table:table-cell>
          <table:table-cell office:value-type="float" office:value="0.417438142069896" calcext:value-type="float">
            <text:p>0.4174381421</text:p>
          </table:table-cell>
          <table:table-cell office:value-type="float" office:value="1.67840014345469" calcext:value-type="float">
            <text:p>1.6784001435</text:p>
          </table:table-cell>
          <table:table-cell office:value-type="float" office:value="-0.515701600237187" calcext:value-type="float">
            <text:p>-0.5157016002</text:p>
          </table:table-cell>
          <table:table-cell office:value-type="float" office:value="0.662478668271888" calcext:value-type="float">
            <text:p>0.6624786683</text:p>
          </table:table-cell>
          <table:table-cell office:value-type="float" office:value="-2.5142351135941" calcext:value-type="float">
            <text:p>-2.5142351136</text:p>
          </table:table-cell>
          <table:table-cell office:value-type="float" office:value="-2.5896875748614" calcext:value-type="float">
            <text:p>-2.58968757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-0.653444627294995" calcext:value-type="float">
            <text:p>-0.6534446273</text:p>
          </table:table-cell>
          <table:table-cell office:value-type="float" office:value="0.160225076852038" calcext:value-type="float">
            <text:p>0.1602250769</text:p>
          </table:table-cell>
          <table:table-cell office:value-type="float" office:value="1.59225555524082" calcext:value-type="float">
            <text:p>1.5922555552</text:p>
          </table:table-cell>
          <table:table-cell office:value-type="float" office:value="1.29683228357565" calcext:value-type="float">
            <text:p>1.2968322836</text:p>
          </table:table-cell>
          <table:table-cell office:value-type="float" office:value="0.997174923623236" calcext:value-type="float">
            <text:p>0.9971749236</text:p>
          </table:table-cell>
          <table:table-cell office:value-type="float" office:value="-0.343000302409134" calcext:value-type="float">
            <text:p>-0.3430003024</text:p>
          </table:table-cell>
          <table:table-cell office:value-type="float" office:value="0.469936930779834" calcext:value-type="float">
            <text:p>0.4699369308</text:p>
          </table:table-cell>
          <table:table-cell office:value-type="float" office:value="-0.132470081994361" calcext:value-type="float">
            <text:p>-0.132470082</text:p>
          </table:table-cell>
          <table:table-cell office:value-type="float" office:value="-0.197794077439788" calcext:value-type="float">
            <text:p>-0.1977940774</text:p>
          </table:table-cell>
          <table:table-cell office:value-type="float" office:value="-0.105005538081425" calcext:value-type="float">
            <text:p>-0.1050055381</text:p>
          </table:table-cell>
          <table:table-cell office:value-type="float" office:value="-0.543662210926971" calcext:value-type="float">
            <text:p>-0.5436622109</text:p>
          </table:table-cell>
          <table:table-cell office:value-type="float" office:value="0.302233022635964" calcext:value-type="float">
            <text:p>0.3022330226</text:p>
          </table:table-cell>
          <table:table-cell office:value-type="float" office:value="0.141211078726449" calcext:value-type="float">
            <text:p>0.1412110787</text:p>
          </table:table-cell>
          <table:table-cell office:value-type="float" office:value="-0.207880443553101" calcext:value-type="float">
            <text:p>-0.2078804436</text:p>
          </table:table-cell>
          <table:table-cell office:value-type="float" office:value="0.0241083998795536" calcext:value-type="float">
            <text:p>0.0241083999</text:p>
          </table:table-cell>
          <table:table-cell office:value-type="float" office:value="-1.20687659191564" calcext:value-type="float">
            <text:p>-1.2068765919</text:p>
          </table:table-cell>
          <table:table-cell office:value-type="float" office:value="0.39483638189259" calcext:value-type="float">
            <text:p>0.3948363819</text:p>
          </table:table-cell>
          <table:table-cell office:value-type="float" office:value="-0.750955630206426" calcext:value-type="float">
            <text:p>-0.7509556302</text:p>
          </table:table-cell>
          <table:table-cell office:value-type="float" office:value="0.440558481170408" calcext:value-type="float">
            <text:p>0.44055848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-1.49466784074271" calcext:value-type="float">
            <text:p>-1.4946678407</text:p>
          </table:table-cell>
          <table:table-cell office:value-type="float" office:value="0.837241399963629" calcext:value-type="float">
            <text:p>0.8372414</text:p>
          </table:table-cell>
          <table:table-cell office:value-type="float" office:value="2.62821061790607" calcext:value-type="float">
            <text:p>2.6282106179</text:p>
          </table:table-cell>
          <table:table-cell office:value-type="float" office:value="3.14541437889465" calcext:value-type="float">
            <text:p>3.1454143789</text:p>
          </table:table-cell>
          <table:table-cell office:value-type="float" office:value="-0.609098388854424" calcext:value-type="float">
            <text:p>-0.6090983889</text:p>
          </table:table-cell>
          <table:table-cell office:value-type="float" office:value="0.258495000688512" calcext:value-type="float">
            <text:p>0.2584950007</text:p>
          </table:table-cell>
          <table:table-cell office:value-type="float" office:value="-0.0121886133587805" calcext:value-type="float">
            <text:p>-0.0121886134</text:p>
          </table:table-cell>
          <table:table-cell office:value-type="float" office:value="0.102136035246365" calcext:value-type="float">
            <text:p>0.1021360352</text:p>
          </table:table-cell>
          <table:table-cell office:value-type="float" office:value="-0.286163596824287" calcext:value-type="float">
            <text:p>-0.2861635968</text:p>
          </table:table-cell>
          <table:table-cell office:value-type="float" office:value="1.19855632464938" calcext:value-type="float">
            <text:p>1.1985563246</text:p>
          </table:table-cell>
          <table:table-cell office:value-type="float" office:value="-0.550295668711412" calcext:value-type="float">
            <text:p>-0.5502956687</text:p>
          </table:table-cell>
          <table:table-cell office:value-type="float" office:value="-0.106845988520745" calcext:value-type="float">
            <text:p>-0.1068459885</text:p>
          </table:table-cell>
          <table:table-cell office:value-type="float" office:value="0.208014288229433" calcext:value-type="float">
            <text:p>0.2080142882</text:p>
          </table:table-cell>
          <table:table-cell office:value-type="float" office:value="-0.680510402769635" calcext:value-type="float">
            <text:p>-0.6805104028</text:p>
          </table:table-cell>
          <table:table-cell office:value-type="float" office:value="0.507763583158711" calcext:value-type="float">
            <text:p>0.5077635832</text:p>
          </table:table-cell>
          <table:table-cell office:value-type="float" office:value="-0.260264022558778" calcext:value-type="float">
            <text:p>-0.2602640226</text:p>
          </table:table-cell>
          <table:table-cell office:value-type="float" office:value="0.246631323902287" calcext:value-type="float">
            <text:p>0.2466313239</text:p>
          </table:table-cell>
          <table:table-cell office:value-type="float" office:value="0.00885550438424228" calcext:value-type="float">
            <text:p>0.0088555044</text:p>
          </table:table-cell>
          <table:table-cell office:value-type="float" office:value="0.899415801359582" calcext:value-type="float">
            <text:p>0.8994158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.23299646466342" calcext:value-type="float">
            <text:p>1.2329964647</text:p>
          </table:table-cell>
          <table:table-cell office:value-type="float" office:value="0.189453733510593" calcext:value-type="float">
            <text:p>0.1894537335</text:p>
          </table:table-cell>
          <table:table-cell office:value-type="float" office:value="0.491040320659271" calcext:value-type="float">
            <text:p>0.4910403207</text:p>
          </table:table-cell>
          <table:table-cell office:value-type="float" office:value="0.63367266144682" calcext:value-type="float">
            <text:p>0.6336726614</text:p>
          </table:table-cell>
          <table:table-cell office:value-type="float" office:value="-0.511574423739396" calcext:value-type="float">
            <text:p>-0.5115744237</text:p>
          </table:table-cell>
          <table:table-cell office:value-type="float" office:value="-0.990608798945491" calcext:value-type="float">
            <text:p>-0.9906087989</text:p>
          </table:table-cell>
          <table:table-cell office:value-type="float" office:value="0.0662404784461449" calcext:value-type="float">
            <text:p>0.0662404784</text:p>
          </table:table-cell>
          <table:table-cell office:value-type="float" office:value="-0.196940298822464" calcext:value-type="float">
            <text:p>-0.1969402988</text:p>
          </table:table-cell>
          <table:table-cell office:value-type="float" office:value="0.0759209605441686" calcext:value-type="float">
            <text:p>0.0759209605</text:p>
          </table:table-cell>
          <table:table-cell office:value-type="float" office:value="-0.0660598957776733" calcext:value-type="float">
            <text:p>-0.0660598958</text:p>
          </table:table-cell>
          <table:table-cell office:value-type="float" office:value="-0.255743256644626" calcext:value-type="float">
            <text:p>-0.2557432566</text:p>
          </table:table-cell>
          <table:table-cell office:value-type="float" office:value="0.255156784643456" calcext:value-type="float">
            <text:p>0.2551567846</text:p>
          </table:table-cell>
          <table:table-cell office:value-type="float" office:value="0.105247332677582" calcext:value-type="float">
            <text:p>0.1052473327</text:p>
          </table:table-cell>
          <table:table-cell office:value-type="float" office:value="0.284676541283834" calcext:value-type="float">
            <text:p>0.2846765413</text:p>
          </table:table-cell>
          <table:table-cell office:value-type="float" office:value="1.05732211324487" calcext:value-type="float">
            <text:p>1.0573221132</text:p>
          </table:table-cell>
          <table:table-cell office:value-type="float" office:value="0.315890891000563" calcext:value-type="float">
            <text:p>0.315890891</text:p>
          </table:table-cell>
          <table:table-cell office:value-type="float" office:value="-0.411940025745081" calcext:value-type="float">
            <text:p>-0.4119400257</text:p>
          </table:table-cell>
          <table:table-cell office:value-type="float" office:value="-0.51191158053807" calcext:value-type="float">
            <text:p>-0.5119115805</text:p>
          </table:table-cell>
          <table:table-cell office:value-type="float" office:value="-0.120427106464189" calcext:value-type="float">
            <text:p>-0.12042710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1.15693906521199" calcext:value-type="float">
            <text:p>1.1569390652</text:p>
          </table:table-cell>
          <table:table-cell office:value-type="float" office:value="0.0372151171834976" calcext:value-type="float">
            <text:p>0.0372151172</text:p>
          </table:table-cell>
          <table:table-cell office:value-type="float" office:value="0.556799036120114" calcext:value-type="float">
            <text:p>0.5567990361</text:p>
          </table:table-cell>
          <table:table-cell office:value-type="float" office:value="0.519506543569017" calcext:value-type="float">
            <text:p>0.5195065436</text:p>
          </table:table-cell>
          <table:table-cell office:value-type="float" office:value="-0.47975387242074" calcext:value-type="float">
            <text:p>-0.4797538724</text:p>
          </table:table-cell>
          <table:table-cell office:value-type="float" office:value="-0.352713751231664" calcext:value-type="float">
            <text:p>-0.3527137512</text:p>
          </table:table-cell>
          <table:table-cell office:value-type="float" office:value="-0.222486535919933" calcext:value-type="float">
            <text:p>-0.2224865359</text:p>
          </table:table-cell>
          <table:table-cell office:value-type="float" office:value="0.158242439405977" calcext:value-type="float">
            <text:p>0.1582424394</text:p>
          </table:table-cell>
          <table:table-cell office:value-type="float" office:value="0.0112517233737559" calcext:value-type="float">
            <text:p>0.0112517234</text:p>
          </table:table-cell>
          <table:table-cell office:value-type="float" office:value="0.105583808549274" calcext:value-type="float">
            <text:p>0.1055838085</text:p>
          </table:table-cell>
          <table:table-cell office:value-type="float" office:value="1.61209937075746" calcext:value-type="float">
            <text:p>1.6120993708</text:p>
          </table:table-cell>
          <table:table-cell office:value-type="float" office:value="0.354492949815164" calcext:value-type="float">
            <text:p>0.3544929498</text:p>
          </table:table-cell>
          <table:table-cell office:value-type="float" office:value="-1.43453627828567" calcext:value-type="float">
            <text:p>-1.4345362783</text:p>
          </table:table-cell>
          <table:table-cell office:value-type="float" office:value="0.796994975493623" calcext:value-type="float">
            <text:p>0.7969949755</text:p>
          </table:table-cell>
          <table:table-cell office:value-type="float" office:value="0.745106379600413" calcext:value-type="float">
            <text:p>0.7451063796</text:p>
          </table:table-cell>
          <table:table-cell office:value-type="float" office:value="0.222868280835633" calcext:value-type="float">
            <text:p>0.2228682808</text:p>
          </table:table-cell>
          <table:table-cell office:value-type="float" office:value="-0.229198749153177" calcext:value-type="float">
            <text:p>-0.2291987492</text:p>
          </table:table-cell>
          <table:table-cell office:value-type="float" office:value="-0.364808594625195" calcext:value-type="float">
            <text:p>-0.3648085946</text:p>
          </table:table-cell>
          <table:table-cell office:value-type="float" office:value="-0.254104653277162" calcext:value-type="float">
            <text:p>-0.25410465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-0.770196382647988" calcext:value-type="float">
            <text:p>-0.7701963826</text:p>
          </table:table-cell>
          <table:table-cell office:value-type="float" office:value="0.483572416412024" calcext:value-type="float">
            <text:p>0.4835724164</text:p>
          </table:table-cell>
          <table:table-cell office:value-type="float" office:value="1.90107177893088" calcext:value-type="float">
            <text:p>1.9010717789</text:p>
          </table:table-cell>
          <table:table-cell office:value-type="float" office:value="-0.00187625011618852" calcext:value-type="float">
            <text:p>-0.0018762501</text:p>
          </table:table-cell>
          <table:table-cell office:value-type="float" office:value="0.0242447851356973" calcext:value-type="float">
            <text:p>0.0242447851</text:p>
          </table:table-cell>
          <table:table-cell office:value-type="float" office:value="-1.17190318158275" calcext:value-type="float">
            <text:p>-1.1719031816</text:p>
          </table:table-cell>
          <table:table-cell office:value-type="float" office:value="0.666483360897814" calcext:value-type="float">
            <text:p>0.6664833609</text:p>
          </table:table-cell>
          <table:table-cell office:value-type="float" office:value="-0.0946029012075535" calcext:value-type="float">
            <text:p>-0.0946029012</text:p>
          </table:table-cell>
          <table:table-cell office:value-type="float" office:value="-0.136665621886762" calcext:value-type="float">
            <text:p>-0.1366656219</text:p>
          </table:table-cell>
          <table:table-cell office:value-type="float" office:value="-0.842507532652561" calcext:value-type="float">
            <text:p>-0.8425075327</text:p>
          </table:table-cell>
          <table:table-cell office:value-type="float" office:value="-0.408235097088101" calcext:value-type="float">
            <text:p>-0.4082350971</text:p>
          </table:table-cell>
          <table:table-cell office:value-type="float" office:value="0.503046644959921" calcext:value-type="float">
            <text:p>0.503046645</text:p>
          </table:table-cell>
          <table:table-cell office:value-type="float" office:value="-0.010588597193309" calcext:value-type="float">
            <text:p>-0.0105885972</text:p>
          </table:table-cell>
          <table:table-cell office:value-type="float" office:value="-0.200012764882671" calcext:value-type="float">
            <text:p>-0.2000127649</text:p>
          </table:table-cell>
          <table:table-cell office:value-type="float" office:value="-0.908689458907517" calcext:value-type="float">
            <text:p>-0.9086894589</text:p>
          </table:table-cell>
          <table:table-cell office:value-type="float" office:value="-0.323594882408827" calcext:value-type="float">
            <text:p>-0.3235948824</text:p>
          </table:table-cell>
          <table:table-cell office:value-type="float" office:value="-0.0221036727295719" calcext:value-type="float">
            <text:p>-0.0221036727</text:p>
          </table:table-cell>
          <table:table-cell office:value-type="float" office:value="-0.796683932841244" calcext:value-type="float">
            <text:p>-0.7966839328</text:p>
          </table:table-cell>
          <table:table-cell office:value-type="float" office:value="-0.479505428522999" calcext:value-type="float">
            <text:p>-0.47950542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0.298503170230964" calcext:value-type="float">
            <text:p>0.2985031702</text:p>
          </table:table-cell>
          <table:table-cell office:value-type="float" office:value="2.14272151611193" calcext:value-type="float">
            <text:p>2.1427215161</text:p>
          </table:table-cell>
          <table:table-cell office:value-type="float" office:value="-1.54214297177705" calcext:value-type="float">
            <text:p>-1.5421429718</text:p>
          </table:table-cell>
          <table:table-cell office:value-type="float" office:value="1.56133190619696" calcext:value-type="float">
            <text:p>1.5613319062</text:p>
          </table:table-cell>
          <table:table-cell office:value-type="float" office:value="0.938108024652659" calcext:value-type="float">
            <text:p>0.9381080247</text:p>
          </table:table-cell>
          <table:table-cell office:value-type="float" office:value="-2.14567269892859" calcext:value-type="float">
            <text:p>-2.1456726989</text:p>
          </table:table-cell>
          <table:table-cell office:value-type="float" office:value="1.40556856926536" calcext:value-type="float">
            <text:p>1.4055685693</text:p>
          </table:table-cell>
          <table:table-cell office:value-type="float" office:value="-0.778458743012393" calcext:value-type="float">
            <text:p>-0.778458743</text:p>
          </table:table-cell>
          <table:table-cell office:value-type="float" office:value="0.328636441067941" calcext:value-type="float">
            <text:p>0.3286364411</text:p>
          </table:table-cell>
          <table:table-cell office:value-type="float" office:value="0.127497138229711" calcext:value-type="float">
            <text:p>0.1274971382</text:p>
          </table:table-cell>
          <table:table-cell office:value-type="float" office:value="1.61279907284482" calcext:value-type="float">
            <text:p>1.6127990728</text:p>
          </table:table-cell>
          <table:table-cell office:value-type="float" office:value="-0.0963770304463607" calcext:value-type="float">
            <text:p>-0.0963770304</text:p>
          </table:table-cell>
          <table:table-cell office:value-type="float" office:value="0.65479027128109" calcext:value-type="float">
            <text:p>0.6547902713</text:p>
          </table:table-cell>
          <table:table-cell office:value-type="float" office:value="-4.31837785899177" calcext:value-type="float">
            <text:p>-4.318377859</text:p>
          </table:table-cell>
          <table:table-cell office:value-type="float" office:value="1.03860348560684" calcext:value-type="float">
            <text:p>1.0386034856</text:p>
          </table:table-cell>
          <table:table-cell office:value-type="float" office:value="0.404686812382194" calcext:value-type="float">
            <text:p>0.4046868124</text:p>
          </table:table-cell>
          <table:table-cell office:value-type="float" office:value="2.72916803684328" calcext:value-type="float">
            <text:p>2.7291680368</text:p>
          </table:table-cell>
          <table:table-cell office:value-type="float" office:value="1.11586360275427" calcext:value-type="float">
            <text:p>1.1158636028</text:p>
          </table:table-cell>
          <table:table-cell office:value-type="float" office:value="-0.70381403125983" calcext:value-type="float">
            <text:p>-0.70381403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-0.608026929841982" calcext:value-type="float">
            <text:p>-0.6080269298</text:p>
          </table:table-cell>
          <table:table-cell office:value-type="float" office:value="0.306693600885717" calcext:value-type="float">
            <text:p>0.3066936009</text:p>
          </table:table-cell>
          <table:table-cell office:value-type="float" office:value="1.47300415039613" calcext:value-type="float">
            <text:p>1.4730041504</text:p>
          </table:table-cell>
          <table:table-cell office:value-type="float" office:value="1.19112724714544" calcext:value-type="float">
            <text:p>1.1911272471</text:p>
          </table:table-cell>
          <table:table-cell office:value-type="float" office:value="0.0212646712723958" calcext:value-type="float">
            <text:p>0.0212646713</text:p>
          </table:table-cell>
          <table:table-cell office:value-type="float" office:value="0.888442494108084" calcext:value-type="float">
            <text:p>0.8884424941</text:p>
          </table:table-cell>
          <table:table-cell office:value-type="float" office:value="1.19049117437091" calcext:value-type="float">
            <text:p>1.1904911744</text:p>
          </table:table-cell>
          <table:table-cell office:value-type="float" office:value="0.0421467359313565" calcext:value-type="float">
            <text:p>0.0421467359</text:p>
          </table:table-cell>
          <table:table-cell office:value-type="float" office:value="-0.446425607388004" calcext:value-type="float">
            <text:p>-0.4464256074</text:p>
          </table:table-cell>
          <table:table-cell office:value-type="float" office:value="-0.0803861172953596" calcext:value-type="float">
            <text:p>-0.0803861173</text:p>
          </table:table-cell>
          <table:table-cell office:value-type="float" office:value="0.660395584478941" calcext:value-type="float">
            <text:p>0.6603955845</text:p>
          </table:table-cell>
          <table:table-cell office:value-type="float" office:value="-0.111613346122931" calcext:value-type="float">
            <text:p>-0.1116133461</text:p>
          </table:table-cell>
          <table:table-cell office:value-type="float" office:value="-1.46898311322269" calcext:value-type="float">
            <text:p>-1.4689831132</text:p>
          </table:table-cell>
          <table:table-cell office:value-type="float" office:value="0.285370867844552" calcext:value-type="float">
            <text:p>0.2853708678</text:p>
          </table:table-cell>
          <table:table-cell office:value-type="float" office:value="-0.237172914462875" calcext:value-type="float">
            <text:p>-0.2371729145</text:p>
          </table:table-cell>
          <table:table-cell office:value-type="float" office:value="-0.912819717718837" calcext:value-type="float">
            <text:p>-0.9128197177</text:p>
          </table:table-cell>
          <table:table-cell office:value-type="float" office:value="0.242906277651558" calcext:value-type="float">
            <text:p>0.2429062777</text:p>
          </table:table-cell>
          <table:table-cell office:value-type="float" office:value="0.122721608445149" calcext:value-type="float">
            <text:p>0.1227216084</text:p>
          </table:table-cell>
          <table:table-cell office:value-type="float" office:value="1.17506256471346" calcext:value-type="float">
            <text:p>1.1750625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-1.76664469899536" calcext:value-type="float">
            <text:p>-1.766644699</text:p>
          </table:table-cell>
          <table:table-cell office:value-type="float" office:value="2.35298430630811" calcext:value-type="float">
            <text:p>2.3529843063</text:p>
          </table:table-cell>
          <table:table-cell office:value-type="float" office:value="-0.00995515971365657" calcext:value-type="float">
            <text:p>-0.0099551597</text:p>
          </table:table-cell>
          <table:table-cell office:value-type="float" office:value="-0.363735715844203" calcext:value-type="float">
            <text:p>-0.3637357158</text:p>
          </table:table-cell>
          <table:table-cell office:value-type="float" office:value="1.4609525055027" calcext:value-type="float">
            <text:p>1.4609525055</text:p>
          </table:table-cell>
          <table:table-cell office:value-type="float" office:value="-0.204832890895048" calcext:value-type="float">
            <text:p>-0.2048328909</text:p>
          </table:table-cell>
          <table:table-cell office:value-type="float" office:value="0.905818664621303" calcext:value-type="float">
            <text:p>0.9058186646</text:p>
          </table:table-cell>
          <table:table-cell office:value-type="float" office:value="-3.38412325518339" calcext:value-type="float">
            <text:p>-3.3841232552</text:p>
          </table:table-cell>
          <table:table-cell office:value-type="float" office:value="0.388546432019876" calcext:value-type="float">
            <text:p>0.388546432</text:p>
          </table:table-cell>
          <table:table-cell office:value-type="float" office:value="0.791069473894889" calcext:value-type="float">
            <text:p>0.7910694739</text:p>
          </table:table-cell>
          <table:table-cell office:value-type="float" office:value="-0.270259509464073" calcext:value-type="float">
            <text:p>-0.2702595095</text:p>
          </table:table-cell>
          <table:table-cell office:value-type="float" office:value="0.0473992418897564" calcext:value-type="float">
            <text:p>0.0473992419</text:p>
          </table:table-cell>
          <table:table-cell office:value-type="float" office:value="1.64276673059052" calcext:value-type="float">
            <text:p>1.6427667306</text:p>
          </table:table-cell>
          <table:table-cell office:value-type="float" office:value="-2.67808072468436" calcext:value-type="float">
            <text:p>-2.6780807247</text:p>
          </table:table-cell>
          <table:table-cell office:value-type="float" office:value="0.728038853010947" calcext:value-type="float">
            <text:p>0.728038853</text:p>
          </table:table-cell>
          <table:table-cell office:value-type="float" office:value="0.289107811753919" calcext:value-type="float">
            <text:p>0.2891078118</text:p>
          </table:table-cell>
          <table:table-cell office:value-type="float" office:value="0.384462973331268" calcext:value-type="float">
            <text:p>0.3844629733</text:p>
          </table:table-cell>
          <table:table-cell office:value-type="float" office:value="0.45454769919951" calcext:value-type="float">
            <text:p>0.4545476992</text:p>
          </table:table-cell>
          <table:table-cell office:value-type="float" office:value="0.113990423022077" calcext:value-type="float">
            <text:p>0.1139904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-2.22064182690618" calcext:value-type="float">
            <text:p>-2.2206418269</text:p>
          </table:table-cell>
          <table:table-cell office:value-type="float" office:value="1.02918071808636" calcext:value-type="float">
            <text:p>1.0291807181</text:p>
          </table:table-cell>
          <table:table-cell office:value-type="float" office:value="-0.697723601958822" calcext:value-type="float">
            <text:p>-0.697723602</text:p>
          </table:table-cell>
          <table:table-cell office:value-type="float" office:value="-1.26822646644294" calcext:value-type="float">
            <text:p>-1.2682264664</text:p>
          </table:table-cell>
          <table:table-cell office:value-type="float" office:value="2.80222102796582" calcext:value-type="float">
            <text:p>2.802221028</text:p>
          </table:table-cell>
          <table:table-cell office:value-type="float" office:value="3.32290136384897" calcext:value-type="float">
            <text:p>3.3229013638</text:p>
          </table:table-cell>
          <table:table-cell office:value-type="float" office:value="0.197036005343823" calcext:value-type="float">
            <text:p>0.1970360053</text:p>
          </table:table-cell>
          <table:table-cell office:value-type="float" office:value="-0.521296961184743" calcext:value-type="float">
            <text:p>-0.5212969612</text:p>
          </table:table-cell>
          <table:table-cell office:value-type="float" office:value="0.859596358876793" calcext:value-type="float">
            <text:p>0.8595963589</text:p>
          </table:table-cell>
          <table:table-cell office:value-type="float" office:value="1.5939492660972" calcext:value-type="float">
            <text:p>1.5939492661</text:p>
          </table:table-cell>
          <table:table-cell office:value-type="float" office:value="0.311202771235588" calcext:value-type="float">
            <text:p>0.3112027712</text:p>
          </table:table-cell>
          <table:table-cell office:value-type="float" office:value="-0.433713474113116" calcext:value-type="float">
            <text:p>-0.4337134741</text:p>
          </table:table-cell>
          <table:table-cell office:value-type="float" office:value="-0.0873153342987856" calcext:value-type="float">
            <text:p>-0.0873153343</text:p>
          </table:table-cell>
          <table:table-cell office:value-type="float" office:value="-1.10816364415856" calcext:value-type="float">
            <text:p>-1.1081636442</text:p>
          </table:table-cell>
          <table:table-cell office:value-type="float" office:value="1.30866894993326" calcext:value-type="float">
            <text:p>1.3086689499</text:p>
          </table:table-cell>
          <table:table-cell office:value-type="float" office:value="0.521481126221399" calcext:value-type="float">
            <text:p>0.5214811262</text:p>
          </table:table-cell>
          <table:table-cell office:value-type="float" office:value="-0.735664502667711" calcext:value-type="float">
            <text:p>-0.7356645027</text:p>
          </table:table-cell>
          <table:table-cell office:value-type="float" office:value="0.165409024425517" calcext:value-type="float">
            <text:p>0.1654090244</text:p>
          </table:table-cell>
          <table:table-cell office:value-type="float" office:value="0.31451549056561" calcext:value-type="float">
            <text:p>0.3145154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-0.426071693865111" calcext:value-type="float">
            <text:p>-0.4260716939</text:p>
          </table:table-cell>
          <table:table-cell office:value-type="float" office:value="-0.0603037695141019" calcext:value-type="float">
            <text:p>-0.0603037695</text:p>
          </table:table-cell>
          <table:table-cell office:value-type="float" office:value="2.22082820260962" calcext:value-type="float">
            <text:p>2.2208282026</text:p>
          </table:table-cell>
          <table:table-cell office:value-type="float" office:value="0.0247417821484201" calcext:value-type="float">
            <text:p>0.0247417821</text:p>
          </table:table-cell>
          <table:table-cell office:value-type="float" office:value="-0.58496399731695" calcext:value-type="float">
            <text:p>-0.5849639973</text:p>
          </table:table-cell>
          <table:table-cell office:value-type="float" office:value="0.460622987596611" calcext:value-type="float">
            <text:p>0.4606229876</text:p>
          </table:table-cell>
          <table:table-cell office:value-type="float" office:value="-0.322526141015528" calcext:value-type="float">
            <text:p>-0.322526141</text:p>
          </table:table-cell>
          <table:table-cell office:value-type="float" office:value="0.434776396219243" calcext:value-type="float">
            <text:p>0.4347763962</text:p>
          </table:table-cell>
          <table:table-cell office:value-type="float" office:value="1.2524039132385" calcext:value-type="float">
            <text:p>1.2524039132</text:p>
          </table:table-cell>
          <table:table-cell office:value-type="float" office:value="-1.01209354858712" calcext:value-type="float">
            <text:p>-1.0120935486</text:p>
          </table:table-cell>
          <table:table-cell office:value-type="float" office:value="-1.37903158970616" calcext:value-type="float">
            <text:p>-1.3790315897</text:p>
          </table:table-cell>
          <table:table-cell office:value-type="float" office:value="0.203317504503014" calcext:value-type="float">
            <text:p>0.2033175045</text:p>
          </table:table-cell>
          <table:table-cell office:value-type="float" office:value="-0.855599221503998" calcext:value-type="float">
            <text:p>-0.8555992215</text:p>
          </table:table-cell>
          <table:table-cell office:value-type="float" office:value="-0.926168244154841" calcext:value-type="float">
            <text:p>-0.9261682442</text:p>
          </table:table-cell>
          <table:table-cell office:value-type="float" office:value="-1.57368540467978" calcext:value-type="float">
            <text:p>-1.5736854047</text:p>
          </table:table-cell>
          <table:table-cell office:value-type="float" office:value="-0.493078040489617" calcext:value-type="float">
            <text:p>-0.4930780405</text:p>
          </table:table-cell>
          <table:table-cell office:value-type="float" office:value="0.329125176747266" calcext:value-type="float">
            <text:p>0.3291251767</text:p>
          </table:table-cell>
          <table:table-cell office:value-type="float" office:value="-0.618188811648469" calcext:value-type="float">
            <text:p>-0.6181888116</text:p>
          </table:table-cell>
          <table:table-cell office:value-type="float" office:value="-0.708406334816244" calcext:value-type="float">
            <text:p>-0.70840633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1.33189715687662" calcext:value-type="float">
            <text:p>1.3318971569</text:p>
          </table:table-cell>
          <table:table-cell office:value-type="float" office:value="-0.579961843235092" calcext:value-type="float">
            <text:p>-0.5799618432</text:p>
          </table:table-cell>
          <table:table-cell office:value-type="float" office:value="0.422605531843814" calcext:value-type="float">
            <text:p>0.4226055318</text:p>
          </table:table-cell>
          <table:table-cell office:value-type="float" office:value="-0.897751526178555" calcext:value-type="float">
            <text:p>-0.8977515262</text:p>
          </table:table-cell>
          <table:table-cell office:value-type="float" office:value="-0.746254209764005" calcext:value-type="float">
            <text:p>-0.7462542098</text:p>
          </table:table-cell>
          <table:table-cell office:value-type="float" office:value="-0.05627323061712" calcext:value-type="float">
            <text:p>-0.0562732306</text:p>
          </table:table-cell>
          <table:table-cell office:value-type="float" office:value="-0.750316963446238" calcext:value-type="float">
            <text:p>-0.7503169634</text:p>
          </table:table-cell>
          <table:table-cell office:value-type="float" office:value="0.128483933549462" calcext:value-type="float">
            <text:p>0.1284839335</text:p>
          </table:table-cell>
          <table:table-cell office:value-type="float" office:value="-0.964681778278345" calcext:value-type="float">
            <text:p>-0.9646817783</text:p>
          </table:table-cell>
          <table:table-cell office:value-type="float" office:value="0.736391419205694" calcext:value-type="float">
            <text:p>0.7363914192</text:p>
          </table:table-cell>
          <table:table-cell office:value-type="float" office:value="1.39098159162914" calcext:value-type="float">
            <text:p>1.3909815916</text:p>
          </table:table-cell>
          <table:table-cell office:value-type="float" office:value="-0.00804887228869112" calcext:value-type="float">
            <text:p>-0.0080488723</text:p>
          </table:table-cell>
          <table:table-cell office:value-type="float" office:value="-0.129421819641027" calcext:value-type="float">
            <text:p>-0.1294218196</text:p>
          </table:table-cell>
          <table:table-cell office:value-type="float" office:value="0.09427715103611" calcext:value-type="float">
            <text:p>0.094277151</text:p>
          </table:table-cell>
          <table:table-cell office:value-type="float" office:value="0.38881917965614" calcext:value-type="float">
            <text:p>0.3888191797</text:p>
          </table:table-cell>
          <table:table-cell office:value-type="float" office:value="1.23661879113318" calcext:value-type="float">
            <text:p>1.2366187911</text:p>
          </table:table-cell>
          <table:table-cell office:value-type="float" office:value="0.151535043141521" calcext:value-type="float">
            <text:p>0.1515350431</text:p>
          </table:table-cell>
          <table:table-cell office:value-type="float" office:value="-1.39899032228073" calcext:value-type="float">
            <text:p>-1.3989903223</text:p>
          </table:table-cell>
          <table:table-cell office:value-type="float" office:value="0.672575069400762" calcext:value-type="float">
            <text:p>0.67257506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.16228088374727" calcext:value-type="float">
            <text:p>1.1622808837</text:p>
          </table:table-cell>
          <table:table-cell office:value-type="float" office:value="1.24817824998197" calcext:value-type="float">
            <text:p>1.24817825</text:p>
          </table:table-cell>
          <table:table-cell office:value-type="float" office:value="-1.58131714797693" calcext:value-type="float">
            <text:p>-1.581317148</text:p>
          </table:table-cell>
          <table:table-cell office:value-type="float" office:value="1.47502419364829" calcext:value-type="float">
            <text:p>1.4750241936</text:p>
          </table:table-cell>
          <table:table-cell office:value-type="float" office:value="1.13835705875831" calcext:value-type="float">
            <text:p>1.1383570588</text:p>
          </table:table-cell>
          <table:table-cell office:value-type="float" office:value="-1.02037340385349" calcext:value-type="float">
            <text:p>-1.0203734039</text:p>
          </table:table-cell>
          <table:table-cell office:value-type="float" office:value="0.638387285988785" calcext:value-type="float">
            <text:p>0.638387286</text:p>
          </table:table-cell>
          <table:table-cell office:value-type="float" office:value="-0.136762248247185" calcext:value-type="float">
            <text:p>-0.1367622482</text:p>
          </table:table-cell>
          <table:table-cell office:value-type="float" office:value="-0.805504896315487" calcext:value-type="float">
            <text:p>-0.8055048963</text:p>
          </table:table-cell>
          <table:table-cell office:value-type="float" office:value="-1.44403640011348" calcext:value-type="float">
            <text:p>-1.4440364001</text:p>
          </table:table-cell>
          <table:table-cell office:value-type="float" office:value="2.84691418640147" calcext:value-type="float">
            <text:p>2.8469141864</text:p>
          </table:table-cell>
          <table:table-cell office:value-type="float" office:value="0.627549000359762" calcext:value-type="float">
            <text:p>0.6275490004</text:p>
          </table:table-cell>
          <table:table-cell office:value-type="float" office:value="0.387778137472431" calcext:value-type="float">
            <text:p>0.3877781375</text:p>
          </table:table-cell>
          <table:table-cell office:value-type="float" office:value="-3.27905430081944" calcext:value-type="float">
            <text:p>-3.2790543008</text:p>
          </table:table-cell>
          <table:table-cell office:value-type="float" office:value="0.553435024106492" calcext:value-type="float">
            <text:p>0.5534350241</text:p>
          </table:table-cell>
          <table:table-cell office:value-type="float" office:value="0.910634311602213" calcext:value-type="float">
            <text:p>0.9106343116</text:p>
          </table:table-cell>
          <table:table-cell office:value-type="float" office:value="2.69833745876512" calcext:value-type="float">
            <text:p>2.6983374588</text:p>
          </table:table-cell>
          <table:table-cell office:value-type="float" office:value="1.30296347737381" calcext:value-type="float">
            <text:p>1.3029634774</text:p>
          </table:table-cell>
          <table:table-cell office:value-type="float" office:value="-0.910148785874493" calcext:value-type="float">
            <text:p>-0.91014878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.23904805325795" calcext:value-type="float">
            <text:p>1.2390480533</text:p>
          </table:table-cell>
          <table:table-cell office:value-type="float" office:value="0.29328441686901" calcext:value-type="float">
            <text:p>0.2932844169</text:p>
          </table:table-cell>
          <table:table-cell office:value-type="float" office:value="0.0864719604369463" calcext:value-type="float">
            <text:p>0.0864719604</text:p>
          </table:table-cell>
          <table:table-cell office:value-type="float" office:value="1.17827736420567" calcext:value-type="float">
            <text:p>1.1782773642</text:p>
          </table:table-cell>
          <table:table-cell office:value-type="float" office:value="0.37334385083594" calcext:value-type="float">
            <text:p>0.3733438508</text:p>
          </table:table-cell>
          <table:table-cell office:value-type="float" office:value="0.325596008488541" calcext:value-type="float">
            <text:p>0.3255960085</text:p>
          </table:table-cell>
          <table:table-cell office:value-type="float" office:value="0.119318979095142" calcext:value-type="float">
            <text:p>0.1193189791</text:p>
          </table:table-cell>
          <table:table-cell office:value-type="float" office:value="-0.0254762507855668" calcext:value-type="float">
            <text:p>-0.0254762508</text:p>
          </table:table-cell>
          <table:table-cell office:value-type="float" office:value="0.17321136291598" calcext:value-type="float">
            <text:p>0.1732113629</text:p>
          </table:table-cell>
          <table:table-cell office:value-type="float" office:value="-0.154186180490806" calcext:value-type="float">
            <text:p>-0.1541861805</text:p>
          </table:table-cell>
          <table:table-cell office:value-type="float" office:value="-1.08932326215371" calcext:value-type="float">
            <text:p>-1.0893232622</text:p>
          </table:table-cell>
          <table:table-cell office:value-type="float" office:value="0.870713976850331" calcext:value-type="float">
            <text:p>0.8707139769</text:p>
          </table:table-cell>
          <table:table-cell office:value-type="float" office:value="1.17766213495837" calcext:value-type="float">
            <text:p>1.177662135</text:p>
          </table:table-cell>
          <table:table-cell office:value-type="float" office:value="-0.217738013210125" calcext:value-type="float">
            <text:p>-0.2177380132</text:p>
          </table:table-cell>
          <table:table-cell office:value-type="float" office:value="-0.161084218789781" calcext:value-type="float">
            <text:p>-0.1610842188</text:p>
          </table:table-cell>
          <table:table-cell office:value-type="float" office:value="-0.533762923885505" calcext:value-type="float">
            <text:p>-0.5337629239</text:p>
          </table:table-cell>
          <table:table-cell office:value-type="float" office:value="-0.108367596982219" calcext:value-type="float">
            <text:p>-0.108367597</text:p>
          </table:table-cell>
          <table:table-cell office:value-type="float" office:value="-0.848424962534521" calcext:value-type="float">
            <text:p>-0.8484249625</text:p>
          </table:table-cell>
          <table:table-cell office:value-type="float" office:value="-0.0566928237088181" calcext:value-type="float">
            <text:p>-0.05669282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0.925996612578014" calcext:value-type="float">
            <text:p>0.9259966126</text:p>
          </table:table-cell>
          <table:table-cell office:value-type="float" office:value="-0.358098896126416" calcext:value-type="float">
            <text:p>-0.3580988961</text:p>
          </table:table-cell>
          <table:table-cell office:value-type="float" office:value="1.37672152778927" calcext:value-type="float">
            <text:p>1.3767215278</text:p>
          </table:table-cell>
          <table:table-cell office:value-type="float" office:value="1.90076881354586" calcext:value-type="float">
            <text:p>1.9007688135</text:p>
          </table:table-cell>
          <table:table-cell office:value-type="float" office:value="-1.05768986264753" calcext:value-type="float">
            <text:p>-1.0576898626</text:p>
          </table:table-cell>
          <table:table-cell office:value-type="float" office:value="0.30188517422757" calcext:value-type="float">
            <text:p>0.3018851742</text:p>
          </table:table-cell>
          <table:table-cell office:value-type="float" office:value="-0.462266225882372" calcext:value-type="float">
            <text:p>-0.4622662259</text:p>
          </table:table-cell>
          <table:table-cell office:value-type="float" office:value="0.250424398574177" calcext:value-type="float">
            <text:p>0.2504243986</text:p>
          </table:table-cell>
          <table:table-cell office:value-type="float" office:value="1.25395803626695" calcext:value-type="float">
            <text:p>1.2539580363</text:p>
          </table:table-cell>
          <table:table-cell office:value-type="float" office:value="-0.436371429685131" calcext:value-type="float">
            <text:p>-0.4363714297</text:p>
          </table:table-cell>
          <table:table-cell office:value-type="float" office:value="-0.681289709847305" calcext:value-type="float">
            <text:p>-0.6812897098</text:p>
          </table:table-cell>
          <table:table-cell office:value-type="float" office:value="0.999980028295959" calcext:value-type="float">
            <text:p>0.9999800283</text:p>
          </table:table-cell>
          <table:table-cell office:value-type="float" office:value="-0.653246385458728" calcext:value-type="float">
            <text:p>-0.6532463855</text:p>
          </table:table-cell>
          <table:table-cell office:value-type="float" office:value="-0.636389371548304" calcext:value-type="float">
            <text:p>-0.6363893715</text:p>
          </table:table-cell>
          <table:table-cell office:value-type="float" office:value="-1.70266661738213" calcext:value-type="float">
            <text:p>-1.7026666174</text:p>
          </table:table-cell>
          <table:table-cell office:value-type="float" office:value="-1.28035507381196" calcext:value-type="float">
            <text:p>-1.2803550738</text:p>
          </table:table-cell>
          <table:table-cell office:value-type="float" office:value="0.987638275766983" calcext:value-type="float">
            <text:p>0.9876382758</text:p>
          </table:table-cell>
          <table:table-cell office:value-type="float" office:value="-1.47880568177439" calcext:value-type="float">
            <text:p>-1.4788056818</text:p>
          </table:table-cell>
          <table:table-cell office:value-type="float" office:value="-0.0436122676070622" calcext:value-type="float">
            <text:p>-0.04361226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.14818692615291" calcext:value-type="float">
            <text:p>1.1481869262</text:p>
          </table:table-cell>
          <table:table-cell office:value-type="float" office:value="0.0858370715501502" calcext:value-type="float">
            <text:p>0.0858370716</text:p>
          </table:table-cell>
          <table:table-cell office:value-type="float" office:value="0.120702061970257" calcext:value-type="float">
            <text:p>0.120702062</text:p>
          </table:table-cell>
          <table:table-cell office:value-type="float" office:value="1.12666455368909" calcext:value-type="float">
            <text:p>1.1266645537</text:p>
          </table:table-cell>
          <table:table-cell office:value-type="float" office:value="0.214710570305157" calcext:value-type="float">
            <text:p>0.2147105703</text:p>
          </table:table-cell>
          <table:table-cell office:value-type="float" office:value="0.537381046564081" calcext:value-type="float">
            <text:p>0.5373810466</text:p>
          </table:table-cell>
          <table:table-cell office:value-type="float" office:value="-0.0499889896544254" calcext:value-type="float">
            <text:p>-0.0499889897</text:p>
          </table:table-cell>
          <table:table-cell office:value-type="float" office:value="0.186175354963768" calcext:value-type="float">
            <text:p>0.186175355</text:p>
          </table:table-cell>
          <table:table-cell office:value-type="float" office:value="0.111781471391753" calcext:value-type="float">
            <text:p>0.1117814714</text:p>
          </table:table-cell>
          <table:table-cell office:value-type="float" office:value="0.0466093383364471" calcext:value-type="float">
            <text:p>0.0466093383</text:p>
          </table:table-cell>
          <table:table-cell office:value-type="float" office:value="0.507646704803868" calcext:value-type="float">
            <text:p>0.5076467048</text:p>
          </table:table-cell>
          <table:table-cell office:value-type="float" office:value="0.869540467922972" calcext:value-type="float">
            <text:p>0.8695404679</text:p>
          </table:table-cell>
          <table:table-cell office:value-type="float" office:value="-0.322735839560665" calcext:value-type="float">
            <text:p>-0.3227358396</text:p>
          </table:table-cell>
          <table:table-cell office:value-type="float" office:value="0.26932177297861" calcext:value-type="float">
            <text:p>0.269321773</text:p>
          </table:table-cell>
          <table:table-cell office:value-type="float" office:value="-0.717472308854691" calcext:value-type="float">
            <text:p>-0.7174723089</text:p>
          </table:table-cell>
          <table:table-cell office:value-type="float" office:value="-0.313731636204242" calcext:value-type="float">
            <text:p>-0.3137316362</text:p>
          </table:table-cell>
          <table:table-cell office:value-type="float" office:value="-0.223905205000454" calcext:value-type="float">
            <text:p>-0.223905205</text:p>
          </table:table-cell>
          <table:table-cell office:value-type="float" office:value="-0.227785834856473" calcext:value-type="float">
            <text:p>-0.2277858349</text:p>
          </table:table-cell>
          <table:table-cell office:value-type="float" office:value="0.179131854776518" calcext:value-type="float">
            <text:p>0.17913185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.03837033396612" calcext:value-type="float">
            <text:p>1.038370334</text:p>
          </table:table-cell>
          <table:table-cell office:value-type="float" office:value="0.12748612730368" calcext:value-type="float">
            <text:p>0.1274861273</text:p>
          </table:table-cell>
          <table:table-cell office:value-type="float" office:value="0.18445588803405" calcext:value-type="float">
            <text:p>0.184455888</text:p>
          </table:table-cell>
          <table:table-cell office:value-type="float" office:value="1.10994979091674" calcext:value-type="float">
            <text:p>1.1099497909</text:p>
          </table:table-cell>
          <table:table-cell office:value-type="float" office:value="0.441698900420171" calcext:value-type="float">
            <text:p>0.4416989004</text:p>
          </table:table-cell>
          <table:table-cell office:value-type="float" office:value="0.945282526730897" calcext:value-type="float">
            <text:p>0.9452825267</text:p>
          </table:table-cell>
          <table:table-cell office:value-type="float" office:value="-0.0367146038304535" calcext:value-type="float">
            <text:p>-0.0367146038</text:p>
          </table:table-cell>
          <table:table-cell office:value-type="float" office:value="0.35099499958342" calcext:value-type="float">
            <text:p>0.3509949996</text:p>
          </table:table-cell>
          <table:table-cell office:value-type="float" office:value="0.118949540390999" calcext:value-type="float">
            <text:p>0.1189495404</text:p>
          </table:table-cell>
          <table:table-cell office:value-type="float" office:value="-0.243289240389986" calcext:value-type="float">
            <text:p>-0.2432892404</text:p>
          </table:table-cell>
          <table:table-cell office:value-type="float" office:value="0.578062601005963" calcext:value-type="float">
            <text:p>0.578062601</text:p>
          </table:table-cell>
          <table:table-cell office:value-type="float" office:value="0.674729819835531" calcext:value-type="float">
            <text:p>0.6747298198</text:p>
          </table:table-cell>
          <table:table-cell office:value-type="float" office:value="-0.534230568478947" calcext:value-type="float">
            <text:p>-0.5342305685</text:p>
          </table:table-cell>
          <table:table-cell office:value-type="float" office:value="0.446601378464056" calcext:value-type="float">
            <text:p>0.4466013785</text:p>
          </table:table-cell>
          <table:table-cell office:value-type="float" office:value="1.12288467188201" calcext:value-type="float">
            <text:p>1.1228846719</text:p>
          </table:table-cell>
          <table:table-cell office:value-type="float" office:value="-1.76800051360173" calcext:value-type="float">
            <text:p>-1.7680005136</text:p>
          </table:table-cell>
          <table:table-cell office:value-type="float" office:value="1.24115696274187" calcext:value-type="float">
            <text:p>1.2411569627</text:p>
          </table:table-cell>
          <table:table-cell office:value-type="float" office:value="-2.44949986305677" calcext:value-type="float">
            <text:p>-2.4494998631</text:p>
          </table:table-cell>
          <table:table-cell office:value-type="float" office:value="-1.7472551716154" calcext:value-type="float">
            <text:p>-1.74725517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1.03837033396612" calcext:value-type="float">
            <text:p>1.038370334</text:p>
          </table:table-cell>
          <table:table-cell office:value-type="float" office:value="0.12748612730368" calcext:value-type="float">
            <text:p>0.1274861273</text:p>
          </table:table-cell>
          <table:table-cell office:value-type="float" office:value="0.18445588803405" calcext:value-type="float">
            <text:p>0.184455888</text:p>
          </table:table-cell>
          <table:table-cell office:value-type="float" office:value="1.10994979091674" calcext:value-type="float">
            <text:p>1.1099497909</text:p>
          </table:table-cell>
          <table:table-cell office:value-type="float" office:value="0.441698900420171" calcext:value-type="float">
            <text:p>0.4416989004</text:p>
          </table:table-cell>
          <table:table-cell office:value-type="float" office:value="0.945282526730897" calcext:value-type="float">
            <text:p>0.9452825267</text:p>
          </table:table-cell>
          <table:table-cell office:value-type="float" office:value="-0.0367146038304535" calcext:value-type="float">
            <text:p>-0.0367146038</text:p>
          </table:table-cell>
          <table:table-cell office:value-type="float" office:value="0.35099499958342" calcext:value-type="float">
            <text:p>0.3509949996</text:p>
          </table:table-cell>
          <table:table-cell office:value-type="float" office:value="0.118949540390999" calcext:value-type="float">
            <text:p>0.1189495404</text:p>
          </table:table-cell>
          <table:table-cell office:value-type="float" office:value="-0.243289240389986" calcext:value-type="float">
            <text:p>-0.2432892404</text:p>
          </table:table-cell>
          <table:table-cell office:value-type="float" office:value="0.578062601005963" calcext:value-type="float">
            <text:p>0.578062601</text:p>
          </table:table-cell>
          <table:table-cell office:value-type="float" office:value="0.674729819835531" calcext:value-type="float">
            <text:p>0.6747298198</text:p>
          </table:table-cell>
          <table:table-cell office:value-type="float" office:value="-0.534230568478947" calcext:value-type="float">
            <text:p>-0.5342305685</text:p>
          </table:table-cell>
          <table:table-cell office:value-type="float" office:value="0.446601378464056" calcext:value-type="float">
            <text:p>0.4466013785</text:p>
          </table:table-cell>
          <table:table-cell office:value-type="float" office:value="1.12288467188201" calcext:value-type="float">
            <text:p>1.1228846719</text:p>
          </table:table-cell>
          <table:table-cell office:value-type="float" office:value="-1.76800051360173" calcext:value-type="float">
            <text:p>-1.7680005136</text:p>
          </table:table-cell>
          <table:table-cell office:value-type="float" office:value="1.24115696274187" calcext:value-type="float">
            <text:p>1.2411569627</text:p>
          </table:table-cell>
          <table:table-cell office:value-type="float" office:value="-2.44949986305677" calcext:value-type="float">
            <text:p>-2.4494998631</text:p>
          </table:table-cell>
          <table:table-cell office:value-type="float" office:value="-1.7472551716154" calcext:value-type="float">
            <text:p>-1.74725517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.03837033396612" calcext:value-type="float">
            <text:p>1.038370334</text:p>
          </table:table-cell>
          <table:table-cell office:value-type="float" office:value="0.12748612730368" calcext:value-type="float">
            <text:p>0.1274861273</text:p>
          </table:table-cell>
          <table:table-cell office:value-type="float" office:value="0.18445588803405" calcext:value-type="float">
            <text:p>0.184455888</text:p>
          </table:table-cell>
          <table:table-cell office:value-type="float" office:value="1.10994979091674" calcext:value-type="float">
            <text:p>1.1099497909</text:p>
          </table:table-cell>
          <table:table-cell office:value-type="float" office:value="0.441698900420171" calcext:value-type="float">
            <text:p>0.4416989004</text:p>
          </table:table-cell>
          <table:table-cell office:value-type="float" office:value="0.945282526730897" calcext:value-type="float">
            <text:p>0.9452825267</text:p>
          </table:table-cell>
          <table:table-cell office:value-type="float" office:value="-0.0367146038304535" calcext:value-type="float">
            <text:p>-0.0367146038</text:p>
          </table:table-cell>
          <table:table-cell office:value-type="float" office:value="0.35099499958342" calcext:value-type="float">
            <text:p>0.3509949996</text:p>
          </table:table-cell>
          <table:table-cell office:value-type="float" office:value="0.118949540390999" calcext:value-type="float">
            <text:p>0.1189495404</text:p>
          </table:table-cell>
          <table:table-cell office:value-type="float" office:value="-0.243289240389986" calcext:value-type="float">
            <text:p>-0.2432892404</text:p>
          </table:table-cell>
          <table:table-cell office:value-type="float" office:value="0.578062601005963" calcext:value-type="float">
            <text:p>0.578062601</text:p>
          </table:table-cell>
          <table:table-cell office:value-type="float" office:value="0.674729819835531" calcext:value-type="float">
            <text:p>0.6747298198</text:p>
          </table:table-cell>
          <table:table-cell office:value-type="float" office:value="-0.534230568478947" calcext:value-type="float">
            <text:p>-0.5342305685</text:p>
          </table:table-cell>
          <table:table-cell office:value-type="float" office:value="0.446601378464056" calcext:value-type="float">
            <text:p>0.4466013785</text:p>
          </table:table-cell>
          <table:table-cell office:value-type="float" office:value="1.12288467188201" calcext:value-type="float">
            <text:p>1.1228846719</text:p>
          </table:table-cell>
          <table:table-cell office:value-type="float" office:value="-1.76800051360173" calcext:value-type="float">
            <text:p>-1.7680005136</text:p>
          </table:table-cell>
          <table:table-cell office:value-type="float" office:value="1.24115696274187" calcext:value-type="float">
            <text:p>1.2411569627</text:p>
          </table:table-cell>
          <table:table-cell office:value-type="float" office:value="-2.44949986305677" calcext:value-type="float">
            <text:p>-2.4494998631</text:p>
          </table:table-cell>
          <table:table-cell office:value-type="float" office:value="-1.7472551716154" calcext:value-type="float">
            <text:p>-1.74725517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.03837033396612" calcext:value-type="float">
            <text:p>1.038370334</text:p>
          </table:table-cell>
          <table:table-cell office:value-type="float" office:value="0.12748612730368" calcext:value-type="float">
            <text:p>0.1274861273</text:p>
          </table:table-cell>
          <table:table-cell office:value-type="float" office:value="0.18445588803405" calcext:value-type="float">
            <text:p>0.184455888</text:p>
          </table:table-cell>
          <table:table-cell office:value-type="float" office:value="1.10994979091674" calcext:value-type="float">
            <text:p>1.1099497909</text:p>
          </table:table-cell>
          <table:table-cell office:value-type="float" office:value="0.441698900420171" calcext:value-type="float">
            <text:p>0.4416989004</text:p>
          </table:table-cell>
          <table:table-cell office:value-type="float" office:value="0.945282526730897" calcext:value-type="float">
            <text:p>0.9452825267</text:p>
          </table:table-cell>
          <table:table-cell office:value-type="float" office:value="-0.0367146038304535" calcext:value-type="float">
            <text:p>-0.0367146038</text:p>
          </table:table-cell>
          <table:table-cell office:value-type="float" office:value="0.35099499958342" calcext:value-type="float">
            <text:p>0.3509949996</text:p>
          </table:table-cell>
          <table:table-cell office:value-type="float" office:value="0.118949540390999" calcext:value-type="float">
            <text:p>0.1189495404</text:p>
          </table:table-cell>
          <table:table-cell office:value-type="float" office:value="-0.243289240389986" calcext:value-type="float">
            <text:p>-0.2432892404</text:p>
          </table:table-cell>
          <table:table-cell office:value-type="float" office:value="0.578062601005963" calcext:value-type="float">
            <text:p>0.578062601</text:p>
          </table:table-cell>
          <table:table-cell office:value-type="float" office:value="0.674729819835531" calcext:value-type="float">
            <text:p>0.6747298198</text:p>
          </table:table-cell>
          <table:table-cell office:value-type="float" office:value="-0.534230568478947" calcext:value-type="float">
            <text:p>-0.5342305685</text:p>
          </table:table-cell>
          <table:table-cell office:value-type="float" office:value="0.446601378464056" calcext:value-type="float">
            <text:p>0.4466013785</text:p>
          </table:table-cell>
          <table:table-cell office:value-type="float" office:value="1.12288467188201" calcext:value-type="float">
            <text:p>1.1228846719</text:p>
          </table:table-cell>
          <table:table-cell office:value-type="float" office:value="-1.76800051360173" calcext:value-type="float">
            <text:p>-1.7680005136</text:p>
          </table:table-cell>
          <table:table-cell office:value-type="float" office:value="1.24115696274187" calcext:value-type="float">
            <text:p>1.2411569627</text:p>
          </table:table-cell>
          <table:table-cell office:value-type="float" office:value="-2.44949986305677" calcext:value-type="float">
            <text:p>-2.4494998631</text:p>
          </table:table-cell>
          <table:table-cell office:value-type="float" office:value="-1.7472551716154" calcext:value-type="float">
            <text:p>-1.74725517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-1.43906881704731" calcext:value-type="float">
            <text:p>-1.439068817</text:p>
          </table:table-cell>
          <table:table-cell office:value-type="float" office:value="0.267631399445821" calcext:value-type="float">
            <text:p>0.2676313994</text:p>
          </table:table-cell>
          <table:table-cell office:value-type="float" office:value="3.56277034049108" calcext:value-type="float">
            <text:p>3.5627703405</text:p>
          </table:table-cell>
          <table:table-cell office:value-type="float" office:value="3.48148583392013" calcext:value-type="float">
            <text:p>3.4814858339</text:p>
          </table:table-cell>
          <table:table-cell office:value-type="float" office:value="-1.1601005341638" calcext:value-type="float">
            <text:p>-1.1601005342</text:p>
          </table:table-cell>
          <table:table-cell office:value-type="float" office:value="1.76478063470353" calcext:value-type="float">
            <text:p>1.7647806347</text:p>
          </table:table-cell>
          <table:table-cell office:value-type="float" office:value="-0.558817273928826" calcext:value-type="float">
            <text:p>-0.5588172739</text:p>
          </table:table-cell>
          <table:table-cell office:value-type="float" office:value="0.442018635345905" calcext:value-type="float">
            <text:p>0.4420186353</text:p>
          </table:table-cell>
          <table:table-cell office:value-type="float" office:value="0.348430742695443" calcext:value-type="float">
            <text:p>0.3484307427</text:p>
          </table:table-cell>
          <table:table-cell office:value-type="float" office:value="0.393253076000096" calcext:value-type="float">
            <text:p>0.393253076</text:p>
          </table:table-cell>
          <table:table-cell office:value-type="float" office:value="-0.972158119880105" calcext:value-type="float">
            <text:p>-0.9721581199</text:p>
          </table:table-cell>
          <table:table-cell office:value-type="float" office:value="0.515885976031085" calcext:value-type="float">
            <text:p>0.515885976</text:p>
          </table:table-cell>
          <table:table-cell office:value-type="float" office:value="0.497186648308872" calcext:value-type="float">
            <text:p>0.4971866483</text:p>
          </table:table-cell>
          <table:table-cell office:value-type="float" office:value="-1.48388981820893" calcext:value-type="float">
            <text:p>-1.4838898182</text:p>
          </table:table-cell>
          <table:table-cell office:value-type="float" office:value="-0.867129646570907" calcext:value-type="float">
            <text:p>-0.8671296466</text:p>
          </table:table-cell>
          <table:table-cell office:value-type="float" office:value="-1.02016959533219" calcext:value-type="float">
            <text:p>-1.0201695953</text:p>
          </table:table-cell>
          <table:table-cell office:value-type="float" office:value="1.0625497218801" calcext:value-type="float">
            <text:p>1.0625497219</text:p>
          </table:table-cell>
          <table:table-cell office:value-type="float" office:value="-0.359442587045979" calcext:value-type="float">
            <text:p>-0.359442587</text:p>
          </table:table-cell>
          <table:table-cell office:value-type="float" office:value="0.88060630724233" calcext:value-type="float">
            <text:p>0.88060630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-1.02457604912536" calcext:value-type="float">
            <text:p>-1.0245760491</text:p>
          </table:table-cell>
          <table:table-cell office:value-type="float" office:value="0.522289105931154" calcext:value-type="float">
            <text:p>0.5222891059</text:p>
          </table:table-cell>
          <table:table-cell office:value-type="float" office:value="1.78769907399403" calcext:value-type="float">
            <text:p>1.787699074</text:p>
          </table:table-cell>
          <table:table-cell office:value-type="float" office:value="0.202672107073665" calcext:value-type="float">
            <text:p>0.2026721071</text:p>
          </table:table-cell>
          <table:table-cell office:value-type="float" office:value="-1.14080286639391" calcext:value-type="float">
            <text:p>-1.1408028664</text:p>
          </table:table-cell>
          <table:table-cell office:value-type="float" office:value="-0.137830806092308" calcext:value-type="float">
            <text:p>-0.1378308061</text:p>
          </table:table-cell>
          <table:table-cell office:value-type="float" office:value="-0.336555477072055" calcext:value-type="float">
            <text:p>-0.3365554771</text:p>
          </table:table-cell>
          <table:table-cell office:value-type="float" office:value="0.670704377708371" calcext:value-type="float">
            <text:p>0.6707043777</text:p>
          </table:table-cell>
          <table:table-cell office:value-type="float" office:value="0.071670263589142" calcext:value-type="float">
            <text:p>0.0716702636</text:p>
          </table:table-cell>
          <table:table-cell office:value-type="float" office:value="-0.518978194435713" calcext:value-type="float">
            <text:p>-0.5189781944</text:p>
          </table:table-cell>
          <table:table-cell office:value-type="float" office:value="0.687066403503592" calcext:value-type="float">
            <text:p>0.6870664035</text:p>
          </table:table-cell>
          <table:table-cell office:value-type="float" office:value="0.249020266499202" calcext:value-type="float">
            <text:p>0.2490202665</text:p>
          </table:table-cell>
          <table:table-cell office:value-type="float" office:value="-1.24861994658996" calcext:value-type="float">
            <text:p>-1.2486199466</text:p>
          </table:table-cell>
          <table:table-cell office:value-type="float" office:value="0.343492962020282" calcext:value-type="float">
            <text:p>0.343492962</text:p>
          </table:table-cell>
          <table:table-cell office:value-type="float" office:value="-0.2362997432047" calcext:value-type="float">
            <text:p>-0.2362997432</text:p>
          </table:table-cell>
          <table:table-cell office:value-type="float" office:value="0.528667672880374" calcext:value-type="float">
            <text:p>0.5286676729</text:p>
          </table:table-cell>
          <table:table-cell office:value-type="float" office:value="-0.291314513681052" calcext:value-type="float">
            <text:p>-0.2913145137</text:p>
          </table:table-cell>
          <table:table-cell office:value-type="float" office:value="0.847538604280935" calcext:value-type="float">
            <text:p>0.8475386043</text:p>
          </table:table-cell>
          <table:table-cell office:value-type="float" office:value="0.129468112283248" calcext:value-type="float">
            <text:p>0.12946811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-0.997175759175411" calcext:value-type="float">
            <text:p>-0.9971757592</text:p>
          </table:table-cell>
          <table:table-cell office:value-type="float" office:value="0.2283653016759" calcext:value-type="float">
            <text:p>0.2283653017</text:p>
          </table:table-cell>
          <table:table-cell office:value-type="float" office:value="1.71533993769907" calcext:value-type="float">
            <text:p>1.7153399377</text:p>
          </table:table-cell>
          <table:table-cell office:value-type="float" office:value="-0.42006676656004" calcext:value-type="float">
            <text:p>-0.4200667666</text:p>
          </table:table-cell>
          <table:table-cell office:value-type="float" office:value="0.56083784473761" calcext:value-type="float">
            <text:p>0.5608378447</text:p>
          </table:table-cell>
          <table:table-cell office:value-type="float" office:value="0.564725048029707" calcext:value-type="float">
            <text:p>0.564725048</text:p>
          </table:table-cell>
          <table:table-cell office:value-type="float" office:value="0.84604655039212" calcext:value-type="float">
            <text:p>0.8460465504</text:p>
          </table:table-cell>
          <table:table-cell office:value-type="float" office:value="0.197490821018941" calcext:value-type="float">
            <text:p>0.197490821</text:p>
          </table:table-cell>
          <table:table-cell office:value-type="float" office:value="-0.0972018796653061" calcext:value-type="float">
            <text:p>-0.0972018797</text:p>
          </table:table-cell>
          <table:table-cell office:value-type="float" office:value="-0.439346826403148" calcext:value-type="float">
            <text:p>-0.4393468264</text:p>
          </table:table-cell>
          <table:table-cell office:value-type="float" office:value="1.30907077715745" calcext:value-type="float">
            <text:p>1.3090707772</text:p>
          </table:table-cell>
          <table:table-cell office:value-type="float" office:value="0.859703136161211" calcext:value-type="float">
            <text:p>0.8597031362</text:p>
          </table:table-cell>
          <table:table-cell office:value-type="float" office:value="-0.476390307910938" calcext:value-type="float">
            <text:p>-0.4763903079</text:p>
          </table:table-cell>
          <table:table-cell office:value-type="float" office:value="-0.142352493671256" calcext:value-type="float">
            <text:p>-0.1423524937</text:p>
          </table:table-cell>
          <table:table-cell office:value-type="float" office:value="-0.974915531185412" calcext:value-type="float">
            <text:p>-0.9749155312</text:p>
          </table:table-cell>
          <table:table-cell office:value-type="float" office:value="-0.606945204714783" calcext:value-type="float">
            <text:p>-0.6069452047</text:p>
          </table:table-cell>
          <table:table-cell office:value-type="float" office:value="0.00537097111642289" calcext:value-type="float">
            <text:p>0.0053709711</text:p>
          </table:table-cell>
          <table:table-cell office:value-type="float" office:value="-0.999965377075203" calcext:value-type="float">
            <text:p>-0.9999653771</text:p>
          </table:table-cell>
          <table:table-cell office:value-type="float" office:value="-0.77409641536118" calcext:value-type="float">
            <text:p>-0.77409641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-1.16572174717741" calcext:value-type="float">
            <text:p>-1.1657217472</text:p>
          </table:table-cell>
          <table:table-cell office:value-type="float" office:value="1.48533681091152" calcext:value-type="float">
            <text:p>1.4853368109</text:p>
          </table:table-cell>
          <table:table-cell office:value-type="float" office:value="0.156418074918382" calcext:value-type="float">
            <text:p>0.1564180749</text:p>
          </table:table-cell>
          <table:table-cell office:value-type="float" office:value="0.924378329573438" calcext:value-type="float">
            <text:p>0.9243783296</text:p>
          </table:table-cell>
          <table:table-cell office:value-type="float" office:value="0.131745604012462" calcext:value-type="float">
            <text:p>0.131745604</text:p>
          </table:table-cell>
          <table:table-cell office:value-type="float" office:value="0.996965255517746" calcext:value-type="float">
            <text:p>0.9969652555</text:p>
          </table:table-cell>
          <table:table-cell office:value-type="float" office:value="-0.167117113473697" calcext:value-type="float">
            <text:p>-0.1671171135</text:p>
          </table:table-cell>
          <table:table-cell office:value-type="float" office:value="1.26261679285317" calcext:value-type="float">
            <text:p>1.2626167929</text:p>
          </table:table-cell>
          <table:table-cell office:value-type="float" office:value="-0.584844218410546" calcext:value-type="float">
            <text:p>-0.5848442184</text:p>
          </table:table-cell>
          <table:table-cell office:value-type="float" office:value="-0.553365711522371" calcext:value-type="float">
            <text:p>-0.5533657115</text:p>
          </table:table-cell>
          <table:table-cell office:value-type="float" office:value="0.138042275336598" calcext:value-type="float">
            <text:p>0.1380422753</text:p>
          </table:table-cell>
          <table:table-cell office:value-type="float" office:value="0.690798548099117" calcext:value-type="float">
            <text:p>0.6907985481</text:p>
          </table:table-cell>
          <table:table-cell office:value-type="float" office:value="-0.420525662308939" calcext:value-type="float">
            <text:p>-0.4205256623</text:p>
          </table:table-cell>
          <table:table-cell office:value-type="float" office:value="0.978769726364441" calcext:value-type="float">
            <text:p>0.9787697264</text:p>
          </table:table-cell>
          <table:table-cell office:value-type="float" office:value="1.09781037092456" calcext:value-type="float">
            <text:p>1.0978103709</text:p>
          </table:table-cell>
          <table:table-cell office:value-type="float" office:value="-1.91255128168605" calcext:value-type="float">
            <text:p>-1.9125512817</text:p>
          </table:table-cell>
          <table:table-cell office:value-type="float" office:value="1.780960921895" calcext:value-type="float">
            <text:p>1.7809609219</text:p>
          </table:table-cell>
          <table:table-cell office:value-type="float" office:value="-2.12049826632031" calcext:value-type="float">
            <text:p>-2.1204982663</text:p>
          </table:table-cell>
          <table:table-cell office:value-type="float" office:value="-1.02345972946325" calcext:value-type="float">
            <text:p>-1.02345972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-1.18595403044578" calcext:value-type="float">
            <text:p>-1.1859540304</text:p>
          </table:table-cell>
          <table:table-cell office:value-type="float" office:value="-0.218808439910428" calcext:value-type="float">
            <text:p>-0.2188084399</text:p>
          </table:table-cell>
          <table:table-cell office:value-type="float" office:value="1.10100483146725" calcext:value-type="float">
            <text:p>1.1010048315</text:p>
          </table:table-cell>
          <table:table-cell office:value-type="float" office:value="-1.40699712828903" calcext:value-type="float">
            <text:p>-1.4069971283</text:p>
          </table:table-cell>
          <table:table-cell office:value-type="float" office:value="1.26178320386987" calcext:value-type="float">
            <text:p>1.2617832039</text:p>
          </table:table-cell>
          <table:table-cell office:value-type="float" office:value="-0.337709068506179" calcext:value-type="float">
            <text:p>-0.3377090685</text:p>
          </table:table-cell>
          <table:table-cell office:value-type="float" office:value="1.19174722104358" calcext:value-type="float">
            <text:p>1.191747221</text:p>
          </table:table-cell>
          <table:table-cell office:value-type="float" office:value="-0.427383107846352" calcext:value-type="float">
            <text:p>-0.4273831078</text:p>
          </table:table-cell>
          <table:table-cell office:value-type="float" office:value="0.27667888731535" calcext:value-type="float">
            <text:p>0.2766788873</text:p>
          </table:table-cell>
          <table:table-cell office:value-type="float" office:value="-0.215399199955358" calcext:value-type="float">
            <text:p>-0.2153992</text:p>
          </table:table-cell>
          <table:table-cell office:value-type="float" office:value="-0.942965253630282" calcext:value-type="float">
            <text:p>-0.9429652536</text:p>
          </table:table-cell>
          <table:table-cell office:value-type="float" office:value="-0.473709623963915" calcext:value-type="float">
            <text:p>-0.473709624</text:p>
          </table:table-cell>
          <table:table-cell office:value-type="float" office:value="0.0616234888665818" calcext:value-type="float">
            <text:p>0.0616234889</text:p>
          </table:table-cell>
          <table:table-cell office:value-type="float" office:value="-0.410061486786617" calcext:value-type="float">
            <text:p>-0.4100614868</text:p>
          </table:table-cell>
          <table:table-cell office:value-type="float" office:value="0.754377242022728" calcext:value-type="float">
            <text:p>0.754377242</text:p>
          </table:table-cell>
          <table:table-cell office:value-type="float" office:value="0.283420753656844" calcext:value-type="float">
            <text:p>0.2834207537</text:p>
          </table:table-cell>
          <table:table-cell office:value-type="float" office:value="-0.905689819466561" calcext:value-type="float">
            <text:p>-0.9056898195</text:p>
          </table:table-cell>
          <table:table-cell office:value-type="float" office:value="-0.738459278615322" calcext:value-type="float">
            <text:p>-0.7384592786</text:p>
          </table:table-cell>
          <table:table-cell office:value-type="float" office:value="-0.454312152417315" calcext:value-type="float">
            <text:p>-0.45431215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-0.42719085439784" calcext:value-type="float">
            <text:p>-0.4271908544</text:p>
          </table:table-cell>
          <table:table-cell office:value-type="float" office:value="0.745708409289759" calcext:value-type="float">
            <text:p>0.7457084093</text:p>
          </table:table-cell>
          <table:table-cell office:value-type="float" office:value="1.76181102473866" calcext:value-type="float">
            <text:p>1.7618110247</text:p>
          </table:table-cell>
          <table:table-cell office:value-type="float" office:value="-0.165130478701306" calcext:value-type="float">
            <text:p>-0.1651304787</text:p>
          </table:table-cell>
          <table:table-cell office:value-type="float" office:value="0.0582976883227524" calcext:value-type="float">
            <text:p>0.0582976883</text:p>
          </table:table-cell>
          <table:table-cell office:value-type="float" office:value="-0.213413376412593" calcext:value-type="float">
            <text:p>-0.2134133764</text:p>
          </table:table-cell>
          <table:table-cell office:value-type="float" office:value="0.6473232499627" calcext:value-type="float">
            <text:p>0.64732325</text:p>
          </table:table-cell>
          <table:table-cell office:value-type="float" office:value="0.0734641838838408" calcext:value-type="float">
            <text:p>0.0734641839</text:p>
          </table:table-cell>
          <table:table-cell office:value-type="float" office:value="-0.291863985973533" calcext:value-type="float">
            <text:p>-0.291863986</text:p>
          </table:table-cell>
          <table:table-cell office:value-type="float" office:value="0.0647995254906713" calcext:value-type="float">
            <text:p>0.0647995255</text:p>
          </table:table-cell>
          <table:table-cell office:value-type="float" office:value="1.52719169534087" calcext:value-type="float">
            <text:p>1.5271916953</text:p>
          </table:table-cell>
          <table:table-cell office:value-type="float" office:value="-0.131505745138994" calcext:value-type="float">
            <text:p>-0.1315057451</text:p>
          </table:table-cell>
          <table:table-cell office:value-type="float" office:value="-1.69691400135128" calcext:value-type="float">
            <text:p>-1.6969140014</text:p>
          </table:table-cell>
          <table:table-cell office:value-type="float" office:value="0.48212118972861" calcext:value-type="float">
            <text:p>0.4821211897</text:p>
          </table:table-cell>
          <table:table-cell office:value-type="float" office:value="0.586417587765179" calcext:value-type="float">
            <text:p>0.5864175878</text:p>
          </table:table-cell>
          <table:table-cell office:value-type="float" office:value="0.0345413745923004" calcext:value-type="float">
            <text:p>0.0345413746</text:p>
          </table:table-cell>
          <table:table-cell office:value-type="float" office:value="-0.306278167113975" calcext:value-type="float">
            <text:p>-0.3062781671</text:p>
          </table:table-cell>
          <table:table-cell office:value-type="float" office:value="-0.206029883743704" calcext:value-type="float">
            <text:p>-0.2060298837</text:p>
          </table:table-cell>
          <table:table-cell office:value-type="float" office:value="-0.118938854835008" calcext:value-type="float">
            <text:p>-0.11893885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-0.622478371733696" calcext:value-type="float">
            <text:p>-0.6224783717</text:p>
          </table:table-cell>
          <table:table-cell office:value-type="float" office:value="0.0148813952719626" calcext:value-type="float">
            <text:p>0.0148813953</text:p>
          </table:table-cell>
          <table:table-cell office:value-type="float" office:value="1.05248873604011" calcext:value-type="float">
            <text:p>1.052488736</text:p>
          </table:table-cell>
          <table:table-cell office:value-type="float" office:value="-1.6445738274654" calcext:value-type="float">
            <text:p>-1.6445738275</text:p>
          </table:table-cell>
          <table:table-cell office:value-type="float" office:value="-0.538265319440916" calcext:value-type="float">
            <text:p>-0.5382653194</text:p>
          </table:table-cell>
          <table:table-cell office:value-type="float" office:value="-0.835528209228572" calcext:value-type="float">
            <text:p>-0.8355282092</text:p>
          </table:table-cell>
          <table:table-cell office:value-type="float" office:value="0.517233526424338" calcext:value-type="float">
            <text:p>0.5172335264</text:p>
          </table:table-cell>
          <table:table-cell office:value-type="float" office:value="-1.10596237265051" calcext:value-type="float">
            <text:p>-1.1059623727</text:p>
          </table:table-cell>
          <table:table-cell office:value-type="float" office:value="-1.311740617305" calcext:value-type="float">
            <text:p>-1.3117406173</text:p>
          </table:table-cell>
          <table:table-cell office:value-type="float" office:value="0.577468382889176" calcext:value-type="float">
            <text:p>0.5774683829</text:p>
          </table:table-cell>
          <table:table-cell office:value-type="float" office:value="0.894683099985133" calcext:value-type="float">
            <text:p>0.8946831</text:p>
          </table:table-cell>
          <table:table-cell office:value-type="float" office:value="-0.685602969193043" calcext:value-type="float">
            <text:p>-0.6856029692</text:p>
          </table:table-cell>
          <table:table-cell office:value-type="float" office:value="-1.86022591639258" calcext:value-type="float">
            <text:p>-1.8602259164</text:p>
          </table:table-cell>
          <table:table-cell office:value-type="float" office:value="0.510701454567437" calcext:value-type="float">
            <text:p>0.5107014546</text:p>
          </table:table-cell>
          <table:table-cell office:value-type="float" office:value="-0.452340475323453" calcext:value-type="float">
            <text:p>-0.4523404753</text:p>
          </table:table-cell>
          <table:table-cell office:value-type="float" office:value="-1.14557493712976" calcext:value-type="float">
            <text:p>-1.1455749371</text:p>
          </table:table-cell>
          <table:table-cell office:value-type="float" office:value="-0.323949651601825" calcext:value-type="float">
            <text:p>-0.3239496516</text:p>
          </table:table-cell>
          <table:table-cell office:value-type="float" office:value="1.46241301916707" calcext:value-type="float">
            <text:p>1.4624130192</text:p>
          </table:table-cell>
          <table:table-cell office:value-type="float" office:value="-0.986003311940636" calcext:value-type="float">
            <text:p>-0.98600331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-0.291241163405236" calcext:value-type="float">
            <text:p>-0.2912411634</text:p>
          </table:table-cell>
          <table:table-cell office:value-type="float" office:value="1.51568849878895" calcext:value-type="float">
            <text:p>1.5156884988</text:p>
          </table:table-cell>
          <table:table-cell office:value-type="float" office:value="1.51435489428021" calcext:value-type="float">
            <text:p>1.5143548943</text:p>
          </table:table-cell>
          <table:table-cell office:value-type="float" office:value="2.51836461481739" calcext:value-type="float">
            <text:p>2.5183646148</text:p>
          </table:table-cell>
          <table:table-cell office:value-type="float" office:value="0.583647740089913" calcext:value-type="float">
            <text:p>0.5836477401</text:p>
          </table:table-cell>
          <table:table-cell office:value-type="float" office:value="0.425560586365762" calcext:value-type="float">
            <text:p>0.4255605864</text:p>
          </table:table-cell>
          <table:table-cell office:value-type="float" office:value="0.598690175524301" calcext:value-type="float">
            <text:p>0.5986901755</text:p>
          </table:table-cell>
          <table:table-cell office:value-type="float" office:value="0.0567535889933145" calcext:value-type="float">
            <text:p>0.056753589</text:p>
          </table:table-cell>
          <table:table-cell office:value-type="float" office:value="-1.47562054250131" calcext:value-type="float">
            <text:p>-1.4756205425</text:p>
          </table:table-cell>
          <table:table-cell office:value-type="float" office:value="0.829234155228563" calcext:value-type="float">
            <text:p>0.8292341552</text:p>
          </table:table-cell>
          <table:table-cell office:value-type="float" office:value="-1.26861300627866" calcext:value-type="float">
            <text:p>-1.2686130063</text:p>
          </table:table-cell>
          <table:table-cell office:value-type="float" office:value="-0.42758810520628" calcext:value-type="float">
            <text:p>-0.4275881052</text:p>
          </table:table-cell>
          <table:table-cell office:value-type="float" office:value="0.94638455829924" calcext:value-type="float">
            <text:p>0.9463845583</text:p>
          </table:table-cell>
          <table:table-cell office:value-type="float" office:value="0.0793195207956956" calcext:value-type="float">
            <text:p>0.0793195208</text:p>
          </table:table-cell>
          <table:table-cell office:value-type="float" office:value="1.28754532197589" calcext:value-type="float">
            <text:p>1.287545322</text:p>
          </table:table-cell>
          <table:table-cell office:value-type="float" office:value="0.282514010267811" calcext:value-type="float">
            <text:p>0.2825140103</text:p>
          </table:table-cell>
          <table:table-cell office:value-type="float" office:value="-0.423616438217603" calcext:value-type="float">
            <text:p>-0.4236164382</text:p>
          </table:table-cell>
          <table:table-cell office:value-type="float" office:value="0.147275797346216" calcext:value-type="float">
            <text:p>0.1472757973</text:p>
          </table:table-cell>
          <table:table-cell office:value-type="float" office:value="1.2262483065175" calcext:value-type="float">
            <text:p>1.22624830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-1.76040248125239" calcext:value-type="float">
            <text:p>-1.7604024813</text:p>
          </table:table-cell>
          <table:table-cell office:value-type="float" office:value="0.221924152797281" calcext:value-type="float">
            <text:p>0.2219241528</text:p>
          </table:table-cell>
          <table:table-cell office:value-type="float" office:value="0.57994989780958" calcext:value-type="float">
            <text:p>0.5799498978</text:p>
          </table:table-cell>
          <table:table-cell office:value-type="float" office:value="-1.41319409165479" calcext:value-type="float">
            <text:p>-1.4131940917</text:p>
          </table:table-cell>
          <table:table-cell office:value-type="float" office:value="0.804876248697532" calcext:value-type="float">
            <text:p>0.8048762487</text:p>
          </table:table-cell>
          <table:table-cell office:value-type="float" office:value="-0.353324324017208" calcext:value-type="float">
            <text:p>-0.353324324</text:p>
          </table:table-cell>
          <table:table-cell office:value-type="float" office:value="0.869655640783752" calcext:value-type="float">
            <text:p>0.8696556408</text:p>
          </table:table-cell>
          <table:table-cell office:value-type="float" office:value="-0.0314771123007841" calcext:value-type="float">
            <text:p>-0.0314771123</text:p>
          </table:table-cell>
          <table:table-cell office:value-type="float" office:value="0.317739046599955" calcext:value-type="float">
            <text:p>0.3177390466</text:p>
          </table:table-cell>
          <table:table-cell office:value-type="float" office:value="-0.118295038003083" calcext:value-type="float">
            <text:p>-0.118295038</text:p>
          </table:table-cell>
          <table:table-cell office:value-type="float" office:value="-1.05373046150703" calcext:value-type="float">
            <text:p>-1.0537304615</text:p>
          </table:table-cell>
          <table:table-cell office:value-type="float" office:value="-0.296843762372022" calcext:value-type="float">
            <text:p>-0.2968437624</text:p>
          </table:table-cell>
          <table:table-cell office:value-type="float" office:value="0.131364139882473" calcext:value-type="float">
            <text:p>0.1313641399</text:p>
          </table:table-cell>
          <table:table-cell office:value-type="float" office:value="-0.170066568654683" calcext:value-type="float">
            <text:p>-0.1700665687</text:p>
          </table:table-cell>
          <table:table-cell office:value-type="float" office:value="0.748794674798081" calcext:value-type="float">
            <text:p>0.7487946748</text:p>
          </table:table-cell>
          <table:table-cell office:value-type="float" office:value="0.410891393380287" calcext:value-type="float">
            <text:p>0.4108913934</text:p>
          </table:table-cell>
          <table:table-cell office:value-type="float" office:value="-0.749974772242235" calcext:value-type="float">
            <text:p>-0.7499747722</text:p>
          </table:table-cell>
          <table:table-cell office:value-type="float" office:value="-0.745597186274414" calcext:value-type="float">
            <text:p>-0.7455971863</text:p>
          </table:table-cell>
          <table:table-cell office:value-type="float" office:value="-0.487556885058905" calcext:value-type="float">
            <text:p>-0.48755688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-0.590589253571079" calcext:value-type="float">
            <text:p>-0.5905892536</text:p>
          </table:table-cell>
          <table:table-cell office:value-type="float" office:value="0.235248304183249" calcext:value-type="float">
            <text:p>0.2352483042</text:p>
          </table:table-cell>
          <table:table-cell office:value-type="float" office:value="2.35492150939363" calcext:value-type="float">
            <text:p>2.3549215094</text:p>
          </table:table-cell>
          <table:table-cell office:value-type="float" office:value="-2.21993601726527" calcext:value-type="float">
            <text:p>-2.2199360173</text:p>
          </table:table-cell>
          <table:table-cell office:value-type="float" office:value="-0.246820701523933" calcext:value-type="float">
            <text:p>-0.2468207015</text:p>
          </table:table-cell>
          <table:table-cell office:value-type="float" office:value="-0.833337142317063" calcext:value-type="float">
            <text:p>-0.8333371423</text:p>
          </table:table-cell>
          <table:table-cell office:value-type="float" office:value="0.934430977494777" calcext:value-type="float">
            <text:p>0.9344309775</text:p>
          </table:table-cell>
          <table:table-cell office:value-type="float" office:value="-0.670155665840942" calcext:value-type="float">
            <text:p>-0.6701556658</text:p>
          </table:table-cell>
          <table:table-cell office:value-type="float" office:value="1.09318703804091" calcext:value-type="float">
            <text:p>1.093187038</text:p>
          </table:table-cell>
          <table:table-cell office:value-type="float" office:value="-0.533667949256242" calcext:value-type="float">
            <text:p>-0.5336679493</text:p>
          </table:table-cell>
          <table:table-cell office:value-type="float" office:value="1.72007458279593" calcext:value-type="float">
            <text:p>1.7200745828</text:p>
          </table:table-cell>
          <table:table-cell office:value-type="float" office:value="0.116509950830048" calcext:value-type="float">
            <text:p>0.1165099508</text:p>
          </table:table-cell>
          <table:table-cell office:value-type="float" office:value="-1.28926917723649" calcext:value-type="float">
            <text:p>-1.2892691772</text:p>
          </table:table-cell>
          <table:table-cell office:value-type="float" office:value="-0.188769225827924" calcext:value-type="float">
            <text:p>-0.1887692258</text:p>
          </table:table-cell>
          <table:table-cell office:value-type="float" office:value="1.19267984219641" calcext:value-type="float">
            <text:p>1.1926798422</text:p>
          </table:table-cell>
          <table:table-cell office:value-type="float" office:value="-0.519384438558427" calcext:value-type="float">
            <text:p>-0.5193844386</text:p>
          </table:table-cell>
          <table:table-cell office:value-type="float" office:value="-0.59953414068421" calcext:value-type="float">
            <text:p>-0.5995341407</text:p>
          </table:table-cell>
          <table:table-cell office:value-type="float" office:value="0.669896165768952" calcext:value-type="float">
            <text:p>0.6698961658</text:p>
          </table:table-cell>
          <table:table-cell office:value-type="float" office:value="1.08759214731977" calcext:value-type="float">
            <text:p>1.08759214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-2.37438030624993" calcext:value-type="float">
            <text:p>-2.3743803062</text:p>
          </table:table-cell>
          <table:table-cell office:value-type="float" office:value="0.597145269577766" calcext:value-type="float">
            <text:p>0.5971452696</text:p>
          </table:table-cell>
          <table:table-cell office:value-type="float" office:value="0.0366560996574179" calcext:value-type="float">
            <text:p>0.0366560997</text:p>
          </table:table-cell>
          <table:table-cell office:value-type="float" office:value="-1.40698909422268" calcext:value-type="float">
            <text:p>-1.4069890942</text:p>
          </table:table-cell>
          <table:table-cell office:value-type="float" office:value="0.299692029834596" calcext:value-type="float">
            <text:p>0.2996920298</text:p>
          </table:table-cell>
          <table:table-cell office:value-type="float" office:value="-0.341102672158732" calcext:value-type="float">
            <text:p>-0.3411026722</text:p>
          </table:table-cell>
          <table:table-cell office:value-type="float" office:value="0.624572482094584" calcext:value-type="float">
            <text:p>0.6245724821</text:p>
          </table:table-cell>
          <table:table-cell office:value-type="float" office:value="0.369831925771012" calcext:value-type="float">
            <text:p>0.3698319258</text:p>
          </table:table-cell>
          <table:table-cell office:value-type="float" office:value="0.344458122582541" calcext:value-type="float">
            <text:p>0.3444581226</text:p>
          </table:table-cell>
          <table:table-cell office:value-type="float" office:value="-0.0459891820142319" calcext:value-type="float">
            <text:p>-0.045989182</text:p>
          </table:table-cell>
          <table:table-cell office:value-type="float" office:value="-1.16788955671988" calcext:value-type="float">
            <text:p>-1.1678895567</text:p>
          </table:table-cell>
          <table:table-cell office:value-type="float" office:value="-0.128854302309969" calcext:value-type="float">
            <text:p>-0.1288543023</text:p>
          </table:table-cell>
          <table:table-cell office:value-type="float" office:value="0.204986723399411" calcext:value-type="float">
            <text:p>0.2049867234</text:p>
          </table:table-cell>
          <table:table-cell office:value-type="float" office:value="0.0718521594855042" calcext:value-type="float">
            <text:p>0.0718521595</text:p>
          </table:table-cell>
          <table:table-cell office:value-type="float" office:value="0.740982548300381" calcext:value-type="float">
            <text:p>0.7409825483</text:p>
          </table:table-cell>
          <table:table-cell office:value-type="float" office:value="0.538994244227673" calcext:value-type="float">
            <text:p>0.5389942442</text:p>
          </table:table-cell>
          <table:table-cell office:value-type="float" office:value="-0.596465353405006" calcext:value-type="float">
            <text:p>-0.5964653534</text:p>
          </table:table-cell>
          <table:table-cell office:value-type="float" office:value="-0.736379986314492" calcext:value-type="float">
            <text:p>-0.7363799863</text:p>
          </table:table-cell>
          <table:table-cell office:value-type="float" office:value="-0.524396486119409" calcext:value-type="float">
            <text:p>-0.5243964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-0.655264276212716" calcext:value-type="float">
            <text:p>-0.6552642762</text:p>
          </table:table-cell>
          <table:table-cell office:value-type="float" office:value="0.409898542836853" calcext:value-type="float">
            <text:p>0.4098985428</text:p>
          </table:table-cell>
          <table:table-cell office:value-type="float" office:value="1.28915643808596" calcext:value-type="float">
            <text:p>1.2891564381</text:p>
          </table:table-cell>
          <table:table-cell office:value-type="float" office:value="-0.32504325923176" calcext:value-type="float">
            <text:p>-0.3250432592</text:p>
          </table:table-cell>
          <table:table-cell office:value-type="float" office:value="0.545669467098008" calcext:value-type="float">
            <text:p>0.5456694671</text:p>
          </table:table-cell>
          <table:table-cell office:value-type="float" office:value="-0.349810664410475" calcext:value-type="float">
            <text:p>-0.3498106644</text:p>
          </table:table-cell>
          <table:table-cell office:value-type="float" office:value="0.648240481592264" calcext:value-type="float">
            <text:p>0.6482404816</text:p>
          </table:table-cell>
          <table:table-cell office:value-type="float" office:value="0.0360628816033704" calcext:value-type="float">
            <text:p>0.0360628816</text:p>
          </table:table-cell>
          <table:table-cell office:value-type="float" office:value="0.0787014163023305" calcext:value-type="float">
            <text:p>0.0787014163</text:p>
          </table:table-cell>
          <table:table-cell office:value-type="float" office:value="-0.829167267726513" calcext:value-type="float">
            <text:p>-0.8291672677</text:p>
          </table:table-cell>
          <table:table-cell office:value-type="float" office:value="-1.78165873189534" calcext:value-type="float">
            <text:p>-1.7816587319</text:p>
          </table:table-cell>
          <table:table-cell office:value-type="float" office:value="-0.412806782520344" calcext:value-type="float">
            <text:p>-0.4128067825</text:p>
          </table:table-cell>
          <table:table-cell office:value-type="float" office:value="-0.626220289565852" calcext:value-type="float">
            <text:p>-0.6262202896</text:p>
          </table:table-cell>
          <table:table-cell office:value-type="float" office:value="-0.113361054850318" calcext:value-type="float">
            <text:p>-0.1133610549</text:p>
          </table:table-cell>
          <table:table-cell office:value-type="float" office:value="-0.714754632820629" calcext:value-type="float">
            <text:p>-0.7147546328</text:p>
          </table:table-cell>
          <table:table-cell office:value-type="float" office:value="0.120701513866132" calcext:value-type="float">
            <text:p>0.1207015139</text:p>
          </table:table-cell>
          <table:table-cell office:value-type="float" office:value="-0.474281674313796" calcext:value-type="float">
            <text:p>-0.4742816743</text:p>
          </table:table-cell>
          <table:table-cell office:value-type="float" office:value="-0.240594669556031" calcext:value-type="float">
            <text:p>-0.2405946696</text:p>
          </table:table-cell>
          <table:table-cell office:value-type="float" office:value="0.0408234763497192" calcext:value-type="float">
            <text:p>0.04082347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-3.00773905109524" calcext:value-type="float">
            <text:p>-3.0077390511</text:p>
          </table:table-cell>
          <table:table-cell office:value-type="float" office:value="0.929514494266081" calcext:value-type="float">
            <text:p>0.9295144943</text:p>
          </table:table-cell>
          <table:table-cell office:value-type="float" office:value="-0.423720855498033" calcext:value-type="float">
            <text:p>-0.4237208555</text:p>
          </table:table-cell>
          <table:table-cell office:value-type="float" office:value="-1.39295162017078" calcext:value-type="float">
            <text:p>-1.3929516202</text:p>
          </table:table-cell>
          <table:table-cell office:value-type="float" office:value="0.0822467824081475" calcext:value-type="float">
            <text:p>0.0822467824</text:p>
          </table:table-cell>
          <table:table-cell office:value-type="float" office:value="-0.515781701182148" calcext:value-type="float">
            <text:p>-0.5157817012</text:p>
          </table:table-cell>
          <table:table-cell office:value-type="float" office:value="0.104713792402636" calcext:value-type="float">
            <text:p>0.1047137924</text:p>
          </table:table-cell>
          <table:table-cell office:value-type="float" office:value="0.825310565895608" calcext:value-type="float">
            <text:p>0.8253105659</text:p>
          </table:table-cell>
          <table:table-cell office:value-type="float" office:value="0.385453110355422" calcext:value-type="float">
            <text:p>0.3854531104</text:p>
          </table:table-cell>
          <table:table-cell office:value-type="float" office:value="0.0640002245721828" calcext:value-type="float">
            <text:p>0.0640002246</text:p>
          </table:table-cell>
          <table:table-cell office:value-type="float" office:value="-1.29310671179606" calcext:value-type="float">
            <text:p>-1.2931067118</text:p>
          </table:table-cell>
          <table:table-cell office:value-type="float" office:value="0.0621999429338998" calcext:value-type="float">
            <text:p>0.0621999429</text:p>
          </table:table-cell>
          <table:table-cell office:value-type="float" office:value="0.271107013071604" calcext:value-type="float">
            <text:p>0.2711070131</text:p>
          </table:table-cell>
          <table:table-cell office:value-type="float" office:value="0.328058800506629" calcext:value-type="float">
            <text:p>0.3280588005</text:p>
          </table:table-cell>
          <table:table-cell office:value-type="float" office:value="0.72409762880152" calcext:value-type="float">
            <text:p>0.7240976288</text:p>
          </table:table-cell>
          <table:table-cell office:value-type="float" office:value="0.638389443832553" calcext:value-type="float">
            <text:p>0.6383894438</text:p>
          </table:table-cell>
          <table:table-cell office:value-type="float" office:value="-0.430082217839249" calcext:value-type="float">
            <text:p>-0.4300822178</text:p>
          </table:table-cell>
          <table:table-cell office:value-type="float" office:value="-0.723590224091272" calcext:value-type="float">
            <text:p>-0.7235902241</text:p>
          </table:table-cell>
          <table:table-cell office:value-type="float" office:value="-0.562830692998269" calcext:value-type="float">
            <text:p>-0.5628306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.11104797028704" calcext:value-type="float">
            <text:p>1.1110479703</text:p>
          </table:table-cell>
          <table:table-cell office:value-type="float" office:value="0.215351844382971" calcext:value-type="float">
            <text:p>0.2153518444</text:p>
          </table:table-cell>
          <table:table-cell office:value-type="float" office:value="0.374072563622289" calcext:value-type="float">
            <text:p>0.3740725636</text:p>
          </table:table-cell>
          <table:table-cell office:value-type="float" office:value="1.1500006534852" calcext:value-type="float">
            <text:p>1.1500006535</text:p>
          </table:table-cell>
          <table:table-cell office:value-type="float" office:value="-0.329767568535767" calcext:value-type="float">
            <text:p>-0.3297675685</text:p>
          </table:table-cell>
          <table:table-cell office:value-type="float" office:value="-0.898687821706977" calcext:value-type="float">
            <text:p>-0.8986878217</text:p>
          </table:table-cell>
          <table:table-cell office:value-type="float" office:value="0.30990664398233" calcext:value-type="float">
            <text:p>0.309906644</text:p>
          </table:table-cell>
          <table:table-cell office:value-type="float" office:value="-0.255277291166111" calcext:value-type="float">
            <text:p>-0.2552772912</text:p>
          </table:table-cell>
          <table:table-cell office:value-type="float" office:value="-0.110655138734984" calcext:value-type="float">
            <text:p>-0.1106551387</text:p>
          </table:table-cell>
          <table:table-cell office:value-type="float" office:value="-0.0575788321387636" calcext:value-type="float">
            <text:p>-0.0575788321</text:p>
          </table:table-cell>
          <table:table-cell office:value-type="float" office:value="-0.217961496706122" calcext:value-type="float">
            <text:p>-0.2179614967</text:p>
          </table:table-cell>
          <table:table-cell office:value-type="float" office:value="0.600591209357443" calcext:value-type="float">
            <text:p>0.6005912094</text:p>
          </table:table-cell>
          <table:table-cell office:value-type="float" office:value="0.686379564975428" calcext:value-type="float">
            <text:p>0.686379565</text:p>
          </table:table-cell>
          <table:table-cell office:value-type="float" office:value="0.262161286299107" calcext:value-type="float">
            <text:p>0.2621612863</text:p>
          </table:table-cell>
          <table:table-cell office:value-type="float" office:value="0.922676979028551" calcext:value-type="float">
            <text:p>0.922676979</text:p>
          </table:table-cell>
          <table:table-cell office:value-type="float" office:value="0.135235271944387" calcext:value-type="float">
            <text:p>0.1352352719</text:p>
          </table:table-cell>
          <table:table-cell office:value-type="float" office:value="-0.490174913186185" calcext:value-type="float">
            <text:p>-0.4901749132</text:p>
          </table:table-cell>
          <table:table-cell office:value-type="float" office:value="-0.392752898979319" calcext:value-type="float">
            <text:p>-0.392752899</text:p>
          </table:table-cell>
          <table:table-cell office:value-type="float" office:value="-0.315464926788021" calcext:value-type="float">
            <text:p>-0.31546492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-3.59182616090439" calcext:value-type="float">
            <text:p>-3.5918261609</text:p>
          </table:table-cell>
          <table:table-cell office:value-type="float" office:value="1.34837036791844" calcext:value-type="float">
            <text:p>1.3483703679</text:p>
          </table:table-cell>
          <table:table-cell office:value-type="float" office:value="-0.998492354064664" calcext:value-type="float">
            <text:p>-0.9984923541</text:p>
          </table:table-cell>
          <table:table-cell office:value-type="float" office:value="-1.40236175415607" calcext:value-type="float">
            <text:p>-1.4023617542</text:p>
          </table:table-cell>
          <table:table-cell office:value-type="float" office:value="-0.596711512934507" calcext:value-type="float">
            <text:p>-0.5967115129</text:p>
          </table:table-cell>
          <table:table-cell office:value-type="float" office:value="-0.385302391822185" calcext:value-type="float">
            <text:p>-0.3853023918</text:p>
          </table:table-cell>
          <table:table-cell office:value-type="float" office:value="0.0506209624047342" calcext:value-type="float">
            <text:p>0.0506209624</text:p>
          </table:table-cell>
          <table:table-cell office:value-type="float" office:value="1.21088849968464" calcext:value-type="float">
            <text:p>1.2108884997</text:p>
          </table:table-cell>
          <table:table-cell office:value-type="float" office:value="0.39025994518324" calcext:value-type="float">
            <text:p>0.3902599452</text:p>
          </table:table-cell>
          <table:table-cell office:value-type="float" office:value="0.100784630795613" calcext:value-type="float">
            <text:p>0.1007846308</text:p>
          </table:table-cell>
          <table:table-cell office:value-type="float" office:value="-1.4066146503338" calcext:value-type="float">
            <text:p>-1.4066146503</text:p>
          </table:table-cell>
          <table:table-cell office:value-type="float" office:value="0.206760568811284" calcext:value-type="float">
            <text:p>0.2067605688</text:p>
          </table:table-cell>
          <table:table-cell office:value-type="float" office:value="0.34612377316864" calcext:value-type="float">
            <text:p>0.3461237732</text:p>
          </table:table-cell>
          <table:table-cell office:value-type="float" office:value="0.559501932040791" calcext:value-type="float">
            <text:p>0.559501932</text:p>
          </table:table-cell>
          <table:table-cell office:value-type="float" office:value="0.712692556129978" calcext:value-type="float">
            <text:p>0.7126925561</text:p>
          </table:table-cell>
          <table:table-cell office:value-type="float" office:value="0.775015086079099" calcext:value-type="float">
            <text:p>0.7750150861</text:p>
          </table:table-cell>
          <table:table-cell office:value-type="float" office:value="-0.285588171182847" calcext:value-type="float">
            <text:p>-0.2855881712</text:p>
          </table:table-cell>
          <table:table-cell office:value-type="float" office:value="-0.701679614760554" calcext:value-type="float">
            <text:p>-0.7016796148</text:p>
          </table:table-cell>
          <table:table-cell office:value-type="float" office:value="-0.596122630006068" calcext:value-type="float">
            <text:p>-0.596122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-0.888004365805212" calcext:value-type="float">
            <text:p>-0.8880043658</text:p>
          </table:table-cell>
          <table:table-cell office:value-type="float" office:value="0.913669851642722" calcext:value-type="float">
            <text:p>0.9136698516</text:p>
          </table:table-cell>
          <table:table-cell office:value-type="float" office:value="1.14608803782799" calcext:value-type="float">
            <text:p>1.1460880378</text:p>
          </table:table-cell>
          <table:table-cell office:value-type="float" office:value="0.656290498891864" calcext:value-type="float">
            <text:p>0.6562904989</text:p>
          </table:table-cell>
          <table:table-cell office:value-type="float" office:value="0.67727230453414" calcext:value-type="float">
            <text:p>0.6772723045</text:p>
          </table:table-cell>
          <table:table-cell office:value-type="float" office:value="-0.326210554410804" calcext:value-type="float">
            <text:p>-0.3262105544</text:p>
          </table:table-cell>
          <table:table-cell office:value-type="float" office:value="0.888811417549766" calcext:value-type="float">
            <text:p>0.8888114175</text:p>
          </table:table-cell>
          <table:table-cell office:value-type="float" office:value="-0.341847739873182" calcext:value-type="float">
            <text:p>-0.3418477399</text:p>
          </table:table-cell>
          <table:table-cell office:value-type="float" office:value="-0.523849469958125" calcext:value-type="float">
            <text:p>-0.52384947</text:p>
          </table:table-cell>
          <table:table-cell office:value-type="float" office:value="0.690440322515188" calcext:value-type="float">
            <text:p>0.6904403225</text:p>
          </table:table-cell>
          <table:table-cell office:value-type="float" office:value="1.1607934652104" calcext:value-type="float">
            <text:p>1.1607934652</text:p>
          </table:table-cell>
          <table:table-cell office:value-type="float" office:value="0.831569260555245" calcext:value-type="float">
            <text:p>0.8315692606</text:p>
          </table:table-cell>
          <table:table-cell office:value-type="float" office:value="0.865075613647294" calcext:value-type="float">
            <text:p>0.8650756136</text:p>
          </table:table-cell>
          <table:table-cell office:value-type="float" office:value="-0.0180981433440251" calcext:value-type="float">
            <text:p>-0.0180981433</text:p>
          </table:table-cell>
          <table:table-cell office:value-type="float" office:value="0.328620056042374" calcext:value-type="float">
            <text:p>0.328620056</text:p>
          </table:table-cell>
          <table:table-cell office:value-type="float" office:value="-0.180815907361681" calcext:value-type="float">
            <text:p>-0.1808159074</text:p>
          </table:table-cell>
          <table:table-cell office:value-type="float" office:value="-0.749368971774439" calcext:value-type="float">
            <text:p>-0.7493689718</text:p>
          </table:table-cell>
          <table:table-cell office:value-type="float" office:value="0.55253266966624" calcext:value-type="float">
            <text:p>0.5525326697</text:p>
          </table:table-cell>
          <table:table-cell office:value-type="float" office:value="0.852984404501813" calcext:value-type="float">
            <text:p>0.85298440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-1.86498968243287" calcext:value-type="float">
            <text:p>-1.8649896824</text:p>
          </table:table-cell>
          <table:table-cell office:value-type="float" office:value="0.910873768593301" calcext:value-type="float">
            <text:p>0.9108737686</text:p>
          </table:table-cell>
          <table:table-cell office:value-type="float" office:value="1.72486278713229" calcext:value-type="float">
            <text:p>1.7248627871</text:p>
          </table:table-cell>
          <table:table-cell office:value-type="float" office:value="-1.74837114894121" calcext:value-type="float">
            <text:p>-1.7483711489</text:p>
          </table:table-cell>
          <table:table-cell office:value-type="float" office:value="0.578942616730539" calcext:value-type="float">
            <text:p>0.5789426167</text:p>
          </table:table-cell>
          <table:table-cell office:value-type="float" office:value="-0.832531161092677" calcext:value-type="float">
            <text:p>-0.8325311611</text:p>
          </table:table-cell>
          <table:table-cell office:value-type="float" office:value="1.90144032810487" calcext:value-type="float">
            <text:p>1.9014403281</text:p>
          </table:table-cell>
          <table:table-cell office:value-type="float" office:value="-1.91398632240301" calcext:value-type="float">
            <text:p>-1.9139863224</text:p>
          </table:table-cell>
          <table:table-cell office:value-type="float" office:value="2.11237512526886" calcext:value-type="float">
            <text:p>2.1123751253</text:p>
          </table:table-cell>
          <table:table-cell office:value-type="float" office:value="3.01435477715588" calcext:value-type="float">
            <text:p>3.0143547772</text:p>
          </table:table-cell>
          <table:table-cell office:value-type="float" office:value="2.02398783867183" calcext:value-type="float">
            <text:p>2.0239878387</text:p>
          </table:table-cell>
          <table:table-cell office:value-type="float" office:value="-0.481574054647983" calcext:value-type="float">
            <text:p>-0.4815740546</text:p>
          </table:table-cell>
          <table:table-cell office:value-type="float" office:value="-1.39089738708096" calcext:value-type="float">
            <text:p>-1.3908973871</text:p>
          </table:table-cell>
          <table:table-cell office:value-type="float" office:value="-1.5997493546075" calcext:value-type="float">
            <text:p>-1.5997493546</text:p>
          </table:table-cell>
          <table:table-cell office:value-type="float" office:value="0.159606591790126" calcext:value-type="float">
            <text:p>0.1596065918</text:p>
          </table:table-cell>
          <table:table-cell office:value-type="float" office:value="-0.0565840624762845" calcext:value-type="float">
            <text:p>-0.0565840625</text:p>
          </table:table-cell>
          <table:table-cell office:value-type="float" office:value="-1.59388183315229" calcext:value-type="float">
            <text:p>-1.5938818332</text:p>
          </table:table-cell>
          <table:table-cell office:value-type="float" office:value="-0.213254061650524" calcext:value-type="float">
            <text:p>-0.2132540617</text:p>
          </table:table-cell>
          <table:table-cell office:value-type="float" office:value="-0.448706157812056" calcext:value-type="float">
            <text:p>-0.44870615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-0.833200336381452" calcext:value-type="float">
            <text:p>-0.8332003364</text:p>
          </table:table-cell>
          <table:table-cell office:value-type="float" office:value="0.778787122616319" calcext:value-type="float">
            <text:p>0.7787871226</text:p>
          </table:table-cell>
          <table:table-cell office:value-type="float" office:value="2.61923666366883" calcext:value-type="float">
            <text:p>2.6192366637</text:p>
          </table:table-cell>
          <table:table-cell office:value-type="float" office:value="2.61286412878045" calcext:value-type="float">
            <text:p>2.6128641288</text:p>
          </table:table-cell>
          <table:table-cell office:value-type="float" office:value="-0.516937610025172" calcext:value-type="float">
            <text:p>-0.51693761</text:p>
          </table:table-cell>
          <table:table-cell office:value-type="float" office:value="0.55834600634987" calcext:value-type="float">
            <text:p>0.5583460063</text:p>
          </table:table-cell>
          <table:table-cell office:value-type="float" office:value="0.316871357959368" calcext:value-type="float">
            <text:p>0.316871358</text:p>
          </table:table-cell>
          <table:table-cell office:value-type="float" office:value="0.206647108669367" calcext:value-type="float">
            <text:p>0.2066471087</text:p>
          </table:table-cell>
          <table:table-cell office:value-type="float" office:value="-0.738599157328863" calcext:value-type="float">
            <text:p>-0.7385991573</text:p>
          </table:table-cell>
          <table:table-cell office:value-type="float" office:value="0.214340362566004" calcext:value-type="float">
            <text:p>0.2143403626</text:p>
          </table:table-cell>
          <table:table-cell office:value-type="float" office:value="-0.295198868481263" calcext:value-type="float">
            <text:p>-0.2951988685</text:p>
          </table:table-cell>
          <table:table-cell office:value-type="float" office:value="0.100770587929843" calcext:value-type="float">
            <text:p>0.1007705879</text:p>
          </table:table-cell>
          <table:table-cell office:value-type="float" office:value="0.0906826264049287" calcext:value-type="float">
            <text:p>0.0906826264</text:p>
          </table:table-cell>
          <table:table-cell office:value-type="float" office:value="-0.430302035646654" calcext:value-type="float">
            <text:p>-0.4303020356</text:p>
          </table:table-cell>
          <table:table-cell office:value-type="float" office:value="0.0274976215923321" calcext:value-type="float">
            <text:p>0.0274976216</text:p>
          </table:table-cell>
          <table:table-cell office:value-type="float" office:value="-0.335318928121807" calcext:value-type="float">
            <text:p>-0.3353189281</text:p>
          </table:table-cell>
          <table:table-cell office:value-type="float" office:value="0.37884768615423" calcext:value-type="float">
            <text:p>0.3788476862</text:p>
          </table:table-cell>
          <table:table-cell office:value-type="float" office:value="-0.542428037329724" calcext:value-type="float">
            <text:p>-0.5424280373</text:p>
          </table:table-cell>
          <table:table-cell office:value-type="float" office:value="-0.595637214609161" calcext:value-type="float">
            <text:p>-0.5956372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-1.89733073855531" calcext:value-type="float">
            <text:p>-1.8973307386</text:p>
          </table:table-cell>
          <table:table-cell office:value-type="float" office:value="0.955626146271076" calcext:value-type="float">
            <text:p>0.9556261463</text:p>
          </table:table-cell>
          <table:table-cell office:value-type="float" office:value="0.0525426306777817" calcext:value-type="float">
            <text:p>0.0525426307</text:p>
          </table:table-cell>
          <table:table-cell office:value-type="float" office:value="1.27665558961053" calcext:value-type="float">
            <text:p>1.2766555896</text:p>
          </table:table-cell>
          <table:table-cell office:value-type="float" office:value="-3.32308406359081" calcext:value-type="float">
            <text:p>-3.3230840636</text:p>
          </table:table-cell>
          <table:table-cell office:value-type="float" office:value="3.22991078905511" calcext:value-type="float">
            <text:p>3.2299107891</text:p>
          </table:table-cell>
          <table:table-cell office:value-type="float" office:value="1.0296311475032" calcext:value-type="float">
            <text:p>1.0296311475</text:p>
          </table:table-cell>
          <table:table-cell office:value-type="float" office:value="1.51560676354678" calcext:value-type="float">
            <text:p>1.5156067635</text:p>
          </table:table-cell>
          <table:table-cell office:value-type="float" office:value="-0.0596266026846465" calcext:value-type="float">
            <text:p>-0.0596266027</text:p>
          </table:table-cell>
          <table:table-cell office:value-type="float" office:value="-1.46140263860712" calcext:value-type="float">
            <text:p>-1.4614026386</text:p>
          </table:table-cell>
          <table:table-cell office:value-type="float" office:value="-0.246684066433385" calcext:value-type="float">
            <text:p>-0.2466840664</text:p>
          </table:table-cell>
          <table:table-cell office:value-type="float" office:value="0.921560835398067" calcext:value-type="float">
            <text:p>0.9215608354</text:p>
          </table:table-cell>
          <table:table-cell office:value-type="float" office:value="-0.196534711257763" calcext:value-type="float">
            <text:p>-0.1965347113</text:p>
          </table:table-cell>
          <table:table-cell office:value-type="float" office:value="0.505960635206199" calcext:value-type="float">
            <text:p>0.5059606352</text:p>
          </table:table-cell>
          <table:table-cell office:value-type="float" office:value="0.705137678183815" calcext:value-type="float">
            <text:p>0.7051376782</text:p>
          </table:table-cell>
          <table:table-cell office:value-type="float" office:value="-1.32862310434834" calcext:value-type="float">
            <text:p>-1.3286231043</text:p>
          </table:table-cell>
          <table:table-cell office:value-type="float" office:value="1.91514560446358" calcext:value-type="float">
            <text:p>1.9151456045</text:p>
          </table:table-cell>
          <table:table-cell office:value-type="float" office:value="-1.935425902224" calcext:value-type="float">
            <text:p>-1.9354259022</text:p>
          </table:table-cell>
          <table:table-cell office:value-type="float" office:value="-0.930024248916703" calcext:value-type="float">
            <text:p>-0.93002424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1.11927230446687" calcext:value-type="float">
            <text:p>1.1192723045</text:p>
          </table:table-cell>
          <table:table-cell office:value-type="float" office:value="-0.669639046767739" calcext:value-type="float">
            <text:p>-0.6696390468</text:p>
          </table:table-cell>
          <table:table-cell office:value-type="float" office:value="0.80380737194635" calcext:value-type="float">
            <text:p>0.8038073719</text:p>
          </table:table-cell>
          <table:table-cell office:value-type="float" office:value="-0.651693123040955" calcext:value-type="float">
            <text:p>-0.651693123</text:p>
          </table:table-cell>
          <table:table-cell office:value-type="float" office:value="-1.39566597769256" calcext:value-type="float">
            <text:p>-1.3956659777</text:p>
          </table:table-cell>
          <table:table-cell office:value-type="float" office:value="-0.800698086931713" calcext:value-type="float">
            <text:p>-0.8006980869</text:p>
          </table:table-cell>
          <table:table-cell office:value-type="float" office:value="-0.601604892467805" calcext:value-type="float">
            <text:p>-0.6016048925</text:p>
          </table:table-cell>
          <table:table-cell office:value-type="float" office:value="0.0143903557227058" calcext:value-type="float">
            <text:p>0.0143903557</text:p>
          </table:table-cell>
          <table:table-cell office:value-type="float" office:value="2.01990542694576" calcext:value-type="float">
            <text:p>2.0199054269</text:p>
          </table:table-cell>
          <table:table-cell office:value-type="float" office:value="-1.06754233091718" calcext:value-type="float">
            <text:p>-1.0675423309</text:p>
          </table:table-cell>
          <table:table-cell office:value-type="float" office:value="-0.672739777821437" calcext:value-type="float">
            <text:p>-0.6727397778</text:p>
          </table:table-cell>
          <table:table-cell office:value-type="float" office:value="0.116007769319465" calcext:value-type="float">
            <text:p>0.1160077693</text:p>
          </table:table-cell>
          <table:table-cell office:value-type="float" office:value="-1.12537958663102" calcext:value-type="float">
            <text:p>-1.1253795866</text:p>
          </table:table-cell>
          <table:table-cell office:value-type="float" office:value="0.0556881939022512" calcext:value-type="float">
            <text:p>0.0556881939</text:p>
          </table:table-cell>
          <table:table-cell office:value-type="float" office:value="1.41456146861438" calcext:value-type="float">
            <text:p>1.4145614686</text:p>
          </table:table-cell>
          <table:table-cell office:value-type="float" office:value="-0.396080395747576" calcext:value-type="float">
            <text:p>-0.3960803957</text:p>
          </table:table-cell>
          <table:table-cell office:value-type="float" office:value="-0.0906548094442851" calcext:value-type="float">
            <text:p>-0.0906548094</text:p>
          </table:table-cell>
          <table:table-cell office:value-type="float" office:value="0.504404193054702" calcext:value-type="float">
            <text:p>0.5044041931</text:p>
          </table:table-cell>
          <table:table-cell office:value-type="float" office:value="0.460238547755883" calcext:value-type="float">
            <text:p>0.46023854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-0.792329167474935" calcext:value-type="float">
            <text:p>-0.7923291675</text:p>
          </table:table-cell>
          <table:table-cell office:value-type="float" office:value="-0.840663719847906" calcext:value-type="float">
            <text:p>-0.8406637198</text:p>
          </table:table-cell>
          <table:table-cell office:value-type="float" office:value="2.61046458987018" calcext:value-type="float">
            <text:p>2.6104645899</text:p>
          </table:table-cell>
          <table:table-cell office:value-type="float" office:value="-2.19633841632446" calcext:value-type="float">
            <text:p>-2.1963384163</text:p>
          </table:table-cell>
          <table:table-cell office:value-type="float" office:value="-0.396962094542518" calcext:value-type="float">
            <text:p>-0.3969620945</text:p>
          </table:table-cell>
          <table:table-cell office:value-type="float" office:value="-0.707363176755137" calcext:value-type="float">
            <text:p>-0.7073631768</text:p>
          </table:table-cell>
          <table:table-cell office:value-type="float" office:value="-0.0579337028750305" calcext:value-type="float">
            <text:p>-0.0579337029</text:p>
          </table:table-cell>
          <table:table-cell office:value-type="float" office:value="-0.54867559750644" calcext:value-type="float">
            <text:p>-0.5486755975</text:p>
          </table:table-cell>
          <table:table-cell office:value-type="float" office:value="-1.87012733463509" calcext:value-type="float">
            <text:p>-1.8701273346</text:p>
          </table:table-cell>
          <table:table-cell office:value-type="float" office:value="1.0309162288218" calcext:value-type="float">
            <text:p>1.0309162288</text:p>
          </table:table-cell>
          <table:table-cell office:value-type="float" office:value="-0.560520266688598" calcext:value-type="float">
            <text:p>-0.5605202667</text:p>
          </table:table-cell>
          <table:table-cell office:value-type="float" office:value="-0.279432891746414" calcext:value-type="float">
            <text:p>-0.2794328917</text:p>
          </table:table-cell>
          <table:table-cell office:value-type="float" office:value="1.70851390074439" calcext:value-type="float">
            <text:p>1.7085139007</text:p>
          </table:table-cell>
          <table:table-cell office:value-type="float" office:value="-1.60640646784546" calcext:value-type="float">
            <text:p>-1.6064064678</text:p>
          </table:table-cell>
          <table:table-cell office:value-type="float" office:value="-1.10511439169249" calcext:value-type="float">
            <text:p>-1.1051143917</text:p>
          </table:table-cell>
          <table:table-cell office:value-type="float" office:value="-0.849017586114708" calcext:value-type="float">
            <text:p>-0.8490175861</text:p>
          </table:table-cell>
          <table:table-cell office:value-type="float" office:value="0.372443684386481" calcext:value-type="float">
            <text:p>0.3724436844</text:p>
          </table:table-cell>
          <table:table-cell office:value-type="float" office:value="-0.585503848318981" calcext:value-type="float">
            <text:p>-0.5855038483</text:p>
          </table:table-cell>
          <table:table-cell office:value-type="float" office:value="-0.231652788659041" calcext:value-type="float">
            <text:p>-0.23165278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-0.481375994326719" calcext:value-type="float">
            <text:p>-0.4813759943</text:p>
          </table:table-cell>
          <table:table-cell office:value-type="float" office:value="1.00340670082876" calcext:value-type="float">
            <text:p>1.0034067008</text:p>
          </table:table-cell>
          <table:table-cell office:value-type="float" office:value="0.90618366899059" calcext:value-type="float">
            <text:p>0.906183669</text:p>
          </table:table-cell>
          <table:table-cell office:value-type="float" office:value="-0.423863928247347" calcext:value-type="float">
            <text:p>-0.4238639282</text:p>
          </table:table-cell>
          <table:table-cell office:value-type="float" office:value="0.760670627923092" calcext:value-type="float">
            <text:p>0.7606706279</text:p>
          </table:table-cell>
          <table:table-cell office:value-type="float" office:value="0.377627418532502" calcext:value-type="float">
            <text:p>0.3776274185</text:p>
          </table:table-cell>
          <table:table-cell office:value-type="float" office:value="0.587373158048792" calcext:value-type="float">
            <text:p>0.587373158</text:p>
          </table:table-cell>
          <table:table-cell office:value-type="float" office:value="0.133884480438326" calcext:value-type="float">
            <text:p>0.1338844804</text:p>
          </table:table-cell>
          <table:table-cell office:value-type="float" office:value="-0.207870789641016" calcext:value-type="float">
            <text:p>-0.2078707896</text:p>
          </table:table-cell>
          <table:table-cell office:value-type="float" office:value="-0.240405330868221" calcext:value-type="float">
            <text:p>-0.2404053309</text:p>
          </table:table-cell>
          <table:table-cell office:value-type="float" office:value="-1.4532614362208" calcext:value-type="float">
            <text:p>-1.4532614362</text:p>
          </table:table-cell>
          <table:table-cell office:value-type="float" office:value="-0.526595859321807" calcext:value-type="float">
            <text:p>-0.5265958593</text:p>
          </table:table-cell>
          <table:table-cell office:value-type="float" office:value="0.0738445671686201" calcext:value-type="float">
            <text:p>0.0738445672</text:p>
          </table:table-cell>
          <table:table-cell office:value-type="float" office:value="0.0873495585049685" calcext:value-type="float">
            <text:p>0.0873495585</text:p>
          </table:table-cell>
          <table:table-cell office:value-type="float" office:value="1.2305762628008" calcext:value-type="float">
            <text:p>1.2305762628</text:p>
          </table:table-cell>
          <table:table-cell office:value-type="float" office:value="0.311246138780342" calcext:value-type="float">
            <text:p>0.3112461388</text:p>
          </table:table-cell>
          <table:table-cell office:value-type="float" office:value="-0.620259311525045" calcext:value-type="float">
            <text:p>-0.6202593115</text:p>
          </table:table-cell>
          <table:table-cell office:value-type="float" office:value="-0.329208342285684" calcext:value-type="float">
            <text:p>-0.3292083423</text:p>
          </table:table-cell>
          <table:table-cell office:value-type="float" office:value="0.187643004419645" calcext:value-type="float">
            <text:p>0.18764300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1.32788388574198" calcext:value-type="float">
            <text:p>1.3278838857</text:p>
          </table:table-cell>
          <table:table-cell office:value-type="float" office:value="-0.735011945987154" calcext:value-type="float">
            <text:p>-0.735011946</text:p>
          </table:table-cell>
          <table:table-cell office:value-type="float" office:value="1.50244913387839" calcext:value-type="float">
            <text:p>1.5024491339</text:p>
          </table:table-cell>
          <table:table-cell office:value-type="float" office:value="-0.544104679859167" calcext:value-type="float">
            <text:p>-0.5441046799</text:p>
          </table:table-cell>
          <table:table-cell office:value-type="float" office:value="-1.90935048161166" calcext:value-type="float">
            <text:p>-1.9093504816</text:p>
          </table:table-cell>
          <table:table-cell office:value-type="float" office:value="-0.712497650558363" calcext:value-type="float">
            <text:p>-0.7124976506</text:p>
          </table:table-cell>
          <table:table-cell office:value-type="float" office:value="-1.29281951167839" calcext:value-type="float">
            <text:p>-1.2928195117</text:p>
          </table:table-cell>
          <table:table-cell office:value-type="float" office:value="-0.00271463610629365" calcext:value-type="float">
            <text:p>-0.0027146361</text:p>
          </table:table-cell>
          <table:table-cell office:value-type="float" office:value="-0.246027540241985" calcext:value-type="float">
            <text:p>-0.2460275402</text:p>
          </table:table-cell>
          <table:table-cell office:value-type="float" office:value="0.572523067915291" calcext:value-type="float">
            <text:p>0.5725230679</text:p>
          </table:table-cell>
          <table:table-cell office:value-type="float" office:value="0.00854685406280344" calcext:value-type="float">
            <text:p>0.0085468541</text:p>
          </table:table-cell>
          <table:table-cell office:value-type="float" office:value="-0.336586142051676" calcext:value-type="float">
            <text:p>-0.3365861421</text:p>
          </table:table-cell>
          <table:table-cell office:value-type="float" office:value="0.675825477040005" calcext:value-type="float">
            <text:p>0.675825477</text:p>
          </table:table-cell>
          <table:table-cell office:value-type="float" office:value="-0.671875807833616" calcext:value-type="float">
            <text:p>-0.6718758078</text:p>
          </table:table-cell>
          <table:table-cell office:value-type="float" office:value="1.25387708963878" calcext:value-type="float">
            <text:p>1.2538770896</text:p>
          </table:table-cell>
          <table:table-cell office:value-type="float" office:value="1.59179218526039" calcext:value-type="float">
            <text:p>1.5917921853</text:p>
          </table:table-cell>
          <table:table-cell office:value-type="float" office:value="0.0503920025719787" calcext:value-type="float">
            <text:p>0.0503920026</text:p>
          </table:table-cell>
          <table:table-cell office:value-type="float" office:value="-0.785112301827888" calcext:value-type="float">
            <text:p>-0.7851123018</text:p>
          </table:table-cell>
          <table:table-cell office:value-type="float" office:value="-0.0242863064241108" calcext:value-type="float">
            <text:p>-0.02428630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-4.25759743970886" calcext:value-type="float">
            <text:p>-4.2575974397</text:p>
          </table:table-cell>
          <table:table-cell office:value-type="float" office:value="1.64948916578024" calcext:value-type="float">
            <text:p>1.6494891658</text:p>
          </table:table-cell>
          <table:table-cell office:value-type="float" office:value="-1.59124167172606" calcext:value-type="float">
            <text:p>-1.5912416717</text:p>
          </table:table-cell>
          <table:table-cell office:value-type="float" office:value="-1.37431677103176" calcext:value-type="float">
            <text:p>-1.374316771</text:p>
          </table:table-cell>
          <table:table-cell office:value-type="float" office:value="-1.18013599176406" calcext:value-type="float">
            <text:p>-1.1801359918</text:p>
          </table:table-cell>
          <table:table-cell office:value-type="float" office:value="-0.331039533520579" calcext:value-type="float">
            <text:p>-0.3310395335</text:p>
          </table:table-cell>
          <table:table-cell office:value-type="float" office:value="-0.117991555987855" calcext:value-type="float">
            <text:p>-0.117991556</text:p>
          </table:table-cell>
          <table:table-cell office:value-type="float" office:value="1.59203217880204" calcext:value-type="float">
            <text:p>1.5920321788</text:p>
          </table:table-cell>
          <table:table-cell office:value-type="float" office:value="0.415995684621653" calcext:value-type="float">
            <text:p>0.4159956846</text:p>
          </table:table-cell>
          <table:table-cell office:value-type="float" office:value="0.159163276811326" calcext:value-type="float">
            <text:p>0.1591632768</text:p>
          </table:table-cell>
          <table:table-cell office:value-type="float" office:value="-1.51628841310575" calcext:value-type="float">
            <text:p>-1.5162884131</text:p>
          </table:table-cell>
          <table:table-cell office:value-type="float" office:value="0.374064569980906" calcext:value-type="float">
            <text:p>0.37406457</text:p>
          </table:table-cell>
          <table:table-cell office:value-type="float" office:value="0.427174360397596" calcext:value-type="float">
            <text:p>0.4271743604</text:p>
          </table:table-cell>
          <table:table-cell office:value-type="float" office:value="0.803874467017676" calcext:value-type="float">
            <text:p>0.803874467</text:p>
          </table:table-cell>
          <table:table-cell office:value-type="float" office:value="0.713170739365249" calcext:value-type="float">
            <text:p>0.7131707394</text:p>
          </table:table-cell>
          <table:table-cell office:value-type="float" office:value="0.915793496657271" calcext:value-type="float">
            <text:p>0.9157934967</text:p>
          </table:table-cell>
          <table:table-cell office:value-type="float" office:value="-0.134021723075592" calcext:value-type="float">
            <text:p>-0.1340217231</text:p>
          </table:table-cell>
          <table:table-cell office:value-type="float" office:value="-0.693337258176591" calcext:value-type="float">
            <text:p>-0.6933372582</text:p>
          </table:table-cell>
          <table:table-cell office:value-type="float" office:value="-0.639567570341767" calcext:value-type="float">
            <text:p>-0.63956757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-5.10187714438251" calcext:value-type="float">
            <text:p>-5.1018771444</text:p>
          </table:table-cell>
          <table:table-cell office:value-type="float" office:value="1.89702180383666" calcext:value-type="float">
            <text:p>1.8970218038</text:p>
          </table:table-cell>
          <table:table-cell office:value-type="float" office:value="-3.45803355505567" calcext:value-type="float">
            <text:p>-3.4580335551</text:p>
          </table:table-cell>
          <table:table-cell office:value-type="float" office:value="-1.27754276611629" calcext:value-type="float">
            <text:p>-1.2775427661</text:p>
          </table:table-cell>
          <table:table-cell office:value-type="float" office:value="-5.51775792247239" calcext:value-type="float">
            <text:p>-5.5177579225</text:p>
          </table:table-cell>
          <table:table-cell office:value-type="float" office:value="2.09836622063034" calcext:value-type="float">
            <text:p>2.0983662206</text:p>
          </table:table-cell>
          <table:table-cell office:value-type="float" office:value="3.32960344883519" calcext:value-type="float">
            <text:p>3.3296034488</text:p>
          </table:table-cell>
          <table:table-cell office:value-type="float" office:value="1.25096633414932" calcext:value-type="float">
            <text:p>1.2509663341</text:p>
          </table:table-cell>
          <table:table-cell office:value-type="float" office:value="0.271500549724784" calcext:value-type="float">
            <text:p>0.2715005497</text:p>
          </table:table-cell>
          <table:table-cell office:value-type="float" office:value="-0.305482722468726" calcext:value-type="float">
            <text:p>-0.3054827225</text:p>
          </table:table-cell>
          <table:table-cell office:value-type="float" office:value="-1.47338307942627" calcext:value-type="float">
            <text:p>-1.4733830794</text:p>
          </table:table-cell>
          <table:table-cell office:value-type="float" office:value="0.272913238050306" calcext:value-type="float">
            <text:p>0.2729132381</text:p>
          </table:table-cell>
          <table:table-cell office:value-type="float" office:value="0.649418935168229" calcext:value-type="float">
            <text:p>0.6494189352</text:p>
          </table:table-cell>
          <table:table-cell office:value-type="float" office:value="0.899810726121981" calcext:value-type="float">
            <text:p>0.8998107261</text:p>
          </table:table-cell>
          <table:table-cell office:value-type="float" office:value="0.874542742818783" calcext:value-type="float">
            <text:p>0.8745427428</text:p>
          </table:table-cell>
          <table:table-cell office:value-type="float" office:value="1.47175273507882" calcext:value-type="float">
            <text:p>1.4717527351</text:p>
          </table:table-cell>
          <table:table-cell office:value-type="float" office:value="-0.144793356897002" calcext:value-type="float">
            <text:p>-0.1447933569</text:p>
          </table:table-cell>
          <table:table-cell office:value-type="float" office:value="-0.725518954658766" calcext:value-type="float">
            <text:p>-0.7255189547</text:p>
          </table:table-cell>
          <table:table-cell office:value-type="float" office:value="-0.698935585089018" calcext:value-type="float">
            <text:p>-0.69893558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.28722646741254" calcext:value-type="float">
            <text:p>1.2872264674</text:p>
          </table:table-cell>
          <table:table-cell office:value-type="float" office:value="-0.824683124445629" calcext:value-type="float">
            <text:p>-0.8246831244</text:p>
          </table:table-cell>
          <table:table-cell office:value-type="float" office:value="1.34642285100624" calcext:value-type="float">
            <text:p>1.346422851</text:p>
          </table:table-cell>
          <table:table-cell office:value-type="float" office:value="-0.525627995561867" calcext:value-type="float">
            <text:p>-0.5256279956</text:p>
          </table:table-cell>
          <table:table-cell office:value-type="float" office:value="-1.83300721378836" calcext:value-type="float">
            <text:p>-1.8330072138</text:p>
          </table:table-cell>
          <table:table-cell office:value-type="float" office:value="-0.47771471041492" calcext:value-type="float">
            <text:p>-0.4777147104</text:p>
          </table:table-cell>
          <table:table-cell office:value-type="float" office:value="-1.22421287337865" calcext:value-type="float">
            <text:p>-1.2242128734</text:p>
          </table:table-cell>
          <table:table-cell office:value-type="float" office:value="0.0147739055213027" calcext:value-type="float">
            <text:p>0.0147739055</text:p>
          </table:table-cell>
          <table:table-cell office:value-type="float" office:value="-0.257812863184438" calcext:value-type="float">
            <text:p>-0.2578128632</text:p>
          </table:table-cell>
          <table:table-cell office:value-type="float" office:value="0.602162142855574" calcext:value-type="float">
            <text:p>0.6021621429</text:p>
          </table:table-cell>
          <table:table-cell office:value-type="float" office:value="-0.542351913240157" calcext:value-type="float">
            <text:p>-0.5423519132</text:p>
          </table:table-cell>
          <table:table-cell office:value-type="float" office:value="0.00515033459623397" calcext:value-type="float">
            <text:p>0.0051503346</text:p>
          </table:table-cell>
          <table:table-cell office:value-type="float" office:value="0.865138144329852" calcext:value-type="float">
            <text:p>0.8651381443</text:p>
          </table:table-cell>
          <table:table-cell office:value-type="float" office:value="-0.468678833686932" calcext:value-type="float">
            <text:p>-0.4686788337</text:p>
          </table:table-cell>
          <table:table-cell office:value-type="float" office:value="1.45624187104145" calcext:value-type="float">
            <text:p>1.456241871</text:p>
          </table:table-cell>
          <table:table-cell office:value-type="float" office:value="-0.635621930948022" calcext:value-type="float">
            <text:p>-0.6356219309</text:p>
          </table:table-cell>
          <table:table-cell office:value-type="float" office:value="-0.370548712528123" calcext:value-type="float">
            <text:p>-0.3705487125</text:p>
          </table:table-cell>
          <table:table-cell office:value-type="float" office:value="1.5855506721557" calcext:value-type="float">
            <text:p>1.5855506722</text:p>
          </table:table-cell>
          <table:table-cell office:value-type="float" office:value="-1.17988849989395" calcext:value-type="float">
            <text:p>-1.1798884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0.270724788018374" calcext:value-type="float">
            <text:p>0.270724788</text:p>
          </table:table-cell>
          <table:table-cell office:value-type="float" office:value="-1.61531675793543" calcext:value-type="float">
            <text:p>-1.6153167579</text:p>
          </table:table-cell>
          <table:table-cell office:value-type="float" office:value="1.05498208933769" calcext:value-type="float">
            <text:p>1.0549820893</text:p>
          </table:table-cell>
          <table:table-cell office:value-type="float" office:value="1.66150992680822" calcext:value-type="float">
            <text:p>1.6615099268</text:p>
          </table:table-cell>
          <table:table-cell office:value-type="float" office:value="-1.73768723327398" calcext:value-type="float">
            <text:p>-1.7376872333</text:p>
          </table:table-cell>
          <table:table-cell office:value-type="float" office:value="0.0658942564361547" calcext:value-type="float">
            <text:p>0.0658942564</text:p>
          </table:table-cell>
          <table:table-cell office:value-type="float" office:value="-0.313976970660536" calcext:value-type="float">
            <text:p>-0.3139769707</text:p>
          </table:table-cell>
          <table:table-cell office:value-type="float" office:value="0.089081060484319" calcext:value-type="float">
            <text:p>0.0890810605</text:p>
          </table:table-cell>
          <table:table-cell office:value-type="float" office:value="1.0698420716342" calcext:value-type="float">
            <text:p>1.0698420716</text:p>
          </table:table-cell>
          <table:table-cell office:value-type="float" office:value="-0.348638228423022" calcext:value-type="float">
            <text:p>-0.3486382284</text:p>
          </table:table-cell>
          <table:table-cell office:value-type="float" office:value="-0.853895732309013" calcext:value-type="float">
            <text:p>-0.8538957323</text:p>
          </table:table-cell>
          <table:table-cell office:value-type="float" office:value="-0.0182432526363106" calcext:value-type="float">
            <text:p>-0.0182432526</text:p>
          </table:table-cell>
          <table:table-cell office:value-type="float" office:value="-0.478344394930087" calcext:value-type="float">
            <text:p>-0.4783443949</text:p>
          </table:table-cell>
          <table:table-cell office:value-type="float" office:value="-0.189957268178065" calcext:value-type="float">
            <text:p>-0.1899572682</text:p>
          </table:table-cell>
          <table:table-cell office:value-type="float" office:value="0.961578820181142" calcext:value-type="float">
            <text:p>0.9615788202</text:p>
          </table:table-cell>
          <table:table-cell office:value-type="float" office:value="0.557157430706669" calcext:value-type="float">
            <text:p>0.5571574307</text:p>
          </table:table-cell>
          <table:table-cell office:value-type="float" office:value="-0.459495877902386" calcext:value-type="float">
            <text:p>-0.4594958779</text:p>
          </table:table-cell>
          <table:table-cell office:value-type="float" office:value="0.644156866001741" calcext:value-type="float">
            <text:p>0.644156866</text:p>
          </table:table-cell>
          <table:table-cell office:value-type="float" office:value="-0.707148178847014" calcext:value-type="float">
            <text:p>-0.70714817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-0.58985594431031" calcext:value-type="float">
            <text:p>-0.5898559443</text:p>
          </table:table-cell>
          <table:table-cell office:value-type="float" office:value="0.933069872085511" calcext:value-type="float">
            <text:p>0.9330698721</text:p>
          </table:table-cell>
          <table:table-cell office:value-type="float" office:value="-0.268072620732792" calcext:value-type="float">
            <text:p>-0.2680726207</text:p>
          </table:table-cell>
          <table:table-cell office:value-type="float" office:value="0.125244627239472" calcext:value-type="float">
            <text:p>0.1252446272</text:p>
          </table:table-cell>
          <table:table-cell office:value-type="float" office:value="2.39699176873031" calcext:value-type="float">
            <text:p>2.3969917687</text:p>
          </table:table-cell>
          <table:table-cell office:value-type="float" office:value="3.87794520049758" calcext:value-type="float">
            <text:p>3.8779452005</text:p>
          </table:table-cell>
          <table:table-cell office:value-type="float" office:value="0.189985382765024" calcext:value-type="float">
            <text:p>0.1899853828</text:p>
          </table:table-cell>
          <table:table-cell office:value-type="float" office:value="0.960388587508909" calcext:value-type="float">
            <text:p>0.9603885875</text:p>
          </table:table-cell>
          <table:table-cell office:value-type="float" office:value="-0.230000129467768" calcext:value-type="float">
            <text:p>-0.2300001295</text:p>
          </table:table-cell>
          <table:table-cell office:value-type="float" office:value="0.295110184147811" calcext:value-type="float">
            <text:p>0.2951101841</text:p>
          </table:table-cell>
          <table:table-cell office:value-type="float" office:value="-0.596572414069867" calcext:value-type="float">
            <text:p>-0.5965724141</text:p>
          </table:table-cell>
          <table:table-cell office:value-type="float" office:value="-0.118180797970475" calcext:value-type="float">
            <text:p>-0.118180798</text:p>
          </table:table-cell>
          <table:table-cell office:value-type="float" office:value="-0.211613863019969" calcext:value-type="float">
            <text:p>-0.211613863</text:p>
          </table:table-cell>
          <table:table-cell office:value-type="float" office:value="0.0633812687719764" calcext:value-type="float">
            <text:p>0.0633812688</text:p>
          </table:table-cell>
          <table:table-cell office:value-type="float" office:value="0.179691246589452" calcext:value-type="float">
            <text:p>0.1796912466</text:p>
          </table:table-cell>
          <table:table-cell office:value-type="float" office:value="-0.608157331324541" calcext:value-type="float">
            <text:p>-0.6081573313</text:p>
          </table:table-cell>
          <table:table-cell office:value-type="float" office:value="-0.159369564369714" calcext:value-type="float">
            <text:p>-0.1593695644</text:p>
          </table:table-cell>
          <table:table-cell office:value-type="float" office:value="0.203083947961651" calcext:value-type="float">
            <text:p>0.203083948</text:p>
          </table:table-cell>
          <table:table-cell office:value-type="float" office:value="1.42450964479452" calcext:value-type="float">
            <text:p>1.42450964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1.27613378318593" calcext:value-type="float">
            <text:p>1.2761337832</text:p>
          </table:table-cell>
          <table:table-cell office:value-type="float" office:value="0.211469551986265" calcext:value-type="float">
            <text:p>0.211469552</text:p>
          </table:table-cell>
          <table:table-cell office:value-type="float" office:value="0.143000512396923" calcext:value-type="float">
            <text:p>0.1430005124</text:p>
          </table:table-cell>
          <table:table-cell office:value-type="float" office:value="0.370050108552843" calcext:value-type="float">
            <text:p>0.3700501086</text:p>
          </table:table-cell>
          <table:table-cell office:value-type="float" office:value="0.154747757298249" calcext:value-type="float">
            <text:p>0.1547477573</text:p>
          </table:table-cell>
          <table:table-cell office:value-type="float" office:value="-0.0322548065974183" calcext:value-type="float">
            <text:p>-0.0322548066</text:p>
          </table:table-cell>
          <table:table-cell office:value-type="float" office:value="-0.00302963607407454" calcext:value-type="float">
            <text:p>-0.0030296361</text:p>
          </table:table-cell>
          <table:table-cell office:value-type="float" office:value="-0.0388869021977905" calcext:value-type="float">
            <text:p>-0.0388869022</text:p>
          </table:table-cell>
          <table:table-cell office:value-type="float" office:value="0.0307145094041013" calcext:value-type="float">
            <text:p>0.0307145094</text:p>
          </table:table-cell>
          <table:table-cell office:value-type="float" office:value="-0.121891338443057" calcext:value-type="float">
            <text:p>-0.1218913384</text:p>
          </table:table-cell>
          <table:table-cell office:value-type="float" office:value="-0.66775952719129" calcext:value-type="float">
            <text:p>-0.6677595272</text:p>
          </table:table-cell>
          <table:table-cell office:value-type="float" office:value="0.416796290222112" calcext:value-type="float">
            <text:p>0.4167962902</text:p>
          </table:table-cell>
          <table:table-cell office:value-type="float" office:value="0.891448167065232" calcext:value-type="float">
            <text:p>0.8914481671</text:p>
          </table:table-cell>
          <table:table-cell office:value-type="float" office:value="0.12797407776385" calcext:value-type="float">
            <text:p>0.1279740778</text:p>
          </table:table-cell>
          <table:table-cell office:value-type="float" office:value="1.29579881405919" calcext:value-type="float">
            <text:p>1.2957988141</text:p>
          </table:table-cell>
          <table:table-cell office:value-type="float" office:value="0.233767076313957" calcext:value-type="float">
            <text:p>0.2337670763</text:p>
          </table:table-cell>
          <table:table-cell office:value-type="float" office:value="-0.475059864014191" calcext:value-type="float">
            <text:p>-0.475059864</text:p>
          </table:table-cell>
          <table:table-cell office:value-type="float" office:value="-0.772852171030794" calcext:value-type="float">
            <text:p>-0.772852171</text:p>
          </table:table-cell>
          <table:table-cell office:value-type="float" office:value="-0.164436556339477" calcext:value-type="float">
            <text:p>-0.16443655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-1.8222727282391" calcext:value-type="float">
            <text:p>-1.8222727282</text:p>
          </table:table-cell>
          <table:table-cell office:value-type="float" office:value="1.2353355360103" calcext:value-type="float">
            <text:p>1.235335536</text:p>
          </table:table-cell>
          <table:table-cell office:value-type="float" office:value="-0.307804336520275" calcext:value-type="float">
            <text:p>-0.3078043365</text:p>
          </table:table-cell>
          <table:table-cell office:value-type="float" office:value="-1.82182380601887" calcext:value-type="float">
            <text:p>-1.821823806</text:p>
          </table:table-cell>
          <table:table-cell office:value-type="float" office:value="2.76248234950213" calcext:value-type="float">
            <text:p>2.7624823495</text:p>
          </table:table-cell>
          <table:table-cell office:value-type="float" office:value="3.64149863257966" calcext:value-type="float">
            <text:p>3.6414986326</text:p>
          </table:table-cell>
          <table:table-cell office:value-type="float" office:value="-0.344614256131826" calcext:value-type="float">
            <text:p>-0.3446142561</text:p>
          </table:table-cell>
          <table:table-cell office:value-type="float" office:value="-1.54754127714559" calcext:value-type="float">
            <text:p>-1.5475412771</text:p>
          </table:table-cell>
          <table:table-cell office:value-type="float" office:value="-0.138239381296369" calcext:value-type="float">
            <text:p>-0.1382393813</text:p>
          </table:table-cell>
          <table:table-cell office:value-type="float" office:value="-0.467174474610515" calcext:value-type="float">
            <text:p>-0.4671744746</text:p>
          </table:table-cell>
          <table:table-cell office:value-type="float" office:value="-0.465556872101249" calcext:value-type="float">
            <text:p>-0.4655568721</text:p>
          </table:table-cell>
          <table:table-cell office:value-type="float" office:value="0.0186616390740908" calcext:value-type="float">
            <text:p>0.0186616391</text:p>
          </table:table-cell>
          <table:table-cell office:value-type="float" office:value="-0.311232833495098" calcext:value-type="float">
            <text:p>-0.3112328335</text:p>
          </table:table-cell>
          <table:table-cell office:value-type="float" office:value="0.279316466600276" calcext:value-type="float">
            <text:p>0.2793164666</text:p>
          </table:table-cell>
          <table:table-cell office:value-type="float" office:value="-0.0471468756238743" calcext:value-type="float">
            <text:p>-0.0471468756</text:p>
          </table:table-cell>
          <table:table-cell office:value-type="float" office:value="1.12062679695734" calcext:value-type="float">
            <text:p>1.120626797</text:p>
          </table:table-cell>
          <table:table-cell office:value-type="float" office:value="-1.45787967744609" calcext:value-type="float">
            <text:p>-1.4578796774</text:p>
          </table:table-cell>
          <table:table-cell office:value-type="float" office:value="0.107840059247513" calcext:value-type="float">
            <text:p>0.1078400592</text:p>
          </table:table-cell>
          <table:table-cell office:value-type="float" office:value="-1.49748357576914" calcext:value-type="float">
            <text:p>-1.49748357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-5.28597051304752" calcext:value-type="float">
            <text:p>-5.285970513</text:p>
          </table:table-cell>
          <table:table-cell office:value-type="float" office:value="4.84732319710781" calcext:value-type="float">
            <text:p>4.8473231971</text:p>
          </table:table-cell>
          <table:table-cell office:value-type="float" office:value="-1.29036838470117" calcext:value-type="float">
            <text:p>-1.2903683847</text:p>
          </table:table-cell>
          <table:table-cell office:value-type="float" office:value="-1.42784235292307" calcext:value-type="float">
            <text:p>-1.4278423529</text:p>
          </table:table-cell>
          <table:table-cell office:value-type="float" office:value="-0.621533345889751" calcext:value-type="float">
            <text:p>-0.6215333459</text:p>
          </table:table-cell>
          <table:table-cell office:value-type="float" office:value="-0.604690515102398" calcext:value-type="float">
            <text:p>-0.6046905151</text:p>
          </table:table-cell>
          <table:table-cell office:value-type="float" office:value="0.437865925106838" calcext:value-type="float">
            <text:p>0.4378659251</text:p>
          </table:table-cell>
          <table:table-cell office:value-type="float" office:value="0.336383683868803" calcext:value-type="float">
            <text:p>0.3363836839</text:p>
          </table:table-cell>
          <table:table-cell office:value-type="float" office:value="3.55837329973788" calcext:value-type="float">
            <text:p>3.5583732997</text:p>
          </table:table-cell>
          <table:table-cell office:value-type="float" office:value="6.4278019661735" calcext:value-type="float">
            <text:p>6.4278019662</text:p>
          </table:table-cell>
          <table:table-cell office:value-type="float" office:value="1.40138317182184" calcext:value-type="float">
            <text:p>1.4013831718</text:p>
          </table:table-cell>
          <table:table-cell office:value-type="float" office:value="0.667167376868207" calcext:value-type="float">
            <text:p>0.6671673769</text:p>
          </table:table-cell>
          <table:table-cell office:value-type="float" office:value="0.314681508767306" calcext:value-type="float">
            <text:p>0.3146815088</text:p>
          </table:table-cell>
          <table:table-cell office:value-type="float" office:value="-1.86065309400076" calcext:value-type="float">
            <text:p>-1.860653094</text:p>
          </table:table-cell>
          <table:table-cell office:value-type="float" office:value="0.558541544083882" calcext:value-type="float">
            <text:p>0.5585415441</text:p>
          </table:table-cell>
          <table:table-cell office:value-type="float" office:value="0.31481518341068" calcext:value-type="float">
            <text:p>0.3148151834</text:p>
          </table:table-cell>
          <table:table-cell office:value-type="float" office:value="-0.701307703636703" calcext:value-type="float">
            <text:p>-0.7013077036</text:p>
          </table:table-cell>
          <table:table-cell office:value-type="float" office:value="0.206092479982718" calcext:value-type="float">
            <text:p>0.20609248</text:p>
          </table:table-cell>
          <table:table-cell office:value-type="float" office:value="-0.208238494122918" calcext:value-type="float">
            <text:p>-0.20823849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0.60715301412013" calcext:value-type="float">
            <text:p>0.6071530141</text:p>
          </table:table-cell>
          <table:table-cell office:value-type="float" office:value="-0.957413453834804" calcext:value-type="float">
            <text:p>-0.9574134538</text:p>
          </table:table-cell>
          <table:table-cell office:value-type="float" office:value="0.761504742707707" calcext:value-type="float">
            <text:p>0.7615047427</text:p>
          </table:table-cell>
          <table:table-cell office:value-type="float" office:value="1.59005044874457" calcext:value-type="float">
            <text:p>1.5900504487</text:p>
          </table:table-cell>
          <table:table-cell office:value-type="float" office:value="-1.17729790317762" calcext:value-type="float">
            <text:p>-1.1772979032</text:p>
          </table:table-cell>
          <table:table-cell office:value-type="float" office:value="0.0112319094956137" calcext:value-type="float">
            <text:p>0.0112319095</text:p>
          </table:table-cell>
          <table:table-cell office:value-type="float" office:value="-0.166991305407512" calcext:value-type="float">
            <text:p>-0.1669913054</text:p>
          </table:table-cell>
          <table:table-cell office:value-type="float" office:value="0.152720248155831" calcext:value-type="float">
            <text:p>0.1527202482</text:p>
          </table:table-cell>
          <table:table-cell office:value-type="float" office:value="0.742860452423351" calcext:value-type="float">
            <text:p>0.7428604524</text:p>
          </table:table-cell>
          <table:table-cell office:value-type="float" office:value="-0.151018327613245" calcext:value-type="float">
            <text:p>-0.1510183276</text:p>
          </table:table-cell>
          <table:table-cell office:value-type="float" office:value="0.721459238691319" calcext:value-type="float">
            <text:p>0.7214592387</text:p>
          </table:table-cell>
          <table:table-cell office:value-type="float" office:value="0.710085753600131" calcext:value-type="float">
            <text:p>0.7100857536</text:p>
          </table:table-cell>
          <table:table-cell office:value-type="float" office:value="-1.3294352693582" calcext:value-type="float">
            <text:p>-1.3294352694</text:p>
          </table:table-cell>
          <table:table-cell office:value-type="float" office:value="0.130804275800688" calcext:value-type="float">
            <text:p>0.1308042758</text:p>
          </table:table-cell>
          <table:table-cell office:value-type="float" office:value="-1.12238228967438" calcext:value-type="float">
            <text:p>-1.1223822897</text:p>
          </table:table-cell>
          <table:table-cell office:value-type="float" office:value="-0.175297279720695" calcext:value-type="float">
            <text:p>-0.1752972797</text:p>
          </table:table-cell>
          <table:table-cell office:value-type="float" office:value="-0.059694845219295" calcext:value-type="float">
            <text:p>-0.0596948452</text:p>
          </table:table-cell>
          <table:table-cell office:value-type="float" office:value="0.336360543667161" calcext:value-type="float">
            <text:p>0.3363605437</text:p>
          </table:table-cell>
          <table:table-cell office:value-type="float" office:value="0.154421941358819" calcext:value-type="float">
            <text:p>0.15442194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-0.238410956047651" calcext:value-type="float">
            <text:p>-0.238410956</text:p>
          </table:table-cell>
          <table:table-cell office:value-type="float" office:value="0.509262765356428" calcext:value-type="float">
            <text:p>0.5092627654</text:p>
          </table:table-cell>
          <table:table-cell office:value-type="float" office:value="1.95200070367158" calcext:value-type="float">
            <text:p>1.9520007037</text:p>
          </table:table-cell>
          <table:table-cell office:value-type="float" office:value="0.779065947843994" calcext:value-type="float">
            <text:p>0.7790659478</text:p>
          </table:table-cell>
          <table:table-cell office:value-type="float" office:value="-0.378940129678235" calcext:value-type="float">
            <text:p>-0.3789401297</text:p>
          </table:table-cell>
          <table:table-cell office:value-type="float" office:value="0.251136557509835" calcext:value-type="float">
            <text:p>0.2511365575</text:p>
          </table:table-cell>
          <table:table-cell office:value-type="float" office:value="-0.0724120571147944" calcext:value-type="float">
            <text:p>-0.0724120571</text:p>
          </table:table-cell>
          <table:table-cell office:value-type="float" office:value="0.228754858539793" calcext:value-type="float">
            <text:p>0.2287548585</text:p>
          </table:table-cell>
          <table:table-cell office:value-type="float" office:value="0.210899589494045" calcext:value-type="float">
            <text:p>0.2108995895</text:p>
          </table:table-cell>
          <table:table-cell office:value-type="float" office:value="-0.373814133802278" calcext:value-type="float">
            <text:p>-0.3738141338</text:p>
          </table:table-cell>
          <table:table-cell office:value-type="float" office:value="-0.715860805290488" calcext:value-type="float">
            <text:p>-0.7158608053</text:p>
          </table:table-cell>
          <table:table-cell office:value-type="float" office:value="-0.046921901071111" calcext:value-type="float">
            <text:p>-0.0469219011</text:p>
          </table:table-cell>
          <table:table-cell office:value-type="float" office:value="-0.334018211683408" calcext:value-type="float">
            <text:p>-0.3340182117</text:p>
          </table:table-cell>
          <table:table-cell office:value-type="float" office:value="-0.245975394600895" calcext:value-type="float">
            <text:p>-0.2459753946</text:p>
          </table:table-cell>
          <table:table-cell office:value-type="float" office:value="0.628314055814284" calcext:value-type="float">
            <text:p>0.6283140558</text:p>
          </table:table-cell>
          <table:table-cell office:value-type="float" office:value="-0.781586719542126" calcext:value-type="float">
            <text:p>-0.7815867195</text:p>
          </table:table-cell>
          <table:table-cell office:value-type="float" office:value="0.536186774872255" calcext:value-type="float">
            <text:p>0.5361867749</text:p>
          </table:table-cell>
          <table:table-cell office:value-type="float" office:value="-0.283086494259136" calcext:value-type="float">
            <text:p>-0.2830864943</text:p>
          </table:table-cell>
          <table:table-cell office:value-type="float" office:value="0.681959757026682" calcext:value-type="float">
            <text:p>0.6819597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-0.853806863875249" calcext:value-type="float">
            <text:p>-0.8538068639</text:p>
          </table:table-cell>
          <table:table-cell office:value-type="float" office:value="0.127391777442852" calcext:value-type="float">
            <text:p>0.1273917774</text:p>
          </table:table-cell>
          <table:table-cell office:value-type="float" office:value="1.2672771847863" calcext:value-type="float">
            <text:p>1.2672771848</text:p>
          </table:table-cell>
          <table:table-cell office:value-type="float" office:value="0.678584065122573" calcext:value-type="float">
            <text:p>0.6785840651</text:p>
          </table:table-cell>
          <table:table-cell office:value-type="float" office:value="-1.02985062070327" calcext:value-type="float">
            <text:p>-1.0298506207</text:p>
          </table:table-cell>
          <table:table-cell office:value-type="float" office:value="-0.487613778460127" calcext:value-type="float">
            <text:p>-0.4876137785</text:p>
          </table:table-cell>
          <table:table-cell office:value-type="float" office:value="1.83607056545836" calcext:value-type="float">
            <text:p>1.8360705655</text:p>
          </table:table-cell>
          <table:table-cell office:value-type="float" office:value="-0.298566310697668" calcext:value-type="float">
            <text:p>-0.2985663107</text:p>
          </table:table-cell>
          <table:table-cell office:value-type="float" office:value="-0.922127301737343" calcext:value-type="float">
            <text:p>-0.9221273017</text:p>
          </table:table-cell>
          <table:table-cell office:value-type="float" office:value="-0.6456555502674" calcext:value-type="float">
            <text:p>-0.6456555503</text:p>
          </table:table-cell>
          <table:table-cell office:value-type="float" office:value="-0.0262606554548169" calcext:value-type="float">
            <text:p>-0.0262606555</text:p>
          </table:table-cell>
          <table:table-cell office:value-type="float" office:value="0.029031526821081" calcext:value-type="float">
            <text:p>0.0290315268</text:p>
          </table:table-cell>
          <table:table-cell office:value-type="float" office:value="0.407479906126992" calcext:value-type="float">
            <text:p>0.4074799061</text:p>
          </table:table-cell>
          <table:table-cell office:value-type="float" office:value="0.230361856125657" calcext:value-type="float">
            <text:p>0.2303618561</text:p>
          </table:table-cell>
          <table:table-cell office:value-type="float" office:value="1.12755332917165" calcext:value-type="float">
            <text:p>1.1275533292</text:p>
          </table:table-cell>
          <table:table-cell office:value-type="float" office:value="-0.256717550760327" calcext:value-type="float">
            <text:p>-0.2567175508</text:p>
          </table:table-cell>
          <table:table-cell office:value-type="float" office:value="0.00837543153818926" calcext:value-type="float">
            <text:p>0.0083754315</text:p>
          </table:table-cell>
          <table:table-cell office:value-type="float" office:value="-0.117399809858643" calcext:value-type="float">
            <text:p>-0.1173998099</text:p>
          </table:table-cell>
          <table:table-cell office:value-type="float" office:value="0.426384998666321" calcext:value-type="float">
            <text:p>0.42638499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-1.64001427310525" calcext:value-type="float">
            <text:p>-1.6400142731</text:p>
          </table:table-cell>
          <table:table-cell office:value-type="float" office:value="-0.479831345687393" calcext:value-type="float">
            <text:p>-0.4798313457</text:p>
          </table:table-cell>
          <table:table-cell office:value-type="float" office:value="1.6136303238364" calcext:value-type="float">
            <text:p>1.6136303238</text:p>
          </table:table-cell>
          <table:table-cell office:value-type="float" office:value="2.99797900171977" calcext:value-type="float">
            <text:p>2.9979790017</text:p>
          </table:table-cell>
          <table:table-cell office:value-type="float" office:value="-3.80378772076623" calcext:value-type="float">
            <text:p>-3.8037877208</text:p>
          </table:table-cell>
          <table:table-cell office:value-type="float" office:value="5.05181166334072" calcext:value-type="float">
            <text:p>5.0518116633</text:p>
          </table:table-cell>
          <table:table-cell office:value-type="float" office:value="3.31525432238236" calcext:value-type="float">
            <text:p>3.3152543224</text:p>
          </table:table-cell>
          <table:table-cell office:value-type="float" office:value="-0.303785107902017" calcext:value-type="float">
            <text:p>-0.3037851079</text:p>
          </table:table-cell>
          <table:table-cell office:value-type="float" office:value="0.67139514660518" calcext:value-type="float">
            <text:p>0.6713951466</text:p>
          </table:table-cell>
          <table:table-cell office:value-type="float" office:value="0.744103698753774" calcext:value-type="float">
            <text:p>0.7441036988</text:p>
          </table:table-cell>
          <table:table-cell office:value-type="float" office:value="-1.22296868323308" calcext:value-type="float">
            <text:p>-1.2229686832</text:p>
          </table:table-cell>
          <table:table-cell office:value-type="float" office:value="-0.646556853273468" calcext:value-type="float">
            <text:p>-0.6465568533</text:p>
          </table:table-cell>
          <table:table-cell office:value-type="float" office:value="-0.374187136711405" calcext:value-type="float">
            <text:p>-0.3741871367</text:p>
          </table:table-cell>
          <table:table-cell office:value-type="float" office:value="-1.72373655590874" calcext:value-type="float">
            <text:p>-1.7237365559</text:p>
          </table:table-cell>
          <table:table-cell office:value-type="float" office:value="-1.32474264338809" calcext:value-type="float">
            <text:p>-1.3247426434</text:p>
          </table:table-cell>
          <table:table-cell office:value-type="float" office:value="0.324962276369046" calcext:value-type="float">
            <text:p>0.3249622764</text:p>
          </table:table-cell>
          <table:table-cell office:value-type="float" office:value="-0.485513702788495" calcext:value-type="float">
            <text:p>-0.4855137028</text:p>
          </table:table-cell>
          <table:table-cell office:value-type="float" office:value="1.39633216392032" calcext:value-type="float">
            <text:p>1.3963321639</text:p>
          </table:table-cell>
          <table:table-cell office:value-type="float" office:value="2.15690530084446" calcext:value-type="float">
            <text:p>2.1569053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1.05702132888882" calcext:value-type="float">
            <text:p>1.0570213289</text:p>
          </table:table-cell>
          <table:table-cell office:value-type="float" office:value="-0.646955978097134" calcext:value-type="float">
            <text:p>-0.6469559781</text:p>
          </table:table-cell>
          <table:table-cell office:value-type="float" office:value="0.729166618803734" calcext:value-type="float">
            <text:p>0.7291666188</text:p>
          </table:table-cell>
          <table:table-cell office:value-type="float" office:value="-0.569262361965939" calcext:value-type="float">
            <text:p>-0.569262362</text:p>
          </table:table-cell>
          <table:table-cell office:value-type="float" office:value="-1.1743066741568" calcext:value-type="float">
            <text:p>-1.1743066742</text:p>
          </table:table-cell>
          <table:table-cell office:value-type="float" office:value="-0.5276248052075" calcext:value-type="float">
            <text:p>-0.5276248052</text:p>
          </table:table-cell>
          <table:table-cell office:value-type="float" office:value="-0.47167670695201" calcext:value-type="float">
            <text:p>-0.471676707</text:p>
          </table:table-cell>
          <table:table-cell office:value-type="float" office:value="0.0517436300415986" calcext:value-type="float">
            <text:p>0.05174363</text:p>
          </table:table-cell>
          <table:table-cell office:value-type="float" office:value="1.90401819240952" calcext:value-type="float">
            <text:p>1.9040181924</text:p>
          </table:table-cell>
          <table:table-cell office:value-type="float" office:value="-1.1766089765146" calcext:value-type="float">
            <text:p>-1.1766089765</text:p>
          </table:table-cell>
          <table:table-cell office:value-type="float" office:value="-0.164332742411704" calcext:value-type="float">
            <text:p>-0.1643327424</text:p>
          </table:table-cell>
          <table:table-cell office:value-type="float" office:value="0.760978828436847" calcext:value-type="float">
            <text:p>0.7609788284</text:p>
          </table:table-cell>
          <table:table-cell office:value-type="float" office:value="-0.60895327837157" calcext:value-type="float">
            <text:p>-0.6089532784</text:p>
          </table:table-cell>
          <table:table-cell office:value-type="float" office:value="-0.0521298971507663" calcext:value-type="float">
            <text:p>-0.0521298972</text:p>
          </table:table-cell>
          <table:table-cell office:value-type="float" office:value="1.0059915731353" calcext:value-type="float">
            <text:p>1.0059915731</text:p>
          </table:table-cell>
          <table:table-cell office:value-type="float" office:value="-1.16846424875838" calcext:value-type="float">
            <text:p>-1.1684642488</text:p>
          </table:table-cell>
          <table:table-cell office:value-type="float" office:value="0.488780704900362" calcext:value-type="float">
            <text:p>0.4887807049</text:p>
          </table:table-cell>
          <table:table-cell office:value-type="float" office:value="-0.343177494721286" calcext:value-type="float">
            <text:p>-0.3431774947</text:p>
          </table:table-cell>
          <table:table-cell office:value-type="float" office:value="0.176030875807262" calcext:value-type="float">
            <text:p>0.17603087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-0.343711497676269" calcext:value-type="float">
            <text:p>-0.3437114977</text:p>
          </table:table-cell>
          <table:table-cell office:value-type="float" office:value="1.1186146192938" calcext:value-type="float">
            <text:p>1.1186146193</text:p>
          </table:table-cell>
          <table:table-cell office:value-type="float" office:value="1.29338582325726" calcext:value-type="float">
            <text:p>1.2933858233</text:p>
          </table:table-cell>
          <table:table-cell office:value-type="float" office:value="0.0647623026512558" calcext:value-type="float">
            <text:p>0.0647623027</text:p>
          </table:table-cell>
          <table:table-cell office:value-type="float" office:value="0.0234806934657139" calcext:value-type="float">
            <text:p>0.0234806935</text:p>
          </table:table-cell>
          <table:table-cell office:value-type="float" office:value="-0.99274083495332" calcext:value-type="float">
            <text:p>-0.992740835</text:p>
          </table:table-cell>
          <table:table-cell office:value-type="float" office:value="0.695814203702988" calcext:value-type="float">
            <text:p>0.6958142037</text:p>
          </table:table-cell>
          <table:table-cell office:value-type="float" office:value="-0.064808618412452" calcext:value-type="float">
            <text:p>-0.0648086184</text:p>
          </table:table-cell>
          <table:table-cell office:value-type="float" office:value="-0.373640008273975" calcext:value-type="float">
            <text:p>-0.3736400083</text:p>
          </table:table-cell>
          <table:table-cell office:value-type="float" office:value="-0.506204372674066" calcext:value-type="float">
            <text:p>-0.5062043727</text:p>
          </table:table-cell>
          <table:table-cell office:value-type="float" office:value="-0.234254062001307" calcext:value-type="float">
            <text:p>-0.234254062</text:p>
          </table:table-cell>
          <table:table-cell office:value-type="float" office:value="-0.150923955081569" calcext:value-type="float">
            <text:p>-0.1509239551</text:p>
          </table:table-cell>
          <table:table-cell office:value-type="float" office:value="-0.0188397987172051" calcext:value-type="float">
            <text:p>-0.0188397987</text:p>
          </table:table-cell>
          <table:table-cell office:value-type="float" office:value="-0.401925750231587" calcext:value-type="float">
            <text:p>-0.4019257502</text:p>
          </table:table-cell>
          <table:table-cell office:value-type="float" office:value="0.908911728338334" calcext:value-type="float">
            <text:p>0.9089117283</text:p>
          </table:table-cell>
          <table:table-cell office:value-type="float" office:value="0.388386695573312" calcext:value-type="float">
            <text:p>0.3883866956</text:p>
          </table:table-cell>
          <table:table-cell office:value-type="float" office:value="0.0166781114256324" calcext:value-type="float">
            <text:p>0.0166781114</text:p>
          </table:table-cell>
          <table:table-cell office:value-type="float" office:value="-0.122330779875699" calcext:value-type="float">
            <text:p>-0.1223307799</text:p>
          </table:table-cell>
          <table:table-cell office:value-type="float" office:value="-0.0901059356072305" calcext:value-type="float">
            <text:p>-0.09010593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office:value-type="float" office:value="1.31617764954493" calcext:value-type="float">
            <text:p>1.3161776495</text:p>
          </table:table-cell>
          <table:table-cell office:value-type="float" office:value="-0.10559397597174" calcext:value-type="float">
            <text:p>-0.105593976</text:p>
          </table:table-cell>
          <table:table-cell office:value-type="float" office:value="-0.246480374444475" calcext:value-type="float">
            <text:p>-0.2464803744</text:p>
          </table:table-cell>
          <table:table-cell office:value-type="float" office:value="-1.18571467546077" calcext:value-type="float">
            <text:p>-1.1857146755</text:p>
          </table:table-cell>
          <table:table-cell office:value-type="float" office:value="-0.119566416811247" calcext:value-type="float">
            <text:p>-0.1195664168</text:p>
          </table:table-cell>
          <table:table-cell office:value-type="float" office:value="-0.6133990425377" calcext:value-type="float">
            <text:p>-0.6133990425</text:p>
          </table:table-cell>
          <table:table-cell office:value-type="float" office:value="0.00735851330559413" calcext:value-type="float">
            <text:p>0.0073585133</text:p>
          </table:table-cell>
          <table:table-cell office:value-type="float" office:value="-0.136794233100655" calcext:value-type="float">
            <text:p>-0.1367942331</text:p>
          </table:table-cell>
          <table:table-cell office:value-type="float" office:value="0.847826739950933" calcext:value-type="float">
            <text:p>0.84782674</text:p>
          </table:table-cell>
          <table:table-cell office:value-type="float" office:value="-0.784714585550632" calcext:value-type="float">
            <text:p>-0.7847145856</text:p>
          </table:table-cell>
          <table:table-cell office:value-type="float" office:value="0.875526045375372" calcext:value-type="float">
            <text:p>0.8755260454</text:p>
          </table:table-cell>
          <table:table-cell office:value-type="float" office:value="1.28025633024338" calcext:value-type="float">
            <text:p>1.2802563302</text:p>
          </table:table-cell>
          <table:table-cell office:value-type="float" office:value="0.568554208232383" calcext:value-type="float">
            <text:p>0.5685542082</text:p>
          </table:table-cell>
          <table:table-cell office:value-type="float" office:value="0.443198995660283" calcext:value-type="float">
            <text:p>0.4431989957</text:p>
          </table:table-cell>
          <table:table-cell office:value-type="float" office:value="0.941475179139175" calcext:value-type="float">
            <text:p>0.9414751791</text:p>
          </table:table-cell>
          <table:table-cell office:value-type="float" office:value="-0.193448214750293" calcext:value-type="float">
            <text:p>-0.1934482148</text:p>
          </table:table-cell>
          <table:table-cell office:value-type="float" office:value="-0.789121823525332" calcext:value-type="float">
            <text:p>-0.7891218235</text:p>
          </table:table-cell>
          <table:table-cell office:value-type="float" office:value="0.782232082791554" calcext:value-type="float">
            <text:p>0.7822320828</text:p>
          </table:table-cell>
          <table:table-cell office:value-type="float" office:value="1.08294809878098" calcext:value-type="float">
            <text:p>1.08294809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1.19557161849305" calcext:value-type="float">
            <text:p>1.1955716185</text:p>
          </table:table-cell>
          <table:table-cell office:value-type="float" office:value="0.258857846103526" calcext:value-type="float">
            <text:p>0.2588578461</text:p>
          </table:table-cell>
          <table:table-cell office:value-type="float" office:value="0.635796445589976" calcext:value-type="float">
            <text:p>0.6357964456</text:p>
          </table:table-cell>
          <table:table-cell office:value-type="float" office:value="0.641257360106036" calcext:value-type="float">
            <text:p>0.6412573601</text:p>
          </table:table-cell>
          <table:table-cell office:value-type="float" office:value="-0.395081077830257" calcext:value-type="float">
            <text:p>-0.3950810778</text:p>
          </table:table-cell>
          <table:table-cell office:value-type="float" office:value="-0.69466665065234" calcext:value-type="float">
            <text:p>-0.6946666507</text:p>
          </table:table-cell>
          <table:table-cell office:value-type="float" office:value="0.0340864517732639" calcext:value-type="float">
            <text:p>0.0340864518</text:p>
          </table:table-cell>
          <table:table-cell office:value-type="float" office:value="-0.124346327485699" calcext:value-type="float">
            <text:p>-0.1243463275</text:p>
          </table:table-cell>
          <table:table-cell office:value-type="float" office:value="-0.0784002507894138" calcext:value-type="float">
            <text:p>-0.0784002508</text:p>
          </table:table-cell>
          <table:table-cell office:value-type="float" office:value="-0.128968445934799" calcext:value-type="float">
            <text:p>-0.1289684459</text:p>
          </table:table-cell>
          <table:table-cell office:value-type="float" office:value="0.407234503297602" calcext:value-type="float">
            <text:p>0.4072345033</text:p>
          </table:table-cell>
          <table:table-cell office:value-type="float" office:value="0.90433999623573" calcext:value-type="float">
            <text:p>0.9043399962</text:p>
          </table:table-cell>
          <table:table-cell office:value-type="float" office:value="0.881174107923801" calcext:value-type="float">
            <text:p>0.8811741079</text:p>
          </table:table-cell>
          <table:table-cell office:value-type="float" office:value="0.159115341592959" calcext:value-type="float">
            <text:p>0.1591153416</text:p>
          </table:table-cell>
          <table:table-cell office:value-type="float" office:value="1.18925554996116" calcext:value-type="float">
            <text:p>1.18925555</text:p>
          </table:table-cell>
          <table:table-cell office:value-type="float" office:value="-0.115160913422487" calcext:value-type="float">
            <text:p>-0.1151609134</text:p>
          </table:table-cell>
          <table:table-cell office:value-type="float" office:value="-0.0626577337266974" calcext:value-type="float">
            <text:p>-0.0626577337</text:p>
          </table:table-cell>
          <table:table-cell office:value-type="float" office:value="-1.17685513223138" calcext:value-type="float">
            <text:p>-1.1768551322</text:p>
          </table:table-cell>
          <table:table-cell office:value-type="float" office:value="-0.604592768288639" calcext:value-type="float">
            <text:p>-0.60459276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1.27381789287239" calcext:value-type="float">
            <text:p>1.2738178929</text:p>
          </table:table-cell>
          <table:table-cell office:value-type="float" office:value="0.0580090544630036" calcext:value-type="float">
            <text:p>0.0580090545</text:p>
          </table:table-cell>
          <table:table-cell office:value-type="float" office:value="-1.31242763447362" calcext:value-type="float">
            <text:p>-1.3124276345</text:p>
          </table:table-cell>
          <table:table-cell office:value-type="float" office:value="-0.0489688219755029" calcext:value-type="float">
            <text:p>-0.048968822</text:p>
          </table:table-cell>
          <table:table-cell office:value-type="float" office:value="2.2443730490817" calcext:value-type="float">
            <text:p>2.2443730491</text:p>
          </table:table-cell>
          <table:table-cell office:value-type="float" office:value="3.29621142010218" calcext:value-type="float">
            <text:p>3.2962114201</text:p>
          </table:table-cell>
          <table:table-cell office:value-type="float" office:value="-0.342624648072111" calcext:value-type="float">
            <text:p>-0.3426246481</text:p>
          </table:table-cell>
          <table:table-cell office:value-type="float" office:value="0.760869775317302" calcext:value-type="float">
            <text:p>0.7608697753</text:p>
          </table:table-cell>
          <table:table-cell office:value-type="float" office:value="-0.154915304214236" calcext:value-type="float">
            <text:p>-0.1549153042</text:p>
          </table:table-cell>
          <table:table-cell office:value-type="float" office:value="0.068384951397303" calcext:value-type="float">
            <text:p>0.0683849514</text:p>
          </table:table-cell>
          <table:table-cell office:value-type="float" office:value="-0.161823827705382" calcext:value-type="float">
            <text:p>-0.1618238277</text:p>
          </table:table-cell>
          <table:table-cell office:value-type="float" office:value="0.0292246193395541" calcext:value-type="float">
            <text:p>0.0292246193</text:p>
          </table:table-cell>
          <table:table-cell office:value-type="float" office:value="-0.0206316861725242" calcext:value-type="float">
            <text:p>-0.0206316862</text:p>
          </table:table-cell>
          <table:table-cell office:value-type="float" office:value="0.528189225867633" calcext:value-type="float">
            <text:p>0.5281892259</text:p>
          </table:table-cell>
          <table:table-cell office:value-type="float" office:value="1.10597698611605" calcext:value-type="float">
            <text:p>1.1059769861</text:p>
          </table:table-cell>
          <table:table-cell office:value-type="float" office:value="0.375591596223863" calcext:value-type="float">
            <text:p>0.3755915962</text:p>
          </table:table-cell>
          <table:table-cell office:value-type="float" office:value="-0.926724745512419" calcext:value-type="float">
            <text:p>-0.9267247455</text:p>
          </table:table-cell>
          <table:table-cell office:value-type="float" office:value="0.292544448245333" calcext:value-type="float">
            <text:p>0.2925444482</text:p>
          </table:table-cell>
          <table:table-cell office:value-type="float" office:value="-0.00288674673124634" calcext:value-type="float">
            <text:p>-0.00288674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8" calcext:value-type="float">
            <text:p>98</text:p>
          </table:table-cell>
          <table:table-cell office:value-type="float" office:value="-0.646513324100542" calcext:value-type="float">
            <text:p>-0.6465133241</text:p>
          </table:table-cell>
          <table:table-cell office:value-type="float" office:value="1.00419850064253" calcext:value-type="float">
            <text:p>1.0041985006</text:p>
          </table:table-cell>
          <table:table-cell office:value-type="float" office:value="1.61622395046255" calcext:value-type="float">
            <text:p>1.6162239505</text:p>
          </table:table-cell>
          <table:table-cell office:value-type="float" office:value="-0.0996280015000763" calcext:value-type="float">
            <text:p>-0.0996280015</text:p>
          </table:table-cell>
          <table:table-cell office:value-type="float" office:value="-0.12247685082686" calcext:value-type="float">
            <text:p>-0.1224768508</text:p>
          </table:table-cell>
          <table:table-cell office:value-type="float" office:value="-0.671326722363723" calcext:value-type="float">
            <text:p>-0.6713267224</text:p>
          </table:table-cell>
          <table:table-cell office:value-type="float" office:value="0.656183050929891" calcext:value-type="float">
            <text:p>0.6561830509</text:p>
          </table:table-cell>
          <table:table-cell office:value-type="float" office:value="0.00975509061850092" calcext:value-type="float">
            <text:p>0.0097550906</text:p>
          </table:table-cell>
          <table:table-cell office:value-type="float" office:value="-0.6359632919451" calcext:value-type="float">
            <text:p>-0.6359632919</text:p>
          </table:table-cell>
          <table:table-cell office:value-type="float" office:value="-0.0473640939765236" calcext:value-type="float">
            <text:p>-0.047364094</text:p>
          </table:table-cell>
          <table:table-cell office:value-type="float" office:value="1.53093752074106" calcext:value-type="float">
            <text:p>1.5309375207</text:p>
          </table:table-cell>
          <table:table-cell office:value-type="float" office:value="0.824084110047441" calcext:value-type="float">
            <text:p>0.82408411</text:p>
          </table:table-cell>
          <table:table-cell office:value-type="float" office:value="0.148016384050428" calcext:value-type="float">
            <text:p>0.1480163841</text:p>
          </table:table-cell>
          <table:table-cell office:value-type="float" office:value="0.266959455514816" calcext:value-type="float">
            <text:p>0.2669594555</text:p>
          </table:table-cell>
          <table:table-cell office:value-type="float" office:value="0.120395389180657" calcext:value-type="float">
            <text:p>0.1203953892</text:p>
          </table:table-cell>
          <table:table-cell office:value-type="float" office:value="0.319464747264325" calcext:value-type="float">
            <text:p>0.3194647473</text:p>
          </table:table-cell>
          <table:table-cell office:value-type="float" office:value="-0.593328286482491" calcext:value-type="float">
            <text:p>-0.5933282865</text:p>
          </table:table-cell>
          <table:table-cell office:value-type="float" office:value="0.044223291332264" calcext:value-type="float">
            <text:p>0.0442232913</text:p>
          </table:table-cell>
          <table:table-cell office:value-type="float" office:value="0.232081457920242" calcext:value-type="float">
            <text:p>0.23208145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.02711436915778" calcext:value-type="float">
            <text:p>1.0271143692</text:p>
          </table:table-cell>
          <table:table-cell office:value-type="float" office:value="-1.2725428662228" calcext:value-type="float">
            <text:p>-1.2725428662</text:p>
          </table:table-cell>
          <table:table-cell office:value-type="float" office:value="0.673656443011109" calcext:value-type="float">
            <text:p>0.673656443</text:p>
          </table:table-cell>
          <table:table-cell office:value-type="float" office:value="-0.747435800812143" calcext:value-type="float">
            <text:p>-0.7474358008</text:p>
          </table:table-cell>
          <table:table-cell office:value-type="float" office:value="-1.2991070607699" calcext:value-type="float">
            <text:p>-1.2991070608</text:p>
          </table:table-cell>
          <table:table-cell office:value-type="float" office:value="0.293656210351348" calcext:value-type="float">
            <text:p>0.2936562104</text:p>
          </table:table-cell>
          <table:table-cell office:value-type="float" office:value="-1.05419978026175" calcext:value-type="float">
            <text:p>-1.0541997803</text:p>
          </table:table-cell>
          <table:table-cell office:value-type="float" office:value="0.234899955174753" calcext:value-type="float">
            <text:p>0.2348999552</text:p>
          </table:table-cell>
          <table:table-cell office:value-type="float" office:value="-0.574990847945411" calcext:value-type="float">
            <text:p>-0.5749908479</text:p>
          </table:table-cell>
          <table:table-cell office:value-type="float" office:value="0.680725593968166" calcext:value-type="float">
            <text:p>0.680725594</text:p>
          </table:table-cell>
          <table:table-cell office:value-type="float" office:value="1.21834828084553" calcext:value-type="float">
            <text:p>1.2183482808</text:p>
          </table:table-cell>
          <table:table-cell office:value-type="float" office:value="-0.247881782174543" calcext:value-type="float">
            <text:p>-0.2478817822</text:p>
          </table:table-cell>
          <table:table-cell office:value-type="float" office:value="-0.242920244872586" calcext:value-type="float">
            <text:p>-0.2429202449</text:p>
          </table:table-cell>
          <table:table-cell office:value-type="float" office:value="-0.103666776917496" calcext:value-type="float">
            <text:p>-0.1036667769</text:p>
          </table:table-cell>
          <table:table-cell office:value-type="float" office:value="0.767171902396622" calcext:value-type="float">
            <text:p>0.7671719024</text:p>
          </table:table-cell>
          <table:table-cell office:value-type="float" office:value="1.5231419165359" calcext:value-type="float">
            <text:p>1.5231419165</text:p>
          </table:table-cell>
          <table:table-cell office:value-type="float" office:value="-0.000751675104036528" calcext:value-type="float">
            <text:p>-0.0007516751</text:p>
          </table:table-cell>
          <table:table-cell office:value-type="float" office:value="-0.604428955906459" calcext:value-type="float">
            <text:p>-0.6044289559</text:p>
          </table:table-cell>
          <table:table-cell office:value-type="float" office:value="0.23446053259323" calcext:value-type="float">
            <text:p>0.2344605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-0.883995649772828" calcext:value-type="float">
            <text:p>-0.8839956498</text:p>
          </table:table-cell>
          <table:table-cell office:value-type="float" office:value="-0.150764822957996" calcext:value-type="float">
            <text:p>-0.150764823</text:p>
          </table:table-cell>
          <table:table-cell office:value-type="float" office:value="2.29179072147755" calcext:value-type="float">
            <text:p>2.2917907215</text:p>
          </table:table-cell>
          <table:table-cell office:value-type="float" office:value="-0.263452268327782" calcext:value-type="float">
            <text:p>-0.2634522683</text:p>
          </table:table-cell>
          <table:table-cell office:value-type="float" office:value="-0.814535284284635" calcext:value-type="float">
            <text:p>-0.8145352843</text:p>
          </table:table-cell>
          <table:table-cell office:value-type="float" office:value="0.955840627763703" calcext:value-type="float">
            <text:p>0.9558406278</text:p>
          </table:table-cell>
          <table:table-cell office:value-type="float" office:value="0.0976306732312271" calcext:value-type="float">
            <text:p>0.0976306732</text:p>
          </table:table-cell>
          <table:table-cell office:value-type="float" office:value="0.474046969090009" calcext:value-type="float">
            <text:p>0.4740469691</text:p>
          </table:table-cell>
          <table:table-cell office:value-type="float" office:value="0.139512299928856" calcext:value-type="float">
            <text:p>0.1395122999</text:p>
          </table:table-cell>
          <table:table-cell office:value-type="float" office:value="-0.729861201923768" calcext:value-type="float">
            <text:p>-0.7298612019</text:p>
          </table:table-cell>
          <table:table-cell office:value-type="float" office:value="0.711062608544338" calcext:value-type="float">
            <text:p>0.7110626085</text:p>
          </table:table-cell>
          <table:table-cell office:value-type="float" office:value="0.095006434720644" calcext:value-type="float">
            <text:p>0.0950064347</text:p>
          </table:table-cell>
          <table:table-cell office:value-type="float" office:value="-1.09750534430121" calcext:value-type="float">
            <text:p>-1.0975053443</text:p>
          </table:table-cell>
          <table:table-cell office:value-type="float" office:value="-0.0597015195949617" calcext:value-type="float">
            <text:p>-0.0597015196</text:p>
          </table:table-cell>
          <table:table-cell office:value-type="float" office:value="0.234557225294908" calcext:value-type="float">
            <text:p>0.2345572253</text:p>
          </table:table-cell>
          <table:table-cell office:value-type="float" office:value="-0.142193908419341" calcext:value-type="float">
            <text:p>-0.1421939084</text:p>
          </table:table-cell>
          <table:table-cell office:value-type="float" office:value="0.193357555365588" calcext:value-type="float">
            <text:p>0.1933575554</text:p>
          </table:table-cell>
          <table:table-cell office:value-type="float" office:value="0.217853313993545" calcext:value-type="float">
            <text:p>0.217853314</text:p>
          </table:table-cell>
          <table:table-cell office:value-type="float" office:value="1.15557112117309" calcext:value-type="float">
            <text:p>1.15557112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1.08103308286119" calcext:value-type="float">
            <text:p>1.0810330829</text:p>
          </table:table-cell>
          <table:table-cell office:value-type="float" office:value="-0.256543414077899" calcext:value-type="float">
            <text:p>-0.2565434141</text:p>
          </table:table-cell>
          <table:table-cell office:value-type="float" office:value="0.426971282518349" calcext:value-type="float">
            <text:p>0.4269712825</text:p>
          </table:table-cell>
          <table:table-cell office:value-type="float" office:value="0.918113221801196" calcext:value-type="float">
            <text:p>0.9181132218</text:p>
          </table:table-cell>
          <table:table-cell office:value-type="float" office:value="-0.74608890807817" calcext:value-type="float">
            <text:p>-0.7460889081</text:p>
          </table:table-cell>
          <table:table-cell office:value-type="float" office:value="-0.721434576539624" calcext:value-type="float">
            <text:p>-0.7214345765</text:p>
          </table:table-cell>
          <table:table-cell office:value-type="float" office:value="-0.00165171154497852" calcext:value-type="float">
            <text:p>-0.0016517115</text:p>
          </table:table-cell>
          <table:table-cell office:value-type="float" office:value="-0.0874432978653397" calcext:value-type="float">
            <text:p>-0.0874432979</text:p>
          </table:table-cell>
          <table:table-cell office:value-type="float" office:value="0.642918526251053" calcext:value-type="float">
            <text:p>0.6429185263</text:p>
          </table:table-cell>
          <table:table-cell office:value-type="float" office:value="-0.193126804294257" calcext:value-type="float">
            <text:p>-0.1931268043</text:p>
          </table:table-cell>
          <table:table-cell office:value-type="float" office:value="-0.871536953810169" calcext:value-type="float">
            <text:p>-0.8715369538</text:p>
          </table:table-cell>
          <table:table-cell office:value-type="float" office:value="-0.180992768845677" calcext:value-type="float">
            <text:p>-0.1809927688</text:p>
          </table:table-cell>
          <table:table-cell office:value-type="float" office:value="-1.26492930736701" calcext:value-type="float">
            <text:p>-1.2649293074</text:p>
          </table:table-cell>
          <table:table-cell office:value-type="float" office:value="0.195432880503186" calcext:value-type="float">
            <text:p>0.1954328805</text:p>
          </table:table-cell>
          <table:table-cell office:value-type="float" office:value="-0.0657752415625342" calcext:value-type="float">
            <text:p>-0.0657752416</text:p>
          </table:table-cell>
          <table:table-cell office:value-type="float" office:value="-0.215175000869123" calcext:value-type="float">
            <text:p>-0.2151750009</text:p>
          </table:table-cell>
          <table:table-cell office:value-type="float" office:value="0.106294906240277" calcext:value-type="float">
            <text:p>0.1062949062</text:p>
          </table:table-cell>
          <table:table-cell office:value-type="float" office:value="-0.546801782361792" calcext:value-type="float">
            <text:p>-0.5468017824</text:p>
          </table:table-cell>
          <table:table-cell office:value-type="float" office:value="0.201309044557549" calcext:value-type="float">
            <text:p>0.20130904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-0.378601661083143" calcext:value-type="float">
            <text:p>-0.3786016611</text:p>
          </table:table-cell>
          <table:table-cell office:value-type="float" office:value="0.274578968122152" calcext:value-type="float">
            <text:p>0.2745789681</text:p>
          </table:table-cell>
          <table:table-cell office:value-type="float" office:value="-0.129487731899236" calcext:value-type="float">
            <text:p>-0.1294877319</text:p>
          </table:table-cell>
          <table:table-cell office:value-type="float" office:value="-2.68279898796446" calcext:value-type="float">
            <text:p>-2.682798988</text:p>
          </table:table-cell>
          <table:table-cell office:value-type="float" office:value="-0.731374622729684" calcext:value-type="float">
            <text:p>-0.7313746227</text:p>
          </table:table-cell>
          <table:table-cell office:value-type="float" office:value="-0.226354213178799" calcext:value-type="float">
            <text:p>-0.2263542132</text:p>
          </table:table-cell>
          <table:table-cell office:value-type="float" office:value="-0.0069493417805235" calcext:value-type="float">
            <text:p>-0.0069493418</text:p>
          </table:table-cell>
          <table:table-cell office:value-type="float" office:value="-2.77898321007536" calcext:value-type="float">
            <text:p>-2.7789832101</text:p>
          </table:table-cell>
          <table:table-cell office:value-type="float" office:value="-0.233231930179026" calcext:value-type="float">
            <text:p>-0.2332319302</text:p>
          </table:table-cell>
          <table:table-cell office:value-type="float" office:value="-0.588714056156709" calcext:value-type="float">
            <text:p>-0.5887140562</text:p>
          </table:table-cell>
          <table:table-cell office:value-type="float" office:value="-1.30768209965935" calcext:value-type="float">
            <text:p>-1.3076820997</text:p>
          </table:table-cell>
          <table:table-cell office:value-type="float" office:value="0.0645983138103832" calcext:value-type="float">
            <text:p>0.0645983138</text:p>
          </table:table-cell>
          <table:table-cell office:value-type="float" office:value="0.0831907930908125" calcext:value-type="float">
            <text:p>0.0831907931</text:p>
          </table:table-cell>
          <table:table-cell office:value-type="float" office:value="0.464692016093436" calcext:value-type="float">
            <text:p>0.4646920161</text:p>
          </table:table-cell>
          <table:table-cell office:value-type="float" office:value="0.847697870472098" calcext:value-type="float">
            <text:p>0.8476978705</text:p>
          </table:table-cell>
          <table:table-cell office:value-type="float" office:value="-1.54979915478681" calcext:value-type="float">
            <text:p>-1.5497991548</text:p>
          </table:table-cell>
          <table:table-cell office:value-type="float" office:value="-0.319687585986572" calcext:value-type="float">
            <text:p>-0.319687586</text:p>
          </table:table-cell>
          <table:table-cell office:value-type="float" office:value="1.0867193428076" calcext:value-type="float">
            <text:p>1.0867193428</text:p>
          </table:table-cell>
          <table:table-cell office:value-type="float" office:value="-0.444441081910201" calcext:value-type="float">
            <text:p>-0.44444108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-1.40900945232726" calcext:value-type="float">
            <text:p>-1.4090094523</text:p>
          </table:table-cell>
          <table:table-cell office:value-type="float" office:value="0.56349250557035" calcext:value-type="float">
            <text:p>0.5634925056</text:p>
          </table:table-cell>
          <table:table-cell office:value-type="float" office:value="3.350717448401" calcext:value-type="float">
            <text:p>3.3507174484</text:p>
          </table:table-cell>
          <table:table-cell office:value-type="float" office:value="-0.436893036215523" calcext:value-type="float">
            <text:p>-0.4368930362</text:p>
          </table:table-cell>
          <table:table-cell office:value-type="float" office:value="-1.12346735730314" calcext:value-type="float">
            <text:p>-1.1234673573</text:p>
          </table:table-cell>
          <table:table-cell office:value-type="float" office:value="0.256345113515164" calcext:value-type="float">
            <text:p>0.2563451135</text:p>
          </table:table-cell>
          <table:table-cell office:value-type="float" office:value="-0.253389869002478" calcext:value-type="float">
            <text:p>-0.253389869</text:p>
          </table:table-cell>
          <table:table-cell office:value-type="float" office:value="-0.795814176328408" calcext:value-type="float">
            <text:p>-0.7958141763</text:p>
          </table:table-cell>
          <table:table-cell office:value-type="float" office:value="1.42195353626503" calcext:value-type="float">
            <text:p>1.4219535363</text:p>
          </table:table-cell>
          <table:table-cell office:value-type="float" office:value="-0.681589991684782" calcext:value-type="float">
            <text:p>-0.6815899917</text:p>
          </table:table-cell>
          <table:table-cell office:value-type="float" office:value="-0.680795734506939" calcext:value-type="float">
            <text:p>-0.6807957345</text:p>
          </table:table-cell>
          <table:table-cell office:value-type="float" office:value="1.39846316174049" calcext:value-type="float">
            <text:p>1.3984631617</text:p>
          </table:table-cell>
          <table:table-cell office:value-type="float" office:value="1.1149291547091" calcext:value-type="float">
            <text:p>1.1149291547</text:p>
          </table:table-cell>
          <table:table-cell office:value-type="float" office:value="-1.89459455741933" calcext:value-type="float">
            <text:p>-1.8945945574</text:p>
          </table:table-cell>
          <table:table-cell office:value-type="float" office:value="-2.18914668158254" calcext:value-type="float">
            <text:p>-2.1891466816</text:p>
          </table:table-cell>
          <table:table-cell office:value-type="float" office:value="-0.640207205790668" calcext:value-type="float">
            <text:p>-0.6402072058</text:p>
          </table:table-cell>
          <table:table-cell office:value-type="float" office:value="0.334833423615037" calcext:value-type="float">
            <text:p>0.3348334236</text:p>
          </table:table-cell>
          <table:table-cell office:value-type="float" office:value="-0.835911605027666" calcext:value-type="float">
            <text:p>-0.835911605</text:p>
          </table:table-cell>
          <table:table-cell office:value-type="float" office:value="-0.0706198923933176" calcext:value-type="float">
            <text:p>-0.07061989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-0.94089283998755" calcext:value-type="float">
            <text:p>-0.94089284</text:p>
          </table:table-cell>
          <table:table-cell office:value-type="float" office:value="1.07415476403598" calcext:value-type="float">
            <text:p>1.074154764</text:p>
          </table:table-cell>
          <table:table-cell office:value-type="float" office:value="1.75939808911823" calcext:value-type="float">
            <text:p>1.7593980891</text:p>
          </table:table-cell>
          <table:table-cell office:value-type="float" office:value="-0.601445606762116" calcext:value-type="float">
            <text:p>-0.6014456068</text:p>
          </table:table-cell>
          <table:table-cell office:value-type="float" office:value="0.101693491307097" calcext:value-type="float">
            <text:p>0.1016934913</text:p>
          </table:table-cell>
          <table:table-cell office:value-type="float" office:value="-0.188519562882799" calcext:value-type="float">
            <text:p>-0.1885195629</text:p>
          </table:table-cell>
          <table:table-cell office:value-type="float" office:value="0.455755574843192" calcext:value-type="float">
            <text:p>0.4557555748</text:p>
          </table:table-cell>
          <table:table-cell office:value-type="float" office:value="-3.46068233987222" calcext:value-type="float">
            <text:p>-3.4606823399</text:p>
          </table:table-cell>
          <table:table-cell office:value-type="float" office:value="0.44152478035891" calcext:value-type="float">
            <text:p>0.4415247804</text:p>
          </table:table-cell>
          <table:table-cell office:value-type="float" office:value="0.917818019602551" calcext:value-type="float">
            <text:p>0.9178180196</text:p>
          </table:table-cell>
          <table:table-cell office:value-type="float" office:value="0.877285383147595" calcext:value-type="float">
            <text:p>0.8772853831</text:p>
          </table:table-cell>
          <table:table-cell office:value-type="float" office:value="0.338268788318739" calcext:value-type="float">
            <text:p>0.3382687883</text:p>
          </table:table-cell>
          <table:table-cell office:value-type="float" office:value="0.646250019568957" calcext:value-type="float">
            <text:p>0.6462500196</text:p>
          </table:table-cell>
          <table:table-cell office:value-type="float" office:value="-0.828662236334628" calcext:value-type="float">
            <text:p>-0.8286622363</text:p>
          </table:table-cell>
          <table:table-cell office:value-type="float" office:value="1.46495178250051" calcext:value-type="float">
            <text:p>1.4649517825</text:p>
          </table:table-cell>
          <table:table-cell office:value-type="float" office:value="-0.915166509111332" calcext:value-type="float">
            <text:p>-0.9151665091</text:p>
          </table:table-cell>
          <table:table-cell office:value-type="float" office:value="0.171665239642358" calcext:value-type="float">
            <text:p>0.1716652396</text:p>
          </table:table-cell>
          <table:table-cell office:value-type="float" office:value="-1.05413345658208" calcext:value-type="float">
            <text:p>-1.0541334566</text:p>
          </table:table-cell>
          <table:table-cell office:value-type="float" office:value="0.276801460398185" calcext:value-type="float">
            <text:p>0.27680146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.24574380820264" calcext:value-type="float">
            <text:p>1.2457438082</text:p>
          </table:table-cell>
          <table:table-cell office:value-type="float" office:value="0.438877833136776" calcext:value-type="float">
            <text:p>0.4388778331</text:p>
          </table:table-cell>
          <table:table-cell office:value-type="float" office:value="0.316139712119964" calcext:value-type="float">
            <text:p>0.3161397121</text:p>
          </table:table-cell>
          <table:table-cell office:value-type="float" office:value="1.10763386163901" calcext:value-type="float">
            <text:p>1.1076338616</text:p>
          </table:table-cell>
          <table:table-cell office:value-type="float" office:value="-0.178446390914408" calcext:value-type="float">
            <text:p>-0.1784463909</text:p>
          </table:table-cell>
          <table:table-cell office:value-type="float" office:value="-0.941091406879978" calcext:value-type="float">
            <text:p>-0.9410914069</text:p>
          </table:table-cell>
          <table:table-cell office:value-type="float" office:value="0.28629079086466" calcext:value-type="float">
            <text:p>0.2862907909</text:p>
          </table:table-cell>
          <table:table-cell office:value-type="float" office:value="-0.290078758689611" calcext:value-type="float">
            <text:p>-0.2900787587</text:p>
          </table:table-cell>
          <table:table-cell office:value-type="float" office:value="-0.16918768529847" calcext:value-type="float">
            <text:p>-0.1691876853</text:p>
          </table:table-cell>
          <table:table-cell office:value-type="float" office:value="-0.0144197626279019" calcext:value-type="float">
            <text:p>-0.0144197626</text:p>
          </table:table-cell>
          <table:table-cell office:value-type="float" office:value="-0.226204311031401" calcext:value-type="float">
            <text:p>-0.226204311</text:p>
          </table:table-cell>
          <table:table-cell office:value-type="float" office:value="0.721304543089617" calcext:value-type="float">
            <text:p>0.7213045431</text:p>
          </table:table-cell>
          <table:table-cell office:value-type="float" office:value="1.00328887087612" calcext:value-type="float">
            <text:p>1.0032888709</text:p>
          </table:table-cell>
          <table:table-cell office:value-type="float" office:value="0.188863752059268" calcext:value-type="float">
            <text:p>0.1888637521</text:p>
          </table:table-cell>
          <table:table-cell office:value-type="float" office:value="0.809650212377632" calcext:value-type="float">
            <text:p>0.8096502124</text:p>
          </table:table-cell>
          <table:table-cell office:value-type="float" office:value="0.00306744392780962" calcext:value-type="float">
            <text:p>0.0030674439</text:p>
          </table:table-cell>
          <table:table-cell office:value-type="float" office:value="-0.48519809307413" calcext:value-type="float">
            <text:p>-0.4851980931</text:p>
          </table:table-cell>
          <table:table-cell office:value-type="float" office:value="-0.273608970055991" calcext:value-type="float">
            <text:p>-0.2736089701</text:p>
          </table:table-cell>
          <table:table-cell office:value-type="float" office:value="-0.375639843902567" calcext:value-type="float">
            <text:p>-0.37563984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-6.09324780457494" calcext:value-type="float">
            <text:p>-6.0932478046</text:p>
          </table:table-cell>
          <table:table-cell office:value-type="float" office:value="-12.1142127363483" calcext:value-type="float">
            <text:p>-12.1142127363</text:p>
          </table:table-cell>
          <table:table-cell office:value-type="float" office:value="-5.69497318304808" calcext:value-type="float">
            <text:p>-5.694973183</text:p>
          </table:table-cell>
          <table:table-cell office:value-type="float" office:value="3.29438945633196" calcext:value-type="float">
            <text:p>3.2943894563</text:p>
          </table:table-cell>
          <table:table-cell office:value-type="float" office:value="-1.41379209198987" calcext:value-type="float">
            <text:p>-1.413792092</text:p>
          </table:table-cell>
          <table:table-cell office:value-type="float" office:value="4.77600042454058" calcext:value-type="float">
            <text:p>4.7760004245</text:p>
          </table:table-cell>
          <table:table-cell office:value-type="float" office:value="4.80842581669219" calcext:value-type="float">
            <text:p>4.8084258167</text:p>
          </table:table-cell>
          <table:table-cell office:value-type="float" office:value="-0.228197008316221" calcext:value-type="float">
            <text:p>-0.2281970083</text:p>
          </table:table-cell>
          <table:table-cell office:value-type="float" office:value="-0.525895940525179" calcext:value-type="float">
            <text:p>-0.5258959405</text:p>
          </table:table-cell>
          <table:table-cell office:value-type="float" office:value="-1.72489902822119" calcext:value-type="float">
            <text:p>-1.7248990282</text:p>
          </table:table-cell>
          <table:table-cell office:value-type="float" office:value="-0.362818000903783" calcext:value-type="float">
            <text:p>-0.3628180009</text:p>
          </table:table-cell>
          <table:table-cell office:value-type="float" office:value="0.28615530050452" calcext:value-type="float">
            <text:p>0.2861553005</text:p>
          </table:table-cell>
          <table:table-cell office:value-type="float" office:value="0.487835785527501" calcext:value-type="float">
            <text:p>0.4878357855</text:p>
          </table:table-cell>
          <table:table-cell office:value-type="float" office:value="1.2599571205769" calcext:value-type="float">
            <text:p>1.2599571206</text:p>
          </table:table-cell>
          <table:table-cell office:value-type="float" office:value="0.660404704229974" calcext:value-type="float">
            <text:p>0.6604047042</text:p>
          </table:table-cell>
          <table:table-cell office:value-type="float" office:value="0.455263193477443" calcext:value-type="float">
            <text:p>0.4552631935</text:p>
          </table:table-cell>
          <table:table-cell office:value-type="float" office:value="-0.497643848526374" calcext:value-type="float">
            <text:p>-0.4976438485</text:p>
          </table:table-cell>
          <table:table-cell office:value-type="float" office:value="0.792268766322312" calcext:value-type="float">
            <text:p>0.7922687663</text:p>
          </table:table-cell>
          <table:table-cell office:value-type="float" office:value="-0.978442216379243" calcext:value-type="float">
            <text:p>-0.9784422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1.00023398953512" calcext:value-type="float">
            <text:p>1.0002339895</text:p>
          </table:table-cell>
          <table:table-cell office:value-type="float" office:value="-0.295227309545877" calcext:value-type="float">
            <text:p>-0.2952273095</text:p>
          </table:table-cell>
          <table:table-cell office:value-type="float" office:value="1.30825945328411" calcext:value-type="float">
            <text:p>1.3082594533</text:p>
          </table:table-cell>
          <table:table-cell office:value-type="float" office:value="1.25775331219882" calcext:value-type="float">
            <text:p>1.2577533122</text:p>
          </table:table-cell>
          <table:table-cell office:value-type="float" office:value="-0.967532356635927" calcext:value-type="float">
            <text:p>-0.9675323566</text:p>
          </table:table-cell>
          <table:table-cell office:value-type="float" office:value="0.460244740246879" calcext:value-type="float">
            <text:p>0.4602447402</text:p>
          </table:table-cell>
          <table:table-cell office:value-type="float" office:value="-0.781849887517497" calcext:value-type="float">
            <text:p>-0.7818498875</text:p>
          </table:table-cell>
          <table:table-cell office:value-type="float" office:value="0.424415295091274" calcext:value-type="float">
            <text:p>0.4244152951</text:p>
          </table:table-cell>
          <table:table-cell office:value-type="float" office:value="0.790908383185886" calcext:value-type="float">
            <text:p>0.7909083832</text:p>
          </table:table-cell>
          <table:table-cell office:value-type="float" office:value="-0.0548552416028776" calcext:value-type="float">
            <text:p>-0.0548552416</text:p>
          </table:table-cell>
          <table:table-cell office:value-type="float" office:value="1.10942253488459" calcext:value-type="float">
            <text:p>1.1094225349</text:p>
          </table:table-cell>
          <table:table-cell office:value-type="float" office:value="0.692676219577188" calcext:value-type="float">
            <text:p>0.6926762196</text:p>
          </table:table-cell>
          <table:table-cell office:value-type="float" office:value="-1.28922950837409" calcext:value-type="float">
            <text:p>-1.2892295084</text:p>
          </table:table-cell>
          <table:table-cell office:value-type="float" office:value="0.119761286317155" calcext:value-type="float">
            <text:p>0.1197612863</text:p>
          </table:table-cell>
          <table:table-cell office:value-type="float" office:value="-0.151407244643266" calcext:value-type="float">
            <text:p>-0.1514072446</text:p>
          </table:table-cell>
          <table:table-cell office:value-type="float" office:value="-0.0181398983309231" calcext:value-type="float">
            <text:p>-0.0181398983</text:p>
          </table:table-cell>
          <table:table-cell office:value-type="float" office:value="-0.0779534979170216" calcext:value-type="float">
            <text:p>-0.0779534979</text:p>
          </table:table-cell>
          <table:table-cell office:value-type="float" office:value="0.0687653215737683" calcext:value-type="float">
            <text:p>0.0687653216</text:p>
          </table:table-cell>
          <table:table-cell office:value-type="float" office:value="-0.357320547697496" calcext:value-type="float">
            <text:p>-0.35732054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.17509409290025" calcext:value-type="float">
            <text:p>1.1750940929</text:p>
          </table:table-cell>
          <table:table-cell office:value-type="float" office:value="0.408263222486937" calcext:value-type="float">
            <text:p>0.4082632225</text:p>
          </table:table-cell>
          <table:table-cell office:value-type="float" office:value="0.552145162552809" calcext:value-type="float">
            <text:p>0.5521451626</text:p>
          </table:table-cell>
          <table:table-cell office:value-type="float" office:value="1.25506774352009" calcext:value-type="float">
            <text:p>1.2550677435</text:p>
          </table:table-cell>
          <table:table-cell office:value-type="float" office:value="-0.196661846641246" calcext:value-type="float">
            <text:p>-0.1966618466</text:p>
          </table:table-cell>
          <table:table-cell office:value-type="float" office:value="-0.565605334235445" calcext:value-type="float">
            <text:p>-0.5656053342</text:p>
          </table:table-cell>
          <table:table-cell office:value-type="float" office:value="0.133973043983473" calcext:value-type="float">
            <text:p>0.133973044</text:p>
          </table:table-cell>
          <table:table-cell office:value-type="float" office:value="-0.146201793047965" calcext:value-type="float">
            <text:p>-0.146201793</text:p>
          </table:table-cell>
          <table:table-cell office:value-type="float" office:value="-0.214154854321393" calcext:value-type="float">
            <text:p>-0.2141548543</text:p>
          </table:table-cell>
          <table:table-cell office:value-type="float" office:value="-0.0113099220413024" calcext:value-type="float">
            <text:p>-0.011309922</text:p>
          </table:table-cell>
          <table:table-cell office:value-type="float" office:value="0.290717393518602" calcext:value-type="float">
            <text:p>0.2907173935</text:p>
          </table:table-cell>
          <table:table-cell office:value-type="float" office:value="0.975735119378514" calcext:value-type="float">
            <text:p>0.9757351194</text:p>
          </table:table-cell>
          <table:table-cell office:value-type="float" office:value="1.11797884157389" calcext:value-type="float">
            <text:p>1.1179788416</text:p>
          </table:table-cell>
          <table:table-cell office:value-type="float" office:value="0.144788242212605" calcext:value-type="float">
            <text:p>0.1447882422</text:p>
          </table:table-cell>
          <table:table-cell office:value-type="float" office:value="1.03795397198921" calcext:value-type="float">
            <text:p>1.037953972</text:p>
          </table:table-cell>
          <table:table-cell office:value-type="float" office:value="-0.292528572688993" calcext:value-type="float">
            <text:p>-0.2925285727</text:p>
          </table:table-cell>
          <table:table-cell office:value-type="float" office:value="-0.142180747799833" calcext:value-type="float">
            <text:p>-0.1421807478</text:p>
          </table:table-cell>
          <table:table-cell office:value-type="float" office:value="-0.767216348526704" calcext:value-type="float">
            <text:p>-0.7672163485</text:p>
          </table:table-cell>
          <table:table-cell office:value-type="float" office:value="-0.962710670280961" calcext:value-type="float">
            <text:p>-0.96271067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office:value-type="float" office:value="-0.306311185528508" calcext:value-type="float">
            <text:p>-0.3063111855</text:p>
          </table:table-cell>
          <table:table-cell office:value-type="float" office:value="0.991271929056655" calcext:value-type="float">
            <text:p>0.9912719291</text:p>
          </table:table-cell>
          <table:table-cell office:value-type="float" office:value="1.41449133035288" calcext:value-type="float">
            <text:p>1.4144913304</text:p>
          </table:table-cell>
          <table:table-cell office:value-type="float" office:value="0.85524364437367" calcext:value-type="float">
            <text:p>0.8552436444</text:p>
          </table:table-cell>
          <table:table-cell office:value-type="float" office:value="0.334283708948629" calcext:value-type="float">
            <text:p>0.3342837089</text:p>
          </table:table-cell>
          <table:table-cell office:value-type="float" office:value="-0.728260272336753" calcext:value-type="float">
            <text:p>-0.7282602723</text:p>
          </table:table-cell>
          <table:table-cell office:value-type="float" office:value="1.05882294711457" calcext:value-type="float">
            <text:p>1.0588229471</text:p>
          </table:table-cell>
          <table:table-cell office:value-type="float" office:value="-0.469840070366507" calcext:value-type="float">
            <text:p>-0.4698400704</text:p>
          </table:table-cell>
          <table:table-cell office:value-type="float" office:value="-0.534718401676666" calcext:value-type="float">
            <text:p>-0.5347184017</text:p>
          </table:table-cell>
          <table:table-cell office:value-type="float" office:value="0.0834514646660113" calcext:value-type="float">
            <text:p>0.0834514647</text:p>
          </table:table-cell>
          <table:table-cell office:value-type="float" office:value="-0.325902466381594" calcext:value-type="float">
            <text:p>-0.3259024664</text:p>
          </table:table-cell>
          <table:table-cell office:value-type="float" office:value="0.104766198356769" calcext:value-type="float">
            <text:p>0.1047661984</text:p>
          </table:table-cell>
          <table:table-cell office:value-type="float" office:value="0.617334626842187" calcext:value-type="float">
            <text:p>0.6173346268</text:p>
          </table:table-cell>
          <table:table-cell office:value-type="float" office:value="-0.0207609419200812" calcext:value-type="float">
            <text:p>-0.0207609419</text:p>
          </table:table-cell>
          <table:table-cell office:value-type="float" office:value="0.989615078440159" calcext:value-type="float">
            <text:p>0.9896150784</text:p>
          </table:table-cell>
          <table:table-cell office:value-type="float" office:value="-0.441970511465261" calcext:value-type="float">
            <text:p>-0.4419705115</text:p>
          </table:table-cell>
          <table:table-cell office:value-type="float" office:value="-0.337034374042725" calcext:value-type="float">
            <text:p>-0.337034374</text:p>
          </table:table-cell>
          <table:table-cell office:value-type="float" office:value="0.0032178542139356" calcext:value-type="float">
            <text:p>0.0032178542</text:p>
          </table:table-cell>
          <table:table-cell office:value-type="float" office:value="0.437685967630666" calcext:value-type="float">
            <text:p>0.43768596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1.17512477712478" calcext:value-type="float">
            <text:p>1.1751247771</text:p>
          </table:table-cell>
          <table:table-cell office:value-type="float" office:value="0.661341182443299" calcext:value-type="float">
            <text:p>0.6613411824</text:p>
          </table:table-cell>
          <table:table-cell office:value-type="float" office:value="-0.477476459726092" calcext:value-type="float">
            <text:p>-0.4774764597</text:p>
          </table:table-cell>
          <table:table-cell office:value-type="float" office:value="1.10254155929068" calcext:value-type="float">
            <text:p>1.1025415593</text:p>
          </table:table-cell>
          <table:table-cell office:value-type="float" office:value="0.543328123510814" calcext:value-type="float">
            <text:p>0.5433281235</text:p>
          </table:table-cell>
          <table:table-cell office:value-type="float" office:value="-0.246784793144828" calcext:value-type="float">
            <text:p>-0.2467847931</text:p>
          </table:table-cell>
          <table:table-cell office:value-type="float" office:value="0.165233833222452" calcext:value-type="float">
            <text:p>0.1652338332</text:p>
          </table:table-cell>
          <table:table-cell office:value-type="float" office:value="0.0270178670459933" calcext:value-type="float">
            <text:p>0.027017867</text:p>
          </table:table-cell>
          <table:table-cell office:value-type="float" office:value="-0.423143759370462" calcext:value-type="float">
            <text:p>-0.4231437594</text:p>
          </table:table-cell>
          <table:table-cell office:value-type="float" office:value="-0.574065139554621" calcext:value-type="float">
            <text:p>-0.5740651396</text:p>
          </table:table-cell>
          <table:table-cell office:value-type="float" office:value="1.85338750709333" calcext:value-type="float">
            <text:p>1.8533875071</text:p>
          </table:table-cell>
          <table:table-cell office:value-type="float" office:value="0.87053110531884" calcext:value-type="float">
            <text:p>0.8705311053</text:p>
          </table:table-cell>
          <table:table-cell office:value-type="float" office:value="0.49656635223758" calcext:value-type="float">
            <text:p>0.4965663522</text:p>
          </table:table-cell>
          <table:table-cell office:value-type="float" office:value="-1.25101652850784" calcext:value-type="float">
            <text:p>-1.2510165285</text:p>
          </table:table-cell>
          <table:table-cell office:value-type="float" office:value="0.598736836436348" calcext:value-type="float">
            <text:p>0.5987368364</text:p>
          </table:table-cell>
          <table:table-cell office:value-type="float" office:value="0.56782018880551" calcext:value-type="float">
            <text:p>0.5678201888</text:p>
          </table:table-cell>
          <table:table-cell office:value-type="float" office:value="0.76816301951936" calcext:value-type="float">
            <text:p>0.7681630195</text:p>
          </table:table-cell>
          <table:table-cell office:value-type="float" office:value="0.672152248810745" calcext:value-type="float">
            <text:p>0.6721522488</text:p>
          </table:table-cell>
          <table:table-cell office:value-type="float" office:value="-0.574586718144369" calcext:value-type="float">
            <text:p>-0.57458671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-0.817164489969121" calcext:value-type="float">
            <text:p>-0.81716449</text:p>
          </table:table-cell>
          <table:table-cell office:value-type="float" office:value="0.548007876102878" calcext:value-type="float">
            <text:p>0.5480078761</text:p>
          </table:table-cell>
          <table:table-cell office:value-type="float" office:value="1.98742900112693" calcext:value-type="float">
            <text:p>1.9874290011</text:p>
          </table:table-cell>
          <table:table-cell office:value-type="float" office:value="2.3476202744003" calcext:value-type="float">
            <text:p>2.3476202744</text:p>
          </table:table-cell>
          <table:table-cell office:value-type="float" office:value="0.0368877421359418" calcext:value-type="float">
            <text:p>0.0368877421</text:p>
          </table:table-cell>
          <table:table-cell office:value-type="float" office:value="1.50952321014436" calcext:value-type="float">
            <text:p>1.5095232101</text:p>
          </table:table-cell>
          <table:table-cell office:value-type="float" office:value="0.692961314176488" calcext:value-type="float">
            <text:p>0.6929613142</text:p>
          </table:table-cell>
          <table:table-cell office:value-type="float" office:value="0.508962009401622" calcext:value-type="float">
            <text:p>0.5089620094</text:p>
          </table:table-cell>
          <table:table-cell office:value-type="float" office:value="-1.25429675386016" calcext:value-type="float">
            <text:p>-1.2542967539</text:p>
          </table:table-cell>
          <table:table-cell office:value-type="float" office:value="0.174445162255293" calcext:value-type="float">
            <text:p>0.1744451623</text:p>
          </table:table-cell>
          <table:table-cell office:value-type="float" office:value="1.10403832340459" calcext:value-type="float">
            <text:p>1.1040383234</text:p>
          </table:table-cell>
          <table:table-cell office:value-type="float" office:value="0.309737812044991" calcext:value-type="float">
            <text:p>0.309737812</text:p>
          </table:table-cell>
          <table:table-cell office:value-type="float" office:value="-0.837951587211725" calcext:value-type="float">
            <text:p>-0.8379515872</text:p>
          </table:table-cell>
          <table:table-cell office:value-type="float" office:value="0.214179328423134" calcext:value-type="float">
            <text:p>0.2141793284</text:p>
          </table:table-cell>
          <table:table-cell office:value-type="float" office:value="-0.527740106897755" calcext:value-type="float">
            <text:p>-0.5277401069</text:p>
          </table:table-cell>
          <table:table-cell office:value-type="float" office:value="-0.422317897460667" calcext:value-type="float">
            <text:p>-0.4223178975</text:p>
          </table:table-cell>
          <table:table-cell office:value-type="float" office:value="0.395338553436818" calcext:value-type="float">
            <text:p>0.3953385534</text:p>
          </table:table-cell>
          <table:table-cell office:value-type="float" office:value="-0.713973036325154" calcext:value-type="float">
            <text:p>-0.7139730363</text:p>
          </table:table-cell>
          <table:table-cell office:value-type="float" office:value="-0.217067008221473" calcext:value-type="float">
            <text:p>-0.21706700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1.20606523917482" calcext:value-type="float">
            <text:p>1.2060652392</text:p>
          </table:table-cell>
          <table:table-cell office:value-type="float" office:value="-0.124884657032952" calcext:value-type="float">
            <text:p>-0.124884657</text:p>
          </table:table-cell>
          <table:table-cell office:value-type="float" office:value="0.118939145289695" calcext:value-type="float">
            <text:p>0.1189391453</text:p>
          </table:table-cell>
          <table:table-cell office:value-type="float" office:value="0.0237349897103378" calcext:value-type="float">
            <text:p>0.0237349897</text:p>
          </table:table-cell>
          <table:table-cell office:value-type="float" office:value="-0.549086910063904" calcext:value-type="float">
            <text:p>-0.5490869101</text:p>
          </table:table-cell>
          <table:table-cell office:value-type="float" office:value="-0.949920328551684" calcext:value-type="float">
            <text:p>-0.9499203286</text:p>
          </table:table-cell>
          <table:table-cell office:value-type="float" office:value="0.0708504474888013" calcext:value-type="float">
            <text:p>0.0708504475</text:p>
          </table:table-cell>
          <table:table-cell office:value-type="float" office:value="-0.125881143133503" calcext:value-type="float">
            <text:p>-0.1258811431</text:p>
          </table:table-cell>
          <table:table-cell office:value-type="float" office:value="0.136791406984301" calcext:value-type="float">
            <text:p>0.136791407</text:p>
          </table:table-cell>
          <table:table-cell office:value-type="float" office:value="-0.0713090481052341" calcext:value-type="float">
            <text:p>-0.0713090481</text:p>
          </table:table-cell>
          <table:table-cell office:value-type="float" office:value="1.29067211004062" calcext:value-type="float">
            <text:p>1.29067211</text:p>
          </table:table-cell>
          <table:table-cell office:value-type="float" office:value="0.732146691784496" calcext:value-type="float">
            <text:p>0.7321466918</text:p>
          </table:table-cell>
          <table:table-cell office:value-type="float" office:value="-0.841318571460324" calcext:value-type="float">
            <text:p>-0.8413185715</text:p>
          </table:table-cell>
          <table:table-cell office:value-type="float" office:value="0.502670309047714" calcext:value-type="float">
            <text:p>0.502670309</text:p>
          </table:table-cell>
          <table:table-cell office:value-type="float" office:value="-0.496897322296388" calcext:value-type="float">
            <text:p>-0.4968973223</text:p>
          </table:table-cell>
          <table:table-cell office:value-type="float" office:value="-0.164947888104994" calcext:value-type="float">
            <text:p>-0.1649478881</text:p>
          </table:table-cell>
          <table:table-cell office:value-type="float" office:value="-0.064146614481136" calcext:value-type="float">
            <text:p>-0.0641466145</text:p>
          </table:table-cell>
          <table:table-cell office:value-type="float" office:value="-0.247691313675293" calcext:value-type="float">
            <text:p>-0.2476913137</text:p>
          </table:table-cell>
          <table:table-cell office:value-type="float" office:value="0.577806558682599" calcext:value-type="float">
            <text:p>0.57780655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-1.2768303373631" calcext:value-type="float">
            <text:p>-1.2768303374</text:p>
          </table:table-cell>
          <table:table-cell office:value-type="float" office:value="-0.903556664358583" calcext:value-type="float">
            <text:p>-0.9035566644</text:p>
          </table:table-cell>
          <table:table-cell office:value-type="float" office:value="1.47710493531168" calcext:value-type="float">
            <text:p>1.4771049353</text:p>
          </table:table-cell>
          <table:table-cell office:value-type="float" office:value="-2.58262635143846" calcext:value-type="float">
            <text:p>-2.5826263514</text:p>
          </table:table-cell>
          <table:table-cell office:value-type="float" office:value="0.635981274978341" calcext:value-type="float">
            <text:p>0.635981275</text:p>
          </table:table-cell>
          <table:table-cell office:value-type="float" office:value="-0.866537099352403" calcext:value-type="float">
            <text:p>-0.8665370994</text:p>
          </table:table-cell>
          <table:table-cell office:value-type="float" office:value="1.13806700345536" calcext:value-type="float">
            <text:p>1.1380670035</text:p>
          </table:table-cell>
          <table:table-cell office:value-type="float" office:value="-0.924605090540022" calcext:value-type="float">
            <text:p>-0.9246050905</text:p>
          </table:table-cell>
          <table:table-cell office:value-type="float" office:value="-0.221503704356817" calcext:value-type="float">
            <text:p>-0.2215037044</text:p>
          </table:table-cell>
          <table:table-cell office:value-type="float" office:value="0.0966492553501041" calcext:value-type="float">
            <text:p>0.0966492554</text:p>
          </table:table-cell>
          <table:table-cell office:value-type="float" office:value="0.982597805514647" calcext:value-type="float">
            <text:p>0.9825978055</text:p>
          </table:table-cell>
          <table:table-cell office:value-type="float" office:value="0.737270798178983" calcext:value-type="float">
            <text:p>0.7372707982</text:p>
          </table:table-cell>
          <table:table-cell office:value-type="float" office:value="0.521464722754001" calcext:value-type="float">
            <text:p>0.5214647228</text:p>
          </table:table-cell>
          <table:table-cell office:value-type="float" office:value="-0.625923233929635" calcext:value-type="float">
            <text:p>-0.6259232339</text:p>
          </table:table-cell>
          <table:table-cell office:value-type="float" office:value="-0.564183198681789" calcext:value-type="float">
            <text:p>-0.5641831987</text:p>
          </table:table-cell>
          <table:table-cell office:value-type="float" office:value="-2.44488493773" calcext:value-type="float">
            <text:p>-2.4448849377</text:p>
          </table:table-cell>
          <table:table-cell office:value-type="float" office:value="-0.533630526442136" calcext:value-type="float">
            <text:p>-0.5336305264</text:p>
          </table:table-cell>
          <table:table-cell office:value-type="float" office:value="1.5773501120112" calcext:value-type="float">
            <text:p>1.577350112</text:p>
          </table:table-cell>
          <table:table-cell office:value-type="float" office:value="0.100918483467868" calcext:value-type="float">
            <text:p>0.10091848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-0.59193265098725" calcext:value-type="float">
            <text:p>-0.591932651</text:p>
          </table:table-cell>
          <table:table-cell office:value-type="float" office:value="0.111272818723084" calcext:value-type="float">
            <text:p>0.1112728187</text:p>
          </table:table-cell>
          <table:table-cell office:value-type="float" office:value="0.69912564705995" calcext:value-type="float">
            <text:p>0.6991256471</text:p>
          </table:table-cell>
          <table:table-cell office:value-type="float" office:value="-1.53607403341752" calcext:value-type="float">
            <text:p>-1.5360740334</text:p>
          </table:table-cell>
          <table:table-cell office:value-type="float" office:value="1.19320773057234" calcext:value-type="float">
            <text:p>1.1932077306</text:p>
          </table:table-cell>
          <table:table-cell office:value-type="float" office:value="0.648895578872548" calcext:value-type="float">
            <text:p>0.6488955789</text:p>
          </table:table-cell>
          <table:table-cell office:value-type="float" office:value="0.79670565794726" calcext:value-type="float">
            <text:p>0.7967056579</text:p>
          </table:table-cell>
          <table:table-cell office:value-type="float" office:value="0.0169037341647528" calcext:value-type="float">
            <text:p>0.0169037342</text:p>
          </table:table-cell>
          <table:table-cell office:value-type="float" office:value="0.789663930247757" calcext:value-type="float">
            <text:p>0.7896639302</text:p>
          </table:table-cell>
          <table:table-cell office:value-type="float" office:value="-1.24622769732289" calcext:value-type="float">
            <text:p>-1.2462276973</text:p>
          </table:table-cell>
          <table:table-cell office:value-type="float" office:value="0.55534993849558" calcext:value-type="float">
            <text:p>0.5553499385</text:p>
          </table:table-cell>
          <table:table-cell office:value-type="float" office:value="1.08902380848548" calcext:value-type="float">
            <text:p>1.0890238085</text:p>
          </table:table-cell>
          <table:table-cell office:value-type="float" office:value="0.361765706492041" calcext:value-type="float">
            <text:p>0.3617657065</text:p>
          </table:table-cell>
          <table:table-cell office:value-type="float" office:value="-0.0215200834519412" calcext:value-type="float">
            <text:p>-0.0215200835</text:p>
          </table:table-cell>
          <table:table-cell office:value-type="float" office:value="1.4338612000903" calcext:value-type="float">
            <text:p>1.4338612001</text:p>
          </table:table-cell>
          <table:table-cell office:value-type="float" office:value="-2.62709475151096" calcext:value-type="float">
            <text:p>-2.6270947515</text:p>
          </table:table-cell>
          <table:table-cell office:value-type="float" office:value="1.17681211290546" calcext:value-type="float">
            <text:p>1.1768121129</text:p>
          </table:table-cell>
          <table:table-cell office:value-type="float" office:value="-2.15767158390958" calcext:value-type="float">
            <text:p>-2.1576715839</text:p>
          </table:table-cell>
          <table:table-cell office:value-type="float" office:value="-0.567089194618146" calcext:value-type="float">
            <text:p>-0.56708919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1" calcext:value-type="float">
            <text:p>111</text:p>
          </table:table-cell>
          <table:table-cell office:value-type="float" office:value="-0.820860221930224" calcext:value-type="float">
            <text:p>-0.8208602219</text:p>
          </table:table-cell>
          <table:table-cell office:value-type="float" office:value="1.02256699049175" calcext:value-type="float">
            <text:p>1.0225669905</text:p>
          </table:table-cell>
          <table:table-cell office:value-type="float" office:value="1.99656036169915" calcext:value-type="float">
            <text:p>1.9965603617</text:p>
          </table:table-cell>
          <table:table-cell office:value-type="float" office:value="1.18014079298997" calcext:value-type="float">
            <text:p>1.180140793</text:p>
          </table:table-cell>
          <table:table-cell office:value-type="float" office:value="0.23246391182995" calcext:value-type="float">
            <text:p>0.2324639118</text:p>
          </table:table-cell>
          <table:table-cell office:value-type="float" office:value="-0.123952548420137" calcext:value-type="float">
            <text:p>-0.1239525484</text:p>
          </table:table-cell>
          <table:table-cell office:value-type="float" office:value="0.68437085440523" calcext:value-type="float">
            <text:p>0.6843708544</text:p>
          </table:table-cell>
          <table:table-cell office:value-type="float" office:value="-0.00825643661098835" calcext:value-type="float">
            <text:p>-0.0082564366</text:p>
          </table:table-cell>
          <table:table-cell office:value-type="float" office:value="-0.572410302591121" calcext:value-type="float">
            <text:p>-0.5724103026</text:p>
          </table:table-cell>
          <table:table-cell office:value-type="float" office:value="-0.404867209858296" calcext:value-type="float">
            <text:p>-0.4048672099</text:p>
          </table:table-cell>
          <table:table-cell office:value-type="float" office:value="-0.21218019225754" calcext:value-type="float">
            <text:p>-0.2121801923</text:p>
          </table:table-cell>
          <table:table-cell office:value-type="float" office:value="0.551737262877182" calcext:value-type="float">
            <text:p>0.5517372629</text:p>
          </table:table-cell>
          <table:table-cell office:value-type="float" office:value="0.372832934947538" calcext:value-type="float">
            <text:p>0.3728329349</text:p>
          </table:table-cell>
          <table:table-cell office:value-type="float" office:value="-0.119547733464696" calcext:value-type="float">
            <text:p>-0.1195477335</text:p>
          </table:table-cell>
          <table:table-cell office:value-type="float" office:value="0.0607856351396351" calcext:value-type="float">
            <text:p>0.0607856351</text:p>
          </table:table-cell>
          <table:table-cell office:value-type="float" office:value="-1.23971372972954" calcext:value-type="float">
            <text:p>-1.2397137297</text:p>
          </table:table-cell>
          <table:table-cell office:value-type="float" office:value="0.648088500648891" calcext:value-type="float">
            <text:p>0.6480885006</text:p>
          </table:table-cell>
          <table:table-cell office:value-type="float" office:value="-0.904013395378799" calcext:value-type="float">
            <text:p>-0.9040133954</text:p>
          </table:table-cell>
          <table:table-cell office:value-type="float" office:value="0.405413726142493" calcext:value-type="float">
            <text:p>0.40541372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-4.81602179918938" calcext:value-type="float">
            <text:p>-4.8160217992</text:p>
          </table:table-cell>
          <table:table-cell office:value-type="float" office:value="-3.34506105842244" calcext:value-type="float">
            <text:p>-3.3450610584</text:p>
          </table:table-cell>
          <table:table-cell office:value-type="float" office:value="0.566005641861995" calcext:value-type="float">
            <text:p>0.5660056419</text:p>
          </table:table-cell>
          <table:table-cell office:value-type="float" office:value="3.96056779589727" calcext:value-type="float">
            <text:p>3.9605677959</text:p>
          </table:table-cell>
          <table:table-cell office:value-type="float" office:value="-2.4954000253269" calcext:value-type="float">
            <text:p>-2.4954000253</text:p>
          </table:table-cell>
          <table:table-cell office:value-type="float" office:value="3.69136464456537" calcext:value-type="float">
            <text:p>3.6913646446</text:p>
          </table:table-cell>
          <table:table-cell office:value-type="float" office:value="1.6033598578171" calcext:value-type="float">
            <text:p>1.6033598578</text:p>
          </table:table-cell>
          <table:table-cell office:value-type="float" office:value="-0.0718012191562666" calcext:value-type="float">
            <text:p>-0.0718012192</text:p>
          </table:table-cell>
          <table:table-cell office:value-type="float" office:value="1.09241820405725" calcext:value-type="float">
            <text:p>1.0924182041</text:p>
          </table:table-cell>
          <table:table-cell office:value-type="float" office:value="1.14581874359248" calcext:value-type="float">
            <text:p>1.1458187436</text:p>
          </table:table-cell>
          <table:table-cell office:value-type="float" office:value="-1.22968693847166" calcext:value-type="float">
            <text:p>-1.2296869385</text:p>
          </table:table-cell>
          <table:table-cell office:value-type="float" office:value="-0.186777965538091" calcext:value-type="float">
            <text:p>-0.1867779655</text:p>
          </table:table-cell>
          <table:table-cell office:value-type="float" office:value="-0.0638645712803501" calcext:value-type="float">
            <text:p>-0.0638645713</text:p>
          </table:table-cell>
          <table:table-cell office:value-type="float" office:value="-1.41896284130383" calcext:value-type="float">
            <text:p>-1.4189628413</text:p>
          </table:table-cell>
          <table:table-cell office:value-type="float" office:value="-1.00637482143641" calcext:value-type="float">
            <text:p>-1.0063748214</text:p>
          </table:table-cell>
          <table:table-cell office:value-type="float" office:value="0.717839259413653" calcext:value-type="float">
            <text:p>0.7178392594</text:p>
          </table:table-cell>
          <table:table-cell office:value-type="float" office:value="-0.333451260366958" calcext:value-type="float">
            <text:p>-0.3334512604</text:p>
          </table:table-cell>
          <table:table-cell office:value-type="float" office:value="1.20895055695515" calcext:value-type="float">
            <text:p>1.208950557</text:p>
          </table:table-cell>
          <table:table-cell office:value-type="float" office:value="2.24569699971514" calcext:value-type="float">
            <text:p>2.24569699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office:value-type="float" office:value="1.10269785705561" calcext:value-type="float">
            <text:p>1.1026978571</text:p>
          </table:table-cell>
          <table:table-cell office:value-type="float" office:value="0.103965142709557" calcext:value-type="float">
            <text:p>0.1039651427</text:p>
          </table:table-cell>
          <table:table-cell office:value-type="float" office:value="0.934478733719531" calcext:value-type="float">
            <text:p>0.9344787337</text:p>
          </table:table-cell>
          <table:table-cell office:value-type="float" office:value="1.15270351530252" calcext:value-type="float">
            <text:p>1.1527035153</text:p>
          </table:table-cell>
          <table:table-cell office:value-type="float" office:value="-0.693597247497202" calcext:value-type="float">
            <text:p>-0.6935972475</text:p>
          </table:table-cell>
          <table:table-cell office:value-type="float" office:value="-0.584580296253587" calcext:value-type="float">
            <text:p>-0.5845802963</text:p>
          </table:table-cell>
          <table:table-cell office:value-type="float" office:value="-0.148439159372456" calcext:value-type="float">
            <text:p>-0.1484391594</text:p>
          </table:table-cell>
          <table:table-cell office:value-type="float" office:value="-0.112030900054251" calcext:value-type="float">
            <text:p>-0.1120309001</text:p>
          </table:table-cell>
          <table:table-cell office:value-type="float" office:value="0.196749802274369" calcext:value-type="float">
            <text:p>0.1967498023</text:p>
          </table:table-cell>
          <table:table-cell office:value-type="float" office:value="-0.09471489685176" calcext:value-type="float">
            <text:p>-0.0947148969</text:p>
          </table:table-cell>
          <table:table-cell office:value-type="float" office:value="-0.216930687482548" calcext:value-type="float">
            <text:p>-0.2169306875</text:p>
          </table:table-cell>
          <table:table-cell office:value-type="float" office:value="0.752229419680038" calcext:value-type="float">
            <text:p>0.7522294197</text:p>
          </table:table-cell>
          <table:table-cell office:value-type="float" office:value="1.08776025114597" calcext:value-type="float">
            <text:p>1.0877602511</text:p>
          </table:table-cell>
          <table:table-cell office:value-type="float" office:value="-0.067945683641176" calcext:value-type="float">
            <text:p>-0.0679456836</text:p>
          </table:table-cell>
          <table:table-cell office:value-type="float" office:value="1.1955439673763" calcext:value-type="float">
            <text:p>1.1955439674</text:p>
          </table:table-cell>
          <table:table-cell office:value-type="float" office:value="0.453200243426781" calcext:value-type="float">
            <text:p>0.4532002434</text:p>
          </table:table-cell>
          <table:table-cell office:value-type="float" office:value="-0.667451667479776" calcext:value-type="float">
            <text:p>-0.6674516675</text:p>
          </table:table-cell>
          <table:table-cell office:value-type="float" office:value="-0.0596036413323407" calcext:value-type="float">
            <text:p>-0.0596036413</text:p>
          </table:table-cell>
          <table:table-cell office:value-type="float" office:value="-0.517138729789525" calcext:value-type="float">
            <text:p>-0.51713872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.14755385606263" calcext:value-type="float">
            <text:p>1.1475538561</text:p>
          </table:table-cell>
          <table:table-cell office:value-type="float" office:value="0.543491090615494" calcext:value-type="float">
            <text:p>0.5434910906</text:p>
          </table:table-cell>
          <table:table-cell office:value-type="float" office:value="0.504579173142876" calcext:value-type="float">
            <text:p>0.5045791731</text:p>
          </table:table-cell>
          <table:table-cell office:value-type="float" office:value="2.5179299142237" calcext:value-type="float">
            <text:p>2.5179299142</text:p>
          </table:table-cell>
          <table:table-cell office:value-type="float" office:value="-0.123554818225441" calcext:value-type="float">
            <text:p>-0.1235548182</text:p>
          </table:table-cell>
          <table:table-cell office:value-type="float" office:value="-0.611119916113576" calcext:value-type="float">
            <text:p>-0.6111199161</text:p>
          </table:table-cell>
          <table:table-cell office:value-type="float" office:value="0.273075895849476" calcext:value-type="float">
            <text:p>0.2730758958</text:p>
          </table:table-cell>
          <table:table-cell office:value-type="float" office:value="-0.173271031106327" calcext:value-type="float">
            <text:p>-0.1732710311</text:p>
          </table:table-cell>
          <table:table-cell office:value-type="float" office:value="-0.809549379494026" calcext:value-type="float">
            <text:p>-0.8095493795</text:p>
          </table:table-cell>
          <table:table-cell office:value-type="float" office:value="0.692369323469838" calcext:value-type="float">
            <text:p>0.6923693235</text:p>
          </table:table-cell>
          <table:table-cell office:value-type="float" office:value="-0.547658436481891" calcext:value-type="float">
            <text:p>-0.5476584365</text:p>
          </table:table-cell>
          <table:table-cell office:value-type="float" office:value="-0.100281310597381" calcext:value-type="float">
            <text:p>-0.1002813106</text:p>
          </table:table-cell>
          <table:table-cell office:value-type="float" office:value="0.0546553073357424" calcext:value-type="float">
            <text:p>0.0546553073</text:p>
          </table:table-cell>
          <table:table-cell office:value-type="float" office:value="0.333657162698395" calcext:value-type="float">
            <text:p>0.3336571627</text:p>
          </table:table-cell>
          <table:table-cell office:value-type="float" office:value="0.436718095681099" calcext:value-type="float">
            <text:p>0.4367180957</text:p>
          </table:table-cell>
          <table:table-cell office:value-type="float" office:value="0.593333947613198" calcext:value-type="float">
            <text:p>0.5933339476</text:p>
          </table:table-cell>
          <table:table-cell office:value-type="float" office:value="-0.593651498010715" calcext:value-type="float">
            <text:p>-0.593651498</text:p>
          </table:table-cell>
          <table:table-cell office:value-type="float" office:value="-0.289229422890957" calcext:value-type="float">
            <text:p>-0.2892294229</text:p>
          </table:table-cell>
          <table:table-cell office:value-type="float" office:value="-1.01408999159205" calcext:value-type="float">
            <text:p>-1.01408999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1.19406627067496" calcext:value-type="float">
            <text:p>1.1940662707</text:p>
          </table:table-cell>
          <table:table-cell office:value-type="float" office:value="-0.072582233439266" calcext:value-type="float">
            <text:p>-0.0725822334</text:p>
          </table:table-cell>
          <table:table-cell office:value-type="float" office:value="0.635285625865597" calcext:value-type="float">
            <text:p>0.6352856259</text:p>
          </table:table-cell>
          <table:table-cell office:value-type="float" office:value="0.768616205616507" calcext:value-type="float">
            <text:p>0.7686162056</text:p>
          </table:table-cell>
          <table:table-cell office:value-type="float" office:value="-0.735584338368551" calcext:value-type="float">
            <text:p>-0.7355843384</text:p>
          </table:table-cell>
          <table:table-cell office:value-type="float" office:value="-0.673465652619131" calcext:value-type="float">
            <text:p>-0.6734656526</text:p>
          </table:table-cell>
          <table:table-cell office:value-type="float" office:value="-0.146299156816319" calcext:value-type="float">
            <text:p>-0.1462991568</text:p>
          </table:table-cell>
          <table:table-cell office:value-type="float" office:value="-0.0656526148582274" calcext:value-type="float">
            <text:p>-0.0656526149</text:p>
          </table:table-cell>
          <table:table-cell office:value-type="float" office:value="0.646047714089895" calcext:value-type="float">
            <text:p>0.6460477141</text:p>
          </table:table-cell>
          <table:table-cell office:value-type="float" office:value="-0.211574201767403" calcext:value-type="float">
            <text:p>-0.2115742018</text:p>
          </table:table-cell>
          <table:table-cell office:value-type="float" office:value="-0.757756837775621" calcext:value-type="float">
            <text:p>-0.7577568378</text:p>
          </table:table-cell>
          <table:table-cell office:value-type="float" office:value="0.131821518800671" calcext:value-type="float">
            <text:p>0.1318215188</text:p>
          </table:table-cell>
          <table:table-cell office:value-type="float" office:value="-0.69169842096146" calcext:value-type="float">
            <text:p>-0.691698421</text:p>
          </table:table-cell>
          <table:table-cell office:value-type="float" office:value="0.014078326711936" calcext:value-type="float">
            <text:p>0.0140783267</text:p>
          </table:table-cell>
          <table:table-cell office:value-type="float" office:value="-0.0533594779935561" calcext:value-type="float">
            <text:p>-0.053359478</text:p>
          </table:table-cell>
          <table:table-cell office:value-type="float" office:value="-0.144321695374838" calcext:value-type="float">
            <text:p>-0.1443216954</text:p>
          </table:table-cell>
          <table:table-cell office:value-type="float" office:value="0.0476212048425158" calcext:value-type="float">
            <text:p>0.0476212048</text:p>
          </table:table-cell>
          <table:table-cell office:value-type="float" office:value="-0.66211620861494" calcext:value-type="float">
            <text:p>-0.6621162086</text:p>
          </table:table-cell>
          <table:table-cell office:value-type="float" office:value="0.255441031169989" calcext:value-type="float">
            <text:p>0.25544103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-0.284446201887147" calcext:value-type="float">
            <text:p>-0.2844462019</text:p>
          </table:table-cell>
          <table:table-cell office:value-type="float" office:value="1.0690989466605" calcext:value-type="float">
            <text:p>1.0690989467</text:p>
          </table:table-cell>
          <table:table-cell office:value-type="float" office:value="0.930510616129449" calcext:value-type="float">
            <text:p>0.9305106161</text:p>
          </table:table-cell>
          <table:table-cell office:value-type="float" office:value="-0.129010287466975" calcext:value-type="float">
            <text:p>-0.1290102875</text:p>
          </table:table-cell>
          <table:table-cell office:value-type="float" office:value="0.387819105384943" calcext:value-type="float">
            <text:p>0.3878191054</text:p>
          </table:table-cell>
          <table:table-cell office:value-type="float" office:value="-0.513674806164707" calcext:value-type="float">
            <text:p>-0.5136748062</text:p>
          </table:table-cell>
          <table:table-cell office:value-type="float" office:value="0.664176393301802" calcext:value-type="float">
            <text:p>0.6641763933</text:p>
          </table:table-cell>
          <table:table-cell office:value-type="float" office:value="0.00899871971709401" calcext:value-type="float">
            <text:p>0.0089987197</text:p>
          </table:table-cell>
          <table:table-cell office:value-type="float" office:value="-0.260847490503295" calcext:value-type="float">
            <text:p>-0.2608474905</text:p>
          </table:table-cell>
          <table:table-cell office:value-type="float" office:value="-0.496499552216679" calcext:value-type="float">
            <text:p>-0.4964995522</text:p>
          </table:table-cell>
          <table:table-cell office:value-type="float" office:value="-1.04903082563504" calcext:value-type="float">
            <text:p>-1.0490308256</text:p>
          </table:table-cell>
          <table:table-cell office:value-type="float" office:value="-0.627843221343811" calcext:value-type="float">
            <text:p>-0.6278432213</text:p>
          </table:table-cell>
          <table:table-cell office:value-type="float" office:value="-0.24526324729125" calcext:value-type="float">
            <text:p>-0.2452632473</text:p>
          </table:table-cell>
          <table:table-cell office:value-type="float" office:value="-0.377959982848874" calcext:value-type="float">
            <text:p>-0.3779599828</text:p>
          </table:table-cell>
          <table:table-cell office:value-type="float" office:value="1.01125175176279" calcext:value-type="float">
            <text:p>1.0112517518</text:p>
          </table:table-cell>
          <table:table-cell office:value-type="float" office:value="0.651429239242008" calcext:value-type="float">
            <text:p>0.6514292392</text:p>
          </table:table-cell>
          <table:table-cell office:value-type="float" office:value="-0.267536250813416" calcext:value-type="float">
            <text:p>-0.2675362508</text:p>
          </table:table-cell>
          <table:table-cell office:value-type="float" office:value="0.198212689258619" calcext:value-type="float">
            <text:p>0.1982126893</text:p>
          </table:table-cell>
          <table:table-cell office:value-type="float" office:value="0.228329087823523" calcext:value-type="float">
            <text:p>0.22832908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-0.182928163161652" calcext:value-type="float">
            <text:p>-0.1829281632</text:p>
          </table:table-cell>
          <table:table-cell office:value-type="float" office:value="-0.920683415484178" calcext:value-type="float">
            <text:p>-0.9206834155</text:p>
          </table:table-cell>
          <table:table-cell office:value-type="float" office:value="1.81875831513141" calcext:value-type="float">
            <text:p>1.8187583151</text:p>
          </table:table-cell>
          <table:table-cell office:value-type="float" office:value="-2.45093615945924" calcext:value-type="float">
            <text:p>-2.4509361595</text:p>
          </table:table-cell>
          <table:table-cell office:value-type="float" office:value="-1.24755972085261" calcext:value-type="float">
            <text:p>-1.2475597209</text:p>
          </table:table-cell>
          <table:table-cell office:value-type="float" office:value="0.147436004310191" calcext:value-type="float">
            <text:p>0.1474360043</text:p>
          </table:table-cell>
          <table:table-cell office:value-type="float" office:value="0.21862857254911" calcext:value-type="float">
            <text:p>0.2186285725</text:p>
          </table:table-cell>
          <table:table-cell office:value-type="float" office:value="-0.407289576033799" calcext:value-type="float">
            <text:p>-0.407289576</text:p>
          </table:table-cell>
          <table:table-cell office:value-type="float" office:value="-2.02387931859325" calcext:value-type="float">
            <text:p>-2.0238793186</text:p>
          </table:table-cell>
          <table:table-cell office:value-type="float" office:value="1.41093970504014" calcext:value-type="float">
            <text:p>1.410939705</text:p>
          </table:table-cell>
          <table:table-cell office:value-type="float" office:value="1.67241865952145" calcext:value-type="float">
            <text:p>1.6724186595</text:p>
          </table:table-cell>
          <table:table-cell office:value-type="float" office:value="-0.103321233634749" calcext:value-type="float">
            <text:p>-0.1033212336</text:p>
          </table:table-cell>
          <table:table-cell office:value-type="float" office:value="1.0822814631366" calcext:value-type="float">
            <text:p>1.0822814631</text:p>
          </table:table-cell>
          <table:table-cell office:value-type="float" office:value="-1.04409870991982" calcext:value-type="float">
            <text:p>-1.0440987099</text:p>
          </table:table-cell>
          <table:table-cell office:value-type="float" office:value="-0.319321724641297" calcext:value-type="float">
            <text:p>-0.3193217246</text:p>
          </table:table-cell>
          <table:table-cell office:value-type="float" office:value="-0.255877673257876" calcext:value-type="float">
            <text:p>-0.2558776733</text:p>
          </table:table-cell>
          <table:table-cell office:value-type="float" office:value="-0.104802034845268" calcext:value-type="float">
            <text:p>-0.1048020348</text:p>
          </table:table-cell>
          <table:table-cell office:value-type="float" office:value="0.221478485648183" calcext:value-type="float">
            <text:p>0.2214784856</text:p>
          </table:table-cell>
          <table:table-cell office:value-type="float" office:value="-1.24028485261765" calcext:value-type="float">
            <text:p>-1.24028485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0.8056818038147" calcext:value-type="float">
            <text:p>0.8056818038</text:p>
          </table:table-cell>
          <table:table-cell office:value-type="float" office:value="-0.220451375216265" calcext:value-type="float">
            <text:p>-0.2204513752</text:p>
          </table:table-cell>
          <table:table-cell office:value-type="float" office:value="2.37130972175031" calcext:value-type="float">
            <text:p>2.3713097218</text:p>
          </table:table-cell>
          <table:table-cell office:value-type="float" office:value="4.07581730324907" calcext:value-type="float">
            <text:p>4.0758173032</text:p>
          </table:table-cell>
          <table:table-cell office:value-type="float" office:value="-0.844073264503395" calcext:value-type="float">
            <text:p>-0.8440732645</text:p>
          </table:table-cell>
          <table:table-cell office:value-type="float" office:value="2.54639431143574" calcext:value-type="float">
            <text:p>2.5463943114</text:p>
          </table:table-cell>
          <table:table-cell office:value-type="float" office:value="-1.43511438169251" calcext:value-type="float">
            <text:p>-1.4351143817</text:p>
          </table:table-cell>
          <table:table-cell office:value-type="float" office:value="0.94204778415076" calcext:value-type="float">
            <text:p>0.9420477842</text:p>
          </table:table-cell>
          <table:table-cell office:value-type="float" office:value="0.330467788606048" calcext:value-type="float">
            <text:p>0.3304677886</text:p>
          </table:table-cell>
          <table:table-cell office:value-type="float" office:value="0.83188054048488" calcext:value-type="float">
            <text:p>0.8318805405</text:p>
          </table:table-cell>
          <table:table-cell office:value-type="float" office:value="0.312992575228941" calcext:value-type="float">
            <text:p>0.3129925752</text:p>
          </table:table-cell>
          <table:table-cell office:value-type="float" office:value="1.01793233160253" calcext:value-type="float">
            <text:p>1.0179323316</text:p>
          </table:table-cell>
          <table:table-cell office:value-type="float" office:value="-0.439618032759704" calcext:value-type="float">
            <text:p>-0.4396180328</text:p>
          </table:table-cell>
          <table:table-cell office:value-type="float" office:value="-1.00077722589425" calcext:value-type="float">
            <text:p>-1.0007772259</text:p>
          </table:table-cell>
          <table:table-cell office:value-type="float" office:value="-2.43149925710876" calcext:value-type="float">
            <text:p>-2.4314992571</text:p>
          </table:table-cell>
          <table:table-cell office:value-type="float" office:value="0.0988564400529616" calcext:value-type="float">
            <text:p>0.0988564401</text:p>
          </table:table-cell>
          <table:table-cell office:value-type="float" office:value="0.261188185562175" calcext:value-type="float">
            <text:p>0.2611881856</text:p>
          </table:table-cell>
          <table:table-cell office:value-type="float" office:value="-0.496635745618685" calcext:value-type="float">
            <text:p>-0.4966357456</text:p>
          </table:table-cell>
          <table:table-cell office:value-type="float" office:value="-1.51875700609581" calcext:value-type="float">
            <text:p>-1.51875700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-1.01026659690107" calcext:value-type="float">
            <text:p>-1.0102665969</text:p>
          </table:table-cell>
          <table:table-cell office:value-type="float" office:value="-0.540014019039508" calcext:value-type="float">
            <text:p>-0.540014019</text:p>
          </table:table-cell>
          <table:table-cell office:value-type="float" office:value="2.51862434429332" calcext:value-type="float">
            <text:p>2.5186243443</text:p>
          </table:table-cell>
          <table:table-cell office:value-type="float" office:value="-2.27014885126383" calcext:value-type="float">
            <text:p>-2.2701488513</text:p>
          </table:table-cell>
          <table:table-cell office:value-type="float" office:value="-0.157362429773142" calcext:value-type="float">
            <text:p>-0.1573624298</text:p>
          </table:table-cell>
          <table:table-cell office:value-type="float" office:value="0.168700264268229" calcext:value-type="float">
            <text:p>0.1687002643</text:p>
          </table:table-cell>
          <table:table-cell office:value-type="float" office:value="0.538239087259266" calcext:value-type="float">
            <text:p>0.5382390873</text:p>
          </table:table-cell>
          <table:table-cell office:value-type="float" office:value="-0.379319119598226" calcext:value-type="float">
            <text:p>-0.3793191196</text:p>
          </table:table-cell>
          <table:table-cell office:value-type="float" office:value="-0.166360693434521" calcext:value-type="float">
            <text:p>-0.1663606934</text:p>
          </table:table-cell>
          <table:table-cell office:value-type="float" office:value="-0.226265168013901" calcext:value-type="float">
            <text:p>-0.226265168</text:p>
          </table:table-cell>
          <table:table-cell office:value-type="float" office:value="-1.5086615471236" calcext:value-type="float">
            <text:p>-1.5086615471</text:p>
          </table:table-cell>
          <table:table-cell office:value-type="float" office:value="-0.471080665845311" calcext:value-type="float">
            <text:p>-0.4710806658</text:p>
          </table:table-cell>
          <table:table-cell office:value-type="float" office:value="0.939453137926402" calcext:value-type="float">
            <text:p>0.9394531379</text:p>
          </table:table-cell>
          <table:table-cell office:value-type="float" office:value="-1.84208067318355" calcext:value-type="float">
            <text:p>-1.8420806732</text:p>
          </table:table-cell>
          <table:table-cell office:value-type="float" office:value="-1.79979742337781" calcext:value-type="float">
            <text:p>-1.7997974234</text:p>
          </table:table-cell>
          <table:table-cell office:value-type="float" office:value="1.33303255706579" calcext:value-type="float">
            <text:p>1.3330325571</text:p>
          </table:table-cell>
          <table:table-cell office:value-type="float" office:value="-0.495358915286226" calcext:value-type="float">
            <text:p>-0.4953589153</text:p>
          </table:table-cell>
          <table:table-cell office:value-type="float" office:value="-1.4636520458213" calcext:value-type="float">
            <text:p>-1.4636520458</text:p>
          </table:table-cell>
          <table:table-cell office:value-type="float" office:value="-0.249813791744417" calcext:value-type="float">
            <text:p>-0.24981379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1.25491350721112" calcext:value-type="float">
            <text:p>1.2549135072</text:p>
          </table:table-cell>
          <table:table-cell office:value-type="float" office:value="0.350287347439663" calcext:value-type="float">
            <text:p>0.3502873474</text:p>
          </table:table-cell>
          <table:table-cell office:value-type="float" office:value="0.30248778547837" calcext:value-type="float">
            <text:p>0.3024877855</text:p>
          </table:table-cell>
          <table:table-cell office:value-type="float" office:value="0.693114453986653" calcext:value-type="float">
            <text:p>0.693114454</text:p>
          </table:table-cell>
          <table:table-cell office:value-type="float" office:value="-0.371469881215923" calcext:value-type="float">
            <text:p>-0.3714698812</text:p>
          </table:table-cell>
          <table:table-cell office:value-type="float" office:value="-1.07025586479688" calcext:value-type="float">
            <text:p>-1.0702558648</text:p>
          </table:table-cell>
          <table:table-cell office:value-type="float" office:value="0.0867810091985325" calcext:value-type="float">
            <text:p>0.0867810092</text:p>
          </table:table-cell>
          <table:table-cell office:value-type="float" office:value="-0.20283555094753" calcext:value-type="float">
            <text:p>-0.2028355509</text:p>
          </table:table-cell>
          <table:table-cell office:value-type="float" office:value="0.0351540586867867" calcext:value-type="float">
            <text:p>0.0351540587</text:p>
          </table:table-cell>
          <table:table-cell office:value-type="float" office:value="-0.282617328705148" calcext:value-type="float">
            <text:p>-0.2826173287</text:p>
          </table:table-cell>
          <table:table-cell office:value-type="float" office:value="-0.0735918947385781" calcext:value-type="float">
            <text:p>-0.0735918947</text:p>
          </table:table-cell>
          <table:table-cell office:value-type="float" office:value="0.22482057473184" calcext:value-type="float">
            <text:p>0.2248205747</text:p>
          </table:table-cell>
          <table:table-cell office:value-type="float" office:value="0.211172939178705" calcext:value-type="float">
            <text:p>0.2111729392</text:p>
          </table:table-cell>
          <table:table-cell office:value-type="float" office:value="-0.284469010332954" calcext:value-type="float">
            <text:p>-0.2844690103</text:p>
          </table:table-cell>
          <table:table-cell office:value-type="float" office:value="1.09619161053037" calcext:value-type="float">
            <text:p>1.0961916105</text:p>
          </table:table-cell>
          <table:table-cell office:value-type="float" office:value="0.480953646444752" calcext:value-type="float">
            <text:p>0.4809536464</text:p>
          </table:table-cell>
          <table:table-cell office:value-type="float" office:value="-0.00628755005135614" calcext:value-type="float">
            <text:p>-0.0062875501</text:p>
          </table:table-cell>
          <table:table-cell office:value-type="float" office:value="-0.295312745326677" calcext:value-type="float">
            <text:p>-0.2953127453</text:p>
          </table:table-cell>
          <table:table-cell office:value-type="float" office:value="-0.196568594809816" calcext:value-type="float">
            <text:p>-0.19656859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.4310534091187" calcext:value-type="float">
            <text:p>1.4310534091</text:p>
          </table:table-cell>
          <table:table-cell office:value-type="float" office:value="-0.648101141301022" calcext:value-type="float">
            <text:p>-0.6481011413</text:p>
          </table:table-cell>
          <table:table-cell office:value-type="float" office:value="-0.331663900979847" calcext:value-type="float">
            <text:p>-0.331663901</text:p>
          </table:table-cell>
          <table:table-cell office:value-type="float" office:value="-1.20738260249738" calcext:value-type="float">
            <text:p>-1.2073826025</text:p>
          </table:table-cell>
          <table:table-cell office:value-type="float" office:value="-0.0127859430121093" calcext:value-type="float">
            <text:p>-0.012785943</text:p>
          </table:table-cell>
          <table:table-cell office:value-type="float" office:value="0.704439953997981" calcext:value-type="float">
            <text:p>0.704439954</text:p>
          </table:table-cell>
          <table:table-cell office:value-type="float" office:value="-0.732125587979523" calcext:value-type="float">
            <text:p>-0.732125588</text:p>
          </table:table-cell>
          <table:table-cell office:value-type="float" office:value="0.183138871604336" calcext:value-type="float">
            <text:p>0.1831388716</text:p>
          </table:table-cell>
          <table:table-cell office:value-type="float" office:value="-0.878334384179481" calcext:value-type="float">
            <text:p>-0.8783343842</text:p>
          </table:table-cell>
          <table:table-cell office:value-type="float" office:value="0.767906431093333" calcext:value-type="float">
            <text:p>0.7679064311</text:p>
          </table:table-cell>
          <table:table-cell office:value-type="float" office:value="0.0574192744490524" calcext:value-type="float">
            <text:p>0.0574192744</text:p>
          </table:table-cell>
          <table:table-cell office:value-type="float" office:value="-0.591459258951978" calcext:value-type="float">
            <text:p>-0.591459259</text:p>
          </table:table-cell>
          <table:table-cell office:value-type="float" office:value="0.00451353820731977" calcext:value-type="float">
            <text:p>0.0045135382</text:p>
          </table:table-cell>
          <table:table-cell office:value-type="float" office:value="0.0480512782477063" calcext:value-type="float">
            <text:p>0.0480512782</text:p>
          </table:table-cell>
          <table:table-cell office:value-type="float" office:value="0.44239170146346" calcext:value-type="float">
            <text:p>0.4423917015</text:p>
          </table:table-cell>
          <table:table-cell office:value-type="float" office:value="1.53111654186838" calcext:value-type="float">
            <text:p>1.5311165419</text:p>
          </table:table-cell>
          <table:table-cell office:value-type="float" office:value="-0.325105203634955" calcext:value-type="float">
            <text:p>-0.3251052036</text:p>
          </table:table-cell>
          <table:table-cell office:value-type="float" office:value="-0.724348777941261" calcext:value-type="float">
            <text:p>-0.7243487779</text:p>
          </table:table-cell>
          <table:table-cell office:value-type="float" office:value="1.09984578404832" calcext:value-type="float">
            <text:p>1.0998457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-0.868565326449855" calcext:value-type="float">
            <text:p>-0.8685653264</text:p>
          </table:table-cell>
          <table:table-cell office:value-type="float" office:value="0.684978078336131" calcext:value-type="float">
            <text:p>0.6849780783</text:p>
          </table:table-cell>
          <table:table-cell office:value-type="float" office:value="2.01374517722389" calcext:value-type="float">
            <text:p>2.0137451772</text:p>
          </table:table-cell>
          <table:table-cell office:value-type="float" office:value="0.126390269388944" calcext:value-type="float">
            <text:p>0.1263902694</text:p>
          </table:table-cell>
          <table:table-cell office:value-type="float" office:value="-0.493158040741219" calcext:value-type="float">
            <text:p>-0.4931580407</text:p>
          </table:table-cell>
          <table:table-cell office:value-type="float" office:value="-0.320478035868701" calcext:value-type="float">
            <text:p>-0.3204780359</text:p>
          </table:table-cell>
          <table:table-cell office:value-type="float" office:value="0.373577105289613" calcext:value-type="float">
            <text:p>0.3735771053</text:p>
          </table:table-cell>
          <table:table-cell office:value-type="float" office:value="-0.0805006747415107" calcext:value-type="float">
            <text:p>-0.0805006747</text:p>
          </table:table-cell>
          <table:table-cell office:value-type="float" office:value="0.900231125485379" calcext:value-type="float">
            <text:p>0.9002311255</text:p>
          </table:table-cell>
          <table:table-cell office:value-type="float" office:value="0.194338065334858" calcext:value-type="float">
            <text:p>0.1943380653</text:p>
          </table:table-cell>
          <table:table-cell office:value-type="float" office:value="-0.996343567889207" calcext:value-type="float">
            <text:p>-0.9963435679</text:p>
          </table:table-cell>
          <table:table-cell office:value-type="float" office:value="-0.566134913546227" calcext:value-type="float">
            <text:p>-0.5661349135</text:p>
          </table:table-cell>
          <table:table-cell office:value-type="float" office:value="-1.13535696044001" calcext:value-type="float">
            <text:p>-1.1353569604</text:p>
          </table:table-cell>
          <table:table-cell office:value-type="float" office:value="-0.553999201196245" calcext:value-type="float">
            <text:p>-0.5539992012</text:p>
          </table:table-cell>
          <table:table-cell office:value-type="float" office:value="0.0162218971855427" calcext:value-type="float">
            <text:p>0.0162218972</text:p>
          </table:table-cell>
          <table:table-cell office:value-type="float" office:value="-0.205851131306454" calcext:value-type="float">
            <text:p>-0.2058511313</text:p>
          </table:table-cell>
          <table:table-cell office:value-type="float" office:value="-0.163264125773231" calcext:value-type="float">
            <text:p>-0.1632641258</text:p>
          </table:table-cell>
          <table:table-cell office:value-type="float" office:value="0.078448029700309" calcext:value-type="float">
            <text:p>0.0784480297</text:p>
          </table:table-cell>
          <table:table-cell office:value-type="float" office:value="0.0778381058800572" calcext:value-type="float">
            <text:p>0.07783810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-0.50572836193902" calcext:value-type="float">
            <text:p>-0.5057283619</text:p>
          </table:table-cell>
          <table:table-cell office:value-type="float" office:value="0.666300359810047" calcext:value-type="float">
            <text:p>0.6663003598</text:p>
          </table:table-cell>
          <table:table-cell office:value-type="float" office:value="1.08099302025217" calcext:value-type="float">
            <text:p>1.0809930203</text:p>
          </table:table-cell>
          <table:table-cell office:value-type="float" office:value="-0.447630349439539" calcext:value-type="float">
            <text:p>-0.4476303494</text:p>
          </table:table-cell>
          <table:table-cell office:value-type="float" office:value="1.03948959591621" calcext:value-type="float">
            <text:p>1.0394895959</text:p>
          </table:table-cell>
          <table:table-cell office:value-type="float" office:value="0.184016650227627" calcext:value-type="float">
            <text:p>0.1840166502</text:p>
          </table:table-cell>
          <table:table-cell office:value-type="float" office:value="0.882796990846624" calcext:value-type="float">
            <text:p>0.8827969908</text:p>
          </table:table-cell>
          <table:table-cell office:value-type="float" office:value="-0.142339931387422" calcext:value-type="float">
            <text:p>-0.1423399314</text:p>
          </table:table-cell>
          <table:table-cell office:value-type="float" office:value="-0.608661013674489" calcext:value-type="float">
            <text:p>-0.6086610137</text:p>
          </table:table-cell>
          <table:table-cell office:value-type="float" office:value="0.0381701289096163" calcext:value-type="float">
            <text:p>0.0381701289</text:p>
          </table:table-cell>
          <table:table-cell office:value-type="float" office:value="0.307121508472304" calcext:value-type="float">
            <text:p>0.3071215085</text:p>
          </table:table-cell>
          <table:table-cell office:value-type="float" office:value="0.719950942327806" calcext:value-type="float">
            <text:p>0.7199509423</text:p>
          </table:table-cell>
          <table:table-cell office:value-type="float" office:value="1.42291278143764" calcext:value-type="float">
            <text:p>1.4229127814</text:p>
          </table:table-cell>
          <table:table-cell office:value-type="float" office:value="-0.175766659731947" calcext:value-type="float">
            <text:p>-0.1757666597</text:p>
          </table:table-cell>
          <table:table-cell office:value-type="float" office:value="0.0937922586622839" calcext:value-type="float">
            <text:p>0.0937922587</text:p>
          </table:table-cell>
          <table:table-cell office:value-type="float" office:value="0.570996629224501" calcext:value-type="float">
            <text:p>0.5709966292</text:p>
          </table:table-cell>
          <table:table-cell office:value-type="float" office:value="-1.31247269525749" calcext:value-type="float">
            <text:p>-1.3124726953</text:p>
          </table:table-cell>
          <table:table-cell office:value-type="float" office:value="0.610038293302826" calcext:value-type="float">
            <text:p>0.6100382933</text:p>
          </table:table-cell>
          <table:table-cell office:value-type="float" office:value="0.737028122122571" calcext:value-type="float">
            <text:p>0.73702812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0.968783928886267" calcext:value-type="float">
            <text:p>0.9687839289</text:p>
          </table:table-cell>
          <table:table-cell office:value-type="float" office:value="-0.501798126380266" calcext:value-type="float">
            <text:p>-0.5017981264</text:p>
          </table:table-cell>
          <table:table-cell office:value-type="float" office:value="-1.33355848618811" calcext:value-type="float">
            <text:p>-1.3335584862</text:p>
          </table:table-cell>
          <table:table-cell office:value-type="float" office:value="0.388804289603352" calcext:value-type="float">
            <text:p>0.3888042896</text:p>
          </table:table-cell>
          <table:table-cell office:value-type="float" office:value="2.0360913833929" calcext:value-type="float">
            <text:p>2.0360913834</text:p>
          </table:table-cell>
          <table:table-cell office:value-type="float" office:value="3.66171431909762" calcext:value-type="float">
            <text:p>3.6617143191</text:p>
          </table:table-cell>
          <table:table-cell office:value-type="float" office:value="-0.236794990955591" calcext:value-type="float">
            <text:p>-0.236794991</text:p>
          </table:table-cell>
          <table:table-cell office:value-type="float" office:value="0.809585634449595" calcext:value-type="float">
            <text:p>0.8095856344</text:p>
          </table:table-cell>
          <table:table-cell office:value-type="float" office:value="0.154500520085322" calcext:value-type="float">
            <text:p>0.1545005201</text:p>
          </table:table-cell>
          <table:table-cell office:value-type="float" office:value="-0.0892829546061972" calcext:value-type="float">
            <text:p>-0.0892829546</text:p>
          </table:table-cell>
          <table:table-cell office:value-type="float" office:value="-0.540149745265684" calcext:value-type="float">
            <text:p>-0.5401497453</text:p>
          </table:table-cell>
          <table:table-cell office:value-type="float" office:value="0.24240838382793" calcext:value-type="float">
            <text:p>0.2424083838</text:p>
          </table:table-cell>
          <table:table-cell office:value-type="float" office:value="-0.195637008724638" calcext:value-type="float">
            <text:p>-0.1956370087</text:p>
          </table:table-cell>
          <table:table-cell office:value-type="float" office:value="0.225998642245616" calcext:value-type="float">
            <text:p>0.2259986422</text:p>
          </table:table-cell>
          <table:table-cell office:value-type="float" office:value="-0.131979386568109" calcext:value-type="float">
            <text:p>-0.1319793866</text:p>
          </table:table-cell>
          <table:table-cell office:value-type="float" office:value="-0.0811903266986279" calcext:value-type="float">
            <text:p>-0.0811903267</text:p>
          </table:table-cell>
          <table:table-cell office:value-type="float" office:value="-0.506312223566715" calcext:value-type="float">
            <text:p>-0.5063122236</text:p>
          </table:table-cell>
          <table:table-cell office:value-type="float" office:value="-0.0450907029029333" calcext:value-type="float">
            <text:p>-0.0450907029</text:p>
          </table:table-cell>
          <table:table-cell office:value-type="float" office:value="0.314876311175563" calcext:value-type="float">
            <text:p>0.31487631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-0.614586106416274" calcext:value-type="float">
            <text:p>-0.6145861064</text:p>
          </table:table-cell>
          <table:table-cell office:value-type="float" office:value="0.975396461893104" calcext:value-type="float">
            <text:p>0.9753964619</text:p>
          </table:table-cell>
          <table:table-cell office:value-type="float" office:value="1.68902690777887" calcext:value-type="float">
            <text:p>1.6890269078</text:p>
          </table:table-cell>
          <table:table-cell office:value-type="float" office:value="-0.17048342188849" calcext:value-type="float">
            <text:p>-0.1704834219</text:p>
          </table:table-cell>
          <table:table-cell office:value-type="float" office:value="-0.152019577578755" calcext:value-type="float">
            <text:p>-0.1520195776</text:p>
          </table:table-cell>
          <table:table-cell office:value-type="float" office:value="-0.698487474413853" calcext:value-type="float">
            <text:p>-0.6984874744</text:p>
          </table:table-cell>
          <table:table-cell office:value-type="float" office:value="0.726557302713201" calcext:value-type="float">
            <text:p>0.7265573027</text:p>
          </table:table-cell>
          <table:table-cell office:value-type="float" office:value="-0.0675882349877693" calcext:value-type="float">
            <text:p>-0.067588235</text:p>
          </table:table-cell>
          <table:table-cell office:value-type="float" office:value="-0.126744585243418" calcext:value-type="float">
            <text:p>-0.1267445852</text:p>
          </table:table-cell>
          <table:table-cell office:value-type="float" office:value="0.41288683180197" calcext:value-type="float">
            <text:p>0.4128868318</text:p>
          </table:table-cell>
          <table:table-cell office:value-type="float" office:value="1.36428285958492" calcext:value-type="float">
            <text:p>1.3642828596</text:p>
          </table:table-cell>
          <table:table-cell office:value-type="float" office:value="-0.09908037353628" calcext:value-type="float">
            <text:p>-0.0990803735</text:p>
          </table:table-cell>
          <table:table-cell office:value-type="float" office:value="-1.47342969526717" calcext:value-type="float">
            <text:p>-1.4734296953</text:p>
          </table:table-cell>
          <table:table-cell office:value-type="float" office:value="0.34178548478485" calcext:value-type="float">
            <text:p>0.3417854848</text:p>
          </table:table-cell>
          <table:table-cell office:value-type="float" office:value="0.328454297422882" calcext:value-type="float">
            <text:p>0.3284542974</text:p>
          </table:table-cell>
          <table:table-cell office:value-type="float" office:value="0.297846416620191" calcext:value-type="float">
            <text:p>0.2978464166</text:p>
          </table:table-cell>
          <table:table-cell office:value-type="float" office:value="-0.605726232973183" calcext:value-type="float">
            <text:p>-0.605726233</text:p>
          </table:table-cell>
          <table:table-cell office:value-type="float" office:value="0.200484732317721" calcext:value-type="float">
            <text:p>0.2004847323</text:p>
          </table:table-cell>
          <table:table-cell office:value-type="float" office:value="0.209764485497206" calcext:value-type="float">
            <text:p>0.20976448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1.10525345275619" calcext:value-type="float">
            <text:p>1.1052534528</text:p>
          </table:table-cell>
          <table:table-cell office:value-type="float" office:value="0.541842001729437" calcext:value-type="float">
            <text:p>0.5418420017</text:p>
          </table:table-cell>
          <table:table-cell office:value-type="float" office:value="0.839421414901255" calcext:value-type="float">
            <text:p>0.8394214149</text:p>
          </table:table-cell>
          <table:table-cell office:value-type="float" office:value="2.57093270635808" calcext:value-type="float">
            <text:p>2.5709327064</text:p>
          </table:table-cell>
          <table:table-cell office:value-type="float" office:value="-0.279517366538074" calcext:value-type="float">
            <text:p>-0.2795173665</text:p>
          </table:table-cell>
          <table:table-cell office:value-type="float" office:value="-0.423062111097698" calcext:value-type="float">
            <text:p>-0.4230621111</text:p>
          </table:table-cell>
          <table:table-cell office:value-type="float" office:value="0.0880191903384811" calcext:value-type="float">
            <text:p>0.0880191903</text:p>
          </table:table-cell>
          <table:table-cell office:value-type="float" office:value="0.0116217911816382" calcext:value-type="float">
            <text:p>0.0116217912</text:p>
          </table:table-cell>
          <table:table-cell office:value-type="float" office:value="-0.715756444872692" calcext:value-type="float">
            <text:p>-0.7157564449</text:p>
          </table:table-cell>
          <table:table-cell office:value-type="float" office:value="0.65137861927038" calcext:value-type="float">
            <text:p>0.6513786193</text:p>
          </table:table-cell>
          <table:table-cell office:value-type="float" office:value="0.0737870164072209" calcext:value-type="float">
            <text:p>0.0737870164</text:p>
          </table:table-cell>
          <table:table-cell office:value-type="float" office:value="-0.142023838872057" calcext:value-type="float">
            <text:p>-0.1420238389</text:p>
          </table:table-cell>
          <table:table-cell office:value-type="float" office:value="-0.739457467029513" calcext:value-type="float">
            <text:p>-0.739457467</text:p>
          </table:table-cell>
          <table:table-cell office:value-type="float" office:value="0.5026389486234" calcext:value-type="float">
            <text:p>0.5026389486</text:p>
          </table:table-cell>
          <table:table-cell office:value-type="float" office:value="0.736688425532559" calcext:value-type="float">
            <text:p>0.7366884255</text:p>
          </table:table-cell>
          <table:table-cell office:value-type="float" office:value="0.256745260866237" calcext:value-type="float">
            <text:p>0.2567452609</text:p>
          </table:table-cell>
          <table:table-cell office:value-type="float" office:value="-0.0937320992128493" calcext:value-type="float">
            <text:p>-0.0937320992</text:p>
          </table:table-cell>
          <table:table-cell office:value-type="float" office:value="-1.01141559438333" calcext:value-type="float">
            <text:p>-1.0114155944</text:p>
          </table:table-cell>
          <table:table-cell office:value-type="float" office:value="-1.46549983564006" calcext:value-type="float">
            <text:p>-1.46549983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office:value-type="float" office:value="-1.71093476786515" calcext:value-type="float">
            <text:p>-1.7109347679</text:p>
          </table:table-cell>
          <table:table-cell office:value-type="float" office:value="-1.36679871176469" calcext:value-type="float">
            <text:p>-1.3667987118</text:p>
          </table:table-cell>
          <table:table-cell office:value-type="float" office:value="2.21731067303236" calcext:value-type="float">
            <text:p>2.217310673</text:p>
          </table:table-cell>
          <table:table-cell office:value-type="float" office:value="0.404714451353583" calcext:value-type="float">
            <text:p>0.4047144514</text:p>
          </table:table-cell>
          <table:table-cell office:value-type="float" office:value="-0.114375223536607" calcext:value-type="float">
            <text:p>-0.1143752235</text:p>
          </table:table-cell>
          <table:table-cell office:value-type="float" office:value="-0.0759422685769514" calcext:value-type="float">
            <text:p>-0.0759422686</text:p>
          </table:table-cell>
          <table:table-cell office:value-type="float" office:value="-0.259942733167312" calcext:value-type="float">
            <text:p>-0.2599427332</text:p>
          </table:table-cell>
          <table:table-cell office:value-type="float" office:value="0.320897251827713" calcext:value-type="float">
            <text:p>0.3208972518</text:p>
          </table:table-cell>
          <table:table-cell office:value-type="float" office:value="-0.175355040650531" calcext:value-type="float">
            <text:p>-0.1753550407</text:p>
          </table:table-cell>
          <table:table-cell office:value-type="float" office:value="-0.478714107642556" calcext:value-type="float">
            <text:p>-0.4787141076</text:p>
          </table:table-cell>
          <table:table-cell office:value-type="float" office:value="0.759642224706189" calcext:value-type="float">
            <text:p>0.7596422247</text:p>
          </table:table-cell>
          <table:table-cell office:value-type="float" office:value="0.475061325489797" calcext:value-type="float">
            <text:p>0.4750613255</text:p>
          </table:table-cell>
          <table:table-cell office:value-type="float" office:value="0.122646385556586" calcext:value-type="float">
            <text:p>0.1226463856</text:p>
          </table:table-cell>
          <table:table-cell office:value-type="float" office:value="-0.119537851345866" calcext:value-type="float">
            <text:p>-0.1195378513</text:p>
          </table:table-cell>
          <table:table-cell office:value-type="float" office:value="0.489590180714447" calcext:value-type="float">
            <text:p>0.4895901807</text:p>
          </table:table-cell>
          <table:table-cell office:value-type="float" office:value="0.180992375129104" calcext:value-type="float">
            <text:p>0.1809923751</text:p>
          </table:table-cell>
          <table:table-cell office:value-type="float" office:value="-0.198955207886957" calcext:value-type="float">
            <text:p>-0.1989552079</text:p>
          </table:table-cell>
          <table:table-cell office:value-type="float" office:value="0.916421410485684" calcext:value-type="float">
            <text:p>0.9164214105</text:p>
          </table:table-cell>
          <table:table-cell office:value-type="float" office:value="1.50620907963224" calcext:value-type="float">
            <text:p>1.50620907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-2.80706450646631" calcext:value-type="float">
            <text:p>-2.8070645065</text:p>
          </table:table-cell>
          <table:table-cell office:value-type="float" office:value="1.1830983245702" calcext:value-type="float">
            <text:p>1.1830983246</text:p>
          </table:table-cell>
          <table:table-cell office:value-type="float" office:value="2.97477937473861" calcext:value-type="float">
            <text:p>2.9747793747</text:p>
          </table:table-cell>
          <table:table-cell office:value-type="float" office:value="2.8014770726566" calcext:value-type="float">
            <text:p>2.8014770727</text:p>
          </table:table-cell>
          <table:table-cell office:value-type="float" office:value="-0.475110200983206" calcext:value-type="float">
            <text:p>-0.475110201</text:p>
          </table:table-cell>
          <table:table-cell office:value-type="float" office:value="3.21782925631985" calcext:value-type="float">
            <text:p>3.2178292563</text:p>
          </table:table-cell>
          <table:table-cell office:value-type="float" office:value="-0.401608122121913" calcext:value-type="float">
            <text:p>-0.4016081221</text:p>
          </table:table-cell>
          <table:table-cell office:value-type="float" office:value="0.384394771393269" calcext:value-type="float">
            <text:p>0.3843947714</text:p>
          </table:table-cell>
          <table:table-cell office:value-type="float" office:value="2.40867509050974" calcext:value-type="float">
            <text:p>2.4086750905</text:p>
          </table:table-cell>
          <table:table-cell office:value-type="float" office:value="3.35107932442158" calcext:value-type="float">
            <text:p>3.3510793244</text:p>
          </table:table-cell>
          <table:table-cell office:value-type="float" office:value="0.106956335911642" calcext:value-type="float">
            <text:p>0.1069563359</text:p>
          </table:table-cell>
          <table:table-cell office:value-type="float" office:value="0.367099045249472" calcext:value-type="float">
            <text:p>0.3670990452</text:p>
          </table:table-cell>
          <table:table-cell office:value-type="float" office:value="-0.15026263098715" calcext:value-type="float">
            <text:p>-0.150262631</text:p>
          </table:table-cell>
          <table:table-cell office:value-type="float" office:value="-2.4496711803376" calcext:value-type="float">
            <text:p>-2.4496711803</text:p>
          </table:table-cell>
          <table:table-cell office:value-type="float" office:value="0.182057040042768" calcext:value-type="float">
            <text:p>0.18205704</text:p>
          </table:table-cell>
          <table:table-cell office:value-type="float" office:value="-2.37231646127119" calcext:value-type="float">
            <text:p>-2.3723164613</text:p>
          </table:table-cell>
          <table:table-cell office:value-type="float" office:value="1.61425530212461" calcext:value-type="float">
            <text:p>1.6142553021</text:p>
          </table:table-cell>
          <table:table-cell office:value-type="float" office:value="-2.01309059760941" calcext:value-type="float">
            <text:p>-2.0130905976</text:p>
          </table:table-cell>
          <table:table-cell office:value-type="float" office:value="-0.572183700247953" calcext:value-type="float">
            <text:p>-0.57218370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0.853907974081155" calcext:value-type="float">
            <text:p>0.8539079741</text:p>
          </table:table-cell>
          <table:table-cell office:value-type="float" office:value="-0.527163872834034" calcext:value-type="float">
            <text:p>-0.5271638728</text:p>
          </table:table-cell>
          <table:table-cell office:value-type="float" office:value="0.823846174697146" calcext:value-type="float">
            <text:p>0.8238461747</text:p>
          </table:table-cell>
          <table:table-cell office:value-type="float" office:value="1.23522372952465" calcext:value-type="float">
            <text:p>1.2352237295</text:p>
          </table:table-cell>
          <table:table-cell office:value-type="float" office:value="-0.64236996447791" calcext:value-type="float">
            <text:p>-0.6423699645</text:p>
          </table:table-cell>
          <table:table-cell office:value-type="float" office:value="0.528598207140199" calcext:value-type="float">
            <text:p>0.5285982071</text:p>
          </table:table-cell>
          <table:table-cell office:value-type="float" office:value="-0.397823040866416" calcext:value-type="float">
            <text:p>-0.3978230409</text:p>
          </table:table-cell>
          <table:table-cell office:value-type="float" office:value="0.156763670526327" calcext:value-type="float">
            <text:p>0.1567636705</text:p>
          </table:table-cell>
          <table:table-cell office:value-type="float" office:value="0.705793042652281" calcext:value-type="float">
            <text:p>0.7057930427</text:p>
          </table:table-cell>
          <table:table-cell office:value-type="float" office:value="-0.270381429170077" calcext:value-type="float">
            <text:p>-0.2703814292</text:p>
          </table:table-cell>
          <table:table-cell office:value-type="float" office:value="-0.822919842520657" calcext:value-type="float">
            <text:p>-0.8229198425</text:p>
          </table:table-cell>
          <table:table-cell office:value-type="float" office:value="0.585910883739894" calcext:value-type="float">
            <text:p>0.5859108837</text:p>
          </table:table-cell>
          <table:table-cell office:value-type="float" office:value="0.758072714996179" calcext:value-type="float">
            <text:p>0.758072715</text:p>
          </table:table-cell>
          <table:table-cell office:value-type="float" office:value="-0.336816368432673" calcext:value-type="float">
            <text:p>-0.3368163684</text:p>
          </table:table-cell>
          <table:table-cell office:value-type="float" office:value="0.866424326657204" calcext:value-type="float">
            <text:p>0.8664243267</text:p>
          </table:table-cell>
          <table:table-cell office:value-type="float" office:value="0.0885585003284557" calcext:value-type="float">
            <text:p>0.0885585003</text:p>
          </table:table-cell>
          <table:table-cell office:value-type="float" office:value="-0.336591803314071" calcext:value-type="float">
            <text:p>-0.3365918033</text:p>
          </table:table-cell>
          <table:table-cell office:value-type="float" office:value="-0.115178979228046" calcext:value-type="float">
            <text:p>-0.1151789792</text:p>
          </table:table-cell>
          <table:table-cell office:value-type="float" office:value="-0.65707618730982" calcext:value-type="float">
            <text:p>-0.65707618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-0.724910391642523" calcext:value-type="float">
            <text:p>-0.7249103916</text:p>
          </table:table-cell>
          <table:table-cell office:value-type="float" office:value="0.0734750176711627" calcext:value-type="float">
            <text:p>0.0734750177</text:p>
          </table:table-cell>
          <table:table-cell office:value-type="float" office:value="1.73954661459737" calcext:value-type="float">
            <text:p>1.7395466146</text:p>
          </table:table-cell>
          <table:table-cell office:value-type="float" office:value="0.758588063252967" calcext:value-type="float">
            <text:p>0.7585880633</text:p>
          </table:table-cell>
          <table:table-cell office:value-type="float" office:value="0.229542569769155" calcext:value-type="float">
            <text:p>0.2295425698</text:p>
          </table:table-cell>
          <table:table-cell office:value-type="float" office:value="2.42206921839833" calcext:value-type="float">
            <text:p>2.4220692184</text:p>
          </table:table-cell>
          <table:table-cell office:value-type="float" office:value="0.196687939138544" calcext:value-type="float">
            <text:p>0.1966879391</text:p>
          </table:table-cell>
          <table:table-cell office:value-type="float" office:value="0.861076213913305" calcext:value-type="float">
            <text:p>0.8610762139</text:p>
          </table:table-cell>
          <table:table-cell office:value-type="float" office:value="0.0991015439971677" calcext:value-type="float">
            <text:p>0.099101544</text:p>
          </table:table-cell>
          <table:table-cell office:value-type="float" office:value="-0.730404859835193" calcext:value-type="float">
            <text:p>-0.7304048598</text:p>
          </table:table-cell>
          <table:table-cell office:value-type="float" office:value="1.32710147814253" calcext:value-type="float">
            <text:p>1.3271014781</text:p>
          </table:table-cell>
          <table:table-cell office:value-type="float" office:value="1.00546316440319" calcext:value-type="float">
            <text:p>1.0054631644</text:p>
          </table:table-cell>
          <table:table-cell office:value-type="float" office:value="-0.987889570380892" calcext:value-type="float">
            <text:p>-0.9878895704</text:p>
          </table:table-cell>
          <table:table-cell office:value-type="float" office:value="-0.0907162500405274" calcext:value-type="float">
            <text:p>-0.09071625</text:p>
          </table:table-cell>
          <table:table-cell office:value-type="float" office:value="-0.711232835863988" calcext:value-type="float">
            <text:p>-0.7112328359</text:p>
          </table:table-cell>
          <table:table-cell office:value-type="float" office:value="-1.63574287277683" calcext:value-type="float">
            <text:p>-1.6357428728</text:p>
          </table:table-cell>
          <table:table-cell office:value-type="float" office:value="1.15043061698781" calcext:value-type="float">
            <text:p>1.150430617</text:p>
          </table:table-cell>
          <table:table-cell office:value-type="float" office:value="-1.61038958376146" calcext:value-type="float">
            <text:p>-1.6103895838</text:p>
          </table:table-cell>
          <table:table-cell office:value-type="float" office:value="-1.04467075668006" calcext:value-type="float">
            <text:p>-1.04467075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.35648932304895" calcext:value-type="float">
            <text:p>1.356489323</text:p>
          </table:table-cell>
          <table:table-cell office:value-type="float" office:value="-0.221355460517048" calcext:value-type="float">
            <text:p>-0.2213554605</text:p>
          </table:table-cell>
          <table:table-cell office:value-type="float" office:value="-1.23699561807904" calcext:value-type="float">
            <text:p>-1.2369956181</text:p>
          </table:table-cell>
          <table:table-cell office:value-type="float" office:value="-1.24683511748896" calcext:value-type="float">
            <text:p>-1.2468351175</text:p>
          </table:table-cell>
          <table:table-cell office:value-type="float" office:value="1.90780883583884" calcext:value-type="float">
            <text:p>1.9078088358</text:p>
          </table:table-cell>
          <table:table-cell office:value-type="float" office:value="3.10391131373124" calcext:value-type="float">
            <text:p>3.1039113137</text:p>
          </table:table-cell>
          <table:table-cell office:value-type="float" office:value="-0.603383825549455" calcext:value-type="float">
            <text:p>-0.6033838255</text:p>
          </table:table-cell>
          <table:table-cell office:value-type="float" office:value="0.762840712741644" calcext:value-type="float">
            <text:p>0.7628407127</text:p>
          </table:table-cell>
          <table:table-cell office:value-type="float" office:value="0.118338734222631" calcext:value-type="float">
            <text:p>0.1183387342</text:p>
          </table:table-cell>
          <table:table-cell office:value-type="float" office:value="-0.129794115683579" calcext:value-type="float">
            <text:p>-0.1297941157</text:p>
          </table:table-cell>
          <table:table-cell office:value-type="float" office:value="0.00945176553165894" calcext:value-type="float">
            <text:p>0.0094517655</text:p>
          </table:table-cell>
          <table:table-cell office:value-type="float" office:value="0.0406643498000513" calcext:value-type="float">
            <text:p>0.0406643498</text:p>
          </table:table-cell>
          <table:table-cell office:value-type="float" office:value="0.0630203828397818" calcext:value-type="float">
            <text:p>0.0630203828</text:p>
          </table:table-cell>
          <table:table-cell office:value-type="float" office:value="0.375077354483156" calcext:value-type="float">
            <text:p>0.3750773545</text:p>
          </table:table-cell>
          <table:table-cell office:value-type="float" office:value="1.3228717133245" calcext:value-type="float">
            <text:p>1.3228717133</text:p>
          </table:table-cell>
          <table:table-cell office:value-type="float" office:value="0.581875800148847" calcext:value-type="float">
            <text:p>0.5818758001</text:p>
          </table:table-cell>
          <table:table-cell office:value-type="float" office:value="-0.803959847047466" calcext:value-type="float">
            <text:p>-0.803959847</text:p>
          </table:table-cell>
          <table:table-cell office:value-type="float" office:value="-0.0541062832984243" calcext:value-type="float">
            <text:p>-0.0541062833</text:p>
          </table:table-cell>
          <table:table-cell office:value-type="float" office:value="0.443846398563976" calcext:value-type="float">
            <text:p>0.44384639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8" calcext:value-type="float">
            <text:p>128</text:p>
          </table:table-cell>
          <table:table-cell office:value-type="float" office:value="-0.549716076351302" calcext:value-type="float">
            <text:p>-0.5497160764</text:p>
          </table:table-cell>
          <table:table-cell office:value-type="float" office:value="0.90766515227958" calcext:value-type="float">
            <text:p>0.9076651523</text:p>
          </table:table-cell>
          <table:table-cell office:value-type="float" office:value="1.59794892989637" calcext:value-type="float">
            <text:p>1.5979489299</text:p>
          </table:table-cell>
          <table:table-cell office:value-type="float" office:value="1.298977800598" calcext:value-type="float">
            <text:p>1.2989778006</text:p>
          </table:table-cell>
          <table:table-cell office:value-type="float" office:value="0.587993400450587" calcext:value-type="float">
            <text:p>0.5879934005</text:p>
          </table:table-cell>
          <table:table-cell office:value-type="float" office:value="0.032375917442379" calcext:value-type="float">
            <text:p>0.0323759174</text:p>
          </table:table-cell>
          <table:table-cell office:value-type="float" office:value="0.754252410079554" calcext:value-type="float">
            <text:p>0.7542524101</text:p>
          </table:table-cell>
          <table:table-cell office:value-type="float" office:value="-0.306613655228655" calcext:value-type="float">
            <text:p>-0.3066136552</text:p>
          </table:table-cell>
          <table:table-cell office:value-type="float" office:value="-0.269296806914623" calcext:value-type="float">
            <text:p>-0.2692968069</text:p>
          </table:table-cell>
          <table:table-cell office:value-type="float" office:value="0.138561008488414" calcext:value-type="float">
            <text:p>0.1385610085</text:p>
          </table:table-cell>
          <table:table-cell office:value-type="float" office:value="-0.332579655445665" calcext:value-type="float">
            <text:p>-0.3325796554</text:p>
          </table:table-cell>
          <table:table-cell office:value-type="float" office:value="0.686874249857436" calcext:value-type="float">
            <text:p>0.6868742499</text:p>
          </table:table-cell>
          <table:table-cell office:value-type="float" office:value="0.982692102725921" calcext:value-type="float">
            <text:p>0.9826921027</text:p>
          </table:table-cell>
          <table:table-cell office:value-type="float" office:value="-0.457462731500364" calcext:value-type="float">
            <text:p>-0.4574627315</text:p>
          </table:table-cell>
          <table:table-cell office:value-type="float" office:value="0.134497104757032" calcext:value-type="float">
            <text:p>0.1344971048</text:p>
          </table:table-cell>
          <table:table-cell office:value-type="float" office:value="-1.36775776958931" calcext:value-type="float">
            <text:p>-1.3677577696</text:p>
          </table:table-cell>
          <table:table-cell office:value-type="float" office:value="0.445977823977939" calcext:value-type="float">
            <text:p>0.445977824</text:p>
          </table:table-cell>
          <table:table-cell office:value-type="float" office:value="-0.868421253103658" calcext:value-type="float">
            <text:p>-0.8684212531</text:p>
          </table:table-cell>
          <table:table-cell office:value-type="float" office:value="0.765464086144247" calcext:value-type="float">
            <text:p>0.76546408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1.23949480822237" calcext:value-type="float">
            <text:p>1.2394948082</text:p>
          </table:table-cell>
          <table:table-cell office:value-type="float" office:value="-0.182609247906561" calcext:value-type="float">
            <text:p>-0.1826092479</text:p>
          </table:table-cell>
          <table:table-cell office:value-type="float" office:value="0.155058295671085" calcext:value-type="float">
            <text:p>0.1550582957</text:p>
          </table:table-cell>
          <table:table-cell office:value-type="float" office:value="-0.928892143565272" calcext:value-type="float">
            <text:p>-0.9288921436</text:p>
          </table:table-cell>
          <table:table-cell office:value-type="float" office:value="-0.746226570194207" calcext:value-type="float">
            <text:p>-0.7462265702</text:p>
          </table:table-cell>
          <table:table-cell office:value-type="float" office:value="-1.23560825972195" calcext:value-type="float">
            <text:p>-1.2356082597</text:p>
          </table:table-cell>
          <table:table-cell office:value-type="float" office:value="-0.0616946788968651" calcext:value-type="float">
            <text:p>-0.0616946789</text:p>
          </table:table-cell>
          <table:table-cell office:value-type="float" office:value="-0.125223462486931" calcext:value-type="float">
            <text:p>-0.1252234625</text:p>
          </table:table-cell>
          <table:table-cell office:value-type="float" office:value="0.984937844492791" calcext:value-type="float">
            <text:p>0.9849378445</text:p>
          </table:table-cell>
          <table:table-cell office:value-type="float" office:value="-0.746624517996666" calcext:value-type="float">
            <text:p>-0.746624518</text:p>
          </table:table-cell>
          <table:table-cell office:value-type="float" office:value="1.56345897069768" calcext:value-type="float">
            <text:p>1.5634589707</text:p>
          </table:table-cell>
          <table:table-cell office:value-type="float" office:value="0.890131708909049" calcext:value-type="float">
            <text:p>0.8901317089</text:p>
          </table:table-cell>
          <table:table-cell office:value-type="float" office:value="-0.985158790685559" calcext:value-type="float">
            <text:p>-0.9851587907</text:p>
          </table:table-cell>
          <table:table-cell office:value-type="float" office:value="0.778734283739171" calcext:value-type="float">
            <text:p>0.7787342837</text:p>
          </table:table-cell>
          <table:table-cell office:value-type="float" office:value="1.01697435758885" calcext:value-type="float">
            <text:p>1.0169743576</text:p>
          </table:table-cell>
          <table:table-cell office:value-type="float" office:value="-0.429489928950288" calcext:value-type="float">
            <text:p>-0.429489929</text:p>
          </table:table-cell>
          <table:table-cell office:value-type="float" office:value="-0.335787034053095" calcext:value-type="float">
            <text:p>-0.3357870341</text:p>
          </table:table-cell>
          <table:table-cell office:value-type="float" office:value="0.614690088138762" calcext:value-type="float">
            <text:p>0.6146900881</text:p>
          </table:table-cell>
          <table:table-cell office:value-type="float" office:value="0.703133095890784" calcext:value-type="float">
            <text:p>0.70313309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0" calcext:value-type="float">
            <text:p>130</text:p>
          </table:table-cell>
          <table:table-cell office:value-type="float" office:value="-0.485237731354587" calcext:value-type="float">
            <text:p>-0.4852377314</text:p>
          </table:table-cell>
          <table:table-cell office:value-type="float" office:value="0.658496593931675" calcext:value-type="float">
            <text:p>0.6584965939</text:p>
          </table:table-cell>
          <table:table-cell office:value-type="float" office:value="1.9499666216818" calcext:value-type="float">
            <text:p>1.9499666217</text:p>
          </table:table-cell>
          <table:table-cell office:value-type="float" office:value="1.249694748113" calcext:value-type="float">
            <text:p>1.2496947481</text:p>
          </table:table-cell>
          <table:table-cell office:value-type="float" office:value="0.426410290454178" calcext:value-type="float">
            <text:p>0.4264102905</text:p>
          </table:table-cell>
          <table:table-cell office:value-type="float" office:value="0.231512686640011" calcext:value-type="float">
            <text:p>0.2315126866</text:p>
          </table:table-cell>
          <table:table-cell office:value-type="float" office:value="0.585115384013548" calcext:value-type="float">
            <text:p>0.585115384</text:p>
          </table:table-cell>
          <table:table-cell office:value-type="float" office:value="0.0291629910040773" calcext:value-type="float">
            <text:p>0.029162991</text:p>
          </table:table-cell>
          <table:table-cell office:value-type="float" office:value="-0.520297446430573" calcext:value-type="float">
            <text:p>-0.5202974464</text:p>
          </table:table-cell>
          <table:table-cell office:value-type="float" office:value="0.0559114747132073" calcext:value-type="float">
            <text:p>0.0559114747</text:p>
          </table:table-cell>
          <table:table-cell office:value-type="float" office:value="1.26531109172818" calcext:value-type="float">
            <text:p>1.2653110917</text:p>
          </table:table-cell>
          <table:table-cell office:value-type="float" office:value="0.521276564562198" calcext:value-type="float">
            <text:p>0.5212765646</text:p>
          </table:table-cell>
          <table:table-cell office:value-type="float" office:value="-0.83043942356099" calcext:value-type="float">
            <text:p>-0.8304394236</text:p>
          </table:table-cell>
          <table:table-cell office:value-type="float" office:value="0.157454834211579" calcext:value-type="float">
            <text:p>0.1574548342</text:p>
          </table:table-cell>
          <table:table-cell office:value-type="float" office:value="-0.365074565515139" calcext:value-type="float">
            <text:p>-0.3650745655</text:p>
          </table:table-cell>
          <table:table-cell office:value-type="float" office:value="-1.14218703963807" calcext:value-type="float">
            <text:p>-1.1421870396</text:p>
          </table:table-cell>
          <table:table-cell office:value-type="float" office:value="0.409601003280508" calcext:value-type="float">
            <text:p>0.4096010033</text:p>
          </table:table-cell>
          <table:table-cell office:value-type="float" office:value="-0.20487649184935" calcext:value-type="float">
            <text:p>-0.2048764918</text:p>
          </table:table-cell>
          <table:table-cell office:value-type="float" office:value="1.01048316317371" calcext:value-type="float">
            <text:p>1.01048316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office:value-type="float" office:value="1.35328308643535" calcext:value-type="float">
            <text:p>1.3532830864</text:p>
          </table:table-cell>
          <table:table-cell office:value-type="float" office:value="-0.69489997857583" calcext:value-type="float">
            <text:p>-0.6948999786</text:p>
          </table:table-cell>
          <table:table-cell office:value-type="float" office:value="0.970826106863837" calcext:value-type="float">
            <text:p>0.9708261069</text:p>
          </table:table-cell>
          <table:table-cell office:value-type="float" office:value="-0.426559486874908" calcext:value-type="float">
            <text:p>-0.4265594869</text:p>
          </table:table-cell>
          <table:table-cell office:value-type="float" office:value="-1.41726332965319" calcext:value-type="float">
            <text:p>-1.4172633297</text:p>
          </table:table-cell>
          <table:table-cell office:value-type="float" office:value="-0.505710366166207" calcext:value-type="float">
            <text:p>-0.5057103662</text:p>
          </table:table-cell>
          <table:table-cell office:value-type="float" office:value="-0.932068859065768" calcext:value-type="float">
            <text:p>-0.9320688591</text:p>
          </table:table-cell>
          <table:table-cell office:value-type="float" office:value="-0.0839567827048411" calcext:value-type="float">
            <text:p>-0.0839567827</text:p>
          </table:table-cell>
          <table:table-cell office:value-type="float" office:value="-0.224207861162285" calcext:value-type="float">
            <text:p>-0.2242078612</text:p>
          </table:table-cell>
          <table:table-cell office:value-type="float" office:value="0.44674812787116" calcext:value-type="float">
            <text:p>0.4467481279</text:p>
          </table:table-cell>
          <table:table-cell office:value-type="float" office:value="-0.540411822093291" calcext:value-type="float">
            <text:p>-0.5404118221</text:p>
          </table:table-cell>
          <table:table-cell office:value-type="float" office:value="0.0723378428494096" calcext:value-type="float">
            <text:p>0.0723378428</text:p>
          </table:table-cell>
          <table:table-cell office:value-type="float" office:value="1.00664661216271" calcext:value-type="float">
            <text:p>1.0066466122</text:p>
          </table:table-cell>
          <table:table-cell office:value-type="float" office:value="-0.905357238477549" calcext:value-type="float">
            <text:p>-0.9053572385</text:p>
          </table:table-cell>
          <table:table-cell office:value-type="float" office:value="-0.304202301648257" calcext:value-type="float">
            <text:p>-0.3042023016</text:p>
          </table:table-cell>
          <table:table-cell office:value-type="float" office:value="0.802625517346809" calcext:value-type="float">
            <text:p>0.8026255173</text:p>
          </table:table-cell>
          <table:table-cell office:value-type="float" office:value="0.483087269532383" calcext:value-type="float">
            <text:p>0.4830872695</text:p>
          </table:table-cell>
          <table:table-cell office:value-type="float" office:value="-1.34493029038149" calcext:value-type="float">
            <text:p>-1.3449302904</text:p>
          </table:table-cell>
          <table:table-cell office:value-type="float" office:value="0.649045313715335" calcext:value-type="float">
            <text:p>0.64904531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1" calcext:value-type="float">
            <text:p>131</text:p>
          </table:table-cell>
          <table:table-cell office:value-type="float" office:value="-1.00739058275579" calcext:value-type="float">
            <text:p>-1.0073905828</text:p>
          </table:table-cell>
          <table:table-cell office:value-type="float" office:value="1.26194331919926" calcext:value-type="float">
            <text:p>1.2619433192</text:p>
          </table:table-cell>
          <table:table-cell office:value-type="float" office:value="1.20720274351755" calcext:value-type="float">
            <text:p>1.2072027435</text:p>
          </table:table-cell>
          <table:table-cell office:value-type="float" office:value="1.3075749266587" calcext:value-type="float">
            <text:p>1.3075749267</text:p>
          </table:table-cell>
          <table:table-cell office:value-type="float" office:value="0.153211415554951" calcext:value-type="float">
            <text:p>0.1532114156</text:p>
          </table:table-cell>
          <table:table-cell office:value-type="float" office:value="0.0622911017873403" calcext:value-type="float">
            <text:p>0.0622911018</text:p>
          </table:table-cell>
          <table:table-cell office:value-type="float" office:value="0.508647160027692" calcext:value-type="float">
            <text:p>0.50864716</text:p>
          </table:table-cell>
          <table:table-cell office:value-type="float" office:value="0.0794468525210625" calcext:value-type="float">
            <text:p>0.0794468525</text:p>
          </table:table-cell>
          <table:table-cell office:value-type="float" office:value="-0.39521086030534" calcext:value-type="float">
            <text:p>-0.3952108603</text:p>
          </table:table-cell>
          <table:table-cell office:value-type="float" office:value="-0.00615217663905655" calcext:value-type="float">
            <text:p>-0.0061521766</text:p>
          </table:table-cell>
          <table:table-cell office:value-type="float" office:value="-0.468287907189751" calcext:value-type="float">
            <text:p>-0.4682879072</text:p>
          </table:table-cell>
          <table:table-cell office:value-type="float" office:value="0.82781935550606" calcext:value-type="float">
            <text:p>0.8278193555</text:p>
          </table:table-cell>
          <table:table-cell office:value-type="float" office:value="1.04667579114069" calcext:value-type="float">
            <text:p>1.0466757911</text:p>
          </table:table-cell>
          <table:table-cell office:value-type="float" office:value="-0.185212586402775" calcext:value-type="float">
            <text:p>-0.1852125864</text:p>
          </table:table-cell>
          <table:table-cell office:value-type="float" office:value="0.109266578253161" calcext:value-type="float">
            <text:p>0.1092665783</text:p>
          </table:table-cell>
          <table:table-cell office:value-type="float" office:value="-1.25280432357317" calcext:value-type="float">
            <text:p>-1.2528043236</text:p>
          </table:table-cell>
          <table:table-cell office:value-type="float" office:value="0.605940980983828" calcext:value-type="float">
            <text:p>0.605940981</text:p>
          </table:table-cell>
          <table:table-cell office:value-type="float" office:value="-0.831079808839291" calcext:value-type="float">
            <text:p>-0.8310798088</text:p>
          </table:table-cell>
          <table:table-cell office:value-type="float" office:value="0.772720684709515" calcext:value-type="float">
            <text:p>0.77272068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-0.394815704179131" calcext:value-type="float">
            <text:p>-0.3948157042</text:p>
          </table:table-cell>
          <table:table-cell office:value-type="float" office:value="1.05441829737983" calcext:value-type="float">
            <text:p>1.0544182974</text:p>
          </table:table-cell>
          <table:table-cell office:value-type="float" office:value="1.20636127062336" calcext:value-type="float">
            <text:p>1.2063612706</text:p>
          </table:table-cell>
          <table:table-cell office:value-type="float" office:value="-0.289232389914903" calcext:value-type="float">
            <text:p>-0.2892323899</text:p>
          </table:table-cell>
          <table:table-cell office:value-type="float" office:value="0.610283923861161" calcext:value-type="float">
            <text:p>0.6102839239</text:p>
          </table:table-cell>
          <table:table-cell office:value-type="float" office:value="0.0815293409925306" calcext:value-type="float">
            <text:p>0.081529341</text:p>
          </table:table-cell>
          <table:table-cell office:value-type="float" office:value="0.687720988346137" calcext:value-type="float">
            <text:p>0.6877209883</text:p>
          </table:table-cell>
          <table:table-cell office:value-type="float" office:value="0.0653407179588557" calcext:value-type="float">
            <text:p>0.065340718</text:p>
          </table:table-cell>
          <table:table-cell office:value-type="float" office:value="-0.501623228883982" calcext:value-type="float">
            <text:p>-0.5016232289</text:p>
          </table:table-cell>
          <table:table-cell office:value-type="float" office:value="-0.387104735945791" calcext:value-type="float">
            <text:p>-0.3871047359</text:p>
          </table:table-cell>
          <table:table-cell office:value-type="float" office:value="-0.748656330999329" calcext:value-type="float">
            <text:p>-0.748656331</text:p>
          </table:table-cell>
          <table:table-cell office:value-type="float" office:value="0.317262072042922" calcext:value-type="float">
            <text:p>0.317262072</text:p>
          </table:table-cell>
          <table:table-cell office:value-type="float" office:value="1.2094551611833" calcext:value-type="float">
            <text:p>1.2094551612</text:p>
          </table:table-cell>
          <table:table-cell office:value-type="float" office:value="-0.0891142351404219" calcext:value-type="float">
            <text:p>-0.0891142351</text:p>
          </table:table-cell>
          <table:table-cell office:value-type="float" office:value="1.04581112477752" calcext:value-type="float">
            <text:p>1.0458111248</text:p>
          </table:table-cell>
          <table:table-cell office:value-type="float" office:value="0.101501487445587" calcext:value-type="float">
            <text:p>0.1015014874</text:p>
          </table:table-cell>
          <table:table-cell office:value-type="float" office:value="-0.479842164942754" calcext:value-type="float">
            <text:p>-0.4798421649</text:p>
          </table:table-cell>
          <table:table-cell office:value-type="float" office:value="-0.656485151546465" calcext:value-type="float">
            <text:p>-0.6564851515</text:p>
          </table:table-cell>
          <table:table-cell office:value-type="float" office:value="-0.0359223287804596" calcext:value-type="float">
            <text:p>-0.03592232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float" office:value="-1.57135931118663" calcext:value-type="float">
            <text:p>-1.5713593112</text:p>
          </table:table-cell>
          <table:table-cell office:value-type="float" office:value="1.68750802712553" calcext:value-type="float">
            <text:p>1.6875080271</text:p>
          </table:table-cell>
          <table:table-cell office:value-type="float" office:value="0.734670437858068" calcext:value-type="float">
            <text:p>0.7346704379</text:p>
          </table:table-cell>
          <table:table-cell office:value-type="float" office:value="1.29334959714667" calcext:value-type="float">
            <text:p>1.2933495971</text:p>
          </table:table-cell>
          <table:table-cell office:value-type="float" office:value="-0.21753166347078" calcext:value-type="float">
            <text:p>-0.2175316635</text:p>
          </table:table-cell>
          <table:table-cell office:value-type="float" office:value="-0.00267746796392636" calcext:value-type="float">
            <text:p>-0.002677468</text:p>
          </table:table-cell>
          <table:table-cell office:value-type="float" office:value="0.147364180877205" calcext:value-type="float">
            <text:p>0.1473641809</text:p>
          </table:table-cell>
          <table:table-cell office:value-type="float" office:value="0.515361979346643" calcext:value-type="float">
            <text:p>0.5153619793</text:p>
          </table:table-cell>
          <table:table-cell office:value-type="float" office:value="-0.372441612815001" calcext:value-type="float">
            <text:p>-0.3724416128</text:p>
          </table:table-cell>
          <table:table-cell office:value-type="float" office:value="0.078020678219396" calcext:value-type="float">
            <text:p>0.0780206782</text:p>
          </table:table-cell>
          <table:table-cell office:value-type="float" office:value="-0.592494907439863" calcext:value-type="float">
            <text:p>-0.5924949074</text:p>
          </table:table-cell>
          <table:table-cell office:value-type="float" office:value="0.99794100956986" calcext:value-type="float">
            <text:p>0.9979410096</text:p>
          </table:table-cell>
          <table:table-cell office:value-type="float" office:value="1.10932838560526" calcext:value-type="float">
            <text:p>1.1093283856</text:p>
          </table:table-cell>
          <table:table-cell office:value-type="float" office:value="0.0600476234099728" calcext:value-type="float">
            <text:p>0.0600476234</text:p>
          </table:table-cell>
          <table:table-cell office:value-type="float" office:value="0.0861407955897413" calcext:value-type="float">
            <text:p>0.0861407956</text:p>
          </table:table-cell>
          <table:table-cell office:value-type="float" office:value="-1.14989267358928" calcext:value-type="float">
            <text:p>-1.1498926736</text:p>
          </table:table-cell>
          <table:table-cell office:value-type="float" office:value="0.76519825435519" calcext:value-type="float">
            <text:p>0.7651982544</text:p>
          </table:table-cell>
          <table:table-cell office:value-type="float" office:value="-0.810588623188627" calcext:value-type="float">
            <text:p>-0.8105886232</text:p>
          </table:table-cell>
          <table:table-cell office:value-type="float" office:value="0.737550435684102" calcext:value-type="float">
            <text:p>0.73755043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  <table:table-cell office:value-type="float" office:value="0.709335677767676" calcext:value-type="float">
            <text:p>0.7093356778</text:p>
          </table:table-cell>
          <table:table-cell office:value-type="float" office:value="-0.0116791551225081" calcext:value-type="float">
            <text:p>-0.0116791551</text:p>
          </table:table-cell>
          <table:table-cell office:value-type="float" office:value="-0.530212954758486" calcext:value-type="float">
            <text:p>-0.5302129548</text:p>
          </table:table-cell>
          <table:table-cell office:value-type="float" office:value="0.236330632208106" calcext:value-type="float">
            <text:p>0.2363306322</text:p>
          </table:table-cell>
          <table:table-cell office:value-type="float" office:value="1.61174986204676" calcext:value-type="float">
            <text:p>1.611749862</text:p>
          </table:table-cell>
          <table:table-cell office:value-type="float" office:value="4.09191538293948" calcext:value-type="float">
            <text:p>4.0919153829</text:p>
          </table:table-cell>
          <table:table-cell office:value-type="float" office:value="-0.862138242719811" calcext:value-type="float">
            <text:p>-0.8621382427</text:p>
          </table:table-cell>
          <table:table-cell office:value-type="float" office:value="1.08397306892466" calcext:value-type="float">
            <text:p>1.0839730689</text:p>
          </table:table-cell>
          <table:table-cell office:value-type="float" office:value="0.786795680750279" calcext:value-type="float">
            <text:p>0.7867956808</text:p>
          </table:table-cell>
          <table:table-cell office:value-type="float" office:value="0.112887484237669" calcext:value-type="float">
            <text:p>0.1128874842</text:p>
          </table:table-cell>
          <table:table-cell office:value-type="float" office:value="-0.653232103051672" calcext:value-type="float">
            <text:p>-0.6532321031</text:p>
          </table:table-cell>
          <table:table-cell office:value-type="float" office:value="0.173266863908925" calcext:value-type="float">
            <text:p>0.1732668639</text:p>
          </table:table-cell>
          <table:table-cell office:value-type="float" office:value="0.0378668020493338" calcext:value-type="float">
            <text:p>0.037866802</text:p>
          </table:table-cell>
          <table:table-cell office:value-type="float" office:value="-0.3878127896013" calcext:value-type="float">
            <text:p>-0.3878127896</text:p>
          </table:table-cell>
          <table:table-cell office:value-type="float" office:value="0.374892960030048" calcext:value-type="float">
            <text:p>0.37489296</text:p>
          </table:table-cell>
          <table:table-cell office:value-type="float" office:value="0.210211547181194" calcext:value-type="float">
            <text:p>0.2102115472</text:p>
          </table:table-cell>
          <table:table-cell office:value-type="float" office:value="-0.644749399312067" calcext:value-type="float">
            <text:p>-0.6447493993</text:p>
          </table:table-cell>
          <table:table-cell office:value-type="float" office:value="0.554854578161012" calcext:value-type="float">
            <text:p>0.5548545782</text:p>
          </table:table-cell>
          <table:table-cell office:value-type="float" office:value="0.622384226210836" calcext:value-type="float">
            <text:p>0.6223842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1.10176244239434" calcext:value-type="float">
            <text:p>1.1017624424</text:p>
          </table:table-cell>
          <table:table-cell office:value-type="float" office:value="-0.119018463304873" calcext:value-type="float">
            <text:p>-0.1190184633</text:p>
          </table:table-cell>
          <table:table-cell office:value-type="float" office:value="1.13915027454676" calcext:value-type="float">
            <text:p>1.1391502745</text:p>
          </table:table-cell>
          <table:table-cell office:value-type="float" office:value="1.84496121166558" calcext:value-type="float">
            <text:p>1.8449612117</text:p>
          </table:table-cell>
          <table:table-cell office:value-type="float" office:value="-0.817909155917367" calcext:value-type="float">
            <text:p>-0.8179091559</text:p>
          </table:table-cell>
          <table:table-cell office:value-type="float" office:value="0.247770075059204" calcext:value-type="float">
            <text:p>0.2477700751</text:p>
          </table:table-cell>
          <table:table-cell office:value-type="float" office:value="-0.68418103732984" calcext:value-type="float">
            <text:p>-0.6841810373</text:p>
          </table:table-cell>
          <table:table-cell office:value-type="float" office:value="0.28309582080913" calcext:value-type="float">
            <text:p>0.2830958208</text:p>
          </table:table-cell>
          <table:table-cell office:value-type="float" office:value="0.286762552995096" calcext:value-type="float">
            <text:p>0.286762553</text:p>
          </table:table-cell>
          <table:table-cell office:value-type="float" office:value="0.440946202096376" calcext:value-type="float">
            <text:p>0.4409462021</text:p>
          </table:table-cell>
          <table:table-cell office:value-type="float" office:value="-0.826293741240075" calcext:value-type="float">
            <text:p>-0.8262937412</text:p>
          </table:table-cell>
          <table:table-cell office:value-type="float" office:value="-0.769377782472298" calcext:value-type="float">
            <text:p>-0.7693777825</text:p>
          </table:table-cell>
          <table:table-cell office:value-type="float" office:value="-1.54103256328002" calcext:value-type="float">
            <text:p>-1.5410325633</text:p>
          </table:table-cell>
          <table:table-cell office:value-type="float" office:value="0.0479042224605281" calcext:value-type="float">
            <text:p>0.0479042225</text:p>
          </table:table-cell>
          <table:table-cell office:value-type="float" office:value="0.567886086354051" calcext:value-type="float">
            <text:p>0.5678860864</text:p>
          </table:table-cell>
          <table:table-cell office:value-type="float" office:value="0.523959446513121" calcext:value-type="float">
            <text:p>0.5239594465</text:p>
          </table:table-cell>
          <table:table-cell office:value-type="float" office:value="-0.044064668386419" calcext:value-type="float">
            <text:p>-0.0440646684</text:p>
          </table:table-cell>
          <table:table-cell office:value-type="float" office:value="-0.425632201949156" calcext:value-type="float">
            <text:p>-0.4256322019</text:p>
          </table:table-cell>
          <table:table-cell office:value-type="float" office:value="-1.10102995487559" calcext:value-type="float">
            <text:p>-1.101029954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1.20720732422405" calcext:value-type="float">
            <text:p>1.2072073242</text:p>
          </table:table-cell>
          <table:table-cell office:value-type="float" office:value="0.241318029071441" calcext:value-type="float">
            <text:p>0.2413180291</text:p>
          </table:table-cell>
          <table:table-cell office:value-type="float" office:value="0.258744960667355" calcext:value-type="float">
            <text:p>0.2587449607</text:p>
          </table:table-cell>
          <table:table-cell office:value-type="float" office:value="0.65333494001419" calcext:value-type="float">
            <text:p>0.65333494</text:p>
          </table:table-cell>
          <table:table-cell office:value-type="float" office:value="-0.256425758843426" calcext:value-type="float">
            <text:p>-0.2564257588</text:p>
          </table:table-cell>
          <table:table-cell office:value-type="float" office:value="-0.620309257280381" calcext:value-type="float">
            <text:p>-0.6203092573</text:p>
          </table:table-cell>
          <table:table-cell office:value-type="float" office:value="-0.0396528304896815" calcext:value-type="float">
            <text:p>-0.0396528305</text:p>
          </table:table-cell>
          <table:table-cell office:value-type="float" office:value="-0.0221386613164761" calcext:value-type="float">
            <text:p>-0.0221386613</text:p>
          </table:table-cell>
          <table:table-cell office:value-type="float" office:value="0.145190565924171" calcext:value-type="float">
            <text:p>0.1451905659</text:p>
          </table:table-cell>
          <table:table-cell office:value-type="float" office:value="-0.305442980386716" calcext:value-type="float">
            <text:p>-0.3054429804</text:p>
          </table:table-cell>
          <table:table-cell office:value-type="float" office:value="0.0235744586581998" calcext:value-type="float">
            <text:p>0.0235744587</text:p>
          </table:table-cell>
          <table:table-cell office:value-type="float" office:value="-0.0897945367743728" calcext:value-type="float">
            <text:p>-0.0897945368</text:p>
          </table:table-cell>
          <table:table-cell office:value-type="float" office:value="-0.564338047466144" calcext:value-type="float">
            <text:p>-0.5643380475</text:p>
          </table:table-cell>
          <table:table-cell office:value-type="float" office:value="-0.105116498946392" calcext:value-type="float">
            <text:p>-0.1051164989</text:p>
          </table:table-cell>
          <table:table-cell office:value-type="float" office:value="1.43082238854315" calcext:value-type="float">
            <text:p>1.4308223885</text:p>
          </table:table-cell>
          <table:table-cell office:value-type="float" office:value="0.222641855675202" calcext:value-type="float">
            <text:p>0.2226418557</text:p>
          </table:table-cell>
          <table:table-cell office:value-type="float" office:value="0.317193266420648" calcext:value-type="float">
            <text:p>0.3171932664</text:p>
          </table:table-cell>
          <table:table-cell office:value-type="float" office:value="-0.652918625345187" calcext:value-type="float">
            <text:p>-0.6529186253</text:p>
          </table:table-cell>
          <table:table-cell office:value-type="float" office:value="-0.552422227232238" calcext:value-type="float">
            <text:p>-0.55242222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office:value-type="float" office:value="-0.541889409867868" calcext:value-type="float">
            <text:p>-0.5418894099</text:p>
          </table:table-cell>
          <table:table-cell office:value-type="float" office:value="0.907744834353959" calcext:value-type="float">
            <text:p>0.9077448344</text:p>
          </table:table-cell>
          <table:table-cell office:value-type="float" office:value="0.941841930881673" calcext:value-type="float">
            <text:p>0.9418419309</text:p>
          </table:table-cell>
          <table:table-cell office:value-type="float" office:value="0.993747888232129" calcext:value-type="float">
            <text:p>0.9937478882</text:p>
          </table:table-cell>
          <table:table-cell office:value-type="float" office:value="0.844723948034434" calcext:value-type="float">
            <text:p>0.844723948</text:p>
          </table:table-cell>
          <table:table-cell office:value-type="float" office:value="0.360279963035418" calcext:value-type="float">
            <text:p>0.360279963</text:p>
          </table:table-cell>
          <table:table-cell office:value-type="float" office:value="0.761736831520894" calcext:value-type="float">
            <text:p>0.7617368315</text:p>
          </table:table-cell>
          <table:table-cell office:value-type="float" office:value="-0.222477053379465" calcext:value-type="float">
            <text:p>-0.2224770534</text:p>
          </table:table-cell>
          <table:table-cell office:value-type="float" office:value="0.179747695524952" calcext:value-type="float">
            <text:p>0.1797476955</text:p>
          </table:table-cell>
          <table:table-cell office:value-type="float" office:value="0.408008155073805" calcext:value-type="float">
            <text:p>0.4080081551</text:p>
          </table:table-cell>
          <table:table-cell office:value-type="float" office:value="-2.06190815476794" calcext:value-type="float">
            <text:p>-2.0619081548</text:p>
          </table:table-cell>
          <table:table-cell office:value-type="float" office:value="-0.71990402978211" calcext:value-type="float">
            <text:p>-0.7199040298</text:p>
          </table:table-cell>
          <table:table-cell office:value-type="float" office:value="-0.367007292471775" calcext:value-type="float">
            <text:p>-0.3670072925</text:p>
          </table:table-cell>
          <table:table-cell office:value-type="float" office:value="-0.286506809530979" calcext:value-type="float">
            <text:p>-0.2865068095</text:p>
          </table:table-cell>
          <table:table-cell office:value-type="float" office:value="0.180705099498386" calcext:value-type="float">
            <text:p>0.1807050995</text:p>
          </table:table-cell>
          <table:table-cell office:value-type="float" office:value="-0.59346937797803" calcext:value-type="float">
            <text:p>-0.593469378</text:p>
          </table:table-cell>
          <table:table-cell office:value-type="float" office:value="-0.250660990079749" calcext:value-type="float">
            <text:p>-0.2506609901</text:p>
          </table:table-cell>
          <table:table-cell office:value-type="float" office:value="0.230033157777734" calcext:value-type="float">
            <text:p>0.2300331578</text:p>
          </table:table-cell>
          <table:table-cell office:value-type="float" office:value="1.63369068931942" calcext:value-type="float">
            <text:p>1.63369068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6" calcext:value-type="float">
            <text:p>136</text:p>
          </table:table-cell>
          <table:table-cell office:value-type="float" office:value="-0.568284747585613" calcext:value-type="float">
            <text:p>-0.5682847476</text:p>
          </table:table-cell>
          <table:table-cell office:value-type="float" office:value="1.1950945447569" calcext:value-type="float">
            <text:p>1.1950945448</text:p>
          </table:table-cell>
          <table:table-cell office:value-type="float" office:value="0.69474149656075" calcext:value-type="float">
            <text:p>0.6947414966</text:p>
          </table:table-cell>
          <table:table-cell office:value-type="float" office:value="-0.626095126347654" calcext:value-type="float">
            <text:p>-0.6260951263</text:p>
          </table:table-cell>
          <table:table-cell office:value-type="float" office:value="1.17108401930435" calcext:value-type="float">
            <text:p>1.1710840193</text:p>
          </table:table-cell>
          <table:table-cell office:value-type="float" office:value="0.373751078952388" calcext:value-type="float">
            <text:p>0.373751079</text:p>
          </table:table-cell>
          <table:table-cell office:value-type="float" office:value="1.01309484421646" calcext:value-type="float">
            <text:p>1.0130948442</text:p>
          </table:table-cell>
          <table:table-cell office:value-type="float" office:value="-0.272388391902167" calcext:value-type="float">
            <text:p>-0.2723883919</text:p>
          </table:table-cell>
          <table:table-cell office:value-type="float" office:value="0.0558697391702687" calcext:value-type="float">
            <text:p>0.0558697392</text:p>
          </table:table-cell>
          <table:table-cell office:value-type="float" office:value="0.682043641285574" calcext:value-type="float">
            <text:p>0.6820436413</text:p>
          </table:table-cell>
          <table:table-cell office:value-type="float" office:value="0.267372062772765" calcext:value-type="float">
            <text:p>0.2673720628</text:p>
          </table:table-cell>
          <table:table-cell office:value-type="float" office:value="0.178172797544101" calcext:value-type="float">
            <text:p>0.1781727975</text:p>
          </table:table-cell>
          <table:table-cell office:value-type="float" office:value="0.854316439297874" calcext:value-type="float">
            <text:p>0.8543164393</text:p>
          </table:table-cell>
          <table:table-cell office:value-type="float" office:value="-1.00920539655489" calcext:value-type="float">
            <text:p>-1.0092053966</text:p>
          </table:table-cell>
          <table:table-cell office:value-type="float" office:value="0.353392252309136" calcext:value-type="float">
            <text:p>0.3533922523</text:p>
          </table:table-cell>
          <table:table-cell office:value-type="float" office:value="0.854815188775112" calcext:value-type="float">
            <text:p>0.8548151888</text:p>
          </table:table-cell>
          <table:table-cell office:value-type="float" office:value="-1.13054902389858" calcext:value-type="float">
            <text:p>-1.1305490239</text:p>
          </table:table-cell>
          <table:table-cell office:value-type="float" office:value="0.763852749156702" calcext:value-type="float">
            <text:p>0.7638527492</text:p>
          </table:table-cell>
          <table:table-cell office:value-type="float" office:value="0.796372845597807" calcext:value-type="float">
            <text:p>0.79637284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office:value-type="float" office:value="0.753307852006014" calcext:value-type="float">
            <text:p>0.753307852</text:p>
          </table:table-cell>
          <table:table-cell office:value-type="float" office:value="-1.13159325678345" calcext:value-type="float">
            <text:p>-1.1315932568</text:p>
          </table:table-cell>
          <table:table-cell office:value-type="float" office:value="0.878730366275302" calcext:value-type="float">
            <text:p>0.8787303663</text:p>
          </table:table-cell>
          <table:table-cell office:value-type="float" office:value="0.297870795702318" calcext:value-type="float">
            <text:p>0.2978707957</text:p>
          </table:table-cell>
          <table:table-cell office:value-type="float" office:value="-1.32725016090081" calcext:value-type="float">
            <text:p>-1.3272501609</text:p>
          </table:table-cell>
          <table:table-cell office:value-type="float" office:value="0.0665956381298685" calcext:value-type="float">
            <text:p>0.0665956381</text:p>
          </table:table-cell>
          <table:table-cell office:value-type="float" office:value="-0.535275981085739" calcext:value-type="float">
            <text:p>-0.5352759811</text:p>
          </table:table-cell>
          <table:table-cell office:value-type="float" office:value="0.17113262133325" calcext:value-type="float">
            <text:p>0.1711326213</text:p>
          </table:table-cell>
          <table:table-cell office:value-type="float" office:value="1.18460203975708" calcext:value-type="float">
            <text:p>1.1846020398</text:p>
          </table:table-cell>
          <table:table-cell office:value-type="float" office:value="-0.510452889948725" calcext:value-type="float">
            <text:p>-0.5104528899</text:p>
          </table:table-cell>
          <table:table-cell office:value-type="float" office:value="-0.559082123573571" calcext:value-type="float">
            <text:p>-0.5590821236</text:p>
          </table:table-cell>
          <table:table-cell office:value-type="float" office:value="0.121812639047106" calcext:value-type="float">
            <text:p>0.121812639</text:p>
          </table:table-cell>
          <table:table-cell office:value-type="float" office:value="-0.718595336305624" calcext:value-type="float">
            <text:p>-0.7185953363</text:p>
          </table:table-cell>
          <table:table-cell office:value-type="float" office:value="-0.211232351900226" calcext:value-type="float">
            <text:p>-0.2112323519</text:p>
          </table:table-cell>
          <table:table-cell office:value-type="float" office:value="0.663762572071223" calcext:value-type="float">
            <text:p>0.6637625721</text:p>
          </table:table-cell>
          <table:table-cell office:value-type="float" office:value="-0.0642568148905888" calcext:value-type="float">
            <text:p>-0.0642568149</text:p>
          </table:table-cell>
          <table:table-cell office:value-type="float" office:value="0.256345466775674" calcext:value-type="float">
            <text:p>0.2563454668</text:p>
          </table:table-cell>
          <table:table-cell office:value-type="float" office:value="-0.696030148844145" calcext:value-type="float">
            <text:p>-0.6960301488</text:p>
          </table:table-cell>
          <table:table-cell office:value-type="float" office:value="-0.190353268399697" calcext:value-type="float">
            <text:p>-0.19035326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8" calcext:value-type="float">
            <text:p>138</text:p>
          </table:table-cell>
          <table:table-cell office:value-type="float" office:value="-0.986639536232516" calcext:value-type="float">
            <text:p>-0.9866395362</text:p>
          </table:table-cell>
          <table:table-cell office:value-type="float" office:value="0.0546197737557083" calcext:value-type="float">
            <text:p>0.0546197738</text:p>
          </table:table-cell>
          <table:table-cell office:value-type="float" office:value="0.892189389775173" calcext:value-type="float">
            <text:p>0.8921893898</text:p>
          </table:table-cell>
          <table:table-cell office:value-type="float" office:value="1.23854630109675" calcext:value-type="float">
            <text:p>1.2385463011</text:p>
          </table:table-cell>
          <table:table-cell office:value-type="float" office:value="1.15394920240734" calcext:value-type="float">
            <text:p>1.1539492024</text:p>
          </table:table-cell>
          <table:table-cell office:value-type="float" office:value="-0.443156858403968" calcext:value-type="float">
            <text:p>-0.4431568584</text:p>
          </table:table-cell>
          <table:table-cell office:value-type="float" office:value="1.15879297118205" calcext:value-type="float">
            <text:p>1.1587929712</text:p>
          </table:table-cell>
          <table:table-cell office:value-type="float" office:value="-0.234932879110434" calcext:value-type="float">
            <text:p>-0.2349328791</text:p>
          </table:table-cell>
          <table:table-cell office:value-type="float" office:value="-0.748284316300919" calcext:value-type="float">
            <text:p>-0.7482843163</text:p>
          </table:table-cell>
          <table:table-cell office:value-type="float" office:value="0.199997639725271" calcext:value-type="float">
            <text:p>0.1999976397</text:p>
          </table:table-cell>
          <table:table-cell office:value-type="float" office:value="-0.377070284469104" calcext:value-type="float">
            <text:p>-0.3770702845</text:p>
          </table:table-cell>
          <table:table-cell office:value-type="float" office:value="-0.0865458979047432" calcext:value-type="float">
            <text:p>-0.0865458979</text:p>
          </table:table-cell>
          <table:table-cell office:value-type="float" office:value="0.217167156344124" calcext:value-type="float">
            <text:p>0.2171671563</text:p>
          </table:table-cell>
          <table:table-cell office:value-type="float" office:value="0.314289833672674" calcext:value-type="float">
            <text:p>0.3142898337</text:p>
          </table:table-cell>
          <table:table-cell office:value-type="float" office:value="1.29554551600091" calcext:value-type="float">
            <text:p>1.295545516</text:p>
          </table:table-cell>
          <table:table-cell office:value-type="float" office:value="-0.818801495605568" calcext:value-type="float">
            <text:p>-0.8188014956</text:p>
          </table:table-cell>
          <table:table-cell office:value-type="float" office:value="0.059642158114003" calcext:value-type="float">
            <text:p>0.0596421581</text:p>
          </table:table-cell>
          <table:table-cell office:value-type="float" office:value="-0.689562879545385" calcext:value-type="float">
            <text:p>-0.6895628795</text:p>
          </table:table-cell>
          <table:table-cell office:value-type="float" office:value="0.684420233943306" calcext:value-type="float">
            <text:p>0.68442023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9" calcext:value-type="float">
            <text:p>139</text:p>
          </table:table-cell>
          <table:table-cell office:value-type="float" office:value="0.951278275520493" calcext:value-type="float">
            <text:p>0.9512782755</text:p>
          </table:table-cell>
          <table:table-cell office:value-type="float" office:value="-0.657729594475177" calcext:value-type="float">
            <text:p>-0.6577295945</text:p>
          </table:table-cell>
          <table:table-cell office:value-type="float" office:value="1.70188353276801" calcext:value-type="float">
            <text:p>1.7018835328</text:p>
          </table:table-cell>
          <table:table-cell office:value-type="float" office:value="1.80966728327767" calcext:value-type="float">
            <text:p>1.8096672833</text:p>
          </table:table-cell>
          <table:table-cell office:value-type="float" office:value="-1.36016210898805" calcext:value-type="float">
            <text:p>-1.360162109</text:p>
          </table:table-cell>
          <table:table-cell office:value-type="float" office:value="0.953857646316338" calcext:value-type="float">
            <text:p>0.9538576463</text:p>
          </table:table-cell>
          <table:table-cell office:value-type="float" office:value="-1.13480328179431" calcext:value-type="float">
            <text:p>-1.1348032818</text:p>
          </table:table-cell>
          <table:table-cell office:value-type="float" office:value="0.528569709758623" calcext:value-type="float">
            <text:p>0.5285697098</text:p>
          </table:table-cell>
          <table:table-cell office:value-type="float" office:value="1.91440355688492" calcext:value-type="float">
            <text:p>1.9144035569</text:p>
          </table:table-cell>
          <table:table-cell office:value-type="float" office:value="-0.41342580316083" calcext:value-type="float">
            <text:p>-0.4134258032</text:p>
          </table:table-cell>
          <table:table-cell office:value-type="float" office:value="-1.4888158047149" calcext:value-type="float">
            <text:p>-1.4888158047</text:p>
          </table:table-cell>
          <table:table-cell office:value-type="float" office:value="0.105980334378276" calcext:value-type="float">
            <text:p>0.1059803344</text:p>
          </table:table-cell>
          <table:table-cell office:value-type="float" office:value="-1.65017861034361" calcext:value-type="float">
            <text:p>-1.6501786103</text:p>
          </table:table-cell>
          <table:table-cell office:value-type="float" office:value="-0.765610812188551" calcext:value-type="float">
            <text:p>-0.7656108122</text:p>
          </table:table-cell>
          <table:table-cell office:value-type="float" office:value="-1.18267098848816" calcext:value-type="float">
            <text:p>-1.1826709885</text:p>
          </table:table-cell>
          <table:table-cell office:value-type="float" office:value="-0.739282377207059" calcext:value-type="float">
            <text:p>-0.7392823772</text:p>
          </table:table-cell>
          <table:table-cell office:value-type="float" office:value="0.676979258708734" calcext:value-type="float">
            <text:p>0.6769792587</text:p>
          </table:table-cell>
          <table:table-cell office:value-type="float" office:value="-0.483801273027034" calcext:value-type="float">
            <text:p>-0.483801273</text:p>
          </table:table-cell>
          <table:table-cell office:value-type="float" office:value="-0.188162502490156" calcext:value-type="float">
            <text:p>-0.18816250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1.17547797784407" calcext:value-type="float">
            <text:p>1.1754779778</text:p>
          </table:table-cell>
          <table:table-cell office:value-type="float" office:value="0.167881282807954" calcext:value-type="float">
            <text:p>0.1678812828</text:p>
          </table:table-cell>
          <table:table-cell office:value-type="float" office:value="0.509908524918345" calcext:value-type="float">
            <text:p>0.5099085249</text:p>
          </table:table-cell>
          <table:table-cell office:value-type="float" office:value="0.452332377841821" calcext:value-type="float">
            <text:p>0.4523323778</text:p>
          </table:table-cell>
          <table:table-cell office:value-type="float" office:value="-0.215763033012374" calcext:value-type="float">
            <text:p>-0.215763033</text:p>
          </table:table-cell>
          <table:table-cell office:value-type="float" office:value="-0.192103788679566" calcext:value-type="float">
            <text:p>-0.1921037887</text:p>
          </table:table-cell>
          <table:table-cell office:value-type="float" office:value="-0.105403719620125" calcext:value-type="float">
            <text:p>-0.1054037196</text:p>
          </table:table-cell>
          <table:table-cell office:value-type="float" office:value="0.0685168493023459" calcext:value-type="float">
            <text:p>0.0685168493</text:p>
          </table:table-cell>
          <table:table-cell office:value-type="float" office:value="-0.249733437436787" calcext:value-type="float">
            <text:p>-0.2497334374</text:p>
          </table:table-cell>
          <table:table-cell office:value-type="float" office:value="0.0531427317518959" calcext:value-type="float">
            <text:p>0.0531427318</text:p>
          </table:table-cell>
          <table:table-cell office:value-type="float" office:value="1.73792686089307" calcext:value-type="float">
            <text:p>1.7379268609</text:p>
          </table:table-cell>
          <table:table-cell office:value-type="float" office:value="1.25332507136832" calcext:value-type="float">
            <text:p>1.2533250714</text:p>
          </table:table-cell>
          <table:table-cell office:value-type="float" office:value="0.419214818545098" calcext:value-type="float">
            <text:p>0.4192148185</text:p>
          </table:table-cell>
          <table:table-cell office:value-type="float" office:value="0.422533743260073" calcext:value-type="float">
            <text:p>0.4225337433</text:p>
          </table:table-cell>
          <table:table-cell office:value-type="float" office:value="0.56052905321648" calcext:value-type="float">
            <text:p>0.5605290532</text:p>
          </table:table-cell>
          <table:table-cell office:value-type="float" office:value="0.197461932874899" calcext:value-type="float">
            <text:p>0.1974619329</text:p>
          </table:table-cell>
          <table:table-cell office:value-type="float" office:value="-0.407984598758528" calcext:value-type="float">
            <text:p>-0.4079845988</text:p>
          </table:table-cell>
          <table:table-cell office:value-type="float" office:value="-0.520951033931573" calcext:value-type="float">
            <text:p>-0.5209510339</text:p>
          </table:table-cell>
          <table:table-cell office:value-type="float" office:value="-0.188320466586913" calcext:value-type="float">
            <text:p>-0.18832046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office:value-type="float" office:value="-4.63653366354065" calcext:value-type="float">
            <text:p>-4.6365336635</text:p>
          </table:table-cell>
          <table:table-cell office:value-type="float" office:value="-5.93171744106428" calcext:value-type="float">
            <text:p>-5.9317174411</text:p>
          </table:table-cell>
          <table:table-cell office:value-type="float" office:value="-0.227301246245913" calcext:value-type="float">
            <text:p>-0.2273012462</text:p>
          </table:table-cell>
          <table:table-cell office:value-type="float" office:value="-2.73727134622764" calcext:value-type="float">
            <text:p>-2.7372713462</text:p>
          </table:table-cell>
          <table:table-cell office:value-type="float" office:value="7.67254396636689" calcext:value-type="float">
            <text:p>7.6725439664</text:p>
          </table:table-cell>
          <table:table-cell office:value-type="float" office:value="-0.996354541864632" calcext:value-type="float">
            <text:p>-0.9963545419</text:p>
          </table:table-cell>
          <table:table-cell office:value-type="float" office:value="-3.39118449591982" calcext:value-type="float">
            <text:p>-3.3911844959</text:p>
          </table:table-cell>
          <table:table-cell office:value-type="float" office:value="1.23626681418495" calcext:value-type="float">
            <text:p>1.2362668142</text:p>
          </table:table-cell>
          <table:table-cell office:value-type="float" office:value="1.1294619353699" calcext:value-type="float">
            <text:p>1.1294619354</text:p>
          </table:table-cell>
          <table:table-cell office:value-type="float" office:value="-1.46186088102085" calcext:value-type="float">
            <text:p>-1.461860881</text:p>
          </table:table-cell>
          <table:table-cell office:value-type="float" office:value="-0.326430680230826" calcext:value-type="float">
            <text:p>-0.3264306802</text:p>
          </table:table-cell>
          <table:table-cell office:value-type="float" office:value="0.597189552495276" calcext:value-type="float">
            <text:p>0.5971895525</text:p>
          </table:table-cell>
          <table:table-cell office:value-type="float" office:value="-0.0274676597283356" calcext:value-type="float">
            <text:p>-0.0274676597</text:p>
          </table:table-cell>
          <table:table-cell office:value-type="float" office:value="0.506505348073668" calcext:value-type="float">
            <text:p>0.5065053481</text:p>
          </table:table-cell>
          <table:table-cell office:value-type="float" office:value="0.819288064658459" calcext:value-type="float">
            <text:p>0.8192880647</text:p>
          </table:table-cell>
          <table:table-cell office:value-type="float" office:value="0.194869169225205" calcext:value-type="float">
            <text:p>0.1948691692</text:p>
          </table:table-cell>
          <table:table-cell office:value-type="float" office:value="-1.17259982154852" calcext:value-type="float">
            <text:p>-1.1725998215</text:p>
          </table:table-cell>
          <table:table-cell office:value-type="float" office:value="0.596973854257166" calcext:value-type="float">
            <text:p>0.5969738543</text:p>
          </table:table-cell>
          <table:table-cell office:value-type="float" office:value="-0.50261912067349" calcext:value-type="float">
            <text:p>-0.50261912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0" calcext:value-type="float">
            <text:p>140</text:p>
          </table:table-cell>
          <table:table-cell office:value-type="float" office:value="-3.22274501100038" calcext:value-type="float">
            <text:p>-3.222745011</text:p>
          </table:table-cell>
          <table:table-cell office:value-type="float" office:value="-1.9327757044757" calcext:value-type="float">
            <text:p>-1.9327757045</text:p>
          </table:table-cell>
          <table:table-cell office:value-type="float" office:value="2.92324182826304" calcext:value-type="float">
            <text:p>2.9232418283</text:p>
          </table:table-cell>
          <table:table-cell office:value-type="float" office:value="0.143573530852847" calcext:value-type="float">
            <text:p>0.1435735309</text:p>
          </table:table-cell>
          <table:table-cell office:value-type="float" office:value="0.948116816542208" calcext:value-type="float">
            <text:p>0.9481168165</text:p>
          </table:table-cell>
          <table:table-cell office:value-type="float" office:value="-1.07645600581424" calcext:value-type="float">
            <text:p>-1.0764560058</text:p>
          </table:table-cell>
          <table:table-cell office:value-type="float" office:value="0.811226329829832" calcext:value-type="float">
            <text:p>0.8112263298</text:p>
          </table:table-cell>
          <table:table-cell office:value-type="float" office:value="-1.17068306685594" calcext:value-type="float">
            <text:p>-1.1706830669</text:p>
          </table:table-cell>
          <table:table-cell office:value-type="float" office:value="1.36375329889408" calcext:value-type="float">
            <text:p>1.3637532989</text:p>
          </table:table-cell>
          <table:table-cell office:value-type="float" office:value="0.675724117534734" calcext:value-type="float">
            <text:p>0.6757241175</text:p>
          </table:table-cell>
          <table:table-cell office:value-type="float" office:value="-0.0339473352231843" calcext:value-type="float">
            <text:p>-0.0339473352</text:p>
          </table:table-cell>
          <table:table-cell office:value-type="float" office:value="-0.308436203291224" calcext:value-type="float">
            <text:p>-0.3084362033</text:p>
          </table:table-cell>
          <table:table-cell office:value-type="float" office:value="-0.0353489301303699" calcext:value-type="float">
            <text:p>-0.0353489301</text:p>
          </table:table-cell>
          <table:table-cell office:value-type="float" office:value="-1.65500982811671" calcext:value-type="float">
            <text:p>-1.6550098281</text:p>
          </table:table-cell>
          <table:table-cell office:value-type="float" office:value="0.50501404779548" calcext:value-type="float">
            <text:p>0.5050140478</text:p>
          </table:table-cell>
          <table:table-cell office:value-type="float" office:value="0.264900660617557" calcext:value-type="float">
            <text:p>0.2649006606</text:p>
          </table:table-cell>
          <table:table-cell office:value-type="float" office:value="-1.00158561770434" calcext:value-type="float">
            <text:p>-1.0015856177</text:p>
          </table:table-cell>
          <table:table-cell office:value-type="float" office:value="-0.21774615279381" calcext:value-type="float">
            <text:p>-0.2177461528</text:p>
          </table:table-cell>
          <table:table-cell office:value-type="float" office:value="-0.394364057673375" calcext:value-type="float">
            <text:p>-0.394364057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float" office:value="0.693502988755359" calcext:value-type="float">
            <text:p>0.6935029888</text:p>
          </table:table-cell>
          <table:table-cell office:value-type="float" office:value="-1.13423202306023" calcext:value-type="float">
            <text:p>-1.1342320231</text:p>
          </table:table-cell>
          <table:table-cell office:value-type="float" office:value="0.782844001763087" calcext:value-type="float">
            <text:p>0.7828440018</text:p>
          </table:table-cell>
          <table:table-cell office:value-type="float" office:value="-0.592996394903141" calcext:value-type="float">
            <text:p>-0.5929963949</text:p>
          </table:table-cell>
          <table:table-cell office:value-type="float" office:value="-1.42180256489166" calcext:value-type="float">
            <text:p>-1.4218025649</text:p>
          </table:table-cell>
          <table:table-cell office:value-type="float" office:value="-0.487530734051963" calcext:value-type="float">
            <text:p>-0.4875307341</text:p>
          </table:table-cell>
          <table:table-cell office:value-type="float" office:value="-0.272320585287932" calcext:value-type="float">
            <text:p>-0.2723205853</text:p>
          </table:table-cell>
          <table:table-cell office:value-type="float" office:value="-0.0291042222611184" calcext:value-type="float">
            <text:p>-0.0291042223</text:p>
          </table:table-cell>
          <table:table-cell office:value-type="float" office:value="1.35306576039758" calcext:value-type="float">
            <text:p>1.3530657604</text:p>
          </table:table-cell>
          <table:table-cell office:value-type="float" office:value="-1.06706560721513" calcext:value-type="float">
            <text:p>-1.0670656072</text:p>
          </table:table-cell>
          <table:table-cell office:value-type="float" office:value="1.64911855440169" calcext:value-type="float">
            <text:p>1.6491185544</text:p>
          </table:table-cell>
          <table:table-cell office:value-type="float" office:value="2.15205511590243" calcext:value-type="float">
            <text:p>2.1520551159</text:p>
          </table:table-cell>
          <table:table-cell office:value-type="float" office:value="1.10495810357974" calcext:value-type="float">
            <text:p>1.1049581036</text:p>
          </table:table-cell>
          <table:table-cell office:value-type="float" office:value="-0.138375719164034" calcext:value-type="float">
            <text:p>-0.1383757192</text:p>
          </table:table-cell>
          <table:table-cell office:value-type="float" office:value="0.470191723014922" calcext:value-type="float">
            <text:p>0.470191723</text:p>
          </table:table-cell>
          <table:table-cell office:value-type="float" office:value="-0.314898027579055" calcext:value-type="float">
            <text:p>-0.3148980276</text:p>
          </table:table-cell>
          <table:table-cell office:value-type="float" office:value="-0.390854608685895" calcext:value-type="float">
            <text:p>-0.3908546087</text:p>
          </table:table-cell>
          <table:table-cell office:value-type="float" office:value="0.54883544440847" calcext:value-type="float">
            <text:p>0.5488354444</text:p>
          </table:table-cell>
          <table:table-cell office:value-type="float" office:value="0.662310958168278" calcext:value-type="float">
            <text:p>0.66231095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1.00794705665789" calcext:value-type="float">
            <text:p>1.0079470567</text:p>
          </table:table-cell>
          <table:table-cell office:value-type="float" office:value="-1.2894923511636" calcext:value-type="float">
            <text:p>-1.2894923512</text:p>
          </table:table-cell>
          <table:table-cell office:value-type="float" office:value="0.666740850795644" calcext:value-type="float">
            <text:p>0.6667408508</text:p>
          </table:table-cell>
          <table:table-cell office:value-type="float" office:value="-0.741321189390243" calcext:value-type="float">
            <text:p>-0.7413211894</text:p>
          </table:table-cell>
          <table:table-cell office:value-type="float" office:value="-1.29052345114356" calcext:value-type="float">
            <text:p>-1.2905234511</text:p>
          </table:table-cell>
          <table:table-cell office:value-type="float" office:value="0.302172443495266" calcext:value-type="float">
            <text:p>0.3021724435</text:p>
          </table:table-cell>
          <table:table-cell office:value-type="float" office:value="-1.02690705207329" calcext:value-type="float">
            <text:p>-1.0269070521</text:p>
          </table:table-cell>
          <table:table-cell office:value-type="float" office:value="0.220562031601452" calcext:value-type="float">
            <text:p>0.2205620316</text:p>
          </table:table-cell>
          <table:table-cell office:value-type="float" office:value="-0.607464701990685" calcext:value-type="float">
            <text:p>-0.607464702</text:p>
          </table:table-cell>
          <table:table-cell office:value-type="float" office:value="0.669997284504652" calcext:value-type="float">
            <text:p>0.6699972845</text:p>
          </table:table-cell>
          <table:table-cell office:value-type="float" office:value="1.25373974955731" calcext:value-type="float">
            <text:p>1.2537397496</text:p>
          </table:table-cell>
          <table:table-cell office:value-type="float" office:value="-0.137544139360578" calcext:value-type="float">
            <text:p>-0.1375441394</text:p>
          </table:table-cell>
          <table:table-cell office:value-type="float" office:value="-0.0344472607290144" calcext:value-type="float">
            <text:p>-0.0344472607</text:p>
          </table:table-cell>
          <table:table-cell office:value-type="float" office:value="-0.142536713309451" calcext:value-type="float">
            <text:p>-0.1425367133</text:p>
          </table:table-cell>
          <table:table-cell office:value-type="float" office:value="0.745752447560365" calcext:value-type="float">
            <text:p>0.7457524476</text:p>
          </table:table-cell>
          <table:table-cell office:value-type="float" office:value="1.51476544839523" calcext:value-type="float">
            <text:p>1.5147654484</text:p>
          </table:table-cell>
          <table:table-cell office:value-type="float" office:value="-0.0122663852277479" calcext:value-type="float">
            <text:p>-0.0122663852</text:p>
          </table:table-cell>
          <table:table-cell office:value-type="float" office:value="-0.627738477091431" calcext:value-type="float">
            <text:p>-0.6277384771</text:p>
          </table:table-cell>
          <table:table-cell office:value-type="float" office:value="0.229871143466926" calcext:value-type="float">
            <text:p>0.22987114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1.18045800237621" calcext:value-type="float">
            <text:p>1.1804580024</text:p>
          </table:table-cell>
          <table:table-cell office:value-type="float" office:value="0.334266980447773" calcext:value-type="float">
            <text:p>0.3342669804</text:p>
          </table:table-cell>
          <table:table-cell office:value-type="float" office:value="0.395177877384029" calcext:value-type="float">
            <text:p>0.3951778774</text:p>
          </table:table-cell>
          <table:table-cell office:value-type="float" office:value="1.19075319681934" calcext:value-type="float">
            <text:p>1.1907531968</text:p>
          </table:table-cell>
          <table:table-cell office:value-type="float" office:value="-0.0921576275482695" calcext:value-type="float">
            <text:p>-0.0921576275</text:p>
          </table:table-cell>
          <table:table-cell office:value-type="float" office:value="-0.388137644678489" calcext:value-type="float">
            <text:p>-0.3881376447</text:p>
          </table:table-cell>
          <table:table-cell office:value-type="float" office:value="0.104290921558096" calcext:value-type="float">
            <text:p>0.1042909216</text:p>
          </table:table-cell>
          <table:table-cell office:value-type="float" office:value="-0.0987315532257956" calcext:value-type="float">
            <text:p>-0.0987315532</text:p>
          </table:table-cell>
          <table:table-cell office:value-type="float" office:value="-0.115804498372846" calcext:value-type="float">
            <text:p>-0.1158044984</text:p>
          </table:table-cell>
          <table:table-cell office:value-type="float" office:value="-0.0000268638196892377" calcext:value-type="float">
            <text:p>-2.68638196892377E-005</text:p>
          </table:table-cell>
          <table:table-cell office:value-type="float" office:value="-0.0872136601740492" calcext:value-type="float">
            <text:p>-0.0872136602</text:p>
          </table:table-cell>
          <table:table-cell office:value-type="float" office:value="0.597891163495944" calcext:value-type="float">
            <text:p>0.5978911635</text:p>
          </table:table-cell>
          <table:table-cell office:value-type="float" office:value="0.667519134140546" calcext:value-type="float">
            <text:p>0.6675191341</text:p>
          </table:table-cell>
          <table:table-cell office:value-type="float" office:value="0.228582450327171" calcext:value-type="float">
            <text:p>0.2285824503</text:p>
          </table:table-cell>
          <table:table-cell office:value-type="float" office:value="1.11873877669134" calcext:value-type="float">
            <text:p>1.1187387767</text:p>
          </table:table-cell>
          <table:table-cell office:value-type="float" office:value="-0.172510381252242" calcext:value-type="float">
            <text:p>-0.1725103813</text:p>
          </table:table-cell>
          <table:table-cell office:value-type="float" office:value="-0.231202878826099" calcext:value-type="float">
            <text:p>-0.2312028788</text:p>
          </table:table-cell>
          <table:table-cell office:value-type="float" office:value="-0.596696978354033" calcext:value-type="float">
            <text:p>-0.5966969784</text:p>
          </table:table-cell>
          <table:table-cell office:value-type="float" office:value="-0.83938831980647" calcext:value-type="float">
            <text:p>-0.83938831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1.21140602376378" calcext:value-type="float">
            <text:p>1.2114060238</text:p>
          </table:table-cell>
          <table:table-cell office:value-type="float" office:value="0.00784975619786329" calcext:value-type="float">
            <text:p>0.0078497562</text:p>
          </table:table-cell>
          <table:table-cell office:value-type="float" office:value="0.950798394868363" calcext:value-type="float">
            <text:p>0.9507983949</text:p>
          </table:table-cell>
          <table:table-cell office:value-type="float" office:value="1.13764647804185" calcext:value-type="float">
            <text:p>1.137646478</text:p>
          </table:table-cell>
          <table:table-cell office:value-type="float" office:value="-0.495189278904212" calcext:value-type="float">
            <text:p>-0.4951892789</text:p>
          </table:table-cell>
          <table:table-cell office:value-type="float" office:value="0.301371117643675" calcext:value-type="float">
            <text:p>0.3013711176</text:p>
          </table:table-cell>
          <table:table-cell office:value-type="float" office:value="-0.51835035910425" calcext:value-type="float">
            <text:p>-0.5183503591</text:p>
          </table:table-cell>
          <table:table-cell office:value-type="float" office:value="0.095425921740844" calcext:value-type="float">
            <text:p>0.0954259217</text:p>
          </table:table-cell>
          <table:table-cell office:value-type="float" office:value="0.817591713147277" calcext:value-type="float">
            <text:p>0.8175917131</text:p>
          </table:table-cell>
          <table:table-cell office:value-type="float" office:value="-0.22633947839369" calcext:value-type="float">
            <text:p>-0.2263394784</text:p>
          </table:table-cell>
          <table:table-cell office:value-type="float" office:value="-1.3927278450947" calcext:value-type="float">
            <text:p>-1.3927278451</text:p>
          </table:table-cell>
          <table:table-cell office:value-type="float" office:value="0.666903920591623" calcext:value-type="float">
            <text:p>0.6669039206</text:p>
          </table:table-cell>
          <table:table-cell office:value-type="float" office:value="1.04867797784405" calcext:value-type="float">
            <text:p>1.0486779778</text:p>
          </table:table-cell>
          <table:table-cell office:value-type="float" office:value="-0.58264566486042" calcext:value-type="float">
            <text:p>-0.5826456649</text:p>
          </table:table-cell>
          <table:table-cell office:value-type="float" office:value="0.144561729916678" calcext:value-type="float">
            <text:p>0.1445617299</text:p>
          </table:table-cell>
          <table:table-cell office:value-type="float" office:value="0.282077685114479" calcext:value-type="float">
            <text:p>0.2820776851</text:p>
          </table:table-cell>
          <table:table-cell office:value-type="float" office:value="-0.602787656509639" calcext:value-type="float">
            <text:p>-0.6027876565</text:p>
          </table:table-cell>
          <table:table-cell office:value-type="float" office:value="0.104931520635137" calcext:value-type="float">
            <text:p>0.1049315206</text:p>
          </table:table-cell>
          <table:table-cell office:value-type="float" office:value="0.0988689071769595" calcext:value-type="float">
            <text:p>0.09886890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2" calcext:value-type="float">
            <text:p>142</text:p>
          </table:table-cell>
          <table:table-cell office:value-type="float" office:value="1.28825562199891" calcext:value-type="float">
            <text:p>1.288255622</text:p>
          </table:table-cell>
          <table:table-cell office:value-type="float" office:value="0.0858275844544001" calcext:value-type="float">
            <text:p>0.0858275845</text:p>
          </table:table-cell>
          <table:table-cell office:value-type="float" office:value="-1.17948214164469" calcext:value-type="float">
            <text:p>-1.1794821416</text:p>
          </table:table-cell>
          <table:table-cell office:value-type="float" office:value="0.0643570502186072" calcext:value-type="float">
            <text:p>0.0643570502</text:p>
          </table:table-cell>
          <table:table-cell office:value-type="float" office:value="2.19522544450848" calcext:value-type="float">
            <text:p>2.1952254445</text:p>
          </table:table-cell>
          <table:table-cell office:value-type="float" office:value="3.38336287329674" calcext:value-type="float">
            <text:p>3.3833628733</text:p>
          </table:table-cell>
          <table:table-cell office:value-type="float" office:value="-0.448436906608173" calcext:value-type="float">
            <text:p>-0.4484369066</text:p>
          </table:table-cell>
          <table:table-cell office:value-type="float" office:value="0.799347197116904" calcext:value-type="float">
            <text:p>0.7993471971</text:p>
          </table:table-cell>
          <table:table-cell office:value-type="float" office:value="-0.147006077145254" calcext:value-type="float">
            <text:p>-0.1470060771</text:p>
          </table:table-cell>
          <table:table-cell office:value-type="float" office:value="0.125537072746804" calcext:value-type="float">
            <text:p>0.1255370727</text:p>
          </table:table-cell>
          <table:table-cell office:value-type="float" office:value="-0.190735617900475" calcext:value-type="float">
            <text:p>-0.1907356179</text:p>
          </table:table-cell>
          <table:table-cell office:value-type="float" office:value="-0.000114247260243182" calcext:value-type="float">
            <text:p>-0.0001142473</text:p>
          </table:table-cell>
          <table:table-cell office:value-type="float" office:value="0.0027465926969948" calcext:value-type="float">
            <text:p>0.0027465927</text:p>
          </table:table-cell>
          <table:table-cell office:value-type="float" office:value="0.467035600502499" calcext:value-type="float">
            <text:p>0.4670356005</text:p>
          </table:table-cell>
          <table:table-cell office:value-type="float" office:value="1.12368504631019" calcext:value-type="float">
            <text:p>1.1236850463</text:p>
          </table:table-cell>
          <table:table-cell office:value-type="float" office:value="0.4755097932369" calcext:value-type="float">
            <text:p>0.4755097932</text:p>
          </table:table-cell>
          <table:table-cell office:value-type="float" office:value="-0.973083981484898" calcext:value-type="float">
            <text:p>-0.9730839815</text:p>
          </table:table-cell>
          <table:table-cell office:value-type="float" office:value="0.374351343702324" calcext:value-type="float">
            <text:p>0.3743513437</text:p>
          </table:table-cell>
          <table:table-cell office:value-type="float" office:value="-0.102647218039713" calcext:value-type="float">
            <text:p>-0.1026472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" calcext:value-type="float">
            <text:p>143</text:p>
          </table:table-cell>
          <table:table-cell office:value-type="float" office:value="-2.14345753168918" calcext:value-type="float">
            <text:p>-2.1434575317</text:p>
          </table:table-cell>
          <table:table-cell office:value-type="float" office:value="2.10782615798639" calcext:value-type="float">
            <text:p>2.107826158</text:p>
          </table:table-cell>
          <table:table-cell office:value-type="float" office:value="0.213151875762876" calcext:value-type="float">
            <text:p>0.2131518758</text:p>
          </table:table-cell>
          <table:table-cell office:value-type="float" office:value="1.28221656812522" calcext:value-type="float">
            <text:p>1.2822165681</text:p>
          </table:table-cell>
          <table:table-cell office:value-type="float" office:value="-0.732558393859669" calcext:value-type="float">
            <text:p>-0.7325583939</text:p>
          </table:table-cell>
          <table:table-cell office:value-type="float" office:value="0.0235891509379041" calcext:value-type="float">
            <text:p>0.0235891509</text:p>
          </table:table-cell>
          <table:table-cell office:value-type="float" office:value="-0.07325581121347" calcext:value-type="float">
            <text:p>-0.0732558112</text:p>
          </table:table-cell>
          <table:table-cell office:value-type="float" office:value="0.924142655115439" calcext:value-type="float">
            <text:p>0.9241426551</text:p>
          </table:table-cell>
          <table:table-cell office:value-type="float" office:value="-0.356987542266807" calcext:value-type="float">
            <text:p>-0.3569875423</text:p>
          </table:table-cell>
          <table:table-cell office:value-type="float" office:value="0.141018335485639" calcext:value-type="float">
            <text:p>0.1410183355</text:p>
          </table:table-cell>
          <table:table-cell office:value-type="float" office:value="-0.711177478766787" calcext:value-type="float">
            <text:p>-0.7111774788</text:p>
          </table:table-cell>
          <table:table-cell office:value-type="float" office:value="1.15744264987563" calcext:value-type="float">
            <text:p>1.1574426499</text:p>
          </table:table-cell>
          <table:table-cell office:value-type="float" office:value="1.17737992027391" calcext:value-type="float">
            <text:p>1.1773799203</text:p>
          </table:table-cell>
          <table:table-cell office:value-type="float" office:value="0.299913526361994" calcext:value-type="float">
            <text:p>0.2999135264</text:p>
          </table:table-cell>
          <table:table-cell office:value-type="float" office:value="0.0688091673255114" calcext:value-type="float">
            <text:p>0.0688091673</text:p>
          </table:table-cell>
          <table:table-cell office:value-type="float" office:value="-1.03152235339584" calcext:value-type="float">
            <text:p>-1.0315223534</text:p>
          </table:table-cell>
          <table:table-cell office:value-type="float" office:value="0.918291915832962" calcext:value-type="float">
            <text:p>0.9182919158</text:p>
          </table:table-cell>
          <table:table-cell office:value-type="float" office:value="-0.790618196786212" calcext:value-type="float">
            <text:p>-0.7906181968</text:p>
          </table:table-cell>
          <table:table-cell office:value-type="float" office:value="0.701377811897312" calcext:value-type="float">
            <text:p>0.70137781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" calcext:value-type="float">
            <text:p>144</text:p>
          </table:table-cell>
          <table:table-cell office:value-type="float" office:value="-1.03293991549335" calcext:value-type="float">
            <text:p>-1.0329399155</text:p>
          </table:table-cell>
          <table:table-cell office:value-type="float" office:value="0.680608051789549" calcext:value-type="float">
            <text:p>0.6806080518</text:p>
          </table:table-cell>
          <table:table-cell office:value-type="float" office:value="1.40255012497922" calcext:value-type="float">
            <text:p>1.402550125</text:p>
          </table:table-cell>
          <table:table-cell office:value-type="float" office:value="-0.529928017757242" calcext:value-type="float">
            <text:p>-0.5299280178</text:p>
          </table:table-cell>
          <table:table-cell office:value-type="float" office:value="0.869578141766111" calcext:value-type="float">
            <text:p>0.8695781418</text:p>
          </table:table-cell>
          <table:table-cell office:value-type="float" office:value="1.90330142638942" calcext:value-type="float">
            <text:p>1.9033014264</text:p>
          </table:table-cell>
          <table:table-cell office:value-type="float" office:value="0.0332403202241882" calcext:value-type="float">
            <text:p>0.0332403202</text:p>
          </table:table-cell>
          <table:table-cell office:value-type="float" office:value="-0.237815274645496" calcext:value-type="float">
            <text:p>-0.2378152746</text:p>
          </table:table-cell>
          <table:table-cell office:value-type="float" office:value="0.844581681477431" calcext:value-type="float">
            <text:p>0.8445816815</text:p>
          </table:table-cell>
          <table:table-cell office:value-type="float" office:value="-0.989004576959501" calcext:value-type="float">
            <text:p>-0.989004577</text:p>
          </table:table-cell>
          <table:table-cell office:value-type="float" office:value="-1.30616481123932" calcext:value-type="float">
            <text:p>-1.3061648112</text:p>
          </table:table-cell>
          <table:table-cell office:value-type="float" office:value="1.04765367430425" calcext:value-type="float">
            <text:p>1.0476536743</text:p>
          </table:table-cell>
          <table:table-cell office:value-type="float" office:value="-0.075453672506339" calcext:value-type="float">
            <text:p>-0.0754536725</text:p>
          </table:table-cell>
          <table:table-cell office:value-type="float" office:value="-0.899500611447866" calcext:value-type="float">
            <text:p>-0.8995006114</text:p>
          </table:table-cell>
          <table:table-cell office:value-type="float" office:value="-3.61805982526533" calcext:value-type="float">
            <text:p>-3.6180598253</text:p>
          </table:table-cell>
          <table:table-cell office:value-type="float" office:value="0.0869577274486215" calcext:value-type="float">
            <text:p>0.0869577274</text:p>
          </table:table-cell>
          <table:table-cell office:value-type="float" office:value="-0.723273585626138" calcext:value-type="float">
            <text:p>-0.7232735856</text:p>
          </table:table-cell>
          <table:table-cell office:value-type="float" office:value="-0.339748152861795" calcext:value-type="float">
            <text:p>-0.3397481529</text:p>
          </table:table-cell>
          <table:table-cell office:value-type="float" office:value="-0.489336593563701" calcext:value-type="float">
            <text:p>-0.48933659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float" office:value="1.12257864240305" calcext:value-type="float">
            <text:p>1.1225786424</text:p>
          </table:table-cell>
          <table:table-cell office:value-type="float" office:value="0.222573144325507" calcext:value-type="float">
            <text:p>0.2225731443</text:p>
          </table:table-cell>
          <table:table-cell office:value-type="float" office:value="0.481927939115664" calcext:value-type="float">
            <text:p>0.4819279391</text:p>
          </table:table-cell>
          <table:table-cell office:value-type="float" office:value="1.13137537534155" calcext:value-type="float">
            <text:p>1.1313753753</text:p>
          </table:table-cell>
          <table:table-cell office:value-type="float" office:value="-0.214947188900476" calcext:value-type="float">
            <text:p>-0.2149471889</text:p>
          </table:table-cell>
          <table:table-cell office:value-type="float" office:value="-0.201283176831046" calcext:value-type="float">
            <text:p>-0.2012831768</text:p>
          </table:table-cell>
          <table:table-cell office:value-type="float" office:value="-0.0565559093730537" calcext:value-type="float">
            <text:p>-0.0565559094</text:p>
          </table:table-cell>
          <table:table-cell office:value-type="float" office:value="0.0874707805726055" calcext:value-type="float">
            <text:p>0.0874707806</text:p>
          </table:table-cell>
          <table:table-cell office:value-type="float" office:value="-0.250570246471222" calcext:value-type="float">
            <text:p>-0.2505702465</text:p>
          </table:table-cell>
          <table:table-cell office:value-type="float" office:value="0.195466422474793" calcext:value-type="float">
            <text:p>0.1954664225</text:p>
          </table:table-cell>
          <table:table-cell office:value-type="float" office:value="1.63668250357592" calcext:value-type="float">
            <text:p>1.6366825036</text:p>
          </table:table-cell>
          <table:table-cell office:value-type="float" office:value="0.865900010801933" calcext:value-type="float">
            <text:p>0.8659000108</text:p>
          </table:table-cell>
          <table:table-cell office:value-type="float" office:value="-0.369633923211147" calcext:value-type="float">
            <text:p>-0.3696339232</text:p>
          </table:table-cell>
          <table:table-cell office:value-type="float" office:value="0.619830260052315" calcext:value-type="float">
            <text:p>0.6198302601</text:p>
          </table:table-cell>
          <table:table-cell office:value-type="float" office:value="0.504038499967571" calcext:value-type="float">
            <text:p>0.5040385</text:p>
          </table:table-cell>
          <table:table-cell office:value-type="float" office:value="0.00770817649232022" calcext:value-type="float">
            <text:p>0.0077081765</text:p>
          </table:table-cell>
          <table:table-cell office:value-type="float" office:value="-0.355744134342657" calcext:value-type="float">
            <text:p>-0.3557441343</text:p>
          </table:table-cell>
          <table:table-cell office:value-type="float" office:value="-0.0550667318725607" calcext:value-type="float">
            <text:p>-0.0550667319</text:p>
          </table:table-cell>
          <table:table-cell office:value-type="float" office:value="-0.620199929026431" calcext:value-type="float">
            <text:p>-0.6201999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" calcext:value-type="float">
            <text:p>145</text:p>
          </table:table-cell>
          <table:table-cell office:value-type="float" office:value="-2.42041282408364" calcext:value-type="float">
            <text:p>-2.4204128241</text:p>
          </table:table-cell>
          <table:table-cell office:value-type="float" office:value="1.94788538506719" calcext:value-type="float">
            <text:p>1.9478853851</text:p>
          </table:table-cell>
          <table:table-cell office:value-type="float" office:value="0.553646042950925" calcext:value-type="float">
            <text:p>0.553646043</text:p>
          </table:table-cell>
          <table:table-cell office:value-type="float" office:value="0.983068885733748" calcext:value-type="float">
            <text:p>0.9830688857</text:p>
          </table:table-cell>
          <table:table-cell office:value-type="float" office:value="-0.281518066165018" calcext:value-type="float">
            <text:p>-0.2815180662</text:p>
          </table:table-cell>
          <table:table-cell office:value-type="float" office:value="2.40895755224446" calcext:value-type="float">
            <text:p>2.4089575522</text:p>
          </table:table-cell>
          <table:table-cell office:value-type="float" office:value="-1.40161343049739" calcext:value-type="float">
            <text:p>-1.4016134305</text:p>
          </table:table-cell>
          <table:table-cell office:value-type="float" office:value="-0.188299113326755" calcext:value-type="float">
            <text:p>-0.1882991133</text:p>
          </table:table-cell>
          <table:table-cell office:value-type="float" office:value="0.675877503284406" calcext:value-type="float">
            <text:p>0.6758775033</text:p>
          </table:table-cell>
          <table:table-cell office:value-type="float" office:value="0.158497491240167" calcext:value-type="float">
            <text:p>0.1584974912</text:p>
          </table:table-cell>
          <table:table-cell office:value-type="float" office:value="-1.2249513176117" calcext:value-type="float">
            <text:p>-1.2249513176</text:p>
          </table:table-cell>
          <table:table-cell office:value-type="float" office:value="1.31470507781452" calcext:value-type="float">
            <text:p>1.3147050778</text:p>
          </table:table-cell>
          <table:table-cell office:value-type="float" office:value="0.30441192016845" calcext:value-type="float">
            <text:p>0.3044119202</text:p>
          </table:table-cell>
          <table:table-cell office:value-type="float" office:value="-0.29021759928937" calcext:value-type="float">
            <text:p>-0.2902175993</text:p>
          </table:table-cell>
          <table:table-cell office:value-type="float" office:value="-2.01454783986915" calcext:value-type="float">
            <text:p>-2.0145478399</text:p>
          </table:table-cell>
          <table:table-cell office:value-type="float" office:value="-0.772800501300637" calcext:value-type="float">
            <text:p>-0.7728005013</text:p>
          </table:table-cell>
          <table:table-cell office:value-type="float" office:value="0.696761204409881" calcext:value-type="float">
            <text:p>0.6967612044</text:p>
          </table:table-cell>
          <table:table-cell office:value-type="float" office:value="0.0179135793213203" calcext:value-type="float">
            <text:p>0.0179135793</text:p>
          </table:table-cell>
          <table:table-cell office:value-type="float" office:value="2.17724950048054" calcext:value-type="float">
            <text:p>2.17724950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-2.42041282408364" calcext:value-type="float">
            <text:p>-2.4204128241</text:p>
          </table:table-cell>
          <table:table-cell office:value-type="float" office:value="1.94788538506719" calcext:value-type="float">
            <text:p>1.9478853851</text:p>
          </table:table-cell>
          <table:table-cell office:value-type="float" office:value="0.553646042950925" calcext:value-type="float">
            <text:p>0.553646043</text:p>
          </table:table-cell>
          <table:table-cell office:value-type="float" office:value="0.983068885733748" calcext:value-type="float">
            <text:p>0.9830688857</text:p>
          </table:table-cell>
          <table:table-cell office:value-type="float" office:value="-0.281518066165018" calcext:value-type="float">
            <text:p>-0.2815180662</text:p>
          </table:table-cell>
          <table:table-cell office:value-type="float" office:value="2.40895755224446" calcext:value-type="float">
            <text:p>2.4089575522</text:p>
          </table:table-cell>
          <table:table-cell office:value-type="float" office:value="-1.40161343049739" calcext:value-type="float">
            <text:p>-1.4016134305</text:p>
          </table:table-cell>
          <table:table-cell office:value-type="float" office:value="-0.188299113326755" calcext:value-type="float">
            <text:p>-0.1882991133</text:p>
          </table:table-cell>
          <table:table-cell office:value-type="float" office:value="0.675877503284406" calcext:value-type="float">
            <text:p>0.6758775033</text:p>
          </table:table-cell>
          <table:table-cell office:value-type="float" office:value="0.158497491240167" calcext:value-type="float">
            <text:p>0.1584974912</text:p>
          </table:table-cell>
          <table:table-cell office:value-type="float" office:value="-1.2249513176117" calcext:value-type="float">
            <text:p>-1.2249513176</text:p>
          </table:table-cell>
          <table:table-cell office:value-type="float" office:value="1.31470507781452" calcext:value-type="float">
            <text:p>1.3147050778</text:p>
          </table:table-cell>
          <table:table-cell office:value-type="float" office:value="0.30441192016845" calcext:value-type="float">
            <text:p>0.3044119202</text:p>
          </table:table-cell>
          <table:table-cell office:value-type="float" office:value="-0.29021759928937" calcext:value-type="float">
            <text:p>-0.2902175993</text:p>
          </table:table-cell>
          <table:table-cell office:value-type="float" office:value="-2.01454783986915" calcext:value-type="float">
            <text:p>-2.0145478399</text:p>
          </table:table-cell>
          <table:table-cell office:value-type="float" office:value="-0.772800501300637" calcext:value-type="float">
            <text:p>-0.7728005013</text:p>
          </table:table-cell>
          <table:table-cell office:value-type="float" office:value="0.696761204409881" calcext:value-type="float">
            <text:p>0.6967612044</text:p>
          </table:table-cell>
          <table:table-cell office:value-type="float" office:value="0.0179135793213203" calcext:value-type="float">
            <text:p>0.0179135793</text:p>
          </table:table-cell>
          <table:table-cell office:value-type="float" office:value="2.17724950048054" calcext:value-type="float">
            <text:p>2.17724950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-2.4194856262823" calcext:value-type="float">
            <text:p>-2.4194856263</text:p>
          </table:table-cell>
          <table:table-cell office:value-type="float" office:value="1.94934570375711" calcext:value-type="float">
            <text:p>1.9493457038</text:p>
          </table:table-cell>
          <table:table-cell office:value-type="float" office:value="0.552997660975705" calcext:value-type="float">
            <text:p>0.552997661</text:p>
          </table:table-cell>
          <table:table-cell office:value-type="float" office:value="0.982710096155354" calcext:value-type="float">
            <text:p>0.9827100962</text:p>
          </table:table-cell>
          <table:table-cell office:value-type="float" office:value="-0.284815274803146" calcext:value-type="float">
            <text:p>-0.2848152748</text:p>
          </table:table-cell>
          <table:table-cell office:value-type="float" office:value="2.41119959238008" calcext:value-type="float">
            <text:p>2.4111995924</text:p>
          </table:table-cell>
          <table:table-cell office:value-type="float" office:value="-1.39853713503641" calcext:value-type="float">
            <text:p>-1.398537135</text:p>
          </table:table-cell>
          <table:table-cell office:value-type="float" office:value="-0.188921645300037" calcext:value-type="float">
            <text:p>-0.1889216453</text:p>
          </table:table-cell>
          <table:table-cell office:value-type="float" office:value="0.675695454230089" calcext:value-type="float">
            <text:p>0.6756954542</text:p>
          </table:table-cell>
          <table:table-cell office:value-type="float" office:value="0.158122713918993" calcext:value-type="float">
            <text:p>0.1581227139</text:p>
          </table:table-cell>
          <table:table-cell office:value-type="float" office:value="-1.2248344738664" calcext:value-type="float">
            <text:p>-1.2248344739</text:p>
          </table:table-cell>
          <table:table-cell office:value-type="float" office:value="1.31439831223912" calcext:value-type="float">
            <text:p>1.3143983122</text:p>
          </table:table-cell>
          <table:table-cell office:value-type="float" office:value="0.304424889384823" calcext:value-type="float">
            <text:p>0.3044248894</text:p>
          </table:table-cell>
          <table:table-cell office:value-type="float" office:value="-0.290433982401903" calcext:value-type="float">
            <text:p>-0.2904339824</text:p>
          </table:table-cell>
          <table:table-cell office:value-type="float" office:value="-2.01451069253412" calcext:value-type="float">
            <text:p>-2.0145106925</text:p>
          </table:table-cell>
          <table:table-cell office:value-type="float" office:value="-0.772540312759084" calcext:value-type="float">
            <text:p>-0.7725403128</text:p>
          </table:table-cell>
          <table:table-cell office:value-type="float" office:value="0.696610461491496" calcext:value-type="float">
            <text:p>0.6966104615</text:p>
          </table:table-cell>
          <table:table-cell office:value-type="float" office:value="0.0178550099535501" calcext:value-type="float">
            <text:p>0.01785501</text:p>
          </table:table-cell>
          <table:table-cell office:value-type="float" office:value="2.17731206529192" calcext:value-type="float">
            <text:p>2.17731206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" calcext:value-type="float">
            <text:p>145</text:p>
          </table:table-cell>
          <table:table-cell office:value-type="float" office:value="-2.4194856262823" calcext:value-type="float">
            <text:p>-2.4194856263</text:p>
          </table:table-cell>
          <table:table-cell office:value-type="float" office:value="1.94934570375711" calcext:value-type="float">
            <text:p>1.9493457038</text:p>
          </table:table-cell>
          <table:table-cell office:value-type="float" office:value="0.552997660975705" calcext:value-type="float">
            <text:p>0.552997661</text:p>
          </table:table-cell>
          <table:table-cell office:value-type="float" office:value="0.982710096155354" calcext:value-type="float">
            <text:p>0.9827100962</text:p>
          </table:table-cell>
          <table:table-cell office:value-type="float" office:value="-0.284815274803146" calcext:value-type="float">
            <text:p>-0.2848152748</text:p>
          </table:table-cell>
          <table:table-cell office:value-type="float" office:value="2.41119959238008" calcext:value-type="float">
            <text:p>2.4111995924</text:p>
          </table:table-cell>
          <table:table-cell office:value-type="float" office:value="-1.39853713503641" calcext:value-type="float">
            <text:p>-1.398537135</text:p>
          </table:table-cell>
          <table:table-cell office:value-type="float" office:value="-0.188921645300037" calcext:value-type="float">
            <text:p>-0.1889216453</text:p>
          </table:table-cell>
          <table:table-cell office:value-type="float" office:value="0.675695454230089" calcext:value-type="float">
            <text:p>0.6756954542</text:p>
          </table:table-cell>
          <table:table-cell office:value-type="float" office:value="0.158122713918993" calcext:value-type="float">
            <text:p>0.1581227139</text:p>
          </table:table-cell>
          <table:table-cell office:value-type="float" office:value="-1.2248344738664" calcext:value-type="float">
            <text:p>-1.2248344739</text:p>
          </table:table-cell>
          <table:table-cell office:value-type="float" office:value="1.31439831223912" calcext:value-type="float">
            <text:p>1.3143983122</text:p>
          </table:table-cell>
          <table:table-cell office:value-type="float" office:value="0.304424889384823" calcext:value-type="float">
            <text:p>0.3044248894</text:p>
          </table:table-cell>
          <table:table-cell office:value-type="float" office:value="-0.290433982401903" calcext:value-type="float">
            <text:p>-0.2904339824</text:p>
          </table:table-cell>
          <table:table-cell office:value-type="float" office:value="-2.01451069253412" calcext:value-type="float">
            <text:p>-2.0145106925</text:p>
          </table:table-cell>
          <table:table-cell office:value-type="float" office:value="-0.772540312759084" calcext:value-type="float">
            <text:p>-0.7725403128</text:p>
          </table:table-cell>
          <table:table-cell office:value-type="float" office:value="0.696610461491496" calcext:value-type="float">
            <text:p>0.6966104615</text:p>
          </table:table-cell>
          <table:table-cell office:value-type="float" office:value="0.0178550099535501" calcext:value-type="float">
            <text:p>0.01785501</text:p>
          </table:table-cell>
          <table:table-cell office:value-type="float" office:value="2.17731206529192" calcext:value-type="float">
            <text:p>2.17731206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7" calcext:value-type="float">
            <text:p>147</text:p>
          </table:table-cell>
          <table:table-cell office:value-type="float" office:value="0.912979151045631" calcext:value-type="float">
            <text:p>0.912979151</text:p>
          </table:table-cell>
          <table:table-cell office:value-type="float" office:value="-0.652999554539752" calcext:value-type="float">
            <text:p>-0.6529995545</text:p>
          </table:table-cell>
          <table:table-cell office:value-type="float" office:value="0.298165152865105" calcext:value-type="float">
            <text:p>0.2981651529</text:p>
          </table:table-cell>
          <table:table-cell office:value-type="float" office:value="0.209546164241634" calcext:value-type="float">
            <text:p>0.2095461642</text:p>
          </table:table-cell>
          <table:table-cell office:value-type="float" office:value="-0.197230543833338" calcext:value-type="float">
            <text:p>-0.1972305438</text:p>
          </table:table-cell>
          <table:table-cell office:value-type="float" office:value="0.97109994603196" calcext:value-type="float">
            <text:p>0.971099946</text:p>
          </table:table-cell>
          <table:table-cell office:value-type="float" office:value="-0.44946077291388" calcext:value-type="float">
            <text:p>-0.4494607729</text:p>
          </table:table-cell>
          <table:table-cell office:value-type="float" office:value="0.281896488041048" calcext:value-type="float">
            <text:p>0.281896488</text:p>
          </table:table-cell>
          <table:table-cell office:value-type="float" office:value="0.262492645672449" calcext:value-type="float">
            <text:p>0.2624926457</text:p>
          </table:table-cell>
          <table:table-cell office:value-type="float" office:value="-0.0605949798284695" calcext:value-type="float">
            <text:p>-0.0605949798</text:p>
          </table:table-cell>
          <table:table-cell office:value-type="float" office:value="0.422922489438663" calcext:value-type="float">
            <text:p>0.4229224894</text:p>
          </table:table-cell>
          <table:table-cell office:value-type="float" office:value="0.693403324456245" calcext:value-type="float">
            <text:p>0.6934033245</text:p>
          </table:table-cell>
          <table:table-cell office:value-type="float" office:value="0.6647496741636" calcext:value-type="float">
            <text:p>0.6647496742</text:p>
          </table:table-cell>
          <table:table-cell office:value-type="float" office:value="0.0936292269633449" calcext:value-type="float">
            <text:p>0.093629227</text:p>
          </table:table-cell>
          <table:table-cell office:value-type="float" office:value="1.03903401100655" calcext:value-type="float">
            <text:p>1.039034011</text:p>
          </table:table-cell>
          <table:table-cell office:value-type="float" office:value="0.965015288961663" calcext:value-type="float">
            <text:p>0.965015289</text:p>
          </table:table-cell>
          <table:table-cell office:value-type="float" office:value="-1.05095382579298" calcext:value-type="float">
            <text:p>-1.0509538258</text:p>
          </table:table-cell>
          <table:table-cell office:value-type="float" office:value="0.487147394485388" calcext:value-type="float">
            <text:p>0.4871473945</text:p>
          </table:table-cell>
          <table:table-cell office:value-type="float" office:value="0.0154526424711621" calcext:value-type="float">
            <text:p>0.01545264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float" office:value="-2.68797796870046" calcext:value-type="float">
            <text:p>-2.6879779687</text:p>
          </table:table-cell>
          <table:table-cell office:value-type="float" office:value="4.39023019933876" calcext:value-type="float">
            <text:p>4.3902301993</text:p>
          </table:table-cell>
          <table:table-cell office:value-type="float" office:value="-2.36048306060258" calcext:value-type="float">
            <text:p>-2.3604830606</text:p>
          </table:table-cell>
          <table:table-cell office:value-type="float" office:value="0.360829161863292" calcext:value-type="float">
            <text:p>0.3608291619</text:p>
          </table:table-cell>
          <table:table-cell office:value-type="float" office:value="1.31019221121188" calcext:value-type="float">
            <text:p>1.3101922112</text:p>
          </table:table-cell>
          <table:table-cell office:value-type="float" office:value="-1.64525343083117" calcext:value-type="float">
            <text:p>-1.6452534308</text:p>
          </table:table-cell>
          <table:table-cell office:value-type="float" office:value="2.32777608338104" calcext:value-type="float">
            <text:p>2.3277760834</text:p>
          </table:table-cell>
          <table:table-cell office:value-type="float" office:value="-1.72782515523243" calcext:value-type="float">
            <text:p>-1.7278251552</text:p>
          </table:table-cell>
          <table:table-cell office:value-type="float" office:value="4.32475181286058" calcext:value-type="float">
            <text:p>4.3247518129</text:p>
          </table:table-cell>
          <table:table-cell office:value-type="float" office:value="6.28648734944894" calcext:value-type="float">
            <text:p>6.2864873494</text:p>
          </table:table-cell>
          <table:table-cell office:value-type="float" office:value="2.4663953172312" calcext:value-type="float">
            <text:p>2.4663953172</text:p>
          </table:table-cell>
          <table:table-cell office:value-type="float" office:value="-0.727390954385001" calcext:value-type="float">
            <text:p>-0.7273909544</text:p>
          </table:table-cell>
          <table:table-cell office:value-type="float" office:value="0.0261896247510597" calcext:value-type="float">
            <text:p>0.0261896248</text:p>
          </table:table-cell>
          <table:table-cell office:value-type="float" office:value="-6.57678855343433" calcext:value-type="float">
            <text:p>-6.5767885534</text:p>
          </table:table-cell>
          <table:table-cell office:value-type="float" office:value="1.76603352212893" calcext:value-type="float">
            <text:p>1.7660335221</text:p>
          </table:table-cell>
          <table:table-cell office:value-type="float" office:value="-0.651758648852624" calcext:value-type="float">
            <text:p>-0.6517586489</text:p>
          </table:table-cell>
          <table:table-cell office:value-type="float" office:value="2.20139193275346" calcext:value-type="float">
            <text:p>2.2013919328</text:p>
          </table:table-cell>
          <table:table-cell office:value-type="float" office:value="0.377628567368649" calcext:value-type="float">
            <text:p>0.3776285674</text:p>
          </table:table-cell>
          <table:table-cell office:value-type="float" office:value="-1.45011311721293" calcext:value-type="float">
            <text:p>-1.45011311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-0.399879706933424" calcext:value-type="float">
            <text:p>-0.3998797069</text:p>
          </table:table-cell>
          <table:table-cell office:value-type="float" office:value="1.05196578765937" calcext:value-type="float">
            <text:p>1.0519657877</text:p>
          </table:table-cell>
          <table:table-cell office:value-type="float" office:value="1.39080202251374" calcext:value-type="float">
            <text:p>1.3908020225</text:p>
          </table:table-cell>
          <table:table-cell office:value-type="float" office:value="0.093131864909547" calcext:value-type="float">
            <text:p>0.0931318649</text:p>
          </table:table-cell>
          <table:table-cell office:value-type="float" office:value="-0.00769935684627071" calcext:value-type="float">
            <text:p>-0.0076993568</text:p>
          </table:table-cell>
          <table:table-cell office:value-type="float" office:value="-0.717558971168534" calcext:value-type="float">
            <text:p>-0.7175589712</text:p>
          </table:table-cell>
          <table:table-cell office:value-type="float" office:value="0.588094752233896" calcext:value-type="float">
            <text:p>0.5880947522</text:p>
          </table:table-cell>
          <table:table-cell office:value-type="float" office:value="0.0859320972992929" calcext:value-type="float">
            <text:p>0.0859320973</text:p>
          </table:table-cell>
          <table:table-cell office:value-type="float" office:value="-0.310721776779909" calcext:value-type="float">
            <text:p>-0.3107217768</text:p>
          </table:table-cell>
          <table:table-cell office:value-type="float" office:value="-0.533284650505651" calcext:value-type="float">
            <text:p>-0.5332846505</text:p>
          </table:table-cell>
          <table:table-cell office:value-type="float" office:value="0.177463377055011" calcext:value-type="float">
            <text:p>0.1774633771</text:p>
          </table:table-cell>
          <table:table-cell office:value-type="float" office:value="-0.272661629499886" calcext:value-type="float">
            <text:p>-0.2726616295</text:p>
          </table:table-cell>
          <table:table-cell office:value-type="float" office:value="-0.686154328631479" calcext:value-type="float">
            <text:p>-0.6861543286</text:p>
          </table:table-cell>
          <table:table-cell office:value-type="float" office:value="-0.237325713037152" calcext:value-type="float">
            <text:p>-0.237325713</text:p>
          </table:table-cell>
          <table:table-cell office:value-type="float" office:value="1.20124884754636" calcext:value-type="float">
            <text:p>1.2012488475</text:p>
          </table:table-cell>
          <table:table-cell office:value-type="float" office:value="0.0287133965963381" calcext:value-type="float">
            <text:p>0.0287133966</text:p>
          </table:table-cell>
          <table:table-cell office:value-type="float" office:value="0.446918010392072" calcext:value-type="float">
            <text:p>0.4469180104</text:p>
          </table:table-cell>
          <table:table-cell office:value-type="float" office:value="-0.60590961935877" calcext:value-type="float">
            <text:p>-0.6059096194</text:p>
          </table:table-cell>
          <table:table-cell office:value-type="float" office:value="-0.566862926753479" calcext:value-type="float">
            <text:p>-0.56686292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2" calcext:value-type="float">
            <text:p>152</text:p>
          </table:table-cell>
          <table:table-cell office:value-type="float" office:value="0.0954900228456742" calcext:value-type="float">
            <text:p>0.0954900228</text:p>
          </table:table-cell>
          <table:table-cell office:value-type="float" office:value="-2.557694205114" calcext:value-type="float">
            <text:p>-2.5576942051</text:p>
          </table:table-cell>
          <table:table-cell office:value-type="float" office:value="-1.13405485634425" calcext:value-type="float">
            <text:p>-1.1340548563</text:p>
          </table:table-cell>
          <table:table-cell office:value-type="float" office:value="-0.435770469930088" calcext:value-type="float">
            <text:p>-0.4357704699</text:p>
          </table:table-cell>
          <table:table-cell office:value-type="float" office:value="0.728493415067183" calcext:value-type="float">
            <text:p>0.7284934151</text:p>
          </table:table-cell>
          <table:table-cell office:value-type="float" office:value="4.09047599707848" calcext:value-type="float">
            <text:p>4.0904759971</text:p>
          </table:table-cell>
          <table:table-cell office:value-type="float" office:value="-0.429328773791629" calcext:value-type="float">
            <text:p>-0.4293287738</text:p>
          </table:table-cell>
          <table:table-cell office:value-type="float" office:value="0.896879023618813" calcext:value-type="float">
            <text:p>0.8968790236</text:p>
          </table:table-cell>
          <table:table-cell office:value-type="float" office:value="1.0042442837109" calcext:value-type="float">
            <text:p>1.0042442837</text:p>
          </table:table-cell>
          <table:table-cell office:value-type="float" office:value="-0.673619599118811" calcext:value-type="float">
            <text:p>-0.6736195991</text:p>
          </table:table-cell>
          <table:table-cell office:value-type="float" office:value="-0.561046275919448" calcext:value-type="float">
            <text:p>-0.5610462759</text:p>
          </table:table-cell>
          <table:table-cell office:value-type="float" office:value="0.419629369274585" calcext:value-type="float">
            <text:p>0.4196293693</text:p>
          </table:table-cell>
          <table:table-cell office:value-type="float" office:value="0.0219718621062603" calcext:value-type="float">
            <text:p>0.0219718621</text:p>
          </table:table-cell>
          <table:table-cell office:value-type="float" office:value="-0.274255244414835" calcext:value-type="float">
            <text:p>-0.2742552444</text:p>
          </table:table-cell>
          <table:table-cell office:value-type="float" office:value="-0.0374299448622395" calcext:value-type="float">
            <text:p>-0.0374299449</text:p>
          </table:table-cell>
          <table:table-cell office:value-type="float" office:value="0.28663528079461" calcext:value-type="float">
            <text:p>0.2866352808</text:p>
          </table:table-cell>
          <table:table-cell office:value-type="float" office:value="-0.336254418764463" calcext:value-type="float">
            <text:p>-0.3362544188</text:p>
          </table:table-cell>
          <table:table-cell office:value-type="float" office:value="-0.0684119670021719" calcext:value-type="float">
            <text:p>-0.068411967</text:p>
          </table:table-cell>
          <table:table-cell office:value-type="float" office:value="0.644496322035026" calcext:value-type="float">
            <text:p>0.644496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3" calcext:value-type="float">
            <text:p>153</text:p>
          </table:table-cell>
          <table:table-cell office:value-type="float" office:value="-0.648576025602736" calcext:value-type="float">
            <text:p>-0.6485760256</text:p>
          </table:table-cell>
          <table:table-cell office:value-type="float" office:value="0.740564583155935" calcext:value-type="float">
            <text:p>0.7405645832</text:p>
          </table:table-cell>
          <table:table-cell office:value-type="float" office:value="1.80038149983596" calcext:value-type="float">
            <text:p>1.8003814998</text:p>
          </table:table-cell>
          <table:table-cell office:value-type="float" office:value="0.140825683642703" calcext:value-type="float">
            <text:p>0.1408256836</text:p>
          </table:table-cell>
          <table:table-cell office:value-type="float" office:value="0.050646442021392" calcext:value-type="float">
            <text:p>0.050646442</text:p>
          </table:table-cell>
          <table:table-cell office:value-type="float" office:value="-0.257415304087709" calcext:value-type="float">
            <text:p>-0.2574153041</text:p>
          </table:table-cell>
          <table:table-cell office:value-type="float" office:value="0.920469708076213" calcext:value-type="float">
            <text:p>0.9204697081</text:p>
          </table:table-cell>
          <table:table-cell office:value-type="float" office:value="-0.422028001868238" calcext:value-type="float">
            <text:p>-0.4220280019</text:p>
          </table:table-cell>
          <table:table-cell office:value-type="float" office:value="0.590522448601997" calcext:value-type="float">
            <text:p>0.5905224486</text:p>
          </table:table-cell>
          <table:table-cell office:value-type="float" office:value="0.300759584280352" calcext:value-type="float">
            <text:p>0.3007595843</text:p>
          </table:table-cell>
          <table:table-cell office:value-type="float" office:value="-0.172947795529681" calcext:value-type="float">
            <text:p>-0.1729477955</text:p>
          </table:table-cell>
          <table:table-cell office:value-type="float" office:value="-0.103424421030491" calcext:value-type="float">
            <text:p>-0.103424421</text:p>
          </table:table-cell>
          <table:table-cell office:value-type="float" office:value="-0.774136093006546" calcext:value-type="float">
            <text:p>-0.774136093</text:p>
          </table:table-cell>
          <table:table-cell office:value-type="float" office:value="-0.589982857734672" calcext:value-type="float">
            <text:p>-0.5899828577</text:p>
          </table:table-cell>
          <table:table-cell office:value-type="float" office:value="-0.0359467720435737" calcext:value-type="float">
            <text:p>-0.035946772</text:p>
          </table:table-cell>
          <table:table-cell office:value-type="float" office:value="-0.935951854730396" calcext:value-type="float">
            <text:p>-0.9359518547</text:p>
          </table:table-cell>
          <table:table-cell office:value-type="float" office:value="0.240258705595403" calcext:value-type="float">
            <text:p>0.2402587056</text:p>
          </table:table-cell>
          <table:table-cell office:value-type="float" office:value="-1.12623294593524" calcext:value-type="float">
            <text:p>-1.1262329459</text:p>
          </table:table-cell>
          <table:table-cell office:value-type="float" office:value="-0.131411402936344" calcext:value-type="float">
            <text:p>-0.13141140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3" calcext:value-type="float">
            <text:p>153</text:p>
          </table:table-cell>
          <table:table-cell office:value-type="float" office:value="-0.903628224068223" calcext:value-type="float">
            <text:p>-0.9036282241</text:p>
          </table:table-cell>
          <table:table-cell office:value-type="float" office:value="-0.23336259768981" calcext:value-type="float">
            <text:p>-0.2333625977</text:p>
          </table:table-cell>
          <table:table-cell office:value-type="float" office:value="2.58086353129083" calcext:value-type="float">
            <text:p>2.5808635313</text:p>
          </table:table-cell>
          <table:table-cell office:value-type="float" office:value="-0.990572326575126" calcext:value-type="float">
            <text:p>-0.9905723266</text:p>
          </table:table-cell>
          <table:table-cell office:value-type="float" office:value="-0.397920254595172" calcext:value-type="float">
            <text:p>-0.3979202546</text:p>
          </table:table-cell>
          <table:table-cell office:value-type="float" office:value="0.281755036718239" calcext:value-type="float">
            <text:p>0.2817550367</text:p>
          </table:table-cell>
          <table:table-cell office:value-type="float" office:value="0.238618916120657" calcext:value-type="float">
            <text:p>0.2386189161</text:p>
          </table:table-cell>
          <table:table-cell office:value-type="float" office:value="0.249101589147702" calcext:value-type="float">
            <text:p>0.2491015891</text:p>
          </table:table-cell>
          <table:table-cell office:value-type="float" office:value="0.651330367931997" calcext:value-type="float">
            <text:p>0.6513303679</text:p>
          </table:table-cell>
          <table:table-cell office:value-type="float" office:value="-0.881774860885329" calcext:value-type="float">
            <text:p>-0.8817748609</text:p>
          </table:table-cell>
          <table:table-cell office:value-type="float" office:value="0.939971813753546" calcext:value-type="float">
            <text:p>0.9399718138</text:p>
          </table:table-cell>
          <table:table-cell office:value-type="float" office:value="0.397778746399661" calcext:value-type="float">
            <text:p>0.3977787464</text:p>
          </table:table-cell>
          <table:table-cell office:value-type="float" office:value="-1.49456262738193" calcext:value-type="float">
            <text:p>-1.4945626274</text:p>
          </table:table-cell>
          <table:table-cell office:value-type="float" office:value="-0.428434388392651" calcext:value-type="float">
            <text:p>-0.4284343884</text:p>
          </table:table-cell>
          <table:table-cell office:value-type="float" office:value="-1.30794235136808" calcext:value-type="float">
            <text:p>-1.3079423514</text:p>
          </table:table-cell>
          <table:table-cell office:value-type="float" office:value="-0.0956183593821743" calcext:value-type="float">
            <text:p>-0.0956183594</text:p>
          </table:table-cell>
          <table:table-cell office:value-type="float" office:value="-0.0801697746149894" calcext:value-type="float">
            <text:p>-0.0801697746</text:p>
          </table:table-cell>
          <table:table-cell office:value-type="float" office:value="-0.432193307441223" calcext:value-type="float">
            <text:p>-0.4321933074</text:p>
          </table:table-cell>
          <table:table-cell office:value-type="float" office:value="-0.336658275618394" calcext:value-type="float">
            <text:p>-0.33665827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.19084416700527" calcext:value-type="float">
            <text:p>1.190844167</text:p>
          </table:table-cell>
          <table:table-cell office:value-type="float" office:value="-0.608426894343412" calcext:value-type="float">
            <text:p>-0.6084268943</text:p>
          </table:table-cell>
          <table:table-cell office:value-type="float" office:value="0.0690965208551847" calcext:value-type="float">
            <text:p>0.0690965209</text:p>
          </table:table-cell>
          <table:table-cell office:value-type="float" office:value="-0.493509204551459" calcext:value-type="float">
            <text:p>-0.4935092046</text:p>
          </table:table-cell>
          <table:table-cell office:value-type="float" office:value="-0.944774743830847" calcext:value-type="float">
            <text:p>-0.9447747438</text:p>
          </table:table-cell>
          <table:table-cell office:value-type="float" office:value="-1.39085713862859" calcext:value-type="float">
            <text:p>-1.3908571386</text:p>
          </table:table-cell>
          <table:table-cell office:value-type="float" office:value="0.0476588701475922" calcext:value-type="float">
            <text:p>0.0476588701</text:p>
          </table:table-cell>
          <table:table-cell office:value-type="float" office:value="-0.467883894885073" calcext:value-type="float">
            <text:p>-0.4678838949</text:p>
          </table:table-cell>
          <table:table-cell office:value-type="float" office:value="-1.24887737428986" calcext:value-type="float">
            <text:p>-1.2488773743</text:p>
          </table:table-cell>
          <table:table-cell office:value-type="float" office:value="0.570877508476247" calcext:value-type="float">
            <text:p>0.5708775085</text:p>
          </table:table-cell>
          <table:table-cell office:value-type="float" office:value="0.276515957444852" calcext:value-type="float">
            <text:p>0.2765159574</text:p>
          </table:table-cell>
          <table:table-cell office:value-type="float" office:value="0.206483455787558" calcext:value-type="float">
            <text:p>0.2064834558</text:p>
          </table:table-cell>
          <table:table-cell office:value-type="float" office:value="1.40824036194911" calcext:value-type="float">
            <text:p>1.4082403619</text:p>
          </table:table-cell>
          <table:table-cell office:value-type="float" office:value="-0.200683588860116" calcext:value-type="float">
            <text:p>-0.2006835889</text:p>
          </table:table-cell>
          <table:table-cell office:value-type="float" office:value="0.359211437719987" calcext:value-type="float">
            <text:p>0.3592114377</text:p>
          </table:table-cell>
          <table:table-cell office:value-type="float" office:value="0.718362666807961" calcext:value-type="float">
            <text:p>0.7183626668</text:p>
          </table:table-cell>
          <table:table-cell office:value-type="float" office:value="0.406068317688788" calcext:value-type="float">
            <text:p>0.4060683177</text:p>
          </table:table-cell>
          <table:table-cell office:value-type="float" office:value="-1.78603048662135" calcext:value-type="float">
            <text:p>-1.7860304866</text:p>
          </table:table-cell>
          <table:table-cell office:value-type="float" office:value="0.438820548739507" calcext:value-type="float">
            <text:p>0.4388205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4" calcext:value-type="float">
            <text:p>154</text:p>
          </table:table-cell>
          <table:table-cell office:value-type="float" office:value="1.31560130547239" calcext:value-type="float">
            <text:p>1.3156013055</text:p>
          </table:table-cell>
          <table:table-cell office:value-type="float" office:value="0.413148285003167" calcext:value-type="float">
            <text:p>0.413148285</text:p>
          </table:table-cell>
          <table:table-cell office:value-type="float" office:value="-0.0189531040851057" calcext:value-type="float">
            <text:p>-0.0189531041</text:p>
          </table:table-cell>
          <table:table-cell office:value-type="float" office:value="0.48783438371437" calcext:value-type="float">
            <text:p>0.4878343837</text:p>
          </table:table-cell>
          <table:table-cell office:value-type="float" office:value="0.132330692106168" calcext:value-type="float">
            <text:p>0.1323306921</text:p>
          </table:table-cell>
          <table:table-cell office:value-type="float" office:value="-0.574306547058334" calcext:value-type="float">
            <text:p>-0.5743065471</text:p>
          </table:table-cell>
          <table:table-cell office:value-type="float" office:value="0.146563266758931" calcext:value-type="float">
            <text:p>0.1465632668</text:p>
          </table:table-cell>
          <table:table-cell office:value-type="float" office:value="-0.215922857789867" calcext:value-type="float">
            <text:p>-0.2159228578</text:p>
          </table:table-cell>
          <table:table-cell office:value-type="float" office:value="-0.0802761747669606" calcext:value-type="float">
            <text:p>-0.0802761748</text:p>
          </table:table-cell>
          <table:table-cell office:value-type="float" office:value="-0.314456603340681" calcext:value-type="float">
            <text:p>-0.3144566033</text:p>
          </table:table-cell>
          <table:table-cell office:value-type="float" office:value="-0.623759227677014" calcext:value-type="float">
            <text:p>-0.6237592277</text:p>
          </table:table-cell>
          <table:table-cell office:value-type="float" office:value="0.557736092551199" calcext:value-type="float">
            <text:p>0.5577360926</text:p>
          </table:table-cell>
          <table:table-cell office:value-type="float" office:value="1.49812182457423" calcext:value-type="float">
            <text:p>1.4981218246</text:p>
          </table:table-cell>
          <table:table-cell office:value-type="float" office:value="-0.561514237040532" calcext:value-type="float">
            <text:p>-0.561514237</text:p>
          </table:table-cell>
          <table:table-cell office:value-type="float" office:value="1.03095256670366" calcext:value-type="float">
            <text:p>1.0309525667</text:p>
          </table:table-cell>
          <table:table-cell office:value-type="float" office:value="0.669772501003318" calcext:value-type="float">
            <text:p>0.669772501</text:p>
          </table:table-cell>
          <table:table-cell office:value-type="float" office:value="-0.373964238664907" calcext:value-type="float">
            <text:p>-0.3739642387</text:p>
          </table:table-cell>
          <table:table-cell office:value-type="float" office:value="-0.164368864460702" calcext:value-type="float">
            <text:p>-0.1643688645</text:p>
          </table:table-cell>
          <table:table-cell office:value-type="float" office:value="0.109735899193281" calcext:value-type="float">
            <text:p>0.10973589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-0.546215294972356" calcext:value-type="float">
            <text:p>-0.546215295</text:p>
          </table:table-cell>
          <table:table-cell office:value-type="float" office:value="0.878083882293216" calcext:value-type="float">
            <text:p>0.8780838823</text:p>
          </table:table-cell>
          <table:table-cell office:value-type="float" office:value="1.52317638764495" calcext:value-type="float">
            <text:p>1.5231763876</text:p>
          </table:table-cell>
          <table:table-cell office:value-type="float" office:value="-0.242853436970477" calcext:value-type="float">
            <text:p>-0.242853437</text:p>
          </table:table-cell>
          <table:table-cell office:value-type="float" office:value="0.323931242461113" calcext:value-type="float">
            <text:p>0.3239312425</text:p>
          </table:table-cell>
          <table:table-cell office:value-type="float" office:value="0.371851982517544" calcext:value-type="float">
            <text:p>0.3718519825</text:p>
          </table:table-cell>
          <table:table-cell office:value-type="float" office:value="0.446595387129443" calcext:value-type="float">
            <text:p>0.4465953871</text:p>
          </table:table-cell>
          <table:table-cell office:value-type="float" office:value="0.370077040152972" calcext:value-type="float">
            <text:p>0.3700770402</text:p>
          </table:table-cell>
          <table:table-cell office:value-type="float" office:value="-0.631359032988379" calcext:value-type="float">
            <text:p>-0.631359033</text:p>
          </table:table-cell>
          <table:table-cell office:value-type="float" office:value="-0.229069503067574" calcext:value-type="float">
            <text:p>-0.2290695031</text:p>
          </table:table-cell>
          <table:table-cell office:value-type="float" office:value="1.71411974339612" calcext:value-type="float">
            <text:p>1.7141197434</text:p>
          </table:table-cell>
          <table:table-cell office:value-type="float" office:value="0.693839099600459" calcext:value-type="float">
            <text:p>0.6938390996</text:p>
          </table:table-cell>
          <table:table-cell office:value-type="float" office:value="-0.316152534077652" calcext:value-type="float">
            <text:p>-0.3161525341</text:p>
          </table:table-cell>
          <table:table-cell office:value-type="float" office:value="0.440567025856866" calcext:value-type="float">
            <text:p>0.4405670259</text:p>
          </table:table-cell>
          <table:table-cell office:value-type="float" office:value="0.678386646544433" calcext:value-type="float">
            <text:p>0.6783866465</text:p>
          </table:table-cell>
          <table:table-cell office:value-type="float" office:value="-0.184842427295032" calcext:value-type="float">
            <text:p>-0.1848424273</text:p>
          </table:table-cell>
          <table:table-cell office:value-type="float" office:value="-0.0684111292642775" calcext:value-type="float">
            <text:p>-0.0684111293</text:p>
          </table:table-cell>
          <table:table-cell office:value-type="float" office:value="-0.734662411659657" calcext:value-type="float">
            <text:p>-0.7346624117</text:p>
          </table:table-cell>
          <table:table-cell office:value-type="float" office:value="-0.420404254135102" calcext:value-type="float">
            <text:p>-0.42040425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5" calcext:value-type="float">
            <text:p>155</text:p>
          </table:table-cell>
          <table:table-cell office:value-type="float" office:value="1.1719535217444" calcext:value-type="float">
            <text:p>1.1719535217</text:p>
          </table:table-cell>
          <table:table-cell office:value-type="float" office:value="0.31121325223846" calcext:value-type="float">
            <text:p>0.3112132522</text:p>
          </table:table-cell>
          <table:table-cell office:value-type="float" office:value="0.313605077628952" calcext:value-type="float">
            <text:p>0.3136050776</text:p>
          </table:table-cell>
          <table:table-cell office:value-type="float" office:value="0.519230420464062" calcext:value-type="float">
            <text:p>0.5192304205</text:p>
          </table:table-cell>
          <table:table-cell office:value-type="float" office:value="-0.0580321109614955" calcext:value-type="float">
            <text:p>-0.058032111</text:p>
          </table:table-cell>
          <table:table-cell office:value-type="float" office:value="-0.258768684556513" calcext:value-type="float">
            <text:p>-0.2587686846</text:p>
          </table:table-cell>
          <table:table-cell office:value-type="float" office:value="-0.0438428108307001" calcext:value-type="float">
            <text:p>-0.0438428108</text:p>
          </table:table-cell>
          <table:table-cell office:value-type="float" office:value="0.0395988892763753" calcext:value-type="float">
            <text:p>0.0395988893</text:p>
          </table:table-cell>
          <table:table-cell office:value-type="float" office:value="-0.34422688266534" calcext:value-type="float">
            <text:p>-0.3442268827</text:p>
          </table:table-cell>
          <table:table-cell office:value-type="float" office:value="-0.179727145033748" calcext:value-type="float">
            <text:p>-0.179727145</text:p>
          </table:table-cell>
          <table:table-cell office:value-type="float" office:value="1.97901576926006" calcext:value-type="float">
            <text:p>1.9790157693</text:p>
          </table:table-cell>
          <table:table-cell office:value-type="float" office:value="1.40674626412141" calcext:value-type="float">
            <text:p>1.4067462641</text:p>
          </table:table-cell>
          <table:table-cell office:value-type="float" office:value="0.871995166998189" calcext:value-type="float">
            <text:p>0.871995167</text:p>
          </table:table-cell>
          <table:table-cell office:value-type="float" office:value="-0.212157235594389" calcext:value-type="float">
            <text:p>-0.2121572356</text:p>
          </table:table-cell>
          <table:table-cell office:value-type="float" office:value="0.563275934273453" calcext:value-type="float">
            <text:p>0.5632759343</text:p>
          </table:table-cell>
          <table:table-cell office:value-type="float" office:value="0.348119863137014" calcext:value-type="float">
            <text:p>0.3481198631</text:p>
          </table:table-cell>
          <table:table-cell office:value-type="float" office:value="-0.0216231184943433" calcext:value-type="float">
            <text:p>-0.0216231185</text:p>
          </table:table-cell>
          <table:table-cell office:value-type="float" office:value="-0.343891187830958" calcext:value-type="float">
            <text:p>-0.3438911878</text:p>
          </table:table-cell>
          <table:table-cell office:value-type="float" office:value="-0.271035656340405" calcext:value-type="float">
            <text:p>-0.27103565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0.714401041887493" calcext:value-type="float">
            <text:p>0.7144010419</text:p>
          </table:table-cell>
          <table:table-cell office:value-type="float" office:value="-0.493905247379715" calcext:value-type="float">
            <text:p>-0.4939052474</text:p>
          </table:table-cell>
          <table:table-cell office:value-type="float" office:value="1.2694845591686" calcext:value-type="float">
            <text:p>1.2694845592</text:p>
          </table:table-cell>
          <table:table-cell office:value-type="float" office:value="3.01149410625398" calcext:value-type="float">
            <text:p>3.0114941063</text:p>
          </table:table-cell>
          <table:table-cell office:value-type="float" office:value="-0.8012158749352" calcext:value-type="float">
            <text:p>-0.8012158749</text:p>
          </table:table-cell>
          <table:table-cell office:value-type="float" office:value="0.929403838218131" calcext:value-type="float">
            <text:p>0.9294038382</text:p>
          </table:table-cell>
          <table:table-cell office:value-type="float" office:value="-0.428879150364413" calcext:value-type="float">
            <text:p>-0.4288791504</text:p>
          </table:table-cell>
          <table:table-cell office:value-type="float" office:value="0.284565326132955" calcext:value-type="float">
            <text:p>0.2845653261</text:p>
          </table:table-cell>
          <table:table-cell office:value-type="float" office:value="0.406555465390931" calcext:value-type="float">
            <text:p>0.4065554654</text:p>
          </table:table-cell>
          <table:table-cell office:value-type="float" office:value="0.248953649124813" calcext:value-type="float">
            <text:p>0.2489536491</text:p>
          </table:table-cell>
          <table:table-cell office:value-type="float" office:value="-1.10356340718444" calcext:value-type="float">
            <text:p>-1.1035634072</text:p>
          </table:table-cell>
          <table:table-cell office:value-type="float" office:value="0.517018446849189" calcext:value-type="float">
            <text:p>0.5170184468</text:p>
          </table:table-cell>
          <table:table-cell office:value-type="float" office:value="0.0703565222519496" calcext:value-type="float">
            <text:p>0.0703565223</text:p>
          </table:table-cell>
          <table:table-cell office:value-type="float" office:value="-0.690133944359364" calcext:value-type="float">
            <text:p>-0.6901339444</text:p>
          </table:table-cell>
          <table:table-cell office:value-type="float" office:value="-1.23151809368767" calcext:value-type="float">
            <text:p>-1.2315180937</text:p>
          </table:table-cell>
          <table:table-cell office:value-type="float" office:value="-0.246761403592672" calcext:value-type="float">
            <text:p>-0.2467614036</text:p>
          </table:table-cell>
          <table:table-cell office:value-type="float" office:value="0.277265679284039" calcext:value-type="float">
            <text:p>0.2772656793</text:p>
          </table:table-cell>
          <table:table-cell office:value-type="float" office:value="-0.743478106720194" calcext:value-type="float">
            <text:p>-0.7434781067</text:p>
          </table:table-cell>
          <table:table-cell office:value-type="float" office:value="-0.984552583169264" calcext:value-type="float">
            <text:p>-0.98455258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  <table:table-cell office:value-type="float" office:value="-3.49486085637009" calcext:value-type="float">
            <text:p>-3.4948608564</text:p>
          </table:table-cell>
          <table:table-cell office:value-type="float" office:value="-2.89444973245688" calcext:value-type="float">
            <text:p>-2.8944497325</text:p>
          </table:table-cell>
          <table:table-cell office:value-type="float" office:value="1.63798883925287" calcext:value-type="float">
            <text:p>1.6379888393</text:p>
          </table:table-cell>
          <table:table-cell office:value-type="float" office:value="-0.274975575422441" calcext:value-type="float">
            <text:p>-0.2749755754</text:p>
          </table:table-cell>
          <table:table-cell office:value-type="float" office:value="-0.389202932990922" calcext:value-type="float">
            <text:p>-0.389202933</text:p>
          </table:table-cell>
          <table:table-cell office:value-type="float" office:value="-0.703274523812228" calcext:value-type="float">
            <text:p>-0.7032745238</text:p>
          </table:table-cell>
          <table:table-cell office:value-type="float" office:value="0.444194182862303" calcext:value-type="float">
            <text:p>0.4441941829</text:p>
          </table:table-cell>
          <table:table-cell office:value-type="float" office:value="0.154266424226882" calcext:value-type="float">
            <text:p>0.1542664242</text:p>
          </table:table-cell>
          <table:table-cell office:value-type="float" office:value="0.695817583847217" calcext:value-type="float">
            <text:p>0.6958175838</text:p>
          </table:table-cell>
          <table:table-cell office:value-type="float" office:value="-0.568492239737202" calcext:value-type="float">
            <text:p>-0.5684922397</text:p>
          </table:table-cell>
          <table:table-cell office:value-type="float" office:value="1.0419564759106" calcext:value-type="float">
            <text:p>1.0419564759</text:p>
          </table:table-cell>
          <table:table-cell office:value-type="float" office:value="0.841409533362485" calcext:value-type="float">
            <text:p>0.8414095334</text:p>
          </table:table-cell>
          <table:table-cell office:value-type="float" office:value="-0.239347378236695" calcext:value-type="float">
            <text:p>-0.2393473782</text:p>
          </table:table-cell>
          <table:table-cell office:value-type="float" office:value="-0.415695785436682" calcext:value-type="float">
            <text:p>-0.4156957854</text:p>
          </table:table-cell>
          <table:table-cell office:value-type="float" office:value="-0.86117139437533" calcext:value-type="float">
            <text:p>-0.8611713944</text:p>
          </table:table-cell>
          <table:table-cell office:value-type="float" office:value="0.664272230059494" calcext:value-type="float">
            <text:p>0.6642722301</text:p>
          </table:table-cell>
          <table:table-cell office:value-type="float" office:value="-0.593475405890095" calcext:value-type="float">
            <text:p>-0.5934754059</text:p>
          </table:table-cell>
          <table:table-cell office:value-type="float" office:value="0.237450522629567" calcext:value-type="float">
            <text:p>0.2374505226</text:p>
          </table:table-cell>
          <table:table-cell office:value-type="float" office:value="-0.27236050245152" calcext:value-type="float">
            <text:p>-0.27236050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.32529522842754" calcext:value-type="float">
            <text:p>1.3252952284</text:p>
          </table:table-cell>
          <table:table-cell office:value-type="float" office:value="-1.13867806622782" calcext:value-type="float">
            <text:p>-1.1386780662</text:p>
          </table:table-cell>
          <table:table-cell office:value-type="float" office:value="1.2762656356343" calcext:value-type="float">
            <text:p>1.2762656356</text:p>
          </table:table-cell>
          <table:table-cell office:value-type="float" office:value="-0.207920237677185" calcext:value-type="float">
            <text:p>-0.2079202377</text:p>
          </table:table-cell>
          <table:table-cell office:value-type="float" office:value="-1.64208786439636" calcext:value-type="float">
            <text:p>-1.6420878644</text:p>
          </table:table-cell>
          <table:table-cell office:value-type="float" office:value="0.696572808765306" calcext:value-type="float">
            <text:p>0.6965728088</text:p>
          </table:table-cell>
          <table:table-cell office:value-type="float" office:value="-1.50295490821217" calcext:value-type="float">
            <text:p>-1.5029549082</text:p>
          </table:table-cell>
          <table:table-cell office:value-type="float" office:value="0.297739613423267" calcext:value-type="float">
            <text:p>0.2977396134</text:p>
          </table:table-cell>
          <table:table-cell office:value-type="float" office:value="0.872380951893234" calcext:value-type="float">
            <text:p>0.8723809519</text:p>
          </table:table-cell>
          <table:table-cell office:value-type="float" office:value="0.251926471501964" calcext:value-type="float">
            <text:p>0.2519264715</text:p>
          </table:table-cell>
          <table:table-cell office:value-type="float" office:value="-2.33201137167952" calcext:value-type="float">
            <text:p>-2.3320113717</text:p>
          </table:table-cell>
          <table:table-cell office:value-type="float" office:value="0.0475168887603448" calcext:value-type="float">
            <text:p>0.0475168888</text:p>
          </table:table-cell>
          <table:table-cell office:value-type="float" office:value="-0.0339143464617889" calcext:value-type="float">
            <text:p>-0.0339143465</text:p>
          </table:table-cell>
          <table:table-cell office:value-type="float" office:value="-1.26631715605214" calcext:value-type="float">
            <text:p>-1.2663171561</text:p>
          </table:table-cell>
          <table:table-cell office:value-type="float" office:value="-1.60519213139101" calcext:value-type="float">
            <text:p>-1.6051921314</text:p>
          </table:table-cell>
          <table:table-cell office:value-type="float" office:value="-1.74371227950481" calcext:value-type="float">
            <text:p>-1.7437122795</text:p>
          </table:table-cell>
          <table:table-cell office:value-type="float" office:value="0.482654983666893" calcext:value-type="float">
            <text:p>0.4826549837</text:p>
          </table:table-cell>
          <table:table-cell office:value-type="float" office:value="0.997653708473535" calcext:value-type="float">
            <text:p>0.9976537085</text:p>
          </table:table-cell>
          <table:table-cell office:value-type="float" office:value="0.221744189398363" calcext:value-type="float">
            <text:p>0.22174418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-0.600816388115364" calcext:value-type="float">
            <text:p>-0.6008163881</text:p>
          </table:table-cell>
          <table:table-cell office:value-type="float" office:value="0.922454525911535" calcext:value-type="float">
            <text:p>0.9224545259</text:p>
          </table:table-cell>
          <table:table-cell office:value-type="float" office:value="-0.135951820418704" calcext:value-type="float">
            <text:p>-0.1359518204</text:p>
          </table:table-cell>
          <table:table-cell office:value-type="float" office:value="-1.25991483910974" calcext:value-type="float">
            <text:p>-1.2599148391</text:p>
          </table:table-cell>
          <table:table-cell office:value-type="float" office:value="2.43982440634166" calcext:value-type="float">
            <text:p>2.4398244063</text:p>
          </table:table-cell>
          <table:table-cell office:value-type="float" office:value="3.33020532398973" calcext:value-type="float">
            <text:p>3.330205324</text:p>
          </table:table-cell>
          <table:table-cell office:value-type="float" office:value="0.0871070880575762" calcext:value-type="float">
            <text:p>0.0871070881</text:p>
          </table:table-cell>
          <table:table-cell office:value-type="float" office:value="0.949659242063477" calcext:value-type="float">
            <text:p>0.9496592421</text:p>
          </table:table-cell>
          <table:table-cell office:value-type="float" office:value="-0.327931944022326" calcext:value-type="float">
            <text:p>-0.327931944</text:p>
          </table:table-cell>
          <table:table-cell office:value-type="float" office:value="0.0617085198149349" calcext:value-type="float">
            <text:p>0.0617085198</text:p>
          </table:table-cell>
          <table:table-cell office:value-type="float" office:value="-0.157387072529051" calcext:value-type="float">
            <text:p>-0.1573870725</text:p>
          </table:table-cell>
          <table:table-cell office:value-type="float" office:value="-0.233220336669169" calcext:value-type="float">
            <text:p>-0.2332203367</text:p>
          </table:table-cell>
          <table:table-cell office:value-type="float" office:value="-0.0533324475993436" calcext:value-type="float">
            <text:p>-0.0533324476</text:p>
          </table:table-cell>
          <table:table-cell office:value-type="float" office:value="0.221138816180166" calcext:value-type="float">
            <text:p>0.2211388162</text:p>
          </table:table-cell>
          <table:table-cell office:value-type="float" office:value="1.05707087248086" calcext:value-type="float">
            <text:p>1.0570708725</text:p>
          </table:table-cell>
          <table:table-cell office:value-type="float" office:value="0.505629784812465" calcext:value-type="float">
            <text:p>0.5056297848</text:p>
          </table:table-cell>
          <table:table-cell office:value-type="float" office:value="-0.899687487478946" calcext:value-type="float">
            <text:p>-0.8996874875</text:p>
          </table:table-cell>
          <table:table-cell office:value-type="float" office:value="0.0818471727849734" calcext:value-type="float">
            <text:p>0.0818471728</text:p>
          </table:table-cell>
          <table:table-cell office:value-type="float" office:value="0.357532361084866" calcext:value-type="float">
            <text:p>0.35753236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office:value-type="float" office:value="-0.159985036673326" calcext:value-type="float">
            <text:p>-0.1599850367</text:p>
          </table:table-cell>
          <table:table-cell office:value-type="float" office:value="-0.611632858229461" calcext:value-type="float">
            <text:p>-0.6116328582</text:p>
          </table:table-cell>
          <table:table-cell office:value-type="float" office:value="2.08141930157426" calcext:value-type="float">
            <text:p>2.0814193016</text:p>
          </table:table-cell>
          <table:table-cell office:value-type="float" office:value="-1.0481284532518" calcext:value-type="float">
            <text:p>-1.0481284533</text:p>
          </table:table-cell>
          <table:table-cell office:value-type="float" office:value="-1.08345577175002" calcext:value-type="float">
            <text:p>-1.0834557718</text:p>
          </table:table-cell>
          <table:table-cell office:value-type="float" office:value="0.254356945302907" calcext:value-type="float">
            <text:p>0.2543569453</text:p>
          </table:table-cell>
          <table:table-cell office:value-type="float" office:value="-0.782936554073426" calcext:value-type="float">
            <text:p>-0.7829365541</text:p>
          </table:table-cell>
          <table:table-cell office:value-type="float" office:value="0.264001941205066" calcext:value-type="float">
            <text:p>0.2640019412</text:p>
          </table:table-cell>
          <table:table-cell office:value-type="float" office:value="0.404509215360876" calcext:value-type="float">
            <text:p>0.4045092154</text:p>
          </table:table-cell>
          <table:table-cell office:value-type="float" office:value="-0.232303544717752" calcext:value-type="float">
            <text:p>-0.2323035447</text:p>
          </table:table-cell>
          <table:table-cell office:value-type="float" office:value="-2.09316827089706" calcext:value-type="float">
            <text:p>-2.0931682709</text:p>
          </table:table-cell>
          <table:table-cell office:value-type="float" office:value="0.465104232566179" calcext:value-type="float">
            <text:p>0.4651042326</text:p>
          </table:table-cell>
          <table:table-cell office:value-type="float" office:value="0.650495508341059" calcext:value-type="float">
            <text:p>0.6504955083</text:p>
          </table:table-cell>
          <table:table-cell office:value-type="float" office:value="-1.51449222349658" calcext:value-type="float">
            <text:p>-1.5144922235</text:p>
          </table:table-cell>
          <table:table-cell office:value-type="float" office:value="-2.53497822597074" calcext:value-type="float">
            <text:p>-2.534978226</text:p>
          </table:table-cell>
          <table:table-cell office:value-type="float" office:value="-1.78680271755936" calcext:value-type="float">
            <text:p>-1.7868027176</text:p>
          </table:table-cell>
          <table:table-cell office:value-type="float" office:value="0.291461234226018" calcext:value-type="float">
            <text:p>0.2914612342</text:p>
          </table:table-cell>
          <table:table-cell office:value-type="float" office:value="0.85193607648474" calcext:value-type="float">
            <text:p>0.8519360765</text:p>
          </table:table-cell>
          <table:table-cell office:value-type="float" office:value="-0.564583751655944" calcext:value-type="float">
            <text:p>-0.56458375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1.1714389026217" calcext:value-type="float">
            <text:p>1.1714389026</text:p>
          </table:table-cell>
          <table:table-cell office:value-type="float" office:value="0.474973975583183" calcext:value-type="float">
            <text:p>0.4749739756</text:p>
          </table:table-cell>
          <table:table-cell office:value-type="float" office:value="0.0117607181797781" calcext:value-type="float">
            <text:p>0.0117607182</text:p>
          </table:table-cell>
          <table:table-cell office:value-type="float" office:value="1.2643025050102" calcext:value-type="float">
            <text:p>1.264302505</text:p>
          </table:table-cell>
          <table:table-cell office:value-type="float" office:value="0.116234124537714" calcext:value-type="float">
            <text:p>0.1162341245</text:p>
          </table:table-cell>
          <table:table-cell office:value-type="float" office:value="-0.865985953123542" calcext:value-type="float">
            <text:p>-0.8659859531</text:p>
          </table:table-cell>
          <table:table-cell office:value-type="float" office:value="0.554392815083102" calcext:value-type="float">
            <text:p>0.5543928151</text:p>
          </table:table-cell>
          <table:table-cell office:value-type="float" office:value="-0.276374984206308" calcext:value-type="float">
            <text:p>-0.2763749842</text:p>
          </table:table-cell>
          <table:table-cell office:value-type="float" office:value="-0.471301562646368" calcext:value-type="float">
            <text:p>-0.4713015626</text:p>
          </table:table-cell>
          <table:table-cell office:value-type="float" office:value="0.0291038174075634" calcext:value-type="float">
            <text:p>0.0291038174</text:p>
          </table:table-cell>
          <table:table-cell office:value-type="float" office:value="0.252013153301169" calcext:value-type="float">
            <text:p>0.2520131533</text:p>
          </table:table-cell>
          <table:table-cell office:value-type="float" office:value="0.740675664854203" calcext:value-type="float">
            <text:p>0.7406756649</text:p>
          </table:table-cell>
          <table:table-cell office:value-type="float" office:value="0.588883533729798" calcext:value-type="float">
            <text:p>0.5888835337</text:p>
          </table:table-cell>
          <table:table-cell office:value-type="float" office:value="0.480297338513285" calcext:value-type="float">
            <text:p>0.4802973385</text:p>
          </table:table-cell>
          <table:table-cell office:value-type="float" office:value="0.799411782873188" calcext:value-type="float">
            <text:p>0.7994117829</text:p>
          </table:table-cell>
          <table:table-cell office:value-type="float" office:value="-0.592090170038143" calcext:value-type="float">
            <text:p>-0.59209017</text:p>
          </table:table-cell>
          <table:table-cell office:value-type="float" office:value="0.0328385154292319" calcext:value-type="float">
            <text:p>0.0328385154</text:p>
          </table:table-cell>
          <table:table-cell office:value-type="float" office:value="-1.01236278887154" calcext:value-type="float">
            <text:p>-1.0123627889</text:p>
          </table:table-cell>
          <table:table-cell office:value-type="float" office:value="-0.799293046891995" calcext:value-type="float">
            <text:p>-0.79929304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  <table:table-cell office:value-type="float" office:value="-1.55148161076975" calcext:value-type="float">
            <text:p>-1.5514816108</text:p>
          </table:table-cell>
          <table:table-cell office:value-type="float" office:value="-1.05334603401611" calcext:value-type="float">
            <text:p>-1.053346034</text:p>
          </table:table-cell>
          <table:table-cell office:value-type="float" office:value="0.762805728969769" calcext:value-type="float">
            <text:p>0.762805729</text:p>
          </table:table-cell>
          <table:table-cell office:value-type="float" office:value="1.33512906135323" calcext:value-type="float">
            <text:p>1.3351290614</text:p>
          </table:table-cell>
          <table:table-cell office:value-type="float" office:value="-2.58552304030301" calcext:value-type="float">
            <text:p>-2.5855230403</text:p>
          </table:table-cell>
          <table:table-cell office:value-type="float" office:value="1.94225236432006" calcext:value-type="float">
            <text:p>1.9422523643</text:p>
          </table:table-cell>
          <table:table-cell office:value-type="float" office:value="1.64668686478826" calcext:value-type="float">
            <text:p>1.6466868648</text:p>
          </table:table-cell>
          <table:table-cell office:value-type="float" office:value="0.641265548922179" calcext:value-type="float">
            <text:p>0.6412655489</text:p>
          </table:table-cell>
          <table:table-cell office:value-type="float" office:value="-0.649862121450218" calcext:value-type="float">
            <text:p>-0.6498621215</text:p>
          </table:table-cell>
          <table:table-cell office:value-type="float" office:value="-0.894433570939067" calcext:value-type="float">
            <text:p>-0.8944335709</text:p>
          </table:table-cell>
          <table:table-cell office:value-type="float" office:value="0.988291377703951" calcext:value-type="float">
            <text:p>0.9882913777</text:p>
          </table:table-cell>
          <table:table-cell office:value-type="float" office:value="0.882422920364539" calcext:value-type="float">
            <text:p>0.8824229204</text:p>
          </table:table-cell>
          <table:table-cell office:value-type="float" office:value="1.05786512951334" calcext:value-type="float">
            <text:p>1.0578651295</text:p>
          </table:table-cell>
          <table:table-cell office:value-type="float" office:value="0.211819844348127" calcext:value-type="float">
            <text:p>0.2118198443</text:p>
          </table:table-cell>
          <table:table-cell office:value-type="float" office:value="1.15137499380378" calcext:value-type="float">
            <text:p>1.1513749938</text:p>
          </table:table-cell>
          <table:table-cell office:value-type="float" office:value="0.721920217427292" calcext:value-type="float">
            <text:p>0.7219202174</text:p>
          </table:table-cell>
          <table:table-cell office:value-type="float" office:value="-0.580298939274122" calcext:value-type="float">
            <text:p>-0.5802989393</text:p>
          </table:table-cell>
          <table:table-cell office:value-type="float" office:value="1.21306948214694" calcext:value-type="float">
            <text:p>1.2130694821</text:p>
          </table:table-cell>
          <table:table-cell office:value-type="float" office:value="-0.249192642099628" calcext:value-type="float">
            <text:p>-0.24919264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2" calcext:value-type="float">
            <text:p>162</text:p>
          </table:table-cell>
          <table:table-cell office:value-type="float" office:value="1.03996431285983" calcext:value-type="float">
            <text:p>1.0399643129</text:p>
          </table:table-cell>
          <table:table-cell office:value-type="float" office:value="-0.53435530995218" calcext:value-type="float">
            <text:p>-0.53435531</text:p>
          </table:table-cell>
          <table:table-cell office:value-type="float" office:value="1.86519028589769" calcext:value-type="float">
            <text:p>1.8651902859</text:p>
          </table:table-cell>
          <table:table-cell office:value-type="float" office:value="1.14512180476396" calcext:value-type="float">
            <text:p>1.1451218048</text:p>
          </table:table-cell>
          <table:table-cell office:value-type="float" office:value="-1.48813290217244" calcext:value-type="float">
            <text:p>-1.4881329022</text:p>
          </table:table-cell>
          <table:table-cell office:value-type="float" office:value="0.58964099054725" calcext:value-type="float">
            <text:p>0.5896409905</text:p>
          </table:table-cell>
          <table:table-cell office:value-type="float" office:value="-1.11990041407499" calcext:value-type="float">
            <text:p>-1.1199004141</text:p>
          </table:table-cell>
          <table:table-cell office:value-type="float" office:value="0.382781129740066" calcext:value-type="float">
            <text:p>0.3827811297</text:p>
          </table:table-cell>
          <table:table-cell office:value-type="float" office:value="1.41915965713905" calcext:value-type="float">
            <text:p>1.4191596571</text:p>
          </table:table-cell>
          <table:table-cell office:value-type="float" office:value="-0.343118808714831" calcext:value-type="float">
            <text:p>-0.3431188087</text:p>
          </table:table-cell>
          <table:table-cell office:value-type="float" office:value="0.617488364044427" calcext:value-type="float">
            <text:p>0.617488364</text:p>
          </table:table-cell>
          <table:table-cell office:value-type="float" office:value="1.9268401978149" calcext:value-type="float">
            <text:p>1.9268401978</text:p>
          </table:table-cell>
          <table:table-cell office:value-type="float" office:value="0.448318973765663" calcext:value-type="float">
            <text:p>0.4483189738</text:p>
          </table:table-cell>
          <table:table-cell office:value-type="float" office:value="-1.07377083754811" calcext:value-type="float">
            <text:p>-1.0737708375</text:p>
          </table:table-cell>
          <table:table-cell office:value-type="float" office:value="-2.33567411812642" calcext:value-type="float">
            <text:p>-2.3356741181</text:p>
          </table:table-cell>
          <table:table-cell office:value-type="float" office:value="-0.375364037577392" calcext:value-type="float">
            <text:p>-0.3753640376</text:p>
          </table:table-cell>
          <table:table-cell office:value-type="float" office:value="0.184548437135102" calcext:value-type="float">
            <text:p>0.1845484371</text:p>
          </table:table-cell>
          <table:table-cell office:value-type="float" office:value="-0.0490071405760598" calcext:value-type="float">
            <text:p>-0.0490071406</text:p>
          </table:table-cell>
          <table:table-cell office:value-type="float" office:value="0.604054432957886" calcext:value-type="float">
            <text:p>0.6040544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4" calcext:value-type="float">
            <text:p>164</text:p>
          </table:table-cell>
          <table:table-cell office:value-type="float" office:value="1.21205680491093" calcext:value-type="float">
            <text:p>1.2120568049</text:p>
          </table:table-cell>
          <table:table-cell office:value-type="float" office:value="0.246405410931148" calcext:value-type="float">
            <text:p>0.2464054109</text:p>
          </table:table-cell>
          <table:table-cell office:value-type="float" office:value="0.309165987963331" calcext:value-type="float">
            <text:p>0.309165988</text:p>
          </table:table-cell>
          <table:table-cell office:value-type="float" office:value="0.584744387260993" calcext:value-type="float">
            <text:p>0.5847443873</text:p>
          </table:table-cell>
          <table:table-cell office:value-type="float" office:value="-0.381581347457112" calcext:value-type="float">
            <text:p>-0.3815813475</text:p>
          </table:table-cell>
          <table:table-cell office:value-type="float" office:value="-0.764967735357268" calcext:value-type="float">
            <text:p>-0.7649677354</text:p>
          </table:table-cell>
          <table:table-cell office:value-type="float" office:value="-0.0677828424476939" calcext:value-type="float">
            <text:p>-0.0677828424</text:p>
          </table:table-cell>
          <table:table-cell office:value-type="float" office:value="-0.0129912832278023" calcext:value-type="float">
            <text:p>-0.0129912832</text:p>
          </table:table-cell>
          <table:table-cell office:value-type="float" office:value="-0.110617107192384" calcext:value-type="float">
            <text:p>-0.1106171072</text:p>
          </table:table-cell>
          <table:table-cell office:value-type="float" office:value="-0.0914479160813403" calcext:value-type="float">
            <text:p>-0.0914479161</text:p>
          </table:table-cell>
          <table:table-cell office:value-type="float" office:value="1.49899948496005" calcext:value-type="float">
            <text:p>1.498999485</text:p>
          </table:table-cell>
          <table:table-cell office:value-type="float" office:value="0.513745561421316" calcext:value-type="float">
            <text:p>0.5137455614</text:p>
          </table:table-cell>
          <table:table-cell office:value-type="float" office:value="-0.627262127842169" calcext:value-type="float">
            <text:p>-0.6272621278</text:p>
          </table:table-cell>
          <table:table-cell office:value-type="float" office:value="0.0620883471382148" calcext:value-type="float">
            <text:p>0.0620883471</text:p>
          </table:table-cell>
          <table:table-cell office:value-type="float" office:value="0.478131201691994" calcext:value-type="float">
            <text:p>0.4781312017</text:p>
          </table:table-cell>
          <table:table-cell office:value-type="float" office:value="0.711875624352717" calcext:value-type="float">
            <text:p>0.7118756244</text:p>
          </table:table-cell>
          <table:table-cell office:value-type="float" office:value="-0.213038283761289" calcext:value-type="float">
            <text:p>-0.2130382838</text:p>
          </table:table-cell>
          <table:table-cell office:value-type="float" office:value="0.291523228549821" calcext:value-type="float">
            <text:p>0.2915232285</text:p>
          </table:table-cell>
          <table:table-cell office:value-type="float" office:value="0.0971658098280495" calcext:value-type="float">
            <text:p>0.09716580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-0.433211486483386" calcext:value-type="float">
            <text:p>-0.4332114865</text:p>
          </table:table-cell>
          <table:table-cell office:value-type="float" office:value="1.02083512456957" calcext:value-type="float">
            <text:p>1.0208351246</text:p>
          </table:table-cell>
          <table:table-cell office:value-type="float" office:value="2.01973019800995" calcext:value-type="float">
            <text:p>2.019730198</text:p>
          </table:table-cell>
          <table:table-cell office:value-type="float" office:value="3.00326068044986" calcext:value-type="float">
            <text:p>3.0032606804</text:p>
          </table:table-cell>
          <table:table-cell office:value-type="float" office:value="0.0313076564172956" calcext:value-type="float">
            <text:p>0.0313076564</text:p>
          </table:table-cell>
          <table:table-cell office:value-type="float" office:value="0.18706304506808" calcext:value-type="float">
            <text:p>0.1870630451</text:p>
          </table:table-cell>
          <table:table-cell office:value-type="float" office:value="0.85085648250519" calcext:value-type="float">
            <text:p>0.8508564825</text:p>
          </table:table-cell>
          <table:table-cell office:value-type="float" office:value="-0.143932448705733" calcext:value-type="float">
            <text:p>-0.1439324487</text:p>
          </table:table-cell>
          <table:table-cell office:value-type="float" office:value="-0.918042963995583" calcext:value-type="float">
            <text:p>-0.918042964</text:p>
          </table:table-cell>
          <table:table-cell office:value-type="float" office:value="0.886323094011312" calcext:value-type="float">
            <text:p>0.886323094</text:p>
          </table:table-cell>
          <table:table-cell office:value-type="float" office:value="-0.811858292363655" calcext:value-type="float">
            <text:p>-0.8118582924</text:p>
          </table:table-cell>
          <table:table-cell office:value-type="float" office:value="-0.338453439086714" calcext:value-type="float">
            <text:p>-0.3384534391</text:p>
          </table:table-cell>
          <table:table-cell office:value-type="float" office:value="-0.0645042814303195" calcext:value-type="float">
            <text:p>-0.0645042814</text:p>
          </table:table-cell>
          <table:table-cell office:value-type="float" office:value="-0.27518933725721" calcext:value-type="float">
            <text:p>-0.2751893373</text:p>
          </table:table-cell>
          <table:table-cell office:value-type="float" office:value="0.0552246849191285" calcext:value-type="float">
            <text:p>0.0552246849</text:p>
          </table:table-cell>
          <table:table-cell office:value-type="float" office:value="-0.646152559108547" calcext:value-type="float">
            <text:p>-0.6461525591</text:p>
          </table:table-cell>
          <table:table-cell office:value-type="float" office:value="0.313931819047511" calcext:value-type="float">
            <text:p>0.313931819</text:p>
          </table:table-cell>
          <table:table-cell office:value-type="float" office:value="-0.295943212413621" calcext:value-type="float">
            <text:p>-0.2959432124</text:p>
          </table:table-cell>
          <table:table-cell office:value-type="float" office:value="1.17788259155347" calcext:value-type="float">
            <text:p>1.17788259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 office:value-type="float" office:value="0.0734967056887614" calcext:value-type="float">
            <text:p>0.0734967057</text:p>
          </table:table-cell>
          <table:table-cell office:value-type="float" office:value="0.551032960259225" calcext:value-type="float">
            <text:p>0.5510329603</text:p>
          </table:table-cell>
          <table:table-cell office:value-type="float" office:value="0.451890424146736" calcext:value-type="float">
            <text:p>0.4518904241</text:p>
          </table:table-cell>
          <table:table-cell office:value-type="float" office:value="0.114963844424433" calcext:value-type="float">
            <text:p>0.1149638444</text:p>
          </table:table-cell>
          <table:table-cell office:value-type="float" office:value="0.822946500531498" calcext:value-type="float">
            <text:p>0.8229465005</text:p>
          </table:table-cell>
          <table:table-cell office:value-type="float" office:value="0.251480314095268" calcext:value-type="float">
            <text:p>0.2514803141</text:p>
          </table:table-cell>
          <table:table-cell office:value-type="float" office:value="0.296318523801703" calcext:value-type="float">
            <text:p>0.2963185238</text:p>
          </table:table-cell>
          <table:table-cell office:value-type="float" office:value="0.139496906958868" calcext:value-type="float">
            <text:p>0.139496907</text:p>
          </table:table-cell>
          <table:table-cell office:value-type="float" office:value="-0.123050185803842" calcext:value-type="float">
            <text:p>-0.1230501858</text:p>
          </table:table-cell>
          <table:table-cell office:value-type="float" office:value="-0.142616896581212" calcext:value-type="float">
            <text:p>-0.1426168966</text:p>
          </table:table-cell>
          <table:table-cell office:value-type="float" office:value="-1.65294820941034" calcext:value-type="float">
            <text:p>-1.6529482094</text:p>
          </table:table-cell>
          <table:table-cell office:value-type="float" office:value="-0.908371307241479" calcext:value-type="float">
            <text:p>-0.9083713072</text:p>
          </table:table-cell>
          <table:table-cell office:value-type="float" office:value="-0.653478667558221" calcext:value-type="float">
            <text:p>-0.6534786676</text:p>
          </table:table-cell>
          <table:table-cell office:value-type="float" office:value="0.40930988967974" calcext:value-type="float">
            <text:p>0.4093098897</text:p>
          </table:table-cell>
          <table:table-cell office:value-type="float" office:value="1.4906178387657" calcext:value-type="float">
            <text:p>1.4906178388</text:p>
          </table:table-cell>
          <table:table-cell office:value-type="float" office:value="0.104649349343602" calcext:value-type="float">
            <text:p>0.1046493493</text:p>
          </table:table-cell>
          <table:table-cell office:value-type="float" office:value="-0.402916543469007" calcext:value-type="float">
            <text:p>-0.4029165435</text:p>
          </table:table-cell>
          <table:table-cell office:value-type="float" office:value="-0.113269881283402" calcext:value-type="float">
            <text:p>-0.1132698813</text:p>
          </table:table-cell>
          <table:table-cell office:value-type="float" office:value="0.777332617866825" calcext:value-type="float">
            <text:p>0.777332617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7" calcext:value-type="float">
            <text:p>167</text:p>
          </table:table-cell>
          <table:table-cell office:value-type="float" office:value="1.32177832458389" calcext:value-type="float">
            <text:p>1.3217783246</text:p>
          </table:table-cell>
          <table:table-cell office:value-type="float" office:value="0.658048334909082" calcext:value-type="float">
            <text:p>0.6580483349</text:p>
          </table:table-cell>
          <table:table-cell office:value-type="float" office:value="-0.793312359445155" calcext:value-type="float">
            <text:p>-0.7933123594</text:p>
          </table:table-cell>
          <table:table-cell office:value-type="float" office:value="0.429647454409031" calcext:value-type="float">
            <text:p>0.4296474544</text:p>
          </table:table-cell>
          <table:table-cell office:value-type="float" office:value="0.417966106211182" calcext:value-type="float">
            <text:p>0.4179661062</text:p>
          </table:table-cell>
          <table:table-cell office:value-type="float" office:value="-0.927679462659904" calcext:value-type="float">
            <text:p>-0.9276794627</text:p>
          </table:table-cell>
          <table:table-cell office:value-type="float" office:value="0.180923439759177" calcext:value-type="float">
            <text:p>0.1809234398</text:p>
          </table:table-cell>
          <table:table-cell office:value-type="float" office:value="-0.236763419350955" calcext:value-type="float">
            <text:p>-0.2367634194</text:p>
          </table:table-cell>
          <table:table-cell office:value-type="float" office:value="0.0201429657349104" calcext:value-type="float">
            <text:p>0.0201429657</text:p>
          </table:table-cell>
          <table:table-cell office:value-type="float" office:value="-1.12174278594274" calcext:value-type="float">
            <text:p>-1.1217427859</text:p>
          </table:table-cell>
          <table:table-cell office:value-type="float" office:value="-0.149294237370762" calcext:value-type="float">
            <text:p>-0.1492942374</text:p>
          </table:table-cell>
          <table:table-cell office:value-type="float" office:value="0.0825837520258835" calcext:value-type="float">
            <text:p>0.082583752</text:p>
          </table:table-cell>
          <table:table-cell office:value-type="float" office:value="1.19395105781767" calcext:value-type="float">
            <text:p>1.1939510578</text:p>
          </table:table-cell>
          <table:table-cell office:value-type="float" office:value="-2.38081950169804" calcext:value-type="float">
            <text:p>-2.3808195017</text:p>
          </table:table-cell>
          <table:table-cell office:value-type="float" office:value="1.24125762669779" calcext:value-type="float">
            <text:p>1.2412576267</text:p>
          </table:table-cell>
          <table:table-cell office:value-type="float" office:value="1.16357167497705" calcext:value-type="float">
            <text:p>1.163571675</text:p>
          </table:table-cell>
          <table:table-cell office:value-type="float" office:value="1.09711121461693" calcext:value-type="float">
            <text:p>1.0971112146</text:p>
          </table:table-cell>
          <table:table-cell office:value-type="float" office:value="0.788934571180824" calcext:value-type="float">
            <text:p>0.7889345712</text:p>
          </table:table-cell>
          <table:table-cell office:value-type="float" office:value="-0.10934006822543" calcext:value-type="float">
            <text:p>-0.10934006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7" calcext:value-type="float">
            <text:p>167</text:p>
          </table:table-cell>
          <table:table-cell office:value-type="float" office:value="-0.827464822569393" calcext:value-type="float">
            <text:p>-0.8274648226</text:p>
          </table:table-cell>
          <table:table-cell office:value-type="float" office:value="1.2485696780494" calcext:value-type="float">
            <text:p>1.248569678</text:p>
          </table:table-cell>
          <table:table-cell office:value-type="float" office:value="1.02382611273013" calcext:value-type="float">
            <text:p>1.0238261127</text:p>
          </table:table-cell>
          <table:table-cell office:value-type="float" office:value="0.618081105427849" calcext:value-type="float">
            <text:p>0.6180811054</text:p>
          </table:table-cell>
          <table:table-cell office:value-type="float" office:value="0.19109373181254" calcext:value-type="float">
            <text:p>0.1910937318</text:p>
          </table:table-cell>
          <table:table-cell office:value-type="float" office:value="-0.208733095170559" calcext:value-type="float">
            <text:p>-0.2087330952</text:p>
          </table:table-cell>
          <table:table-cell office:value-type="float" office:value="0.964715393312821" calcext:value-type="float">
            <text:p>0.9647153933</text:p>
          </table:table-cell>
          <table:table-cell office:value-type="float" office:value="-0.139165792435669" calcext:value-type="float">
            <text:p>-0.1391657924</text:p>
          </table:table-cell>
          <table:table-cell office:value-type="float" office:value="-0.625848230775846" calcext:value-type="float">
            <text:p>-0.6258482308</text:p>
          </table:table-cell>
          <table:table-cell office:value-type="float" office:value="0.427322432532782" calcext:value-type="float">
            <text:p>0.4273224325</text:p>
          </table:table-cell>
          <table:table-cell office:value-type="float" office:value="1.02871964949309" calcext:value-type="float">
            <text:p>1.0287196495</text:p>
          </table:table-cell>
          <table:table-cell office:value-type="float" office:value="0.423747719452092" calcext:value-type="float">
            <text:p>0.4237477195</text:p>
          </table:table-cell>
          <table:table-cell office:value-type="float" office:value="-0.24231472918071" calcext:value-type="float">
            <text:p>-0.2423147292</text:p>
          </table:table-cell>
          <table:table-cell office:value-type="float" office:value="0.424507636573025" calcext:value-type="float">
            <text:p>0.4245076366</text:p>
          </table:table-cell>
          <table:table-cell office:value-type="float" office:value="0.368675207076469" calcext:value-type="float">
            <text:p>0.3686752071</text:p>
          </table:table-cell>
          <table:table-cell office:value-type="float" office:value="-0.0128393392786197" calcext:value-type="float">
            <text:p>-0.0128393393</text:p>
          </table:table-cell>
          <table:table-cell office:value-type="float" office:value="-0.585486705167062" calcext:value-type="float">
            <text:p>-0.5854867052</text:p>
          </table:table-cell>
          <table:table-cell office:value-type="float" office:value="0.157830764477803" calcext:value-type="float">
            <text:p>0.1578307645</text:p>
          </table:table-cell>
          <table:table-cell office:value-type="float" office:value="1.14965140277669" calcext:value-type="float">
            <text:p>1.14965140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7" calcext:value-type="float">
            <text:p>167</text:p>
          </table:table-cell>
          <table:table-cell office:value-type="float" office:value="-1.32906236984437" calcext:value-type="float">
            <text:p>-1.3290623698</text:p>
          </table:table-cell>
          <table:table-cell office:value-type="float" office:value="1.95588981197388" calcext:value-type="float">
            <text:p>1.955889812</text:p>
          </table:table-cell>
          <table:table-cell office:value-type="float" office:value="1.11827516422729" calcext:value-type="float">
            <text:p>1.1182751642</text:p>
          </table:table-cell>
          <table:table-cell office:value-type="float" office:value="2.31843190169554" calcext:value-type="float">
            <text:p>2.3184319017</text:p>
          </table:table-cell>
          <table:table-cell office:value-type="float" office:value="1.58253723192548" calcext:value-type="float">
            <text:p>1.5825372319</text:p>
          </table:table-cell>
          <table:table-cell office:value-type="float" office:value="0.389936614137912" calcext:value-type="float">
            <text:p>0.3899366141</text:p>
          </table:table-cell>
          <table:table-cell office:value-type="float" office:value="-1.28730616798389" calcext:value-type="float">
            <text:p>-1.287306168</text:p>
          </table:table-cell>
          <table:table-cell office:value-type="float" office:value="-1.32391883251051" calcext:value-type="float">
            <text:p>-1.3239188325</text:p>
          </table:table-cell>
          <table:table-cell office:value-type="float" office:value="-1.05032135406851" calcext:value-type="float">
            <text:p>-1.0503213541</text:p>
          </table:table-cell>
          <table:table-cell office:value-type="float" office:value="2.03281200518216" calcext:value-type="float">
            <text:p>2.0328120052</text:p>
          </table:table-cell>
          <table:table-cell office:value-type="float" office:value="0.370425698818787" calcext:value-type="float">
            <text:p>0.3704256988</text:p>
          </table:table-cell>
          <table:table-cell office:value-type="float" office:value="0.733429931217839" calcext:value-type="float">
            <text:p>0.7334299312</text:p>
          </table:table-cell>
          <table:table-cell office:value-type="float" office:value="1.20830136129523" calcext:value-type="float">
            <text:p>1.2083013613</text:p>
          </table:table-cell>
          <table:table-cell office:value-type="float" office:value="0.184726432830728" calcext:value-type="float">
            <text:p>0.1847264328</text:p>
          </table:table-cell>
          <table:table-cell office:value-type="float" office:value="0.550391786867822" calcext:value-type="float">
            <text:p>0.5503917869</text:p>
          </table:table-cell>
          <table:table-cell office:value-type="float" office:value="0.434456928677249" calcext:value-type="float">
            <text:p>0.4344569287</text:p>
          </table:table-cell>
          <table:table-cell office:value-type="float" office:value="-0.598240410222463" calcext:value-type="float">
            <text:p>-0.5982404102</text:p>
          </table:table-cell>
          <table:table-cell office:value-type="float" office:value="0.533996189934571" calcext:value-type="float">
            <text:p>0.5339961899</text:p>
          </table:table-cell>
          <table:table-cell office:value-type="float" office:value="1.41498004417875" calcext:value-type="float">
            <text:p>1.41498004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office:value-type="float" office:value="1.27496709005001" calcext:value-type="float">
            <text:p>1.2749670901</text:p>
          </table:table-cell>
          <table:table-cell office:value-type="float" office:value="-0.77878335227247" calcext:value-type="float">
            <text:p>-0.7787833523</text:p>
          </table:table-cell>
          <table:table-cell office:value-type="float" office:value="1.16245268542957" calcext:value-type="float">
            <text:p>1.1624526854</text:p>
          </table:table-cell>
          <table:table-cell office:value-type="float" office:value="-0.180424614010938" calcext:value-type="float">
            <text:p>-0.180424614</text:p>
          </table:table-cell>
          <table:table-cell office:value-type="float" office:value="-1.53263119934861" calcext:value-type="float">
            <text:p>-1.5326311993</text:p>
          </table:table-cell>
          <table:table-cell office:value-type="float" office:value="-0.10180828614273" calcext:value-type="float">
            <text:p>-0.1018082861</text:p>
          </table:table-cell>
          <table:table-cell office:value-type="float" office:value="-1.1857378085811" calcext:value-type="float">
            <text:p>-1.1857378086</text:p>
          </table:table-cell>
          <table:table-cell office:value-type="float" office:value="0.0765215192124052" calcext:value-type="float">
            <text:p>0.0765215192</text:p>
          </table:table-cell>
          <table:table-cell office:value-type="float" office:value="-0.265080339507672" calcext:value-type="float">
            <text:p>-0.2650803395</text:p>
          </table:table-cell>
          <table:table-cell office:value-type="float" office:value="0.679447707511232" calcext:value-type="float">
            <text:p>0.6794477075</text:p>
          </table:table-cell>
          <table:table-cell office:value-type="float" office:value="-1.08266718808321" calcext:value-type="float">
            <text:p>-1.0826671881</text:p>
          </table:table-cell>
          <table:table-cell office:value-type="float" office:value="-0.30276593486496" calcext:value-type="float">
            <text:p>-0.3027659349</text:p>
          </table:table-cell>
          <table:table-cell office:value-type="float" office:value="0.655988004675397" calcext:value-type="float">
            <text:p>0.6559880047</text:p>
          </table:table-cell>
          <table:table-cell office:value-type="float" office:value="-0.398951200368821" calcext:value-type="float">
            <text:p>-0.3989512004</text:p>
          </table:table-cell>
          <table:table-cell office:value-type="float" office:value="1.49557821330959" calcext:value-type="float">
            <text:p>1.4955782133</text:p>
          </table:table-cell>
          <table:table-cell office:value-type="float" office:value="-0.502574657593013" calcext:value-type="float">
            <text:p>-0.5025746576</text:p>
          </table:table-cell>
          <table:table-cell office:value-type="float" office:value="-0.605092213092874" calcext:value-type="float">
            <text:p>-0.6050922131</text:p>
          </table:table-cell>
          <table:table-cell office:value-type="float" office:value="1.91262483197738" calcext:value-type="float">
            <text:p>1.912624832</text:p>
          </table:table-cell>
          <table:table-cell office:value-type="float" office:value="-1.16990469075826" calcext:value-type="float">
            <text:p>-1.16990469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-4.06686227118254" calcext:value-type="float">
            <text:p>-4.0668622712</text:p>
          </table:table-cell>
          <table:table-cell office:value-type="float" office:value="-5.08121516166371" calcext:value-type="float">
            <text:p>-5.0812151617</text:p>
          </table:table-cell>
          <table:table-cell office:value-type="float" office:value="-0.11690781000852" calcext:value-type="float">
            <text:p>-0.11690781</text:p>
          </table:table-cell>
          <table:table-cell office:value-type="float" office:value="-1.31282927269338" calcext:value-type="float">
            <text:p>-1.3128292727</text:p>
          </table:table-cell>
          <table:table-cell office:value-type="float" office:value="2.68876224616788" calcext:value-type="float">
            <text:p>2.6887622462</text:p>
          </table:table-cell>
          <table:table-cell office:value-type="float" office:value="2.75589497819361" calcext:value-type="float">
            <text:p>2.7558949782</text:p>
          </table:table-cell>
          <table:table-cell office:value-type="float" office:value="-1.99909463351028" calcext:value-type="float">
            <text:p>-1.9990946335</text:p>
          </table:table-cell>
          <table:table-cell office:value-type="float" office:value="1.7264125348751" calcext:value-type="float">
            <text:p>1.7264125349</text:p>
          </table:table-cell>
          <table:table-cell office:value-type="float" office:value="-0.413594233198214" calcext:value-type="float">
            <text:p>-0.4135942332</text:p>
          </table:table-cell>
          <table:table-cell office:value-type="float" office:value="-0.769343040305846" calcext:value-type="float">
            <text:p>-0.7693430403</text:p>
          </table:table-cell>
          <table:table-cell office:value-type="float" office:value="-1.26596290317419" calcext:value-type="float">
            <text:p>-1.2659629032</text:p>
          </table:table-cell>
          <table:table-cell office:value-type="float" office:value="-0.306976373337728" calcext:value-type="float">
            <text:p>-0.3069763733</text:p>
          </table:table-cell>
          <table:table-cell office:value-type="float" office:value="0.0961362389085825" calcext:value-type="float">
            <text:p>0.0961362389</text:p>
          </table:table-cell>
          <table:table-cell office:value-type="float" office:value="-0.58129933212274" calcext:value-type="float">
            <text:p>-0.5812993321</text:p>
          </table:table-cell>
          <table:table-cell office:value-type="float" office:value="-1.59735760313307" calcext:value-type="float">
            <text:p>-1.5973576031</text:p>
          </table:table-cell>
          <table:table-cell office:value-type="float" office:value="1.21366649249243" calcext:value-type="float">
            <text:p>1.2136664925</text:p>
          </table:table-cell>
          <table:table-cell office:value-type="float" office:value="0.298187370700397" calcext:value-type="float">
            <text:p>0.2981873707</text:p>
          </table:table-cell>
          <table:table-cell office:value-type="float" office:value="-0.604047660269601" calcext:value-type="float">
            <text:p>-0.6040476603</text:p>
          </table:table-cell>
          <table:table-cell office:value-type="float" office:value="0.534227573107073" calcext:value-type="float">
            <text:p>0.53422757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-0.36553173374041" calcext:value-type="float">
            <text:p>-0.3655317337</text:p>
          </table:table-cell>
          <table:table-cell office:value-type="float" office:value="1.00693184486761" calcext:value-type="float">
            <text:p>1.0069318449</text:p>
          </table:table-cell>
          <table:table-cell office:value-type="float" office:value="1.10830366795943" calcext:value-type="float">
            <text:p>1.108303668</text:p>
          </table:table-cell>
          <table:table-cell office:value-type="float" office:value="-0.428693695108919" calcext:value-type="float">
            <text:p>-0.4286936951</text:p>
          </table:table-cell>
          <table:table-cell office:value-type="float" office:value="0.590512808184153" calcext:value-type="float">
            <text:p>0.5905128082</text:p>
          </table:table-cell>
          <table:table-cell office:value-type="float" office:value="0.105473837967882" calcext:value-type="float">
            <text:p>0.105473838</text:p>
          </table:table-cell>
          <table:table-cell office:value-type="float" office:value="0.602926226708912" calcext:value-type="float">
            <text:p>0.6029262267</text:p>
          </table:table-cell>
          <table:table-cell office:value-type="float" office:value="0.132309556918358" calcext:value-type="float">
            <text:p>0.1323095569</text:p>
          </table:table-cell>
          <table:table-cell office:value-type="float" office:value="-0.636397653988268" calcext:value-type="float">
            <text:p>-0.636397654</text:p>
          </table:table-cell>
          <table:table-cell office:value-type="float" office:value="-0.152232190572366" calcext:value-type="float">
            <text:p>-0.1522321906</text:p>
          </table:table-cell>
          <table:table-cell office:value-type="float" office:value="0.324882083878199" calcext:value-type="float">
            <text:p>0.3248820839</text:p>
          </table:table-cell>
          <table:table-cell office:value-type="float" office:value="0.469855522207178" calcext:value-type="float">
            <text:p>0.4698555222</text:p>
          </table:table-cell>
          <table:table-cell office:value-type="float" office:value="0.556565352066068" calcext:value-type="float">
            <text:p>0.5565653521</text:p>
          </table:table-cell>
          <table:table-cell office:value-type="float" office:value="0.187392784381691" calcext:value-type="float">
            <text:p>0.1873927844</text:p>
          </table:table-cell>
          <table:table-cell office:value-type="float" office:value="0.187945749072753" calcext:value-type="float">
            <text:p>0.1879457491</text:p>
          </table:table-cell>
          <table:table-cell office:value-type="float" office:value="0.715895776355689" calcext:value-type="float">
            <text:p>0.7158957764</text:p>
          </table:table-cell>
          <table:table-cell office:value-type="float" office:value="-1.09137979025149" calcext:value-type="float">
            <text:p>-1.0913797903</text:p>
          </table:table-cell>
          <table:table-cell office:value-type="float" office:value="0.472923128374008" calcext:value-type="float">
            <text:p>0.4729231284</text:p>
          </table:table-cell>
          <table:table-cell office:value-type="float" office:value="0.740916146860017" calcext:value-type="float">
            <text:p>0.74091614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 office:value-type="float" office:value="-0.957819798032566" calcext:value-type="float">
            <text:p>-0.957819798</text:p>
          </table:table-cell>
          <table:table-cell office:value-type="float" office:value="0.247979462912852" calcext:value-type="float">
            <text:p>0.2479794629</text:p>
          </table:table-cell>
          <table:table-cell office:value-type="float" office:value="3.77285685226266" calcext:value-type="float">
            <text:p>3.7728568523</text:p>
          </table:table-cell>
          <table:table-cell office:value-type="float" office:value="3.31138504647662" calcext:value-type="float">
            <text:p>3.3113850465</text:p>
          </table:table-cell>
          <table:table-cell office:value-type="float" office:value="-1.30542724637226" calcext:value-type="float">
            <text:p>-1.3054272464</text:p>
          </table:table-cell>
          <table:table-cell office:value-type="float" office:value="1.66837856716117" calcext:value-type="float">
            <text:p>1.6683785672</text:p>
          </table:table-cell>
          <table:table-cell office:value-type="float" office:value="-0.671931222943689" calcext:value-type="float">
            <text:p>-0.6719312229</text:p>
          </table:table-cell>
          <table:table-cell office:value-type="float" office:value="0.453987296034626" calcext:value-type="float">
            <text:p>0.453987296</text:p>
          </table:table-cell>
          <table:table-cell office:value-type="float" office:value="0.555107072903718" calcext:value-type="float">
            <text:p>0.5551070729</text:p>
          </table:table-cell>
          <table:table-cell office:value-type="float" office:value="0.785059044667756" calcext:value-type="float">
            <text:p>0.7850590447</text:p>
          </table:table-cell>
          <table:table-cell office:value-type="float" office:value="0.0188217794670076" calcext:value-type="float">
            <text:p>0.0188217795</text:p>
          </table:table-cell>
          <table:table-cell office:value-type="float" office:value="-0.383684430550305" calcext:value-type="float">
            <text:p>-0.3836844306</text:p>
          </table:table-cell>
          <table:table-cell office:value-type="float" office:value="-2.20712311276094" calcext:value-type="float">
            <text:p>-2.2071231128</text:p>
          </table:table-cell>
          <table:table-cell office:value-type="float" office:value="-0.949910908599031" calcext:value-type="float">
            <text:p>-0.9499109086</text:p>
          </table:table-cell>
          <table:table-cell office:value-type="float" office:value="-1.5303996542489" calcext:value-type="float">
            <text:p>-1.5303996542</text:p>
          </table:table-cell>
          <table:table-cell office:value-type="float" office:value="-0.47774006868046" calcext:value-type="float">
            <text:p>-0.4777400687</text:p>
          </table:table-cell>
          <table:table-cell office:value-type="float" office:value="0.56276574343564" calcext:value-type="float">
            <text:p>0.5627657434</text:p>
          </table:table-cell>
          <table:table-cell office:value-type="float" office:value="0.91927722861292" calcext:value-type="float">
            <text:p>0.9192772286</text:p>
          </table:table-cell>
          <table:table-cell office:value-type="float" office:value="1.55673679295847" calcext:value-type="float">
            <text:p>1.5567367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2" calcext:value-type="float">
            <text:p>172</text:p>
          </table:table-cell>
          <table:table-cell office:value-type="float" office:value="-1.42853496087881" calcext:value-type="float">
            <text:p>-1.4285349609</text:p>
          </table:table-cell>
          <table:table-cell office:value-type="float" office:value="1.79357777814503" calcext:value-type="float">
            <text:p>1.7935777781</text:p>
          </table:table-cell>
          <table:table-cell office:value-type="float" office:value="0.545758238752692" calcext:value-type="float">
            <text:p>0.5457582388</text:p>
          </table:table-cell>
          <table:table-cell office:value-type="float" office:value="-0.399309006814974" calcext:value-type="float">
            <text:p>-0.3993090068</text:p>
          </table:table-cell>
          <table:table-cell office:value-type="float" office:value="0.673576896820109" calcext:value-type="float">
            <text:p>0.6735768968</text:p>
          </table:table-cell>
          <table:table-cell office:value-type="float" office:value="0.745918946346657" calcext:value-type="float">
            <text:p>0.7459189463</text:p>
          </table:table-cell>
          <table:table-cell office:value-type="float" office:value="-0.358474608750901" calcext:value-type="float">
            <text:p>-0.3584746088</text:p>
          </table:table-cell>
          <table:table-cell office:value-type="float" office:value="-4.04472443309243" calcext:value-type="float">
            <text:p>-4.0447244331</text:p>
          </table:table-cell>
          <table:table-cell office:value-type="float" office:value="0.232361774422223" calcext:value-type="float">
            <text:p>0.2323617744</text:p>
          </table:table-cell>
          <table:table-cell office:value-type="float" office:value="-0.0813198559038253" calcext:value-type="float">
            <text:p>-0.0813198559</text:p>
          </table:table-cell>
          <table:table-cell office:value-type="float" office:value="-1.28116644603745" calcext:value-type="float">
            <text:p>-1.281166446</text:p>
          </table:table-cell>
          <table:table-cell office:value-type="float" office:value="-0.487201784557934" calcext:value-type="float">
            <text:p>-0.4872017846</text:p>
          </table:table-cell>
          <table:table-cell office:value-type="float" office:value="-1.01069578603674" calcext:value-type="float">
            <text:p>-1.010695786</text:p>
          </table:table-cell>
          <table:table-cell office:value-type="float" office:value="0.297234744304846" calcext:value-type="float">
            <text:p>0.2972347443</text:p>
          </table:table-cell>
          <table:table-cell office:value-type="float" office:value="0.515040615308738" calcext:value-type="float">
            <text:p>0.5150406153</text:p>
          </table:table-cell>
          <table:table-cell office:value-type="float" office:value="0.229073288915899" calcext:value-type="float">
            <text:p>0.2290732889</text:p>
          </table:table-cell>
          <table:table-cell office:value-type="float" office:value="-0.517037974382198" calcext:value-type="float">
            <text:p>-0.5170379744</text:p>
          </table:table-cell>
          <table:table-cell office:value-type="float" office:value="-0.117545085708612" calcext:value-type="float">
            <text:p>-0.1175450857</text:p>
          </table:table-cell>
          <table:table-cell office:value-type="float" office:value="-1.23376119465743" calcext:value-type="float">
            <text:p>-1.23376119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2" calcext:value-type="float">
            <text:p>172</text:p>
          </table:table-cell>
          <table:table-cell office:value-type="float" office:value="1.26469866632806" calcext:value-type="float">
            <text:p>1.2646986663</text:p>
          </table:table-cell>
          <table:table-cell office:value-type="float" office:value="0.168285518448668" calcext:value-type="float">
            <text:p>0.1682855184</text:p>
          </table:table-cell>
          <table:table-cell office:value-type="float" office:value="-0.275340023525956" calcext:value-type="float">
            <text:p>-0.2753400235</text:p>
          </table:table-cell>
          <table:table-cell office:value-type="float" office:value="0.220631300601037" calcext:value-type="float">
            <text:p>0.2206313006</text:p>
          </table:table-cell>
          <table:table-cell office:value-type="float" office:value="0.459215303173808" calcext:value-type="float">
            <text:p>0.4592153032</text:p>
          </table:table-cell>
          <table:table-cell office:value-type="float" office:value="0.4686238215203" calcext:value-type="float">
            <text:p>0.4686238215</text:p>
          </table:table-cell>
          <table:table-cell office:value-type="float" office:value="-0.172793943255958" calcext:value-type="float">
            <text:p>-0.1727939433</text:p>
          </table:table-cell>
          <table:table-cell office:value-type="float" office:value="0.209104024232232" calcext:value-type="float">
            <text:p>0.2091040242</text:p>
          </table:table-cell>
          <table:table-cell office:value-type="float" office:value="-0.0286231687155711" calcext:value-type="float">
            <text:p>-0.0286231687</text:p>
          </table:table-cell>
          <table:table-cell office:value-type="float" office:value="-0.134272020257908" calcext:value-type="float">
            <text:p>-0.1342720203</text:p>
          </table:table-cell>
          <table:table-cell office:value-type="float" office:value="0.53467213666666" calcext:value-type="float">
            <text:p>0.5346721367</text:p>
          </table:table-cell>
          <table:table-cell office:value-type="float" office:value="0.179221318258263" calcext:value-type="float">
            <text:p>0.1792213183</text:p>
          </table:table-cell>
          <table:table-cell office:value-type="float" office:value="-0.375907529899384" calcext:value-type="float">
            <text:p>-0.3759075299</text:p>
          </table:table-cell>
          <table:table-cell office:value-type="float" office:value="0.00270456167512467" calcext:value-type="float">
            <text:p>0.0027045617</text:p>
          </table:table-cell>
          <table:table-cell office:value-type="float" office:value="0.823227179959776" calcext:value-type="float">
            <text:p>0.82322718</text:p>
          </table:table-cell>
          <table:table-cell office:value-type="float" office:value="0.806188236996032" calcext:value-type="float">
            <text:p>0.806188237</text:p>
          </table:table-cell>
          <table:table-cell office:value-type="float" office:value="-0.42136310577793" calcext:value-type="float">
            <text:p>-0.4213631058</text:p>
          </table:table-cell>
          <table:table-cell office:value-type="float" office:value="0.272558270243345" calcext:value-type="float">
            <text:p>0.2725582702</text:p>
          </table:table-cell>
          <table:table-cell office:value-type="float" office:value="0.241154938624379" calcext:value-type="float">
            <text:p>0.24115493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-0.431091691864319" calcext:value-type="float">
            <text:p>-0.4310916919</text:p>
          </table:table-cell>
          <table:table-cell office:value-type="float" office:value="0.890751790096124" calcext:value-type="float">
            <text:p>0.8907517901</text:p>
          </table:table-cell>
          <table:table-cell office:value-type="float" office:value="1.72054284650876" calcext:value-type="float">
            <text:p>1.7205428465</text:p>
          </table:table-cell>
          <table:table-cell office:value-type="float" office:value="-0.238246455182136" calcext:value-type="float">
            <text:p>-0.2382464552</text:p>
          </table:table-cell>
          <table:table-cell office:value-type="float" office:value="0.273262886790457" calcext:value-type="float">
            <text:p>0.2732628868</text:p>
          </table:table-cell>
          <table:table-cell office:value-type="float" office:value="-0.970190618616908" calcext:value-type="float">
            <text:p>-0.9701906186</text:p>
          </table:table-cell>
          <table:table-cell office:value-type="float" office:value="1.24991037618054" calcext:value-type="float">
            <text:p>1.2499103762</text:p>
          </table:table-cell>
          <table:table-cell office:value-type="float" office:value="-0.48367608591831" calcext:value-type="float">
            <text:p>-0.4836760859</text:p>
          </table:table-cell>
          <table:table-cell office:value-type="float" office:value="-0.871156531752796" calcext:value-type="float">
            <text:p>-0.8711565318</text:p>
          </table:table-cell>
          <table:table-cell office:value-type="float" office:value="-0.34568909971149" calcext:value-type="float">
            <text:p>-0.3456890997</text:p>
          </table:table-cell>
          <table:table-cell office:value-type="float" office:value="-0.00936037735928275" calcext:value-type="float">
            <text:p>-0.0093603774</text:p>
          </table:table-cell>
          <table:table-cell office:value-type="float" office:value="0.168270519674582" calcext:value-type="float">
            <text:p>0.1682705197</text:p>
          </table:table-cell>
          <table:table-cell office:value-type="float" office:value="0.715169146085506" calcext:value-type="float">
            <text:p>0.7151691461</text:p>
          </table:table-cell>
          <table:table-cell office:value-type="float" office:value="0.0178959375398126" calcext:value-type="float">
            <text:p>0.0178959375</text:p>
          </table:table-cell>
          <table:table-cell office:value-type="float" office:value="1.03167394989099" calcext:value-type="float">
            <text:p>1.0316739499</text:p>
          </table:table-cell>
          <table:table-cell office:value-type="float" office:value="-0.380192799690851" calcext:value-type="float">
            <text:p>-0.3801927997</text:p>
          </table:table-cell>
          <table:table-cell office:value-type="float" office:value="-0.0434599612611935" calcext:value-type="float">
            <text:p>-0.0434599613</text:p>
          </table:table-cell>
          <table:table-cell office:value-type="float" office:value="-0.857500149283869" calcext:value-type="float">
            <text:p>-0.8575001493</text:p>
          </table:table-cell>
          <table:table-cell office:value-type="float" office:value="1.16742233748176" calcext:value-type="float">
            <text:p>1.1674223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office:value-type="float" office:value="-0.782666195196938" calcext:value-type="float">
            <text:p>-0.7826661952</text:p>
          </table:table-cell>
          <table:table-cell office:value-type="float" office:value="1.01798650185743" calcext:value-type="float">
            <text:p>1.0179865019</text:p>
          </table:table-cell>
          <table:table-cell office:value-type="float" office:value="1.50585132973181" calcext:value-type="float">
            <text:p>1.5058513297</text:p>
          </table:table-cell>
          <table:table-cell office:value-type="float" office:value="0.920904617400178" calcext:value-type="float">
            <text:p>0.9209046174</text:p>
          </table:table-cell>
          <table:table-cell office:value-type="float" office:value="0.758765089674519" calcext:value-type="float">
            <text:p>0.7587650897</text:p>
          </table:table-cell>
          <table:table-cell office:value-type="float" office:value="0.392474820943775" calcext:value-type="float">
            <text:p>0.3924748209</text:p>
          </table:table-cell>
          <table:table-cell office:value-type="float" office:value="1.35762532940353" calcext:value-type="float">
            <text:p>1.3576253294</text:p>
          </table:table-cell>
          <table:table-cell office:value-type="float" office:value="-0.666453043131856" calcext:value-type="float">
            <text:p>-0.6664530431</text:p>
          </table:table-cell>
          <table:table-cell office:value-type="float" office:value="1.0711302644923" calcext:value-type="float">
            <text:p>1.0711302645</text:p>
          </table:table-cell>
          <table:table-cell office:value-type="float" office:value="1.70269209897568" calcext:value-type="float">
            <text:p>1.702692099</text:p>
          </table:table-cell>
          <table:table-cell office:value-type="float" office:value="-0.812493033478365" calcext:value-type="float">
            <text:p>-0.8124930335</text:p>
          </table:table-cell>
          <table:table-cell office:value-type="float" office:value="-0.914154910170346" calcext:value-type="float">
            <text:p>-0.9141549102</text:p>
          </table:table-cell>
          <table:table-cell office:value-type="float" office:value="-1.23417795289475" calcext:value-type="float">
            <text:p>-1.2341779529</text:p>
          </table:table-cell>
          <table:table-cell office:value-type="float" office:value="-0.856785660686296" calcext:value-type="float">
            <text:p>-0.8567856607</text:p>
          </table:table-cell>
          <table:table-cell office:value-type="float" office:value="0.551040621871813" calcext:value-type="float">
            <text:p>0.5510406219</text:p>
          </table:table-cell>
          <table:table-cell office:value-type="float" office:value="-1.40229016692791" calcext:value-type="float">
            <text:p>-1.4022901669</text:p>
          </table:table-cell>
          <table:table-cell office:value-type="float" office:value="0.0604324130370819" calcext:value-type="float">
            <text:p>0.060432413</text:p>
          </table:table-cell>
          <table:table-cell office:value-type="float" office:value="-0.547990244098793" calcext:value-type="float">
            <text:p>-0.5479902441</text:p>
          </table:table-cell>
          <table:table-cell office:value-type="float" office:value="0.858789261809606" calcext:value-type="float">
            <text:p>0.85878926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0" calcext:value-type="float">
            <text:p>180</text:p>
          </table:table-cell>
          <table:table-cell office:value-type="float" office:value="1.29403278460023" calcext:value-type="float">
            <text:p>1.2940327846</text:p>
          </table:table-cell>
          <table:table-cell office:value-type="float" office:value="-0.762808543037382" calcext:value-type="float">
            <text:p>-0.762808543</text:p>
          </table:table-cell>
          <table:table-cell office:value-type="float" office:value="0.111245009264182" calcext:value-type="float">
            <text:p>0.1112450093</text:p>
          </table:table-cell>
          <table:table-cell office:value-type="float" office:value="-0.535421072559916" calcext:value-type="float">
            <text:p>-0.5354210726</text:p>
          </table:table-cell>
          <table:table-cell office:value-type="float" office:value="-1.1343960069298" calcext:value-type="float">
            <text:p>-1.1343960069</text:p>
          </table:table-cell>
          <table:table-cell office:value-type="float" office:value="-0.937699155607381" calcext:value-type="float">
            <text:p>-0.9376991556</text:p>
          </table:table-cell>
          <table:table-cell office:value-type="float" office:value="-0.477580647124738" calcext:value-type="float">
            <text:p>-0.4775806471</text:p>
          </table:table-cell>
          <table:table-cell office:value-type="float" office:value="-0.0416936010973029" calcext:value-type="float">
            <text:p>-0.0416936011</text:p>
          </table:table-cell>
          <table:table-cell office:value-type="float" office:value="-0.685741138300988" calcext:value-type="float">
            <text:p>-0.6857411383</text:p>
          </table:table-cell>
          <table:table-cell office:value-type="float" office:value="0.801350784533743" calcext:value-type="float">
            <text:p>0.8013507845</text:p>
          </table:table-cell>
          <table:table-cell office:value-type="float" office:value="0.996133857880344" calcext:value-type="float">
            <text:p>0.9961338579</text:p>
          </table:table-cell>
          <table:table-cell office:value-type="float" office:value="-0.960861345541869" calcext:value-type="float">
            <text:p>-0.9608613455</text:p>
          </table:table-cell>
          <table:table-cell office:value-type="float" office:value="-2.42059462434138" calcext:value-type="float">
            <text:p>-2.4205946243</text:p>
          </table:table-cell>
          <table:table-cell office:value-type="float" office:value="0.47747425856214" calcext:value-type="float">
            <text:p>0.4774742586</text:p>
          </table:table-cell>
          <table:table-cell office:value-type="float" office:value="-0.690166383659179" calcext:value-type="float">
            <text:p>-0.6901663837</text:p>
          </table:table-cell>
          <table:table-cell office:value-type="float" office:value="0.773869318612802" calcext:value-type="float">
            <text:p>0.7738693186</text:p>
          </table:table-cell>
          <table:table-cell office:value-type="float" office:value="0.578842806260028" calcext:value-type="float">
            <text:p>0.5788428063</text:p>
          </table:table-cell>
          <table:table-cell office:value-type="float" office:value="-0.944706420967501" calcext:value-type="float">
            <text:p>-0.944706421</text:p>
          </table:table-cell>
          <table:table-cell office:value-type="float" office:value="1.03046716227865" calcext:value-type="float">
            <text:p>1.03046716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-0.723637212116882" calcext:value-type="float">
            <text:p>-0.7236372121</text:p>
          </table:table-cell>
          <table:table-cell office:value-type="float" office:value="0.154495650156384" calcext:value-type="float">
            <text:p>0.1544956502</text:p>
          </table:table-cell>
          <table:table-cell office:value-type="float" office:value="1.26316333895498" calcext:value-type="float">
            <text:p>1.263163339</text:p>
          </table:table-cell>
          <table:table-cell office:value-type="float" office:value="0.964978490669645" calcext:value-type="float">
            <text:p>0.9649784907</text:p>
          </table:table-cell>
          <table:table-cell office:value-type="float" office:value="-0.0271696549211725" calcext:value-type="float">
            <text:p>-0.0271696549</text:p>
          </table:table-cell>
          <table:table-cell office:value-type="float" office:value="2.2852017799546" calcext:value-type="float">
            <text:p>2.28520178</text:p>
          </table:table-cell>
          <table:table-cell office:value-type="float" office:value="1.8917025210081" calcext:value-type="float">
            <text:p>1.891702521</text:p>
          </table:table-cell>
          <table:table-cell office:value-type="float" office:value="-0.141477560331158" calcext:value-type="float">
            <text:p>-0.1414775603</text:p>
          </table:table-cell>
          <table:table-cell office:value-type="float" office:value="-0.110654766345554" calcext:value-type="float">
            <text:p>-0.1106547663</text:p>
          </table:table-cell>
          <table:table-cell office:value-type="float" office:value="-0.14758663155975" calcext:value-type="float">
            <text:p>-0.1475866316</text:p>
          </table:table-cell>
          <table:table-cell office:value-type="float" office:value="0.411560461479348" calcext:value-type="float">
            <text:p>0.4115604615</text:p>
          </table:table-cell>
          <table:table-cell office:value-type="float" office:value="0.0599497336436348" calcext:value-type="float">
            <text:p>0.0599497336</text:p>
          </table:table-cell>
          <table:table-cell office:value-type="float" office:value="-0.302443288772934" calcext:value-type="float">
            <text:p>-0.3024432888</text:p>
          </table:table-cell>
          <table:table-cell office:value-type="float" office:value="-0.243116379342127" calcext:value-type="float">
            <text:p>-0.2431163793</text:p>
          </table:table-cell>
          <table:table-cell office:value-type="float" office:value="1.51008606673007" calcext:value-type="float">
            <text:p>1.5100860667</text:p>
          </table:table-cell>
          <table:table-cell office:value-type="float" office:value="-1.79772302235435" calcext:value-type="float">
            <text:p>-1.7977230224</text:p>
          </table:table-cell>
          <table:table-cell office:value-type="float" office:value="0.981416457710277" calcext:value-type="float">
            <text:p>0.9814164577</text:p>
          </table:table-cell>
          <table:table-cell office:value-type="float" office:value="-2.14989199309255" calcext:value-type="float">
            <text:p>-2.1498919931</text:p>
          </table:table-cell>
          <table:table-cell office:value-type="float" office:value="-0.885252319995889" calcext:value-type="float">
            <text:p>-0.885252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1" calcext:value-type="float">
            <text:p>181</text:p>
          </table:table-cell>
          <table:table-cell office:value-type="float" office:value="1.13675205349017" calcext:value-type="float">
            <text:p>1.1367520535</text:p>
          </table:table-cell>
          <table:table-cell office:value-type="float" office:value="-0.103769566563379" calcext:value-type="float">
            <text:p>-0.1037695666</text:p>
          </table:table-cell>
          <table:table-cell office:value-type="float" office:value="0.904686443617774" calcext:value-type="float">
            <text:p>0.9046864436</text:p>
          </table:table-cell>
          <table:table-cell office:value-type="float" office:value="0.488210755231466" calcext:value-type="float">
            <text:p>0.4882107552</text:p>
          </table:table-cell>
          <table:table-cell office:value-type="float" office:value="-0.678523514606376" calcext:value-type="float">
            <text:p>-0.6785235146</text:p>
          </table:table-cell>
          <table:table-cell office:value-type="float" office:value="0.0398607287755719" calcext:value-type="float">
            <text:p>0.0398607288</text:p>
          </table:table-cell>
          <table:table-cell office:value-type="float" office:value="-0.581293920509389" calcext:value-type="float">
            <text:p>-0.5812939205</text:p>
          </table:table-cell>
          <table:table-cell office:value-type="float" office:value="0.27099619815761" calcext:value-type="float">
            <text:p>0.2709961982</text:p>
          </table:table-cell>
          <table:table-cell office:value-type="float" office:value="0.25653956121484" calcext:value-type="float">
            <text:p>0.2565395612</text:p>
          </table:table-cell>
          <table:table-cell office:value-type="float" office:value="0.0680916931076459" calcext:value-type="float">
            <text:p>0.0680916931</text:p>
          </table:table-cell>
          <table:table-cell office:value-type="float" office:value="1.44518365850316" calcext:value-type="float">
            <text:p>1.4451836585</text:p>
          </table:table-cell>
          <table:table-cell office:value-type="float" office:value="0.506268151900735" calcext:value-type="float">
            <text:p>0.5062681519</text:p>
          </table:table-cell>
          <table:table-cell office:value-type="float" office:value="-0.850214520356013" calcext:value-type="float">
            <text:p>-0.8502145204</text:p>
          </table:table-cell>
          <table:table-cell office:value-type="float" office:value="0.464222959874078" calcext:value-type="float">
            <text:p>0.4642229599</text:p>
          </table:table-cell>
          <table:table-cell office:value-type="float" office:value="0.963247297709683" calcext:value-type="float">
            <text:p>0.9632472977</text:p>
          </table:table-cell>
          <table:table-cell office:value-type="float" office:value="0.522011841142238" calcext:value-type="float">
            <text:p>0.5220118411</text:p>
          </table:table-cell>
          <table:table-cell office:value-type="float" office:value="-0.463008421525865" calcext:value-type="float">
            <text:p>-0.4630084215</text:p>
          </table:table-cell>
          <table:table-cell office:value-type="float" office:value="0.0290218231029976" calcext:value-type="float">
            <text:p>0.0290218231</text:p>
          </table:table-cell>
          <table:table-cell office:value-type="float" office:value="-0.386661217345824" calcext:value-type="float">
            <text:p>-0.38666121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3" calcext:value-type="float">
            <text:p>183</text:p>
          </table:table-cell>
          <table:table-cell office:value-type="float" office:value="0.726749303819795" calcext:value-type="float">
            <text:p>0.7267493038</text:p>
          </table:table-cell>
          <table:table-cell office:value-type="float" office:value="-0.528042417503892" calcext:value-type="float">
            <text:p>-0.5280424175</text:p>
          </table:table-cell>
          <table:table-cell office:value-type="float" office:value="0.0503655151688558" calcext:value-type="float">
            <text:p>0.0503655152</text:p>
          </table:table-cell>
          <table:table-cell office:value-type="float" office:value="1.37362146854801" calcext:value-type="float">
            <text:p>1.3736214685</text:p>
          </table:table-cell>
          <table:table-cell office:value-type="float" office:value="-0.124121987339607" calcext:value-type="float">
            <text:p>-0.1241219873</text:p>
          </table:table-cell>
          <table:table-cell office:value-type="float" office:value="0.415687584188995" calcext:value-type="float">
            <text:p>0.4156875842</text:p>
          </table:table-cell>
          <table:table-cell office:value-type="float" office:value="0.259554811783125" calcext:value-type="float">
            <text:p>0.2595548118</text:p>
          </table:table-cell>
          <table:table-cell office:value-type="float" office:value="0.0851137029240687" calcext:value-type="float">
            <text:p>0.0851137029</text:p>
          </table:table-cell>
          <table:table-cell office:value-type="float" office:value="-0.00302542461938833" calcext:value-type="float">
            <text:p>-0.0030254246</text:p>
          </table:table-cell>
          <table:table-cell office:value-type="float" office:value="-0.0622905763859068" calcext:value-type="float">
            <text:p>-0.0622905764</text:p>
          </table:table-cell>
          <table:table-cell office:value-type="float" office:value="0.906660846748178" calcext:value-type="float">
            <text:p>0.9066608467</text:p>
          </table:table-cell>
          <table:table-cell office:value-type="float" office:value="1.22847545351428" calcext:value-type="float">
            <text:p>1.2284754535</text:p>
          </table:table-cell>
          <table:table-cell office:value-type="float" office:value="0.0866114714293523" calcext:value-type="float">
            <text:p>0.0866114714</text:p>
          </table:table-cell>
          <table:table-cell office:value-type="float" office:value="0.250634863346405" calcext:value-type="float">
            <text:p>0.2506348633</text:p>
          </table:table-cell>
          <table:table-cell office:value-type="float" office:value="-0.765775296893332" calcext:value-type="float">
            <text:p>-0.7657752969</text:p>
          </table:table-cell>
          <table:table-cell office:value-type="float" office:value="-0.412023173206145" calcext:value-type="float">
            <text:p>-0.4120231732</text:p>
          </table:table-cell>
          <table:table-cell office:value-type="float" office:value="-0.111942606453853" calcext:value-type="float">
            <text:p>-0.1119426065</text:p>
          </table:table-cell>
          <table:table-cell office:value-type="float" office:value="-0.356576838199312" calcext:value-type="float">
            <text:p>-0.3565768382</text:p>
          </table:table-cell>
          <table:table-cell office:value-type="float" office:value="-0.0249368081291907" calcext:value-type="float">
            <text:p>-0.02493680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-0.598071289304104" calcext:value-type="float">
            <text:p>-0.5980712893</text:p>
          </table:table-cell>
          <table:table-cell office:value-type="float" office:value="1.26413654605302" calcext:value-type="float">
            <text:p>1.2641365461</text:p>
          </table:table-cell>
          <table:table-cell office:value-type="float" office:value="1.41032604626532" calcext:value-type="float">
            <text:p>1.4103260463</text:p>
          </table:table-cell>
          <table:table-cell office:value-type="float" office:value="1.69517498097116" calcext:value-type="float">
            <text:p>1.695174981</text:p>
          </table:table-cell>
          <table:table-cell office:value-type="float" office:value="0.391727694452607" calcext:value-type="float">
            <text:p>0.3917276945</text:p>
          </table:table-cell>
          <table:table-cell office:value-type="float" office:value="0.192575714458048" calcext:value-type="float">
            <text:p>0.1925757145</text:p>
          </table:table-cell>
          <table:table-cell office:value-type="float" office:value="1.11822086275207" calcext:value-type="float">
            <text:p>1.1182208628</text:p>
          </table:table-cell>
          <table:table-cell office:value-type="float" office:value="-0.050613499370797" calcext:value-type="float">
            <text:p>-0.0506134994</text:p>
          </table:table-cell>
          <table:table-cell office:value-type="float" office:value="-1.71696695755777" calcext:value-type="float">
            <text:p>-1.7169669576</text:p>
          </table:table-cell>
          <table:table-cell office:value-type="float" office:value="0.457353407535887" calcext:value-type="float">
            <text:p>0.4573534075</text:p>
          </table:table-cell>
          <table:table-cell office:value-type="float" office:value="0.855787531713676" calcext:value-type="float">
            <text:p>0.8557875317</text:p>
          </table:table-cell>
          <table:table-cell office:value-type="float" office:value="0.594038398169339" calcext:value-type="float">
            <text:p>0.5940383982</text:p>
          </table:table-cell>
          <table:table-cell office:value-type="float" office:value="0.821723219706958" calcext:value-type="float">
            <text:p>0.8217232197</text:p>
          </table:table-cell>
          <table:table-cell office:value-type="float" office:value="0.189483809415336" calcext:value-type="float">
            <text:p>0.1894838094</text:p>
          </table:table-cell>
          <table:table-cell office:value-type="float" office:value="-0.53063723301901" calcext:value-type="float">
            <text:p>-0.530637233</text:p>
          </table:table-cell>
          <table:table-cell office:value-type="float" office:value="0.75264473314706" calcext:value-type="float">
            <text:p>0.7526447331</text:p>
          </table:table-cell>
          <table:table-cell office:value-type="float" office:value="-1.01193527744922" calcext:value-type="float">
            <text:p>-1.0119352774</text:p>
          </table:table-cell>
          <table:table-cell office:value-type="float" office:value="0.379097043360167" calcext:value-type="float">
            <text:p>0.3790970434</text:p>
          </table:table-cell>
          <table:table-cell office:value-type="float" office:value="-0.435816317041772" calcext:value-type="float">
            <text:p>-0.4358163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float" office:value="1.1992776677352" calcext:value-type="float">
            <text:p>1.1992776677</text:p>
          </table:table-cell>
          <table:table-cell office:value-type="float" office:value="0.365737836066884" calcext:value-type="float">
            <text:p>0.3657378361</text:p>
          </table:table-cell>
          <table:table-cell office:value-type="float" office:value="0.428155251218197" calcext:value-type="float">
            <text:p>0.4281552512</text:p>
          </table:table-cell>
          <table:table-cell office:value-type="float" office:value="0.617732706954643" calcext:value-type="float">
            <text:p>0.617732707</text:p>
          </table:table-cell>
          <table:table-cell office:value-type="float" office:value="-0.34260966917168" calcext:value-type="float">
            <text:p>-0.3426096692</text:p>
          </table:table-cell>
          <table:table-cell office:value-type="float" office:value="-0.845869259025111" calcext:value-type="float">
            <text:p>-0.845869259</text:p>
          </table:table-cell>
          <table:table-cell office:value-type="float" office:value="0.0419194913630878" calcext:value-type="float">
            <text:p>0.0419194914</text:p>
          </table:table-cell>
          <table:table-cell office:value-type="float" office:value="-0.114616736554335" calcext:value-type="float">
            <text:p>-0.1146167366</text:p>
          </table:table-cell>
          <table:table-cell office:value-type="float" office:value="-0.360599588201368" calcext:value-type="float">
            <text:p>-0.3605995882</text:p>
          </table:table-cell>
          <table:table-cell office:value-type="float" office:value="-0.137369319122408" calcext:value-type="float">
            <text:p>-0.1373693191</text:p>
          </table:table-cell>
          <table:table-cell office:value-type="float" office:value="1.94886819376499" calcext:value-type="float">
            <text:p>1.9488681938</text:p>
          </table:table-cell>
          <table:table-cell office:value-type="float" office:value="1.41029742734528" calcext:value-type="float">
            <text:p>1.4102974273</text:p>
          </table:table-cell>
          <table:table-cell office:value-type="float" office:value="0.894622281152133" calcext:value-type="float">
            <text:p>0.8946222812</text:p>
          </table:table-cell>
          <table:table-cell office:value-type="float" office:value="-0.23568893740094" calcext:value-type="float">
            <text:p>-0.2356889374</text:p>
          </table:table-cell>
          <table:table-cell office:value-type="float" office:value="0.292096328882863" calcext:value-type="float">
            <text:p>0.2920963289</text:p>
          </table:table-cell>
          <table:table-cell office:value-type="float" office:value="0.578699330613356" calcext:value-type="float">
            <text:p>0.5786993306</text:p>
          </table:table-cell>
          <table:table-cell office:value-type="float" office:value="-0.227218791927365" calcext:value-type="float">
            <text:p>-0.2272187919</text:p>
          </table:table-cell>
          <table:table-cell office:value-type="float" office:value="0.0331302596951356" calcext:value-type="float">
            <text:p>0.0331302597</text:p>
          </table:table-cell>
          <table:table-cell office:value-type="float" office:value="0.00913163642015043" calcext:value-type="float">
            <text:p>0.00913163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4" calcext:value-type="float">
            <text:p>184</text:p>
          </table:table-cell>
          <table:table-cell office:value-type="float" office:value="-0.143256002557238" calcext:value-type="float">
            <text:p>-0.1432560026</text:p>
          </table:table-cell>
          <table:table-cell office:value-type="float" office:value="0.743648517894901" calcext:value-type="float">
            <text:p>0.7436485179</text:p>
          </table:table-cell>
          <table:table-cell office:value-type="float" office:value="1.53407220650256" calcext:value-type="float">
            <text:p>1.5340722065</text:p>
          </table:table-cell>
          <table:table-cell office:value-type="float" office:value="1.06217009444433" calcext:value-type="float">
            <text:p>1.0621700944</text:p>
          </table:table-cell>
          <table:table-cell office:value-type="float" office:value="0.208186779585111" calcext:value-type="float">
            <text:p>0.2081867796</text:p>
          </table:table-cell>
          <table:table-cell office:value-type="float" office:value="-0.838622933159118" calcext:value-type="float">
            <text:p>-0.8386229332</text:p>
          </table:table-cell>
          <table:table-cell office:value-type="float" office:value="0.524151228462563" calcext:value-type="float">
            <text:p>0.5241512285</text:p>
          </table:table-cell>
          <table:table-cell office:value-type="float" office:value="-0.294660551601271" calcext:value-type="float">
            <text:p>-0.2946605516</text:p>
          </table:table-cell>
          <table:table-cell office:value-type="float" office:value="-0.478855844059778" calcext:value-type="float">
            <text:p>-0.4788558441</text:p>
          </table:table-cell>
          <table:table-cell office:value-type="float" office:value="-0.00609656066279579" calcext:value-type="float">
            <text:p>-0.0060965607</text:p>
          </table:table-cell>
          <table:table-cell office:value-type="float" office:value="-0.121309695675976" calcext:value-type="float">
            <text:p>-0.1213096957</text:p>
          </table:table-cell>
          <table:table-cell office:value-type="float" office:value="-0.564296678984861" calcext:value-type="float">
            <text:p>-0.564296679</text:p>
          </table:table-cell>
          <table:table-cell office:value-type="float" office:value="-0.352630238643394" calcext:value-type="float">
            <text:p>-0.3526302386</text:p>
          </table:table-cell>
          <table:table-cell office:value-type="float" office:value="-0.336510143056514" calcext:value-type="float">
            <text:p>-0.3365101431</text:p>
          </table:table-cell>
          <table:table-cell office:value-type="float" office:value="1.8800621004432" calcext:value-type="float">
            <text:p>1.8800621004</text:p>
          </table:table-cell>
          <table:table-cell office:value-type="float" office:value="-0.323677600411733" calcext:value-type="float">
            <text:p>-0.3236776004</text:p>
          </table:table-cell>
          <table:table-cell office:value-type="float" office:value="0.541293199160804" calcext:value-type="float">
            <text:p>0.5412931992</text:p>
          </table:table-cell>
          <table:table-cell office:value-type="float" office:value="0.139300206008773" calcext:value-type="float">
            <text:p>0.139300206</text:p>
          </table:table-cell>
          <table:table-cell office:value-type="float" office:value="1.59284293150369" calcext:value-type="float">
            <text:p>1.59284293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5" calcext:value-type="float">
            <text:p>185</text:p>
          </table:table-cell>
          <table:table-cell office:value-type="float" office:value="-0.24130170318649" calcext:value-type="float">
            <text:p>-0.2413017032</text:p>
          </table:table-cell>
          <table:table-cell office:value-type="float" office:value="1.08931147158171" calcext:value-type="float">
            <text:p>1.0893114716</text:p>
          </table:table-cell>
          <table:table-cell office:value-type="float" office:value="0.70398882483963" calcext:value-type="float">
            <text:p>0.7039888248</text:p>
          </table:table-cell>
          <table:table-cell office:value-type="float" office:value="-0.265987043588385" calcext:value-type="float">
            <text:p>-0.2659870436</text:p>
          </table:table-cell>
          <table:table-cell office:value-type="float" office:value="0.692897788072936" calcext:value-type="float">
            <text:p>0.6928977881</text:p>
          </table:table-cell>
          <table:table-cell office:value-type="float" office:value="-0.179352317564557" calcext:value-type="float">
            <text:p>-0.1793523176</text:p>
          </table:table-cell>
          <table:table-cell office:value-type="float" office:value="0.684650766636319" calcext:value-type="float">
            <text:p>0.6846507666</text:p>
          </table:table-cell>
          <table:table-cell office:value-type="float" office:value="0.0207098827416288" calcext:value-type="float">
            <text:p>0.0207098827</text:p>
          </table:table-cell>
          <table:table-cell office:value-type="float" office:value="-0.286050170036438" calcext:value-type="float">
            <text:p>-0.28605017</text:p>
          </table:table-cell>
          <table:table-cell office:value-type="float" office:value="-0.508542204680745" calcext:value-type="float">
            <text:p>-0.5085422047</text:p>
          </table:table-cell>
          <table:table-cell office:value-type="float" office:value="-1.47915841656437" calcext:value-type="float">
            <text:p>-1.4791584166</text:p>
          </table:table-cell>
          <table:table-cell office:value-type="float" office:value="-0.59152822138059" calcext:value-type="float">
            <text:p>-0.5915282214</text:p>
          </table:table-cell>
          <table:table-cell office:value-type="float" office:value="0.269664818908614" calcext:value-type="float">
            <text:p>0.2696648189</text:p>
          </table:table-cell>
          <table:table-cell office:value-type="float" office:value="-0.494763598498854" calcext:value-type="float">
            <text:p>-0.4947635985</text:p>
          </table:table-cell>
          <table:table-cell office:value-type="float" office:value="1.00630743006952" calcext:value-type="float">
            <text:p>1.0063074301</text:p>
          </table:table-cell>
          <table:table-cell office:value-type="float" office:value="0.795481784686327" calcext:value-type="float">
            <text:p>0.7954817847</text:p>
          </table:table-cell>
          <table:table-cell office:value-type="float" office:value="-0.495216911015884" calcext:value-type="float">
            <text:p>-0.495216911</text:p>
          </table:table-cell>
          <table:table-cell office:value-type="float" office:value="0.329829132625858" calcext:value-type="float">
            <text:p>0.3298291326</text:p>
          </table:table-cell>
          <table:table-cell office:value-type="float" office:value="0.436667057696483" calcext:value-type="float">
            <text:p>0.43666705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7" calcext:value-type="float">
            <text:p>187</text:p>
          </table:table-cell>
          <table:table-cell office:value-type="float" office:value="0.0660607724103991" calcext:value-type="float">
            <text:p>0.0660607724</text:p>
          </table:table-cell>
          <table:table-cell office:value-type="float" office:value="0.876263400106492" calcext:value-type="float">
            <text:p>0.8762634001</text:p>
          </table:table-cell>
          <table:table-cell office:value-type="float" office:value="1.09399296779106" calcext:value-type="float">
            <text:p>1.0939929678</text:p>
          </table:table-cell>
          <table:table-cell office:value-type="float" office:value="1.55615051603286" calcext:value-type="float">
            <text:p>1.556150516</text:p>
          </table:table-cell>
          <table:table-cell office:value-type="float" office:value="-0.0723181296209833" calcext:value-type="float">
            <text:p>-0.0723181296</text:p>
          </table:table-cell>
          <table:table-cell office:value-type="float" office:value="-0.671902296474181" calcext:value-type="float">
            <text:p>-0.6719022965</text:p>
          </table:table-cell>
          <table:table-cell office:value-type="float" office:value="0.56970715581892" calcext:value-type="float">
            <text:p>0.5697071558</text:p>
          </table:table-cell>
          <table:table-cell office:value-type="float" office:value="-0.143791230915684" calcext:value-type="float">
            <text:p>-0.1437912309</text:p>
          </table:table-cell>
          <table:table-cell office:value-type="float" office:value="-0.609469492731212" calcext:value-type="float">
            <text:p>-0.6094694927</text:p>
          </table:table-cell>
          <table:table-cell office:value-type="float" office:value="0.122388482770488" calcext:value-type="float">
            <text:p>0.1223884828</text:p>
          </table:table-cell>
          <table:table-cell office:value-type="float" office:value="-0.477548435454898" calcext:value-type="float">
            <text:p>-0.4775484355</text:p>
          </table:table-cell>
          <table:table-cell office:value-type="float" office:value="-0.348544455392073" calcext:value-type="float">
            <text:p>-0.3485444554</text:p>
          </table:table-cell>
          <table:table-cell office:value-type="float" office:value="-0.275911531744269" calcext:value-type="float">
            <text:p>-0.2759115317</text:p>
          </table:table-cell>
          <table:table-cell office:value-type="float" office:value="0.469809094351093" calcext:value-type="float">
            <text:p>0.4698090944</text:p>
          </table:table-cell>
          <table:table-cell office:value-type="float" office:value="1.61987812296959" calcext:value-type="float">
            <text:p>1.619878123</text:p>
          </table:table-cell>
          <table:table-cell office:value-type="float" office:value="-0.637980696891107" calcext:value-type="float">
            <text:p>-0.6379806969</text:p>
          </table:table-cell>
          <table:table-cell office:value-type="float" office:value="0.179422141530213" calcext:value-type="float">
            <text:p>0.1794221415</text:p>
          </table:table-cell>
          <table:table-cell office:value-type="float" office:value="0.263764793196336" calcext:value-type="float">
            <text:p>0.2637647932</text:p>
          </table:table-cell>
          <table:table-cell office:value-type="float" office:value="1.33268955843488" calcext:value-type="float">
            <text:p>1.33268955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8" calcext:value-type="float">
            <text:p>188</text:p>
          </table:table-cell>
          <table:table-cell office:value-type="float" office:value="1.16843338889501" calcext:value-type="float">
            <text:p>1.1684333889</text:p>
          </table:table-cell>
          <table:table-cell office:value-type="float" office:value="0.319977589151556" calcext:value-type="float">
            <text:p>0.3199775892</text:p>
          </table:table-cell>
          <table:table-cell office:value-type="float" office:value="0.589693417993741" calcext:value-type="float">
            <text:p>0.589693418</text:p>
          </table:table-cell>
          <table:table-cell office:value-type="float" office:value="1.04477398228923" calcext:value-type="float">
            <text:p>1.0447739823</text:p>
          </table:table-cell>
          <table:table-cell office:value-type="float" office:value="-0.376941822096438" calcext:value-type="float">
            <text:p>-0.3769418221</text:p>
          </table:table-cell>
          <table:table-cell office:value-type="float" office:value="-0.677334529633465" calcext:value-type="float">
            <text:p>-0.6773345296</text:p>
          </table:table-cell>
          <table:table-cell office:value-type="float" office:value="0.0544721524147416" calcext:value-type="float">
            <text:p>0.0544721524</text:p>
          </table:table-cell>
          <table:table-cell office:value-type="float" office:value="-0.0876701943615841" calcext:value-type="float">
            <text:p>-0.0876701944</text:p>
          </table:table-cell>
          <table:table-cell office:value-type="float" office:value="-0.304109942669311" calcext:value-type="float">
            <text:p>-0.3041099427</text:p>
          </table:table-cell>
          <table:table-cell office:value-type="float" office:value="0.147234468620671" calcext:value-type="float">
            <text:p>0.1472344686</text:p>
          </table:table-cell>
          <table:table-cell office:value-type="float" office:value="1.61102011529744" calcext:value-type="float">
            <text:p>1.6110201153</text:p>
          </table:table-cell>
          <table:table-cell office:value-type="float" office:value="1.27834513469846" calcext:value-type="float">
            <text:p>1.2783451347</text:p>
          </table:table-cell>
          <table:table-cell office:value-type="float" office:value="0.482879493193174" calcext:value-type="float">
            <text:p>0.4828794932</text:p>
          </table:table-cell>
          <table:table-cell office:value-type="float" office:value="0.428824607355717" calcext:value-type="float">
            <text:p>0.4288246074</text:p>
          </table:table-cell>
          <table:table-cell office:value-type="float" office:value="0.24412760274295" calcext:value-type="float">
            <text:p>0.2441276027</text:p>
          </table:table-cell>
          <table:table-cell office:value-type="float" office:value="0.284007739446127" calcext:value-type="float">
            <text:p>0.2840077394</text:p>
          </table:table-cell>
          <table:table-cell office:value-type="float" office:value="-0.68367180098992" calcext:value-type="float">
            <text:p>-0.683671801</text:p>
          </table:table-cell>
          <table:table-cell office:value-type="float" office:value="0.193288120786798" calcext:value-type="float">
            <text:p>0.1932881208</text:p>
          </table:table-cell>
          <table:table-cell office:value-type="float" office:value="-0.165282074450767" calcext:value-type="float">
            <text:p>-0.16528207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0" calcext:value-type="float">
            <text:p>190</text:p>
          </table:table-cell>
          <table:table-cell office:value-type="float" office:value="-1.5057791635308" calcext:value-type="float">
            <text:p>-1.5057791635</text:p>
          </table:table-cell>
          <table:table-cell office:value-type="float" office:value="-0.215325117259078" calcext:value-type="float">
            <text:p>-0.2153251173</text:p>
          </table:table-cell>
          <table:table-cell office:value-type="float" office:value="1.99129427646285" calcext:value-type="float">
            <text:p>1.9912942765</text:p>
          </table:table-cell>
          <table:table-cell office:value-type="float" office:value="-1.63149338451985" calcext:value-type="float">
            <text:p>-1.6314933845</text:p>
          </table:table-cell>
          <table:table-cell office:value-type="float" office:value="-0.635965146821198" calcext:value-type="float">
            <text:p>-0.6359651468</text:p>
          </table:table-cell>
          <table:table-cell office:value-type="float" office:value="0.228413858079752" calcext:value-type="float">
            <text:p>0.2284138581</text:p>
          </table:table-cell>
          <table:table-cell office:value-type="float" office:value="-0.0342656972363698" calcext:value-type="float">
            <text:p>-0.0342656972</text:p>
          </table:table-cell>
          <table:table-cell office:value-type="float" office:value="0.0426958270503592" calcext:value-type="float">
            <text:p>0.0426958271</text:p>
          </table:table-cell>
          <table:table-cell office:value-type="float" office:value="-0.235439929340839" calcext:value-type="float">
            <text:p>-0.2354399293</text:p>
          </table:table-cell>
          <table:table-cell office:value-type="float" office:value="0.164740343425352" calcext:value-type="float">
            <text:p>0.1647403434</text:p>
          </table:table-cell>
          <table:table-cell office:value-type="float" office:value="-1.51828765971003" calcext:value-type="float">
            <text:p>-1.5182876597</text:p>
          </table:table-cell>
          <table:table-cell office:value-type="float" office:value="-0.317422419544255" calcext:value-type="float">
            <text:p>-0.3174224195</text:p>
          </table:table-cell>
          <table:table-cell office:value-type="float" office:value="1.12053465313355" calcext:value-type="float">
            <text:p>1.1205346531</text:p>
          </table:table-cell>
          <table:table-cell office:value-type="float" office:value="-1.52478487374754" calcext:value-type="float">
            <text:p>-1.5247848737</text:p>
          </table:table-cell>
          <table:table-cell office:value-type="float" office:value="-1.21854635680996" calcext:value-type="float">
            <text:p>-1.2185463568</text:p>
          </table:table-cell>
          <table:table-cell office:value-type="float" office:value="1.06301355860071" calcext:value-type="float">
            <text:p>1.0630135586</text:p>
          </table:table-cell>
          <table:table-cell office:value-type="float" office:value="0.0443910911487924" calcext:value-type="float">
            <text:p>0.0443910911</text:p>
          </table:table-cell>
          <table:table-cell office:value-type="float" office:value="-1.34080631609944" calcext:value-type="float">
            <text:p>-1.3408063161</text:p>
          </table:table-cell>
          <table:table-cell office:value-type="float" office:value="0.715632259412232" calcext:value-type="float">
            <text:p>0.71563225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0" calcext:value-type="float">
            <text:p>190</text:p>
          </table:table-cell>
          <table:table-cell office:value-type="float" office:value="-0.913599728792569" calcext:value-type="float">
            <text:p>-0.9135997288</text:p>
          </table:table-cell>
          <table:table-cell office:value-type="float" office:value="0.16226210632905" calcext:value-type="float">
            <text:p>0.1622621063</text:p>
          </table:table-cell>
          <table:table-cell office:value-type="float" office:value="0.541428518868637" calcext:value-type="float">
            <text:p>0.5414285189</text:p>
          </table:table-cell>
          <table:table-cell office:value-type="float" office:value="-1.93179872549377" calcext:value-type="float">
            <text:p>-1.9317987255</text:p>
          </table:table-cell>
          <table:table-cell office:value-type="float" office:value="0.235401733530045" calcext:value-type="float">
            <text:p>0.2354017335</text:p>
          </table:table-cell>
          <table:table-cell office:value-type="float" office:value="-0.209262872188661" calcext:value-type="float">
            <text:p>-0.2092628722</text:p>
          </table:table-cell>
          <table:table-cell office:value-type="float" office:value="0.770523384796375" calcext:value-type="float">
            <text:p>0.7705233848</text:p>
          </table:table-cell>
          <table:table-cell office:value-type="float" office:value="-0.407194915628311" calcext:value-type="float">
            <text:p>-0.4071949156</text:p>
          </table:table-cell>
          <table:table-cell office:value-type="float" office:value="-1.37475419380202" calcext:value-type="float">
            <text:p>-1.3747541938</text:p>
          </table:table-cell>
          <table:table-cell office:value-type="float" office:value="0.311187600807724" calcext:value-type="float">
            <text:p>0.3111876008</text:p>
          </table:table-cell>
          <table:table-cell office:value-type="float" office:value="-1.71558068462715" calcext:value-type="float">
            <text:p>-1.7155806846</text:p>
          </table:table-cell>
          <table:table-cell office:value-type="float" office:value="-0.153918075825514" calcext:value-type="float">
            <text:p>-0.1539180758</text:p>
          </table:table-cell>
          <table:table-cell office:value-type="float" office:value="1.92285052034559" calcext:value-type="float">
            <text:p>1.9228505203</text:p>
          </table:table-cell>
          <table:table-cell office:value-type="float" office:value="-0.484344945312324" calcext:value-type="float">
            <text:p>-0.4843449453</text:p>
          </table:table-cell>
          <table:table-cell office:value-type="float" office:value="0.194711382184222" calcext:value-type="float">
            <text:p>0.1947113822</text:p>
          </table:table-cell>
          <table:table-cell office:value-type="float" office:value="-0.8257272104282" calcext:value-type="float">
            <text:p>-0.8257272104</text:p>
          </table:table-cell>
          <table:table-cell office:value-type="float" office:value="-0.902511054847803" calcext:value-type="float">
            <text:p>-0.9025110548</text:p>
          </table:table-cell>
          <table:table-cell office:value-type="float" office:value="1.21426050987294" calcext:value-type="float">
            <text:p>1.2142605099</text:p>
          </table:table-cell>
          <table:table-cell office:value-type="float" office:value="-0.739848411577567" calcext:value-type="float">
            <text:p>-0.73984841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0" calcext:value-type="float">
            <text:p>190</text:p>
          </table:table-cell>
          <table:table-cell office:value-type="float" office:value="0.0757496976674046" calcext:value-type="float">
            <text:p>0.0757496977</text:p>
          </table:table-cell>
          <table:table-cell office:value-type="float" office:value="1.0269856842349" calcext:value-type="float">
            <text:p>1.0269856842</text:p>
          </table:table-cell>
          <table:table-cell office:value-type="float" office:value="0.834890510267756" calcext:value-type="float">
            <text:p>0.8348905103</text:p>
          </table:table-cell>
          <table:table-cell office:value-type="float" office:value="1.20891253696839" calcext:value-type="float">
            <text:p>1.208912537</text:p>
          </table:table-cell>
          <table:table-cell office:value-type="float" office:value="0.107553957289102" calcext:value-type="float">
            <text:p>0.1075539573</text:p>
          </table:table-cell>
          <table:table-cell office:value-type="float" office:value="0.465977241685043" calcext:value-type="float">
            <text:p>0.4659772417</text:p>
          </table:table-cell>
          <table:table-cell office:value-type="float" office:value="-0.330959329140508" calcext:value-type="float">
            <text:p>-0.3309593291</text:p>
          </table:table-cell>
          <table:table-cell office:value-type="float" office:value="-1.61987280004212" calcext:value-type="float">
            <text:p>-1.6198728</text:p>
          </table:table-cell>
          <table:table-cell office:value-type="float" office:value="-0.436603913028886" calcext:value-type="float">
            <text:p>-0.436603913</text:p>
          </table:table-cell>
          <table:table-cell office:value-type="float" office:value="0.0607150245126844" calcext:value-type="float">
            <text:p>0.0607150245</text:p>
          </table:table-cell>
          <table:table-cell office:value-type="float" office:value="-0.431212703108423" calcext:value-type="float">
            <text:p>-0.4312127031</text:p>
          </table:table-cell>
          <table:table-cell office:value-type="float" office:value="0.537036416130917" calcext:value-type="float">
            <text:p>0.5370364161</text:p>
          </table:table-cell>
          <table:table-cell office:value-type="float" office:value="0.942512347553566" calcext:value-type="float">
            <text:p>0.9425123476</text:p>
          </table:table-cell>
          <table:table-cell office:value-type="float" office:value="0.318969800280826" calcext:value-type="float">
            <text:p>0.3189698003</text:p>
          </table:table-cell>
          <table:table-cell office:value-type="float" office:value="1.59656904464646" calcext:value-type="float">
            <text:p>1.5965690446</text:p>
          </table:table-cell>
          <table:table-cell office:value-type="float" office:value="-0.327721026694704" calcext:value-type="float">
            <text:p>-0.3277210267</text:p>
          </table:table-cell>
          <table:table-cell office:value-type="float" office:value="0.0169796414580334" calcext:value-type="float">
            <text:p>0.0169796415</text:p>
          </table:table-cell>
          <table:table-cell office:value-type="float" office:value="-0.407591354328628" calcext:value-type="float">
            <text:p>-0.4075913543</text:p>
          </table:table-cell>
          <table:table-cell office:value-type="float" office:value="0.243005096685074" calcext:value-type="float">
            <text:p>0.24300509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0" calcext:value-type="float">
            <text:p>190</text:p>
          </table:table-cell>
          <table:table-cell office:value-type="float" office:value="0.80384592083057" calcext:value-type="float">
            <text:p>0.8038459208</text:p>
          </table:table-cell>
          <table:table-cell office:value-type="float" office:value="-0.571718051824685" calcext:value-type="float">
            <text:p>-0.5717180518</text:p>
          </table:table-cell>
          <table:table-cell office:value-type="float" office:value="1.04809269513128" calcext:value-type="float">
            <text:p>1.0480926951</text:p>
          </table:table-cell>
          <table:table-cell office:value-type="float" office:value="1.1676766743328" calcext:value-type="float">
            <text:p>1.1676766743</text:p>
          </table:table-cell>
          <table:table-cell office:value-type="float" office:value="-0.70229191680914" calcext:value-type="float">
            <text:p>-0.7022919168</text:p>
          </table:table-cell>
          <table:table-cell office:value-type="float" office:value="1.00000258827228" calcext:value-type="float">
            <text:p>1.0000025883</text:p>
          </table:table-cell>
          <table:table-cell office:value-type="float" office:value="-0.692965323549176" calcext:value-type="float">
            <text:p>-0.6929653235</text:p>
          </table:table-cell>
          <table:table-cell office:value-type="float" office:value="0.483593496081297" calcext:value-type="float">
            <text:p>0.4835934961</text:p>
          </table:table-cell>
          <table:table-cell office:value-type="float" office:value="0.577314402089821" calcext:value-type="float">
            <text:p>0.5773144021</text:p>
          </table:table-cell>
          <table:table-cell office:value-type="float" office:value="-0.0972769286329401" calcext:value-type="float">
            <text:p>-0.0972769286</text:p>
          </table:table-cell>
          <table:table-cell office:value-type="float" office:value="1.36632321477042" calcext:value-type="float">
            <text:p>1.3663232148</text:p>
          </table:table-cell>
          <table:table-cell office:value-type="float" office:value="0.946058203273355" calcext:value-type="float">
            <text:p>0.9460582033</text:p>
          </table:table-cell>
          <table:table-cell office:value-type="float" office:value="-0.533524105591691" calcext:value-type="float">
            <text:p>-0.5335241056</text:p>
          </table:table-cell>
          <table:table-cell office:value-type="float" office:value="0.127500770620155" calcext:value-type="float">
            <text:p>0.1275007706</text:p>
          </table:table-cell>
          <table:table-cell office:value-type="float" office:value="0.498989903154023" calcext:value-type="float">
            <text:p>0.4989899032</text:p>
          </table:table-cell>
          <table:table-cell office:value-type="float" office:value="-0.11271810228569" calcext:value-type="float">
            <text:p>-0.1127181023</text:p>
          </table:table-cell>
          <table:table-cell office:value-type="float" office:value="-0.0600154540962201" calcext:value-type="float">
            <text:p>-0.0600154541</text:p>
          </table:table-cell>
          <table:table-cell office:value-type="float" office:value="-0.113533179691512" calcext:value-type="float">
            <text:p>-0.1135331797</text:p>
          </table:table-cell>
          <table:table-cell office:value-type="float" office:value="-0.901974944543073" calcext:value-type="float">
            <text:p>-0.90197494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office:value-type="float" office:value="-0.549414252248888" calcext:value-type="float">
            <text:p>-0.5494142522</text:p>
          </table:table-cell>
          <table:table-cell office:value-type="float" office:value="0.676860674262272" calcext:value-type="float">
            <text:p>0.6768606743</text:p>
          </table:table-cell>
          <table:table-cell office:value-type="float" office:value="2.15194997605339" calcext:value-type="float">
            <text:p>2.1519499761</text:p>
          </table:table-cell>
          <table:table-cell office:value-type="float" office:value="1.01452299199251" calcext:value-type="float">
            <text:p>1.014522992</text:p>
          </table:table-cell>
          <table:table-cell office:value-type="float" office:value="-0.62001180219058" calcext:value-type="float">
            <text:p>-0.6200118022</text:p>
          </table:table-cell>
          <table:table-cell office:value-type="float" office:value="0.0761544924012215" calcext:value-type="float">
            <text:p>0.0761544924</text:p>
          </table:table-cell>
          <table:table-cell office:value-type="float" office:value="0.0415784218575771" calcext:value-type="float">
            <text:p>0.0415784219</text:p>
          </table:table-cell>
          <table:table-cell office:value-type="float" office:value="0.342671670465954" calcext:value-type="float">
            <text:p>0.3426716705</text:p>
          </table:table-cell>
          <table:table-cell office:value-type="float" office:value="0.124722816637204" calcext:value-type="float">
            <text:p>0.1247228166</text:p>
          </table:table-cell>
          <table:table-cell office:value-type="float" office:value="-0.0480916925737614" calcext:value-type="float">
            <text:p>-0.0480916926</text:p>
          </table:table-cell>
          <table:table-cell office:value-type="float" office:value="0.737980149087641" calcext:value-type="float">
            <text:p>0.7379801491</text:p>
          </table:table-cell>
          <table:table-cell office:value-type="float" office:value="0.19730015683591" calcext:value-type="float">
            <text:p>0.1973001568</text:p>
          </table:table-cell>
          <table:table-cell office:value-type="float" office:value="-1.35032912943287" calcext:value-type="float">
            <text:p>-1.3503291294</text:p>
          </table:table-cell>
          <table:table-cell office:value-type="float" office:value="0.0964656528504576" calcext:value-type="float">
            <text:p>0.0964656529</text:p>
          </table:table-cell>
          <table:table-cell office:value-type="float" office:value="-0.391871595065295" calcext:value-type="float">
            <text:p>-0.3918715951</text:p>
          </table:table-cell>
          <table:table-cell office:value-type="float" office:value="-0.286166764135328" calcext:value-type="float">
            <text:p>-0.2861667641</text:p>
          </table:table-cell>
          <table:table-cell office:value-type="float" office:value="-0.0414527589103324" calcext:value-type="float">
            <text:p>-0.0414527589</text:p>
          </table:table-cell>
          <table:table-cell office:value-type="float" office:value="0.836919533018764" calcext:value-type="float">
            <text:p>0.836919533</text:p>
          </table:table-cell>
          <table:table-cell office:value-type="float" office:value="0.777120738828192" calcext:value-type="float">
            <text:p>0.77712073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2" calcext:value-type="float">
            <text:p>192</text:p>
          </table:table-cell>
          <table:table-cell office:value-type="float" office:value="-0.351286911319442" calcext:value-type="float">
            <text:p>-0.3512869113</text:p>
          </table:table-cell>
          <table:table-cell office:value-type="float" office:value="1.18375355867871" calcext:value-type="float">
            <text:p>1.1837535587</text:p>
          </table:table-cell>
          <table:table-cell office:value-type="float" office:value="0.530794296283593" calcext:value-type="float">
            <text:p>0.5307942963</text:p>
          </table:table-cell>
          <table:table-cell office:value-type="float" office:value="0.543891399497641" calcext:value-type="float">
            <text:p>0.5438913995</text:p>
          </table:table-cell>
          <table:table-cell office:value-type="float" office:value="0.798441455110085" calcext:value-type="float">
            <text:p>0.7984414551</text:p>
          </table:table-cell>
          <table:table-cell office:value-type="float" office:value="-0.804472168330861" calcext:value-type="float">
            <text:p>-0.8044721683</text:p>
          </table:table-cell>
          <table:table-cell office:value-type="float" office:value="1.56316997781134" calcext:value-type="float">
            <text:p>1.5631699778</text:p>
          </table:table-cell>
          <table:table-cell office:value-type="float" office:value="-0.935793597816584" calcext:value-type="float">
            <text:p>-0.9357935978</text:p>
          </table:table-cell>
          <table:table-cell office:value-type="float" office:value="0.633634189325564" calcext:value-type="float">
            <text:p>0.6336341893</text:p>
          </table:table-cell>
          <table:table-cell office:value-type="float" office:value="2.3036274404953" calcext:value-type="float">
            <text:p>2.3036274405</text:p>
          </table:table-cell>
          <table:table-cell office:value-type="float" office:value="1.39889125365564" calcext:value-type="float">
            <text:p>1.3988912537</text:p>
          </table:table-cell>
          <table:table-cell office:value-type="float" office:value="-0.318656901113065" calcext:value-type="float">
            <text:p>-0.3186569011</text:p>
          </table:table-cell>
          <table:table-cell office:value-type="float" office:value="-1.41064534114628" calcext:value-type="float">
            <text:p>-1.4106453411</text:p>
          </table:table-cell>
          <table:table-cell office:value-type="float" office:value="-0.155224571301645" calcext:value-type="float">
            <text:p>-0.1552245713</text:p>
          </table:table-cell>
          <table:table-cell office:value-type="float" office:value="0.277950266083997" calcext:value-type="float">
            <text:p>0.2779502661</text:p>
          </table:table-cell>
          <table:table-cell office:value-type="float" office:value="-0.706227660477734" calcext:value-type="float">
            <text:p>-0.7062276605</text:p>
          </table:table-cell>
          <table:table-cell office:value-type="float" office:value="-0.780092413103" calcext:value-type="float">
            <text:p>-0.7800924131</text:p>
          </table:table-cell>
          <table:table-cell office:value-type="float" office:value="0.354093931125044" calcext:value-type="float">
            <text:p>0.3540939311</text:p>
          </table:table-cell>
          <table:table-cell office:value-type="float" office:value="0.618677894122529" calcext:value-type="float">
            <text:p>0.618677894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3" calcext:value-type="float">
            <text:p>193</text:p>
          </table:table-cell>
          <table:table-cell office:value-type="float" office:value="-0.922515163569518" calcext:value-type="float">
            <text:p>-0.9225151636</text:p>
          </table:table-cell>
          <table:table-cell office:value-type="float" office:value="0.841576789866707" calcext:value-type="float">
            <text:p>0.8415767899</text:p>
          </table:table-cell>
          <table:table-cell office:value-type="float" office:value="2.07800001434311" calcext:value-type="float">
            <text:p>2.0780000143</text:p>
          </table:table-cell>
          <table:table-cell office:value-type="float" office:value="1.37307134454847" calcext:value-type="float">
            <text:p>1.3730713445</text:p>
          </table:table-cell>
          <table:table-cell office:value-type="float" office:value="0.666526104133339" calcext:value-type="float">
            <text:p>0.6665261041</text:p>
          </table:table-cell>
          <table:table-cell office:value-type="float" office:value="0.779011905983349" calcext:value-type="float">
            <text:p>0.779011906</text:p>
          </table:table-cell>
          <table:table-cell office:value-type="float" office:value="0.609457558429438" calcext:value-type="float">
            <text:p>0.6094575584</text:p>
          </table:table-cell>
          <table:table-cell office:value-type="float" office:value="0.402368799809817" calcext:value-type="float">
            <text:p>0.4023687998</text:p>
          </table:table-cell>
          <table:table-cell office:value-type="float" office:value="-1.08837098417629" calcext:value-type="float">
            <text:p>-1.0883709842</text:p>
          </table:table-cell>
          <table:table-cell office:value-type="float" office:value="-0.0966321439549081" calcext:value-type="float">
            <text:p>-0.096632144</text:p>
          </table:table-cell>
          <table:table-cell office:value-type="float" office:value="0.449566508843636" calcext:value-type="float">
            <text:p>0.4495665088</text:p>
          </table:table-cell>
          <table:table-cell office:value-type="float" office:value="0.397328103245808" calcext:value-type="float">
            <text:p>0.3973281032</text:p>
          </table:table-cell>
          <table:table-cell office:value-type="float" office:value="-0.541616350910631" calcext:value-type="float">
            <text:p>-0.5416163509</text:p>
          </table:table-cell>
          <table:table-cell office:value-type="float" office:value="0.0153211530324728" calcext:value-type="float">
            <text:p>0.015321153</text:p>
          </table:table-cell>
          <table:table-cell office:value-type="float" office:value="-1.67226177360262" calcext:value-type="float">
            <text:p>-1.6722617736</text:p>
          </table:table-cell>
          <table:table-cell office:value-type="float" office:value="0.454716296545261" calcext:value-type="float">
            <text:p>0.4547162965</text:p>
          </table:table-cell>
          <table:table-cell office:value-type="float" office:value="-0.566873638656638" calcext:value-type="float">
            <text:p>-0.5668736387</text:p>
          </table:table-cell>
          <table:table-cell office:value-type="float" office:value="-0.384643684561475" calcext:value-type="float">
            <text:p>-0.3846436846</text:p>
          </table:table-cell>
          <table:table-cell office:value-type="float" office:value="-1.0884923234599" calcext:value-type="float">
            <text:p>-1.08849232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4" calcext:value-type="float">
            <text:p>194</text:p>
          </table:table-cell>
          <table:table-cell office:value-type="float" office:value="-1.13151717857972" calcext:value-type="float">
            <text:p>-1.1315171786</text:p>
          </table:table-cell>
          <table:table-cell office:value-type="float" office:value="1.01639866937831" calcext:value-type="float">
            <text:p>1.0163986694</text:p>
          </table:table-cell>
          <table:table-cell office:value-type="float" office:value="0.735810424808674" calcext:value-type="float">
            <text:p>0.7358104248</text:p>
          </table:table-cell>
          <table:table-cell office:value-type="float" office:value="1.16661377281988" calcext:value-type="float">
            <text:p>1.1666137728</text:p>
          </table:table-cell>
          <table:table-cell office:value-type="float" office:value="0.790236399604177" calcext:value-type="float">
            <text:p>0.7902363996</text:p>
          </table:table-cell>
          <table:table-cell office:value-type="float" office:value="-1.18719615105033" calcext:value-type="float">
            <text:p>-1.1871961511</text:p>
          </table:table-cell>
          <table:table-cell office:value-type="float" office:value="0.736468997200688" calcext:value-type="float">
            <text:p>0.7364689972</text:p>
          </table:table-cell>
          <table:table-cell office:value-type="float" office:value="-0.327991906928581" calcext:value-type="float">
            <text:p>-0.3279919069</text:p>
          </table:table-cell>
          <table:table-cell office:value-type="float" office:value="-0.555549246911519" calcext:value-type="float">
            <text:p>-0.5555492469</text:p>
          </table:table-cell>
          <table:table-cell office:value-type="float" office:value="-0.454532752892172" calcext:value-type="float">
            <text:p>-0.4545327529</text:p>
          </table:table-cell>
          <table:table-cell office:value-type="float" office:value="0.0232769261920555" calcext:value-type="float">
            <text:p>0.0232769262</text:p>
          </table:table-cell>
          <table:table-cell office:value-type="float" office:value="-0.186312976591524" calcext:value-type="float">
            <text:p>-0.1863129766</text:p>
          </table:table-cell>
          <table:table-cell office:value-type="float" office:value="0.395096170796701" calcext:value-type="float">
            <text:p>0.3950961708</text:p>
          </table:table-cell>
          <table:table-cell office:value-type="float" office:value="-1.30890082345635" calcext:value-type="float">
            <text:p>-1.3089008235</text:p>
          </table:table-cell>
          <table:table-cell office:value-type="float" office:value="1.22046745869836" calcext:value-type="float">
            <text:p>1.2204674587</text:p>
          </table:table-cell>
          <table:table-cell office:value-type="float" office:value="0.116426362611666" calcext:value-type="float">
            <text:p>0.1164263626</text:p>
          </table:table-cell>
          <table:table-cell office:value-type="float" office:value="0.862879580529616" calcext:value-type="float">
            <text:p>0.8628795805</text:p>
          </table:table-cell>
          <table:table-cell office:value-type="float" office:value="0.649778331288888" calcext:value-type="float">
            <text:p>0.6497783313</text:p>
          </table:table-cell>
          <table:table-cell office:value-type="float" office:value="0.317546511367213" calcext:value-type="float">
            <text:p>0.31754651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office:value-type="float" office:value="-0.773295861622834" calcext:value-type="float">
            <text:p>-0.7732958616</text:p>
          </table:table-cell>
          <table:table-cell office:value-type="float" office:value="-0.190661402386917" calcext:value-type="float">
            <text:p>-0.1906614024</text:p>
          </table:table-cell>
          <table:table-cell office:value-type="float" office:value="2.40494626076765" calcext:value-type="float">
            <text:p>2.4049462608</text:p>
          </table:table-cell>
          <table:table-cell office:value-type="float" office:value="-1.79988075414783" calcext:value-type="float">
            <text:p>-1.7998807541</text:p>
          </table:table-cell>
          <table:table-cell office:value-type="float" office:value="-0.396516457943764" calcext:value-type="float">
            <text:p>-0.3965164579</text:p>
          </table:table-cell>
          <table:table-cell office:value-type="float" office:value="0.199217657669888" calcext:value-type="float">
            <text:p>0.1992176577</text:p>
          </table:table-cell>
          <table:table-cell office:value-type="float" office:value="0.257805624374725" calcext:value-type="float">
            <text:p>0.2578056244</text:p>
          </table:table-cell>
          <table:table-cell office:value-type="float" office:value="-0.341961661770583" calcext:value-type="float">
            <text:p>-0.3419616618</text:p>
          </table:table-cell>
          <table:table-cell office:value-type="float" office:value="-0.0697277302262612" calcext:value-type="float">
            <text:p>-0.0697277302</text:p>
          </table:table-cell>
          <table:table-cell office:value-type="float" office:value="1.18136747122766" calcext:value-type="float">
            <text:p>1.1813674712</text:p>
          </table:table-cell>
          <table:table-cell office:value-type="float" office:value="1.46525144315635" calcext:value-type="float">
            <text:p>1.4652514432</text:p>
          </table:table-cell>
          <table:table-cell office:value-type="float" office:value="-0.105116481076934" calcext:value-type="float">
            <text:p>-0.1051164811</text:p>
          </table:table-cell>
          <table:table-cell office:value-type="float" office:value="-0.232535810945632" calcext:value-type="float">
            <text:p>-0.2325358109</text:p>
          </table:table-cell>
          <table:table-cell office:value-type="float" office:value="-1.39711897869781" calcext:value-type="float">
            <text:p>-1.3971189787</text:p>
          </table:table-cell>
          <table:table-cell office:value-type="float" office:value="-1.21718188021664" calcext:value-type="float">
            <text:p>-1.2171818802</text:p>
          </table:table-cell>
          <table:table-cell office:value-type="float" office:value="0.568078153640152" calcext:value-type="float">
            <text:p>0.5680781536</text:p>
          </table:table-cell>
          <table:table-cell office:value-type="float" office:value="0.0365881826167954" calcext:value-type="float">
            <text:p>0.0365881826</text:p>
          </table:table-cell>
          <table:table-cell office:value-type="float" office:value="-1.27257087233288" calcext:value-type="float">
            <text:p>-1.2725708723</text:p>
          </table:table-cell>
          <table:table-cell office:value-type="float" office:value="-0.0902117416076871" calcext:value-type="float">
            <text:p>-0.09021174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4" calcext:value-type="float">
            <text:p>194</text:p>
          </table:table-cell>
          <table:table-cell office:value-type="float" office:value="-0.931154307391249" calcext:value-type="float">
            <text:p>-0.9311543074</text:p>
          </table:table-cell>
          <table:table-cell office:value-type="float" office:value="0.825889109558541" calcext:value-type="float">
            <text:p>0.8258891096</text:p>
          </table:table-cell>
          <table:table-cell office:value-type="float" office:value="0.168007968161518" calcext:value-type="float">
            <text:p>0.1680079682</text:p>
          </table:table-cell>
          <table:table-cell office:value-type="float" office:value="-0.0772116893811632" calcext:value-type="float">
            <text:p>-0.0772116894</text:p>
          </table:table-cell>
          <table:table-cell office:value-type="float" office:value="2.96645184654341" calcext:value-type="float">
            <text:p>2.9664518465</text:p>
          </table:table-cell>
          <table:table-cell office:value-type="float" office:value="4.09950648158112" calcext:value-type="float">
            <text:p>4.0995064816</text:p>
          </table:table-cell>
          <table:table-cell office:value-type="float" office:value="-0.146900852130801" calcext:value-type="float">
            <text:p>-0.1469008521</text:p>
          </table:table-cell>
          <table:table-cell office:value-type="float" office:value="-1.1112509684444" calcext:value-type="float">
            <text:p>-1.1112509684</text:p>
          </table:table-cell>
          <table:table-cell office:value-type="float" office:value="-0.0231833556507097" calcext:value-type="float">
            <text:p>-0.0231833557</text:p>
          </table:table-cell>
          <table:table-cell office:value-type="float" office:value="0.395386727405323" calcext:value-type="float">
            <text:p>0.3953867274</text:p>
          </table:table-cell>
          <table:table-cell office:value-type="float" office:value="-0.474706737869755" calcext:value-type="float">
            <text:p>-0.4747067379</text:p>
          </table:table-cell>
          <table:table-cell office:value-type="float" office:value="-0.181066302817278" calcext:value-type="float">
            <text:p>-0.1810663028</text:p>
          </table:table-cell>
          <table:table-cell office:value-type="float" office:value="-0.346984397015449" calcext:value-type="float">
            <text:p>-0.346984397</text:p>
          </table:table-cell>
          <table:table-cell office:value-type="float" office:value="-0.252545938101999" calcext:value-type="float">
            <text:p>-0.2525459381</text:p>
          </table:table-cell>
          <table:table-cell office:value-type="float" office:value="0.066340089262886" calcext:value-type="float">
            <text:p>0.0663400893</text:p>
          </table:table-cell>
          <table:table-cell office:value-type="float" office:value="-0.636039898359756" calcext:value-type="float">
            <text:p>-0.6360398984</text:p>
          </table:table-cell>
          <table:table-cell office:value-type="float" office:value="-0.326118565130214" calcext:value-type="float">
            <text:p>-0.3261185651</text:p>
          </table:table-cell>
          <table:table-cell office:value-type="float" office:value="0.140925881158654" calcext:value-type="float">
            <text:p>0.1409258812</text:p>
          </table:table-cell>
          <table:table-cell office:value-type="float" office:value="1.20749982903111" calcext:value-type="float">
            <text:p>1.2074998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6" calcext:value-type="float">
            <text:p>196</text:p>
          </table:table-cell>
          <table:table-cell office:value-type="float" office:value="-0.278287824772175" calcext:value-type="float">
            <text:p>-0.2782878248</text:p>
          </table:table-cell>
          <table:table-cell office:value-type="float" office:value="0.866213738492535" calcext:value-type="float">
            <text:p>0.8662137385</text:p>
          </table:table-cell>
          <table:table-cell office:value-type="float" office:value="-0.300620201300078" calcext:value-type="float">
            <text:p>-0.3006202013</text:p>
          </table:table-cell>
          <table:table-cell office:value-type="float" office:value="-1.11734547852151" calcext:value-type="float">
            <text:p>-1.1173454785</text:p>
          </table:table-cell>
          <table:table-cell office:value-type="float" office:value="2.54224193802969" calcext:value-type="float">
            <text:p>2.542241938</text:p>
          </table:table-cell>
          <table:table-cell office:value-type="float" office:value="3.27064626514424" calcext:value-type="float">
            <text:p>3.2706462651</text:p>
          </table:table-cell>
          <table:table-cell office:value-type="float" office:value="0.11700338424232" calcext:value-type="float">
            <text:p>0.1170033842</text:p>
          </table:table-cell>
          <table:table-cell office:value-type="float" office:value="0.93468576144286" calcext:value-type="float">
            <text:p>0.9346857614</text:p>
          </table:table-cell>
          <table:table-cell office:value-type="float" office:value="-0.503871254223303" calcext:value-type="float">
            <text:p>-0.5038712542</text:p>
          </table:table-cell>
          <table:table-cell office:value-type="float" office:value="-0.445162241521212" calcext:value-type="float">
            <text:p>-0.4451622415</text:p>
          </table:table-cell>
          <table:table-cell office:value-type="float" office:value="-0.0103152511195142" calcext:value-type="float">
            <text:p>-0.0103152511</text:p>
          </table:table-cell>
          <table:table-cell office:value-type="float" office:value="-0.33258063443127" calcext:value-type="float">
            <text:p>-0.3325806344</text:p>
          </table:table-cell>
          <table:table-cell office:value-type="float" office:value="-0.0796438792554628" calcext:value-type="float">
            <text:p>-0.0796438793</text:p>
          </table:table-cell>
          <table:table-cell office:value-type="float" office:value="-0.25872124801642" calcext:value-type="float">
            <text:p>-0.258721248</text:p>
          </table:table-cell>
          <table:table-cell office:value-type="float" office:value="1.09752991933649" calcext:value-type="float">
            <text:p>1.0975299193</text:p>
          </table:table-cell>
          <table:table-cell office:value-type="float" office:value="0.715429473342532" calcext:value-type="float">
            <text:p>0.7154294733</text:p>
          </table:table-cell>
          <table:table-cell office:value-type="float" office:value="-0.482517718240557" calcext:value-type="float">
            <text:p>-0.4825177182</text:p>
          </table:table-cell>
          <table:table-cell office:value-type="float" office:value="0.323553969460801" calcext:value-type="float">
            <text:p>0.3235539695</text:p>
          </table:table-cell>
          <table:table-cell office:value-type="float" office:value="0.282821411783524" calcext:value-type="float">
            <text:p>0.28282141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6" calcext:value-type="float">
            <text:p>196</text:p>
          </table:table-cell>
          <table:table-cell office:value-type="float" office:value="1.19865849537628" calcext:value-type="float">
            <text:p>1.1986584954</text:p>
          </table:table-cell>
          <table:table-cell office:value-type="float" office:value="-0.420333822439695" calcext:value-type="float">
            <text:p>-0.4203338224</text:p>
          </table:table-cell>
          <table:table-cell office:value-type="float" office:value="0.0145991576913241" calcext:value-type="float">
            <text:p>0.0145991577</text:p>
          </table:table-cell>
          <table:table-cell office:value-type="float" office:value="-0.270792868157849" calcext:value-type="float">
            <text:p>-0.2707928682</text:p>
          </table:table-cell>
          <table:table-cell office:value-type="float" office:value="-0.471074009012534" calcext:value-type="float">
            <text:p>-0.471074009</text:p>
          </table:table-cell>
          <table:table-cell office:value-type="float" office:value="-0.384610464775999" calcext:value-type="float">
            <text:p>-0.3846104648</text:p>
          </table:table-cell>
          <table:table-cell office:value-type="float" office:value="-0.0838904274051245" calcext:value-type="float">
            <text:p>-0.0838904274</text:p>
          </table:table-cell>
          <table:table-cell office:value-type="float" office:value="-0.0775699828115974" calcext:value-type="float">
            <text:p>-0.0775699828</text:p>
          </table:table-cell>
          <table:table-cell office:value-type="float" office:value="-1.5375078186307" calcext:value-type="float">
            <text:p>-1.5375078186</text:p>
          </table:table-cell>
          <table:table-cell office:value-type="float" office:value="0.846368148744967" calcext:value-type="float">
            <text:p>0.8463681487</text:p>
          </table:table-cell>
          <table:table-cell office:value-type="float" office:value="1.51257605461809" calcext:value-type="float">
            <text:p>1.5125760546</text:p>
          </table:table-cell>
          <table:table-cell office:value-type="float" office:value="0.858692689127284" calcext:value-type="float">
            <text:p>0.8586926891</text:p>
          </table:table-cell>
          <table:table-cell office:value-type="float" office:value="0.410549917071739" calcext:value-type="float">
            <text:p>0.4105499171</text:p>
          </table:table-cell>
          <table:table-cell office:value-type="float" office:value="0.529565297813102" calcext:value-type="float">
            <text:p>0.5295652978</text:p>
          </table:table-cell>
          <table:table-cell office:value-type="float" office:value="0.14744838506096" calcext:value-type="float">
            <text:p>0.1474483851</text:p>
          </table:table-cell>
          <table:table-cell office:value-type="float" office:value="-1.57395102771633" calcext:value-type="float">
            <text:p>-1.5739510277</text:p>
          </table:table-cell>
          <table:table-cell office:value-type="float" office:value="0.0242884771316151" calcext:value-type="float">
            <text:p>0.0242884771</text:p>
          </table:table-cell>
          <table:table-cell office:value-type="float" office:value="0.499010405487753" calcext:value-type="float">
            <text:p>0.4990104055</text:p>
          </table:table-cell>
          <table:table-cell office:value-type="float" office:value="-0.739676177653824" calcext:value-type="float">
            <text:p>-0.73967617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float" office:value="-0.923891760950516" calcext:value-type="float">
            <text:p>-0.923891761</text:p>
          </table:table-cell>
          <table:table-cell office:value-type="float" office:value="0.568852441669226" calcext:value-type="float">
            <text:p>0.5688524417</text:p>
          </table:table-cell>
          <table:table-cell office:value-type="float" office:value="1.24423599938305" calcext:value-type="float">
            <text:p>1.2442359994</text:p>
          </table:table-cell>
          <table:table-cell office:value-type="float" office:value="-0.597472514285987" calcext:value-type="float">
            <text:p>-0.5974725143</text:p>
          </table:table-cell>
          <table:table-cell office:value-type="float" office:value="1.08489697730053" calcext:value-type="float">
            <text:p>1.0848969773</text:p>
          </table:table-cell>
          <table:table-cell office:value-type="float" office:value="-0.376975840931404" calcext:value-type="float">
            <text:p>-0.3769758409</text:p>
          </table:table-cell>
          <table:table-cell office:value-type="float" office:value="0.568214821051823" calcext:value-type="float">
            <text:p>0.5682148211</text:p>
          </table:table-cell>
          <table:table-cell office:value-type="float" office:value="-0.00927150108464617" calcext:value-type="float">
            <text:p>-0.0092715011</text:p>
          </table:table-cell>
          <table:table-cell office:value-type="float" office:value="-0.246538352775275" calcext:value-type="float">
            <text:p>-0.2465383528</text:p>
          </table:table-cell>
          <table:table-cell office:value-type="float" office:value="-0.200770189529032" calcext:value-type="float">
            <text:p>-0.2007701895</text:p>
          </table:table-cell>
          <table:table-cell office:value-type="float" office:value="1.325403043466" calcext:value-type="float">
            <text:p>1.3254030435</text:p>
          </table:table-cell>
          <table:table-cell office:value-type="float" office:value="0.358180354621574" calcext:value-type="float">
            <text:p>0.3581803546</text:p>
          </table:table-cell>
          <table:table-cell office:value-type="float" office:value="-0.379146077966008" calcext:value-type="float">
            <text:p>-0.379146078</text:p>
          </table:table-cell>
          <table:table-cell office:value-type="float" office:value="-0.401695799878486" calcext:value-type="float">
            <text:p>-0.4016957999</text:p>
          </table:table-cell>
          <table:table-cell office:value-type="float" office:value="0.0749290663917554" calcext:value-type="float">
            <text:p>0.0749290664</text:p>
          </table:table-cell>
          <table:table-cell office:value-type="float" office:value="0.557586930161598" calcext:value-type="float">
            <text:p>0.5575869302</text:p>
          </table:table-cell>
          <table:table-cell office:value-type="float" office:value="-0.462408710521267" calcext:value-type="float">
            <text:p>-0.4624087105</text:p>
          </table:table-cell>
          <table:table-cell office:value-type="float" office:value="-0.0473297483959502" calcext:value-type="float">
            <text:p>-0.0473297484</text:p>
          </table:table-cell>
          <table:table-cell office:value-type="float" office:value="-0.728369548692097" calcext:value-type="float">
            <text:p>-0.72836954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" calcext:value-type="float">
            <text:p>199</text:p>
          </table:table-cell>
          <table:table-cell office:value-type="float" office:value="1.02926861988186" calcext:value-type="float">
            <text:p>1.0292686199</text:p>
          </table:table-cell>
          <table:table-cell office:value-type="float" office:value="-0.516292307231105" calcext:value-type="float">
            <text:p>-0.5162923072</text:p>
          </table:table-cell>
          <table:table-cell office:value-type="float" office:value="1.29178533906443" calcext:value-type="float">
            <text:p>1.2917853391</text:p>
          </table:table-cell>
          <table:table-cell office:value-type="float" office:value="0.364676364221689" calcext:value-type="float">
            <text:p>0.3646763642</text:p>
          </table:table-cell>
          <table:table-cell office:value-type="float" office:value="-1.27846337876659" calcext:value-type="float">
            <text:p>-1.2784633788</text:p>
          </table:table-cell>
          <table:table-cell office:value-type="float" office:value="-0.196378321385159" calcext:value-type="float">
            <text:p>-0.1963783214</text:p>
          </table:table-cell>
          <table:table-cell office:value-type="float" office:value="-0.610174765160246" calcext:value-type="float">
            <text:p>-0.6101747652</text:p>
          </table:table-cell>
          <table:table-cell office:value-type="float" office:value="0.11179403576906" calcext:value-type="float">
            <text:p>0.1117940358</text:p>
          </table:table-cell>
          <table:table-cell office:value-type="float" office:value="1.07534992812552" calcext:value-type="float">
            <text:p>1.0753499281</text:p>
          </table:table-cell>
          <table:table-cell office:value-type="float" office:value="-0.537594444752599" calcext:value-type="float">
            <text:p>-0.5375944448</text:p>
          </table:table-cell>
          <table:table-cell office:value-type="float" office:value="-0.000486522788674625" calcext:value-type="float">
            <text:p>-0.0004865228</text:p>
          </table:table-cell>
          <table:table-cell office:value-type="float" office:value="1.13476791017511" calcext:value-type="float">
            <text:p>1.1347679102</text:p>
          </table:table-cell>
          <table:table-cell office:value-type="float" office:value="0.424995473077729" calcext:value-type="float">
            <text:p>0.4249954731</text:p>
          </table:table-cell>
          <table:table-cell office:value-type="float" office:value="-0.593341681446501" calcext:value-type="float">
            <text:p>-0.5933416814</text:p>
          </table:table-cell>
          <table:table-cell office:value-type="float" office:value="-0.14491811241863" calcext:value-type="float">
            <text:p>-0.1449181124</text:p>
          </table:table-cell>
          <table:table-cell office:value-type="float" office:value="-0.587708828760139" calcext:value-type="float">
            <text:p>-0.5877088288</text:p>
          </table:table-cell>
          <table:table-cell office:value-type="float" office:value="0.587058522573673" calcext:value-type="float">
            <text:p>0.5870585226</text:p>
          </table:table-cell>
          <table:table-cell office:value-type="float" office:value="-1.31997761675506" calcext:value-type="float">
            <text:p>-1.3199776168</text:p>
          </table:table-cell>
          <table:table-cell office:value-type="float" office:value="-0.114311928672634" calcext:value-type="float">
            <text:p>-0.11431192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9" calcext:value-type="float">
            <text:p>199</text:p>
          </table:table-cell>
          <table:table-cell office:value-type="float" office:value="1.18770633373201" calcext:value-type="float">
            <text:p>1.1877063337</text:p>
          </table:table-cell>
          <table:table-cell office:value-type="float" office:value="-0.141019354828208" calcext:value-type="float">
            <text:p>-0.1410193548</text:p>
          </table:table-cell>
          <table:table-cell office:value-type="float" office:value="0.563458521797918" calcext:value-type="float">
            <text:p>0.5634585218</text:p>
          </table:table-cell>
          <table:table-cell office:value-type="float" office:value="0.76638258477444" calcext:value-type="float">
            <text:p>0.7663825848</text:p>
          </table:table-cell>
          <table:table-cell office:value-type="float" office:value="0.151071026045509" calcext:value-type="float">
            <text:p>0.151071026</text:p>
          </table:table-cell>
          <table:table-cell office:value-type="float" office:value="1.59693699477665" calcext:value-type="float">
            <text:p>1.5969369948</text:p>
          </table:table-cell>
          <table:table-cell office:value-type="float" office:value="-0.742474536837676" calcext:value-type="float">
            <text:p>-0.7424745368</text:p>
          </table:table-cell>
          <table:table-cell office:value-type="float" office:value="0.458518378762443" calcext:value-type="float">
            <text:p>0.4585183788</text:p>
          </table:table-cell>
          <table:table-cell office:value-type="float" office:value="0.669476119878705" calcext:value-type="float">
            <text:p>0.6694761199</text:p>
          </table:table-cell>
          <table:table-cell office:value-type="float" office:value="-0.0897586427091673" calcext:value-type="float">
            <text:p>-0.0897586427</text:p>
          </table:table-cell>
          <table:table-cell office:value-type="float" office:value="-0.329412834758794" calcext:value-type="float">
            <text:p>-0.3294128348</text:p>
          </table:table-cell>
          <table:table-cell office:value-type="float" office:value="0.956379503173494" calcext:value-type="float">
            <text:p>0.9563795032</text:p>
          </table:table-cell>
          <table:table-cell office:value-type="float" office:value="0.741039588741231" calcext:value-type="float">
            <text:p>0.7410395887</text:p>
          </table:table-cell>
          <table:table-cell office:value-type="float" office:value="-0.339639868213434" calcext:value-type="float">
            <text:p>-0.3396398682</text:p>
          </table:table-cell>
          <table:table-cell office:value-type="float" office:value="-0.199561539383922" calcext:value-type="float">
            <text:p>-0.1995615394</text:p>
          </table:table-cell>
          <table:table-cell office:value-type="float" office:value="0.462226356218329" calcext:value-type="float">
            <text:p>0.4622263562</text:p>
          </table:table-cell>
          <table:table-cell office:value-type="float" office:value="-0.877941711041922" calcext:value-type="float">
            <text:p>-0.877941711</text:p>
          </table:table-cell>
          <table:table-cell office:value-type="float" office:value="0.485550140811596" calcext:value-type="float">
            <text:p>0.4855501408</text:p>
          </table:table-cell>
          <table:table-cell office:value-type="float" office:value="0.367603273217722" calcext:value-type="float">
            <text:p>0.36760327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float" office:value="-0.304922925009803" calcext:value-type="float">
            <text:p>-0.304922925</text:p>
          </table:table-cell>
          <table:table-cell office:value-type="float" office:value="-0.521387699016404" calcext:value-type="float">
            <text:p>-0.521387699</text:p>
          </table:table-cell>
          <table:table-cell office:value-type="float" office:value="1.34118051421572" calcext:value-type="float">
            <text:p>1.3411805142</text:p>
          </table:table-cell>
          <table:table-cell office:value-type="float" office:value="-0.255797283141015" calcext:value-type="float">
            <text:p>-0.2557972831</text:p>
          </table:table-cell>
          <table:table-cell office:value-type="float" office:value="-1.1209159264394" calcext:value-type="float">
            <text:p>-1.1209159264</text:p>
          </table:table-cell>
          <table:table-cell office:value-type="float" office:value="0.91826034715928" calcext:value-type="float">
            <text:p>0.9182603472</text:p>
          </table:table-cell>
          <table:table-cell office:value-type="float" office:value="0.17434811662164" calcext:value-type="float">
            <text:p>0.1743481166</text:p>
          </table:table-cell>
          <table:table-cell office:value-type="float" office:value="0.358936081787332" calcext:value-type="float">
            <text:p>0.3589360818</text:p>
          </table:table-cell>
          <table:table-cell office:value-type="float" office:value="1.20837961309651" calcext:value-type="float">
            <text:p>1.2083796131</text:p>
          </table:table-cell>
          <table:table-cell office:value-type="float" office:value="-1.11511043318536" calcext:value-type="float">
            <text:p>-1.1151104332</text:p>
          </table:table-cell>
          <table:table-cell office:value-type="float" office:value="0.792522517730734" calcext:value-type="float">
            <text:p>0.7925225177</text:p>
          </table:table-cell>
          <table:table-cell office:value-type="float" office:value="0.947250295996408" calcext:value-type="float">
            <text:p>0.947250296</text:p>
          </table:table-cell>
          <table:table-cell office:value-type="float" office:value="-0.637521709619869" calcext:value-type="float">
            <text:p>-0.6375217096</text:p>
          </table:table-cell>
          <table:table-cell office:value-type="float" office:value="-0.0507956203932772" calcext:value-type="float">
            <text:p>-0.0507956204</text:p>
          </table:table-cell>
          <table:table-cell office:value-type="float" office:value="0.548192833157653" calcext:value-type="float">
            <text:p>0.5481928332</text:p>
          </table:table-cell>
          <table:table-cell office:value-type="float" office:value="-1.54689584817858" calcext:value-type="float">
            <text:p>-1.5468958482</text:p>
          </table:table-cell>
          <table:table-cell office:value-type="float" office:value="0.732697001238345" calcext:value-type="float">
            <text:p>0.7326970012</text:p>
          </table:table-cell>
          <table:table-cell office:value-type="float" office:value="0.491793062104553" calcext:value-type="float">
            <text:p>0.4917930621</text:p>
          </table:table-cell>
          <table:table-cell office:value-type="float" office:value="2.64244505794269" calcext:value-type="float">
            <text:p>2.64244505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-1.2694612985858" calcext:value-type="float">
            <text:p>-1.2694612986</text:p>
          </table:table-cell>
          <table:table-cell office:value-type="float" office:value="-1.02715254903322" calcext:value-type="float">
            <text:p>-1.027152549</text:p>
          </table:table-cell>
          <table:table-cell office:value-type="float" office:value="2.26137299926851" calcext:value-type="float">
            <text:p>2.2613729993</text:p>
          </table:table-cell>
          <table:table-cell office:value-type="float" office:value="-0.504356013518014" calcext:value-type="float">
            <text:p>-0.5043560135</text:p>
          </table:table-cell>
          <table:table-cell office:value-type="float" office:value="0.693421365367188" calcext:value-type="float">
            <text:p>0.6934213654</text:p>
          </table:table-cell>
          <table:table-cell office:value-type="float" office:value="1.23776122583438" calcext:value-type="float">
            <text:p>1.2377612258</text:p>
          </table:table-cell>
          <table:table-cell office:value-type="float" office:value="0.0560653372934952" calcext:value-type="float">
            <text:p>0.0560653373</text:p>
          </table:table-cell>
          <table:table-cell office:value-type="float" office:value="0.09191898971137" calcext:value-type="float">
            <text:p>0.0919189897</text:p>
          </table:table-cell>
          <table:table-cell office:value-type="float" office:value="-0.676680063150605" calcext:value-type="float">
            <text:p>-0.6766800632</text:p>
          </table:table-cell>
          <table:table-cell office:value-type="float" office:value="0.329999625472077" calcext:value-type="float">
            <text:p>0.3299996255</text:p>
          </table:table-cell>
          <table:table-cell office:value-type="float" office:value="0.426491433493327" calcext:value-type="float">
            <text:p>0.4264914335</text:p>
          </table:table-cell>
          <table:table-cell office:value-type="float" office:value="0.48536022981082" calcext:value-type="float">
            <text:p>0.4853602298</text:p>
          </table:table-cell>
          <table:table-cell office:value-type="float" office:value="0.795882263663876" calcext:value-type="float">
            <text:p>0.7958822637</text:p>
          </table:table-cell>
          <table:table-cell office:value-type="float" office:value="-0.91086735313718" calcext:value-type="float">
            <text:p>-0.9108673531</text:p>
          </table:table-cell>
          <table:table-cell office:value-type="float" office:value="0.715258881021535" calcext:value-type="float">
            <text:p>0.715258881</text:p>
          </table:table-cell>
          <table:table-cell office:value-type="float" office:value="-2.74493502393624" calcext:value-type="float">
            <text:p>-2.7449350239</text:p>
          </table:table-cell>
          <table:table-cell office:value-type="float" office:value="0.679419159393142" calcext:value-type="float">
            <text:p>0.6794191594</text:p>
          </table:table-cell>
          <table:table-cell office:value-type="float" office:value="-0.700312693083099" calcext:value-type="float">
            <text:p>-0.7003126931</text:p>
          </table:table-cell>
          <table:table-cell office:value-type="float" office:value="-3.46399323173084" calcext:value-type="float">
            <text:p>-3.46399323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4" calcext:value-type="float">
            <text:p>204</text:p>
          </table:table-cell>
          <table:table-cell office:value-type="float" office:value="0.860652097177395" calcext:value-type="float">
            <text:p>0.8606520972</text:p>
          </table:table-cell>
          <table:table-cell office:value-type="float" office:value="-0.247375223628961" calcext:value-type="float">
            <text:p>-0.2473752236</text:p>
          </table:table-cell>
          <table:table-cell office:value-type="float" office:value="0.75408223493239" calcext:value-type="float">
            <text:p>0.7540822349</text:p>
          </table:table-cell>
          <table:table-cell office:value-type="float" office:value="1.18549170721227" calcext:value-type="float">
            <text:p>1.1854917072</text:p>
          </table:table-cell>
          <table:table-cell office:value-type="float" office:value="-0.486174311985842" calcext:value-type="float">
            <text:p>-0.486174312</text:p>
          </table:table-cell>
          <table:table-cell office:value-type="float" office:value="0.241012928570223" calcext:value-type="float">
            <text:p>0.2410129286</text:p>
          </table:table-cell>
          <table:table-cell office:value-type="float" office:value="-0.197775505039792" calcext:value-type="float">
            <text:p>-0.197775505</text:p>
          </table:table-cell>
          <table:table-cell office:value-type="float" office:value="0.136015067619809" calcext:value-type="float">
            <text:p>0.1360150676</text:p>
          </table:table-cell>
          <table:table-cell office:value-type="float" office:value="-0.13892013972183" calcext:value-type="float">
            <text:p>-0.1389201397</text:p>
          </table:table-cell>
          <table:table-cell office:value-type="float" office:value="0.0698161543910854" calcext:value-type="float">
            <text:p>0.0698161544</text:p>
          </table:table-cell>
          <table:table-cell office:value-type="float" office:value="1.6306275323201" calcext:value-type="float">
            <text:p>1.6306275323</text:p>
          </table:table-cell>
          <table:table-cell office:value-type="float" office:value="1.42259905601193" calcext:value-type="float">
            <text:p>1.422599056</text:p>
          </table:table-cell>
          <table:table-cell office:value-type="float" office:value="0.929052853807675" calcext:value-type="float">
            <text:p>0.9290528538</text:p>
          </table:table-cell>
          <table:table-cell office:value-type="float" office:value="0.190489661223303" calcext:value-type="float">
            <text:p>0.1904896612</text:p>
          </table:table-cell>
          <table:table-cell office:value-type="float" office:value="0.688744902548945" calcext:value-type="float">
            <text:p>0.6887449025</text:p>
          </table:table-cell>
          <table:table-cell office:value-type="float" office:value="0.336009910299025" calcext:value-type="float">
            <text:p>0.3360099103</text:p>
          </table:table-cell>
          <table:table-cell office:value-type="float" office:value="-0.63372675477221" calcext:value-type="float">
            <text:p>-0.6337267548</text:p>
          </table:table-cell>
          <table:table-cell office:value-type="float" office:value="0.158199078346466" calcext:value-type="float">
            <text:p>0.1581990783</text:p>
          </table:table-cell>
          <table:table-cell office:value-type="float" office:value="-0.740965871196868" calcext:value-type="float">
            <text:p>-0.74096587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  <table:table-cell office:value-type="float" office:value="-0.938225555281122" calcext:value-type="float">
            <text:p>-0.9382255553</text:p>
          </table:table-cell>
          <table:table-cell office:value-type="float" office:value="0.104717343525996" calcext:value-type="float">
            <text:p>0.1047173435</text:p>
          </table:table-cell>
          <table:table-cell office:value-type="float" office:value="1.30964170151788" calcext:value-type="float">
            <text:p>1.3096417015</text:p>
          </table:table-cell>
          <table:table-cell office:value-type="float" office:value="-0.867536532547002" calcext:value-type="float">
            <text:p>-0.8675365325</text:p>
          </table:table-cell>
          <table:table-cell office:value-type="float" office:value="0.45068525571859" calcext:value-type="float">
            <text:p>0.4506852557</text:p>
          </table:table-cell>
          <table:table-cell office:value-type="float" office:value="-1.43750217647983" calcext:value-type="float">
            <text:p>-1.4375021765</text:p>
          </table:table-cell>
          <table:table-cell office:value-type="float" office:value="0.650603583409483" calcext:value-type="float">
            <text:p>0.6506035834</text:p>
          </table:table-cell>
          <table:table-cell office:value-type="float" office:value="0.0283599109647461" calcext:value-type="float">
            <text:p>0.028359911</text:p>
          </table:table-cell>
          <table:table-cell office:value-type="float" office:value="-0.588678489907382" calcext:value-type="float">
            <text:p>-0.5886784899</text:p>
          </table:table-cell>
          <table:table-cell office:value-type="float" office:value="-0.556394134944651" calcext:value-type="float">
            <text:p>-0.5563941349</text:p>
          </table:table-cell>
          <table:table-cell office:value-type="float" office:value="1.15611314128026" calcext:value-type="float">
            <text:p>1.1561131413</text:p>
          </table:table-cell>
          <table:table-cell office:value-type="float" office:value="-0.218437377136936" calcext:value-type="float">
            <text:p>-0.2184373771</text:p>
          </table:table-cell>
          <table:table-cell office:value-type="float" office:value="-2.04926320546929" calcext:value-type="float">
            <text:p>-2.0492632055</text:p>
          </table:table-cell>
          <table:table-cell office:value-type="float" office:value="0.896911812836381" calcext:value-type="float">
            <text:p>0.8969118128</text:p>
          </table:table-cell>
          <table:table-cell office:value-type="float" office:value="-0.276749044487449" calcext:value-type="float">
            <text:p>-0.2767490445</text:p>
          </table:table-cell>
          <table:table-cell office:value-type="float" office:value="0.463415471785094" calcext:value-type="float">
            <text:p>0.4634154718</text:p>
          </table:table-cell>
          <table:table-cell office:value-type="float" office:value="-0.500606335884388" calcext:value-type="float">
            <text:p>-0.5006063359</text:p>
          </table:table-cell>
          <table:table-cell office:value-type="float" office:value="-0.2212008354292" calcext:value-type="float">
            <text:p>-0.2212008354</text:p>
          </table:table-cell>
          <table:table-cell office:value-type="float" office:value="0.012236948943193" calcext:value-type="float">
            <text:p>0.012236948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office:value-type="float" office:value="-0.188423950358007" calcext:value-type="float">
            <text:p>-0.1884239504</text:p>
          </table:table-cell>
          <table:table-cell office:value-type="float" office:value="0.877601830191909" calcext:value-type="float">
            <text:p>0.8776018302</text:p>
          </table:table-cell>
          <table:table-cell office:value-type="float" office:value="-0.734685909616468" calcext:value-type="float">
            <text:p>-0.7346859096</text:p>
          </table:table-cell>
          <table:table-cell office:value-type="float" office:value="-0.913403699923592" calcext:value-type="float">
            <text:p>-0.9134036999</text:p>
          </table:table-cell>
          <table:table-cell office:value-type="float" office:value="1.94177035140798" calcext:value-type="float">
            <text:p>1.9417703514</text:p>
          </table:table-cell>
          <table:table-cell office:value-type="float" office:value="4.03742271321334" calcext:value-type="float">
            <text:p>4.0374227132</text:p>
          </table:table-cell>
          <table:table-cell office:value-type="float" office:value="-1.70711836706014" calcext:value-type="float">
            <text:p>-1.7071183671</text:p>
          </table:table-cell>
          <table:table-cell office:value-type="float" office:value="-2.53764084258138" calcext:value-type="float">
            <text:p>-2.5376408426</text:p>
          </table:table-cell>
          <table:table-cell office:value-type="float" office:value="-0.590337623957453" calcext:value-type="float">
            <text:p>-0.590337624</text:p>
          </table:table-cell>
          <table:table-cell office:value-type="float" office:value="-0.763038647678628" calcext:value-type="float">
            <text:p>-0.7630386477</text:p>
          </table:table-cell>
          <table:table-cell office:value-type="float" office:value="-0.154033225134745" calcext:value-type="float">
            <text:p>-0.1540332251</text:p>
          </table:table-cell>
          <table:table-cell office:value-type="float" office:value="0.252520188987501" calcext:value-type="float">
            <text:p>0.252520189</text:p>
          </table:table-cell>
          <table:table-cell office:value-type="float" office:value="-0.279930472332461" calcext:value-type="float">
            <text:p>-0.2799304723</text:p>
          </table:table-cell>
          <table:table-cell office:value-type="float" office:value="0.883568857275761" calcext:value-type="float">
            <text:p>0.8835688573</text:p>
          </table:table-cell>
          <table:table-cell office:value-type="float" office:value="1.08394328682619" calcext:value-type="float">
            <text:p>1.0839432868</text:p>
          </table:table-cell>
          <table:table-cell office:value-type="float" office:value="0.826626293379508" calcext:value-type="float">
            <text:p>0.8266262934</text:p>
          </table:table-cell>
          <table:table-cell office:value-type="float" office:value="-0.724612715993116" calcext:value-type="float">
            <text:p>-0.724612716</text:p>
          </table:table-cell>
          <table:table-cell office:value-type="float" office:value="-0.000784140938662033" calcext:value-type="float">
            <text:p>-0.0007841409</text:p>
          </table:table-cell>
          <table:table-cell office:value-type="float" office:value="-0.00110810517255215" calcext:value-type="float">
            <text:p>-0.00110810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5" calcext:value-type="float">
            <text:p>205</text:p>
          </table:table-cell>
          <table:table-cell office:value-type="float" office:value="1.18239888187218" calcext:value-type="float">
            <text:p>1.1823988819</text:p>
          </table:table-cell>
          <table:table-cell office:value-type="float" office:value="0.0594886883256737" calcext:value-type="float">
            <text:p>0.0594886883</text:p>
          </table:table-cell>
          <table:table-cell office:value-type="float" office:value="0.310672611689593" calcext:value-type="float">
            <text:p>0.3106726117</text:p>
          </table:table-cell>
          <table:table-cell office:value-type="float" office:value="0.828817334970969" calcext:value-type="float">
            <text:p>0.828817335</text:p>
          </table:table-cell>
          <table:table-cell office:value-type="float" office:value="0.341209077754672" calcext:value-type="float">
            <text:p>0.3412090778</text:p>
          </table:table-cell>
          <table:table-cell office:value-type="float" office:value="1.11259294696874" calcext:value-type="float">
            <text:p>1.112592947</text:p>
          </table:table-cell>
          <table:table-cell office:value-type="float" office:value="-0.29277795443855" calcext:value-type="float">
            <text:p>-0.2927779544</text:p>
          </table:table-cell>
          <table:table-cell office:value-type="float" office:value="0.287394090811614" calcext:value-type="float">
            <text:p>0.2873940908</text:p>
          </table:table-cell>
          <table:table-cell office:value-type="float" office:value="0.268307130650127" calcext:value-type="float">
            <text:p>0.2683071307</text:p>
          </table:table-cell>
          <table:table-cell office:value-type="float" office:value="-0.0875754273725536" calcext:value-type="float">
            <text:p>-0.0875754274</text:p>
          </table:table-cell>
          <table:table-cell office:value-type="float" office:value="0.151276896671448" calcext:value-type="float">
            <text:p>0.1512768967</text:p>
          </table:table-cell>
          <table:table-cell office:value-type="float" office:value="1.31588268320967" calcext:value-type="float">
            <text:p>1.3158826832</text:p>
          </table:table-cell>
          <table:table-cell office:value-type="float" office:value="0.930451889587228" calcext:value-type="float">
            <text:p>0.9304518896</text:p>
          </table:table-cell>
          <table:table-cell office:value-type="float" office:value="-0.138173544724554" calcext:value-type="float">
            <text:p>-0.1381735447</text:p>
          </table:table-cell>
          <table:table-cell office:value-type="float" office:value="-0.521815311538462" calcext:value-type="float">
            <text:p>-0.5218153115</text:p>
          </table:table-cell>
          <table:table-cell office:value-type="float" office:value="0.0951495833798615" calcext:value-type="float">
            <text:p>0.0951495834</text:p>
          </table:table-cell>
          <table:table-cell office:value-type="float" office:value="-0.626292731708047" calcext:value-type="float">
            <text:p>-0.6262927317</text:p>
          </table:table-cell>
          <table:table-cell office:value-type="float" office:value="-0.174092778625185" calcext:value-type="float">
            <text:p>-0.1740927786</text:p>
          </table:table-cell>
          <table:table-cell office:value-type="float" office:value="0.488467737374341" calcext:value-type="float">
            <text:p>0.48846773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6" calcext:value-type="float">
            <text:p>206</text:p>
          </table:table-cell>
          <table:table-cell office:value-type="float" office:value="-1.4997610740042" calcext:value-type="float">
            <text:p>-1.499761074</text:p>
          </table:table-cell>
          <table:table-cell office:value-type="float" office:value="1.05958804684433" calcext:value-type="float">
            <text:p>1.0595880468</text:p>
          </table:table-cell>
          <table:table-cell office:value-type="float" office:value="0.49691235306637" calcext:value-type="float">
            <text:p>0.4969123531</text:p>
          </table:table-cell>
          <table:table-cell office:value-type="float" office:value="1.00606923707578" calcext:value-type="float">
            <text:p>1.0060692371</text:p>
          </table:table-cell>
          <table:table-cell office:value-type="float" office:value="-0.672949231338245" calcext:value-type="float">
            <text:p>-0.6729492313</text:p>
          </table:table-cell>
          <table:table-cell office:value-type="float" office:value="-0.490299273406939" calcext:value-type="float">
            <text:p>-0.4902992734</text:p>
          </table:table-cell>
          <table:table-cell office:value-type="float" office:value="1.10243285857906" calcext:value-type="float">
            <text:p>1.1024328586</text:p>
          </table:table-cell>
          <table:table-cell office:value-type="float" office:value="-0.0848538474773431" calcext:value-type="float">
            <text:p>-0.0848538475</text:p>
          </table:table-cell>
          <table:table-cell office:value-type="float" office:value="-0.599232627720757" calcext:value-type="float">
            <text:p>-0.5992326277</text:p>
          </table:table-cell>
          <table:table-cell office:value-type="float" office:value="-0.0726643629164024" calcext:value-type="float">
            <text:p>-0.0726643629</text:p>
          </table:table-cell>
          <table:table-cell office:value-type="float" office:value="-0.527734369691836" calcext:value-type="float">
            <text:p>-0.5277343697</text:p>
          </table:table-cell>
          <table:table-cell office:value-type="float" office:value="0.193356027111641" calcext:value-type="float">
            <text:p>0.1933560271</text:p>
          </table:table-cell>
          <table:table-cell office:value-type="float" office:value="0.57169437073347" calcext:value-type="float">
            <text:p>0.5716943707</text:p>
          </table:table-cell>
          <table:table-cell office:value-type="float" office:value="0.369248043111508" calcext:value-type="float">
            <text:p>0.3692480431</text:p>
          </table:table-cell>
          <table:table-cell office:value-type="float" office:value="1.03785370605747" calcext:value-type="float">
            <text:p>1.0378537061</text:p>
          </table:table-cell>
          <table:table-cell office:value-type="float" office:value="-0.145020599487359" calcext:value-type="float">
            <text:p>-0.1450205995</text:p>
          </table:table-cell>
          <table:table-cell office:value-type="float" office:value="-0.131197506189728" calcext:value-type="float">
            <text:p>-0.1311975062</text:p>
          </table:table-cell>
          <table:table-cell office:value-type="float" office:value="0.0556432042255062" calcext:value-type="float">
            <text:p>0.0556432042</text:p>
          </table:table-cell>
          <table:table-cell office:value-type="float" office:value="0.507018754778947" calcext:value-type="float">
            <text:p>0.50701875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6" calcext:value-type="float">
            <text:p>206</text:p>
          </table:table-cell>
          <table:table-cell office:value-type="float" office:value="-1.42715155908329" calcext:value-type="float">
            <text:p>-1.4271515591</text:p>
          </table:table-cell>
          <table:table-cell office:value-type="float" office:value="-0.527766418795342" calcext:value-type="float">
            <text:p>-0.5277664188</text:p>
          </table:table-cell>
          <table:table-cell office:value-type="float" office:value="2.46015327181375" calcext:value-type="float">
            <text:p>2.4601532718</text:p>
          </table:table-cell>
          <table:table-cell office:value-type="float" office:value="-2.80748189093713" calcext:value-type="float">
            <text:p>-2.8074818909</text:p>
          </table:table-cell>
          <table:table-cell office:value-type="float" office:value="-0.457111342393143" calcext:value-type="float">
            <text:p>-0.4571113424</text:p>
          </table:table-cell>
          <table:table-cell office:value-type="float" office:value="-1.36570894510866" calcext:value-type="float">
            <text:p>-1.3657089451</text:p>
          </table:table-cell>
          <table:table-cell office:value-type="float" office:value="0.516031464099722" calcext:value-type="float">
            <text:p>0.5160314641</text:p>
          </table:table-cell>
          <table:table-cell office:value-type="float" office:value="-0.132600601247781" calcext:value-type="float">
            <text:p>-0.1326006012</text:p>
          </table:table-cell>
          <table:table-cell office:value-type="float" office:value="1.65415867739021" calcext:value-type="float">
            <text:p>1.6541586774</text:p>
          </table:table-cell>
          <table:table-cell office:value-type="float" office:value="-1.8619686577599" calcext:value-type="float">
            <text:p>-1.8619686578</text:p>
          </table:table-cell>
          <table:table-cell office:value-type="float" office:value="-0.37504690840989" calcext:value-type="float">
            <text:p>-0.3750469084</text:p>
          </table:table-cell>
          <table:table-cell office:value-type="float" office:value="0.347861160601446" calcext:value-type="float">
            <text:p>0.3478611606</text:p>
          </table:table-cell>
          <table:table-cell office:value-type="float" office:value="-0.476259222034667" calcext:value-type="float">
            <text:p>-0.476259222</text:p>
          </table:table-cell>
          <table:table-cell office:value-type="float" office:value="-0.591427377473048" calcext:value-type="float">
            <text:p>-0.5914273775</text:p>
          </table:table-cell>
          <table:table-cell office:value-type="float" office:value="0.226692071510303" calcext:value-type="float">
            <text:p>0.2266920715</text:p>
          </table:table-cell>
          <table:table-cell office:value-type="float" office:value="-0.0535850903744281" calcext:value-type="float">
            <text:p>-0.0535850904</text:p>
          </table:table-cell>
          <table:table-cell office:value-type="float" office:value="-0.642540807378569" calcext:value-type="float">
            <text:p>-0.6425408074</text:p>
          </table:table-cell>
          <table:table-cell office:value-type="float" office:value="0.107727367740142" calcext:value-type="float">
            <text:p>0.1077273677</text:p>
          </table:table-cell>
          <table:table-cell office:value-type="float" office:value="-0.995080434446546" calcext:value-type="float">
            <text:p>-0.99508043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6" calcext:value-type="float">
            <text:p>206</text:p>
          </table:table-cell>
          <table:table-cell office:value-type="float" office:value="-0.370562536427162" calcext:value-type="float">
            <text:p>-0.3705625364</text:p>
          </table:table-cell>
          <table:table-cell office:value-type="float" office:value="0.599809964742777" calcext:value-type="float">
            <text:p>0.5998099647</text:p>
          </table:table-cell>
          <table:table-cell office:value-type="float" office:value="0.216683001924491" calcext:value-type="float">
            <text:p>0.2166830019</text:p>
          </table:table-cell>
          <table:table-cell office:value-type="float" office:value="-0.513092692514376" calcext:value-type="float">
            <text:p>-0.5130926925</text:p>
          </table:table-cell>
          <table:table-cell office:value-type="float" office:value="2.69714255452095" calcext:value-type="float">
            <text:p>2.6971425545</text:p>
          </table:table-cell>
          <table:table-cell office:value-type="float" office:value="3.8827953035269" calcext:value-type="float">
            <text:p>3.8827953035</text:p>
          </table:table-cell>
          <table:table-cell office:value-type="float" office:value="0.295544670150552" calcext:value-type="float">
            <text:p>0.2955446702</text:p>
          </table:table-cell>
          <table:table-cell office:value-type="float" office:value="0.850059083378915" calcext:value-type="float">
            <text:p>0.8500590834</text:p>
          </table:table-cell>
          <table:table-cell office:value-type="float" office:value="-0.297189191664397" calcext:value-type="float">
            <text:p>-0.2971891917</text:p>
          </table:table-cell>
          <table:table-cell office:value-type="float" office:value="0.191989943288663" calcext:value-type="float">
            <text:p>0.1919899433</text:p>
          </table:table-cell>
          <table:table-cell office:value-type="float" office:value="-0.92547106698343" calcext:value-type="float">
            <text:p>-0.925471067</text:p>
          </table:table-cell>
          <table:table-cell office:value-type="float" office:value="-0.369425197471302" calcext:value-type="float">
            <text:p>-0.3694251975</text:p>
          </table:table-cell>
          <table:table-cell office:value-type="float" office:value="-0.37779356544173" calcext:value-type="float">
            <text:p>-0.3777935654</text:p>
          </table:table-cell>
          <table:table-cell office:value-type="float" office:value="-0.493814117611803" calcext:value-type="float">
            <text:p>-0.4938141176</text:p>
          </table:table-cell>
          <table:table-cell office:value-type="float" office:value="-1.48133578973935" calcext:value-type="float">
            <text:p>-1.4813357897</text:p>
          </table:table-cell>
          <table:table-cell office:value-type="float" office:value="0.68436226960677" calcext:value-type="float">
            <text:p>0.6843622696</text:p>
          </table:table-cell>
          <table:table-cell office:value-type="float" office:value="-1.04820515490823" calcext:value-type="float">
            <text:p>-1.0482051549</text:p>
          </table:table-cell>
          <table:table-cell office:value-type="float" office:value="-0.256700186442455" calcext:value-type="float">
            <text:p>-0.2567001864</text:p>
          </table:table-cell>
          <table:table-cell office:value-type="float" office:value="-0.859905688517386" calcext:value-type="float">
            <text:p>-0.85990568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-5.85246510836535" calcext:value-type="float">
            <text:p>-5.8524651084</text:p>
          </table:table-cell>
          <table:table-cell office:value-type="float" office:value="5.26737615027487" calcext:value-type="float">
            <text:p>5.2673761503</text:p>
          </table:table-cell>
          <table:table-cell office:value-type="float" office:value="-1.76189493465506" calcext:value-type="float">
            <text:p>-1.7618949347</text:p>
          </table:table-cell>
          <table:table-cell office:value-type="float" office:value="-1.44125006329158" calcext:value-type="float">
            <text:p>-1.4412500633</text:p>
          </table:table-cell>
          <table:table-cell office:value-type="float" office:value="-0.988528967699792" calcext:value-type="float">
            <text:p>-0.9885289677</text:p>
          </table:table-cell>
          <table:table-cell office:value-type="float" office:value="-0.672186731638122" calcext:value-type="float">
            <text:p>-0.6721867316</text:p>
          </table:table-cell>
          <table:table-cell office:value-type="float" office:value="0.0757596688257982" calcext:value-type="float">
            <text:p>0.0757596688</text:p>
          </table:table-cell>
          <table:table-cell office:value-type="float" office:value="0.774198152595515" calcext:value-type="float">
            <text:p>0.7741981526</text:p>
          </table:table-cell>
          <table:table-cell office:value-type="float" office:value="3.58011219757556" calcext:value-type="float">
            <text:p>3.5801121976</text:p>
          </table:table-cell>
          <table:table-cell office:value-type="float" office:value="6.51077922624328" calcext:value-type="float">
            <text:p>6.5107792262</text:p>
          </table:table-cell>
          <table:table-cell office:value-type="float" office:value="1.27649568640297" calcext:value-type="float">
            <text:p>1.2764956864</text:p>
          </table:table-cell>
          <table:table-cell office:value-type="float" office:value="0.837057429061695" calcext:value-type="float">
            <text:p>0.8370574291</text:p>
          </table:table-cell>
          <table:table-cell office:value-type="float" office:value="0.377257167885103" calcext:value-type="float">
            <text:p>0.3772571679</text:p>
          </table:table-cell>
          <table:table-cell office:value-type="float" office:value="-1.61480922282647" calcext:value-type="float">
            <text:p>-1.6148092228</text:p>
          </table:table-cell>
          <table:table-cell office:value-type="float" office:value="0.534728164472352" calcext:value-type="float">
            <text:p>0.5347281645</text:p>
          </table:table-cell>
          <table:table-cell office:value-type="float" office:value="0.416673221138968" calcext:value-type="float">
            <text:p>0.4166732211</text:p>
          </table:table-cell>
          <table:table-cell office:value-type="float" office:value="-0.541827809557359" calcext:value-type="float">
            <text:p>-0.5418278096</text:p>
          </table:table-cell>
          <table:table-cell office:value-type="float" office:value="0.228258298491221" calcext:value-type="float">
            <text:p>0.2282582985</text:p>
          </table:table-cell>
          <table:table-cell office:value-type="float" office:value="-0.243878981630868" calcext:value-type="float">
            <text:p>-0.24387898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9" calcext:value-type="float">
            <text:p>209</text:p>
          </table:table-cell>
          <table:table-cell office:value-type="float" office:value="-0.742877145631453" calcext:value-type="float">
            <text:p>-0.7428771456</text:p>
          </table:table-cell>
          <table:table-cell office:value-type="float" office:value="0.563251742882704" calcext:value-type="float">
            <text:p>0.5632517429</text:p>
          </table:table-cell>
          <table:table-cell office:value-type="float" office:value="1.20724326284771" calcext:value-type="float">
            <text:p>1.2072432628</text:p>
          </table:table-cell>
          <table:table-cell office:value-type="float" office:value="0.912388003754464" calcext:value-type="float">
            <text:p>0.9123880038</text:p>
          </table:table-cell>
          <table:table-cell office:value-type="float" office:value="1.05379070530765" calcext:value-type="float">
            <text:p>1.0537907053</text:p>
          </table:table-cell>
          <table:table-cell office:value-type="float" office:value="0.574722633310081" calcext:value-type="float">
            <text:p>0.5747226333</text:p>
          </table:table-cell>
          <table:table-cell office:value-type="float" office:value="0.215632907280767" calcext:value-type="float">
            <text:p>0.2156329073</text:p>
          </table:table-cell>
          <table:table-cell office:value-type="float" office:value="0.253663165164837" calcext:value-type="float">
            <text:p>0.2536631652</text:p>
          </table:table-cell>
          <table:table-cell office:value-type="float" office:value="-0.434722395514026" calcext:value-type="float">
            <text:p>-0.4347223955</text:p>
          </table:table-cell>
          <table:table-cell office:value-type="float" office:value="-0.0480105165376562" calcext:value-type="float">
            <text:p>-0.0480105165</text:p>
          </table:table-cell>
          <table:table-cell office:value-type="float" office:value="0.252837087913415" calcext:value-type="float">
            <text:p>0.2528370879</text:p>
          </table:table-cell>
          <table:table-cell office:value-type="float" office:value="0.432428929925016" calcext:value-type="float">
            <text:p>0.4324289299</text:p>
          </table:table-cell>
          <table:table-cell office:value-type="float" office:value="-0.429693555465635" calcext:value-type="float">
            <text:p>-0.4296935555</text:p>
          </table:table-cell>
          <table:table-cell office:value-type="float" office:value="0.210474808994396" calcext:value-type="float">
            <text:p>0.210474809</text:p>
          </table:table-cell>
          <table:table-cell office:value-type="float" office:value="-0.52915389274327" calcext:value-type="float">
            <text:p>-0.5291538927</text:p>
          </table:table-cell>
          <table:table-cell office:value-type="float" office:value="-0.654788127064969" calcext:value-type="float">
            <text:p>-0.6547881271</text:p>
          </table:table-cell>
          <table:table-cell office:value-type="float" office:value="-0.0113316441174113" calcext:value-type="float">
            <text:p>-0.0113316441</text:p>
          </table:table-cell>
          <table:table-cell office:value-type="float" office:value="0.0753684937367683" calcext:value-type="float">
            <text:p>0.0753684937</text:p>
          </table:table-cell>
          <table:table-cell office:value-type="float" office:value="1.08980618009368" calcext:value-type="float">
            <text:p>1.08980618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9" calcext:value-type="float">
            <text:p>209</text:p>
          </table:table-cell>
          <table:table-cell office:value-type="float" office:value="1.22850116135076" calcext:value-type="float">
            <text:p>1.2285011614</text:p>
          </table:table-cell>
          <table:table-cell office:value-type="float" office:value="0.0918704732345868" calcext:value-type="float">
            <text:p>0.0918704732</text:p>
          </table:table-cell>
          <table:table-cell office:value-type="float" office:value="-0.268384945213211" calcext:value-type="float">
            <text:p>-0.2683849452</text:p>
          </table:table-cell>
          <table:table-cell office:value-type="float" office:value="0.748905031032806" calcext:value-type="float">
            <text:p>0.748905031</text:p>
          </table:table-cell>
          <table:table-cell office:value-type="float" office:value="0.449026679922148" calcext:value-type="float">
            <text:p>0.4490266799</text:p>
          </table:table-cell>
          <table:table-cell office:value-type="float" office:value="0.453603590442292" calcext:value-type="float">
            <text:p>0.4536035904</text:p>
          </table:table-cell>
          <table:table-cell office:value-type="float" office:value="-0.0130595483535838" calcext:value-type="float">
            <text:p>-0.0130595484</text:p>
          </table:table-cell>
          <table:table-cell office:value-type="float" office:value="0.0985256402458252" calcext:value-type="float">
            <text:p>0.0985256402</text:p>
          </table:table-cell>
          <table:table-cell office:value-type="float" office:value="-0.0689264214564155" calcext:value-type="float">
            <text:p>-0.0689264215</text:p>
          </table:table-cell>
          <table:table-cell office:value-type="float" office:value="0.222077561753704" calcext:value-type="float">
            <text:p>0.2220775618</text:p>
          </table:table-cell>
          <table:table-cell office:value-type="float" office:value="-0.324228060202885" calcext:value-type="float">
            <text:p>-0.3242280602</text:p>
          </table:table-cell>
          <table:table-cell office:value-type="float" office:value="0.0165798419578711" calcext:value-type="float">
            <text:p>0.016579842</text:p>
          </table:table-cell>
          <table:table-cell office:value-type="float" office:value="-0.299508893568877" calcext:value-type="float">
            <text:p>-0.2995088936</text:p>
          </table:table-cell>
          <table:table-cell office:value-type="float" office:value="0.542127237866539" calcext:value-type="float">
            <text:p>0.5421272379</text:p>
          </table:table-cell>
          <table:table-cell office:value-type="float" office:value="0.475754102915513" calcext:value-type="float">
            <text:p>0.4757541029</text:p>
          </table:table-cell>
          <table:table-cell office:value-type="float" office:value="0.94812734875875" calcext:value-type="float">
            <text:p>0.9481273488</text:p>
          </table:table-cell>
          <table:table-cell office:value-type="float" office:value="-1.33598838641241" calcext:value-type="float">
            <text:p>-1.3359883864</text:p>
          </table:table-cell>
          <table:table-cell office:value-type="float" office:value="0.962845574288232" calcext:value-type="float">
            <text:p>0.9628455743</text:p>
          </table:table-cell>
          <table:table-cell office:value-type="float" office:value="0.505213509293528" calcext:value-type="float">
            <text:p>0.50521350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9" calcext:value-type="float">
            <text:p>209</text:p>
          </table:table-cell>
          <table:table-cell office:value-type="float" office:value="-0.572010633445768" calcext:value-type="float">
            <text:p>-0.5720106334</text:p>
          </table:table-cell>
          <table:table-cell office:value-type="float" office:value="0.374980871055565" calcext:value-type="float">
            <text:p>0.3749808711</text:p>
          </table:table-cell>
          <table:table-cell office:value-type="float" office:value="0.923823032724171" calcext:value-type="float">
            <text:p>0.9238230327</text:p>
          </table:table-cell>
          <table:table-cell office:value-type="float" office:value="-0.954005872315245" calcext:value-type="float">
            <text:p>-0.9540058723</text:p>
          </table:table-cell>
          <table:table-cell office:value-type="float" office:value="0.753635444187849" calcext:value-type="float">
            <text:p>0.7536354442</text:p>
          </table:table-cell>
          <table:table-cell office:value-type="float" office:value="0.139494795433016" calcext:value-type="float">
            <text:p>0.1394947954</text:p>
          </table:table-cell>
          <table:table-cell office:value-type="float" office:value="1.45074773940628" calcext:value-type="float">
            <text:p>1.4507477394</text:p>
          </table:table-cell>
          <table:table-cell office:value-type="float" office:value="-0.551715607125337" calcext:value-type="float">
            <text:p>-0.5517156071</text:p>
          </table:table-cell>
          <table:table-cell office:value-type="float" office:value="-0.126158540017941" calcext:value-type="float">
            <text:p>-0.12615854</text:p>
          </table:table-cell>
          <table:table-cell office:value-type="float" office:value="0.0684448790819131" calcext:value-type="float">
            <text:p>0.0684448791</text:p>
          </table:table-cell>
          <table:table-cell office:value-type="float" office:value="0.351181327339534" calcext:value-type="float">
            <text:p>0.3511813273</text:p>
          </table:table-cell>
          <table:table-cell office:value-type="float" office:value="0.224943615111342" calcext:value-type="float">
            <text:p>0.2249436151</text:p>
          </table:table-cell>
          <table:table-cell office:value-type="float" office:value="0.448234261671864" calcext:value-type="float">
            <text:p>0.4482342617</text:p>
          </table:table-cell>
          <table:table-cell office:value-type="float" office:value="-0.362391077337668" calcext:value-type="float">
            <text:p>-0.3623910773</text:p>
          </table:table-cell>
          <table:table-cell office:value-type="float" office:value="-0.29747225625761" calcext:value-type="float">
            <text:p>-0.2974722563</text:p>
          </table:table-cell>
          <table:table-cell office:value-type="float" office:value="0.828896267295928" calcext:value-type="float">
            <text:p>0.8288962673</text:p>
          </table:table-cell>
          <table:table-cell office:value-type="float" office:value="-1.64672970977544" calcext:value-type="float">
            <text:p>-1.6467297098</text:p>
          </table:table-cell>
          <table:table-cell office:value-type="float" office:value="0.559570501457162" calcext:value-type="float">
            <text:p>0.5595705015</text:p>
          </table:table-cell>
          <table:table-cell office:value-type="float" office:value="-0.203285080352878" calcext:value-type="float">
            <text:p>-0.20328508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9" calcext:value-type="float">
            <text:p>209</text:p>
          </table:table-cell>
          <table:table-cell office:value-type="float" office:value="-0.429224487181263" calcext:value-type="float">
            <text:p>-0.4292244872</text:p>
          </table:table-cell>
          <table:table-cell office:value-type="float" office:value="0.698849365672091" calcext:value-type="float">
            <text:p>0.6988493657</text:p>
          </table:table-cell>
          <table:table-cell office:value-type="float" office:value="1.5889824279367" calcext:value-type="float">
            <text:p>1.5889824279</text:p>
          </table:table-cell>
          <table:table-cell office:value-type="float" office:value="1.29715659373287" calcext:value-type="float">
            <text:p>1.2971565937</text:p>
          </table:table-cell>
          <table:table-cell office:value-type="float" office:value="0.119330665982804" calcext:value-type="float">
            <text:p>0.119330666</text:p>
          </table:table-cell>
          <table:table-cell office:value-type="float" office:value="0.214132796014113" calcext:value-type="float">
            <text:p>0.214132796</text:p>
          </table:table-cell>
          <table:table-cell office:value-type="float" office:value="0.387461417383324" calcext:value-type="float">
            <text:p>0.3874614174</text:p>
          </table:table-cell>
          <table:table-cell office:value-type="float" office:value="0.276523894018137" calcext:value-type="float">
            <text:p>0.276523894</text:p>
          </table:table-cell>
          <table:table-cell office:value-type="float" office:value="-0.483147501770017" calcext:value-type="float">
            <text:p>-0.4831475018</text:p>
          </table:table-cell>
          <table:table-cell office:value-type="float" office:value="-0.0913515577333359" calcext:value-type="float">
            <text:p>-0.0913515577</text:p>
          </table:table-cell>
          <table:table-cell office:value-type="float" office:value="1.01143226043614" calcext:value-type="float">
            <text:p>1.0114322604</text:p>
          </table:table-cell>
          <table:table-cell office:value-type="float" office:value="0.189488597499413" calcext:value-type="float">
            <text:p>0.1894885975</text:p>
          </table:table-cell>
          <table:table-cell office:value-type="float" office:value="-1.61934664970611" calcext:value-type="float">
            <text:p>-1.6193466497</text:p>
          </table:table-cell>
          <table:table-cell office:value-type="float" office:value="0.5329846847151" calcext:value-type="float">
            <text:p>0.5329846847</text:p>
          </table:table-cell>
          <table:table-cell office:value-type="float" office:value="-0.354372269340664" calcext:value-type="float">
            <text:p>-0.3543722693</text:p>
          </table:table-cell>
          <table:table-cell office:value-type="float" office:value="-1.01330133276548" calcext:value-type="float">
            <text:p>-1.0133013328</text:p>
          </table:table-cell>
          <table:table-cell office:value-type="float" office:value="0.53398858769647" calcext:value-type="float">
            <text:p>0.5339885877</text:p>
          </table:table-cell>
          <table:table-cell office:value-type="float" office:value="-0.0726751461576459" calcext:value-type="float">
            <text:p>-0.0726751462</text:p>
          </table:table-cell>
          <table:table-cell office:value-type="float" office:value="0.977968783985747" calcext:value-type="float">
            <text:p>0.9779687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0" calcext:value-type="float">
            <text:p>210</text:p>
          </table:table-cell>
          <table:table-cell office:value-type="float" office:value="1.29392704695816" calcext:value-type="float">
            <text:p>1.293927047</text:p>
          </table:table-cell>
          <table:table-cell office:value-type="float" office:value="0.338070714110131" calcext:value-type="float">
            <text:p>0.3380707141</text:p>
          </table:table-cell>
          <table:table-cell office:value-type="float" office:value="-0.0427587246360097" calcext:value-type="float">
            <text:p>-0.0427587246</text:p>
          </table:table-cell>
          <table:table-cell office:value-type="float" office:value="0.502133796313512" calcext:value-type="float">
            <text:p>0.5021337963</text:p>
          </table:table-cell>
          <table:table-cell office:value-type="float" office:value="0.0722825828180781" calcext:value-type="float">
            <text:p>0.0722825828</text:p>
          </table:table-cell>
          <table:table-cell office:value-type="float" office:value="-0.583457916476699" calcext:value-type="float">
            <text:p>-0.5834579165</text:p>
          </table:table-cell>
          <table:table-cell office:value-type="float" office:value="0.123778874333217" calcext:value-type="float">
            <text:p>0.1237788743</text:p>
          </table:table-cell>
          <table:table-cell office:value-type="float" office:value="-0.187467519856221" calcext:value-type="float">
            <text:p>-0.1874675199</text:p>
          </table:table-cell>
          <table:table-cell office:value-type="float" office:value="0.00188297985027238" calcext:value-type="float">
            <text:p>0.0018829799</text:p>
          </table:table-cell>
          <table:table-cell office:value-type="float" office:value="-0.303396210627345" calcext:value-type="float">
            <text:p>-0.3033962106</text:p>
          </table:table-cell>
          <table:table-cell office:value-type="float" office:value="-0.717596678465567" calcext:value-type="float">
            <text:p>-0.7175966785</text:p>
          </table:table-cell>
          <table:table-cell office:value-type="float" office:value="0.265054232068262" calcext:value-type="float">
            <text:p>0.2650542321</text:p>
          </table:table-cell>
          <table:table-cell office:value-type="float" office:value="0.94891111241074" calcext:value-type="float">
            <text:p>0.9489111124</text:p>
          </table:table-cell>
          <table:table-cell office:value-type="float" office:value="-0.449331226130304" calcext:value-type="float">
            <text:p>-0.4493312261</text:p>
          </table:table-cell>
          <table:table-cell office:value-type="float" office:value="1.09281081709944" calcext:value-type="float">
            <text:p>1.0928108171</text:p>
          </table:table-cell>
          <table:table-cell office:value-type="float" office:value="0.697079095955573" calcext:value-type="float">
            <text:p>0.697079096</text:p>
          </table:table-cell>
          <table:table-cell office:value-type="float" office:value="-0.342141341246313" calcext:value-type="float">
            <text:p>-0.3421413412</text:p>
          </table:table-cell>
          <table:table-cell office:value-type="float" office:value="-0.0944906719976043" calcext:value-type="float">
            <text:p>-0.094490672</text:p>
          </table:table-cell>
          <table:table-cell office:value-type="float" office:value="0.109940710647661" calcext:value-type="float">
            <text:p>0.10994071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1" calcext:value-type="float">
            <text:p>211</text:p>
          </table:table-cell>
          <table:table-cell office:value-type="float" office:value="0.263523486017542" calcext:value-type="float">
            <text:p>0.263523486</text:p>
          </table:table-cell>
          <table:table-cell office:value-type="float" office:value="-1.81289680597099" calcext:value-type="float">
            <text:p>-1.812896806</text:p>
          </table:table-cell>
          <table:table-cell office:value-type="float" office:value="-0.31108676189887" calcext:value-type="float">
            <text:p>-0.3110867619</text:p>
          </table:table-cell>
          <table:table-cell office:value-type="float" office:value="0.412929593880618" calcext:value-type="float">
            <text:p>0.4129295939</text:p>
          </table:table-cell>
          <table:table-cell office:value-type="float" office:value="-0.79460539681474" calcext:value-type="float">
            <text:p>-0.7946053968</text:p>
          </table:table-cell>
          <table:table-cell office:value-type="float" office:value="0.196364791759536" calcext:value-type="float">
            <text:p>0.1963647918</text:p>
          </table:table-cell>
          <table:table-cell office:value-type="float" office:value="0.416625914552668" calcext:value-type="float">
            <text:p>0.4166259146</text:p>
          </table:table-cell>
          <table:table-cell office:value-type="float" office:value="-0.0629911809272212" calcext:value-type="float">
            <text:p>-0.0629911809</text:p>
          </table:table-cell>
          <table:table-cell office:value-type="float" office:value="0.345392201361914" calcext:value-type="float">
            <text:p>0.3453922014</text:p>
          </table:table-cell>
          <table:table-cell office:value-type="float" office:value="-0.363639666313264" calcext:value-type="float">
            <text:p>-0.3636396663</text:p>
          </table:table-cell>
          <table:table-cell office:value-type="float" office:value="0.379691152655691" calcext:value-type="float">
            <text:p>0.3796911527</text:p>
          </table:table-cell>
          <table:table-cell office:value-type="float" office:value="0.911096513465244" calcext:value-type="float">
            <text:p>0.9110965135</text:p>
          </table:table-cell>
          <table:table-cell office:value-type="float" office:value="0.13321850516059" calcext:value-type="float">
            <text:p>0.1332185052</text:p>
          </table:table-cell>
          <table:table-cell office:value-type="float" office:value="0.118926727930684" calcext:value-type="float">
            <text:p>0.1189267279</text:p>
          </table:table-cell>
          <table:table-cell office:value-type="float" office:value="-0.674517207695332" calcext:value-type="float">
            <text:p>-0.6745172077</text:p>
          </table:table-cell>
          <table:table-cell office:value-type="float" office:value="0.337849604429376" calcext:value-type="float">
            <text:p>0.3378496044</text:p>
          </table:table-cell>
          <table:table-cell office:value-type="float" office:value="-0.450551999763332" calcext:value-type="float">
            <text:p>-0.4505519998</text:p>
          </table:table-cell>
          <table:table-cell office:value-type="float" office:value="-0.00117285827229777" calcext:value-type="float">
            <text:p>-0.0011728583</text:p>
          </table:table-cell>
          <table:table-cell office:value-type="float" office:value="0.858372836092744" calcext:value-type="float">
            <text:p>0.85837283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-0.24782697327908" calcext:value-type="float">
            <text:p>-0.2478269733</text:p>
          </table:table-cell>
          <table:table-cell office:value-type="float" office:value="-0.282682109553483" calcext:value-type="float">
            <text:p>-0.2826821096</text:p>
          </table:table-cell>
          <table:table-cell office:value-type="float" office:value="1.6533542148054" calcext:value-type="float">
            <text:p>1.6533542148</text:p>
          </table:table-cell>
          <table:table-cell office:value-type="float" office:value="-1.0148646351895" calcext:value-type="float">
            <text:p>-1.0148646352</text:p>
          </table:table-cell>
          <table:table-cell office:value-type="float" office:value="-0.680433315730692" calcext:value-type="float">
            <text:p>-0.6804333157</text:p>
          </table:table-cell>
          <table:table-cell office:value-type="float" office:value="0.886363857469579" calcext:value-type="float">
            <text:p>0.8863638575</text:p>
          </table:table-cell>
          <table:table-cell office:value-type="float" office:value="-0.538200541818173" calcext:value-type="float">
            <text:p>-0.5382005418</text:p>
          </table:table-cell>
          <table:table-cell office:value-type="float" office:value="0.377969653406087" calcext:value-type="float">
            <text:p>0.3779696534</text:p>
          </table:table-cell>
          <table:table-cell office:value-type="float" office:value="-1.23087919097457" calcext:value-type="float">
            <text:p>-1.230879191</text:p>
          </table:table-cell>
          <table:table-cell office:value-type="float" office:value="0.522507865572199" calcext:value-type="float">
            <text:p>0.5225078656</text:p>
          </table:table-cell>
          <table:table-cell office:value-type="float" office:value="0.605212425589782" calcext:value-type="float">
            <text:p>0.6052124256</text:p>
          </table:table-cell>
          <table:table-cell office:value-type="float" office:value="-0.924201301239598" calcext:value-type="float">
            <text:p>-0.9242013012</text:p>
          </table:table-cell>
          <table:table-cell office:value-type="float" office:value="-0.363162226460245" calcext:value-type="float">
            <text:p>-0.3631622265</text:p>
          </table:table-cell>
          <table:table-cell office:value-type="float" office:value="-0.142023989543667" calcext:value-type="float">
            <text:p>-0.1420239895</text:p>
          </table:table-cell>
          <table:table-cell office:value-type="float" office:value="1.12002695207972" calcext:value-type="float">
            <text:p>1.1200269521</text:p>
          </table:table-cell>
          <table:table-cell office:value-type="float" office:value="1.19044626293158" calcext:value-type="float">
            <text:p>1.1904462629</text:p>
          </table:table-cell>
          <table:table-cell office:value-type="float" office:value="0.176379066090007" calcext:value-type="float">
            <text:p>0.1763790661</text:p>
          </table:table-cell>
          <table:table-cell office:value-type="float" office:value="-0.106613716353803" calcext:value-type="float">
            <text:p>-0.1066137164</text:p>
          </table:table-cell>
          <table:table-cell office:value-type="float" office:value="1.59860533888607" calcext:value-type="float">
            <text:p>1.59860533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-0.263380494288141" calcext:value-type="float">
            <text:p>-0.2633804943</text:p>
          </table:table-cell>
          <table:table-cell office:value-type="float" office:value="0.959102736933564" calcext:value-type="float">
            <text:p>0.9591027369</text:p>
          </table:table-cell>
          <table:table-cell office:value-type="float" office:value="0.285739874425819" calcext:value-type="float">
            <text:p>0.2857398744</text:p>
          </table:table-cell>
          <table:table-cell office:value-type="float" office:value="0.604067510744514" calcext:value-type="float">
            <text:p>0.6040675107</text:p>
          </table:table-cell>
          <table:table-cell office:value-type="float" office:value="3.22881956062411" calcext:value-type="float">
            <text:p>3.2288195606</text:p>
          </table:table-cell>
          <table:table-cell office:value-type="float" office:value="3.79950305254025" calcext:value-type="float">
            <text:p>3.7995030525</text:p>
          </table:table-cell>
          <table:table-cell office:value-type="float" office:value="0.715285471982639" calcext:value-type="float">
            <text:p>0.715285472</text:p>
          </table:table-cell>
          <table:table-cell office:value-type="float" office:value="0.429148330794555" calcext:value-type="float">
            <text:p>0.4291483308</text:p>
          </table:table-cell>
          <table:table-cell office:value-type="float" office:value="-1.15549249110391" calcext:value-type="float">
            <text:p>-1.1554924911</text:p>
          </table:table-cell>
          <table:table-cell office:value-type="float" office:value="0.873230617027232" calcext:value-type="float">
            <text:p>0.873230617</text:p>
          </table:table-cell>
          <table:table-cell office:value-type="float" office:value="-0.341117345807479" calcext:value-type="float">
            <text:p>-0.3411173458</text:p>
          </table:table-cell>
          <table:table-cell office:value-type="float" office:value="-0.793205363042857" calcext:value-type="float">
            <text:p>-0.793205363</text:p>
          </table:table-cell>
          <table:table-cell office:value-type="float" office:value="-0.159974703525377" calcext:value-type="float">
            <text:p>-0.1599747035</text:p>
          </table:table-cell>
          <table:table-cell office:value-type="float" office:value="-0.0569676195857986" calcext:value-type="float">
            <text:p>-0.0569676196</text:p>
          </table:table-cell>
          <table:table-cell office:value-type="float" office:value="0.429550164283959" calcext:value-type="float">
            <text:p>0.4295501643</text:p>
          </table:table-cell>
          <table:table-cell office:value-type="float" office:value="0.611279190678715" calcext:value-type="float">
            <text:p>0.6112791907</text:p>
          </table:table-cell>
          <table:table-cell office:value-type="float" office:value="-1.29971445677557" calcext:value-type="float">
            <text:p>-1.2997144568</text:p>
          </table:table-cell>
          <table:table-cell office:value-type="float" office:value="0.280440665059254" calcext:value-type="float">
            <text:p>0.2804406651</text:p>
          </table:table-cell>
          <table:table-cell office:value-type="float" office:value="-0.447446015045594" calcext:value-type="float">
            <text:p>-0.4474460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float" office:value="1.0877916547761" calcext:value-type="float">
            <text:p>1.0877916548</text:p>
          </table:table-cell>
          <table:table-cell office:value-type="float" office:value="-0.143548187514716" calcext:value-type="float">
            <text:p>-0.1435481875</text:p>
          </table:table-cell>
          <table:table-cell office:value-type="float" office:value="1.37429101690866" calcext:value-type="float">
            <text:p>1.3742910169</text:p>
          </table:table-cell>
          <table:table-cell office:value-type="float" office:value="1.28739919006535" calcext:value-type="float">
            <text:p>1.2873991901</text:p>
          </table:table-cell>
          <table:table-cell office:value-type="float" office:value="-1.10064225986057" calcext:value-type="float">
            <text:p>-1.1006422599</text:p>
          </table:table-cell>
          <table:table-cell office:value-type="float" office:value="-0.0171095462390552" calcext:value-type="float">
            <text:p>-0.0171095462</text:p>
          </table:table-cell>
          <table:table-cell office:value-type="float" office:value="-0.705609123391619" calcext:value-type="float">
            <text:p>-0.7056091234</text:p>
          </table:table-cell>
          <table:table-cell office:value-type="float" office:value="0.266580256791145" calcext:value-type="float">
            <text:p>0.2665802568</text:p>
          </table:table-cell>
          <table:table-cell office:value-type="float" office:value="0.735368230390049" calcext:value-type="float">
            <text:p>0.7353682304</text:p>
          </table:table-cell>
          <table:table-cell office:value-type="float" office:value="-0.0119405691276363" calcext:value-type="float">
            <text:p>-0.0119405691</text:p>
          </table:table-cell>
          <table:table-cell office:value-type="float" office:value="0.959388031255974" calcext:value-type="float">
            <text:p>0.9593880313</text:p>
          </table:table-cell>
          <table:table-cell office:value-type="float" office:value="0.825931515210821" calcext:value-type="float">
            <text:p>0.8259315152</text:p>
          </table:table-cell>
          <table:table-cell office:value-type="float" office:value="-0.863981012683013" calcext:value-type="float">
            <text:p>-0.8639810127</text:p>
          </table:table-cell>
          <table:table-cell office:value-type="float" office:value="0.00495407671520199" calcext:value-type="float">
            <text:p>0.0049540767</text:p>
          </table:table-cell>
          <table:table-cell office:value-type="float" office:value="-0.452153905702105" calcext:value-type="float">
            <text:p>-0.4521539057</text:p>
          </table:table-cell>
          <table:table-cell office:value-type="float" office:value="0.251123164992928" calcext:value-type="float">
            <text:p>0.251123165</text:p>
          </table:table-cell>
          <table:table-cell office:value-type="float" office:value="-0.379484866772733" calcext:value-type="float">
            <text:p>-0.3794848668</text:p>
          </table:table-cell>
          <table:table-cell office:value-type="float" office:value="0.461532027041991" calcext:value-type="float">
            <text:p>0.461532027</text:p>
          </table:table-cell>
          <table:table-cell office:value-type="float" office:value="0.00487976272708394" calcext:value-type="float">
            <text:p>0.00487976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7" calcext:value-type="float">
            <text:p>217</text:p>
          </table:table-cell>
          <table:table-cell office:value-type="float" office:value="-2.42122994075349" calcext:value-type="float">
            <text:p>-2.4212299408</text:p>
          </table:table-cell>
          <table:table-cell office:value-type="float" office:value="-1.36960212708226" calcext:value-type="float">
            <text:p>-1.3696021271</text:p>
          </table:table-cell>
          <table:table-cell office:value-type="float" office:value="2.26128149099244" calcext:value-type="float">
            <text:p>2.261281491</text:p>
          </table:table-cell>
          <table:table-cell office:value-type="float" office:value="2.01103383004119" calcext:value-type="float">
            <text:p>2.01103383</text:p>
          </table:table-cell>
          <table:table-cell office:value-type="float" office:value="1.87852522705738" calcext:value-type="float">
            <text:p>1.8785252271</text:p>
          </table:table-cell>
          <table:table-cell office:value-type="float" office:value="-1.27560736518092" calcext:value-type="float">
            <text:p>-1.2756073652</text:p>
          </table:table-cell>
          <table:table-cell office:value-type="float" office:value="-1.25102856486703" calcext:value-type="float">
            <text:p>-1.2510285649</text:p>
          </table:table-cell>
          <table:table-cell office:value-type="float" office:value="0.212619224039864" calcext:value-type="float">
            <text:p>0.212619224</text:p>
          </table:table-cell>
          <table:table-cell office:value-type="float" office:value="0.142608348824761" calcext:value-type="float">
            <text:p>0.1426083488</text:p>
          </table:table-cell>
          <table:table-cell office:value-type="float" office:value="0.000981629226276454" calcext:value-type="float">
            <text:p>0.0009816292</text:p>
          </table:table-cell>
          <table:table-cell office:value-type="float" office:value="-0.504586081681169" calcext:value-type="float">
            <text:p>-0.5045860817</text:p>
          </table:table-cell>
          <table:table-cell office:value-type="float" office:value="-0.0324015856000682" calcext:value-type="float">
            <text:p>-0.0324015856</text:p>
          </table:table-cell>
          <table:table-cell office:value-type="float" office:value="-0.977309182307345" calcext:value-type="float">
            <text:p>-0.9773091823</text:p>
          </table:table-cell>
          <table:table-cell office:value-type="float" office:value="0.0283456029722722" calcext:value-type="float">
            <text:p>0.028345603</text:p>
          </table:table-cell>
          <table:table-cell office:value-type="float" office:value="0.462211286378122" calcext:value-type="float">
            <text:p>0.4622112864</text:p>
          </table:table-cell>
          <table:table-cell office:value-type="float" office:value="-1.19353669330005" calcext:value-type="float">
            <text:p>-1.1935366933</text:p>
          </table:table-cell>
          <table:table-cell office:value-type="float" office:value="0.86324242618812" calcext:value-type="float">
            <text:p>0.8632424262</text:p>
          </table:table-cell>
          <table:table-cell office:value-type="float" office:value="-0.606630589394088" calcext:value-type="float">
            <text:p>-0.6066305894</text:p>
          </table:table-cell>
          <table:table-cell office:value-type="float" office:value="0.800708776728902" calcext:value-type="float">
            <text:p>0.80070877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8" calcext:value-type="float">
            <text:p>218</text:p>
          </table:table-cell>
          <table:table-cell office:value-type="float" office:value="-0.391724600264259" calcext:value-type="float">
            <text:p>-0.3917246003</text:p>
          </table:table-cell>
          <table:table-cell office:value-type="float" office:value="1.10635499488511" calcext:value-type="float">
            <text:p>1.1063549949</text:p>
          </table:table-cell>
          <table:table-cell office:value-type="float" office:value="0.787765450694913" calcext:value-type="float">
            <text:p>0.7877654507</text:p>
          </table:table-cell>
          <table:table-cell office:value-type="float" office:value="0.510525487854581" calcext:value-type="float">
            <text:p>0.5105254879</text:p>
          </table:table-cell>
          <table:table-cell office:value-type="float" office:value="0.832968318842617" calcext:value-type="float">
            <text:p>0.8329683188</text:p>
          </table:table-cell>
          <table:table-cell office:value-type="float" office:value="0.151659325515572" calcext:value-type="float">
            <text:p>0.1516593255</text:p>
          </table:table-cell>
          <table:table-cell office:value-type="float" office:value="0.5881549734613" calcext:value-type="float">
            <text:p>0.5881549735</text:p>
          </table:table-cell>
          <table:table-cell office:value-type="float" office:value="0.312914372921693" calcext:value-type="float">
            <text:p>0.3129143729</text:p>
          </table:table-cell>
          <table:table-cell office:value-type="float" office:value="-0.77282874709273" calcext:value-type="float">
            <text:p>-0.7728287471</text:p>
          </table:table-cell>
          <table:table-cell office:value-type="float" office:value="-0.868831245739975" calcext:value-type="float">
            <text:p>-0.8688312457</text:p>
          </table:table-cell>
          <table:table-cell office:value-type="float" office:value="1.88122615520456" calcext:value-type="float">
            <text:p>1.8812261552</text:p>
          </table:table-cell>
          <table:table-cell office:value-type="float" office:value="0.0626186661009641" calcext:value-type="float">
            <text:p>0.0626186661</text:p>
          </table:table-cell>
          <table:table-cell office:value-type="float" office:value="-1.07083046675534" calcext:value-type="float">
            <text:p>-1.0708304668</text:p>
          </table:table-cell>
          <table:table-cell office:value-type="float" office:value="-0.701764787574994" calcext:value-type="float">
            <text:p>-0.7017647876</text:p>
          </table:table-cell>
          <table:table-cell office:value-type="float" office:value="0.742399217629336" calcext:value-type="float">
            <text:p>0.7423992176</text:p>
          </table:table-cell>
          <table:table-cell office:value-type="float" office:value="0.0455693590344339" calcext:value-type="float">
            <text:p>0.045569359</text:p>
          </table:table-cell>
          <table:table-cell office:value-type="float" office:value="1.01669607185948" calcext:value-type="float">
            <text:p>1.0166960719</text:p>
          </table:table-cell>
          <table:table-cell office:value-type="float" office:value="0.305578303553397" calcext:value-type="float">
            <text:p>0.3055783036</text:p>
          </table:table-cell>
          <table:table-cell office:value-type="float" office:value="-0.865471673638907" calcext:value-type="float">
            <text:p>-0.86547167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-1.04566850139391" calcext:value-type="float">
            <text:p>-1.0456685014</text:p>
          </table:table-cell>
          <table:table-cell office:value-type="float" office:value="0.485509650946038" calcext:value-type="float">
            <text:p>0.4855096509</text:p>
          </table:table-cell>
          <table:table-cell office:value-type="float" office:value="1.56923231863376" calcext:value-type="float">
            <text:p>1.5692323186</text:p>
          </table:table-cell>
          <table:table-cell office:value-type="float" office:value="0.160929385360292" calcext:value-type="float">
            <text:p>0.1609293854</text:p>
          </table:table-cell>
          <table:table-cell office:value-type="float" office:value="0.862461840996874" calcext:value-type="float">
            <text:p>0.862461841</text:p>
          </table:table-cell>
          <table:table-cell office:value-type="float" office:value="0.523043100784744" calcext:value-type="float">
            <text:p>0.5230431008</text:p>
          </table:table-cell>
          <table:table-cell office:value-type="float" office:value="0.765996932967633" calcext:value-type="float">
            <text:p>0.765996933</text:p>
          </table:table-cell>
          <table:table-cell office:value-type="float" office:value="0.0929983175941817" calcext:value-type="float">
            <text:p>0.0929983176</text:p>
          </table:table-cell>
          <table:table-cell office:value-type="float" office:value="-0.0370454577525705" calcext:value-type="float">
            <text:p>-0.0370454578</text:p>
          </table:table-cell>
          <table:table-cell office:value-type="float" office:value="-0.184662859323647" calcext:value-type="float">
            <text:p>-0.1846628593</text:p>
          </table:table-cell>
          <table:table-cell office:value-type="float" office:value="1.06263555166267" calcext:value-type="float">
            <text:p>1.0626355517</text:p>
          </table:table-cell>
          <table:table-cell office:value-type="float" office:value="0.376407281843573" calcext:value-type="float">
            <text:p>0.3764072818</text:p>
          </table:table-cell>
          <table:table-cell office:value-type="float" office:value="-1.42323378745826" calcext:value-type="float">
            <text:p>-1.4232337875</text:p>
          </table:table-cell>
          <table:table-cell office:value-type="float" office:value="0.0751056262384273" calcext:value-type="float">
            <text:p>0.0751056262</text:p>
          </table:table-cell>
          <table:table-cell office:value-type="float" office:value="-1.0403204614843" calcext:value-type="float">
            <text:p>-1.0403204615</text:p>
          </table:table-cell>
          <table:table-cell office:value-type="float" office:value="-0.708838949654528" calcext:value-type="float">
            <text:p>-0.7088389497</text:p>
          </table:table-cell>
          <table:table-cell office:value-type="float" office:value="-0.0340086228979824" calcext:value-type="float">
            <text:p>-0.0340086229</text:p>
          </table:table-cell>
          <table:table-cell office:value-type="float" office:value="-0.759177728064063" calcext:value-type="float">
            <text:p>-0.7591777281</text:p>
          </table:table-cell>
          <table:table-cell office:value-type="float" office:value="-0.961683208241491" calcext:value-type="float">
            <text:p>-0.96168320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8" calcext:value-type="float">
            <text:p>218</text:p>
          </table:table-cell>
          <table:table-cell office:value-type="float" office:value="1.20198934260699" calcext:value-type="float">
            <text:p>1.2019893426</text:p>
          </table:table-cell>
          <table:table-cell office:value-type="float" office:value="-0.0344517882545193" calcext:value-type="float">
            <text:p>-0.0344517883</text:p>
          </table:table-cell>
          <table:table-cell office:value-type="float" office:value="0.696627869490866" calcext:value-type="float">
            <text:p>0.6966278695</text:p>
          </table:table-cell>
          <table:table-cell office:value-type="float" office:value="0.956745643561854" calcext:value-type="float">
            <text:p>0.9567456436</text:p>
          </table:table-cell>
          <table:table-cell office:value-type="float" office:value="-0.00582666728906071" calcext:value-type="float">
            <text:p>-0.0058266673</text:p>
          </table:table-cell>
          <table:table-cell office:value-type="float" office:value="1.09522318339875" calcext:value-type="float">
            <text:p>1.0952231834</text:p>
          </table:table-cell>
          <table:table-cell office:value-type="float" office:value="-0.574523944595695" calcext:value-type="float">
            <text:p>-0.5745239446</text:p>
          </table:table-cell>
          <table:table-cell office:value-type="float" office:value="0.243435118211903" calcext:value-type="float">
            <text:p>0.2434351182</text:p>
          </table:table-cell>
          <table:table-cell office:value-type="float" office:value="0.788418628660897" calcext:value-type="float">
            <text:p>0.7884186287</text:p>
          </table:table-cell>
          <table:table-cell office:value-type="float" office:value="-0.283254225991837" calcext:value-type="float">
            <text:p>-0.283254226</text:p>
          </table:table-cell>
          <table:table-cell office:value-type="float" office:value="-1.5999731874707" calcext:value-type="float">
            <text:p>-1.5999731875</text:p>
          </table:table-cell>
          <table:table-cell office:value-type="float" office:value="0.791997159817179" calcext:value-type="float">
            <text:p>0.7919971598</text:p>
          </table:table-cell>
          <table:table-cell office:value-type="float" office:value="1.54768882122493" calcext:value-type="float">
            <text:p>1.5476888212</text:p>
          </table:table-cell>
          <table:table-cell office:value-type="float" office:value="-0.670645288184267" calcext:value-type="float">
            <text:p>-0.6706452882</text:p>
          </table:table-cell>
          <table:table-cell office:value-type="float" office:value="0.390816285569817" calcext:value-type="float">
            <text:p>0.3908162856</text:p>
          </table:table-cell>
          <table:table-cell office:value-type="float" office:value="0.132999511470274" calcext:value-type="float">
            <text:p>0.1329995115</text:p>
          </table:table-cell>
          <table:table-cell office:value-type="float" office:value="-0.551379079106507" calcext:value-type="float">
            <text:p>-0.5513790791</text:p>
          </table:table-cell>
          <table:table-cell office:value-type="float" office:value="-0.213061505811163" calcext:value-type="float">
            <text:p>-0.2130615058</text:p>
          </table:table-cell>
          <table:table-cell office:value-type="float" office:value="-0.0525854072673907" calcext:value-type="float">
            <text:p>-0.05258540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0" calcext:value-type="float">
            <text:p>220</text:p>
          </table:table-cell>
          <table:table-cell office:value-type="float" office:value="-0.592060069858075" calcext:value-type="float">
            <text:p>-0.5920600699</text:p>
          </table:table-cell>
          <table:table-cell office:value-type="float" office:value="0.785903888947481" calcext:value-type="float">
            <text:p>0.7859038889</text:p>
          </table:table-cell>
          <table:table-cell office:value-type="float" office:value="2.80651730661522" calcext:value-type="float">
            <text:p>2.8065173066</text:p>
          </table:table-cell>
          <table:table-cell office:value-type="float" office:value="2.93546590391699" calcext:value-type="float">
            <text:p>2.9354659039</text:p>
          </table:table-cell>
          <table:table-cell office:value-type="float" office:value="-0.356682167459869" calcext:value-type="float">
            <text:p>-0.3566821675</text:p>
          </table:table-cell>
          <table:table-cell office:value-type="float" office:value="1.12756325631392" calcext:value-type="float">
            <text:p>1.1275632563</text:p>
          </table:table-cell>
          <table:table-cell office:value-type="float" office:value="-0.225129742067021" calcext:value-type="float">
            <text:p>-0.2251297421</text:p>
          </table:table-cell>
          <table:table-cell office:value-type="float" office:value="0.514860853890394" calcext:value-type="float">
            <text:p>0.5148608539</text:p>
          </table:table-cell>
          <table:table-cell office:value-type="float" office:value="-0.757540590786299" calcext:value-type="float">
            <text:p>-0.7575405908</text:p>
          </table:table-cell>
          <table:table-cell office:value-type="float" office:value="0.523215622092337" calcext:value-type="float">
            <text:p>0.5232156221</text:p>
          </table:table-cell>
          <table:table-cell office:value-type="float" office:value="0.104104509680062" calcext:value-type="float">
            <text:p>0.1041045097</text:p>
          </table:table-cell>
          <table:table-cell office:value-type="float" office:value="-0.253154438110683" calcext:value-type="float">
            <text:p>-0.2531544381</text:p>
          </table:table-cell>
          <table:table-cell office:value-type="float" office:value="-1.28838983206646" calcext:value-type="float">
            <text:p>-1.2883898321</text:p>
          </table:table-cell>
          <table:table-cell office:value-type="float" office:value="-0.0763371423079018" calcext:value-type="float">
            <text:p>-0.0763371423</text:p>
          </table:table-cell>
          <table:table-cell office:value-type="float" office:value="-0.644122612131742" calcext:value-type="float">
            <text:p>-0.6441226121</text:p>
          </table:table-cell>
          <table:table-cell office:value-type="float" office:value="-0.0588149256961845" calcext:value-type="float">
            <text:p>-0.0588149257</text:p>
          </table:table-cell>
          <table:table-cell office:value-type="float" office:value="0.172292235751828" calcext:value-type="float">
            <text:p>0.1722922358</text:p>
          </table:table-cell>
          <table:table-cell office:value-type="float" office:value="0.69533360044059" calcext:value-type="float">
            <text:p>0.6953336004</text:p>
          </table:table-cell>
          <table:table-cell office:value-type="float" office:value="1.66571303651576" calcext:value-type="float">
            <text:p>1.6657130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1.21911209726618" calcext:value-type="float">
            <text:p>1.2191120973</text:p>
          </table:table-cell>
          <table:table-cell office:value-type="float" office:value="0.0536941340207379" calcext:value-type="float">
            <text:p>0.053694134</text:p>
          </table:table-cell>
          <table:table-cell office:value-type="float" office:value="-0.180320730107154" calcext:value-type="float">
            <text:p>-0.1803207301</text:p>
          </table:table-cell>
          <table:table-cell office:value-type="float" office:value="0.680940921688913" calcext:value-type="float">
            <text:p>0.6809409217</text:p>
          </table:table-cell>
          <table:table-cell office:value-type="float" office:value="0.521583984662729" calcext:value-type="float">
            <text:p>0.5215839847</text:p>
          </table:table-cell>
          <table:table-cell office:value-type="float" office:value="0.893232535551491" calcext:value-type="float">
            <text:p>0.8932325356</text:p>
          </table:table-cell>
          <table:table-cell office:value-type="float" office:value="-0.201393422534706" calcext:value-type="float">
            <text:p>-0.2013934225</text:p>
          </table:table-cell>
          <table:table-cell office:value-type="float" office:value="0.333033498780982" calcext:value-type="float">
            <text:p>0.3330334988</text:p>
          </table:table-cell>
          <table:table-cell office:value-type="float" office:value="0.10031209394236" calcext:value-type="float">
            <text:p>0.1003120939</text:p>
          </table:table-cell>
          <table:table-cell office:value-type="float" office:value="0.194016375863348" calcext:value-type="float">
            <text:p>0.1940163759</text:p>
          </table:table-cell>
          <table:table-cell office:value-type="float" office:value="-0.233573338357025" calcext:value-type="float">
            <text:p>-0.2335733384</text:p>
          </table:table-cell>
          <table:table-cell office:value-type="float" office:value="-0.442221838132363" calcext:value-type="float">
            <text:p>-0.4422218381</text:p>
          </table:table-cell>
          <table:table-cell office:value-type="float" office:value="-1.48892235541555" calcext:value-type="float">
            <text:p>-1.4889223554</text:p>
          </table:table-cell>
          <table:table-cell office:value-type="float" office:value="0.803478550700244" calcext:value-type="float">
            <text:p>0.8034785507</text:p>
          </table:table-cell>
          <table:table-cell office:value-type="float" office:value="0.866548282326095" calcext:value-type="float">
            <text:p>0.8665482823</text:p>
          </table:table-cell>
          <table:table-cell office:value-type="float" office:value="0.789377987941395" calcext:value-type="float">
            <text:p>0.7893779879</text:p>
          </table:table-cell>
          <table:table-cell office:value-type="float" office:value="-0.996282868317141" calcext:value-type="float">
            <text:p>-0.9962828683</text:p>
          </table:table-cell>
          <table:table-cell office:value-type="float" office:value="0.394383089413922" calcext:value-type="float">
            <text:p>0.3943830894</text:p>
          </table:table-cell>
          <table:table-cell office:value-type="float" office:value="0.291861270166055" calcext:value-type="float">
            <text:p>0.29186127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1" calcext:value-type="float">
            <text:p>221</text:p>
          </table:table-cell>
          <table:table-cell office:value-type="float" office:value="-0.34287127670878" calcext:value-type="float">
            <text:p>-0.3428712767</text:p>
          </table:table-cell>
          <table:table-cell office:value-type="float" office:value="-0.199545805008564" calcext:value-type="float">
            <text:p>-0.199545805</text:p>
          </table:table-cell>
          <table:table-cell office:value-type="float" office:value="1.97635257764019" calcext:value-type="float">
            <text:p>1.9763525776</text:p>
          </table:table-cell>
          <table:table-cell office:value-type="float" office:value="-0.00349493382037266" calcext:value-type="float">
            <text:p>-0.0034949338</text:p>
          </table:table-cell>
          <table:table-cell office:value-type="float" office:value="-1.17036559948334" calcext:value-type="float">
            <text:p>-1.1703655995</text:p>
          </table:table-cell>
          <table:table-cell office:value-type="float" office:value="0.883500931520993" calcext:value-type="float">
            <text:p>0.8835009315</text:p>
          </table:table-cell>
          <table:table-cell office:value-type="float" office:value="-0.151879286344012" calcext:value-type="float">
            <text:p>-0.1518792863</text:p>
          </table:table-cell>
          <table:table-cell office:value-type="float" office:value="0.16010571828598" calcext:value-type="float">
            <text:p>0.1601057183</text:p>
          </table:table-cell>
          <table:table-cell office:value-type="float" office:value="0.137973355921257" calcext:value-type="float">
            <text:p>0.1379733559</text:p>
          </table:table-cell>
          <table:table-cell office:value-type="float" office:value="-0.0601216564533602" calcext:value-type="float">
            <text:p>-0.0601216565</text:p>
          </table:table-cell>
          <table:table-cell office:value-type="float" office:value="-2.2010094627206" calcext:value-type="float">
            <text:p>-2.2010094627</text:p>
          </table:table-cell>
          <table:table-cell office:value-type="float" office:value="0.852035105958867" calcext:value-type="float">
            <text:p>0.852035106</text:p>
          </table:table-cell>
          <table:table-cell office:value-type="float" office:value="1.47889332236475" calcext:value-type="float">
            <text:p>1.4788933224</text:p>
          </table:table-cell>
          <table:table-cell office:value-type="float" office:value="-1.6537270648466" calcext:value-type="float">
            <text:p>-1.6537270648</text:p>
          </table:table-cell>
          <table:table-cell office:value-type="float" office:value="-2.75014506475976" calcext:value-type="float">
            <text:p>-2.7501450648</text:p>
          </table:table-cell>
          <table:table-cell office:value-type="float" office:value="-1.81400187187592" calcext:value-type="float">
            <text:p>-1.8140018719</text:p>
          </table:table-cell>
          <table:table-cell office:value-type="float" office:value="-0.0215575918059248" calcext:value-type="float">
            <text:p>-0.0215575918</text:p>
          </table:table-cell>
          <table:table-cell office:value-type="float" office:value="1.10276714844442" calcext:value-type="float">
            <text:p>1.1027671484</text:p>
          </table:table-cell>
          <table:table-cell office:value-type="float" office:value="-1.01830354502917" calcext:value-type="float">
            <text:p>-1.0183035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1" calcext:value-type="float">
            <text:p>221</text:p>
          </table:table-cell>
          <table:table-cell office:value-type="float" office:value="-1.17773139753265" calcext:value-type="float">
            <text:p>-1.1777313975</text:p>
          </table:table-cell>
          <table:table-cell office:value-type="float" office:value="0.318500555804924" calcext:value-type="float">
            <text:p>0.3185005558</text:p>
          </table:table-cell>
          <table:table-cell office:value-type="float" office:value="1.72712263895157" calcext:value-type="float">
            <text:p>1.727122639</text:p>
          </table:table-cell>
          <table:table-cell office:value-type="float" office:value="-0.549578483742427" calcext:value-type="float">
            <text:p>-0.5495784837</text:p>
          </table:table-cell>
          <table:table-cell office:value-type="float" office:value="0.737291972900023" calcext:value-type="float">
            <text:p>0.7372919729</text:p>
          </table:table-cell>
          <table:table-cell office:value-type="float" office:value="-0.0509632446716085" calcext:value-type="float">
            <text:p>-0.0509632447</text:p>
          </table:table-cell>
          <table:table-cell office:value-type="float" office:value="0.555481889458858" calcext:value-type="float">
            <text:p>0.5554818895</text:p>
          </table:table-cell>
          <table:table-cell office:value-type="float" office:value="-0.0417560124700902" calcext:value-type="float">
            <text:p>-0.0417560125</text:p>
          </table:table-cell>
          <table:table-cell office:value-type="float" office:value="0.219520198463914" calcext:value-type="float">
            <text:p>0.2195201985</text:p>
          </table:table-cell>
          <table:table-cell office:value-type="float" office:value="-0.262389264189424" calcext:value-type="float">
            <text:p>-0.2623892642</text:p>
          </table:table-cell>
          <table:table-cell office:value-type="float" office:value="-0.143989694112036" calcext:value-type="float">
            <text:p>-0.1439896941</text:p>
          </table:table-cell>
          <table:table-cell office:value-type="float" office:value="-0.576367217774426" calcext:value-type="float">
            <text:p>-0.5763672178</text:p>
          </table:table-cell>
          <table:table-cell office:value-type="float" office:value="-2.12898031449552" calcext:value-type="float">
            <text:p>-2.1289803145</text:p>
          </table:table-cell>
          <table:table-cell office:value-type="float" office:value="0.0450785549353655" calcext:value-type="float">
            <text:p>0.0450785549</text:p>
          </table:table-cell>
          <table:table-cell office:value-type="float" office:value="-1.13214151919911" calcext:value-type="float">
            <text:p>-1.1321415192</text:p>
          </table:table-cell>
          <table:table-cell office:value-type="float" office:value="0.311233374868167" calcext:value-type="float">
            <text:p>0.3112333749</text:p>
          </table:table-cell>
          <table:table-cell office:value-type="float" office:value="-0.739914395729999" calcext:value-type="float">
            <text:p>-0.7399143957</text:p>
          </table:table-cell>
          <table:table-cell office:value-type="float" office:value="0.326510618478427" calcext:value-type="float">
            <text:p>0.3265106185</text:p>
          </table:table-cell>
          <table:table-cell office:value-type="float" office:value="0.377478043903508" calcext:value-type="float">
            <text:p>0.37747804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2" calcext:value-type="float">
            <text:p>222</text:p>
          </table:table-cell>
          <table:table-cell office:value-type="float" office:value="-0.352704348425182" calcext:value-type="float">
            <text:p>-0.3527043484</text:p>
          </table:table-cell>
          <table:table-cell office:value-type="float" office:value="0.975517478886309" calcext:value-type="float">
            <text:p>0.9755174789</text:p>
          </table:table-cell>
          <table:table-cell office:value-type="float" office:value="1.60336451529691" calcext:value-type="float">
            <text:p>1.6033645153</text:p>
          </table:table-cell>
          <table:table-cell office:value-type="float" office:value="-0.282474918967978" calcext:value-type="float">
            <text:p>-0.282474919</text:p>
          </table:table-cell>
          <table:table-cell office:value-type="float" office:value="0.480561447009192" calcext:value-type="float">
            <text:p>0.480561447</text:p>
          </table:table-cell>
          <table:table-cell office:value-type="float" office:value="-0.222646815039896" calcext:value-type="float">
            <text:p>-0.222646815</text:p>
          </table:table-cell>
          <table:table-cell office:value-type="float" office:value="0.850193971155525" calcext:value-type="float">
            <text:p>0.8501939712</text:p>
          </table:table-cell>
          <table:table-cell office:value-type="float" office:value="-0.265018144867805" calcext:value-type="float">
            <text:p>-0.2650181449</text:p>
          </table:table-cell>
          <table:table-cell office:value-type="float" office:value="-0.283460178945641" calcext:value-type="float">
            <text:p>-0.2834601789</text:p>
          </table:table-cell>
          <table:table-cell office:value-type="float" office:value="-0.16034647920131" calcext:value-type="float">
            <text:p>-0.1603464792</text:p>
          </table:table-cell>
          <table:table-cell office:value-type="float" office:value="-0.899862430455205" calcext:value-type="float">
            <text:p>-0.8998624305</text:p>
          </table:table-cell>
          <table:table-cell office:value-type="float" office:value="0.285475922402069" calcext:value-type="float">
            <text:p>0.2854759224</text:p>
          </table:table-cell>
          <table:table-cell office:value-type="float" office:value="1.58451537098881" calcext:value-type="float">
            <text:p>1.584515371</text:p>
          </table:table-cell>
          <table:table-cell office:value-type="float" office:value="-0.490929565396499" calcext:value-type="float">
            <text:p>-0.4909295654</text:p>
          </table:table-cell>
          <table:table-cell office:value-type="float" office:value="0.856471587963487" calcext:value-type="float">
            <text:p>0.856471588</text:p>
          </table:table-cell>
          <table:table-cell office:value-type="float" office:value="0.362685699109469" calcext:value-type="float">
            <text:p>0.3626856991</text:p>
          </table:table-cell>
          <table:table-cell office:value-type="float" office:value="-0.936915001521157" calcext:value-type="float">
            <text:p>-0.9369150015</text:p>
          </table:table-cell>
          <table:table-cell office:value-type="float" office:value="-0.014100866487272" calcext:value-type="float">
            <text:p>-0.0141008665</text:p>
          </table:table-cell>
          <table:table-cell office:value-type="float" office:value="0.221105988249668" calcext:value-type="float">
            <text:p>0.221105988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 office:value-type="float" office:value="1.08697116347518" calcext:value-type="float">
            <text:p>1.0869711635</text:p>
          </table:table-cell>
          <table:table-cell office:value-type="float" office:value="0.0451223219759884" calcext:value-type="float">
            <text:p>0.045122322</text:p>
          </table:table-cell>
          <table:table-cell office:value-type="float" office:value="0.475774394586216" calcext:value-type="float">
            <text:p>0.4757743946</text:p>
          </table:table-cell>
          <table:table-cell office:value-type="float" office:value="1.34424417785259" calcext:value-type="float">
            <text:p>1.3442441779</text:p>
          </table:table-cell>
          <table:table-cell office:value-type="float" office:value="-0.302640742896004" calcext:value-type="float">
            <text:p>-0.3026407429</text:p>
          </table:table-cell>
          <table:table-cell office:value-type="float" office:value="0.00440761024072416" calcext:value-type="float">
            <text:p>0.0044076102</text:p>
          </table:table-cell>
          <table:table-cell office:value-type="float" office:value="-0.0964036052509476" calcext:value-type="float">
            <text:p>-0.0964036053</text:p>
          </table:table-cell>
          <table:table-cell office:value-type="float" office:value="0.182898065571425" calcext:value-type="float">
            <text:p>0.1828980656</text:p>
          </table:table-cell>
          <table:table-cell office:value-type="float" office:value="0.193464331505171" calcext:value-type="float">
            <text:p>0.1934643315</text:p>
          </table:table-cell>
          <table:table-cell office:value-type="float" office:value="0.0735128149998966" calcext:value-type="float">
            <text:p>0.073512815</text:p>
          </table:table-cell>
          <table:table-cell office:value-type="float" office:value="1.14416591493974" calcext:value-type="float">
            <text:p>1.1441659149</text:p>
          </table:table-cell>
          <table:table-cell office:value-type="float" office:value="0.662654580375041" calcext:value-type="float">
            <text:p>0.6626545804</text:p>
          </table:table-cell>
          <table:table-cell office:value-type="float" office:value="-1.42103070120159" calcext:value-type="float">
            <text:p>-1.4210307012</text:p>
          </table:table-cell>
          <table:table-cell office:value-type="float" office:value="0.509992074735901" calcext:value-type="float">
            <text:p>0.5099920747</text:p>
          </table:table-cell>
          <table:table-cell office:value-type="float" office:value="-0.67944010520806" calcext:value-type="float">
            <text:p>-0.6794401052</text:p>
          </table:table-cell>
          <table:table-cell office:value-type="float" office:value="-0.529631760177053" calcext:value-type="float">
            <text:p>-0.5296317602</text:p>
          </table:table-cell>
          <table:table-cell office:value-type="float" office:value="0.153906813019428" calcext:value-type="float">
            <text:p>0.153906813</text:p>
          </table:table-cell>
          <table:table-cell office:value-type="float" office:value="-0.403244853238012" calcext:value-type="float">
            <text:p>-0.4032448532</text:p>
          </table:table-cell>
          <table:table-cell office:value-type="float" office:value="-0.150064240236643" calcext:value-type="float">
            <text:p>-0.15006424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2" calcext:value-type="float">
            <text:p>222</text:p>
          </table:table-cell>
          <table:table-cell office:value-type="float" office:value="-0.443640309580642" calcext:value-type="float">
            <text:p>-0.4436403096</text:p>
          </table:table-cell>
          <table:table-cell office:value-type="float" office:value="0.981192772499014" calcext:value-type="float">
            <text:p>0.9811927725</text:p>
          </table:table-cell>
          <table:table-cell office:value-type="float" office:value="1.23439717275952" calcext:value-type="float">
            <text:p>1.2343971728</text:p>
          </table:table-cell>
          <table:table-cell office:value-type="float" office:value="0.0994971665273315" calcext:value-type="float">
            <text:p>0.0994971665</text:p>
          </table:table-cell>
          <table:table-cell office:value-type="float" office:value="-0.0512697916333352" calcext:value-type="float">
            <text:p>-0.0512697916</text:p>
          </table:table-cell>
          <table:table-cell office:value-type="float" office:value="-0.927441220450293" calcext:value-type="float">
            <text:p>-0.9274412205</text:p>
          </table:table-cell>
          <table:table-cell office:value-type="float" office:value="0.862786135182302" calcext:value-type="float">
            <text:p>0.8627861352</text:p>
          </table:table-cell>
          <table:table-cell office:value-type="float" office:value="-0.0971282818393486" calcext:value-type="float">
            <text:p>-0.0971282818</text:p>
          </table:table-cell>
          <table:table-cell office:value-type="float" office:value="-0.442318206927209" calcext:value-type="float">
            <text:p>-0.4423182069</text:p>
          </table:table-cell>
          <table:table-cell office:value-type="float" office:value="-0.556097694516491" calcext:value-type="float">
            <text:p>-0.5560976945</text:p>
          </table:table-cell>
          <table:table-cell office:value-type="float" office:value="-0.175863030301507" calcext:value-type="float">
            <text:p>-0.1758630303</text:p>
          </table:table-cell>
          <table:table-cell office:value-type="float" office:value="0.0229644119919055" calcext:value-type="float">
            <text:p>0.022964412</text:p>
          </table:table-cell>
          <table:table-cell office:value-type="float" office:value="0.336249776138598" calcext:value-type="float">
            <text:p>0.3362497761</text:p>
          </table:table-cell>
          <table:table-cell office:value-type="float" office:value="-0.464505642356346" calcext:value-type="float">
            <text:p>-0.4645056424</text:p>
          </table:table-cell>
          <table:table-cell office:value-type="float" office:value="0.875372201989621" calcext:value-type="float">
            <text:p>0.875372202</text:p>
          </table:table-cell>
          <table:table-cell office:value-type="float" office:value="0.381508385937243" calcext:value-type="float">
            <text:p>0.3815083859</text:p>
          </table:table-cell>
          <table:table-cell office:value-type="float" office:value="-0.00628756032111751" calcext:value-type="float">
            <text:p>-0.0062875603</text:p>
          </table:table-cell>
          <table:table-cell office:value-type="float" office:value="-0.144792086559184" calcext:value-type="float">
            <text:p>-0.1447920866</text:p>
          </table:table-cell>
          <table:table-cell office:value-type="float" office:value="-0.103985472425683" calcext:value-type="float">
            <text:p>-0.10398547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2" calcext:value-type="float">
            <text:p>222</text:p>
          </table:table-cell>
          <table:table-cell office:value-type="float" office:value="1.08102680841932" calcext:value-type="float">
            <text:p>1.0810268084</text:p>
          </table:table-cell>
          <table:table-cell office:value-type="float" office:value="-0.139454510365646" calcext:value-type="float">
            <text:p>-0.1394545104</text:p>
          </table:table-cell>
          <table:table-cell office:value-type="float" office:value="0.483881152250378" calcext:value-type="float">
            <text:p>0.4838811523</text:p>
          </table:table-cell>
          <table:table-cell office:value-type="float" office:value="0.642056748018345" calcext:value-type="float">
            <text:p>0.642056748</text:p>
          </table:table-cell>
          <table:table-cell office:value-type="float" office:value="-0.186845482030945" calcext:value-type="float">
            <text:p>-0.186845482</text:p>
          </table:table-cell>
          <table:table-cell office:value-type="float" office:value="0.538283349141363" calcext:value-type="float">
            <text:p>0.5382833491</text:p>
          </table:table-cell>
          <table:table-cell office:value-type="float" office:value="-0.302749466287193" calcext:value-type="float">
            <text:p>-0.3027494663</text:p>
          </table:table-cell>
          <table:table-cell office:value-type="float" office:value="0.315920498285686" calcext:value-type="float">
            <text:p>0.3159204983</text:p>
          </table:table-cell>
          <table:table-cell office:value-type="float" office:value="0.277327557094785" calcext:value-type="float">
            <text:p>0.2773275571</text:p>
          </table:table-cell>
          <table:table-cell office:value-type="float" office:value="-0.102328980775075" calcext:value-type="float">
            <text:p>-0.1023289808</text:p>
          </table:table-cell>
          <table:table-cell office:value-type="float" office:value="1.39686513915982" calcext:value-type="float">
            <text:p>1.3968651392</text:p>
          </table:table-cell>
          <table:table-cell office:value-type="float" office:value="1.05042375802049" calcext:value-type="float">
            <text:p>1.050423758</text:p>
          </table:table-cell>
          <table:table-cell office:value-type="float" office:value="-0.703592688817701" calcext:value-type="float">
            <text:p>-0.7035926888</text:p>
          </table:table-cell>
          <table:table-cell office:value-type="float" office:value="0.295139625107427" calcext:value-type="float">
            <text:p>0.2951396251</text:p>
          </table:table-cell>
          <table:table-cell office:value-type="float" office:value="-0.344873194161777" calcext:value-type="float">
            <text:p>-0.3448731942</text:p>
          </table:table-cell>
          <table:table-cell office:value-type="float" office:value="-0.651014515269142" calcext:value-type="float">
            <text:p>-0.6510145153</text:p>
          </table:table-cell>
          <table:table-cell office:value-type="float" office:value="0.376377131259472" calcext:value-type="float">
            <text:p>0.3763771313</text:p>
          </table:table-cell>
          <table:table-cell office:value-type="float" office:value="-1.0567119069408" calcext:value-type="float">
            <text:p>-1.0567119069</text:p>
          </table:table-cell>
          <table:table-cell office:value-type="float" office:value="-0.216323549966796" calcext:value-type="float">
            <text:p>-0.216323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" calcext:value-type="float">
            <text:p>225</text:p>
          </table:table-cell>
          <table:table-cell office:value-type="float" office:value="1.47877285286563" calcext:value-type="float">
            <text:p>1.4787728529</text:p>
          </table:table-cell>
          <table:table-cell office:value-type="float" office:value="-0.551088522355567" calcext:value-type="float">
            <text:p>-0.5510885224</text:p>
          </table:table-cell>
          <table:table-cell office:value-type="float" office:value="-0.523151639908141" calcext:value-type="float">
            <text:p>-0.5231516399</text:p>
          </table:table-cell>
          <table:table-cell office:value-type="float" office:value="-0.831153455602318" calcext:value-type="float">
            <text:p>-0.8311534556</text:p>
          </table:table-cell>
          <table:table-cell office:value-type="float" office:value="-0.195412843469002" calcext:value-type="float">
            <text:p>-0.1954128435</text:p>
          </table:table-cell>
          <table:table-cell office:value-type="float" office:value="-0.289192879248232" calcext:value-type="float">
            <text:p>-0.2891928792</text:p>
          </table:table-cell>
          <table:table-cell office:value-type="float" office:value="-0.27925153351256" calcext:value-type="float">
            <text:p>-0.2792515335</text:p>
          </table:table-cell>
          <table:table-cell office:value-type="float" office:value="-0.205606497132718" calcext:value-type="float">
            <text:p>-0.2056064971</text:p>
          </table:table-cell>
          <table:table-cell office:value-type="float" office:value="-0.647805958714229" calcext:value-type="float">
            <text:p>-0.6478059587</text:p>
          </table:table-cell>
          <table:table-cell office:value-type="float" office:value="0.576602127363188" calcext:value-type="float">
            <text:p>0.5766021274</text:p>
          </table:table-cell>
          <table:table-cell office:value-type="float" office:value="-1.76281485909214" calcext:value-type="float">
            <text:p>-1.7628148591</text:p>
          </table:table-cell>
          <table:table-cell office:value-type="float" office:value="-1.01027735060273" calcext:value-type="float">
            <text:p>-1.0102773506</text:p>
          </table:table-cell>
          <table:table-cell office:value-type="float" office:value="0.142994788502416" calcext:value-type="float">
            <text:p>0.1429947885</text:p>
          </table:table-cell>
          <table:table-cell office:value-type="float" office:value="-0.256634660111923" calcext:value-type="float">
            <text:p>-0.2566346601</text:p>
          </table:table-cell>
          <table:table-cell office:value-type="float" office:value="-0.114715932805203" calcext:value-type="float">
            <text:p>-0.1147159328</text:p>
          </table:table-cell>
          <table:table-cell office:value-type="float" office:value="0.940801678448729" calcext:value-type="float">
            <text:p>0.9408016784</text:p>
          </table:table-cell>
          <table:table-cell office:value-type="float" office:value="0.119767442593797" calcext:value-type="float">
            <text:p>0.1197674426</text:p>
          </table:table-cell>
          <table:table-cell office:value-type="float" office:value="-1.18876572816216" calcext:value-type="float">
            <text:p>-1.1887657282</text:p>
          </table:table-cell>
          <table:table-cell office:value-type="float" office:value="1.33545962101973" calcext:value-type="float">
            <text:p>1.3354596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" calcext:value-type="float">
            <text:p>225</text:p>
          </table:table-cell>
          <table:table-cell office:value-type="float" office:value="-0.60883073513444" calcext:value-type="float">
            <text:p>-0.6088307351</text:p>
          </table:table-cell>
          <table:table-cell office:value-type="float" office:value="0.876837021150348" calcext:value-type="float">
            <text:p>0.8768370212</text:p>
          </table:table-cell>
          <table:table-cell office:value-type="float" office:value="2.49571533671387" calcext:value-type="float">
            <text:p>2.4957153367</text:p>
          </table:table-cell>
          <table:table-cell office:value-type="float" office:value="3.13867428543393" calcext:value-type="float">
            <text:p>3.1386742854</text:p>
          </table:table-cell>
          <table:table-cell office:value-type="float" office:value="0.161264310620481" calcext:value-type="float">
            <text:p>0.1612643106</text:p>
          </table:table-cell>
          <table:table-cell office:value-type="float" office:value="-0.107098570209344" calcext:value-type="float">
            <text:p>-0.1070985702</text:p>
          </table:table-cell>
          <table:table-cell office:value-type="float" office:value="0.515853834920873" calcext:value-type="float">
            <text:p>0.5158538349</text:p>
          </table:table-cell>
          <table:table-cell office:value-type="float" office:value="-0.13822565868207" calcext:value-type="float">
            <text:p>-0.1382256587</text:p>
          </table:table-cell>
          <table:table-cell office:value-type="float" office:value="-1.03507034579585" calcext:value-type="float">
            <text:p>-1.0350703458</text:p>
          </table:table-cell>
          <table:table-cell office:value-type="float" office:value="0.851909380237714" calcext:value-type="float">
            <text:p>0.8519093802</text:p>
          </table:table-cell>
          <table:table-cell office:value-type="float" office:value="-0.250992691345227" calcext:value-type="float">
            <text:p>-0.2509926913</text:p>
          </table:table-cell>
          <table:table-cell office:value-type="float" office:value="0.420239244314613" calcext:value-type="float">
            <text:p>0.4202392443</text:p>
          </table:table-cell>
          <table:table-cell office:value-type="float" office:value="1.03433332194005" calcext:value-type="float">
            <text:p>1.0343333219</text:p>
          </table:table-cell>
          <table:table-cell office:value-type="float" office:value="-0.555149171679642" calcext:value-type="float">
            <text:p>-0.5551491717</text:p>
          </table:table-cell>
          <table:table-cell office:value-type="float" office:value="0.0675405344233251" calcext:value-type="float">
            <text:p>0.0675405344</text:p>
          </table:table-cell>
          <table:table-cell office:value-type="float" office:value="-0.680939737083804" calcext:value-type="float">
            <text:p>-0.6809397371</text:p>
          </table:table-cell>
          <table:table-cell office:value-type="float" office:value="0.366019892455279" calcext:value-type="float">
            <text:p>0.3660198925</text:p>
          </table:table-cell>
          <table:table-cell office:value-type="float" office:value="-0.583614936480242" calcext:value-type="float">
            <text:p>-0.5836149365</text:p>
          </table:table-cell>
          <table:table-cell office:value-type="float" office:value="1.05234155572715" calcext:value-type="float">
            <text:p>1.05234155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  <table:table-cell office:value-type="float" office:value="-1.46538099225754" calcext:value-type="float">
            <text:p>-1.4653809923</text:p>
          </table:table-cell>
          <table:table-cell office:value-type="float" office:value="1.38217168365118" calcext:value-type="float">
            <text:p>1.3821716837</text:p>
          </table:table-cell>
          <table:table-cell office:value-type="float" office:value="1.01978991832264" calcext:value-type="float">
            <text:p>1.0197899183</text:p>
          </table:table-cell>
          <table:table-cell office:value-type="float" office:value="0.250367121138966" calcext:value-type="float">
            <text:p>0.2503671211</text:p>
          </table:table-cell>
          <table:table-cell office:value-type="float" office:value="1.01141447424702" calcext:value-type="float">
            <text:p>1.0114144742</text:p>
          </table:table-cell>
          <table:table-cell office:value-type="float" office:value="-1.28180718851145" calcext:value-type="float">
            <text:p>-1.2818071885</text:p>
          </table:table-cell>
          <table:table-cell office:value-type="float" office:value="1.18686605669663" calcext:value-type="float">
            <text:p>1.1868660567</text:p>
          </table:table-cell>
          <table:table-cell office:value-type="float" office:value="-0.312608098852515" calcext:value-type="float">
            <text:p>-0.3126080989</text:p>
          </table:table-cell>
          <table:table-cell office:value-type="float" office:value="-0.70150295961386" calcext:value-type="float">
            <text:p>-0.7015029596</text:p>
          </table:table-cell>
          <table:table-cell office:value-type="float" office:value="-1.06734127717129" calcext:value-type="float">
            <text:p>-1.0673412772</text:p>
          </table:table-cell>
          <table:table-cell office:value-type="float" office:value="0.205773218302728" calcext:value-type="float">
            <text:p>0.2057732183</text:p>
          </table:table-cell>
          <table:table-cell office:value-type="float" office:value="0.315038324049197" calcext:value-type="float">
            <text:p>0.315038324</text:p>
          </table:table-cell>
          <table:table-cell office:value-type="float" office:value="1.2975789483417" calcext:value-type="float">
            <text:p>1.2975789483</text:p>
          </table:table-cell>
          <table:table-cell office:value-type="float" office:value="-1.9517824195878" calcext:value-type="float">
            <text:p>-1.9517824196</text:p>
          </table:table-cell>
          <table:table-cell office:value-type="float" office:value="0.410606163051155" calcext:value-type="float">
            <text:p>0.4106061631</text:p>
          </table:table-cell>
          <table:table-cell office:value-type="float" office:value="0.622670687186741" calcext:value-type="float">
            <text:p>0.6226706872</text:p>
          </table:table-cell>
          <table:table-cell office:value-type="float" office:value="0.534444833289412" calcext:value-type="float">
            <text:p>0.5344448333</text:p>
          </table:table-cell>
          <table:table-cell office:value-type="float" office:value="0.485836969965429" calcext:value-type="float">
            <text:p>0.48583697</text:p>
          </table:table-cell>
          <table:table-cell office:value-type="float" office:value="-1.09638211795626" calcext:value-type="float">
            <text:p>-1.0963821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1.12059926346433" calcext:value-type="float">
            <text:p>1.1205992635</text:p>
          </table:table-cell>
          <table:table-cell office:value-type="float" office:value="-0.313307918184643" calcext:value-type="float">
            <text:p>-0.3133079182</text:p>
          </table:table-cell>
          <table:table-cell office:value-type="float" office:value="0.395308800387746" calcext:value-type="float">
            <text:p>0.3953088004</text:p>
          </table:table-cell>
          <table:table-cell office:value-type="float" office:value="0.596755719763881" calcext:value-type="float">
            <text:p>0.5967557198</text:p>
          </table:table-cell>
          <table:table-cell office:value-type="float" office:value="-0.420411586607594" calcext:value-type="float">
            <text:p>-0.4204115866</text:p>
          </table:table-cell>
          <table:table-cell office:value-type="float" office:value="0.325861881881292" calcext:value-type="float">
            <text:p>0.3258618819</text:p>
          </table:table-cell>
          <table:table-cell office:value-type="float" office:value="-0.40410482783445" calcext:value-type="float">
            <text:p>-0.4041048278</text:p>
          </table:table-cell>
          <table:table-cell office:value-type="float" office:value="0.283070665665358" calcext:value-type="float">
            <text:p>0.2830706657</text:p>
          </table:table-cell>
          <table:table-cell office:value-type="float" office:value="0.630034936106037" calcext:value-type="float">
            <text:p>0.6300349361</text:p>
          </table:table-cell>
          <table:table-cell office:value-type="float" office:value="-0.0663534826328992" calcext:value-type="float">
            <text:p>-0.0663534826</text:p>
          </table:table-cell>
          <table:table-cell office:value-type="float" office:value="0.581689121537876" calcext:value-type="float">
            <text:p>0.5816891215</text:p>
          </table:table-cell>
          <table:table-cell office:value-type="float" office:value="0.291918125003159" calcext:value-type="float">
            <text:p>0.291918125</text:p>
          </table:table-cell>
          <table:table-cell office:value-type="float" office:value="-1.69604152770817" calcext:value-type="float">
            <text:p>-1.6960415277</text:p>
          </table:table-cell>
          <table:table-cell office:value-type="float" office:value="0.329314904827697" calcext:value-type="float">
            <text:p>0.3293149048</text:p>
          </table:table-cell>
          <table:table-cell office:value-type="float" office:value="-0.639279548265913" calcext:value-type="float">
            <text:p>-0.6392795483</text:p>
          </table:table-cell>
          <table:table-cell office:value-type="float" office:value="-0.282943358568367" calcext:value-type="float">
            <text:p>-0.2829433586</text:p>
          </table:table-cell>
          <table:table-cell office:value-type="float" office:value="0.103545928219546" calcext:value-type="float">
            <text:p>0.1035459282</text:p>
          </table:table-cell>
          <table:table-cell office:value-type="float" office:value="-0.236211822553521" calcext:value-type="float">
            <text:p>-0.2362118226</text:p>
          </table:table-cell>
          <table:table-cell office:value-type="float" office:value="0.278183755972165" calcext:value-type="float">
            <text:p>0.2781837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  <table:table-cell office:value-type="float" office:value="1.10576757085675" calcext:value-type="float">
            <text:p>1.1057675709</text:p>
          </table:table-cell>
          <table:table-cell office:value-type="float" office:value="0.333011980941444" calcext:value-type="float">
            <text:p>0.3330119809</text:p>
          </table:table-cell>
          <table:table-cell office:value-type="float" office:value="0.184148098947141" calcext:value-type="float">
            <text:p>0.1841480989</text:p>
          </table:table-cell>
          <table:table-cell office:value-type="float" office:value="1.27694823798754" calcext:value-type="float">
            <text:p>1.276948238</text:p>
          </table:table-cell>
          <table:table-cell office:value-type="float" office:value="-0.0781184349862276" calcext:value-type="float">
            <text:p>-0.078118435</text:p>
          </table:table-cell>
          <table:table-cell office:value-type="float" office:value="-0.810948602619565" calcext:value-type="float">
            <text:p>-0.8109486026</text:p>
          </table:table-cell>
          <table:table-cell office:value-type="float" office:value="0.459329830018846" calcext:value-type="float">
            <text:p>0.45932983</text:p>
          </table:table-cell>
          <table:table-cell office:value-type="float" office:value="-0.17055249169601" calcext:value-type="float">
            <text:p>-0.1705524917</text:p>
          </table:table-cell>
          <table:table-cell office:value-type="float" office:value="-0.290556781754775" calcext:value-type="float">
            <text:p>-0.2905567818</text:p>
          </table:table-cell>
          <table:table-cell office:value-type="float" office:value="-0.000205464773059316" calcext:value-type="float">
            <text:p>-0.0002054648</text:p>
          </table:table-cell>
          <table:table-cell office:value-type="float" office:value="0.171826831759715" calcext:value-type="float">
            <text:p>0.1718268318</text:p>
          </table:table-cell>
          <table:table-cell office:value-type="float" office:value="0.336856356769438" calcext:value-type="float">
            <text:p>0.3368563568</text:p>
          </table:table-cell>
          <table:table-cell office:value-type="float" office:value="-0.353034589433051" calcext:value-type="float">
            <text:p>-0.3530345894</text:p>
          </table:table-cell>
          <table:table-cell office:value-type="float" office:value="0.648164147995976" calcext:value-type="float">
            <text:p>0.648164148</text:p>
          </table:table-cell>
          <table:table-cell office:value-type="float" office:value="0.957317219315889" calcext:value-type="float">
            <text:p>0.9573172193</text:p>
          </table:table-cell>
          <table:table-cell office:value-type="float" office:value="-0.390555322852634" calcext:value-type="float">
            <text:p>-0.3905553229</text:p>
          </table:table-cell>
          <table:table-cell office:value-type="float" office:value="0.0637507129963216" calcext:value-type="float">
            <text:p>0.063750713</text:p>
          </table:table-cell>
          <table:table-cell office:value-type="float" office:value="-1.20157817642988" calcext:value-type="float">
            <text:p>-1.2015781764</text:p>
          </table:table-cell>
          <table:table-cell office:value-type="float" office:value="-0.641125570086998" calcext:value-type="float">
            <text:p>-0.64112557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0" calcext:value-type="float">
            <text:p>230</text:p>
          </table:table-cell>
          <table:table-cell office:value-type="float" office:value="-0.420269748024928" calcext:value-type="float">
            <text:p>-0.420269748</text:p>
          </table:table-cell>
          <table:table-cell office:value-type="float" office:value="0.814760402388282" calcext:value-type="float">
            <text:p>0.8147604024</text:p>
          </table:table-cell>
          <table:table-cell office:value-type="float" office:value="1.51324239348253" calcext:value-type="float">
            <text:p>1.5132423935</text:p>
          </table:table-cell>
          <table:table-cell office:value-type="float" office:value="1.29278209731907" calcext:value-type="float">
            <text:p>1.2927820973</text:p>
          </table:table-cell>
          <table:table-cell office:value-type="float" office:value="0.138053047228038" calcext:value-type="float">
            <text:p>0.1380530472</text:p>
          </table:table-cell>
          <table:table-cell office:value-type="float" office:value="0.223342241818734" calcext:value-type="float">
            <text:p>0.2233422418</text:p>
          </table:table-cell>
          <table:table-cell office:value-type="float" office:value="1.08808367990729" calcext:value-type="float">
            <text:p>1.0880836799</text:p>
          </table:table-cell>
          <table:table-cell office:value-type="float" office:value="-0.150282357195864" calcext:value-type="float">
            <text:p>-0.1502823572</text:p>
          </table:table-cell>
          <table:table-cell office:value-type="float" office:value="-0.21638580106963" calcext:value-type="float">
            <text:p>-0.2163858011</text:p>
          </table:table-cell>
          <table:table-cell office:value-type="float" office:value="0.0361973935021618" calcext:value-type="float">
            <text:p>0.0361973935</text:p>
          </table:table-cell>
          <table:table-cell office:value-type="float" office:value="-0.489127253201841" calcext:value-type="float">
            <text:p>-0.4891272532</text:p>
          </table:table-cell>
          <table:table-cell office:value-type="float" office:value="0.181306517540671" calcext:value-type="float">
            <text:p>0.1813065175</text:p>
          </table:table-cell>
          <table:table-cell office:value-type="float" office:value="0.0835217812004538" calcext:value-type="float">
            <text:p>0.0835217812</text:p>
          </table:table-cell>
          <table:table-cell office:value-type="float" office:value="-0.236308389988253" calcext:value-type="float">
            <text:p>-0.23630839</text:p>
          </table:table-cell>
          <table:table-cell office:value-type="float" office:value="0.223610258665515" calcext:value-type="float">
            <text:p>0.2236102587</text:p>
          </table:table-cell>
          <table:table-cell office:value-type="float" office:value="-1.30053565790737" calcext:value-type="float">
            <text:p>-1.3005356579</text:p>
          </table:table-cell>
          <table:table-cell office:value-type="float" office:value="0.506323814426139" calcext:value-type="float">
            <text:p>0.5063238144</text:p>
          </table:table-cell>
          <table:table-cell office:value-type="float" office:value="-0.711513697492103" calcext:value-type="float">
            <text:p>-0.7115136975</text:p>
          </table:table-cell>
          <table:table-cell office:value-type="float" office:value="0.708409607871351" calcext:value-type="float">
            <text:p>0.70840960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1" calcext:value-type="float">
            <text:p>231</text:p>
          </table:table-cell>
          <table:table-cell office:value-type="float" office:value="-0.961507377354571" calcext:value-type="float">
            <text:p>-0.9615073774</text:p>
          </table:table-cell>
          <table:table-cell office:value-type="float" office:value="0.743351361842785" calcext:value-type="float">
            <text:p>0.7433513618</text:p>
          </table:table-cell>
          <table:table-cell office:value-type="float" office:value="1.17358181292847" calcext:value-type="float">
            <text:p>1.1735818129</text:p>
          </table:table-cell>
          <table:table-cell office:value-type="float" office:value="-0.222593448626951" calcext:value-type="float">
            <text:p>-0.2225934486</text:p>
          </table:table-cell>
          <table:table-cell office:value-type="float" office:value="0.740528101159323" calcext:value-type="float">
            <text:p>0.7405281012</text:p>
          </table:table-cell>
          <table:table-cell office:value-type="float" office:value="1.7399587889582" calcext:value-type="float">
            <text:p>1.739958789</text:p>
          </table:table-cell>
          <table:table-cell office:value-type="float" office:value="0.313012828332022" calcext:value-type="float">
            <text:p>0.3130128283</text:p>
          </table:table-cell>
          <table:table-cell office:value-type="float" office:value="0.699418766640993" calcext:value-type="float">
            <text:p>0.6994187666</text:p>
          </table:table-cell>
          <table:table-cell office:value-type="float" office:value="0.354715618761415" calcext:value-type="float">
            <text:p>0.3547156188</text:p>
          </table:table-cell>
          <table:table-cell office:value-type="float" office:value="-0.333261450777691" calcext:value-type="float">
            <text:p>-0.3332614508</text:p>
          </table:table-cell>
          <table:table-cell office:value-type="float" office:value="-0.566075415846787" calcext:value-type="float">
            <text:p>-0.5660754158</text:p>
          </table:table-cell>
          <table:table-cell office:value-type="float" office:value="-0.408623499329429" calcext:value-type="float">
            <text:p>-0.4086234993</text:p>
          </table:table-cell>
          <table:table-cell office:value-type="float" office:value="-1.51220977760171" calcext:value-type="float">
            <text:p>-1.5122097776</text:p>
          </table:table-cell>
          <table:table-cell office:value-type="float" office:value="0.106308676000978" calcext:value-type="float">
            <text:p>0.106308676</text:p>
          </table:table-cell>
          <table:table-cell office:value-type="float" office:value="0.878588666846378" calcext:value-type="float">
            <text:p>0.8785886668</text:p>
          </table:table-cell>
          <table:table-cell office:value-type="float" office:value="-1.47693947930362" calcext:value-type="float">
            <text:p>-1.4769394793</text:p>
          </table:table-cell>
          <table:table-cell office:value-type="float" office:value="1.13432310340718" calcext:value-type="float">
            <text:p>1.1343231034</text:p>
          </table:table-cell>
          <table:table-cell office:value-type="float" office:value="-2.14336214739369" calcext:value-type="float">
            <text:p>-2.1433621474</text:p>
          </table:table-cell>
          <table:table-cell office:value-type="float" office:value="-0.981798170201834" calcext:value-type="float">
            <text:p>-0.98179817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1" calcext:value-type="float">
            <text:p>231</text:p>
          </table:table-cell>
          <table:table-cell office:value-type="float" office:value="0.28309984963423" calcext:value-type="float">
            <text:p>0.2830998496</text:p>
          </table:table-cell>
          <table:table-cell office:value-type="float" office:value="0.819283967174175" calcext:value-type="float">
            <text:p>0.8192839672</text:p>
          </table:table-cell>
          <table:table-cell office:value-type="float" office:value="1.0543088300552" calcext:value-type="float">
            <text:p>1.0543088301</text:p>
          </table:table-cell>
          <table:table-cell office:value-type="float" office:value="0.348488288808038" calcext:value-type="float">
            <text:p>0.3484882888</text:p>
          </table:table-cell>
          <table:table-cell office:value-type="float" office:value="-0.156816751183811" calcext:value-type="float">
            <text:p>-0.1568167512</text:p>
          </table:table-cell>
          <table:table-cell office:value-type="float" office:value="-0.50916887437935" calcext:value-type="float">
            <text:p>-0.5091688744</text:p>
          </table:table-cell>
          <table:table-cell office:value-type="float" office:value="0.0503821224897216" calcext:value-type="float">
            <text:p>0.0503821225</text:p>
          </table:table-cell>
          <table:table-cell office:value-type="float" office:value="-0.908179117336084" calcext:value-type="float">
            <text:p>-0.9081791173</text:p>
          </table:table-cell>
          <table:table-cell office:value-type="float" office:value="-0.40690261108138" calcext:value-type="float">
            <text:p>-0.4069026111</text:p>
          </table:table-cell>
          <table:table-cell office:value-type="float" office:value="-0.610898196823915" calcext:value-type="float">
            <text:p>-0.6108981968</text:p>
          </table:table-cell>
          <table:table-cell office:value-type="float" office:value="0.610229486660097" calcext:value-type="float">
            <text:p>0.6102294867</text:p>
          </table:table-cell>
          <table:table-cell office:value-type="float" office:value="0.96677576780358" calcext:value-type="float">
            <text:p>0.9667757678</text:p>
          </table:table-cell>
          <table:table-cell office:value-type="float" office:value="1.16791509070778" calcext:value-type="float">
            <text:p>1.1679150907</text:p>
          </table:table-cell>
          <table:table-cell office:value-type="float" office:value="-0.419693056743904" calcext:value-type="float">
            <text:p>-0.4196930567</text:p>
          </table:table-cell>
          <table:table-cell office:value-type="float" office:value="1.12380769833426" calcext:value-type="float">
            <text:p>1.1238076983</text:p>
          </table:table-cell>
          <table:table-cell office:value-type="float" office:value="0.0761918428263906" calcext:value-type="float">
            <text:p>0.0761918428</text:p>
          </table:table-cell>
          <table:table-cell office:value-type="float" office:value="0.368976202655168" calcext:value-type="float">
            <text:p>0.3689762027</text:p>
          </table:table-cell>
          <table:table-cell office:value-type="float" office:value="-0.975219853845399" calcext:value-type="float">
            <text:p>-0.9752198538</text:p>
          </table:table-cell>
          <table:table-cell office:value-type="float" office:value="-0.802955756874855" calcext:value-type="float">
            <text:p>-0.80295575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34" calcext:value-type="float">
            <text:p>234</text:p>
          </table:table-cell>
          <table:table-cell office:value-type="float" office:value="-0.602482640725502" calcext:value-type="float">
            <text:p>-0.6024826407</text:p>
          </table:table-cell>
          <table:table-cell office:value-type="float" office:value="0.479088624740384" calcext:value-type="float">
            <text:p>0.4790886247</text:p>
          </table:table-cell>
          <table:table-cell office:value-type="float" office:value="0.54975037930095" calcext:value-type="float">
            <text:p>0.5497503793</text:p>
          </table:table-cell>
          <table:table-cell office:value-type="float" office:value="-1.06981429428812" calcext:value-type="float">
            <text:p>-1.0698142943</text:p>
          </table:table-cell>
          <table:table-cell office:value-type="float" office:value="-0.501686510624379" calcext:value-type="float">
            <text:p>-0.5016865106</text:p>
          </table:table-cell>
          <table:table-cell office:value-type="float" office:value="0.21477842807315" calcext:value-type="float">
            <text:p>0.2147784281</text:p>
          </table:table-cell>
          <table:table-cell office:value-type="float" office:value="-0.139682615257549" calcext:value-type="float">
            <text:p>-0.1396826153</text:p>
          </table:table-cell>
          <table:table-cell office:value-type="float" office:value="0.558440155193351" calcext:value-type="float">
            <text:p>0.5584401552</text:p>
          </table:table-cell>
          <table:table-cell office:value-type="float" office:value="-1.91425657060937" calcext:value-type="float">
            <text:p>-1.9142565706</text:p>
          </table:table-cell>
          <table:table-cell office:value-type="float" office:value="0.395763966989742" calcext:value-type="float">
            <text:p>0.395763967</text:p>
          </table:table-cell>
          <table:table-cell office:value-type="float" office:value="1.50117861836696" calcext:value-type="float">
            <text:p>1.5011786184</text:p>
          </table:table-cell>
          <table:table-cell office:value-type="float" office:value="-0.346972471810011" calcext:value-type="float">
            <text:p>-0.3469724718</text:p>
          </table:table-cell>
          <table:table-cell office:value-type="float" office:value="-0.716692148703458" calcext:value-type="float">
            <text:p>-0.7166921487</text:p>
          </table:table-cell>
          <table:table-cell office:value-type="float" office:value="0.661587680913643" calcext:value-type="float">
            <text:p>0.6615876809</text:p>
          </table:table-cell>
          <table:table-cell office:value-type="float" office:value="0.471344867095249" calcext:value-type="float">
            <text:p>0.4713448671</text:p>
          </table:table-cell>
          <table:table-cell office:value-type="float" office:value="0.251715707918489" calcext:value-type="float">
            <text:p>0.2517157079</text:p>
          </table:table-cell>
          <table:table-cell office:value-type="float" office:value="1.11133235453487" calcext:value-type="float">
            <text:p>1.1113323545</text:p>
          </table:table-cell>
          <table:table-cell office:value-type="float" office:value="-1.55773585620946" calcext:value-type="float">
            <text:p>-1.5577358562</text:p>
          </table:table-cell>
          <table:table-cell office:value-type="float" office:value="0.979034930196271" calcext:value-type="float">
            <text:p>0.97903493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5" calcext:value-type="float">
            <text:p>235</text:p>
          </table:table-cell>
          <table:table-cell office:value-type="float" office:value="-0.663511067150586" calcext:value-type="float">
            <text:p>-0.6635110672</text:p>
          </table:table-cell>
          <table:table-cell office:value-type="float" office:value="-0.0444432255338869" calcext:value-type="float">
            <text:p>-0.0444432255</text:p>
          </table:table-cell>
          <table:table-cell office:value-type="float" office:value="1.02925331506786" calcext:value-type="float">
            <text:p>1.0292533151</text:p>
          </table:table-cell>
          <table:table-cell office:value-type="float" office:value="-2.49807231003764" calcext:value-type="float">
            <text:p>-2.49807231</text:p>
          </table:table-cell>
          <table:table-cell office:value-type="float" office:value="-1.35008455718738" calcext:value-type="float">
            <text:p>-1.3500845572</text:p>
          </table:table-cell>
          <table:table-cell office:value-type="float" office:value="-0.7987742916063" calcext:value-type="float">
            <text:p>-0.7987742916</text:p>
          </table:table-cell>
          <table:table-cell office:value-type="float" office:value="-0.581071299268623" calcext:value-type="float">
            <text:p>-0.5810712993</text:p>
          </table:table-cell>
          <table:table-cell office:value-type="float" office:value="0.480997363804379" calcext:value-type="float">
            <text:p>0.4809973638</text:p>
          </table:table-cell>
          <table:table-cell office:value-type="float" office:value="-2.51703663101124" calcext:value-type="float">
            <text:p>-2.517036631</text:p>
          </table:table-cell>
          <table:table-cell office:value-type="float" office:value="0.961802327296045" calcext:value-type="float">
            <text:p>0.9618023273</text:p>
          </table:table-cell>
          <table:table-cell office:value-type="float" office:value="0.656159003567114" calcext:value-type="float">
            <text:p>0.6561590036</text:p>
          </table:table-cell>
          <table:table-cell office:value-type="float" office:value="-0.75985838488446" calcext:value-type="float">
            <text:p>-0.7598583849</text:p>
          </table:table-cell>
          <table:table-cell office:value-type="float" office:value="-0.522604319990123" calcext:value-type="float">
            <text:p>-0.52260432</text:p>
          </table:table-cell>
          <table:table-cell office:value-type="float" office:value="0.213254241828541" calcext:value-type="float">
            <text:p>0.2132542418</text:p>
          </table:table-cell>
          <table:table-cell office:value-type="float" office:value="-0.782823826125467" calcext:value-type="float">
            <text:p>-0.7828238261</text:p>
          </table:table-cell>
          <table:table-cell office:value-type="float" office:value="0.110467114188951" calcext:value-type="float">
            <text:p>0.1104671142</text:p>
          </table:table-cell>
          <table:table-cell office:value-type="float" office:value="0.192158139215554" calcext:value-type="float">
            <text:p>0.1921581392</text:p>
          </table:table-cell>
          <table:table-cell office:value-type="float" office:value="0.695763388886298" calcext:value-type="float">
            <text:p>0.6957633889</text:p>
          </table:table-cell>
          <table:table-cell office:value-type="float" office:value="-0.56920944461924" calcext:value-type="float">
            <text:p>-0.5692094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6" calcext:value-type="float">
            <text:p>236</text:p>
          </table:table-cell>
          <table:table-cell office:value-type="float" office:value="-1.16908654272192" calcext:value-type="float">
            <text:p>-1.1690865427</text:p>
          </table:table-cell>
          <table:table-cell office:value-type="float" office:value="1.09629245760701" calcext:value-type="float">
            <text:p>1.0962924576</text:p>
          </table:table-cell>
          <table:table-cell office:value-type="float" office:value="0.669688006530676" calcext:value-type="float">
            <text:p>0.6696880065</text:p>
          </table:table-cell>
          <table:table-cell office:value-type="float" office:value="1.05253443536845" calcext:value-type="float">
            <text:p>1.0525344354</text:p>
          </table:table-cell>
          <table:table-cell office:value-type="float" office:value="0.422465153100944" calcext:value-type="float">
            <text:p>0.4224651531</text:p>
          </table:table-cell>
          <table:table-cell office:value-type="float" office:value="0.703450417709874" calcext:value-type="float">
            <text:p>0.7034504177</text:p>
          </table:table-cell>
          <table:table-cell office:value-type="float" office:value="0.0392734555446386" calcext:value-type="float">
            <text:p>0.0392734555</text:p>
          </table:table-cell>
          <table:table-cell office:value-type="float" office:value="0.672068339421238" calcext:value-type="float">
            <text:p>0.6720683394</text:p>
          </table:table-cell>
          <table:table-cell office:value-type="float" office:value="-0.457398803622309" calcext:value-type="float">
            <text:p>-0.4573988036</text:p>
          </table:table-cell>
          <table:table-cell office:value-type="float" office:value="0.0955430497342348" calcext:value-type="float">
            <text:p>0.0955430497</text:p>
          </table:table-cell>
          <table:table-cell office:value-type="float" office:value="0.157094699916425" calcext:value-type="float">
            <text:p>0.1570946999</text:p>
          </table:table-cell>
          <table:table-cell office:value-type="float" office:value="0.565152076584103" calcext:value-type="float">
            <text:p>0.5651520766</text:p>
          </table:table-cell>
          <table:table-cell office:value-type="float" office:value="-0.332747702320571" calcext:value-type="float">
            <text:p>-0.3327477023</text:p>
          </table:table-cell>
          <table:table-cell office:value-type="float" office:value="0.456905426252527" calcext:value-type="float">
            <text:p>0.4569054263</text:p>
          </table:table-cell>
          <table:table-cell office:value-type="float" office:value="-0.392642540637252" calcext:value-type="float">
            <text:p>-0.3926425406</text:p>
          </table:table-cell>
          <table:table-cell office:value-type="float" office:value="-0.655307143336774" calcext:value-type="float">
            <text:p>-0.6553071433</text:p>
          </table:table-cell>
          <table:table-cell office:value-type="float" office:value="0.242118562263211" calcext:value-type="float">
            <text:p>0.2421185623</text:p>
          </table:table-cell>
          <table:table-cell office:value-type="float" office:value="0.144194927581751" calcext:value-type="float">
            <text:p>0.1441949276</text:p>
          </table:table-cell>
          <table:table-cell office:value-type="float" office:value="1.36063660155222" calcext:value-type="float">
            <text:p>1.36063660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-0.438337379138369" calcext:value-type="float">
            <text:p>-0.4383373791</text:p>
          </table:table-cell>
          <table:table-cell office:value-type="float" office:value="1.02836375116174" calcext:value-type="float">
            <text:p>1.0283637512</text:p>
          </table:table-cell>
          <table:table-cell office:value-type="float" office:value="1.45550171815742" calcext:value-type="float">
            <text:p>1.4555017182</text:p>
          </table:table-cell>
          <table:table-cell office:value-type="float" office:value="-0.230274701978115" calcext:value-type="float">
            <text:p>-0.230274702</text:p>
          </table:table-cell>
          <table:table-cell office:value-type="float" office:value="0.198899418065137" calcext:value-type="float">
            <text:p>0.1988994181</text:p>
          </table:table-cell>
          <table:table-cell office:value-type="float" office:value="-0.35832509199353" calcext:value-type="float">
            <text:p>-0.358325092</text:p>
          </table:table-cell>
          <table:table-cell office:value-type="float" office:value="0.659132797692198" calcext:value-type="float">
            <text:p>0.6591327977</text:p>
          </table:table-cell>
          <table:table-cell office:value-type="float" office:value="0.0599876189513042" calcext:value-type="float">
            <text:p>0.059987619</text:p>
          </table:table-cell>
          <table:table-cell office:value-type="float" office:value="-0.741863319926965" calcext:value-type="float">
            <text:p>-0.7418633199</text:p>
          </table:table-cell>
          <table:table-cell office:value-type="float" office:value="-0.167485717895419" calcext:value-type="float">
            <text:p>-0.1674857179</text:p>
          </table:table-cell>
          <table:table-cell office:value-type="float" office:value="1.12305712320951" calcext:value-type="float">
            <text:p>1.1230571232</text:p>
          </table:table-cell>
          <table:table-cell office:value-type="float" office:value="0.906575442539918" calcext:value-type="float">
            <text:p>0.9065754425</text:p>
          </table:table-cell>
          <table:table-cell office:value-type="float" office:value="0.717445967531393" calcext:value-type="float">
            <text:p>0.7174459675</text:p>
          </table:table-cell>
          <table:table-cell office:value-type="float" office:value="0.177484339353471" calcext:value-type="float">
            <text:p>0.1774843394</text:p>
          </table:table-cell>
          <table:table-cell office:value-type="float" office:value="0.0940417107759278" calcext:value-type="float">
            <text:p>0.0940417108</text:p>
          </table:table-cell>
          <table:table-cell office:value-type="float" office:value="0.459450111361143" calcext:value-type="float">
            <text:p>0.4594501114</text:p>
          </table:table-cell>
          <table:table-cell office:value-type="float" office:value="-0.805969583810163" calcext:value-type="float">
            <text:p>-0.8059695838</text:p>
          </table:table-cell>
          <table:table-cell office:value-type="float" office:value="0.165908018733545" calcext:value-type="float">
            <text:p>0.1659080187</text:p>
          </table:table-cell>
          <table:table-cell office:value-type="float" office:value="0.422937724191965" calcext:value-type="float">
            <text:p>0.42293772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" calcext:value-type="float">
            <text:p>237</text:p>
          </table:table-cell>
          <table:table-cell office:value-type="float" office:value="1.2602478379457" calcext:value-type="float">
            <text:p>1.2602478379</text:p>
          </table:table-cell>
          <table:table-cell office:value-type="float" office:value="-0.0201719235487522" calcext:value-type="float">
            <text:p>-0.0201719235</text:p>
          </table:table-cell>
          <table:table-cell office:value-type="float" office:value="-1.16438653982057" calcext:value-type="float">
            <text:p>-1.1643865398</text:p>
          </table:table-cell>
          <table:table-cell office:value-type="float" office:value="0.266251440463521" calcext:value-type="float">
            <text:p>0.2662514405</text:p>
          </table:table-cell>
          <table:table-cell office:value-type="float" office:value="2.18488640480556" calcext:value-type="float">
            <text:p>2.1848864048</text:p>
          </table:table-cell>
          <table:table-cell office:value-type="float" office:value="3.60742119830723" calcext:value-type="float">
            <text:p>3.6074211983</text:p>
          </table:table-cell>
          <table:table-cell office:value-type="float" office:value="-0.436996595472439" calcext:value-type="float">
            <text:p>-0.4369965955</text:p>
          </table:table-cell>
          <table:table-cell office:value-type="float" office:value="0.848744527963563" calcext:value-type="float">
            <text:p>0.848744528</text:p>
          </table:table-cell>
          <table:table-cell office:value-type="float" office:value="0.172270916503777" calcext:value-type="float">
            <text:p>0.1722709165</text:p>
          </table:table-cell>
          <table:table-cell office:value-type="float" office:value="-0.0190131497393567" calcext:value-type="float">
            <text:p>-0.0190131497</text:p>
          </table:table-cell>
          <table:table-cell office:value-type="float" office:value="-0.542311281804304" calcext:value-type="float">
            <text:p>-0.5423112818</text:p>
          </table:table-cell>
          <table:table-cell office:value-type="float" office:value="0.236194241586384" calcext:value-type="float">
            <text:p>0.2361942416</text:p>
          </table:table-cell>
          <table:table-cell office:value-type="float" office:value="-0.222535111083363" calcext:value-type="float">
            <text:p>-0.2225351111</text:p>
          </table:table-cell>
          <table:table-cell office:value-type="float" office:value="0.191842275436403" calcext:value-type="float">
            <text:p>0.1918422754</text:p>
          </table:table-cell>
          <table:table-cell office:value-type="float" office:value="-0.150958750475635" calcext:value-type="float">
            <text:p>-0.1509587505</text:p>
          </table:table-cell>
          <table:table-cell office:value-type="float" office:value="-0.101089255781799" calcext:value-type="float">
            <text:p>-0.1010892558</text:p>
          </table:table-cell>
          <table:table-cell office:value-type="float" office:value="-0.510785080947189" calcext:value-type="float">
            <text:p>-0.5107850809</text:p>
          </table:table-cell>
          <table:table-cell office:value-type="float" office:value="-0.0760020450360611" calcext:value-type="float">
            <text:p>-0.076002045</text:p>
          </table:table-cell>
          <table:table-cell office:value-type="float" office:value="0.363062716444229" calcext:value-type="float">
            <text:p>0.363062716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7" calcext:value-type="float">
            <text:p>237</text:p>
          </table:table-cell>
          <table:table-cell office:value-type="float" office:value="-0.473290464047342" calcext:value-type="float">
            <text:p>-0.473290464</text:p>
          </table:table-cell>
          <table:table-cell office:value-type="float" office:value="0.479627277019437" calcext:value-type="float">
            <text:p>0.479627277</text:p>
          </table:table-cell>
          <table:table-cell office:value-type="float" office:value="1.52853785871687" calcext:value-type="float">
            <text:p>1.5285378587</text:p>
          </table:table-cell>
          <table:table-cell office:value-type="float" office:value="-0.0981850593485606" calcext:value-type="float">
            <text:p>-0.0981850593</text:p>
          </table:table-cell>
          <table:table-cell office:value-type="float" office:value="-0.00552002157180325" calcext:value-type="float">
            <text:p>-0.0055200216</text:p>
          </table:table-cell>
          <table:table-cell office:value-type="float" office:value="-0.773256008377878" calcext:value-type="float">
            <text:p>-0.7732560084</text:p>
          </table:table-cell>
          <table:table-cell office:value-type="float" office:value="0.667999939071057" calcext:value-type="float">
            <text:p>0.6679999391</text:p>
          </table:table-cell>
          <table:table-cell office:value-type="float" office:value="-0.0300459586032571" calcext:value-type="float">
            <text:p>-0.0300459586</text:p>
          </table:table-cell>
          <table:table-cell office:value-type="float" office:value="0.0584195576376197" calcext:value-type="float">
            <text:p>0.0584195576</text:p>
          </table:table-cell>
          <table:table-cell office:value-type="float" office:value="-0.806745353986831" calcext:value-type="float">
            <text:p>-0.806745354</text:p>
          </table:table-cell>
          <table:table-cell office:value-type="float" office:value="-0.948756456699625" calcext:value-type="float">
            <text:p>-0.9487564567</text:p>
          </table:table-cell>
          <table:table-cell office:value-type="float" office:value="0.011521245172777" calcext:value-type="float">
            <text:p>0.0115212452</text:p>
          </table:table-cell>
          <table:table-cell office:value-type="float" office:value="-0.531035686507206" calcext:value-type="float">
            <text:p>-0.5310356865</text:p>
          </table:table-cell>
          <table:table-cell office:value-type="float" office:value="-0.149683647567174" calcext:value-type="float">
            <text:p>-0.1496836476</text:p>
          </table:table-cell>
          <table:table-cell office:value-type="float" office:value="-0.772735053301419" calcext:value-type="float">
            <text:p>-0.7727350533</text:p>
          </table:table-cell>
          <table:table-cell office:value-type="float" office:value="-0.0854684630614671" calcext:value-type="float">
            <text:p>-0.0854684631</text:p>
          </table:table-cell>
          <table:table-cell office:value-type="float" office:value="-0.190333235766291" calcext:value-type="float">
            <text:p>-0.1903332358</text:p>
          </table:table-cell>
          <table:table-cell office:value-type="float" office:value="-0.573851596246833" calcext:value-type="float">
            <text:p>-0.5738515962</text:p>
          </table:table-cell>
          <table:table-cell office:value-type="float" office:value="-0.334988561104673" calcext:value-type="float">
            <text:p>-0.33498856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8" calcext:value-type="float">
            <text:p>238</text:p>
          </table:table-cell>
          <table:table-cell office:value-type="float" office:value="-0.992403869252745" calcext:value-type="float">
            <text:p>-0.9924038693</text:p>
          </table:table-cell>
          <table:table-cell office:value-type="float" office:value="1.62659146042882" calcext:value-type="float">
            <text:p>1.6265914604</text:p>
          </table:table-cell>
          <table:table-cell office:value-type="float" office:value="0.960247699268229" calcext:value-type="float">
            <text:p>0.9602476993</text:p>
          </table:table-cell>
          <table:table-cell office:value-type="float" office:value="0.0919986776497178" calcext:value-type="float">
            <text:p>0.0919986776</text:p>
          </table:table-cell>
          <table:table-cell office:value-type="float" office:value="-0.237962949373087" calcext:value-type="float">
            <text:p>-0.2379629494</text:p>
          </table:table-cell>
          <table:table-cell office:value-type="float" office:value="-0.55079647524403" calcext:value-type="float">
            <text:p>-0.5507964752</text:p>
          </table:table-cell>
          <table:table-cell office:value-type="float" office:value="0.108648545821582" calcext:value-type="float">
            <text:p>0.1086485458</text:p>
          </table:table-cell>
          <table:table-cell office:value-type="float" office:value="-0.378489746323251" calcext:value-type="float">
            <text:p>-0.3784897463</text:p>
          </table:table-cell>
          <table:table-cell office:value-type="float" office:value="-0.694480269885978" calcext:value-type="float">
            <text:p>-0.6944802699</text:p>
          </table:table-cell>
          <table:table-cell office:value-type="float" office:value="-0.745466070990488" calcext:value-type="float">
            <text:p>-0.745466071</text:p>
          </table:table-cell>
          <table:table-cell office:value-type="float" office:value="0.339333418925957" calcext:value-type="float">
            <text:p>0.3393334189</text:p>
          </table:table-cell>
          <table:table-cell office:value-type="float" office:value="0.937414995340159" calcext:value-type="float">
            <text:p>0.9374149953</text:p>
          </table:table-cell>
          <table:table-cell office:value-type="float" office:value="1.21478663239558" calcext:value-type="float">
            <text:p>1.2147866324</text:p>
          </table:table-cell>
          <table:table-cell office:value-type="float" office:value="-0.265059829661321" calcext:value-type="float">
            <text:p>-0.2650598297</text:p>
          </table:table-cell>
          <table:table-cell office:value-type="float" office:value="0.94209462123797" calcext:value-type="float">
            <text:p>0.9420946212</text:p>
          </table:table-cell>
          <table:table-cell office:value-type="float" office:value="0.071852574652262" calcext:value-type="float">
            <text:p>0.0718525747</text:p>
          </table:table-cell>
          <table:table-cell office:value-type="float" office:value="0.57162885024627" calcext:value-type="float">
            <text:p>0.5716288502</text:p>
          </table:table-cell>
          <table:table-cell office:value-type="float" office:value="-0.781083298695504" calcext:value-type="float">
            <text:p>-0.7810832987</text:p>
          </table:table-cell>
          <table:table-cell office:value-type="float" office:value="-0.600783142515337" calcext:value-type="float">
            <text:p>-0.60078314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9" calcext:value-type="float">
            <text:p>239</text:p>
          </table:table-cell>
          <table:table-cell office:value-type="float" office:value="1.16752665064507" calcext:value-type="float">
            <text:p>1.1675266506</text:p>
          </table:table-cell>
          <table:table-cell office:value-type="float" office:value="-0.318288402459783" calcext:value-type="float">
            <text:p>-0.3182884025</text:p>
          </table:table-cell>
          <table:table-cell office:value-type="float" office:value="0.502463956274064" calcext:value-type="float">
            <text:p>0.5024639563</text:p>
          </table:table-cell>
          <table:table-cell office:value-type="float" office:value="0.0339040538689639" calcext:value-type="float">
            <text:p>0.0339040539</text:p>
          </table:table-cell>
          <table:table-cell office:value-type="float" office:value="-0.584284751589151" calcext:value-type="float">
            <text:p>-0.5842847516</text:p>
          </table:table-cell>
          <table:table-cell office:value-type="float" office:value="0.0245916884758148" calcext:value-type="float">
            <text:p>0.0245916885</text:p>
          </table:table-cell>
          <table:table-cell office:value-type="float" office:value="-0.41373755283127" calcext:value-type="float">
            <text:p>-0.4137375528</text:p>
          </table:table-cell>
          <table:table-cell office:value-type="float" office:value="0.186412000534142" calcext:value-type="float">
            <text:p>0.1864120005</text:p>
          </table:table-cell>
          <table:table-cell office:value-type="float" office:value="0.605944768348411" calcext:value-type="float">
            <text:p>0.6059447683</text:p>
          </table:table-cell>
          <table:table-cell office:value-type="float" office:value="-0.221309819249767" calcext:value-type="float">
            <text:p>-0.2213098192</text:p>
          </table:table-cell>
          <table:table-cell office:value-type="float" office:value="1.11579321751842" calcext:value-type="float">
            <text:p>1.1157932175</text:p>
          </table:table-cell>
          <table:table-cell office:value-type="float" office:value="0.941680713570008" calcext:value-type="float">
            <text:p>0.9416807136</text:p>
          </table:table-cell>
          <table:table-cell office:value-type="float" office:value="-0.744337284208546" calcext:value-type="float">
            <text:p>-0.7443372842</text:p>
          </table:table-cell>
          <table:table-cell office:value-type="float" office:value="0.111580899397211" calcext:value-type="float">
            <text:p>0.1115808994</text:p>
          </table:table-cell>
          <table:table-cell office:value-type="float" office:value="-0.686027922518499" calcext:value-type="float">
            <text:p>-0.6860279225</text:p>
          </table:table-cell>
          <table:table-cell office:value-type="float" office:value="-0.433618407727209" calcext:value-type="float">
            <text:p>-0.4336184077</text:p>
          </table:table-cell>
          <table:table-cell office:value-type="float" office:value="0.250640521635578" calcext:value-type="float">
            <text:p>0.2506405216</text:p>
          </table:table-cell>
          <table:table-cell office:value-type="float" office:value="-0.596921963915549" calcext:value-type="float">
            <text:p>-0.5969219639</text:p>
          </table:table-cell>
          <table:table-cell office:value-type="float" office:value="0.394674869539615" calcext:value-type="float">
            <text:p>0.39467486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" calcext:value-type="float">
            <text:p>241</text:p>
          </table:table-cell>
          <table:table-cell office:value-type="float" office:value="-1.14232093108918" calcext:value-type="float">
            <text:p>-1.1423209311</text:p>
          </table:table-cell>
          <table:table-cell office:value-type="float" office:value="0.626404913442672" calcext:value-type="float">
            <text:p>0.6264049134</text:p>
          </table:table-cell>
          <table:table-cell office:value-type="float" office:value="2.52691695277591" calcext:value-type="float">
            <text:p>2.5269169528</text:p>
          </table:table-cell>
          <table:table-cell office:value-type="float" office:value="2.82797270628491" calcext:value-type="float">
            <text:p>2.8279727063</text:p>
          </table:table-cell>
          <table:table-cell office:value-type="float" office:value="0.619263138091294" calcext:value-type="float">
            <text:p>0.6192631381</text:p>
          </table:table-cell>
          <table:table-cell office:value-type="float" office:value="0.897473007435987" calcext:value-type="float">
            <text:p>0.8974730074</text:p>
          </table:table-cell>
          <table:table-cell office:value-type="float" office:value="0.536277597522659" calcext:value-type="float">
            <text:p>0.5362775975</text:p>
          </table:table-cell>
          <table:table-cell office:value-type="float" office:value="-0.0601631574142597" calcext:value-type="float">
            <text:p>-0.0601631574</text:p>
          </table:table-cell>
          <table:table-cell office:value-type="float" office:value="-0.813748587350364" calcext:value-type="float">
            <text:p>-0.8137485874</text:p>
          </table:table-cell>
          <table:table-cell office:value-type="float" office:value="1.42685913255743" calcext:value-type="float">
            <text:p>1.4268591326</text:p>
          </table:table-cell>
          <table:table-cell office:value-type="float" office:value="1.20025966772766" calcext:value-type="float">
            <text:p>1.2002596677</text:p>
          </table:table-cell>
          <table:table-cell office:value-type="float" office:value="0.0942292907655487" calcext:value-type="float">
            <text:p>0.0942292908</text:p>
          </table:table-cell>
          <table:table-cell office:value-type="float" office:value="-0.633967682355432" calcext:value-type="float">
            <text:p>-0.6339676824</text:p>
          </table:table-cell>
          <table:table-cell office:value-type="float" office:value="-0.321429686954772" calcext:value-type="float">
            <text:p>-0.321429687</text:p>
          </table:table-cell>
          <table:table-cell office:value-type="float" office:value="-0.117594042411491" calcext:value-type="float">
            <text:p>-0.1175940424</text:p>
          </table:table-cell>
          <table:table-cell office:value-type="float" office:value="-0.722018602060958" calcext:value-type="float">
            <text:p>-0.7220186021</text:p>
          </table:table-cell>
          <table:table-cell office:value-type="float" office:value="0.241443965806781" calcext:value-type="float">
            <text:p>0.2414439658</text:p>
          </table:table-cell>
          <table:table-cell office:value-type="float" office:value="-0.264653094872861" calcext:value-type="float">
            <text:p>-0.2646530949</text:p>
          </table:table-cell>
          <table:table-cell office:value-type="float" office:value="1.22959148054341" calcext:value-type="float">
            <text:p>1.22959148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" calcext:value-type="float">
            <text:p>241</text:p>
          </table:table-cell>
          <table:table-cell office:value-type="float" office:value="-2.39844587044795" calcext:value-type="float">
            <text:p>-2.3984458704</text:p>
          </table:table-cell>
          <table:table-cell office:value-type="float" office:value="2.02296054871674" calcext:value-type="float">
            <text:p>2.0229605487</text:p>
          </table:table-cell>
          <table:table-cell office:value-type="float" office:value="1.62846170470358" calcext:value-type="float">
            <text:p>1.6284617047</text:p>
          </table:table-cell>
          <table:table-cell office:value-type="float" office:value="-0.540476996351326" calcext:value-type="float">
            <text:p>-0.5404769964</text:p>
          </table:table-cell>
          <table:table-cell office:value-type="float" office:value="-0.512595924447318" calcext:value-type="float">
            <text:p>-0.5125959244</text:p>
          </table:table-cell>
          <table:table-cell office:value-type="float" office:value="0.238407466833451" calcext:value-type="float">
            <text:p>0.2384074668</text:p>
          </table:table-cell>
          <table:table-cell office:value-type="float" office:value="0.171943838191748" calcext:value-type="float">
            <text:p>0.1719438382</text:p>
          </table:table-cell>
          <table:table-cell office:value-type="float" office:value="0.179582825318664" calcext:value-type="float">
            <text:p>0.1795828253</text:p>
          </table:table-cell>
          <table:table-cell office:value-type="float" office:value="2.12525478813469" calcext:value-type="float">
            <text:p>2.1252547881</text:p>
          </table:table-cell>
          <table:table-cell office:value-type="float" office:value="2.08436454313234" calcext:value-type="float">
            <text:p>2.0843645431</text:p>
          </table:table-cell>
          <table:table-cell office:value-type="float" office:value="-1.46585011352767" calcext:value-type="float">
            <text:p>-1.4658501135</text:p>
          </table:table-cell>
          <table:table-cell office:value-type="float" office:value="-0.61068781288769" calcext:value-type="float">
            <text:p>-0.6106878129</text:p>
          </table:table-cell>
          <table:table-cell office:value-type="float" office:value="-0.661136180506946" calcext:value-type="float">
            <text:p>-0.6611361805</text:p>
          </table:table-cell>
          <table:table-cell office:value-type="float" office:value="-1.2163728916789" calcext:value-type="float">
            <text:p>-1.2163728917</text:p>
          </table:table-cell>
          <table:table-cell office:value-type="float" office:value="0.350778116469314" calcext:value-type="float">
            <text:p>0.3507781165</text:p>
          </table:table-cell>
          <table:table-cell office:value-type="float" office:value="0.0444106766468188" calcext:value-type="float">
            <text:p>0.0444106766</text:p>
          </table:table-cell>
          <table:table-cell office:value-type="float" office:value="-0.54951540605968" calcext:value-type="float">
            <text:p>-0.5495154061</text:p>
          </table:table-cell>
          <table:table-cell office:value-type="float" office:value="0.146798983690465" calcext:value-type="float">
            <text:p>0.1467989837</text:p>
          </table:table-cell>
          <table:table-cell office:value-type="float" office:value="0.264154095973259" calcext:value-type="float">
            <text:p>0.2641540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1" calcext:value-type="float">
            <text:p>241</text:p>
          </table:table-cell>
          <table:table-cell office:value-type="float" office:value="-0.849347742302973" calcext:value-type="float">
            <text:p>-0.8493477423</text:p>
          </table:table-cell>
          <table:table-cell office:value-type="float" office:value="1.01950772295056" calcext:value-type="float">
            <text:p>1.019507723</text:p>
          </table:table-cell>
          <table:table-cell office:value-type="float" office:value="1.51723621733387" calcext:value-type="float">
            <text:p>1.5172362173</text:p>
          </table:table-cell>
          <table:table-cell office:value-type="float" office:value="0.57946759897422" calcext:value-type="float">
            <text:p>0.579467599</text:p>
          </table:table-cell>
          <table:table-cell office:value-type="float" office:value="0.539186512026745" calcext:value-type="float">
            <text:p>0.539186512</text:p>
          </table:table-cell>
          <table:table-cell office:value-type="float" office:value="-0.21166489745656" calcext:value-type="float">
            <text:p>-0.2116648975</text:p>
          </table:table-cell>
          <table:table-cell office:value-type="float" office:value="1.34650905454273" calcext:value-type="float">
            <text:p>1.3465090545</text:p>
          </table:table-cell>
          <table:table-cell office:value-type="float" office:value="-0.989693615332259" calcext:value-type="float">
            <text:p>-0.9896936153</text:p>
          </table:table-cell>
          <table:table-cell office:value-type="float" office:value="0.904158728212845" calcext:value-type="float">
            <text:p>0.9041587282</text:p>
          </table:table-cell>
          <table:table-cell office:value-type="float" office:value="1.62966470818257" calcext:value-type="float">
            <text:p>1.6296647082</text:p>
          </table:table-cell>
          <table:table-cell office:value-type="float" office:value="-0.294980417723271" calcext:value-type="float">
            <text:p>-0.2949804177</text:p>
          </table:table-cell>
          <table:table-cell office:value-type="float" office:value="-1.73226541509644" calcext:value-type="float">
            <text:p>-1.7322654151</text:p>
          </table:table-cell>
          <table:table-cell office:value-type="float" office:value="-2.5833362048851" calcext:value-type="float">
            <text:p>-2.5833362049</text:p>
          </table:table-cell>
          <table:table-cell office:value-type="float" office:value="-0.255723093624357" calcext:value-type="float">
            <text:p>-0.2557230936</text:p>
          </table:table-cell>
          <table:table-cell office:value-type="float" office:value="1.72455723111762" calcext:value-type="float">
            <text:p>1.7245572311</text:p>
          </table:table-cell>
          <table:table-cell office:value-type="float" office:value="-0.920977103725121" calcext:value-type="float">
            <text:p>-0.9209771037</text:p>
          </table:table-cell>
          <table:table-cell office:value-type="float" office:value="-0.235879981588645" calcext:value-type="float">
            <text:p>-0.2358799816</text:p>
          </table:table-cell>
          <table:table-cell office:value-type="float" office:value="-0.208125082442969" calcext:value-type="float">
            <text:p>-0.2081250824</text:p>
          </table:table-cell>
          <table:table-cell office:value-type="float" office:value="0.102785439497047" calcext:value-type="float">
            <text:p>0.102785439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1" calcext:value-type="float">
            <text:p>241</text:p>
          </table:table-cell>
          <table:table-cell office:value-type="float" office:value="1.18157196871777" calcext:value-type="float">
            <text:p>1.1815719687</text:p>
          </table:table-cell>
          <table:table-cell office:value-type="float" office:value="0.241407903118498" calcext:value-type="float">
            <text:p>0.2414079031</text:p>
          </table:table-cell>
          <table:table-cell office:value-type="float" office:value="0.0245369239675879" calcext:value-type="float">
            <text:p>0.024536924</text:p>
          </table:table-cell>
          <table:table-cell office:value-type="float" office:value="0.885832028186504" calcext:value-type="float">
            <text:p>0.8858320282</text:p>
          </table:table-cell>
          <table:table-cell office:value-type="float" office:value="-0.121471370855092" calcext:value-type="float">
            <text:p>-0.1214713709</text:p>
          </table:table-cell>
          <table:table-cell office:value-type="float" office:value="-0.275551751171313" calcext:value-type="float">
            <text:p>-0.2755517512</text:p>
          </table:table-cell>
          <table:table-cell office:value-type="float" office:value="-0.142414302507451" calcext:value-type="float">
            <text:p>-0.1424143025</text:p>
          </table:table-cell>
          <table:table-cell office:value-type="float" office:value="0.0312825546559919" calcext:value-type="float">
            <text:p>0.0312825547</text:p>
          </table:table-cell>
          <table:table-cell office:value-type="float" office:value="0.253328446702449" calcext:value-type="float">
            <text:p>0.2533284467</text:p>
          </table:table-cell>
          <table:table-cell office:value-type="float" office:value="-0.62458834458852" calcext:value-type="float">
            <text:p>-0.6245883446</text:p>
          </table:table-cell>
          <table:table-cell office:value-type="float" office:value="1.13163183445497" calcext:value-type="float">
            <text:p>1.1316318345</text:p>
          </table:table-cell>
          <table:table-cell office:value-type="float" office:value="1.12615168061899" calcext:value-type="float">
            <text:p>1.1261516806</text:p>
          </table:table-cell>
          <table:table-cell office:value-type="float" office:value="0.452170473889005" calcext:value-type="float">
            <text:p>0.4521704739</text:p>
          </table:table-cell>
          <table:table-cell office:value-type="float" office:value="-1.51746582298691" calcext:value-type="float">
            <text:p>-1.517465823</text:p>
          </table:table-cell>
          <table:table-cell office:value-type="float" office:value="-0.98281116036637" calcext:value-type="float">
            <text:p>-0.9828111604</text:p>
          </table:table-cell>
          <table:table-cell office:value-type="float" office:value="0.366511660367034" calcext:value-type="float">
            <text:p>0.3665116604</text:p>
          </table:table-cell>
          <table:table-cell office:value-type="float" office:value="0.726422221474717" calcext:value-type="float">
            <text:p>0.7264222215</text:p>
          </table:table-cell>
          <table:table-cell office:value-type="float" office:value="0.558842441678996" calcext:value-type="float">
            <text:p>0.5588424417</text:p>
          </table:table-cell>
          <table:table-cell office:value-type="float" office:value="0.39311606338256" calcext:value-type="float">
            <text:p>0.39311606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2" calcext:value-type="float">
            <text:p>242</text:p>
          </table:table-cell>
          <table:table-cell office:value-type="float" office:value="-0.398935074654529" calcext:value-type="float">
            <text:p>-0.3989350747</text:p>
          </table:table-cell>
          <table:table-cell office:value-type="float" office:value="0.94195326776366" calcext:value-type="float">
            <text:p>0.9419532678</text:p>
          </table:table-cell>
          <table:table-cell office:value-type="float" office:value="1.35928845303101" calcext:value-type="float">
            <text:p>1.359288453</text:p>
          </table:table-cell>
          <table:table-cell office:value-type="float" office:value="0.0134901030401388" calcext:value-type="float">
            <text:p>0.013490103</text:p>
          </table:table-cell>
          <table:table-cell office:value-type="float" office:value="-0.191939978339293" calcext:value-type="float">
            <text:p>-0.1919399783</text:p>
          </table:table-cell>
          <table:table-cell office:value-type="float" office:value="-0.824440908996528" calcext:value-type="float">
            <text:p>-0.824440909</text:p>
          </table:table-cell>
          <table:table-cell office:value-type="float" office:value="0.474948313294724" calcext:value-type="float">
            <text:p>0.4749483133</text:p>
          </table:table-cell>
          <table:table-cell office:value-type="float" office:value="0.175556956003134" calcext:value-type="float">
            <text:p>0.175556956</text:p>
          </table:table-cell>
          <table:table-cell office:value-type="float" office:value="-0.362986724172781" calcext:value-type="float">
            <text:p>-0.3629867242</text:p>
          </table:table-cell>
          <table:table-cell office:value-type="float" office:value="-0.283273787518482" calcext:value-type="float">
            <text:p>-0.2832737875</text:p>
          </table:table-cell>
          <table:table-cell office:value-type="float" office:value="1.32520174943218" calcext:value-type="float">
            <text:p>1.3252017494</text:p>
          </table:table-cell>
          <table:table-cell office:value-type="float" office:value="-0.396477303619385" calcext:value-type="float">
            <text:p>-0.3964773036</text:p>
          </table:table-cell>
          <table:table-cell office:value-type="float" office:value="-2.02068997157013" calcext:value-type="float">
            <text:p>-2.0206899716</text:p>
          </table:table-cell>
          <table:table-cell office:value-type="float" office:value="0.181072418856814" calcext:value-type="float">
            <text:p>0.1810724189</text:p>
          </table:table-cell>
          <table:table-cell office:value-type="float" office:value="0.399853328919428" calcext:value-type="float">
            <text:p>0.3998533289</text:p>
          </table:table-cell>
          <table:table-cell office:value-type="float" office:value="0.614077430749912" calcext:value-type="float">
            <text:p>0.6140774307</text:p>
          </table:table-cell>
          <table:table-cell office:value-type="float" office:value="-0.0528833993886769" calcext:value-type="float">
            <text:p>-0.0528833994</text:p>
          </table:table-cell>
          <table:table-cell office:value-type="float" office:value="0.537637279684669" calcext:value-type="float">
            <text:p>0.5376372797</text:p>
          </table:table-cell>
          <table:table-cell office:value-type="float" office:value="0.135445718311091" calcext:value-type="float">
            <text:p>0.135445718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4" calcext:value-type="float">
            <text:p>244</text:p>
          </table:table-cell>
          <table:table-cell office:value-type="float" office:value="-1.11894551099344" calcext:value-type="float">
            <text:p>-1.118945511</text:p>
          </table:table-cell>
          <table:table-cell office:value-type="float" office:value="-0.0713662212566137" calcext:value-type="float">
            <text:p>-0.0713662213</text:p>
          </table:table-cell>
          <table:table-cell office:value-type="float" office:value="2.80776898008454" calcext:value-type="float">
            <text:p>2.8077689801</text:p>
          </table:table-cell>
          <table:table-cell office:value-type="float" office:value="1.02567540015708" calcext:value-type="float">
            <text:p>1.0256754002</text:p>
          </table:table-cell>
          <table:table-cell office:value-type="float" office:value="-0.100748062728395" calcext:value-type="float">
            <text:p>-0.1007480627</text:p>
          </table:table-cell>
          <table:table-cell office:value-type="float" office:value="0.508680181025704" calcext:value-type="float">
            <text:p>0.508680181</text:p>
          </table:table-cell>
          <table:table-cell office:value-type="float" office:value="0.620313325653011" calcext:value-type="float">
            <text:p>0.6203133257</text:p>
          </table:table-cell>
          <table:table-cell office:value-type="float" office:value="-0.213137331495511" calcext:value-type="float">
            <text:p>-0.2131373315</text:p>
          </table:table-cell>
          <table:table-cell office:value-type="float" office:value="0.333039387892451" calcext:value-type="float">
            <text:p>0.3330393879</text:p>
          </table:table-cell>
          <table:table-cell office:value-type="float" office:value="-0.0748991390860651" calcext:value-type="float">
            <text:p>-0.0748991391</text:p>
          </table:table-cell>
          <table:table-cell office:value-type="float" office:value="-0.345926864133284" calcext:value-type="float">
            <text:p>-0.3459268641</text:p>
          </table:table-cell>
          <table:table-cell office:value-type="float" office:value="-0.232475666481606" calcext:value-type="float">
            <text:p>-0.2324756665</text:p>
          </table:table-cell>
          <table:table-cell office:value-type="float" office:value="-0.162169272390009" calcext:value-type="float">
            <text:p>-0.1621692724</text:p>
          </table:table-cell>
          <table:table-cell office:value-type="float" office:value="-0.698455933660834" calcext:value-type="float">
            <text:p>-0.6984559337</text:p>
          </table:table-cell>
          <table:table-cell office:value-type="float" office:value="1.24575545942912" calcext:value-type="float">
            <text:p>1.2457554594</text:p>
          </table:table-cell>
          <table:table-cell office:value-type="float" office:value="-0.514205881188917" calcext:value-type="float">
            <text:p>-0.5142058812</text:p>
          </table:table-cell>
          <table:table-cell office:value-type="float" office:value="-0.0517244072217432" calcext:value-type="float">
            <text:p>-0.0517244072</text:p>
          </table:table-cell>
          <table:table-cell office:value-type="float" office:value="-0.122802592299117" calcext:value-type="float">
            <text:p>-0.1228025923</text:p>
          </table:table-cell>
          <table:table-cell office:value-type="float" office:value="0.216859008808527" calcext:value-type="float">
            <text:p>0.21685900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-1.07704591768768" calcext:value-type="float">
            <text:p>-1.0770459177</text:p>
          </table:table-cell>
          <table:table-cell office:value-type="float" office:value="2.14091581317184" calcext:value-type="float">
            <text:p>2.1409158132</text:p>
          </table:table-cell>
          <table:table-cell office:value-type="float" office:value="1.15288375613607" calcext:value-type="float">
            <text:p>1.1528837561</text:p>
          </table:table-cell>
          <table:table-cell office:value-type="float" office:value="2.4588338997684" calcext:value-type="float">
            <text:p>2.4588338998</text:p>
          </table:table-cell>
          <table:table-cell office:value-type="float" office:value="0.57657237259167" calcext:value-type="float">
            <text:p>0.5765723726</text:p>
          </table:table-cell>
          <table:table-cell office:value-type="float" office:value="0.845960887439601" calcext:value-type="float">
            <text:p>0.8459608874</text:p>
          </table:table-cell>
          <table:table-cell office:value-type="float" office:value="0.0159868949534725" calcext:value-type="float">
            <text:p>0.015986895</text:p>
          </table:table-cell>
          <table:table-cell office:value-type="float" office:value="-2.76426156922472" calcext:value-type="float">
            <text:p>-2.7642615692</text:p>
          </table:table-cell>
          <table:table-cell office:value-type="float" office:value="-1.11461823731951" calcext:value-type="float">
            <text:p>-1.1146182373</text:p>
          </table:table-cell>
          <table:table-cell office:value-type="float" office:value="1.43836982967065" calcext:value-type="float">
            <text:p>1.4383698297</text:p>
          </table:table-cell>
          <table:table-cell office:value-type="float" office:value="-1.01537236509047" calcext:value-type="float">
            <text:p>-1.0153723651</text:p>
          </table:table-cell>
          <table:table-cell office:value-type="float" office:value="0.0747815472117216" calcext:value-type="float">
            <text:p>0.0747815472</text:p>
          </table:table-cell>
          <table:table-cell office:value-type="float" office:value="1.62344664425995" calcext:value-type="float">
            <text:p>1.6234466443</text:p>
          </table:table-cell>
          <table:table-cell office:value-type="float" office:value="-0.270680727203434" calcext:value-type="float">
            <text:p>-0.2706807272</text:p>
          </table:table-cell>
          <table:table-cell office:value-type="float" office:value="1.07491899880126" calcext:value-type="float">
            <text:p>1.0749189988</text:p>
          </table:table-cell>
          <table:table-cell office:value-type="float" office:value="-0.0223269704995099" calcext:value-type="float">
            <text:p>-0.0223269705</text:p>
          </table:table-cell>
          <table:table-cell office:value-type="float" office:value="-0.333327227858039" calcext:value-type="float">
            <text:p>-0.3333272279</text:p>
          </table:table-cell>
          <table:table-cell office:value-type="float" office:value="0.269594459195088" calcext:value-type="float">
            <text:p>0.2695944592</text:p>
          </table:table-cell>
          <table:table-cell office:value-type="float" office:value="0.997790756030299" calcext:value-type="float">
            <text:p>0.9977907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6" calcext:value-type="float">
            <text:p>246</text:p>
          </table:table-cell>
          <table:table-cell office:value-type="float" office:value="1.31125848597963" calcext:value-type="float">
            <text:p>1.311258486</text:p>
          </table:table-cell>
          <table:table-cell office:value-type="float" office:value="0.0750277698378955" calcext:value-type="float">
            <text:p>0.0750277698</text:p>
          </table:table-cell>
          <table:table-cell office:value-type="float" office:value="-1.29283240438097" calcext:value-type="float">
            <text:p>-1.2928324044</text:p>
          </table:table-cell>
          <table:table-cell office:value-type="float" office:value="-0.483154333322344" calcext:value-type="float">
            <text:p>-0.4831543333</text:p>
          </table:table-cell>
          <table:table-cell office:value-type="float" office:value="2.13925691147085" calcext:value-type="float">
            <text:p>2.1392569115</text:p>
          </table:table-cell>
          <table:table-cell office:value-type="float" office:value="3.18156392418142" calcext:value-type="float">
            <text:p>3.1815639242</text:p>
          </table:table-cell>
          <table:table-cell office:value-type="float" office:value="-0.505045118080414" calcext:value-type="float">
            <text:p>-0.5050451181</text:p>
          </table:table-cell>
          <table:table-cell office:value-type="float" office:value="0.804860255397576" calcext:value-type="float">
            <text:p>0.8048602554</text:p>
          </table:table-cell>
          <table:table-cell office:value-type="float" office:value="-0.0740708327536128" calcext:value-type="float">
            <text:p>-0.0740708328</text:p>
          </table:table-cell>
          <table:table-cell office:value-type="float" office:value="-0.217425555587175" calcext:value-type="float">
            <text:p>-0.2174255556</text:p>
          </table:table-cell>
          <table:table-cell office:value-type="float" office:value="0.131576212856055" calcext:value-type="float">
            <text:p>0.1315762129</text:p>
          </table:table-cell>
          <table:table-cell office:value-type="float" office:value="-0.0281461490526148" calcext:value-type="float">
            <text:p>-0.0281461491</text:p>
          </table:table-cell>
          <table:table-cell office:value-type="float" office:value="0.0114597895061909" calcext:value-type="float">
            <text:p>0.0114597895</text:p>
          </table:table-cell>
          <table:table-cell office:value-type="float" office:value="-0.112921113636626" calcext:value-type="float">
            <text:p>-0.1129211136</text:p>
          </table:table-cell>
          <table:table-cell office:value-type="float" office:value="1.30000713848075" calcext:value-type="float">
            <text:p>1.3000071385</text:p>
          </table:table-cell>
          <table:table-cell office:value-type="float" office:value="0.812807414825297" calcext:value-type="float">
            <text:p>0.8128074148</text:p>
          </table:table-cell>
          <table:table-cell office:value-type="float" office:value="-0.495483473241714" calcext:value-type="float">
            <text:p>-0.4954834732</text:p>
          </table:table-cell>
          <table:table-cell office:value-type="float" office:value="0.166473111833407" calcext:value-type="float">
            <text:p>0.1664731118</text:p>
          </table:table-cell>
          <table:table-cell office:value-type="float" office:value="0.175176223606628" calcext:value-type="float">
            <text:p>0.17517622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6" calcext:value-type="float">
            <text:p>246</text:p>
          </table:table-cell>
          <table:table-cell office:value-type="float" office:value="-1.06919985264781" calcext:value-type="float">
            <text:p>-1.0691998526</text:p>
          </table:table-cell>
          <table:table-cell office:value-type="float" office:value="1.23996334846648" calcext:value-type="float">
            <text:p>1.2399633485</text:p>
          </table:table-cell>
          <table:table-cell office:value-type="float" office:value="0.545157121948106" calcext:value-type="float">
            <text:p>0.5451571219</text:p>
          </table:table-cell>
          <table:table-cell office:value-type="float" office:value="1.00535398159168" calcext:value-type="float">
            <text:p>1.0053539816</text:p>
          </table:table-cell>
          <table:table-cell office:value-type="float" office:value="-0.0256955821013292" calcext:value-type="float">
            <text:p>-0.0256955821</text:p>
          </table:table-cell>
          <table:table-cell office:value-type="float" office:value="-0.910672795810338" calcext:value-type="float">
            <text:p>-0.9106727958</text:p>
          </table:table-cell>
          <table:table-cell office:value-type="float" office:value="0.422441827573503" calcext:value-type="float">
            <text:p>0.4224418276</text:p>
          </table:table-cell>
          <table:table-cell office:value-type="float" office:value="0.0492834241037063" calcext:value-type="float">
            <text:p>0.0492834241</text:p>
          </table:table-cell>
          <table:table-cell office:value-type="float" office:value="-0.564600769150332" calcext:value-type="float">
            <text:p>-0.5646007692</text:p>
          </table:table-cell>
          <table:table-cell office:value-type="float" office:value="0.143901655417542" calcext:value-type="float">
            <text:p>0.1439016554</text:p>
          </table:table-cell>
          <table:table-cell office:value-type="float" office:value="-0.323632933287732" calcext:value-type="float">
            <text:p>-0.3236329333</text:p>
          </table:table-cell>
          <table:table-cell office:value-type="float" office:value="0.862355051952378" calcext:value-type="float">
            <text:p>0.862355052</text:p>
          </table:table-cell>
          <table:table-cell office:value-type="float" office:value="1.64615881192552" calcext:value-type="float">
            <text:p>1.6461588119</text:p>
          </table:table-cell>
          <table:table-cell office:value-type="float" office:value="0.103236346483886" calcext:value-type="float">
            <text:p>0.1032363465</text:p>
          </table:table-cell>
          <table:table-cell office:value-type="float" office:value="0.885609360024925" calcext:value-type="float">
            <text:p>0.88560936</text:p>
          </table:table-cell>
          <table:table-cell office:value-type="float" office:value="-0.279569768987372" calcext:value-type="float">
            <text:p>-0.279569769</text:p>
          </table:table-cell>
          <table:table-cell office:value-type="float" office:value="-0.199099999596297" calcext:value-type="float">
            <text:p>-0.1990999996</text:p>
          </table:table-cell>
          <table:table-cell office:value-type="float" office:value="-0.100956385549907" calcext:value-type="float">
            <text:p>-0.1009563855</text:p>
          </table:table-cell>
          <table:table-cell office:value-type="float" office:value="0.37431896746538" calcext:value-type="float">
            <text:p>0.37431896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7" calcext:value-type="float">
            <text:p>247</text:p>
          </table:table-cell>
          <table:table-cell office:value-type="float" office:value="-0.68576979154299" calcext:value-type="float">
            <text:p>-0.6857697915</text:p>
          </table:table-cell>
          <table:table-cell office:value-type="float" office:value="0.554019231492311" calcext:value-type="float">
            <text:p>0.5540192315</text:p>
          </table:table-cell>
          <table:table-cell office:value-type="float" office:value="2.01482947932892" calcext:value-type="float">
            <text:p>2.0148294793</text:p>
          </table:table-cell>
          <table:table-cell office:value-type="float" office:value="-0.5610327579473" calcext:value-type="float">
            <text:p>-0.5610327579</text:p>
          </table:table-cell>
          <table:table-cell office:value-type="float" office:value="0.683347066298419" calcext:value-type="float">
            <text:p>0.6833470663</text:p>
          </table:table-cell>
          <table:table-cell office:value-type="float" office:value="0.00223225703578796" calcext:value-type="float">
            <text:p>0.002232257</text:p>
          </table:table-cell>
          <table:table-cell office:value-type="float" office:value="0.804393712860439" calcext:value-type="float">
            <text:p>0.8043937129</text:p>
          </table:table-cell>
          <table:table-cell office:value-type="float" office:value="-0.154562903107405" calcext:value-type="float">
            <text:p>-0.1545629031</text:p>
          </table:table-cell>
          <table:table-cell office:value-type="float" office:value="0.339899947649466" calcext:value-type="float">
            <text:p>0.3398999476</text:p>
          </table:table-cell>
          <table:table-cell office:value-type="float" office:value="-0.964056302257273" calcext:value-type="float">
            <text:p>-0.9640563023</text:p>
          </table:table-cell>
          <table:table-cell office:value-type="float" office:value="-1.60401766532736" calcext:value-type="float">
            <text:p>-1.6040176653</text:p>
          </table:table-cell>
          <table:table-cell office:value-type="float" office:value="0.617382934060338" calcext:value-type="float">
            <text:p>0.6173829341</text:p>
          </table:table-cell>
          <table:table-cell office:value-type="float" office:value="1.38353782992177" calcext:value-type="float">
            <text:p>1.3835378299</text:p>
          </table:table-cell>
          <table:table-cell office:value-type="float" office:value="-1.02759955628008" calcext:value-type="float">
            <text:p>-1.0275995563</text:p>
          </table:table-cell>
          <table:table-cell office:value-type="float" office:value="-1.28556377097457" calcext:value-type="float">
            <text:p>-1.285563771</text:p>
          </table:table-cell>
          <table:table-cell office:value-type="float" office:value="0.534263331742878" calcext:value-type="float">
            <text:p>0.5342633317</text:p>
          </table:table-cell>
          <table:table-cell office:value-type="float" office:value="-1.32064645741773" calcext:value-type="float">
            <text:p>-1.3206464574</text:p>
          </table:table-cell>
          <table:table-cell office:value-type="float" office:value="0.0449552398229204" calcext:value-type="float">
            <text:p>0.0449552398</text:p>
          </table:table-cell>
          <table:table-cell office:value-type="float" office:value="-1.49376974213501" calcext:value-type="float">
            <text:p>-1.49376974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8" calcext:value-type="float">
            <text:p>248</text:p>
          </table:table-cell>
          <table:table-cell office:value-type="float" office:value="-0.216866830573623" calcext:value-type="float">
            <text:p>-0.2168668306</text:p>
          </table:table-cell>
          <table:table-cell office:value-type="float" office:value="0.90089621784561" calcext:value-type="float">
            <text:p>0.9008962178</text:p>
          </table:table-cell>
          <table:table-cell office:value-type="float" office:value="1.50285027705901" calcext:value-type="float">
            <text:p>1.5028502771</text:p>
          </table:table-cell>
          <table:table-cell office:value-type="float" office:value="0.812492450529322" calcext:value-type="float">
            <text:p>0.8124924505</text:p>
          </table:table-cell>
          <table:table-cell office:value-type="float" office:value="0.193952498147092" calcext:value-type="float">
            <text:p>0.1939524981</text:p>
          </table:table-cell>
          <table:table-cell office:value-type="float" office:value="-0.0314883088567629" calcext:value-type="float">
            <text:p>-0.0314883089</text:p>
          </table:table-cell>
          <table:table-cell office:value-type="float" office:value="0.490795204769526" calcext:value-type="float">
            <text:p>0.4907952048</text:p>
          </table:table-cell>
          <table:table-cell office:value-type="float" office:value="0.120990624150429" calcext:value-type="float">
            <text:p>0.1209906242</text:p>
          </table:table-cell>
          <table:table-cell office:value-type="float" office:value="-0.907335773507252" calcext:value-type="float">
            <text:p>-0.9073357735</text:p>
          </table:table-cell>
          <table:table-cell office:value-type="float" office:value="-0.10626924972895" calcext:value-type="float">
            <text:p>-0.1062692497</text:p>
          </table:table-cell>
          <table:table-cell office:value-type="float" office:value="1.75077174083778" calcext:value-type="float">
            <text:p>1.7507717408</text:p>
          </table:table-cell>
          <table:table-cell office:value-type="float" office:value="1.11954385991251" calcext:value-type="float">
            <text:p>1.1195438599</text:p>
          </table:table-cell>
          <table:table-cell office:value-type="float" office:value="0.592076068989511" calcext:value-type="float">
            <text:p>0.592076069</text:p>
          </table:table-cell>
          <table:table-cell office:value-type="float" office:value="0.364704377126409" calcext:value-type="float">
            <text:p>0.3647043771</text:p>
          </table:table-cell>
          <table:table-cell office:value-type="float" office:value="0.611496991370246" calcext:value-type="float">
            <text:p>0.6114969914</text:p>
          </table:table-cell>
          <table:table-cell office:value-type="float" office:value="-0.349770202273641" calcext:value-type="float">
            <text:p>-0.3497702023</text:p>
          </table:table-cell>
          <table:table-cell office:value-type="float" office:value="-0.174297108686306" calcext:value-type="float">
            <text:p>-0.1742971087</text:p>
          </table:table-cell>
          <table:table-cell office:value-type="float" office:value="-0.0264684920793446" calcext:value-type="float">
            <text:p>-0.0264684921</text:p>
          </table:table-cell>
          <table:table-cell office:value-type="float" office:value="0.235718380276324" calcext:value-type="float">
            <text:p>0.23571838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9" calcext:value-type="float">
            <text:p>249</text:p>
          </table:table-cell>
          <table:table-cell office:value-type="float" office:value="-0.788406123131655" calcext:value-type="float">
            <text:p>-0.7884061231</text:p>
          </table:table-cell>
          <table:table-cell office:value-type="float" office:value="1.12517228396282" calcext:value-type="float">
            <text:p>1.125172284</text:p>
          </table:table-cell>
          <table:table-cell office:value-type="float" office:value="0.934213099563731" calcext:value-type="float">
            <text:p>0.9342130996</text:p>
          </table:table-cell>
          <table:table-cell office:value-type="float" office:value="1.15581532464419" calcext:value-type="float">
            <text:p>1.1558153246</text:p>
          </table:table-cell>
          <table:table-cell office:value-type="float" office:value="-0.0285177249827795" calcext:value-type="float">
            <text:p>-0.028517725</text:p>
          </table:table-cell>
          <table:table-cell office:value-type="float" office:value="0.489476030984672" calcext:value-type="float">
            <text:p>0.489476031</text:p>
          </table:table-cell>
          <table:table-cell office:value-type="float" office:value="0.0673771145849711" calcext:value-type="float">
            <text:p>0.0673771146</text:p>
          </table:table-cell>
          <table:table-cell office:value-type="float" office:value="0.775357006125947" calcext:value-type="float">
            <text:p>0.7753570061</text:p>
          </table:table-cell>
          <table:table-cell office:value-type="float" office:value="-0.507976500800885" calcext:value-type="float">
            <text:p>-0.5079765008</text:p>
          </table:table-cell>
          <table:table-cell office:value-type="float" office:value="-0.124046576150665" calcext:value-type="float">
            <text:p>-0.1240465762</text:p>
          </table:table-cell>
          <table:table-cell office:value-type="float" office:value="0.415851211443196" calcext:value-type="float">
            <text:p>0.4158512114</text:p>
          </table:table-cell>
          <table:table-cell office:value-type="float" office:value="0.21610433984731" calcext:value-type="float">
            <text:p>0.2161043398</text:p>
          </table:table-cell>
          <table:table-cell office:value-type="float" office:value="-1.39998881100959" calcext:value-type="float">
            <text:p>-1.399988811</text:p>
          </table:table-cell>
          <table:table-cell office:value-type="float" office:value="0.765481453025983" calcext:value-type="float">
            <text:p>0.765481453</text:p>
          </table:table-cell>
          <table:table-cell office:value-type="float" office:value="-0.356870971757514" calcext:value-type="float">
            <text:p>-0.3568709718</text:p>
          </table:table-cell>
          <table:table-cell office:value-type="float" office:value="-0.745510714641729" calcext:value-type="float">
            <text:p>-0.7455107146</text:p>
          </table:table-cell>
          <table:table-cell office:value-type="float" office:value="0.501830610812174" calcext:value-type="float">
            <text:p>0.5018306108</text:p>
          </table:table-cell>
          <table:table-cell office:value-type="float" office:value="0.119294748324572" calcext:value-type="float">
            <text:p>0.1192947483</text:p>
          </table:table-cell>
          <table:table-cell office:value-type="float" office:value="1.1394791612958" calcext:value-type="float">
            <text:p>1.13947916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0" calcext:value-type="float">
            <text:p>250</text:p>
          </table:table-cell>
          <table:table-cell office:value-type="float" office:value="-1.33737490769388" calcext:value-type="float">
            <text:p>-1.3373749077</text:p>
          </table:table-cell>
          <table:table-cell office:value-type="float" office:value="1.10939119758766" calcext:value-type="float">
            <text:p>1.1093911976</text:p>
          </table:table-cell>
          <table:table-cell office:value-type="float" office:value="1.39622251980175" calcext:value-type="float">
            <text:p>1.3962225198</text:p>
          </table:table-cell>
          <table:table-cell office:value-type="float" office:value="0.0387177339247828" calcext:value-type="float">
            <text:p>0.0387177339</text:p>
          </table:table-cell>
          <table:table-cell office:value-type="float" office:value="0.520267383833693" calcext:value-type="float">
            <text:p>0.5202673838</text:p>
          </table:table-cell>
          <table:table-cell office:value-type="float" office:value="-0.259157171498353" calcext:value-type="float">
            <text:p>-0.2591571715</text:p>
          </table:table-cell>
          <table:table-cell office:value-type="float" office:value="0.806328794153777" calcext:value-type="float">
            <text:p>0.8063287942</text:p>
          </table:table-cell>
          <table:table-cell office:value-type="float" office:value="-0.0161923457628466" calcext:value-type="float">
            <text:p>-0.0161923458</text:p>
          </table:table-cell>
          <table:table-cell office:value-type="float" office:value="0.425313885076927" calcext:value-type="float">
            <text:p>0.4253138851</text:p>
          </table:table-cell>
          <table:table-cell office:value-type="float" office:value="0.607521570282099" calcext:value-type="float">
            <text:p>0.6075215703</text:p>
          </table:table-cell>
          <table:table-cell office:value-type="float" office:value="0.320420847416383" calcext:value-type="float">
            <text:p>0.3204208474</text:p>
          </table:table-cell>
          <table:table-cell office:value-type="float" office:value="-0.0928131820884024" calcext:value-type="float">
            <text:p>-0.0928131821</text:p>
          </table:table-cell>
          <table:table-cell office:value-type="float" office:value="-1.71482742492076" calcext:value-type="float">
            <text:p>-1.7148274249</text:p>
          </table:table-cell>
          <table:table-cell office:value-type="float" office:value="-0.0598307139879331" calcext:value-type="float">
            <text:p>-0.059830714</text:p>
          </table:table-cell>
          <table:table-cell office:value-type="float" office:value="-1.38386712193227" calcext:value-type="float">
            <text:p>-1.3838671219</text:p>
          </table:table-cell>
          <table:table-cell office:value-type="float" office:value="-0.0806762660435057" calcext:value-type="float">
            <text:p>-0.080676266</text:p>
          </table:table-cell>
          <table:table-cell office:value-type="float" office:value="-0.659479714043953" calcext:value-type="float">
            <text:p>-0.659479714</text:p>
          </table:table-cell>
          <table:table-cell office:value-type="float" office:value="0.267491802659709" calcext:value-type="float">
            <text:p>0.2674918027</text:p>
          </table:table-cell>
          <table:table-cell office:value-type="float" office:value="-0.127899944707923" calcext:value-type="float">
            <text:p>-0.12789994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1" calcext:value-type="float">
            <text:p>251</text:p>
          </table:table-cell>
          <table:table-cell office:value-type="float" office:value="1.20663783361344" calcext:value-type="float">
            <text:p>1.2066378336</text:p>
          </table:table-cell>
          <table:table-cell office:value-type="float" office:value="0.14334482860189" calcext:value-type="float">
            <text:p>0.1433448286</text:p>
          </table:table-cell>
          <table:table-cell office:value-type="float" office:value="-0.131755553409093" calcext:value-type="float">
            <text:p>-0.1317555534</text:p>
          </table:table-cell>
          <table:table-cell office:value-type="float" office:value="0.902486188743593" calcext:value-type="float">
            <text:p>0.9024861887</text:p>
          </table:table-cell>
          <table:table-cell office:value-type="float" office:value="0.219547240259409" calcext:value-type="float">
            <text:p>0.2195472403</text:p>
          </table:table-cell>
          <table:table-cell office:value-type="float" office:value="-0.0281552578435466" calcext:value-type="float">
            <text:p>-0.0281552578</text:p>
          </table:table-cell>
          <table:table-cell office:value-type="float" office:value="0.0992947158686046" calcext:value-type="float">
            <text:p>0.0992947159</text:p>
          </table:table-cell>
          <table:table-cell office:value-type="float" office:value="0.0020198291605434" calcext:value-type="float">
            <text:p>0.0020198292</text:p>
          </table:table-cell>
          <table:table-cell office:value-type="float" office:value="0.166709161604128" calcext:value-type="float">
            <text:p>0.1667091616</text:p>
          </table:table-cell>
          <table:table-cell office:value-type="float" office:value="-0.014765734374626" calcext:value-type="float">
            <text:p>-0.0147657344</text:p>
          </table:table-cell>
          <table:table-cell office:value-type="float" office:value="-1.07273779855187" calcext:value-type="float">
            <text:p>-1.0727377986</text:p>
          </table:table-cell>
          <table:table-cell office:value-type="float" office:value="-0.471208191355173" calcext:value-type="float">
            <text:p>-0.4712081914</text:p>
          </table:table-cell>
          <table:table-cell office:value-type="float" office:value="-0.75213351615446" calcext:value-type="float">
            <text:p>-0.7521335162</text:p>
          </table:table-cell>
          <table:table-cell office:value-type="float" office:value="0.548864045894721" calcext:value-type="float">
            <text:p>0.5488640459</text:p>
          </table:table-cell>
          <table:table-cell office:value-type="float" office:value="1.33307729104059" calcext:value-type="float">
            <text:p>1.333077291</text:p>
          </table:table-cell>
          <table:table-cell office:value-type="float" office:value="0.0461361233755512" calcext:value-type="float">
            <text:p>0.0461361234</text:p>
          </table:table-cell>
          <table:table-cell office:value-type="float" office:value="-0.401576803606235" calcext:value-type="float">
            <text:p>-0.4015768036</text:p>
          </table:table-cell>
          <table:table-cell office:value-type="float" office:value="-0.213131374348739" calcext:value-type="float">
            <text:p>-0.2131313743</text:p>
          </table:table-cell>
          <table:table-cell office:value-type="float" office:value="-0.415565038795684" calcext:value-type="float">
            <text:p>-0.41556503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1" calcext:value-type="float">
            <text:p>251</text:p>
          </table:table-cell>
          <table:table-cell office:value-type="float" office:value="1.07181268393766" calcext:value-type="float">
            <text:p>1.0718126839</text:p>
          </table:table-cell>
          <table:table-cell office:value-type="float" office:value="-0.249927203030099" calcext:value-type="float">
            <text:p>-0.249927203</text:p>
          </table:table-cell>
          <table:table-cell office:value-type="float" office:value="0.189825005451663" calcext:value-type="float">
            <text:p>0.1898250055</text:p>
          </table:table-cell>
          <table:table-cell office:value-type="float" office:value="0.191108919623515" calcext:value-type="float">
            <text:p>0.1911089196</text:p>
          </table:table-cell>
          <table:table-cell office:value-type="float" office:value="-0.615778945072287" calcext:value-type="float">
            <text:p>-0.6157789451</text:p>
          </table:table-cell>
          <table:table-cell office:value-type="float" office:value="-1.07410429587942" calcext:value-type="float">
            <text:p>-1.0741042959</text:p>
          </table:table-cell>
          <table:table-cell office:value-type="float" office:value="0.213633075798008" calcext:value-type="float">
            <text:p>0.2136330758</text:p>
          </table:table-cell>
          <table:table-cell office:value-type="float" office:value="-0.322513461374664" calcext:value-type="float">
            <text:p>-0.3225134614</text:p>
          </table:table-cell>
          <table:table-cell office:value-type="float" office:value="0.0460840086268497" calcext:value-type="float">
            <text:p>0.0460840086</text:p>
          </table:table-cell>
          <table:table-cell office:value-type="float" office:value="-0.192352281159751" calcext:value-type="float">
            <text:p>-0.1923522812</text:p>
          </table:table-cell>
          <table:table-cell office:value-type="float" office:value="-0.14552513610367" calcext:value-type="float">
            <text:p>-0.1455251361</text:p>
          </table:table-cell>
          <table:table-cell office:value-type="float" office:value="0.571661020498652" calcext:value-type="float">
            <text:p>0.5716610205</text:p>
          </table:table-cell>
          <table:table-cell office:value-type="float" office:value="0.891624283028276" calcext:value-type="float">
            <text:p>0.891624283</text:p>
          </table:table-cell>
          <table:table-cell office:value-type="float" office:value="0.108958561069028" calcext:value-type="float">
            <text:p>0.1089585611</text:p>
          </table:table-cell>
          <table:table-cell office:value-type="float" office:value="0.977413550680472" calcext:value-type="float">
            <text:p>0.9774135507</text:p>
          </table:table-cell>
          <table:table-cell office:value-type="float" office:value="0.209149363914595" calcext:value-type="float">
            <text:p>0.2091493639</text:p>
          </table:table-cell>
          <table:table-cell office:value-type="float" office:value="-0.348369720025526" calcext:value-type="float">
            <text:p>-0.34836972</text:p>
          </table:table-cell>
          <table:table-cell office:value-type="float" office:value="-0.459603714357169" calcext:value-type="float">
            <text:p>-0.4596037144</text:p>
          </table:table-cell>
          <table:table-cell office:value-type="float" office:value="-0.0877335313198184" calcext:value-type="float">
            <text:p>-0.08773353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1" calcext:value-type="float">
            <text:p>251</text:p>
          </table:table-cell>
          <table:table-cell office:value-type="float" office:value="-0.238642948851198" calcext:value-type="float">
            <text:p>-0.2386429489</text:p>
          </table:table-cell>
          <table:table-cell office:value-type="float" office:value="-0.146691283633797" calcext:value-type="float">
            <text:p>-0.1466912836</text:p>
          </table:table-cell>
          <table:table-cell office:value-type="float" office:value="0.829323343140644" calcext:value-type="float">
            <text:p>0.8293233431</text:p>
          </table:table-cell>
          <table:table-cell office:value-type="float" office:value="-1.77673943782121" calcext:value-type="float">
            <text:p>-1.7767394378</text:p>
          </table:table-cell>
          <table:table-cell office:value-type="float" office:value="-0.0800483407076287" calcext:value-type="float">
            <text:p>-0.0800483407</text:p>
          </table:table-cell>
          <table:table-cell office:value-type="float" office:value="-0.747508720286312" calcext:value-type="float">
            <text:p>-0.7475087203</text:p>
          </table:table-cell>
          <table:table-cell office:value-type="float" office:value="0.404431478908747" calcext:value-type="float">
            <text:p>0.4044314789</text:p>
          </table:table-cell>
          <table:table-cell office:value-type="float" office:value="-0.103808612101795" calcext:value-type="float">
            <text:p>-0.1038086121</text:p>
          </table:table-cell>
          <table:table-cell office:value-type="float" office:value="-0.753138701251281" calcext:value-type="float">
            <text:p>-0.7531387013</text:p>
          </table:table-cell>
          <table:table-cell office:value-type="float" office:value="0.663142802763572" calcext:value-type="float">
            <text:p>0.6631428028</text:p>
          </table:table-cell>
          <table:table-cell office:value-type="float" office:value="0.283325591232053" calcext:value-type="float">
            <text:p>0.2833255912</text:p>
          </table:table-cell>
          <table:table-cell office:value-type="float" office:value="-1.55434366985084" calcext:value-type="float">
            <text:p>-1.5543436699</text:p>
          </table:table-cell>
          <table:table-cell office:value-type="float" office:value="-2.65660059118472" calcext:value-type="float">
            <text:p>-2.6566005912</text:p>
          </table:table-cell>
          <table:table-cell office:value-type="float" office:value="0.111714584443995" calcext:value-type="float">
            <text:p>0.1117145844</text:p>
          </table:table-cell>
          <table:table-cell office:value-type="float" office:value="-1.36623193841458" calcext:value-type="float">
            <text:p>-1.3662319384</text:p>
          </table:table-cell>
          <table:table-cell office:value-type="float" office:value="1.00322932788118" calcext:value-type="float">
            <text:p>1.0032293279</text:p>
          </table:table-cell>
          <table:table-cell office:value-type="float" office:value="-0.0193462463188526" calcext:value-type="float">
            <text:p>-0.0193462463</text:p>
          </table:table-cell>
          <table:table-cell office:value-type="float" office:value="-0.681442344913775" calcext:value-type="float">
            <text:p>-0.6814423449</text:p>
          </table:table-cell>
          <table:table-cell office:value-type="float" office:value="0.593361977180478" calcext:value-type="float">
            <text:p>0.59336197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" calcext:value-type="float">
            <text:p>252</text:p>
          </table:table-cell>
          <table:table-cell office:value-type="float" office:value="-2.39543391284319" calcext:value-type="float">
            <text:p>-2.3954339128</text:p>
          </table:table-cell>
          <table:table-cell office:value-type="float" office:value="-1.54536913635857" calcext:value-type="float">
            <text:p>-1.5453691364</text:p>
          </table:table-cell>
          <table:table-cell office:value-type="float" office:value="1.91939120009215" calcext:value-type="float">
            <text:p>1.9193912001</text:p>
          </table:table-cell>
          <table:table-cell office:value-type="float" office:value="1.06251356785515" calcext:value-type="float">
            <text:p>1.0625135679</text:p>
          </table:table-cell>
          <table:table-cell office:value-type="float" office:value="-0.627806201546894" calcext:value-type="float">
            <text:p>-0.6278062015</text:p>
          </table:table-cell>
          <table:table-cell office:value-type="float" office:value="1.15456100138387" calcext:value-type="float">
            <text:p>1.1545610014</text:p>
          </table:table-cell>
          <table:table-cell office:value-type="float" office:value="-0.86150073881925" calcext:value-type="float">
            <text:p>-0.8615007388</text:p>
          </table:table-cell>
          <table:table-cell office:value-type="float" office:value="1.08948638979191" calcext:value-type="float">
            <text:p>1.0894863898</text:p>
          </table:table-cell>
          <table:table-cell office:value-type="float" office:value="-1.34126755991622" calcext:value-type="float">
            <text:p>-1.3412675599</text:p>
          </table:table-cell>
          <table:table-cell office:value-type="float" office:value="0.200625621596136" calcext:value-type="float">
            <text:p>0.2006256216</text:p>
          </table:table-cell>
          <table:table-cell office:value-type="float" office:value="0.824199618905963" calcext:value-type="float">
            <text:p>0.8241996189</text:p>
          </table:table-cell>
          <table:table-cell office:value-type="float" office:value="1.08834840127489" calcext:value-type="float">
            <text:p>1.0883484013</text:p>
          </table:table-cell>
          <table:table-cell office:value-type="float" office:value="0.539608343202206" calcext:value-type="float">
            <text:p>0.5396083432</text:p>
          </table:table-cell>
          <table:table-cell office:value-type="float" office:value="-0.0710282663789658" calcext:value-type="float">
            <text:p>-0.0710282664</text:p>
          </table:table-cell>
          <table:table-cell office:value-type="float" office:value="-0.385580937047806" calcext:value-type="float">
            <text:p>-0.385580937</text:p>
          </table:table-cell>
          <table:table-cell office:value-type="float" office:value="-2.40742244106589" calcext:value-type="float">
            <text:p>-2.4074224411</text:p>
          </table:table-cell>
          <table:table-cell office:value-type="float" office:value="1.10343414829601" calcext:value-type="float">
            <text:p>1.1034341483</text:p>
          </table:table-cell>
          <table:table-cell office:value-type="float" office:value="1.03590010430564" calcext:value-type="float">
            <text:p>1.0359001043</text:p>
          </table:table-cell>
          <table:table-cell office:value-type="float" office:value="-0.146973943018804" calcext:value-type="float">
            <text:p>-0.1469739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6" calcext:value-type="float">
            <text:p>256</text:p>
          </table:table-cell>
          <table:table-cell office:value-type="float" office:value="-1.37724532894464" calcext:value-type="float">
            <text:p>-1.3772453289</text:p>
          </table:table-cell>
          <table:table-cell office:value-type="float" office:value="0.714822533856904" calcext:value-type="float">
            <text:p>0.7148225339</text:p>
          </table:table-cell>
          <table:table-cell office:value-type="float" office:value="2.50751276562751" calcext:value-type="float">
            <text:p>2.5075127656</text:p>
          </table:table-cell>
          <table:table-cell office:value-type="float" office:value="0.865082433824238" calcext:value-type="float">
            <text:p>0.8650824338</text:p>
          </table:table-cell>
          <table:table-cell office:value-type="float" office:value="-0.29048918108122" calcext:value-type="float">
            <text:p>-0.2904891811</text:p>
          </table:table-cell>
          <table:table-cell office:value-type="float" office:value="1.07732755530864" calcext:value-type="float">
            <text:p>1.0773275553</text:p>
          </table:table-cell>
          <table:table-cell office:value-type="float" office:value="0.0325070830004539" calcext:value-type="float">
            <text:p>0.032507083</text:p>
          </table:table-cell>
          <table:table-cell office:value-type="float" office:value="0.510945608460285" calcext:value-type="float">
            <text:p>0.5109456085</text:p>
          </table:table-cell>
          <table:table-cell office:value-type="float" office:value="0.717788300837739" calcext:value-type="float">
            <text:p>0.7177883008</text:p>
          </table:table-cell>
          <table:table-cell office:value-type="float" office:value="-0.256417813386399" calcext:value-type="float">
            <text:p>-0.2564178134</text:p>
          </table:table-cell>
          <table:table-cell office:value-type="float" office:value="0.31642371868401" calcext:value-type="float">
            <text:p>0.3164237187</text:p>
          </table:table-cell>
          <table:table-cell office:value-type="float" office:value="0.759520508111517" calcext:value-type="float">
            <text:p>0.7595205081</text:p>
          </table:table-cell>
          <table:table-cell office:value-type="float" office:value="-1.43942062882357" calcext:value-type="float">
            <text:p>-1.4394206288</text:p>
          </table:table-cell>
          <table:table-cell office:value-type="float" office:value="-0.592772796928674" calcext:value-type="float">
            <text:p>-0.5927727969</text:p>
          </table:table-cell>
          <table:table-cell office:value-type="float" office:value="-2.39714082455295" calcext:value-type="float">
            <text:p>-2.3971408246</text:p>
          </table:table-cell>
          <table:table-cell office:value-type="float" office:value="-1.07253894134126" calcext:value-type="float">
            <text:p>-1.0725389413</text:p>
          </table:table-cell>
          <table:table-cell office:value-type="float" office:value="0.615996407009881" calcext:value-type="float">
            <text:p>0.615996407</text:p>
          </table:table-cell>
          <table:table-cell office:value-type="float" office:value="-0.581450740274242" calcext:value-type="float">
            <text:p>-0.5814507403</text:p>
          </table:table-cell>
          <table:table-cell office:value-type="float" office:value="0.714980256941906" calcext:value-type="float">
            <text:p>0.71498025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office:value-type="float" office:value="-0.471795900501931" calcext:value-type="float">
            <text:p>-0.4717959005</text:p>
          </table:table-cell>
          <table:table-cell office:value-type="float" office:value="0.523168690774356" calcext:value-type="float">
            <text:p>0.5231686908</text:p>
          </table:table-cell>
          <table:table-cell office:value-type="float" office:value="1.94896693085401" calcext:value-type="float">
            <text:p>1.9489669309</text:p>
          </table:table-cell>
          <table:table-cell office:value-type="float" office:value="0.995503205917754" calcext:value-type="float">
            <text:p>0.9955032059</text:p>
          </table:table-cell>
          <table:table-cell office:value-type="float" office:value="0.379068802662594" calcext:value-type="float">
            <text:p>0.3790688027</text:p>
          </table:table-cell>
          <table:table-cell office:value-type="float" office:value="-0.577466231114002" calcext:value-type="float">
            <text:p>-0.5774662311</text:p>
          </table:table-cell>
          <table:table-cell office:value-type="float" office:value="0.521412999780771" calcext:value-type="float">
            <text:p>0.5214129998</text:p>
          </table:table-cell>
          <table:table-cell office:value-type="float" office:value="-0.128940115030197" calcext:value-type="float">
            <text:p>-0.128940115</text:p>
          </table:table-cell>
          <table:table-cell office:value-type="float" office:value="-0.704961976588154" calcext:value-type="float">
            <text:p>-0.7049619766</text:p>
          </table:table-cell>
          <table:table-cell office:value-type="float" office:value="0.186558625085323" calcext:value-type="float">
            <text:p>0.1865586251</text:p>
          </table:table-cell>
          <table:table-cell office:value-type="float" office:value="1.50156590568863" calcext:value-type="float">
            <text:p>1.5015659057</text:p>
          </table:table-cell>
          <table:table-cell office:value-type="float" office:value="0.664845538099472" calcext:value-type="float">
            <text:p>0.6648455381</text:p>
          </table:table-cell>
          <table:table-cell office:value-type="float" office:value="-0.0187629222051353" calcext:value-type="float">
            <text:p>-0.0187629222</text:p>
          </table:table-cell>
          <table:table-cell office:value-type="float" office:value="0.25055327332692" calcext:value-type="float">
            <text:p>0.2505532733</text:p>
          </table:table-cell>
          <table:table-cell office:value-type="float" office:value="0.421563856877781" calcext:value-type="float">
            <text:p>0.4215638569</text:p>
          </table:table-cell>
          <table:table-cell office:value-type="float" office:value="-0.00643038330110667" calcext:value-type="float">
            <text:p>-0.0064303833</text:p>
          </table:table-cell>
          <table:table-cell office:value-type="float" office:value="-0.544373442555385" calcext:value-type="float">
            <text:p>-0.5443734426</text:p>
          </table:table-cell>
          <table:table-cell office:value-type="float" office:value="0.313879407484372" calcext:value-type="float">
            <text:p>0.3138794075</text:p>
          </table:table-cell>
          <table:table-cell office:value-type="float" office:value="0.69205345426788" calcext:value-type="float">
            <text:p>0.69205345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7" calcext:value-type="float">
            <text:p>257</text:p>
          </table:table-cell>
          <table:table-cell office:value-type="float" office:value="-0.599318040806814" calcext:value-type="float">
            <text:p>-0.5993180408</text:p>
          </table:table-cell>
          <table:table-cell office:value-type="float" office:value="0.887524820087883" calcext:value-type="float">
            <text:p>0.8875248201</text:p>
          </table:table-cell>
          <table:table-cell office:value-type="float" office:value="1.57921401956658" calcext:value-type="float">
            <text:p>1.5792140196</text:p>
          </table:table-cell>
          <table:table-cell office:value-type="float" office:value="-0.113727895607507" calcext:value-type="float">
            <text:p>-0.1137278956</text:p>
          </table:table-cell>
          <table:table-cell office:value-type="float" office:value="0.304991227336505" calcext:value-type="float">
            <text:p>0.3049912273</text:p>
          </table:table-cell>
          <table:table-cell office:value-type="float" office:value="-0.182828895090489" calcext:value-type="float">
            <text:p>-0.1828288951</text:p>
          </table:table-cell>
          <table:table-cell office:value-type="float" office:value="0.503722002632727" calcext:value-type="float">
            <text:p>0.5037220026</text:p>
          </table:table-cell>
          <table:table-cell office:value-type="float" office:value="0.241375357066826" calcext:value-type="float">
            <text:p>0.2413753571</text:p>
          </table:table-cell>
          <table:table-cell office:value-type="float" office:value="-0.722595859395856" calcext:value-type="float">
            <text:p>-0.7225958594</text:p>
          </table:table-cell>
          <table:table-cell office:value-type="float" office:value="-0.627363824442408" calcext:value-type="float">
            <text:p>-0.6273638244</text:p>
          </table:table-cell>
          <table:table-cell office:value-type="float" office:value="1.46589690263035" calcext:value-type="float">
            <text:p>1.4658969026</text:p>
          </table:table-cell>
          <table:table-cell office:value-type="float" office:value="-0.0147629016461626" calcext:value-type="float">
            <text:p>-0.0147629016</text:p>
          </table:table-cell>
          <table:table-cell office:value-type="float" office:value="-1.2293678076927" calcext:value-type="float">
            <text:p>-1.2293678077</text:p>
          </table:table-cell>
          <table:table-cell office:value-type="float" office:value="0.102504308571767" calcext:value-type="float">
            <text:p>0.1025043086</text:p>
          </table:table-cell>
          <table:table-cell office:value-type="float" office:value="0.589320457624781" calcext:value-type="float">
            <text:p>0.5893204576</text:p>
          </table:table-cell>
          <table:table-cell office:value-type="float" office:value="0.308128255696421" calcext:value-type="float">
            <text:p>0.3081282557</text:p>
          </table:table-cell>
          <table:table-cell office:value-type="float" office:value="0.135025332664223" calcext:value-type="float">
            <text:p>0.1350253327</text:p>
          </table:table-cell>
          <table:table-cell office:value-type="float" office:value="0.0912045802917257" calcext:value-type="float">
            <text:p>0.0912045803</text:p>
          </table:table-cell>
          <table:table-cell office:value-type="float" office:value="-0.0392488006666413" calcext:value-type="float">
            <text:p>-0.03924880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8" calcext:value-type="float">
            <text:p>258</text:p>
          </table:table-cell>
          <table:table-cell office:value-type="float" office:value="1.13093276051983" calcext:value-type="float">
            <text:p>1.1309327605</text:p>
          </table:table-cell>
          <table:table-cell office:value-type="float" office:value="0.178069338865416" calcext:value-type="float">
            <text:p>0.1780693389</text:p>
          </table:table-cell>
          <table:table-cell office:value-type="float" office:value="0.533439523987043" calcext:value-type="float">
            <text:p>0.533439524</text:p>
          </table:table-cell>
          <table:table-cell office:value-type="float" office:value="1.47895526171719" calcext:value-type="float">
            <text:p>1.4789552617</text:p>
          </table:table-cell>
          <table:table-cell office:value-type="float" office:value="-0.342933188941055" calcext:value-type="float">
            <text:p>-0.3429331889</text:p>
          </table:table-cell>
          <table:table-cell office:value-type="float" office:value="-0.379986284473154" calcext:value-type="float">
            <text:p>-0.3799862845</text:p>
          </table:table-cell>
          <table:table-cell office:value-type="float" office:value="0.0632529240380594" calcext:value-type="float">
            <text:p>0.063252924</text:p>
          </table:table-cell>
          <table:table-cell office:value-type="float" office:value="-0.0223912425446122" calcext:value-type="float">
            <text:p>-0.0223912425</text:p>
          </table:table-cell>
          <table:table-cell office:value-type="float" office:value="0.312977804453438" calcext:value-type="float">
            <text:p>0.3129778045</text:p>
          </table:table-cell>
          <table:table-cell office:value-type="float" office:value="-0.118844723001472" calcext:value-type="float">
            <text:p>-0.118844723</text:p>
          </table:table-cell>
          <table:table-cell office:value-type="float" office:value="-0.294393905001016" calcext:value-type="float">
            <text:p>-0.294393905</text:p>
          </table:table-cell>
          <table:table-cell office:value-type="float" office:value="0.480791963567877" calcext:value-type="float">
            <text:p>0.4807919636</text:p>
          </table:table-cell>
          <table:table-cell office:value-type="float" office:value="-0.484192621517628" calcext:value-type="float">
            <text:p>-0.4841926215</text:p>
          </table:table-cell>
          <table:table-cell office:value-type="float" office:value="0.145854431311508" calcext:value-type="float">
            <text:p>0.1458544313</text:p>
          </table:table-cell>
          <table:table-cell office:value-type="float" office:value="-0.085468494186753" calcext:value-type="float">
            <text:p>-0.0854684942</text:p>
          </table:table-cell>
          <table:table-cell office:value-type="float" office:value="-0.804316603078626" calcext:value-type="float">
            <text:p>-0.8043166031</text:p>
          </table:table-cell>
          <table:table-cell office:value-type="float" office:value="0.399919770027646" calcext:value-type="float">
            <text:p>0.39991977</text:p>
          </table:table-cell>
          <table:table-cell office:value-type="float" office:value="-1.04799436654785" calcext:value-type="float">
            <text:p>-1.0479943665</text:p>
          </table:table-cell>
          <table:table-cell office:value-type="float" office:value="-0.490789192515749" calcext:value-type="float">
            <text:p>-0.49078919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" calcext:value-type="float">
            <text:p>259</text:p>
          </table:table-cell>
          <table:table-cell office:value-type="float" office:value="-0.942940340772634" calcext:value-type="float">
            <text:p>-0.9429403408</text:p>
          </table:table-cell>
          <table:table-cell office:value-type="float" office:value="0.206074135542738" calcext:value-type="float">
            <text:p>0.2060741355</text:p>
          </table:table-cell>
          <table:table-cell office:value-type="float" office:value="1.62599203301814" calcext:value-type="float">
            <text:p>1.625992033</text:p>
          </table:table-cell>
          <table:table-cell office:value-type="float" office:value="1.1083915715611" calcext:value-type="float">
            <text:p>1.1083915716</text:p>
          </table:table-cell>
          <table:table-cell office:value-type="float" office:value="0.875837899922657" calcext:value-type="float">
            <text:p>0.8758378999</text:p>
          </table:table-cell>
          <table:table-cell office:value-type="float" office:value="-1.21571631533529" calcext:value-type="float">
            <text:p>-1.2157163153</text:p>
          </table:table-cell>
          <table:table-cell office:value-type="float" office:value="0.271172621048145" calcext:value-type="float">
            <text:p>0.271172621</text:p>
          </table:table-cell>
          <table:table-cell office:value-type="float" office:value="-0.089238369063149" calcext:value-type="float">
            <text:p>-0.0892383691</text:p>
          </table:table-cell>
          <table:table-cell office:value-type="float" office:value="-0.75553916066198" calcext:value-type="float">
            <text:p>-0.7555391607</text:p>
          </table:table-cell>
          <table:table-cell office:value-type="float" office:value="-0.261729149556909" calcext:value-type="float">
            <text:p>-0.2617291496</text:p>
          </table:table-cell>
          <table:table-cell office:value-type="float" office:value="-0.37881234654172" calcext:value-type="float">
            <text:p>-0.3788123465</text:p>
          </table:table-cell>
          <table:table-cell office:value-type="float" office:value="0.119446954844474" calcext:value-type="float">
            <text:p>0.1194469548</text:p>
          </table:table-cell>
          <table:table-cell office:value-type="float" office:value="0.45333266625436" calcext:value-type="float">
            <text:p>0.4533326663</text:p>
          </table:table-cell>
          <table:table-cell office:value-type="float" office:value="0.258750399158194" calcext:value-type="float">
            <text:p>0.2587503992</text:p>
          </table:table-cell>
          <table:table-cell office:value-type="float" office:value="1.13874676184325" calcext:value-type="float">
            <text:p>1.1387467618</text:p>
          </table:table-cell>
          <table:table-cell office:value-type="float" office:value="-0.331053067748365" calcext:value-type="float">
            <text:p>-0.3310530677</text:p>
          </table:table-cell>
          <table:table-cell office:value-type="float" office:value="-0.146362627501872" calcext:value-type="float">
            <text:p>-0.1463626275</text:p>
          </table:table-cell>
          <table:table-cell office:value-type="float" office:value="0.0634922800608578" calcext:value-type="float">
            <text:p>0.0634922801</text:p>
          </table:table-cell>
          <table:table-cell office:value-type="float" office:value="0.460361871371355" calcext:value-type="float">
            <text:p>0.46036187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9" calcext:value-type="float">
            <text:p>259</text:p>
          </table:table-cell>
          <table:table-cell office:value-type="float" office:value="1.09506741758645" calcext:value-type="float">
            <text:p>1.0950674176</text:p>
          </table:table-cell>
          <table:table-cell office:value-type="float" office:value="-0.014392711873676" calcext:value-type="float">
            <text:p>-0.0143927119</text:p>
          </table:table-cell>
          <table:table-cell office:value-type="float" office:value="1.4085521053371" calcext:value-type="float">
            <text:p>1.4085521053</text:p>
          </table:table-cell>
          <table:table-cell office:value-type="float" office:value="1.26654595497494" calcext:value-type="float">
            <text:p>1.266545955</text:p>
          </table:table-cell>
          <table:table-cell office:value-type="float" office:value="-0.944750548960972" calcext:value-type="float">
            <text:p>-0.944750549</text:p>
          </table:table-cell>
          <table:table-cell office:value-type="float" office:value="0.0295778555402012" calcext:value-type="float">
            <text:p>0.0295778555</text:p>
          </table:table-cell>
          <table:table-cell office:value-type="float" office:value="-0.598514656274624" calcext:value-type="float">
            <text:p>-0.5985146563</text:p>
          </table:table-cell>
          <table:table-cell office:value-type="float" office:value="0.175290620846689" calcext:value-type="float">
            <text:p>0.1752906208</text:p>
          </table:table-cell>
          <table:table-cell office:value-type="float" office:value="0.485230980297051" calcext:value-type="float">
            <text:p>0.4852309803</text:p>
          </table:table-cell>
          <table:table-cell office:value-type="float" office:value="-0.0592393079665236" calcext:value-type="float">
            <text:p>-0.059239308</text:p>
          </table:table-cell>
          <table:table-cell office:value-type="float" office:value="1.23998859979243" calcext:value-type="float">
            <text:p>1.2399885998</text:p>
          </table:table-cell>
          <table:table-cell office:value-type="float" office:value="1.70394442100088" calcext:value-type="float">
            <text:p>1.703944421</text:p>
          </table:table-cell>
          <table:table-cell office:value-type="float" office:value="0.789333517666953" calcext:value-type="float">
            <text:p>0.7893335177</text:p>
          </table:table-cell>
          <table:table-cell office:value-type="float" office:value="-0.325086571570067" calcext:value-type="float">
            <text:p>-0.3250865716</text:p>
          </table:table-cell>
          <table:table-cell office:value-type="float" office:value="-0.633020578062678" calcext:value-type="float">
            <text:p>-0.6330205781</text:p>
          </table:table-cell>
          <table:table-cell office:value-type="float" office:value="0.174004832657164" calcext:value-type="float">
            <text:p>0.1740048327</text:p>
          </table:table-cell>
          <table:table-cell office:value-type="float" office:value="-0.47489538415665" calcext:value-type="float">
            <text:p>-0.4748953842</text:p>
          </table:table-cell>
          <table:table-cell office:value-type="float" office:value="0.25910843466382" calcext:value-type="float">
            <text:p>0.2591084347</text:p>
          </table:table-cell>
          <table:table-cell office:value-type="float" office:value="-0.00469356366433282" calcext:value-type="float">
            <text:p>-0.00469356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9" calcext:value-type="float">
            <text:p>259</text:p>
          </table:table-cell>
          <table:table-cell office:value-type="float" office:value="-1.56948528932408" calcext:value-type="float">
            <text:p>-1.5694852893</text:p>
          </table:table-cell>
          <table:table-cell office:value-type="float" office:value="-1.93213338318792" calcext:value-type="float">
            <text:p>-1.9321333832</text:p>
          </table:table-cell>
          <table:table-cell office:value-type="float" office:value="1.24920281590393" calcext:value-type="float">
            <text:p>1.2492028159</text:p>
          </table:table-cell>
          <table:table-cell office:value-type="float" office:value="-4.43421127971251" calcext:value-type="float">
            <text:p>-4.4342112797</text:p>
          </table:table-cell>
          <table:table-cell office:value-type="float" office:value="1.24428213917527" calcext:value-type="float">
            <text:p>1.2442821392</text:p>
          </table:table-cell>
          <table:table-cell office:value-type="float" office:value="0.402687981862756" calcext:value-type="float">
            <text:p>0.4026879819</text:p>
          </table:table-cell>
          <table:table-cell office:value-type="float" office:value="-0.649554377969176" calcext:value-type="float">
            <text:p>-0.649554378</text:p>
          </table:table-cell>
          <table:table-cell office:value-type="float" office:value="0.534755946210818" calcext:value-type="float">
            <text:p>0.5347559462</text:p>
          </table:table-cell>
          <table:table-cell office:value-type="float" office:value="0.88618316271529" calcext:value-type="float">
            <text:p>0.8861831627</text:p>
          </table:table-cell>
          <table:table-cell office:value-type="float" office:value="-1.27564936112657" calcext:value-type="float">
            <text:p>-1.2756493611</text:p>
          </table:table-cell>
          <table:table-cell office:value-type="float" office:value="1.52530374026844" calcext:value-type="float">
            <text:p>1.5253037403</text:p>
          </table:table-cell>
          <table:table-cell office:value-type="float" office:value="1.28699548985765" calcext:value-type="float">
            <text:p>1.2869954899</text:p>
          </table:table-cell>
          <table:table-cell office:value-type="float" office:value="-0.303788262405302" calcext:value-type="float">
            <text:p>-0.3037882624</text:p>
          </table:table-cell>
          <table:table-cell office:value-type="float" office:value="-0.149255372278823" calcext:value-type="float">
            <text:p>-0.1492553723</text:p>
          </table:table-cell>
          <table:table-cell office:value-type="float" office:value="0.514473637140459" calcext:value-type="float">
            <text:p>0.5144736371</text:p>
          </table:table-cell>
          <table:table-cell office:value-type="float" office:value="-3.1330933841581" calcext:value-type="float">
            <text:p>-3.1330933842</text:p>
          </table:table-cell>
          <table:table-cell office:value-type="float" office:value="0.4715875700176" calcext:value-type="float">
            <text:p>0.47158757</text:p>
          </table:table-cell>
          <table:table-cell office:value-type="float" office:value="0.110395401276008" calcext:value-type="float">
            <text:p>0.1103954013</text:p>
          </table:table-cell>
          <table:table-cell office:value-type="float" office:value="-2.32107725676917" calcext:value-type="float">
            <text:p>-2.32107725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9" calcext:value-type="float">
            <text:p>259</text:p>
          </table:table-cell>
          <table:table-cell office:value-type="float" office:value="-0.363607747775808" calcext:value-type="float">
            <text:p>-0.3636077478</text:p>
          </table:table-cell>
          <table:table-cell office:value-type="float" office:value="1.10400832581145" calcext:value-type="float">
            <text:p>1.1040083258</text:p>
          </table:table-cell>
          <table:table-cell office:value-type="float" office:value="1.30067845337774" calcext:value-type="float">
            <text:p>1.3006784534</text:p>
          </table:table-cell>
          <table:table-cell office:value-type="float" office:value="0.0703142964259812" calcext:value-type="float">
            <text:p>0.0703142964</text:p>
          </table:table-cell>
          <table:table-cell office:value-type="float" office:value="0.0751796632324312" calcext:value-type="float">
            <text:p>0.0751796632</text:p>
          </table:table-cell>
          <table:table-cell office:value-type="float" office:value="-1.01039638745644" calcext:value-type="float">
            <text:p>-1.0103963875</text:p>
          </table:table-cell>
          <table:table-cell office:value-type="float" office:value="0.683396194279067" calcext:value-type="float">
            <text:p>0.6833961943</text:p>
          </table:table-cell>
          <table:table-cell office:value-type="float" office:value="-0.0733779123558823" calcext:value-type="float">
            <text:p>-0.0733779124</text:p>
          </table:table-cell>
          <table:table-cell office:value-type="float" office:value="-0.401865789514364" calcext:value-type="float">
            <text:p>-0.4018657895</text:p>
          </table:table-cell>
          <table:table-cell office:value-type="float" office:value="-0.508232821974738" calcext:value-type="float">
            <text:p>-0.508232822</text:p>
          </table:table-cell>
          <table:table-cell office:value-type="float" office:value="-0.199288744730576" calcext:value-type="float">
            <text:p>-0.1992887447</text:p>
          </table:table-cell>
          <table:table-cell office:value-type="float" office:value="-0.0380781298940422" calcext:value-type="float">
            <text:p>-0.0380781299</text:p>
          </table:table-cell>
          <table:table-cell office:value-type="float" office:value="0.188826233319192" calcext:value-type="float">
            <text:p>0.1888262333</text:p>
          </table:table-cell>
          <table:table-cell office:value-type="float" office:value="-0.441824902046129" calcext:value-type="float">
            <text:p>-0.441824902</text:p>
          </table:table-cell>
          <table:table-cell office:value-type="float" office:value="0.887319497241928" calcext:value-type="float">
            <text:p>0.8873194972</text:p>
          </table:table-cell>
          <table:table-cell office:value-type="float" office:value="0.377647533489026" calcext:value-type="float">
            <text:p>0.3776475335</text:p>
          </table:table-cell>
          <table:table-cell office:value-type="float" office:value="0.0055531477900535" calcext:value-type="float">
            <text:p>0.0055531478</text:p>
          </table:table-cell>
          <table:table-cell office:value-type="float" office:value="-0.147300475446914" calcext:value-type="float">
            <text:p>-0.1473004754</text:p>
          </table:table-cell>
          <table:table-cell office:value-type="float" office:value="-0.0909211632091689" calcext:value-type="float">
            <text:p>-0.09092116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60" calcext:value-type="float">
            <text:p>260</text:p>
          </table:table-cell>
          <table:table-cell office:value-type="float" office:value="1.45590577026253" calcext:value-type="float">
            <text:p>1.4559057703</text:p>
          </table:table-cell>
          <table:table-cell office:value-type="float" office:value="-0.928378048473089" calcext:value-type="float">
            <text:p>-0.9283780485</text:p>
          </table:table-cell>
          <table:table-cell office:value-type="float" office:value="0.353459042816645" calcext:value-type="float">
            <text:p>0.3534590428</text:p>
          </table:table-cell>
          <table:table-cell office:value-type="float" office:value="-1.37786655052322" calcext:value-type="float">
            <text:p>-1.3778665505</text:p>
          </table:table-cell>
          <table:table-cell office:value-type="float" office:value="-1.23313331779387" calcext:value-type="float">
            <text:p>-1.2331333178</text:p>
          </table:table-cell>
          <table:table-cell office:value-type="float" office:value="-0.600292233865782" calcext:value-type="float">
            <text:p>-0.6002922339</text:p>
          </table:table-cell>
          <table:table-cell office:value-type="float" office:value="-0.817625523237282" calcext:value-type="float">
            <text:p>-0.8176255232</text:p>
          </table:table-cell>
          <table:table-cell office:value-type="float" office:value="-0.185506986250968" calcext:value-type="float">
            <text:p>-0.1855069863</text:p>
          </table:table-cell>
          <table:table-cell office:value-type="float" office:value="-2.05366459112701" calcext:value-type="float">
            <text:p>-2.0536645911</text:p>
          </table:table-cell>
          <table:table-cell office:value-type="float" office:value="1.36286994081946" calcext:value-type="float">
            <text:p>1.3628699408</text:p>
          </table:table-cell>
          <table:table-cell office:value-type="float" office:value="-0.0739967053346723" calcext:value-type="float">
            <text:p>-0.0739967053</text:p>
          </table:table-cell>
          <table:table-cell office:value-type="float" office:value="-0.324252191651714" calcext:value-type="float">
            <text:p>-0.3242521917</text:p>
          </table:table-cell>
          <table:table-cell office:value-type="float" office:value="1.27770491557496" calcext:value-type="float">
            <text:p>1.2777049156</text:p>
          </table:table-cell>
          <table:table-cell office:value-type="float" office:value="-0.378084971530154" calcext:value-type="float">
            <text:p>-0.3780849715</text:p>
          </table:table-cell>
          <table:table-cell office:value-type="float" office:value="0.67845005682556" calcext:value-type="float">
            <text:p>0.6784500568</text:p>
          </table:table-cell>
          <table:table-cell office:value-type="float" office:value="-0.763978915448859" calcext:value-type="float">
            <text:p>-0.7639789154</text:p>
          </table:table-cell>
          <table:table-cell office:value-type="float" office:value="0.770637035805175" calcext:value-type="float">
            <text:p>0.7706370358</text:p>
          </table:table-cell>
          <table:table-cell office:value-type="float" office:value="-0.774297121912426" calcext:value-type="float">
            <text:p>-0.7742971219</text:p>
          </table:table-cell>
          <table:table-cell office:value-type="float" office:value="-0.517623063314901" calcext:value-type="float">
            <text:p>-0.51762306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0" calcext:value-type="float">
            <text:p>260</text:p>
          </table:table-cell>
          <table:table-cell office:value-type="float" office:value="1.02670174848364" calcext:value-type="float">
            <text:p>1.0267017485</text:p>
          </table:table-cell>
          <table:table-cell office:value-type="float" office:value="-0.661664688010336" calcext:value-type="float">
            <text:p>-0.661664688</text:p>
          </table:table-cell>
          <table:table-cell office:value-type="float" office:value="0.897600900117317" calcext:value-type="float">
            <text:p>0.8976009001</text:p>
          </table:table-cell>
          <table:table-cell office:value-type="float" office:value="0.144402801485886" calcext:value-type="float">
            <text:p>0.1444028015</text:p>
          </table:table-cell>
          <table:table-cell office:value-type="float" office:value="-1.10520536056042" calcext:value-type="float">
            <text:p>-1.1052053606</text:p>
          </table:table-cell>
          <table:table-cell office:value-type="float" office:value="0.0202450821163564" calcext:value-type="float">
            <text:p>0.0202450821</text:p>
          </table:table-cell>
          <table:table-cell office:value-type="float" office:value="-0.707266806484984" calcext:value-type="float">
            <text:p>-0.7072668065</text:p>
          </table:table-cell>
          <table:table-cell office:value-type="float" office:value="0.195918327836257" calcext:value-type="float">
            <text:p>0.1959183278</text:p>
          </table:table-cell>
          <table:table-cell office:value-type="float" office:value="0.743371434927931" calcext:value-type="float">
            <text:p>0.7433714349</text:p>
          </table:table-cell>
          <table:table-cell office:value-type="float" office:value="-0.118938660818722" calcext:value-type="float">
            <text:p>-0.1189386608</text:p>
          </table:table-cell>
          <table:table-cell office:value-type="float" office:value="0.741294501124653" calcext:value-type="float">
            <text:p>0.7412945011</text:p>
          </table:table-cell>
          <table:table-cell office:value-type="float" office:value="0.603257301381508" calcext:value-type="float">
            <text:p>0.6032573014</text:p>
          </table:table-cell>
          <table:table-cell office:value-type="float" office:value="-0.421646961829807" calcext:value-type="float">
            <text:p>-0.4216469618</text:p>
          </table:table-cell>
          <table:table-cell office:value-type="float" office:value="-0.0428924260270339" calcext:value-type="float">
            <text:p>-0.042892426</text:p>
          </table:table-cell>
          <table:table-cell office:value-type="float" office:value="0.0904114217343032" calcext:value-type="float">
            <text:p>0.0904114217</text:p>
          </table:table-cell>
          <table:table-cell office:value-type="float" office:value="0.694674045141716" calcext:value-type="float">
            <text:p>0.6946740451</text:p>
          </table:table-cell>
          <table:table-cell office:value-type="float" office:value="-0.590144596642845" calcext:value-type="float">
            <text:p>-0.5901445966</text:p>
          </table:table-cell>
          <table:table-cell office:value-type="float" office:value="0.572237291162171" calcext:value-type="float">
            <text:p>0.5722372912</text:p>
          </table:table-cell>
          <table:table-cell office:value-type="float" office:value="0.329715853932393" calcext:value-type="float">
            <text:p>0.32971585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0" calcext:value-type="float">
            <text:p>260</text:p>
          </table:table-cell>
          <table:table-cell office:value-type="float" office:value="1.07522901074671" calcext:value-type="float">
            <text:p>1.0752290107</text:p>
          </table:table-cell>
          <table:table-cell office:value-type="float" office:value="-0.335339468401815" calcext:value-type="float">
            <text:p>-0.3353394684</text:p>
          </table:table-cell>
          <table:table-cell office:value-type="float" office:value="1.68046794156071" calcext:value-type="float">
            <text:p>1.6804679416</text:p>
          </table:table-cell>
          <table:table-cell office:value-type="float" office:value="1.19209838750851" calcext:value-type="float">
            <text:p>1.1920983875</text:p>
          </table:table-cell>
          <table:table-cell office:value-type="float" office:value="-1.27053076158913" calcext:value-type="float">
            <text:p>-1.2705307616</text:p>
          </table:table-cell>
          <table:table-cell office:value-type="float" office:value="0.313498287545133" calcext:value-type="float">
            <text:p>0.3134982875</text:p>
          </table:table-cell>
          <table:table-cell office:value-type="float" office:value="-0.871024861700028" calcext:value-type="float">
            <text:p>-0.8710248617</text:p>
          </table:table-cell>
          <table:table-cell office:value-type="float" office:value="0.235401729174138" calcext:value-type="float">
            <text:p>0.2354017292</text:p>
          </table:table-cell>
          <table:table-cell office:value-type="float" office:value="1.31526083905706" calcext:value-type="float">
            <text:p>1.3152608391</text:p>
          </table:table-cell>
          <table:table-cell office:value-type="float" office:value="-0.478206972426508" calcext:value-type="float">
            <text:p>-0.4782069724</text:p>
          </table:table-cell>
          <table:table-cell office:value-type="float" office:value="-0.37061266105676" calcext:value-type="float">
            <text:p>-0.3706126611</text:p>
          </table:table-cell>
          <table:table-cell office:value-type="float" office:value="1.50674886073461" calcext:value-type="float">
            <text:p>1.5067488607</text:p>
          </table:table-cell>
          <table:table-cell office:value-type="float" office:value="0.848506498233365" calcext:value-type="float">
            <text:p>0.8485064982</text:p>
          </table:table-cell>
          <table:table-cell office:value-type="float" office:value="-1.06777936318678" calcext:value-type="float">
            <text:p>-1.0677793632</text:p>
          </table:table-cell>
          <table:table-cell office:value-type="float" office:value="-1.10596607600193" calcext:value-type="float">
            <text:p>-1.105966076</text:p>
          </table:table-cell>
          <table:table-cell office:value-type="float" office:value="-0.941599860981155" calcext:value-type="float">
            <text:p>-0.941599861</text:p>
          </table:table-cell>
          <table:table-cell office:value-type="float" office:value="0.710495611842687" calcext:value-type="float">
            <text:p>0.7104956118</text:p>
          </table:table-cell>
          <table:table-cell office:value-type="float" office:value="-1.05734797926021" calcext:value-type="float">
            <text:p>-1.0573479793</text:p>
          </table:table-cell>
          <table:table-cell office:value-type="float" office:value="-0.295389514150509" calcext:value-type="float">
            <text:p>-0.29538951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1" calcext:value-type="float">
            <text:p>261</text:p>
          </table:table-cell>
          <table:table-cell office:value-type="float" office:value="1.26032783148891" calcext:value-type="float">
            <text:p>1.2603278315</text:p>
          </table:table-cell>
          <table:table-cell office:value-type="float" office:value="0.299160897502296" calcext:value-type="float">
            <text:p>0.2991608975</text:p>
          </table:table-cell>
          <table:table-cell office:value-type="float" office:value="0.527681133046703" calcext:value-type="float">
            <text:p>0.527681133</text:p>
          </table:table-cell>
          <table:table-cell office:value-type="float" office:value="0.614898903395385" calcext:value-type="float">
            <text:p>0.6148989034</text:p>
          </table:table-cell>
          <table:table-cell office:value-type="float" office:value="-0.420591872514502" calcext:value-type="float">
            <text:p>-0.4205918725</text:p>
          </table:table-cell>
          <table:table-cell office:value-type="float" office:value="-0.977533147085913" calcext:value-type="float">
            <text:p>-0.9775331471</text:p>
          </table:table-cell>
          <table:table-cell office:value-type="float" office:value="0.108485268133809" calcext:value-type="float">
            <text:p>0.1084852681</text:p>
          </table:table-cell>
          <table:table-cell office:value-type="float" office:value="-0.244502212466467" calcext:value-type="float">
            <text:p>-0.2445022125</text:p>
          </table:table-cell>
          <table:table-cell office:value-type="float" office:value="-0.0583164122638439" calcext:value-type="float">
            <text:p>-0.0583164123</text:p>
          </table:table-cell>
          <table:table-cell office:value-type="float" office:value="-0.0858278316986933" calcext:value-type="float">
            <text:p>-0.0858278317</text:p>
          </table:table-cell>
          <table:table-cell office:value-type="float" office:value="-0.0983626719361133" calcext:value-type="float">
            <text:p>-0.0983626719</text:p>
          </table:table-cell>
          <table:table-cell office:value-type="float" office:value="0.732373957528806" calcext:value-type="float">
            <text:p>0.7323739575</text:p>
          </table:table-cell>
          <table:table-cell office:value-type="float" office:value="0.996718048182297" calcext:value-type="float">
            <text:p>0.9967180482</text:p>
          </table:table-cell>
          <table:table-cell office:value-type="float" office:value="0.10373332366365" calcext:value-type="float">
            <text:p>0.1037333237</text:p>
          </table:table-cell>
          <table:table-cell office:value-type="float" office:value="0.956963773137959" calcext:value-type="float">
            <text:p>0.9569637731</text:p>
          </table:table-cell>
          <table:table-cell office:value-type="float" office:value="0.270445474175818" calcext:value-type="float">
            <text:p>0.2704454742</text:p>
          </table:table-cell>
          <table:table-cell office:value-type="float" office:value="-0.461479594145256" calcext:value-type="float">
            <text:p>-0.4614795941</text:p>
          </table:table-cell>
          <table:table-cell office:value-type="float" office:value="-0.626390247200473" calcext:value-type="float">
            <text:p>-0.6263902472</text:p>
          </table:table-cell>
          <table:table-cell office:value-type="float" office:value="-0.124085428874547" calcext:value-type="float">
            <text:p>-0.12408542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3" calcext:value-type="float">
            <text:p>263</text:p>
          </table:table-cell>
          <table:table-cell office:value-type="float" office:value="1.1436489111363" calcext:value-type="float">
            <text:p>1.1436489111</text:p>
          </table:table-cell>
          <table:table-cell office:value-type="float" office:value="0.128210203259278" calcext:value-type="float">
            <text:p>0.1282102033</text:p>
          </table:table-cell>
          <table:table-cell office:value-type="float" office:value="0.407255475069125" calcext:value-type="float">
            <text:p>0.4072554751</text:p>
          </table:table-cell>
          <table:table-cell office:value-type="float" office:value="1.16095009233083" calcext:value-type="float">
            <text:p>1.1609500923</text:p>
          </table:table-cell>
          <table:table-cell office:value-type="float" office:value="-0.504531513829593" calcext:value-type="float">
            <text:p>-0.5045315138</text:p>
          </table:table-cell>
          <table:table-cell office:value-type="float" office:value="-0.904842966368683" calcext:value-type="float">
            <text:p>-0.9048429664</text:p>
          </table:table-cell>
          <table:table-cell office:value-type="float" office:value="0.111993061608728" calcext:value-type="float">
            <text:p>0.1119930616</text:p>
          </table:table-cell>
          <table:table-cell office:value-type="float" office:value="-0.151667474595817" calcext:value-type="float">
            <text:p>-0.1516674746</text:p>
          </table:table-cell>
          <table:table-cell office:value-type="float" office:value="0.180408481290141" calcext:value-type="float">
            <text:p>0.1804084813</text:p>
          </table:table-cell>
          <table:table-cell office:value-type="float" office:value="0.00102660140963807" calcext:value-type="float">
            <text:p>0.0010266014</text:p>
          </table:table-cell>
          <table:table-cell office:value-type="float" office:value="-0.511755309866379" calcext:value-type="float">
            <text:p>-0.5117553099</text:p>
          </table:table-cell>
          <table:table-cell office:value-type="float" office:value="-0.233763135474399" calcext:value-type="float">
            <text:p>-0.2337631355</text:p>
          </table:table-cell>
          <table:table-cell office:value-type="float" office:value="-0.814985243438304" calcext:value-type="float">
            <text:p>-0.8149852434</text:p>
          </table:table-cell>
          <table:table-cell office:value-type="float" office:value="0.513246951494807" calcext:value-type="float">
            <text:p>0.5132469515</text:p>
          </table:table-cell>
          <table:table-cell office:value-type="float" office:value="1.12110996981095" calcext:value-type="float">
            <text:p>1.1211099698</text:p>
          </table:table-cell>
          <table:table-cell office:value-type="float" office:value="0.219196916217105" calcext:value-type="float">
            <text:p>0.2191969162</text:p>
          </table:table-cell>
          <table:table-cell office:value-type="float" office:value="-0.424028279861744" calcext:value-type="float">
            <text:p>-0.4240282799</text:p>
          </table:table-cell>
          <table:table-cell office:value-type="float" office:value="-0.0523622186855242" calcext:value-type="float">
            <text:p>-0.0523622187</text:p>
          </table:table-cell>
          <table:table-cell office:value-type="float" office:value="-0.382037399808277" calcext:value-type="float">
            <text:p>-0.38203739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5" calcext:value-type="float">
            <text:p>265</text:p>
          </table:table-cell>
          <table:table-cell office:value-type="float" office:value="-0.293838835769698" calcext:value-type="float">
            <text:p>-0.2938388358</text:p>
          </table:table-cell>
          <table:table-cell office:value-type="float" office:value="-0.0443689221292096" calcext:value-type="float">
            <text:p>-0.0443689221</text:p>
          </table:table-cell>
          <table:table-cell office:value-type="float" office:value="1.09314553232732" calcext:value-type="float">
            <text:p>1.0931455323</text:p>
          </table:table-cell>
          <table:table-cell office:value-type="float" office:value="-1.57647312093224" calcext:value-type="float">
            <text:p>-1.5764731209</text:p>
          </table:table-cell>
          <table:table-cell office:value-type="float" office:value="-0.10749177274586" calcext:value-type="float">
            <text:p>-0.1074917727</text:p>
          </table:table-cell>
          <table:table-cell office:value-type="float" office:value="-0.791217447993164" calcext:value-type="float">
            <text:p>-0.791217448</text:p>
          </table:table-cell>
          <table:table-cell office:value-type="float" office:value="0.291465483125819" calcext:value-type="float">
            <text:p>0.2914654831</text:p>
          </table:table-cell>
          <table:table-cell office:value-type="float" office:value="-0.09316391236431" calcext:value-type="float">
            <text:p>-0.0931639124</text:p>
          </table:table-cell>
          <table:table-cell office:value-type="float" office:value="-1.40636581337182" calcext:value-type="float">
            <text:p>-1.4063658134</text:p>
          </table:table-cell>
          <table:table-cell office:value-type="float" office:value="0.0610245669919252" calcext:value-type="float">
            <text:p>0.061024567</text:p>
          </table:table-cell>
          <table:table-cell office:value-type="float" office:value="-0.464045941824844" calcext:value-type="float">
            <text:p>-0.4640459418</text:p>
          </table:table-cell>
          <table:table-cell office:value-type="float" office:value="-0.111047282917685" calcext:value-type="float">
            <text:p>-0.1110472829</text:p>
          </table:table-cell>
          <table:table-cell office:value-type="float" office:value="0.566392854079351" calcext:value-type="float">
            <text:p>0.5663928541</text:p>
          </table:table-cell>
          <table:table-cell office:value-type="float" office:value="-0.0450355426540222" calcext:value-type="float">
            <text:p>-0.0450355427</text:p>
          </table:table-cell>
          <table:table-cell office:value-type="float" office:value="0.383371561398139" calcext:value-type="float">
            <text:p>0.3833715614</text:p>
          </table:table-cell>
          <table:table-cell office:value-type="float" office:value="-1.45761634911991" calcext:value-type="float">
            <text:p>-1.4576163491</text:p>
          </table:table-cell>
          <table:table-cell office:value-type="float" office:value="-0.0349080198013659" calcext:value-type="float">
            <text:p>-0.0349080198</text:p>
          </table:table-cell>
          <table:table-cell office:value-type="float" office:value="0.466330848776022" calcext:value-type="float">
            <text:p>0.4663308488</text:p>
          </table:table-cell>
          <table:table-cell office:value-type="float" office:value="-1.72644851446631" calcext:value-type="float">
            <text:p>-1.72644851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5" calcext:value-type="float">
            <text:p>265</text:p>
          </table:table-cell>
          <table:table-cell office:value-type="float" office:value="-0.561092494127646" calcext:value-type="float">
            <text:p>-0.5610924941</text:p>
          </table:table-cell>
          <table:table-cell office:value-type="float" office:value="0.508697738345598" calcext:value-type="float">
            <text:p>0.5086977383</text:p>
          </table:table-cell>
          <table:table-cell office:value-type="float" office:value="1.42846359494921" calcext:value-type="float">
            <text:p>1.4284635949</text:p>
          </table:table-cell>
          <table:table-cell office:value-type="float" office:value="1.26164025013815" calcext:value-type="float">
            <text:p>1.2616402501</text:p>
          </table:table-cell>
          <table:table-cell office:value-type="float" office:value="0.617083159904227" calcext:value-type="float">
            <text:p>0.6170831599</text:p>
          </table:table-cell>
          <table:table-cell office:value-type="float" office:value="-0.226754819387607" calcext:value-type="float">
            <text:p>-0.2267548194</text:p>
          </table:table-cell>
          <table:table-cell office:value-type="float" office:value="0.407580628547311" calcext:value-type="float">
            <text:p>0.4075806285</text:p>
          </table:table-cell>
          <table:table-cell office:value-type="float" office:value="0.0784107770517417" calcext:value-type="float">
            <text:p>0.0784107771</text:p>
          </table:table-cell>
          <table:table-cell office:value-type="float" office:value="-0.331848785444176" calcext:value-type="float">
            <text:p>-0.3318487854</text:p>
          </table:table-cell>
          <table:table-cell office:value-type="float" office:value="-0.328413637918653" calcext:value-type="float">
            <text:p>-0.3284136379</text:p>
          </table:table-cell>
          <table:table-cell office:value-type="float" office:value="-0.666642063918902" calcext:value-type="float">
            <text:p>-0.6666420639</text:p>
          </table:table-cell>
          <table:table-cell office:value-type="float" office:value="0.265367414111343" calcext:value-type="float">
            <text:p>0.2653674141</text:p>
          </table:table-cell>
          <table:table-cell office:value-type="float" office:value="-0.0464517149644113" calcext:value-type="float">
            <text:p>-0.046451715</text:p>
          </table:table-cell>
          <table:table-cell office:value-type="float" office:value="0.0296300970509606" calcext:value-type="float">
            <text:p>0.0296300971</text:p>
          </table:table-cell>
          <table:table-cell office:value-type="float" office:value="0.00649616376492319" calcext:value-type="float">
            <text:p>0.0064961638</text:p>
          </table:table-cell>
          <table:table-cell office:value-type="float" office:value="-1.10955222141736" calcext:value-type="float">
            <text:p>-1.1095522214</text:p>
          </table:table-cell>
          <table:table-cell office:value-type="float" office:value="0.505925318293419" calcext:value-type="float">
            <text:p>0.5059253183</text:p>
          </table:table-cell>
          <table:table-cell office:value-type="float" office:value="-0.708276221469966" calcext:value-type="float">
            <text:p>-0.7082762215</text:p>
          </table:table-cell>
          <table:table-cell office:value-type="float" office:value="0.437556712953826" calcext:value-type="float">
            <text:p>0.4375567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5" calcext:value-type="float">
            <text:p>265</text:p>
          </table:table-cell>
          <table:table-cell office:value-type="float" office:value="-0.491003017302294" calcext:value-type="float">
            <text:p>-0.4910030173</text:p>
          </table:table-cell>
          <table:table-cell office:value-type="float" office:value="0.906952627077483" calcext:value-type="float">
            <text:p>0.9069526271</text:p>
          </table:table-cell>
          <table:table-cell office:value-type="float" office:value="1.64542281975857" calcext:value-type="float">
            <text:p>1.6454228198</text:p>
          </table:table-cell>
          <table:table-cell office:value-type="float" office:value="-0.0835311021938869" calcext:value-type="float">
            <text:p>-0.0835311022</text:p>
          </table:table-cell>
          <table:table-cell office:value-type="float" office:value="-0.195560099221421" calcext:value-type="float">
            <text:p>-0.1955600992</text:p>
          </table:table-cell>
          <table:table-cell office:value-type="float" office:value="-0.710165000567951" calcext:value-type="float">
            <text:p>-0.7101650006</text:p>
          </table:table-cell>
          <table:table-cell office:value-type="float" office:value="0.559118538140669" calcext:value-type="float">
            <text:p>0.5591185381</text:p>
          </table:table-cell>
          <table:table-cell office:value-type="float" office:value="0.11634025149828" calcext:value-type="float">
            <text:p>0.1163402515</text:p>
          </table:table-cell>
          <table:table-cell office:value-type="float" office:value="-0.538190203722305" calcext:value-type="float">
            <text:p>-0.5381902037</text:p>
          </table:table-cell>
          <table:table-cell office:value-type="float" office:value="-0.122023316581271" calcext:value-type="float">
            <text:p>-0.1220233166</text:p>
          </table:table-cell>
          <table:table-cell office:value-type="float" office:value="1.33297073086808" calcext:value-type="float">
            <text:p>1.3329707309</text:p>
          </table:table-cell>
          <table:table-cell office:value-type="float" office:value="0.24154718539358" calcext:value-type="float">
            <text:p>0.2415471854</text:p>
          </table:table-cell>
          <table:table-cell office:value-type="float" office:value="-0.960824737330713" calcext:value-type="float">
            <text:p>-0.9608247373</text:p>
          </table:table-cell>
          <table:table-cell office:value-type="float" office:value="0.526002678860792" calcext:value-type="float">
            <text:p>0.5260026789</text:p>
          </table:table-cell>
          <table:table-cell office:value-type="float" office:value="0.22936824295849" calcext:value-type="float">
            <text:p>0.229368243</text:p>
          </table:table-cell>
          <table:table-cell office:value-type="float" office:value="0.377199880619456" calcext:value-type="float">
            <text:p>0.3771998806</text:p>
          </table:table-cell>
          <table:table-cell office:value-type="float" office:value="-0.520008382536953" calcext:value-type="float">
            <text:p>-0.5200083825</text:p>
          </table:table-cell>
          <table:table-cell office:value-type="float" office:value="0.186335971636626" calcext:value-type="float">
            <text:p>0.1863359716</text:p>
          </table:table-cell>
          <table:table-cell office:value-type="float" office:value="0.230867162187187" calcext:value-type="float">
            <text:p>0.23086716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5" calcext:value-type="float">
            <text:p>265</text:p>
          </table:table-cell>
          <table:table-cell office:value-type="float" office:value="0.0736314815543283" calcext:value-type="float">
            <text:p>0.0736314816</text:p>
          </table:table-cell>
          <table:table-cell office:value-type="float" office:value="1.05120732881086" calcext:value-type="float">
            <text:p>1.0512073288</text:p>
          </table:table-cell>
          <table:table-cell office:value-type="float" office:value="-0.281222562312929" calcext:value-type="float">
            <text:p>-0.2812225623</text:p>
          </table:table-cell>
          <table:table-cell office:value-type="float" office:value="0.853748807590715" calcext:value-type="float">
            <text:p>0.8537488076</text:p>
          </table:table-cell>
          <table:table-cell office:value-type="float" office:value="1.06596573828071" calcext:value-type="float">
            <text:p>1.0659657383</text:p>
          </table:table-cell>
          <table:table-cell office:value-type="float" office:value="1.21919718953887" calcext:value-type="float">
            <text:p>1.2191971895</text:p>
          </table:table-cell>
          <table:table-cell office:value-type="float" office:value="-1.22559690620603" calcext:value-type="float">
            <text:p>-1.2255969062</text:p>
          </table:table-cell>
          <table:table-cell office:value-type="float" office:value="-2.26221427402844" calcext:value-type="float">
            <text:p>-2.262214274</text:p>
          </table:table-cell>
          <table:table-cell office:value-type="float" office:value="-0.584441019330888" calcext:value-type="float">
            <text:p>-0.5844410193</text:p>
          </table:table-cell>
          <table:table-cell office:value-type="float" office:value="-1.41876941306741" calcext:value-type="float">
            <text:p>-1.4187694131</text:p>
          </table:table-cell>
          <table:table-cell office:value-type="float" office:value="0.958529021086631" calcext:value-type="float">
            <text:p>0.9585290211</text:p>
          </table:table-cell>
          <table:table-cell office:value-type="float" office:value="0.890147180382082" calcext:value-type="float">
            <text:p>0.8901471804</text:p>
          </table:table-cell>
          <table:table-cell office:value-type="float" office:value="0.275971998211261" calcext:value-type="float">
            <text:p>0.2759719982</text:p>
          </table:table-cell>
          <table:table-cell office:value-type="float" office:value="-0.613831959400157" calcext:value-type="float">
            <text:p>-0.6138319594</text:p>
          </table:table-cell>
          <table:table-cell office:value-type="float" office:value="1.83759091150688" calcext:value-type="float">
            <text:p>1.8375909115</text:p>
          </table:table-cell>
          <table:table-cell office:value-type="float" office:value="-0.600710684007338" calcext:value-type="float">
            <text:p>-0.600710684</text:p>
          </table:table-cell>
          <table:table-cell office:value-type="float" office:value="1.9188180377973" calcext:value-type="float">
            <text:p>1.9188180378</text:p>
          </table:table-cell>
          <table:table-cell office:value-type="float" office:value="-1.53381504905032" calcext:value-type="float">
            <text:p>-1.5338150491</text:p>
          </table:table-cell>
          <table:table-cell office:value-type="float" office:value="-2.47960368486378" calcext:value-type="float">
            <text:p>-2.47960368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6" calcext:value-type="float">
            <text:p>266</text:p>
          </table:table-cell>
          <table:table-cell office:value-type="float" office:value="-2.56496104960942" calcext:value-type="float">
            <text:p>-2.5649610496</text:p>
          </table:table-cell>
          <table:table-cell office:value-type="float" office:value="2.47098454163356" calcext:value-type="float">
            <text:p>2.4709845416</text:p>
          </table:table-cell>
          <table:table-cell office:value-type="float" office:value="2.64941697024535" calcext:value-type="float">
            <text:p>2.6494169702</text:p>
          </table:table-cell>
          <table:table-cell office:value-type="float" office:value="-1.56425570856864" calcext:value-type="float">
            <text:p>-1.5642557086</text:p>
          </table:table-cell>
          <table:table-cell office:value-type="float" office:value="1.79429703898473" calcext:value-type="float">
            <text:p>1.794297039</text:p>
          </table:table-cell>
          <table:table-cell office:value-type="float" office:value="-0.614741707014684" calcext:value-type="float">
            <text:p>-0.614741707</text:p>
          </table:table-cell>
          <table:table-cell office:value-type="float" office:value="4.18590625716717" calcext:value-type="float">
            <text:p>4.1859062572</text:p>
          </table:table-cell>
          <table:table-cell office:value-type="float" office:value="-3.85535901492996" calcext:value-type="float">
            <text:p>-3.8553590149</text:p>
          </table:table-cell>
          <table:table-cell office:value-type="float" office:value="5.43663339611854" calcext:value-type="float">
            <text:p>5.4366333961</text:p>
          </table:table-cell>
          <table:table-cell office:value-type="float" office:value="8.73745780611353" calcext:value-type="float">
            <text:p>8.7374578061</text:p>
          </table:table-cell>
          <table:table-cell office:value-type="float" office:value="1.68296295839224" calcext:value-type="float">
            <text:p>1.6829629584</text:p>
          </table:table-cell>
          <table:table-cell office:value-type="float" office:value="-1.30953568707587" calcext:value-type="float">
            <text:p>-1.3095356871</text:p>
          </table:table-cell>
          <table:table-cell office:value-type="float" office:value="-0.052481298491655" calcext:value-type="float">
            <text:p>-0.0524812985</text:p>
          </table:table-cell>
          <table:table-cell office:value-type="float" office:value="-4.8907163871643" calcext:value-type="float">
            <text:p>-4.8907163872</text:p>
          </table:table-cell>
          <table:table-cell office:value-type="float" office:value="1.60814071979663" calcext:value-type="float">
            <text:p>1.6081407198</text:p>
          </table:table-cell>
          <table:table-cell office:value-type="float" office:value="-1.6660779799987" calcext:value-type="float">
            <text:p>-1.66607798</text:p>
          </table:table-cell>
          <table:table-cell office:value-type="float" office:value="-2.43592142509309" calcext:value-type="float">
            <text:p>-2.4359214251</text:p>
          </table:table-cell>
          <table:table-cell office:value-type="float" office:value="-1.16940153003904" calcext:value-type="float">
            <text:p>-1.16940153</text:p>
          </table:table-cell>
          <table:table-cell office:value-type="float" office:value="-0.428481920784028" calcext:value-type="float">
            <text:p>-0.42848192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6" calcext:value-type="float">
            <text:p>266</text:p>
          </table:table-cell>
          <table:table-cell office:value-type="float" office:value="1.28967251653565" calcext:value-type="float">
            <text:p>1.2896725165</text:p>
          </table:table-cell>
          <table:table-cell office:value-type="float" office:value="-0.694399380236063" calcext:value-type="float">
            <text:p>-0.6943993802</text:p>
          </table:table-cell>
          <table:table-cell office:value-type="float" office:value="0.986683479929567" calcext:value-type="float">
            <text:p>0.9866834799</text:p>
          </table:table-cell>
          <table:table-cell office:value-type="float" office:value="-0.626997062055679" calcext:value-type="float">
            <text:p>-0.6269970621</text:p>
          </table:table-cell>
          <table:table-cell office:value-type="float" office:value="-1.56174079494238" calcext:value-type="float">
            <text:p>-1.5617407949</text:p>
          </table:table-cell>
          <table:table-cell office:value-type="float" office:value="-0.612823745212234" calcext:value-type="float">
            <text:p>-0.6128237452</text:p>
          </table:table-cell>
          <table:table-cell office:value-type="float" office:value="-0.94903729043489" calcext:value-type="float">
            <text:p>-0.9490372904</text:p>
          </table:table-cell>
          <table:table-cell office:value-type="float" office:value="0.0688716361592622" calcext:value-type="float">
            <text:p>0.0688716362</text:p>
          </table:table-cell>
          <table:table-cell office:value-type="float" office:value="-0.744015779314504" calcext:value-type="float">
            <text:p>-0.7440157793</text:p>
          </table:table-cell>
          <table:table-cell office:value-type="float" office:value="0.82556819194312" calcext:value-type="float">
            <text:p>0.8255681919</text:p>
          </table:table-cell>
          <table:table-cell office:value-type="float" office:value="1.27746260367522" calcext:value-type="float">
            <text:p>1.2774626037</text:p>
          </table:table-cell>
          <table:table-cell office:value-type="float" office:value="0.281343680597554" calcext:value-type="float">
            <text:p>0.2813436806</text:p>
          </table:table-cell>
          <table:table-cell office:value-type="float" office:value="-0.368153738330552" calcext:value-type="float">
            <text:p>-0.3681537383</text:p>
          </table:table-cell>
          <table:table-cell office:value-type="float" office:value="0.218534880955636" calcext:value-type="float">
            <text:p>0.218534881</text:p>
          </table:table-cell>
          <table:table-cell office:value-type="float" office:value="0.578279944270949" calcext:value-type="float">
            <text:p>0.5782799443</text:p>
          </table:table-cell>
          <table:table-cell office:value-type="float" office:value="-0.719648947596954" calcext:value-type="float">
            <text:p>-0.7196489476</text:p>
          </table:table-cell>
          <table:table-cell office:value-type="float" office:value="-0.341212434716486" calcext:value-type="float">
            <text:p>-0.3412124347</text:p>
          </table:table-cell>
          <table:table-cell office:value-type="float" office:value="1.58247228264864" calcext:value-type="float">
            <text:p>1.5824722826</text:p>
          </table:table-cell>
          <table:table-cell office:value-type="float" office:value="-0.667818510229784" calcext:value-type="float">
            <text:p>-0.66781851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6" calcext:value-type="float">
            <text:p>266</text:p>
          </table:table-cell>
          <table:table-cell office:value-type="float" office:value="0.982539103625625" calcext:value-type="float">
            <text:p>0.9825391036</text:p>
          </table:table-cell>
          <table:table-cell office:value-type="float" office:value="-0.229085198091074" calcext:value-type="float">
            <text:p>-0.2290851981</text:p>
          </table:table-cell>
          <table:table-cell office:value-type="float" office:value="0.00305057019042461" calcext:value-type="float">
            <text:p>0.0030505702</text:p>
          </table:table-cell>
          <table:table-cell office:value-type="float" office:value="1.44400883014481" calcext:value-type="float">
            <text:p>1.4440088301</text:p>
          </table:table-cell>
          <table:table-cell office:value-type="float" office:value="0.200644870169165" calcext:value-type="float">
            <text:p>0.2006448702</text:p>
          </table:table-cell>
          <table:table-cell office:value-type="float" office:value="0.636756288762354" calcext:value-type="float">
            <text:p>0.6367562888</text:p>
          </table:table-cell>
          <table:table-cell office:value-type="float" office:value="0.012166457722703" calcext:value-type="float">
            <text:p>0.0121664577</text:p>
          </table:table-cell>
          <table:table-cell office:value-type="float" office:value="0.128519086282155" calcext:value-type="float">
            <text:p>0.1285190863</text:p>
          </table:table-cell>
          <table:table-cell office:value-type="float" office:value="-0.361985518583555" calcext:value-type="float">
            <text:p>-0.3619855186</text:p>
          </table:table-cell>
          <table:table-cell office:value-type="float" office:value="0.445710346603229" calcext:value-type="float">
            <text:p>0.4457103466</text:p>
          </table:table-cell>
          <table:table-cell office:value-type="float" office:value="-1.53986695434617" calcext:value-type="float">
            <text:p>-1.5398669543</text:p>
          </table:table-cell>
          <table:table-cell office:value-type="float" office:value="-0.838260421515644" calcext:value-type="float">
            <text:p>-0.8382604215</text:p>
          </table:table-cell>
          <table:table-cell office:value-type="float" office:value="-0.455357738243632" calcext:value-type="float">
            <text:p>-0.4553577382</text:p>
          </table:table-cell>
          <table:table-cell office:value-type="float" office:value="0.328595736704364" calcext:value-type="float">
            <text:p>0.3285957367</text:p>
          </table:table-cell>
          <table:table-cell office:value-type="float" office:value="1.14873326104357" calcext:value-type="float">
            <text:p>1.148733261</text:p>
          </table:table-cell>
          <table:table-cell office:value-type="float" office:value="1.07189162745824" calcext:value-type="float">
            <text:p>1.0718916275</text:p>
          </table:table-cell>
          <table:table-cell office:value-type="float" office:value="-0.738483983674106" calcext:value-type="float">
            <text:p>-0.7384839837</text:p>
          </table:table-cell>
          <table:table-cell office:value-type="float" office:value="-0.563834583608233" calcext:value-type="float">
            <text:p>-0.5638345836</text:p>
          </table:table-cell>
          <table:table-cell office:value-type="float" office:value="-0.499059635077625" calcext:value-type="float">
            <text:p>-0.49905963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67" calcext:value-type="float">
            <text:p>267</text:p>
          </table:table-cell>
          <table:table-cell office:value-type="float" office:value="0.992495951516809" calcext:value-type="float">
            <text:p>0.9924959515</text:p>
          </table:table-cell>
          <table:table-cell office:value-type="float" office:value="-0.658003086815726" calcext:value-type="float">
            <text:p>-0.6580030868</text:p>
          </table:table-cell>
          <table:table-cell office:value-type="float" office:value="1.0286425519227" calcext:value-type="float">
            <text:p>1.0286425519</text:p>
          </table:table-cell>
          <table:table-cell office:value-type="float" office:value="0.333157075647609" calcext:value-type="float">
            <text:p>0.3331570756</text:p>
          </table:table-cell>
          <table:table-cell office:value-type="float" office:value="-1.23430992173486" calcext:value-type="float">
            <text:p>-1.2343099217</text:p>
          </table:table-cell>
          <table:table-cell office:value-type="float" office:value="-0.322445469378247" calcext:value-type="float">
            <text:p>-0.3224454694</text:p>
          </table:table-cell>
          <table:table-cell office:value-type="float" office:value="-0.445253088555845" calcext:value-type="float">
            <text:p>-0.4452530886</text:p>
          </table:table-cell>
          <table:table-cell office:value-type="float" office:value="-0.0219409018724982" calcext:value-type="float">
            <text:p>-0.0219409019</text:p>
          </table:table-cell>
          <table:table-cell office:value-type="float" office:value="1.06724368479154" calcext:value-type="float">
            <text:p>1.0672436848</text:p>
          </table:table-cell>
          <table:table-cell office:value-type="float" office:value="-0.529322851284196" calcext:value-type="float">
            <text:p>-0.5293228513</text:p>
          </table:table-cell>
          <table:table-cell office:value-type="float" office:value="-0.655786827700328" calcext:value-type="float">
            <text:p>-0.6557868277</text:p>
          </table:table-cell>
          <table:table-cell office:value-type="float" office:value="1.01870017776806" calcext:value-type="float">
            <text:p>1.0187001778</text:p>
          </table:table-cell>
          <table:table-cell office:value-type="float" office:value="0.822717544876633" calcext:value-type="float">
            <text:p>0.8227175449</text:p>
          </table:table-cell>
          <table:table-cell office:value-type="float" office:value="-0.694579172193954" calcext:value-type="float">
            <text:p>-0.6945791722</text:p>
          </table:table-cell>
          <table:table-cell office:value-type="float" office:value="-0.378883778421469" calcext:value-type="float">
            <text:p>-0.3788837784</text:p>
          </table:table-cell>
          <table:table-cell office:value-type="float" office:value="-0.142589557158765" calcext:value-type="float">
            <text:p>-0.1425895572</text:p>
          </table:table-cell>
          <table:table-cell office:value-type="float" office:value="0.0989483601001332" calcext:value-type="float">
            <text:p>0.0989483601</text:p>
          </table:table-cell>
          <table:table-cell office:value-type="float" office:value="-0.715780302069914" calcext:value-type="float">
            <text:p>-0.7157803021</text:p>
          </table:table-cell>
          <table:table-cell office:value-type="float" office:value="0.425629534532271" calcext:value-type="float">
            <text:p>0.42562953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7" calcext:value-type="float">
            <text:p>267</text:p>
          </table:table-cell>
          <table:table-cell office:value-type="float" office:value="-0.0710037261845793" calcext:value-type="float">
            <text:p>-0.0710037262</text:p>
          </table:table-cell>
          <table:table-cell office:value-type="float" office:value="2.11493086734407" calcext:value-type="float">
            <text:p>2.1149308673</text:p>
          </table:table-cell>
          <table:table-cell office:value-type="float" office:value="-3.59785824489897" calcext:value-type="float">
            <text:p>-3.5978582449</text:p>
          </table:table-cell>
          <table:table-cell office:value-type="float" office:value="0.159330036837819" calcext:value-type="float">
            <text:p>0.1593300368</text:p>
          </table:table-cell>
          <table:table-cell office:value-type="float" office:value="3.54399541495123" calcext:value-type="float">
            <text:p>3.543995415</text:p>
          </table:table-cell>
          <table:table-cell office:value-type="float" office:value="2.36697635864315" calcext:value-type="float">
            <text:p>2.3669763586</text:p>
          </table:table-cell>
          <table:table-cell office:value-type="float" office:value="0.72739787719224" calcext:value-type="float">
            <text:p>0.7273978772</text:p>
          </table:table-cell>
          <table:table-cell office:value-type="float" office:value="0.33581443736576" calcext:value-type="float">
            <text:p>0.3358144374</text:p>
          </table:table-cell>
          <table:table-cell office:value-type="float" office:value="0.772950206005132" calcext:value-type="float">
            <text:p>0.772950206</text:p>
          </table:table-cell>
          <table:table-cell office:value-type="float" office:value="0.83485917793382" calcext:value-type="float">
            <text:p>0.8348591779</text:p>
          </table:table-cell>
          <table:table-cell office:value-type="float" office:value="1.22942916044543" calcext:value-type="float">
            <text:p>1.2294291604</text:p>
          </table:table-cell>
          <table:table-cell office:value-type="float" office:value="-0.986304485491991" calcext:value-type="float">
            <text:p>-0.9863044855</text:p>
          </table:table-cell>
          <table:table-cell office:value-type="float" office:value="-0.344604914760365" calcext:value-type="float">
            <text:p>-0.3446049148</text:p>
          </table:table-cell>
          <table:table-cell office:value-type="float" office:value="-4.14315409474586" calcext:value-type="float">
            <text:p>-4.1431540947</text:p>
          </table:table-cell>
          <table:table-cell office:value-type="float" office:value="1.41231335962216" calcext:value-type="float">
            <text:p>1.4123133596</text:p>
          </table:table-cell>
          <table:table-cell office:value-type="float" office:value="0.896138453267333" calcext:value-type="float">
            <text:p>0.8961384533</text:p>
          </table:table-cell>
          <table:table-cell office:value-type="float" office:value="2.07612465795544" calcext:value-type="float">
            <text:p>2.076124658</text:p>
          </table:table-cell>
          <table:table-cell office:value-type="float" office:value="1.83192630854935" calcext:value-type="float">
            <text:p>1.8319263085</text:p>
          </table:table-cell>
          <table:table-cell office:value-type="float" office:value="-0.18122076530863" calcext:value-type="float">
            <text:p>-0.18122076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8" calcext:value-type="float">
            <text:p>268</text:p>
          </table:table-cell>
          <table:table-cell office:value-type="float" office:value="1.14606539406735" calcext:value-type="float">
            <text:p>1.1460653941</text:p>
          </table:table-cell>
          <table:table-cell office:value-type="float" office:value="0.285853394164498" calcext:value-type="float">
            <text:p>0.2858533942</text:p>
          </table:table-cell>
          <table:table-cell office:value-type="float" office:value="0.562438673557062" calcext:value-type="float">
            <text:p>0.5624386736</text:p>
          </table:table-cell>
          <table:table-cell office:value-type="float" office:value="1.45933613686893" calcext:value-type="float">
            <text:p>1.4593361369</text:p>
          </table:table-cell>
          <table:table-cell office:value-type="float" office:value="-0.22589077272376" calcext:value-type="float">
            <text:p>-0.2258907727</text:p>
          </table:table-cell>
          <table:table-cell office:value-type="float" office:value="-0.34630263315392" calcext:value-type="float">
            <text:p>-0.3463026332</text:p>
          </table:table-cell>
          <table:table-cell office:value-type="float" office:value="0.13198757706796" calcext:value-type="float">
            <text:p>0.1319875771</text:p>
          </table:table-cell>
          <table:table-cell office:value-type="float" office:value="-0.0851788766489565" calcext:value-type="float">
            <text:p>-0.0851788766</text:p>
          </table:table-cell>
          <table:table-cell office:value-type="float" office:value="0.136365128107632" calcext:value-type="float">
            <text:p>0.1363651281</text:p>
          </table:table-cell>
          <table:table-cell office:value-type="float" office:value="-0.149999068184242" calcext:value-type="float">
            <text:p>-0.1499990682</text:p>
          </table:table-cell>
          <table:table-cell office:value-type="float" office:value="-0.0961000204198089" calcext:value-type="float">
            <text:p>-0.0961000204</text:p>
          </table:table-cell>
          <table:table-cell office:value-type="float" office:value="1.102136387539" calcext:value-type="float">
            <text:p>1.1021363875</text:p>
          </table:table-cell>
          <table:table-cell office:value-type="float" office:value="0.686087248828918" calcext:value-type="float">
            <text:p>0.6860872488</text:p>
          </table:table-cell>
          <table:table-cell office:value-type="float" office:value="-0.089169308102975" calcext:value-type="float">
            <text:p>-0.0891693081</text:p>
          </table:table-cell>
          <table:table-cell office:value-type="float" office:value="-0.213955765646488" calcext:value-type="float">
            <text:p>-0.2139557656</text:p>
          </table:table-cell>
          <table:table-cell office:value-type="float" office:value="-0.859372855635557" calcext:value-type="float">
            <text:p>-0.8593728556</text:p>
          </table:table-cell>
          <table:table-cell office:value-type="float" office:value="0.331942675015268" calcext:value-type="float">
            <text:p>0.331942675</text:p>
          </table:table-cell>
          <table:table-cell office:value-type="float" office:value="-1.19211914412882" calcext:value-type="float">
            <text:p>-1.1921191441</text:p>
          </table:table-cell>
          <table:table-cell office:value-type="float" office:value="-0.495748974662082" calcext:value-type="float">
            <text:p>-0.49574897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.32062602968289" calcext:value-type="float">
            <text:p>1.3206260297</text:p>
          </table:table-cell>
          <table:table-cell office:value-type="float" office:value="-1.17433822036747" calcext:value-type="float">
            <text:p>-1.1743382204</text:p>
          </table:table-cell>
          <table:table-cell office:value-type="float" office:value="0.713431141611634" calcext:value-type="float">
            <text:p>0.7134311416</text:p>
          </table:table-cell>
          <table:table-cell office:value-type="float" office:value="-2.17794077909609" calcext:value-type="float">
            <text:p>-2.1779407791</text:p>
          </table:table-cell>
          <table:table-cell office:value-type="float" office:value="-1.51123359449809" calcext:value-type="float">
            <text:p>-1.5112335945</text:p>
          </table:table-cell>
          <table:table-cell office:value-type="float" office:value="0.0593142791262829" calcext:value-type="float">
            <text:p>0.0593142791</text:p>
          </table:table-cell>
          <table:table-cell office:value-type="float" office:value="-1.30806406409623" calcext:value-type="float">
            <text:p>-1.3080640641</text:p>
          </table:table-cell>
          <table:table-cell office:value-type="float" office:value="0.298795701425029" calcext:value-type="float">
            <text:p>0.2987957014</text:p>
          </table:table-cell>
          <table:table-cell office:value-type="float" office:value="0.788813963845565" calcext:value-type="float">
            <text:p>0.7888139638</text:p>
          </table:table-cell>
          <table:table-cell office:value-type="float" office:value="-0.200098695864908" calcext:value-type="float">
            <text:p>-0.2000986959</text:p>
          </table:table-cell>
          <table:table-cell office:value-type="float" office:value="0.835250931001048" calcext:value-type="float">
            <text:p>0.835250931</text:p>
          </table:table-cell>
          <table:table-cell office:value-type="float" office:value="0.506267908862634" calcext:value-type="float">
            <text:p>0.5062679089</text:p>
          </table:table-cell>
          <table:table-cell office:value-type="float" office:value="-0.892307727953237" calcext:value-type="float">
            <text:p>-0.892307728</text:p>
          </table:table-cell>
          <table:table-cell office:value-type="float" office:value="0.0839509156511072" calcext:value-type="float">
            <text:p>0.0839509157</text:p>
          </table:table-cell>
          <table:table-cell office:value-type="float" office:value="0.871964931157615" calcext:value-type="float">
            <text:p>0.8719649312</text:p>
          </table:table-cell>
          <table:table-cell office:value-type="float" office:value="-1.85635255892118" calcext:value-type="float">
            <text:p>-1.8563525589</text:p>
          </table:table-cell>
          <table:table-cell office:value-type="float" office:value="0.163267546430812" calcext:value-type="float">
            <text:p>0.1632675464</text:p>
          </table:table-cell>
          <table:table-cell office:value-type="float" office:value="1.67042300541953" calcext:value-type="float">
            <text:p>1.6704230054</text:p>
          </table:table-cell>
          <table:table-cell office:value-type="float" office:value="0.061359194095344" calcext:value-type="float">
            <text:p>0.06135919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9" calcext:value-type="float">
            <text:p>269</text:p>
          </table:table-cell>
          <table:table-cell office:value-type="float" office:value="-0.334463053149098" calcext:value-type="float">
            <text:p>-0.3344630531</text:p>
          </table:table-cell>
          <table:table-cell office:value-type="float" office:value="0.82678932684742" calcext:value-type="float">
            <text:p>0.8267893268</text:p>
          </table:table-cell>
          <table:table-cell office:value-type="float" office:value="2.20768299974344" calcext:value-type="float">
            <text:p>2.2076829997</text:p>
          </table:table-cell>
          <table:table-cell office:value-type="float" office:value="0.470566496342432" calcext:value-type="float">
            <text:p>0.4705664963</text:p>
          </table:table-cell>
          <table:table-cell office:value-type="float" office:value="-0.534082395706892" calcext:value-type="float">
            <text:p>-0.5340823957</text:p>
          </table:table-cell>
          <table:table-cell office:value-type="float" office:value="-0.702738988200433" calcext:value-type="float">
            <text:p>-0.7027389882</text:p>
          </table:table-cell>
          <table:table-cell office:value-type="float" office:value="0.28689120197664" calcext:value-type="float">
            <text:p>0.286891202</text:p>
          </table:table-cell>
          <table:table-cell office:value-type="float" office:value="-0.0395180140615691" calcext:value-type="float">
            <text:p>-0.0395180141</text:p>
          </table:table-cell>
          <table:table-cell office:value-type="float" office:value="-0.398303629582283" calcext:value-type="float">
            <text:p>-0.3983036296</text:p>
          </table:table-cell>
          <table:table-cell office:value-type="float" office:value="-0.366167287570533" calcext:value-type="float">
            <text:p>-0.3661672876</text:p>
          </table:table-cell>
          <table:table-cell office:value-type="float" office:value="-0.0693927574751968" calcext:value-type="float">
            <text:p>-0.0693927575</text:p>
          </table:table-cell>
          <table:table-cell office:value-type="float" office:value="0.225014055098949" calcext:value-type="float">
            <text:p>0.2250140551</text:p>
          </table:table-cell>
          <table:table-cell office:value-type="float" office:value="0.565925145392052" calcext:value-type="float">
            <text:p>0.5659251454</text:p>
          </table:table-cell>
          <table:table-cell office:value-type="float" office:value="-0.0572788123884144" calcext:value-type="float">
            <text:p>-0.0572788124</text:p>
          </table:table-cell>
          <table:table-cell office:value-type="float" office:value="1.36411156388402" calcext:value-type="float">
            <text:p>1.3641115639</text:p>
          </table:table-cell>
          <table:table-cell office:value-type="float" office:value="0.0804681816479551" calcext:value-type="float">
            <text:p>0.0804681816</text:p>
          </table:table-cell>
          <table:table-cell office:value-type="float" office:value="-0.193560016328362" calcext:value-type="float">
            <text:p>-0.1935600163</text:p>
          </table:table-cell>
          <table:table-cell office:value-type="float" office:value="-0.0288624595833679" calcext:value-type="float">
            <text:p>-0.0288624596</text:p>
          </table:table-cell>
          <table:table-cell office:value-type="float" office:value="0.374793854119373" calcext:value-type="float">
            <text:p>0.374793854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0" calcext:value-type="float">
            <text:p>270</text:p>
          </table:table-cell>
          <table:table-cell office:value-type="float" office:value="-1.35693548969166" calcext:value-type="float">
            <text:p>-1.3569354897</text:p>
          </table:table-cell>
          <table:table-cell office:value-type="float" office:value="0.0337238083583394" calcext:value-type="float">
            <text:p>0.0337238084</text:p>
          </table:table-cell>
          <table:table-cell office:value-type="float" office:value="1.87419537199921" calcext:value-type="float">
            <text:p>1.874195372</text:p>
          </table:table-cell>
          <table:table-cell office:value-type="float" office:value="-1.46910162769266" calcext:value-type="float">
            <text:p>-1.4691016277</text:p>
          </table:table-cell>
          <table:table-cell office:value-type="float" office:value="-3.1259085137687" calcext:value-type="float">
            <text:p>-3.1259085138</text:p>
          </table:table-cell>
          <table:table-cell office:value-type="float" office:value="1.67705550854334" calcext:value-type="float">
            <text:p>1.6770555085</text:p>
          </table:table-cell>
          <table:table-cell office:value-type="float" office:value="-4.92556804335746" calcext:value-type="float">
            <text:p>-4.9255680434</text:p>
          </table:table-cell>
          <table:table-cell office:value-type="float" office:value="-7.49465760797684" calcext:value-type="float">
            <text:p>-7.494657608</text:p>
          </table:table-cell>
          <table:table-cell office:value-type="float" office:value="-1.27846957754953" calcext:value-type="float">
            <text:p>-1.2784695775</text:p>
          </table:table-cell>
          <table:table-cell office:value-type="float" office:value="-1.11877846549233" calcext:value-type="float">
            <text:p>-1.1187784655</text:p>
          </table:table-cell>
          <table:table-cell office:value-type="float" office:value="-1.77774478157716" calcext:value-type="float">
            <text:p>-1.7777447816</text:p>
          </table:table-cell>
          <table:table-cell office:value-type="float" office:value="-0.233932473729791" calcext:value-type="float">
            <text:p>-0.2339324737</text:p>
          </table:table-cell>
          <table:table-cell office:value-type="float" office:value="-1.83576202232271" calcext:value-type="float">
            <text:p>-1.8357620223</text:p>
          </table:table-cell>
          <table:table-cell office:value-type="float" office:value="-0.187562487334621" calcext:value-type="float">
            <text:p>-0.1875624873</text:p>
          </table:table-cell>
          <table:table-cell office:value-type="float" office:value="-2.59495738534672" calcext:value-type="float">
            <text:p>-2.5949573853</text:p>
          </table:table-cell>
          <table:table-cell office:value-type="float" office:value="-0.438051330902031" calcext:value-type="float">
            <text:p>-0.4380513309</text:p>
          </table:table-cell>
          <table:table-cell office:value-type="float" office:value="1.68207135445893" calcext:value-type="float">
            <text:p>1.6820713545</text:p>
          </table:table-cell>
          <table:table-cell office:value-type="float" office:value="-0.129589297793035" calcext:value-type="float">
            <text:p>-0.1295892978</text:p>
          </table:table-cell>
          <table:table-cell office:value-type="float" office:value="-0.924228731427077" calcext:value-type="float">
            <text:p>-0.924228731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1" calcext:value-type="float">
            <text:p>271</text:p>
          </table:table-cell>
          <table:table-cell office:value-type="float" office:value="1.1961928083246" calcext:value-type="float">
            <text:p>1.1961928083</text:p>
          </table:table-cell>
          <table:table-cell office:value-type="float" office:value="0.245161002767118" calcext:value-type="float">
            <text:p>0.2451610028</text:p>
          </table:table-cell>
          <table:table-cell office:value-type="float" office:value="0.631947467744274" calcext:value-type="float">
            <text:p>0.6319474677</text:p>
          </table:table-cell>
          <table:table-cell office:value-type="float" office:value="0.642940901741353" calcext:value-type="float">
            <text:p>0.6429409017</text:p>
          </table:table-cell>
          <table:table-cell office:value-type="float" office:value="-0.413132654617476" calcext:value-type="float">
            <text:p>-0.4131326546</text:p>
          </table:table-cell>
          <table:table-cell office:value-type="float" office:value="-0.699728161455252" calcext:value-type="float">
            <text:p>-0.6997281615</text:p>
          </table:table-cell>
          <table:table-cell office:value-type="float" office:value="0.0195327399787984" calcext:value-type="float">
            <text:p>0.01953274</text:p>
          </table:table-cell>
          <table:table-cell office:value-type="float" office:value="-0.112500121137387" calcext:value-type="float">
            <text:p>-0.1125001211</text:p>
          </table:table-cell>
          <table:table-cell office:value-type="float" office:value="-0.0470571437821009" calcext:value-type="float">
            <text:p>-0.0470571438</text:p>
          </table:table-cell>
          <table:table-cell office:value-type="float" office:value="-0.122711470246865" calcext:value-type="float">
            <text:p>-0.1227114702</text:p>
          </table:table-cell>
          <table:table-cell office:value-type="float" office:value="0.371980575188798" calcext:value-type="float">
            <text:p>0.3719805752</text:p>
          </table:table-cell>
          <table:table-cell office:value-type="float" office:value="0.794397765137273" calcext:value-type="float">
            <text:p>0.7943977651</text:p>
          </table:table-cell>
          <table:table-cell office:value-type="float" office:value="0.674412675332186" calcext:value-type="float">
            <text:p>0.6744126753</text:p>
          </table:table-cell>
          <table:table-cell office:value-type="float" office:value="0.200158679730578" calcext:value-type="float">
            <text:p>0.2001586797</text:p>
          </table:table-cell>
          <table:table-cell office:value-type="float" office:value="1.2118826795738" calcext:value-type="float">
            <text:p>1.2118826796</text:p>
          </table:table-cell>
          <table:table-cell office:value-type="float" office:value="-0.105518257708414" calcext:value-type="float">
            <text:p>-0.1055182577</text:p>
          </table:table-cell>
          <table:table-cell office:value-type="float" office:value="-0.0508584114809435" calcext:value-type="float">
            <text:p>-0.0508584115</text:p>
          </table:table-cell>
          <table:table-cell office:value-type="float" office:value="-1.15157869327297" calcext:value-type="float">
            <text:p>-1.1515786933</text:p>
          </table:table-cell>
          <table:table-cell office:value-type="float" office:value="-0.603069525451054" calcext:value-type="float">
            <text:p>-0.603069525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1" calcext:value-type="float">
            <text:p>271</text:p>
          </table:table-cell>
          <table:table-cell office:value-type="float" office:value="-0.689738299845791" calcext:value-type="float">
            <text:p>-0.6897382998</text:p>
          </table:table-cell>
          <table:table-cell office:value-type="float" office:value="1.08609079947272" calcext:value-type="float">
            <text:p>1.0860907995</text:p>
          </table:table-cell>
          <table:table-cell office:value-type="float" office:value="1.2609781845269" calcext:value-type="float">
            <text:p>1.2609781845</text:p>
          </table:table-cell>
          <table:table-cell office:value-type="float" office:value="-0.386674925946174" calcext:value-type="float">
            <text:p>-0.3866749259</text:p>
          </table:table-cell>
          <table:table-cell office:value-type="float" office:value="0.0238993394031539" calcext:value-type="float">
            <text:p>0.0238993394</text:p>
          </table:table-cell>
          <table:table-cell office:value-type="float" office:value="-1.13891442693993" calcext:value-type="float">
            <text:p>-1.1389144269</text:p>
          </table:table-cell>
          <table:table-cell office:value-type="float" office:value="0.752137851415477" calcext:value-type="float">
            <text:p>0.7521378514</text:p>
          </table:table-cell>
          <table:table-cell office:value-type="float" office:value="-0.0273735785779103" calcext:value-type="float">
            <text:p>-0.0273735786</text:p>
          </table:table-cell>
          <table:table-cell office:value-type="float" office:value="-0.032901507806051" calcext:value-type="float">
            <text:p>-0.0329015078</text:p>
          </table:table-cell>
          <table:table-cell office:value-type="float" office:value="-0.559839865880113" calcext:value-type="float">
            <text:p>-0.5598398659</text:p>
          </table:table-cell>
          <table:table-cell office:value-type="float" office:value="-0.611787085848871" calcext:value-type="float">
            <text:p>-0.6117870858</text:p>
          </table:table-cell>
          <table:table-cell office:value-type="float" office:value="-0.986594436248788" calcext:value-type="float">
            <text:p>-0.9865944362</text:p>
          </table:table-cell>
          <table:table-cell office:value-type="float" office:value="-1.67868141210165" calcext:value-type="float">
            <text:p>-1.6786814121</text:p>
          </table:table-cell>
          <table:table-cell office:value-type="float" office:value="-0.131995761952885" calcext:value-type="float">
            <text:p>-0.131995762</text:p>
          </table:table-cell>
          <table:table-cell office:value-type="float" office:value="0.649186033245228" calcext:value-type="float">
            <text:p>0.6491860332</text:p>
          </table:table-cell>
          <table:table-cell office:value-type="float" office:value="0.673278955134015" calcext:value-type="float">
            <text:p>0.6732789551</text:p>
          </table:table-cell>
          <table:table-cell office:value-type="float" office:value="-0.157781326281259" calcext:value-type="float">
            <text:p>-0.1577813263</text:p>
          </table:table-cell>
          <table:table-cell office:value-type="float" office:value="0.00791513584577706" calcext:value-type="float">
            <text:p>0.0079151358</text:p>
          </table:table-cell>
          <table:table-cell office:value-type="float" office:value="-0.718732185622844" calcext:value-type="float">
            <text:p>-0.71873218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0.867478766799032" calcext:value-type="float">
            <text:p>0.8674787668</text:p>
          </table:table-cell>
          <table:table-cell office:value-type="float" office:value="-1.10225150163058" calcext:value-type="float">
            <text:p>-1.1022515016</text:p>
          </table:table-cell>
          <table:table-cell office:value-type="float" office:value="0.608958680895102" calcext:value-type="float">
            <text:p>0.6089586809</text:p>
          </table:table-cell>
          <table:table-cell office:value-type="float" office:value="0.826674507189373" calcext:value-type="float">
            <text:p>0.8266745072</text:p>
          </table:table-cell>
          <table:table-cell office:value-type="float" office:value="-1.2462139751918" calcext:value-type="float">
            <text:p>-1.2462139752</text:p>
          </table:table-cell>
          <table:table-cell office:value-type="float" office:value="0.0724916028179566" calcext:value-type="float">
            <text:p>0.0724916028</text:p>
          </table:table-cell>
          <table:table-cell office:value-type="float" office:value="-0.509152771819804" calcext:value-type="float">
            <text:p>-0.5091527718</text:p>
          </table:table-cell>
          <table:table-cell office:value-type="float" office:value="0.0873300359983134" calcext:value-type="float">
            <text:p>0.087330036</text:p>
          </table:table-cell>
          <table:table-cell office:value-type="float" office:value="-0.464953740497999" calcext:value-type="float">
            <text:p>-0.4649537405</text:p>
          </table:table-cell>
          <table:table-cell office:value-type="float" office:value="0.643826212632195" calcext:value-type="float">
            <text:p>0.6438262126</text:p>
          </table:table-cell>
          <table:table-cell office:value-type="float" office:value="-0.852219191029399" calcext:value-type="float">
            <text:p>-0.852219191</text:p>
          </table:table-cell>
          <table:table-cell office:value-type="float" office:value="-0.434294130501583" calcext:value-type="float">
            <text:p>-0.4342941305</text:p>
          </table:table-cell>
          <table:table-cell office:value-type="float" office:value="-0.768788204211624" calcext:value-type="float">
            <text:p>-0.7687882042</text:p>
          </table:table-cell>
          <table:table-cell office:value-type="float" office:value="0.080408370928379" calcext:value-type="float">
            <text:p>0.0804083709</text:p>
          </table:table-cell>
          <table:table-cell office:value-type="float" office:value="0.601414710853158" calcext:value-type="float">
            <text:p>0.6014147109</text:p>
          </table:table-cell>
          <table:table-cell office:value-type="float" office:value="-1.66955846748328" calcext:value-type="float">
            <text:p>-1.6695584675</text:p>
          </table:table-cell>
          <table:table-cell office:value-type="float" office:value="0.300075470459645" calcext:value-type="float">
            <text:p>0.3000754705</text:p>
          </table:table-cell>
          <table:table-cell office:value-type="float" office:value="0.941355461018423" calcext:value-type="float">
            <text:p>0.941355461</text:p>
          </table:table-cell>
          <table:table-cell office:value-type="float" office:value="-1.48414140892113" calcext:value-type="float">
            <text:p>-1.48414140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3" calcext:value-type="float">
            <text:p>273</text:p>
          </table:table-cell>
          <table:table-cell office:value-type="float" office:value="1.12435494268587" calcext:value-type="float">
            <text:p>1.1243549427</text:p>
          </table:table-cell>
          <table:table-cell office:value-type="float" office:value="-0.132953465351976" calcext:value-type="float">
            <text:p>-0.1329534654</text:p>
          </table:table-cell>
          <table:table-cell office:value-type="float" office:value="0.588467029912368" calcext:value-type="float">
            <text:p>0.5884670299</text:p>
          </table:table-cell>
          <table:table-cell office:value-type="float" office:value="0.804871451514548" calcext:value-type="float">
            <text:p>0.8048714515</text:p>
          </table:table-cell>
          <table:table-cell office:value-type="float" office:value="-0.726265943799719" calcext:value-type="float">
            <text:p>-0.7262659438</text:p>
          </table:table-cell>
          <table:table-cell office:value-type="float" office:value="-0.521874881628226" calcext:value-type="float">
            <text:p>-0.5218748816</text:p>
          </table:table-cell>
          <table:table-cell office:value-type="float" office:value="-0.167009965314268" calcext:value-type="float">
            <text:p>-0.1670099653</text:p>
          </table:table-cell>
          <table:table-cell office:value-type="float" office:value="0.059297676183411" calcext:value-type="float">
            <text:p>0.0592976762</text:p>
          </table:table-cell>
          <table:table-cell office:value-type="float" office:value="0.368092890219291" calcext:value-type="float">
            <text:p>0.3680928902</text:p>
          </table:table-cell>
          <table:table-cell office:value-type="float" office:value="-0.00193014865149842" calcext:value-type="float">
            <text:p>-0.0019301487</text:p>
          </table:table-cell>
          <table:table-cell office:value-type="float" office:value="1.01476547673829" calcext:value-type="float">
            <text:p>1.0147654767</text:p>
          </table:table-cell>
          <table:table-cell office:value-type="float" office:value="0.596596494231207" calcext:value-type="float">
            <text:p>0.5965964942</text:p>
          </table:table-cell>
          <table:table-cell office:value-type="float" office:value="-1.34644954416618" calcext:value-type="float">
            <text:p>-1.3464495442</text:p>
          </table:table-cell>
          <table:table-cell office:value-type="float" office:value="0.382686793200346" calcext:value-type="float">
            <text:p>0.3826867932</text:p>
          </table:table-cell>
          <table:table-cell office:value-type="float" office:value="-0.791899770066658" calcext:value-type="float">
            <text:p>-0.7918997701</text:p>
          </table:table-cell>
          <table:table-cell office:value-type="float" office:value="-0.0862037354227697" calcext:value-type="float">
            <text:p>-0.0862037354</text:p>
          </table:table-cell>
          <table:table-cell office:value-type="float" office:value="-0.0757354131010236" calcext:value-type="float">
            <text:p>-0.0757354131</text:p>
          </table:table-cell>
          <table:table-cell office:value-type="float" office:value="-0.133082038369447" calcext:value-type="float">
            <text:p>-0.1330820384</text:p>
          </table:table-cell>
          <table:table-cell office:value-type="float" office:value="0.431187526273641" calcext:value-type="float">
            <text:p>0.43118752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3" calcext:value-type="float">
            <text:p>273</text:p>
          </table:table-cell>
          <table:table-cell office:value-type="float" office:value="-0.792970439917819" calcext:value-type="float">
            <text:p>-0.7929704399</text:p>
          </table:table-cell>
          <table:table-cell office:value-type="float" office:value="0.273688002643679" calcext:value-type="float">
            <text:p>0.2736880026</text:p>
          </table:table-cell>
          <table:table-cell office:value-type="float" office:value="2.61204028533438" calcext:value-type="float">
            <text:p>2.6120402853</text:p>
          </table:table-cell>
          <table:table-cell office:value-type="float" office:value="1.21349505112528" calcext:value-type="float">
            <text:p>1.2134950511</text:p>
          </table:table-cell>
          <table:table-cell office:value-type="float" office:value="-0.225014754443299" calcext:value-type="float">
            <text:p>-0.2250147544</text:p>
          </table:table-cell>
          <table:table-cell office:value-type="float" office:value="-0.594575429029463" calcext:value-type="float">
            <text:p>-0.594575429</text:p>
          </table:table-cell>
          <table:table-cell office:value-type="float" office:value="-0.250743985238572" calcext:value-type="float">
            <text:p>-0.2507439852</text:p>
          </table:table-cell>
          <table:table-cell office:value-type="float" office:value="0.162628107419906" calcext:value-type="float">
            <text:p>0.1626281074</text:p>
          </table:table-cell>
          <table:table-cell office:value-type="float" office:value="0.0386325929396734" calcext:value-type="float">
            <text:p>0.0386325929</text:p>
          </table:table-cell>
          <table:table-cell office:value-type="float" office:value="-0.401649703354512" calcext:value-type="float">
            <text:p>-0.4016497034</text:p>
          </table:table-cell>
          <table:table-cell office:value-type="float" office:value="-0.485772083429305" calcext:value-type="float">
            <text:p>-0.4857720834</text:p>
          </table:table-cell>
          <table:table-cell office:value-type="float" office:value="0.156502666465383" calcext:value-type="float">
            <text:p>0.1565026665</text:p>
          </table:table-cell>
          <table:table-cell office:value-type="float" office:value="-0.00943865562978991" calcext:value-type="float">
            <text:p>-0.0094386556</text:p>
          </table:table-cell>
          <table:table-cell office:value-type="float" office:value="-0.224336144196101" calcext:value-type="float">
            <text:p>-0.2243361442</text:p>
          </table:table-cell>
          <table:table-cell office:value-type="float" office:value="0.761460832168749" calcext:value-type="float">
            <text:p>0.7614608322</text:p>
          </table:table-cell>
          <table:table-cell office:value-type="float" office:value="-0.226818139947452" calcext:value-type="float">
            <text:p>-0.2268181399</text:p>
          </table:table-cell>
          <table:table-cell office:value-type="float" office:value="0.00277365202540537" calcext:value-type="float">
            <text:p>0.002773652</text:p>
          </table:table-cell>
          <table:table-cell office:value-type="float" office:value="0.218880553408141" calcext:value-type="float">
            <text:p>0.2188805534</text:p>
          </table:table-cell>
          <table:table-cell office:value-type="float" office:value="0.37709526470531" calcext:value-type="float">
            <text:p>0.37709526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3" calcext:value-type="float">
            <text:p>273</text:p>
          </table:table-cell>
          <table:table-cell office:value-type="float" office:value="0.216726737744709" calcext:value-type="float">
            <text:p>0.2167267377</text:p>
          </table:table-cell>
          <table:table-cell office:value-type="float" office:value="0.710626489349415" calcext:value-type="float">
            <text:p>0.7106264893</text:p>
          </table:table-cell>
          <table:table-cell office:value-type="float" office:value="1.22487593656241" calcext:value-type="float">
            <text:p>1.2248759366</text:p>
          </table:table-cell>
          <table:table-cell office:value-type="float" office:value="1.13940533721884" calcext:value-type="float">
            <text:p>1.1394053372</text:p>
          </table:table-cell>
          <table:table-cell office:value-type="float" office:value="-0.376350605735395" calcext:value-type="float">
            <text:p>-0.3763506057</text:p>
          </table:table-cell>
          <table:table-cell office:value-type="float" office:value="-0.253985540355368" calcext:value-type="float">
            <text:p>-0.2539855404</text:p>
          </table:table-cell>
          <table:table-cell office:value-type="float" office:value="-0.0345570283318432" calcext:value-type="float">
            <text:p>-0.0345570283</text:p>
          </table:table-cell>
          <table:table-cell office:value-type="float" office:value="-0.812548331399496" calcext:value-type="float">
            <text:p>-0.8125483314</text:p>
          </table:table-cell>
          <table:table-cell office:value-type="float" office:value="-0.26026113721893" calcext:value-type="float">
            <text:p>-0.2602611372</text:p>
          </table:table-cell>
          <table:table-cell office:value-type="float" office:value="-0.128467595106381" calcext:value-type="float">
            <text:p>-0.1284675951</text:p>
          </table:table-cell>
          <table:table-cell office:value-type="float" office:value="0.0536794746112365" calcext:value-type="float">
            <text:p>0.0536794746</text:p>
          </table:table-cell>
          <table:table-cell office:value-type="float" office:value="0.0208509044463727" calcext:value-type="float">
            <text:p>0.0208509044</text:p>
          </table:table-cell>
          <table:table-cell office:value-type="float" office:value="-0.626932857059245" calcext:value-type="float">
            <text:p>-0.6269328571</text:p>
          </table:table-cell>
          <table:table-cell office:value-type="float" office:value="0.605768303969205" calcext:value-type="float">
            <text:p>0.605768304</text:p>
          </table:table-cell>
          <table:table-cell office:value-type="float" office:value="1.56884839099819" calcext:value-type="float">
            <text:p>1.568848391</text:p>
          </table:table-cell>
          <table:table-cell office:value-type="float" office:value="-0.434883232637864" calcext:value-type="float">
            <text:p>-0.4348832326</text:p>
          </table:table-cell>
          <table:table-cell office:value-type="float" office:value="0.233917133570203" calcext:value-type="float">
            <text:p>0.2339171336</text:p>
          </table:table-cell>
          <table:table-cell office:value-type="float" office:value="-0.534323372350957" calcext:value-type="float">
            <text:p>-0.5343233724</text:p>
          </table:table-cell>
          <table:table-cell office:value-type="float" office:value="-0.288381350914456" calcext:value-type="float">
            <text:p>-0.28838135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4" calcext:value-type="float">
            <text:p>274</text:p>
          </table:table-cell>
          <table:table-cell office:value-type="float" office:value="-0.586189993683314" calcext:value-type="float">
            <text:p>-0.5861899937</text:p>
          </table:table-cell>
          <table:table-cell office:value-type="float" office:value="0.490033022414475" calcext:value-type="float">
            <text:p>0.4900330224</text:p>
          </table:table-cell>
          <table:table-cell office:value-type="float" office:value="0.564065152397492" calcext:value-type="float">
            <text:p>0.5640651524</text:p>
          </table:table-cell>
          <table:table-cell office:value-type="float" office:value="-1.22836384560746" calcext:value-type="float">
            <text:p>-1.2283638456</text:p>
          </table:table-cell>
          <table:table-cell office:value-type="float" office:value="2.86017836505344" calcext:value-type="float">
            <text:p>2.8601783651</text:p>
          </table:table-cell>
          <table:table-cell office:value-type="float" office:value="3.36373113935503" calcext:value-type="float">
            <text:p>3.3637311394</text:p>
          </table:table-cell>
          <table:table-cell office:value-type="float" office:value="0.263669445964743" calcext:value-type="float">
            <text:p>0.263669446</text:p>
          </table:table-cell>
          <table:table-cell office:value-type="float" office:value="0.703249304569757" calcext:value-type="float">
            <text:p>0.7032493046</text:p>
          </table:table-cell>
          <table:table-cell office:value-type="float" office:value="-0.648517818791341" calcext:value-type="float">
            <text:p>-0.6485178188</text:p>
          </table:table-cell>
          <table:table-cell office:value-type="float" office:value="-0.338281228436884" calcext:value-type="float">
            <text:p>-0.3382812284</text:p>
          </table:table-cell>
          <table:table-cell office:value-type="float" office:value="-0.0882664828745096" calcext:value-type="float">
            <text:p>-0.0882664829</text:p>
          </table:table-cell>
          <table:table-cell office:value-type="float" office:value="-0.392281620650335" calcext:value-type="float">
            <text:p>-0.3922816207</text:p>
          </table:table-cell>
          <table:table-cell office:value-type="float" office:value="-0.0958920629055792" calcext:value-type="float">
            <text:p>-0.0958920629</text:p>
          </table:table-cell>
          <table:table-cell office:value-type="float" office:value="0.134683919398204" calcext:value-type="float">
            <text:p>0.1346839194</text:p>
          </table:table-cell>
          <table:table-cell office:value-type="float" office:value="1.14045117677131" calcext:value-type="float">
            <text:p>1.1404511768</text:p>
          </table:table-cell>
          <table:table-cell office:value-type="float" office:value="0.416862644621114" calcext:value-type="float">
            <text:p>0.4168626446</text:p>
          </table:table-cell>
          <table:table-cell office:value-type="float" office:value="-0.942986939907305" calcext:value-type="float">
            <text:p>-0.9429869399</text:p>
          </table:table-cell>
          <table:table-cell office:value-type="float" office:value="0.0966604349646995" calcext:value-type="float">
            <text:p>0.096660435</text:p>
          </table:table-cell>
          <table:table-cell office:value-type="float" office:value="0.513916396497184" calcext:value-type="float">
            <text:p>0.51391639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5" calcext:value-type="float">
            <text:p>275</text:p>
          </table:table-cell>
          <table:table-cell office:value-type="float" office:value="-0.363518693983855" calcext:value-type="float">
            <text:p>-0.363518694</text:p>
          </table:table-cell>
          <table:table-cell office:value-type="float" office:value="0.0554644052427988" calcext:value-type="float">
            <text:p>0.0554644052</text:p>
          </table:table-cell>
          <table:table-cell office:value-type="float" office:value="1.85757123982738" calcext:value-type="float">
            <text:p>1.8575712398</text:p>
          </table:table-cell>
          <table:table-cell office:value-type="float" office:value="-1.08542097121506" calcext:value-type="float">
            <text:p>-1.0854209712</text:p>
          </table:table-cell>
          <table:table-cell office:value-type="float" office:value="-0.981918253588411" calcext:value-type="float">
            <text:p>-0.9819182536</text:p>
          </table:table-cell>
          <table:table-cell office:value-type="float" office:value="-0.473025259248027" calcext:value-type="float">
            <text:p>-0.4730252592</text:p>
          </table:table-cell>
          <table:table-cell office:value-type="float" office:value="0.210564834083408" calcext:value-type="float">
            <text:p>0.2105648341</text:p>
          </table:table-cell>
          <table:table-cell office:value-type="float" office:value="0.0226703813142959" calcext:value-type="float">
            <text:p>0.0226703813</text:p>
          </table:table-cell>
          <table:table-cell office:value-type="float" office:value="-1.64168910578585" calcext:value-type="float">
            <text:p>-1.6416891058</text:p>
          </table:table-cell>
          <table:table-cell office:value-type="float" office:value="0.286994139656118" calcext:value-type="float">
            <text:p>0.2869941397</text:p>
          </table:table-cell>
          <table:table-cell office:value-type="float" office:value="1.29854579040991" calcext:value-type="float">
            <text:p>1.2985457904</text:p>
          </table:table-cell>
          <table:table-cell office:value-type="float" office:value="0.49763915980794" calcext:value-type="float">
            <text:p>0.4976391598</text:p>
          </table:table-cell>
          <table:table-cell office:value-type="float" office:value="0.44837006967875" calcext:value-type="float">
            <text:p>0.4483700697</text:p>
          </table:table-cell>
          <table:table-cell office:value-type="float" office:value="0.0760798242735095" calcext:value-type="float">
            <text:p>0.0760798243</text:p>
          </table:table-cell>
          <table:table-cell office:value-type="float" office:value="0.153456425593949" calcext:value-type="float">
            <text:p>0.1534564256</text:p>
          </table:table-cell>
          <table:table-cell office:value-type="float" office:value="-1.03522363899898" calcext:value-type="float">
            <text:p>-1.035223639</text:p>
          </table:table-cell>
          <table:table-cell office:value-type="float" office:value="-0.338424472508215" calcext:value-type="float">
            <text:p>-0.3384244725</text:p>
          </table:table-cell>
          <table:table-cell office:value-type="float" office:value="1.50792061035716" calcext:value-type="float">
            <text:p>1.5079206104</text:p>
          </table:table-cell>
          <table:table-cell office:value-type="float" office:value="-0.441384421244568" calcext:value-type="float">
            <text:p>-0.44138442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8" calcext:value-type="float">
            <text:p>278</text:p>
          </table:table-cell>
          <table:table-cell office:value-type="float" office:value="-1.09230140566121" calcext:value-type="float">
            <text:p>-1.0923014057</text:p>
          </table:table-cell>
          <table:table-cell office:value-type="float" office:value="0.43075047613824" calcext:value-type="float">
            <text:p>0.4307504761</text:p>
          </table:table-cell>
          <table:table-cell office:value-type="float" office:value="1.24978491331165" calcext:value-type="float">
            <text:p>1.2497849133</text:p>
          </table:table-cell>
          <table:table-cell office:value-type="float" office:value="0.429756534106922" calcext:value-type="float">
            <text:p>0.4297565341</text:p>
          </table:table-cell>
          <table:table-cell office:value-type="float" office:value="1.27207558514779" calcext:value-type="float">
            <text:p>1.2720755851</text:p>
          </table:table-cell>
          <table:table-cell office:value-type="float" office:value="0.548202767078078" calcext:value-type="float">
            <text:p>0.5482027671</text:p>
          </table:table-cell>
          <table:table-cell office:value-type="float" office:value="-0.120591638356966" calcext:value-type="float">
            <text:p>-0.1205916384</text:p>
          </table:table-cell>
          <table:table-cell office:value-type="float" office:value="0.452571018279242" calcext:value-type="float">
            <text:p>0.4525710183</text:p>
          </table:table-cell>
          <table:table-cell office:value-type="float" office:value="-0.414005494608489" calcext:value-type="float">
            <text:p>-0.4140054946</text:p>
          </table:table-cell>
          <table:table-cell office:value-type="float" office:value="-0.31013556886178" calcext:value-type="float">
            <text:p>-0.3101355689</text:p>
          </table:table-cell>
          <table:table-cell office:value-type="float" office:value="1.11927696595217" calcext:value-type="float">
            <text:p>1.119276966</text:p>
          </table:table-cell>
          <table:table-cell office:value-type="float" office:value="0.583456278821082" calcext:value-type="float">
            <text:p>0.5834562788</text:p>
          </table:table-cell>
          <table:table-cell office:value-type="float" office:value="0.371111672178442" calcext:value-type="float">
            <text:p>0.3711116722</text:p>
          </table:table-cell>
          <table:table-cell office:value-type="float" office:value="-0.298619911347828" calcext:value-type="float">
            <text:p>-0.2986199113</text:p>
          </table:table-cell>
          <table:table-cell office:value-type="float" office:value="2.28379932522586" calcext:value-type="float">
            <text:p>2.2837993252</text:p>
          </table:table-cell>
          <table:table-cell office:value-type="float" office:value="-1.28107807142895" calcext:value-type="float">
            <text:p>-1.2810780714</text:p>
          </table:table-cell>
          <table:table-cell office:value-type="float" office:value="1.537801303842" calcext:value-type="float">
            <text:p>1.5378013038</text:p>
          </table:table-cell>
          <table:table-cell office:value-type="float" office:value="-2.1476757369513" calcext:value-type="float">
            <text:p>-2.147675737</text:p>
          </table:table-cell>
          <table:table-cell office:value-type="float" office:value="-1.06849113542144" calcext:value-type="float">
            <text:p>-1.06849113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9" calcext:value-type="float">
            <text:p>279</text:p>
          </table:table-cell>
          <table:table-cell office:value-type="float" office:value="-0.857062519648965" calcext:value-type="float">
            <text:p>-0.8570625196</text:p>
          </table:table-cell>
          <table:table-cell office:value-type="float" office:value="0.204627007877724" calcext:value-type="float">
            <text:p>0.2046270079</text:p>
          </table:table-cell>
          <table:table-cell office:value-type="float" office:value="2.18698476694226" calcext:value-type="float">
            <text:p>2.1869847669</text:p>
          </table:table-cell>
          <table:table-cell office:value-type="float" office:value="-0.0455893797660212" calcext:value-type="float">
            <text:p>-0.0455893798</text:p>
          </table:table-cell>
          <table:table-cell office:value-type="float" office:value="0.472689255888956" calcext:value-type="float">
            <text:p>0.4726892559</text:p>
          </table:table-cell>
          <table:table-cell office:value-type="float" office:value="-0.187450054728674" calcext:value-type="float">
            <text:p>-0.1874500547</text:p>
          </table:table-cell>
          <table:table-cell office:value-type="float" office:value="0.435892421889065" calcext:value-type="float">
            <text:p>0.4358924219</text:p>
          </table:table-cell>
          <table:table-cell office:value-type="float" office:value="0.0104751289930878" calcext:value-type="float">
            <text:p>0.010475129</text:p>
          </table:table-cell>
          <table:table-cell office:value-type="float" office:value="-0.182090530953911" calcext:value-type="float">
            <text:p>-0.182090531</text:p>
          </table:table-cell>
          <table:table-cell office:value-type="float" office:value="-0.369532838048135" calcext:value-type="float">
            <text:p>-0.369532838</text:p>
          </table:table-cell>
          <table:table-cell office:value-type="float" office:value="0.599525509319659" calcext:value-type="float">
            <text:p>0.5995255093</text:p>
          </table:table-cell>
          <table:table-cell office:value-type="float" office:value="0.285635911137786" calcext:value-type="float">
            <text:p>0.2856359111</text:p>
          </table:table-cell>
          <table:table-cell office:value-type="float" office:value="-0.803135139321489" calcext:value-type="float">
            <text:p>-0.8031351393</text:p>
          </table:table-cell>
          <table:table-cell office:value-type="float" office:value="-0.10303329192603" calcext:value-type="float">
            <text:p>-0.1030332919</text:p>
          </table:table-cell>
          <table:table-cell office:value-type="float" office:value="-0.835167712316915" calcext:value-type="float">
            <text:p>-0.8351677123</text:p>
          </table:table-cell>
          <table:table-cell office:value-type="float" office:value="-0.0844790340792454" calcext:value-type="float">
            <text:p>-0.0844790341</text:p>
          </table:table-cell>
          <table:table-cell office:value-type="float" office:value="-0.35341801443596" calcext:value-type="float">
            <text:p>-0.3534180144</text:p>
          </table:table-cell>
          <table:table-cell office:value-type="float" office:value="0.105380712569814" calcext:value-type="float">
            <text:p>0.1053807126</text:p>
          </table:table-cell>
          <table:table-cell office:value-type="float" office:value="0.928780621165503" calcext:value-type="float">
            <text:p>0.92878062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9" calcext:value-type="float">
            <text:p>279</text:p>
          </table:table-cell>
          <table:table-cell office:value-type="float" office:value="-0.365229401506496" calcext:value-type="float">
            <text:p>-0.3652294015</text:p>
          </table:table-cell>
          <table:table-cell office:value-type="float" office:value="1.10435215946778" calcext:value-type="float">
            <text:p>1.1043521595</text:p>
          </table:table-cell>
          <table:table-cell office:value-type="float" office:value="1.29021678250307" calcext:value-type="float">
            <text:p>1.2902167825</text:p>
          </table:table-cell>
          <table:table-cell office:value-type="float" office:value="0.0703205963432935" calcext:value-type="float">
            <text:p>0.0703205963</text:p>
          </table:table-cell>
          <table:table-cell office:value-type="float" office:value="0.0434320253454001" calcext:value-type="float">
            <text:p>0.0434320253</text:p>
          </table:table-cell>
          <table:table-cell office:value-type="float" office:value="-0.985204069750695" calcext:value-type="float">
            <text:p>-0.9852040698</text:p>
          </table:table-cell>
          <table:table-cell office:value-type="float" office:value="0.72714375517193" calcext:value-type="float">
            <text:p>0.7271437552</text:p>
          </table:table-cell>
          <table:table-cell office:value-type="float" office:value="-0.0813098081975287" calcext:value-type="float">
            <text:p>-0.0813098082</text:p>
          </table:table-cell>
          <table:table-cell office:value-type="float" office:value="-0.416811446394554" calcext:value-type="float">
            <text:p>-0.4168114464</text:p>
          </table:table-cell>
          <table:table-cell office:value-type="float" office:value="-0.51889792429" calcext:value-type="float">
            <text:p>-0.5188979243</text:p>
          </table:table-cell>
          <table:table-cell office:value-type="float" office:value="-0.187404606536978" calcext:value-type="float">
            <text:p>-0.1874046065</text:p>
          </table:table-cell>
          <table:table-cell office:value-type="float" office:value="-0.00477262986641824" calcext:value-type="float">
            <text:p>-0.0047726299</text:p>
          </table:table-cell>
          <table:table-cell office:value-type="float" office:value="0.258662055531264" calcext:value-type="float">
            <text:p>0.2586620555</text:p>
          </table:table-cell>
          <table:table-cell office:value-type="float" office:value="-0.455462190560712" calcext:value-type="float">
            <text:p>-0.4554621906</text:p>
          </table:table-cell>
          <table:table-cell office:value-type="float" office:value="0.879676194009773" calcext:value-type="float">
            <text:p>0.879676194</text:p>
          </table:table-cell>
          <table:table-cell office:value-type="float" office:value="0.376498897193446" calcext:value-type="float">
            <text:p>0.3764988972</text:p>
          </table:table-cell>
          <table:table-cell office:value-type="float" office:value="0.000668864946356443" calcext:value-type="float">
            <text:p>0.0006688649</text:p>
          </table:table-cell>
          <table:table-cell office:value-type="float" office:value="-0.153047031597188" calcext:value-type="float">
            <text:p>-0.1530470316</text:p>
          </table:table-cell>
          <table:table-cell office:value-type="float" office:value="-0.0935017004223238" calcext:value-type="float">
            <text:p>-0.093501700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0" calcext:value-type="float">
            <text:p>280</text:p>
          </table:table-cell>
          <table:table-cell office:value-type="float" office:value="0.87879449324497" calcext:value-type="float">
            <text:p>0.8787944932</text:p>
          </table:table-cell>
          <table:table-cell office:value-type="float" office:value="-0.266909198449741" calcext:value-type="float">
            <text:p>-0.2669091984</text:p>
          </table:table-cell>
          <table:table-cell office:value-type="float" office:value="0.409706011015419" calcext:value-type="float">
            <text:p>0.409706011</text:p>
          </table:table-cell>
          <table:table-cell office:value-type="float" office:value="1.50980807428807" calcext:value-type="float">
            <text:p>1.5098080743</text:p>
          </table:table-cell>
          <table:table-cell office:value-type="float" office:value="-0.48779804796164" calcext:value-type="float">
            <text:p>-0.487798048</text:p>
          </table:table-cell>
          <table:table-cell office:value-type="float" office:value="0.376829476453084" calcext:value-type="float">
            <text:p>0.3768294765</text:p>
          </table:table-cell>
          <table:table-cell office:value-type="float" office:value="-0.389288343415005" calcext:value-type="float">
            <text:p>-0.3892883434</text:p>
          </table:table-cell>
          <table:table-cell office:value-type="float" office:value="0.331361140052074" calcext:value-type="float">
            <text:p>0.3313611401</text:p>
          </table:table-cell>
          <table:table-cell office:value-type="float" office:value="0.702727614979561" calcext:value-type="float">
            <text:p>0.702727615</text:p>
          </table:table-cell>
          <table:table-cell office:value-type="float" office:value="-0.574106367325665" calcext:value-type="float">
            <text:p>-0.5741063673</text:p>
          </table:table-cell>
          <table:table-cell office:value-type="float" office:value="1.11196718658971" calcext:value-type="float">
            <text:p>1.1119671866</text:p>
          </table:table-cell>
          <table:table-cell office:value-type="float" office:value="0.599725185775858" calcext:value-type="float">
            <text:p>0.5997251858</text:p>
          </table:table-cell>
          <table:table-cell office:value-type="float" office:value="-1.2345875316281" calcext:value-type="float">
            <text:p>-1.2345875316</text:p>
          </table:table-cell>
          <table:table-cell office:value-type="float" office:value="-1.02801841090484" calcext:value-type="float">
            <text:p>-1.0280184109</text:p>
          </table:table-cell>
          <table:table-cell office:value-type="float" office:value="-0.780626424993039" calcext:value-type="float">
            <text:p>-0.780626425</text:p>
          </table:table-cell>
          <table:table-cell office:value-type="float" office:value="-0.0818142871399598" calcext:value-type="float">
            <text:p>-0.0818142871</text:p>
          </table:table-cell>
          <table:table-cell office:value-type="float" office:value="0.979700050493412" calcext:value-type="float">
            <text:p>0.9797000505</text:p>
          </table:table-cell>
          <table:table-cell office:value-type="float" office:value="0.385091633735668" calcext:value-type="float">
            <text:p>0.3850916337</text:p>
          </table:table-cell>
          <table:table-cell office:value-type="float" office:value="-0.240107937120722" calcext:value-type="float">
            <text:p>-0.24010793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82" calcext:value-type="float">
            <text:p>282</text:p>
          </table:table-cell>
          <table:table-cell office:value-type="float" office:value="-0.356466189895633" calcext:value-type="float">
            <text:p>-0.3564661899</text:p>
          </table:table-cell>
          <table:table-cell office:value-type="float" office:value="0.725417515222339" calcext:value-type="float">
            <text:p>0.7254175152</text:p>
          </table:table-cell>
          <table:table-cell office:value-type="float" office:value="1.97174888880699" calcext:value-type="float">
            <text:p>1.9717488888</text:p>
          </table:table-cell>
          <table:table-cell office:value-type="float" office:value="0.831342715103123" calcext:value-type="float">
            <text:p>0.8313427151</text:p>
          </table:table-cell>
          <table:table-cell office:value-type="float" office:value="0.369681434554579" calcext:value-type="float">
            <text:p>0.3696814346</text:p>
          </table:table-cell>
          <table:table-cell office:value-type="float" office:value="-0.107776262637238" calcext:value-type="float">
            <text:p>-0.1077762626</text:p>
          </table:table-cell>
          <table:table-cell office:value-type="float" office:value="0.75160990401556" calcext:value-type="float">
            <text:p>0.751609904</text:p>
          </table:table-cell>
          <table:table-cell office:value-type="float" office:value="-0.120166260063708" calcext:value-type="float">
            <text:p>-0.1201662601</text:p>
          </table:table-cell>
          <table:table-cell office:value-type="float" office:value="-0.420674967946903" calcext:value-type="float">
            <text:p>-0.4206749679</text:p>
          </table:table-cell>
          <table:table-cell office:value-type="float" office:value="-0.0599432188183031" calcext:value-type="float">
            <text:p>-0.0599432188</text:p>
          </table:table-cell>
          <table:table-cell office:value-type="float" office:value="-0.508270231790023" calcext:value-type="float">
            <text:p>-0.5082702318</text:p>
          </table:table-cell>
          <table:table-cell office:value-type="float" office:value="0.425506043041155" calcext:value-type="float">
            <text:p>0.425506043</text:p>
          </table:table-cell>
          <table:table-cell office:value-type="float" office:value="0.414309244458954" calcext:value-type="float">
            <text:p>0.4143092445</text:p>
          </table:table-cell>
          <table:table-cell office:value-type="float" office:value="-0.698375266726369" calcext:value-type="float">
            <text:p>-0.6983752667</text:p>
          </table:table-cell>
          <table:table-cell office:value-type="float" office:value="-1.46534865127239" calcext:value-type="float">
            <text:p>-1.4653486513</text:p>
          </table:table-cell>
          <table:table-cell office:value-type="float" office:value="-0.119008625259757" calcext:value-type="float">
            <text:p>-0.1190086253</text:p>
          </table:table-cell>
          <table:table-cell office:value-type="float" office:value="-0.144735012716226" calcext:value-type="float">
            <text:p>-0.1447350127</text:p>
          </table:table-cell>
          <table:table-cell office:value-type="float" office:value="-1.33222124868776" calcext:value-type="float">
            <text:p>-1.3322212487</text:p>
          </table:table-cell>
          <table:table-cell office:value-type="float" office:value="-1.54744049309526" calcext:value-type="float">
            <text:p>-1.54744049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2" calcext:value-type="float">
            <text:p>282</text:p>
          </table:table-cell>
          <table:table-cell office:value-type="float" office:value="0.0577799473883394" calcext:value-type="float">
            <text:p>0.0577799474</text:p>
          </table:table-cell>
          <table:table-cell office:value-type="float" office:value="1.55035563102476" calcext:value-type="float">
            <text:p>1.550355631</text:p>
          </table:table-cell>
          <table:table-cell office:value-type="float" office:value="-1.95040789127973" calcext:value-type="float">
            <text:p>-1.9504078913</text:p>
          </table:table-cell>
          <table:table-cell office:value-type="float" office:value="2.04147284682958" calcext:value-type="float">
            <text:p>2.0414728468</text:p>
          </table:table-cell>
          <table:table-cell office:value-type="float" office:value="2.25842581160402" calcext:value-type="float">
            <text:p>2.2584258116</text:p>
          </table:table-cell>
          <table:table-cell office:value-type="float" office:value="4.69201245680565" calcext:value-type="float">
            <text:p>4.6920124568</text:p>
          </table:table-cell>
          <table:table-cell office:value-type="float" office:value="-2.30390721573361" calcext:value-type="float">
            <text:p>-2.3039072157</text:p>
          </table:table-cell>
          <table:table-cell office:value-type="float" office:value="-4.49213343553933" calcext:value-type="float">
            <text:p>-4.4921334355</text:p>
          </table:table-cell>
          <table:table-cell office:value-type="float" office:value="-2.0131129049969" calcext:value-type="float">
            <text:p>-2.013112905</text:p>
          </table:table-cell>
          <table:table-cell office:value-type="float" office:value="0.108543876628383" calcext:value-type="float">
            <text:p>0.1085438766</text:p>
          </table:table-cell>
          <table:table-cell office:value-type="float" office:value="-0.444927876407597" calcext:value-type="float">
            <text:p>-0.4449278764</text:p>
          </table:table-cell>
          <table:table-cell office:value-type="float" office:value="0.0792469166580135" calcext:value-type="float">
            <text:p>0.0792469167</text:p>
          </table:table-cell>
          <table:table-cell office:value-type="float" office:value="-0.418820460529987" calcext:value-type="float">
            <text:p>-0.4188204605</text:p>
          </table:table-cell>
          <table:table-cell office:value-type="float" office:value="1.64257503801011" calcext:value-type="float">
            <text:p>1.642575038</text:p>
          </table:table-cell>
          <table:table-cell office:value-type="float" office:value="0.914557289318947" calcext:value-type="float">
            <text:p>0.9145572893</text:p>
          </table:table-cell>
          <table:table-cell office:value-type="float" office:value="0.379159778767769" calcext:value-type="float">
            <text:p>0.3791597788</text:p>
          </table:table-cell>
          <table:table-cell office:value-type="float" office:value="-0.199043721195383" calcext:value-type="float">
            <text:p>-0.1990437212</text:p>
          </table:table-cell>
          <table:table-cell office:value-type="float" office:value="0.250599297100118" calcext:value-type="float">
            <text:p>0.2505992971</text:p>
          </table:table-cell>
          <table:table-cell office:value-type="float" office:value="0.591391396606646" calcext:value-type="float">
            <text:p>0.591391396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2" calcext:value-type="float">
            <text:p>282</text:p>
          </table:table-cell>
          <table:table-cell office:value-type="float" office:value="-0.426029991131099" calcext:value-type="float">
            <text:p>-0.4260299911</text:p>
          </table:table-cell>
          <table:table-cell office:value-type="float" office:value="1.04118389014423" calcext:value-type="float">
            <text:p>1.0411838901</text:p>
          </table:table-cell>
          <table:table-cell office:value-type="float" office:value="1.0637931753665" calcext:value-type="float">
            <text:p>1.0637931754</text:p>
          </table:table-cell>
          <table:table-cell office:value-type="float" office:value="-0.407920575421307" calcext:value-type="float">
            <text:p>-0.4079205754</text:p>
          </table:table-cell>
          <table:table-cell office:value-type="float" office:value="0.0776151253945755" calcext:value-type="float">
            <text:p>0.0776151254</text:p>
          </table:table-cell>
          <table:table-cell office:value-type="float" office:value="-0.810862241706088" calcext:value-type="float">
            <text:p>-0.8108622417</text:p>
          </table:table-cell>
          <table:table-cell office:value-type="float" office:value="0.620734095073772" calcext:value-type="float">
            <text:p>0.6207340951</text:p>
          </table:table-cell>
          <table:table-cell office:value-type="float" office:value="-1.04858884919534" calcext:value-type="float">
            <text:p>-1.0485888492</text:p>
          </table:table-cell>
          <table:table-cell office:value-type="float" office:value="-0.416712413877939" calcext:value-type="float">
            <text:p>-0.4167124139</text:p>
          </table:table-cell>
          <table:table-cell office:value-type="float" office:value="-0.575246100119763" calcext:value-type="float">
            <text:p>-0.5752461001</text:p>
          </table:table-cell>
          <table:table-cell office:value-type="float" office:value="-0.46557097693903" calcext:value-type="float">
            <text:p>-0.4655709769</text:p>
          </table:table-cell>
          <table:table-cell office:value-type="float" office:value="0.662807869058568" calcext:value-type="float">
            <text:p>0.6628078691</text:p>
          </table:table-cell>
          <table:table-cell office:value-type="float" office:value="0.974220942856398" calcext:value-type="float">
            <text:p>0.9742209429</text:p>
          </table:table-cell>
          <table:table-cell office:value-type="float" office:value="-0.156006298493464" calcext:value-type="float">
            <text:p>-0.1560062985</text:p>
          </table:table-cell>
          <table:table-cell office:value-type="float" office:value="-0.253610096727405" calcext:value-type="float">
            <text:p>-0.2536100967</text:p>
          </table:table-cell>
          <table:table-cell office:value-type="float" office:value="-0.434466384558741" calcext:value-type="float">
            <text:p>-0.4344663846</text:p>
          </table:table-cell>
          <table:table-cell office:value-type="float" office:value="0.0666921815227437" calcext:value-type="float">
            <text:p>0.0666921815</text:p>
          </table:table-cell>
          <table:table-cell office:value-type="float" office:value="-0.720718702568471" calcext:value-type="float">
            <text:p>-0.7207187026</text:p>
          </table:table-cell>
          <table:table-cell office:value-type="float" office:value="0.415395580691782" calcext:value-type="float">
            <text:p>0.41539558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82" calcext:value-type="float">
            <text:p>282</text:p>
          </table:table-cell>
          <table:table-cell office:value-type="float" office:value="-0.669415282482136" calcext:value-type="float">
            <text:p>-0.6694152825</text:p>
          </table:table-cell>
          <table:table-cell office:value-type="float" office:value="-0.169043614878115" calcext:value-type="float">
            <text:p>-0.1690436149</text:p>
          </table:table-cell>
          <table:table-cell office:value-type="float" office:value="1.30183662783031" calcext:value-type="float">
            <text:p>1.3018366278</text:p>
          </table:table-cell>
          <table:table-cell office:value-type="float" office:value="0.37052463707672" calcext:value-type="float">
            <text:p>0.3705246371</text:p>
          </table:table-cell>
          <table:table-cell office:value-type="float" office:value="0.950911340679712" calcext:value-type="float">
            <text:p>0.9509113407</text:p>
          </table:table-cell>
          <table:table-cell office:value-type="float" office:value="-0.413911032707" calcext:value-type="float">
            <text:p>-0.4139110327</text:p>
          </table:table-cell>
          <table:table-cell office:value-type="float" office:value="-0.149037728292557" calcext:value-type="float">
            <text:p>-0.1490377283</text:p>
          </table:table-cell>
          <table:table-cell office:value-type="float" office:value="0.127021465671415" calcext:value-type="float">
            <text:p>0.1270214657</text:p>
          </table:table-cell>
          <table:table-cell office:value-type="float" office:value="0.463115617310139" calcext:value-type="float">
            <text:p>0.4631156173</text:p>
          </table:table-cell>
          <table:table-cell office:value-type="float" office:value="-0.595657984685137" calcext:value-type="float">
            <text:p>-0.5956579847</text:p>
          </table:table-cell>
          <table:table-cell office:value-type="float" office:value="-1.77873843654408" calcext:value-type="float">
            <text:p>-1.7787384365</text:p>
          </table:table-cell>
          <table:table-cell office:value-type="float" office:value="0.443601043669045" calcext:value-type="float">
            <text:p>0.4436010437</text:p>
          </table:table-cell>
          <table:table-cell office:value-type="float" office:value="0.892825208869577" calcext:value-type="float">
            <text:p>0.8928252089</text:p>
          </table:table-cell>
          <table:table-cell office:value-type="float" office:value="-0.569168889289998" calcext:value-type="float">
            <text:p>-0.5691688893</text:p>
          </table:table-cell>
          <table:table-cell office:value-type="float" office:value="-0.752073710631786" calcext:value-type="float">
            <text:p>-0.7520737106</text:p>
          </table:table-cell>
          <table:table-cell office:value-type="float" office:value="0.229793819797075" calcext:value-type="float">
            <text:p>0.2297938198</text:p>
          </table:table-cell>
          <table:table-cell office:value-type="float" office:value="-0.842795468242794" calcext:value-type="float">
            <text:p>-0.8427954682</text:p>
          </table:table-cell>
          <table:table-cell office:value-type="float" office:value="0.304661459195123" calcext:value-type="float">
            <text:p>0.3046614592</text:p>
          </table:table-cell>
          <table:table-cell office:value-type="float" office:value="-0.519398005004304" calcext:value-type="float">
            <text:p>-0.5193980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3" calcext:value-type="float">
            <text:p>283</text:p>
          </table:table-cell>
          <table:table-cell office:value-type="float" office:value="0.948031796863003" calcext:value-type="float">
            <text:p>0.9480317969</text:p>
          </table:table-cell>
          <table:table-cell office:value-type="float" office:value="0.318724756759898" calcext:value-type="float">
            <text:p>0.3187247568</text:p>
          </table:table-cell>
          <table:table-cell office:value-type="float" office:value="0.73059089788814" calcext:value-type="float">
            <text:p>0.7305908979</text:p>
          </table:table-cell>
          <table:table-cell office:value-type="float" office:value="2.58397516856836" calcext:value-type="float">
            <text:p>2.5839751686</text:p>
          </table:table-cell>
          <table:table-cell office:value-type="float" office:value="-0.206464837654133" calcext:value-type="float">
            <text:p>-0.2064648377</text:p>
          </table:table-cell>
          <table:table-cell office:value-type="float" office:value="-0.213179700488748" calcext:value-type="float">
            <text:p>-0.2131797005</text:p>
          </table:table-cell>
          <table:table-cell office:value-type="float" office:value="0.220328528287439" calcext:value-type="float">
            <text:p>0.2203285283</text:p>
          </table:table-cell>
          <table:table-cell office:value-type="float" office:value="-0.0620703026994141" calcext:value-type="float">
            <text:p>-0.0620703027</text:p>
          </table:table-cell>
          <table:table-cell office:value-type="float" office:value="-0.868018102266721" calcext:value-type="float">
            <text:p>-0.8680181023</text:p>
          </table:table-cell>
          <table:table-cell office:value-type="float" office:value="0.58117363806146" calcext:value-type="float">
            <text:p>0.5811736381</text:p>
          </table:table-cell>
          <table:table-cell office:value-type="float" office:value="0.101195398638146" calcext:value-type="float">
            <text:p>0.1011953986</text:p>
          </table:table-cell>
          <table:table-cell office:value-type="float" office:value="0.4703996350801" calcext:value-type="float">
            <text:p>0.4703996351</text:p>
          </table:table-cell>
          <table:table-cell office:value-type="float" office:value="0.67528086964958" calcext:value-type="float">
            <text:p>0.6752808696</text:p>
          </table:table-cell>
          <table:table-cell office:value-type="float" office:value="0.209463494622259" calcext:value-type="float">
            <text:p>0.2094634946</text:p>
          </table:table-cell>
          <table:table-cell office:value-type="float" office:value="0.704330417004262" calcext:value-type="float">
            <text:p>0.704330417</text:p>
          </table:table-cell>
          <table:table-cell office:value-type="float" office:value="0.309108159161806" calcext:value-type="float">
            <text:p>0.3091081592</text:p>
          </table:table-cell>
          <table:table-cell office:value-type="float" office:value="-0.28168058719718" calcext:value-type="float">
            <text:p>-0.2816805872</text:p>
          </table:table-cell>
          <table:table-cell office:value-type="float" office:value="-0.924687991899896" calcext:value-type="float">
            <text:p>-0.9246879919</text:p>
          </table:table-cell>
          <table:table-cell office:value-type="float" office:value="-1.52130691294442" calcext:value-type="float">
            <text:p>-1.52130691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83" calcext:value-type="float">
            <text:p>283</text:p>
          </table:table-cell>
          <table:table-cell office:value-type="float" office:value="-0.529995754566706" calcext:value-type="float">
            <text:p>-0.5299957546</text:p>
          </table:table-cell>
          <table:table-cell office:value-type="float" office:value="0.766553613360556" calcext:value-type="float">
            <text:p>0.7665536134</text:p>
          </table:table-cell>
          <table:table-cell office:value-type="float" office:value="1.75939342684182" calcext:value-type="float">
            <text:p>1.7593934268</text:p>
          </table:table-cell>
          <table:table-cell office:value-type="float" office:value="-1.16007391448837" calcext:value-type="float">
            <text:p>-1.1600739145</text:p>
          </table:table-cell>
          <table:table-cell office:value-type="float" office:value="-0.501039670569579" calcext:value-type="float">
            <text:p>-0.5010396706</text:p>
          </table:table-cell>
          <table:table-cell office:value-type="float" office:value="-1.40451258757377" calcext:value-type="float">
            <text:p>-1.4045125876</text:p>
          </table:table-cell>
          <table:table-cell office:value-type="float" office:value="0.679279031254112" calcext:value-type="float">
            <text:p>0.6792790313</text:p>
          </table:table-cell>
          <table:table-cell office:value-type="float" office:value="-0.242593704311249" calcext:value-type="float">
            <text:p>-0.2425937043</text:p>
          </table:table-cell>
          <table:table-cell office:value-type="float" office:value="0.520867782727494" calcext:value-type="float">
            <text:p>0.5208677827</text:p>
          </table:table-cell>
          <table:table-cell office:value-type="float" office:value="-0.117279870763226" calcext:value-type="float">
            <text:p>-0.1172798708</text:p>
          </table:table-cell>
          <table:table-cell office:value-type="float" office:value="-0.0000320178274998834" calcext:value-type="float">
            <text:p>-3.20178274998834E-005</text:p>
          </table:table-cell>
          <table:table-cell office:value-type="float" office:value="-0.320075008129062" calcext:value-type="float">
            <text:p>-0.3200750081</text:p>
          </table:table-cell>
          <table:table-cell office:value-type="float" office:value="-0.886311371092757" calcext:value-type="float">
            <text:p>-0.8863113711</text:p>
          </table:table-cell>
          <table:table-cell office:value-type="float" office:value="-0.176522503410487" calcext:value-type="float">
            <text:p>-0.1765225034</text:p>
          </table:table-cell>
          <table:table-cell office:value-type="float" office:value="0.606221064732144" calcext:value-type="float">
            <text:p>0.6062210647</text:p>
          </table:table-cell>
          <table:table-cell office:value-type="float" office:value="0.426544296955211" calcext:value-type="float">
            <text:p>0.426544297</text:p>
          </table:table-cell>
          <table:table-cell office:value-type="float" office:value="-0.568054204832219" calcext:value-type="float">
            <text:p>-0.5680542048</text:p>
          </table:table-cell>
          <table:table-cell office:value-type="float" office:value="-0.496516185632066" calcext:value-type="float">
            <text:p>-0.4965161856</text:p>
          </table:table-cell>
          <table:table-cell office:value-type="float" office:value="-0.982597608414238" calcext:value-type="float">
            <text:p>-0.98259760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.14143647517214" calcext:value-type="float">
            <text:p>1.1414364752</text:p>
          </table:table-cell>
          <table:table-cell office:value-type="float" office:value="0.0818934384999548" calcext:value-type="float">
            <text:p>0.0818934385</text:p>
          </table:table-cell>
          <table:table-cell office:value-type="float" office:value="0.503624884582198" calcext:value-type="float">
            <text:p>0.5036248846</text:p>
          </table:table-cell>
          <table:table-cell office:value-type="float" office:value="1.48721228120083" calcext:value-type="float">
            <text:p>1.4872122812</text:p>
          </table:table-cell>
          <table:table-cell office:value-type="float" office:value="-0.473169877858052" calcext:value-type="float">
            <text:p>-0.4731698779</text:p>
          </table:table-cell>
          <table:table-cell office:value-type="float" office:value="-0.411384333340749" calcext:value-type="float">
            <text:p>-0.4113843333</text:p>
          </table:table-cell>
          <table:table-cell office:value-type="float" office:value="-0.0531932580145128" calcext:value-type="float">
            <text:p>-0.053193258</text:p>
          </table:table-cell>
          <table:table-cell office:value-type="float" office:value="0.0710358562465564" calcext:value-type="float">
            <text:p>0.0710358562</text:p>
          </table:table-cell>
          <table:table-cell office:value-type="float" office:value="0.553486017437391" calcext:value-type="float">
            <text:p>0.5534860174</text:p>
          </table:table-cell>
          <table:table-cell office:value-type="float" office:value="-0.0696855813104158" calcext:value-type="float">
            <text:p>-0.0696855813</text:p>
          </table:table-cell>
          <table:table-cell office:value-type="float" office:value="-0.566056642110462" calcext:value-type="float">
            <text:p>-0.5660566421</text:p>
          </table:table-cell>
          <table:table-cell office:value-type="float" office:value="-0.36348474915932" calcext:value-type="float">
            <text:p>-0.3634847492</text:p>
          </table:table-cell>
          <table:table-cell office:value-type="float" office:value="-2.0695403034823" calcext:value-type="float">
            <text:p>-2.0695403035</text:p>
          </table:table-cell>
          <table:table-cell office:value-type="float" office:value="0.459588280433354" calcext:value-type="float">
            <text:p>0.4595882804</text:p>
          </table:table-cell>
          <table:table-cell office:value-type="float" office:value="0.0885800555520675" calcext:value-type="float">
            <text:p>0.0885800556</text:p>
          </table:table-cell>
          <table:table-cell office:value-type="float" office:value="-0.72992261761297" calcext:value-type="float">
            <text:p>-0.7299226176</text:p>
          </table:table-cell>
          <table:table-cell office:value-type="float" office:value="0.489465113050561" calcext:value-type="float">
            <text:p>0.4894651131</text:p>
          </table:table-cell>
          <table:table-cell office:value-type="float" office:value="-0.853730628108486" calcext:value-type="float">
            <text:p>-0.8537306281</text:p>
          </table:table-cell>
          <table:table-cell office:value-type="float" office:value="-0.477573661587652" calcext:value-type="float">
            <text:p>-0.47757366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4" calcext:value-type="float">
            <text:p>284</text:p>
          </table:table-cell>
          <table:table-cell office:value-type="float" office:value="-0.942623062836132" calcext:value-type="float">
            <text:p>-0.9426230628</text:p>
          </table:table-cell>
          <table:table-cell office:value-type="float" office:value="0.657317958481619" calcext:value-type="float">
            <text:p>0.6573179585</text:p>
          </table:table-cell>
          <table:table-cell office:value-type="float" office:value="1.19154438444274" calcext:value-type="float">
            <text:p>1.1915443844</text:p>
          </table:table-cell>
          <table:table-cell office:value-type="float" office:value="1.32649709537444" calcext:value-type="float">
            <text:p>1.3264970954</text:p>
          </table:table-cell>
          <table:table-cell office:value-type="float" office:value="0.976744980417237" calcext:value-type="float">
            <text:p>0.9767449804</text:p>
          </table:table-cell>
          <table:table-cell office:value-type="float" office:value="-0.832970031959888" calcext:value-type="float">
            <text:p>-0.832970032</text:p>
          </table:table-cell>
          <table:table-cell office:value-type="float" office:value="0.238932867962981" calcext:value-type="float">
            <text:p>0.238932868</text:p>
          </table:table-cell>
          <table:table-cell office:value-type="float" office:value="0.163401502866342" calcext:value-type="float">
            <text:p>0.1634015029</text:p>
          </table:table-cell>
          <table:table-cell office:value-type="float" office:value="-0.584980704195827" calcext:value-type="float">
            <text:p>-0.5849807042</text:p>
          </table:table-cell>
          <table:table-cell office:value-type="float" office:value="-0.78963933406533" calcext:value-type="float">
            <text:p>-0.7896393341</text:p>
          </table:table-cell>
          <table:table-cell office:value-type="float" office:value="-0.144501037430694" calcext:value-type="float">
            <text:p>-0.1445010374</text:p>
          </table:table-cell>
          <table:table-cell office:value-type="float" office:value="-1.44516103856932" calcext:value-type="float">
            <text:p>-1.4451610386</text:p>
          </table:table-cell>
          <table:table-cell office:value-type="float" office:value="-2.11588511176142" calcext:value-type="float">
            <text:p>-2.1158851118</text:p>
          </table:table-cell>
          <table:table-cell office:value-type="float" office:value="-0.617131929386945" calcext:value-type="float">
            <text:p>-0.6171319294</text:p>
          </table:table-cell>
          <table:table-cell office:value-type="float" office:value="1.96683731648052" calcext:value-type="float">
            <text:p>1.9668373165</text:p>
          </table:table-cell>
          <table:table-cell office:value-type="float" office:value="-0.203704313588247" calcext:value-type="float">
            <text:p>-0.2037043136</text:p>
          </table:table-cell>
          <table:table-cell office:value-type="float" office:value="1.50069170194145" calcext:value-type="float">
            <text:p>1.5006917019</text:p>
          </table:table-cell>
          <table:table-cell office:value-type="float" office:value="0.586786086504707" calcext:value-type="float">
            <text:p>0.5867860865</text:p>
          </table:table-cell>
          <table:table-cell office:value-type="float" office:value="0.271466390269338" calcext:value-type="float">
            <text:p>0.27146639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4" calcext:value-type="float">
            <text:p>284</text:p>
          </table:table-cell>
          <table:table-cell office:value-type="float" office:value="-0.764965866218257" calcext:value-type="float">
            <text:p>-0.7649658662</text:p>
          </table:table-cell>
          <table:table-cell office:value-type="float" office:value="1.33950625823146" calcext:value-type="float">
            <text:p>1.3395062582</text:p>
          </table:table-cell>
          <table:table-cell office:value-type="float" office:value="1.20938900841593" calcext:value-type="float">
            <text:p>1.2093890084</text:p>
          </table:table-cell>
          <table:table-cell office:value-type="float" office:value="0.00593937653588504" calcext:value-type="float">
            <text:p>0.0059393765</text:p>
          </table:table-cell>
          <table:table-cell office:value-type="float" office:value="-0.331807720416276" calcext:value-type="float">
            <text:p>-0.3318077204</text:p>
          </table:table-cell>
          <table:table-cell office:value-type="float" office:value="-0.91924268757284" calcext:value-type="float">
            <text:p>-0.9192426876</text:p>
          </table:table-cell>
          <table:table-cell office:value-type="float" office:value="0.434379874372525" calcext:value-type="float">
            <text:p>0.4343798744</text:p>
          </table:table-cell>
          <table:table-cell office:value-type="float" office:value="0.308839764048673" calcext:value-type="float">
            <text:p>0.308839764</text:p>
          </table:table-cell>
          <table:table-cell office:value-type="float" office:value="-0.698558283850425" calcext:value-type="float">
            <text:p>-0.6985582839</text:p>
          </table:table-cell>
          <table:table-cell office:value-type="float" office:value="-0.568186410059283" calcext:value-type="float">
            <text:p>-0.5681864101</text:p>
          </table:table-cell>
          <table:table-cell office:value-type="float" office:value="-0.397372655340404" calcext:value-type="float">
            <text:p>-0.3973726553</text:p>
          </table:table-cell>
          <table:table-cell office:value-type="float" office:value="0.572462624380545" calcext:value-type="float">
            <text:p>0.5724626244</text:p>
          </table:table-cell>
          <table:table-cell office:value-type="float" office:value="0.965210890359118" calcext:value-type="float">
            <text:p>0.9652108904</text:p>
          </table:table-cell>
          <table:table-cell office:value-type="float" office:value="0.28558843133616" calcext:value-type="float">
            <text:p>0.2855884313</text:p>
          </table:table-cell>
          <table:table-cell office:value-type="float" office:value="0.713760962579374" calcext:value-type="float">
            <text:p>0.7137609626</text:p>
          </table:table-cell>
          <table:table-cell office:value-type="float" office:value="0.280847041558457" calcext:value-type="float">
            <text:p>0.2808470416</text:p>
          </table:table-cell>
          <table:table-cell office:value-type="float" office:value="-0.274688875295131" calcext:value-type="float">
            <text:p>-0.2746888753</text:p>
          </table:table-cell>
          <table:table-cell office:value-type="float" office:value="-0.41823132951761" calcext:value-type="float">
            <text:p>-0.4182313295</text:p>
          </table:table-cell>
          <table:table-cell office:value-type="float" office:value="0.000655599299615423" calcext:value-type="float">
            <text:p>0.00065559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84" calcext:value-type="float">
            <text:p>284</text:p>
          </table:table-cell>
          <table:table-cell office:value-type="float" office:value="-1.16721188447311" calcext:value-type="float">
            <text:p>-1.1672118845</text:p>
          </table:table-cell>
          <table:table-cell office:value-type="float" office:value="1.26364780917364" calcext:value-type="float">
            <text:p>1.2636478092</text:p>
          </table:table-cell>
          <table:table-cell office:value-type="float" office:value="-0.109848779049178" calcext:value-type="float">
            <text:p>-0.109848779</text:p>
          </table:table-cell>
          <table:table-cell office:value-type="float" office:value="-0.783619310769871" calcext:value-type="float">
            <text:p>-0.7836193108</text:p>
          </table:table-cell>
          <table:table-cell office:value-type="float" office:value="-1.47269402833547" calcext:value-type="float">
            <text:p>-1.4726940283</text:p>
          </table:table-cell>
          <table:table-cell office:value-type="float" office:value="-0.212799326017021" calcext:value-type="float">
            <text:p>-0.212799326</text:p>
          </table:table-cell>
          <table:table-cell office:value-type="float" office:value="1.73268250069725" calcext:value-type="float">
            <text:p>1.7326825007</text:p>
          </table:table-cell>
          <table:table-cell office:value-type="float" office:value="-0.882945355787125" calcext:value-type="float">
            <text:p>-0.8829453558</text:p>
          </table:table-cell>
          <table:table-cell office:value-type="float" office:value="-0.331912326577602" calcext:value-type="float">
            <text:p>-0.3319123266</text:p>
          </table:table-cell>
          <table:table-cell office:value-type="float" office:value="-0.832908391567663" calcext:value-type="float">
            <text:p>-0.8329083916</text:p>
          </table:table-cell>
          <table:table-cell office:value-type="float" office:value="-0.697049652104285" calcext:value-type="float">
            <text:p>-0.6970496521</text:p>
          </table:table-cell>
          <table:table-cell office:value-type="float" office:value="0.780408852124592" calcext:value-type="float">
            <text:p>0.7804088521</text:p>
          </table:table-cell>
          <table:table-cell office:value-type="float" office:value="1.02631990073434" calcext:value-type="float">
            <text:p>1.0263199007</text:p>
          </table:table-cell>
          <table:table-cell office:value-type="float" office:value="0.0496491687114007" calcext:value-type="float">
            <text:p>0.0496491687</text:p>
          </table:table-cell>
          <table:table-cell office:value-type="float" office:value="-0.748250094432551" calcext:value-type="float">
            <text:p>-0.7482500944</text:p>
          </table:table-cell>
          <table:table-cell office:value-type="float" office:value="0.0310184913010746" calcext:value-type="float">
            <text:p>0.0310184913</text:p>
          </table:table-cell>
          <table:table-cell office:value-type="float" office:value="-0.124821125907232" calcext:value-type="float">
            <text:p>-0.1248211259</text:p>
          </table:table-cell>
          <table:table-cell office:value-type="float" office:value="-0.736029681196472" calcext:value-type="float">
            <text:p>-0.7360296812</text:p>
          </table:table-cell>
          <table:table-cell office:value-type="float" office:value="-0.336145555758669" calcext:value-type="float">
            <text:p>-0.336145555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-0.810756466060034" calcext:value-type="float">
            <text:p>-0.8107564661</text:p>
          </table:table-cell>
          <table:table-cell office:value-type="float" office:value="0.654499424426534" calcext:value-type="float">
            <text:p>0.6544994244</text:p>
          </table:table-cell>
          <table:table-cell office:value-type="float" office:value="2.21725732574556" calcext:value-type="float">
            <text:p>2.2172573257</text:p>
          </table:table-cell>
          <table:table-cell office:value-type="float" office:value="0.104341351434792" calcext:value-type="float">
            <text:p>0.1043413514</text:p>
          </table:table-cell>
          <table:table-cell office:value-type="float" office:value="-0.286800770532448" calcext:value-type="float">
            <text:p>-0.2868007705</text:p>
          </table:table-cell>
          <table:table-cell office:value-type="float" office:value="0.117832509743492" calcext:value-type="float">
            <text:p>0.1178325097</text:p>
          </table:table-cell>
          <table:table-cell office:value-type="float" office:value="0.287551850910432" calcext:value-type="float">
            <text:p>0.2875518509</text:p>
          </table:table-cell>
          <table:table-cell office:value-type="float" office:value="-0.73646133072427" calcext:value-type="float">
            <text:p>-0.7364613307</text:p>
          </table:table-cell>
          <table:table-cell office:value-type="float" office:value="0.69909221431486" calcext:value-type="float">
            <text:p>0.6990922143</text:p>
          </table:table-cell>
          <table:table-cell office:value-type="float" office:value="-0.625572559146336" calcext:value-type="float">
            <text:p>-0.6255725591</text:p>
          </table:table-cell>
          <table:table-cell office:value-type="float" office:value="-0.767733063221959" calcext:value-type="float">
            <text:p>-0.7677330632</text:p>
          </table:table-cell>
          <table:table-cell office:value-type="float" office:value="-0.424145670048242" calcext:value-type="float">
            <text:p>-0.42414567</text:p>
          </table:table-cell>
          <table:table-cell office:value-type="float" office:value="-1.68329567969539" calcext:value-type="float">
            <text:p>-1.6832956797</text:p>
          </table:table-cell>
          <table:table-cell office:value-type="float" office:value="-0.283895916398558" calcext:value-type="float">
            <text:p>-0.2838959164</text:p>
          </table:table-cell>
          <table:table-cell office:value-type="float" office:value="-0.394812763905434" calcext:value-type="float">
            <text:p>-0.3948127639</text:p>
          </table:table-cell>
          <table:table-cell office:value-type="float" office:value="-0.235163973893841" calcext:value-type="float">
            <text:p>-0.2351639739</text:p>
          </table:table-cell>
          <table:table-cell office:value-type="float" office:value="-0.120244691044794" calcext:value-type="float">
            <text:p>-0.120244691</text:p>
          </table:table-cell>
          <table:table-cell office:value-type="float" office:value="-0.331525944084621" calcext:value-type="float">
            <text:p>-0.3315259441</text:p>
          </table:table-cell>
          <table:table-cell office:value-type="float" office:value="-1.54027379800996" calcext:value-type="float">
            <text:p>-1.5402737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5" calcext:value-type="float">
            <text:p>285</text:p>
          </table:table-cell>
          <table:table-cell office:value-type="float" office:value="-0.931805001457903" calcext:value-type="float">
            <text:p>-0.9318050015</text:p>
          </table:table-cell>
          <table:table-cell office:value-type="float" office:value="1.52773726003966" calcext:value-type="float">
            <text:p>1.52773726</text:p>
          </table:table-cell>
          <table:table-cell office:value-type="float" office:value="0.818889180953467" calcext:value-type="float">
            <text:p>0.818889181</text:p>
          </table:table-cell>
          <table:table-cell office:value-type="float" office:value="0.0569902150162154" calcext:value-type="float">
            <text:p>0.056990215</text:p>
          </table:table-cell>
          <table:table-cell office:value-type="float" office:value="-0.319929644170087" calcext:value-type="float">
            <text:p>-0.3199296442</text:p>
          </table:table-cell>
          <table:table-cell office:value-type="float" office:value="-1.05473646755652" calcext:value-type="float">
            <text:p>-1.0547364676</text:p>
          </table:table-cell>
          <table:table-cell office:value-type="float" office:value="0.358789744957514" calcext:value-type="float">
            <text:p>0.358789745</text:p>
          </table:table-cell>
          <table:table-cell office:value-type="float" office:value="0.35407266962061" calcext:value-type="float">
            <text:p>0.3540726696</text:p>
          </table:table-cell>
          <table:table-cell office:value-type="float" office:value="-0.392589551415122" calcext:value-type="float">
            <text:p>-0.3925895514</text:p>
          </table:table-cell>
          <table:table-cell office:value-type="float" office:value="-0.432677089907912" calcext:value-type="float">
            <text:p>-0.4326770899</text:p>
          </table:table-cell>
          <table:table-cell office:value-type="float" office:value="-0.311277877412686" calcext:value-type="float">
            <text:p>-0.3112778774</text:p>
          </table:table-cell>
          <table:table-cell office:value-type="float" office:value="0.16612034436466" calcext:value-type="float">
            <text:p>0.1661203444</text:p>
          </table:table-cell>
          <table:table-cell office:value-type="float" office:value="0.321497602044543" calcext:value-type="float">
            <text:p>0.321497602</text:p>
          </table:table-cell>
          <table:table-cell office:value-type="float" office:value="-0.210513992905578" calcext:value-type="float">
            <text:p>-0.2105139929</text:p>
          </table:table-cell>
          <table:table-cell office:value-type="float" office:value="0.85717693466675" calcext:value-type="float">
            <text:p>0.8571769347</text:p>
          </table:table-cell>
          <table:table-cell office:value-type="float" office:value="0.479781685444804" calcext:value-type="float">
            <text:p>0.4797816854</text:p>
          </table:table-cell>
          <table:table-cell office:value-type="float" office:value="0.159892511982786" calcext:value-type="float">
            <text:p>0.159892512</text:p>
          </table:table-cell>
          <table:table-cell office:value-type="float" office:value="-0.133632195778885" calcext:value-type="float">
            <text:p>-0.1336321958</text:p>
          </table:table-cell>
          <table:table-cell office:value-type="float" office:value="-0.127680212499146" calcext:value-type="float">
            <text:p>-0.12768021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7" calcext:value-type="float">
            <text:p>287</text:p>
          </table:table-cell>
          <table:table-cell office:value-type="float" office:value="1.03007160431156" calcext:value-type="float">
            <text:p>1.0300716043</text:p>
          </table:table-cell>
          <table:table-cell office:value-type="float" office:value="-0.29508847878138" calcext:value-type="float">
            <text:p>-0.2950884788</text:p>
          </table:table-cell>
          <table:table-cell office:value-type="float" office:value="-0.10992364428518" calcext:value-type="float">
            <text:p>-0.1099236443</text:p>
          </table:table-cell>
          <table:table-cell office:value-type="float" office:value="0.0715396509986017" calcext:value-type="float">
            <text:p>0.071539651</text:p>
          </table:table-cell>
          <table:table-cell office:value-type="float" office:value="-0.318253285057154" calcext:value-type="float">
            <text:p>-0.3182532851</text:p>
          </table:table-cell>
          <table:table-cell office:value-type="float" office:value="-0.912975894513205" calcext:value-type="float">
            <text:p>-0.9129758945</text:p>
          </table:table-cell>
          <table:table-cell office:value-type="float" office:value="0.431930060819309" calcext:value-type="float">
            <text:p>0.4319300608</text:p>
          </table:table-cell>
          <table:table-cell office:value-type="float" office:value="-0.302890542889833" calcext:value-type="float">
            <text:p>-0.3028905429</text:p>
          </table:table-cell>
          <table:table-cell office:value-type="float" office:value="-0.0444332176466603" calcext:value-type="float">
            <text:p>-0.0444332176</text:p>
          </table:table-cell>
          <table:table-cell office:value-type="float" office:value="-0.229745063708241" calcext:value-type="float">
            <text:p>-0.2297450637</text:p>
          </table:table-cell>
          <table:table-cell office:value-type="float" office:value="-0.498113966829366" calcext:value-type="float">
            <text:p>-0.4981139668</text:p>
          </table:table-cell>
          <table:table-cell office:value-type="float" office:value="0.318527982512666" calcext:value-type="float">
            <text:p>0.3185279825</text:p>
          </table:table-cell>
          <table:table-cell office:value-type="float" office:value="0.521522275937558" calcext:value-type="float">
            <text:p>0.5215222759</text:p>
          </table:table-cell>
          <table:table-cell office:value-type="float" office:value="0.316361181531886" calcext:value-type="float">
            <text:p>0.3163611815</text:p>
          </table:table-cell>
          <table:table-cell office:value-type="float" office:value="1.00095451431887" calcext:value-type="float">
            <text:p>1.0009545143</text:p>
          </table:table-cell>
          <table:table-cell office:value-type="float" office:value="0.401468723930041" calcext:value-type="float">
            <text:p>0.4014687239</text:p>
          </table:table-cell>
          <table:table-cell office:value-type="float" office:value="-0.457092943537801" calcext:value-type="float">
            <text:p>-0.4570929435</text:p>
          </table:table-cell>
          <table:table-cell office:value-type="float" office:value="-0.866847930516673" calcext:value-type="float">
            <text:p>-0.8668479305</text:p>
          </table:table-cell>
          <table:table-cell office:value-type="float" office:value="0.405462113239376" calcext:value-type="float">
            <text:p>0.4054621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88" calcext:value-type="float">
            <text:p>288</text:p>
          </table:table-cell>
          <table:table-cell office:value-type="float" office:value="-0.59881954604639" calcext:value-type="float">
            <text:p>-0.598819546</text:p>
          </table:table-cell>
          <table:table-cell office:value-type="float" office:value="0.0732535394372884" calcext:value-type="float">
            <text:p>0.0732535394</text:p>
          </table:table-cell>
          <table:table-cell office:value-type="float" office:value="-0.113786119447978" calcext:value-type="float">
            <text:p>-0.1137861194</text:p>
          </table:table-cell>
          <table:table-cell office:value-type="float" office:value="-2.31518896518991" calcext:value-type="float">
            <text:p>-2.3151889652</text:p>
          </table:table-cell>
          <table:table-cell office:value-type="float" office:value="1.64438184155922" calcext:value-type="float">
            <text:p>1.6443818416</text:p>
          </table:table-cell>
          <table:table-cell office:value-type="float" office:value="4.3895221624194" calcext:value-type="float">
            <text:p>4.3895221624</text:p>
          </table:table-cell>
          <table:table-cell office:value-type="float" office:value="3.17420283833094" calcext:value-type="float">
            <text:p>3.1742028383</text:p>
          </table:table-cell>
          <table:table-cell office:value-type="float" office:value="-1.03238985496865" calcext:value-type="float">
            <text:p>-1.032389855</text:p>
          </table:table-cell>
          <table:table-cell office:value-type="float" office:value="0.673033403346971" calcext:value-type="float">
            <text:p>0.6730334033</text:p>
          </table:table-cell>
          <table:table-cell office:value-type="float" office:value="0.892547877404809" calcext:value-type="float">
            <text:p>0.8925478774</text:p>
          </table:table-cell>
          <table:table-cell office:value-type="float" office:value="0.38667255228961" calcext:value-type="float">
            <text:p>0.3866725523</text:p>
          </table:table-cell>
          <table:table-cell office:value-type="float" office:value="-0.929109800000108" calcext:value-type="float">
            <text:p>-0.9291098</text:p>
          </table:table-cell>
          <table:table-cell office:value-type="float" office:value="-0.215278528924076" calcext:value-type="float">
            <text:p>-0.2152785289</text:p>
          </table:table-cell>
          <table:table-cell office:value-type="float" office:value="-1.21370162305852" calcext:value-type="float">
            <text:p>-1.2137016231</text:p>
          </table:table-cell>
          <table:table-cell office:value-type="float" office:value="0.832917217367282" calcext:value-type="float">
            <text:p>0.8329172174</text:p>
          </table:table-cell>
          <table:table-cell office:value-type="float" office:value="0.36129855063719" calcext:value-type="float">
            <text:p>0.3612985506</text:p>
          </table:table-cell>
          <table:table-cell office:value-type="float" office:value="-1.77813409480893" calcext:value-type="float">
            <text:p>-1.7781340948</text:p>
          </table:table-cell>
          <table:table-cell office:value-type="float" office:value="-0.320266872664109" calcext:value-type="float">
            <text:p>-0.3202668727</text:p>
          </table:table-cell>
          <table:table-cell office:value-type="float" office:value="-0.00390198719973481" calcext:value-type="float">
            <text:p>-0.00390198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88" calcext:value-type="float">
            <text:p>288</text:p>
          </table:table-cell>
          <table:table-cell office:value-type="float" office:value="1.09858448926493" calcext:value-type="float">
            <text:p>1.0985844893</text:p>
          </table:table-cell>
          <table:table-cell office:value-type="float" office:value="-1.22249063470115" calcext:value-type="float">
            <text:p>-1.2224906347</text:p>
          </table:table-cell>
          <table:table-cell office:value-type="float" office:value="-0.319124613547036" calcext:value-type="float">
            <text:p>-0.3191246135</text:p>
          </table:table-cell>
          <table:table-cell office:value-type="float" office:value="-1.72338458566426" calcext:value-type="float">
            <text:p>-1.7233845857</text:p>
          </table:table-cell>
          <table:table-cell office:value-type="float" office:value="-0.416167765285035" calcext:value-type="float">
            <text:p>-0.4161677653</text:p>
          </table:table-cell>
          <table:table-cell office:value-type="float" office:value="0.635064700201237" calcext:value-type="float">
            <text:p>0.6350647002</text:p>
          </table:table-cell>
          <table:table-cell office:value-type="float" office:value="-0.417852270490938" calcext:value-type="float">
            <text:p>-0.4178522705</text:p>
          </table:table-cell>
          <table:table-cell office:value-type="float" office:value="0.0604530439493746" calcext:value-type="float">
            <text:p>0.0604530439</text:p>
          </table:table-cell>
          <table:table-cell office:value-type="float" office:value="0.0836455335393914" calcext:value-type="float">
            <text:p>0.0836455335</text:p>
          </table:table-cell>
          <table:table-cell office:value-type="float" office:value="-0.249495435301449" calcext:value-type="float">
            <text:p>-0.2494954353</text:p>
          </table:table-cell>
          <table:table-cell office:value-type="float" office:value="0.213148667434714" calcext:value-type="float">
            <text:p>0.2131486674</text:p>
          </table:table-cell>
          <table:table-cell office:value-type="float" office:value="1.60434348205206" calcext:value-type="float">
            <text:p>1.6043434821</text:p>
          </table:table-cell>
          <table:table-cell office:value-type="float" office:value="1.6261544345215" calcext:value-type="float">
            <text:p>1.6261544345</text:p>
          </table:table-cell>
          <table:table-cell office:value-type="float" office:value="-0.229101987015862" calcext:value-type="float">
            <text:p>-0.229101987</text:p>
          </table:table-cell>
          <table:table-cell office:value-type="float" office:value="-0.160730081119322" calcext:value-type="float">
            <text:p>-0.1607300811</text:p>
          </table:table-cell>
          <table:table-cell office:value-type="float" office:value="-2.20200252988268" calcext:value-type="float">
            <text:p>-2.2020025299</text:p>
          </table:table-cell>
          <table:table-cell office:value-type="float" office:value="-0.0957168492677492" calcext:value-type="float">
            <text:p>-0.0957168493</text:p>
          </table:table-cell>
          <table:table-cell office:value-type="float" office:value="1.265874713476" calcext:value-type="float">
            <text:p>1.2658747135</text:p>
          </table:table-cell>
          <table:table-cell office:value-type="float" office:value="0.570777464359133" calcext:value-type="float">
            <text:p>0.57077746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8" calcext:value-type="float">
            <text:p>288</text:p>
          </table:table-cell>
          <table:table-cell office:value-type="float" office:value="1.26806876340874" calcext:value-type="float">
            <text:p>1.2680687634</text:p>
          </table:table-cell>
          <table:table-cell office:value-type="float" office:value="0.285831650396011" calcext:value-type="float">
            <text:p>0.2858316504</text:p>
          </table:table-cell>
          <table:table-cell office:value-type="float" office:value="-0.147276025461222" calcext:value-type="float">
            <text:p>-0.1472760255</text:p>
          </table:table-cell>
          <table:table-cell office:value-type="float" office:value="1.04774172573764" calcext:value-type="float">
            <text:p>1.0477417257</text:p>
          </table:table-cell>
          <table:table-cell office:value-type="float" office:value="0.672115439500528" calcext:value-type="float">
            <text:p>0.6721154395</text:p>
          </table:table-cell>
          <table:table-cell office:value-type="float" office:value="0.656656255626285" calcext:value-type="float">
            <text:p>0.6566562556</text:p>
          </table:table-cell>
          <table:table-cell office:value-type="float" office:value="0.138314672637385" calcext:value-type="float">
            <text:p>0.1383146726</text:p>
          </table:table-cell>
          <table:table-cell office:value-type="float" office:value="-0.0107854481089644" calcext:value-type="float">
            <text:p>-0.0107854481</text:p>
          </table:table-cell>
          <table:table-cell office:value-type="float" office:value="0.158270869375423" calcext:value-type="float">
            <text:p>0.1582708694</text:p>
          </table:table-cell>
          <table:table-cell office:value-type="float" office:value="-0.166168993765532" calcext:value-type="float">
            <text:p>-0.1661689938</text:p>
          </table:table-cell>
          <table:table-cell office:value-type="float" office:value="-1.53116732902866" calcext:value-type="float">
            <text:p>-1.531167329</text:p>
          </table:table-cell>
          <table:table-cell office:value-type="float" office:value="0.871081072233206" calcext:value-type="float">
            <text:p>0.8710810722</text:p>
          </table:table-cell>
          <table:table-cell office:value-type="float" office:value="1.62485130002622" calcext:value-type="float">
            <text:p>1.6248513</text:p>
          </table:table-cell>
          <table:table-cell office:value-type="float" office:value="-0.319368703673909" calcext:value-type="float">
            <text:p>-0.3193687037</text:p>
          </table:table-cell>
          <table:table-cell office:value-type="float" office:value="-0.157591231159468" calcext:value-type="float">
            <text:p>-0.1575912312</text:p>
          </table:table-cell>
          <table:table-cell office:value-type="float" office:value="-0.385908134968166" calcext:value-type="float">
            <text:p>-0.385908135</text:p>
          </table:table-cell>
          <table:table-cell office:value-type="float" office:value="-0.331838626858768" calcext:value-type="float">
            <text:p>-0.3318386269</text:p>
          </table:table-cell>
          <table:table-cell office:value-type="float" office:value="-0.707136534042879" calcext:value-type="float">
            <text:p>-0.707136534</text:p>
          </table:table-cell>
          <table:table-cell office:value-type="float" office:value="0.150423262781333" calcext:value-type="float">
            <text:p>0.15042326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9" calcext:value-type="float">
            <text:p>289</text:p>
          </table:table-cell>
          <table:table-cell office:value-type="float" office:value="-1.7821164916603" calcext:value-type="float">
            <text:p>-1.7821164917</text:p>
          </table:table-cell>
          <table:table-cell office:value-type="float" office:value="-0.32607924408457" calcext:value-type="float">
            <text:p>-0.3260792441</text:p>
          </table:table-cell>
          <table:table-cell office:value-type="float" office:value="2.28209228454167" calcext:value-type="float">
            <text:p>2.2820922845</text:p>
          </table:table-cell>
          <table:table-cell office:value-type="float" office:value="-0.381814267571669" calcext:value-type="float">
            <text:p>-0.3818142676</text:p>
          </table:table-cell>
          <table:table-cell office:value-type="float" office:value="1.06129006005148" calcext:value-type="float">
            <text:p>1.0612900601</text:p>
          </table:table-cell>
          <table:table-cell office:value-type="float" office:value="2.66635487078093" calcext:value-type="float">
            <text:p>2.6663548708</text:p>
          </table:table-cell>
          <table:table-cell office:value-type="float" office:value="0.31142614223281" calcext:value-type="float">
            <text:p>0.3114261422</text:p>
          </table:table-cell>
          <table:table-cell office:value-type="float" office:value="0.364125230781773" calcext:value-type="float">
            <text:p>0.3641252308</text:p>
          </table:table-cell>
          <table:table-cell office:value-type="float" office:value="1.08038229048462" calcext:value-type="float">
            <text:p>1.0803822905</text:p>
          </table:table-cell>
          <table:table-cell office:value-type="float" office:value="0.652494124839827" calcext:value-type="float">
            <text:p>0.6524941248</text:p>
          </table:table-cell>
          <table:table-cell office:value-type="float" office:value="1.21828187771946" calcext:value-type="float">
            <text:p>1.2182818777</text:p>
          </table:table-cell>
          <table:table-cell office:value-type="float" office:value="0.121397526346695" calcext:value-type="float">
            <text:p>0.1213975263</text:p>
          </table:table-cell>
          <table:table-cell office:value-type="float" office:value="-0.952894279423386" calcext:value-type="float">
            <text:p>-0.9528942794</text:p>
          </table:table-cell>
          <table:table-cell office:value-type="float" office:value="-0.905587150054093" calcext:value-type="float">
            <text:p>-0.9055871501</text:p>
          </table:table-cell>
          <table:table-cell office:value-type="float" office:value="0.803764247126445" calcext:value-type="float">
            <text:p>0.8037642471</text:p>
          </table:table-cell>
          <table:table-cell office:value-type="float" office:value="-0.971253016362369" calcext:value-type="float">
            <text:p>-0.9712530164</text:p>
          </table:table-cell>
          <table:table-cell office:value-type="float" office:value="0.209509727583818" calcext:value-type="float">
            <text:p>0.2095097276</text:p>
          </table:table-cell>
          <table:table-cell office:value-type="float" office:value="-1.22533935709948" calcext:value-type="float">
            <text:p>-1.2253393571</text:p>
          </table:table-cell>
          <table:table-cell office:value-type="float" office:value="-0.726363602554326" calcext:value-type="float">
            <text:p>-0.72636360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90" calcext:value-type="float">
            <text:p>290</text:p>
          </table:table-cell>
          <table:table-cell office:value-type="float" office:value="-0.695817814950708" calcext:value-type="float">
            <text:p>-0.695817815</text:p>
          </table:table-cell>
          <table:table-cell office:value-type="float" office:value="0.581772528955849" calcext:value-type="float">
            <text:p>0.581772529</text:p>
          </table:table-cell>
          <table:table-cell office:value-type="float" office:value="2.37817954577937" calcext:value-type="float">
            <text:p>2.3781795458</text:p>
          </table:table-cell>
          <table:table-cell office:value-type="float" office:value="0.0633959562524962" calcext:value-type="float">
            <text:p>0.0633959563</text:p>
          </table:table-cell>
          <table:table-cell office:value-type="float" office:value="0.329118684252992" calcext:value-type="float">
            <text:p>0.3291186843</text:p>
          </table:table-cell>
          <table:table-cell office:value-type="float" office:value="-0.449864544784381" calcext:value-type="float">
            <text:p>-0.4498645448</text:p>
          </table:table-cell>
          <table:table-cell office:value-type="float" office:value="1.26910390489031" calcext:value-type="float">
            <text:p>1.2691039049</text:p>
          </table:table-cell>
          <table:table-cell office:value-type="float" office:value="-0.758362744547145" calcext:value-type="float">
            <text:p>-0.7583627445</text:p>
          </table:table-cell>
          <table:table-cell office:value-type="float" office:value="0.381712455967123" calcext:value-type="float">
            <text:p>0.381712456</text:p>
          </table:table-cell>
          <table:table-cell office:value-type="float" office:value="0.1170143102437" calcext:value-type="float">
            <text:p>0.1170143102</text:p>
          </table:table-cell>
          <table:table-cell office:value-type="float" office:value="-0.611313802489067" calcext:value-type="float">
            <text:p>-0.6113138025</text:p>
          </table:table-cell>
          <table:table-cell office:value-type="float" office:value="-0.482482730146686" calcext:value-type="float">
            <text:p>-0.4824827301</text:p>
          </table:table-cell>
          <table:table-cell office:value-type="float" office:value="-0.778519615515756" calcext:value-type="float">
            <text:p>-0.7785196155</text:p>
          </table:table-cell>
          <table:table-cell office:value-type="float" office:value="-0.749911661528868" calcext:value-type="float">
            <text:p>-0.7499116615</text:p>
          </table:table-cell>
          <table:table-cell office:value-type="float" office:value="-0.170637258979772" calcext:value-type="float">
            <text:p>-0.170637259</text:p>
          </table:table-cell>
          <table:table-cell office:value-type="float" office:value="-0.650813402136647" calcext:value-type="float">
            <text:p>-0.6508134021</text:p>
          </table:table-cell>
          <table:table-cell office:value-type="float" office:value="-0.19768757029699" calcext:value-type="float">
            <text:p>-0.1976875703</text:p>
          </table:table-cell>
          <table:table-cell office:value-type="float" office:value="-0.561825384034187" calcext:value-type="float">
            <text:p>-0.561825384</text:p>
          </table:table-cell>
          <table:table-cell office:value-type="float" office:value="0.501290063259707" calcext:value-type="float">
            <text:p>0.50129006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0" calcext:value-type="float">
            <text:p>290</text:p>
          </table:table-cell>
          <table:table-cell office:value-type="float" office:value="-5.16629893298859" calcext:value-type="float">
            <text:p>-5.166298933</text:p>
          </table:table-cell>
          <table:table-cell office:value-type="float" office:value="-5.4493690565251" calcext:value-type="float">
            <text:p>-5.4493690565</text:p>
          </table:table-cell>
          <table:table-cell office:value-type="float" office:value="2.98849761909769" calcext:value-type="float">
            <text:p>2.9884976191</text:p>
          </table:table-cell>
          <table:table-cell office:value-type="float" office:value="2.65899079018119" calcext:value-type="float">
            <text:p>2.6589907902</text:p>
          </table:table-cell>
          <table:table-cell office:value-type="float" office:value="1.94815212531973" calcext:value-type="float">
            <text:p>1.9481521253</text:p>
          </table:table-cell>
          <table:table-cell office:value-type="float" office:value="-0.854470186977013" calcext:value-type="float">
            <text:p>-0.854470187</text:p>
          </table:table-cell>
          <table:table-cell office:value-type="float" office:value="-0.326394126486653" calcext:value-type="float">
            <text:p>-0.3263941265</text:p>
          </table:table-cell>
          <table:table-cell office:value-type="float" office:value="-1.0173641627835" calcext:value-type="float">
            <text:p>-1.0173641628</text:p>
          </table:table-cell>
          <table:table-cell office:value-type="float" office:value="1.98390085020321" calcext:value-type="float">
            <text:p>1.9839008502</text:p>
          </table:table-cell>
          <table:table-cell office:value-type="float" office:value="1.05523496445906" calcext:value-type="float">
            <text:p>1.0552349645</text:p>
          </table:table-cell>
          <table:table-cell office:value-type="float" office:value="-0.503509369206409" calcext:value-type="float">
            <text:p>-0.5035093692</text:p>
          </table:table-cell>
          <table:table-cell office:value-type="float" office:value="0.234324647029047" calcext:value-type="float">
            <text:p>0.234324647</text:p>
          </table:table-cell>
          <table:table-cell office:value-type="float" office:value="0.847507646079169" calcext:value-type="float">
            <text:p>0.8475076461</text:p>
          </table:table-cell>
          <table:table-cell office:value-type="float" office:value="-2.38549090131182" calcext:value-type="float">
            <text:p>-2.3854909013</text:p>
          </table:table-cell>
          <table:table-cell office:value-type="float" office:value="0.326192571153964" calcext:value-type="float">
            <text:p>0.3261925712</text:p>
          </table:table-cell>
          <table:table-cell office:value-type="float" office:value="-0.935838209183168" calcext:value-type="float">
            <text:p>-0.9358382092</text:p>
          </table:table-cell>
          <table:table-cell office:value-type="float" office:value="0.191502866478061" calcext:value-type="float">
            <text:p>0.1915028665</text:p>
          </table:table-cell>
          <table:table-cell office:value-type="float" office:value="-0.227426328016022" calcext:value-type="float">
            <text:p>-0.227426328</text:p>
          </table:table-cell>
          <table:table-cell office:value-type="float" office:value="2.86270605791208" calcext:value-type="float">
            <text:p>2.862706057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0" calcext:value-type="float">
            <text:p>290</text:p>
          </table:table-cell>
          <table:table-cell office:value-type="float" office:value="-0.487233806417431" calcext:value-type="float">
            <text:p>-0.4872338064</text:p>
          </table:table-cell>
          <table:table-cell office:value-type="float" office:value="0.505825332677801" calcext:value-type="float">
            <text:p>0.5058253327</text:p>
          </table:table-cell>
          <table:table-cell office:value-type="float" office:value="0.880669884051522" calcext:value-type="float">
            <text:p>0.8806698841</text:p>
          </table:table-cell>
          <table:table-cell office:value-type="float" office:value="0.972986394383984" calcext:value-type="float">
            <text:p>0.9729863944</text:p>
          </table:table-cell>
          <table:table-cell office:value-type="float" office:value="0.823366603031479" calcext:value-type="float">
            <text:p>0.823366603</text:p>
          </table:table-cell>
          <table:table-cell office:value-type="float" office:value="0.287737595747975" calcext:value-type="float">
            <text:p>0.2877375957</text:p>
          </table:table-cell>
          <table:table-cell office:value-type="float" office:value="0.725038781807074" calcext:value-type="float">
            <text:p>0.7250387818</text:p>
          </table:table-cell>
          <table:table-cell office:value-type="float" office:value="0.0210404650813969" calcext:value-type="float">
            <text:p>0.0210404651</text:p>
          </table:table-cell>
          <table:table-cell office:value-type="float" office:value="-0.268138120739458" calcext:value-type="float">
            <text:p>-0.2681381207</text:p>
          </table:table-cell>
          <table:table-cell office:value-type="float" office:value="-0.367036477217974" calcext:value-type="float">
            <text:p>-0.3670364772</text:p>
          </table:table-cell>
          <table:table-cell office:value-type="float" office:value="-2.16628722577817" calcext:value-type="float">
            <text:p>-2.1662872258</text:p>
          </table:table-cell>
          <table:table-cell office:value-type="float" office:value="-0.445540608025697" calcext:value-type="float">
            <text:p>-0.445540608</text:p>
          </table:table-cell>
          <table:table-cell office:value-type="float" office:value="-0.0164378037250066" calcext:value-type="float">
            <text:p>-0.0164378037</text:p>
          </table:table-cell>
          <table:table-cell office:value-type="float" office:value="-0.0391780755736062" calcext:value-type="float">
            <text:p>-0.0391780756</text:p>
          </table:table-cell>
          <table:table-cell office:value-type="float" office:value="-0.0903000013643468" calcext:value-type="float">
            <text:p>-0.0903000014</text:p>
          </table:table-cell>
          <table:table-cell office:value-type="float" office:value="-0.384981861098362" calcext:value-type="float">
            <text:p>-0.3849818611</text:p>
          </table:table-cell>
          <table:table-cell office:value-type="float" office:value="-0.260995545126631" calcext:value-type="float">
            <text:p>-0.2609955451</text:p>
          </table:table-cell>
          <table:table-cell office:value-type="float" office:value="0.243463141277284" calcext:value-type="float">
            <text:p>0.2434631413</text:p>
          </table:table-cell>
          <table:table-cell office:value-type="float" office:value="1.32932677508572" calcext:value-type="float">
            <text:p>1.32932677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90" calcext:value-type="float">
            <text:p>290</text:p>
          </table:table-cell>
          <table:table-cell office:value-type="float" office:value="1.35515717380309" calcext:value-type="float">
            <text:p>1.3551571738</text:p>
          </table:table-cell>
          <table:table-cell office:value-type="float" office:value="-1.31893984136006" calcext:value-type="float">
            <text:p>-1.3189398414</text:p>
          </table:table-cell>
          <table:table-cell office:value-type="float" office:value="0.166357131472051" calcext:value-type="float">
            <text:p>0.1663571315</text:p>
          </table:table-cell>
          <table:table-cell office:value-type="float" office:value="-1.57482234968115" calcext:value-type="float">
            <text:p>-1.5748223497</text:p>
          </table:table-cell>
          <table:table-cell office:value-type="float" office:value="-1.27926734282674" calcext:value-type="float">
            <text:p>-1.2792673428</text:p>
          </table:table-cell>
          <table:table-cell office:value-type="float" office:value="-0.182794489339055" calcext:value-type="float">
            <text:p>-0.1827944893</text:p>
          </table:table-cell>
          <table:table-cell office:value-type="float" office:value="-0.985599130604837" calcext:value-type="float">
            <text:p>-0.9855991306</text:p>
          </table:table-cell>
          <table:table-cell office:value-type="float" office:value="-0.0128549505835804" calcext:value-type="float">
            <text:p>-0.0128549506</text:p>
          </table:table-cell>
          <table:table-cell office:value-type="float" office:value="-1.98093163321874" calcext:value-type="float">
            <text:p>-1.9809316332</text:p>
          </table:table-cell>
          <table:table-cell office:value-type="float" office:value="1.55827620791651" calcext:value-type="float">
            <text:p>1.5582762079</text:p>
          </table:table-cell>
          <table:table-cell office:value-type="float" office:value="0.483375578519128" calcext:value-type="float">
            <text:p>0.4833755785</text:p>
          </table:table-cell>
          <table:table-cell office:value-type="float" office:value="-0.630430436226746" calcext:value-type="float">
            <text:p>-0.6304304362</text:p>
          </table:table-cell>
          <table:table-cell office:value-type="float" office:value="0.14893596141429" calcext:value-type="float">
            <text:p>0.1489359614</text:p>
          </table:table-cell>
          <table:table-cell office:value-type="float" office:value="-0.0583294517690732" calcext:value-type="float">
            <text:p>-0.0583294518</text:p>
          </table:table-cell>
          <table:table-cell office:value-type="float" office:value="0.077656679982339" calcext:value-type="float">
            <text:p>0.07765668</text:p>
          </table:table-cell>
          <table:table-cell office:value-type="float" office:value="0.199514940708759" calcext:value-type="float">
            <text:p>0.1995149407</text:p>
          </table:table-cell>
          <table:table-cell office:value-type="float" office:value="-0.0513880495307417" calcext:value-type="float">
            <text:p>-0.0513880495</text:p>
          </table:table-cell>
          <table:table-cell office:value-type="float" office:value="0.5958579858673" calcext:value-type="float">
            <text:p>0.5958579859</text:p>
          </table:table-cell>
          <table:table-cell office:value-type="float" office:value="0.421528906285006" calcext:value-type="float">
            <text:p>0.42152890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92" calcext:value-type="float">
            <text:p>292</text:p>
          </table:table-cell>
          <table:table-cell office:value-type="float" office:value="-0.401848585025764" calcext:value-type="float">
            <text:p>-0.401848585</text:p>
          </table:table-cell>
          <table:table-cell office:value-type="float" office:value="1.01511141594469" calcext:value-type="float">
            <text:p>1.0151114159</text:p>
          </table:table-cell>
          <table:table-cell office:value-type="float" office:value="1.30200996346757" calcext:value-type="float">
            <text:p>1.3020099635</text:p>
          </table:table-cell>
          <table:table-cell office:value-type="float" office:value="-0.0422080298431859" calcext:value-type="float">
            <text:p>-0.0422080298</text:p>
          </table:table-cell>
          <table:table-cell office:value-type="float" office:value="0.0558057367635339" calcext:value-type="float">
            <text:p>0.0558057368</text:p>
          </table:table-cell>
          <table:table-cell office:value-type="float" office:value="-0.683092650823599" calcext:value-type="float">
            <text:p>-0.6830926508</text:p>
          </table:table-cell>
          <table:table-cell office:value-type="float" office:value="0.561144191296759" calcext:value-type="float">
            <text:p>0.5611441913</text:p>
          </table:table-cell>
          <table:table-cell office:value-type="float" office:value="0.106407736944423" calcext:value-type="float">
            <text:p>0.1064077369</text:p>
          </table:table-cell>
          <table:table-cell office:value-type="float" office:value="-0.570879921327095" calcext:value-type="float">
            <text:p>-0.5708799213</text:p>
          </table:table-cell>
          <table:table-cell office:value-type="float" office:value="-0.325787048436954" calcext:value-type="float">
            <text:p>-0.3257870484</text:p>
          </table:table-cell>
          <table:table-cell office:value-type="float" office:value="1.3920989430087" calcext:value-type="float">
            <text:p>1.392098943</text:p>
          </table:table-cell>
          <table:table-cell office:value-type="float" office:value="0.32059416920488" calcext:value-type="float">
            <text:p>0.3205941692</text:p>
          </table:table-cell>
          <table:table-cell office:value-type="float" office:value="-0.509960375824505" calcext:value-type="float">
            <text:p>-0.5099603758</text:p>
          </table:table-cell>
          <table:table-cell office:value-type="float" office:value="-0.12338679181771" calcext:value-type="float">
            <text:p>-0.1233867918</text:p>
          </table:table-cell>
          <table:table-cell office:value-type="float" office:value="0.254185485045803" calcext:value-type="float">
            <text:p>0.254185485</text:p>
          </table:table-cell>
          <table:table-cell office:value-type="float" office:value="0.60484151981296" calcext:value-type="float">
            <text:p>0.6048415198</text:p>
          </table:table-cell>
          <table:table-cell office:value-type="float" office:value="-0.211674859695241" calcext:value-type="float">
            <text:p>-0.2116748597</text:p>
          </table:table-cell>
          <table:table-cell office:value-type="float" office:value="0.42537718416966" calcext:value-type="float">
            <text:p>0.4253771842</text:p>
          </table:table-cell>
          <table:table-cell office:value-type="float" office:value="0.202856562150626" calcext:value-type="float">
            <text:p>0.20285656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92" calcext:value-type="float">
            <text:p>292</text:p>
          </table:table-cell>
          <table:table-cell office:value-type="float" office:value="1.25218924681481" calcext:value-type="float">
            <text:p>1.2521892468</text:p>
          </table:table-cell>
          <table:table-cell office:value-type="float" office:value="-0.126779100238363" calcext:value-type="float">
            <text:p>-0.1267791002</text:p>
          </table:table-cell>
          <table:table-cell office:value-type="float" office:value="0.28028513549035" calcext:value-type="float">
            <text:p>0.2802851355</text:p>
          </table:table-cell>
          <table:table-cell office:value-type="float" office:value="0.579415530069675" calcext:value-type="float">
            <text:p>0.5794155301</text:p>
          </table:table-cell>
          <table:table-cell office:value-type="float" office:value="-0.374124541261067" calcext:value-type="float">
            <text:p>-0.3741245413</text:p>
          </table:table-cell>
          <table:table-cell office:value-type="float" office:value="-0.215216606020618" calcext:value-type="float">
            <text:p>-0.215216606</text:p>
          </table:table-cell>
          <table:table-cell office:value-type="float" office:value="-0.193078227262138" calcext:value-type="float">
            <text:p>-0.1930782273</text:p>
          </table:table-cell>
          <table:table-cell office:value-type="float" office:value="0.0110756673804339" calcext:value-type="float">
            <text:p>0.0110756674</text:p>
          </table:table-cell>
          <table:table-cell office:value-type="float" office:value="0.770448145820932" calcext:value-type="float">
            <text:p>0.7704481458</text:p>
          </table:table-cell>
          <table:table-cell office:value-type="float" office:value="-0.197201332409265" calcext:value-type="float">
            <text:p>-0.1972013324</text:p>
          </table:table-cell>
          <table:table-cell office:value-type="float" office:value="-1.57776443065093" calcext:value-type="float">
            <text:p>-1.5777644307</text:p>
          </table:table-cell>
          <table:table-cell office:value-type="float" office:value="-0.377882317029664" calcext:value-type="float">
            <text:p>-0.377882317</text:p>
          </table:table-cell>
          <table:table-cell office:value-type="float" office:value="-0.989381800395616" calcext:value-type="float">
            <text:p>-0.9893818004</text:p>
          </table:table-cell>
          <table:table-cell office:value-type="float" office:value="0.0525916168449792" calcext:value-type="float">
            <text:p>0.0525916168</text:p>
          </table:table-cell>
          <table:table-cell office:value-type="float" office:value="0.0553251791978785" calcext:value-type="float">
            <text:p>0.0553251792</text:p>
          </table:table-cell>
          <table:table-cell office:value-type="float" office:value="0.118796031473447" calcext:value-type="float">
            <text:p>0.1187960315</text:p>
          </table:table-cell>
          <table:table-cell office:value-type="float" office:value="-0.229318028248964" calcext:value-type="float">
            <text:p>-0.2293180282</text:p>
          </table:table-cell>
          <table:table-cell office:value-type="float" office:value="-0.336749758579031" calcext:value-type="float">
            <text:p>-0.3367497586</text:p>
          </table:table-cell>
          <table:table-cell office:value-type="float" office:value="0.572051216243511" calcext:value-type="float">
            <text:p>0.572051216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93" calcext:value-type="float">
            <text:p>293</text:p>
          </table:table-cell>
          <table:table-cell office:value-type="float" office:value="1.12331106455199" calcext:value-type="float">
            <text:p>1.1233110646</text:p>
          </table:table-cell>
          <table:table-cell office:value-type="float" office:value="-0.170142077528089" calcext:value-type="float">
            <text:p>-0.1701420775</text:p>
          </table:table-cell>
          <table:table-cell office:value-type="float" office:value="0.898773080361793" calcext:value-type="float">
            <text:p>0.8987730804</text:p>
          </table:table-cell>
          <table:table-cell office:value-type="float" office:value="1.57244548824479" calcext:value-type="float">
            <text:p>1.5724454882</text:p>
          </table:table-cell>
          <table:table-cell office:value-type="float" office:value="-0.727420684941568" calcext:value-type="float">
            <text:p>-0.7274206849</text:p>
          </table:table-cell>
          <table:table-cell office:value-type="float" office:value="0.22664122573773" calcext:value-type="float">
            <text:p>0.2266412257</text:p>
          </table:table-cell>
          <table:table-cell office:value-type="float" office:value="-0.522651385084538" calcext:value-type="float">
            <text:p>-0.5226513851</text:p>
          </table:table-cell>
          <table:table-cell office:value-type="float" office:value="0.28540675846094" calcext:value-type="float">
            <text:p>0.2854067585</text:p>
          </table:table-cell>
          <table:table-cell office:value-type="float" office:value="1.17396543845891" calcext:value-type="float">
            <text:p>1.1739654385</text:p>
          </table:table-cell>
          <table:table-cell office:value-type="float" office:value="-0.194914858893886" calcext:value-type="float">
            <text:p>-0.1949148589</text:p>
          </table:table-cell>
          <table:table-cell office:value-type="float" office:value="-1.19210081032446" calcext:value-type="float">
            <text:p>-1.1921008103</text:p>
          </table:table-cell>
          <table:table-cell office:value-type="float" office:value="-0.395355037116502" calcext:value-type="float">
            <text:p>-0.3953550371</text:p>
          </table:table-cell>
          <table:table-cell office:value-type="float" office:value="-2.21383434078297" calcext:value-type="float">
            <text:p>-2.2138343408</text:p>
          </table:table-cell>
          <table:table-cell office:value-type="float" office:value="0.00535115356897782" calcext:value-type="float">
            <text:p>0.0053511536</text:p>
          </table:table-cell>
          <table:table-cell office:value-type="float" office:value="-0.485688847230033" calcext:value-type="float">
            <text:p>-0.4856888472</text:p>
          </table:table-cell>
          <table:table-cell office:value-type="float" office:value="-0.727260383946188" calcext:value-type="float">
            <text:p>-0.7272603839</text:p>
          </table:table-cell>
          <table:table-cell office:value-type="float" office:value="0.554140337557998" calcext:value-type="float">
            <text:p>0.5541403376</text:p>
          </table:table-cell>
          <table:table-cell office:value-type="float" office:value="-0.645275881778904" calcext:value-type="float">
            <text:p>-0.6452758818</text:p>
          </table:table-cell>
          <table:table-cell office:value-type="float" office:value="-0.241630845378786" calcext:value-type="float">
            <text:p>-0.241630845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-1.09747696412833" calcext:value-type="float">
            <text:p>-1.0974769641</text:p>
          </table:table-cell>
          <table:table-cell office:value-type="float" office:value="1.24623595908096" calcext:value-type="float">
            <text:p>1.2462359591</text:p>
          </table:table-cell>
          <table:table-cell office:value-type="float" office:value="0.464854601298342" calcext:value-type="float">
            <text:p>0.4648546013</text:p>
          </table:table-cell>
          <table:table-cell office:value-type="float" office:value="-0.178196024885461" calcext:value-type="float">
            <text:p>-0.1781960249</text:p>
          </table:table-cell>
          <table:table-cell office:value-type="float" office:value="0.249498839755712" calcext:value-type="float">
            <text:p>0.2494988398</text:p>
          </table:table-cell>
          <table:table-cell office:value-type="float" office:value="-0.725057558688016" calcext:value-type="float">
            <text:p>-0.7250575587</text:p>
          </table:table-cell>
          <table:table-cell office:value-type="float" office:value="1.19775977321208" calcext:value-type="float">
            <text:p>1.1977597732</text:p>
          </table:table-cell>
          <table:table-cell office:value-type="float" office:value="-0.358584593369482" calcext:value-type="float">
            <text:p>-0.3585845934</text:p>
          </table:table-cell>
          <table:table-cell office:value-type="float" office:value="-0.153111964992736" calcext:value-type="float">
            <text:p>-0.153111965</text:p>
          </table:table-cell>
          <table:table-cell office:value-type="float" office:value="0.383806838328703" calcext:value-type="float">
            <text:p>0.3838068383</text:p>
          </table:table-cell>
          <table:table-cell office:value-type="float" office:value="-0.822650574332188" calcext:value-type="float">
            <text:p>-0.8226505743</text:p>
          </table:table-cell>
          <table:table-cell office:value-type="float" office:value="-0.0728478276134648" calcext:value-type="float">
            <text:p>-0.0728478276</text:p>
          </table:table-cell>
          <table:table-cell office:value-type="float" office:value="0.450498421873744" calcext:value-type="float">
            <text:p>0.4504984219</text:p>
          </table:table-cell>
          <table:table-cell office:value-type="float" office:value="0.00162014414179264" calcext:value-type="float">
            <text:p>0.0016201441</text:p>
          </table:table-cell>
          <table:table-cell office:value-type="float" office:value="0.581122293477957" calcext:value-type="float">
            <text:p>0.5811222935</text:p>
          </table:table-cell>
          <table:table-cell office:value-type="float" office:value="-0.0185602098491146" calcext:value-type="float">
            <text:p>-0.0185602098</text:p>
          </table:table-cell>
          <table:table-cell office:value-type="float" office:value="-0.542761272391087" calcext:value-type="float">
            <text:p>-0.5427612724</text:p>
          </table:table-cell>
          <table:table-cell office:value-type="float" office:value="-0.238505687174197" calcext:value-type="float">
            <text:p>-0.2385056872</text:p>
          </table:table-cell>
          <table:table-cell office:value-type="float" office:value="0.195417865448928" calcext:value-type="float">
            <text:p>0.19541786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4" calcext:value-type="float">
            <text:p>294</text:p>
          </table:table-cell>
          <table:table-cell office:value-type="float" office:value="-0.745115694204064" calcext:value-type="float">
            <text:p>-0.7451156942</text:p>
          </table:table-cell>
          <table:table-cell office:value-type="float" office:value="0.446439707976385" calcext:value-type="float">
            <text:p>0.446439708</text:p>
          </table:table-cell>
          <table:table-cell office:value-type="float" office:value="1.7141539505154" calcext:value-type="float">
            <text:p>1.7141539505</text:p>
          </table:table-cell>
          <table:table-cell office:value-type="float" office:value="-0.146626010625732" calcext:value-type="float">
            <text:p>-0.1466260106</text:p>
          </table:table-cell>
          <table:table-cell office:value-type="float" office:value="-0.244287322310845" calcext:value-type="float">
            <text:p>-0.2442873223</text:p>
          </table:table-cell>
          <table:table-cell office:value-type="float" office:value="-0.963058464692603" calcext:value-type="float">
            <text:p>-0.9630584647</text:p>
          </table:table-cell>
          <table:table-cell office:value-type="float" office:value="0.566536538116235" calcext:value-type="float">
            <text:p>0.5665365381</text:p>
          </table:table-cell>
          <table:table-cell office:value-type="float" office:value="-0.0449978492615854" calcext:value-type="float">
            <text:p>-0.0449978493</text:p>
          </table:table-cell>
          <table:table-cell office:value-type="float" office:value="0.27447508720416" calcext:value-type="float">
            <text:p>0.2744750872</text:p>
          </table:table-cell>
          <table:table-cell office:value-type="float" office:value="-0.686536086541312" calcext:value-type="float">
            <text:p>-0.6865360865</text:p>
          </table:table-cell>
          <table:table-cell office:value-type="float" office:value="-0.788683459068552" calcext:value-type="float">
            <text:p>-0.7886834591</text:p>
          </table:table-cell>
          <table:table-cell office:value-type="float" office:value="-0.213757343989112" calcext:value-type="float">
            <text:p>-0.213757344</text:p>
          </table:table-cell>
          <table:table-cell office:value-type="float" office:value="-1.21517622258607" calcext:value-type="float">
            <text:p>-1.2151762226</text:p>
          </table:table-cell>
          <table:table-cell office:value-type="float" office:value="-0.0568786668053385" calcext:value-type="float">
            <text:p>-0.0568786668</text:p>
          </table:table-cell>
          <table:table-cell office:value-type="float" office:value="-0.700208095156942" calcext:value-type="float">
            <text:p>-0.7002080952</text:p>
          </table:table-cell>
          <table:table-cell office:value-type="float" office:value="-0.096156942990328" calcext:value-type="float">
            <text:p>-0.096156943</text:p>
          </table:table-cell>
          <table:table-cell office:value-type="float" office:value="-0.0799096325702968" calcext:value-type="float">
            <text:p>-0.0799096326</text:p>
          </table:table-cell>
          <table:table-cell office:value-type="float" office:value="-0.625466425337904" calcext:value-type="float">
            <text:p>-0.6254664253</text:p>
          </table:table-cell>
          <table:table-cell office:value-type="float" office:value="-0.376119650711733" calcext:value-type="float">
            <text:p>-0.37611965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7" calcext:value-type="float">
            <text:p>297</text:p>
          </table:table-cell>
          <table:table-cell office:value-type="float" office:value="1.16845959651699" calcext:value-type="float">
            <text:p>1.1684595965</text:p>
          </table:table-cell>
          <table:table-cell office:value-type="float" office:value="0.284168629066966" calcext:value-type="float">
            <text:p>0.2841686291</text:p>
          </table:table-cell>
          <table:table-cell office:value-type="float" office:value="0.427984727675204" calcext:value-type="float">
            <text:p>0.4279847277</text:p>
          </table:table-cell>
          <table:table-cell office:value-type="float" office:value="1.38202659683519" calcext:value-type="float">
            <text:p>1.3820265968</text:p>
          </table:table-cell>
          <table:table-cell office:value-type="float" office:value="-0.0575863317239828" calcext:value-type="float">
            <text:p>-0.0575863317</text:p>
          </table:table-cell>
          <table:table-cell office:value-type="float" office:value="-0.157169909573132" calcext:value-type="float">
            <text:p>-0.1571699096</text:p>
          </table:table-cell>
          <table:table-cell office:value-type="float" office:value="0.1329887170746" calcext:value-type="float">
            <text:p>0.1329887171</text:p>
          </table:table-cell>
          <table:table-cell office:value-type="float" office:value="-0.0707088189487655" calcext:value-type="float">
            <text:p>-0.0707088189</text:p>
          </table:table-cell>
          <table:table-cell office:value-type="float" office:value="0.141838111579163" calcext:value-type="float">
            <text:p>0.1418381116</text:p>
          </table:table-cell>
          <table:table-cell office:value-type="float" office:value="-0.152931765742559" calcext:value-type="float">
            <text:p>-0.1529317657</text:p>
          </table:table-cell>
          <table:table-cell office:value-type="float" office:value="-0.36840940927533" calcext:value-type="float">
            <text:p>-0.3684094093</text:p>
          </table:table-cell>
          <table:table-cell office:value-type="float" office:value="1.05371629926662" calcext:value-type="float">
            <text:p>1.0537162993</text:p>
          </table:table-cell>
          <table:table-cell office:value-type="float" office:value="0.854168196026856" calcext:value-type="float">
            <text:p>0.854168196</text:p>
          </table:table-cell>
          <table:table-cell office:value-type="float" office:value="-0.130719267429662" calcext:value-type="float">
            <text:p>-0.1307192674</text:p>
          </table:table-cell>
          <table:table-cell office:value-type="float" office:value="-0.2022826684607" calcext:value-type="float">
            <text:p>-0.2022826685</text:p>
          </table:table-cell>
          <table:table-cell office:value-type="float" office:value="-0.769572559931423" calcext:value-type="float">
            <text:p>-0.7695725599</text:p>
          </table:table-cell>
          <table:table-cell office:value-type="float" office:value="0.20723262865241" calcext:value-type="float">
            <text:p>0.2072326287</text:p>
          </table:table-cell>
          <table:table-cell office:value-type="float" office:value="-1.09943288831306" calcext:value-type="float">
            <text:p>-1.0994328883</text:p>
          </table:table-cell>
          <table:table-cell office:value-type="float" office:value="-0.37387271616871" calcext:value-type="float">
            <text:p>-0.373872716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7" calcext:value-type="float">
            <text:p>297</text:p>
          </table:table-cell>
          <table:table-cell office:value-type="float" office:value="1.17148793760833" calcext:value-type="float">
            <text:p>1.1714879376</text:p>
          </table:table-cell>
          <table:table-cell office:value-type="float" office:value="0.111366523938922" calcext:value-type="float">
            <text:p>0.1113665239</text:p>
          </table:table-cell>
          <table:table-cell office:value-type="float" office:value="0.358993727585876" calcext:value-type="float">
            <text:p>0.3589937276</text:p>
          </table:table-cell>
          <table:table-cell office:value-type="float" office:value="0.210843612934186" calcext:value-type="float">
            <text:p>0.2108436129</text:p>
          </table:table-cell>
          <table:table-cell office:value-type="float" office:value="-0.560816078029034" calcext:value-type="float">
            <text:p>-0.560816078</text:p>
          </table:table-cell>
          <table:table-cell office:value-type="float" office:value="-1.40854243232246" calcext:value-type="float">
            <text:p>-1.4085424323</text:p>
          </table:table-cell>
          <table:table-cell office:value-type="float" office:value="0.354584489745602" calcext:value-type="float">
            <text:p>0.3545844897</text:p>
          </table:table-cell>
          <table:table-cell office:value-type="float" office:value="-0.353311276332696" calcext:value-type="float">
            <text:p>-0.3533112763</text:p>
          </table:table-cell>
          <table:table-cell office:value-type="float" office:value="-0.118270104917135" calcext:value-type="float">
            <text:p>-0.1182701049</text:p>
          </table:table-cell>
          <table:table-cell office:value-type="float" office:value="-0.226567181029683" calcext:value-type="float">
            <text:p>-0.226567181</text:p>
          </table:table-cell>
          <table:table-cell office:value-type="float" office:value="0.309148611728518" calcext:value-type="float">
            <text:p>0.3091486117</text:p>
          </table:table-cell>
          <table:table-cell office:value-type="float" office:value="0.849664697035804" calcext:value-type="float">
            <text:p>0.849664697</text:p>
          </table:table-cell>
          <table:table-cell office:value-type="float" office:value="0.795538191950766" calcext:value-type="float">
            <text:p>0.795538192</text:p>
          </table:table-cell>
          <table:table-cell office:value-type="float" office:value="0.269098466953966" calcext:value-type="float">
            <text:p>0.269098467</text:p>
          </table:table-cell>
          <table:table-cell office:value-type="float" office:value="0.902375107858833" calcext:value-type="float">
            <text:p>0.9023751079</text:p>
          </table:table-cell>
          <table:table-cell office:value-type="float" office:value="0.0730922617005436" calcext:value-type="float">
            <text:p>0.0730922617</text:p>
          </table:table-cell>
          <table:table-cell office:value-type="float" office:value="-0.193528124955786" calcext:value-type="float">
            <text:p>-0.193528125</text:p>
          </table:table-cell>
          <table:table-cell office:value-type="float" office:value="-1.16115782530185" calcext:value-type="float">
            <text:p>-1.1611578253</text:p>
          </table:table-cell>
          <table:table-cell office:value-type="float" office:value="0.121038184992974" calcext:value-type="float">
            <text:p>0.1210381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7" calcext:value-type="float">
            <text:p>297</text:p>
          </table:table-cell>
          <table:table-cell office:value-type="float" office:value="-1.14803754695633" calcext:value-type="float">
            <text:p>-1.148037547</text:p>
          </table:table-cell>
          <table:table-cell office:value-type="float" office:value="0.36762617013643" calcext:value-type="float">
            <text:p>0.3676261701</text:p>
          </table:table-cell>
          <table:table-cell office:value-type="float" office:value="2.76971676396413" calcext:value-type="float">
            <text:p>2.769716764</text:p>
          </table:table-cell>
          <table:table-cell office:value-type="float" office:value="-0.356561537824344" calcext:value-type="float">
            <text:p>-0.3565615378</text:p>
          </table:table-cell>
          <table:table-cell office:value-type="float" office:value="-0.268456048125319" calcext:value-type="float">
            <text:p>-0.2684560481</text:p>
          </table:table-cell>
          <table:table-cell office:value-type="float" office:value="0.323422698470597" calcext:value-type="float">
            <text:p>0.3234226985</text:p>
          </table:table-cell>
          <table:table-cell office:value-type="float" office:value="-0.108717803385305" calcext:value-type="float">
            <text:p>-0.1087178034</text:p>
          </table:table-cell>
          <table:table-cell office:value-type="float" office:value="0.452755262494751" calcext:value-type="float">
            <text:p>0.4527552625</text:p>
          </table:table-cell>
          <table:table-cell office:value-type="float" office:value="0.166990199280024" calcext:value-type="float">
            <text:p>0.1669901993</text:p>
          </table:table-cell>
          <table:table-cell office:value-type="float" office:value="-0.752053288460085" calcext:value-type="float">
            <text:p>-0.7520532885</text:p>
          </table:table-cell>
          <table:table-cell office:value-type="float" office:value="1.03445312692166" calcext:value-type="float">
            <text:p>1.0344531269</text:p>
          </table:table-cell>
          <table:table-cell office:value-type="float" office:value="0.563469257194713" calcext:value-type="float">
            <text:p>0.5634692572</text:p>
          </table:table-cell>
          <table:table-cell office:value-type="float" office:value="-0.969780396998635" calcext:value-type="float">
            <text:p>-0.969780397</text:p>
          </table:table-cell>
          <table:table-cell office:value-type="float" office:value="-0.203454488655467" calcext:value-type="float">
            <text:p>-0.2034544887</text:p>
          </table:table-cell>
          <table:table-cell office:value-type="float" office:value="-0.748644179819335" calcext:value-type="float">
            <text:p>-0.7486441798</text:p>
          </table:table-cell>
          <table:table-cell office:value-type="float" office:value="0.176891758716397" calcext:value-type="float">
            <text:p>0.1768917587</text:p>
          </table:table-cell>
          <table:table-cell office:value-type="float" office:value="-0.250893329299568" calcext:value-type="float">
            <text:p>-0.2508933293</text:p>
          </table:table-cell>
          <table:table-cell office:value-type="float" office:value="-0.0782077676417951" calcext:value-type="float">
            <text:p>-0.0782077676</text:p>
          </table:table-cell>
          <table:table-cell office:value-type="float" office:value="-0.665423507614962" calcext:value-type="float">
            <text:p>-0.66542350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" calcext:value-type="float">
            <text:p>297</text:p>
          </table:table-cell>
          <table:table-cell office:value-type="float" office:value="1.14561376267746" calcext:value-type="float">
            <text:p>1.1456137627</text:p>
          </table:table-cell>
          <table:table-cell office:value-type="float" office:value="0.0041483782726617" calcext:value-type="float">
            <text:p>0.0041483783</text:p>
          </table:table-cell>
          <table:table-cell office:value-type="float" office:value="0.772421614020574" calcext:value-type="float">
            <text:p>0.772421614</text:p>
          </table:table-cell>
          <table:table-cell office:value-type="float" office:value="0.916543293646222" calcext:value-type="float">
            <text:p>0.9165432936</text:p>
          </table:table-cell>
          <table:table-cell office:value-type="float" office:value="-0.568699307116733" calcext:value-type="float">
            <text:p>-0.5686993071</text:p>
          </table:table-cell>
          <table:table-cell office:value-type="float" office:value="-0.281603075031338" calcext:value-type="float">
            <text:p>-0.281603075</text:p>
          </table:table-cell>
          <table:table-cell office:value-type="float" office:value="-0.161752495846671" calcext:value-type="float">
            <text:p>-0.1617524958</text:p>
          </table:table-cell>
          <table:table-cell office:value-type="float" office:value="-0.0254803481875827" calcext:value-type="float">
            <text:p>-0.0254803482</text:p>
          </table:table-cell>
          <table:table-cell office:value-type="float" office:value="0.479307390069248" calcext:value-type="float">
            <text:p>0.4793073901</text:p>
          </table:table-cell>
          <table:table-cell office:value-type="float" office:value="-0.290947239165931" calcext:value-type="float">
            <text:p>-0.2909472392</text:p>
          </table:table-cell>
          <table:table-cell office:value-type="float" office:value="-0.118965422211831" calcext:value-type="float">
            <text:p>-0.1189654222</text:p>
          </table:table-cell>
          <table:table-cell office:value-type="float" office:value="1.13589385251947" calcext:value-type="float">
            <text:p>1.1358938525</text:p>
          </table:table-cell>
          <table:table-cell office:value-type="float" office:value="0.734979016015666" calcext:value-type="float">
            <text:p>0.734979016</text:p>
          </table:table-cell>
          <table:table-cell office:value-type="float" office:value="-0.329917496987975" calcext:value-type="float">
            <text:p>-0.329917497</text:p>
          </table:table-cell>
          <table:table-cell office:value-type="float" office:value="-0.245924329903164" calcext:value-type="float">
            <text:p>-0.2459243299</text:p>
          </table:table-cell>
          <table:table-cell office:value-type="float" office:value="-0.764725068322101" calcext:value-type="float">
            <text:p>-0.7647250683</text:p>
          </table:table-cell>
          <table:table-cell office:value-type="float" office:value="0.427096955916091" calcext:value-type="float">
            <text:p>0.4270969559</text:p>
          </table:table-cell>
          <table:table-cell office:value-type="float" office:value="-1.22950987500873" calcext:value-type="float">
            <text:p>-1.229509875</text:p>
          </table:table-cell>
          <table:table-cell office:value-type="float" office:value="-0.301616208109861" calcext:value-type="float">
            <text:p>-0.301616208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8" calcext:value-type="float">
            <text:p>298</text:p>
          </table:table-cell>
          <table:table-cell office:value-type="float" office:value="1.21841703838567" calcext:value-type="float">
            <text:p>1.2184170384</text:p>
          </table:table-cell>
          <table:table-cell office:value-type="float" office:value="0.0777923088885188" calcext:value-type="float">
            <text:p>0.0777923089</text:p>
          </table:table-cell>
          <table:table-cell office:value-type="float" office:value="0.533943622185738" calcext:value-type="float">
            <text:p>0.5339436222</text:p>
          </table:table-cell>
          <table:table-cell office:value-type="float" office:value="0.843849430241147" calcext:value-type="float">
            <text:p>0.8438494302</text:p>
          </table:table-cell>
          <table:table-cell office:value-type="float" office:value="-0.536021561349194" calcext:value-type="float">
            <text:p>-0.5360215613</text:p>
          </table:table-cell>
          <table:table-cell office:value-type="float" office:value="-0.702280580555322" calcext:value-type="float">
            <text:p>-0.7022805806</text:p>
          </table:table-cell>
          <table:table-cell office:value-type="float" office:value="0.00665563167604599" calcext:value-type="float">
            <text:p>0.0066556317</text:p>
          </table:table-cell>
          <table:table-cell office:value-type="float" office:value="-0.153410745927838" calcext:value-type="float">
            <text:p>-0.1534107459</text:p>
          </table:table-cell>
          <table:table-cell office:value-type="float" office:value="0.421584057685338" calcext:value-type="float">
            <text:p>0.4215840577</text:p>
          </table:table-cell>
          <table:table-cell office:value-type="float" office:value="-0.204985940507796" calcext:value-type="float">
            <text:p>-0.2049859405</text:p>
          </table:table-cell>
          <table:table-cell office:value-type="float" office:value="-0.615400833090661" calcext:value-type="float">
            <text:p>-0.6154008331</text:p>
          </table:table-cell>
          <table:table-cell office:value-type="float" office:value="0.62096018011821" calcext:value-type="float">
            <text:p>0.6209601801</text:p>
          </table:table-cell>
          <table:table-cell office:value-type="float" office:value="0.238575292832844" calcext:value-type="float">
            <text:p>0.2385752928</text:p>
          </table:table-cell>
          <table:table-cell office:value-type="float" office:value="-0.122444261508979" calcext:value-type="float">
            <text:p>-0.1224442615</text:p>
          </table:table-cell>
          <table:table-cell office:value-type="float" office:value="-0.240002497652276" calcext:value-type="float">
            <text:p>-0.2400024977</text:p>
          </table:table-cell>
          <table:table-cell office:value-type="float" office:value="-0.294719416106693" calcext:value-type="float">
            <text:p>-0.2947194161</text:p>
          </table:table-cell>
          <table:table-cell office:value-type="float" office:value="0.0167602953056343" calcext:value-type="float">
            <text:p>0.0167602953</text:p>
          </table:table-cell>
          <table:table-cell office:value-type="float" office:value="-0.746129180697193" calcext:value-type="float">
            <text:p>-0.7461291807</text:p>
          </table:table-cell>
          <table:table-cell office:value-type="float" office:value="0.214192944729668" calcext:value-type="float">
            <text:p>0.21419294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8" calcext:value-type="float">
            <text:p>298</text:p>
          </table:table-cell>
          <table:table-cell office:value-type="float" office:value="1.33141172776624" calcext:value-type="float">
            <text:p>1.3314117278</text:p>
          </table:table-cell>
          <table:table-cell office:value-type="float" office:value="-0.715870868359091" calcext:value-type="float">
            <text:p>-0.7158708684</text:p>
          </table:table-cell>
          <table:table-cell office:value-type="float" office:value="-0.00599286409369023" calcext:value-type="float">
            <text:p>-0.0059928641</text:p>
          </table:table-cell>
          <table:table-cell office:value-type="float" office:value="-0.528407613193513" calcext:value-type="float">
            <text:p>-0.5284076132</text:p>
          </table:table-cell>
          <table:table-cell office:value-type="float" office:value="-0.880105463852488" calcext:value-type="float">
            <text:p>-0.8801054639</text:p>
          </table:table-cell>
          <table:table-cell office:value-type="float" office:value="-0.676409911764639" calcext:value-type="float">
            <text:p>-0.6764099118</text:p>
          </table:table-cell>
          <table:table-cell office:value-type="float" office:value="-0.461655957895329" calcext:value-type="float">
            <text:p>-0.4616559579</text:p>
          </table:table-cell>
          <table:table-cell office:value-type="float" office:value="-0.0432818414291388" calcext:value-type="float">
            <text:p>-0.0432818414</text:p>
          </table:table-cell>
          <table:table-cell office:value-type="float" office:value="-0.439032422145031" calcext:value-type="float">
            <text:p>-0.4390324221</text:p>
          </table:table-cell>
          <table:table-cell office:value-type="float" office:value="0.589483701464184" calcext:value-type="float">
            <text:p>0.5894837015</text:p>
          </table:table-cell>
          <table:table-cell office:value-type="float" office:value="-0.635633933202456" calcext:value-type="float">
            <text:p>-0.6356339332</text:p>
          </table:table-cell>
          <table:table-cell office:value-type="float" office:value="-1.5455062896724" calcext:value-type="float">
            <text:p>-1.5455062897</text:p>
          </table:table-cell>
          <table:table-cell office:value-type="float" office:value="-2.15973850521526" calcext:value-type="float">
            <text:p>-2.1597385052</text:p>
          </table:table-cell>
          <table:table-cell office:value-type="float" office:value="0.261961107957904" calcext:value-type="float">
            <text:p>0.261961108</text:p>
          </table:table-cell>
          <table:table-cell office:value-type="float" office:value="0.257745516981722" calcext:value-type="float">
            <text:p>0.257745517</text:p>
          </table:table-cell>
          <table:table-cell office:value-type="float" office:value="0.335092389605237" calcext:value-type="float">
            <text:p>0.3350923896</text:p>
          </table:table-cell>
          <table:table-cell office:value-type="float" office:value="1.02439580444196" calcext:value-type="float">
            <text:p>1.0243958044</text:p>
          </table:table-cell>
          <table:table-cell office:value-type="float" office:value="-1.84506456012919" calcext:value-type="float">
            <text:p>-1.8450645601</text:p>
          </table:table-cell>
          <table:table-cell office:value-type="float" office:value="0.461944146019464" calcext:value-type="float">
            <text:p>0.46194414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0" calcext:value-type="float">
            <text:p>300</text:p>
          </table:table-cell>
          <table:table-cell office:value-type="float" office:value="0.00704253661877746" calcext:value-type="float">
            <text:p>0.0070425366</text:p>
          </table:table-cell>
          <table:table-cell office:value-type="float" office:value="1.23950444542083" calcext:value-type="float">
            <text:p>1.2395044454</text:p>
          </table:table-cell>
          <table:table-cell office:value-type="float" office:value="0.417049708498481" calcext:value-type="float">
            <text:p>0.4170497085</text:p>
          </table:table-cell>
          <table:table-cell office:value-type="float" office:value="0.530003502730117" calcext:value-type="float">
            <text:p>0.5300035027</text:p>
          </table:table-cell>
          <table:table-cell office:value-type="float" office:value="0.942324174092016" calcext:value-type="float">
            <text:p>0.9423241741</text:p>
          </table:table-cell>
          <table:table-cell office:value-type="float" office:value="-0.559967830853038" calcext:value-type="float">
            <text:p>-0.5599678309</text:p>
          </table:table-cell>
          <table:table-cell office:value-type="float" office:value="1.50298129030318" calcext:value-type="float">
            <text:p>1.5029812903</text:p>
          </table:table-cell>
          <table:table-cell office:value-type="float" office:value="-0.75156258816289" calcext:value-type="float">
            <text:p>-0.7515625882</text:p>
          </table:table-cell>
          <table:table-cell office:value-type="float" office:value="0.0127127031366575" calcext:value-type="float">
            <text:p>0.0127127031</text:p>
          </table:table-cell>
          <table:table-cell office:value-type="float" office:value="1.61920784898308" calcext:value-type="float">
            <text:p>1.619207849</text:p>
          </table:table-cell>
          <table:table-cell office:value-type="float" office:value="1.23769581440245" calcext:value-type="float">
            <text:p>1.2376958144</text:p>
          </table:table-cell>
          <table:table-cell office:value-type="float" office:value="0.446130820042407" calcext:value-type="float">
            <text:p>0.44613082</text:p>
          </table:table-cell>
          <table:table-cell office:value-type="float" office:value="0.156190261392928" calcext:value-type="float">
            <text:p>0.1561902614</text:p>
          </table:table-cell>
          <table:table-cell office:value-type="float" office:value="-0.152586462359093" calcext:value-type="float">
            <text:p>-0.1525864624</text:p>
          </table:table-cell>
          <table:table-cell office:value-type="float" office:value="0.0764277142653942" calcext:value-type="float">
            <text:p>0.0764277143</text:p>
          </table:table-cell>
          <table:table-cell office:value-type="float" office:value="-0.571060630323569" calcext:value-type="float">
            <text:p>-0.5710606303</text:p>
          </table:table-cell>
          <table:table-cell office:value-type="float" office:value="-0.860983641110493" calcext:value-type="float">
            <text:p>-0.8609836411</text:p>
          </table:table-cell>
          <table:table-cell office:value-type="float" office:value="0.329830689913481" calcext:value-type="float">
            <text:p>0.3298306899</text:p>
          </table:table-cell>
          <table:table-cell office:value-type="float" office:value="0.744637432654022" calcext:value-type="float">
            <text:p>0.74463743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1.07378531625104" calcext:value-type="float">
            <text:p>1.0737853163</text:p>
          </table:table-cell>
          <table:table-cell office:value-type="float" office:value="-0.170037328249167" calcext:value-type="float">
            <text:p>-0.1700373282</text:p>
          </table:table-cell>
          <table:table-cell office:value-type="float" office:value="0.790655939322141" calcext:value-type="float">
            <text:p>0.7906559393</text:p>
          </table:table-cell>
          <table:table-cell office:value-type="float" office:value="1.12860451505138" calcext:value-type="float">
            <text:p>1.1286045151</text:p>
          </table:table-cell>
          <table:table-cell office:value-type="float" office:value="-0.585960036478294" calcext:value-type="float">
            <text:p>-0.5859600365</text:p>
          </table:table-cell>
          <table:table-cell office:value-type="float" office:value="0.0708074915359263" calcext:value-type="float">
            <text:p>0.0708074915</text:p>
          </table:table-cell>
          <table:table-cell office:value-type="float" office:value="-0.414937485597833" calcext:value-type="float">
            <text:p>-0.4149374856</text:p>
          </table:table-cell>
          <table:table-cell office:value-type="float" office:value="0.0579485616898594" calcext:value-type="float">
            <text:p>0.0579485617</text:p>
          </table:table-cell>
          <table:table-cell office:value-type="float" office:value="0.503324119383307" calcext:value-type="float">
            <text:p>0.5033241194</text:p>
          </table:table-cell>
          <table:table-cell office:value-type="float" office:value="-0.0369170941444557" calcext:value-type="float">
            <text:p>-0.0369170941</text:p>
          </table:table-cell>
          <table:table-cell office:value-type="float" office:value="-1.17760006797923" calcext:value-type="float">
            <text:p>-1.177600068</text:p>
          </table:table-cell>
          <table:table-cell office:value-type="float" office:value="-0.0264883272471123" calcext:value-type="float">
            <text:p>-0.0264883272</text:p>
          </table:table-cell>
          <table:table-cell office:value-type="float" office:value="0.450775650894757" calcext:value-type="float">
            <text:p>0.4507756509</text:p>
          </table:table-cell>
          <table:table-cell office:value-type="float" office:value="-0.0897964419516984" calcext:value-type="float">
            <text:p>-0.089796442</text:p>
          </table:table-cell>
          <table:table-cell office:value-type="float" office:value="1.46399832740599" calcext:value-type="float">
            <text:p>1.4639983274</text:p>
          </table:table-cell>
          <table:table-cell office:value-type="float" office:value="0.925483307626312" calcext:value-type="float">
            <text:p>0.9254833076</text:p>
          </table:table-cell>
          <table:table-cell office:value-type="float" office:value="-1.01717950914765" calcext:value-type="float">
            <text:p>-1.0171795091</text:p>
          </table:table-cell>
          <table:table-cell office:value-type="float" office:value="0.606265450630536" calcext:value-type="float">
            <text:p>0.6062654506</text:p>
          </table:table-cell>
          <table:table-cell office:value-type="float" office:value="-0.414612132358212" calcext:value-type="float">
            <text:p>-0.41461213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-0.986171235822638" calcext:value-type="float">
            <text:p>-0.9861712358</text:p>
          </table:table-cell>
          <table:table-cell office:value-type="float" office:value="1.73293386683663" calcext:value-type="float">
            <text:p>1.7329338668</text:p>
          </table:table-cell>
          <table:table-cell office:value-type="float" office:value="0.857586934440324" calcext:value-type="float">
            <text:p>0.8575869344</text:p>
          </table:table-cell>
          <table:table-cell office:value-type="float" office:value="0.178949727232794" calcext:value-type="float">
            <text:p>0.1789497272</text:p>
          </table:table-cell>
          <table:table-cell office:value-type="float" office:value="-0.794223167745776" calcext:value-type="float">
            <text:p>-0.7942231677</text:p>
          </table:table-cell>
          <table:table-cell office:value-type="float" office:value="-0.0884693410579554" calcext:value-type="float">
            <text:p>-0.0884693411</text:p>
          </table:table-cell>
          <table:table-cell office:value-type="float" office:value="-1.26679013211446" calcext:value-type="float">
            <text:p>-1.2667901321</text:p>
          </table:table-cell>
          <table:table-cell office:value-type="float" office:value="-4.9222239057151" calcext:value-type="float">
            <text:p>-4.9222239057</text:p>
          </table:table-cell>
          <table:table-cell office:value-type="float" office:value="0.0103086182483765" calcext:value-type="float">
            <text:p>0.0103086182</text:p>
          </table:table-cell>
          <table:table-cell office:value-type="float" office:value="-0.00305946382853936" calcext:value-type="float">
            <text:p>-0.0030594638</text:p>
          </table:table-cell>
          <table:table-cell office:value-type="float" office:value="0.0716756983431027" calcext:value-type="float">
            <text:p>0.0716756983</text:p>
          </table:table-cell>
          <table:table-cell office:value-type="float" office:value="0.947121029013481" calcext:value-type="float">
            <text:p>0.947121029</text:p>
          </table:table-cell>
          <table:table-cell office:value-type="float" office:value="0.474475359722678" calcext:value-type="float">
            <text:p>0.4744753597</text:p>
          </table:table-cell>
          <table:table-cell office:value-type="float" office:value="0.362346801072261" calcext:value-type="float">
            <text:p>0.3623468011</text:p>
          </table:table-cell>
          <table:table-cell office:value-type="float" office:value="0.797349837276344" calcext:value-type="float">
            <text:p>0.7973498373</text:p>
          </table:table-cell>
          <table:table-cell office:value-type="float" office:value="0.238125188462062" calcext:value-type="float">
            <text:p>0.2381251885</text:p>
          </table:table-cell>
          <table:table-cell office:value-type="float" office:value="0.0368231352966793" calcext:value-type="float">
            <text:p>0.0368231353</text:p>
          </table:table-cell>
          <table:table-cell office:value-type="float" office:value="-0.606260978062316" calcext:value-type="float">
            <text:p>-0.6062609781</text:p>
          </table:table-cell>
          <table:table-cell office:value-type="float" office:value="-0.418371798001113" calcext:value-type="float">
            <text:p>-0.41837179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3" calcext:value-type="float">
            <text:p>303</text:p>
          </table:table-cell>
          <table:table-cell office:value-type="float" office:value="1.25425812093564" calcext:value-type="float">
            <text:p>1.2542581209</text:p>
          </table:table-cell>
          <table:table-cell office:value-type="float" office:value="1.21837567372921" calcext:value-type="float">
            <text:p>1.2183756737</text:p>
          </table:table-cell>
          <table:table-cell office:value-type="float" office:value="-2.14861470948065" calcext:value-type="float">
            <text:p>-2.1486147095</text:p>
          </table:table-cell>
          <table:table-cell office:value-type="float" office:value="1.15595747564582" calcext:value-type="float">
            <text:p>1.1559574756</text:p>
          </table:table-cell>
          <table:table-cell office:value-type="float" office:value="1.81389240857858" calcext:value-type="float">
            <text:p>1.8138924086</text:p>
          </table:table-cell>
          <table:table-cell office:value-type="float" office:value="-0.238358021145848" calcext:value-type="float">
            <text:p>-0.2383580211</text:p>
          </table:table-cell>
          <table:table-cell office:value-type="float" office:value="0.62388825640459" calcext:value-type="float">
            <text:p>0.6238882564</text:p>
          </table:table-cell>
          <table:table-cell office:value-type="float" office:value="-0.0602653153413212" calcext:value-type="float">
            <text:p>-0.0602653153</text:p>
          </table:table-cell>
          <table:table-cell office:value-type="float" office:value="-0.739258245785992" calcext:value-type="float">
            <text:p>-0.7392582458</text:p>
          </table:table-cell>
          <table:table-cell office:value-type="float" office:value="-1.44811402191206" calcext:value-type="float">
            <text:p>-1.4481140219</text:p>
          </table:table-cell>
          <table:table-cell office:value-type="float" office:value="1.66248001897249" calcext:value-type="float">
            <text:p>1.662480019</text:p>
          </table:table-cell>
          <table:table-cell office:value-type="float" office:value="0.2728903936897" calcext:value-type="float">
            <text:p>0.2728903937</text:p>
          </table:table-cell>
          <table:table-cell office:value-type="float" office:value="0.801457506438616" calcext:value-type="float">
            <text:p>0.8014575064</text:p>
          </table:table-cell>
          <table:table-cell office:value-type="float" office:value="-3.39499407301388" calcext:value-type="float">
            <text:p>-3.394994073</text:p>
          </table:table-cell>
          <table:table-cell office:value-type="float" office:value="0.633705385354323" calcext:value-type="float">
            <text:p>0.6337053854</text:p>
          </table:table-cell>
          <table:table-cell office:value-type="float" office:value="1.29863246868676" calcext:value-type="float">
            <text:p>1.2986324687</text:p>
          </table:table-cell>
          <table:table-cell office:value-type="float" office:value="2.19476729131113" calcext:value-type="float">
            <text:p>2.1947672913</text:p>
          </table:table-cell>
          <table:table-cell office:value-type="float" office:value="1.72481022712965" calcext:value-type="float">
            <text:p>1.7248102271</text:p>
          </table:table-cell>
          <table:table-cell office:value-type="float" office:value="-0.400217091884357" calcext:value-type="float">
            <text:p>-0.40021709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3" calcext:value-type="float">
            <text:p>303</text:p>
          </table:table-cell>
          <table:table-cell office:value-type="float" office:value="1.03113202174389" calcext:value-type="float">
            <text:p>1.0311320217</text:p>
          </table:table-cell>
          <table:table-cell office:value-type="float" office:value="-0.168277305714471" calcext:value-type="float">
            <text:p>-0.1682773057</text:p>
          </table:table-cell>
          <table:table-cell office:value-type="float" office:value="0.77697896740946" calcext:value-type="float">
            <text:p>0.7769789674</text:p>
          </table:table-cell>
          <table:table-cell office:value-type="float" office:value="1.07203301861972" calcext:value-type="float">
            <text:p>1.0720330186</text:p>
          </table:table-cell>
          <table:table-cell office:value-type="float" office:value="-0.337392115370095" calcext:value-type="float">
            <text:p>-0.3373921154</text:p>
          </table:table-cell>
          <table:table-cell office:value-type="float" office:value="0.557438102073505" calcext:value-type="float">
            <text:p>0.5574381021</text:p>
          </table:table-cell>
          <table:table-cell office:value-type="float" office:value="-0.445769856044941" calcext:value-type="float">
            <text:p>-0.445769856</text:p>
          </table:table-cell>
          <table:table-cell office:value-type="float" office:value="0.15722623726598" calcext:value-type="float">
            <text:p>0.1572262373</text:p>
          </table:table-cell>
          <table:table-cell office:value-type="float" office:value="0.394760056299401" calcext:value-type="float">
            <text:p>0.3947600563</text:p>
          </table:table-cell>
          <table:table-cell office:value-type="float" office:value="-0.101373716756135" calcext:value-type="float">
            <text:p>-0.1013737168</text:p>
          </table:table-cell>
          <table:table-cell office:value-type="float" office:value="-0.838176642097242" calcext:value-type="float">
            <text:p>-0.8381766421</text:p>
          </table:table-cell>
          <table:table-cell office:value-type="float" office:value="0.426965658549465" calcext:value-type="float">
            <text:p>0.4269656585</text:p>
          </table:table-cell>
          <table:table-cell office:value-type="float" office:value="1.12331436695229" calcext:value-type="float">
            <text:p>1.123314367</text:p>
          </table:table-cell>
          <table:table-cell office:value-type="float" office:value="-0.199244404286289" calcext:value-type="float">
            <text:p>-0.1992444043</text:p>
          </table:table-cell>
          <table:table-cell office:value-type="float" office:value="1.63995133707163" calcext:value-type="float">
            <text:p>1.6399513371</text:p>
          </table:table-cell>
          <table:table-cell office:value-type="float" office:value="0.600513499562573" calcext:value-type="float">
            <text:p>0.6005134996</text:p>
          </table:table-cell>
          <table:table-cell office:value-type="float" office:value="-0.778326251147034" calcext:value-type="float">
            <text:p>-0.7783262511</text:p>
          </table:table-cell>
          <table:table-cell office:value-type="float" office:value="0.0723501943474258" calcext:value-type="float">
            <text:p>0.0723501943</text:p>
          </table:table-cell>
          <table:table-cell office:value-type="float" office:value="-0.777714121444473" calcext:value-type="float">
            <text:p>-0.77771412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4" calcext:value-type="float">
            <text:p>304</text:p>
          </table:table-cell>
          <table:table-cell office:value-type="float" office:value="1.04963938739163" calcext:value-type="float">
            <text:p>1.0496393874</text:p>
          </table:table-cell>
          <table:table-cell office:value-type="float" office:value="0.0664370560156121" calcext:value-type="float">
            <text:p>0.066437056</text:p>
          </table:table-cell>
          <table:table-cell office:value-type="float" office:value="0.0592125797709592" calcext:value-type="float">
            <text:p>0.0592125798</text:p>
          </table:table-cell>
          <table:table-cell office:value-type="float" office:value="0.285469338605954" calcext:value-type="float">
            <text:p>0.2854693386</text:p>
          </table:table-cell>
          <table:table-cell office:value-type="float" office:value="0.635753534546445" calcext:value-type="float">
            <text:p>0.6357535345</text:p>
          </table:table-cell>
          <table:table-cell office:value-type="float" office:value="1.47307365676671" calcext:value-type="float">
            <text:p>1.4730736568</text:p>
          </table:table-cell>
          <table:table-cell office:value-type="float" office:value="-0.37699314996096" calcext:value-type="float">
            <text:p>-0.37699315</text:p>
          </table:table-cell>
          <table:table-cell office:value-type="float" office:value="0.579044736539123" calcext:value-type="float">
            <text:p>0.5790447365</text:p>
          </table:table-cell>
          <table:table-cell office:value-type="float" office:value="-0.182239904838543" calcext:value-type="float">
            <text:p>-0.1822399048</text:p>
          </table:table-cell>
          <table:table-cell office:value-type="float" office:value="-0.297006897520052" calcext:value-type="float">
            <text:p>-0.2970068975</text:p>
          </table:table-cell>
          <table:table-cell office:value-type="float" office:value="2.24748137729492" calcext:value-type="float">
            <text:p>2.2474813773</text:p>
          </table:table-cell>
          <table:table-cell office:value-type="float" office:value="1.04790751209069" calcext:value-type="float">
            <text:p>1.0479075121</text:p>
          </table:table-cell>
          <table:table-cell office:value-type="float" office:value="-0.137403399409543" calcext:value-type="float">
            <text:p>-0.1374033994</text:p>
          </table:table-cell>
          <table:table-cell office:value-type="float" office:value="0.0617529138657223" calcext:value-type="float">
            <text:p>0.0617529139</text:p>
          </table:table-cell>
          <table:table-cell office:value-type="float" office:value="1.53616737561479" calcext:value-type="float">
            <text:p>1.5361673756</text:p>
          </table:table-cell>
          <table:table-cell office:value-type="float" office:value="-0.481417414942443" calcext:value-type="float">
            <text:p>-0.4814174149</text:p>
          </table:table-cell>
          <table:table-cell office:value-type="float" office:value="0.841496877907865" calcext:value-type="float">
            <text:p>0.8414968779</text:p>
          </table:table-cell>
          <table:table-cell office:value-type="float" office:value="-1.60682104194073" calcext:value-type="float">
            <text:p>-1.6068210419</text:p>
          </table:table-cell>
          <table:table-cell office:value-type="float" office:value="-1.33223139683227" calcext:value-type="float">
            <text:p>-1.332231396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5" calcext:value-type="float">
            <text:p>305</text:p>
          </table:table-cell>
          <table:table-cell office:value-type="float" office:value="0.439949564265165" calcext:value-type="float">
            <text:p>0.4399495643</text:p>
          </table:table-cell>
          <table:table-cell office:value-type="float" office:value="-0.949842463341703" calcext:value-type="float">
            <text:p>-0.9498424633</text:p>
          </table:table-cell>
          <table:table-cell office:value-type="float" office:value="-0.112591827988822" calcext:value-type="float">
            <text:p>-0.112591828</text:p>
          </table:table-cell>
          <table:table-cell office:value-type="float" office:value="2.57253596727793" calcext:value-type="float">
            <text:p>2.5725359673</text:p>
          </table:table-cell>
          <table:table-cell office:value-type="float" office:value="0.149828998197281" calcext:value-type="float">
            <text:p>0.1498289982</text:p>
          </table:table-cell>
          <table:table-cell office:value-type="float" office:value="1.54454197967471" calcext:value-type="float">
            <text:p>1.5445419797</text:p>
          </table:table-cell>
          <table:table-cell office:value-type="float" office:value="0.213718459166058" calcext:value-type="float">
            <text:p>0.2137184592</text:p>
          </table:table-cell>
          <table:table-cell office:value-type="float" office:value="0.278461147050956" calcext:value-type="float">
            <text:p>0.2784611471</text:p>
          </table:table-cell>
          <table:table-cell office:value-type="float" office:value="-0.374166691277153" calcext:value-type="float">
            <text:p>-0.3741666913</text:p>
          </table:table-cell>
          <table:table-cell office:value-type="float" office:value="0.47800558453561" calcext:value-type="float">
            <text:p>0.4780055845</text:p>
          </table:table-cell>
          <table:table-cell office:value-type="float" office:value="-0.327963636008177" calcext:value-type="float">
            <text:p>-0.327963636</text:p>
          </table:table-cell>
          <table:table-cell office:value-type="float" office:value="0.387190472384342" calcext:value-type="float">
            <text:p>0.3871904724</text:p>
          </table:table-cell>
          <table:table-cell office:value-type="float" office:value="-0.172660757796239" calcext:value-type="float">
            <text:p>-0.1726607578</text:p>
          </table:table-cell>
          <table:table-cell office:value-type="float" office:value="0.0920670862837595" calcext:value-type="float">
            <text:p>0.0920670863</text:p>
          </table:table-cell>
          <table:table-cell office:value-type="float" office:value="-1.17309420343092" calcext:value-type="float">
            <text:p>-1.1730942034</text:p>
          </table:table-cell>
          <table:table-cell office:value-type="float" office:value="0.449888675137227" calcext:value-type="float">
            <text:p>0.4498886751</text:p>
          </table:table-cell>
          <table:table-cell office:value-type="float" office:value="-0.580391720442591" calcext:value-type="float">
            <text:p>-0.5803917204</text:p>
          </table:table-cell>
          <table:table-cell office:value-type="float" office:value="0.0685164657258165" calcext:value-type="float">
            <text:p>0.0685164657</text:p>
          </table:table-cell>
          <table:table-cell office:value-type="float" office:value="-0.300062427426695" calcext:value-type="float">
            <text:p>-0.300062427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7" calcext:value-type="float">
            <text:p>307</text:p>
          </table:table-cell>
          <table:table-cell office:value-type="float" office:value="-2.65828844483766" calcext:value-type="float">
            <text:p>-2.6582884448</text:p>
          </table:table-cell>
          <table:table-cell office:value-type="float" office:value="-3.01477627488288" calcext:value-type="float">
            <text:p>-3.0147762749</text:p>
          </table:table-cell>
          <table:table-cell office:value-type="float" office:value="2.27163593780045" calcext:value-type="float">
            <text:p>2.2716359378</text:p>
          </table:table-cell>
          <table:table-cell office:value-type="float" office:value="-1.21820374574788" calcext:value-type="float">
            <text:p>-1.2182037457</text:p>
          </table:table-cell>
          <table:table-cell office:value-type="float" office:value="1.54654137474394" calcext:value-type="float">
            <text:p>1.5465413747</text:p>
          </table:table-cell>
          <table:table-cell office:value-type="float" office:value="-1.68206356647817" calcext:value-type="float">
            <text:p>-1.6820635665</text:p>
          </table:table-cell>
          <table:table-cell office:value-type="float" office:value="-1.5249132705979" calcext:value-type="float">
            <text:p>-1.5249132706</text:p>
          </table:table-cell>
          <table:table-cell office:value-type="float" office:value="0.0884252218399833" calcext:value-type="float">
            <text:p>0.0884252218</text:p>
          </table:table-cell>
          <table:table-cell office:value-type="float" office:value="-0.761265908666737" calcext:value-type="float">
            <text:p>-0.7612659087</text:p>
          </table:table-cell>
          <table:table-cell office:value-type="float" office:value="0.621252885947948" calcext:value-type="float">
            <text:p>0.6212528859</text:p>
          </table:table-cell>
          <table:table-cell office:value-type="float" office:value="0.671972657149344" calcext:value-type="float">
            <text:p>0.6719726571</text:p>
          </table:table-cell>
          <table:table-cell office:value-type="float" office:value="0.0446390986948081" calcext:value-type="float">
            <text:p>0.0446390987</text:p>
          </table:table-cell>
          <table:table-cell office:value-type="float" office:value="0.0192311169708369" calcext:value-type="float">
            <text:p>0.019231117</text:p>
          </table:table-cell>
          <table:table-cell office:value-type="float" office:value="-0.295525278822094" calcext:value-type="float">
            <text:p>-0.2955252788</text:p>
          </table:table-cell>
          <table:table-cell office:value-type="float" office:value="0.135417494094801" calcext:value-type="float">
            <text:p>0.1354174941</text:p>
          </table:table-cell>
          <table:table-cell office:value-type="float" office:value="-0.394039203579285" calcext:value-type="float">
            <text:p>-0.3940392036</text:p>
          </table:table-cell>
          <table:table-cell office:value-type="float" office:value="-0.980390215428639" calcext:value-type="float">
            <text:p>-0.9803902154</text:p>
          </table:table-cell>
          <table:table-cell office:value-type="float" office:value="1.97949029338391" calcext:value-type="float">
            <text:p>1.9794902934</text:p>
          </table:table-cell>
          <table:table-cell office:value-type="float" office:value="-1.14740966821635" calcext:value-type="float">
            <text:p>-1.14740966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7" calcext:value-type="float">
            <text:p>307</text:p>
          </table:table-cell>
          <table:table-cell office:value-type="float" office:value="1.16920882495847" calcext:value-type="float">
            <text:p>1.169208825</text:p>
          </table:table-cell>
          <table:table-cell office:value-type="float" office:value="-0.032253822032531" calcext:value-type="float">
            <text:p>-0.032253822</text:p>
          </table:table-cell>
          <table:table-cell office:value-type="float" office:value="1.01169700114988" calcext:value-type="float">
            <text:p>1.0116970011</text:p>
          </table:table-cell>
          <table:table-cell office:value-type="float" office:value="1.353641323135" calcext:value-type="float">
            <text:p>1.3536413231</text:p>
          </table:table-cell>
          <table:table-cell office:value-type="float" office:value="-0.876061895236087" calcext:value-type="float">
            <text:p>-0.8760618952</text:p>
          </table:table-cell>
          <table:table-cell office:value-type="float" office:value="-0.320566874315943" calcext:value-type="float">
            <text:p>-0.3205668743</text:p>
          </table:table-cell>
          <table:table-cell office:value-type="float" office:value="-0.443363657334974" calcext:value-type="float">
            <text:p>-0.4433636573</text:p>
          </table:table-cell>
          <table:table-cell office:value-type="float" office:value="0.0531430622134713" calcext:value-type="float">
            <text:p>0.0531430622</text:p>
          </table:table-cell>
          <table:table-cell office:value-type="float" office:value="0.868260238901517" calcext:value-type="float">
            <text:p>0.8682602389</text:p>
          </table:table-cell>
          <table:table-cell office:value-type="float" office:value="-0.154677516219539" calcext:value-type="float">
            <text:p>-0.1546775162</text:p>
          </table:table-cell>
          <table:table-cell office:value-type="float" office:value="-0.925866083253566" calcext:value-type="float">
            <text:p>-0.9258660833</text:p>
          </table:table-cell>
          <table:table-cell office:value-type="float" office:value="0.133228525631607" calcext:value-type="float">
            <text:p>0.1332285256</text:p>
          </table:table-cell>
          <table:table-cell office:value-type="float" office:value="-0.560607538802192" calcext:value-type="float">
            <text:p>-0.5606075388</text:p>
          </table:table-cell>
          <table:table-cell office:value-type="float" office:value="-0.167477442365408" calcext:value-type="float">
            <text:p>-0.1674774424</text:p>
          </table:table-cell>
          <table:table-cell office:value-type="float" office:value="0.11551656111186" calcext:value-type="float">
            <text:p>0.1155165611</text:p>
          </table:table-cell>
          <table:table-cell office:value-type="float" office:value="-0.0702084566702783" calcext:value-type="float">
            <text:p>-0.0702084567</text:p>
          </table:table-cell>
          <table:table-cell office:value-type="float" office:value="-0.156935851546568" calcext:value-type="float">
            <text:p>-0.1569358515</text:p>
          </table:table-cell>
          <table:table-cell office:value-type="float" office:value="0.067246593985156" calcext:value-type="float">
            <text:p>0.067246594</text:p>
          </table:table-cell>
          <table:table-cell office:value-type="float" office:value="-0.228934472204993" calcext:value-type="float">
            <text:p>-0.22893447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8" calcext:value-type="float">
            <text:p>308</text:p>
          </table:table-cell>
          <table:table-cell office:value-type="float" office:value="1.10387021387758" calcext:value-type="float">
            <text:p>1.1038702139</text:p>
          </table:table-cell>
          <table:table-cell office:value-type="float" office:value="-0.379364955439257" calcext:value-type="float">
            <text:p>-0.3793649554</text:p>
          </table:table-cell>
          <table:table-cell office:value-type="float" office:value="0.699437058576575" calcext:value-type="float">
            <text:p>0.6994370586</text:p>
          </table:table-cell>
          <table:table-cell office:value-type="float" office:value="0.174333313020335" calcext:value-type="float">
            <text:p>0.174333313</text:p>
          </table:table-cell>
          <table:table-cell office:value-type="float" office:value="-0.918020872336597" calcext:value-type="float">
            <text:p>-0.9180208723</text:p>
          </table:table-cell>
          <table:table-cell office:value-type="float" office:value="-0.418444610412684" calcext:value-type="float">
            <text:p>-0.4184446104</text:p>
          </table:table-cell>
          <table:table-cell office:value-type="float" office:value="-0.394105947247768" calcext:value-type="float">
            <text:p>-0.3941059472</text:p>
          </table:table-cell>
          <table:table-cell office:value-type="float" office:value="0.0615864760802412" calcext:value-type="float">
            <text:p>0.0615864761</text:p>
          </table:table-cell>
          <table:table-cell office:value-type="float" office:value="0.43648742755103" calcext:value-type="float">
            <text:p>0.4364874276</text:p>
          </table:table-cell>
          <table:table-cell office:value-type="float" office:value="-0.0844394743520179" calcext:value-type="float">
            <text:p>-0.0844394744</text:p>
          </table:table-cell>
          <table:table-cell office:value-type="float" office:value="1.11003566186983" calcext:value-type="float">
            <text:p>1.1100356619</text:p>
          </table:table-cell>
          <table:table-cell office:value-type="float" office:value="0.807998816408173" calcext:value-type="float">
            <text:p>0.8079988164</text:p>
          </table:table-cell>
          <table:table-cell office:value-type="float" office:value="-0.417074931462025" calcext:value-type="float">
            <text:p>-0.4170749315</text:p>
          </table:table-cell>
          <table:table-cell office:value-type="float" office:value="0.142484339094353" calcext:value-type="float">
            <text:p>0.1424843391</text:p>
          </table:table-cell>
          <table:table-cell office:value-type="float" office:value="-0.181188756780838" calcext:value-type="float">
            <text:p>-0.1811887568</text:p>
          </table:table-cell>
          <table:table-cell office:value-type="float" office:value="0.352516918695879" calcext:value-type="float">
            <text:p>0.3525169187</text:p>
          </table:table-cell>
          <table:table-cell office:value-type="float" office:value="-0.362178329135518" calcext:value-type="float">
            <text:p>-0.3621783291</text:p>
          </table:table-cell>
          <table:table-cell office:value-type="float" office:value="0.108860713467597" calcext:value-type="float">
            <text:p>0.1088607135</text:p>
          </table:table-cell>
          <table:table-cell office:value-type="float" office:value="0.395958231610548" calcext:value-type="float">
            <text:p>0.39595823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9" calcext:value-type="float">
            <text:p>309</text:p>
          </table:table-cell>
          <table:table-cell office:value-type="float" office:value="1.23952614507919" calcext:value-type="float">
            <text:p>1.2395261451</text:p>
          </table:table-cell>
          <table:table-cell office:value-type="float" office:value="0.602892210817546" calcext:value-type="float">
            <text:p>0.6028922108</text:p>
          </table:table-cell>
          <table:table-cell office:value-type="float" office:value="-0.257987468646464" calcext:value-type="float">
            <text:p>-0.2579874686</text:p>
          </table:table-cell>
          <table:table-cell office:value-type="float" office:value="1.31958050321831" calcext:value-type="float">
            <text:p>1.3195805032</text:p>
          </table:table-cell>
          <table:table-cell office:value-type="float" office:value="-0.0508045967839494" calcext:value-type="float">
            <text:p>-0.0508045968</text:p>
          </table:table-cell>
          <table:table-cell office:value-type="float" office:value="-1.2165278124532" calcext:value-type="float">
            <text:p>-1.2165278125</text:p>
          </table:table-cell>
          <table:table-cell office:value-type="float" office:value="0.235433914389055" calcext:value-type="float">
            <text:p>0.2354339144</text:p>
          </table:table-cell>
          <table:table-cell office:value-type="float" office:value="-0.192577121473312" calcext:value-type="float">
            <text:p>-0.1925771215</text:p>
          </table:table-cell>
          <table:table-cell office:value-type="float" office:value="0.0561273178523648" calcext:value-type="float">
            <text:p>0.0561273179</text:p>
          </table:table-cell>
          <table:table-cell office:value-type="float" office:value="-0.539113725322108" calcext:value-type="float">
            <text:p>-0.5391137253</text:p>
          </table:table-cell>
          <table:table-cell office:value-type="float" office:value="-0.117825080390849" calcext:value-type="float">
            <text:p>-0.1178250804</text:p>
          </table:table-cell>
          <table:table-cell office:value-type="float" office:value="-0.538678061219088" calcext:value-type="float">
            <text:p>-0.5386780612</text:p>
          </table:table-cell>
          <table:table-cell office:value-type="float" office:value="-0.936744767373211" calcext:value-type="float">
            <text:p>-0.9367447674</text:p>
          </table:table-cell>
          <table:table-cell office:value-type="float" office:value="-0.872396826969356" calcext:value-type="float">
            <text:p>-0.872396827</text:p>
          </table:table-cell>
          <table:table-cell office:value-type="float" office:value="1.15878116848446" calcext:value-type="float">
            <text:p>1.1587811685</text:p>
          </table:table-cell>
          <table:table-cell office:value-type="float" office:value="0.548128606833329" calcext:value-type="float">
            <text:p>0.5481286068</text:p>
          </table:table-cell>
          <table:table-cell office:value-type="float" office:value="0.723127900046235" calcext:value-type="float">
            <text:p>0.7231279</text:p>
          </table:table-cell>
          <table:table-cell office:value-type="float" office:value="0.578881579248784" calcext:value-type="float">
            <text:p>0.5788815792</text:p>
          </table:table-cell>
          <table:table-cell office:value-type="float" office:value="-0.574887985471455" calcext:value-type="float">
            <text:p>-0.57488798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9" calcext:value-type="float">
            <text:p>309</text:p>
          </table:table-cell>
          <table:table-cell office:value-type="float" office:value="1.03138076172948" calcext:value-type="float">
            <text:p>1.0313807617</text:p>
          </table:table-cell>
          <table:table-cell office:value-type="float" office:value="-0.0894440680587106" calcext:value-type="float">
            <text:p>-0.0894440681</text:p>
          </table:table-cell>
          <table:table-cell office:value-type="float" office:value="0.421362450934389" calcext:value-type="float">
            <text:p>0.4213624509</text:p>
          </table:table-cell>
          <table:table-cell office:value-type="float" office:value="0.62087459530093" calcext:value-type="float">
            <text:p>0.6208745953</text:p>
          </table:table-cell>
          <table:table-cell office:value-type="float" office:value="0.330241871781021" calcext:value-type="float">
            <text:p>0.3302418718</text:p>
          </table:table-cell>
          <table:table-cell office:value-type="float" office:value="1.35198828832651" calcext:value-type="float">
            <text:p>1.3519882883</text:p>
          </table:table-cell>
          <table:table-cell office:value-type="float" office:value="-0.287900709923664" calcext:value-type="float">
            <text:p>-0.2879007099</text:p>
          </table:table-cell>
          <table:table-cell office:value-type="float" office:value="0.412093580072174" calcext:value-type="float">
            <text:p>0.4120935801</text:p>
          </table:table-cell>
          <table:table-cell office:value-type="float" office:value="0.313047407056012" calcext:value-type="float">
            <text:p>0.3130474071</text:p>
          </table:table-cell>
          <table:table-cell office:value-type="float" office:value="-0.414255784142138" calcext:value-type="float">
            <text:p>-0.4142557841</text:p>
          </table:table-cell>
          <table:table-cell office:value-type="float" office:value="0.440656267739833" calcext:value-type="float">
            <text:p>0.4406562677</text:p>
          </table:table-cell>
          <table:table-cell office:value-type="float" office:value="1.31351863679632" calcext:value-type="float">
            <text:p>1.3135186368</text:p>
          </table:table-cell>
          <table:table-cell office:value-type="float" office:value="0.767262484553741" calcext:value-type="float">
            <text:p>0.7672624846</text:p>
          </table:table-cell>
          <table:table-cell office:value-type="float" office:value="-0.12208516489981" calcext:value-type="float">
            <text:p>-0.1220851649</text:p>
          </table:table-cell>
          <table:table-cell office:value-type="float" office:value="0.783837863020468" calcext:value-type="float">
            <text:p>0.783837863</text:p>
          </table:table-cell>
          <table:table-cell office:value-type="float" office:value="-1.58734593435278" calcext:value-type="float">
            <text:p>-1.5873459344</text:p>
          </table:table-cell>
          <table:table-cell office:value-type="float" office:value="1.18423078818161" calcext:value-type="float">
            <text:p>1.1842307882</text:p>
          </table:table-cell>
          <table:table-cell office:value-type="float" office:value="-2.76226608952941" calcext:value-type="float">
            <text:p>-2.7622660895</text:p>
          </table:table-cell>
          <table:table-cell office:value-type="float" office:value="-1.33886885715948" calcext:value-type="float">
            <text:p>-1.338868857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0" calcext:value-type="float">
            <text:p>310</text:p>
          </table:table-cell>
          <table:table-cell office:value-type="float" office:value="-1.23635071773923" calcext:value-type="float">
            <text:p>-1.2363507177</text:p>
          </table:table-cell>
          <table:table-cell office:value-type="float" office:value="-0.687029326449969" calcext:value-type="float">
            <text:p>-0.6870293264</text:p>
          </table:table-cell>
          <table:table-cell office:value-type="float" office:value="2.09340721023743" calcext:value-type="float">
            <text:p>2.0934072102</text:p>
          </table:table-cell>
          <table:table-cell office:value-type="float" office:value="0.601217071967528" calcext:value-type="float">
            <text:p>0.601217072</text:p>
          </table:table-cell>
          <table:table-cell office:value-type="float" office:value="0.782302931177954" calcext:value-type="float">
            <text:p>0.7823029312</text:p>
          </table:table-cell>
          <table:table-cell office:value-type="float" office:value="-1.16711329466016" calcext:value-type="float">
            <text:p>-1.1671132947</text:p>
          </table:table-cell>
          <table:table-cell office:value-type="float" office:value="-0.675395476145571" calcext:value-type="float">
            <text:p>-0.6753954761</text:p>
          </table:table-cell>
          <table:table-cell office:value-type="float" office:value="0.232562755417781" calcext:value-type="float">
            <text:p>0.2325627554</text:p>
          </table:table-cell>
          <table:table-cell office:value-type="float" office:value="0.5005310753381" calcext:value-type="float">
            <text:p>0.5005310753</text:p>
          </table:table-cell>
          <table:table-cell office:value-type="float" office:value="-0.565374194742307" calcext:value-type="float">
            <text:p>-0.5653741947</text:p>
          </table:table-cell>
          <table:table-cell office:value-type="float" office:value="-1.05019170065743" calcext:value-type="float">
            <text:p>-1.0501917007</text:p>
          </table:table-cell>
          <table:table-cell office:value-type="float" office:value="0.0917484793050711" calcext:value-type="float">
            <text:p>0.0917484793</text:p>
          </table:table-cell>
          <table:table-cell office:value-type="float" office:value="-0.198063133561123" calcext:value-type="float">
            <text:p>-0.1980631336</text:p>
          </table:table-cell>
          <table:table-cell office:value-type="float" office:value="-0.277611020561425" calcext:value-type="float">
            <text:p>-0.2776110206</text:p>
          </table:table-cell>
          <table:table-cell office:value-type="float" office:value="-0.0426390103714" calcext:value-type="float">
            <text:p>-0.0426390104</text:p>
          </table:table-cell>
          <table:table-cell office:value-type="float" office:value="0.357374923720832" calcext:value-type="float">
            <text:p>0.3573749237</text:p>
          </table:table-cell>
          <table:table-cell office:value-type="float" office:value="-0.653671006211142" calcext:value-type="float">
            <text:p>-0.6536710062</text:p>
          </table:table-cell>
          <table:table-cell office:value-type="float" office:value="0.382050498479916" calcext:value-type="float">
            <text:p>0.3820504985</text:p>
          </table:table-cell>
          <table:table-cell office:value-type="float" office:value="-0.975039278153086" calcext:value-type="float">
            <text:p>-0.975039278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0" calcext:value-type="float">
            <text:p>310</text:p>
          </table:table-cell>
          <table:table-cell office:value-type="float" office:value="-1.01328699662916" calcext:value-type="float">
            <text:p>-1.0132869966</text:p>
          </table:table-cell>
          <table:table-cell office:value-type="float" office:value="0.512380148221401" calcext:value-type="float">
            <text:p>0.5123801482</text:p>
          </table:table-cell>
          <table:table-cell office:value-type="float" office:value="0.837259149525409" calcext:value-type="float">
            <text:p>0.8372591495</text:p>
          </table:table-cell>
          <table:table-cell office:value-type="float" office:value="0.408468269981739" calcext:value-type="float">
            <text:p>0.40846827</text:p>
          </table:table-cell>
          <table:table-cell office:value-type="float" office:value="2.07853524414425" calcext:value-type="float">
            <text:p>2.0785352441</text:p>
          </table:table-cell>
          <table:table-cell office:value-type="float" office:value="4.6926617230903" calcext:value-type="float">
            <text:p>4.6926617231</text:p>
          </table:table-cell>
          <table:table-cell office:value-type="float" office:value="-0.294088412248878" calcext:value-type="float">
            <text:p>-0.2940884122</text:p>
          </table:table-cell>
          <table:table-cell office:value-type="float" office:value="0.898044188233546" calcext:value-type="float">
            <text:p>0.8980441882</text:p>
          </table:table-cell>
          <table:table-cell office:value-type="float" office:value="0.919346554981177" calcext:value-type="float">
            <text:p>0.919346555</text:p>
          </table:table-cell>
          <table:table-cell office:value-type="float" office:value="0.321821402182548" calcext:value-type="float">
            <text:p>0.3218214022</text:p>
          </table:table-cell>
          <table:table-cell office:value-type="float" office:value="-1.04992305058353" calcext:value-type="float">
            <text:p>-1.0499230506</text:p>
          </table:table-cell>
          <table:table-cell office:value-type="float" office:value="0.186009741260069" calcext:value-type="float">
            <text:p>0.1860097413</text:p>
          </table:table-cell>
          <table:table-cell office:value-type="float" office:value="-0.421530266383873" calcext:value-type="float">
            <text:p>-0.4215302664</text:p>
          </table:table-cell>
          <table:table-cell office:value-type="float" office:value="-1.02874657440449" calcext:value-type="float">
            <text:p>-1.0287465744</text:p>
          </table:table-cell>
          <table:table-cell office:value-type="float" office:value="-1.32120125976266" calcext:value-type="float">
            <text:p>-1.3212012598</text:p>
          </table:table-cell>
          <table:table-cell office:value-type="float" office:value="-1.14056095290532" calcext:value-type="float">
            <text:p>-1.1405609529</text:p>
          </table:table-cell>
          <table:table-cell office:value-type="float" office:value="0.252886911885721" calcext:value-type="float">
            <text:p>0.2528869119</text:p>
          </table:table-cell>
          <table:table-cell office:value-type="float" office:value="-0.218197255313748" calcext:value-type="float">
            <text:p>-0.2181972553</text:p>
          </table:table-cell>
          <table:table-cell office:value-type="float" office:value="2.05891341647441" calcext:value-type="float">
            <text:p>2.05891341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0" calcext:value-type="float">
            <text:p>310</text:p>
          </table:table-cell>
          <table:table-cell office:value-type="float" office:value="-0.728857139958339" calcext:value-type="float">
            <text:p>-0.72885714</text:p>
          </table:table-cell>
          <table:table-cell office:value-type="float" office:value="-0.0205421023337994" calcext:value-type="float">
            <text:p>-0.0205421023</text:p>
          </table:table-cell>
          <table:table-cell office:value-type="float" office:value="1.41502605310908" calcext:value-type="float">
            <text:p>1.4150260531</text:p>
          </table:table-cell>
          <table:table-cell office:value-type="float" office:value="1.23390219800847" calcext:value-type="float">
            <text:p>1.233902198</text:p>
          </table:table-cell>
          <table:table-cell office:value-type="float" office:value="-0.240077156055621" calcext:value-type="float">
            <text:p>-0.2400771561</text:p>
          </table:table-cell>
          <table:table-cell office:value-type="float" office:value="0.482240459853749" calcext:value-type="float">
            <text:p>0.4822404599</text:p>
          </table:table-cell>
          <table:table-cell office:value-type="float" office:value="1.31572957737628" calcext:value-type="float">
            <text:p>1.3157295774</text:p>
          </table:table-cell>
          <table:table-cell office:value-type="float" office:value="-0.0109029586238899" calcext:value-type="float">
            <text:p>-0.0109029586</text:p>
          </table:table-cell>
          <table:table-cell office:value-type="float" office:value="-0.360987151005699" calcext:value-type="float">
            <text:p>-0.360987151</text:p>
          </table:table-cell>
          <table:table-cell office:value-type="float" office:value="-0.131491329557139" calcext:value-type="float">
            <text:p>-0.1314913296</text:p>
          </table:table-cell>
          <table:table-cell office:value-type="float" office:value="1.06357480301776" calcext:value-type="float">
            <text:p>1.063574803</text:p>
          </table:table-cell>
          <table:table-cell office:value-type="float" office:value="0.0687387199791342" calcext:value-type="float">
            <text:p>0.06873872</text:p>
          </table:table-cell>
          <table:table-cell office:value-type="float" office:value="-1.63650436992377" calcext:value-type="float">
            <text:p>-1.6365043699</text:p>
          </table:table-cell>
          <table:table-cell office:value-type="float" office:value="0.330739968015804" calcext:value-type="float">
            <text:p>0.330739968</text:p>
          </table:table-cell>
          <table:table-cell office:value-type="float" office:value="-0.498455292023995" calcext:value-type="float">
            <text:p>-0.498455292</text:p>
          </table:table-cell>
          <table:table-cell office:value-type="float" office:value="-0.937948109301366" calcext:value-type="float">
            <text:p>-0.9379481093</text:p>
          </table:table-cell>
          <table:table-cell office:value-type="float" office:value="0.296245912025065" calcext:value-type="float">
            <text:p>0.296245912</text:p>
          </table:table-cell>
          <table:table-cell office:value-type="float" office:value="-0.0518091788498575" calcext:value-type="float">
            <text:p>-0.0518091788</text:p>
          </table:table-cell>
          <table:table-cell office:value-type="float" office:value="0.620119644911005" calcext:value-type="float">
            <text:p>0.620119644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11" calcext:value-type="float">
            <text:p>311</text:p>
          </table:table-cell>
          <table:table-cell office:value-type="float" office:value="1.09034862846329" calcext:value-type="float">
            <text:p>1.0903486285</text:p>
          </table:table-cell>
          <table:table-cell office:value-type="float" office:value="-0.270145647910676" calcext:value-type="float">
            <text:p>-0.2701456479</text:p>
          </table:table-cell>
          <table:table-cell office:value-type="float" office:value="1.23591064515368" calcext:value-type="float">
            <text:p>1.2359106452</text:p>
          </table:table-cell>
          <table:table-cell office:value-type="float" office:value="0.702070766116321" calcext:value-type="float">
            <text:p>0.7020707661</text:p>
          </table:table-cell>
          <table:table-cell office:value-type="float" office:value="-0.85622917107822" calcext:value-type="float">
            <text:p>-0.8562291711</text:p>
          </table:table-cell>
          <table:table-cell office:value-type="float" office:value="0.485168554255311" calcext:value-type="float">
            <text:p>0.4851685543</text:p>
          </table:table-cell>
          <table:table-cell office:value-type="float" office:value="-0.804133733335463" calcext:value-type="float">
            <text:p>-0.8041337333</text:p>
          </table:table-cell>
          <table:table-cell office:value-type="float" office:value="0.359129904763669" calcext:value-type="float">
            <text:p>0.3591299048</text:p>
          </table:table-cell>
          <table:table-cell office:value-type="float" office:value="0.673893646262023" calcext:value-type="float">
            <text:p>0.6738936463</text:p>
          </table:table-cell>
          <table:table-cell office:value-type="float" office:value="-0.115228173967459" calcext:value-type="float">
            <text:p>-0.115228174</text:p>
          </table:table-cell>
          <table:table-cell office:value-type="float" office:value="1.17892356914971" calcext:value-type="float">
            <text:p>1.1789235691</text:p>
          </table:table-cell>
          <table:table-cell office:value-type="float" office:value="1.19203497759548" calcext:value-type="float">
            <text:p>1.1920349776</text:p>
          </table:table-cell>
          <table:table-cell office:value-type="float" office:value="-0.102568516884961" calcext:value-type="float">
            <text:p>-0.1025685169</text:p>
          </table:table-cell>
          <table:table-cell office:value-type="float" office:value="-0.172839145140832" calcext:value-type="float">
            <text:p>-0.1728391451</text:p>
          </table:table-cell>
          <table:table-cell office:value-type="float" office:value="-0.244323224228205" calcext:value-type="float">
            <text:p>-0.2443232242</text:p>
          </table:table-cell>
          <table:table-cell office:value-type="float" office:value="0.0691965564090033" calcext:value-type="float">
            <text:p>0.0691965564</text:p>
          </table:table-cell>
          <table:table-cell office:value-type="float" office:value="-0.144427638470995" calcext:value-type="float">
            <text:p>-0.1444276385</text:p>
          </table:table-cell>
          <table:table-cell office:value-type="float" office:value="-0.183645837360968" calcext:value-type="float">
            <text:p>-0.1836458374</text:p>
          </table:table-cell>
          <table:table-cell office:value-type="float" office:value="-0.109383535628239" calcext:value-type="float">
            <text:p>-0.10938353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11" calcext:value-type="float">
            <text:p>311</text:p>
          </table:table-cell>
          <table:table-cell office:value-type="float" office:value="1.18223808718654" calcext:value-type="float">
            <text:p>1.1822380872</text:p>
          </table:table-cell>
          <table:table-cell office:value-type="float" office:value="-0.147518459824738" calcext:value-type="float">
            <text:p>-0.1475184598</text:p>
          </table:table-cell>
          <table:table-cell office:value-type="float" office:value="1.24851832551611" calcext:value-type="float">
            <text:p>1.2485183255</text:p>
          </table:table-cell>
          <table:table-cell office:value-type="float" office:value="0.862034219278053" calcext:value-type="float">
            <text:p>0.8620342193</text:p>
          </table:table-cell>
          <table:table-cell office:value-type="float" office:value="-1.07672805984401" calcext:value-type="float">
            <text:p>-1.0767280598</text:p>
          </table:table-cell>
          <table:table-cell office:value-type="float" office:value="-0.299690185548421" calcext:value-type="float">
            <text:p>-0.2996901855</text:p>
          </table:table-cell>
          <table:table-cell office:value-type="float" office:value="-0.614840318281917" calcext:value-type="float">
            <text:p>-0.6148403183</text:p>
          </table:table-cell>
          <table:table-cell office:value-type="float" office:value="0.0645751263569322" calcext:value-type="float">
            <text:p>0.0645751264</text:p>
          </table:table-cell>
          <table:table-cell office:value-type="float" office:value="0.907341201335719" calcext:value-type="float">
            <text:p>0.9073412013</text:p>
          </table:table-cell>
          <table:table-cell office:value-type="float" office:value="-0.2445537725264" calcext:value-type="float">
            <text:p>-0.2445537725</text:p>
          </table:table-cell>
          <table:table-cell office:value-type="float" office:value="-0.705757309038719" calcext:value-type="float">
            <text:p>-0.705757309</text:p>
          </table:table-cell>
          <table:table-cell office:value-type="float" office:value="0.523097925397041" calcext:value-type="float">
            <text:p>0.5230979254</text:p>
          </table:table-cell>
          <table:table-cell office:value-type="float" office:value="0.199032720790255" calcext:value-type="float">
            <text:p>0.1990327208</text:p>
          </table:table-cell>
          <table:table-cell office:value-type="float" office:value="-0.437901946850688" calcext:value-type="float">
            <text:p>-0.4379019469</text:p>
          </table:table-cell>
          <table:table-cell office:value-type="float" office:value="0.182824280017807" calcext:value-type="float">
            <text:p>0.18282428</text:p>
          </table:table-cell>
          <table:table-cell office:value-type="float" office:value="0.155471835981987" calcext:value-type="float">
            <text:p>0.155471836</text:p>
          </table:table-cell>
          <table:table-cell office:value-type="float" office:value="-0.183113545851287" calcext:value-type="float">
            <text:p>-0.1831135459</text:p>
          </table:table-cell>
          <table:table-cell office:value-type="float" office:value="-0.254955281495645" calcext:value-type="float">
            <text:p>-0.2549552815</text:p>
          </table:table-cell>
          <table:table-cell office:value-type="float" office:value="-0.0415024533344645" calcext:value-type="float">
            <text:p>-0.04150245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2" calcext:value-type="float">
            <text:p>312</text:p>
          </table:table-cell>
          <table:table-cell office:value-type="float" office:value="-0.719402298508125" calcext:value-type="float">
            <text:p>-0.7194022985</text:p>
          </table:table-cell>
          <table:table-cell office:value-type="float" office:value="-0.124183759658819" calcext:value-type="float">
            <text:p>-0.1241837597</text:p>
          </table:table-cell>
          <table:table-cell office:value-type="float" office:value="1.97930888069542" calcext:value-type="float">
            <text:p>1.9793088807</text:p>
          </table:table-cell>
          <table:table-cell office:value-type="float" office:value="0.503415340086078" calcext:value-type="float">
            <text:p>0.5034153401</text:p>
          </table:table-cell>
          <table:table-cell office:value-type="float" office:value="-0.732324065175403" calcext:value-type="float">
            <text:p>-0.7323240652</text:p>
          </table:table-cell>
          <table:table-cell office:value-type="float" office:value="0.394882604177532" calcext:value-type="float">
            <text:p>0.3948826042</text:p>
          </table:table-cell>
          <table:table-cell office:value-type="float" office:value="0.280295996362757" calcext:value-type="float">
            <text:p>0.2802959964</text:p>
          </table:table-cell>
          <table:table-cell office:value-type="float" office:value="0.118478131472725" calcext:value-type="float">
            <text:p>0.1184781315</text:p>
          </table:table-cell>
          <table:table-cell office:value-type="float" office:value="-1.44566593915162" calcext:value-type="float">
            <text:p>-1.4456659392</text:p>
          </table:table-cell>
          <table:table-cell office:value-type="float" office:value="0.267392185632339" calcext:value-type="float">
            <text:p>0.2673921856</text:p>
          </table:table-cell>
          <table:table-cell office:value-type="float" office:value="-0.72590923023511" calcext:value-type="float">
            <text:p>-0.7259092302</text:p>
          </table:table-cell>
          <table:table-cell office:value-type="float" office:value="-0.114619105707166" calcext:value-type="float">
            <text:p>-0.1146191057</text:p>
          </table:table-cell>
          <table:table-cell office:value-type="float" office:value="0.570009353501206" calcext:value-type="float">
            <text:p>0.5700093535</text:p>
          </table:table-cell>
          <table:table-cell office:value-type="float" office:value="-0.264338203135852" calcext:value-type="float">
            <text:p>-0.2643382031</text:p>
          </table:table-cell>
          <table:table-cell office:value-type="float" office:value="0.617933333407577" calcext:value-type="float">
            <text:p>0.6179333334</text:p>
          </table:table-cell>
          <table:table-cell office:value-type="float" office:value="-2.11546318093899" calcext:value-type="float">
            <text:p>-2.1154631809</text:p>
          </table:table-cell>
          <table:table-cell office:value-type="float" office:value="0.488494551248997" calcext:value-type="float">
            <text:p>0.4884945512</text:p>
          </table:table-cell>
          <table:table-cell office:value-type="float" office:value="1.05409097011324" calcext:value-type="float">
            <text:p>1.0540909701</text:p>
          </table:table-cell>
          <table:table-cell office:value-type="float" office:value="-0.602146743398501" calcext:value-type="float">
            <text:p>-0.60214674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2" calcext:value-type="float">
            <text:p>312</text:p>
          </table:table-cell>
          <table:table-cell office:value-type="float" office:value="0.230981061551682" calcext:value-type="float">
            <text:p>0.2309810616</text:p>
          </table:table-cell>
          <table:table-cell office:value-type="float" office:value="-2.00048295034302" calcext:value-type="float">
            <text:p>-2.0004829503</text:p>
          </table:table-cell>
          <table:table-cell office:value-type="float" office:value="0.555154797649033" calcext:value-type="float">
            <text:p>0.5551547976</text:p>
          </table:table-cell>
          <table:table-cell office:value-type="float" office:value="0.600645901824975" calcext:value-type="float">
            <text:p>0.6006459018</text:p>
          </table:table-cell>
          <table:table-cell office:value-type="float" office:value="-1.55102364629382" calcext:value-type="float">
            <text:p>-1.5510236463</text:p>
          </table:table-cell>
          <table:table-cell office:value-type="float" office:value="0.242332933360901" calcext:value-type="float">
            <text:p>0.2423329334</text:p>
          </table:table-cell>
          <table:table-cell office:value-type="float" office:value="-0.133182960722367" calcext:value-type="float">
            <text:p>-0.1331829607</text:p>
          </table:table-cell>
          <table:table-cell office:value-type="float" office:value="0.105984107070845" calcext:value-type="float">
            <text:p>0.1059841071</text:p>
          </table:table-cell>
          <table:table-cell office:value-type="float" office:value="1.24854551820114" calcext:value-type="float">
            <text:p>1.2485455182</text:p>
          </table:table-cell>
          <table:table-cell office:value-type="float" office:value="-0.701849424000435" calcext:value-type="float">
            <text:p>-0.701849424</text:p>
          </table:table-cell>
          <table:table-cell office:value-type="float" office:value="-0.682574281865427" calcext:value-type="float">
            <text:p>-0.6825742819</text:p>
          </table:table-cell>
          <table:table-cell office:value-type="float" office:value="0.316230837916326" calcext:value-type="float">
            <text:p>0.3162308379</text:p>
          </table:table-cell>
          <table:table-cell office:value-type="float" office:value="-0.644833787459126" calcext:value-type="float">
            <text:p>-0.6448337875</text:p>
          </table:table-cell>
          <table:table-cell office:value-type="float" office:value="-0.280816964678511" calcext:value-type="float">
            <text:p>-0.2808169647</text:p>
          </table:table-cell>
          <table:table-cell office:value-type="float" office:value="0.0853428064811503" calcext:value-type="float">
            <text:p>0.0853428065</text:p>
          </table:table-cell>
          <table:table-cell office:value-type="float" office:value="-0.316656034559433" calcext:value-type="float">
            <text:p>-0.3166560346</text:p>
          </table:table-cell>
          <table:table-cell office:value-type="float" office:value="0.476682548407653" calcext:value-type="float">
            <text:p>0.4766825484</text:p>
          </table:table-cell>
          <table:table-cell office:value-type="float" office:value="-0.904761025211108" calcext:value-type="float">
            <text:p>-0.9047610252</text:p>
          </table:table-cell>
          <table:table-cell office:value-type="float" office:value="-0.0430261891890318" calcext:value-type="float">
            <text:p>-0.043026189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2" calcext:value-type="float">
            <text:p>312</text:p>
          </table:table-cell>
          <table:table-cell office:value-type="float" office:value="-0.987858066699713" calcext:value-type="float">
            <text:p>-0.9878580667</text:p>
          </table:table-cell>
          <table:table-cell office:value-type="float" office:value="0.475771322881122" calcext:value-type="float">
            <text:p>0.4757713229</text:p>
          </table:table-cell>
          <table:table-cell office:value-type="float" office:value="1.67262163250003" calcext:value-type="float">
            <text:p>1.6726216325</text:p>
          </table:table-cell>
          <table:table-cell office:value-type="float" office:value="1.17804440736239" calcext:value-type="float">
            <text:p>1.1780444074</text:p>
          </table:table-cell>
          <table:table-cell office:value-type="float" office:value="0.730281776125772" calcext:value-type="float">
            <text:p>0.7302817761</text:p>
          </table:table-cell>
          <table:table-cell office:value-type="float" office:value="-0.403391397105905" calcext:value-type="float">
            <text:p>-0.4033913971</text:p>
          </table:table-cell>
          <table:table-cell office:value-type="float" office:value="0.30801382534069" calcext:value-type="float">
            <text:p>0.3080138253</text:p>
          </table:table-cell>
          <table:table-cell office:value-type="float" office:value="0.254682318600929" calcext:value-type="float">
            <text:p>0.2546823186</text:p>
          </table:table-cell>
          <table:table-cell office:value-type="float" office:value="-1.04560593089702" calcext:value-type="float">
            <text:p>-1.0456059309</text:p>
          </table:table-cell>
          <table:table-cell office:value-type="float" office:value="0.155400732524348" calcext:value-type="float">
            <text:p>0.1554007325</text:p>
          </table:table-cell>
          <table:table-cell office:value-type="float" office:value="1.7937248129199" calcext:value-type="float">
            <text:p>1.7937248129</text:p>
          </table:table-cell>
          <table:table-cell office:value-type="float" office:value="0.702015057159662" calcext:value-type="float">
            <text:p>0.7020150572</text:p>
          </table:table-cell>
          <table:table-cell office:value-type="float" office:value="-0.319470482592301" calcext:value-type="float">
            <text:p>-0.3194704826</text:p>
          </table:table-cell>
          <table:table-cell office:value-type="float" office:value="0.685309695273096" calcext:value-type="float">
            <text:p>0.6853096953</text:p>
          </table:table-cell>
          <table:table-cell office:value-type="float" office:value="0.877367282921209" calcext:value-type="float">
            <text:p>0.8773672829</text:p>
          </table:table-cell>
          <table:table-cell office:value-type="float" office:value="-0.447055741639482" calcext:value-type="float">
            <text:p>-0.4470557416</text:p>
          </table:table-cell>
          <table:table-cell office:value-type="float" office:value="0.0964616475065766" calcext:value-type="float">
            <text:p>0.0964616475</text:p>
          </table:table-cell>
          <table:table-cell office:value-type="float" office:value="-0.395179064808335" calcext:value-type="float">
            <text:p>-0.3951790648</text:p>
          </table:table-cell>
          <table:table-cell office:value-type="float" office:value="0.795531561476017" calcext:value-type="float">
            <text:p>0.79553156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3" calcext:value-type="float">
            <text:p>313</text:p>
          </table:table-cell>
          <table:table-cell office:value-type="float" office:value="-0.907420423962009" calcext:value-type="float">
            <text:p>-0.907420424</text:p>
          </table:table-cell>
          <table:table-cell office:value-type="float" office:value="1.10391183716414" calcext:value-type="float">
            <text:p>1.1039118372</text:p>
          </table:table-cell>
          <table:table-cell office:value-type="float" office:value="1.2884892266535" calcext:value-type="float">
            <text:p>1.2884892267</text:p>
          </table:table-cell>
          <table:table-cell office:value-type="float" office:value="1.2436118482978" calcext:value-type="float">
            <text:p>1.2436118483</text:p>
          </table:table-cell>
          <table:table-cell office:value-type="float" office:value="-0.0680316048408579" calcext:value-type="float">
            <text:p>-0.0680316048</text:p>
          </table:table-cell>
          <table:table-cell office:value-type="float" office:value="0.21404012839384" calcext:value-type="float">
            <text:p>0.2140401284</text:p>
          </table:table-cell>
          <table:table-cell office:value-type="float" office:value="0.32400011968304" calcext:value-type="float">
            <text:p>0.3240001197</text:p>
          </table:table-cell>
          <table:table-cell office:value-type="float" office:value="0.436037213186944" calcext:value-type="float">
            <text:p>0.4360372132</text:p>
          </table:table-cell>
          <table:table-cell office:value-type="float" office:value="-0.43740889051342" calcext:value-type="float">
            <text:p>-0.4374088905</text:p>
          </table:table-cell>
          <table:table-cell office:value-type="float" office:value="0.179317989830715" calcext:value-type="float">
            <text:p>0.1793179898</text:p>
          </table:table-cell>
          <table:table-cell office:value-type="float" office:value="1.12228155764421" calcext:value-type="float">
            <text:p>1.1222815576</text:p>
          </table:table-cell>
          <table:table-cell office:value-type="float" office:value="0.702855841339251" calcext:value-type="float">
            <text:p>0.7028558413</text:p>
          </table:table-cell>
          <table:table-cell office:value-type="float" office:value="-0.757837177906632" calcext:value-type="float">
            <text:p>-0.7578371779</text:p>
          </table:table-cell>
          <table:table-cell office:value-type="float" office:value="0.398639586618295" calcext:value-type="float">
            <text:p>0.3986395866</text:p>
          </table:table-cell>
          <table:table-cell office:value-type="float" office:value="-0.435503484338919" calcext:value-type="float">
            <text:p>-0.4355034843</text:p>
          </table:table-cell>
          <table:table-cell office:value-type="float" office:value="-1.02609510412569" calcext:value-type="float">
            <text:p>-1.0260951041</text:p>
          </table:table-cell>
          <table:table-cell office:value-type="float" office:value="0.538793314811572" calcext:value-type="float">
            <text:p>0.5387933148</text:p>
          </table:table-cell>
          <table:table-cell office:value-type="float" office:value="-0.183179502176878" calcext:value-type="float">
            <text:p>-0.1831795022</text:p>
          </table:table-cell>
          <table:table-cell office:value-type="float" office:value="0.949006459134722" calcext:value-type="float">
            <text:p>0.94900645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3" calcext:value-type="float">
            <text:p>313</text:p>
          </table:table-cell>
          <table:table-cell office:value-type="float" office:value="-1.03835622793209" calcext:value-type="float">
            <text:p>-1.0383562279</text:p>
          </table:table-cell>
          <table:table-cell office:value-type="float" office:value="0.756121842358947" calcext:value-type="float">
            <text:p>0.7561218424</text:p>
          </table:table-cell>
          <table:table-cell office:value-type="float" office:value="0.719941776227009" calcext:value-type="float">
            <text:p>0.7199417762</text:p>
          </table:table-cell>
          <table:table-cell office:value-type="float" office:value="0.988401807344711" calcext:value-type="float">
            <text:p>0.9884018073</text:p>
          </table:table-cell>
          <table:table-cell office:value-type="float" office:value="-0.237289725013142" calcext:value-type="float">
            <text:p>-0.237289725</text:p>
          </table:table-cell>
          <table:table-cell office:value-type="float" office:value="-0.378861992097998" calcext:value-type="float">
            <text:p>-0.3788619921</text:p>
          </table:table-cell>
          <table:table-cell office:value-type="float" office:value="0.413667984251441" calcext:value-type="float">
            <text:p>0.4136679843</text:p>
          </table:table-cell>
          <table:table-cell office:value-type="float" office:value="0.436786746084869" calcext:value-type="float">
            <text:p>0.4367867461</text:p>
          </table:table-cell>
          <table:table-cell office:value-type="float" office:value="-0.4481784910122" calcext:value-type="float">
            <text:p>-0.448178491</text:p>
          </table:table-cell>
          <table:table-cell office:value-type="float" office:value="-0.346581607896143" calcext:value-type="float">
            <text:p>-0.3465816079</text:p>
          </table:table-cell>
          <table:table-cell office:value-type="float" office:value="-0.786498012686011" calcext:value-type="float">
            <text:p>-0.7864980127</text:p>
          </table:table-cell>
          <table:table-cell office:value-type="float" office:value="-0.999026788986425" calcext:value-type="float">
            <text:p>-0.999026789</text:p>
          </table:table-cell>
          <table:table-cell office:value-type="float" office:value="-1.96801526773852" calcext:value-type="float">
            <text:p>-1.9680152677</text:p>
          </table:table-cell>
          <table:table-cell office:value-type="float" office:value="1.04990167216501" calcext:value-type="float">
            <text:p>1.0499016722</text:p>
          </table:table-cell>
          <table:table-cell office:value-type="float" office:value="1.48907579333964" calcext:value-type="float">
            <text:p>1.4890757933</text:p>
          </table:table-cell>
          <table:table-cell office:value-type="float" office:value="-0.372646823742577" calcext:value-type="float">
            <text:p>-0.3726468237</text:p>
          </table:table-cell>
          <table:table-cell office:value-type="float" office:value="0.350349837603427" calcext:value-type="float">
            <text:p>0.3503498376</text:p>
          </table:table-cell>
          <table:table-cell office:value-type="float" office:value="-0.035845283908085" calcext:value-type="float">
            <text:p>-0.0358452839</text:p>
          </table:table-cell>
          <table:table-cell office:value-type="float" office:value="0.110459559053236" calcext:value-type="float">
            <text:p>0.11045955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15" calcext:value-type="float">
            <text:p>315</text:p>
          </table:table-cell>
          <table:table-cell office:value-type="float" office:value="-0.404141785637214" calcext:value-type="float">
            <text:p>-0.4041417856</text:p>
          </table:table-cell>
          <table:table-cell office:value-type="float" office:value="0.502743590377351" calcext:value-type="float">
            <text:p>0.5027435904</text:p>
          </table:table-cell>
          <table:table-cell office:value-type="float" office:value="1.05714828992371" calcext:value-type="float">
            <text:p>1.0571482899</text:p>
          </table:table-cell>
          <table:table-cell office:value-type="float" office:value="0.741630350574078" calcext:value-type="float">
            <text:p>0.7416303506</text:p>
          </table:table-cell>
          <table:table-cell office:value-type="float" office:value="0.53762377200369" calcext:value-type="float">
            <text:p>0.537623772</text:p>
          </table:table-cell>
          <table:table-cell office:value-type="float" office:value="-0.00337652173209873" calcext:value-type="float">
            <text:p>-0.0033765217</text:p>
          </table:table-cell>
          <table:table-cell office:value-type="float" office:value="0.458033547627682" calcext:value-type="float">
            <text:p>0.4580335476</text:p>
          </table:table-cell>
          <table:table-cell office:value-type="float" office:value="0.219620662956367" calcext:value-type="float">
            <text:p>0.219620663</text:p>
          </table:table-cell>
          <table:table-cell office:value-type="float" office:value="0.171713985324794" calcext:value-type="float">
            <text:p>0.1717139853</text:p>
          </table:table-cell>
          <table:table-cell office:value-type="float" office:value="-0.420935346289937" calcext:value-type="float">
            <text:p>-0.4209353463</text:p>
          </table:table-cell>
          <table:table-cell office:value-type="float" office:value="-1.60579549990808" calcext:value-type="float">
            <text:p>-1.6057954999</text:p>
          </table:table-cell>
          <table:table-cell office:value-type="float" office:value="-1.15966471356388" calcext:value-type="float">
            <text:p>-1.1596647136</text:p>
          </table:table-cell>
          <table:table-cell office:value-type="float" office:value="-2.44594780873938" calcext:value-type="float">
            <text:p>-2.4459478087</text:p>
          </table:table-cell>
          <table:table-cell office:value-type="float" office:value="0.435638161468669" calcext:value-type="float">
            <text:p>0.4356381615</text:p>
          </table:table-cell>
          <table:table-cell office:value-type="float" office:value="-0.107440222929171" calcext:value-type="float">
            <text:p>-0.1074402229</text:p>
          </table:table-cell>
          <table:table-cell office:value-type="float" office:value="-0.598541570534001" calcext:value-type="float">
            <text:p>-0.5985415705</text:p>
          </table:table-cell>
          <table:table-cell office:value-type="float" office:value="0.203566580433309" calcext:value-type="float">
            <text:p>0.2035665804</text:p>
          </table:table-cell>
          <table:table-cell office:value-type="float" office:value="-0.331005206521888" calcext:value-type="float">
            <text:p>-0.3310052065</text:p>
          </table:table-cell>
          <table:table-cell office:value-type="float" office:value="-0.0224803031296979" calcext:value-type="float">
            <text:p>-0.02248030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5" calcext:value-type="float">
            <text:p>315</text:p>
          </table:table-cell>
          <table:table-cell office:value-type="float" office:value="-1.01469283299801" calcext:value-type="float">
            <text:p>-1.014692833</text:p>
          </table:table-cell>
          <table:table-cell office:value-type="float" office:value="0.444917670155413" calcext:value-type="float">
            <text:p>0.4449176702</text:p>
          </table:table-cell>
          <table:table-cell office:value-type="float" office:value="2.2590053598885" calcext:value-type="float">
            <text:p>2.2590053599</text:p>
          </table:table-cell>
          <table:table-cell office:value-type="float" office:value="0.336945911543181" calcext:value-type="float">
            <text:p>0.3369459115</text:p>
          </table:table-cell>
          <table:table-cell office:value-type="float" office:value="-0.492325914565294" calcext:value-type="float">
            <text:p>-0.4923259146</text:p>
          </table:table-cell>
          <table:table-cell office:value-type="float" office:value="-0.649977396895442" calcext:value-type="float">
            <text:p>-0.6499773969</text:p>
          </table:table-cell>
          <table:table-cell office:value-type="float" office:value="0.542460113706568" calcext:value-type="float">
            <text:p>0.5424601137</text:p>
          </table:table-cell>
          <table:table-cell office:value-type="float" office:value="-0.20179813499095" calcext:value-type="float">
            <text:p>-0.201798135</text:p>
          </table:table-cell>
          <table:table-cell office:value-type="float" office:value="0.491987439412608" calcext:value-type="float">
            <text:p>0.4919874394</text:p>
          </table:table-cell>
          <table:table-cell office:value-type="float" office:value="0.0132390934631742" calcext:value-type="float">
            <text:p>0.0132390935</text:p>
          </table:table-cell>
          <table:table-cell office:value-type="float" office:value="-0.171666745153167" calcext:value-type="float">
            <text:p>-0.1716667452</text:p>
          </table:table-cell>
          <table:table-cell office:value-type="float" office:value="0.717765848073391" calcext:value-type="float">
            <text:p>0.7177658481</text:p>
          </table:table-cell>
          <table:table-cell office:value-type="float" office:value="0.855574354875775" calcext:value-type="float">
            <text:p>0.8555743549</text:p>
          </table:table-cell>
          <table:table-cell office:value-type="float" office:value="-0.890737502891475" calcext:value-type="float">
            <text:p>-0.8907375029</text:p>
          </table:table-cell>
          <table:table-cell office:value-type="float" office:value="-0.241276330809314" calcext:value-type="float">
            <text:p>-0.2412763308</text:p>
          </table:table-cell>
          <table:table-cell office:value-type="float" office:value="-0.435455423016922" calcext:value-type="float">
            <text:p>-0.435455423</text:p>
          </table:table-cell>
          <table:table-cell office:value-type="float" office:value="-0.0836710102997707" calcext:value-type="float">
            <text:p>-0.0836710103</text:p>
          </table:table-cell>
          <table:table-cell office:value-type="float" office:value="-0.326211529179002" calcext:value-type="float">
            <text:p>-0.3262115292</text:p>
          </table:table-cell>
          <table:table-cell office:value-type="float" office:value="-0.143873830459316" calcext:value-type="float">
            <text:p>-0.14387383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7" calcext:value-type="float">
            <text:p>317</text:p>
          </table:table-cell>
          <table:table-cell office:value-type="float" office:value="1.38414601417405" calcext:value-type="float">
            <text:p>1.3841460142</text:p>
          </table:table-cell>
          <table:table-cell office:value-type="float" office:value="-0.729477253805955" calcext:value-type="float">
            <text:p>-0.7294772538</text:p>
          </table:table-cell>
          <table:table-cell office:value-type="float" office:value="0.562339130497456" calcext:value-type="float">
            <text:p>0.5623391305</text:p>
          </table:table-cell>
          <table:table-cell office:value-type="float" office:value="-0.901506242241749" calcext:value-type="float">
            <text:p>-0.9015062422</text:p>
          </table:table-cell>
          <table:table-cell office:value-type="float" office:value="-0.831961311809357" calcext:value-type="float">
            <text:p>-0.8319613118</text:p>
          </table:table-cell>
          <table:table-cell office:value-type="float" office:value="0.299019918633157" calcext:value-type="float">
            <text:p>0.2990199186</text:p>
          </table:table-cell>
          <table:table-cell office:value-type="float" office:value="-1.08690069628225" calcext:value-type="float">
            <text:p>-1.0869006963</text:p>
          </table:table-cell>
          <table:table-cell office:value-type="float" office:value="0.111688087354119" calcext:value-type="float">
            <text:p>0.1116880874</text:p>
          </table:table-cell>
          <table:table-cell office:value-type="float" office:value="-0.391829835334108" calcext:value-type="float">
            <text:p>-0.3918298353</text:p>
          </table:table-cell>
          <table:table-cell office:value-type="float" office:value="0.55110889281995" calcext:value-type="float">
            <text:p>0.5511088928</text:p>
          </table:table-cell>
          <table:table-cell office:value-type="float" office:value="-0.900444216297302" calcext:value-type="float">
            <text:p>-0.9004442163</text:p>
          </table:table-cell>
          <table:table-cell office:value-type="float" office:value="-0.671544159976529" calcext:value-type="float">
            <text:p>-0.67154416</text:p>
          </table:table-cell>
          <table:table-cell office:value-type="float" office:value="0.833700896283912" calcext:value-type="float">
            <text:p>0.8337008963</text:p>
          </table:table-cell>
          <table:table-cell office:value-type="float" office:value="-0.549967206789035" calcext:value-type="float">
            <text:p>-0.5499672068</text:p>
          </table:table-cell>
          <table:table-cell office:value-type="float" office:value="1.39685604784006" calcext:value-type="float">
            <text:p>1.3968560478</text:p>
          </table:table-cell>
          <table:table-cell office:value-type="float" office:value="1.45219270503796" calcext:value-type="float">
            <text:p>1.452192705</text:p>
          </table:table-cell>
          <table:table-cell office:value-type="float" office:value="-0.0381986319600633" calcext:value-type="float">
            <text:p>-0.038198632</text:p>
          </table:table-cell>
          <table:table-cell office:value-type="float" office:value="-1.03104840979875" calcext:value-type="float">
            <text:p>-1.0310484098</text:p>
          </table:table-cell>
          <table:table-cell office:value-type="float" office:value="0.224376278679089" calcext:value-type="float">
            <text:p>0.22437627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17" calcext:value-type="float">
            <text:p>317</text:p>
          </table:table-cell>
          <table:table-cell office:value-type="float" office:value="-0.37848943001567" calcext:value-type="float">
            <text:p>-0.37848943</text:p>
          </table:table-cell>
          <table:table-cell office:value-type="float" office:value="0.532042624360092" calcext:value-type="float">
            <text:p>0.5320426244</text:p>
          </table:table-cell>
          <table:table-cell office:value-type="float" office:value="1.49835211934989" calcext:value-type="float">
            <text:p>1.4983521193</text:p>
          </table:table-cell>
          <table:table-cell office:value-type="float" office:value="-1.45115906447912" calcext:value-type="float">
            <text:p>-1.4511590645</text:p>
          </table:table-cell>
          <table:table-cell office:value-type="float" office:value="0.245405305553542" calcext:value-type="float">
            <text:p>0.2454053056</text:p>
          </table:table-cell>
          <table:table-cell office:value-type="float" office:value="-0.648925483022111" calcext:value-type="float">
            <text:p>-0.648925483</text:p>
          </table:table-cell>
          <table:table-cell office:value-type="float" office:value="0.849374844343139" calcext:value-type="float">
            <text:p>0.8493748443</text:p>
          </table:table-cell>
          <table:table-cell office:value-type="float" office:value="-0.159858943499339" calcext:value-type="float">
            <text:p>-0.1598589435</text:p>
          </table:table-cell>
          <table:table-cell office:value-type="float" office:value="-0.194441751785794" calcext:value-type="float">
            <text:p>-0.1944417518</text:p>
          </table:table-cell>
          <table:table-cell office:value-type="float" office:value="-0.48410266956809" calcext:value-type="float">
            <text:p>-0.4841026696</text:p>
          </table:table-cell>
          <table:table-cell office:value-type="float" office:value="0.810990328489424" calcext:value-type="float">
            <text:p>0.8109903285</text:p>
          </table:table-cell>
          <table:table-cell office:value-type="float" office:value="-0.157169404606017" calcext:value-type="float">
            <text:p>-0.1571694046</text:p>
          </table:table-cell>
          <table:table-cell office:value-type="float" office:value="-1.17698603514653" calcext:value-type="float">
            <text:p>-1.1769860351</text:p>
          </table:table-cell>
          <table:table-cell office:value-type="float" office:value="0.277482370947306" calcext:value-type="float">
            <text:p>0.2774823709</text:p>
          </table:table-cell>
          <table:table-cell office:value-type="float" office:value="-0.152823219751749" calcext:value-type="float">
            <text:p>-0.1528232198</text:p>
          </table:table-cell>
          <table:table-cell office:value-type="float" office:value="0.720353629372959" calcext:value-type="float">
            <text:p>0.7203536294</text:p>
          </table:table-cell>
          <table:table-cell office:value-type="float" office:value="-1.02928337220977" calcext:value-type="float">
            <text:p>-1.0292833722</text:p>
          </table:table-cell>
          <table:table-cell office:value-type="float" office:value="0.293594894079345" calcext:value-type="float">
            <text:p>0.2935948941</text:p>
          </table:table-cell>
          <table:table-cell office:value-type="float" office:value="-0.194586732324959" calcext:value-type="float">
            <text:p>-0.19458673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8" calcext:value-type="float">
            <text:p>318</text:p>
          </table:table-cell>
          <table:table-cell office:value-type="float" office:value="1.49120502120525" calcext:value-type="float">
            <text:p>1.4912050212</text:p>
          </table:table-cell>
          <table:table-cell office:value-type="float" office:value="-0.246291572462947" calcext:value-type="float">
            <text:p>-0.2462915725</text:p>
          </table:table-cell>
          <table:table-cell office:value-type="float" office:value="-0.386057979405869" calcext:value-type="float">
            <text:p>-0.3860579794</text:p>
          </table:table-cell>
          <table:table-cell office:value-type="float" office:value="-0.78063785071849" calcext:value-type="float">
            <text:p>-0.7806378507</text:p>
          </table:table-cell>
          <table:table-cell office:value-type="float" office:value="-0.340415627206086" calcext:value-type="float">
            <text:p>-0.3404156272</text:p>
          </table:table-cell>
          <table:table-cell office:value-type="float" office:value="-1.11070098926344" calcext:value-type="float">
            <text:p>-1.1107009893</text:p>
          </table:table-cell>
          <table:table-cell office:value-type="float" office:value="-0.00404778914645039" calcext:value-type="float">
            <text:p>-0.0040477891</text:p>
          </table:table-cell>
          <table:table-cell office:value-type="float" office:value="-0.410925506531281" calcext:value-type="float">
            <text:p>-0.4109255065</text:p>
          </table:table-cell>
          <table:table-cell office:value-type="float" office:value="-1.20318892479054" calcext:value-type="float">
            <text:p>-1.2031889248</text:p>
          </table:table-cell>
          <table:table-cell office:value-type="float" office:value="0.672477711823004" calcext:value-type="float">
            <text:p>0.6724777118</text:p>
          </table:table-cell>
          <table:table-cell office:value-type="float" office:value="-0.577987712105562" calcext:value-type="float">
            <text:p>-0.5779877121</text:p>
          </table:table-cell>
          <table:table-cell office:value-type="float" office:value="-0.481010189368825" calcext:value-type="float">
            <text:p>-0.4810101894</text:p>
          </table:table-cell>
          <table:table-cell office:value-type="float" office:value="0.768684988283957" calcext:value-type="float">
            <text:p>0.7686849883</text:p>
          </table:table-cell>
          <table:table-cell office:value-type="float" office:value="-0.0278316592522147" calcext:value-type="float">
            <text:p>-0.0278316593</text:p>
          </table:table-cell>
          <table:table-cell office:value-type="float" office:value="0.396406497079257" calcext:value-type="float">
            <text:p>0.3964064971</text:p>
          </table:table-cell>
          <table:table-cell office:value-type="float" office:value="0.844657160259307" calcext:value-type="float">
            <text:p>0.8446571603</text:p>
          </table:table-cell>
          <table:table-cell office:value-type="float" office:value="0.194668809902907" calcext:value-type="float">
            <text:p>0.1946688099</text:p>
          </table:table-cell>
          <table:table-cell office:value-type="float" office:value="-1.50907581573232" calcext:value-type="float">
            <text:p>-1.5090758157</text:p>
          </table:table-cell>
          <table:table-cell office:value-type="float" office:value="0.820245129625546" calcext:value-type="float">
            <text:p>0.82024512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2" calcext:value-type="float">
            <text:p>322</text:p>
          </table:table-cell>
          <table:table-cell office:value-type="float" office:value="1.20200718203557" calcext:value-type="float">
            <text:p>1.202007182</text:p>
          </table:table-cell>
          <table:table-cell office:value-type="float" office:value="0.108213476993625" calcext:value-type="float">
            <text:p>0.108213477</text:p>
          </table:table-cell>
          <table:table-cell office:value-type="float" office:value="0.591724235036793" calcext:value-type="float">
            <text:p>0.591724235</text:p>
          </table:table-cell>
          <table:table-cell office:value-type="float" office:value="0.56607855509496" calcext:value-type="float">
            <text:p>0.5660785551</text:p>
          </table:table-cell>
          <table:table-cell office:value-type="float" office:value="-0.641573115917568" calcext:value-type="float">
            <text:p>-0.6415731159</text:p>
          </table:table-cell>
          <table:table-cell office:value-type="float" office:value="-0.816974062157883" calcext:value-type="float">
            <text:p>-0.8169740622</text:p>
          </table:table-cell>
          <table:table-cell office:value-type="float" office:value="-0.127402592868624" calcext:value-type="float">
            <text:p>-0.1274025929</text:p>
          </table:table-cell>
          <table:table-cell office:value-type="float" office:value="0.00437548882078921" calcext:value-type="float">
            <text:p>0.0043754888</text:p>
          </table:table-cell>
          <table:table-cell office:value-type="float" office:value="-0.0261478207409707" calcext:value-type="float">
            <text:p>-0.0261478207</text:p>
          </table:table-cell>
          <table:table-cell office:value-type="float" office:value="0.142130857017838" calcext:value-type="float">
            <text:p>0.142130857</text:p>
          </table:table-cell>
          <table:table-cell office:value-type="float" office:value="1.43754038432091" calcext:value-type="float">
            <text:p>1.4375403843</text:p>
          </table:table-cell>
          <table:table-cell office:value-type="float" office:value="0.414104282389602" calcext:value-type="float">
            <text:p>0.4141042824</text:p>
          </table:table-cell>
          <table:table-cell office:value-type="float" office:value="-1.14281617932648" calcext:value-type="float">
            <text:p>-1.1428161793</text:p>
          </table:table-cell>
          <table:table-cell office:value-type="float" office:value="0.71431889971225" calcext:value-type="float">
            <text:p>0.7143188997</text:p>
          </table:table-cell>
          <table:table-cell office:value-type="float" office:value="0.463185991290822" calcext:value-type="float">
            <text:p>0.4631859913</text:p>
          </table:table-cell>
          <table:table-cell office:value-type="float" office:value="0.502347844116021" calcext:value-type="float">
            <text:p>0.5023478441</text:p>
          </table:table-cell>
          <table:table-cell office:value-type="float" office:value="-0.52303351682781" calcext:value-type="float">
            <text:p>-0.5230335168</text:p>
          </table:table-cell>
          <table:table-cell office:value-type="float" office:value="0.0504458379834462" calcext:value-type="float">
            <text:p>0.050445838</text:p>
          </table:table-cell>
          <table:table-cell office:value-type="float" office:value="0.102606242009302" calcext:value-type="float">
            <text:p>0.1026062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2" calcext:value-type="float">
            <text:p>322</text:p>
          </table:table-cell>
          <table:table-cell office:value-type="float" office:value="1.18709001147505" calcext:value-type="float">
            <text:p>1.1870900115</text:p>
          </table:table-cell>
          <table:table-cell office:value-type="float" office:value="0.00897979560633593" calcext:value-type="float">
            <text:p>0.0089797956</text:p>
          </table:table-cell>
          <table:table-cell office:value-type="float" office:value="1.09449131156146" calcext:value-type="float">
            <text:p>1.0944913116</text:p>
          </table:table-cell>
          <table:table-cell office:value-type="float" office:value="1.22103423960961" calcext:value-type="float">
            <text:p>1.2210342396</text:p>
          </table:table-cell>
          <table:table-cell office:value-type="float" office:value="-0.676504310843972" calcext:value-type="float">
            <text:p>-0.6765043108</text:p>
          </table:table-cell>
          <table:table-cell office:value-type="float" office:value="0.0954726445769815" calcext:value-type="float">
            <text:p>0.0954726446</text:p>
          </table:table-cell>
          <table:table-cell office:value-type="float" office:value="-0.517634028754926" calcext:value-type="float">
            <text:p>-0.5176340288</text:p>
          </table:table-cell>
          <table:table-cell office:value-type="float" office:value="0.0781687934198244" calcext:value-type="float">
            <text:p>0.0781687934</text:p>
          </table:table-cell>
          <table:table-cell office:value-type="float" office:value="0.811484381029963" calcext:value-type="float">
            <text:p>0.811484381</text:p>
          </table:table-cell>
          <table:table-cell office:value-type="float" office:value="-0.223390860401407" calcext:value-type="float">
            <text:p>-0.2233908604</text:p>
          </table:table-cell>
          <table:table-cell office:value-type="float" office:value="-1.10625504927165" calcext:value-type="float">
            <text:p>-1.1062550493</text:p>
          </table:table-cell>
          <table:table-cell office:value-type="float" office:value="0.720445311169765" calcext:value-type="float">
            <text:p>0.7204453112</text:p>
          </table:table-cell>
          <table:table-cell office:value-type="float" office:value="0.875853067554617" calcext:value-type="float">
            <text:p>0.8758530676</text:p>
          </table:table-cell>
          <table:table-cell office:value-type="float" office:value="-0.539473636020609" calcext:value-type="float">
            <text:p>-0.539473636</text:p>
          </table:table-cell>
          <table:table-cell office:value-type="float" office:value="0.131132634553438" calcext:value-type="float">
            <text:p>0.1311326346</text:p>
          </table:table-cell>
          <table:table-cell office:value-type="float" office:value="0.187283279635201" calcext:value-type="float">
            <text:p>0.1872832796</text:p>
          </table:table-cell>
          <table:table-cell office:value-type="float" office:value="-0.471786352173001" calcext:value-type="float">
            <text:p>-0.4717863522</text:p>
          </table:table-cell>
          <table:table-cell office:value-type="float" office:value="0.0066922241678504" calcext:value-type="float">
            <text:p>0.0066922242</text:p>
          </table:table-cell>
          <table:table-cell office:value-type="float" office:value="-0.0292665468586621" calcext:value-type="float">
            <text:p>-0.02926654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2" calcext:value-type="float">
            <text:p>322</text:p>
          </table:table-cell>
          <table:table-cell office:value-type="float" office:value="1.06613434246004" calcext:value-type="float">
            <text:p>1.0661343425</text:p>
          </table:table-cell>
          <table:table-cell office:value-type="float" office:value="0.0376989739526047" calcext:value-type="float">
            <text:p>0.037698974</text:p>
          </table:table-cell>
          <table:table-cell office:value-type="float" office:value="0.169035053704406" calcext:value-type="float">
            <text:p>0.1690350537</text:p>
          </table:table-cell>
          <table:table-cell office:value-type="float" office:value="0.991432284100392" calcext:value-type="float">
            <text:p>0.9914322841</text:p>
          </table:table-cell>
          <table:table-cell office:value-type="float" office:value="-0.354436923607419" calcext:value-type="float">
            <text:p>-0.3544369236</text:p>
          </table:table-cell>
          <table:table-cell office:value-type="float" office:value="-0.143978323429933" calcext:value-type="float">
            <text:p>-0.1439783234</text:p>
          </table:table-cell>
          <table:table-cell office:value-type="float" office:value="-0.293180638102153" calcext:value-type="float">
            <text:p>-0.2931806381</text:p>
          </table:table-cell>
          <table:table-cell office:value-type="float" office:value="0.220899899527428" calcext:value-type="float">
            <text:p>0.2208998995</text:p>
          </table:table-cell>
          <table:table-cell office:value-type="float" office:value="0.450282006945592" calcext:value-type="float">
            <text:p>0.4502820069</text:p>
          </table:table-cell>
          <table:table-cell office:value-type="float" office:value="-0.631072895819325" calcext:value-type="float">
            <text:p>-0.6310728958</text:p>
          </table:table-cell>
          <table:table-cell office:value-type="float" office:value="1.56347520682523" calcext:value-type="float">
            <text:p>1.5634752068</text:p>
          </table:table-cell>
          <table:table-cell office:value-type="float" office:value="0.547983819234348" calcext:value-type="float">
            <text:p>0.5479838192</text:p>
          </table:table-cell>
          <table:table-cell office:value-type="float" office:value="-1.24027754528553" calcext:value-type="float">
            <text:p>-1.2402775453</text:p>
          </table:table-cell>
          <table:table-cell office:value-type="float" office:value="-1.13824770254962" calcext:value-type="float">
            <text:p>-1.1382477025</text:p>
          </table:table-cell>
          <table:table-cell office:value-type="float" office:value="-0.594424875704272" calcext:value-type="float">
            <text:p>-0.5944248757</text:p>
          </table:table-cell>
          <table:table-cell office:value-type="float" office:value="-0.00601817734312966" calcext:value-type="float">
            <text:p>-0.0060181773</text:p>
          </table:table-cell>
          <table:table-cell office:value-type="float" office:value="1.29082962513518" calcext:value-type="float">
            <text:p>1.2908296251</text:p>
          </table:table-cell>
          <table:table-cell office:value-type="float" office:value="0.132375816928385" calcext:value-type="float">
            <text:p>0.1323758169</text:p>
          </table:table-cell>
          <table:table-cell office:value-type="float" office:value="-0.162404696688851" calcext:value-type="float">
            <text:p>-0.16240469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3" calcext:value-type="float">
            <text:p>323</text:p>
          </table:table-cell>
          <table:table-cell office:value-type="float" office:value="-0.704133362459909" calcext:value-type="float">
            <text:p>-0.7041333625</text:p>
          </table:table-cell>
          <table:table-cell office:value-type="float" office:value="0.341397055816134" calcext:value-type="float">
            <text:p>0.3413970558</text:p>
          </table:table-cell>
          <table:table-cell office:value-type="float" office:value="1.74002686541749" calcext:value-type="float">
            <text:p>1.7400268654</text:p>
          </table:table-cell>
          <table:table-cell office:value-type="float" office:value="-1.6615949626237" calcext:value-type="float">
            <text:p>-1.6615949626</text:p>
          </table:table-cell>
          <table:table-cell office:value-type="float" office:value="0.872313095232315" calcext:value-type="float">
            <text:p>0.8723130952</text:p>
          </table:table-cell>
          <table:table-cell office:value-type="float" office:value="-0.00731080370885506" calcext:value-type="float">
            <text:p>-0.0073108037</text:p>
          </table:table-cell>
          <table:table-cell office:value-type="float" office:value="0.923083312501139" calcext:value-type="float">
            <text:p>0.9230833125</text:p>
          </table:table-cell>
          <table:table-cell office:value-type="float" office:value="-0.575938518490881" calcext:value-type="float">
            <text:p>-0.5759385185</text:p>
          </table:table-cell>
          <table:table-cell office:value-type="float" office:value="0.447696787671746" calcext:value-type="float">
            <text:p>0.4476967877</text:p>
          </table:table-cell>
          <table:table-cell office:value-type="float" office:value="0.264464750676648" calcext:value-type="float">
            <text:p>0.2644647507</text:p>
          </table:table-cell>
          <table:table-cell office:value-type="float" office:value="0.302329167464782" calcext:value-type="float">
            <text:p>0.3023291675</text:p>
          </table:table-cell>
          <table:table-cell office:value-type="float" office:value="-0.589641283687494" calcext:value-type="float">
            <text:p>-0.5896412837</text:p>
          </table:table-cell>
          <table:table-cell office:value-type="float" office:value="-0.979095993957402" calcext:value-type="float">
            <text:p>-0.979095994</text:p>
          </table:table-cell>
          <table:table-cell office:value-type="float" office:value="-0.414870004819358" calcext:value-type="float">
            <text:p>-0.4148700048</text:p>
          </table:table-cell>
          <table:table-cell office:value-type="float" office:value="0.227650953197543" calcext:value-type="float">
            <text:p>0.2276509532</text:p>
          </table:table-cell>
          <table:table-cell office:value-type="float" office:value="0.863538643879817" calcext:value-type="float">
            <text:p>0.8635386439</text:p>
          </table:table-cell>
          <table:table-cell office:value-type="float" office:value="-1.56095511074774" calcext:value-type="float">
            <text:p>-1.5609551107</text:p>
          </table:table-cell>
          <table:table-cell office:value-type="float" office:value="0.570081620930065" calcext:value-type="float">
            <text:p>0.5700816209</text:p>
          </table:table-cell>
          <table:table-cell office:value-type="float" office:value="0.262596839961993" calcext:value-type="float">
            <text:p>0.262596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23" calcext:value-type="float">
            <text:p>323</text:p>
          </table:table-cell>
          <table:table-cell office:value-type="float" office:value="-0.850730608839579" calcext:value-type="float">
            <text:p>-0.8507306088</text:p>
          </table:table-cell>
          <table:table-cell office:value-type="float" office:value="0.695702821771029" calcext:value-type="float">
            <text:p>0.6957028218</text:p>
          </table:table-cell>
          <table:table-cell office:value-type="float" office:value="2.07183756898707" calcext:value-type="float">
            <text:p>2.071837569</text:p>
          </table:table-cell>
          <table:table-cell office:value-type="float" office:value="0.928201003743203" calcext:value-type="float">
            <text:p>0.9282010037</text:p>
          </table:table-cell>
          <table:table-cell office:value-type="float" office:value="-0.032107928118921" calcext:value-type="float">
            <text:p>-0.0321079281</text:p>
          </table:table-cell>
          <table:table-cell office:value-type="float" office:value="0.648932279448657" calcext:value-type="float">
            <text:p>0.6489322794</text:p>
          </table:table-cell>
          <table:table-cell office:value-type="float" office:value="0.150909121965064" calcext:value-type="float">
            <text:p>0.150909122</text:p>
          </table:table-cell>
          <table:table-cell office:value-type="float" office:value="0.440485982268806" calcext:value-type="float">
            <text:p>0.4404859823</text:p>
          </table:table-cell>
          <table:table-cell office:value-type="float" office:value="-0.564488518654209" calcext:value-type="float">
            <text:p>-0.5644885187</text:p>
          </table:table-cell>
          <table:table-cell office:value-type="float" office:value="0.0577015713983074" calcext:value-type="float">
            <text:p>0.0577015714</text:p>
          </table:table-cell>
          <table:table-cell office:value-type="float" office:value="0.976696627346584" calcext:value-type="float">
            <text:p>0.9766966273</text:p>
          </table:table-cell>
          <table:table-cell office:value-type="float" office:value="-0.109204861408156" calcext:value-type="float">
            <text:p>-0.1092048614</text:p>
          </table:table-cell>
          <table:table-cell office:value-type="float" office:value="-0.923903848924997" calcext:value-type="float">
            <text:p>-0.9239038489</text:p>
          </table:table-cell>
          <table:table-cell office:value-type="float" office:value="0.458685781696212" calcext:value-type="float">
            <text:p>0.4586857817</text:p>
          </table:table-cell>
          <table:table-cell office:value-type="float" office:value="1.32465223522914" calcext:value-type="float">
            <text:p>1.3246522352</text:p>
          </table:table-cell>
          <table:table-cell office:value-type="float" office:value="0.00479460948938047" calcext:value-type="float">
            <text:p>0.0047946095</text:p>
          </table:table-cell>
          <table:table-cell office:value-type="float" office:value="-0.235066834172857" calcext:value-type="float">
            <text:p>-0.2350668342</text:p>
          </table:table-cell>
          <table:table-cell office:value-type="float" office:value="0.783136839367673" calcext:value-type="float">
            <text:p>0.7831368394</text:p>
          </table:table-cell>
          <table:table-cell office:value-type="float" office:value="0.58964722501798" calcext:value-type="float">
            <text:p>0.5896472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4" calcext:value-type="float">
            <text:p>324</text:p>
          </table:table-cell>
          <table:table-cell office:value-type="float" office:value="-0.622317102403973" calcext:value-type="float">
            <text:p>-0.6223171024</text:p>
          </table:table-cell>
          <table:table-cell office:value-type="float" office:value="0.656825677584477" calcext:value-type="float">
            <text:p>0.6568256776</text:p>
          </table:table-cell>
          <table:table-cell office:value-type="float" office:value="1.09422463218386" calcext:value-type="float">
            <text:p>1.0942246322</text:p>
          </table:table-cell>
          <table:table-cell office:value-type="float" office:value="0.0546647824277758" calcext:value-type="float">
            <text:p>0.0546647824</text:p>
          </table:table-cell>
          <table:table-cell office:value-type="float" office:value="0.746404693986634" calcext:value-type="float">
            <text:p>0.746404694</text:p>
          </table:table-cell>
          <table:table-cell office:value-type="float" office:value="-0.97384824537168" calcext:value-type="float">
            <text:p>-0.9738482454</text:p>
          </table:table-cell>
          <table:table-cell office:value-type="float" office:value="0.386709950271848" calcext:value-type="float">
            <text:p>0.3867099503</text:p>
          </table:table-cell>
          <table:table-cell office:value-type="float" office:value="-0.00987572973903167" calcext:value-type="float">
            <text:p>-0.0098757297</text:p>
          </table:table-cell>
          <table:table-cell office:value-type="float" office:value="-0.351713523043473" calcext:value-type="float">
            <text:p>-0.351713523</text:p>
          </table:table-cell>
          <table:table-cell office:value-type="float" office:value="-0.472723761569304" calcext:value-type="float">
            <text:p>-0.4727237616</text:p>
          </table:table-cell>
          <table:table-cell office:value-type="float" office:value="-0.660362016558146" calcext:value-type="float">
            <text:p>-0.6603620166</text:p>
          </table:table-cell>
          <table:table-cell office:value-type="float" office:value="-0.107074265625902" calcext:value-type="float">
            <text:p>-0.1070742656</text:p>
          </table:table-cell>
          <table:table-cell office:value-type="float" office:value="0.437839197040842" calcext:value-type="float">
            <text:p>0.437839197</text:p>
          </table:table-cell>
          <table:table-cell office:value-type="float" office:value="-0.483415166520071" calcext:value-type="float">
            <text:p>-0.4834151665</text:p>
          </table:table-cell>
          <table:table-cell office:value-type="float" office:value="0.927097749778604" calcext:value-type="float">
            <text:p>0.9270977498</text:p>
          </table:table-cell>
          <table:table-cell office:value-type="float" office:value="0.517585717343963" calcext:value-type="float">
            <text:p>0.5175857173</text:p>
          </table:table-cell>
          <table:table-cell office:value-type="float" office:value="-0.190001633602147" calcext:value-type="float">
            <text:p>-0.1900016336</text:p>
          </table:table-cell>
          <table:table-cell office:value-type="float" office:value="0.0231404144412063" calcext:value-type="float">
            <text:p>0.0231404144</text:p>
          </table:table-cell>
          <table:table-cell office:value-type="float" office:value="0.114294977189886" calcext:value-type="float">
            <text:p>0.114294977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25" calcext:value-type="float">
            <text:p>325</text:p>
          </table:table-cell>
          <table:table-cell office:value-type="float" office:value="1.40918592371798" calcext:value-type="float">
            <text:p>1.4091859237</text:p>
          </table:table-cell>
          <table:table-cell office:value-type="float" office:value="-0.383685926174193" calcext:value-type="float">
            <text:p>-0.3836859262</text:p>
          </table:table-cell>
          <table:table-cell office:value-type="float" office:value="0.256251855485528" calcext:value-type="float">
            <text:p>0.2562518555</text:p>
          </table:table-cell>
          <table:table-cell office:value-type="float" office:value="-0.703150205050081" calcext:value-type="float">
            <text:p>-0.7031502051</text:p>
          </table:table-cell>
          <table:table-cell office:value-type="float" office:value="-0.763573514302392" calcext:value-type="float">
            <text:p>-0.7635735143</text:p>
          </table:table-cell>
          <table:table-cell office:value-type="float" office:value="-0.732256560608925" calcext:value-type="float">
            <text:p>-0.7322565606</text:p>
          </table:table-cell>
          <table:table-cell office:value-type="float" office:value="-0.350658300026432" calcext:value-type="float">
            <text:p>-0.3506583</text:p>
          </table:table-cell>
          <table:table-cell office:value-type="float" office:value="-0.285737733966913" calcext:value-type="float">
            <text:p>-0.285737734</text:p>
          </table:table-cell>
          <table:table-cell office:value-type="float" office:value="-1.03210294424579" calcext:value-type="float">
            <text:p>-1.0321029442</text:p>
          </table:table-cell>
          <table:table-cell office:value-type="float" office:value="0.629431438640644" calcext:value-type="float">
            <text:p>0.6294314386</text:p>
          </table:table-cell>
          <table:table-cell office:value-type="float" office:value="-0.668417745274006" calcext:value-type="float">
            <text:p>-0.6684177453</text:p>
          </table:table-cell>
          <table:table-cell office:value-type="float" office:value="0.479063947868674" calcext:value-type="float">
            <text:p>0.4790639479</text:p>
          </table:table-cell>
          <table:table-cell office:value-type="float" office:value="1.89029174471291" calcext:value-type="float">
            <text:p>1.8902917447</text:p>
          </table:table-cell>
          <table:table-cell office:value-type="float" office:value="-0.237055077906684" calcext:value-type="float">
            <text:p>-0.2370550779</text:p>
          </table:table-cell>
          <table:table-cell office:value-type="float" office:value="0.845158255095909" calcext:value-type="float">
            <text:p>0.8451582551</text:p>
          </table:table-cell>
          <table:table-cell office:value-type="float" office:value="-1.10066549920707" calcext:value-type="float">
            <text:p>-1.1006654992</text:p>
          </table:table-cell>
          <table:table-cell office:value-type="float" office:value="-0.33868152298424" calcext:value-type="float">
            <text:p>-0.338681523</text:p>
          </table:table-cell>
          <table:table-cell office:value-type="float" office:value="0.838398514064069" calcext:value-type="float">
            <text:p>0.8383985141</text:p>
          </table:table-cell>
          <table:table-cell office:value-type="float" office:value="-0.585140546869921" calcext:value-type="float">
            <text:p>-0.58514054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7" calcext:value-type="float">
            <text:p>327</text:p>
          </table:table-cell>
          <table:table-cell office:value-type="float" office:value="1.1626866219921" calcext:value-type="float">
            <text:p>1.162686622</text:p>
          </table:table-cell>
          <table:table-cell office:value-type="float" office:value="0.269139448314197" calcext:value-type="float">
            <text:p>0.2691394483</text:p>
          </table:table-cell>
          <table:table-cell office:value-type="float" office:value="0.16325807405854" calcext:value-type="float">
            <text:p>0.1632580741</text:p>
          </table:table-cell>
          <table:table-cell office:value-type="float" office:value="0.943087700234206" calcext:value-type="float">
            <text:p>0.9430877002</text:p>
          </table:table-cell>
          <table:table-cell office:value-type="float" office:value="-0.00322538265496671" calcext:value-type="float">
            <text:p>-0.0032253827</text:p>
          </table:table-cell>
          <table:table-cell office:value-type="float" office:value="-0.421821789804265" calcext:value-type="float">
            <text:p>-0.4218217898</text:p>
          </table:table-cell>
          <table:table-cell office:value-type="float" office:value="0.213395377390994" calcext:value-type="float">
            <text:p>0.2133953774</text:p>
          </table:table-cell>
          <table:table-cell office:value-type="float" office:value="-0.125541511344383" calcext:value-type="float">
            <text:p>-0.1255415113</text:p>
          </table:table-cell>
          <table:table-cell office:value-type="float" office:value="-0.396782854177078" calcext:value-type="float">
            <text:p>-0.3967828542</text:p>
          </table:table-cell>
          <table:table-cell office:value-type="float" office:value="0.142439936881464" calcext:value-type="float">
            <text:p>0.1424399369</text:p>
          </table:table-cell>
          <table:table-cell office:value-type="float" office:value="1.16854008071503" calcext:value-type="float">
            <text:p>1.1685400807</text:p>
          </table:table-cell>
          <table:table-cell office:value-type="float" office:value="1.256287953972" calcext:value-type="float">
            <text:p>1.256287954</text:p>
          </table:table-cell>
          <table:table-cell office:value-type="float" office:value="0.889922325580881" calcext:value-type="float">
            <text:p>0.8899223256</text:p>
          </table:table-cell>
          <table:table-cell office:value-type="float" office:value="0.391563533475386" calcext:value-type="float">
            <text:p>0.3915635335</text:p>
          </table:table-cell>
          <table:table-cell office:value-type="float" office:value="0.146892022594429" calcext:value-type="float">
            <text:p>0.1468920226</text:p>
          </table:table-cell>
          <table:table-cell office:value-type="float" office:value="0.302236362374276" calcext:value-type="float">
            <text:p>0.3022363624</text:p>
          </table:table-cell>
          <table:table-cell office:value-type="float" office:value="-0.847188564235984" calcext:value-type="float">
            <text:p>-0.8471885642</text:p>
          </table:table-cell>
          <table:table-cell office:value-type="float" office:value="0.344972249806213" calcext:value-type="float">
            <text:p>0.3449722498</text:p>
          </table:table-cell>
          <table:table-cell office:value-type="float" office:value="0.0258342055749182" calcext:value-type="float">
            <text:p>0.02583420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8" calcext:value-type="float">
            <text:p>328</text:p>
          </table:table-cell>
          <table:table-cell office:value-type="float" office:value="-4.2364194365614" calcext:value-type="float">
            <text:p>-4.2364194366</text:p>
          </table:table-cell>
          <table:table-cell office:value-type="float" office:value="-4.45978420817933" calcext:value-type="float">
            <text:p>-4.4597842082</text:p>
          </table:table-cell>
          <table:table-cell office:value-type="float" office:value="1.38181330753237" calcext:value-type="float">
            <text:p>1.3818133075</text:p>
          </table:table-cell>
          <table:table-cell office:value-type="float" office:value="1.117079983866" calcext:value-type="float">
            <text:p>1.1170799839</text:p>
          </table:table-cell>
          <table:table-cell office:value-type="float" office:value="6.04448632417373" calcext:value-type="float">
            <text:p>6.0444863242</text:p>
          </table:table-cell>
          <table:table-cell office:value-type="float" office:value="-3.49844717455499" calcext:value-type="float">
            <text:p>-3.4984471746</text:p>
          </table:table-cell>
          <table:table-cell office:value-type="float" office:value="-2.74089249524011" calcext:value-type="float">
            <text:p>-2.7408924952</text:p>
          </table:table-cell>
          <table:table-cell office:value-type="float" office:value="0.372155021989722" calcext:value-type="float">
            <text:p>0.372155022</text:p>
          </table:table-cell>
          <table:table-cell office:value-type="float" office:value="-0.214338183400329" calcext:value-type="float">
            <text:p>-0.2143381834</text:p>
          </table:table-cell>
          <table:table-cell office:value-type="float" office:value="-0.242299844238643" calcext:value-type="float">
            <text:p>-0.2422998442</text:p>
          </table:table-cell>
          <table:table-cell office:value-type="float" office:value="-1.68184422142821" calcext:value-type="float">
            <text:p>-1.6818442214</text:p>
          </table:table-cell>
          <table:table-cell office:value-type="float" office:value="0.605227561748964" calcext:value-type="float">
            <text:p>0.6052275617</text:p>
          </table:table-cell>
          <table:table-cell office:value-type="float" office:value="1.70299548484522" calcext:value-type="float">
            <text:p>1.7029954848</text:p>
          </table:table-cell>
          <table:table-cell office:value-type="float" office:value="0.0754578904558116" calcext:value-type="float">
            <text:p>0.0754578905</text:p>
          </table:table-cell>
          <table:table-cell office:value-type="float" office:value="0.565157459769119" calcext:value-type="float">
            <text:p>0.5651574598</text:p>
          </table:table-cell>
          <table:table-cell office:value-type="float" office:value="0.515252808861653" calcext:value-type="float">
            <text:p>0.5152528089</text:p>
          </table:table-cell>
          <table:table-cell office:value-type="float" office:value="-1.18463076442973" calcext:value-type="float">
            <text:p>-1.1846307644</text:p>
          </table:table-cell>
          <table:table-cell office:value-type="float" office:value="0.38155908706706" calcext:value-type="float">
            <text:p>0.3815590871</text:p>
          </table:table-cell>
          <table:table-cell office:value-type="float" office:value="-0.280158912665367" calcext:value-type="float">
            <text:p>-0.28015891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30" calcext:value-type="float">
            <text:p>330</text:p>
          </table:table-cell>
          <table:table-cell office:value-type="float" office:value="-0.386633363130421" calcext:value-type="float">
            <text:p>-0.3866333631</text:p>
          </table:table-cell>
          <table:table-cell office:value-type="float" office:value="0.953378782728361" calcext:value-type="float">
            <text:p>0.9533787827</text:p>
          </table:table-cell>
          <table:table-cell office:value-type="float" office:value="1.85172644064533" calcext:value-type="float">
            <text:p>1.8517264406</text:p>
          </table:table-cell>
          <table:table-cell office:value-type="float" office:value="1.62310811249238" calcext:value-type="float">
            <text:p>1.6231081125</text:p>
          </table:table-cell>
          <table:table-cell office:value-type="float" office:value="-0.603151408083904" calcext:value-type="float">
            <text:p>-0.6031514081</text:p>
          </table:table-cell>
          <table:table-cell office:value-type="float" office:value="0.204916279630716" calcext:value-type="float">
            <text:p>0.2049162796</text:p>
          </table:table-cell>
          <table:table-cell office:value-type="float" office:value="0.43889402477066" calcext:value-type="float">
            <text:p>0.4388940248</text:p>
          </table:table-cell>
          <table:table-cell office:value-type="float" office:value="-0.313316648968181" calcext:value-type="float">
            <text:p>-0.313316649</text:p>
          </table:table-cell>
          <table:table-cell office:value-type="float" office:value="0.359460760857043" calcext:value-type="float">
            <text:p>0.3594607609</text:p>
          </table:table-cell>
          <table:table-cell office:value-type="float" office:value="0.585054530668173" calcext:value-type="float">
            <text:p>0.5850545307</text:p>
          </table:table-cell>
          <table:table-cell office:value-type="float" office:value="-0.45342219333772" calcext:value-type="float">
            <text:p>-0.4534221933</text:p>
          </table:table-cell>
          <table:table-cell office:value-type="float" office:value="0.748281158666206" calcext:value-type="float">
            <text:p>0.7482811587</text:p>
          </table:table-cell>
          <table:table-cell office:value-type="float" office:value="1.51116887616397" calcext:value-type="float">
            <text:p>1.5111688762</text:p>
          </table:table-cell>
          <table:table-cell office:value-type="float" office:value="-0.925787590909685" calcext:value-type="float">
            <text:p>-0.9257875909</text:p>
          </table:table-cell>
          <table:table-cell office:value-type="float" office:value="0.644372174203715" calcext:value-type="float">
            <text:p>0.6443721742</text:p>
          </table:table-cell>
          <table:table-cell office:value-type="float" office:value="-0.975487960511769" calcext:value-type="float">
            <text:p>-0.9754879605</text:p>
          </table:table-cell>
          <table:table-cell office:value-type="float" office:value="0.187552102200059" calcext:value-type="float">
            <text:p>0.1875521022</text:p>
          </table:table-cell>
          <table:table-cell office:value-type="float" office:value="0.119377921919918" calcext:value-type="float">
            <text:p>0.1193779219</text:p>
          </table:table-cell>
          <table:table-cell office:value-type="float" office:value="1.45639857218978" calcext:value-type="float">
            <text:p>1.456398572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30" calcext:value-type="float">
            <text:p>330</text:p>
          </table:table-cell>
          <table:table-cell office:value-type="float" office:value="1.20778786048687" calcext:value-type="float">
            <text:p>1.2077878605</text:p>
          </table:table-cell>
          <table:table-cell office:value-type="float" office:value="-0.00691487651159598" calcext:value-type="float">
            <text:p>-0.0069148765</text:p>
          </table:table-cell>
          <table:table-cell office:value-type="float" office:value="0.361346958506189" calcext:value-type="float">
            <text:p>0.3613469585</text:p>
          </table:table-cell>
          <table:table-cell office:value-type="float" office:value="0.778856504076205" calcext:value-type="float">
            <text:p>0.7788565041</text:p>
          </table:table-cell>
          <table:table-cell office:value-type="float" office:value="-0.404622168752262" calcext:value-type="float">
            <text:p>-0.4046221688</text:p>
          </table:table-cell>
          <table:table-cell office:value-type="float" office:value="-0.503633401819219" calcext:value-type="float">
            <text:p>-0.5036334018</text:p>
          </table:table-cell>
          <table:table-cell office:value-type="float" office:value="0.00894234920216578" calcext:value-type="float">
            <text:p>0.0089423492</text:p>
          </table:table-cell>
          <table:table-cell office:value-type="float" office:value="-0.123995910979571" calcext:value-type="float">
            <text:p>-0.123995911</text:p>
          </table:table-cell>
          <table:table-cell office:value-type="float" office:value="0.478881824081248" calcext:value-type="float">
            <text:p>0.4788818241</text:p>
          </table:table-cell>
          <table:table-cell office:value-type="float" office:value="-0.206166184384102" calcext:value-type="float">
            <text:p>-0.2061661844</text:p>
          </table:table-cell>
          <table:table-cell office:value-type="float" office:value="-0.97462134315059" calcext:value-type="float">
            <text:p>-0.9746213432</text:p>
          </table:table-cell>
          <table:table-cell office:value-type="float" office:value="0.382429909055064" calcext:value-type="float">
            <text:p>0.3824299091</text:p>
          </table:table-cell>
          <table:table-cell office:value-type="float" office:value="0.0754527584902205" calcext:value-type="float">
            <text:p>0.0754527585</text:p>
          </table:table-cell>
          <table:table-cell office:value-type="float" office:value="-0.0939810754975977" calcext:value-type="float">
            <text:p>-0.0939810755</text:p>
          </table:table-cell>
          <table:table-cell office:value-type="float" office:value="-0.187179779836948" calcext:value-type="float">
            <text:p>-0.1871797798</text:p>
          </table:table-cell>
          <table:table-cell office:value-type="float" office:value="-0.177473652200735" calcext:value-type="float">
            <text:p>-0.1774736522</text:p>
          </table:table-cell>
          <table:table-cell office:value-type="float" office:value="-0.099552562697793" calcext:value-type="float">
            <text:p>-0.0995525627</text:p>
          </table:table-cell>
          <table:table-cell office:value-type="float" office:value="-0.597944047304192" calcext:value-type="float">
            <text:p>-0.5979440473</text:p>
          </table:table-cell>
          <table:table-cell office:value-type="float" office:value="0.34482126065631" calcext:value-type="float">
            <text:p>0.34482126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31" calcext:value-type="float">
            <text:p>331</text:p>
          </table:table-cell>
          <table:table-cell office:value-type="float" office:value="1.22016350030541" calcext:value-type="float">
            <text:p>1.2201635003</text:p>
          </table:table-cell>
          <table:table-cell office:value-type="float" office:value="0.3304213293144" calcext:value-type="float">
            <text:p>0.3304213293</text:p>
          </table:table-cell>
          <table:table-cell office:value-type="float" office:value="0.518020385264016" calcext:value-type="float">
            <text:p>0.5180203853</text:p>
          </table:table-cell>
          <table:table-cell office:value-type="float" office:value="0.823178967811669" calcext:value-type="float">
            <text:p>0.8231789678</text:p>
          </table:table-cell>
          <table:table-cell office:value-type="float" office:value="-0.680718692182163" calcext:value-type="float">
            <text:p>-0.6807186922</text:p>
          </table:table-cell>
          <table:table-cell office:value-type="float" office:value="-1.39144326426578" calcext:value-type="float">
            <text:p>-1.3914432643</text:p>
          </table:table-cell>
          <table:table-cell office:value-type="float" office:value="0.0584312850825384" calcext:value-type="float">
            <text:p>0.0584312851</text:p>
          </table:table-cell>
          <table:table-cell office:value-type="float" office:value="-0.205429664706113" calcext:value-type="float">
            <text:p>-0.2054296647</text:p>
          </table:table-cell>
          <table:table-cell office:value-type="float" office:value="0.0820939207600555" calcext:value-type="float">
            <text:p>0.0820939208</text:p>
          </table:table-cell>
          <table:table-cell office:value-type="float" office:value="-0.266360339799089" calcext:value-type="float">
            <text:p>-0.2663603398</text:p>
          </table:table-cell>
          <table:table-cell office:value-type="float" office:value="0.312675843410562" calcext:value-type="float">
            <text:p>0.3126758434</text:p>
          </table:table-cell>
          <table:table-cell office:value-type="float" office:value="0.108577574551471" calcext:value-type="float">
            <text:p>0.1085775746</text:p>
          </table:table-cell>
          <table:table-cell office:value-type="float" office:value="-0.4349271173963" calcext:value-type="float">
            <text:p>-0.4349271174</text:p>
          </table:table-cell>
          <table:table-cell office:value-type="float" office:value="-0.142860340679293" calcext:value-type="float">
            <text:p>-0.1428603407</text:p>
          </table:table-cell>
          <table:table-cell office:value-type="float" office:value="1.11722359897718" calcext:value-type="float">
            <text:p>1.117223599</text:p>
          </table:table-cell>
          <table:table-cell office:value-type="float" office:value="0.349959636525375" calcext:value-type="float">
            <text:p>0.3499596365</text:p>
          </table:table-cell>
          <table:table-cell office:value-type="float" office:value="0.220439327165935" calcext:value-type="float">
            <text:p>0.2204393272</text:p>
          </table:table-cell>
          <table:table-cell office:value-type="float" office:value="-0.403224418891368" calcext:value-type="float">
            <text:p>-0.4032244189</text:p>
          </table:table-cell>
          <table:table-cell office:value-type="float" office:value="-0.394698311489129" calcext:value-type="float">
            <text:p>-0.39469831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2" calcext:value-type="float">
            <text:p>332</text:p>
          </table:table-cell>
          <table:table-cell office:value-type="float" office:value="1.08430301328508" calcext:value-type="float">
            <text:p>1.0843030133</text:p>
          </table:table-cell>
          <table:table-cell office:value-type="float" office:value="0.12767812557479" calcext:value-type="float">
            <text:p>0.1276781256</text:p>
          </table:table-cell>
          <table:table-cell office:value-type="float" office:value="1.38985271441822" calcext:value-type="float">
            <text:p>1.3898527144</text:p>
          </table:table-cell>
          <table:table-cell office:value-type="float" office:value="2.53255871264885" calcext:value-type="float">
            <text:p>2.5325587126</text:p>
          </table:table-cell>
          <table:table-cell office:value-type="float" office:value="-0.636871350092511" calcext:value-type="float">
            <text:p>-0.6368713501</text:p>
          </table:table-cell>
          <table:table-cell office:value-type="float" office:value="0.651109021131008" calcext:value-type="float">
            <text:p>0.6511090211</text:p>
          </table:table-cell>
          <table:table-cell office:value-type="float" office:value="-0.685289010777119" calcext:value-type="float">
            <text:p>-0.6852890108</text:p>
          </table:table-cell>
          <table:table-cell office:value-type="float" office:value="0.356924416786187" calcext:value-type="float">
            <text:p>0.3569244168</text:p>
          </table:table-cell>
          <table:table-cell office:value-type="float" office:value="-0.0525201476007633" calcext:value-type="float">
            <text:p>-0.0525201476</text:p>
          </table:table-cell>
          <table:table-cell office:value-type="float" office:value="0.672385539315412" calcext:value-type="float">
            <text:p>0.6723855393</text:p>
          </table:table-cell>
          <table:table-cell office:value-type="float" office:value="0.362543035464664" calcext:value-type="float">
            <text:p>0.3625430355</text:p>
          </table:table-cell>
          <table:table-cell office:value-type="float" office:value="0.483035615500186" calcext:value-type="float">
            <text:p>0.4830356155</text:p>
          </table:table-cell>
          <table:table-cell office:value-type="float" office:value="-0.480955608316955" calcext:value-type="float">
            <text:p>-0.4809556083</text:p>
          </table:table-cell>
          <table:table-cell office:value-type="float" office:value="-0.136629164985307" calcext:value-type="float">
            <text:p>-0.136629165</text:p>
          </table:table-cell>
          <table:table-cell office:value-type="float" office:value="-0.924280322752152" calcext:value-type="float">
            <text:p>-0.9242803228</text:p>
          </table:table-cell>
          <table:table-cell office:value-type="float" office:value="0.93847685790472" calcext:value-type="float">
            <text:p>0.9384768579</text:p>
          </table:table-cell>
          <table:table-cell office:value-type="float" office:value="-0.757827613209111" calcext:value-type="float">
            <text:p>-0.7578276132</text:p>
          </table:table-cell>
          <table:table-cell office:value-type="float" office:value="0.465840591622503" calcext:value-type="float">
            <text:p>0.4658405916</text:p>
          </table:table-cell>
          <table:table-cell office:value-type="float" office:value="-0.427654978537099" calcext:value-type="float">
            <text:p>-0.42765497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33" calcext:value-type="float">
            <text:p>333</text:p>
          </table:table-cell>
          <table:table-cell office:value-type="float" office:value="-2.97721370798955" calcext:value-type="float">
            <text:p>-2.977213708</text:p>
          </table:table-cell>
          <table:table-cell office:value-type="float" office:value="0.781747655402441" calcext:value-type="float">
            <text:p>0.7817476554</text:p>
          </table:table-cell>
          <table:table-cell office:value-type="float" office:value="2.8817239980486" calcext:value-type="float">
            <text:p>2.881723998</text:p>
          </table:table-cell>
          <table:table-cell office:value-type="float" office:value="-1.62779816797061" calcext:value-type="float">
            <text:p>-1.627798168</text:p>
          </table:table-cell>
          <table:table-cell office:value-type="float" office:value="-1.36806706214673" calcext:value-type="float">
            <text:p>-1.3680670621</text:p>
          </table:table-cell>
          <table:table-cell office:value-type="float" office:value="1.65687638566148" calcext:value-type="float">
            <text:p>1.6568763857</text:p>
          </table:table-cell>
          <table:table-cell office:value-type="float" office:value="-1.18505295059923" calcext:value-type="float">
            <text:p>-1.1850529506</text:p>
          </table:table-cell>
          <table:table-cell office:value-type="float" office:value="-5.39373602185144" calcext:value-type="float">
            <text:p>-5.3937360219</text:p>
          </table:table-cell>
          <table:table-cell office:value-type="float" office:value="1.71940687453901" calcext:value-type="float">
            <text:p>1.7194068745</text:p>
          </table:table-cell>
          <table:table-cell office:value-type="float" office:value="2.37295464540479" calcext:value-type="float">
            <text:p>2.3729546454</text:p>
          </table:table-cell>
          <table:table-cell office:value-type="float" office:value="0.710988574046503" calcext:value-type="float">
            <text:p>0.710988574</text:p>
          </table:table-cell>
          <table:table-cell office:value-type="float" office:value="0.989775451037073" calcext:value-type="float">
            <text:p>0.989775451</text:p>
          </table:table-cell>
          <table:table-cell office:value-type="float" office:value="-0.108996728294329" calcext:value-type="float">
            <text:p>-0.1089967283</text:p>
          </table:table-cell>
          <table:table-cell office:value-type="float" office:value="-2.46160008503238" calcext:value-type="float">
            <text:p>-2.461600085</text:p>
          </table:table-cell>
          <table:table-cell office:value-type="float" office:value="-2.82086086712667" calcext:value-type="float">
            <text:p>-2.8208608671</text:p>
          </table:table-cell>
          <table:table-cell office:value-type="float" office:value="-2.15110215968752" calcext:value-type="float">
            <text:p>-2.1511021597</text:p>
          </table:table-cell>
          <table:table-cell office:value-type="float" office:value="0.186714166589152" calcext:value-type="float">
            <text:p>0.1867141666</text:p>
          </table:table-cell>
          <table:table-cell office:value-type="float" office:value="1.03926120432311" calcext:value-type="float">
            <text:p>1.0392612043</text:p>
          </table:table-cell>
          <table:table-cell office:value-type="float" office:value="-0.477813537595054" calcext:value-type="float">
            <text:p>-0.477813537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-1.68598676561959" calcext:value-type="float">
            <text:p>-1.6859867656</text:p>
          </table:table-cell>
          <table:table-cell office:value-type="float" office:value="-1.50904215440137" calcext:value-type="float">
            <text:p>-1.5090421544</text:p>
          </table:table-cell>
          <table:table-cell office:value-type="float" office:value="1.25799164924009" calcext:value-type="float">
            <text:p>1.2579916492</text:p>
          </table:table-cell>
          <table:table-cell office:value-type="float" office:value="-0.114733180164068" calcext:value-type="float">
            <text:p>-0.1147331802</text:p>
          </table:table-cell>
          <table:table-cell office:value-type="float" office:value="0.749404216759692" calcext:value-type="float">
            <text:p>0.7494042168</text:p>
          </table:table-cell>
          <table:table-cell office:value-type="float" office:value="-0.819917360757074" calcext:value-type="float">
            <text:p>-0.8199173608</text:p>
          </table:table-cell>
          <table:table-cell office:value-type="float" office:value="0.119897211398615" calcext:value-type="float">
            <text:p>0.1198972114</text:p>
          </table:table-cell>
          <table:table-cell office:value-type="float" office:value="0.215608439701073" calcext:value-type="float">
            <text:p>0.2156084397</text:p>
          </table:table-cell>
          <table:table-cell office:value-type="float" office:value="0.0158540173314652" calcext:value-type="float">
            <text:p>0.0158540173</text:p>
          </table:table-cell>
          <table:table-cell office:value-type="float" office:value="-0.65137371711675" calcext:value-type="float">
            <text:p>-0.6513737171</text:p>
          </table:table-cell>
          <table:table-cell office:value-type="float" office:value="0.438369563055748" calcext:value-type="float">
            <text:p>0.4383695631</text:p>
          </table:table-cell>
          <table:table-cell office:value-type="float" office:value="0.568764582913917" calcext:value-type="float">
            <text:p>0.5687645829</text:p>
          </table:table-cell>
          <table:table-cell office:value-type="float" office:value="-0.354552986586914" calcext:value-type="float">
            <text:p>-0.3545529866</text:p>
          </table:table-cell>
          <table:table-cell office:value-type="float" office:value="0.0826639018172357" calcext:value-type="float">
            <text:p>0.0826639018</text:p>
          </table:table-cell>
          <table:table-cell office:value-type="float" office:value="-0.99693924284613" calcext:value-type="float">
            <text:p>-0.9969392428</text:p>
          </table:table-cell>
          <table:table-cell office:value-type="float" office:value="0.623331618691685" calcext:value-type="float">
            <text:p>0.6233316187</text:p>
          </table:table-cell>
          <table:table-cell office:value-type="float" office:value="-0.897941636805787" calcext:value-type="float">
            <text:p>-0.8979416368</text:p>
          </table:table-cell>
          <table:table-cell office:value-type="float" office:value="0.531495193013654" calcext:value-type="float">
            <text:p>0.531495193</text:p>
          </table:table-cell>
          <table:table-cell office:value-type="float" office:value="-0.42026261817879" calcext:value-type="float">
            <text:p>-0.42026261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35" calcext:value-type="float">
            <text:p>335</text:p>
          </table:table-cell>
          <table:table-cell office:value-type="float" office:value="-0.779988244929168" calcext:value-type="float">
            <text:p>-0.7799882449</text:p>
          </table:table-cell>
          <table:table-cell office:value-type="float" office:value="1.39577461416824" calcext:value-type="float">
            <text:p>1.3957746142</text:p>
          </table:table-cell>
          <table:table-cell office:value-type="float" office:value="1.78082843003005" calcext:value-type="float">
            <text:p>1.78082843</text:p>
          </table:table-cell>
          <table:table-cell office:value-type="float" office:value="-0.18732466391774" calcext:value-type="float">
            <text:p>-0.1873246639</text:p>
          </table:table-cell>
          <table:table-cell office:value-type="float" office:value="0.953850176050662" calcext:value-type="float">
            <text:p>0.9538501761</text:p>
          </table:table-cell>
          <table:table-cell office:value-type="float" office:value="-0.511395225011596" calcext:value-type="float">
            <text:p>-0.511395225</text:p>
          </table:table-cell>
          <table:table-cell office:value-type="float" office:value="1.41947975024935" calcext:value-type="float">
            <text:p>1.4194797502</text:p>
          </table:table-cell>
          <table:table-cell office:value-type="float" office:value="-0.942651672474452" calcext:value-type="float">
            <text:p>-0.9426516725</text:p>
          </table:table-cell>
          <table:table-cell office:value-type="float" office:value="0.412282922863719" calcext:value-type="float">
            <text:p>0.4122829229</text:p>
          </table:table-cell>
          <table:table-cell office:value-type="float" office:value="0.221456982356343" calcext:value-type="float">
            <text:p>0.2214569824</text:p>
          </table:table-cell>
          <table:table-cell office:value-type="float" office:value="0.132405099334133" calcext:value-type="float">
            <text:p>0.1324050993</text:p>
          </table:table-cell>
          <table:table-cell office:value-type="float" office:value="-0.542889221514748" calcext:value-type="float">
            <text:p>-0.5428892215</text:p>
          </table:table-cell>
          <table:table-cell office:value-type="float" office:value="0.811265409498105" calcext:value-type="float">
            <text:p>0.8112654095</text:p>
          </table:table-cell>
          <table:table-cell office:value-type="float" office:value="-2.91612592083322" calcext:value-type="float">
            <text:p>-2.9161259208</text:p>
          </table:table-cell>
          <table:table-cell office:value-type="float" office:value="1.28515531336479" calcext:value-type="float">
            <text:p>1.2851553134</text:p>
          </table:table-cell>
          <table:table-cell office:value-type="float" office:value="0.541424219445486" calcext:value-type="float">
            <text:p>0.5414242194</text:p>
          </table:table-cell>
          <table:table-cell office:value-type="float" office:value="0.244347061757119" calcext:value-type="float">
            <text:p>0.2443470618</text:p>
          </table:table-cell>
          <table:table-cell office:value-type="float" office:value="0.715874612321896" calcext:value-type="float">
            <text:p>0.7158746123</text:p>
          </table:table-cell>
          <table:table-cell office:value-type="float" office:value="-0.175385230271442" calcext:value-type="float">
            <text:p>-0.17538523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35" calcext:value-type="float">
            <text:p>335</text:p>
          </table:table-cell>
          <table:table-cell office:value-type="float" office:value="1.29594629775233" calcext:value-type="float">
            <text:p>1.2959462978</text:p>
          </table:table-cell>
          <table:table-cell office:value-type="float" office:value="1.01183545854154" calcext:value-type="float">
            <text:p>1.0118354585</text:p>
          </table:table-cell>
          <table:table-cell office:value-type="float" office:value="-3.19185975359909" calcext:value-type="float">
            <text:p>-3.1918597536</text:p>
          </table:table-cell>
          <table:table-cell office:value-type="float" office:value="0.471478145251367" calcext:value-type="float">
            <text:p>0.4714781453</text:p>
          </table:table-cell>
          <table:table-cell office:value-type="float" office:value="3.35024060575223" calcext:value-type="float">
            <text:p>3.3502406058</text:p>
          </table:table-cell>
          <table:table-cell office:value-type="float" office:value="2.43278325720317" calcext:value-type="float">
            <text:p>2.4327832572</text:p>
          </table:table-cell>
          <table:table-cell office:value-type="float" office:value="0.18955255640391" calcext:value-type="float">
            <text:p>0.1895525564</text:p>
          </table:table-cell>
          <table:table-cell office:value-type="float" office:value="0.621734429584058" calcext:value-type="float">
            <text:p>0.6217344296</text:p>
          </table:table-cell>
          <table:table-cell office:value-type="float" office:value="-0.556701824524374" calcext:value-type="float">
            <text:p>-0.5567018245</text:p>
          </table:table-cell>
          <table:table-cell office:value-type="float" office:value="-1.48736111964607" calcext:value-type="float">
            <text:p>-1.4873611196</text:p>
          </table:table-cell>
          <table:table-cell office:value-type="float" office:value="1.02167595756098" calcext:value-type="float">
            <text:p>1.0216759576</text:p>
          </table:table-cell>
          <table:table-cell office:value-type="float" office:value="-0.735201051751715" calcext:value-type="float">
            <text:p>-0.7352010518</text:p>
          </table:table-cell>
          <table:table-cell office:value-type="float" office:value="-0.334080910007948" calcext:value-type="float">
            <text:p>-0.33408091</text:p>
          </table:table-cell>
          <table:table-cell office:value-type="float" office:value="-3.20682697284052" calcext:value-type="float">
            <text:p>-3.2068269728</text:p>
          </table:table-cell>
          <table:table-cell office:value-type="float" office:value="1.27636948619182" calcext:value-type="float">
            <text:p>1.2763694862</text:p>
          </table:table-cell>
          <table:table-cell office:value-type="float" office:value="1.37010910580468" calcext:value-type="float">
            <text:p>1.3701091058</text:p>
          </table:table-cell>
          <table:table-cell office:value-type="float" office:value="2.21586305834127" calcext:value-type="float">
            <text:p>2.2158630583</text:p>
          </table:table-cell>
          <table:table-cell office:value-type="float" office:value="1.79811760088253" calcext:value-type="float">
            <text:p>1.7981176009</text:p>
          </table:table-cell>
          <table:table-cell office:value-type="float" office:value="-0.465228137232598" calcext:value-type="float">
            <text:p>-0.46522813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36" calcext:value-type="float">
            <text:p>336</text:p>
          </table:table-cell>
          <table:table-cell office:value-type="float" office:value="-0.895224141637294" calcext:value-type="float">
            <text:p>-0.8952241416</text:p>
          </table:table-cell>
          <table:table-cell office:value-type="float" office:value="0.562106128928029" calcext:value-type="float">
            <text:p>0.5621061289</text:p>
          </table:table-cell>
          <table:table-cell office:value-type="float" office:value="2.8175240813651" calcext:value-type="float">
            <text:p>2.8175240814</text:p>
          </table:table-cell>
          <table:table-cell office:value-type="float" office:value="-0.71873354351021" calcext:value-type="float">
            <text:p>-0.7187335435</text:p>
          </table:table-cell>
          <table:table-cell office:value-type="float" office:value="0.223222217290916" calcext:value-type="float">
            <text:p>0.2232222173</text:p>
          </table:table-cell>
          <table:table-cell office:value-type="float" office:value="0.796156341863302" calcext:value-type="float">
            <text:p>0.7961563419</text:p>
          </table:table-cell>
          <table:table-cell office:value-type="float" office:value="0.464886793523534" calcext:value-type="float">
            <text:p>0.4648867935</text:p>
          </table:table-cell>
          <table:table-cell office:value-type="float" office:value="-0.00208112257031723" calcext:value-type="float">
            <text:p>-0.0020811226</text:p>
          </table:table-cell>
          <table:table-cell office:value-type="float" office:value="0.387537064362305" calcext:value-type="float">
            <text:p>0.3875370644</text:p>
          </table:table-cell>
          <table:table-cell office:value-type="float" office:value="-0.19504053118377" calcext:value-type="float">
            <text:p>-0.1950405312</text:p>
          </table:table-cell>
          <table:table-cell office:value-type="float" office:value="1.02495793548466" calcext:value-type="float">
            <text:p>1.0249579355</text:p>
          </table:table-cell>
          <table:table-cell office:value-type="float" office:value="1.00406470720478" calcext:value-type="float">
            <text:p>1.0040647072</text:p>
          </table:table-cell>
          <table:table-cell office:value-type="float" office:value="0.576224211827653" calcext:value-type="float">
            <text:p>0.5762242118</text:p>
          </table:table-cell>
          <table:table-cell office:value-type="float" office:value="-0.996669480512847" calcext:value-type="float">
            <text:p>-0.9966694805</text:p>
          </table:table-cell>
          <table:table-cell office:value-type="float" office:value="-0.787779779538788" calcext:value-type="float">
            <text:p>-0.7877797795</text:p>
          </table:table-cell>
          <table:table-cell office:value-type="float" office:value="0.0833984149551379" calcext:value-type="float">
            <text:p>0.083398415</text:p>
          </table:table-cell>
          <table:table-cell office:value-type="float" office:value="-0.717025888946129" calcext:value-type="float">
            <text:p>-0.7170258889</text:p>
          </table:table-cell>
          <table:table-cell office:value-type="float" office:value="-0.176712352667885" calcext:value-type="float">
            <text:p>-0.1767123527</text:p>
          </table:table-cell>
          <table:table-cell office:value-type="float" office:value="-0.438621584191557" calcext:value-type="float">
            <text:p>-0.43862158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9" calcext:value-type="float">
            <text:p>339</text:p>
          </table:table-cell>
          <table:table-cell office:value-type="float" office:value="0.503301988400519" calcext:value-type="float">
            <text:p>0.5033019884</text:p>
          </table:table-cell>
          <table:table-cell office:value-type="float" office:value="0.930065139646533" calcext:value-type="float">
            <text:p>0.9300651396</text:p>
          </table:table-cell>
          <table:table-cell office:value-type="float" office:value="-0.857525171542855" calcext:value-type="float">
            <text:p>-0.8575251715</text:p>
          </table:table-cell>
          <table:table-cell office:value-type="float" office:value="2.04294011557666" calcext:value-type="float">
            <text:p>2.0429401156</text:p>
          </table:table-cell>
          <table:table-cell office:value-type="float" office:value="-1.50594639143412" calcext:value-type="float">
            <text:p>-1.5059463914</text:p>
          </table:table-cell>
          <table:table-cell office:value-type="float" office:value="-1.00018456183002" calcext:value-type="float">
            <text:p>-1.0001845618</text:p>
          </table:table-cell>
          <table:table-cell office:value-type="float" office:value="-1.99136333313202" calcext:value-type="float">
            <text:p>-1.9913633331</text:p>
          </table:table-cell>
          <table:table-cell office:value-type="float" office:value="0.460576746896755" calcext:value-type="float">
            <text:p>0.4605767469</text:p>
          </table:table-cell>
          <table:table-cell office:value-type="float" office:value="-1.12410116690148" calcext:value-type="float">
            <text:p>-1.1241011669</text:p>
          </table:table-cell>
          <table:table-cell office:value-type="float" office:value="-1.97461696232863" calcext:value-type="float">
            <text:p>-1.9746169623</text:p>
          </table:table-cell>
          <table:table-cell office:value-type="float" office:value="2.94606281176549" calcext:value-type="float">
            <text:p>2.9460628118</text:p>
          </table:table-cell>
          <table:table-cell office:value-type="float" office:value="-2.1498630541179" calcext:value-type="float">
            <text:p>-2.1498630541</text:p>
          </table:table-cell>
          <table:table-cell office:value-type="float" office:value="-0.646459994434482" calcext:value-type="float">
            <text:p>-0.6464599944</text:p>
          </table:table-cell>
          <table:table-cell office:value-type="float" office:value="-2.23883094451216" calcext:value-type="float">
            <text:p>-2.2388309445</text:p>
          </table:table-cell>
          <table:table-cell office:value-type="float" office:value="0.291703946709641" calcext:value-type="float">
            <text:p>0.2917039467</text:p>
          </table:table-cell>
          <table:table-cell office:value-type="float" office:value="-2.21330281047888" calcext:value-type="float">
            <text:p>-2.2133028105</text:p>
          </table:table-cell>
          <table:table-cell office:value-type="float" office:value="-5.40001437327305" calcext:value-type="float">
            <text:p>-5.4000143733</text:p>
          </table:table-cell>
          <table:table-cell office:value-type="float" office:value="-1.44538878051743" calcext:value-type="float">
            <text:p>-1.4453887805</text:p>
          </table:table-cell>
          <table:table-cell office:value-type="float" office:value="0.36806011087656" calcext:value-type="float">
            <text:p>0.368060110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9" calcext:value-type="float">
            <text:p>339</text:p>
          </table:table-cell>
          <table:table-cell office:value-type="float" office:value="1.20278275953826" calcext:value-type="float">
            <text:p>1.2027827595</text:p>
          </table:table-cell>
          <table:table-cell office:value-type="float" office:value="-1.46484233362506" calcext:value-type="float">
            <text:p>-1.4648423336</text:p>
          </table:table-cell>
          <table:table-cell office:value-type="float" office:value="0.703284108076113" calcext:value-type="float">
            <text:p>0.7032841081</text:p>
          </table:table-cell>
          <table:table-cell office:value-type="float" office:value="-1.46252024017167" calcext:value-type="float">
            <text:p>-1.4625202402</text:p>
          </table:table-cell>
          <table:table-cell office:value-type="float" office:value="-1.46298215271897" calcext:value-type="float">
            <text:p>-1.4629821527</text:p>
          </table:table-cell>
          <table:table-cell office:value-type="float" office:value="0.495418813268069" calcext:value-type="float">
            <text:p>0.4954188133</text:p>
          </table:table-cell>
          <table:table-cell office:value-type="float" office:value="-1.36870900370889" calcext:value-type="float">
            <text:p>-1.3687090037</text:p>
          </table:table-cell>
          <table:table-cell office:value-type="float" office:value="0.236518932417916" calcext:value-type="float">
            <text:p>0.2365189324</text:p>
          </table:table-cell>
          <table:table-cell office:value-type="float" office:value="-1.93847127209994" calcext:value-type="float">
            <text:p>-1.9384712721</text:p>
          </table:table-cell>
          <table:table-cell office:value-type="float" office:value="1.45474631051463" calcext:value-type="float">
            <text:p>1.4547463105</text:p>
          </table:table-cell>
          <table:table-cell office:value-type="float" office:value="1.71115605795741" calcext:value-type="float">
            <text:p>1.711156058</text:p>
          </table:table-cell>
          <table:table-cell office:value-type="float" office:value="0.18852319063738" calcext:value-type="float">
            <text:p>0.1885231906</text:p>
          </table:table-cell>
          <table:table-cell office:value-type="float" office:value="0.905905805074205" calcext:value-type="float">
            <text:p>0.9059058051</text:p>
          </table:table-cell>
          <table:table-cell office:value-type="float" office:value="-0.309828800989634" calcext:value-type="float">
            <text:p>-0.309828801</text:p>
          </table:table-cell>
          <table:table-cell office:value-type="float" office:value="0.609004727025214" calcext:value-type="float">
            <text:p>0.609004727</text:p>
          </table:table-cell>
          <table:table-cell office:value-type="float" office:value="-0.553641586133528" calcext:value-type="float">
            <text:p>-0.5536415861</text:p>
          </table:table-cell>
          <table:table-cell office:value-type="float" office:value="0.664514348045975" calcext:value-type="float">
            <text:p>0.664514348</text:p>
          </table:table-cell>
          <table:table-cell office:value-type="float" office:value="-0.139599151240461" calcext:value-type="float">
            <text:p>-0.1395991512</text:p>
          </table:table-cell>
          <table:table-cell office:value-type="float" office:value="-0.907046966221195" calcext:value-type="float">
            <text:p>-0.90704696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40" calcext:value-type="float">
            <text:p>340</text:p>
          </table:table-cell>
          <table:table-cell office:value-type="float" office:value="1.27013608973005" calcext:value-type="float">
            <text:p>1.2701360897</text:p>
          </table:table-cell>
          <table:table-cell office:value-type="float" office:value="-0.608139036121013" calcext:value-type="float">
            <text:p>-0.6081390361</text:p>
          </table:table-cell>
          <table:table-cell office:value-type="float" office:value="0.373101018688727" calcext:value-type="float">
            <text:p>0.3731010187</text:p>
          </table:table-cell>
          <table:table-cell office:value-type="float" office:value="0.23375159974057" calcext:value-type="float">
            <text:p>0.2337515997</text:p>
          </table:table-cell>
          <table:table-cell office:value-type="float" office:value="-0.721246758647321" calcext:value-type="float">
            <text:p>-0.7212467586</text:p>
          </table:table-cell>
          <table:table-cell office:value-type="float" office:value="0.396264693381749" calcext:value-type="float">
            <text:p>0.3962646934</text:p>
          </table:table-cell>
          <table:table-cell office:value-type="float" office:value="-0.841541043223044" calcext:value-type="float">
            <text:p>-0.8415410432</text:p>
          </table:table-cell>
          <table:table-cell office:value-type="float" office:value="0.216319920355597" calcext:value-type="float">
            <text:p>0.2163199204</text:p>
          </table:table-cell>
          <table:table-cell office:value-type="float" office:value="-0.734176366892903" calcext:value-type="float">
            <text:p>-0.7341763669</text:p>
          </table:table-cell>
          <table:table-cell office:value-type="float" office:value="1.03711082819275" calcext:value-type="float">
            <text:p>1.0371108282</text:p>
          </table:table-cell>
          <table:table-cell office:value-type="float" office:value="-0.271628357355387" calcext:value-type="float">
            <text:p>-0.2716283574</text:p>
          </table:table-cell>
          <table:table-cell office:value-type="float" office:value="-0.622184300652375" calcext:value-type="float">
            <text:p>-0.6221843007</text:p>
          </table:table-cell>
          <table:table-cell office:value-type="float" office:value="-0.96831245027258" calcext:value-type="float">
            <text:p>-0.9683124503</text:p>
          </table:table-cell>
          <table:table-cell office:value-type="float" office:value="0.395799865431331" calcext:value-type="float">
            <text:p>0.3957998654</text:p>
          </table:table-cell>
          <table:table-cell office:value-type="float" office:value="0.62129281913704" calcext:value-type="float">
            <text:p>0.6212928191</text:p>
          </table:table-cell>
          <table:table-cell office:value-type="float" office:value="-0.436055925782468" calcext:value-type="float">
            <text:p>-0.4360559258</text:p>
          </table:table-cell>
          <table:table-cell office:value-type="float" office:value="-0.945019334864298" calcext:value-type="float">
            <text:p>-0.9450193349</text:p>
          </table:table-cell>
          <table:table-cell office:value-type="float" office:value="2.60624447156859" calcext:value-type="float">
            <text:p>2.6062444716</text:p>
          </table:table-cell>
          <table:table-cell office:value-type="float" office:value="-0.65970254775824" calcext:value-type="float">
            <text:p>-0.659702547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0" calcext:value-type="float">
            <text:p>340</text:p>
          </table:table-cell>
          <table:table-cell office:value-type="float" office:value="1.19549440194806" calcext:value-type="float">
            <text:p>1.1954944019</text:p>
          </table:table-cell>
          <table:table-cell office:value-type="float" office:value="0.194929191243257" calcext:value-type="float">
            <text:p>0.1949291912</text:p>
          </table:table-cell>
          <table:table-cell office:value-type="float" office:value="0.617510331478634" calcext:value-type="float">
            <text:p>0.6175103315</text:p>
          </table:table-cell>
          <table:table-cell office:value-type="float" office:value="0.649717014766923" calcext:value-type="float">
            <text:p>0.6497170148</text:p>
          </table:table-cell>
          <table:table-cell office:value-type="float" office:value="-0.474718197338476" calcext:value-type="float">
            <text:p>-0.4747181973</text:p>
          </table:table-cell>
          <table:table-cell office:value-type="float" office:value="-0.716084054893208" calcext:value-type="float">
            <text:p>-0.7160840549</text:p>
          </table:table-cell>
          <table:table-cell office:value-type="float" office:value="-0.0270776267494838" calcext:value-type="float">
            <text:p>-0.0270776267</text:p>
          </table:table-cell>
          <table:table-cell office:value-type="float" office:value="-0.0733847938675783" calcext:value-type="float">
            <text:p>-0.0733847939</text:p>
          </table:table-cell>
          <table:table-cell office:value-type="float" office:value="0.0572510527609135" calcext:value-type="float">
            <text:p>0.0572510528</text:p>
          </table:table-cell>
          <table:table-cell office:value-type="float" office:value="-0.102522479593856" calcext:value-type="float">
            <text:p>-0.1025224796</text:p>
          </table:table-cell>
          <table:table-cell office:value-type="float" office:value="0.254488017068926" calcext:value-type="float">
            <text:p>0.2544880171</text:p>
          </table:table-cell>
          <table:table-cell office:value-type="float" office:value="0.427982698641607" calcext:value-type="float">
            <text:p>0.4279826986</text:p>
          </table:table-cell>
          <table:table-cell office:value-type="float" office:value="-0.0145365558178679" calcext:value-type="float">
            <text:p>-0.0145365558</text:p>
          </table:table-cell>
          <table:table-cell office:value-type="float" office:value="0.337294307811057" calcext:value-type="float">
            <text:p>0.3372943078</text:p>
          </table:table-cell>
          <table:table-cell office:value-type="float" office:value="1.28748675750267" calcext:value-type="float">
            <text:p>1.2874867575</text:p>
          </table:table-cell>
          <table:table-cell office:value-type="float" office:value="-0.0731870231557552" calcext:value-type="float">
            <text:p>-0.0731870232</text:p>
          </table:table-cell>
          <table:table-cell office:value-type="float" office:value="-0.0114848431574312" calcext:value-type="float">
            <text:p>-0.0114848432</text:p>
          </table:table-cell>
          <table:table-cell office:value-type="float" office:value="-1.06703022499405" calcext:value-type="float">
            <text:p>-1.067030225</text:p>
          </table:table-cell>
          <table:table-cell office:value-type="float" office:value="-0.598449842000825" calcext:value-type="float">
            <text:p>-0.59844984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-0.268621026179466" calcext:value-type="float">
            <text:p>-0.2686210262</text:p>
          </table:table-cell>
          <table:table-cell office:value-type="float" office:value="-0.233373932133886" calcext:value-type="float">
            <text:p>-0.2333739321</text:p>
          </table:table-cell>
          <table:table-cell office:value-type="float" office:value="1.02526288412106" calcext:value-type="float">
            <text:p>1.0252628841</text:p>
          </table:table-cell>
          <table:table-cell office:value-type="float" office:value="-2.12932501874631" calcext:value-type="float">
            <text:p>-2.1293250187</text:p>
          </table:table-cell>
          <table:table-cell office:value-type="float" office:value="1.56637521693694" calcext:value-type="float">
            <text:p>1.5663752169</text:p>
          </table:table-cell>
          <table:table-cell office:value-type="float" office:value="3.86306356459431" calcext:value-type="float">
            <text:p>3.8630635646</text:p>
          </table:table-cell>
          <table:table-cell office:value-type="float" office:value="-0.732264663270428" calcext:value-type="float">
            <text:p>-0.7322646633</text:p>
          </table:table-cell>
          <table:table-cell office:value-type="float" office:value="0.807716476695413" calcext:value-type="float">
            <text:p>0.8077164767</text:p>
          </table:table-cell>
          <table:table-cell office:value-type="float" office:value="-1.23005309133396" calcext:value-type="float">
            <text:p>-1.2300530913</text:p>
          </table:table-cell>
          <table:table-cell office:value-type="float" office:value="0.484128784110315" calcext:value-type="float">
            <text:p>0.4841287841</text:p>
          </table:table-cell>
          <table:table-cell office:value-type="float" office:value="-0.0671846307387487" calcext:value-type="float">
            <text:p>-0.0671846307</text:p>
          </table:table-cell>
          <table:table-cell office:value-type="float" office:value="-1.26785233051187" calcext:value-type="float">
            <text:p>-1.2678523305</text:p>
          </table:table-cell>
          <table:table-cell office:value-type="float" office:value="0.283046898795714" calcext:value-type="float">
            <text:p>0.2830468988</text:p>
          </table:table-cell>
          <table:table-cell office:value-type="float" office:value="-0.583303733005817" calcext:value-type="float">
            <text:p>-0.583303733</text:p>
          </table:table-cell>
          <table:table-cell office:value-type="float" office:value="1.55446996678516" calcext:value-type="float">
            <text:p>1.5544699668</text:p>
          </table:table-cell>
          <table:table-cell office:value-type="float" office:value="1.33821434625822" calcext:value-type="float">
            <text:p>1.3382143463</text:p>
          </table:table-cell>
          <table:table-cell office:value-type="float" office:value="-0.246839373052968" calcext:value-type="float">
            <text:p>-0.2468393731</text:p>
          </table:table-cell>
          <table:table-cell office:value-type="float" office:value="-0.177681415039831" calcext:value-type="float">
            <text:p>-0.177681415</text:p>
          </table:table-cell>
          <table:table-cell office:value-type="float" office:value="1.490330313796" calcext:value-type="float">
            <text:p>1.49033031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41" calcext:value-type="float">
            <text:p>341</text:p>
          </table:table-cell>
          <table:table-cell office:value-type="float" office:value="1.02166509245772" calcext:value-type="float">
            <text:p>1.0216650925</text:p>
          </table:table-cell>
          <table:table-cell office:value-type="float" office:value="0.11057523002041" calcext:value-type="float">
            <text:p>0.11057523</text:p>
          </table:table-cell>
          <table:table-cell office:value-type="float" office:value="0.449479939310283" calcext:value-type="float">
            <text:p>0.4494799393</text:p>
          </table:table-cell>
          <table:table-cell office:value-type="float" office:value="1.04142403576727" calcext:value-type="float">
            <text:p>1.0414240358</text:p>
          </table:table-cell>
          <table:table-cell office:value-type="float" office:value="-0.213918613337462" calcext:value-type="float">
            <text:p>-0.2139186133</text:p>
          </table:table-cell>
          <table:table-cell office:value-type="float" office:value="-0.230678544777867" calcext:value-type="float">
            <text:p>-0.2306785448</text:p>
          </table:table-cell>
          <table:table-cell office:value-type="float" office:value="0.102705847458721" calcext:value-type="float">
            <text:p>0.1027058475</text:p>
          </table:table-cell>
          <table:table-cell office:value-type="float" office:value="0.0384973063999086" calcext:value-type="float">
            <text:p>0.0384973064</text:p>
          </table:table-cell>
          <table:table-cell office:value-type="float" office:value="-0.319166006461889" calcext:value-type="float">
            <text:p>-0.3191660065</text:p>
          </table:table-cell>
          <table:table-cell office:value-type="float" office:value="0.0760029193491246" calcext:value-type="float">
            <text:p>0.0760029193</text:p>
          </table:table-cell>
          <table:table-cell office:value-type="float" office:value="1.80514752412473" calcext:value-type="float">
            <text:p>1.8051475241</text:p>
          </table:table-cell>
          <table:table-cell office:value-type="float" office:value="1.25582093652733" calcext:value-type="float">
            <text:p>1.2558209365</text:p>
          </table:table-cell>
          <table:table-cell office:value-type="float" office:value="0.173115238501559" calcext:value-type="float">
            <text:p>0.1731152385</text:p>
          </table:table-cell>
          <table:table-cell office:value-type="float" office:value="0.558926833704546" calcext:value-type="float">
            <text:p>0.5589268337</text:p>
          </table:table-cell>
          <table:table-cell office:value-type="float" office:value="0.443839462644848" calcext:value-type="float">
            <text:p>0.4438394626</text:p>
          </table:table-cell>
          <table:table-cell office:value-type="float" office:value="-0.0325586106156631" calcext:value-type="float">
            <text:p>-0.0325586106</text:p>
          </table:table-cell>
          <table:table-cell office:value-type="float" office:value="-0.348034416120765" calcext:value-type="float">
            <text:p>-0.3480344161</text:p>
          </table:table-cell>
          <table:table-cell office:value-type="float" office:value="-0.377364642762409" calcext:value-type="float">
            <text:p>-0.3773646428</text:p>
          </table:table-cell>
          <table:table-cell office:value-type="float" office:value="-0.443546588005814" calcext:value-type="float">
            <text:p>-0.4435465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2" calcext:value-type="float">
            <text:p>342</text:p>
          </table:table-cell>
          <table:table-cell office:value-type="float" office:value="0.779819724468341" calcext:value-type="float">
            <text:p>0.7798197245</text:p>
          </table:table-cell>
          <table:table-cell office:value-type="float" office:value="-0.41580793896227" calcext:value-type="float">
            <text:p>-0.415807939</text:p>
          </table:table-cell>
          <table:table-cell office:value-type="float" office:value="0.0881846163193077" calcext:value-type="float">
            <text:p>0.0881846163</text:p>
          </table:table-cell>
          <table:table-cell office:value-type="float" office:value="1.34806553735487" calcext:value-type="float">
            <text:p>1.3480655374</text:p>
          </table:table-cell>
          <table:table-cell office:value-type="float" office:value="-0.0664145468311553" calcext:value-type="float">
            <text:p>-0.0664145468</text:p>
          </table:table-cell>
          <table:table-cell office:value-type="float" office:value="0.41404476291984" calcext:value-type="float">
            <text:p>0.4140447629</text:p>
          </table:table-cell>
          <table:table-cell office:value-type="float" office:value="0.246646687085592" calcext:value-type="float">
            <text:p>0.2466466871</text:p>
          </table:table-cell>
          <table:table-cell office:value-type="float" office:value="0.0726392646089507" calcext:value-type="float">
            <text:p>0.0726392646</text:p>
          </table:table-cell>
          <table:table-cell office:value-type="float" office:value="-0.0519651388631917" calcext:value-type="float">
            <text:p>-0.0519651389</text:p>
          </table:table-cell>
          <table:table-cell office:value-type="float" office:value="-0.0596743739274567" calcext:value-type="float">
            <text:p>-0.0596743739</text:p>
          </table:table-cell>
          <table:table-cell office:value-type="float" office:value="0.965016137989867" calcext:value-type="float">
            <text:p>0.965016138</text:p>
          </table:table-cell>
          <table:table-cell office:value-type="float" office:value="1.41055894658334" calcext:value-type="float">
            <text:p>1.4105589466</text:p>
          </table:table-cell>
          <table:table-cell office:value-type="float" office:value="0.426220645144702" calcext:value-type="float">
            <text:p>0.4262206451</text:p>
          </table:table-cell>
          <table:table-cell office:value-type="float" office:value="0.175888702052084" calcext:value-type="float">
            <text:p>0.1758887021</text:p>
          </table:table-cell>
          <table:table-cell office:value-type="float" office:value="-0.807010403008534" calcext:value-type="float">
            <text:p>-0.807010403</text:p>
          </table:table-cell>
          <table:table-cell office:value-type="float" office:value="-0.431788192448934" calcext:value-type="float">
            <text:p>-0.4317881924</text:p>
          </table:table-cell>
          <table:table-cell office:value-type="float" office:value="-0.132438459866707" calcext:value-type="float">
            <text:p>-0.1324384599</text:p>
          </table:table-cell>
          <table:table-cell office:value-type="float" office:value="-0.404442445884294" calcext:value-type="float">
            <text:p>-0.4044424459</text:p>
          </table:table-cell>
          <table:table-cell office:value-type="float" office:value="-0.0185304902481418" calcext:value-type="float">
            <text:p>-0.018530490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43" calcext:value-type="float">
            <text:p>343</text:p>
          </table:table-cell>
          <table:table-cell office:value-type="float" office:value="1.0047604754428" calcext:value-type="float">
            <text:p>1.0047604754</text:p>
          </table:table-cell>
          <table:table-cell office:value-type="float" office:value="0.423991944618589" calcext:value-type="float">
            <text:p>0.4239919446</text:p>
          </table:table-cell>
          <table:table-cell office:value-type="float" office:value="0.579929072286713" calcext:value-type="float">
            <text:p>0.5799290723</text:p>
          </table:table-cell>
          <table:table-cell office:value-type="float" office:value="2.47675356849986" calcext:value-type="float">
            <text:p>2.4767535685</text:p>
          </table:table-cell>
          <table:table-cell office:value-type="float" office:value="-0.124375473037013" calcext:value-type="float">
            <text:p>-0.124375473</text:p>
          </table:table-cell>
          <table:table-cell office:value-type="float" office:value="-0.363935715693918" calcext:value-type="float">
            <text:p>-0.3639357157</text:p>
          </table:table-cell>
          <table:table-cell office:value-type="float" office:value="0.297698305770324" calcext:value-type="float">
            <text:p>0.2976983058</text:p>
          </table:table-cell>
          <table:table-cell office:value-type="float" office:value="-0.104341836657113" calcext:value-type="float">
            <text:p>-0.1043418367</text:p>
          </table:table-cell>
          <table:table-cell office:value-type="float" office:value="-1.2312393899685" calcext:value-type="float">
            <text:p>-1.23123939</text:p>
          </table:table-cell>
          <table:table-cell office:value-type="float" office:value="0.812425561403615" calcext:value-type="float">
            <text:p>0.8124255614</text:p>
          </table:table-cell>
          <table:table-cell office:value-type="float" office:value="1.49411135286794" calcext:value-type="float">
            <text:p>1.4941113529</text:p>
          </table:table-cell>
          <table:table-cell office:value-type="float" office:value="1.15889882545293" calcext:value-type="float">
            <text:p>1.1588988255</text:p>
          </table:table-cell>
          <table:table-cell office:value-type="float" office:value="0.885675591925595" calcext:value-type="float">
            <text:p>0.8856755919</text:p>
          </table:table-cell>
          <table:table-cell office:value-type="float" office:value="0.364810749567988" calcext:value-type="float">
            <text:p>0.3648107496</text:p>
          </table:table-cell>
          <table:table-cell office:value-type="float" office:value="-0.376461021898256" calcext:value-type="float">
            <text:p>-0.3764610219</text:p>
          </table:table-cell>
          <table:table-cell office:value-type="float" office:value="0.692184193698157" calcext:value-type="float">
            <text:p>0.6921841937</text:p>
          </table:table-cell>
          <table:table-cell office:value-type="float" office:value="-0.823169343975405" calcext:value-type="float">
            <text:p>-0.823169344</text:p>
          </table:table-cell>
          <table:table-cell office:value-type="float" office:value="0.0333255441916427" calcext:value-type="float">
            <text:p>0.0333255442</text:p>
          </table:table-cell>
          <table:table-cell office:value-type="float" office:value="-0.821724949539317" calcext:value-type="float">
            <text:p>-0.82172494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4" calcext:value-type="float">
            <text:p>344</text:p>
          </table:table-cell>
          <table:table-cell office:value-type="float" office:value="-3.49598374713741" calcext:value-type="float">
            <text:p>-3.4959837471</text:p>
          </table:table-cell>
          <table:table-cell office:value-type="float" office:value="-4.08841987249722" calcext:value-type="float">
            <text:p>-4.0884198725</text:p>
          </table:table-cell>
          <table:table-cell office:value-type="float" office:value="2.02484461194579" calcext:value-type="float">
            <text:p>2.0248446119</text:p>
          </table:table-cell>
          <table:table-cell office:value-type="float" office:value="-0.74036273805294" calcext:value-type="float">
            <text:p>-0.7403627381</text:p>
          </table:table-cell>
          <table:table-cell office:value-type="float" office:value="1.12813456738835" calcext:value-type="float">
            <text:p>1.1281345674</text:p>
          </table:table-cell>
          <table:table-cell office:value-type="float" office:value="-1.23170169938276" calcext:value-type="float">
            <text:p>-1.2317016994</text:p>
          </table:table-cell>
          <table:table-cell office:value-type="float" office:value="-0.0865535583222919" calcext:value-type="float">
            <text:p>-0.0865535583</text:p>
          </table:table-cell>
          <table:table-cell office:value-type="float" office:value="0.157807359558066" calcext:value-type="float">
            <text:p>0.1578073596</text:p>
          </table:table-cell>
          <table:table-cell office:value-type="float" office:value="1.67762074043078" calcext:value-type="float">
            <text:p>1.6776207404</text:p>
          </table:table-cell>
          <table:table-cell office:value-type="float" office:value="-1.94685990082761" calcext:value-type="float">
            <text:p>-1.9468599008</text:p>
          </table:table-cell>
          <table:table-cell office:value-type="float" office:value="-0.741919716112826" calcext:value-type="float">
            <text:p>-0.7419197161</text:p>
          </table:table-cell>
          <table:table-cell office:value-type="float" office:value="0.467513416317135" calcext:value-type="float">
            <text:p>0.4675134163</text:p>
          </table:table-cell>
          <table:table-cell office:value-type="float" office:value="-0.679088049454212" calcext:value-type="float">
            <text:p>-0.6790880495</text:p>
          </table:table-cell>
          <table:table-cell office:value-type="float" office:value="-0.446944123223456" calcext:value-type="float">
            <text:p>-0.4469441232</text:p>
          </table:table-cell>
          <table:table-cell office:value-type="float" office:value="0.122393378781645" calcext:value-type="float">
            <text:p>0.1223933788</text:p>
          </table:table-cell>
          <table:table-cell office:value-type="float" office:value="-1.0754348768879" calcext:value-type="float">
            <text:p>-1.0754348769</text:p>
          </table:table-cell>
          <table:table-cell office:value-type="float" office:value="0.221472310768926" calcext:value-type="float">
            <text:p>0.2214723108</text:p>
          </table:table-cell>
          <table:table-cell office:value-type="float" office:value="-0.22843694414608" calcext:value-type="float">
            <text:p>-0.2284369441</text:p>
          </table:table-cell>
          <table:table-cell office:value-type="float" office:value="-0.0270899343517257" calcext:value-type="float">
            <text:p>-0.027089934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6" calcext:value-type="float">
            <text:p>346</text:p>
          </table:table-cell>
          <table:table-cell office:value-type="float" office:value="1.50757798120502" calcext:value-type="float">
            <text:p>1.5075779812</text:p>
          </table:table-cell>
          <table:table-cell office:value-type="float" office:value="-1.09282023257786" calcext:value-type="float">
            <text:p>-1.0928202326</text:p>
          </table:table-cell>
          <table:table-cell office:value-type="float" office:value="0.360102102115976" calcext:value-type="float">
            <text:p>0.3601021021</text:p>
          </table:table-cell>
          <table:table-cell office:value-type="float" office:value="-1.77093992289384" calcext:value-type="float">
            <text:p>-1.7709399229</text:p>
          </table:table-cell>
          <table:table-cell office:value-type="float" office:value="-0.913848623244812" calcext:value-type="float">
            <text:p>-0.9138486232</text:p>
          </table:table-cell>
          <table:table-cell office:value-type="float" office:value="0.678723287651672" calcext:value-type="float">
            <text:p>0.6787232877</text:p>
          </table:table-cell>
          <table:table-cell office:value-type="float" office:value="-1.38022752331431" calcext:value-type="float">
            <text:p>-1.3802275233</text:p>
          </table:table-cell>
          <table:table-cell office:value-type="float" office:value="0.147689518439912" calcext:value-type="float">
            <text:p>0.1476895184</text:p>
          </table:table-cell>
          <table:table-cell office:value-type="float" office:value="-1.97026082268998" calcext:value-type="float">
            <text:p>-1.9702608227</text:p>
          </table:table-cell>
          <table:table-cell office:value-type="float" office:value="1.51936867363724" calcext:value-type="float">
            <text:p>1.5193686736</text:p>
          </table:table-cell>
          <table:table-cell office:value-type="float" office:value="0.577750072689378" calcext:value-type="float">
            <text:p>0.5777500727</text:p>
          </table:table-cell>
          <table:table-cell office:value-type="float" office:value="0.156500279927578" calcext:value-type="float">
            <text:p>0.1565002799</text:p>
          </table:table-cell>
          <table:table-cell office:value-type="float" office:value="1.95366029185541" calcext:value-type="float">
            <text:p>1.9536602919</text:p>
          </table:table-cell>
          <table:table-cell office:value-type="float" office:value="-0.596668878774086" calcext:value-type="float">
            <text:p>-0.5966688788</text:p>
          </table:table-cell>
          <table:table-cell office:value-type="float" office:value="0.336297446852346" calcext:value-type="float">
            <text:p>0.3362974469</text:p>
          </table:table-cell>
          <table:table-cell office:value-type="float" office:value="0.0337336165207264" calcext:value-type="float">
            <text:p>0.0337336165</text:p>
          </table:table-cell>
          <table:table-cell office:value-type="float" office:value="-0.0951792787742255" calcext:value-type="float">
            <text:p>-0.0951792788</text:p>
          </table:table-cell>
          <table:table-cell office:value-type="float" office:value="0.57665580452856" calcext:value-type="float">
            <text:p>0.5766558045</text:p>
          </table:table-cell>
          <table:table-cell office:value-type="float" office:value="-0.0775474329343921" calcext:value-type="float">
            <text:p>-0.077547432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6" calcext:value-type="float">
            <text:p>346</text:p>
          </table:table-cell>
          <table:table-cell office:value-type="float" office:value="-0.928193196138154" calcext:value-type="float">
            <text:p>-0.9281931961</text:p>
          </table:table-cell>
          <table:table-cell office:value-type="float" office:value="0.67175801234988" calcext:value-type="float">
            <text:p>0.6717580123</text:p>
          </table:table-cell>
          <table:table-cell office:value-type="float" office:value="1.92461595822292" calcext:value-type="float">
            <text:p>1.9246159582</text:p>
          </table:table-cell>
          <table:table-cell office:value-type="float" office:value="0.273754662724616" calcext:value-type="float">
            <text:p>0.2737546627</text:p>
          </table:table-cell>
          <table:table-cell office:value-type="float" office:value="1.04110848244839" calcext:value-type="float">
            <text:p>1.0411084824</text:p>
          </table:table-cell>
          <table:table-cell office:value-type="float" office:value="0.1369301146374" calcext:value-type="float">
            <text:p>0.1369301146</text:p>
          </table:table-cell>
          <table:table-cell office:value-type="float" office:value="0.361483191651264" calcext:value-type="float">
            <text:p>0.3614831917</text:p>
          </table:table-cell>
          <table:table-cell office:value-type="float" office:value="0.143336967514427" calcext:value-type="float">
            <text:p>0.1433369675</text:p>
          </table:table-cell>
          <table:table-cell office:value-type="float" office:value="-0.682134253112058" calcext:value-type="float">
            <text:p>-0.6821342531</text:p>
          </table:table-cell>
          <table:table-cell office:value-type="float" office:value="-0.650820411478348" calcext:value-type="float">
            <text:p>-0.6508204115</text:p>
          </table:table-cell>
          <table:table-cell office:value-type="float" office:value="-0.789520226239122" calcext:value-type="float">
            <text:p>-0.7895202262</text:p>
          </table:table-cell>
          <table:table-cell office:value-type="float" office:value="0.429949661383335" calcext:value-type="float">
            <text:p>0.4299496614</text:p>
          </table:table-cell>
          <table:table-cell office:value-type="float" office:value="1.44128348424743" calcext:value-type="float">
            <text:p>1.4412834842</text:p>
          </table:table-cell>
          <table:table-cell office:value-type="float" office:value="-0.130724905758052" calcext:value-type="float">
            <text:p>-0.1307249058</text:p>
          </table:table-cell>
          <table:table-cell office:value-type="float" office:value="1.20946905315037" calcext:value-type="float">
            <text:p>1.2094690532</text:p>
          </table:table-cell>
          <table:table-cell office:value-type="float" office:value="0.117514069963928" calcext:value-type="float">
            <text:p>0.11751407</text:p>
          </table:table-cell>
          <table:table-cell office:value-type="float" office:value="-0.576289737647766" calcext:value-type="float">
            <text:p>-0.5762897376</text:p>
          </table:table-cell>
          <table:table-cell office:value-type="float" office:value="-0.331699926811808" calcext:value-type="float">
            <text:p>-0.3316999268</text:p>
          </table:table-cell>
          <table:table-cell office:value-type="float" office:value="-0.16268448231569" calcext:value-type="float">
            <text:p>-0.16268448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6" calcext:value-type="float">
            <text:p>346</text:p>
          </table:table-cell>
          <table:table-cell office:value-type="float" office:value="1.0770785636955" calcext:value-type="float">
            <text:p>1.0770785637</text:p>
          </table:table-cell>
          <table:table-cell office:value-type="float" office:value="0.284980216919471" calcext:value-type="float">
            <text:p>0.2849802169</text:p>
          </table:table-cell>
          <table:table-cell office:value-type="float" office:value="0.00773138265829922" calcext:value-type="float">
            <text:p>0.0077313827</text:p>
          </table:table-cell>
          <table:table-cell office:value-type="float" office:value="1.6570730005351" calcext:value-type="float">
            <text:p>1.6570730005</text:p>
          </table:table-cell>
          <table:table-cell office:value-type="float" office:value="0.0520202406490099" calcext:value-type="float">
            <text:p>0.0520202406</text:p>
          </table:table-cell>
          <table:table-cell office:value-type="float" office:value="0.446388674362298" calcext:value-type="float">
            <text:p>0.4463886744</text:p>
          </table:table-cell>
          <table:table-cell office:value-type="float" office:value="-0.40703616617573" calcext:value-type="float">
            <text:p>-0.4070361662</text:p>
          </table:table-cell>
          <table:table-cell office:value-type="float" office:value="0.355703887753441" calcext:value-type="float">
            <text:p>0.3557038878</text:p>
          </table:table-cell>
          <table:table-cell office:value-type="float" office:value="0.626039229744755" calcext:value-type="float">
            <text:p>0.6260392297</text:p>
          </table:table-cell>
          <table:table-cell office:value-type="float" office:value="-0.92908713830021" calcext:value-type="float">
            <text:p>-0.9290871383</text:p>
          </table:table-cell>
          <table:table-cell office:value-type="float" office:value="1.09416510760764" calcext:value-type="float">
            <text:p>1.0941651076</text:p>
          </table:table-cell>
          <table:table-cell office:value-type="float" office:value="0.579564773466065" calcext:value-type="float">
            <text:p>0.5795647735</text:p>
          </table:table-cell>
          <table:table-cell office:value-type="float" office:value="-0.862188896384307" calcext:value-type="float">
            <text:p>-0.8621888964</text:p>
          </table:table-cell>
          <table:table-cell office:value-type="float" office:value="-2.22442756212411" calcext:value-type="float">
            <text:p>-2.2244275621</text:p>
          </table:table-cell>
          <table:table-cell office:value-type="float" office:value="-1.10987074170036" calcext:value-type="float">
            <text:p>-1.1098707417</text:p>
          </table:table-cell>
          <table:table-cell office:value-type="float" office:value="0.172381839105797" calcext:value-type="float">
            <text:p>0.1723818391</text:p>
          </table:table-cell>
          <table:table-cell office:value-type="float" office:value="1.7235481436764" calcext:value-type="float">
            <text:p>1.7235481437</text:p>
          </table:table-cell>
          <table:table-cell office:value-type="float" office:value="0.697990293291795" calcext:value-type="float">
            <text:p>0.6979902933</text:p>
          </table:table-cell>
          <table:table-cell office:value-type="float" office:value="-0.153582742500283" calcext:value-type="float">
            <text:p>-0.15358274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7" calcext:value-type="float">
            <text:p>347</text:p>
          </table:table-cell>
          <table:table-cell office:value-type="float" office:value="-1.53127111807147" calcext:value-type="float">
            <text:p>-1.5312711181</text:p>
          </table:table-cell>
          <table:table-cell office:value-type="float" office:value="1.39962086034665" calcext:value-type="float">
            <text:p>1.3996208603</text:p>
          </table:table-cell>
          <table:table-cell office:value-type="float" office:value="-0.587061395411806" calcext:value-type="float">
            <text:p>-0.5870613954</text:p>
          </table:table-cell>
          <table:table-cell office:value-type="float" office:value="2.17500166489627" calcext:value-type="float">
            <text:p>2.1750016649</text:p>
          </table:table-cell>
          <table:table-cell office:value-type="float" office:value="-2.13763692327444" calcext:value-type="float">
            <text:p>-2.1376369233</text:p>
          </table:table-cell>
          <table:table-cell office:value-type="float" office:value="-0.501576167574257" calcext:value-type="float">
            <text:p>-0.5015761676</text:p>
          </table:table-cell>
          <table:table-cell office:value-type="float" office:value="-1.21521505630479" calcext:value-type="float">
            <text:p>-1.2152150563</text:p>
          </table:table-cell>
          <table:table-cell office:value-type="float" office:value="0.956861641163217" calcext:value-type="float">
            <text:p>0.9568616412</text:p>
          </table:table-cell>
          <table:table-cell office:value-type="float" office:value="-1.86656120022517" calcext:value-type="float">
            <text:p>-1.8665612002</text:p>
          </table:table-cell>
          <table:table-cell office:value-type="float" office:value="-2.31102388434087" calcext:value-type="float">
            <text:p>-2.3110238843</text:p>
          </table:table-cell>
          <table:table-cell office:value-type="float" office:value="2.77010079151076" calcext:value-type="float">
            <text:p>2.7701007915</text:p>
          </table:table-cell>
          <table:table-cell office:value-type="float" office:value="-2.36104984988645" calcext:value-type="float">
            <text:p>-2.3610498499</text:p>
          </table:table-cell>
          <table:table-cell office:value-type="float" office:value="-0.529229058879108" calcext:value-type="float">
            <text:p>-0.5292290589</text:p>
          </table:table-cell>
          <table:table-cell office:value-type="float" office:value="-2.00337457519686" calcext:value-type="float">
            <text:p>-2.0033745752</text:p>
          </table:table-cell>
          <table:table-cell office:value-type="float" office:value="0.619597258260633" calcext:value-type="float">
            <text:p>0.6195972583</text:p>
          </table:table-cell>
          <table:table-cell office:value-type="float" office:value="-2.48907339519567" calcext:value-type="float">
            <text:p>-2.4890733952</text:p>
          </table:table-cell>
          <table:table-cell office:value-type="float" office:value="-4.88759815712332" calcext:value-type="float">
            <text:p>-4.8875981571</text:p>
          </table:table-cell>
          <table:table-cell office:value-type="float" office:value="-1.06963618647159" calcext:value-type="float">
            <text:p>-1.0696361865</text:p>
          </table:table-cell>
          <table:table-cell office:value-type="float" office:value="1.33553997671704" calcext:value-type="float">
            <text:p>1.33553997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8" calcext:value-type="float">
            <text:p>348</text:p>
          </table:table-cell>
          <table:table-cell office:value-type="float" office:value="-0.343986366495033" calcext:value-type="float">
            <text:p>-0.3439863665</text:p>
          </table:table-cell>
          <table:table-cell office:value-type="float" office:value="0.539788565141525" calcext:value-type="float">
            <text:p>0.5397885651</text:p>
          </table:table-cell>
          <table:table-cell office:value-type="float" office:value="1.02466150982501" calcext:value-type="float">
            <text:p>1.0246615098</text:p>
          </table:table-cell>
          <table:table-cell office:value-type="float" office:value="-0.371898822956345" calcext:value-type="float">
            <text:p>-0.371898823</text:p>
          </table:table-cell>
          <table:table-cell office:value-type="float" office:value="1.03733561321496" calcext:value-type="float">
            <text:p>1.0373356132</text:p>
          </table:table-cell>
          <table:table-cell office:value-type="float" office:value="1.26184919569894" calcext:value-type="float">
            <text:p>1.2618491957</text:p>
          </table:table-cell>
          <table:table-cell office:value-type="float" office:value="0.473408900938114" calcext:value-type="float">
            <text:p>0.4734089009</text:p>
          </table:table-cell>
          <table:table-cell office:value-type="float" office:value="0.227169255426177" calcext:value-type="float">
            <text:p>0.2271692554</text:p>
          </table:table-cell>
          <table:table-cell office:value-type="float" office:value="0.248279161338581" calcext:value-type="float">
            <text:p>0.2482791613</text:p>
          </table:table-cell>
          <table:table-cell office:value-type="float" office:value="-0.0862360584623006" calcext:value-type="float">
            <text:p>-0.0862360585</text:p>
          </table:table-cell>
          <table:table-cell office:value-type="float" office:value="-0.610694671521748" calcext:value-type="float">
            <text:p>-0.6106946715</text:p>
          </table:table-cell>
          <table:table-cell office:value-type="float" office:value="-0.0418011808710052" calcext:value-type="float">
            <text:p>-0.0418011809</text:p>
          </table:table-cell>
          <table:table-cell office:value-type="float" office:value="-0.574872287462479" calcext:value-type="float">
            <text:p>-0.5748722875</text:p>
          </table:table-cell>
          <table:table-cell office:value-type="float" office:value="-0.272977401965665" calcext:value-type="float">
            <text:p>-0.272977402</text:p>
          </table:table-cell>
          <table:table-cell office:value-type="float" office:value="-0.883190116353796" calcext:value-type="float">
            <text:p>-0.8831901164</text:p>
          </table:table-cell>
          <table:table-cell office:value-type="float" office:value="-0.15081115980762" calcext:value-type="float">
            <text:p>-0.1508111598</text:p>
          </table:table-cell>
          <table:table-cell office:value-type="float" office:value="-0.574980846102997" calcext:value-type="float">
            <text:p>-0.5749808461</text:p>
          </table:table-cell>
          <table:table-cell office:value-type="float" office:value="0.273888176262025" calcext:value-type="float">
            <text:p>0.2738881763</text:p>
          </table:table-cell>
          <table:table-cell office:value-type="float" office:value="0.918283172517831" calcext:value-type="float">
            <text:p>0.91828317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1" calcext:value-type="float">
            <text:p>351</text:p>
          </table:table-cell>
          <table:table-cell office:value-type="float" office:value="1.20544382671016" calcext:value-type="float">
            <text:p>1.2054438267</text:p>
          </table:table-cell>
          <table:table-cell office:value-type="float" office:value="0.00846698579468754" calcext:value-type="float">
            <text:p>0.0084669858</text:p>
          </table:table-cell>
          <table:table-cell office:value-type="float" office:value="0.953782320291429" calcext:value-type="float">
            <text:p>0.9537823203</text:p>
          </table:table-cell>
          <table:table-cell office:value-type="float" office:value="1.14109301924441" calcext:value-type="float">
            <text:p>1.1410930192</text:p>
          </table:table-cell>
          <table:table-cell office:value-type="float" office:value="-0.491215002839821" calcext:value-type="float">
            <text:p>-0.4912150028</text:p>
          </table:table-cell>
          <table:table-cell office:value-type="float" office:value="0.29730260419984" calcext:value-type="float">
            <text:p>0.2973026042</text:p>
          </table:table-cell>
          <table:table-cell office:value-type="float" office:value="-0.503912857700374" calcext:value-type="float">
            <text:p>-0.5039128577</text:p>
          </table:table-cell>
          <table:table-cell office:value-type="float" office:value="0.0849482227756195" calcext:value-type="float">
            <text:p>0.0849482228</text:p>
          </table:table-cell>
          <table:table-cell office:value-type="float" office:value="0.796497027829493" calcext:value-type="float">
            <text:p>0.7964970278</text:p>
          </table:table-cell>
          <table:table-cell office:value-type="float" office:value="-0.231653213875714" calcext:value-type="float">
            <text:p>-0.2316532139</text:p>
          </table:table-cell>
          <table:table-cell office:value-type="float" office:value="-1.36784403746149" calcext:value-type="float">
            <text:p>-1.3678440375</text:p>
          </table:table-cell>
          <table:table-cell office:value-type="float" office:value="0.741580896757586" calcext:value-type="float">
            <text:p>0.7415808968</text:p>
          </table:table-cell>
          <table:table-cell office:value-type="float" office:value="1.18667780300542" calcext:value-type="float">
            <text:p>1.186677803</text:p>
          </table:table-cell>
          <table:table-cell office:value-type="float" office:value="-0.609098786620451" calcext:value-type="float">
            <text:p>-0.6090987866</text:p>
          </table:table-cell>
          <table:table-cell office:value-type="float" office:value="0.128890507520719" calcext:value-type="float">
            <text:p>0.1288905075</text:p>
          </table:table-cell>
          <table:table-cell office:value-type="float" office:value="0.275169100193442" calcext:value-type="float">
            <text:p>0.2751691002</text:p>
          </table:table-cell>
          <table:table-cell office:value-type="float" office:value="-0.609740708521882" calcext:value-type="float">
            <text:p>-0.6097407085</text:p>
          </table:table-cell>
          <table:table-cell office:value-type="float" office:value="0.0875823661778152" calcext:value-type="float">
            <text:p>0.0875823662</text:p>
          </table:table-cell>
          <table:table-cell office:value-type="float" office:value="0.0963480151357938" calcext:value-type="float">
            <text:p>0.09634801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2" calcext:value-type="float">
            <text:p>352</text:p>
          </table:table-cell>
          <table:table-cell office:value-type="float" office:value="-0.703183200576619" calcext:value-type="float">
            <text:p>-0.7031832006</text:p>
          </table:table-cell>
          <table:table-cell office:value-type="float" office:value="1.21070441553077" calcext:value-type="float">
            <text:p>1.2107044155</text:p>
          </table:table-cell>
          <table:table-cell office:value-type="float" office:value="0.713730881966961" calcext:value-type="float">
            <text:p>0.713730882</text:p>
          </table:table-cell>
          <table:table-cell office:value-type="float" office:value="1.14638078659484" calcext:value-type="float">
            <text:p>1.1463807866</text:p>
          </table:table-cell>
          <table:table-cell office:value-type="float" office:value="0.196790068219018" calcext:value-type="float">
            <text:p>0.1967900682</text:p>
          </table:table-cell>
          <table:table-cell office:value-type="float" office:value="0.468059751421935" calcext:value-type="float">
            <text:p>0.4680597514</text:p>
          </table:table-cell>
          <table:table-cell office:value-type="float" office:value="0.20497737431824" calcext:value-type="float">
            <text:p>0.2049773743</text:p>
          </table:table-cell>
          <table:table-cell office:value-type="float" office:value="0.62738883466996" calcext:value-type="float">
            <text:p>0.6273888347</text:p>
          </table:table-cell>
          <table:table-cell office:value-type="float" office:value="-0.296261347312421" calcext:value-type="float">
            <text:p>-0.2962613473</text:p>
          </table:table-cell>
          <table:table-cell office:value-type="float" office:value="-0.309000901731636" calcext:value-type="float">
            <text:p>-0.3090009017</text:p>
          </table:table-cell>
          <table:table-cell office:value-type="float" office:value="-1.64599936511439" calcext:value-type="float">
            <text:p>-1.6459993651</text:p>
          </table:table-cell>
          <table:table-cell office:value-type="float" office:value="-0.351982851360937" calcext:value-type="float">
            <text:p>-0.3519828514</text:p>
          </table:table-cell>
          <table:table-cell office:value-type="float" office:value="-0.683077622157269" calcext:value-type="float">
            <text:p>-0.6830776222</text:p>
          </table:table-cell>
          <table:table-cell office:value-type="float" office:value="0.429833357318508" calcext:value-type="float">
            <text:p>0.4298333573</text:p>
          </table:table-cell>
          <table:table-cell office:value-type="float" office:value="0.32001081118465" calcext:value-type="float">
            <text:p>0.3200108112</text:p>
          </table:table-cell>
          <table:table-cell office:value-type="float" office:value="-0.819032098947363" calcext:value-type="float">
            <text:p>-0.8190320989</text:p>
          </table:table-cell>
          <table:table-cell office:value-type="float" office:value="0.536239037121477" calcext:value-type="float">
            <text:p>0.5362390371</text:p>
          </table:table-cell>
          <table:table-cell office:value-type="float" office:value="-0.277009350309304" calcext:value-type="float">
            <text:p>-0.2770093503</text:p>
          </table:table-cell>
          <table:table-cell office:value-type="float" office:value="1.03831508803167" calcext:value-type="float">
            <text:p>1.0383150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2" calcext:value-type="float">
            <text:p>352</text:p>
          </table:table-cell>
          <table:table-cell office:value-type="float" office:value="-1.04636191482801" calcext:value-type="float">
            <text:p>-1.0463619148</text:p>
          </table:table-cell>
          <table:table-cell office:value-type="float" office:value="0.720386219291532" calcext:value-type="float">
            <text:p>0.7203862193</text:p>
          </table:table-cell>
          <table:table-cell office:value-type="float" office:value="1.60341258950027" calcext:value-type="float">
            <text:p>1.6034125895</text:p>
          </table:table-cell>
          <table:table-cell office:value-type="float" office:value="0.608371108005076" calcext:value-type="float">
            <text:p>0.608371108</text:p>
          </table:table-cell>
          <table:table-cell office:value-type="float" office:value="0.460940564666008" calcext:value-type="float">
            <text:p>0.4609405647</text:p>
          </table:table-cell>
          <table:table-cell office:value-type="float" office:value="-1.42340578494226" calcext:value-type="float">
            <text:p>-1.4234057849</text:p>
          </table:table-cell>
          <table:table-cell office:value-type="float" office:value="0.266078666986921" calcext:value-type="float">
            <text:p>0.266078667</text:p>
          </table:table-cell>
          <table:table-cell office:value-type="float" office:value="-0.141047826534776" calcext:value-type="float">
            <text:p>-0.1410478265</text:p>
          </table:table-cell>
          <table:table-cell office:value-type="float" office:value="-0.516792825520311" calcext:value-type="float">
            <text:p>-0.5167928255</text:p>
          </table:table-cell>
          <table:table-cell office:value-type="float" office:value="-0.20134654385537" calcext:value-type="float">
            <text:p>-0.2013465439</text:p>
          </table:table-cell>
          <table:table-cell office:value-type="float" office:value="0.21788409240458" calcext:value-type="float">
            <text:p>0.2178840924</text:p>
          </table:table-cell>
          <table:table-cell office:value-type="float" office:value="0.25638956421715" calcext:value-type="float">
            <text:p>0.2563895642</text:p>
          </table:table-cell>
          <table:table-cell office:value-type="float" office:value="0.589282921424331" calcext:value-type="float">
            <text:p>0.5892829214</text:p>
          </table:table-cell>
          <table:table-cell office:value-type="float" office:value="-0.458450813247206" calcext:value-type="float">
            <text:p>-0.4584508132</text:p>
          </table:table-cell>
          <table:table-cell office:value-type="float" office:value="1.24218551515541" calcext:value-type="float">
            <text:p>1.2421855152</text:p>
          </table:table-cell>
          <table:table-cell office:value-type="float" office:value="-0.0263764945387386" calcext:value-type="float">
            <text:p>-0.0263764945</text:p>
          </table:table-cell>
          <table:table-cell office:value-type="float" office:value="0.356937243945689" calcext:value-type="float">
            <text:p>0.3569372439</text:p>
          </table:table-cell>
          <table:table-cell office:value-type="float" office:value="-0.224528037534609" calcext:value-type="float">
            <text:p>-0.2245280375</text:p>
          </table:table-cell>
          <table:table-cell office:value-type="float" office:value="0.524727849701389" calcext:value-type="float">
            <text:p>0.524727849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53" calcext:value-type="float">
            <text:p>353</text:p>
          </table:table-cell>
          <table:table-cell office:value-type="float" office:value="1.13584591864479" calcext:value-type="float">
            <text:p>1.1358459186</text:p>
          </table:table-cell>
          <table:table-cell office:value-type="float" office:value="0.0841635452517641" calcext:value-type="float">
            <text:p>0.0841635453</text:p>
          </table:table-cell>
          <table:table-cell office:value-type="float" office:value="0.269572728032023" calcext:value-type="float">
            <text:p>0.269572728</text:p>
          </table:table-cell>
          <table:table-cell office:value-type="float" office:value="1.21003437138404" calcext:value-type="float">
            <text:p>1.2100343714</text:p>
          </table:table-cell>
          <table:table-cell office:value-type="float" office:value="0.00512791863902768" calcext:value-type="float">
            <text:p>0.0051279186</text:p>
          </table:table-cell>
          <table:table-cell office:value-type="float" office:value="0.318050368299662" calcext:value-type="float">
            <text:p>0.3180503683</text:p>
          </table:table-cell>
          <table:table-cell office:value-type="float" office:value="-0.082663815932095" calcext:value-type="float">
            <text:p>-0.0826638159</text:p>
          </table:table-cell>
          <table:table-cell office:value-type="float" office:value="0.19104874781851" calcext:value-type="float">
            <text:p>0.1910487478</text:p>
          </table:table-cell>
          <table:table-cell office:value-type="float" office:value="0.157572985455954" calcext:value-type="float">
            <text:p>0.1575729855</text:p>
          </table:table-cell>
          <table:table-cell office:value-type="float" office:value="0.0628041913787567" calcext:value-type="float">
            <text:p>0.0628041914</text:p>
          </table:table-cell>
          <table:table-cell office:value-type="float" office:value="0.750879870966379" calcext:value-type="float">
            <text:p>0.750879871</text:p>
          </table:table-cell>
          <table:table-cell office:value-type="float" office:value="0.743394384946741" calcext:value-type="float">
            <text:p>0.7433943849</text:p>
          </table:table-cell>
          <table:table-cell office:value-type="float" office:value="-0.84686029842737" calcext:value-type="float">
            <text:p>-0.8468602984</text:p>
          </table:table-cell>
          <table:table-cell office:value-type="float" office:value="0.380863153550774" calcext:value-type="float">
            <text:p>0.3808631536</text:p>
          </table:table-cell>
          <table:table-cell office:value-type="float" office:value="-0.694188414105681" calcext:value-type="float">
            <text:p>-0.6941884141</text:p>
          </table:table-cell>
          <table:table-cell office:value-type="float" office:value="-0.39798454627749" calcext:value-type="float">
            <text:p>-0.3979845463</text:p>
          </table:table-cell>
          <table:table-cell office:value-type="float" office:value="-0.0670489708271491" calcext:value-type="float">
            <text:p>-0.0670489708</text:p>
          </table:table-cell>
          <table:table-cell office:value-type="float" office:value="-0.290147054338379" calcext:value-type="float">
            <text:p>-0.2901470543</text:p>
          </table:table-cell>
          <table:table-cell office:value-type="float" office:value="0.0488529706535087" calcext:value-type="float">
            <text:p>0.048852970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53" calcext:value-type="float">
            <text:p>353</text:p>
          </table:table-cell>
          <table:table-cell office:value-type="float" office:value="0.150998913806338" calcext:value-type="float">
            <text:p>0.1509989138</text:p>
          </table:table-cell>
          <table:table-cell office:value-type="float" office:value="-3.00211987419831" calcext:value-type="float">
            <text:p>-3.0021198742</text:p>
          </table:table-cell>
          <table:table-cell office:value-type="float" office:value="0.82430140640899" calcext:value-type="float">
            <text:p>0.8243014064</text:p>
          </table:table-cell>
          <table:table-cell office:value-type="float" office:value="0.231721086027853" calcext:value-type="float">
            <text:p>0.231721086</text:p>
          </table:table-cell>
          <table:table-cell office:value-type="float" office:value="-2.62141526328587" calcext:value-type="float">
            <text:p>-2.6214152633</text:p>
          </table:table-cell>
          <table:table-cell office:value-type="float" office:value="0.128843083189467" calcext:value-type="float">
            <text:p>0.1288430832</text:p>
          </table:table-cell>
          <table:table-cell office:value-type="float" office:value="-0.755233268800306" calcext:value-type="float">
            <text:p>-0.7552332688</text:p>
          </table:table-cell>
          <table:table-cell office:value-type="float" office:value="0.0959555802805319" calcext:value-type="float">
            <text:p>0.0959555803</text:p>
          </table:table-cell>
          <table:table-cell office:value-type="float" office:value="0.638218705992502" calcext:value-type="float">
            <text:p>0.638218706</text:p>
          </table:table-cell>
          <table:table-cell office:value-type="float" office:value="0.0964622967819154" calcext:value-type="float">
            <text:p>0.0964622968</text:p>
          </table:table-cell>
          <table:table-cell office:value-type="float" office:value="-1.22141951665696" calcext:value-type="float">
            <text:p>-1.2214195167</text:p>
          </table:table-cell>
          <table:table-cell office:value-type="float" office:value="-0.993401341119407" calcext:value-type="float">
            <text:p>-0.9934013411</text:p>
          </table:table-cell>
          <table:table-cell office:value-type="float" office:value="-1.33191143183896" calcext:value-type="float">
            <text:p>-1.3319114318</text:p>
          </table:table-cell>
          <table:table-cell office:value-type="float" office:value="-0.753668679797075" calcext:value-type="float">
            <text:p>-0.7536686798</text:p>
          </table:table-cell>
          <table:table-cell office:value-type="float" office:value="-0.565549541628519" calcext:value-type="float">
            <text:p>-0.5655495416</text:p>
          </table:table-cell>
          <table:table-cell office:value-type="float" office:value="0.934498499034863" calcext:value-type="float">
            <text:p>0.934498499</text:p>
          </table:table-cell>
          <table:table-cell office:value-type="float" office:value="0.805874339477824" calcext:value-type="float">
            <text:p>0.8058743395</text:p>
          </table:table-cell>
          <table:table-cell office:value-type="float" office:value="-0.950142236402365" calcext:value-type="float">
            <text:p>-0.9501422364</text:p>
          </table:table-cell>
          <table:table-cell office:value-type="float" office:value="0.640846633873548" calcext:value-type="float">
            <text:p>0.64084663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4" calcext:value-type="float">
            <text:p>354</text:p>
          </table:table-cell>
          <table:table-cell office:value-type="float" office:value="-1.0884582543774" calcext:value-type="float">
            <text:p>-1.0884582544</text:p>
          </table:table-cell>
          <table:table-cell office:value-type="float" office:value="1.1971033223293" calcext:value-type="float">
            <text:p>1.1971033223</text:p>
          </table:table-cell>
          <table:table-cell office:value-type="float" office:value="1.29371905133836" calcext:value-type="float">
            <text:p>1.2937190513</text:p>
          </table:table-cell>
          <table:table-cell office:value-type="float" office:value="-1.17645349295576" calcext:value-type="float">
            <text:p>-1.176453493</text:p>
          </table:table-cell>
          <table:table-cell office:value-type="float" office:value="-0.859954614304396" calcext:value-type="float">
            <text:p>-0.8599546143</text:p>
          </table:table-cell>
          <table:table-cell office:value-type="float" office:value="-1.47607543355181" calcext:value-type="float">
            <text:p>-1.4760754336</text:p>
          </table:table-cell>
          <table:table-cell office:value-type="float" office:value="0.30825431981024" calcext:value-type="float">
            <text:p>0.3082543198</text:p>
          </table:table-cell>
          <table:table-cell office:value-type="float" office:value="0.19645417186019" calcext:value-type="float">
            <text:p>0.1964541719</text:p>
          </table:table-cell>
          <table:table-cell office:value-type="float" office:value="0.542924753867272" calcext:value-type="float">
            <text:p>0.5429247539</text:p>
          </table:table-cell>
          <table:table-cell office:value-type="float" office:value="-0.0324061967960648" calcext:value-type="float">
            <text:p>-0.0324061968</text:p>
          </table:table-cell>
          <table:table-cell office:value-type="float" office:value="-0.125285297156257" calcext:value-type="float">
            <text:p>-0.1252852972</text:p>
          </table:table-cell>
          <table:table-cell office:value-type="float" office:value="-0.149935132723026" calcext:value-type="float">
            <text:p>-0.1499351327</text:p>
          </table:table-cell>
          <table:table-cell office:value-type="float" office:value="-0.824834175623006" calcext:value-type="float">
            <text:p>-0.8248341756</text:p>
          </table:table-cell>
          <table:table-cell office:value-type="float" office:value="0.0691298334203625" calcext:value-type="float">
            <text:p>0.0691298334</text:p>
          </table:table-cell>
          <table:table-cell office:value-type="float" office:value="0.581413294761523" calcext:value-type="float">
            <text:p>0.5814132948</text:p>
          </table:table-cell>
          <table:table-cell office:value-type="float" office:value="0.526806812759716" calcext:value-type="float">
            <text:p>0.5268068128</text:p>
          </table:table-cell>
          <table:table-cell office:value-type="float" office:value="-0.408214724896537" calcext:value-type="float">
            <text:p>-0.4082147249</text:p>
          </table:table-cell>
          <table:table-cell office:value-type="float" office:value="-0.474626483492499" calcext:value-type="float">
            <text:p>-0.4746264835</text:p>
          </table:table-cell>
          <table:table-cell office:value-type="float" office:value="-1.01782897700519" calcext:value-type="float">
            <text:p>-1.01782897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4" calcext:value-type="float">
            <text:p>354</text:p>
          </table:table-cell>
          <table:table-cell office:value-type="float" office:value="-0.687099302570821" calcext:value-type="float">
            <text:p>-0.6870993026</text:p>
          </table:table-cell>
          <table:table-cell office:value-type="float" office:value="0.790436270915636" calcext:value-type="float">
            <text:p>0.7904362709</text:p>
          </table:table-cell>
          <table:table-cell office:value-type="float" office:value="2.24242432271365" calcext:value-type="float">
            <text:p>2.2424243227</text:p>
          </table:table-cell>
          <table:table-cell office:value-type="float" office:value="2.40646163016605" calcext:value-type="float">
            <text:p>2.4064616302</text:p>
          </table:table-cell>
          <table:table-cell office:value-type="float" office:value="0.359711754795171" calcext:value-type="float">
            <text:p>0.3597117548</text:p>
          </table:table-cell>
          <table:table-cell office:value-type="float" office:value="0.279410289878938" calcext:value-type="float">
            <text:p>0.2794102899</text:p>
          </table:table-cell>
          <table:table-cell office:value-type="float" office:value="0.103677151511258" calcext:value-type="float">
            <text:p>0.1036771515</text:p>
          </table:table-cell>
          <table:table-cell office:value-type="float" office:value="0.399071184305469" calcext:value-type="float">
            <text:p>0.3990711843</text:p>
          </table:table-cell>
          <table:table-cell office:value-type="float" office:value="-1.5187327616647" calcext:value-type="float">
            <text:p>-1.5187327617</text:p>
          </table:table-cell>
          <table:table-cell office:value-type="float" office:value="0.601268282242301" calcext:value-type="float">
            <text:p>0.6012682822</text:p>
          </table:table-cell>
          <table:table-cell office:value-type="float" office:value="1.38977445144218" calcext:value-type="float">
            <text:p>1.3897744514</text:p>
          </table:table-cell>
          <table:table-cell office:value-type="float" office:value="-0.1918927274936" calcext:value-type="float">
            <text:p>-0.1918927275</text:p>
          </table:table-cell>
          <table:table-cell office:value-type="float" office:value="-1.27907560001655" calcext:value-type="float">
            <text:p>-1.2790756</text:p>
          </table:table-cell>
          <table:table-cell office:value-type="float" office:value="0.680096415708661" calcext:value-type="float">
            <text:p>0.6800964157</text:p>
          </table:table-cell>
          <table:table-cell office:value-type="float" office:value="0.689691524612909" calcext:value-type="float">
            <text:p>0.6896915246</text:p>
          </table:table-cell>
          <table:table-cell office:value-type="float" office:value="0.276206191009753" calcext:value-type="float">
            <text:p>0.276206191</text:p>
          </table:table-cell>
          <table:table-cell office:value-type="float" office:value="-0.0890122108842315" calcext:value-type="float">
            <text:p>-0.0890122109</text:p>
          </table:table-cell>
          <table:table-cell office:value-type="float" office:value="-0.0657719433477332" calcext:value-type="float">
            <text:p>-0.0657719433</text:p>
          </table:table-cell>
          <table:table-cell office:value-type="float" office:value="0.0798821723495131" calcext:value-type="float">
            <text:p>0.07988217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54" calcext:value-type="float">
            <text:p>354</text:p>
          </table:table-cell>
          <table:table-cell office:value-type="float" office:value="1.13562921316007" calcext:value-type="float">
            <text:p>1.1356292132</text:p>
          </table:table-cell>
          <table:table-cell office:value-type="float" office:value="-0.173985536334862" calcext:value-type="float">
            <text:p>-0.1739855363</text:p>
          </table:table-cell>
          <table:table-cell office:value-type="float" office:value="0.730692302193073" calcext:value-type="float">
            <text:p>0.7306923022</text:p>
          </table:table-cell>
          <table:table-cell office:value-type="float" office:value="0.711558021021266" calcext:value-type="float">
            <text:p>0.711558021</text:p>
          </table:table-cell>
          <table:table-cell office:value-type="float" office:value="-0.854208640751099" calcext:value-type="float">
            <text:p>-0.8542086408</text:p>
          </table:table-cell>
          <table:table-cell office:value-type="float" office:value="-0.494951355838813" calcext:value-type="float">
            <text:p>-0.4949513558</text:p>
          </table:table-cell>
          <table:table-cell office:value-type="float" office:value="-0.296619621489504" calcext:value-type="float">
            <text:p>-0.2966196215</text:p>
          </table:table-cell>
          <table:table-cell office:value-type="float" office:value="0.110536085593377" calcext:value-type="float">
            <text:p>0.1105360856</text:p>
          </table:table-cell>
          <table:table-cell office:value-type="float" office:value="0.490269050061953" calcext:value-type="float">
            <text:p>0.4902690501</text:p>
          </table:table-cell>
          <table:table-cell office:value-type="float" office:value="-0.0199844106393759" calcext:value-type="float">
            <text:p>-0.0199844106</text:p>
          </table:table-cell>
          <table:table-cell office:value-type="float" office:value="0.995819272110269" calcext:value-type="float">
            <text:p>0.9958192721</text:p>
          </table:table-cell>
          <table:table-cell office:value-type="float" office:value="0.475833061991185" calcext:value-type="float">
            <text:p>0.475833062</text:p>
          </table:table-cell>
          <table:table-cell office:value-type="float" office:value="-1.59307517971658" calcext:value-type="float">
            <text:p>-1.5930751797</text:p>
          </table:table-cell>
          <table:table-cell office:value-type="float" office:value="0.378669302206576" calcext:value-type="float">
            <text:p>0.3786693022</text:p>
          </table:table-cell>
          <table:table-cell office:value-type="float" office:value="-0.684435317832768" calcext:value-type="float">
            <text:p>-0.6844353178</text:p>
          </table:table-cell>
          <table:table-cell office:value-type="float" office:value="0.0270084781255827" calcext:value-type="float">
            <text:p>0.0270084781</text:p>
          </table:table-cell>
          <table:table-cell office:value-type="float" office:value="-0.0819044718609119" calcext:value-type="float">
            <text:p>-0.0819044719</text:p>
          </table:table-cell>
          <table:table-cell office:value-type="float" office:value="-0.140171601014039" calcext:value-type="float">
            <text:p>-0.140171601</text:p>
          </table:table-cell>
          <table:table-cell office:value-type="float" office:value="0.47098083018992" calcext:value-type="float">
            <text:p>0.47098083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55" calcext:value-type="float">
            <text:p>355</text:p>
          </table:table-cell>
          <table:table-cell office:value-type="float" office:value="0.0192558115182034" calcext:value-type="float">
            <text:p>0.0192558115</text:p>
          </table:table-cell>
          <table:table-cell office:value-type="float" office:value="0.47169811150898" calcext:value-type="float">
            <text:p>0.4716981115</text:p>
          </table:table-cell>
          <table:table-cell office:value-type="float" office:value="0.868060279000251" calcext:value-type="float">
            <text:p>0.868060279</text:p>
          </table:table-cell>
          <table:table-cell office:value-type="float" office:value="-1.23912416338942" calcext:value-type="float">
            <text:p>-1.2391241634</text:p>
          </table:table-cell>
          <table:table-cell office:value-type="float" office:value="0.547897879724197" calcext:value-type="float">
            <text:p>0.5478978797</text:p>
          </table:table-cell>
          <table:table-cell office:value-type="float" office:value="-0.50266107323217" calcext:value-type="float">
            <text:p>-0.5026610732</text:p>
          </table:table-cell>
          <table:table-cell office:value-type="float" office:value="0.808516316378471" calcext:value-type="float">
            <text:p>0.8085163164</text:p>
          </table:table-cell>
          <table:table-cell office:value-type="float" office:value="-0.247667131076734" calcext:value-type="float">
            <text:p>-0.2476671311</text:p>
          </table:table-cell>
          <table:table-cell office:value-type="float" office:value="0.130741129139825" calcext:value-type="float">
            <text:p>0.1307411291</text:p>
          </table:table-cell>
          <table:table-cell office:value-type="float" office:value="-0.484993914601417" calcext:value-type="float">
            <text:p>-0.4849939146</text:p>
          </table:table-cell>
          <table:table-cell office:value-type="float" office:value="-0.70209446499769" calcext:value-type="float">
            <text:p>-0.702094465</text:p>
          </table:table-cell>
          <table:table-cell office:value-type="float" office:value="-0.213445399274698" calcext:value-type="float">
            <text:p>-0.2134453993</text:p>
          </table:table-cell>
          <table:table-cell office:value-type="float" office:value="-0.0487133366643276" calcext:value-type="float">
            <text:p>-0.0487133367</text:p>
          </table:table-cell>
          <table:table-cell office:value-type="float" office:value="-0.065306991762417" calcext:value-type="float">
            <text:p>-0.0653069918</text:p>
          </table:table-cell>
          <table:table-cell office:value-type="float" office:value="0.658810333522209" calcext:value-type="float">
            <text:p>0.6588103335</text:p>
          </table:table-cell>
          <table:table-cell office:value-type="float" office:value="0.168525657081981" calcext:value-type="float">
            <text:p>0.1685256571</text:p>
          </table:table-cell>
          <table:table-cell office:value-type="float" office:value="-0.621303530591341" calcext:value-type="float">
            <text:p>-0.6213035306</text:p>
          </table:table-cell>
          <table:table-cell office:value-type="float" office:value="-0.690750497070607" calcext:value-type="float">
            <text:p>-0.6907504971</text:p>
          </table:table-cell>
          <table:table-cell office:value-type="float" office:value="-0.697036042748868" calcext:value-type="float">
            <text:p>-0.69703604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55" calcext:value-type="float">
            <text:p>355</text:p>
          </table:table-cell>
          <table:table-cell office:value-type="float" office:value="1.08584018898175" calcext:value-type="float">
            <text:p>1.085840189</text:p>
          </table:table-cell>
          <table:table-cell office:value-type="float" office:value="0.126685610531901" calcext:value-type="float">
            <text:p>0.1266856105</text:p>
          </table:table-cell>
          <table:table-cell office:value-type="float" office:value="0.498971954980159" calcext:value-type="float">
            <text:p>0.498971955</text:p>
          </table:table-cell>
          <table:table-cell office:value-type="float" office:value="1.33369955484128" calcext:value-type="float">
            <text:p>1.3336995548</text:p>
          </table:table-cell>
          <table:table-cell office:value-type="float" office:value="-0.199128816165415" calcext:value-type="float">
            <text:p>-0.1991288162</text:p>
          </table:table-cell>
          <table:table-cell office:value-type="float" office:value="0.0326444693778757" calcext:value-type="float">
            <text:p>0.0326444694</text:p>
          </table:table-cell>
          <table:table-cell office:value-type="float" office:value="-0.0155736047636188" calcext:value-type="float">
            <text:p>-0.0155736048</text:p>
          </table:table-cell>
          <table:table-cell office:value-type="float" office:value="0.116090544559626" calcext:value-type="float">
            <text:p>0.1160905446</text:p>
          </table:table-cell>
          <table:table-cell office:value-type="float" office:value="0.015999054002301" calcext:value-type="float">
            <text:p>0.015999054</text:p>
          </table:table-cell>
          <table:table-cell office:value-type="float" office:value="0.0386326141678344" calcext:value-type="float">
            <text:p>0.0386326142</text:p>
          </table:table-cell>
          <table:table-cell office:value-type="float" office:value="1.3439204563189" calcext:value-type="float">
            <text:p>1.3439204563</text:p>
          </table:table-cell>
          <table:table-cell office:value-type="float" office:value="1.28560961988211" calcext:value-type="float">
            <text:p>1.2856096199</text:p>
          </table:table-cell>
          <table:table-cell office:value-type="float" office:value="-0.249603064302499" calcext:value-type="float">
            <text:p>-0.2496030643</text:p>
          </table:table-cell>
          <table:table-cell office:value-type="float" office:value="0.277133182217295" calcext:value-type="float">
            <text:p>0.2771331822</text:p>
          </table:table-cell>
          <table:table-cell office:value-type="float" office:value="-0.80781607834009" calcext:value-type="float">
            <text:p>-0.8078160783</text:p>
          </table:table-cell>
          <table:table-cell office:value-type="float" office:value="-0.584436585469899" calcext:value-type="float">
            <text:p>-0.5844365855</text:p>
          </table:table-cell>
          <table:table-cell office:value-type="float" office:value="0.0870073233847124" calcext:value-type="float">
            <text:p>0.0870073234</text:p>
          </table:table-cell>
          <table:table-cell office:value-type="float" office:value="-0.546731384590494" calcext:value-type="float">
            <text:p>-0.5467313846</text:p>
          </table:table-cell>
          <table:table-cell office:value-type="float" office:value="-0.158300970388123" calcext:value-type="float">
            <text:p>-0.15830097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-1.24412629826194" calcext:value-type="float">
            <text:p>-1.2441262983</text:p>
          </table:table-cell>
          <table:table-cell office:value-type="float" office:value="1.10587092140905" calcext:value-type="float">
            <text:p>1.1058709214</text:p>
          </table:table-cell>
          <table:table-cell office:value-type="float" office:value="2.87089427724413" calcext:value-type="float">
            <text:p>2.8708942772</text:p>
          </table:table-cell>
          <table:table-cell office:value-type="float" office:value="3.01509715940648" calcext:value-type="float">
            <text:p>3.0150971594</text:p>
          </table:table-cell>
          <table:table-cell office:value-type="float" office:value="-0.813713656367976" calcext:value-type="float">
            <text:p>-0.8137136564</text:p>
          </table:table-cell>
          <table:table-cell office:value-type="float" office:value="0.992462333143792" calcext:value-type="float">
            <text:p>0.9924623331</text:p>
          </table:table-cell>
          <table:table-cell office:value-type="float" office:value="-0.33746537847511" calcext:value-type="float">
            <text:p>-0.3374653785</text:p>
          </table:table-cell>
          <table:table-cell office:value-type="float" office:value="0.454982765029852" calcext:value-type="float">
            <text:p>0.454982765</text:p>
          </table:table-cell>
          <table:table-cell office:value-type="float" office:value="-0.205521576228304" calcext:value-type="float">
            <text:p>-0.2055215762</text:p>
          </table:table-cell>
          <table:table-cell office:value-type="float" office:value="1.21625494597924" calcext:value-type="float">
            <text:p>1.216254946</text:p>
          </table:table-cell>
          <table:table-cell office:value-type="float" office:value="0.571551587112302" calcext:value-type="float">
            <text:p>0.5715515871</text:p>
          </table:table-cell>
          <table:table-cell office:value-type="float" office:value="0.287878546355852" calcext:value-type="float">
            <text:p>0.2878785464</text:p>
          </table:table-cell>
          <table:table-cell office:value-type="float" office:value="-0.701566415500352" calcext:value-type="float">
            <text:p>-0.7015664155</text:p>
          </table:table-cell>
          <table:table-cell office:value-type="float" office:value="-0.558473447698239" calcext:value-type="float">
            <text:p>-0.5584734477</text:p>
          </table:table-cell>
          <table:table-cell office:value-type="float" office:value="-0.962091100118218" calcext:value-type="float">
            <text:p>-0.9620911001</text:p>
          </table:table-cell>
          <table:table-cell office:value-type="float" office:value="-0.411144662714396" calcext:value-type="float">
            <text:p>-0.4111446627</text:p>
          </table:table-cell>
          <table:table-cell office:value-type="float" office:value="0.368082485778172" calcext:value-type="float">
            <text:p>0.3680824858</text:p>
          </table:table-cell>
          <table:table-cell office:value-type="float" office:value="0.692724641221148" calcext:value-type="float">
            <text:p>0.6927246412</text:p>
          </table:table-cell>
          <table:table-cell office:value-type="float" office:value="1.31668252609676" calcext:value-type="float">
            <text:p>1.31668252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56" calcext:value-type="float">
            <text:p>356</text:p>
          </table:table-cell>
          <table:table-cell office:value-type="float" office:value="1.02139247472103" calcext:value-type="float">
            <text:p>1.0213924747</text:p>
          </table:table-cell>
          <table:table-cell office:value-type="float" office:value="0.155450971619841" calcext:value-type="float">
            <text:p>0.1554509716</text:p>
          </table:table-cell>
          <table:table-cell office:value-type="float" office:value="-0.312290950683655" calcext:value-type="float">
            <text:p>-0.3122909507</text:p>
          </table:table-cell>
          <table:table-cell office:value-type="float" office:value="0.961407335567952" calcext:value-type="float">
            <text:p>0.9614073356</text:p>
          </table:table-cell>
          <table:table-cell office:value-type="float" office:value="0.548611311634237" calcext:value-type="float">
            <text:p>0.5486113116</text:p>
          </table:table-cell>
          <table:table-cell office:value-type="float" office:value="0.121816269636434" calcext:value-type="float">
            <text:p>0.1218162696</text:p>
          </table:table-cell>
          <table:table-cell office:value-type="float" office:value="0.525318014695693" calcext:value-type="float">
            <text:p>0.5253180147</text:p>
          </table:table-cell>
          <table:table-cell office:value-type="float" office:value="-0.0538912610804885" calcext:value-type="float">
            <text:p>-0.0538912611</text:p>
          </table:table-cell>
          <table:table-cell office:value-type="float" office:value="-0.686867335338448" calcext:value-type="float">
            <text:p>-0.6868673353</text:p>
          </table:table-cell>
          <table:table-cell office:value-type="float" office:value="0.113058507536762" calcext:value-type="float">
            <text:p>0.1130585075</text:p>
          </table:table-cell>
          <table:table-cell office:value-type="float" office:value="1.15862283590572" calcext:value-type="float">
            <text:p>1.1586228359</text:p>
          </table:table-cell>
          <table:table-cell office:value-type="float" office:value="1.30647533496136" calcext:value-type="float">
            <text:p>1.306475335</text:p>
          </table:table-cell>
          <table:table-cell office:value-type="float" office:value="0.910990895080831" calcext:value-type="float">
            <text:p>0.9109908951</text:p>
          </table:table-cell>
          <table:table-cell office:value-type="float" office:value="0.581981857523677" calcext:value-type="float">
            <text:p>0.5819818575</text:p>
          </table:table-cell>
          <table:table-cell office:value-type="float" office:value="0.186329578125173" calcext:value-type="float">
            <text:p>0.1863295781</text:p>
          </table:table-cell>
          <table:table-cell office:value-type="float" office:value="0.0220289146655635" calcext:value-type="float">
            <text:p>0.0220289147</text:p>
          </table:table-cell>
          <table:table-cell office:value-type="float" office:value="-0.608528360730842" calcext:value-type="float">
            <text:p>-0.6085283607</text:p>
          </table:table-cell>
          <table:table-cell office:value-type="float" office:value="-0.502009344419022" calcext:value-type="float">
            <text:p>-0.5020093444</text:p>
          </table:table-cell>
          <table:table-cell office:value-type="float" office:value="0.0024918380838812" calcext:value-type="float">
            <text:p>0.002491838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6" calcext:value-type="float">
            <text:p>356</text:p>
          </table:table-cell>
          <table:table-cell office:value-type="float" office:value="1.5860925216242" calcext:value-type="float">
            <text:p>1.5860925216</text:p>
          </table:table-cell>
          <table:table-cell office:value-type="float" office:value="-1.16909073377761" calcext:value-type="float">
            <text:p>-1.1690907338</text:p>
          </table:table-cell>
          <table:table-cell office:value-type="float" office:value="-1.35047670772023" calcext:value-type="float">
            <text:p>-1.3504767077</text:p>
          </table:table-cell>
          <table:table-cell office:value-type="float" office:value="-2.504579946457" calcext:value-type="float">
            <text:p>-2.5045799465</text:p>
          </table:table-cell>
          <table:table-cell office:value-type="float" office:value="1.10638933562426" calcext:value-type="float">
            <text:p>1.1063893356</text:p>
          </table:table-cell>
          <table:table-cell office:value-type="float" office:value="3.13528169106679" calcext:value-type="float">
            <text:p>3.1352816911</text:p>
          </table:table-cell>
          <table:table-cell office:value-type="float" office:value="-1.35152873826694" calcext:value-type="float">
            <text:p>-1.3515287383</text:p>
          </table:table-cell>
          <table:table-cell office:value-type="float" office:value="0.690932116129776" calcext:value-type="float">
            <text:p>0.6909321161</text:p>
          </table:table-cell>
          <table:table-cell office:value-type="float" office:value="-2.09069743444495" calcext:value-type="float">
            <text:p>-2.0906974344</text:p>
          </table:table-cell>
          <table:table-cell office:value-type="float" office:value="1.52308000698213" calcext:value-type="float">
            <text:p>1.523080007</text:p>
          </table:table-cell>
          <table:table-cell office:value-type="float" office:value="-0.24609797513318" calcext:value-type="float">
            <text:p>-0.2460979751</text:p>
          </table:table-cell>
          <table:table-cell office:value-type="float" office:value="-1.0616153302631" calcext:value-type="float">
            <text:p>-1.0616153303</text:p>
          </table:table-cell>
          <table:table-cell office:value-type="float" office:value="0.466127462480867" calcext:value-type="float">
            <text:p>0.4661274625</text:p>
          </table:table-cell>
          <table:table-cell office:value-type="float" office:value="-0.0922967835435701" calcext:value-type="float">
            <text:p>-0.0922967835</text:p>
          </table:table-cell>
          <table:table-cell office:value-type="float" office:value="0.684725300647258" calcext:value-type="float">
            <text:p>0.6847253006</text:p>
          </table:table-cell>
          <table:table-cell office:value-type="float" office:value="-0.190604932942645" calcext:value-type="float">
            <text:p>-0.1906049329</text:p>
          </table:table-cell>
          <table:table-cell office:value-type="float" office:value="0.0447712264398354" calcext:value-type="float">
            <text:p>0.0447712264</text:p>
          </table:table-cell>
          <table:table-cell office:value-type="float" office:value="0.393354320490163" calcext:value-type="float">
            <text:p>0.3933543205</text:p>
          </table:table-cell>
          <table:table-cell office:value-type="float" office:value="0.128788918609114" calcext:value-type="float">
            <text:p>0.12878891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57" calcext:value-type="float">
            <text:p>357</text:p>
          </table:table-cell>
          <table:table-cell office:value-type="float" office:value="-0.711928463741055" calcext:value-type="float">
            <text:p>-0.7119284637</text:p>
          </table:table-cell>
          <table:table-cell office:value-type="float" office:value="1.54742310558414" calcext:value-type="float">
            <text:p>1.5474231056</text:p>
          </table:table-cell>
          <table:table-cell office:value-type="float" office:value="1.79975948782012" calcext:value-type="float">
            <text:p>1.7997594878</text:p>
          </table:table-cell>
          <table:table-cell office:value-type="float" office:value="2.48905965234492" calcext:value-type="float">
            <text:p>2.4890596523</text:p>
          </table:table-cell>
          <table:table-cell office:value-type="float" office:value="0.450496981199394" calcext:value-type="float">
            <text:p>0.4504969812</text:p>
          </table:table-cell>
          <table:table-cell office:value-type="float" office:value="1.0737619805471" calcext:value-type="float">
            <text:p>1.0737619805</text:p>
          </table:table-cell>
          <table:table-cell office:value-type="float" office:value="0.309374239228469" calcext:value-type="float">
            <text:p>0.3093742392</text:p>
          </table:table-cell>
          <table:table-cell office:value-type="float" office:value="0.450853944132975" calcext:value-type="float">
            <text:p>0.4508539441</text:p>
          </table:table-cell>
          <table:table-cell office:value-type="float" office:value="-1.56010692281051" calcext:value-type="float">
            <text:p>-1.5601069228</text:p>
          </table:table-cell>
          <table:table-cell office:value-type="float" office:value="1.23135612903041" calcext:value-type="float">
            <text:p>1.231356129</text:p>
          </table:table-cell>
          <table:table-cell office:value-type="float" office:value="1.73844979255567" calcext:value-type="float">
            <text:p>1.7384497926</text:p>
          </table:table-cell>
          <table:table-cell office:value-type="float" office:value="0.568282854773767" calcext:value-type="float">
            <text:p>0.5682828548</text:p>
          </table:table-cell>
          <table:table-cell office:value-type="float" office:value="0.247293952784407" calcext:value-type="float">
            <text:p>0.2472939528</text:p>
          </table:table-cell>
          <table:table-cell office:value-type="float" office:value="0.402147248906363" calcext:value-type="float">
            <text:p>0.4021472489</text:p>
          </table:table-cell>
          <table:table-cell office:value-type="float" office:value="1.07716894846817" calcext:value-type="float">
            <text:p>1.0771689485</text:p>
          </table:table-cell>
          <table:table-cell office:value-type="float" office:value="-0.409582855556616" calcext:value-type="float">
            <text:p>-0.4095828556</text:p>
          </table:table-cell>
          <table:table-cell office:value-type="float" office:value="0.2693620608508" calcext:value-type="float">
            <text:p>0.2693620609</text:p>
          </table:table-cell>
          <table:table-cell office:value-type="float" office:value="-0.561707935063332" calcext:value-type="float">
            <text:p>-0.5617079351</text:p>
          </table:table-cell>
          <table:table-cell office:value-type="float" office:value="0.385188707196439" calcext:value-type="float">
            <text:p>0.38518870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58" calcext:value-type="float">
            <text:p>358</text:p>
          </table:table-cell>
          <table:table-cell office:value-type="float" office:value="1.10625081303158" calcext:value-type="float">
            <text:p>1.106250813</text:p>
          </table:table-cell>
          <table:table-cell office:value-type="float" office:value="0.398625211642428" calcext:value-type="float">
            <text:p>0.3986252116</text:p>
          </table:table-cell>
          <table:table-cell office:value-type="float" office:value="0.860420675089462" calcext:value-type="float">
            <text:p>0.8604206751</text:p>
          </table:table-cell>
          <table:table-cell office:value-type="float" office:value="2.3888621035228" calcext:value-type="float">
            <text:p>2.3888621035</text:p>
          </table:table-cell>
          <table:table-cell office:value-type="float" office:value="-0.365842960240857" calcext:value-type="float">
            <text:p>-0.3658429602</text:p>
          </table:table-cell>
          <table:table-cell office:value-type="float" office:value="-0.192568394174517" calcext:value-type="float">
            <text:p>-0.1925683942</text:p>
          </table:table-cell>
          <table:table-cell office:value-type="float" office:value="-0.121769311988553" calcext:value-type="float">
            <text:p>-0.121769312</text:p>
          </table:table-cell>
          <table:table-cell office:value-type="float" office:value="0.150875510370194" calcext:value-type="float">
            <text:p>0.1508755104</text:p>
          </table:table-cell>
          <table:table-cell office:value-type="float" office:value="-0.733270908012624" calcext:value-type="float">
            <text:p>-0.733270908</text:p>
          </table:table-cell>
          <table:table-cell office:value-type="float" office:value="0.860899788346002" calcext:value-type="float">
            <text:p>0.8608997883</text:p>
          </table:table-cell>
          <table:table-cell office:value-type="float" office:value="0.981651769311535" calcext:value-type="float">
            <text:p>0.9816517693</text:p>
          </table:table-cell>
          <table:table-cell office:value-type="float" office:value="-0.0797157774341723" calcext:value-type="float">
            <text:p>-0.0797157774</text:p>
          </table:table-cell>
          <table:table-cell office:value-type="float" office:value="-1.41802443822234" calcext:value-type="float">
            <text:p>-1.4180244382</text:p>
          </table:table-cell>
          <table:table-cell office:value-type="float" office:value="0.723821050185894" calcext:value-type="float">
            <text:p>0.7238210502</text:p>
          </table:table-cell>
          <table:table-cell office:value-type="float" office:value="0.0492269929092909" calcext:value-type="float">
            <text:p>0.0492269929</text:p>
          </table:table-cell>
          <table:table-cell office:value-type="float" office:value="1.10137020773738" calcext:value-type="float">
            <text:p>1.1013702077</text:p>
          </table:table-cell>
          <table:table-cell office:value-type="float" office:value="-0.839421955205334" calcext:value-type="float">
            <text:p>-0.8394219552</text:p>
          </table:table-cell>
          <table:table-cell office:value-type="float" office:value="0.18597715711353" calcext:value-type="float">
            <text:p>0.1859771571</text:p>
          </table:table-cell>
          <table:table-cell office:value-type="float" office:value="-0.620854914526167" calcext:value-type="float">
            <text:p>-0.62085491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58" calcext:value-type="float">
            <text:p>358</text:p>
          </table:table-cell>
          <table:table-cell office:value-type="float" office:value="-0.424665607097005" calcext:value-type="float">
            <text:p>-0.4246656071</text:p>
          </table:table-cell>
          <table:table-cell office:value-type="float" office:value="0.554293424117749" calcext:value-type="float">
            <text:p>0.5542934241</text:p>
          </table:table-cell>
          <table:table-cell office:value-type="float" office:value="1.37423411846402" calcext:value-type="float">
            <text:p>1.3742341185</text:p>
          </table:table-cell>
          <table:table-cell office:value-type="float" office:value="-0.447451226370809" calcext:value-type="float">
            <text:p>-0.4474512264</text:p>
          </table:table-cell>
          <table:table-cell office:value-type="float" office:value="0.288247577152586" calcext:value-type="float">
            <text:p>0.2882475772</text:p>
          </table:table-cell>
          <table:table-cell office:value-type="float" office:value="-1.08253559059145" calcext:value-type="float">
            <text:p>-1.0825355906</text:p>
          </table:table-cell>
          <table:table-cell office:value-type="float" office:value="0.969034687214964" calcext:value-type="float">
            <text:p>0.9690346872</text:p>
          </table:table-cell>
          <table:table-cell office:value-type="float" office:value="-0.347445945013518" calcext:value-type="float">
            <text:p>-0.347445945</text:p>
          </table:table-cell>
          <table:table-cell office:value-type="float" office:value="-0.109677745541789" calcext:value-type="float">
            <text:p>-0.1096777455</text:p>
          </table:table-cell>
          <table:table-cell office:value-type="float" office:value="-0.258586842026223" calcext:value-type="float">
            <text:p>-0.258586842</text:p>
          </table:table-cell>
          <table:table-cell office:value-type="float" office:value="-0.32843275927937" calcext:value-type="float">
            <text:p>-0.3284327593</text:p>
          </table:table-cell>
          <table:table-cell office:value-type="float" office:value="0.315485393223271" calcext:value-type="float">
            <text:p>0.3154853932</text:p>
          </table:table-cell>
          <table:table-cell office:value-type="float" office:value="0.755611995493966" calcext:value-type="float">
            <text:p>0.7556119955</text:p>
          </table:table-cell>
          <table:table-cell office:value-type="float" office:value="-0.30142323802254" calcext:value-type="float">
            <text:p>-0.301423238</text:p>
          </table:table-cell>
          <table:table-cell office:value-type="float" office:value="0.280566234618957" calcext:value-type="float">
            <text:p>0.2805662346</text:p>
          </table:table-cell>
          <table:table-cell office:value-type="float" office:value="0.311837757593568" calcext:value-type="float">
            <text:p>0.3118377576</text:p>
          </table:table-cell>
          <table:table-cell office:value-type="float" office:value="-0.813543198269719" calcext:value-type="float">
            <text:p>-0.8135431983</text:p>
          </table:table-cell>
          <table:table-cell office:value-type="float" office:value="-0.384037606738944" calcext:value-type="float">
            <text:p>-0.3840376067</text:p>
          </table:table-cell>
          <table:table-cell office:value-type="float" office:value="-0.822537834935508" calcext:value-type="float">
            <text:p>-0.82253783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9" calcext:value-type="float">
            <text:p>359</text:p>
          </table:table-cell>
          <table:table-cell office:value-type="float" office:value="1.2615973020388" calcext:value-type="float">
            <text:p>1.261597302</text:p>
          </table:table-cell>
          <table:table-cell office:value-type="float" office:value="0.256345955260126" calcext:value-type="float">
            <text:p>0.2563459553</text:p>
          </table:table-cell>
          <table:table-cell office:value-type="float" office:value="0.513253570696435" calcext:value-type="float">
            <text:p>0.5132535707</text:p>
          </table:table-cell>
          <table:table-cell office:value-type="float" office:value="0.619053786672134" calcext:value-type="float">
            <text:p>0.6190537867</text:p>
          </table:table-cell>
          <table:table-cell office:value-type="float" office:value="-0.472481831799073" calcext:value-type="float">
            <text:p>-0.4724818318</text:p>
          </table:table-cell>
          <table:table-cell office:value-type="float" office:value="-0.989342090478555" calcext:value-type="float">
            <text:p>-0.9893420905</text:p>
          </table:table-cell>
          <table:table-cell office:value-type="float" office:value="0.0654310855191308" calcext:value-type="float">
            <text:p>0.0654310855</text:p>
          </table:table-cell>
          <table:table-cell office:value-type="float" office:value="-0.208781369884727" calcext:value-type="float">
            <text:p>-0.2087813699</text:p>
          </table:table-cell>
          <table:table-cell office:value-type="float" office:value="0.035924426882849" calcext:value-type="float">
            <text:p>0.0359244269</text:p>
          </table:table-cell>
          <table:table-cell office:value-type="float" office:value="-0.0673073927524191" calcext:value-type="float">
            <text:p>-0.0673073928</text:p>
          </table:table-cell>
          <table:table-cell office:value-type="float" office:value="-0.208956269359136" calcext:value-type="float">
            <text:p>-0.2089562694</text:p>
          </table:table-cell>
          <table:table-cell office:value-type="float" office:value="0.401118984601164" calcext:value-type="float">
            <text:p>0.4011189846</text:p>
          </table:table-cell>
          <table:table-cell office:value-type="float" office:value="0.378213343288469" calcext:value-type="float">
            <text:p>0.3782133433</text:p>
          </table:table-cell>
          <table:table-cell office:value-type="float" office:value="0.2265033244692" calcext:value-type="float">
            <text:p>0.2265033245</text:p>
          </table:table-cell>
          <table:table-cell office:value-type="float" office:value="1.02523626205022" calcext:value-type="float">
            <text:p>1.0252362621</text:p>
          </table:table-cell>
          <table:table-cell office:value-type="float" office:value="0.30102482323929" calcext:value-type="float">
            <text:p>0.3010248232</text:p>
          </table:table-cell>
          <table:table-cell office:value-type="float" office:value="-0.428124079502522" calcext:value-type="float">
            <text:p>-0.4281240795</text:p>
          </table:table-cell>
          <table:table-cell office:value-type="float" office:value="-0.548734615199486" calcext:value-type="float">
            <text:p>-0.5487346152</text:p>
          </table:table-cell>
          <table:table-cell office:value-type="float" office:value="-0.117592718949215" calcext:value-type="float">
            <text:p>-0.117592718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0" calcext:value-type="float">
            <text:p>360</text:p>
          </table:table-cell>
          <table:table-cell office:value-type="float" office:value="1.29540611366961" calcext:value-type="float">
            <text:p>1.2954061137</text:p>
          </table:table-cell>
          <table:table-cell office:value-type="float" office:value="0.296881362896136" calcext:value-type="float">
            <text:p>0.2968813629</text:p>
          </table:table-cell>
          <table:table-cell office:value-type="float" office:value="0.068724824891864" calcext:value-type="float">
            <text:p>0.0687248249</text:p>
          </table:table-cell>
          <table:table-cell office:value-type="float" office:value="0.572690232982924" calcext:value-type="float">
            <text:p>0.572690233</text:p>
          </table:table-cell>
          <table:table-cell office:value-type="float" office:value="-0.165698374876104" calcext:value-type="float">
            <text:p>-0.1656983749</text:p>
          </table:table-cell>
          <table:table-cell office:value-type="float" office:value="-0.781113471527394" calcext:value-type="float">
            <text:p>-0.7811134715</text:p>
          </table:table-cell>
          <table:table-cell office:value-type="float" office:value="0.0309534469772342" calcext:value-type="float">
            <text:p>0.030953447</text:p>
          </table:table-cell>
          <table:table-cell office:value-type="float" office:value="-0.133051027841164" calcext:value-type="float">
            <text:p>-0.1330510278</text:p>
          </table:table-cell>
          <table:table-cell office:value-type="float" office:value="0.165736866280832" calcext:value-type="float">
            <text:p>0.1657368663</text:p>
          </table:table-cell>
          <table:table-cell office:value-type="float" office:value="-0.262785407465561" calcext:value-type="float">
            <text:p>-0.2627854075</text:p>
          </table:table-cell>
          <table:table-cell office:value-type="float" office:value="-0.655279963354797" calcext:value-type="float">
            <text:p>-0.6552799634</text:p>
          </table:table-cell>
          <table:table-cell office:value-type="float" office:value="-0.280688223207058" calcext:value-type="float">
            <text:p>-0.2806882232</text:p>
          </table:table-cell>
          <table:table-cell office:value-type="float" office:value="-0.316138159666373" calcext:value-type="float">
            <text:p>-0.3161381597</text:p>
          </table:table-cell>
          <table:table-cell office:value-type="float" office:value="-0.193371142423157" calcext:value-type="float">
            <text:p>-0.1933711424</text:p>
          </table:table-cell>
          <table:table-cell office:value-type="float" office:value="1.20291697340878" calcext:value-type="float">
            <text:p>1.2029169734</text:p>
          </table:table-cell>
          <table:table-cell office:value-type="float" office:value="0.664982628560591" calcext:value-type="float">
            <text:p>0.6649826286</text:p>
          </table:table-cell>
          <table:table-cell office:value-type="float" office:value="-0.164332587589256" calcext:value-type="float">
            <text:p>-0.1643325876</text:p>
          </table:table-cell>
          <table:table-cell office:value-type="float" office:value="-0.0459963713373784" calcext:value-type="float">
            <text:p>-0.0459963713</text:p>
          </table:table-cell>
          <table:table-cell office:value-type="float" office:value="0.00873458082919259" calcext:value-type="float">
            <text:p>0.00873458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" calcext:value-type="float">
            <text:p>362</text:p>
          </table:table-cell>
          <table:table-cell office:value-type="float" office:value="-0.692698818107399" calcext:value-type="float">
            <text:p>-0.6926988181</text:p>
          </table:table-cell>
          <table:table-cell office:value-type="float" office:value="0.291548412085799" calcext:value-type="float">
            <text:p>0.2915484121</text:p>
          </table:table-cell>
          <table:table-cell office:value-type="float" office:value="1.57522762626918" calcext:value-type="float">
            <text:p>1.5752276263</text:p>
          </table:table-cell>
          <table:table-cell office:value-type="float" office:value="-1.21940041216185" calcext:value-type="float">
            <text:p>-1.2194004122</text:p>
          </table:table-cell>
          <table:table-cell office:value-type="float" office:value="-0.302257479513764" calcext:value-type="float">
            <text:p>-0.3022574795</text:p>
          </table:table-cell>
          <table:table-cell office:value-type="float" office:value="0.670790163275082" calcext:value-type="float">
            <text:p>0.6707901633</text:p>
          </table:table-cell>
          <table:table-cell office:value-type="float" office:value="0.333059412564653" calcext:value-type="float">
            <text:p>0.3330594126</text:p>
          </table:table-cell>
          <table:table-cell office:value-type="float" office:value="0.153874719975505" calcext:value-type="float">
            <text:p>0.15387472</text:p>
          </table:table-cell>
          <table:table-cell office:value-type="float" office:value="1.19854123068295" calcext:value-type="float">
            <text:p>1.1985412307</text:p>
          </table:table-cell>
          <table:table-cell office:value-type="float" office:value="-1.47388205637055" calcext:value-type="float">
            <text:p>-1.4738820564</text:p>
          </table:table-cell>
          <table:table-cell office:value-type="float" office:value="-1.39019437068829" calcext:value-type="float">
            <text:p>-1.3901943707</text:p>
          </table:table-cell>
          <table:table-cell office:value-type="float" office:value="-0.0218758187705562" calcext:value-type="float">
            <text:p>-0.0218758188</text:p>
          </table:table-cell>
          <table:table-cell office:value-type="float" office:value="-0.242528635734148" calcext:value-type="float">
            <text:p>-0.2425286357</text:p>
          </table:table-cell>
          <table:table-cell office:value-type="float" office:value="-0.273344546414673" calcext:value-type="float">
            <text:p>-0.2733445464</text:p>
          </table:table-cell>
          <table:table-cell office:value-type="float" office:value="1.32858230420074" calcext:value-type="float">
            <text:p>1.3285823042</text:p>
          </table:table-cell>
          <table:table-cell office:value-type="float" office:value="-1.1600333528518" calcext:value-type="float">
            <text:p>-1.1600333529</text:p>
          </table:table-cell>
          <table:table-cell office:value-type="float" office:value="0.280766892451492" calcext:value-type="float">
            <text:p>0.2807668925</text:p>
          </table:table-cell>
          <table:table-cell office:value-type="float" office:value="0.320173091142157" calcext:value-type="float">
            <text:p>0.3201730911</text:p>
          </table:table-cell>
          <table:table-cell office:value-type="float" office:value="1.58853181014167" calcext:value-type="float">
            <text:p>1.58853181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-1.0286989631437" calcext:value-type="float">
            <text:p>-1.0286989631</text:p>
          </table:table-cell>
          <table:table-cell office:value-type="float" office:value="0.910514553316548" calcext:value-type="float">
            <text:p>0.9105145533</text:p>
          </table:table-cell>
          <table:table-cell office:value-type="float" office:value="1.91518004501525" calcext:value-type="float">
            <text:p>1.915180045</text:p>
          </table:table-cell>
          <table:table-cell office:value-type="float" office:value="2.46938359868018" calcext:value-type="float">
            <text:p>2.4693835987</text:p>
          </table:table-cell>
          <table:table-cell office:value-type="float" office:value="-0.00837508197429735" calcext:value-type="float">
            <text:p>-0.008375082</text:p>
          </table:table-cell>
          <table:table-cell office:value-type="float" office:value="0.59758412370364" calcext:value-type="float">
            <text:p>0.5975841237</text:p>
          </table:table-cell>
          <table:table-cell office:value-type="float" office:value="0.251531228603661" calcext:value-type="float">
            <text:p>0.2515312286</text:p>
          </table:table-cell>
          <table:table-cell office:value-type="float" office:value="-0.331730263946744" calcext:value-type="float">
            <text:p>-0.3317302639</text:p>
          </table:table-cell>
          <table:table-cell office:value-type="float" office:value="-0.0956393317927111" calcext:value-type="float">
            <text:p>-0.0956393318</text:p>
          </table:table-cell>
          <table:table-cell office:value-type="float" office:value="1.34874966998555" calcext:value-type="float">
            <text:p>1.34874967</text:p>
          </table:table-cell>
          <table:table-cell office:value-type="float" office:value="-1.12612638945112" calcext:value-type="float">
            <text:p>-1.1261263895</text:p>
          </table:table-cell>
          <table:table-cell office:value-type="float" office:value="-0.0564294123451975" calcext:value-type="float">
            <text:p>-0.0564294123</text:p>
          </table:table-cell>
          <table:table-cell office:value-type="float" office:value="1.14153155402892" calcext:value-type="float">
            <text:p>1.141531554</text:p>
          </table:table-cell>
          <table:table-cell office:value-type="float" office:value="-0.98467417785685" calcext:value-type="float">
            <text:p>-0.9846741779</text:p>
          </table:table-cell>
          <table:table-cell office:value-type="float" office:value="0.40977550607515" calcext:value-type="float">
            <text:p>0.4097755061</text:p>
          </table:table-cell>
          <table:table-cell office:value-type="float" office:value="0.291836915255607" calcext:value-type="float">
            <text:p>0.2918369153</text:p>
          </table:table-cell>
          <table:table-cell office:value-type="float" office:value="-0.648131542129128" calcext:value-type="float">
            <text:p>-0.6481315421</text:p>
          </table:table-cell>
          <table:table-cell office:value-type="float" office:value="0.337318998571304" calcext:value-type="float">
            <text:p>0.3373189986</text:p>
          </table:table-cell>
          <table:table-cell office:value-type="float" office:value="0.242735755957035" calcext:value-type="float">
            <text:p>0.2427357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65" calcext:value-type="float">
            <text:p>365</text:p>
          </table:table-cell>
          <table:table-cell office:value-type="float" office:value="-0.456585658702141" calcext:value-type="float">
            <text:p>-0.4565856587</text:p>
          </table:table-cell>
          <table:table-cell office:value-type="float" office:value="0.541707557441951" calcext:value-type="float">
            <text:p>0.5417075574</text:p>
          </table:table-cell>
          <table:table-cell office:value-type="float" office:value="1.33129724259932" calcext:value-type="float">
            <text:p>1.3312972426</text:p>
          </table:table-cell>
          <table:table-cell office:value-type="float" office:value="0.559447257178546" calcext:value-type="float">
            <text:p>0.5594472572</text:p>
          </table:table-cell>
          <table:table-cell office:value-type="float" office:value="0.18404479048022" calcext:value-type="float">
            <text:p>0.1840447905</text:p>
          </table:table-cell>
          <table:table-cell office:value-type="float" office:value="0.612792452974651" calcext:value-type="float">
            <text:p>0.612792453</text:p>
          </table:table-cell>
          <table:table-cell office:value-type="float" office:value="0.632758584309442" calcext:value-type="float">
            <text:p>0.6327585843</text:p>
          </table:table-cell>
          <table:table-cell office:value-type="float" office:value="0.152252961755782" calcext:value-type="float">
            <text:p>0.1522529618</text:p>
          </table:table-cell>
          <table:table-cell office:value-type="float" office:value="-0.20219626758349" calcext:value-type="float">
            <text:p>-0.2021962676</text:p>
          </table:table-cell>
          <table:table-cell office:value-type="float" office:value="-0.510698499529772" calcext:value-type="float">
            <text:p>-0.5106984995</text:p>
          </table:table-cell>
          <table:table-cell office:value-type="float" office:value="-1.36392912418313" calcext:value-type="float">
            <text:p>-1.3639291242</text:p>
          </table:table-cell>
          <table:table-cell office:value-type="float" office:value="-0.431828043630946" calcext:value-type="float">
            <text:p>-0.4318280436</text:p>
          </table:table-cell>
          <table:table-cell office:value-type="float" office:value="-0.477288803630706" calcext:value-type="float">
            <text:p>-0.4772888036</text:p>
          </table:table-cell>
          <table:table-cell office:value-type="float" office:value="0.00556693068576652" calcext:value-type="float">
            <text:p>0.0055669307</text:p>
          </table:table-cell>
          <table:table-cell office:value-type="float" office:value="0.518554013750091" calcext:value-type="float">
            <text:p>0.5185540138</text:p>
          </table:table-cell>
          <table:table-cell office:value-type="float" office:value="-0.784473070825561" calcext:value-type="float">
            <text:p>-0.7844730708</text:p>
          </table:table-cell>
          <table:table-cell office:value-type="float" office:value="0.425146452428223" calcext:value-type="float">
            <text:p>0.4251464524</text:p>
          </table:table-cell>
          <table:table-cell office:value-type="float" office:value="-0.490890387890865" calcext:value-type="float">
            <text:p>-0.4908903879</text:p>
          </table:table-cell>
          <table:table-cell office:value-type="float" office:value="1.31923691323076" calcext:value-type="float">
            <text:p>1.31923691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65" calcext:value-type="float">
            <text:p>365</text:p>
          </table:table-cell>
          <table:table-cell office:value-type="float" office:value="-1.20943716011249" calcext:value-type="float">
            <text:p>-1.2094371601</text:p>
          </table:table-cell>
          <table:table-cell office:value-type="float" office:value="0.949446219081882" calcext:value-type="float">
            <text:p>0.9494462191</text:p>
          </table:table-cell>
          <table:table-cell office:value-type="float" office:value="-0.429811066470978" calcext:value-type="float">
            <text:p>-0.4298110665</text:p>
          </table:table-cell>
          <table:table-cell office:value-type="float" office:value="-2.64009352094142" calcext:value-type="float">
            <text:p>-2.6400935209</text:p>
          </table:table-cell>
          <table:table-cell office:value-type="float" office:value="2.60138680803508" calcext:value-type="float">
            <text:p>2.601386808</text:p>
          </table:table-cell>
          <table:table-cell office:value-type="float" office:value="3.05696553572267" calcext:value-type="float">
            <text:p>3.0569655357</text:p>
          </table:table-cell>
          <table:table-cell office:value-type="float" office:value="0.473494762269552" calcext:value-type="float">
            <text:p>0.4734947623</text:p>
          </table:table-cell>
          <table:table-cell office:value-type="float" office:value="0.280729185601077" calcext:value-type="float">
            <text:p>0.2807291856</text:p>
          </table:table-cell>
          <table:table-cell office:value-type="float" office:value="0.853043392864496" calcext:value-type="float">
            <text:p>0.8530433929</text:p>
          </table:table-cell>
          <table:table-cell office:value-type="float" office:value="1.02389272369477" calcext:value-type="float">
            <text:p>1.0238927237</text:p>
          </table:table-cell>
          <table:table-cell office:value-type="float" office:value="0.0253545544381803" calcext:value-type="float">
            <text:p>0.0253545544</text:p>
          </table:table-cell>
          <table:table-cell office:value-type="float" office:value="-0.386034223934218" calcext:value-type="float">
            <text:p>-0.3860342239</text:p>
          </table:table-cell>
          <table:table-cell office:value-type="float" office:value="-0.161597449654263" calcext:value-type="float">
            <text:p>-0.1615974497</text:p>
          </table:table-cell>
          <table:table-cell office:value-type="float" office:value="-0.558824188126343" calcext:value-type="float">
            <text:p>-0.5588241881</text:p>
          </table:table-cell>
          <table:table-cell office:value-type="float" office:value="0.714131153910289" calcext:value-type="float">
            <text:p>0.7141311539</text:p>
          </table:table-cell>
          <table:table-cell office:value-type="float" office:value="0.553552719001945" calcext:value-type="float">
            <text:p>0.553552719</text:p>
          </table:table-cell>
          <table:table-cell office:value-type="float" office:value="-1.39350759674469" calcext:value-type="float">
            <text:p>-1.3935075967</text:p>
          </table:table-cell>
          <table:table-cell office:value-type="float" office:value="-0.123716654717597" calcext:value-type="float">
            <text:p>-0.1237166547</text:p>
          </table:table-cell>
          <table:table-cell office:value-type="float" office:value="-0.369462645173232" calcext:value-type="float">
            <text:p>-0.36946264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6" calcext:value-type="float">
            <text:p>366</text:p>
          </table:table-cell>
          <table:table-cell office:value-type="float" office:value="-1.1856978458655" calcext:value-type="float">
            <text:p>-1.1856978459</text:p>
          </table:table-cell>
          <table:table-cell office:value-type="float" office:value="-0.386509990091968" calcext:value-type="float">
            <text:p>-0.3865099901</text:p>
          </table:table-cell>
          <table:table-cell office:value-type="float" office:value="1.62307213323478" calcext:value-type="float">
            <text:p>1.6230721332</text:p>
          </table:table-cell>
          <table:table-cell office:value-type="float" office:value="1.63640561013473" calcext:value-type="float">
            <text:p>1.6364056101</text:p>
          </table:table-cell>
          <table:table-cell office:value-type="float" office:value="1.10250551000118" calcext:value-type="float">
            <text:p>1.10250551</text:p>
          </table:table-cell>
          <table:table-cell office:value-type="float" office:value="-0.683316716784857" calcext:value-type="float">
            <text:p>-0.6833167168</text:p>
          </table:table-cell>
          <table:table-cell office:value-type="float" office:value="-0.303337040584506" calcext:value-type="float">
            <text:p>-0.3033370406</text:p>
          </table:table-cell>
          <table:table-cell office:value-type="float" office:value="0.285652538078265" calcext:value-type="float">
            <text:p>0.2856525381</text:p>
          </table:table-cell>
          <table:table-cell office:value-type="float" office:value="-0.0560846050155522" calcext:value-type="float">
            <text:p>-0.056084605</text:p>
          </table:table-cell>
          <table:table-cell office:value-type="float" office:value="-0.17392110656648" calcext:value-type="float">
            <text:p>-0.1739211066</text:p>
          </table:table-cell>
          <table:table-cell office:value-type="float" office:value="-0.989359563178869" calcext:value-type="float">
            <text:p>-0.9893595632</text:p>
          </table:table-cell>
          <table:table-cell office:value-type="float" office:value="-0.886212408741823" calcext:value-type="float">
            <text:p>-0.8862124087</text:p>
          </table:table-cell>
          <table:table-cell office:value-type="float" office:value="-2.20088352326707" calcext:value-type="float">
            <text:p>-2.2008835233</text:p>
          </table:table-cell>
          <table:table-cell office:value-type="float" office:value="0.512295927239538" calcext:value-type="float">
            <text:p>0.5122959272</text:p>
          </table:table-cell>
          <table:table-cell office:value-type="float" office:value="0.512634309600403" calcext:value-type="float">
            <text:p>0.5126343096</text:p>
          </table:table-cell>
          <table:table-cell office:value-type="float" office:value="-1.14465238921641" calcext:value-type="float">
            <text:p>-1.1446523892</text:p>
          </table:table-cell>
          <table:table-cell office:value-type="float" office:value="0.788359614130177" calcext:value-type="float">
            <text:p>0.7883596141</text:p>
          </table:table-cell>
          <table:table-cell office:value-type="float" office:value="-0.383729570611328" calcext:value-type="float">
            <text:p>-0.3837295706</text:p>
          </table:table-cell>
          <table:table-cell office:value-type="float" office:value="0.800943441580851" calcext:value-type="float">
            <text:p>0.80094344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6" calcext:value-type="float">
            <text:p>366</text:p>
          </table:table-cell>
          <table:table-cell office:value-type="float" office:value="1.0203989643983" calcext:value-type="float">
            <text:p>1.0203989644</text:p>
          </table:table-cell>
          <table:table-cell office:value-type="float" office:value="-0.639478785995106" calcext:value-type="float">
            <text:p>-0.639478786</text:p>
          </table:table-cell>
          <table:table-cell office:value-type="float" office:value="0.941567785978575" calcext:value-type="float">
            <text:p>0.941567786</text:p>
          </table:table-cell>
          <table:table-cell office:value-type="float" office:value="0.121306846118969" calcext:value-type="float">
            <text:p>0.1213068461</text:p>
          </table:table-cell>
          <table:table-cell office:value-type="float" office:value="-0.99631980555391" calcext:value-type="float">
            <text:p>-0.9963198056</text:p>
          </table:table-cell>
          <table:table-cell office:value-type="float" office:value="0.177803376377325" calcext:value-type="float">
            <text:p>0.1778033764</text:p>
          </table:table-cell>
          <table:table-cell office:value-type="float" office:value="-0.589656167545766" calcext:value-type="float">
            <text:p>-0.5896561675</text:p>
          </table:table-cell>
          <table:table-cell office:value-type="float" office:value="0.153583205320163" calcext:value-type="float">
            <text:p>0.1535832053</text:p>
          </table:table-cell>
          <table:table-cell office:value-type="float" office:value="0.835978621256444" calcext:value-type="float">
            <text:p>0.8359786213</text:p>
          </table:table-cell>
          <table:table-cell office:value-type="float" office:value="-0.347747200973645" calcext:value-type="float">
            <text:p>-0.347747201</text:p>
          </table:table-cell>
          <table:table-cell office:value-type="float" office:value="0.749884441669471" calcext:value-type="float">
            <text:p>0.7498844417</text:p>
          </table:table-cell>
          <table:table-cell office:value-type="float" office:value="1.58796086275103" calcext:value-type="float">
            <text:p>1.5879608628</text:p>
          </table:table-cell>
          <table:table-cell office:value-type="float" office:value="0.768012270708657" calcext:value-type="float">
            <text:p>0.7680122707</text:p>
          </table:table-cell>
          <table:table-cell office:value-type="float" office:value="-0.518588084856838" calcext:value-type="float">
            <text:p>-0.5185880849</text:p>
          </table:table-cell>
          <table:table-cell office:value-type="float" office:value="-1.05642326476466" calcext:value-type="float">
            <text:p>-1.0564232648</text:p>
          </table:table-cell>
          <table:table-cell office:value-type="float" office:value="0.145775491299831" calcext:value-type="float">
            <text:p>0.1457754913</text:p>
          </table:table-cell>
          <table:table-cell office:value-type="float" office:value="-0.268681211207118" calcext:value-type="float">
            <text:p>-0.2686812112</text:p>
          </table:table-cell>
          <table:table-cell office:value-type="float" office:value="-0.117414458222594" calcext:value-type="float">
            <text:p>-0.1174144582</text:p>
          </table:table-cell>
          <table:table-cell office:value-type="float" office:value="0.844974615349372" calcext:value-type="float">
            <text:p>0.844974615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7" calcext:value-type="float">
            <text:p>367</text:p>
          </table:table-cell>
          <table:table-cell office:value-type="float" office:value="1.2562165510808" calcext:value-type="float">
            <text:p>1.2562165511</text:p>
          </table:table-cell>
          <table:table-cell office:value-type="float" office:value="0.255027771814694" calcext:value-type="float">
            <text:p>0.2550277718</text:p>
          </table:table-cell>
          <table:table-cell office:value-type="float" office:value="0.277716368985945" calcext:value-type="float">
            <text:p>0.277716369</text:p>
          </table:table-cell>
          <table:table-cell office:value-type="float" office:value="0.706677006371955" calcext:value-type="float">
            <text:p>0.7066770064</text:p>
          </table:table-cell>
          <table:table-cell office:value-type="float" office:value="-0.495830728963615" calcext:value-type="float">
            <text:p>-0.495830729</text:p>
          </table:table-cell>
          <table:table-cell office:value-type="float" office:value="-1.10673549562135" calcext:value-type="float">
            <text:p>-1.1067354956</text:p>
          </table:table-cell>
          <table:table-cell office:value-type="float" office:value="-0.00849308617981816" calcext:value-type="float">
            <text:p>-0.0084930862</text:p>
          </table:table-cell>
          <table:table-cell office:value-type="float" office:value="-0.124504206218129" calcext:value-type="float">
            <text:p>-0.1245042062</text:p>
          </table:table-cell>
          <table:table-cell office:value-type="float" office:value="0.24368732055133" calcext:value-type="float">
            <text:p>0.2436873206</text:p>
          </table:table-cell>
          <table:table-cell office:value-type="float" office:value="-0.241481176592501" calcext:value-type="float">
            <text:p>-0.2414811766</text:p>
          </table:table-cell>
          <table:table-cell office:value-type="float" office:value="-0.303760814471006" calcext:value-type="float">
            <text:p>-0.3037608145</text:p>
          </table:table-cell>
          <table:table-cell office:value-type="float" office:value="-0.506626174332418" calcext:value-type="float">
            <text:p>-0.5066261743</text:p>
          </table:table-cell>
          <table:table-cell office:value-type="float" office:value="-1.16869944841821" calcext:value-type="float">
            <text:p>-1.1686994484</text:p>
          </table:table-cell>
          <table:table-cell office:value-type="float" office:value="-0.0100845122212282" calcext:value-type="float">
            <text:p>-0.0100845122</text:p>
          </table:table-cell>
          <table:table-cell office:value-type="float" office:value="1.24687154490685" calcext:value-type="float">
            <text:p>1.2468715449</text:p>
          </table:table-cell>
          <table:table-cell office:value-type="float" office:value="0.54382096858142" calcext:value-type="float">
            <text:p>0.5438209686</text:p>
          </table:table-cell>
          <table:table-cell office:value-type="float" office:value="0.0744697233555058" calcext:value-type="float">
            <text:p>0.0744697234</text:p>
          </table:table-cell>
          <table:table-cell office:value-type="float" office:value="-0.128265451016797" calcext:value-type="float">
            <text:p>-0.128265451</text:p>
          </table:table-cell>
          <table:table-cell office:value-type="float" office:value="-0.188904073962071" calcext:value-type="float">
            <text:p>-0.188904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8" calcext:value-type="float">
            <text:p>368</text:p>
          </table:table-cell>
          <table:table-cell office:value-type="float" office:value="1.23917323388257" calcext:value-type="float">
            <text:p>1.2391732339</text:p>
          </table:table-cell>
          <table:table-cell office:value-type="float" office:value="0.10336791843768" calcext:value-type="float">
            <text:p>0.1033679184</text:p>
          </table:table-cell>
          <table:table-cell office:value-type="float" office:value="0.371710701187315" calcext:value-type="float">
            <text:p>0.3717107012</text:p>
          </table:table-cell>
          <table:table-cell office:value-type="float" office:value="0.44003317388674" calcext:value-type="float">
            <text:p>0.4400331739</text:p>
          </table:table-cell>
          <table:table-cell office:value-type="float" office:value="-0.370396355629073" calcext:value-type="float">
            <text:p>-0.3703963556</text:p>
          </table:table-cell>
          <table:table-cell office:value-type="float" office:value="-0.509393233384056" calcext:value-type="float">
            <text:p>-0.5093932334</text:p>
          </table:table-cell>
          <table:table-cell office:value-type="float" office:value="-0.129165339372591" calcext:value-type="float">
            <text:p>-0.1291653394</text:p>
          </table:table-cell>
          <table:table-cell office:value-type="float" office:value="0.0305576579024732" calcext:value-type="float">
            <text:p>0.0305576579</text:p>
          </table:table-cell>
          <table:table-cell office:value-type="float" office:value="-0.0105776510794315" calcext:value-type="float">
            <text:p>-0.0105776511</text:p>
          </table:table-cell>
          <table:table-cell office:value-type="float" office:value="0.13877803678566" calcext:value-type="float">
            <text:p>0.1387780368</text:p>
          </table:table-cell>
          <table:table-cell office:value-type="float" office:value="0.98559230490693" calcext:value-type="float">
            <text:p>0.9855923049</text:p>
          </table:table-cell>
          <table:table-cell office:value-type="float" office:value="0.311878743389219" calcext:value-type="float">
            <text:p>0.3118787434</text:p>
          </table:table-cell>
          <table:table-cell office:value-type="float" office:value="-0.912072066801718" calcext:value-type="float">
            <text:p>-0.9120720668</text:p>
          </table:table-cell>
          <table:table-cell office:value-type="float" office:value="0.655089001136582" calcext:value-type="float">
            <text:p>0.6550890011</text:p>
          </table:table-cell>
          <table:table-cell office:value-type="float" office:value="0.486979422158168" calcext:value-type="float">
            <text:p>0.4869794222</text:p>
          </table:table-cell>
          <table:table-cell office:value-type="float" office:value="0.65093621518062" calcext:value-type="float">
            <text:p>0.6509362152</text:p>
          </table:table-cell>
          <table:table-cell office:value-type="float" office:value="-0.72412819158788" calcext:value-type="float">
            <text:p>-0.7241281916</text:p>
          </table:table-cell>
          <table:table-cell office:value-type="float" office:value="0.207022608158767" calcext:value-type="float">
            <text:p>0.2070226082</text:p>
          </table:table-cell>
          <table:table-cell office:value-type="float" office:value="0.301955280022727" calcext:value-type="float">
            <text:p>0.301955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8" calcext:value-type="float">
            <text:p>368</text:p>
          </table:table-cell>
          <table:table-cell office:value-type="float" office:value="-0.409899592587" calcext:value-type="float">
            <text:p>-0.4098995926</text:p>
          </table:table-cell>
          <table:table-cell office:value-type="float" office:value="1.18308756526926" calcext:value-type="float">
            <text:p>1.1830875653</text:p>
          </table:table-cell>
          <table:table-cell office:value-type="float" office:value="1.59896704783592" calcext:value-type="float">
            <text:p>1.5989670478</text:p>
          </table:table-cell>
          <table:table-cell office:value-type="float" office:value="0.35308835423035" calcext:value-type="float">
            <text:p>0.3530883542</text:p>
          </table:table-cell>
          <table:table-cell office:value-type="float" office:value="0.309710019802076" calcext:value-type="float">
            <text:p>0.3097100198</text:p>
          </table:table-cell>
          <table:table-cell office:value-type="float" office:value="-0.312399991678796" calcext:value-type="float">
            <text:p>-0.3123999917</text:p>
          </table:table-cell>
          <table:table-cell office:value-type="float" office:value="0.707197413005536" calcext:value-type="float">
            <text:p>0.707197413</text:p>
          </table:table-cell>
          <table:table-cell office:value-type="float" office:value="-0.0432064902376725" calcext:value-type="float">
            <text:p>-0.0432064902</text:p>
          </table:table-cell>
          <table:table-cell office:value-type="float" office:value="-0.89286898747464" calcext:value-type="float">
            <text:p>-0.8928689875</text:p>
          </table:table-cell>
          <table:table-cell office:value-type="float" office:value="-0.684800184134323" calcext:value-type="float">
            <text:p>-0.6848001841</text:p>
          </table:table-cell>
          <table:table-cell office:value-type="float" office:value="0.237011017639282" calcext:value-type="float">
            <text:p>0.2370110176</text:p>
          </table:table-cell>
          <table:table-cell office:value-type="float" office:value="0.513399774118512" calcext:value-type="float">
            <text:p>0.5133997741</text:p>
          </table:table-cell>
          <table:table-cell office:value-type="float" office:value="1.25825777933396" calcext:value-type="float">
            <text:p>1.2582577793</text:p>
          </table:table-cell>
          <table:table-cell office:value-type="float" office:value="-0.52148833165945" calcext:value-type="float">
            <text:p>-0.5214883317</text:p>
          </table:table-cell>
          <table:table-cell office:value-type="float" office:value="1.40389771378531" calcext:value-type="float">
            <text:p>1.4038977138</text:p>
          </table:table-cell>
          <table:table-cell office:value-type="float" office:value="-0.243457561256418" calcext:value-type="float">
            <text:p>-0.2434575613</text:p>
          </table:table-cell>
          <table:table-cell office:value-type="float" office:value="0.491733589442823" calcext:value-type="float">
            <text:p>0.4917335894</text:p>
          </table:table-cell>
          <table:table-cell office:value-type="float" office:value="-0.618058044321218" calcext:value-type="float">
            <text:p>-0.6180580443</text:p>
          </table:table-cell>
          <table:table-cell office:value-type="float" office:value="0.293941888763813" calcext:value-type="float">
            <text:p>0.293941888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9" calcext:value-type="float">
            <text:p>369</text:p>
          </table:table-cell>
          <table:table-cell office:value-type="float" office:value="1.24060011229358" calcext:value-type="float">
            <text:p>1.2406001123</text:p>
          </table:table-cell>
          <table:table-cell office:value-type="float" office:value="0.747735015779921" calcext:value-type="float">
            <text:p>0.7477350158</text:p>
          </table:table-cell>
          <table:table-cell office:value-type="float" office:value="-0.214136192168044" calcext:value-type="float">
            <text:p>-0.2141361922</text:p>
          </table:table-cell>
          <table:table-cell office:value-type="float" office:value="1.30147536316146" calcext:value-type="float">
            <text:p>1.3014753632</text:p>
          </table:table-cell>
          <table:table-cell office:value-type="float" office:value="0.124739708766457" calcext:value-type="float">
            <text:p>0.1247397088</text:p>
          </table:table-cell>
          <table:table-cell office:value-type="float" office:value="-1.1721834169708" calcext:value-type="float">
            <text:p>-1.172183417</text:p>
          </table:table-cell>
          <table:table-cell office:value-type="float" office:value="0.371058609831854" calcext:value-type="float">
            <text:p>0.3710586098</text:p>
          </table:table-cell>
          <table:table-cell office:value-type="float" office:value="-0.306401437194645" calcext:value-type="float">
            <text:p>-0.3064014372</text:p>
          </table:table-cell>
          <table:table-cell office:value-type="float" office:value="-0.246672199166961" calcext:value-type="float">
            <text:p>-0.2466721992</text:p>
          </table:table-cell>
          <table:table-cell office:value-type="float" office:value="-0.597783921246271" calcext:value-type="float">
            <text:p>-0.5977839212</text:p>
          </table:table-cell>
          <table:table-cell office:value-type="float" office:value="0.227746612970307" calcext:value-type="float">
            <text:p>0.227746613</text:p>
          </table:table-cell>
          <table:table-cell office:value-type="float" office:value="0.525386862226906" calcext:value-type="float">
            <text:p>0.5253868622</text:p>
          </table:table-cell>
          <table:table-cell office:value-type="float" office:value="1.05957103937693" calcext:value-type="float">
            <text:p>1.0595710394</text:p>
          </table:table-cell>
          <table:table-cell office:value-type="float" office:value="-1.2695490179833" calcext:value-type="float">
            <text:p>-1.269549018</text:p>
          </table:table-cell>
          <table:table-cell office:value-type="float" office:value="0.939238881981084" calcext:value-type="float">
            <text:p>0.939238882</text:p>
          </table:table-cell>
          <table:table-cell office:value-type="float" office:value="0.452822160340478" calcext:value-type="float">
            <text:p>0.4528221603</text:p>
          </table:table-cell>
          <table:table-cell office:value-type="float" office:value="0.611010721679414" calcext:value-type="float">
            <text:p>0.6110107217</text:p>
          </table:table-cell>
          <table:table-cell office:value-type="float" office:value="0.332028615928606" calcext:value-type="float">
            <text:p>0.3320286159</text:p>
          </table:table-cell>
          <table:table-cell office:value-type="float" office:value="-0.590463561080425" calcext:value-type="float">
            <text:p>-0.59046356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69" calcext:value-type="float">
            <text:p>369</text:p>
          </table:table-cell>
          <table:table-cell office:value-type="float" office:value="0.953918203343811" calcext:value-type="float">
            <text:p>0.9539182033</text:p>
          </table:table-cell>
          <table:table-cell office:value-type="float" office:value="-0.760595477682288" calcext:value-type="float">
            <text:p>-0.7605954777</text:p>
          </table:table-cell>
          <table:table-cell office:value-type="float" office:value="1.09161059514784" calcext:value-type="float">
            <text:p>1.0916105951</text:p>
          </table:table-cell>
          <table:table-cell office:value-type="float" office:value="0.147114856888749" calcext:value-type="float">
            <text:p>0.1471148569</text:p>
          </table:table-cell>
          <table:table-cell office:value-type="float" office:value="-0.729795657488462" calcext:value-type="float">
            <text:p>-0.7297956575</text:p>
          </table:table-cell>
          <table:table-cell office:value-type="float" office:value="1.43014788227366" calcext:value-type="float">
            <text:p>1.4301478823</text:p>
          </table:table-cell>
          <table:table-cell office:value-type="float" office:value="-1.07046956518968" calcext:value-type="float">
            <text:p>-1.0704695652</text:p>
          </table:table-cell>
          <table:table-cell office:value-type="float" office:value="0.727964986419444" calcext:value-type="float">
            <text:p>0.7279649864</text:p>
          </table:table-cell>
          <table:table-cell office:value-type="float" office:value="1.43273386998325" calcext:value-type="float">
            <text:p>1.43273387</text:p>
          </table:table-cell>
          <table:table-cell office:value-type="float" office:value="-0.602645979204797" calcext:value-type="float">
            <text:p>-0.6026459792</text:p>
          </table:table-cell>
          <table:table-cell office:value-type="float" office:value="0.152245213416982" calcext:value-type="float">
            <text:p>0.1522452134</text:p>
          </table:table-cell>
          <table:table-cell office:value-type="float" office:value="0.109983151715899" calcext:value-type="float">
            <text:p>0.1099831517</text:p>
          </table:table-cell>
          <table:table-cell office:value-type="float" office:value="-1.93645467469628" calcext:value-type="float">
            <text:p>-1.9364546747</text:p>
          </table:table-cell>
          <table:table-cell office:value-type="float" office:value="-0.0550908862385921" calcext:value-type="float">
            <text:p>-0.0550908862</text:p>
          </table:table-cell>
          <table:table-cell office:value-type="float" office:value="0.961466874268864" calcext:value-type="float">
            <text:p>0.9614668743</text:p>
          </table:table-cell>
          <table:table-cell office:value-type="float" office:value="-1.39462654596873" calcext:value-type="float">
            <text:p>-1.394626546</text:p>
          </table:table-cell>
          <table:table-cell office:value-type="float" office:value="1.56974292824251" calcext:value-type="float">
            <text:p>1.5697429282</text:p>
          </table:table-cell>
          <table:table-cell office:value-type="float" office:value="-2.4661151558428" calcext:value-type="float">
            <text:p>-2.4661151558</text:p>
          </table:table-cell>
          <table:table-cell office:value-type="float" office:value="-1.20379645632375" calcext:value-type="float">
            <text:p>-1.203796456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9" calcext:value-type="float">
            <text:p>369</text:p>
          </table:table-cell>
          <table:table-cell office:value-type="float" office:value="1.25572940817485" calcext:value-type="float">
            <text:p>1.2557294082</text:p>
          </table:table-cell>
          <table:table-cell office:value-type="float" office:value="0.297650061970427" calcext:value-type="float">
            <text:p>0.297650062</text:p>
          </table:table-cell>
          <table:table-cell office:value-type="float" office:value="0.28752640927889" calcext:value-type="float">
            <text:p>0.2875264093</text:p>
          </table:table-cell>
          <table:table-cell office:value-type="float" office:value="0.699902086074476" calcext:value-type="float">
            <text:p>0.6999020861</text:p>
          </table:table-cell>
          <table:table-cell office:value-type="float" office:value="-0.43840525601403" calcext:value-type="float">
            <text:p>-0.438405256</text:p>
          </table:table-cell>
          <table:table-cell office:value-type="float" office:value="-1.08854243844526" calcext:value-type="float">
            <text:p>-1.0885424384</text:p>
          </table:table-cell>
          <table:table-cell office:value-type="float" office:value="0.0344214814804353" calcext:value-type="float">
            <text:p>0.0344214815</text:p>
          </table:table-cell>
          <table:table-cell office:value-type="float" office:value="-0.159595856771105" calcext:value-type="float">
            <text:p>-0.1595958568</text:p>
          </table:table-cell>
          <table:table-cell office:value-type="float" office:value="0.149989659526928" calcext:value-type="float">
            <text:p>0.1499896595</text:p>
          </table:table-cell>
          <table:table-cell office:value-type="float" office:value="-0.260027512560174" calcext:value-type="float">
            <text:p>-0.2600275126</text:p>
          </table:table-cell>
          <table:table-cell office:value-type="float" office:value="-0.202845456930275" calcext:value-type="float">
            <text:p>-0.2028454569</text:p>
          </table:table-cell>
          <table:table-cell office:value-type="float" office:value="-0.178269773164092" calcext:value-type="float">
            <text:p>-0.1782697732</text:p>
          </table:table-cell>
          <table:table-cell office:value-type="float" office:value="-0.546817410114751" calcext:value-type="float">
            <text:p>-0.5468174101</text:p>
          </table:table-cell>
          <table:table-cell office:value-type="float" office:value="-0.133805464176869" calcext:value-type="float">
            <text:p>-0.1338054642</text:p>
          </table:table-cell>
          <table:table-cell office:value-type="float" office:value="1.17925294069831" calcext:value-type="float">
            <text:p>1.1792529407</text:p>
          </table:table-cell>
          <table:table-cell office:value-type="float" office:value="0.516409850930783" calcext:value-type="float">
            <text:p>0.5164098509</text:p>
          </table:table-cell>
          <table:table-cell office:value-type="float" office:value="0.0369990644857496" calcext:value-type="float">
            <text:p>0.0369990645</text:p>
          </table:table-cell>
          <table:table-cell office:value-type="float" office:value="-0.20247743777968" calcext:value-type="float">
            <text:p>-0.2024774378</text:p>
          </table:table-cell>
          <table:table-cell office:value-type="float" office:value="-0.191225043019069" calcext:value-type="float">
            <text:p>-0.1912250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70" calcext:value-type="float">
            <text:p>370</text:p>
          </table:table-cell>
          <table:table-cell office:value-type="float" office:value="1.35444505657635" calcext:value-type="float">
            <text:p>1.3544450566</text:p>
          </table:table-cell>
          <table:table-cell office:value-type="float" office:value="-0.815296710428542" calcext:value-type="float">
            <text:p>-0.8152967104</text:p>
          </table:table-cell>
          <table:table-cell office:value-type="float" office:value="0.83649830474627" calcext:value-type="float">
            <text:p>0.8364983047</text:p>
          </table:table-cell>
          <table:table-cell office:value-type="float" office:value="-0.617140247482377" calcext:value-type="float">
            <text:p>-0.6171402475</text:p>
          </table:table-cell>
          <table:table-cell office:value-type="float" office:value="-1.30412373459186" calcext:value-type="float">
            <text:p>-1.3041237346</text:p>
          </table:table-cell>
          <table:table-cell office:value-type="float" office:value="-0.025273808852629" calcext:value-type="float">
            <text:p>-0.0252738089</text:p>
          </table:table-cell>
          <table:table-cell office:value-type="float" office:value="-1.14717738913733" calcext:value-type="float">
            <text:p>-1.1471773891</text:p>
          </table:table-cell>
          <table:table-cell office:value-type="float" office:value="0.162996087748923" calcext:value-type="float">
            <text:p>0.1629960877</text:p>
          </table:table-cell>
          <table:table-cell office:value-type="float" office:value="-0.258341353334488" calcext:value-type="float">
            <text:p>-0.2583413533</text:p>
          </table:table-cell>
          <table:table-cell office:value-type="float" office:value="0.660341204443022" calcext:value-type="float">
            <text:p>0.6603412044</text:p>
          </table:table-cell>
          <table:table-cell office:value-type="float" office:value="0.63253962306816" calcext:value-type="float">
            <text:p>0.6325396231</text:p>
          </table:table-cell>
          <table:table-cell office:value-type="float" office:value="-0.0569301512205459" calcext:value-type="float">
            <text:p>-0.0569301512</text:p>
          </table:table-cell>
          <table:table-cell office:value-type="float" office:value="-0.351267301213591" calcext:value-type="float">
            <text:p>-0.3512673012</text:p>
          </table:table-cell>
          <table:table-cell office:value-type="float" office:value="-0.466689478971864" calcext:value-type="float">
            <text:p>-0.466689479</text:p>
          </table:table-cell>
          <table:table-cell office:value-type="float" office:value="-0.835734314601234" calcext:value-type="float">
            <text:p>-0.8357343146</text:p>
          </table:table-cell>
          <table:table-cell office:value-type="float" office:value="1.15737663281572" calcext:value-type="float">
            <text:p>1.1573766328</text:p>
          </table:table-cell>
          <table:table-cell office:value-type="float" office:value="0.186554348435169" calcext:value-type="float">
            <text:p>0.1865543484</text:p>
          </table:table-cell>
          <table:table-cell office:value-type="float" office:value="-0.579700440211146" calcext:value-type="float">
            <text:p>-0.5797004402</text:p>
          </table:table-cell>
          <table:table-cell office:value-type="float" office:value="1.07700860232339" calcext:value-type="float">
            <text:p>1.07700860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73" calcext:value-type="float">
            <text:p>373</text:p>
          </table:table-cell>
          <table:table-cell office:value-type="float" office:value="1.14924640309594" calcext:value-type="float">
            <text:p>1.1492464031</text:p>
          </table:table-cell>
          <table:table-cell office:value-type="float" office:value="0.0183582863218721" calcext:value-type="float">
            <text:p>0.0183582863</text:p>
          </table:table-cell>
          <table:table-cell office:value-type="float" office:value="0.430439506948688" calcext:value-type="float">
            <text:p>0.4304395069</text:p>
          </table:table-cell>
          <table:table-cell office:value-type="float" office:value="0.537502628461751" calcext:value-type="float">
            <text:p>0.5375026285</text:p>
          </table:table-cell>
          <table:table-cell office:value-type="float" office:value="-0.430753530903707" calcext:value-type="float">
            <text:p>-0.4307535309</text:p>
          </table:table-cell>
          <table:table-cell office:value-type="float" office:value="-0.394698515797711" calcext:value-type="float">
            <text:p>-0.3946985158</text:p>
          </table:table-cell>
          <table:table-cell office:value-type="float" office:value="-0.151398394374747" calcext:value-type="float">
            <text:p>-0.1513983944</text:p>
          </table:table-cell>
          <table:table-cell office:value-type="float" office:value="0.135031481226388" calcext:value-type="float">
            <text:p>0.1350314812</text:p>
          </table:table-cell>
          <table:table-cell office:value-type="float" office:value="-0.00495868988131462" calcext:value-type="float">
            <text:p>-0.0049586899</text:p>
          </table:table-cell>
          <table:table-cell office:value-type="float" office:value="0.113950211700351" calcext:value-type="float">
            <text:p>0.1139502117</text:p>
          </table:table-cell>
          <table:table-cell office:value-type="float" office:value="1.55906929932358" calcext:value-type="float">
            <text:p>1.5590692993</text:p>
          </table:table-cell>
          <table:table-cell office:value-type="float" office:value="0.267601709627723" calcext:value-type="float">
            <text:p>0.2676017096</text:p>
          </table:table-cell>
          <table:table-cell office:value-type="float" office:value="-1.60121216524561" calcext:value-type="float">
            <text:p>-1.6012121652</text:p>
          </table:table-cell>
          <table:table-cell office:value-type="float" office:value="0.85325151679208" calcext:value-type="float">
            <text:p>0.8532515168</text:p>
          </table:table-cell>
          <table:table-cell office:value-type="float" office:value="0.653695377310618" calcext:value-type="float">
            <text:p>0.6536953773</text:p>
          </table:table-cell>
          <table:table-cell office:value-type="float" office:value="0.128873170607526" calcext:value-type="float">
            <text:p>0.1288731706</text:p>
          </table:table-cell>
          <table:table-cell office:value-type="float" office:value="-0.174429639210805" calcext:value-type="float">
            <text:p>-0.1744296392</text:p>
          </table:table-cell>
          <table:table-cell office:value-type="float" office:value="-0.343327425092585" calcext:value-type="float">
            <text:p>-0.3433274251</text:p>
          </table:table-cell>
          <table:table-cell office:value-type="float" office:value="-0.243970217558956" calcext:value-type="float">
            <text:p>-0.24397021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73" calcext:value-type="float">
            <text:p>373</text:p>
          </table:table-cell>
          <table:table-cell office:value-type="float" office:value="-1.25447577889493" calcext:value-type="float">
            <text:p>-1.2544757789</text:p>
          </table:table-cell>
          <table:table-cell office:value-type="float" office:value="0.32225015556692" calcext:value-type="float">
            <text:p>0.3222501556</text:p>
          </table:table-cell>
          <table:table-cell office:value-type="float" office:value="1.78450727289907" calcext:value-type="float">
            <text:p>1.7845072729</text:p>
          </table:table-cell>
          <table:table-cell office:value-type="float" office:value="-0.307396214485128" calcext:value-type="float">
            <text:p>-0.3073962145</text:p>
          </table:table-cell>
          <table:table-cell office:value-type="float" office:value="1.00908572183006" calcext:value-type="float">
            <text:p>1.0090857218</text:p>
          </table:table-cell>
          <table:table-cell office:value-type="float" office:value="-0.998490957070008" calcext:value-type="float">
            <text:p>-0.9984909571</text:p>
          </table:table-cell>
          <table:table-cell office:value-type="float" office:value="0.328481711146244" calcext:value-type="float">
            <text:p>0.3284817111</text:p>
          </table:table-cell>
          <table:table-cell office:value-type="float" office:value="0.131284252754445" calcext:value-type="float">
            <text:p>0.1312842528</text:p>
          </table:table-cell>
          <table:table-cell office:value-type="float" office:value="-0.485255251846481" calcext:value-type="float">
            <text:p>-0.4852552518</text:p>
          </table:table-cell>
          <table:table-cell office:value-type="float" office:value="-1.02834266255714" calcext:value-type="float">
            <text:p>-1.0283426626</text:p>
          </table:table-cell>
          <table:table-cell office:value-type="float" office:value="-0.19815595831099" calcext:value-type="float">
            <text:p>-0.1981559583</text:p>
          </table:table-cell>
          <table:table-cell office:value-type="float" office:value="-0.360170943714396" calcext:value-type="float">
            <text:p>-0.3601709437</text:p>
          </table:table-cell>
          <table:table-cell office:value-type="float" office:value="-0.663443326070228" calcext:value-type="float">
            <text:p>-0.6634433261</text:p>
          </table:table-cell>
          <table:table-cell office:value-type="float" office:value="-0.227583563597481" calcext:value-type="float">
            <text:p>-0.2275835636</text:p>
          </table:table-cell>
          <table:table-cell office:value-type="float" office:value="0.87187298699654" calcext:value-type="float">
            <text:p>0.871872987</text:p>
          </table:table-cell>
          <table:table-cell office:value-type="float" office:value="0.352768204361038" calcext:value-type="float">
            <text:p>0.3527682044</text:p>
          </table:table-cell>
          <table:table-cell office:value-type="float" office:value="0.114133798103038" calcext:value-type="float">
            <text:p>0.1141337981</text:p>
          </table:table-cell>
          <table:table-cell office:value-type="float" office:value="-0.54310254000486" calcext:value-type="float">
            <text:p>-0.54310254</text:p>
          </table:table-cell>
          <table:table-cell office:value-type="float" office:value="-1.03833649549319" calcext:value-type="float">
            <text:p>-1.03833649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75" calcext:value-type="float">
            <text:p>375</text:p>
          </table:table-cell>
          <table:table-cell office:value-type="float" office:value="-0.837689399286165" calcext:value-type="float">
            <text:p>-0.8376893993</text:p>
          </table:table-cell>
          <table:table-cell office:value-type="float" office:value="0.777697548176039" calcext:value-type="float">
            <text:p>0.7776975482</text:p>
          </table:table-cell>
          <table:table-cell office:value-type="float" office:value="1.84125190788536" calcext:value-type="float">
            <text:p>1.8412519079</text:p>
          </table:table-cell>
          <table:table-cell office:value-type="float" office:value="3.05689168398457" calcext:value-type="float">
            <text:p>3.056891684</text:p>
          </table:table-cell>
          <table:table-cell office:value-type="float" office:value="0.303627257071124" calcext:value-type="float">
            <text:p>0.3036272571</text:p>
          </table:table-cell>
          <table:table-cell office:value-type="float" office:value="0.615334509308516" calcext:value-type="float">
            <text:p>0.6153345093</text:p>
          </table:table-cell>
          <table:table-cell office:value-type="float" office:value="0.531503581461395" calcext:value-type="float">
            <text:p>0.5315035815</text:p>
          </table:table-cell>
          <table:table-cell office:value-type="float" office:value="-0.0819552342448348" calcext:value-type="float">
            <text:p>-0.0819552342</text:p>
          </table:table-cell>
          <table:table-cell office:value-type="float" office:value="-0.522526743799903" calcext:value-type="float">
            <text:p>-0.5225267438</text:p>
          </table:table-cell>
          <table:table-cell office:value-type="float" office:value="1.14972499679762" calcext:value-type="float">
            <text:p>1.1497249968</text:p>
          </table:table-cell>
          <table:table-cell office:value-type="float" office:value="-0.692305560742973" calcext:value-type="float">
            <text:p>-0.6923055607</text:p>
          </table:table-cell>
          <table:table-cell office:value-type="float" office:value="-0.219451806165663" calcext:value-type="float">
            <text:p>-0.2194518062</text:p>
          </table:table-cell>
          <table:table-cell office:value-type="float" office:value="-0.0641819494289172" calcext:value-type="float">
            <text:p>-0.0641819494</text:p>
          </table:table-cell>
          <table:table-cell office:value-type="float" office:value="-0.473905555194458" calcext:value-type="float">
            <text:p>-0.4739055552</text:p>
          </table:table-cell>
          <table:table-cell office:value-type="float" office:value="0.119392545678428" calcext:value-type="float">
            <text:p>0.1193925457</text:p>
          </table:table-cell>
          <table:table-cell office:value-type="float" office:value="-1.01412000836274" calcext:value-type="float">
            <text:p>-1.0141200084</text:p>
          </table:table-cell>
          <table:table-cell office:value-type="float" office:value="0.596687496042489" calcext:value-type="float">
            <text:p>0.596687496</text:p>
          </table:table-cell>
          <table:table-cell office:value-type="float" office:value="-0.637465521952005" calcext:value-type="float">
            <text:p>-0.637465522</text:p>
          </table:table-cell>
          <table:table-cell office:value-type="float" office:value="0.826731025996206" calcext:value-type="float">
            <text:p>0.8267310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76" calcext:value-type="float">
            <text:p>376</text:p>
          </table:table-cell>
          <table:table-cell office:value-type="float" office:value="1.22089576726054" calcext:value-type="float">
            <text:p>1.2208957673</text:p>
          </table:table-cell>
          <table:table-cell office:value-type="float" office:value="0.116242672593297" calcext:value-type="float">
            <text:p>0.1162426726</text:p>
          </table:table-cell>
          <table:table-cell office:value-type="float" office:value="0.545204566234499" calcext:value-type="float">
            <text:p>0.5452045662</text:p>
          </table:table-cell>
          <table:table-cell office:value-type="float" office:value="0.838269474284817" calcext:value-type="float">
            <text:p>0.8382694743</text:p>
          </table:table-cell>
          <table:table-cell office:value-type="float" office:value="-0.491895847467858" calcext:value-type="float">
            <text:p>-0.4918958475</text:p>
          </table:table-cell>
          <table:table-cell office:value-type="float" office:value="-0.69120211806659" calcext:value-type="float">
            <text:p>-0.6912021181</text:p>
          </table:table-cell>
          <table:table-cell office:value-type="float" office:value="0.0379160980852379" calcext:value-type="float">
            <text:p>0.0379160981</text:p>
          </table:table-cell>
          <table:table-cell office:value-type="float" office:value="-0.180524134522773" calcext:value-type="float">
            <text:p>-0.1805241345</text:p>
          </table:table-cell>
          <table:table-cell office:value-type="float" office:value="0.348689639839509" calcext:value-type="float">
            <text:p>0.3486896398</text:p>
          </table:table-cell>
          <table:table-cell office:value-type="float" office:value="-0.218638497111897" calcext:value-type="float">
            <text:p>-0.2186384971</text:p>
          </table:table-cell>
          <table:table-cell office:value-type="float" office:value="-0.533170799367278" calcext:value-type="float">
            <text:p>-0.5331707994</text:p>
          </table:table-cell>
          <table:table-cell office:value-type="float" office:value="0.8774083022832" calcext:value-type="float">
            <text:p>0.8774083023</text:p>
          </table:table-cell>
          <table:table-cell office:value-type="float" office:value="0.720656119419286" calcext:value-type="float">
            <text:p>0.7206561194</text:p>
          </table:table-cell>
          <table:table-cell office:value-type="float" office:value="-0.218672389060942" calcext:value-type="float">
            <text:p>-0.2186723891</text:p>
          </table:table-cell>
          <table:table-cell office:value-type="float" office:value="-0.293054925642033" calcext:value-type="float">
            <text:p>-0.2930549256</text:p>
          </table:table-cell>
          <table:table-cell office:value-type="float" office:value="-0.317487131668617" calcext:value-type="float">
            <text:p>-0.3174871317</text:p>
          </table:table-cell>
          <table:table-cell office:value-type="float" office:value="-0.0108317390297517" calcext:value-type="float">
            <text:p>-0.010831739</text:p>
          </table:table-cell>
          <table:table-cell office:value-type="float" office:value="-0.805524142378544" calcext:value-type="float">
            <text:p>-0.8055241424</text:p>
          </table:table-cell>
          <table:table-cell office:value-type="float" office:value="0.211288138260068" calcext:value-type="float">
            <text:p>0.211288138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76" calcext:value-type="float">
            <text:p>376</text:p>
          </table:table-cell>
          <table:table-cell office:value-type="float" office:value="-0.439946497030056" calcext:value-type="float">
            <text:p>-0.439946497</text:p>
          </table:table-cell>
          <table:table-cell office:value-type="float" office:value="0.994795145722447" calcext:value-type="float">
            <text:p>0.9947951457</text:p>
          </table:table-cell>
          <table:table-cell office:value-type="float" office:value="1.35705761327694" calcext:value-type="float">
            <text:p>1.3570576133</text:p>
          </table:table-cell>
          <table:table-cell office:value-type="float" office:value="-0.0502881899964275" calcext:value-type="float">
            <text:p>-0.05028819</text:p>
          </table:table-cell>
          <table:table-cell office:value-type="float" office:value="0.108030045403226" calcext:value-type="float">
            <text:p>0.1080300454</text:p>
          </table:table-cell>
          <table:table-cell office:value-type="float" office:value="-0.31462076641589" calcext:value-type="float">
            <text:p>-0.3146207664</text:p>
          </table:table-cell>
          <table:table-cell office:value-type="float" office:value="0.500910069057771" calcext:value-type="float">
            <text:p>0.5009100691</text:p>
          </table:table-cell>
          <table:table-cell office:value-type="float" office:value="0.234651397146427" calcext:value-type="float">
            <text:p>0.2346513971</text:p>
          </table:table-cell>
          <table:table-cell office:value-type="float" office:value="-0.577011979569788" calcext:value-type="float">
            <text:p>-0.5770119796</text:p>
          </table:table-cell>
          <table:table-cell office:value-type="float" office:value="-0.370060229191115" calcext:value-type="float">
            <text:p>-0.3700602292</text:p>
          </table:table-cell>
          <table:table-cell office:value-type="float" office:value="1.78178199998263" calcext:value-type="float">
            <text:p>1.781782</text:p>
          </table:table-cell>
          <table:table-cell office:value-type="float" office:value="0.422373587097984" calcext:value-type="float">
            <text:p>0.4223735871</text:p>
          </table:table-cell>
          <table:table-cell office:value-type="float" office:value="-0.658924730662215" calcext:value-type="float">
            <text:p>-0.6589247307</text:p>
          </table:table-cell>
          <table:table-cell office:value-type="float" office:value="-0.0656005567147381" calcext:value-type="float">
            <text:p>-0.0656005567</text:p>
          </table:table-cell>
          <table:table-cell office:value-type="float" office:value="0.500144676538075" calcext:value-type="float">
            <text:p>0.5001446765</text:p>
          </table:table-cell>
          <table:table-cell office:value-type="float" office:value="0.257425481107178" calcext:value-type="float">
            <text:p>0.2574254811</text:p>
          </table:table-cell>
          <table:table-cell office:value-type="float" office:value="0.146188162304227" calcext:value-type="float">
            <text:p>0.1461881623</text:p>
          </table:table-cell>
          <table:table-cell office:value-type="float" office:value="-0.0801331611397738" calcext:value-type="float">
            <text:p>-0.0801331611</text:p>
          </table:table-cell>
          <table:table-cell office:value-type="float" office:value="-0.232624344883305" calcext:value-type="float">
            <text:p>-0.23262434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76" calcext:value-type="float">
            <text:p>376</text:p>
          </table:table-cell>
          <table:table-cell office:value-type="float" office:value="0.89405620757263" calcext:value-type="float">
            <text:p>0.8940562076</text:p>
          </table:table-cell>
          <table:table-cell office:value-type="float" office:value="-0.0310011882758798" calcext:value-type="float">
            <text:p>-0.0310011883</text:p>
          </table:table-cell>
          <table:table-cell office:value-type="float" office:value="1.51466468447078" calcext:value-type="float">
            <text:p>1.5146646845</text:p>
          </table:table-cell>
          <table:table-cell office:value-type="float" office:value="2.58727618822553" calcext:value-type="float">
            <text:p>2.5872761882</text:p>
          </table:table-cell>
          <table:table-cell office:value-type="float" office:value="-0.222692610162726" calcext:value-type="float">
            <text:p>-0.2226926102</text:p>
          </table:table-cell>
          <table:table-cell office:value-type="float" office:value="1.98777211659919" calcext:value-type="float">
            <text:p>1.9877721166</text:p>
          </table:table-cell>
          <table:table-cell office:value-type="float" office:value="-0.922106337449837" calcext:value-type="float">
            <text:p>-0.9221063374</text:p>
          </table:table-cell>
          <table:table-cell office:value-type="float" office:value="0.782939570518592" calcext:value-type="float">
            <text:p>0.7829395705</text:p>
          </table:table-cell>
          <table:table-cell office:value-type="float" office:value="0.181509785104822" calcext:value-type="float">
            <text:p>0.1815097851</text:p>
          </table:table-cell>
          <table:table-cell office:value-type="float" office:value="0.318344690165392" calcext:value-type="float">
            <text:p>0.3183446902</text:p>
          </table:table-cell>
          <table:table-cell office:value-type="float" office:value="0.168810156475924" calcext:value-type="float">
            <text:p>0.1688101565</text:p>
          </table:table-cell>
          <table:table-cell office:value-type="float" office:value="0.253735583728091" calcext:value-type="float">
            <text:p>0.2537355837</text:p>
          </table:table-cell>
          <table:table-cell office:value-type="float" office:value="-0.832725751633196" calcext:value-type="float">
            <text:p>-0.8327257516</text:p>
          </table:table-cell>
          <table:table-cell office:value-type="float" office:value="-0.124440102086123" calcext:value-type="float">
            <text:p>-0.1244401021</text:p>
          </table:table-cell>
          <table:table-cell office:value-type="float" office:value="0.845365228644855" calcext:value-type="float">
            <text:p>0.8453652286</text:p>
          </table:table-cell>
          <table:table-cell office:value-type="float" office:value="-0.703991352259176" calcext:value-type="float">
            <text:p>-0.7039913523</text:p>
          </table:table-cell>
          <table:table-cell office:value-type="float" office:value="0.949885718706769" calcext:value-type="float">
            <text:p>0.9498857187</text:p>
          </table:table-cell>
          <table:table-cell office:value-type="float" office:value="-2.15762370391804" calcext:value-type="float">
            <text:p>-2.1576237039</text:p>
          </table:table-cell>
          <table:table-cell office:value-type="float" office:value="-2.51442027279542" calcext:value-type="float">
            <text:p>-2.51442027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7" calcext:value-type="float">
            <text:p>377</text:p>
          </table:table-cell>
          <table:table-cell office:value-type="float" office:value="1.16691882274459" calcext:value-type="float">
            <text:p>1.1669188227</text:p>
          </table:table-cell>
          <table:table-cell office:value-type="float" office:value="0.0270490880031698" calcext:value-type="float">
            <text:p>0.027049088</text:p>
          </table:table-cell>
          <table:table-cell office:value-type="float" office:value="0.513875182118976" calcext:value-type="float">
            <text:p>0.5138751821</text:p>
          </table:table-cell>
          <table:table-cell office:value-type="float" office:value="0.86096534891176" calcext:value-type="float">
            <text:p>0.8609653489</text:p>
          </table:table-cell>
          <table:table-cell office:value-type="float" office:value="-0.519451576892328" calcext:value-type="float">
            <text:p>-0.5194515769</text:p>
          </table:table-cell>
          <table:table-cell office:value-type="float" office:value="-0.681147436586617" calcext:value-type="float">
            <text:p>-0.6811474366</text:p>
          </table:table-cell>
          <table:table-cell office:value-type="float" office:value="0.0749919437152553" calcext:value-type="float">
            <text:p>0.0749919437</text:p>
          </table:table-cell>
          <table:table-cell office:value-type="float" office:value="-0.187776069863001" calcext:value-type="float">
            <text:p>-0.1877760699</text:p>
          </table:table-cell>
          <table:table-cell office:value-type="float" office:value="0.345398694814444" calcext:value-type="float">
            <text:p>0.3453986948</text:p>
          </table:table-cell>
          <table:table-cell office:value-type="float" office:value="-0.231651941454573" calcext:value-type="float">
            <text:p>-0.2316519415</text:p>
          </table:table-cell>
          <table:table-cell office:value-type="float" office:value="-0.532770498904037" calcext:value-type="float">
            <text:p>-0.5327704989</text:p>
          </table:table-cell>
          <table:table-cell office:value-type="float" office:value="0.878559115130212" calcext:value-type="float">
            <text:p>0.8785591151</text:p>
          </table:table-cell>
          <table:table-cell office:value-type="float" office:value="0.725637447581961" calcext:value-type="float">
            <text:p>0.7256374476</text:p>
          </table:table-cell>
          <table:table-cell office:value-type="float" office:value="-0.212346884396997" calcext:value-type="float">
            <text:p>-0.2123468844</text:p>
          </table:table-cell>
          <table:table-cell office:value-type="float" office:value="-0.289540088844948" calcext:value-type="float">
            <text:p>-0.2895400888</text:p>
          </table:table-cell>
          <table:table-cell office:value-type="float" office:value="-0.313801998251875" calcext:value-type="float">
            <text:p>-0.3138019983</text:p>
          </table:table-cell>
          <table:table-cell office:value-type="float" office:value="-0.0100033991662239" calcext:value-type="float">
            <text:p>-0.0100033992</text:p>
          </table:table-cell>
          <table:table-cell office:value-type="float" office:value="-0.799799592108778" calcext:value-type="float">
            <text:p>-0.7997995921</text:p>
          </table:table-cell>
          <table:table-cell office:value-type="float" office:value="0.202364374998939" calcext:value-type="float">
            <text:p>0.2023643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78" calcext:value-type="float">
            <text:p>378</text:p>
          </table:table-cell>
          <table:table-cell office:value-type="float" office:value="-0.460445587001775" calcext:value-type="float">
            <text:p>-0.460445587</text:p>
          </table:table-cell>
          <table:table-cell office:value-type="float" office:value="0.720560638893991" calcext:value-type="float">
            <text:p>0.7205606389</text:p>
          </table:table-cell>
          <table:table-cell office:value-type="float" office:value="0.247835759740453" calcext:value-type="float">
            <text:p>0.2478357597</text:p>
          </table:table-cell>
          <table:table-cell office:value-type="float" office:value="-0.687521024203132" calcext:value-type="float">
            <text:p>-0.6875210242</text:p>
          </table:table-cell>
          <table:table-cell office:value-type="float" office:value="-0.627671057068035" calcext:value-type="float">
            <text:p>-0.6276710571</text:p>
          </table:table-cell>
          <table:table-cell office:value-type="float" office:value="-1.12970974961797" calcext:value-type="float">
            <text:p>-1.1297097496</text:p>
          </table:table-cell>
          <table:table-cell office:value-type="float" office:value="0.426560470730397" calcext:value-type="float">
            <text:p>0.4265604707</text:p>
          </table:table-cell>
          <table:table-cell office:value-type="float" office:value="0.0551949726020371" calcext:value-type="float">
            <text:p>0.0551949726</text:p>
          </table:table-cell>
          <table:table-cell office:value-type="float" office:value="-2.06346206683417" calcext:value-type="float">
            <text:p>-2.0634620668</text:p>
          </table:table-cell>
          <table:table-cell office:value-type="float" office:value="-0.278732164916722" calcext:value-type="float">
            <text:p>-0.2787321649</text:p>
          </table:table-cell>
          <table:table-cell office:value-type="float" office:value="-0.0513713880180839" calcext:value-type="float">
            <text:p>-0.051371388</text:p>
          </table:table-cell>
          <table:table-cell office:value-type="float" office:value="-0.3753346713678" calcext:value-type="float">
            <text:p>-0.3753346714</text:p>
          </table:table-cell>
          <table:table-cell office:value-type="float" office:value="1.28199009064161" calcext:value-type="float">
            <text:p>1.2819900906</text:p>
          </table:table-cell>
          <table:table-cell office:value-type="float" office:value="-0.877698922729098" calcext:value-type="float">
            <text:p>-0.8776989227</text:p>
          </table:table-cell>
          <table:table-cell office:value-type="float" office:value="0.543343781915662" calcext:value-type="float">
            <text:p>0.5433437819</text:p>
          </table:table-cell>
          <table:table-cell office:value-type="float" office:value="0.874039942861495" calcext:value-type="float">
            <text:p>0.8740399429</text:p>
          </table:table-cell>
          <table:table-cell office:value-type="float" office:value="1.42813284898716" calcext:value-type="float">
            <text:p>1.428132849</text:p>
          </table:table-cell>
          <table:table-cell office:value-type="float" office:value="-0.933302844539087" calcext:value-type="float">
            <text:p>-0.9333028445</text:p>
          </table:table-cell>
          <table:table-cell office:value-type="float" office:value="1.23962519867944" calcext:value-type="float">
            <text:p>1.239625198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79" calcext:value-type="float">
            <text:p>379</text:p>
          </table:table-cell>
          <table:table-cell office:value-type="float" office:value="-1.89609925225788" calcext:value-type="float">
            <text:p>-1.8960992523</text:p>
          </table:table-cell>
          <table:table-cell office:value-type="float" office:value="-1.82904618154786" calcext:value-type="float">
            <text:p>-1.8290461815</text:p>
          </table:table-cell>
          <table:table-cell office:value-type="float" office:value="1.1812221421476" calcext:value-type="float">
            <text:p>1.1812221421</text:p>
          </table:table-cell>
          <table:table-cell office:value-type="float" office:value="3.89784579615149" calcext:value-type="float">
            <text:p>3.8978457962</text:p>
          </table:table-cell>
          <table:table-cell office:value-type="float" office:value="-1.68646870453463" calcext:value-type="float">
            <text:p>-1.6864687045</text:p>
          </table:table-cell>
          <table:table-cell office:value-type="float" office:value="1.97637075512678" calcext:value-type="float">
            <text:p>1.9763707551</text:p>
          </table:table-cell>
          <table:table-cell office:value-type="float" office:value="-0.564107230460776" calcext:value-type="float">
            <text:p>-0.5641072305</text:p>
          </table:table-cell>
          <table:table-cell office:value-type="float" office:value="-2.40046491032775" calcext:value-type="float">
            <text:p>-2.4004649103</text:p>
          </table:table-cell>
          <table:table-cell office:value-type="float" office:value="-0.979201821482992" calcext:value-type="float">
            <text:p>-0.9792018215</text:p>
          </table:table-cell>
          <table:table-cell office:value-type="float" office:value="-0.284723547420908" calcext:value-type="float">
            <text:p>-0.2847235474</text:p>
          </table:table-cell>
          <table:table-cell office:value-type="float" office:value="0.284799423273594" calcext:value-type="float">
            <text:p>0.2847994233</text:p>
          </table:table-cell>
          <table:table-cell office:value-type="float" office:value="0.592318944366125" calcext:value-type="float">
            <text:p>0.5923189444</text:p>
          </table:table-cell>
          <table:table-cell office:value-type="float" office:value="-0.653926139218209" calcext:value-type="float">
            <text:p>-0.6539261392</text:p>
          </table:table-cell>
          <table:table-cell office:value-type="float" office:value="0.510773223299853" calcext:value-type="float">
            <text:p>0.5107732233</text:p>
          </table:table-cell>
          <table:table-cell office:value-type="float" office:value="-0.545063692116723" calcext:value-type="float">
            <text:p>-0.5450636921</text:p>
          </table:table-cell>
          <table:table-cell office:value-type="float" office:value="0.309555463761161" calcext:value-type="float">
            <text:p>0.3095554638</text:p>
          </table:table-cell>
          <table:table-cell office:value-type="float" office:value="0.259246565289502" calcext:value-type="float">
            <text:p>0.2592465653</text:p>
          </table:table-cell>
          <table:table-cell office:value-type="float" office:value="0.660470304607634" calcext:value-type="float">
            <text:p>0.6604703046</text:p>
          </table:table-cell>
          <table:table-cell office:value-type="float" office:value="0.978842524591732" calcext:value-type="float">
            <text:p>0.97884252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0" calcext:value-type="float">
            <text:p>380</text:p>
          </table:table-cell>
          <table:table-cell office:value-type="float" office:value="-1.29983679037626" calcext:value-type="float">
            <text:p>-1.2998367904</text:p>
          </table:table-cell>
          <table:table-cell office:value-type="float" office:value="0.8818174638094" calcext:value-type="float">
            <text:p>0.8818174638</text:p>
          </table:table-cell>
          <table:table-cell office:value-type="float" office:value="1.4528418792573" calcext:value-type="float">
            <text:p>1.4528418793</text:p>
          </table:table-cell>
          <table:table-cell office:value-type="float" office:value="-1.29369833187415" calcext:value-type="float">
            <text:p>-1.2936983319</text:p>
          </table:table-cell>
          <table:table-cell office:value-type="float" office:value="-0.025104981110272" calcext:value-type="float">
            <text:p>-0.0251049811</text:p>
          </table:table-cell>
          <table:table-cell office:value-type="float" office:value="-1.170102626414" calcext:value-type="float">
            <text:p>-1.1701026264</text:p>
          </table:table-cell>
          <table:table-cell office:value-type="float" office:value="0.861610195375755" calcext:value-type="float">
            <text:p>0.8616101954</text:p>
          </table:table-cell>
          <table:table-cell office:value-type="float" office:value="-0.193933516387003" calcext:value-type="float">
            <text:p>-0.1939335164</text:p>
          </table:table-cell>
          <table:table-cell office:value-type="float" office:value="0.592000946564565" calcext:value-type="float">
            <text:p>0.5920009466</text:p>
          </table:table-cell>
          <table:table-cell office:value-type="float" office:value="0.241978857934286" calcext:value-type="float">
            <text:p>0.2419788579</text:p>
          </table:table-cell>
          <table:table-cell office:value-type="float" office:value="0.144973301434815" calcext:value-type="float">
            <text:p>0.1449733014</text:p>
          </table:table-cell>
          <table:table-cell office:value-type="float" office:value="-0.58389128427118" calcext:value-type="float">
            <text:p>-0.5838912843</text:p>
          </table:table-cell>
          <table:table-cell office:value-type="float" office:value="-1.59534531490549" calcext:value-type="float">
            <text:p>-1.5953453149</text:p>
          </table:table-cell>
          <table:table-cell office:value-type="float" office:value="0.0326128857482741" calcext:value-type="float">
            <text:p>0.0326128857</text:p>
          </table:table-cell>
          <table:table-cell office:value-type="float" office:value="0.752833857365528" calcext:value-type="float">
            <text:p>0.7528338574</text:p>
          </table:table-cell>
          <table:table-cell office:value-type="float" office:value="-0.0942863738983986" calcext:value-type="float">
            <text:p>-0.0942863739</text:p>
          </table:table-cell>
          <table:table-cell office:value-type="float" office:value="-0.16342701943749" calcext:value-type="float">
            <text:p>-0.1634270194</text:p>
          </table:table-cell>
          <table:table-cell office:value-type="float" office:value="-1.11117601351647" calcext:value-type="float">
            <text:p>-1.1111760135</text:p>
          </table:table-cell>
          <table:table-cell office:value-type="float" office:value="-1.1240245898857" calcext:value-type="float">
            <text:p>-1.12402458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0" calcext:value-type="float">
            <text:p>380</text:p>
          </table:table-cell>
          <table:table-cell office:value-type="float" office:value="1.15892316297527" calcext:value-type="float">
            <text:p>1.158923163</text:p>
          </table:table-cell>
          <table:table-cell office:value-type="float" office:value="0.165064337275553" calcext:value-type="float">
            <text:p>0.1650643373</text:p>
          </table:table-cell>
          <table:table-cell office:value-type="float" office:value="0.507315635964163" calcext:value-type="float">
            <text:p>0.507315636</text:p>
          </table:table-cell>
          <table:table-cell office:value-type="float" office:value="0.456052012917646" calcext:value-type="float">
            <text:p>0.4560520129</text:p>
          </table:table-cell>
          <table:table-cell office:value-type="float" office:value="-0.193599919220382" calcext:value-type="float">
            <text:p>-0.1935999192</text:p>
          </table:table-cell>
          <table:table-cell office:value-type="float" office:value="-0.180777006493524" calcext:value-type="float">
            <text:p>-0.1807770065</text:p>
          </table:table-cell>
          <table:table-cell office:value-type="float" office:value="-0.0704874536052093" calcext:value-type="float">
            <text:p>-0.0704874536</text:p>
          </table:table-cell>
          <table:table-cell office:value-type="float" office:value="0.046688089238415" calcext:value-type="float">
            <text:p>0.0466880892</text:p>
          </table:table-cell>
          <table:table-cell office:value-type="float" office:value="-0.302918164518936" calcext:value-type="float">
            <text:p>-0.3029181645</text:p>
          </table:table-cell>
          <table:table-cell office:value-type="float" office:value="0.0389728019945249" calcext:value-type="float">
            <text:p>0.038972802</text:p>
          </table:table-cell>
          <table:table-cell office:value-type="float" office:value="1.79679850248175" calcext:value-type="float">
            <text:p>1.7967985025</text:p>
          </table:table-cell>
          <table:table-cell office:value-type="float" office:value="1.43689300591935" calcext:value-type="float">
            <text:p>1.4368930059</text:p>
          </table:table-cell>
          <table:table-cell office:value-type="float" office:value="0.765249442045086" calcext:value-type="float">
            <text:p>0.765249442</text:p>
          </table:table-cell>
          <table:table-cell office:value-type="float" office:value="0.355946894352601" calcext:value-type="float">
            <text:p>0.3559468944</text:p>
          </table:table-cell>
          <table:table-cell office:value-type="float" office:value="0.523827759490932" calcext:value-type="float">
            <text:p>0.5238277595</text:p>
          </table:table-cell>
          <table:table-cell office:value-type="float" office:value="0.182450392813905" calcext:value-type="float">
            <text:p>0.1824503928</text:p>
          </table:table-cell>
          <table:table-cell office:value-type="float" office:value="-0.427411970829881" calcext:value-type="float">
            <text:p>-0.4274119708</text:p>
          </table:table-cell>
          <table:table-cell office:value-type="float" office:value="-0.561432504475454" calcext:value-type="float">
            <text:p>-0.5614325045</text:p>
          </table:table-cell>
          <table:table-cell office:value-type="float" office:value="-0.1934249728981" calcext:value-type="float">
            <text:p>-0.19342497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82" calcext:value-type="float">
            <text:p>382</text:p>
          </table:table-cell>
          <table:table-cell office:value-type="float" office:value="-0.804275457310519" calcext:value-type="float">
            <text:p>-0.8042754573</text:p>
          </table:table-cell>
          <table:table-cell office:value-type="float" office:value="0.379523305757196" calcext:value-type="float">
            <text:p>0.3795233058</text:p>
          </table:table-cell>
          <table:table-cell office:value-type="float" office:value="1.89252467406331" calcext:value-type="float">
            <text:p>1.8925246741</text:p>
          </table:table-cell>
          <table:table-cell office:value-type="float" office:value="0.315885535060119" calcext:value-type="float">
            <text:p>0.3158855351</text:p>
          </table:table-cell>
          <table:table-cell office:value-type="float" office:value="-0.194783001456365" calcext:value-type="float">
            <text:p>-0.1947830015</text:p>
          </table:table-cell>
          <table:table-cell office:value-type="float" office:value="-0.248983834056341" calcext:value-type="float">
            <text:p>-0.2489838341</text:p>
          </table:table-cell>
          <table:table-cell office:value-type="float" office:value="0.422565158476286" calcext:value-type="float">
            <text:p>0.4225651585</text:p>
          </table:table-cell>
          <table:table-cell office:value-type="float" office:value="-0.0283211312703345" calcext:value-type="float">
            <text:p>-0.0283211313</text:p>
          </table:table-cell>
          <table:table-cell office:value-type="float" office:value="-0.247660502023288" calcext:value-type="float">
            <text:p>-0.247660502</text:p>
          </table:table-cell>
          <table:table-cell office:value-type="float" office:value="-0.488735427501941" calcext:value-type="float">
            <text:p>-0.4887354275</text:p>
          </table:table-cell>
          <table:table-cell office:value-type="float" office:value="0.0181039431061285" calcext:value-type="float">
            <text:p>0.0181039431</text:p>
          </table:table-cell>
          <table:table-cell office:value-type="float" office:value="0.745749001785631" calcext:value-type="float">
            <text:p>0.7457490018</text:p>
          </table:table-cell>
          <table:table-cell office:value-type="float" office:value="0.811923576631243" calcext:value-type="float">
            <text:p>0.8119235766</text:p>
          </table:table-cell>
          <table:table-cell office:value-type="float" office:value="-0.339126343886042" calcext:value-type="float">
            <text:p>-0.3391263439</text:p>
          </table:table-cell>
          <table:table-cell office:value-type="float" office:value="0.412710109531928" calcext:value-type="float">
            <text:p>0.4127101095</text:p>
          </table:table-cell>
          <table:table-cell office:value-type="float" office:value="-1.08160261036754" calcext:value-type="float">
            <text:p>-1.0816026104</text:p>
          </table:table-cell>
          <table:table-cell office:value-type="float" office:value="0.806112721318899" calcext:value-type="float">
            <text:p>0.8061127213</text:p>
          </table:table-cell>
          <table:table-cell office:value-type="float" office:value="-1.23116345569134" calcext:value-type="float">
            <text:p>-1.2311634557</text:p>
          </table:table-cell>
          <table:table-cell office:value-type="float" office:value="1.10907044234578" calcext:value-type="float">
            <text:p>1.10907044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83" calcext:value-type="float">
            <text:p>383</text:p>
          </table:table-cell>
          <table:table-cell office:value-type="float" office:value="-0.90790897460877" calcext:value-type="float">
            <text:p>-0.9079089746</text:p>
          </table:table-cell>
          <table:table-cell office:value-type="float" office:value="1.62222322404833" calcext:value-type="float">
            <text:p>1.622223224</text:p>
          </table:table-cell>
          <table:table-cell office:value-type="float" office:value="0.0363813619124195" calcext:value-type="float">
            <text:p>0.0363813619</text:p>
          </table:table-cell>
          <table:table-cell office:value-type="float" office:value="0.526253581724911" calcext:value-type="float">
            <text:p>0.5262535817</text:p>
          </table:table-cell>
          <table:table-cell office:value-type="float" office:value="0.343559944637381" calcext:value-type="float">
            <text:p>0.3435599446</text:p>
          </table:table-cell>
          <table:table-cell office:value-type="float" office:value="-0.814125699345664" calcext:value-type="float">
            <text:p>-0.8141256993</text:p>
          </table:table-cell>
          <table:table-cell office:value-type="float" office:value="1.28635297568485" calcext:value-type="float">
            <text:p>1.2863529757</text:p>
          </table:table-cell>
          <table:table-cell office:value-type="float" office:value="-0.513283984576902" calcext:value-type="float">
            <text:p>-0.5132839846</text:p>
          </table:table-cell>
          <table:table-cell office:value-type="float" office:value="0.650091220085366" calcext:value-type="float">
            <text:p>0.6500912201</text:p>
          </table:table-cell>
          <table:table-cell office:value-type="float" office:value="2.37453340136567" calcext:value-type="float">
            <text:p>2.3745334014</text:p>
          </table:table-cell>
          <table:table-cell office:value-type="float" office:value="1.27695541214439" calcext:value-type="float">
            <text:p>1.2769554121</text:p>
          </table:table-cell>
          <table:table-cell office:value-type="float" office:value="-0.156640261398235" calcext:value-type="float">
            <text:p>-0.1566402614</text:p>
          </table:table-cell>
          <table:table-cell office:value-type="float" office:value="-1.34623856989971" calcext:value-type="float">
            <text:p>-1.3462385699</text:p>
          </table:table-cell>
          <table:table-cell office:value-type="float" office:value="0.0858397911710595" calcext:value-type="float">
            <text:p>0.0858397912</text:p>
          </table:table-cell>
          <table:table-cell office:value-type="float" office:value="0.256081498512871" calcext:value-type="float">
            <text:p>0.2560814985</text:p>
          </table:table-cell>
          <table:table-cell office:value-type="float" office:value="-0.596371655009943" calcext:value-type="float">
            <text:p>-0.596371655</text:p>
          </table:table-cell>
          <table:table-cell office:value-type="float" office:value="-0.624688057800786" calcext:value-type="float">
            <text:p>-0.6246880578</text:p>
          </table:table-cell>
          <table:table-cell office:value-type="float" office:value="0.376031456230774" calcext:value-type="float">
            <text:p>0.3760314562</text:p>
          </table:table-cell>
          <table:table-cell office:value-type="float" office:value="0.584009906789579" calcext:value-type="float">
            <text:p>0.584009906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83" calcext:value-type="float">
            <text:p>383</text:p>
          </table:table-cell>
          <table:table-cell office:value-type="float" office:value="-0.671983367555238" calcext:value-type="float">
            <text:p>-0.6719833676</text:p>
          </table:table-cell>
          <table:table-cell office:value-type="float" office:value="1.28681445151992" calcext:value-type="float">
            <text:p>1.2868144515</text:p>
          </table:table-cell>
          <table:table-cell office:value-type="float" office:value="1.57521379887095" calcext:value-type="float">
            <text:p>1.5752137989</text:p>
          </table:table-cell>
          <table:table-cell office:value-type="float" office:value="-0.289993428795442" calcext:value-type="float">
            <text:p>-0.2899934288</text:p>
          </table:table-cell>
          <table:table-cell office:value-type="float" office:value="0.601959368072479" calcext:value-type="float">
            <text:p>0.6019593681</text:p>
          </table:table-cell>
          <table:table-cell office:value-type="float" office:value="-0.399922808737031" calcext:value-type="float">
            <text:p>-0.3999228087</text:p>
          </table:table-cell>
          <table:table-cell office:value-type="float" office:value="1.46642176754251" calcext:value-type="float">
            <text:p>1.4664217675</text:p>
          </table:table-cell>
          <table:table-cell office:value-type="float" office:value="-0.792099332178257" calcext:value-type="float">
            <text:p>-0.7920993322</text:p>
          </table:table-cell>
          <table:table-cell office:value-type="float" office:value="0.74727344003249" calcext:value-type="float">
            <text:p>0.74727344</text:p>
          </table:table-cell>
          <table:table-cell office:value-type="float" office:value="1.20600705917015" calcext:value-type="float">
            <text:p>1.2060070592</text:p>
          </table:table-cell>
          <table:table-cell office:value-type="float" office:value="0.451883705439066" calcext:value-type="float">
            <text:p>0.4518837054</text:p>
          </table:table-cell>
          <table:table-cell office:value-type="float" office:value="-0.300103228244795" calcext:value-type="float">
            <text:p>-0.3001032282</text:p>
          </table:table-cell>
          <table:table-cell office:value-type="float" office:value="0.0513996710099931" calcext:value-type="float">
            <text:p>0.051399671</text:p>
          </table:table-cell>
          <table:table-cell office:value-type="float" office:value="-1.45939708072649" calcext:value-type="float">
            <text:p>-1.4593970807</text:p>
          </table:table-cell>
          <table:table-cell office:value-type="float" office:value="1.30576469893264" calcext:value-type="float">
            <text:p>1.3057646989</text:p>
          </table:table-cell>
          <table:table-cell office:value-type="float" office:value="-0.302977194079857" calcext:value-type="float">
            <text:p>-0.3029771941</text:p>
          </table:table-cell>
          <table:table-cell office:value-type="float" office:value="-0.159295643403296" calcext:value-type="float">
            <text:p>-0.1592956434</text:p>
          </table:table-cell>
          <table:table-cell office:value-type="float" office:value="-0.753259720915974" calcext:value-type="float">
            <text:p>-0.7532597209</text:p>
          </table:table-cell>
          <table:table-cell office:value-type="float" office:value="-0.526130414088964" calcext:value-type="float">
            <text:p>-0.526130414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4" calcext:value-type="float">
            <text:p>384</text:p>
          </table:table-cell>
          <table:table-cell office:value-type="float" office:value="0.450789665252323" calcext:value-type="float">
            <text:p>0.4507896653</text:p>
          </table:table-cell>
          <table:table-cell office:value-type="float" office:value="-2.1685326869165" calcext:value-type="float">
            <text:p>-2.1685326869</text:p>
          </table:table-cell>
          <table:table-cell office:value-type="float" office:value="-0.824039453785036" calcext:value-type="float">
            <text:p>-0.8240394538</text:p>
          </table:table-cell>
          <table:table-cell office:value-type="float" office:value="-0.351020593029807" calcext:value-type="float">
            <text:p>-0.351020593</text:p>
          </table:table-cell>
          <table:table-cell office:value-type="float" office:value="-0.984033129814253" calcext:value-type="float">
            <text:p>-0.9840331298</text:p>
          </table:table-cell>
          <table:table-cell office:value-type="float" office:value="-0.079024459195011" calcext:value-type="float">
            <text:p>-0.0790244592</text:p>
          </table:table-cell>
          <table:table-cell office:value-type="float" office:value="0.274408703533743" calcext:value-type="float">
            <text:p>0.2744087035</text:p>
          </table:table-cell>
          <table:table-cell office:value-type="float" office:value="-0.183159236098329" calcext:value-type="float">
            <text:p>-0.1831592361</text:p>
          </table:table-cell>
          <table:table-cell office:value-type="float" office:value="-0.949651213152739" calcext:value-type="float">
            <text:p>-0.9496512132</text:p>
          </table:table-cell>
          <table:table-cell office:value-type="float" office:value="0.580142700079567" calcext:value-type="float">
            <text:p>0.5801427001</text:p>
          </table:table-cell>
          <table:table-cell office:value-type="float" office:value="0.0702170174356391" calcext:value-type="float">
            <text:p>0.0702170174</text:p>
          </table:table-cell>
          <table:table-cell office:value-type="float" office:value="0.00828917646419979" calcext:value-type="float">
            <text:p>0.0082891765</text:p>
          </table:table-cell>
          <table:table-cell office:value-type="float" office:value="-0.409244400433561" calcext:value-type="float">
            <text:p>-0.4092444004</text:p>
          </table:table-cell>
          <table:table-cell office:value-type="float" office:value="0.421210061484792" calcext:value-type="float">
            <text:p>0.4212100615</text:p>
          </table:table-cell>
          <table:table-cell office:value-type="float" office:value="-0.538527663505572" calcext:value-type="float">
            <text:p>-0.5385276635</text:p>
          </table:table-cell>
          <table:table-cell office:value-type="float" office:value="-1.24846407908461" calcext:value-type="float">
            <text:p>-1.2484640791</text:p>
          </table:table-cell>
          <table:table-cell office:value-type="float" office:value="-0.195415886972302" calcext:value-type="float">
            <text:p>-0.195415887</text:p>
          </table:table-cell>
          <table:table-cell office:value-type="float" office:value="1.56371475038801" calcext:value-type="float">
            <text:p>1.5637147504</text:p>
          </table:table-cell>
          <table:table-cell office:value-type="float" office:value="-0.00332177622988378" calcext:value-type="float">
            <text:p>-0.003321776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6" calcext:value-type="float">
            <text:p>386</text:p>
          </table:table-cell>
          <table:table-cell office:value-type="float" office:value="1.2131358392762" calcext:value-type="float">
            <text:p>1.2131358393</text:p>
          </table:table-cell>
          <table:table-cell office:value-type="float" office:value="0.462142518341967" calcext:value-type="float">
            <text:p>0.4621425183</text:p>
          </table:table-cell>
          <table:table-cell office:value-type="float" office:value="0.664599345891463" calcext:value-type="float">
            <text:p>0.6645993459</text:p>
          </table:table-cell>
          <table:table-cell office:value-type="float" office:value="1.30113530427983" calcext:value-type="float">
            <text:p>1.3011353043</text:p>
          </table:table-cell>
          <table:table-cell office:value-type="float" office:value="-0.407415561411132" calcext:value-type="float">
            <text:p>-0.4074155614</text:p>
          </table:table-cell>
          <table:table-cell office:value-type="float" office:value="-0.994124679060447" calcext:value-type="float">
            <text:p>-0.9941246791</text:p>
          </table:table-cell>
          <table:table-cell office:value-type="float" office:value="0.180625573267091" calcext:value-type="float">
            <text:p>0.1806255733</text:p>
          </table:table-cell>
          <table:table-cell office:value-type="float" office:value="-0.279035029818828" calcext:value-type="float">
            <text:p>-0.2790350298</text:p>
          </table:table-cell>
          <table:table-cell office:value-type="float" office:value="-0.216489299432947" calcext:value-type="float">
            <text:p>-0.2164892994</text:p>
          </table:table-cell>
          <table:table-cell office:value-type="float" office:value="0.0160115787646663" calcext:value-type="float">
            <text:p>0.0160115788</text:p>
          </table:table-cell>
          <table:table-cell office:value-type="float" office:value="0.124779977540189" calcext:value-type="float">
            <text:p>0.1247799775</text:p>
          </table:table-cell>
          <table:table-cell office:value-type="float" office:value="1.04970945490561" calcext:value-type="float">
            <text:p>1.0497094549</text:p>
          </table:table-cell>
          <table:table-cell office:value-type="float" office:value="1.42461025277772" calcext:value-type="float">
            <text:p>1.4246102528</text:p>
          </table:table-cell>
          <table:table-cell office:value-type="float" office:value="0.0348763287614072" calcext:value-type="float">
            <text:p>0.0348763288</text:p>
          </table:table-cell>
          <table:table-cell office:value-type="float" office:value="0.794658353678877" calcext:value-type="float">
            <text:p>0.7946583537</text:p>
          </table:table-cell>
          <table:table-cell office:value-type="float" office:value="0.0395192956318764" calcext:value-type="float">
            <text:p>0.0395192956</text:p>
          </table:table-cell>
          <table:table-cell office:value-type="float" office:value="-0.455406937292121" calcext:value-type="float">
            <text:p>-0.4554069373</text:p>
          </table:table-cell>
          <table:table-cell office:value-type="float" office:value="-0.358971563720822" calcext:value-type="float">
            <text:p>-0.3589715637</text:p>
          </table:table-cell>
          <table:table-cell office:value-type="float" office:value="-0.605013172993651" calcext:value-type="float">
            <text:p>-0.60501317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86" calcext:value-type="float">
            <text:p>386</text:p>
          </table:table-cell>
          <table:table-cell office:value-type="float" office:value="0.0719363724226082" calcext:value-type="float">
            <text:p>0.0719363724</text:p>
          </table:table-cell>
          <table:table-cell office:value-type="float" office:value="-1.60199934011656" calcext:value-type="float">
            <text:p>-1.6019993401</text:p>
          </table:table-cell>
          <table:table-cell office:value-type="float" office:value="-0.606192804697593" calcext:value-type="float">
            <text:p>-0.6061928047</text:p>
          </table:table-cell>
          <table:table-cell office:value-type="float" office:value="1.59162339012038" calcext:value-type="float">
            <text:p>1.5916233901</text:p>
          </table:table-cell>
          <table:table-cell office:value-type="float" office:value="-0.364290001770804" calcext:value-type="float">
            <text:p>-0.3642900018</text:p>
          </table:table-cell>
          <table:table-cell office:value-type="float" office:value="0.319968043346834" calcext:value-type="float">
            <text:p>0.3199680433</text:p>
          </table:table-cell>
          <table:table-cell office:value-type="float" office:value="0.856675850873093" calcext:value-type="float">
            <text:p>0.8566758509</text:p>
          </table:table-cell>
          <table:table-cell office:value-type="float" office:value="-0.052634164872917" calcext:value-type="float">
            <text:p>-0.0526341649</text:p>
          </table:table-cell>
          <table:table-cell office:value-type="float" office:value="-0.188426452733371" calcext:value-type="float">
            <text:p>-0.1884264527</text:p>
          </table:table-cell>
          <table:table-cell office:value-type="float" office:value="-0.132815948213009" calcext:value-type="float">
            <text:p>-0.1328159482</text:p>
          </table:table-cell>
          <table:table-cell office:value-type="float" office:value="0.918978035405007" calcext:value-type="float">
            <text:p>0.9189780354</text:p>
          </table:table-cell>
          <table:table-cell office:value-type="float" office:value="0.769187613340424" calcext:value-type="float">
            <text:p>0.7691876133</text:p>
          </table:table-cell>
          <table:table-cell office:value-type="float" office:value="-0.510227421064135" calcext:value-type="float">
            <text:p>-0.5102274211</text:p>
          </table:table-cell>
          <table:table-cell office:value-type="float" office:value="0.670791499109171" calcext:value-type="float">
            <text:p>0.6707914991</text:p>
          </table:table-cell>
          <table:table-cell office:value-type="float" office:value="-0.315053859339903" calcext:value-type="float">
            <text:p>-0.3150538593</text:p>
          </table:table-cell>
          <table:table-cell office:value-type="float" office:value="-0.280722052430828" calcext:value-type="float">
            <text:p>-0.2807220524</text:p>
          </table:table-cell>
          <table:table-cell office:value-type="float" office:value="-0.162237708907203" calcext:value-type="float">
            <text:p>-0.1622377089</text:p>
          </table:table-cell>
          <table:table-cell office:value-type="float" office:value="-0.114263577888851" calcext:value-type="float">
            <text:p>-0.1142635779</text:p>
          </table:table-cell>
          <table:table-cell office:value-type="float" office:value="-0.254243782652387" calcext:value-type="float">
            <text:p>-0.25424378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7" calcext:value-type="float">
            <text:p>387</text:p>
          </table:table-cell>
          <table:table-cell office:value-type="float" office:value="1.24802214625491" calcext:value-type="float">
            <text:p>1.2480221463</text:p>
          </table:table-cell>
          <table:table-cell office:value-type="float" office:value="0.367820580010508" calcext:value-type="float">
            <text:p>0.36782058</text:p>
          </table:table-cell>
          <table:table-cell office:value-type="float" office:value="0.0581918442236657" calcext:value-type="float">
            <text:p>0.0581918442</text:p>
          </table:table-cell>
          <table:table-cell office:value-type="float" office:value="0.933295335208658" calcext:value-type="float">
            <text:p>0.9332953352</text:p>
          </table:table-cell>
          <table:table-cell office:value-type="float" office:value="0.44392891101968" calcext:value-type="float">
            <text:p>0.443928911</text:p>
          </table:table-cell>
          <table:table-cell office:value-type="float" office:value="0.22640328498446" calcext:value-type="float">
            <text:p>0.226403285</text:p>
          </table:table-cell>
          <table:table-cell office:value-type="float" office:value="0.115654388449292" calcext:value-type="float">
            <text:p>0.1156543884</text:p>
          </table:table-cell>
          <table:table-cell office:value-type="float" office:value="-0.0595799808947657" calcext:value-type="float">
            <text:p>-0.0595799809</text:p>
          </table:table-cell>
          <table:table-cell office:value-type="float" office:value="-0.15552782552135" calcext:value-type="float">
            <text:p>-0.1555278255</text:p>
          </table:table-cell>
          <table:table-cell office:value-type="float" office:value="-0.0335058972020726" calcext:value-type="float">
            <text:p>-0.0335058972</text:p>
          </table:table-cell>
          <table:table-cell office:value-type="float" office:value="-0.841198374881748" calcext:value-type="float">
            <text:p>-0.8411983749</text:p>
          </table:table-cell>
          <table:table-cell office:value-type="float" office:value="0.693274034465483" calcext:value-type="float">
            <text:p>0.6932740345</text:p>
          </table:table-cell>
          <table:table-cell office:value-type="float" office:value="1.61216031677144" calcext:value-type="float">
            <text:p>1.6121603168</text:p>
          </table:table-cell>
          <table:table-cell office:value-type="float" office:value="0.0148928720926479" calcext:value-type="float">
            <text:p>0.0148928721</text:p>
          </table:table-cell>
          <table:table-cell office:value-type="float" office:value="1.15516304081406" calcext:value-type="float">
            <text:p>1.1551630408</text:p>
          </table:table-cell>
          <table:table-cell office:value-type="float" office:value="0.158075958957028" calcext:value-type="float">
            <text:p>0.158075959</text:p>
          </table:table-cell>
          <table:table-cell office:value-type="float" office:value="-0.666828626374737" calcext:value-type="float">
            <text:p>-0.6668286264</text:p>
          </table:table-cell>
          <table:table-cell office:value-type="float" office:value="-0.459204352919683" calcext:value-type="float">
            <text:p>-0.4592043529</text:p>
          </table:table-cell>
          <table:table-cell office:value-type="float" office:value="-0.407904061619743" calcext:value-type="float">
            <text:p>-0.40790406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88" calcext:value-type="float">
            <text:p>388</text:p>
          </table:table-cell>
          <table:table-cell office:value-type="float" office:value="-0.5172340289256" calcext:value-type="float">
            <text:p>-0.5172340289</text:p>
          </table:table-cell>
          <table:table-cell office:value-type="float" office:value="0.599240835886861" calcext:value-type="float">
            <text:p>0.5992408359</text:p>
          </table:table-cell>
          <table:table-cell office:value-type="float" office:value="2.91395039452798" calcext:value-type="float">
            <text:p>2.9139503945</text:p>
          </table:table-cell>
          <table:table-cell office:value-type="float" office:value="0.374993547650168" calcext:value-type="float">
            <text:p>0.3749935477</text:p>
          </table:table-cell>
          <table:table-cell office:value-type="float" office:value="-0.453371116149332" calcext:value-type="float">
            <text:p>-0.4533711161</text:p>
          </table:table-cell>
          <table:table-cell office:value-type="float" office:value="-0.407892851025995" calcext:value-type="float">
            <text:p>-0.407892851</text:p>
          </table:table-cell>
          <table:table-cell office:value-type="float" office:value="0.653325721218094" calcext:value-type="float">
            <text:p>0.6533257212</text:p>
          </table:table-cell>
          <table:table-cell office:value-type="float" office:value="-0.33775637799431" calcext:value-type="float">
            <text:p>-0.337756378</text:p>
          </table:table-cell>
          <table:table-cell office:value-type="float" office:value="0.713252073939464" calcext:value-type="float">
            <text:p>0.7132520739</text:p>
          </table:table-cell>
          <table:table-cell office:value-type="float" office:value="-0.292509244107919" calcext:value-type="float">
            <text:p>-0.2925092441</text:p>
          </table:table-cell>
          <table:table-cell office:value-type="float" office:value="-0.431166467229459" calcext:value-type="float">
            <text:p>-0.4311664672</text:p>
          </table:table-cell>
          <table:table-cell office:value-type="float" office:value="0.00944799543665071" calcext:value-type="float">
            <text:p>0.0094479954</text:p>
          </table:table-cell>
          <table:table-cell office:value-type="float" office:value="-0.552711681637888" calcext:value-type="float">
            <text:p>-0.5527116816</text:p>
          </table:table-cell>
          <table:table-cell office:value-type="float" office:value="-0.84370986568436" calcext:value-type="float">
            <text:p>-0.8437098657</text:p>
          </table:table-cell>
          <table:table-cell office:value-type="float" office:value="-0.362611996071858" calcext:value-type="float">
            <text:p>-0.3626119961</text:p>
          </table:table-cell>
          <table:table-cell office:value-type="float" office:value="-0.136814383821547" calcext:value-type="float">
            <text:p>-0.1368143838</text:p>
          </table:table-cell>
          <table:table-cell office:value-type="float" office:value="-0.464019596989057" calcext:value-type="float">
            <text:p>-0.464019597</text:p>
          </table:table-cell>
          <table:table-cell office:value-type="float" office:value="-0.146809662321123" calcext:value-type="float">
            <text:p>-0.1468096623</text:p>
          </table:table-cell>
          <table:table-cell office:value-type="float" office:value="-0.821349617453528" calcext:value-type="float">
            <text:p>-0.82134961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8" calcext:value-type="float">
            <text:p>388</text:p>
          </table:table-cell>
          <table:table-cell office:value-type="float" office:value="0.199489410064961" calcext:value-type="float">
            <text:p>0.1994894101</text:p>
          </table:table-cell>
          <table:table-cell office:value-type="float" office:value="0.705635828898778" calcext:value-type="float">
            <text:p>0.7056358289</text:p>
          </table:table-cell>
          <table:table-cell office:value-type="float" office:value="1.39811484954494" calcext:value-type="float">
            <text:p>1.3981148495</text:p>
          </table:table-cell>
          <table:table-cell office:value-type="float" office:value="1.21964719031253" calcext:value-type="float">
            <text:p>1.2196471903</text:p>
          </table:table-cell>
          <table:table-cell office:value-type="float" office:value="0.14919613936696" calcext:value-type="float">
            <text:p>0.1491961394</text:p>
          </table:table-cell>
          <table:table-cell office:value-type="float" office:value="-0.698932329542865" calcext:value-type="float">
            <text:p>-0.6989323295</text:p>
          </table:table-cell>
          <table:table-cell office:value-type="float" office:value="-0.551005698396897" calcext:value-type="float">
            <text:p>-0.5510056984</text:p>
          </table:table-cell>
          <table:table-cell office:value-type="float" office:value="-0.872024284341419" calcext:value-type="float">
            <text:p>-0.8720242843</text:p>
          </table:table-cell>
          <table:table-cell office:value-type="float" office:value="-0.370323732309091" calcext:value-type="float">
            <text:p>-0.3703237323</text:p>
          </table:table-cell>
          <table:table-cell office:value-type="float" office:value="-0.0321756360747781" calcext:value-type="float">
            <text:p>-0.0321756361</text:p>
          </table:table-cell>
          <table:table-cell office:value-type="float" office:value="0.506833953655501" calcext:value-type="float">
            <text:p>0.5068339537</text:p>
          </table:table-cell>
          <table:table-cell office:value-type="float" office:value="0.949598320402089" calcext:value-type="float">
            <text:p>0.9495983204</text:p>
          </table:table-cell>
          <table:table-cell office:value-type="float" office:value="0.689685776855467" calcext:value-type="float">
            <text:p>0.6896857769</text:p>
          </table:table-cell>
          <table:table-cell office:value-type="float" office:value="0.394380415758838" calcext:value-type="float">
            <text:p>0.3943804158</text:p>
          </table:table-cell>
          <table:table-cell office:value-type="float" office:value="1.41282878812276" calcext:value-type="float">
            <text:p>1.4128287881</text:p>
          </table:table-cell>
          <table:table-cell office:value-type="float" office:value="-0.521319210332145" calcext:value-type="float">
            <text:p>-0.5213192103</text:p>
          </table:table-cell>
          <table:table-cell office:value-type="float" office:value="0.241034971608002" calcext:value-type="float">
            <text:p>0.2410349716</text:p>
          </table:table-cell>
          <table:table-cell office:value-type="float" office:value="-0.989513273669933" calcext:value-type="float">
            <text:p>-0.9895132737</text:p>
          </table:table-cell>
          <table:table-cell office:value-type="float" office:value="-0.326511551542897" calcext:value-type="float">
            <text:p>-0.32651155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89" calcext:value-type="float">
            <text:p>389</text:p>
          </table:table-cell>
          <table:table-cell office:value-type="float" office:value="-1.58192672515242" calcext:value-type="float">
            <text:p>-1.5819267252</text:p>
          </table:table-cell>
          <table:table-cell office:value-type="float" office:value="1.75475319932147" calcext:value-type="float">
            <text:p>1.7547531993</text:p>
          </table:table-cell>
          <table:table-cell office:value-type="float" office:value="0.79600331086958" calcext:value-type="float">
            <text:p>0.7960033109</text:p>
          </table:table-cell>
          <table:table-cell office:value-type="float" office:value="-0.558083886416149" calcext:value-type="float">
            <text:p>-0.5580838864</text:p>
          </table:table-cell>
          <table:table-cell office:value-type="float" office:value="0.302975096982934" calcext:value-type="float">
            <text:p>0.302975097</text:p>
          </table:table-cell>
          <table:table-cell office:value-type="float" office:value="-0.068701426288471" calcext:value-type="float">
            <text:p>-0.0687014263</text:p>
          </table:table-cell>
          <table:table-cell office:value-type="float" office:value="0.77621100323451" calcext:value-type="float">
            <text:p>0.7762110032</text:p>
          </table:table-cell>
          <table:table-cell office:value-type="float" office:value="-0.0571652178896965" calcext:value-type="float">
            <text:p>-0.0571652179</text:p>
          </table:table-cell>
          <table:table-cell office:value-type="float" office:value="1.0361037204818" calcext:value-type="float">
            <text:p>1.0361037205</text:p>
          </table:table-cell>
          <table:table-cell office:value-type="float" office:value="1.93116230007206" calcext:value-type="float">
            <text:p>1.9311623001</text:p>
          </table:table-cell>
          <table:table-cell office:value-type="float" office:value="1.46621983747726" calcext:value-type="float">
            <text:p>1.4662198375</text:p>
          </table:table-cell>
          <table:table-cell office:value-type="float" office:value="-0.359799505683422" calcext:value-type="float">
            <text:p>-0.3597995057</text:p>
          </table:table-cell>
          <table:table-cell office:value-type="float" office:value="-1.51940137656699" calcext:value-type="float">
            <text:p>-1.5194013766</text:p>
          </table:table-cell>
          <table:table-cell office:value-type="float" office:value="-0.759087602702608" calcext:value-type="float">
            <text:p>-0.7590876027</text:p>
          </table:table-cell>
          <table:table-cell office:value-type="float" office:value="0.791610530372678" calcext:value-type="float">
            <text:p>0.7916105304</text:p>
          </table:table-cell>
          <table:table-cell office:value-type="float" office:value="0.167180502943201" calcext:value-type="float">
            <text:p>0.1671805029</text:p>
          </table:table-cell>
          <table:table-cell office:value-type="float" office:value="-0.259399468426646" calcext:value-type="float">
            <text:p>-0.2593994684</text:p>
          </table:table-cell>
          <table:table-cell office:value-type="float" office:value="0.0533812821058606" calcext:value-type="float">
            <text:p>0.0533812821</text:p>
          </table:table-cell>
          <table:table-cell office:value-type="float" office:value="-0.196618550489993" calcext:value-type="float">
            <text:p>-0.196618550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89" calcext:value-type="float">
            <text:p>389</text:p>
          </table:table-cell>
          <table:table-cell office:value-type="float" office:value="1.22847756765483" calcext:value-type="float">
            <text:p>1.2284775677</text:p>
          </table:table-cell>
          <table:table-cell office:value-type="float" office:value="-1.09794750400302" calcext:value-type="float">
            <text:p>-1.097947504</text:p>
          </table:table-cell>
          <table:table-cell office:value-type="float" office:value="1.62901262270903" calcext:value-type="float">
            <text:p>1.6290126227</text:p>
          </table:table-cell>
          <table:table-cell office:value-type="float" office:value="-0.0055502942374186" calcext:value-type="float">
            <text:p>-0.0055502942</text:p>
          </table:table-cell>
          <table:table-cell office:value-type="float" office:value="-1.96986848733993" calcext:value-type="float">
            <text:p>-1.9698684873</text:p>
          </table:table-cell>
          <table:table-cell office:value-type="float" office:value="0.250276440067781" calcext:value-type="float">
            <text:p>0.2502764401</text:p>
          </table:table-cell>
          <table:table-cell office:value-type="float" office:value="-1.38178175121205" calcext:value-type="float">
            <text:p>-1.3817817512</text:p>
          </table:table-cell>
          <table:table-cell office:value-type="float" office:value="0.174506571853573" calcext:value-type="float">
            <text:p>0.1745065719</text:p>
          </table:table-cell>
          <table:table-cell office:value-type="float" office:value="0.641161790417973" calcext:value-type="float">
            <text:p>0.6411617904</text:p>
          </table:table-cell>
          <table:table-cell office:value-type="float" office:value="0.20816966283779" calcext:value-type="float">
            <text:p>0.2081696628</text:p>
          </table:table-cell>
          <table:table-cell office:value-type="float" office:value="-1.38804281343513" calcext:value-type="float">
            <text:p>-1.3880428134</text:p>
          </table:table-cell>
          <table:table-cell office:value-type="float" office:value="0.927180483740658" calcext:value-type="float">
            <text:p>0.9271804837</text:p>
          </table:table-cell>
          <table:table-cell office:value-type="float" office:value="0.954275797487492" calcext:value-type="float">
            <text:p>0.9542757975</text:p>
          </table:table-cell>
          <table:table-cell office:value-type="float" office:value="-1.43666107069615" calcext:value-type="float">
            <text:p>-1.4366610707</text:p>
          </table:table-cell>
          <table:table-cell office:value-type="float" office:value="-1.78821585093985" calcext:value-type="float">
            <text:p>-1.7882158509</text:p>
          </table:table-cell>
          <table:table-cell office:value-type="float" office:value="-2.03894153062528" calcext:value-type="float">
            <text:p>-2.0389415306</text:p>
          </table:table-cell>
          <table:table-cell office:value-type="float" office:value="0.723704772246496" calcext:value-type="float">
            <text:p>0.7237047722</text:p>
          </table:table-cell>
          <table:table-cell office:value-type="float" office:value="0.589066736913283" calcext:value-type="float">
            <text:p>0.5890667369</text:p>
          </table:table-cell>
          <table:table-cell office:value-type="float" office:value="-0.108607720670769" calcext:value-type="float">
            <text:p>-0.10860772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91" calcext:value-type="float">
            <text:p>391</text:p>
          </table:table-cell>
          <table:table-cell office:value-type="float" office:value="-0.829932199150855" calcext:value-type="float">
            <text:p>-0.8299321992</text:p>
          </table:table-cell>
          <table:table-cell office:value-type="float" office:value="0.430250426288754" calcext:value-type="float">
            <text:p>0.4302504263</text:p>
          </table:table-cell>
          <table:table-cell office:value-type="float" office:value="1.3037076726496" calcext:value-type="float">
            <text:p>1.3037076726</text:p>
          </table:table-cell>
          <table:table-cell office:value-type="float" office:value="1.04055937115489" calcext:value-type="float">
            <text:p>1.0405593712</text:p>
          </table:table-cell>
          <table:table-cell office:value-type="float" office:value="0.822209790945024" calcext:value-type="float">
            <text:p>0.8222097909</text:p>
          </table:table-cell>
          <table:table-cell office:value-type="float" office:value="0.844830135248345" calcext:value-type="float">
            <text:p>0.8448301352</text:p>
          </table:table-cell>
          <table:table-cell office:value-type="float" office:value="0.589865274641566" calcext:value-type="float">
            <text:p>0.5898652746</text:p>
          </table:table-cell>
          <table:table-cell office:value-type="float" office:value="0.0457907435900726" calcext:value-type="float">
            <text:p>0.0457907436</text:p>
          </table:table-cell>
          <table:table-cell office:value-type="float" office:value="-0.148644570189748" calcext:value-type="float">
            <text:p>-0.1486445702</text:p>
          </table:table-cell>
          <table:table-cell office:value-type="float" office:value="0.310522866846856" calcext:value-type="float">
            <text:p>0.3105228668</text:p>
          </table:table-cell>
          <table:table-cell office:value-type="float" office:value="0.178932310526362" calcext:value-type="float">
            <text:p>0.1789323105</text:p>
          </table:table-cell>
          <table:table-cell office:value-type="float" office:value="-0.314635572366816" calcext:value-type="float">
            <text:p>-0.3146355724</text:p>
          </table:table-cell>
          <table:table-cell office:value-type="float" office:value="-1.51005928782656" calcext:value-type="float">
            <text:p>-1.5100592878</text:p>
          </table:table-cell>
          <table:table-cell office:value-type="float" office:value="0.18233120793819" calcext:value-type="float">
            <text:p>0.1823312079</text:p>
          </table:table-cell>
          <table:table-cell office:value-type="float" office:value="-0.157713526599735" calcext:value-type="float">
            <text:p>-0.1577135266</text:p>
          </table:table-cell>
          <table:table-cell office:value-type="float" office:value="-0.783954373578739" calcext:value-type="float">
            <text:p>-0.7839543736</text:p>
          </table:table-cell>
          <table:table-cell office:value-type="float" office:value="0.0373907611680013" calcext:value-type="float">
            <text:p>0.0373907612</text:p>
          </table:table-cell>
          <table:table-cell office:value-type="float" office:value="0.242676948994549" calcext:value-type="float">
            <text:p>0.242676949</text:p>
          </table:table-cell>
          <table:table-cell office:value-type="float" office:value="1.44209294812507" calcext:value-type="float">
            <text:p>1.442092948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92" calcext:value-type="float">
            <text:p>392</text:p>
          </table:table-cell>
          <table:table-cell office:value-type="float" office:value="-2.15349086514568" calcext:value-type="float">
            <text:p>-2.1534908651</text:p>
          </table:table-cell>
          <table:table-cell office:value-type="float" office:value="0.104020929476975" calcext:value-type="float">
            <text:p>0.1040209295</text:p>
          </table:table-cell>
          <table:table-cell office:value-type="float" office:value="1.45953150222605" calcext:value-type="float">
            <text:p>1.4595315022</text:p>
          </table:table-cell>
          <table:table-cell office:value-type="float" office:value="-1.61328386562366" calcext:value-type="float">
            <text:p>-1.6132838656</text:p>
          </table:table-cell>
          <table:table-cell office:value-type="float" office:value="-1.07136061911647" calcext:value-type="float">
            <text:p>-1.0713606191</text:p>
          </table:table-cell>
          <table:table-cell office:value-type="float" office:value="0.192161000465908" calcext:value-type="float">
            <text:p>0.1921610005</text:p>
          </table:table-cell>
          <table:table-cell office:value-type="float" office:value="-0.332747787806063" calcext:value-type="float">
            <text:p>-0.3327477878</text:p>
          </table:table-cell>
          <table:table-cell office:value-type="float" office:value="0.462717462316893" calcext:value-type="float">
            <text:p>0.4627174623</text:p>
          </table:table-cell>
          <table:table-cell office:value-type="float" office:value="-0.209569473605167" calcext:value-type="float">
            <text:p>-0.2095694736</text:p>
          </table:table-cell>
          <table:table-cell office:value-type="float" office:value="0.237995865802194" calcext:value-type="float">
            <text:p>0.2379958658</text:p>
          </table:table-cell>
          <table:table-cell office:value-type="float" office:value="-1.6369911449172" calcext:value-type="float">
            <text:p>-1.6369911449</text:p>
          </table:table-cell>
          <table:table-cell office:value-type="float" office:value="-0.145006279441582" calcext:value-type="float">
            <text:p>-0.1450062794</text:p>
          </table:table-cell>
          <table:table-cell office:value-type="float" office:value="1.1946279388561" calcext:value-type="float">
            <text:p>1.1946279389</text:p>
          </table:table-cell>
          <table:table-cell office:value-type="float" office:value="-1.27675066350071" calcext:value-type="float">
            <text:p>-1.2767506635</text:p>
          </table:table-cell>
          <table:table-cell office:value-type="float" office:value="-1.22884605434653" calcext:value-type="float">
            <text:p>-1.2288460543</text:p>
          </table:table-cell>
          <table:table-cell office:value-type="float" office:value="1.18370927043986" calcext:value-type="float">
            <text:p>1.1837092704</text:p>
          </table:table-cell>
          <table:table-cell office:value-type="float" office:value="0.201087890011779" calcext:value-type="float">
            <text:p>0.20108789</text:p>
          </table:table-cell>
          <table:table-cell office:value-type="float" office:value="-1.32382362567056" calcext:value-type="float">
            <text:p>-1.3238236257</text:p>
          </table:table-cell>
          <table:table-cell office:value-type="float" office:value="0.676053146968067" calcext:value-type="float">
            <text:p>0.6760531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93" calcext:value-type="float">
            <text:p>393</text:p>
          </table:table-cell>
          <table:table-cell office:value-type="float" office:value="-2.59549971893285" calcext:value-type="float">
            <text:p>-2.5954997189</text:p>
          </table:table-cell>
          <table:table-cell office:value-type="float" office:value="1.31159181560757" calcext:value-type="float">
            <text:p>1.3115918156</text:p>
          </table:table-cell>
          <table:table-cell office:value-type="float" office:value="1.32308130712122" calcext:value-type="float">
            <text:p>1.3230813071</text:p>
          </table:table-cell>
          <table:table-cell office:value-type="float" office:value="-1.1278489024485" calcext:value-type="float">
            <text:p>-1.1278489024</text:p>
          </table:table-cell>
          <table:table-cell office:value-type="float" office:value="0.307467369283372" calcext:value-type="float">
            <text:p>0.3074673693</text:p>
          </table:table-cell>
          <table:table-cell office:value-type="float" office:value="-0.518201824511376" calcext:value-type="float">
            <text:p>-0.5182018245</text:p>
          </table:table-cell>
          <table:table-cell office:value-type="float" office:value="-2.09881663231913" calcext:value-type="float">
            <text:p>-2.0988166323</text:p>
          </table:table-cell>
          <table:table-cell office:value-type="float" office:value="-4.38246895752246" calcext:value-type="float">
            <text:p>-4.3824689575</text:p>
          </table:table-cell>
          <table:table-cell office:value-type="float" office:value="1.72453455583367" calcext:value-type="float">
            <text:p>1.7245345558</text:p>
          </table:table-cell>
          <table:table-cell office:value-type="float" office:value="0.198679921779162" calcext:value-type="float">
            <text:p>0.1986799218</text:p>
          </table:table-cell>
          <table:table-cell office:value-type="float" office:value="0.381591794293992" calcext:value-type="float">
            <text:p>0.3815917943</text:p>
          </table:table-cell>
          <table:table-cell office:value-type="float" office:value="0.780889731957347" calcext:value-type="float">
            <text:p>0.780889732</text:p>
          </table:table-cell>
          <table:table-cell office:value-type="float" office:value="-0.247810881747048" calcext:value-type="float">
            <text:p>-0.2478108817</text:p>
          </table:table-cell>
          <table:table-cell office:value-type="float" office:value="0.0469023001974929" calcext:value-type="float">
            <text:p>0.0469023002</text:p>
          </table:table-cell>
          <table:table-cell office:value-type="float" office:value="2.50139470225836" calcext:value-type="float">
            <text:p>2.5013947023</text:p>
          </table:table-cell>
          <table:table-cell office:value-type="float" office:value="-1.43212684226367" calcext:value-type="float">
            <text:p>-1.4321268423</text:p>
          </table:table-cell>
          <table:table-cell office:value-type="float" office:value="0.732979440811641" calcext:value-type="float">
            <text:p>0.7329794408</text:p>
          </table:table-cell>
          <table:table-cell office:value-type="float" office:value="-0.183239271138246" calcext:value-type="float">
            <text:p>-0.1832392711</text:p>
          </table:table-cell>
          <table:table-cell office:value-type="float" office:value="1.07563087678484" calcext:value-type="float">
            <text:p>1.07563087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94" calcext:value-type="float">
            <text:p>394</text:p>
          </table:table-cell>
          <table:table-cell office:value-type="float" office:value="1.29305346794745" calcext:value-type="float">
            <text:p>1.2930534679</text:p>
          </table:table-cell>
          <table:table-cell office:value-type="float" office:value="0.457969173071868" calcext:value-type="float">
            <text:p>0.4579691731</text:p>
          </table:table-cell>
          <table:table-cell office:value-type="float" office:value="-1.94045010818654" calcext:value-type="float">
            <text:p>-1.9404501082</text:p>
          </table:table-cell>
          <table:table-cell office:value-type="float" office:value="0.173148862363531" calcext:value-type="float">
            <text:p>0.1731488624</text:p>
          </table:table-cell>
          <table:table-cell office:value-type="float" office:value="2.60956976701555" calcext:value-type="float">
            <text:p>2.609569767</text:p>
          </table:table-cell>
          <table:table-cell office:value-type="float" office:value="3.01411706933283" calcext:value-type="float">
            <text:p>3.0141170693</text:p>
          </table:table-cell>
          <table:table-cell office:value-type="float" office:value="-0.269414758067989" calcext:value-type="float">
            <text:p>-0.2694147581</text:p>
          </table:table-cell>
          <table:table-cell office:value-type="float" office:value="0.754420440807174" calcext:value-type="float">
            <text:p>0.7544204408</text:p>
          </table:table-cell>
          <table:table-cell office:value-type="float" office:value="-0.221009097149639" calcext:value-type="float">
            <text:p>-0.2210090971</text:p>
          </table:table-cell>
          <table:table-cell office:value-type="float" office:value="-0.6207998601217" calcext:value-type="float">
            <text:p>-0.6207998601</text:p>
          </table:table-cell>
          <table:table-cell office:value-type="float" office:value="0.34874843300146" calcext:value-type="float">
            <text:p>0.348748433</text:p>
          </table:table-cell>
          <table:table-cell office:value-type="float" office:value="-0.296104948188729" calcext:value-type="float">
            <text:p>-0.2961049482</text:p>
          </table:table-cell>
          <table:table-cell office:value-type="float" office:value="-0.118735702614523" calcext:value-type="float">
            <text:p>-0.1187357026</text:p>
          </table:table-cell>
          <table:table-cell office:value-type="float" office:value="-1.19258200683639" calcext:value-type="float">
            <text:p>-1.1925820068</text:p>
          </table:table-cell>
          <table:table-cell office:value-type="float" office:value="1.27839349886921" calcext:value-type="float">
            <text:p>1.2783934989</text:p>
          </table:table-cell>
          <table:table-cell office:value-type="float" office:value="0.923267816751005" calcext:value-type="float">
            <text:p>0.9232678168</text:p>
          </table:table-cell>
          <table:table-cell office:value-type="float" office:value="0.395379379540966" calcext:value-type="float">
            <text:p>0.3953793795</text:p>
          </table:table-cell>
          <table:table-cell office:value-type="float" office:value="1.0390376966389" calcext:value-type="float">
            <text:p>1.0390376966</text:p>
          </table:table-cell>
          <table:table-cell office:value-type="float" office:value="-0.252923895786939" calcext:value-type="float">
            <text:p>-0.25292389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94" calcext:value-type="float">
            <text:p>394</text:p>
          </table:table-cell>
          <table:table-cell office:value-type="float" office:value="-0.5530921031205" calcext:value-type="float">
            <text:p>-0.5530921031</text:p>
          </table:table-cell>
          <table:table-cell office:value-type="float" office:value="1.66759064569936" calcext:value-type="float">
            <text:p>1.6675906457</text:p>
          </table:table-cell>
          <table:table-cell office:value-type="float" office:value="-0.0473574269594697" calcext:value-type="float">
            <text:p>-0.047357427</text:p>
          </table:table-cell>
          <table:table-cell office:value-type="float" office:value="0.514248893483153" calcext:value-type="float">
            <text:p>0.5142488935</text:p>
          </table:table-cell>
          <table:table-cell office:value-type="float" office:value="0.58938848841293" calcext:value-type="float">
            <text:p>0.5893884884</text:p>
          </table:table-cell>
          <table:table-cell office:value-type="float" office:value="-0.635410523415821" calcext:value-type="float">
            <text:p>-0.6354105234</text:p>
          </table:table-cell>
          <table:table-cell office:value-type="float" office:value="1.12661086710293" calcext:value-type="float">
            <text:p>1.1266108671</text:p>
          </table:table-cell>
          <table:table-cell office:value-type="float" office:value="-0.311882321109803" calcext:value-type="float">
            <text:p>-0.3118823211</text:p>
          </table:table-cell>
          <table:table-cell office:value-type="float" office:value="0.0352471256794793" calcext:value-type="float">
            <text:p>0.0352471257</text:p>
          </table:table-cell>
          <table:table-cell office:value-type="float" office:value="1.7049360345782" calcext:value-type="float">
            <text:p>1.7049360346</text:p>
          </table:table-cell>
          <table:table-cell office:value-type="float" office:value="1.11233606632094" calcext:value-type="float">
            <text:p>1.1123360663</text:p>
          </table:table-cell>
          <table:table-cell office:value-type="float" office:value="0.616777457656085" calcext:value-type="float">
            <text:p>0.6167774577</text:p>
          </table:table-cell>
          <table:table-cell office:value-type="float" office:value="0.217651194988611" calcext:value-type="float">
            <text:p>0.217651195</text:p>
          </table:table-cell>
          <table:table-cell office:value-type="float" office:value="0.0932692285105096" calcext:value-type="float">
            <text:p>0.0932692285</text:p>
          </table:table-cell>
          <table:table-cell office:value-type="float" office:value="0.051643168058284" calcext:value-type="float">
            <text:p>0.0516431681</text:p>
          </table:table-cell>
          <table:table-cell office:value-type="float" office:value="-0.471139993118067" calcext:value-type="float">
            <text:p>-0.4711399931</text:p>
          </table:table-cell>
          <table:table-cell office:value-type="float" office:value="-0.700957698042417" calcext:value-type="float">
            <text:p>-0.700957698</text:p>
          </table:table-cell>
          <table:table-cell office:value-type="float" office:value="0.351665712725556" calcext:value-type="float">
            <text:p>0.3516657127</text:p>
          </table:table-cell>
          <table:table-cell office:value-type="float" office:value="0.709548657589853" calcext:value-type="float">
            <text:p>0.70954865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9" calcext:value-type="float">
            <text:p>399</text:p>
          </table:table-cell>
          <table:table-cell office:value-type="float" office:value="1.09166591858634" calcext:value-type="float">
            <text:p>1.0916659186</text:p>
          </table:table-cell>
          <table:table-cell office:value-type="float" office:value="0.068682113317628" calcext:value-type="float">
            <text:p>0.0686821133</text:p>
          </table:table-cell>
          <table:table-cell office:value-type="float" office:value="1.23033366935331" calcext:value-type="float">
            <text:p>1.2303336694</text:p>
          </table:table-cell>
          <table:table-cell office:value-type="float" office:value="2.55447386350124" calcext:value-type="float">
            <text:p>2.5544738635</text:p>
          </table:table-cell>
          <table:table-cell office:value-type="float" office:value="-0.454168675247679" calcext:value-type="float">
            <text:p>-0.4541686752</text:p>
          </table:table-cell>
          <table:table-cell office:value-type="float" office:value="0.915781114450697" calcext:value-type="float">
            <text:p>0.9157811145</text:p>
          </table:table-cell>
          <table:table-cell office:value-type="float" office:value="-0.701016276350525" calcext:value-type="float">
            <text:p>-0.7010162764</text:p>
          </table:table-cell>
          <table:table-cell office:value-type="float" office:value="0.39686627469351" calcext:value-type="float">
            <text:p>0.3968662747</text:p>
          </table:table-cell>
          <table:table-cell office:value-type="float" office:value="0.307570666128222" calcext:value-type="float">
            <text:p>0.3075706661</text:p>
          </table:table-cell>
          <table:table-cell office:value-type="float" office:value="0.475235006383777" calcext:value-type="float">
            <text:p>0.4752350064</text:p>
          </table:table-cell>
          <table:table-cell office:value-type="float" office:value="-1.41062484280952" calcext:value-type="float">
            <text:p>-1.4106248428</text:p>
          </table:table-cell>
          <table:table-cell office:value-type="float" office:value="-0.508594100033253" calcext:value-type="float">
            <text:p>-0.5085941</text:p>
          </table:table-cell>
          <table:table-cell office:value-type="float" office:value="-0.970955817833391" calcext:value-type="float">
            <text:p>-0.9709558178</text:p>
          </table:table-cell>
          <table:table-cell office:value-type="float" office:value="-0.199104864802998" calcext:value-type="float">
            <text:p>-0.1991048648</text:p>
          </table:table-cell>
          <table:table-cell office:value-type="float" office:value="0.110452475179569" calcext:value-type="float">
            <text:p>0.1104524752</text:p>
          </table:table-cell>
          <table:table-cell office:value-type="float" office:value="0.541795552787058" calcext:value-type="float">
            <text:p>0.5417955528</text:p>
          </table:table-cell>
          <table:table-cell office:value-type="float" office:value="-0.274024076539205" calcext:value-type="float">
            <text:p>-0.2740240765</text:p>
          </table:table-cell>
          <table:table-cell office:value-type="float" office:value="-0.333302284777495" calcext:value-type="float">
            <text:p>-0.3333022848</text:p>
          </table:table-cell>
          <table:table-cell office:value-type="float" office:value="-0.990731673750615" calcext:value-type="float">
            <text:p>-0.99073167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02" calcext:value-type="float">
            <text:p>402</text:p>
          </table:table-cell>
          <table:table-cell office:value-type="float" office:value="-0.160626023844866" calcext:value-type="float">
            <text:p>-0.1606260238</text:p>
          </table:table-cell>
          <table:table-cell office:value-type="float" office:value="-0.0644592715749079" calcext:value-type="float">
            <text:p>-0.0644592716</text:p>
          </table:table-cell>
          <table:table-cell office:value-type="float" office:value="2.53107242920104" calcext:value-type="float">
            <text:p>2.5310724292</text:p>
          </table:table-cell>
          <table:table-cell office:value-type="float" office:value="-1.32826789668652" calcext:value-type="float">
            <text:p>-1.3282678967</text:p>
          </table:table-cell>
          <table:table-cell office:value-type="float" office:value="-0.970429962152532" calcext:value-type="float">
            <text:p>-0.9704299622</text:p>
          </table:table-cell>
          <table:table-cell office:value-type="float" office:value="0.185030499749121" calcext:value-type="float">
            <text:p>0.1850304997</text:p>
          </table:table-cell>
          <table:table-cell office:value-type="float" office:value="-0.380184273955408" calcext:value-type="float">
            <text:p>-0.380184274</text:p>
          </table:table-cell>
          <table:table-cell office:value-type="float" office:value="0.078119056922537" calcext:value-type="float">
            <text:p>0.0781190569</text:p>
          </table:table-cell>
          <table:table-cell office:value-type="float" office:value="1.77595623371714" calcext:value-type="float">
            <text:p>1.7759562337</text:p>
          </table:table-cell>
          <table:table-cell office:value-type="float" office:value="-1.24231480332541" calcext:value-type="float">
            <text:p>-1.2423148033</text:p>
          </table:table-cell>
          <table:table-cell office:value-type="float" office:value="-0.364953829901919" calcext:value-type="float">
            <text:p>-0.3649538299</text:p>
          </table:table-cell>
          <table:table-cell office:value-type="float" office:value="0.435456870671237" calcext:value-type="float">
            <text:p>0.4354568707</text:p>
          </table:table-cell>
          <table:table-cell office:value-type="float" office:value="0.0395015202936356" calcext:value-type="float">
            <text:p>0.0395015203</text:p>
          </table:table-cell>
          <table:table-cell office:value-type="float" office:value="-0.760588288546284" calcext:value-type="float">
            <text:p>-0.7605882885</text:p>
          </table:table-cell>
          <table:table-cell office:value-type="float" office:value="1.70160412646751" calcext:value-type="float">
            <text:p>1.7016041265</text:p>
          </table:table-cell>
          <table:table-cell office:value-type="float" office:value="-1.23341666950173" calcext:value-type="float">
            <text:p>-1.2334166695</text:p>
          </table:table-cell>
          <table:table-cell office:value-type="float" office:value="0.497776404087423" calcext:value-type="float">
            <text:p>0.4977764041</text:p>
          </table:table-cell>
          <table:table-cell office:value-type="float" office:value="0.194699717703905" calcext:value-type="float">
            <text:p>0.1946997177</text:p>
          </table:table-cell>
          <table:table-cell office:value-type="float" office:value="1.43068504978307" calcext:value-type="float">
            <text:p>1.430685049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3" calcext:value-type="float">
            <text:p>403</text:p>
          </table:table-cell>
          <table:table-cell office:value-type="float" office:value="1.23741280400293" calcext:value-type="float">
            <text:p>1.237412804</text:p>
          </table:table-cell>
          <table:table-cell office:value-type="float" office:value="0.512364829919811" calcext:value-type="float">
            <text:p>0.5123648299</text:p>
          </table:table-cell>
          <table:table-cell office:value-type="float" office:value="0.687745559627426" calcext:value-type="float">
            <text:p>0.6877455596</text:p>
          </table:table-cell>
          <table:table-cell office:value-type="float" office:value="1.69387239409344" calcext:value-type="float">
            <text:p>1.6938723941</text:p>
          </table:table-cell>
          <table:table-cell office:value-type="float" office:value="-0.236322621630244" calcext:value-type="float">
            <text:p>-0.2363226216</text:p>
          </table:table-cell>
          <table:table-cell office:value-type="float" office:value="-0.650231739782802" calcext:value-type="float">
            <text:p>-0.6502317398</text:p>
          </table:table-cell>
          <table:table-cell office:value-type="float" office:value="0.118066209111006" calcext:value-type="float">
            <text:p>0.1180662091</text:p>
          </table:table-cell>
          <table:table-cell office:value-type="float" office:value="-0.230545315655817" calcext:value-type="float">
            <text:p>-0.2305453157</text:p>
          </table:table-cell>
          <table:table-cell office:value-type="float" office:value="-0.80852253219465" calcext:value-type="float">
            <text:p>-0.8085225322</text:p>
          </table:table-cell>
          <table:table-cell office:value-type="float" office:value="0.511283784239812" calcext:value-type="float">
            <text:p>0.5112837842</text:p>
          </table:table-cell>
          <table:table-cell office:value-type="float" office:value="-0.178158848397017" calcext:value-type="float">
            <text:p>-0.1781588484</text:p>
          </table:table-cell>
          <table:table-cell office:value-type="float" office:value="0.762909090947204" calcext:value-type="float">
            <text:p>0.7629090909</text:p>
          </table:table-cell>
          <table:table-cell office:value-type="float" office:value="1.70092326051437" calcext:value-type="float">
            <text:p>1.7009232605</text:p>
          </table:table-cell>
          <table:table-cell office:value-type="float" office:value="-0.133860624475992" calcext:value-type="float">
            <text:p>-0.1338606245</text:p>
          </table:table-cell>
          <table:table-cell office:value-type="float" office:value="0.402417753367022" calcext:value-type="float">
            <text:p>0.4024177534</text:p>
          </table:table-cell>
          <table:table-cell office:value-type="float" office:value="0.684668257160155" calcext:value-type="float">
            <text:p>0.6846682572</text:p>
          </table:table-cell>
          <table:table-cell office:value-type="float" office:value="-0.609395281881646" calcext:value-type="float">
            <text:p>-0.6093952819</text:p>
          </table:table-cell>
          <table:table-cell office:value-type="float" office:value="-0.704276523095046" calcext:value-type="float">
            <text:p>-0.7042765231</text:p>
          </table:table-cell>
          <table:table-cell office:value-type="float" office:value="-0.720725513423142" calcext:value-type="float">
            <text:p>-0.720725513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3" calcext:value-type="float">
            <text:p>403</text:p>
          </table:table-cell>
          <table:table-cell office:value-type="float" office:value="0.699598576350074" calcext:value-type="float">
            <text:p>0.6995985764</text:p>
          </table:table-cell>
          <table:table-cell office:value-type="float" office:value="-2.63172744643667" calcext:value-type="float">
            <text:p>-2.6317274464</text:p>
          </table:table-cell>
          <table:table-cell office:value-type="float" office:value="0.661576192912175" calcext:value-type="float">
            <text:p>0.6615761929</text:p>
          </table:table-cell>
          <table:table-cell office:value-type="float" office:value="-0.707253670326897" calcext:value-type="float">
            <text:p>-0.7072536703</text:p>
          </table:table-cell>
          <table:table-cell office:value-type="float" office:value="-2.26099962680857" calcext:value-type="float">
            <text:p>-2.2609996268</text:p>
          </table:table-cell>
          <table:table-cell office:value-type="float" office:value="0.36096949501667" calcext:value-type="float">
            <text:p>0.360969495</text:p>
          </table:table-cell>
          <table:table-cell office:value-type="float" office:value="-1.06965631329618" calcext:value-type="float">
            <text:p>-1.0696563133</text:p>
          </table:table-cell>
          <table:table-cell office:value-type="float" office:value="-0.0535441013014186" calcext:value-type="float">
            <text:p>-0.0535441013</text:p>
          </table:table-cell>
          <table:table-cell office:value-type="float" office:value="-0.833646959248589" calcext:value-type="float">
            <text:p>-0.8336469592</text:p>
          </table:table-cell>
          <table:table-cell office:value-type="float" office:value="0.91535473769706" calcext:value-type="float">
            <text:p>0.9153547377</text:p>
          </table:table-cell>
          <table:table-cell office:value-type="float" office:value="-1.5270990373422" calcext:value-type="float">
            <text:p>-1.5270990373</text:p>
          </table:table-cell>
          <table:table-cell office:value-type="float" office:value="-0.0136690350873917" calcext:value-type="float">
            <text:p>-0.0136690351</text:p>
          </table:table-cell>
          <table:table-cell office:value-type="float" office:value="1.59493394646813" calcext:value-type="float">
            <text:p>1.5949339465</text:p>
          </table:table-cell>
          <table:table-cell office:value-type="float" office:value="-1.46720874371239" calcext:value-type="float">
            <text:p>-1.4672087437</text:p>
          </table:table-cell>
          <table:table-cell office:value-type="float" office:value="-1.41722830361586" calcext:value-type="float">
            <text:p>-1.4172283036</text:p>
          </table:table-cell>
          <table:table-cell office:value-type="float" office:value="-0.877217761441331" calcext:value-type="float">
            <text:p>-0.8772177614</text:p>
          </table:table-cell>
          <table:table-cell office:value-type="float" office:value="0.893238358364355" calcext:value-type="float">
            <text:p>0.8932383584</text:p>
          </table:table-cell>
          <table:table-cell office:value-type="float" office:value="0.0356577177015779" calcext:value-type="float">
            <text:p>0.0356577177</text:p>
          </table:table-cell>
          <table:table-cell office:value-type="float" office:value="0.24835181175894" calcext:value-type="float">
            <text:p>0.24835181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3" calcext:value-type="float">
            <text:p>403</text:p>
          </table:table-cell>
          <table:table-cell office:value-type="float" office:value="1.13154130503628" calcext:value-type="float">
            <text:p>1.131541305</text:p>
          </table:table-cell>
          <table:table-cell office:value-type="float" office:value="-0.174361326933011" calcext:value-type="float">
            <text:p>-0.1743613269</text:p>
          </table:table-cell>
          <table:table-cell office:value-type="float" office:value="0.992621499569349" calcext:value-type="float">
            <text:p>0.9926214996</text:p>
          </table:table-cell>
          <table:table-cell office:value-type="float" office:value="0.600032005318704" calcext:value-type="float">
            <text:p>0.6000320053</text:p>
          </table:table-cell>
          <table:table-cell office:value-type="float" office:value="-1.02193420532219" calcext:value-type="float">
            <text:p>-1.0219342053</text:p>
          </table:table-cell>
          <table:table-cell office:value-type="float" office:value="-0.644778975272613" calcext:value-type="float">
            <text:p>-0.6447789753</text:p>
          </table:table-cell>
          <table:table-cell office:value-type="float" office:value="-0.428619436868548" calcext:value-type="float">
            <text:p>-0.4286194369</text:p>
          </table:table-cell>
          <table:table-cell office:value-type="float" office:value="-0.032070612607315" calcext:value-type="float">
            <text:p>-0.0320706126</text:p>
          </table:table-cell>
          <table:table-cell office:value-type="float" office:value="0.516317802598357" calcext:value-type="float">
            <text:p>0.5163178026</text:p>
          </table:table-cell>
          <table:table-cell office:value-type="float" office:value="-0.118985161287334" calcext:value-type="float">
            <text:p>-0.1189851613</text:p>
          </table:table-cell>
          <table:table-cell office:value-type="float" office:value="-0.366030394703643" calcext:value-type="float">
            <text:p>-0.3660303947</text:p>
          </table:table-cell>
          <table:table-cell office:value-type="float" office:value="0.116521247694258" calcext:value-type="float">
            <text:p>0.1165212477</text:p>
          </table:table-cell>
          <table:table-cell office:value-type="float" office:value="0.0519083537903152" calcext:value-type="float">
            <text:p>0.0519083538</text:p>
          </table:table-cell>
          <table:table-cell office:value-type="float" office:value="0.0143908407311333" calcext:value-type="float">
            <text:p>0.0143908407</text:p>
          </table:table-cell>
          <table:table-cell office:value-type="float" office:value="1.42491667851833" calcext:value-type="float">
            <text:p>1.4249166785</text:p>
          </table:table-cell>
          <table:table-cell office:value-type="float" office:value="0.672573972704233" calcext:value-type="float">
            <text:p>0.6725739727</text:p>
          </table:table-cell>
          <table:table-cell office:value-type="float" office:value="-0.563922580691629" calcext:value-type="float">
            <text:p>-0.5639225807</text:p>
          </table:table-cell>
          <table:table-cell office:value-type="float" office:value="0.0316975656460402" calcext:value-type="float">
            <text:p>0.0316975656</text:p>
          </table:table-cell>
          <table:table-cell office:value-type="float" office:value="-0.385113763680896" calcext:value-type="float">
            <text:p>-0.38511376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3" calcext:value-type="float">
            <text:p>403</text:p>
          </table:table-cell>
          <table:table-cell office:value-type="float" office:value="1.08521407006336" calcext:value-type="float">
            <text:p>1.0852140701</text:p>
          </table:table-cell>
          <table:table-cell office:value-type="float" office:value="-0.228463564265964" calcext:value-type="float">
            <text:p>-0.2284635643</text:p>
          </table:table-cell>
          <table:table-cell office:value-type="float" office:value="0.774502959271858" calcext:value-type="float">
            <text:p>0.7745029593</text:p>
          </table:table-cell>
          <table:table-cell office:value-type="float" office:value="1.37928162180246" calcext:value-type="float">
            <text:p>1.3792816218</text:p>
          </table:table-cell>
          <table:table-cell office:value-type="float" office:value="-0.469899987791314" calcext:value-type="float">
            <text:p>-0.4698999878</text:p>
          </table:table-cell>
          <table:table-cell office:value-type="float" office:value="0.765730748076357" calcext:value-type="float">
            <text:p>0.7657307481</text:p>
          </table:table-cell>
          <table:table-cell office:value-type="float" office:value="-0.58928351676857" calcext:value-type="float">
            <text:p>-0.5892835168</text:p>
          </table:table-cell>
          <table:table-cell office:value-type="float" office:value="0.426976105833398" calcext:value-type="float">
            <text:p>0.4269761058</text:p>
          </table:table-cell>
          <table:table-cell office:value-type="float" office:value="0.865987343506237" calcext:value-type="float">
            <text:p>0.8659873435</text:p>
          </table:table-cell>
          <table:table-cell office:value-type="float" office:value="-0.0439111759600537" calcext:value-type="float">
            <text:p>-0.043911176</text:p>
          </table:table-cell>
          <table:table-cell office:value-type="float" office:value="0.285295858848237" calcext:value-type="float">
            <text:p>0.2852958588</text:p>
          </table:table-cell>
          <table:table-cell office:value-type="float" office:value="0.42766800738677" calcext:value-type="float">
            <text:p>0.4276680074</text:p>
          </table:table-cell>
          <table:table-cell office:value-type="float" office:value="-1.77633647284021" calcext:value-type="float">
            <text:p>-1.7763364728</text:p>
          </table:table-cell>
          <table:table-cell office:value-type="float" office:value="0.0920208668998883" calcext:value-type="float">
            <text:p>0.0920208669</text:p>
          </table:table-cell>
          <table:table-cell office:value-type="float" office:value="-1.21016903327547" calcext:value-type="float">
            <text:p>-1.2101690333</text:p>
          </table:table-cell>
          <table:table-cell office:value-type="float" office:value="-0.45290727566386" calcext:value-type="float">
            <text:p>-0.4529072757</text:p>
          </table:table-cell>
          <table:table-cell office:value-type="float" office:value="0.155038459252637" calcext:value-type="float">
            <text:p>0.1550384593</text:p>
          </table:table-cell>
          <table:table-cell office:value-type="float" office:value="-0.0944292412460365" calcext:value-type="float">
            <text:p>-0.0944292412</text:p>
          </table:table-cell>
          <table:table-cell office:value-type="float" office:value="0.168118711987859" calcext:value-type="float">
            <text:p>0.1681187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4" calcext:value-type="float">
            <text:p>404</text:p>
          </table:table-cell>
          <table:table-cell office:value-type="float" office:value="0.638806340158883" calcext:value-type="float">
            <text:p>0.6388063402</text:p>
          </table:table-cell>
          <table:table-cell office:value-type="float" office:value="1.77245108934463" calcext:value-type="float">
            <text:p>1.7724510893</text:p>
          </table:table-cell>
          <table:table-cell office:value-type="float" office:value="-1.74825799978657" calcext:value-type="float">
            <text:p>-1.7482579998</text:p>
          </table:table-cell>
          <table:table-cell office:value-type="float" office:value="1.2976997284863" calcext:value-type="float">
            <text:p>1.2976997285</text:p>
          </table:table-cell>
          <table:table-cell office:value-type="float" office:value="1.78587161687521" calcext:value-type="float">
            <text:p>1.7858716169</text:p>
          </table:table-cell>
          <table:table-cell office:value-type="float" office:value="-1.05019683027131" calcext:value-type="float">
            <text:p>-1.0501968303</text:p>
          </table:table-cell>
          <table:table-cell office:value-type="float" office:value="1.48573004478773" calcext:value-type="float">
            <text:p>1.4857300448</text:p>
          </table:table-cell>
          <table:table-cell office:value-type="float" office:value="-0.780631017632037" calcext:value-type="float">
            <text:p>-0.7806310176</text:p>
          </table:table-cell>
          <table:table-cell office:value-type="float" office:value="0.416991399748066" calcext:value-type="float">
            <text:p>0.4169913997</text:p>
          </table:table-cell>
          <table:table-cell office:value-type="float" office:value="0.00268997267089963" calcext:value-type="float">
            <text:p>0.0026899727</text:p>
          </table:table-cell>
          <table:table-cell office:value-type="float" office:value="0.908875094278622" calcext:value-type="float">
            <text:p>0.9088750943</text:p>
          </table:table-cell>
          <table:table-cell office:value-type="float" office:value="-0.672825141621885" calcext:value-type="float">
            <text:p>-0.6728251416</text:p>
          </table:table-cell>
          <table:table-cell office:value-type="float" office:value="0.372099813313514" calcext:value-type="float">
            <text:p>0.3720998133</text:p>
          </table:table-cell>
          <table:table-cell office:value-type="float" office:value="-4.40743176489987" calcext:value-type="float">
            <text:p>-4.4074317649</text:p>
          </table:table-cell>
          <table:table-cell office:value-type="float" office:value="1.42805282572098" calcext:value-type="float">
            <text:p>1.4280528257</text:p>
          </table:table-cell>
          <table:table-cell office:value-type="float" office:value="0.371421868010221" calcext:value-type="float">
            <text:p>0.371421868</text:p>
          </table:table-cell>
          <table:table-cell office:value-type="float" office:value="2.56143733945227" calcext:value-type="float">
            <text:p>2.5614373395</text:p>
          </table:table-cell>
          <table:table-cell office:value-type="float" office:value="1.04281488365209" calcext:value-type="float">
            <text:p>1.0428148837</text:p>
          </table:table-cell>
          <table:table-cell office:value-type="float" office:value="-0.63563762582167" calcext:value-type="float">
            <text:p>-0.63563762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05" calcext:value-type="float">
            <text:p>405</text:p>
          </table:table-cell>
          <table:table-cell office:value-type="float" office:value="-0.844953413022215" calcext:value-type="float">
            <text:p>-0.844953413</text:p>
          </table:table-cell>
          <table:table-cell office:value-type="float" office:value="1.39604365398267" calcext:value-type="float">
            <text:p>1.396043654</text:p>
          </table:table-cell>
          <table:table-cell office:value-type="float" office:value="1.32580362740992" calcext:value-type="float">
            <text:p>1.3258036274</text:p>
          </table:table-cell>
          <table:table-cell office:value-type="float" office:value="0.503092092618285" calcext:value-type="float">
            <text:p>0.5030920926</text:p>
          </table:table-cell>
          <table:table-cell office:value-type="float" office:value="0.00560921200387971" calcext:value-type="float">
            <text:p>0.005609212</text:p>
          </table:table-cell>
          <table:table-cell office:value-type="float" office:value="-0.727816054427293" calcext:value-type="float">
            <text:p>-0.7278160544</text:p>
          </table:table-cell>
          <table:table-cell office:value-type="float" office:value="0.692731867388574" calcext:value-type="float">
            <text:p>0.6927318674</text:p>
          </table:table-cell>
          <table:table-cell office:value-type="float" office:value="0.251971711857882" calcext:value-type="float">
            <text:p>0.2519717119</text:p>
          </table:table-cell>
          <table:table-cell office:value-type="float" office:value="-1.44276424826119" calcext:value-type="float">
            <text:p>-1.4427642483</text:p>
          </table:table-cell>
          <table:table-cell office:value-type="float" office:value="-0.447368654035531" calcext:value-type="float">
            <text:p>-0.447368654</text:p>
          </table:table-cell>
          <table:table-cell office:value-type="float" office:value="-0.6431292605134" calcext:value-type="float">
            <text:p>-0.6431292605</text:p>
          </table:table-cell>
          <table:table-cell office:value-type="float" office:value="0.631724158836097" calcext:value-type="float">
            <text:p>0.6317241588</text:p>
          </table:table-cell>
          <table:table-cell office:value-type="float" office:value="1.56794037345564" calcext:value-type="float">
            <text:p>1.5679403735</text:p>
          </table:table-cell>
          <table:table-cell office:value-type="float" office:value="0.0449097394057952" calcext:value-type="float">
            <text:p>0.0449097394</text:p>
          </table:table-cell>
          <table:table-cell office:value-type="float" office:value="-0.504056489508185" calcext:value-type="float">
            <text:p>-0.5040564895</text:p>
          </table:table-cell>
          <table:table-cell office:value-type="float" office:value="1.075011647047" calcext:value-type="float">
            <text:p>1.075011647</text:p>
          </table:table-cell>
          <table:table-cell office:value-type="float" office:value="-0.821382487464859" calcext:value-type="float">
            <text:p>-0.8213824875</text:p>
          </table:table-cell>
          <table:table-cell office:value-type="float" office:value="-0.585494759776302" calcext:value-type="float">
            <text:p>-0.5854947598</text:p>
          </table:table-cell>
          <table:table-cell office:value-type="float" office:value="-1.58457995790594" calcext:value-type="float">
            <text:p>-1.584579957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06" calcext:value-type="float">
            <text:p>406</text:p>
          </table:table-cell>
          <table:table-cell office:value-type="float" office:value="-0.814053958801928" calcext:value-type="float">
            <text:p>-0.8140539588</text:p>
          </table:table-cell>
          <table:table-cell office:value-type="float" office:value="1.53822155691255" calcext:value-type="float">
            <text:p>1.5382215569</text:p>
          </table:table-cell>
          <table:table-cell office:value-type="float" office:value="1.11568996367136" calcext:value-type="float">
            <text:p>1.1156899637</text:p>
          </table:table-cell>
          <table:table-cell office:value-type="float" office:value="-0.0516668053669614" calcext:value-type="float">
            <text:p>-0.0516668054</text:p>
          </table:table-cell>
          <table:table-cell office:value-type="float" office:value="0.0923341570300812" calcext:value-type="float">
            <text:p>0.092334157</text:p>
          </table:table-cell>
          <table:table-cell office:value-type="float" office:value="-1.0133978787151" calcext:value-type="float">
            <text:p>-1.0133978787</text:p>
          </table:table-cell>
          <table:table-cell office:value-type="float" office:value="0.748850873917274" calcext:value-type="float">
            <text:p>0.7488508739</text:p>
          </table:table-cell>
          <table:table-cell office:value-type="float" office:value="-0.124813887886896" calcext:value-type="float">
            <text:p>-0.1248138879</text:p>
          </table:table-cell>
          <table:table-cell office:value-type="float" office:value="-0.207406950350359" calcext:value-type="float">
            <text:p>-0.2074069504</text:p>
          </table:table-cell>
          <table:table-cell office:value-type="float" office:value="0.0728417294342756" calcext:value-type="float">
            <text:p>0.0728417294</text:p>
          </table:table-cell>
          <table:table-cell office:value-type="float" office:value="0.0582845272450801" calcext:value-type="float">
            <text:p>0.0582845272</text:p>
          </table:table-cell>
          <table:table-cell office:value-type="float" office:value="0.639903034792989" calcext:value-type="float">
            <text:p>0.6399030348</text:p>
          </table:table-cell>
          <table:table-cell office:value-type="float" office:value="1.42894200092882" calcext:value-type="float">
            <text:p>1.4289420009</text:p>
          </table:table-cell>
          <table:table-cell office:value-type="float" office:value="-0.830482497203489" calcext:value-type="float">
            <text:p>-0.8304824972</text:p>
          </table:table-cell>
          <table:table-cell office:value-type="float" office:value="0.782317854199766" calcext:value-type="float">
            <text:p>0.7823178542</text:p>
          </table:table-cell>
          <table:table-cell office:value-type="float" office:value="0.278964105860231" calcext:value-type="float">
            <text:p>0.2789641059</text:p>
          </table:table-cell>
          <table:table-cell office:value-type="float" office:value="-0.0836263151106963" calcext:value-type="float">
            <text:p>-0.0836263151</text:p>
          </table:table-cell>
          <table:table-cell office:value-type="float" office:value="-0.33330804312115" calcext:value-type="float">
            <text:p>-0.3333080431</text:p>
          </table:table-cell>
          <table:table-cell office:value-type="float" office:value="-0.158428707782224" calcext:value-type="float">
            <text:p>-0.15842870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06" calcext:value-type="float">
            <text:p>406</text:p>
          </table:table-cell>
          <table:table-cell office:value-type="float" office:value="-2.3122265423263" calcext:value-type="float">
            <text:p>-2.3122265423</text:p>
          </table:table-cell>
          <table:table-cell office:value-type="float" office:value="1.95199201064158" calcext:value-type="float">
            <text:p>1.9519920106</text:p>
          </table:table-cell>
          <table:table-cell office:value-type="float" office:value="-1.60985073229769" calcext:value-type="float">
            <text:p>-1.6098507323</text:p>
          </table:table-cell>
          <table:table-cell office:value-type="float" office:value="3.9979055875468" calcext:value-type="float">
            <text:p>3.9979055875</text:p>
          </table:table-cell>
          <table:table-cell office:value-type="float" office:value="-0.522187864667764" calcext:value-type="float">
            <text:p>-0.5221878647</text:p>
          </table:table-cell>
          <table:table-cell office:value-type="float" office:value="-1.42654531920595" calcext:value-type="float">
            <text:p>-1.4265453192</text:p>
          </table:table-cell>
          <table:table-cell office:value-type="float" office:value="-2.53738730624579" calcext:value-type="float">
            <text:p>-2.5373873062</text:p>
          </table:table-cell>
          <table:table-cell office:value-type="float" office:value="1.39165724829804" calcext:value-type="float">
            <text:p>1.3916572483</text:p>
          </table:table-cell>
          <table:table-cell office:value-type="float" office:value="-2.77008927719433" calcext:value-type="float">
            <text:p>-2.7700892772</text:p>
          </table:table-cell>
          <table:table-cell office:value-type="float" office:value="-2.77227214465915" calcext:value-type="float">
            <text:p>-2.7722721447</text:p>
          </table:table-cell>
          <table:table-cell office:value-type="float" office:value="3.20203320709635" calcext:value-type="float">
            <text:p>3.2020332071</text:p>
          </table:table-cell>
          <table:table-cell office:value-type="float" office:value="-2.89990738849473" calcext:value-type="float">
            <text:p>-2.8999073885</text:p>
          </table:table-cell>
          <table:table-cell office:value-type="float" office:value="-0.595221881324605" calcext:value-type="float">
            <text:p>-0.5952218813</text:p>
          </table:table-cell>
          <table:table-cell office:value-type="float" office:value="-4.28925378244217" calcext:value-type="float">
            <text:p>-4.2892537824</text:p>
          </table:table-cell>
          <table:table-cell office:value-type="float" office:value="0.389724120274487" calcext:value-type="float">
            <text:p>0.3897241203</text:p>
          </table:table-cell>
          <table:table-cell office:value-type="float" office:value="-1.14074717980657" calcext:value-type="float">
            <text:p>-1.1407471798</text:p>
          </table:table-cell>
          <table:table-cell office:value-type="float" office:value="-2.83005567450437" calcext:value-type="float">
            <text:p>-2.8300556745</text:p>
          </table:table-cell>
          <table:table-cell office:value-type="float" office:value="-0.0168224681808257" calcext:value-type="float">
            <text:p>-0.0168224682</text:p>
          </table:table-cell>
          <table:table-cell office:value-type="float" office:value="0.416955705037907" calcext:value-type="float">
            <text:p>0.4169557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6" calcext:value-type="float">
            <text:p>406</text:p>
          </table:table-cell>
          <table:table-cell office:value-type="float" office:value="-1.64500860387508" calcext:value-type="float">
            <text:p>-1.6450086039</text:p>
          </table:table-cell>
          <table:table-cell office:value-type="float" office:value="-2.09079913256286" calcext:value-type="float">
            <text:p>-2.0907991326</text:p>
          </table:table-cell>
          <table:table-cell office:value-type="float" office:value="1.59256683629435" calcext:value-type="float">
            <text:p>1.5925668363</text:p>
          </table:table-cell>
          <table:table-cell office:value-type="float" office:value="-1.38885259038471" calcext:value-type="float">
            <text:p>-1.3888525904</text:p>
          </table:table-cell>
          <table:table-cell office:value-type="float" office:value="1.7328991922002" calcext:value-type="float">
            <text:p>1.7328991922</text:p>
          </table:table-cell>
          <table:table-cell office:value-type="float" office:value="-1.63105878064131" calcext:value-type="float">
            <text:p>-1.6310587806</text:p>
          </table:table-cell>
          <table:table-cell office:value-type="float" office:value="-0.922859376135218" calcext:value-type="float">
            <text:p>-0.9228593761</text:p>
          </table:table-cell>
          <table:table-cell office:value-type="float" office:value="0.0138144495343825" calcext:value-type="float">
            <text:p>0.0138144495</text:p>
          </table:table-cell>
          <table:table-cell office:value-type="float" office:value="1.76077705624325" calcext:value-type="float">
            <text:p>1.7607770562</text:p>
          </table:table-cell>
          <table:table-cell office:value-type="float" office:value="-1.2701642777003" calcext:value-type="float">
            <text:p>-1.2701642777</text:p>
          </table:table-cell>
          <table:table-cell office:value-type="float" office:value="-1.40105323853284" calcext:value-type="float">
            <text:p>-1.4010532385</text:p>
          </table:table-cell>
          <table:table-cell office:value-type="float" office:value="0.356018139922227" calcext:value-type="float">
            <text:p>0.3560181399</text:p>
          </table:table-cell>
          <table:table-cell office:value-type="float" office:value="0.191579696372312" calcext:value-type="float">
            <text:p>0.1915796964</text:p>
          </table:table-cell>
          <table:table-cell office:value-type="float" office:value="-0.473274885943421" calcext:value-type="float">
            <text:p>-0.4732748859</text:p>
          </table:table-cell>
          <table:table-cell office:value-type="float" office:value="0.707895259439591" calcext:value-type="float">
            <text:p>0.7078952594</text:p>
          </table:table-cell>
          <table:table-cell office:value-type="float" office:value="-0.179083043036391" calcext:value-type="float">
            <text:p>-0.179083043</text:p>
          </table:table-cell>
          <table:table-cell office:value-type="float" office:value="-0.816905117057215" calcext:value-type="float">
            <text:p>-0.8169051171</text:p>
          </table:table-cell>
          <table:table-cell office:value-type="float" office:value="0.63124654276874" calcext:value-type="float">
            <text:p>0.6312465428</text:p>
          </table:table-cell>
          <table:table-cell office:value-type="float" office:value="0.309446502210526" calcext:value-type="float">
            <text:p>0.30944650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07" calcext:value-type="float">
            <text:p>407</text:p>
          </table:table-cell>
          <table:table-cell office:value-type="float" office:value="-0.918109391824049" calcext:value-type="float">
            <text:p>-0.9181093918</text:p>
          </table:table-cell>
          <table:table-cell office:value-type="float" office:value="0.798542201329816" calcext:value-type="float">
            <text:p>0.7985422013</text:p>
          </table:table-cell>
          <table:table-cell office:value-type="float" office:value="1.75349409472731" calcext:value-type="float">
            <text:p>1.7534940947</text:p>
          </table:table-cell>
          <table:table-cell office:value-type="float" office:value="-0.576985397405394" calcext:value-type="float">
            <text:p>-0.5769853974</text:p>
          </table:table-cell>
          <table:table-cell office:value-type="float" office:value="-0.554779915989762" calcext:value-type="float">
            <text:p>-0.554779916</text:p>
          </table:table-cell>
          <table:table-cell office:value-type="float" office:value="0.11954187207722" calcext:value-type="float">
            <text:p>0.1195418721</text:p>
          </table:table-cell>
          <table:table-cell office:value-type="float" office:value="1.09615257159939" calcext:value-type="float">
            <text:p>1.0961525716</text:p>
          </table:table-cell>
          <table:table-cell office:value-type="float" office:value="-0.114590680838874" calcext:value-type="float">
            <text:p>-0.1145906808</text:p>
          </table:table-cell>
          <table:table-cell office:value-type="float" office:value="-0.213291345863124" calcext:value-type="float">
            <text:p>-0.2132913459</text:p>
          </table:table-cell>
          <table:table-cell office:value-type="float" office:value="-0.742606972267996" calcext:value-type="float">
            <text:p>-0.7426069723</text:p>
          </table:table-cell>
          <table:table-cell office:value-type="float" office:value="-0.13874970773793" calcext:value-type="float">
            <text:p>-0.1387497077</text:p>
          </table:table-cell>
          <table:table-cell office:value-type="float" office:value="0.599899040225767" calcext:value-type="float">
            <text:p>0.5998990402</text:p>
          </table:table-cell>
          <table:table-cell office:value-type="float" office:value="1.2089199802689" calcext:value-type="float">
            <text:p>1.2089199803</text:p>
          </table:table-cell>
          <table:table-cell office:value-type="float" office:value="-0.381499679272426" calcext:value-type="float">
            <text:p>-0.3814996793</text:p>
          </table:table-cell>
          <table:table-cell office:value-type="float" office:value="0.716385075543292" calcext:value-type="float">
            <text:p>0.7163850755</text:p>
          </table:table-cell>
          <table:table-cell office:value-type="float" office:value="0.472986514398885" calcext:value-type="float">
            <text:p>0.4729865144</text:p>
          </table:table-cell>
          <table:table-cell office:value-type="float" office:value="-0.684815917015074" calcext:value-type="float">
            <text:p>-0.684815917</text:p>
          </table:table-cell>
          <table:table-cell office:value-type="float" office:value="-0.649251557126148" calcext:value-type="float">
            <text:p>-0.6492515571</text:p>
          </table:table-cell>
          <table:table-cell office:value-type="float" office:value="-1.37895089277014" calcext:value-type="float">
            <text:p>-1.378950892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8" calcext:value-type="float">
            <text:p>408</text:p>
          </table:table-cell>
          <table:table-cell office:value-type="float" office:value="-2.99079154928367" calcext:value-type="float">
            <text:p>-2.9907915493</text:p>
          </table:table-cell>
          <table:table-cell office:value-type="float" office:value="1.93298472472565" calcext:value-type="float">
            <text:p>1.9329847247</text:p>
          </table:table-cell>
          <table:table-cell office:value-type="float" office:value="0.423524284364003" calcext:value-type="float">
            <text:p>0.4235242844</text:p>
          </table:table-cell>
          <table:table-cell office:value-type="float" office:value="-2.01992455715591" calcext:value-type="float">
            <text:p>-2.0199245572</text:p>
          </table:table-cell>
          <table:table-cell office:value-type="float" office:value="-0.108641274501956" calcext:value-type="float">
            <text:p>-0.1086412745</text:p>
          </table:table-cell>
          <table:table-cell office:value-type="float" office:value="-0.295710000119124" calcext:value-type="float">
            <text:p>-0.2957100001</text:p>
          </table:table-cell>
          <table:table-cell office:value-type="float" office:value="0.629704647643233" calcext:value-type="float">
            <text:p>0.6297046476</text:p>
          </table:table-cell>
          <table:table-cell office:value-type="float" office:value="-0.0449910009977073" calcext:value-type="float">
            <text:p>-0.044991001</text:p>
          </table:table-cell>
          <table:table-cell office:value-type="float" office:value="2.42475579365769" calcext:value-type="float">
            <text:p>2.4247557937</text:p>
          </table:table-cell>
          <table:table-cell office:value-type="float" office:value="3.33444312136546" calcext:value-type="float">
            <text:p>3.3344431214</text:p>
          </table:table-cell>
          <table:table-cell office:value-type="float" office:value="1.474485813794" calcext:value-type="float">
            <text:p>1.4744858138</text:p>
          </table:table-cell>
          <table:table-cell office:value-type="float" office:value="0.121291478195412" calcext:value-type="float">
            <text:p>0.1212914782</text:p>
          </table:table-cell>
          <table:table-cell office:value-type="float" office:value="-0.929145771989752" calcext:value-type="float">
            <text:p>-0.929145772</text:p>
          </table:table-cell>
          <table:table-cell office:value-type="float" office:value="-0.929901229214004" calcext:value-type="float">
            <text:p>-0.9299012292</text:p>
          </table:table-cell>
          <table:table-cell office:value-type="float" office:value="0.449338464104508" calcext:value-type="float">
            <text:p>0.4493384641</text:p>
          </table:table-cell>
          <table:table-cell office:value-type="float" office:value="0.330375654677925" calcext:value-type="float">
            <text:p>0.3303756547</text:p>
          </table:table-cell>
          <table:table-cell office:value-type="float" office:value="-1.06331777755673" calcext:value-type="float">
            <text:p>-1.0633177776</text:p>
          </table:table-cell>
          <table:table-cell office:value-type="float" office:value="-0.35687498645369" calcext:value-type="float">
            <text:p>-0.3568749865</text:p>
          </table:table-cell>
          <table:table-cell office:value-type="float" office:value="-0.989797666309446" calcext:value-type="float">
            <text:p>-0.989797666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9" calcext:value-type="float">
            <text:p>409</text:p>
          </table:table-cell>
          <table:table-cell office:value-type="float" office:value="-0.544922216382672" calcext:value-type="float">
            <text:p>-0.5449222164</text:p>
          </table:table-cell>
          <table:table-cell office:value-type="float" office:value="0.59540735780104" calcext:value-type="float">
            <text:p>0.5954073578</text:p>
          </table:table-cell>
          <table:table-cell office:value-type="float" office:value="1.81326091159533" calcext:value-type="float">
            <text:p>1.8132609116</text:p>
          </table:table-cell>
          <table:table-cell office:value-type="float" office:value="-1.34466974101287" calcext:value-type="float">
            <text:p>-1.344669741</text:p>
          </table:table-cell>
          <table:table-cell office:value-type="float" office:value="0.0168642478293583" calcext:value-type="float">
            <text:p>0.0168642478</text:p>
          </table:table-cell>
          <table:table-cell office:value-type="float" office:value="-0.601397514780645" calcext:value-type="float">
            <text:p>-0.6013975148</text:p>
          </table:table-cell>
          <table:table-cell office:value-type="float" office:value="0.660875855996979" calcext:value-type="float">
            <text:p>0.660875856</text:p>
          </table:table-cell>
          <table:table-cell office:value-type="float" office:value="-0.0589779447179715" calcext:value-type="float">
            <text:p>-0.0589779447</text:p>
          </table:table-cell>
          <table:table-cell office:value-type="float" office:value="0.31703323638724" calcext:value-type="float">
            <text:p>0.3170332364</text:p>
          </table:table-cell>
          <table:table-cell office:value-type="float" office:value="-0.523190103732805" calcext:value-type="float">
            <text:p>-0.5231901037</text:p>
          </table:table-cell>
          <table:table-cell office:value-type="float" office:value="-0.386483888581409" calcext:value-type="float">
            <text:p>-0.3864838886</text:p>
          </table:table-cell>
          <table:table-cell office:value-type="float" office:value="-0.716843483316052" calcext:value-type="float">
            <text:p>-0.7168434833</text:p>
          </table:table-cell>
          <table:table-cell office:value-type="float" office:value="-1.3072115357074" calcext:value-type="float">
            <text:p>-1.3072115357</text:p>
          </table:table-cell>
          <table:table-cell office:value-type="float" office:value="0.0182659011765499" calcext:value-type="float">
            <text:p>0.0182659012</text:p>
          </table:table-cell>
          <table:table-cell office:value-type="float" office:value="0.926463708747169" calcext:value-type="float">
            <text:p>0.9264637087</text:p>
          </table:table-cell>
          <table:table-cell office:value-type="float" office:value="0.282247864334454" calcext:value-type="float">
            <text:p>0.2822478643</text:p>
          </table:table-cell>
          <table:table-cell office:value-type="float" office:value="-0.427226014456107" calcext:value-type="float">
            <text:p>-0.4272260145</text:p>
          </table:table-cell>
          <table:table-cell office:value-type="float" office:value="-0.67166752550144" calcext:value-type="float">
            <text:p>-0.6716675255</text:p>
          </table:table-cell>
          <table:table-cell office:value-type="float" office:value="-1.03211814194826" calcext:value-type="float">
            <text:p>-1.03211814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9" calcext:value-type="float">
            <text:p>409</text:p>
          </table:table-cell>
          <table:table-cell office:value-type="float" office:value="1.24375750419848" calcext:value-type="float">
            <text:p>1.2437575042</text:p>
          </table:table-cell>
          <table:table-cell office:value-type="float" office:value="-0.777764482893793" calcext:value-type="float">
            <text:p>-0.7777644829</text:p>
          </table:table-cell>
          <table:table-cell office:value-type="float" office:value="1.0168300283625" calcext:value-type="float">
            <text:p>1.0168300284</text:p>
          </table:table-cell>
          <table:table-cell office:value-type="float" office:value="-0.250545905601579" calcext:value-type="float">
            <text:p>-0.2505459056</text:p>
          </table:table-cell>
          <table:table-cell office:value-type="float" office:value="-1.26855516635586" calcext:value-type="float">
            <text:p>-1.2685551664</text:p>
          </table:table-cell>
          <table:table-cell office:value-type="float" office:value="0.137280396064056" calcext:value-type="float">
            <text:p>0.1372803961</text:p>
          </table:table-cell>
          <table:table-cell office:value-type="float" office:value="-1.05791922651865" calcext:value-type="float">
            <text:p>-1.0579192265</text:p>
          </table:table-cell>
          <table:table-cell office:value-type="float" office:value="0.0099864118448937" calcext:value-type="float">
            <text:p>0.0099864118</text:p>
          </table:table-cell>
          <table:table-cell office:value-type="float" office:value="-0.460485868986185" calcext:value-type="float">
            <text:p>-0.460485869</text:p>
          </table:table-cell>
          <table:table-cell office:value-type="float" office:value="0.624628451355511" calcext:value-type="float">
            <text:p>0.6246284514</text:p>
          </table:table-cell>
          <table:table-cell office:value-type="float" office:value="-1.14414245334008" calcext:value-type="float">
            <text:p>-1.1441424533</text:p>
          </table:table-cell>
          <table:table-cell office:value-type="float" office:value="0.342357291449495" calcext:value-type="float">
            <text:p>0.3423572914</text:p>
          </table:table-cell>
          <table:table-cell office:value-type="float" office:value="2.14271002258858" calcext:value-type="float">
            <text:p>2.1427100226</text:p>
          </table:table-cell>
          <table:table-cell office:value-type="float" office:value="-0.695759495386872" calcext:value-type="float">
            <text:p>-0.6957594954</text:p>
          </table:table-cell>
          <table:table-cell office:value-type="float" office:value="1.36811390550357" calcext:value-type="float">
            <text:p>1.3681139055</text:p>
          </table:table-cell>
          <table:table-cell office:value-type="float" office:value="-0.466187066237507" calcext:value-type="float">
            <text:p>-0.4661870662</text:p>
          </table:table-cell>
          <table:table-cell office:value-type="float" office:value="-0.809202806378595" calcext:value-type="float">
            <text:p>-0.8092028064</text:p>
          </table:table-cell>
          <table:table-cell office:value-type="float" office:value="1.85516496644528" calcext:value-type="float">
            <text:p>1.8551649664</text:p>
          </table:table-cell>
          <table:table-cell office:value-type="float" office:value="-1.06053397219218" calcext:value-type="float">
            <text:p>-1.06053397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0" calcext:value-type="float">
            <text:p>410</text:p>
          </table:table-cell>
          <table:table-cell office:value-type="float" office:value="-0.960818700152674" calcext:value-type="float">
            <text:p>-0.9608187002</text:p>
          </table:table-cell>
          <table:table-cell office:value-type="float" office:value="0.0710130174771463" calcext:value-type="float">
            <text:p>0.0710130175</text:p>
          </table:table-cell>
          <table:table-cell office:value-type="float" office:value="2.60281933663759" calcext:value-type="float">
            <text:p>2.6028193366</text:p>
          </table:table-cell>
          <table:table-cell office:value-type="float" office:value="-0.99869306098515" calcext:value-type="float">
            <text:p>-0.998693061</text:p>
          </table:table-cell>
          <table:table-cell office:value-type="float" office:value="-0.383880011575843" calcext:value-type="float">
            <text:p>-0.3838800116</text:p>
          </table:table-cell>
          <table:table-cell office:value-type="float" office:value="-0.208286115073412" calcext:value-type="float">
            <text:p>-0.2082861151</text:p>
          </table:table-cell>
          <table:table-cell office:value-type="float" office:value="0.368938158535082" calcext:value-type="float">
            <text:p>0.3689381585</text:p>
          </table:table-cell>
          <table:table-cell office:value-type="float" office:value="0.0595136407483677" calcext:value-type="float">
            <text:p>0.0595136407</text:p>
          </table:table-cell>
          <table:table-cell office:value-type="float" office:value="0.504836275517028" calcext:value-type="float">
            <text:p>0.5048362755</text:p>
          </table:table-cell>
          <table:table-cell office:value-type="float" office:value="-0.678021319743396" calcext:value-type="float">
            <text:p>-0.6780213197</text:p>
          </table:table-cell>
          <table:table-cell office:value-type="float" office:value="1.05047512024654" calcext:value-type="float">
            <text:p>1.0504751202</text:p>
          </table:table-cell>
          <table:table-cell office:value-type="float" office:value="1.31612484967149" calcext:value-type="float">
            <text:p>1.3161248497</text:p>
          </table:table-cell>
          <table:table-cell office:value-type="float" office:value="0.377964606253002" calcext:value-type="float">
            <text:p>0.3779646063</text:p>
          </table:table-cell>
          <table:table-cell office:value-type="float" office:value="-0.861676968779237" calcext:value-type="float">
            <text:p>-0.8616769688</text:p>
          </table:table-cell>
          <table:table-cell office:value-type="float" office:value="-1.75580529833207" calcext:value-type="float">
            <text:p>-1.7558052983</text:p>
          </table:table-cell>
          <table:table-cell office:value-type="float" office:value="0.097838076187801" calcext:value-type="float">
            <text:p>0.0978380762</text:p>
          </table:table-cell>
          <table:table-cell office:value-type="float" office:value="-0.4651699009842" calcext:value-type="float">
            <text:p>-0.465169901</text:p>
          </table:table-cell>
          <table:table-cell office:value-type="float" office:value="-0.224919085009194" calcext:value-type="float">
            <text:p>-0.224919085</text:p>
          </table:table-cell>
          <table:table-cell office:value-type="float" office:value="-0.0197062093199049" calcext:value-type="float">
            <text:p>-0.019706209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0" calcext:value-type="float">
            <text:p>410</text:p>
          </table:table-cell>
          <table:table-cell office:value-type="float" office:value="-1.08613338221984" calcext:value-type="float">
            <text:p>-1.0861333822</text:p>
          </table:table-cell>
          <table:table-cell office:value-type="float" office:value="-0.704547684480861" calcext:value-type="float">
            <text:p>-0.7045476845</text:p>
          </table:table-cell>
          <table:table-cell office:value-type="float" office:value="2.32902144681757" calcext:value-type="float">
            <text:p>2.3290214468</text:p>
          </table:table-cell>
          <table:table-cell office:value-type="float" office:value="-0.885715003172822" calcext:value-type="float">
            <text:p>-0.8857150032</text:p>
          </table:table-cell>
          <table:table-cell office:value-type="float" office:value="0.617676502530141" calcext:value-type="float">
            <text:p>0.6176765025</text:p>
          </table:table-cell>
          <table:table-cell office:value-type="float" office:value="0.478894181684868" calcext:value-type="float">
            <text:p>0.4788941817</text:p>
          </table:table-cell>
          <table:table-cell office:value-type="float" office:value="-0.267414204115627" calcext:value-type="float">
            <text:p>-0.2674142041</text:p>
          </table:table-cell>
          <table:table-cell office:value-type="float" office:value="0.354041934463239" calcext:value-type="float">
            <text:p>0.3540419345</text:p>
          </table:table-cell>
          <table:table-cell office:value-type="float" office:value="0.55899942042092" calcext:value-type="float">
            <text:p>0.5589994204</text:p>
          </table:table-cell>
          <table:table-cell office:value-type="float" office:value="-0.788077564086717" calcext:value-type="float">
            <text:p>-0.7880775641</text:p>
          </table:table-cell>
          <table:table-cell office:value-type="float" office:value="1.23745212113615" calcext:value-type="float">
            <text:p>1.2374521211</text:p>
          </table:table-cell>
          <table:table-cell office:value-type="float" office:value="1.36027263897733" calcext:value-type="float">
            <text:p>1.360272639</text:p>
          </table:table-cell>
          <table:table-cell office:value-type="float" office:value="0.170853648895912" calcext:value-type="float">
            <text:p>0.1708536489</text:p>
          </table:table-cell>
          <table:table-cell office:value-type="float" office:value="-0.697620980945394" calcext:value-type="float">
            <text:p>-0.6976209809</text:p>
          </table:table-cell>
          <table:table-cell office:value-type="float" office:value="-1.20392358591449" calcext:value-type="float">
            <text:p>-1.2039235859</text:p>
          </table:table-cell>
          <table:table-cell office:value-type="float" office:value="-0.465259958557472" calcext:value-type="float">
            <text:p>-0.4652599586</text:p>
          </table:table-cell>
          <table:table-cell office:value-type="float" office:value="0.0559944971886973" calcext:value-type="float">
            <text:p>0.0559944972</text:p>
          </table:table-cell>
          <table:table-cell office:value-type="float" office:value="-1.00234955668196" calcext:value-type="float">
            <text:p>-1.0023495567</text:p>
          </table:table-cell>
          <table:table-cell office:value-type="float" office:value="-0.565231849826296" calcext:value-type="float">
            <text:p>-0.56523184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0" calcext:value-type="float">
            <text:p>410</text:p>
          </table:table-cell>
          <table:table-cell office:value-type="float" office:value="-0.355220827297771" calcext:value-type="float">
            <text:p>-0.3552208273</text:p>
          </table:table-cell>
          <table:table-cell office:value-type="float" office:value="1.15588175408278" calcext:value-type="float">
            <text:p>1.1558817541</text:p>
          </table:table-cell>
          <table:table-cell office:value-type="float" office:value="1.31186501269808" calcext:value-type="float">
            <text:p>1.3118650127</text:p>
          </table:table-cell>
          <table:table-cell office:value-type="float" office:value="0.061944507535197" calcext:value-type="float">
            <text:p>0.0619445075</text:p>
          </table:table-cell>
          <table:table-cell office:value-type="float" office:value="0.114206664404715" calcext:value-type="float">
            <text:p>0.1142066644</text:p>
          </table:table-cell>
          <table:table-cell office:value-type="float" office:value="-0.990219829569697" calcext:value-type="float">
            <text:p>-0.9902198296</text:p>
          </table:table-cell>
          <table:table-cell office:value-type="float" office:value="0.728194679161705" calcext:value-type="float">
            <text:p>0.7281946792</text:p>
          </table:table-cell>
          <table:table-cell office:value-type="float" office:value="-0.105630282057194" calcext:value-type="float">
            <text:p>-0.1056302821</text:p>
          </table:table-cell>
          <table:table-cell office:value-type="float" office:value="-0.486183263843158" calcext:value-type="float">
            <text:p>-0.4861832638</text:p>
          </table:table-cell>
          <table:table-cell office:value-type="float" office:value="-0.525351236100663" calcext:value-type="float">
            <text:p>-0.5253512361</text:p>
          </table:table-cell>
          <table:table-cell office:value-type="float" office:value="-0.105192897598093" calcext:value-type="float">
            <text:p>-0.1051928976</text:p>
          </table:table-cell>
          <table:table-cell office:value-type="float" office:value="0.254165455924902" calcext:value-type="float">
            <text:p>0.2541654559</text:p>
          </table:table-cell>
          <table:table-cell office:value-type="float" office:value="0.739546366488635" calcext:value-type="float">
            <text:p>0.7395463665</text:p>
          </table:table-cell>
          <table:table-cell office:value-type="float" office:value="-0.552004756694523" calcext:value-type="float">
            <text:p>-0.5520047567</text:p>
          </table:table-cell>
          <table:table-cell office:value-type="float" office:value="0.826427401551615" calcext:value-type="float">
            <text:p>0.8264274016</text:p>
          </table:table-cell>
          <table:table-cell office:value-type="float" office:value="0.352044439679157" calcext:value-type="float">
            <text:p>0.3520444397</text:p>
          </table:table-cell>
          <table:table-cell office:value-type="float" office:value="-0.0261405499203457" calcext:value-type="float">
            <text:p>-0.0261405499</text:p>
          </table:table-cell>
          <table:table-cell office:value-type="float" office:value="-0.215280012898606" calcext:value-type="float">
            <text:p>-0.2152800129</text:p>
          </table:table-cell>
          <table:table-cell office:value-type="float" office:value="-0.0947097371562186" calcext:value-type="float">
            <text:p>-0.094709737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11" calcext:value-type="float">
            <text:p>411</text:p>
          </table:table-cell>
          <table:table-cell office:value-type="float" office:value="-0.566531106380148" calcext:value-type="float">
            <text:p>-0.5665311064</text:p>
          </table:table-cell>
          <table:table-cell office:value-type="float" office:value="-0.0577281622017017" calcext:value-type="float">
            <text:p>-0.0577281622</text:p>
          </table:table-cell>
          <table:table-cell office:value-type="float" office:value="-0.825120878673073" calcext:value-type="float">
            <text:p>-0.8251208787</text:p>
          </table:table-cell>
          <table:table-cell office:value-type="float" office:value="-1.04022190886835" calcext:value-type="float">
            <text:p>-1.0402219089</text:p>
          </table:table-cell>
          <table:table-cell office:value-type="float" office:value="1.05972821494683" calcext:value-type="float">
            <text:p>1.0597282149</text:p>
          </table:table-cell>
          <table:table-cell office:value-type="float" office:value="3.8112743159787" calcext:value-type="float">
            <text:p>3.811274316</text:p>
          </table:table-cell>
          <table:table-cell office:value-type="float" office:value="0.0660482665495708" calcext:value-type="float">
            <text:p>0.0660482665</text:p>
          </table:table-cell>
          <table:table-cell office:value-type="float" office:value="1.28020359364743" calcext:value-type="float">
            <text:p>1.2802035936</text:p>
          </table:table-cell>
          <table:table-cell office:value-type="float" office:value="-0.504435114777848" calcext:value-type="float">
            <text:p>-0.5044351148</text:p>
          </table:table-cell>
          <table:table-cell office:value-type="float" office:value="-0.673689840057577" calcext:value-type="float">
            <text:p>-0.6736898401</text:p>
          </table:table-cell>
          <table:table-cell office:value-type="float" office:value="-0.315523237524185" calcext:value-type="float">
            <text:p>-0.3155232375</text:p>
          </table:table-cell>
          <table:table-cell office:value-type="float" office:value="-0.168854562266581" calcext:value-type="float">
            <text:p>-0.1688545623</text:p>
          </table:table-cell>
          <table:table-cell office:value-type="float" office:value="0.228238621233444" calcext:value-type="float">
            <text:p>0.2282386212</text:p>
          </table:table-cell>
          <table:table-cell office:value-type="float" office:value="0.473810192163448" calcext:value-type="float">
            <text:p>0.4738101922</text:p>
          </table:table-cell>
          <table:table-cell office:value-type="float" office:value="1.47809592287468" calcext:value-type="float">
            <text:p>1.4780959229</text:p>
          </table:table-cell>
          <table:table-cell office:value-type="float" office:value="0.629533153326375" calcext:value-type="float">
            <text:p>0.6295331533</text:p>
          </table:table-cell>
          <table:table-cell office:value-type="float" office:value="-0.52669683404688" calcext:value-type="float">
            <text:p>-0.526696834</text:p>
          </table:table-cell>
          <table:table-cell office:value-type="float" office:value="0.537550531573007" calcext:value-type="float">
            <text:p>0.5375505316</text:p>
          </table:table-cell>
          <table:table-cell office:value-type="float" office:value="0.9194967441274" calcext:value-type="float">
            <text:p>0.919496744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11" calcext:value-type="float">
            <text:p>411</text:p>
          </table:table-cell>
          <table:table-cell office:value-type="float" office:value="0.238849265006397" calcext:value-type="float">
            <text:p>0.238849265</text:p>
          </table:table-cell>
          <table:table-cell office:value-type="float" office:value="0.241701891642487" calcext:value-type="float">
            <text:p>0.2417018916</text:p>
          </table:table-cell>
          <table:table-cell office:value-type="float" office:value="0.369160517114791" calcext:value-type="float">
            <text:p>0.3691605171</text:p>
          </table:table-cell>
          <table:table-cell office:value-type="float" office:value="-2.12404122740141" calcext:value-type="float">
            <text:p>-2.1240412274</text:p>
          </table:table-cell>
          <table:table-cell office:value-type="float" office:value="-0.172507581507829" calcext:value-type="float">
            <text:p>-0.1725075815</text:p>
          </table:table-cell>
          <table:table-cell office:value-type="float" office:value="-0.838344862229908" calcext:value-type="float">
            <text:p>-0.8383448622</text:p>
          </table:table-cell>
          <table:table-cell office:value-type="float" office:value="0.183133472976724" calcext:value-type="float">
            <text:p>0.183133473</text:p>
          </table:table-cell>
          <table:table-cell office:value-type="float" office:value="-0.921449249946025" calcext:value-type="float">
            <text:p>-0.9214492499</text:p>
          </table:table-cell>
          <table:table-cell office:value-type="float" office:value="0.517945477228418" calcext:value-type="float">
            <text:p>0.5179454772</text:p>
          </table:table-cell>
          <table:table-cell office:value-type="float" office:value="-1.21503784918733" calcext:value-type="float">
            <text:p>-1.2150378492</text:p>
          </table:table-cell>
          <table:table-cell office:value-type="float" office:value="1.92025650039634" calcext:value-type="float">
            <text:p>1.9202565004</text:p>
          </table:table-cell>
          <table:table-cell office:value-type="float" office:value="1.44127412040446" calcext:value-type="float">
            <text:p>1.4412741204</text:p>
          </table:table-cell>
          <table:table-cell office:value-type="float" office:value="-0.222390940908257" calcext:value-type="float">
            <text:p>-0.2223909409</text:p>
          </table:table-cell>
          <table:table-cell office:value-type="float" office:value="0.769624357692187" calcext:value-type="float">
            <text:p>0.7696243577</text:p>
          </table:table-cell>
          <table:table-cell office:value-type="float" office:value="0.665069188986957" calcext:value-type="float">
            <text:p>0.665069189</text:p>
          </table:table-cell>
          <table:table-cell office:value-type="float" office:value="-0.776718204254204" calcext:value-type="float">
            <text:p>-0.7767182043</text:p>
          </table:table-cell>
          <table:table-cell office:value-type="float" office:value="-0.0366601687075306" calcext:value-type="float">
            <text:p>-0.0366601687</text:p>
          </table:table-cell>
          <table:table-cell office:value-type="float" office:value="-0.352461245226436" calcext:value-type="float">
            <text:p>-0.3524612452</text:p>
          </table:table-cell>
          <table:table-cell office:value-type="float" office:value="0.241211828520132" calcext:value-type="float">
            <text:p>0.241211828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13" calcext:value-type="float">
            <text:p>413</text:p>
          </table:table-cell>
          <table:table-cell office:value-type="float" office:value="-1.07565217464198" calcext:value-type="float">
            <text:p>-1.0756521746</text:p>
          </table:table-cell>
          <table:table-cell office:value-type="float" office:value="1.10123299068043" calcext:value-type="float">
            <text:p>1.1012329907</text:p>
          </table:table-cell>
          <table:table-cell office:value-type="float" office:value="0.579164114164429" calcext:value-type="float">
            <text:p>0.5791641142</text:p>
          </table:table-cell>
          <table:table-cell office:value-type="float" office:value="-0.459366283954422" calcext:value-type="float">
            <text:p>-0.459366284</text:p>
          </table:table-cell>
          <table:table-cell office:value-type="float" office:value="0.600010666231119" calcext:value-type="float">
            <text:p>0.6000106662</text:p>
          </table:table-cell>
          <table:table-cell office:value-type="float" office:value="0.16092650859804" calcext:value-type="float">
            <text:p>0.1609265086</text:p>
          </table:table-cell>
          <table:table-cell office:value-type="float" office:value="0.573487885331443" calcext:value-type="float">
            <text:p>0.5734878853</text:p>
          </table:table-cell>
          <table:table-cell office:value-type="float" office:value="0.274772969056574" calcext:value-type="float">
            <text:p>0.2747729691</text:p>
          </table:table-cell>
          <table:table-cell office:value-type="float" office:value="-0.581368052835485" calcext:value-type="float">
            <text:p>-0.5813680528</text:p>
          </table:table-cell>
          <table:table-cell office:value-type="float" office:value="0.121710639859621" calcext:value-type="float">
            <text:p>0.1217106399</text:p>
          </table:table-cell>
          <table:table-cell office:value-type="float" office:value="0.189099243570419" calcext:value-type="float">
            <text:p>0.1890992436</text:p>
          </table:table-cell>
          <table:table-cell office:value-type="float" office:value="0.888804485137718" calcext:value-type="float">
            <text:p>0.8888044851</text:p>
          </table:table-cell>
          <table:table-cell office:value-type="float" office:value="1.48996083430835" calcext:value-type="float">
            <text:p>1.4899608343</text:p>
          </table:table-cell>
          <table:table-cell office:value-type="float" office:value="0.0648276514309272" calcext:value-type="float">
            <text:p>0.0648276514</text:p>
          </table:table-cell>
          <table:table-cell office:value-type="float" office:value="0.0786775106180588" calcext:value-type="float">
            <text:p>0.0786775106</text:p>
          </table:table-cell>
          <table:table-cell office:value-type="float" office:value="0.687699052832305" calcext:value-type="float">
            <text:p>0.6876990528</text:p>
          </table:table-cell>
          <table:table-cell office:value-type="float" office:value="-1.15690063450525" calcext:value-type="float">
            <text:p>-1.1569006345</text:p>
          </table:table-cell>
          <table:table-cell office:value-type="float" office:value="0.62039466011034" calcext:value-type="float">
            <text:p>0.6203946601</text:p>
          </table:table-cell>
          <table:table-cell office:value-type="float" office:value="0.704515543417976" calcext:value-type="float">
            <text:p>0.704515543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13" calcext:value-type="float">
            <text:p>413</text:p>
          </table:table-cell>
          <table:table-cell office:value-type="float" office:value="1.14659355737236" calcext:value-type="float">
            <text:p>1.1465935574</text:p>
          </table:table-cell>
          <table:table-cell office:value-type="float" office:value="-0.353208345904631" calcext:value-type="float">
            <text:p>-0.3532083459</text:p>
          </table:table-cell>
          <table:table-cell office:value-type="float" office:value="0.834120226104315" calcext:value-type="float">
            <text:p>0.8341202261</text:p>
          </table:table-cell>
          <table:table-cell office:value-type="float" office:value="0.708139103342928" calcext:value-type="float">
            <text:p>0.7081391033</text:p>
          </table:table-cell>
          <table:table-cell office:value-type="float" office:value="-0.749013999346299" calcext:value-type="float">
            <text:p>-0.7490139993</text:p>
          </table:table-cell>
          <table:table-cell office:value-type="float" office:value="0.189675737768416" calcext:value-type="float">
            <text:p>0.1896757378</text:p>
          </table:table-cell>
          <table:table-cell office:value-type="float" office:value="-0.593212495815727" calcext:value-type="float">
            <text:p>-0.5932124958</text:p>
          </table:table-cell>
          <table:table-cell office:value-type="float" office:value="0.126902359231093" calcext:value-type="float">
            <text:p>0.1269023592</text:p>
          </table:table-cell>
          <table:table-cell office:value-type="float" office:value="1.01571810751357" calcext:value-type="float">
            <text:p>1.0157181075</text:p>
          </table:table-cell>
          <table:table-cell office:value-type="float" office:value="-0.255134281994344" calcext:value-type="float">
            <text:p>-0.255134282</text:p>
          </table:table-cell>
          <table:table-cell office:value-type="float" office:value="-1.51988151351897" calcext:value-type="float">
            <text:p>-1.5198815135</text:p>
          </table:table-cell>
          <table:table-cell office:value-type="float" office:value="0.0492165727882124" calcext:value-type="float">
            <text:p>0.0492165728</text:p>
          </table:table-cell>
          <table:table-cell office:value-type="float" office:value="-0.0188804470845194" calcext:value-type="float">
            <text:p>-0.0188804471</text:p>
          </table:table-cell>
          <table:table-cell office:value-type="float" office:value="-0.402828328136783" calcext:value-type="float">
            <text:p>-0.4028283281</text:p>
          </table:table-cell>
          <table:table-cell office:value-type="float" office:value="0.291387222268063" calcext:value-type="float">
            <text:p>0.2913872223</text:p>
          </table:table-cell>
          <table:table-cell office:value-type="float" office:value="0.424361090947619" calcext:value-type="float">
            <text:p>0.4243610909</text:p>
          </table:table-cell>
          <table:table-cell office:value-type="float" office:value="-0.465593220673385" calcext:value-type="float">
            <text:p>-0.4655932207</text:p>
          </table:table-cell>
          <table:table-cell office:value-type="float" office:value="0.0748987524692457" calcext:value-type="float">
            <text:p>0.0748987525</text:p>
          </table:table-cell>
          <table:table-cell office:value-type="float" office:value="0.261902539844675" calcext:value-type="float">
            <text:p>0.261902539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13" calcext:value-type="float">
            <text:p>413</text:p>
          </table:table-cell>
          <table:table-cell office:value-type="float" office:value="-1.5812218278555" calcext:value-type="float">
            <text:p>-1.5812218279</text:p>
          </table:table-cell>
          <table:table-cell office:value-type="float" office:value="0.391512135219577" calcext:value-type="float">
            <text:p>0.3915121352</text:p>
          </table:table-cell>
          <table:table-cell office:value-type="float" office:value="1.91633286476524" calcext:value-type="float">
            <text:p>1.9163328648</text:p>
          </table:table-cell>
          <table:table-cell office:value-type="float" office:value="-0.0878400735624624" calcext:value-type="float">
            <text:p>-0.0878400736</text:p>
          </table:table-cell>
          <table:table-cell office:value-type="float" office:value="-0.421409692344155" calcext:value-type="float">
            <text:p>-0.4214096923</text:p>
          </table:table-cell>
          <table:table-cell office:value-type="float" office:value="0.270446936682854" calcext:value-type="float">
            <text:p>0.2704469367</text:p>
          </table:table-cell>
          <table:table-cell office:value-type="float" office:value="-0.135965748397809" calcext:value-type="float">
            <text:p>-0.1359657484</text:p>
          </table:table-cell>
          <table:table-cell office:value-type="float" office:value="0.231828286082007" calcext:value-type="float">
            <text:p>0.2318282861</text:p>
          </table:table-cell>
          <table:table-cell office:value-type="float" office:value="0.377200638682895" calcext:value-type="float">
            <text:p>0.3772006387</text:p>
          </table:table-cell>
          <table:table-cell office:value-type="float" office:value="0.381819763194186" calcext:value-type="float">
            <text:p>0.3818197632</text:p>
          </table:table-cell>
          <table:table-cell office:value-type="float" office:value="1.30581334641608" calcext:value-type="float">
            <text:p>1.3058133464</text:p>
          </table:table-cell>
          <table:table-cell office:value-type="float" office:value="0.201177186040663" calcext:value-type="float">
            <text:p>0.201177186</text:p>
          </table:table-cell>
          <table:table-cell office:value-type="float" office:value="-0.76197769749017" calcext:value-type="float">
            <text:p>-0.7619776975</text:p>
          </table:table-cell>
          <table:table-cell office:value-type="float" office:value="-0.0671300482110308" calcext:value-type="float">
            <text:p>-0.0671300482</text:p>
          </table:table-cell>
          <table:table-cell office:value-type="float" office:value="0.946419994142512" calcext:value-type="float">
            <text:p>0.9464199941</text:p>
          </table:table-cell>
          <table:table-cell office:value-type="float" office:value="0.524254248318296" calcext:value-type="float">
            <text:p>0.5242542483</text:p>
          </table:table-cell>
          <table:table-cell office:value-type="float" office:value="-0.577973504767889" calcext:value-type="float">
            <text:p>-0.5779735048</text:p>
          </table:table-cell>
          <table:table-cell office:value-type="float" office:value="0.417429540444428" calcext:value-type="float">
            <text:p>0.4174295404</text:p>
          </table:table-cell>
          <table:table-cell office:value-type="float" office:value="-0.320499296986376" calcext:value-type="float">
            <text:p>-0.32049929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14" calcext:value-type="float">
            <text:p>414</text:p>
          </table:table-cell>
          <table:table-cell office:value-type="float" office:value="-0.376162266419157" calcext:value-type="float">
            <text:p>-0.3761622664</text:p>
          </table:table-cell>
          <table:table-cell office:value-type="float" office:value="0.460564985062957" calcext:value-type="float">
            <text:p>0.4605649851</text:p>
          </table:table-cell>
          <table:table-cell office:value-type="float" office:value="1.68627299235483" calcext:value-type="float">
            <text:p>1.6862729924</text:p>
          </table:table-cell>
          <table:table-cell office:value-type="float" office:value="1.30037893036191" calcext:value-type="float">
            <text:p>1.3003789304</text:p>
          </table:table-cell>
          <table:table-cell office:value-type="float" office:value="0.192392512154773" calcext:value-type="float">
            <text:p>0.1923925122</text:p>
          </table:table-cell>
          <table:table-cell office:value-type="float" office:value="0.205984515312519" calcext:value-type="float">
            <text:p>0.2059845153</text:p>
          </table:table-cell>
          <table:table-cell office:value-type="float" office:value="0.554366790133319" calcext:value-type="float">
            <text:p>0.5543667901</text:p>
          </table:table-cell>
          <table:table-cell office:value-type="float" office:value="0.0959769868673711" calcext:value-type="float">
            <text:p>0.0959769869</text:p>
          </table:table-cell>
          <table:table-cell office:value-type="float" office:value="-0.210761006154227" calcext:value-type="float">
            <text:p>-0.2107610062</text:p>
          </table:table-cell>
          <table:table-cell office:value-type="float" office:value="0.143518093947309" calcext:value-type="float">
            <text:p>0.1435180939</text:p>
          </table:table-cell>
          <table:table-cell office:value-type="float" office:value="0.9691525478074" calcext:value-type="float">
            <text:p>0.9691525478</text:p>
          </table:table-cell>
          <table:table-cell office:value-type="float" office:value="-0.299821115493739" calcext:value-type="float">
            <text:p>-0.2998211155</text:p>
          </table:table-cell>
          <table:table-cell office:value-type="float" office:value="-2.40107774611335" calcext:value-type="float">
            <text:p>-2.4010777461</text:p>
          </table:table-cell>
          <table:table-cell office:value-type="float" office:value="0.480956260501747" calcext:value-type="float">
            <text:p>0.4809562605</text:p>
          </table:table-cell>
          <table:table-cell office:value-type="float" office:value="-0.247237244720326" calcext:value-type="float">
            <text:p>-0.2472372447</text:p>
          </table:table-cell>
          <table:table-cell office:value-type="float" office:value="-1.05883837206655" calcext:value-type="float">
            <text:p>-1.0588383721</text:p>
          </table:table-cell>
          <table:table-cell office:value-type="float" office:value="0.470259235343356" calcext:value-type="float">
            <text:p>0.4702592353</text:p>
          </table:table-cell>
          <table:table-cell office:value-type="float" office:value="0.0000921645066884655" calcext:value-type="float">
            <text:p>9.21645066884655E-005</text:p>
          </table:table-cell>
          <table:table-cell office:value-type="float" office:value="0.977225970138086" calcext:value-type="float">
            <text:p>0.97722597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14" calcext:value-type="float">
            <text:p>414</text:p>
          </table:table-cell>
          <table:table-cell office:value-type="float" office:value="-1.04306772577729" calcext:value-type="float">
            <text:p>-1.0430677258</text:p>
          </table:table-cell>
          <table:table-cell office:value-type="float" office:value="1.04458176181587" calcext:value-type="float">
            <text:p>1.0445817618</text:p>
          </table:table-cell>
          <table:table-cell office:value-type="float" office:value="0.292185902699667" calcext:value-type="float">
            <text:p>0.2921859027</text:p>
          </table:table-cell>
          <table:table-cell office:value-type="float" office:value="-2.37853568102341" calcext:value-type="float">
            <text:p>-2.378535681</text:p>
          </table:table-cell>
          <table:table-cell office:value-type="float" office:value="-0.189793273353959" calcext:value-type="float">
            <text:p>-0.1897932734</text:p>
          </table:table-cell>
          <table:table-cell office:value-type="float" office:value="-0.920525525533383" calcext:value-type="float">
            <text:p>-0.9205255255</text:p>
          </table:table-cell>
          <table:table-cell office:value-type="float" office:value="0.178721701942985" calcext:value-type="float">
            <text:p>0.1787217019</text:p>
          </table:table-cell>
          <table:table-cell office:value-type="float" office:value="-0.384094633683403" calcext:value-type="float">
            <text:p>-0.3840946337</text:p>
          </table:table-cell>
          <table:table-cell office:value-type="float" office:value="0.237234385785815" calcext:value-type="float">
            <text:p>0.2372343858</text:p>
          </table:table-cell>
          <table:table-cell office:value-type="float" office:value="-1.3369199851408" calcext:value-type="float">
            <text:p>-1.3369199851</text:p>
          </table:table-cell>
          <table:table-cell office:value-type="float" office:value="1.64887907339623" calcext:value-type="float">
            <text:p>1.6488790734</text:p>
          </table:table-cell>
          <table:table-cell office:value-type="float" office:value="1.41735005355045" calcext:value-type="float">
            <text:p>1.4173500536</text:p>
          </table:table-cell>
          <table:table-cell office:value-type="float" office:value="-0.176129795927343" calcext:value-type="float">
            <text:p>-0.1761297959</text:p>
          </table:table-cell>
          <table:table-cell office:value-type="float" office:value="0.924562871708438" calcext:value-type="float">
            <text:p>0.9245628717</text:p>
          </table:table-cell>
          <table:table-cell office:value-type="float" office:value="0.484002834098242" calcext:value-type="float">
            <text:p>0.4840028341</text:p>
          </table:table-cell>
          <table:table-cell office:value-type="float" office:value="-0.783687362234964" calcext:value-type="float">
            <text:p>-0.7836873622</text:p>
          </table:table-cell>
          <table:table-cell office:value-type="float" office:value="0.167370222476487" calcext:value-type="float">
            <text:p>0.1673702225</text:p>
          </table:table-cell>
          <table:table-cell office:value-type="float" office:value="-0.161785186161552" calcext:value-type="float">
            <text:p>-0.1617851862</text:p>
          </table:table-cell>
          <table:table-cell office:value-type="float" office:value="0.447245262547784" calcext:value-type="float">
            <text:p>0.4472452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15" calcext:value-type="float">
            <text:p>415</text:p>
          </table:table-cell>
          <table:table-cell office:value-type="float" office:value="-0.68715782736797" calcext:value-type="float">
            <text:p>-0.6871578274</text:p>
          </table:table-cell>
          <table:table-cell office:value-type="float" office:value="0.886271167447385" calcext:value-type="float">
            <text:p>0.8862711674</text:p>
          </table:table-cell>
          <table:table-cell office:value-type="float" office:value="1.80507701364573" calcext:value-type="float">
            <text:p>1.8050770136</text:p>
          </table:table-cell>
          <table:table-cell office:value-type="float" office:value="1.33774152018006" calcext:value-type="float">
            <text:p>1.3377415202</text:p>
          </table:table-cell>
          <table:table-cell office:value-type="float" office:value="1.02712589477601" calcext:value-type="float">
            <text:p>1.0271258948</text:p>
          </table:table-cell>
          <table:table-cell office:value-type="float" office:value="-0.517470017821758" calcext:value-type="float">
            <text:p>-0.5174700178</text:p>
          </table:table-cell>
          <table:table-cell office:value-type="float" office:value="1.09107075969132" calcext:value-type="float">
            <text:p>1.0910707597</text:p>
          </table:table-cell>
          <table:table-cell office:value-type="float" office:value="-0.154526377731959" calcext:value-type="float">
            <text:p>-0.1545263777</text:p>
          </table:table-cell>
          <table:table-cell office:value-type="float" office:value="-1.51099408057745" calcext:value-type="float">
            <text:p>-1.5109940806</text:p>
          </table:table-cell>
          <table:table-cell office:value-type="float" office:value="0.415641812431348" calcext:value-type="float">
            <text:p>0.4156418124</text:p>
          </table:table-cell>
          <table:table-cell office:value-type="float" office:value="1.11193734406997" calcext:value-type="float">
            <text:p>1.1119373441</text:p>
          </table:table-cell>
          <table:table-cell office:value-type="float" office:value="0.469677319113631" calcext:value-type="float">
            <text:p>0.4696773191</text:p>
          </table:table-cell>
          <table:table-cell office:value-type="float" office:value="-0.0331586797096288" calcext:value-type="float">
            <text:p>-0.0331586797</text:p>
          </table:table-cell>
          <table:table-cell office:value-type="float" office:value="0.241555372670677" calcext:value-type="float">
            <text:p>0.2415553727</text:p>
          </table:table-cell>
          <table:table-cell office:value-type="float" office:value="-1.00820298642622" calcext:value-type="float">
            <text:p>-1.0082029864</text:p>
          </table:table-cell>
          <table:table-cell office:value-type="float" office:value="0.913401027245336" calcext:value-type="float">
            <text:p>0.9134010272</text:p>
          </table:table-cell>
          <table:table-cell office:value-type="float" office:value="-1.20357360156126" calcext:value-type="float">
            <text:p>-1.2035736016</text:p>
          </table:table-cell>
          <table:table-cell office:value-type="float" office:value="-0.274804001172435" calcext:value-type="float">
            <text:p>-0.2748040012</text:p>
          </table:table-cell>
          <table:table-cell office:value-type="float" office:value="-1.01458508761498" calcext:value-type="float">
            <text:p>-1.014585087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17" calcext:value-type="float">
            <text:p>417</text:p>
          </table:table-cell>
          <table:table-cell office:value-type="float" office:value="-0.473730524697735" calcext:value-type="float">
            <text:p>-0.4737305247</text:p>
          </table:table-cell>
          <table:table-cell office:value-type="float" office:value="0.697340216703824" calcext:value-type="float">
            <text:p>0.6973402167</text:p>
          </table:table-cell>
          <table:table-cell office:value-type="float" office:value="2.27959950744856" calcext:value-type="float">
            <text:p>2.2795995074</text:p>
          </table:table-cell>
          <table:table-cell office:value-type="float" office:value="1.3598750859262" calcext:value-type="float">
            <text:p>1.3598750859</text:p>
          </table:table-cell>
          <table:table-cell office:value-type="float" office:value="0.342429159666574" calcext:value-type="float">
            <text:p>0.3424291597</text:p>
          </table:table-cell>
          <table:table-cell office:value-type="float" office:value="1.39288563285746" calcext:value-type="float">
            <text:p>1.3928856329</text:p>
          </table:table-cell>
          <table:table-cell office:value-type="float" office:value="0.289971173300265" calcext:value-type="float">
            <text:p>0.2899711733</text:p>
          </table:table-cell>
          <table:table-cell office:value-type="float" office:value="0.170677021448098" calcext:value-type="float">
            <text:p>0.1706770214</text:p>
          </table:table-cell>
          <table:table-cell office:value-type="float" office:value="0.578965557156412" calcext:value-type="float">
            <text:p>0.5789655572</text:p>
          </table:table-cell>
          <table:table-cell office:value-type="float" office:value="-0.27689289944125" calcext:value-type="float">
            <text:p>-0.2768928994</text:p>
          </table:table-cell>
          <table:table-cell office:value-type="float" office:value="-1.57749463481409" calcext:value-type="float">
            <text:p>-1.5774946348</text:p>
          </table:table-cell>
          <table:table-cell office:value-type="float" office:value="1.00916469350986" calcext:value-type="float">
            <text:p>1.0091646935</text:p>
          </table:table-cell>
          <table:table-cell office:value-type="float" office:value="1.30396410153532" calcext:value-type="float">
            <text:p>1.3039641015</text:p>
          </table:table-cell>
          <table:table-cell office:value-type="float" office:value="-1.35059229463438" calcext:value-type="float">
            <text:p>-1.3505922946</text:p>
          </table:table-cell>
          <table:table-cell office:value-type="float" office:value="-1.41553373181278" calcext:value-type="float">
            <text:p>-1.4155337318</text:p>
          </table:table-cell>
          <table:table-cell office:value-type="float" office:value="-1.55708136048417" calcext:value-type="float">
            <text:p>-1.5570813605</text:p>
          </table:table-cell>
          <table:table-cell office:value-type="float" office:value="0.672507644831282" calcext:value-type="float">
            <text:p>0.6725076448</text:p>
          </table:table-cell>
          <table:table-cell office:value-type="float" office:value="-0.993821894844362" calcext:value-type="float">
            <text:p>-0.9938218948</text:p>
          </table:table-cell>
          <table:table-cell office:value-type="float" office:value="1.60872103162325" calcext:value-type="float">
            <text:p>1.60872103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7" calcext:value-type="float">
            <text:p>417</text:p>
          </table:table-cell>
          <table:table-cell office:value-type="float" office:value="-2.68034780829134" calcext:value-type="float">
            <text:p>-2.6803478083</text:p>
          </table:table-cell>
          <table:table-cell office:value-type="float" office:value="1.8720519522976" calcext:value-type="float">
            <text:p>1.8720519523</text:p>
          </table:table-cell>
          <table:table-cell office:value-type="float" office:value="1.14471175209236" calcext:value-type="float">
            <text:p>1.1447117521</text:p>
          </table:table-cell>
          <table:table-cell office:value-type="float" office:value="-0.693663602134341" calcext:value-type="float">
            <text:p>-0.6936636021</text:p>
          </table:table-cell>
          <table:table-cell office:value-type="float" office:value="0.155171669307832" calcext:value-type="float">
            <text:p>0.1551716693</text:p>
          </table:table-cell>
          <table:table-cell office:value-type="float" office:value="0.601324581968266" calcext:value-type="float">
            <text:p>0.601324582</text:p>
          </table:table-cell>
          <table:table-cell office:value-type="float" office:value="0.904200895919867" calcext:value-type="float">
            <text:p>0.9042008959</text:p>
          </table:table-cell>
          <table:table-cell office:value-type="float" office:value="-0.520078914237286" calcext:value-type="float">
            <text:p>-0.5200789142</text:p>
          </table:table-cell>
          <table:table-cell office:value-type="float" office:value="3.0130651089285" calcext:value-type="float">
            <text:p>3.0130651089</text:p>
          </table:table-cell>
          <table:table-cell office:value-type="float" office:value="3.55569454835195" calcext:value-type="float">
            <text:p>3.5556945484</text:p>
          </table:table-cell>
          <table:table-cell office:value-type="float" office:value="-0.900036654090323" calcext:value-type="float">
            <text:p>-0.9000366541</text:p>
          </table:table-cell>
          <table:table-cell office:value-type="float" office:value="-0.527338232161822" calcext:value-type="float">
            <text:p>-0.5273382322</text:p>
          </table:table-cell>
          <table:table-cell office:value-type="float" office:value="-0.287792125162688" calcext:value-type="float">
            <text:p>-0.2877921252</text:p>
          </table:table-cell>
          <table:table-cell office:value-type="float" office:value="-2.01132660397825" calcext:value-type="float">
            <text:p>-2.011326604</text:p>
          </table:table-cell>
          <table:table-cell office:value-type="float" office:value="0.485905616735781" calcext:value-type="float">
            <text:p>0.4859056167</text:p>
          </table:table-cell>
          <table:table-cell office:value-type="float" office:value="-0.710475502684048" calcext:value-type="float">
            <text:p>-0.7104755027</text:p>
          </table:table-cell>
          <table:table-cell office:value-type="float" office:value="-0.637226751871702" calcext:value-type="float">
            <text:p>-0.6372267519</text:p>
          </table:table-cell>
          <table:table-cell office:value-type="float" office:value="-0.433060050855741" calcext:value-type="float">
            <text:p>-0.4330600509</text:p>
          </table:table-cell>
          <table:table-cell office:value-type="float" office:value="-0.21887651674513" calcext:value-type="float">
            <text:p>-0.218876516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17" calcext:value-type="float">
            <text:p>417</text:p>
          </table:table-cell>
          <table:table-cell office:value-type="float" office:value="-0.79199307524803" calcext:value-type="float">
            <text:p>-0.7919930752</text:p>
          </table:table-cell>
          <table:table-cell office:value-type="float" office:value="1.05400661494178" calcext:value-type="float">
            <text:p>1.0540066149</text:p>
          </table:table-cell>
          <table:table-cell office:value-type="float" office:value="-0.110012027991852" calcext:value-type="float">
            <text:p>-0.110012028</text:p>
          </table:table-cell>
          <table:table-cell office:value-type="float" office:value="-1.23418578034555" calcext:value-type="float">
            <text:p>-1.2341857803</text:p>
          </table:table-cell>
          <table:table-cell office:value-type="float" office:value="2.75135491291703" calcext:value-type="float">
            <text:p>2.7513549129</text:p>
          </table:table-cell>
          <table:table-cell office:value-type="float" office:value="3.44306387901596" calcext:value-type="float">
            <text:p>3.443063879</text:p>
          </table:table-cell>
          <table:table-cell office:value-type="float" office:value="0.0553133974642393" calcext:value-type="float">
            <text:p>0.0553133975</text:p>
          </table:table-cell>
          <table:table-cell office:value-type="float" office:value="-0.105660372611344" calcext:value-type="float">
            <text:p>-0.1056603726</text:p>
          </table:table-cell>
          <table:table-cell office:value-type="float" office:value="-0.306074407370305" calcext:value-type="float">
            <text:p>-0.3060744074</text:p>
          </table:table-cell>
          <table:table-cell office:value-type="float" office:value="-0.0942304692188463" calcext:value-type="float">
            <text:p>-0.0942304692</text:p>
          </table:table-cell>
          <table:table-cell office:value-type="float" office:value="0.0536378678267295" calcext:value-type="float">
            <text:p>0.0536378678</text:p>
          </table:table-cell>
          <table:table-cell office:value-type="float" office:value="-0.39176844969829" calcext:value-type="float">
            <text:p>-0.3917684497</text:p>
          </table:table-cell>
          <table:table-cell office:value-type="float" office:value="-0.139360354140651" calcext:value-type="float">
            <text:p>-0.1393603541</text:p>
          </table:table-cell>
          <table:table-cell office:value-type="float" office:value="-0.446063692455633" calcext:value-type="float">
            <text:p>-0.4460636925</text:p>
          </table:table-cell>
          <table:table-cell office:value-type="float" office:value="1.11375532512806" calcext:value-type="float">
            <text:p>1.1137553251</text:p>
          </table:table-cell>
          <table:table-cell office:value-type="float" office:value="0.585026640557982" calcext:value-type="float">
            <text:p>0.5850266406</text:p>
          </table:table-cell>
          <table:table-cell office:value-type="float" office:value="-0.514388811613468" calcext:value-type="float">
            <text:p>-0.5143888116</text:p>
          </table:table-cell>
          <table:table-cell office:value-type="float" office:value="0.322606912904442" calcext:value-type="float">
            <text:p>0.3226069129</text:p>
          </table:table-cell>
          <table:table-cell office:value-type="float" office:value="0.339455052753018" calcext:value-type="float">
            <text:p>0.33945505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21" calcext:value-type="float">
            <text:p>421</text:p>
          </table:table-cell>
          <table:table-cell office:value-type="float" office:value="1.16691290807975" calcext:value-type="float">
            <text:p>1.1669129081</text:p>
          </table:table-cell>
          <table:table-cell office:value-type="float" office:value="-0.0233668518884573" calcext:value-type="float">
            <text:p>-0.0233668519</text:p>
          </table:table-cell>
          <table:table-cell office:value-type="float" office:value="0.624394004875899" calcext:value-type="float">
            <text:p>0.6243940049</text:p>
          </table:table-cell>
          <table:table-cell office:value-type="float" office:value="0.781790993649936" calcext:value-type="float">
            <text:p>0.7817909936</text:p>
          </table:table-cell>
          <table:table-cell office:value-type="float" office:value="-0.655556508989849" calcext:value-type="float">
            <text:p>-0.655556509</text:p>
          </table:table-cell>
          <table:table-cell office:value-type="float" office:value="-0.5166136735126" calcext:value-type="float">
            <text:p>-0.5166136735</text:p>
          </table:table-cell>
          <table:table-cell office:value-type="float" office:value="-0.158570236140539" calcext:value-type="float">
            <text:p>-0.1585702361</text:p>
          </table:table-cell>
          <table:table-cell office:value-type="float" office:value="0.0336481156666535" calcext:value-type="float">
            <text:p>0.0336481157</text:p>
          </table:table-cell>
          <table:table-cell office:value-type="float" office:value="0.287207003881262" calcext:value-type="float">
            <text:p>0.2872070039</text:p>
          </table:table-cell>
          <table:table-cell office:value-type="float" office:value="-0.00795563322795788" calcext:value-type="float">
            <text:p>-0.0079556332</text:p>
          </table:table-cell>
          <table:table-cell office:value-type="float" office:value="1.10844805107703" calcext:value-type="float">
            <text:p>1.1084480511</text:p>
          </table:table-cell>
          <table:table-cell office:value-type="float" office:value="0.888833104646993" calcext:value-type="float">
            <text:p>0.8888331046</text:p>
          </table:table-cell>
          <table:table-cell office:value-type="float" office:value="-0.799166110364834" calcext:value-type="float">
            <text:p>-0.7991661104</text:p>
          </table:table-cell>
          <table:table-cell office:value-type="float" office:value="0.268056441366093" calcext:value-type="float">
            <text:p>0.2680564414</text:p>
          </table:table-cell>
          <table:table-cell office:value-type="float" office:value="-0.855117912580428" calcext:value-type="float">
            <text:p>-0.8551179126</text:p>
          </table:table-cell>
          <table:table-cell office:value-type="float" office:value="-0.114936110340486" calcext:value-type="float">
            <text:p>-0.1149361103</text:p>
          </table:table-cell>
          <table:table-cell office:value-type="float" office:value="-0.107878795627875" calcext:value-type="float">
            <text:p>-0.1078787956</text:p>
          </table:table-cell>
          <table:table-cell office:value-type="float" office:value="-0.205175062200339" calcext:value-type="float">
            <text:p>-0.2051750622</text:p>
          </table:table-cell>
          <table:table-cell office:value-type="float" office:value="0.434435323296455" calcext:value-type="float">
            <text:p>0.43443532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1" calcext:value-type="float">
            <text:p>421</text:p>
          </table:table-cell>
          <table:table-cell office:value-type="float" office:value="-1.39777562374894" calcext:value-type="float">
            <text:p>-1.3977756237</text:p>
          </table:table-cell>
          <table:table-cell office:value-type="float" office:value="0.00457256930215208" calcext:value-type="float">
            <text:p>0.0045725693</text:p>
          </table:table-cell>
          <table:table-cell office:value-type="float" office:value="2.52896428080822" calcext:value-type="float">
            <text:p>2.5289642808</text:p>
          </table:table-cell>
          <table:table-cell office:value-type="float" office:value="0.648278911369353" calcext:value-type="float">
            <text:p>0.6482789114</text:p>
          </table:table-cell>
          <table:table-cell office:value-type="float" office:value="-0.196625104125991" calcext:value-type="float">
            <text:p>-0.1966251041</text:p>
          </table:table-cell>
          <table:table-cell office:value-type="float" office:value="0.163190055877894" calcext:value-type="float">
            <text:p>0.1631900559</text:p>
          </table:table-cell>
          <table:table-cell office:value-type="float" office:value="-0.278296480034698" calcext:value-type="float">
            <text:p>-0.27829648</text:p>
          </table:table-cell>
          <table:table-cell office:value-type="float" office:value="0.366045314435468" calcext:value-type="float">
            <text:p>0.3660453144</text:p>
          </table:table-cell>
          <table:table-cell office:value-type="float" office:value="0.435493137715979" calcext:value-type="float">
            <text:p>0.4354931377</text:p>
          </table:table-cell>
          <table:table-cell office:value-type="float" office:value="-0.308059552682344" calcext:value-type="float">
            <text:p>-0.3080595527</text:p>
          </table:table-cell>
          <table:table-cell office:value-type="float" office:value="-0.678178024670437" calcext:value-type="float">
            <text:p>-0.6781780247</text:p>
          </table:table-cell>
          <table:table-cell office:value-type="float" office:value="-0.219642484659198" calcext:value-type="float">
            <text:p>-0.2196424847</text:p>
          </table:table-cell>
          <table:table-cell office:value-type="float" office:value="-0.643433497627554" calcext:value-type="float">
            <text:p>-0.6434334976</text:p>
          </table:table-cell>
          <table:table-cell office:value-type="float" office:value="-0.383810871974761" calcext:value-type="float">
            <text:p>-0.383810872</text:p>
          </table:table-cell>
          <table:table-cell office:value-type="float" office:value="0.814037990149403" calcext:value-type="float">
            <text:p>0.8140379901</text:p>
          </table:table-cell>
          <table:table-cell office:value-type="float" office:value="-0.471959691344011" calcext:value-type="float">
            <text:p>-0.4719596913</text:p>
          </table:table-cell>
          <table:table-cell office:value-type="float" office:value="0.419924740445821" calcext:value-type="float">
            <text:p>0.4199247404</text:p>
          </table:table-cell>
          <table:table-cell office:value-type="float" office:value="-0.334457894445068" calcext:value-type="float">
            <text:p>-0.3344578944</text:p>
          </table:table-cell>
          <table:table-cell office:value-type="float" office:value="0.524410362470818" calcext:value-type="float">
            <text:p>0.52441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21" calcext:value-type="float">
            <text:p>421</text:p>
          </table:table-cell>
          <table:table-cell office:value-type="float" office:value="1.12178508696274" calcext:value-type="float">
            <text:p>1.121785087</text:p>
          </table:table-cell>
          <table:table-cell office:value-type="float" office:value="0.206367287574462" calcext:value-type="float">
            <text:p>0.2063672876</text:p>
          </table:table-cell>
          <table:table-cell office:value-type="float" office:value="0.529086016481607" calcext:value-type="float">
            <text:p>0.5290860165</text:p>
          </table:table-cell>
          <table:table-cell office:value-type="float" office:value="1.31822878290779" calcext:value-type="float">
            <text:p>1.3182287829</text:p>
          </table:table-cell>
          <table:table-cell office:value-type="float" office:value="-0.161514780513265" calcext:value-type="float">
            <text:p>-0.1615147805</text:p>
          </table:table-cell>
          <table:table-cell office:value-type="float" office:value="0.0240668120161564" calcext:value-type="float">
            <text:p>0.024066812</text:p>
          </table:table-cell>
          <table:table-cell office:value-type="float" office:value="-0.0205033565180587" calcext:value-type="float">
            <text:p>-0.0205033565</text:p>
          </table:table-cell>
          <table:table-cell office:value-type="float" office:value="0.103401334974217" calcext:value-type="float">
            <text:p>0.103401335</text:p>
          </table:table-cell>
          <table:table-cell office:value-type="float" office:value="-0.0234107340656778" calcext:value-type="float">
            <text:p>-0.0234107341</text:p>
          </table:table-cell>
          <table:table-cell office:value-type="float" office:value="0.0393508968289617" calcext:value-type="float">
            <text:p>0.0393508968</text:p>
          </table:table-cell>
          <table:table-cell office:value-type="float" office:value="1.39199302267646" calcext:value-type="float">
            <text:p>1.3919930227</text:p>
          </table:table-cell>
          <table:table-cell office:value-type="float" office:value="1.4326791092129" calcext:value-type="float">
            <text:p>1.4326791092</text:p>
          </table:table-cell>
          <table:table-cell office:value-type="float" office:value="0.0223320503645838" calcext:value-type="float">
            <text:p>0.0223320504</text:p>
          </table:table-cell>
          <table:table-cell office:value-type="float" office:value="0.21835825299312" calcext:value-type="float">
            <text:p>0.218358253</text:p>
          </table:table-cell>
          <table:table-cell office:value-type="float" office:value="-0.841327900557793" calcext:value-type="float">
            <text:p>-0.8413279006</text:p>
          </table:table-cell>
          <table:table-cell office:value-type="float" office:value="-0.60066297723239" calcext:value-type="float">
            <text:p>-0.6006629772</text:p>
          </table:table-cell>
          <table:table-cell office:value-type="float" office:value="0.0715385874912508" calcext:value-type="float">
            <text:p>0.0715385875</text:p>
          </table:table-cell>
          <table:table-cell office:value-type="float" office:value="-0.585419895439188" calcext:value-type="float">
            <text:p>-0.5854198954</text:p>
          </table:table-cell>
          <table:table-cell office:value-type="float" office:value="-0.154840582164946" calcext:value-type="float">
            <text:p>-0.154840582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2" calcext:value-type="float">
            <text:p>422</text:p>
          </table:table-cell>
          <table:table-cell office:value-type="float" office:value="-0.79274825180672" calcext:value-type="float">
            <text:p>-0.7927482518</text:p>
          </table:table-cell>
          <table:table-cell office:value-type="float" office:value="-0.554385046852982" calcext:value-type="float">
            <text:p>-0.5543850469</text:p>
          </table:table-cell>
          <table:table-cell office:value-type="float" office:value="1.69854439155455" calcext:value-type="float">
            <text:p>1.6985443916</text:p>
          </table:table-cell>
          <table:table-cell office:value-type="float" office:value="-3.77403910586597" calcext:value-type="float">
            <text:p>-3.7740391059</text:p>
          </table:table-cell>
          <table:table-cell office:value-type="float" office:value="0.00512898524300552" calcext:value-type="float">
            <text:p>0.0051289852</text:p>
          </table:table-cell>
          <table:table-cell office:value-type="float" office:value="-0.353166296038562" calcext:value-type="float">
            <text:p>-0.353166296</text:p>
          </table:table-cell>
          <table:table-cell office:value-type="float" office:value="0.362088896605632" calcext:value-type="float">
            <text:p>0.3620888966</text:p>
          </table:table-cell>
          <table:table-cell office:value-type="float" office:value="0.0449609637997439" calcext:value-type="float">
            <text:p>0.0449609638</text:p>
          </table:table-cell>
          <table:table-cell office:value-type="float" office:value="1.9683882298465" calcext:value-type="float">
            <text:p>1.9683882298</text:p>
          </table:table-cell>
          <table:table-cell office:value-type="float" office:value="-2.24579757016503" calcext:value-type="float">
            <text:p>-2.2457975702</text:p>
          </table:table-cell>
          <table:table-cell office:value-type="float" office:value="1.03487272391723" calcext:value-type="float">
            <text:p>1.0348727239</text:p>
          </table:table-cell>
          <table:table-cell office:value-type="float" office:value="1.43398760122697" calcext:value-type="float">
            <text:p>1.4339876012</text:p>
          </table:table-cell>
          <table:table-cell office:value-type="float" office:value="-0.0471051167195258" calcext:value-type="float">
            <text:p>-0.0471051167</text:p>
          </table:table-cell>
          <table:table-cell office:value-type="float" office:value="-0.383137264343693" calcext:value-type="float">
            <text:p>-0.3831372643</text:p>
          </table:table-cell>
          <table:table-cell office:value-type="float" office:value="-0.04707484394627" calcext:value-type="float">
            <text:p>-0.0470748439</text:p>
          </table:table-cell>
          <table:table-cell office:value-type="float" office:value="-0.410725670138207" calcext:value-type="float">
            <text:p>-0.4107256701</text:p>
          </table:table-cell>
          <table:table-cell office:value-type="float" office:value="-0.87254767800823" calcext:value-type="float">
            <text:p>-0.872547678</text:p>
          </table:table-cell>
          <table:table-cell office:value-type="float" office:value="0.520402036648744" calcext:value-type="float">
            <text:p>0.5204020366</text:p>
          </table:table-cell>
          <table:table-cell office:value-type="float" office:value="-0.534329522626478" calcext:value-type="float">
            <text:p>-0.534329522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23" calcext:value-type="float">
            <text:p>423</text:p>
          </table:table-cell>
          <table:table-cell office:value-type="float" office:value="1.17484581369606" calcext:value-type="float">
            <text:p>1.1748458137</text:p>
          </table:table-cell>
          <table:table-cell office:value-type="float" office:value="-0.0971048395146796" calcext:value-type="float">
            <text:p>-0.0971048395</text:p>
          </table:table-cell>
          <table:table-cell office:value-type="float" office:value="-0.361082797511909" calcext:value-type="float">
            <text:p>-0.3610827975</text:p>
          </table:table-cell>
          <table:table-cell office:value-type="float" office:value="0.914490346277142" calcext:value-type="float">
            <text:p>0.9144903463</text:p>
          </table:table-cell>
          <table:table-cell office:value-type="float" office:value="0.59457102917051" calcext:value-type="float">
            <text:p>0.5945710292</text:p>
          </table:table-cell>
          <table:table-cell office:value-type="float" office:value="1.10666414925352" calcext:value-type="float">
            <text:p>1.1066641493</text:p>
          </table:table-cell>
          <table:table-cell office:value-type="float" office:value="-0.114835383616439" calcext:value-type="float">
            <text:p>-0.1148353836</text:p>
          </table:table-cell>
          <table:table-cell office:value-type="float" office:value="0.30764985448388" calcext:value-type="float">
            <text:p>0.3076498545</text:p>
          </table:table-cell>
          <table:table-cell office:value-type="float" office:value="0.347845733632019" calcext:value-type="float">
            <text:p>0.3478457336</text:p>
          </table:table-cell>
          <table:table-cell office:value-type="float" office:value="0.0697572255096857" calcext:value-type="float">
            <text:p>0.0697572255</text:p>
          </table:table-cell>
          <table:table-cell office:value-type="float" office:value="-0.609834672347951" calcext:value-type="float">
            <text:p>-0.6098346723</text:p>
          </table:table-cell>
          <table:table-cell office:value-type="float" office:value="-0.0596156835803882" calcext:value-type="float">
            <text:p>-0.0596156836</text:p>
          </table:table-cell>
          <table:table-cell office:value-type="float" office:value="-1.24226019773986" calcext:value-type="float">
            <text:p>-1.2422601977</text:p>
          </table:table-cell>
          <table:table-cell office:value-type="float" office:value="0.432566818918192" calcext:value-type="float">
            <text:p>0.4325668189</text:p>
          </table:table-cell>
          <table:table-cell office:value-type="float" office:value="-0.518048386153469" calcext:value-type="float">
            <text:p>-0.5180483862</text:p>
          </table:table-cell>
          <table:table-cell office:value-type="float" office:value="0.0438409286883001" calcext:value-type="float">
            <text:p>0.0438409287</text:p>
          </table:table-cell>
          <table:table-cell office:value-type="float" office:value="-0.537445238685024" calcext:value-type="float">
            <text:p>-0.5374452387</text:p>
          </table:table-cell>
          <table:table-cell office:value-type="float" office:value="0.251097123803053" calcext:value-type="float">
            <text:p>0.2510971238</text:p>
          </table:table-cell>
          <table:table-cell office:value-type="float" office:value="0.570590285537752" calcext:value-type="float">
            <text:p>0.570590285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3" calcext:value-type="float">
            <text:p>423</text:p>
          </table:table-cell>
          <table:table-cell office:value-type="float" office:value="1.16112336057547" calcext:value-type="float">
            <text:p>1.1611233606</text:p>
          </table:table-cell>
          <table:table-cell office:value-type="float" office:value="0.654049831616001" calcext:value-type="float">
            <text:p>0.6540498316</text:p>
          </table:table-cell>
          <table:table-cell office:value-type="float" office:value="0.211965676348897" calcext:value-type="float">
            <text:p>0.2119656763</text:p>
          </table:table-cell>
          <table:table-cell office:value-type="float" office:value="2.52186446397779" calcext:value-type="float">
            <text:p>2.521864464</text:p>
          </table:table-cell>
          <table:table-cell office:value-type="float" office:value="0.156581564085664" calcext:value-type="float">
            <text:p>0.1565815641</text:p>
          </table:table-cell>
          <table:table-cell office:value-type="float" office:value="-0.583460519780283" calcext:value-type="float">
            <text:p>-0.5834605198</text:p>
          </table:table-cell>
          <table:table-cell office:value-type="float" office:value="0.442846698796808" calcext:value-type="float">
            <text:p>0.4428466988</text:p>
          </table:table-cell>
          <table:table-cell office:value-type="float" office:value="-0.120914394154665" calcext:value-type="float">
            <text:p>-0.1209143942</text:p>
          </table:table-cell>
          <table:table-cell office:value-type="float" office:value="-0.959400586057866" calcext:value-type="float">
            <text:p>-0.9594005861</text:p>
          </table:table-cell>
          <table:table-cell office:value-type="float" office:value="0.715869480857622" calcext:value-type="float">
            <text:p>0.7158694809</text:p>
          </table:table-cell>
          <table:table-cell office:value-type="float" office:value="-0.155990225685096" calcext:value-type="float">
            <text:p>-0.1559902257</text:p>
          </table:table-cell>
          <table:table-cell office:value-type="float" office:value="-0.354074282297562" calcext:value-type="float">
            <text:p>-0.3540742823</text:p>
          </table:table-cell>
          <table:table-cell office:value-type="float" office:value="-0.917180464036297" calcext:value-type="float">
            <text:p>-0.917180464</text:p>
          </table:table-cell>
          <table:table-cell office:value-type="float" office:value="0.727635501960693" calcext:value-type="float">
            <text:p>0.727635502</text:p>
          </table:table-cell>
          <table:table-cell office:value-type="float" office:value="0.52175801336968" calcext:value-type="float">
            <text:p>0.5217580134</text:p>
          </table:table-cell>
          <table:table-cell office:value-type="float" office:value="-0.0213601187551096" calcext:value-type="float">
            <text:p>-0.0213601188</text:p>
          </table:table-cell>
          <table:table-cell office:value-type="float" office:value="-0.0335095245516657" calcext:value-type="float">
            <text:p>-0.0335095246</text:p>
          </table:table-cell>
          <table:table-cell office:value-type="float" office:value="-0.958702429153332" calcext:value-type="float">
            <text:p>-0.9587024292</text:p>
          </table:table-cell>
          <table:table-cell office:value-type="float" office:value="-1.3634505552783" calcext:value-type="float">
            <text:p>-1.363450555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25" calcext:value-type="float">
            <text:p>425</text:p>
          </table:table-cell>
          <table:table-cell office:value-type="float" office:value="-0.36705818602522" calcext:value-type="float">
            <text:p>-0.367058186</text:p>
          </table:table-cell>
          <table:table-cell office:value-type="float" office:value="1.03585124287872" calcext:value-type="float">
            <text:p>1.0358512429</text:p>
          </table:table-cell>
          <table:table-cell office:value-type="float" office:value="1.10806449213699" calcext:value-type="float">
            <text:p>1.1080644921</text:p>
          </table:table-cell>
          <table:table-cell office:value-type="float" office:value="-0.0654585029856475" calcext:value-type="float">
            <text:p>-0.065458503</text:p>
          </table:table-cell>
          <table:table-cell office:value-type="float" office:value="0.366305901715767" calcext:value-type="float">
            <text:p>0.3663059017</text:p>
          </table:table-cell>
          <table:table-cell office:value-type="float" office:value="-0.322658466929603" calcext:value-type="float">
            <text:p>-0.3226584669</text:p>
          </table:table-cell>
          <table:table-cell office:value-type="float" office:value="0.596340238828212" calcext:value-type="float">
            <text:p>0.5963402388</text:p>
          </table:table-cell>
          <table:table-cell office:value-type="float" office:value="0.109671602287045" calcext:value-type="float">
            <text:p>0.1096716023</text:p>
          </table:table-cell>
          <table:table-cell office:value-type="float" office:value="-0.318671088731186" calcext:value-type="float">
            <text:p>-0.3186710887</text:p>
          </table:table-cell>
          <table:table-cell office:value-type="float" office:value="-0.543920664820711" calcext:value-type="float">
            <text:p>-0.5439206648</text:p>
          </table:table-cell>
          <table:table-cell office:value-type="float" office:value="-0.373580023963835" calcext:value-type="float">
            <text:p>-0.373580024</text:p>
          </table:table-cell>
          <table:table-cell office:value-type="float" office:value="-0.304509057718972" calcext:value-type="float">
            <text:p>-0.3045090577</text:p>
          </table:table-cell>
          <table:table-cell office:value-type="float" office:value="-0.200768918332514" calcext:value-type="float">
            <text:p>-0.2007689183</text:p>
          </table:table-cell>
          <table:table-cell office:value-type="float" office:value="-0.349963398970597" calcext:value-type="float">
            <text:p>-0.349963399</text:p>
          </table:table-cell>
          <table:table-cell office:value-type="float" office:value="1.21217770431924" calcext:value-type="float">
            <text:p>1.2121777043</text:p>
          </table:table-cell>
          <table:table-cell office:value-type="float" office:value="0.211685136866427" calcext:value-type="float">
            <text:p>0.2116851369</text:p>
          </table:table-cell>
          <table:table-cell office:value-type="float" office:value="0.177026861511673" calcext:value-type="float">
            <text:p>0.1770268615</text:p>
          </table:table-cell>
          <table:table-cell office:value-type="float" office:value="-0.425454609785107" calcext:value-type="float">
            <text:p>-0.4254546098</text:p>
          </table:table-cell>
          <table:table-cell office:value-type="float" office:value="-0.311541956782501" calcext:value-type="float">
            <text:p>-0.31154195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6" calcext:value-type="float">
            <text:p>426</text:p>
          </table:table-cell>
          <table:table-cell office:value-type="float" office:value="-1.93205540371232" calcext:value-type="float">
            <text:p>-1.9320554037</text:p>
          </table:table-cell>
          <table:table-cell office:value-type="float" office:value="1.72461780176378" calcext:value-type="float">
            <text:p>1.7246178018</text:p>
          </table:table-cell>
          <table:table-cell office:value-type="float" office:value="1.28822881142765" calcext:value-type="float">
            <text:p>1.2882288114</text:p>
          </table:table-cell>
          <table:table-cell office:value-type="float" office:value="-0.396997995213887" calcext:value-type="float">
            <text:p>-0.3969979952</text:p>
          </table:table-cell>
          <table:table-cell office:value-type="float" office:value="-0.140202424316537" calcext:value-type="float">
            <text:p>-0.1402024243</text:p>
          </table:table-cell>
          <table:table-cell office:value-type="float" office:value="2.47052082570381" calcext:value-type="float">
            <text:p>2.4705208257</text:p>
          </table:table-cell>
          <table:table-cell office:value-type="float" office:value="-1.86529822066808" calcext:value-type="float">
            <text:p>-1.8652982207</text:p>
          </table:table-cell>
          <table:table-cell office:value-type="float" office:value="-5.18685485771027" calcext:value-type="float">
            <text:p>-5.1868548577</text:p>
          </table:table-cell>
          <table:table-cell office:value-type="float" office:value="0.79476354237478" calcext:value-type="float">
            <text:p>0.7947635424</text:p>
          </table:table-cell>
          <table:table-cell office:value-type="float" office:value="0.155379390635381" calcext:value-type="float">
            <text:p>0.1553793906</text:p>
          </table:table-cell>
          <table:table-cell office:value-type="float" office:value="0.0345173169570061" calcext:value-type="float">
            <text:p>0.034517317</text:p>
          </table:table-cell>
          <table:table-cell office:value-type="float" office:value="0.906737901095801" calcext:value-type="float">
            <text:p>0.9067379011</text:p>
          </table:table-cell>
          <table:table-cell office:value-type="float" office:value="-0.0271717763506107" calcext:value-type="float">
            <text:p>-0.0271717764</text:p>
          </table:table-cell>
          <table:table-cell office:value-type="float" office:value="-0.404303277477776" calcext:value-type="float">
            <text:p>-0.4043032775</text:p>
          </table:table-cell>
          <table:table-cell office:value-type="float" office:value="-0.473949407683883" calcext:value-type="float">
            <text:p>-0.4739494077</text:p>
          </table:table-cell>
          <table:table-cell office:value-type="float" office:value="0.274034093000964" calcext:value-type="float">
            <text:p>0.274034093</text:p>
          </table:table-cell>
          <table:table-cell office:value-type="float" office:value="-0.222340225774832" calcext:value-type="float">
            <text:p>-0.2223402258</text:p>
          </table:table-cell>
          <table:table-cell office:value-type="float" office:value="0.416883166963647" calcext:value-type="float">
            <text:p>0.416883167</text:p>
          </table:table-cell>
          <table:table-cell office:value-type="float" office:value="0.363446064493055" calcext:value-type="float">
            <text:p>0.36344606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6" calcext:value-type="float">
            <text:p>426</text:p>
          </table:table-cell>
          <table:table-cell office:value-type="float" office:value="-0.424126020366472" calcext:value-type="float">
            <text:p>-0.4241260204</text:p>
          </table:table-cell>
          <table:table-cell office:value-type="float" office:value="0.943261996843593" calcext:value-type="float">
            <text:p>0.9432619968</text:p>
          </table:table-cell>
          <table:table-cell office:value-type="float" office:value="1.13335382744109" calcext:value-type="float">
            <text:p>1.1333538274</text:p>
          </table:table-cell>
          <table:table-cell office:value-type="float" office:value="-0.166337790141043" calcext:value-type="float">
            <text:p>-0.1663377901</text:p>
          </table:table-cell>
          <table:table-cell office:value-type="float" office:value="0.387243438041845" calcext:value-type="float">
            <text:p>0.387243438</text:p>
          </table:table-cell>
          <table:table-cell office:value-type="float" office:value="-0.0303816157668261" calcext:value-type="float">
            <text:p>-0.0303816158</text:p>
          </table:table-cell>
          <table:table-cell office:value-type="float" office:value="0.466044813051075" calcext:value-type="float">
            <text:p>0.4660448131</text:p>
          </table:table-cell>
          <table:table-cell office:value-type="float" office:value="0.275040959139953" calcext:value-type="float">
            <text:p>0.2750409591</text:p>
          </table:table-cell>
          <table:table-cell office:value-type="float" office:value="-0.527931831544342" calcext:value-type="float">
            <text:p>-0.5279318315</text:p>
          </table:table-cell>
          <table:table-cell office:value-type="float" office:value="-0.364996705031302" calcext:value-type="float">
            <text:p>-0.364996705</text:p>
          </table:table-cell>
          <table:table-cell office:value-type="float" office:value="1.29431562742138" calcext:value-type="float">
            <text:p>1.2943156274</text:p>
          </table:table-cell>
          <table:table-cell office:value-type="float" office:value="0.212521564129353" calcext:value-type="float">
            <text:p>0.2125215641</text:p>
          </table:table-cell>
          <table:table-cell office:value-type="float" office:value="-0.633655364175992" calcext:value-type="float">
            <text:p>-0.6336553642</text:p>
          </table:table-cell>
          <table:table-cell office:value-type="float" office:value="-0.0824183740343253" calcext:value-type="float">
            <text:p>-0.082418374</text:p>
          </table:table-cell>
          <table:table-cell office:value-type="float" office:value="0.547718126158906" calcext:value-type="float">
            <text:p>0.5477181262</text:p>
          </table:table-cell>
          <table:table-cell office:value-type="float" office:value="0.415066880947365" calcext:value-type="float">
            <text:p>0.4150668809</text:p>
          </table:table-cell>
          <table:table-cell office:value-type="float" office:value="-0.0425967783127654" calcext:value-type="float">
            <text:p>-0.0425967783</text:p>
          </table:table-cell>
          <table:table-cell office:value-type="float" office:value="0.102803552556128" calcext:value-type="float">
            <text:p>0.1028035526</text:p>
          </table:table-cell>
          <table:table-cell office:value-type="float" office:value="-0.0316987837002782" calcext:value-type="float">
            <text:p>-0.03169878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7" calcext:value-type="float">
            <text:p>427</text:p>
          </table:table-cell>
          <table:table-cell office:value-type="float" office:value="-0.847311956395441" calcext:value-type="float">
            <text:p>-0.8473119564</text:p>
          </table:table-cell>
          <table:table-cell office:value-type="float" office:value="0.854261494950731" calcext:value-type="float">
            <text:p>0.854261495</text:p>
          </table:table-cell>
          <table:table-cell office:value-type="float" office:value="0.338816153280182" calcext:value-type="float">
            <text:p>0.3388161533</text:p>
          </table:table-cell>
          <table:table-cell office:value-type="float" office:value="0.890136673955179" calcext:value-type="float">
            <text:p>0.890136674</text:p>
          </table:table-cell>
          <table:table-cell office:value-type="float" office:value="0.80475146617643" calcext:value-type="float">
            <text:p>0.8047514662</text:p>
          </table:table-cell>
          <table:table-cell office:value-type="float" office:value="1.16550135119116" calcext:value-type="float">
            <text:p>1.1655013512</text:p>
          </table:table-cell>
          <table:table-cell office:value-type="float" office:value="-0.0814080108607126" calcext:value-type="float">
            <text:p>-0.0814080109</text:p>
          </table:table-cell>
          <table:table-cell office:value-type="float" office:value="0.879014031436253" calcext:value-type="float">
            <text:p>0.8790140314</text:p>
          </table:table-cell>
          <table:table-cell office:value-type="float" office:value="-0.39473711171654" calcext:value-type="float">
            <text:p>-0.3947371117</text:p>
          </table:table-cell>
          <table:table-cell office:value-type="float" office:value="-0.111114117475404" calcext:value-type="float">
            <text:p>-0.1111141175</text:p>
          </table:table-cell>
          <table:table-cell office:value-type="float" office:value="-0.841302647105873" calcext:value-type="float">
            <text:p>-0.8413026471</text:p>
          </table:table-cell>
          <table:table-cell office:value-type="float" office:value="-0.240613257261637" calcext:value-type="float">
            <text:p>-0.2406132573</text:p>
          </table:table-cell>
          <table:table-cell office:value-type="float" office:value="-1.17018120052731" calcext:value-type="float">
            <text:p>-1.1701812005</text:p>
          </table:table-cell>
          <table:table-cell office:value-type="float" office:value="0.699976844698795" calcext:value-type="float">
            <text:p>0.6999768447</text:p>
          </table:table-cell>
          <table:table-cell office:value-type="float" office:value="-0.24277951148982" calcext:value-type="float">
            <text:p>-0.2427795115</text:p>
          </table:table-cell>
          <table:table-cell office:value-type="float" office:value="-0.336723181734148" calcext:value-type="float">
            <text:p>-0.3367231817</text:p>
          </table:table-cell>
          <table:table-cell office:value-type="float" office:value="-0.000298333493068473" calcext:value-type="float">
            <text:p>-0.0002983335</text:p>
          </table:table-cell>
          <table:table-cell office:value-type="float" office:value="0.583674238080935" calcext:value-type="float">
            <text:p>0.5836742381</text:p>
          </table:table-cell>
          <table:table-cell office:value-type="float" office:value="1.66411717523621" calcext:value-type="float">
            <text:p>1.66411717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7" calcext:value-type="float">
            <text:p>427</text:p>
          </table:table-cell>
          <table:table-cell office:value-type="float" office:value="-0.856567135357546" calcext:value-type="float">
            <text:p>-0.8565671354</text:p>
          </table:table-cell>
          <table:table-cell office:value-type="float" office:value="0.842155881785836" calcext:value-type="float">
            <text:p>0.8421558818</text:p>
          </table:table-cell>
          <table:table-cell office:value-type="float" office:value="1.71667685063596" calcext:value-type="float">
            <text:p>1.7166768506</text:p>
          </table:table-cell>
          <table:table-cell office:value-type="float" office:value="-0.0161776139167461" calcext:value-type="float">
            <text:p>-0.0161776139</text:p>
          </table:table-cell>
          <table:table-cell office:value-type="float" office:value="1.05448580708667" calcext:value-type="float">
            <text:p>1.0544858071</text:p>
          </table:table-cell>
          <table:table-cell office:value-type="float" office:value="-0.440337634980447" calcext:value-type="float">
            <text:p>-0.440337635</text:p>
          </table:table-cell>
          <table:table-cell office:value-type="float" office:value="1.46357368106055" calcext:value-type="float">
            <text:p>1.4635736811</text:p>
          </table:table-cell>
          <table:table-cell office:value-type="float" office:value="-0.378756840632728" calcext:value-type="float">
            <text:p>-0.3787568406</text:p>
          </table:table-cell>
          <table:table-cell office:value-type="float" office:value="-0.728543989505536" calcext:value-type="float">
            <text:p>-0.7285439895</text:p>
          </table:table-cell>
          <table:table-cell office:value-type="float" office:value="0.0421315513894033" calcext:value-type="float">
            <text:p>0.0421315514</text:p>
          </table:table-cell>
          <table:table-cell office:value-type="float" office:value="1.47173321611908" calcext:value-type="float">
            <text:p>1.4717332161</text:p>
          </table:table-cell>
          <table:table-cell office:value-type="float" office:value="-0.206399494277253" calcext:value-type="float">
            <text:p>-0.2063994943</text:p>
          </table:table-cell>
          <table:table-cell office:value-type="float" office:value="-1.69050070633579" calcext:value-type="float">
            <text:p>-1.6905007063</text:p>
          </table:table-cell>
          <table:table-cell office:value-type="float" office:value="0.476756135715586" calcext:value-type="float">
            <text:p>0.4767561357</text:p>
          </table:table-cell>
          <table:table-cell office:value-type="float" office:value="-0.136423982758873" calcext:value-type="float">
            <text:p>-0.1364239828</text:p>
          </table:table-cell>
          <table:table-cell office:value-type="float" office:value="-0.31836495253514" calcext:value-type="float">
            <text:p>-0.3183649525</text:p>
          </table:table-cell>
          <table:table-cell office:value-type="float" office:value="-0.551950933264715" calcext:value-type="float">
            <text:p>-0.5519509333</text:p>
          </table:table-cell>
          <table:table-cell office:value-type="float" office:value="-0.188745625876862" calcext:value-type="float">
            <text:p>-0.1887456259</text:p>
          </table:table-cell>
          <table:table-cell office:value-type="float" office:value="-0.857467542332655" calcext:value-type="float">
            <text:p>-0.857467542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7" calcext:value-type="float">
            <text:p>427</text:p>
          </table:table-cell>
          <table:table-cell office:value-type="float" office:value="0.173200432066893" calcext:value-type="float">
            <text:p>0.1732004321</text:p>
          </table:table-cell>
          <table:table-cell office:value-type="float" office:value="-1.82334605633731" calcext:value-type="float">
            <text:p>-1.8233460563</text:p>
          </table:table-cell>
          <table:table-cell office:value-type="float" office:value="0.307208485073906" calcext:value-type="float">
            <text:p>0.3072084851</text:p>
          </table:table-cell>
          <table:table-cell office:value-type="float" office:value="1.34269066716454" calcext:value-type="float">
            <text:p>1.3426906672</text:p>
          </table:table-cell>
          <table:table-cell office:value-type="float" office:value="-1.35811071835025" calcext:value-type="float">
            <text:p>-1.3581107184</text:p>
          </table:table-cell>
          <table:table-cell office:value-type="float" office:value="-0.13694369371045" calcext:value-type="float">
            <text:p>-0.1369436937</text:p>
          </table:table-cell>
          <table:table-cell office:value-type="float" office:value="0.355662814534786" calcext:value-type="float">
            <text:p>0.3556628145</text:p>
          </table:table-cell>
          <table:table-cell office:value-type="float" office:value="-0.159310859074556" calcext:value-type="float">
            <text:p>-0.1593108591</text:p>
          </table:table-cell>
          <table:table-cell office:value-type="float" office:value="0.854919118424459" calcext:value-type="float">
            <text:p>0.8549191184</text:p>
          </table:table-cell>
          <table:table-cell office:value-type="float" office:value="-0.581898524775061" calcext:value-type="float">
            <text:p>-0.5818985248</text:p>
          </table:table-cell>
          <table:table-cell office:value-type="float" office:value="-0.898873062622041" calcext:value-type="float">
            <text:p>-0.8988730626</text:p>
          </table:table-cell>
          <table:table-cell office:value-type="float" office:value="0.847338394441346" calcext:value-type="float">
            <text:p>0.8473383944</text:p>
          </table:table-cell>
          <table:table-cell office:value-type="float" office:value="0.407891310254812" calcext:value-type="float">
            <text:p>0.4078913103</text:p>
          </table:table-cell>
          <table:table-cell office:value-type="float" office:value="-0.449137192407262" calcext:value-type="float">
            <text:p>-0.4491371924</text:p>
          </table:table-cell>
          <table:table-cell office:value-type="float" office:value="-0.873602374115997" calcext:value-type="float">
            <text:p>-0.8736023741</text:p>
          </table:table-cell>
          <table:table-cell office:value-type="float" office:value="-0.431307453048394" calcext:value-type="float">
            <text:p>-0.431307453</text:p>
          </table:table-cell>
          <table:table-cell office:value-type="float" office:value="0.249964708713826" calcext:value-type="float">
            <text:p>0.2499647087</text:p>
          </table:table-cell>
          <table:table-cell office:value-type="float" office:value="-0.582009346017632" calcext:value-type="float">
            <text:p>-0.582009346</text:p>
          </table:table-cell>
          <table:table-cell office:value-type="float" office:value="0.188219469620624" calcext:value-type="float">
            <text:p>0.188219469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27" calcext:value-type="float">
            <text:p>427</text:p>
          </table:table-cell>
          <table:table-cell office:value-type="float" office:value="0.823787878094626" calcext:value-type="float">
            <text:p>0.8237878781</text:p>
          </table:table-cell>
          <table:table-cell office:value-type="float" office:value="-0.902937869663281" calcext:value-type="float">
            <text:p>-0.9029378697</text:p>
          </table:table-cell>
          <table:table-cell office:value-type="float" office:value="0.107280277565562" calcext:value-type="float">
            <text:p>0.1072802776</text:p>
          </table:table-cell>
          <table:table-cell office:value-type="float" office:value="0.384450768706164" calcext:value-type="float">
            <text:p>0.3844507687</text:p>
          </table:table-cell>
          <table:table-cell office:value-type="float" office:value="-0.790004776534983" calcext:value-type="float">
            <text:p>-0.7900047765</text:p>
          </table:table-cell>
          <table:table-cell office:value-type="float" office:value="-0.431548625352787" calcext:value-type="float">
            <text:p>-0.4315486254</text:p>
          </table:table-cell>
          <table:table-cell office:value-type="float" office:value="0.11444684389768" calcext:value-type="float">
            <text:p>0.1144468439</text:p>
          </table:table-cell>
          <table:table-cell office:value-type="float" office:value="-0.124467348000066" calcext:value-type="float">
            <text:p>-0.124467348</text:p>
          </table:table-cell>
          <table:table-cell office:value-type="float" office:value="0.706185472686806" calcext:value-type="float">
            <text:p>0.7061854727</text:p>
          </table:table-cell>
          <table:table-cell office:value-type="float" office:value="-0.384983591642469" calcext:value-type="float">
            <text:p>-0.3849835916</text:p>
          </table:table-cell>
          <table:table-cell office:value-type="float" office:value="-1.13125379211159" calcext:value-type="float">
            <text:p>-1.1312537921</text:p>
          </table:table-cell>
          <table:table-cell office:value-type="float" office:value="0.000949818578759133" calcext:value-type="float">
            <text:p>0.0009498186</text:p>
          </table:table-cell>
          <table:table-cell office:value-type="float" office:value="-0.488193048777536" calcext:value-type="float">
            <text:p>-0.4881930488</text:p>
          </table:table-cell>
          <table:table-cell office:value-type="float" office:value="-0.00221307526654338" calcext:value-type="float">
            <text:p>-0.0022130753</text:p>
          </table:table-cell>
          <table:table-cell office:value-type="float" office:value="0.0323726883798963" calcext:value-type="float">
            <text:p>0.0323726884</text:p>
          </table:table-cell>
          <table:table-cell office:value-type="float" office:value="0.0367733548893916" calcext:value-type="float">
            <text:p>0.0367733549</text:p>
          </table:table-cell>
          <table:table-cell office:value-type="float" office:value="-0.054470416203546" calcext:value-type="float">
            <text:p>-0.0544704162</text:p>
          </table:table-cell>
          <table:table-cell office:value-type="float" office:value="-0.587653422302432" calcext:value-type="float">
            <text:p>-0.5876534223</text:p>
          </table:table-cell>
          <table:table-cell office:value-type="float" office:value="0.538507234856457" calcext:value-type="float">
            <text:p>0.538507234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7" calcext:value-type="float">
            <text:p>427</text:p>
          </table:table-cell>
          <table:table-cell office:value-type="float" office:value="1.03107626224942" calcext:value-type="float">
            <text:p>1.0310762622</text:p>
          </table:table-cell>
          <table:table-cell office:value-type="float" office:value="-0.45523299223766" calcext:value-type="float">
            <text:p>-0.4552329922</text:p>
          </table:table-cell>
          <table:table-cell office:value-type="float" office:value="1.56188449130624" calcext:value-type="float">
            <text:p>1.5618844913</text:p>
          </table:table-cell>
          <table:table-cell office:value-type="float" office:value="1.56247853472831" calcext:value-type="float">
            <text:p>1.5624785347</text:p>
          </table:table-cell>
          <table:table-cell office:value-type="float" office:value="-0.930127019563563" calcext:value-type="float">
            <text:p>-0.9301270196</text:p>
          </table:table-cell>
          <table:table-cell office:value-type="float" office:value="1.40787753385868" calcext:value-type="float">
            <text:p>1.4078775339</text:p>
          </table:table-cell>
          <table:table-cell office:value-type="float" office:value="-1.14856327671676" calcext:value-type="float">
            <text:p>-1.1485632767</text:p>
          </table:table-cell>
          <table:table-cell office:value-type="float" office:value="0.626702330029719" calcext:value-type="float">
            <text:p>0.62670233</text:p>
          </table:table-cell>
          <table:table-cell office:value-type="float" office:value="1.46547994515549" calcext:value-type="float">
            <text:p>1.4654799452</text:p>
          </table:table-cell>
          <table:table-cell office:value-type="float" office:value="-0.245997989205042" calcext:value-type="float">
            <text:p>-0.2459979892</text:p>
          </table:table-cell>
          <table:table-cell office:value-type="float" office:value="0.0966038756055349" calcext:value-type="float">
            <text:p>0.0966038756</text:p>
          </table:table-cell>
          <table:table-cell office:value-type="float" office:value="1.19562969931102" calcext:value-type="float">
            <text:p>1.1956296993</text:p>
          </table:table-cell>
          <table:table-cell office:value-type="float" office:value="-0.7688749958127" calcext:value-type="float">
            <text:p>-0.7688749958</text:p>
          </table:table-cell>
          <table:table-cell office:value-type="float" office:value="-0.728777169552417" calcext:value-type="float">
            <text:p>-0.7287771696</text:p>
          </table:table-cell>
          <table:table-cell office:value-type="float" office:value="-2.02792763163268" calcext:value-type="float">
            <text:p>-2.0279276316</text:p>
          </table:table-cell>
          <table:table-cell office:value-type="float" office:value="-0.554018199053438" calcext:value-type="float">
            <text:p>-0.5540181991</text:p>
          </table:table-cell>
          <table:table-cell office:value-type="float" office:value="0.283586474241672" calcext:value-type="float">
            <text:p>0.2835864742</text:p>
          </table:table-cell>
          <table:table-cell office:value-type="float" office:value="-0.121894808446609" calcext:value-type="float">
            <text:p>-0.1218948084</text:p>
          </table:table-cell>
          <table:table-cell office:value-type="float" office:value="0.295542908989298" calcext:value-type="float">
            <text:p>0.29554290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30" calcext:value-type="float">
            <text:p>430</text:p>
          </table:table-cell>
          <table:table-cell office:value-type="float" office:value="-1.86025769215298" calcext:value-type="float">
            <text:p>-1.8602576922</text:p>
          </table:table-cell>
          <table:table-cell office:value-type="float" office:value="-0.629858920058775" calcext:value-type="float">
            <text:p>-0.6298589201</text:p>
          </table:table-cell>
          <table:table-cell office:value-type="float" office:value="0.96657044776229" calcext:value-type="float">
            <text:p>0.9665704478</text:p>
          </table:table-cell>
          <table:table-cell office:value-type="float" office:value="0.844632076311716" calcext:value-type="float">
            <text:p>0.8446320763</text:p>
          </table:table-cell>
          <table:table-cell office:value-type="float" office:value="0.759982662401822" calcext:value-type="float">
            <text:p>0.7599826624</text:p>
          </table:table-cell>
          <table:table-cell office:value-type="float" office:value="-1.48117290348222" calcext:value-type="float">
            <text:p>-1.4811729035</text:p>
          </table:table-cell>
          <table:table-cell office:value-type="float" office:value="-0.509681452204136" calcext:value-type="float">
            <text:p>-0.5096814522</text:p>
          </table:table-cell>
          <table:table-cell office:value-type="float" office:value="0.540722084608081" calcext:value-type="float">
            <text:p>0.5407220846</text:p>
          </table:table-cell>
          <table:table-cell office:value-type="float" office:value="-0.733623387939623" calcext:value-type="float">
            <text:p>-0.7336233879</text:p>
          </table:table-cell>
          <table:table-cell office:value-type="float" office:value="-0.371621504466433" calcext:value-type="float">
            <text:p>-0.3716215045</text:p>
          </table:table-cell>
          <table:table-cell office:value-type="float" office:value="0.859741162489679" calcext:value-type="float">
            <text:p>0.8597411625</text:p>
          </table:table-cell>
          <table:table-cell office:value-type="float" office:value="0.37260884000575" calcext:value-type="float">
            <text:p>0.37260884</text:p>
          </table:table-cell>
          <table:table-cell office:value-type="float" office:value="-1.24018476590577" calcext:value-type="float">
            <text:p>-1.2401847659</text:p>
          </table:table-cell>
          <table:table-cell office:value-type="float" office:value="0.998391328880186" calcext:value-type="float">
            <text:p>0.9983913289</text:p>
          </table:table-cell>
          <table:table-cell office:value-type="float" office:value="-0.34638712534557" calcext:value-type="float">
            <text:p>-0.3463871253</text:p>
          </table:table-cell>
          <table:table-cell office:value-type="float" office:value="-0.391678582539051" calcext:value-type="float">
            <text:p>-0.3916785825</text:p>
          </table:table-cell>
          <table:table-cell office:value-type="float" office:value="0.348289432299279" calcext:value-type="float">
            <text:p>0.3482894323</text:p>
          </table:table-cell>
          <table:table-cell office:value-type="float" office:value="0.28212476552472" calcext:value-type="float">
            <text:p>0.2821247655</text:p>
          </table:table-cell>
          <table:table-cell office:value-type="float" office:value="1.16589316534464" calcext:value-type="float">
            <text:p>1.165893165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30" calcext:value-type="float">
            <text:p>430</text:p>
          </table:table-cell>
          <table:table-cell office:value-type="float" office:value="-1.64724774569841" calcext:value-type="float">
            <text:p>-1.6472477457</text:p>
          </table:table-cell>
          <table:table-cell office:value-type="float" office:value="1.62704614238629" calcext:value-type="float">
            <text:p>1.6270461424</text:p>
          </table:table-cell>
          <table:table-cell office:value-type="float" office:value="0.828098227459411" calcext:value-type="float">
            <text:p>0.8280982275</text:p>
          </table:table-cell>
          <table:table-cell office:value-type="float" office:value="-1.19270849979097" calcext:value-type="float">
            <text:p>-1.1927084998</text:p>
          </table:table-cell>
          <table:table-cell office:value-type="float" office:value="-1.21839373364551" calcext:value-type="float">
            <text:p>-1.2183937336</text:p>
          </table:table-cell>
          <table:table-cell office:value-type="float" office:value="-1.54797848455801" calcext:value-type="float">
            <text:p>-1.5479784846</text:p>
          </table:table-cell>
          <table:table-cell office:value-type="float" office:value="-0.0630646130168105" calcext:value-type="float">
            <text:p>-0.063064613</text:p>
          </table:table-cell>
          <table:table-cell office:value-type="float" office:value="0.635640649493171" calcext:value-type="float">
            <text:p>0.6356406495</text:p>
          </table:table-cell>
          <table:table-cell office:value-type="float" office:value="0.564944972872908" calcext:value-type="float">
            <text:p>0.5649449729</text:p>
          </table:table-cell>
          <table:table-cell office:value-type="float" office:value="0.0524232131018783" calcext:value-type="float">
            <text:p>0.0524232131</text:p>
          </table:table-cell>
          <table:table-cell office:value-type="float" office:value="-0.250582869020942" calcext:value-type="float">
            <text:p>-0.250582869</text:p>
          </table:table-cell>
          <table:table-cell office:value-type="float" office:value="0.0202299537065098" calcext:value-type="float">
            <text:p>0.0202299537</text:p>
          </table:table-cell>
          <table:table-cell office:value-type="float" office:value="-0.763352979055005" calcext:value-type="float">
            <text:p>-0.7633529791</text:p>
          </table:table-cell>
          <table:table-cell office:value-type="float" office:value="0.314848221751476" calcext:value-type="float">
            <text:p>0.3148482218</text:p>
          </table:table-cell>
          <table:table-cell office:value-type="float" office:value="0.556575000216993" calcext:value-type="float">
            <text:p>0.5565750002</text:p>
          </table:table-cell>
          <table:table-cell office:value-type="float" office:value="0.62699653941434" calcext:value-type="float">
            <text:p>0.6269965394</text:p>
          </table:table-cell>
          <table:table-cell office:value-type="float" office:value="-0.248345465748308" calcext:value-type="float">
            <text:p>-0.2483454657</text:p>
          </table:table-cell>
          <table:table-cell office:value-type="float" office:value="-0.452638235875796" calcext:value-type="float">
            <text:p>-0.4526382359</text:p>
          </table:table-cell>
          <table:table-cell office:value-type="float" office:value="-1.05311129794944" calcext:value-type="float">
            <text:p>-1.05311129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30" calcext:value-type="float">
            <text:p>430</text:p>
          </table:table-cell>
          <table:table-cell office:value-type="float" office:value="1.33128233083719" calcext:value-type="float">
            <text:p>1.3312823308</text:p>
          </table:table-cell>
          <table:table-cell office:value-type="float" office:value="-0.460775040723178" calcext:value-type="float">
            <text:p>-0.4607750407</text:p>
          </table:table-cell>
          <table:table-cell office:value-type="float" office:value="0.201621104233636" calcext:value-type="float">
            <text:p>0.2016211042</text:p>
          </table:table-cell>
          <table:table-cell office:value-type="float" office:value="-0.582847532638529" calcext:value-type="float">
            <text:p>-0.5828475326</text:p>
          </table:table-cell>
          <table:table-cell office:value-type="float" office:value="-0.815357669994095" calcext:value-type="float">
            <text:p>-0.81535767</text:p>
          </table:table-cell>
          <table:table-cell office:value-type="float" office:value="-0.863856547364628" calcext:value-type="float">
            <text:p>-0.8638565474</text:p>
          </table:table-cell>
          <table:table-cell office:value-type="float" office:value="-0.272425285266449" calcext:value-type="float">
            <text:p>-0.2724252853</text:p>
          </table:table-cell>
          <table:table-cell office:value-type="float" office:value="-0.228813916322538" calcext:value-type="float">
            <text:p>-0.2288139163</text:p>
          </table:table-cell>
          <table:table-cell office:value-type="float" office:value="-1.19478886587898" calcext:value-type="float">
            <text:p>-1.1947888659</text:p>
          </table:table-cell>
          <table:table-cell office:value-type="float" office:value="0.710580256835083" calcext:value-type="float">
            <text:p>0.7105802568</text:p>
          </table:table-cell>
          <table:table-cell office:value-type="float" office:value="1.57159652433875" calcext:value-type="float">
            <text:p>1.5715965243</text:p>
          </table:table-cell>
          <table:table-cell office:value-type="float" office:value="0.833851265793292" calcext:value-type="float">
            <text:p>0.8338512658</text:p>
          </table:table-cell>
          <table:table-cell office:value-type="float" office:value="0.952134809577762" calcext:value-type="float">
            <text:p>0.9521348096</text:p>
          </table:table-cell>
          <table:table-cell office:value-type="float" office:value="-0.198454513257892" calcext:value-type="float">
            <text:p>-0.1984545133</text:p>
          </table:table-cell>
          <table:table-cell office:value-type="float" office:value="-1.06282911398297" calcext:value-type="float">
            <text:p>-1.062829114</text:p>
          </table:table-cell>
          <table:table-cell office:value-type="float" office:value="0.61313679592871" calcext:value-type="float">
            <text:p>0.6131367959</text:p>
          </table:table-cell>
          <table:table-cell office:value-type="float" office:value="0.38539320082305" calcext:value-type="float">
            <text:p>0.3853932008</text:p>
          </table:table-cell>
          <table:table-cell office:value-type="float" office:value="-1.36258149159804" calcext:value-type="float">
            <text:p>-1.3625814916</text:p>
          </table:table-cell>
          <table:table-cell office:value-type="float" office:value="1.01342323644706" calcext:value-type="float">
            <text:p>1.01342323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32" calcext:value-type="float">
            <text:p>432</text:p>
          </table:table-cell>
          <table:table-cell office:value-type="float" office:value="-2.14916431209815" calcext:value-type="float">
            <text:p>-2.1491643121</text:p>
          </table:table-cell>
          <table:table-cell office:value-type="float" office:value="0.128061810229598" calcext:value-type="float">
            <text:p>0.1280618102</text:p>
          </table:table-cell>
          <table:table-cell office:value-type="float" office:value="-0.155948824275652" calcext:value-type="float">
            <text:p>-0.1559488243</text:p>
          </table:table-cell>
          <table:table-cell office:value-type="float" office:value="-0.0509802918521152" calcext:value-type="float">
            <text:p>-0.0509802919</text:p>
          </table:table-cell>
          <table:table-cell office:value-type="float" office:value="-0.646230553080938" calcext:value-type="float">
            <text:p>-0.6462305531</text:p>
          </table:table-cell>
          <table:table-cell office:value-type="float" office:value="-1.02798641704349" calcext:value-type="float">
            <text:p>-1.027986417</text:p>
          </table:table-cell>
          <table:table-cell office:value-type="float" office:value="0.499062300150285" calcext:value-type="float">
            <text:p>0.4990623002</text:p>
          </table:table-cell>
          <table:table-cell office:value-type="float" office:value="0.76907833948022" calcext:value-type="float">
            <text:p>0.7690783395</text:p>
          </table:table-cell>
          <table:table-cell office:value-type="float" office:value="-0.479644352236651" calcext:value-type="float">
            <text:p>-0.4796443522</text:p>
          </table:table-cell>
          <table:table-cell office:value-type="float" office:value="-0.711914587503728" calcext:value-type="float">
            <text:p>-0.7119145875</text:p>
          </table:table-cell>
          <table:table-cell office:value-type="float" office:value="0.570784264587791" calcext:value-type="float">
            <text:p>0.5707842646</text:p>
          </table:table-cell>
          <table:table-cell office:value-type="float" office:value="0.519426681513064" calcext:value-type="float">
            <text:p>0.5194266815</text:p>
          </table:table-cell>
          <table:table-cell office:value-type="float" office:value="-1.28206366378901" calcext:value-type="float">
            <text:p>-1.2820636638</text:p>
          </table:table-cell>
          <table:table-cell office:value-type="float" office:value="1.08284437633676" calcext:value-type="float">
            <text:p>1.0828443763</text:p>
          </table:table-cell>
          <table:table-cell office:value-type="float" office:value="-1.26265152826577" calcext:value-type="float">
            <text:p>-1.2626515283</text:p>
          </table:table-cell>
          <table:table-cell office:value-type="float" office:value="0.346261267525889" calcext:value-type="float">
            <text:p>0.3462612675</text:p>
          </table:table-cell>
          <table:table-cell office:value-type="float" office:value="-0.121678746198859" calcext:value-type="float">
            <text:p>-0.1216787462</text:p>
          </table:table-cell>
          <table:table-cell office:value-type="float" office:value="0.148746108091318" calcext:value-type="float">
            <text:p>0.1487461081</text:p>
          </table:table-cell>
          <table:table-cell office:value-type="float" office:value="-0.253664942510101" calcext:value-type="float">
            <text:p>-0.25366494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32" calcext:value-type="float">
            <text:p>432</text:p>
          </table:table-cell>
          <table:table-cell office:value-type="float" office:value="-0.75170995325103" calcext:value-type="float">
            <text:p>-0.7517099533</text:p>
          </table:table-cell>
          <table:table-cell office:value-type="float" office:value="1.19840953029378" calcext:value-type="float">
            <text:p>1.1984095303</text:p>
          </table:table-cell>
          <table:table-cell office:value-type="float" office:value="1.28742143560471" calcext:value-type="float">
            <text:p>1.2874214356</text:p>
          </table:table-cell>
          <table:table-cell office:value-type="float" office:value="-0.384763066128562" calcext:value-type="float">
            <text:p>-0.3847630661</text:p>
          </table:table-cell>
          <table:table-cell office:value-type="float" office:value="0.0904261567382675" calcext:value-type="float">
            <text:p>0.0904261567</text:p>
          </table:table-cell>
          <table:table-cell office:value-type="float" office:value="-0.406865037088977" calcext:value-type="float">
            <text:p>-0.4068650371</text:p>
          </table:table-cell>
          <table:table-cell office:value-type="float" office:value="0.556739504263393" calcext:value-type="float">
            <text:p>0.5567395043</text:p>
          </table:table-cell>
          <table:table-cell office:value-type="float" office:value="-1.9795924480539" calcext:value-type="float">
            <text:p>-1.9795924481</text:p>
          </table:table-cell>
          <table:table-cell office:value-type="float" office:value="-0.517511985773092" calcext:value-type="float">
            <text:p>-0.5175119858</text:p>
          </table:table-cell>
          <table:table-cell office:value-type="float" office:value="-0.187272938924485" calcext:value-type="float">
            <text:p>-0.1872729389</text:p>
          </table:table-cell>
          <table:table-cell office:value-type="float" office:value="0.368932551420266" calcext:value-type="float">
            <text:p>0.3689325514</text:p>
          </table:table-cell>
          <table:table-cell office:value-type="float" office:value="0.428892433264831" calcext:value-type="float">
            <text:p>0.4288924333</text:p>
          </table:table-cell>
          <table:table-cell office:value-type="float" office:value="0.574490060844518" calcext:value-type="float">
            <text:p>0.5744900608</text:p>
          </table:table-cell>
          <table:table-cell office:value-type="float" office:value="0.0830434573687624" calcext:value-type="float">
            <text:p>0.0830434574</text:p>
          </table:table-cell>
          <table:table-cell office:value-type="float" office:value="1.19724263207376" calcext:value-type="float">
            <text:p>1.1972426321</text:p>
          </table:table-cell>
          <table:table-cell office:value-type="float" office:value="-0.860634526503768" calcext:value-type="float">
            <text:p>-0.8606345265</text:p>
          </table:table-cell>
          <table:table-cell office:value-type="float" office:value="0.460705714892142" calcext:value-type="float">
            <text:p>0.4607057149</text:p>
          </table:table-cell>
          <table:table-cell office:value-type="float" office:value="-1.01752372092835" calcext:value-type="float">
            <text:p>-1.0175237209</text:p>
          </table:table-cell>
          <table:table-cell office:value-type="float" office:value="0.491529501959874" calcext:value-type="float">
            <text:p>0.4915295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33" calcext:value-type="float">
            <text:p>433</text:p>
          </table:table-cell>
          <table:table-cell office:value-type="float" office:value="-0.579830913552082" calcext:value-type="float">
            <text:p>-0.5798309136</text:p>
          </table:table-cell>
          <table:table-cell office:value-type="float" office:value="0.885570270617495" calcext:value-type="float">
            <text:p>0.8855702706</text:p>
          </table:table-cell>
          <table:table-cell office:value-type="float" office:value="0.73011083288394" calcext:value-type="float">
            <text:p>0.7301108329</text:p>
          </table:table-cell>
          <table:table-cell office:value-type="float" office:value="0.756646787547795" calcext:value-type="float">
            <text:p>0.7566467875</text:p>
          </table:table-cell>
          <table:table-cell office:value-type="float" office:value="0.636427471335468" calcext:value-type="float">
            <text:p>0.6364274713</text:p>
          </table:table-cell>
          <table:table-cell office:value-type="float" office:value="-0.455796708036518" calcext:value-type="float">
            <text:p>-0.455796708</text:p>
          </table:table-cell>
          <table:table-cell office:value-type="float" office:value="0.82537140514452" calcext:value-type="float">
            <text:p>0.8253714051</text:p>
          </table:table-cell>
          <table:table-cell office:value-type="float" office:value="-0.18867795007292" calcext:value-type="float">
            <text:p>-0.1886779501</text:p>
          </table:table-cell>
          <table:table-cell office:value-type="float" office:value="-0.873479110628955" calcext:value-type="float">
            <text:p>-0.8734791106</text:p>
          </table:table-cell>
          <table:table-cell office:value-type="float" office:value="0.230434490195465" calcext:value-type="float">
            <text:p>0.2304344902</text:p>
          </table:table-cell>
          <table:table-cell office:value-type="float" office:value="0.987815811489618" calcext:value-type="float">
            <text:p>0.9878158115</text:p>
          </table:table-cell>
          <table:table-cell office:value-type="float" office:value="0.806197025721272" calcext:value-type="float">
            <text:p>0.8061970257</text:p>
          </table:table-cell>
          <table:table-cell office:value-type="float" office:value="0.571751967697287" calcext:value-type="float">
            <text:p>0.5717519677</text:p>
          </table:table-cell>
          <table:table-cell office:value-type="float" office:value="0.423297097463153" calcext:value-type="float">
            <text:p>0.4232970975</text:p>
          </table:table-cell>
          <table:table-cell office:value-type="float" office:value="0.122798031674078" calcext:value-type="float">
            <text:p>0.1227980317</text:p>
          </table:table-cell>
          <table:table-cell office:value-type="float" office:value="-0.194667421845834" calcext:value-type="float">
            <text:p>-0.1946674218</text:p>
          </table:table-cell>
          <table:table-cell office:value-type="float" office:value="-0.566777269975005" calcext:value-type="float">
            <text:p>-0.56677727</text:p>
          </table:table-cell>
          <table:table-cell office:value-type="float" office:value="0.475025433369931" calcext:value-type="float">
            <text:p>0.4750254334</text:p>
          </table:table-cell>
          <table:table-cell office:value-type="float" office:value="0.917322067126882" calcext:value-type="float">
            <text:p>0.91732206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33" calcext:value-type="float">
            <text:p>433</text:p>
          </table:table-cell>
          <table:table-cell office:value-type="float" office:value="-0.599758603917243" calcext:value-type="float">
            <text:p>-0.5997586039</text:p>
          </table:table-cell>
          <table:table-cell office:value-type="float" office:value="1.38310719147002" calcext:value-type="float">
            <text:p>1.3831071915</text:p>
          </table:table-cell>
          <table:table-cell office:value-type="float" office:value="2.38126097550013" calcext:value-type="float">
            <text:p>2.3812609755</text:p>
          </table:table-cell>
          <table:table-cell office:value-type="float" office:value="2.68618346715007" calcext:value-type="float">
            <text:p>2.6861834672</text:p>
          </table:table-cell>
          <table:table-cell office:value-type="float" office:value="0.317046870553134" calcext:value-type="float">
            <text:p>0.3170468706</text:p>
          </table:table-cell>
          <table:table-cell office:value-type="float" office:value="0.801453201887532" calcext:value-type="float">
            <text:p>0.8014532019</text:p>
          </table:table-cell>
          <table:table-cell office:value-type="float" office:value="0.591630122180482" calcext:value-type="float">
            <text:p>0.5916301222</text:p>
          </table:table-cell>
          <table:table-cell office:value-type="float" office:value="0.000285356592580666" calcext:value-type="float">
            <text:p>0.0002853566</text:p>
          </table:table-cell>
          <table:table-cell office:value-type="float" office:value="-1.2590877013173" calcext:value-type="float">
            <text:p>-1.2590877013</text:p>
          </table:table-cell>
          <table:table-cell office:value-type="float" office:value="1.07990330082381" calcext:value-type="float">
            <text:p>1.0799033008</text:p>
          </table:table-cell>
          <table:table-cell office:value-type="float" office:value="0.815402135718456" calcext:value-type="float">
            <text:p>0.8154021357</text:p>
          </table:table-cell>
          <table:table-cell office:value-type="float" office:value="0.73749633563268" calcext:value-type="float">
            <text:p>0.7374963356</text:p>
          </table:table-cell>
          <table:table-cell office:value-type="float" office:value="0.850838950968536" calcext:value-type="float">
            <text:p>0.850838951</text:p>
          </table:table-cell>
          <table:table-cell office:value-type="float" office:value="-0.390576719296781" calcext:value-type="float">
            <text:p>-0.3905767193</text:p>
          </table:table-cell>
          <table:table-cell office:value-type="float" office:value="-0.577268174407563" calcext:value-type="float">
            <text:p>-0.5772681744</text:p>
          </table:table-cell>
          <table:table-cell office:value-type="float" office:value="-0.330645230688856" calcext:value-type="float">
            <text:p>-0.3306452307</text:p>
          </table:table-cell>
          <table:table-cell office:value-type="float" office:value="-0.110746786057746" calcext:value-type="float">
            <text:p>-0.1107467861</text:p>
          </table:table-cell>
          <table:table-cell office:value-type="float" office:value="0.139604955522736" calcext:value-type="float">
            <text:p>0.1396049555</text:p>
          </table:table-cell>
          <table:table-cell office:value-type="float" office:value="1.65532191669395" calcext:value-type="float">
            <text:p>1.655321916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34" calcext:value-type="float">
            <text:p>434</text:p>
          </table:table-cell>
          <table:table-cell office:value-type="float" office:value="-0.679292516376208" calcext:value-type="float">
            <text:p>-0.6792925164</text:p>
          </table:table-cell>
          <table:table-cell office:value-type="float" office:value="1.12083709270351" calcext:value-type="float">
            <text:p>1.1208370927</text:p>
          </table:table-cell>
          <table:table-cell office:value-type="float" office:value="1.31939419830188" calcext:value-type="float">
            <text:p>1.3193941983</text:p>
          </table:table-cell>
          <table:table-cell office:value-type="float" office:value="1.24982671561708" calcext:value-type="float">
            <text:p>1.2498267156</text:p>
          </table:table-cell>
          <table:table-cell office:value-type="float" office:value="1.14778623152507" calcext:value-type="float">
            <text:p>1.1477862315</text:p>
          </table:table-cell>
          <table:table-cell office:value-type="float" office:value="-0.086534157696287" calcext:value-type="float">
            <text:p>-0.0865341577</text:p>
          </table:table-cell>
          <table:table-cell office:value-type="float" office:value="1.00143570313602" calcext:value-type="float">
            <text:p>1.0014357031</text:p>
          </table:table-cell>
          <table:table-cell office:value-type="float" office:value="-0.0397520218993301" calcext:value-type="float">
            <text:p>-0.0397520219</text:p>
          </table:table-cell>
          <table:table-cell office:value-type="float" office:value="-1.37449674298139" calcext:value-type="float">
            <text:p>-1.374496743</text:p>
          </table:table-cell>
          <table:table-cell office:value-type="float" office:value="0.0128740291760037" calcext:value-type="float">
            <text:p>0.0128740292</text:p>
          </table:table-cell>
          <table:table-cell office:value-type="float" office:value="-1.62708626618207" calcext:value-type="float">
            <text:p>-1.6270862662</text:p>
          </table:table-cell>
          <table:table-cell office:value-type="float" office:value="-0.498173772726061" calcext:value-type="float">
            <text:p>-0.4981737727</text:p>
          </table:table-cell>
          <table:table-cell office:value-type="float" office:value="0.539217436315413" calcext:value-type="float">
            <text:p>0.5392174363</text:p>
          </table:table-cell>
          <table:table-cell office:value-type="float" office:value="0.0577680840126235" calcext:value-type="float">
            <text:p>0.057768084</text:p>
          </table:table-cell>
          <table:table-cell office:value-type="float" office:value="-0.153201654983355" calcext:value-type="float">
            <text:p>-0.153201655</text:p>
          </table:table-cell>
          <table:table-cell office:value-type="float" office:value="0.992143289635796" calcext:value-type="float">
            <text:p>0.9921432896</text:p>
          </table:table-cell>
          <table:table-cell office:value-type="float" office:value="-1.21235531446267" calcext:value-type="float">
            <text:p>-1.2123553145</text:p>
          </table:table-cell>
          <table:table-cell office:value-type="float" office:value="0.0997742226842459" calcext:value-type="float">
            <text:p>0.0997742227</text:p>
          </table:table-cell>
          <table:table-cell office:value-type="float" office:value="-1.11099839548213" calcext:value-type="float">
            <text:p>-1.11099839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36" calcext:value-type="float">
            <text:p>436</text:p>
          </table:table-cell>
          <table:table-cell office:value-type="float" office:value="-0.850529094975521" calcext:value-type="float">
            <text:p>-0.850529095</text:p>
          </table:table-cell>
          <table:table-cell office:value-type="float" office:value="0.963376438803407" calcext:value-type="float">
            <text:p>0.9633764388</text:p>
          </table:table-cell>
          <table:table-cell office:value-type="float" office:value="1.65445291198399" calcext:value-type="float">
            <text:p>1.654452912</text:p>
          </table:table-cell>
          <table:table-cell office:value-type="float" office:value="-0.592041267174892" calcext:value-type="float">
            <text:p>-0.5920412672</text:p>
          </table:table-cell>
          <table:table-cell office:value-type="float" office:value="0.534175224551489" calcext:value-type="float">
            <text:p>0.5341752246</text:p>
          </table:table-cell>
          <table:table-cell office:value-type="float" office:value="-0.138949773553398" calcext:value-type="float">
            <text:p>-0.1389497736</text:p>
          </table:table-cell>
          <table:table-cell office:value-type="float" office:value="0.939026908619673" calcext:value-type="float">
            <text:p>0.9390269086</text:p>
          </table:table-cell>
          <table:table-cell office:value-type="float" office:value="-0.0964052760626285" calcext:value-type="float">
            <text:p>-0.0964052761</text:p>
          </table:table-cell>
          <table:table-cell office:value-type="float" office:value="-0.246999585819386" calcext:value-type="float">
            <text:p>-0.2469995858</text:p>
          </table:table-cell>
          <table:table-cell office:value-type="float" office:value="-0.943910193237481" calcext:value-type="float">
            <text:p>-0.9439101932</text:p>
          </table:table-cell>
          <table:table-cell office:value-type="float" office:value="-1.44869840661434" calcext:value-type="float">
            <text:p>-1.4486984066</text:p>
          </table:table-cell>
          <table:table-cell office:value-type="float" office:value="0.442161299704593" calcext:value-type="float">
            <text:p>0.4421612997</text:p>
          </table:table-cell>
          <table:table-cell office:value-type="float" office:value="1.04769452851687" calcext:value-type="float">
            <text:p>1.0476945285</text:p>
          </table:table-cell>
          <table:table-cell office:value-type="float" office:value="-0.529840328864696" calcext:value-type="float">
            <text:p>-0.5298403289</text:p>
          </table:table-cell>
          <table:table-cell office:value-type="float" office:value="-0.914963304355531" calcext:value-type="float">
            <text:p>-0.9149633044</text:p>
          </table:table-cell>
          <table:table-cell office:value-type="float" office:value="0.0989487627647462" calcext:value-type="float">
            <text:p>0.0989487628</text:p>
          </table:table-cell>
          <table:table-cell office:value-type="float" office:value="-0.605293695791151" calcext:value-type="float">
            <text:p>-0.6052936958</text:p>
          </table:table-cell>
          <table:table-cell office:value-type="float" office:value="-0.502668143504919" calcext:value-type="float">
            <text:p>-0.5026681435</text:p>
          </table:table-cell>
          <table:table-cell office:value-type="float" office:value="-0.0868566340040169" calcext:value-type="float">
            <text:p>-0.0868566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8" calcext:value-type="float">
            <text:p>438</text:p>
          </table:table-cell>
          <table:table-cell office:value-type="float" office:value="1.49157444507907" calcext:value-type="float">
            <text:p>1.4915744451</text:p>
          </table:table-cell>
          <table:table-cell office:value-type="float" office:value="-1.08827774578249" calcext:value-type="float">
            <text:p>-1.0882777458</text:p>
          </table:table-cell>
          <table:table-cell office:value-type="float" office:value="0.552852185683537" calcext:value-type="float">
            <text:p>0.5528521857</text:p>
          </table:table-cell>
          <table:table-cell office:value-type="float" office:value="-1.28987581402804" calcext:value-type="float">
            <text:p>-1.289875814</text:p>
          </table:table-cell>
          <table:table-cell office:value-type="float" office:value="-1.3911751964492" calcext:value-type="float">
            <text:p>-1.3911751964</text:p>
          </table:table-cell>
          <table:table-cell office:value-type="float" office:value="-0.101768023435742" calcext:value-type="float">
            <text:p>-0.1017680234</text:p>
          </table:table-cell>
          <table:table-cell office:value-type="float" office:value="-1.15664300430175" calcext:value-type="float">
            <text:p>-1.1566430043</text:p>
          </table:table-cell>
          <table:table-cell office:value-type="float" office:value="-0.0230635565138028" calcext:value-type="float">
            <text:p>-0.0230635565</text:p>
          </table:table-cell>
          <table:table-cell office:value-type="float" office:value="-1.70601176014174" calcext:value-type="float">
            <text:p>-1.7060117601</text:p>
          </table:table-cell>
          <table:table-cell office:value-type="float" office:value="1.41957718046288" calcext:value-type="float">
            <text:p>1.4195771805</text:p>
          </table:table-cell>
          <table:table-cell office:value-type="float" office:value="0.625897342457765" calcext:value-type="float">
            <text:p>0.6258973425</text:p>
          </table:table-cell>
          <table:table-cell office:value-type="float" office:value="0.472241371564773" calcext:value-type="float">
            <text:p>0.4722413716</text:p>
          </table:table-cell>
          <table:table-cell office:value-type="float" office:value="1.26293974106323" calcext:value-type="float">
            <text:p>1.2629397411</text:p>
          </table:table-cell>
          <table:table-cell office:value-type="float" office:value="-0.77693760701487" calcext:value-type="float">
            <text:p>-0.776937607</text:p>
          </table:table-cell>
          <table:table-cell office:value-type="float" office:value="-1.5932258431788" calcext:value-type="float">
            <text:p>-1.5932258432</text:p>
          </table:table-cell>
          <table:table-cell office:value-type="float" office:value="-0.735048174778916" calcext:value-type="float">
            <text:p>-0.7350481748</text:p>
          </table:table-cell>
          <table:table-cell office:value-type="float" office:value="0.55489609800527" calcext:value-type="float">
            <text:p>0.554896098</text:p>
          </table:table-cell>
          <table:table-cell office:value-type="float" office:value="0.20306388976264" calcext:value-type="float">
            <text:p>0.2030638898</text:p>
          </table:table-cell>
          <table:table-cell office:value-type="float" office:value="0.558620125146135" calcext:value-type="float">
            <text:p>0.55862012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38" calcext:value-type="float">
            <text:p>438</text:p>
          </table:table-cell>
          <table:table-cell office:value-type="float" office:value="1.28708679615122" calcext:value-type="float">
            <text:p>1.2870867962</text:p>
          </table:table-cell>
          <table:table-cell office:value-type="float" office:value="-0.392364104516818" calcext:value-type="float">
            <text:p>-0.3923641045</text:p>
          </table:table-cell>
          <table:table-cell office:value-type="float" office:value="0.513359803877633" calcext:value-type="float">
            <text:p>0.5133598039</text:p>
          </table:table-cell>
          <table:table-cell office:value-type="float" office:value="-1.23732191526381" calcext:value-type="float">
            <text:p>-1.2373219153</text:p>
          </table:table-cell>
          <table:table-cell office:value-type="float" office:value="-0.402555693452145" calcext:value-type="float">
            <text:p>-0.4025556935</text:p>
          </table:table-cell>
          <table:table-cell office:value-type="float" office:value="0.474908018518485" calcext:value-type="float">
            <text:p>0.4749080185</text:p>
          </table:table-cell>
          <table:table-cell office:value-type="float" office:value="-0.793082016855567" calcext:value-type="float">
            <text:p>-0.7930820169</text:p>
          </table:table-cell>
          <table:table-cell office:value-type="float" office:value="0.146590332864756" calcext:value-type="float">
            <text:p>0.1465903329</text:p>
          </table:table-cell>
          <table:table-cell office:value-type="float" office:value="1.67634214926718" calcext:value-type="float">
            <text:p>1.6763421493</text:p>
          </table:table-cell>
          <table:table-cell office:value-type="float" office:value="-1.08998115355738" calcext:value-type="float">
            <text:p>-1.0899811536</text:p>
          </table:table-cell>
          <table:table-cell office:value-type="float" office:value="-1.05332965614475" calcext:value-type="float">
            <text:p>-1.0533296561</text:p>
          </table:table-cell>
          <table:table-cell office:value-type="float" office:value="0.913000340001718" calcext:value-type="float">
            <text:p>0.91300034</text:p>
          </table:table-cell>
          <table:table-cell office:value-type="float" office:value="1.74155209665714" calcext:value-type="float">
            <text:p>1.7415520967</text:p>
          </table:table-cell>
          <table:table-cell office:value-type="float" office:value="-0.41863736420928" calcext:value-type="float">
            <text:p>-0.4186373642</text:p>
          </table:table-cell>
          <table:table-cell office:value-type="float" office:value="2.45109141968899" calcext:value-type="float">
            <text:p>2.4510914197</text:p>
          </table:table-cell>
          <table:table-cell office:value-type="float" office:value="0.102132451481791" calcext:value-type="float">
            <text:p>0.1021324515</text:p>
          </table:table-cell>
          <table:table-cell office:value-type="float" office:value="-0.824644921902987" calcext:value-type="float">
            <text:p>-0.8246449219</text:p>
          </table:table-cell>
          <table:table-cell office:value-type="float" office:value="0.58823897008389" calcext:value-type="float">
            <text:p>0.5882389701</text:p>
          </table:table-cell>
          <table:table-cell office:value-type="float" office:value="0.278219130577292" calcext:value-type="float">
            <text:p>0.27821913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39" calcext:value-type="float">
            <text:p>439</text:p>
          </table:table-cell>
          <table:table-cell office:value-type="float" office:value="-0.142561597113504" calcext:value-type="float">
            <text:p>-0.1425615971</text:p>
          </table:table-cell>
          <table:table-cell office:value-type="float" office:value="0.995908030734381" calcext:value-type="float">
            <text:p>0.9959080307</text:p>
          </table:table-cell>
          <table:table-cell office:value-type="float" office:value="1.34894876282562" calcext:value-type="float">
            <text:p>1.3489487628</text:p>
          </table:table-cell>
          <table:table-cell office:value-type="float" office:value="0.651921500985628" calcext:value-type="float">
            <text:p>0.651921501</text:p>
          </table:table-cell>
          <table:table-cell office:value-type="float" office:value="0.402290102467522" calcext:value-type="float">
            <text:p>0.4022901025</text:p>
          </table:table-cell>
          <table:table-cell office:value-type="float" office:value="-0.141451961918243" calcext:value-type="float">
            <text:p>-0.1414519619</text:p>
          </table:table-cell>
          <table:table-cell office:value-type="float" office:value="0.735365880761997" calcext:value-type="float">
            <text:p>0.7353658808</text:p>
          </table:table-cell>
          <table:table-cell office:value-type="float" office:value="-0.182280961960171" calcext:value-type="float">
            <text:p>-0.182280962</text:p>
          </table:table-cell>
          <table:table-cell office:value-type="float" office:value="-0.552171795689291" calcext:value-type="float">
            <text:p>-0.5521717957</text:p>
          </table:table-cell>
          <table:table-cell office:value-type="float" office:value="0.377373819330339" calcext:value-type="float">
            <text:p>0.3773738193</text:p>
          </table:table-cell>
          <table:table-cell office:value-type="float" office:value="1.08058771260551" calcext:value-type="float">
            <text:p>1.0805877126</text:p>
          </table:table-cell>
          <table:table-cell office:value-type="float" office:value="0.913908498911569" calcext:value-type="float">
            <text:p>0.9139084989</text:p>
          </table:table-cell>
          <table:table-cell office:value-type="float" office:value="1.02362615935063" calcext:value-type="float">
            <text:p>1.0236261594</text:p>
          </table:table-cell>
          <table:table-cell office:value-type="float" office:value="-0.0428317667138452" calcext:value-type="float">
            <text:p>-0.0428317667</text:p>
          </table:table-cell>
          <table:table-cell office:value-type="float" office:value="0.300918248726142" calcext:value-type="float">
            <text:p>0.3009182487</text:p>
          </table:table-cell>
          <table:table-cell office:value-type="float" office:value="-0.0752651792507533" calcext:value-type="float">
            <text:p>-0.0752651793</text:p>
          </table:table-cell>
          <table:table-cell office:value-type="float" office:value="-0.794749346104022" calcext:value-type="float">
            <text:p>-0.7947493461</text:p>
          </table:table-cell>
          <table:table-cell office:value-type="float" office:value="0.78658113191291" calcext:value-type="float">
            <text:p>0.7865811319</text:p>
          </table:table-cell>
          <table:table-cell office:value-type="float" office:value="0.660981482526107" calcext:value-type="float">
            <text:p>0.66098148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9" calcext:value-type="float">
            <text:p>439</text:p>
          </table:table-cell>
          <table:table-cell office:value-type="float" office:value="1.25877773894767" calcext:value-type="float">
            <text:p>1.2587777389</text:p>
          </table:table-cell>
          <table:table-cell office:value-type="float" office:value="-0.0593127600677721" calcext:value-type="float">
            <text:p>-0.0593127601</text:p>
          </table:table-cell>
          <table:table-cell office:value-type="float" office:value="0.314051844892437" calcext:value-type="float">
            <text:p>0.3140518449</text:p>
          </table:table-cell>
          <table:table-cell office:value-type="float" office:value="-0.111066733043089" calcext:value-type="float">
            <text:p>-0.111066733</text:p>
          </table:table-cell>
          <table:table-cell office:value-type="float" office:value="-0.503006121388045" calcext:value-type="float">
            <text:p>-0.5030061214</text:p>
          </table:table-cell>
          <table:table-cell office:value-type="float" office:value="-0.704088584588608" calcext:value-type="float">
            <text:p>-0.7040885846</text:p>
          </table:table-cell>
          <table:table-cell office:value-type="float" office:value="-0.156473113141336" calcext:value-type="float">
            <text:p>-0.1564731131</text:p>
          </table:table-cell>
          <table:table-cell office:value-type="float" office:value="-0.0515437181463908" calcext:value-type="float">
            <text:p>-0.0515437181</text:p>
          </table:table-cell>
          <table:table-cell office:value-type="float" office:value="0.369291886911099" calcext:value-type="float">
            <text:p>0.3692918869</text:p>
          </table:table-cell>
          <table:table-cell office:value-type="float" office:value="-0.210175903547716" calcext:value-type="float">
            <text:p>-0.2101759035</text:p>
          </table:table-cell>
          <table:table-cell office:value-type="float" office:value="-0.133846325127583" calcext:value-type="float">
            <text:p>-0.1338463251</text:p>
          </table:table-cell>
          <table:table-cell office:value-type="float" office:value="-0.131048187632445" calcext:value-type="float">
            <text:p>-0.1310481876</text:p>
          </table:table-cell>
          <table:table-cell office:value-type="float" office:value="-0.720066615119355" calcext:value-type="float">
            <text:p>-0.7200666151</text:p>
          </table:table-cell>
          <table:table-cell office:value-type="float" office:value="0.423255175106096" calcext:value-type="float">
            <text:p>0.4232551751</text:p>
          </table:table-cell>
          <table:table-cell office:value-type="float" office:value="1.47594172661015" calcext:value-type="float">
            <text:p>1.4759417266</text:p>
          </table:table-cell>
          <table:table-cell office:value-type="float" office:value="0.000962488877694608" calcext:value-type="float">
            <text:p>0.0009624889</text:p>
          </table:table-cell>
          <table:table-cell office:value-type="float" office:value="0.0204284594563534" calcext:value-type="float">
            <text:p>0.0204284595</text:p>
          </table:table-cell>
          <table:table-cell office:value-type="float" office:value="-0.848828047832086" calcext:value-type="float">
            <text:p>-0.8488280478</text:p>
          </table:table-cell>
          <table:table-cell office:value-type="float" office:value="-0.281283414331617" calcext:value-type="float">
            <text:p>-0.281283414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41" calcext:value-type="float">
            <text:p>441</text:p>
          </table:table-cell>
          <table:table-cell office:value-type="float" office:value="-0.421335649528035" calcext:value-type="float">
            <text:p>-0.4213356495</text:p>
          </table:table-cell>
          <table:table-cell office:value-type="float" office:value="0.845373439556006" calcext:value-type="float">
            <text:p>0.8453734396</text:p>
          </table:table-cell>
          <table:table-cell office:value-type="float" office:value="-0.180052640463827" calcext:value-type="float">
            <text:p>-0.1800526405</text:p>
          </table:table-cell>
          <table:table-cell office:value-type="float" office:value="-1.19407718352496" calcext:value-type="float">
            <text:p>-1.1940771835</text:p>
          </table:table-cell>
          <table:table-cell office:value-type="float" office:value="2.73780040075269" calcext:value-type="float">
            <text:p>2.7378004008</text:p>
          </table:table-cell>
          <table:table-cell office:value-type="float" office:value="3.29311432865488" calcext:value-type="float">
            <text:p>3.2931143287</text:p>
          </table:table-cell>
          <table:table-cell office:value-type="float" office:value="0.375298828691969" calcext:value-type="float">
            <text:p>0.3752988287</text:p>
          </table:table-cell>
          <table:table-cell office:value-type="float" office:value="0.660923509855835" calcext:value-type="float">
            <text:p>0.6609235099</text:p>
          </table:table-cell>
          <table:table-cell office:value-type="float" office:value="-0.319588089523018" calcext:value-type="float">
            <text:p>-0.3195880895</text:p>
          </table:table-cell>
          <table:table-cell office:value-type="float" office:value="-0.128709363978593" calcext:value-type="float">
            <text:p>-0.128709364</text:p>
          </table:table-cell>
          <table:table-cell office:value-type="float" office:value="0.0416192016571357" calcext:value-type="float">
            <text:p>0.0416192017</text:p>
          </table:table-cell>
          <table:table-cell office:value-type="float" office:value="-0.436775846064891" calcext:value-type="float">
            <text:p>-0.4367758461</text:p>
          </table:table-cell>
          <table:table-cell office:value-type="float" office:value="-0.108979575394097" calcext:value-type="float">
            <text:p>-0.1089795754</text:p>
          </table:table-cell>
          <table:table-cell office:value-type="float" office:value="-0.467947207796889" calcext:value-type="float">
            <text:p>-0.4679472078</text:p>
          </table:table-cell>
          <table:table-cell office:value-type="float" office:value="1.08460123335035" calcext:value-type="float">
            <text:p>1.0846012334</text:p>
          </table:table-cell>
          <table:table-cell office:value-type="float" office:value="0.58354264713888" calcext:value-type="float">
            <text:p>0.5835426471</text:p>
          </table:table-cell>
          <table:table-cell office:value-type="float" office:value="-0.600490434044594" calcext:value-type="float">
            <text:p>-0.600490434</text:p>
          </table:table-cell>
          <table:table-cell office:value-type="float" office:value="0.313820307406833" calcext:value-type="float">
            <text:p>0.3138203074</text:p>
          </table:table-cell>
          <table:table-cell office:value-type="float" office:value="0.321886397319689" calcext:value-type="float">
            <text:p>0.321886397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41" calcext:value-type="float">
            <text:p>441</text:p>
          </table:table-cell>
          <table:table-cell office:value-type="float" office:value="-0.565328982282065" calcext:value-type="float">
            <text:p>-0.5653289823</text:p>
          </table:table-cell>
          <table:table-cell office:value-type="float" office:value="-0.0614204119938318" calcext:value-type="float">
            <text:p>-0.061420412</text:p>
          </table:table-cell>
          <table:table-cell office:value-type="float" office:value="2.19793382358869" calcext:value-type="float">
            <text:p>2.1979338236</text:p>
          </table:table-cell>
          <table:table-cell office:value-type="float" office:value="-1.95879510739463" calcext:value-type="float">
            <text:p>-1.9587951074</text:p>
          </table:table-cell>
          <table:table-cell office:value-type="float" office:value="-0.0485292045725364" calcext:value-type="float">
            <text:p>-0.0485292046</text:p>
          </table:table-cell>
          <table:table-cell office:value-type="float" office:value="0.748807724842864" calcext:value-type="float">
            <text:p>0.7488077248</text:p>
          </table:table-cell>
          <table:table-cell office:value-type="float" office:value="0.29658803970225" calcext:value-type="float">
            <text:p>0.2965880397</text:p>
          </table:table-cell>
          <table:table-cell office:value-type="float" office:value="-0.149943151349198" calcext:value-type="float">
            <text:p>-0.1499431513</text:p>
          </table:table-cell>
          <table:table-cell office:value-type="float" office:value="1.20992853922632" calcext:value-type="float">
            <text:p>1.2099285392</text:p>
          </table:table-cell>
          <table:table-cell office:value-type="float" office:value="-0.91110781353717" calcext:value-type="float">
            <text:p>-0.9111078135</text:p>
          </table:table-cell>
          <table:table-cell office:value-type="float" office:value="0.960782372871789" calcext:value-type="float">
            <text:p>0.9607823729</text:p>
          </table:table-cell>
          <table:table-cell office:value-type="float" office:value="0.838668991026907" calcext:value-type="float">
            <text:p>0.838668991</text:p>
          </table:table-cell>
          <table:table-cell office:value-type="float" office:value="0.397781606695368" calcext:value-type="float">
            <text:p>0.3977816067</text:p>
          </table:table-cell>
          <table:table-cell office:value-type="float" office:value="-0.64107896734274" calcext:value-type="float">
            <text:p>-0.6410789673</text:p>
          </table:table-cell>
          <table:table-cell office:value-type="float" office:value="1.21325376027726" calcext:value-type="float">
            <text:p>1.2132537603</text:p>
          </table:table-cell>
          <table:table-cell office:value-type="float" office:value="-0.836389659937142" calcext:value-type="float">
            <text:p>-0.8363896599</text:p>
          </table:table-cell>
          <table:table-cell office:value-type="float" office:value="-0.286264199236861" calcext:value-type="float">
            <text:p>-0.2862641992</text:p>
          </table:table-cell>
          <table:table-cell office:value-type="float" office:value="0.664773411566751" calcext:value-type="float">
            <text:p>0.6647734116</text:p>
          </table:table-cell>
          <table:table-cell office:value-type="float" office:value="1.8203906050689" calcext:value-type="float">
            <text:p>1.82039060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2" calcext:value-type="float">
            <text:p>442</text:p>
          </table:table-cell>
          <table:table-cell office:value-type="float" office:value="-0.627616604495226" calcext:value-type="float">
            <text:p>-0.6276166045</text:p>
          </table:table-cell>
          <table:table-cell office:value-type="float" office:value="0.841973755027358" calcext:value-type="float">
            <text:p>0.841973755</text:p>
          </table:table-cell>
          <table:table-cell office:value-type="float" office:value="0.840727940862383" calcext:value-type="float">
            <text:p>0.8407279409</text:p>
          </table:table-cell>
          <table:table-cell office:value-type="float" office:value="-1.3510592913171" calcext:value-type="float">
            <text:p>-1.3510592913</text:p>
          </table:table-cell>
          <table:table-cell office:value-type="float" office:value="0.182650197575112" calcext:value-type="float">
            <text:p>0.1826501976</text:p>
          </table:table-cell>
          <table:table-cell office:value-type="float" office:value="-0.484541136270751" calcext:value-type="float">
            <text:p>-0.4845411363</text:p>
          </table:table-cell>
          <table:table-cell office:value-type="float" office:value="0.465109911178845" calcext:value-type="float">
            <text:p>0.4651099112</text:p>
          </table:table-cell>
          <table:table-cell office:value-type="float" office:value="0.181787935417917" calcext:value-type="float">
            <text:p>0.1817879354</text:p>
          </table:table-cell>
          <table:table-cell office:value-type="float" office:value="-0.0740162340130387" calcext:value-type="float">
            <text:p>-0.074016234</text:p>
          </table:table-cell>
          <table:table-cell office:value-type="float" office:value="-0.774766938414465" calcext:value-type="float">
            <text:p>-0.7747669384</text:p>
          </table:table-cell>
          <table:table-cell office:value-type="float" office:value="-0.766203498327102" calcext:value-type="float">
            <text:p>-0.7662034983</text:p>
          </table:table-cell>
          <table:table-cell office:value-type="float" office:value="-0.093228402791574" calcext:value-type="float">
            <text:p>-0.0932284028</text:p>
          </table:table-cell>
          <table:table-cell office:value-type="float" office:value="-0.0214429386697642" calcext:value-type="float">
            <text:p>-0.0214429387</text:p>
          </table:table-cell>
          <table:table-cell office:value-type="float" office:value="0.156260711499015" calcext:value-type="float">
            <text:p>0.1562607115</text:p>
          </table:table-cell>
          <table:table-cell office:value-type="float" office:value="0.677262208562659" calcext:value-type="float">
            <text:p>0.6772622086</text:p>
          </table:table-cell>
          <table:table-cell office:value-type="float" office:value="0.382874055057793" calcext:value-type="float">
            <text:p>0.3828740551</text:p>
          </table:table-cell>
          <table:table-cell office:value-type="float" office:value="-0.470945218140077" calcext:value-type="float">
            <text:p>-0.4709452181</text:p>
          </table:table-cell>
          <table:table-cell office:value-type="float" office:value="-0.710725214167326" calcext:value-type="float">
            <text:p>-0.7107252142</text:p>
          </table:table-cell>
          <table:table-cell office:value-type="float" office:value="-0.847331911744891" calcext:value-type="float">
            <text:p>-0.84733191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42" calcext:value-type="float">
            <text:p>442</text:p>
          </table:table-cell>
          <table:table-cell office:value-type="float" office:value="-0.753360379358863" calcext:value-type="float">
            <text:p>-0.7533603794</text:p>
          </table:table-cell>
          <table:table-cell office:value-type="float" office:value="0.547357464500122" calcext:value-type="float">
            <text:p>0.5473574645</text:p>
          </table:table-cell>
          <table:table-cell office:value-type="float" office:value="0.632549898801302" calcext:value-type="float">
            <text:p>0.6325498988</text:p>
          </table:table-cell>
          <table:table-cell office:value-type="float" office:value="-1.72827950525102" calcext:value-type="float">
            <text:p>-1.7282795053</text:p>
          </table:table-cell>
          <table:table-cell office:value-type="float" office:value="0.937092114124674" calcext:value-type="float">
            <text:p>0.9370921141</text:p>
          </table:table-cell>
          <table:table-cell office:value-type="float" office:value="-1.06511096169155" calcext:value-type="float">
            <text:p>-1.0651109617</text:p>
          </table:table-cell>
          <table:table-cell office:value-type="float" office:value="1.51159605772723" calcext:value-type="float">
            <text:p>1.5115960577</text:p>
          </table:table-cell>
          <table:table-cell office:value-type="float" office:value="-0.279074252105269" calcext:value-type="float">
            <text:p>-0.2790742521</text:p>
          </table:table-cell>
          <table:table-cell office:value-type="float" office:value="-0.591726950323525" calcext:value-type="float">
            <text:p>-0.5917269503</text:p>
          </table:table-cell>
          <table:table-cell office:value-type="float" office:value="-1.13287004724491" calcext:value-type="float">
            <text:p>-1.1328700472</text:p>
          </table:table-cell>
          <table:table-cell office:value-type="float" office:value="-1.17986750770817" calcext:value-type="float">
            <text:p>-1.1798675077</text:p>
          </table:table-cell>
          <table:table-cell office:value-type="float" office:value="0.0869233491178351" calcext:value-type="float">
            <text:p>0.0869233491</text:p>
          </table:table-cell>
          <table:table-cell office:value-type="float" office:value="0.617976647643693" calcext:value-type="float">
            <text:p>0.6179766476</text:p>
          </table:table-cell>
          <table:table-cell office:value-type="float" office:value="0.102907425997916" calcext:value-type="float">
            <text:p>0.102907426</text:p>
          </table:table-cell>
          <table:table-cell office:value-type="float" office:value="-0.502361524244639" calcext:value-type="float">
            <text:p>-0.5023615242</text:p>
          </table:table-cell>
          <table:table-cell office:value-type="float" office:value="0.794452668302373" calcext:value-type="float">
            <text:p>0.7944526683</text:p>
          </table:table-cell>
          <table:table-cell office:value-type="float" office:value="-1.16466485744951" calcext:value-type="float">
            <text:p>-1.1646648574</text:p>
          </table:table-cell>
          <table:table-cell office:value-type="float" office:value="-0.795370991483205" calcext:value-type="float">
            <text:p>-0.7953709915</text:p>
          </table:table-cell>
          <table:table-cell office:value-type="float" office:value="-1.00445797758904" calcext:value-type="float">
            <text:p>-1.004457977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43" calcext:value-type="float">
            <text:p>443</text:p>
          </table:table-cell>
          <table:table-cell office:value-type="float" office:value="-0.644711516651569" calcext:value-type="float">
            <text:p>-0.6447115167</text:p>
          </table:table-cell>
          <table:table-cell office:value-type="float" office:value="0.662711242694668" calcext:value-type="float">
            <text:p>0.6627112427</text:p>
          </table:table-cell>
          <table:table-cell office:value-type="float" office:value="1.4889309279997" calcext:value-type="float">
            <text:p>1.488930928</text:p>
          </table:table-cell>
          <table:table-cell office:value-type="float" office:value="1.29935282345236" calcext:value-type="float">
            <text:p>1.2993528235</text:p>
          </table:table-cell>
          <table:table-cell office:value-type="float" office:value="0.091519044562648" calcext:value-type="float">
            <text:p>0.0915190446</text:p>
          </table:table-cell>
          <table:table-cell office:value-type="float" office:value="0.195377107588122" calcext:value-type="float">
            <text:p>0.1953771076</text:p>
          </table:table-cell>
          <table:table-cell office:value-type="float" office:value="0.46980505582915" calcext:value-type="float">
            <text:p>0.4698050558</text:p>
          </table:table-cell>
          <table:table-cell office:value-type="float" office:value="0.298435643199528" calcext:value-type="float">
            <text:p>0.2984356432</text:p>
          </table:table-cell>
          <table:table-cell office:value-type="float" office:value="-0.419327881520502" calcext:value-type="float">
            <text:p>-0.4193278815</text:p>
          </table:table-cell>
          <table:table-cell office:value-type="float" office:value="0.0745616504611916" calcext:value-type="float">
            <text:p>0.0745616505</text:p>
          </table:table-cell>
          <table:table-cell office:value-type="float" office:value="1.08580830475897" calcext:value-type="float">
            <text:p>1.0858083048</text:p>
          </table:table-cell>
          <table:table-cell office:value-type="float" office:value="0.382069663369228" calcext:value-type="float">
            <text:p>0.3820696634</text:p>
          </table:table-cell>
          <table:table-cell office:value-type="float" office:value="-1.26778258922516" calcext:value-type="float">
            <text:p>-1.2677825892</text:p>
          </table:table-cell>
          <table:table-cell office:value-type="float" office:value="0.436118867742119" calcext:value-type="float">
            <text:p>0.4361188677</text:p>
          </table:table-cell>
          <table:table-cell office:value-type="float" office:value="-0.380324823946213" calcext:value-type="float">
            <text:p>-0.3803248239</text:p>
          </table:table-cell>
          <table:table-cell office:value-type="float" office:value="-1.03324050193977" calcext:value-type="float">
            <text:p>-1.0332405019</text:p>
          </table:table-cell>
          <table:table-cell office:value-type="float" office:value="0.511542983211167" calcext:value-type="float">
            <text:p>0.5115429832</text:p>
          </table:table-cell>
          <table:table-cell office:value-type="float" office:value="-0.109313135738431" calcext:value-type="float">
            <text:p>-0.1093131357</text:p>
          </table:table-cell>
          <table:table-cell office:value-type="float" office:value="0.934780339842625" calcext:value-type="float">
            <text:p>0.93478033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44" calcext:value-type="float">
            <text:p>444</text:p>
          </table:table-cell>
          <table:table-cell office:value-type="float" office:value="0.548588124513562" calcext:value-type="float">
            <text:p>0.5485881245</text:p>
          </table:table-cell>
          <table:table-cell office:value-type="float" office:value="-1.10639432330333" calcext:value-type="float">
            <text:p>-1.1063943233</text:p>
          </table:table-cell>
          <table:table-cell office:value-type="float" office:value="-0.650881100039518" calcext:value-type="float">
            <text:p>-0.6508811</text:p>
          </table:table-cell>
          <table:table-cell office:value-type="float" office:value="0.572799288488412" calcext:value-type="float">
            <text:p>0.5727992885</text:p>
          </table:table-cell>
          <table:table-cell office:value-type="float" office:value="-0.14800405837969" calcext:value-type="float">
            <text:p>-0.1480040584</text:p>
          </table:table-cell>
          <table:table-cell office:value-type="float" office:value="0.0559807227045361" calcext:value-type="float">
            <text:p>0.0559807227</text:p>
          </table:table-cell>
          <table:table-cell office:value-type="float" office:value="0.551553049387375" calcext:value-type="float">
            <text:p>0.5515530494</text:p>
          </table:table-cell>
          <table:table-cell office:value-type="float" office:value="-0.133969888356215" calcext:value-type="float">
            <text:p>-0.1339698884</text:p>
          </table:table-cell>
          <table:table-cell office:value-type="float" office:value="-0.204957385921429" calcext:value-type="float">
            <text:p>-0.2049573859</text:p>
          </table:table-cell>
          <table:table-cell office:value-type="float" office:value="-0.0368527311345614" calcext:value-type="float">
            <text:p>-0.0368527311</text:p>
          </table:table-cell>
          <table:table-cell office:value-type="float" office:value="0.326795193188514" calcext:value-type="float">
            <text:p>0.3267951932</text:p>
          </table:table-cell>
          <table:table-cell office:value-type="float" office:value="0.47019301989661" calcext:value-type="float">
            <text:p>0.4701930199</text:p>
          </table:table-cell>
          <table:table-cell office:value-type="float" office:value="0.202573084059416" calcext:value-type="float">
            <text:p>0.2025730841</text:p>
          </table:table-cell>
          <table:table-cell office:value-type="float" office:value="0.557297780503305" calcext:value-type="float">
            <text:p>0.5572977805</text:p>
          </table:table-cell>
          <table:table-cell office:value-type="float" office:value="0.3743047249857" calcext:value-type="float">
            <text:p>0.374304725</text:p>
          </table:table-cell>
          <table:table-cell office:value-type="float" office:value="0.721662365744488" calcext:value-type="float">
            <text:p>0.7216623657</text:p>
          </table:table-cell>
          <table:table-cell office:value-type="float" office:value="-1.01509008866713" calcext:value-type="float">
            <text:p>-1.0150900887</text:p>
          </table:table-cell>
          <table:table-cell office:value-type="float" office:value="0.630461329048984" calcext:value-type="float">
            <text:p>0.630461329</text:p>
          </table:table-cell>
          <table:table-cell office:value-type="float" office:value="0.402817416960795" calcext:value-type="float">
            <text:p>0.4028174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46" calcext:value-type="float">
            <text:p>446</text:p>
          </table:table-cell>
          <table:table-cell office:value-type="float" office:value="-1.14610283642122" calcext:value-type="float">
            <text:p>-1.1461028364</text:p>
          </table:table-cell>
          <table:table-cell office:value-type="float" office:value="1.35027369114544" calcext:value-type="float">
            <text:p>1.3502736911</text:p>
          </table:table-cell>
          <table:table-cell office:value-type="float" office:value="0.907209139242784" calcext:value-type="float">
            <text:p>0.9072091392</text:p>
          </table:table-cell>
          <table:table-cell office:value-type="float" office:value="-0.0406815698489461" calcext:value-type="float">
            <text:p>-0.0406815698</text:p>
          </table:table-cell>
          <table:table-cell office:value-type="float" office:value="-0.242920133366154" calcext:value-type="float">
            <text:p>-0.2429201334</text:p>
          </table:table-cell>
          <table:table-cell office:value-type="float" office:value="-1.09985870895575" calcext:value-type="float">
            <text:p>-1.099858709</text:p>
          </table:table-cell>
          <table:table-cell office:value-type="float" office:value="0.579042122974566" calcext:value-type="float">
            <text:p>0.579042123</text:p>
          </table:table-cell>
          <table:table-cell office:value-type="float" office:value="0.0456189939762408" calcext:value-type="float">
            <text:p>0.045618994</text:p>
          </table:table-cell>
          <table:table-cell office:value-type="float" office:value="0.460784207620684" calcext:value-type="float">
            <text:p>0.4607842076</text:p>
          </table:table-cell>
          <table:table-cell office:value-type="float" office:value="0.470424805748224" calcext:value-type="float">
            <text:p>0.4704248057</text:p>
          </table:table-cell>
          <table:table-cell office:value-type="float" office:value="-0.441126779448263" calcext:value-type="float">
            <text:p>-0.4411267794</text:p>
          </table:table-cell>
          <table:table-cell office:value-type="float" office:value="-1.00229937203689" calcext:value-type="float">
            <text:p>-1.002299372</text:p>
          </table:table-cell>
          <table:table-cell office:value-type="float" office:value="-1.65997677275227" calcext:value-type="float">
            <text:p>-1.6599767728</text:p>
          </table:table-cell>
          <table:table-cell office:value-type="float" office:value="-0.291488591808501" calcext:value-type="float">
            <text:p>-0.2914885918</text:p>
          </table:table-cell>
          <table:table-cell office:value-type="float" office:value="1.15041725084034" calcext:value-type="float">
            <text:p>1.1504172508</text:p>
          </table:table-cell>
          <table:table-cell office:value-type="float" office:value="0.418426911298373" calcext:value-type="float">
            <text:p>0.4184269113</text:p>
          </table:table-cell>
          <table:table-cell office:value-type="float" office:value="0.0771755696974668" calcext:value-type="float">
            <text:p>0.0771755697</text:p>
          </table:table-cell>
          <table:table-cell office:value-type="float" office:value="0.0314481077502175" calcext:value-type="float">
            <text:p>0.0314481078</text:p>
          </table:table-cell>
          <table:table-cell office:value-type="float" office:value="-0.158770182534448" calcext:value-type="float">
            <text:p>-0.15877018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46" calcext:value-type="float">
            <text:p>446</text:p>
          </table:table-cell>
          <table:table-cell office:value-type="float" office:value="1.06331713559004" calcext:value-type="float">
            <text:p>1.0633171356</text:p>
          </table:table-cell>
          <table:table-cell office:value-type="float" office:value="-0.795950552345143" calcext:value-type="float">
            <text:p>-0.7959505523</text:p>
          </table:table-cell>
          <table:table-cell office:value-type="float" office:value="1.26875871897622" calcext:value-type="float">
            <text:p>1.268758719</text:p>
          </table:table-cell>
          <table:table-cell office:value-type="float" office:value="0.646969512881566" calcext:value-type="float">
            <text:p>0.6469695129</text:p>
          </table:table-cell>
          <table:table-cell office:value-type="float" office:value="-1.4208862314789" calcext:value-type="float">
            <text:p>-1.4208862315</text:p>
          </table:table-cell>
          <table:table-cell office:value-type="float" office:value="0.43847616459851" calcext:value-type="float">
            <text:p>0.4384761646</text:p>
          </table:table-cell>
          <table:table-cell office:value-type="float" office:value="-1.10465282666223" calcext:value-type="float">
            <text:p>-1.1046528267</text:p>
          </table:table-cell>
          <table:table-cell office:value-type="float" office:value="0.370816661875466" calcext:value-type="float">
            <text:p>0.3708166619</text:p>
          </table:table-cell>
          <table:table-cell office:value-type="float" office:value="-0.492432436841059" calcext:value-type="float">
            <text:p>-0.4924324368</text:p>
          </table:table-cell>
          <table:table-cell office:value-type="float" office:value="0.848072167267355" calcext:value-type="float">
            <text:p>0.8480721673</text:p>
          </table:table-cell>
          <table:table-cell office:value-type="float" office:value="1.0158047193262" calcext:value-type="float">
            <text:p>1.0158047193</text:p>
          </table:table-cell>
          <table:table-cell office:value-type="float" office:value="0.33188496434189" calcext:value-type="float">
            <text:p>0.3318849643</text:p>
          </table:table-cell>
          <table:table-cell office:value-type="float" office:value="-0.849556126327607" calcext:value-type="float">
            <text:p>-0.8495561263</text:p>
          </table:table-cell>
          <table:table-cell office:value-type="float" office:value="0.0839973475289108" calcext:value-type="float">
            <text:p>0.0839973475</text:p>
          </table:table-cell>
          <table:table-cell office:value-type="float" office:value="0.0818609614303332" calcext:value-type="float">
            <text:p>0.0818609614</text:p>
          </table:table-cell>
          <table:table-cell office:value-type="float" office:value="-1.30121572768547" calcext:value-type="float">
            <text:p>-1.3012157277</text:p>
          </table:table-cell>
          <table:table-cell office:value-type="float" office:value="0.00988415355819742" calcext:value-type="float">
            <text:p>0.0098841536</text:p>
          </table:table-cell>
          <table:table-cell office:value-type="float" office:value="1.50568852182752" calcext:value-type="float">
            <text:p>1.5056885218</text:p>
          </table:table-cell>
          <table:table-cell office:value-type="float" office:value="-1.31917311471195" calcext:value-type="float">
            <text:p>-1.31917311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48" calcext:value-type="float">
            <text:p>448</text:p>
          </table:table-cell>
          <table:table-cell office:value-type="float" office:value="-0.242497088483831" calcext:value-type="float">
            <text:p>-0.2424970885</text:p>
          </table:table-cell>
          <table:table-cell office:value-type="float" office:value="0.8911700096941" calcext:value-type="float">
            <text:p>0.8911700097</text:p>
          </table:table-cell>
          <table:table-cell office:value-type="float" office:value="1.16478654597688" calcext:value-type="float">
            <text:p>1.164786546</text:p>
          </table:table-cell>
          <table:table-cell office:value-type="float" office:value="1.02539184542511" calcext:value-type="float">
            <text:p>1.0253918454</text:p>
          </table:table-cell>
          <table:table-cell office:value-type="float" office:value="0.729122670898602" calcext:value-type="float">
            <text:p>0.7291226709</text:p>
          </table:table-cell>
          <table:table-cell office:value-type="float" office:value="0.663500951479102" calcext:value-type="float">
            <text:p>0.6635009515</text:p>
          </table:table-cell>
          <table:table-cell office:value-type="float" office:value="0.760559816450618" calcext:value-type="float">
            <text:p>0.7605598165</text:p>
          </table:table-cell>
          <table:table-cell office:value-type="float" office:value="-0.00453149287914931" calcext:value-type="float">
            <text:p>-0.0045314929</text:p>
          </table:table-cell>
          <table:table-cell office:value-type="float" office:value="0.0373702543430302" calcext:value-type="float">
            <text:p>0.0373702543</text:p>
          </table:table-cell>
          <table:table-cell office:value-type="float" office:value="0.128624435218084" calcext:value-type="float">
            <text:p>0.1286244352</text:p>
          </table:table-cell>
          <table:table-cell office:value-type="float" office:value="-1.56709036713288" calcext:value-type="float">
            <text:p>-1.5670903671</text:p>
          </table:table-cell>
          <table:table-cell office:value-type="float" office:value="-0.687600989254287" calcext:value-type="float">
            <text:p>-0.6876009893</text:p>
          </table:table-cell>
          <table:table-cell office:value-type="float" office:value="-0.794311644155351" calcext:value-type="float">
            <text:p>-0.7943116442</text:p>
          </table:table-cell>
          <table:table-cell office:value-type="float" office:value="-0.0958789497879467" calcext:value-type="float">
            <text:p>-0.0958789498</text:p>
          </table:table-cell>
          <table:table-cell office:value-type="float" office:value="0.407225740680564" calcext:value-type="float">
            <text:p>0.4072257407</text:p>
          </table:table-cell>
          <table:table-cell office:value-type="float" office:value="-0.972315191758398" calcext:value-type="float">
            <text:p>-0.9723151918</text:p>
          </table:table-cell>
          <table:table-cell office:value-type="float" office:value="0.205304917575509" calcext:value-type="float">
            <text:p>0.2053049176</text:p>
          </table:table-cell>
          <table:table-cell office:value-type="float" office:value="-0.281837061387015" calcext:value-type="float">
            <text:p>-0.2818370614</text:p>
          </table:table-cell>
          <table:table-cell office:value-type="float" office:value="1.11156528907122" calcext:value-type="float">
            <text:p>1.111565289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9" calcext:value-type="float">
            <text:p>449</text:p>
          </table:table-cell>
          <table:table-cell office:value-type="float" office:value="-0.856525101377417" calcext:value-type="float">
            <text:p>-0.8565251014</text:p>
          </table:table-cell>
          <table:table-cell office:value-type="float" office:value="0.583290075527855" calcext:value-type="float">
            <text:p>0.5832900755</text:p>
          </table:table-cell>
          <table:table-cell office:value-type="float" office:value="1.38901377414248" calcext:value-type="float">
            <text:p>1.3890137741</text:p>
          </table:table-cell>
          <table:table-cell office:value-type="float" office:value="-0.344699052057453" calcext:value-type="float">
            <text:p>-0.3446990521</text:p>
          </table:table-cell>
          <table:table-cell office:value-type="float" office:value="0.267594320844165" calcext:value-type="float">
            <text:p>0.2675943208</text:p>
          </table:table-cell>
          <table:table-cell office:value-type="float" office:value="-0.951375413089654" calcext:value-type="float">
            <text:p>-0.9513754131</text:p>
          </table:table-cell>
          <table:table-cell office:value-type="float" office:value="0.523116935256967" calcext:value-type="float">
            <text:p>0.5231169353</text:p>
          </table:table-cell>
          <table:table-cell office:value-type="float" office:value="-0.0492293326003428" calcext:value-type="float">
            <text:p>-0.0492293326</text:p>
          </table:table-cell>
          <table:table-cell office:value-type="float" office:value="-0.0769440174650311" calcext:value-type="float">
            <text:p>-0.0769440175</text:p>
          </table:table-cell>
          <table:table-cell office:value-type="float" office:value="-0.405757624202432" calcext:value-type="float">
            <text:p>-0.4057576242</text:p>
          </table:table-cell>
          <table:table-cell office:value-type="float" office:value="-0.161189306315239" calcext:value-type="float">
            <text:p>-0.1611893063</text:p>
          </table:table-cell>
          <table:table-cell office:value-type="float" office:value="-0.225299018138303" calcext:value-type="float">
            <text:p>-0.2252990181</text:p>
          </table:table-cell>
          <table:table-cell office:value-type="float" office:value="-0.912194068804876" calcext:value-type="float">
            <text:p>-0.9121940688</text:p>
          </table:table-cell>
          <table:table-cell office:value-type="float" office:value="0.300952260685877" calcext:value-type="float">
            <text:p>0.3009522607</text:p>
          </table:table-cell>
          <table:table-cell office:value-type="float" office:value="0.654658694082578" calcext:value-type="float">
            <text:p>0.6546586941</text:p>
          </table:table-cell>
          <table:table-cell office:value-type="float" office:value="0.107401491443763" calcext:value-type="float">
            <text:p>0.1074014914</text:p>
          </table:table-cell>
          <table:table-cell office:value-type="float" office:value="-0.281286183125553" calcext:value-type="float">
            <text:p>-0.2812861831</text:p>
          </table:table-cell>
          <table:table-cell office:value-type="float" office:value="-0.889231511629654" calcext:value-type="float">
            <text:p>-0.8892315116</text:p>
          </table:table-cell>
          <table:table-cell office:value-type="float" office:value="-1.18494129721135" calcext:value-type="float">
            <text:p>-1.184941297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50" calcext:value-type="float">
            <text:p>450</text:p>
          </table:table-cell>
          <table:table-cell office:value-type="float" office:value="1.21689071243031" calcext:value-type="float">
            <text:p>1.2168907124</text:p>
          </table:table-cell>
          <table:table-cell office:value-type="float" office:value="-0.73567103666605" calcext:value-type="float">
            <text:p>-0.7356710367</text:p>
          </table:table-cell>
          <table:table-cell office:value-type="float" office:value="0.236358303233975" calcext:value-type="float">
            <text:p>0.2363583032</text:p>
          </table:table-cell>
          <table:table-cell office:value-type="float" office:value="-0.579814425218451" calcext:value-type="float">
            <text:p>-0.5798144252</text:p>
          </table:table-cell>
          <table:table-cell office:value-type="float" office:value="-1.17860390052311" calcext:value-type="float">
            <text:p>-1.1786039005</text:p>
          </table:table-cell>
          <table:table-cell office:value-type="float" office:value="-0.930514020712073" calcext:value-type="float">
            <text:p>-0.9305140207</text:p>
          </table:table-cell>
          <table:table-cell office:value-type="float" office:value="-0.386017987928008" calcext:value-type="float">
            <text:p>-0.3860179879</text:p>
          </table:table-cell>
          <table:table-cell office:value-type="float" office:value="-0.120916759673168" calcext:value-type="float">
            <text:p>-0.1209167597</text:p>
          </table:table-cell>
          <table:table-cell office:value-type="float" office:value="-1.08175857905728" calcext:value-type="float">
            <text:p>-1.0817585791</text:p>
          </table:table-cell>
          <table:table-cell office:value-type="float" office:value="0.86188386481977" calcext:value-type="float">
            <text:p>0.8618838648</text:p>
          </table:table-cell>
          <table:table-cell office:value-type="float" office:value="1.2262866688581" calcext:value-type="float">
            <text:p>1.2262866689</text:p>
          </table:table-cell>
          <table:table-cell office:value-type="float" office:value="0.108625444565157" calcext:value-type="float">
            <text:p>0.1086254446</text:p>
          </table:table-cell>
          <table:table-cell office:value-type="float" office:value="-0.709684290108518" calcext:value-type="float">
            <text:p>-0.7096842901</text:p>
          </table:table-cell>
          <table:table-cell office:value-type="float" office:value="0.555629175225063" calcext:value-type="float">
            <text:p>0.5556291752</text:p>
          </table:table-cell>
          <table:table-cell office:value-type="float" office:value="0.237259096583265" calcext:value-type="float">
            <text:p>0.2372590966</text:p>
          </table:table-cell>
          <table:table-cell office:value-type="float" office:value="-1.14288514943107" calcext:value-type="float">
            <text:p>-1.1428851494</text:p>
          </table:table-cell>
          <table:table-cell office:value-type="float" office:value="-0.138678040610225" calcext:value-type="float">
            <text:p>-0.1386780406</text:p>
          </table:table-cell>
          <table:table-cell office:value-type="float" office:value="1.42446971823065" calcext:value-type="float">
            <text:p>1.4244697182</text:p>
          </table:table-cell>
          <table:table-cell office:value-type="float" office:value="-0.561540430050687" calcext:value-type="float">
            <text:p>-0.56154043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-0.693682516544372" calcext:value-type="float">
            <text:p>-0.6936825165</text:p>
          </table:table-cell>
          <table:table-cell office:value-type="float" office:value="-0.16627169079613" calcext:value-type="float">
            <text:p>-0.1662716908</text:p>
          </table:table-cell>
          <table:table-cell office:value-type="float" office:value="2.0362807867487" calcext:value-type="float">
            <text:p>2.0362807867</text:p>
          </table:table-cell>
          <table:table-cell office:value-type="float" office:value="-2.22770831551657" calcext:value-type="float">
            <text:p>-2.2277083155</text:p>
          </table:table-cell>
          <table:table-cell office:value-type="float" office:value="-0.186089943007491" calcext:value-type="float">
            <text:p>-0.186089943</text:p>
          </table:table-cell>
          <table:table-cell office:value-type="float" office:value="0.885565596639486" calcext:value-type="float">
            <text:p>0.8855655966</text:p>
          </table:table-cell>
          <table:table-cell office:value-type="float" office:value="-0.11383574544668" calcext:value-type="float">
            <text:p>-0.1138357454</text:p>
          </table:table-cell>
          <table:table-cell office:value-type="float" office:value="0.16588228210695" calcext:value-type="float">
            <text:p>0.1658822821</text:p>
          </table:table-cell>
          <table:table-cell office:value-type="float" office:value="-0.889372320926785" calcext:value-type="float">
            <text:p>-0.8893723209</text:p>
          </table:table-cell>
          <table:table-cell office:value-type="float" office:value="0.278742004250129" calcext:value-type="float">
            <text:p>0.2787420043</text:p>
          </table:table-cell>
          <table:table-cell office:value-type="float" office:value="0.256235484809038" calcext:value-type="float">
            <text:p>0.2562354848</text:p>
          </table:table-cell>
          <table:table-cell office:value-type="float" office:value="-1.26864952702269" calcext:value-type="float">
            <text:p>-1.268649527</text:p>
          </table:table-cell>
          <table:table-cell office:value-type="float" office:value="-0.846928104736864" calcext:value-type="float">
            <text:p>-0.8469281047</text:p>
          </table:table-cell>
          <table:table-cell office:value-type="float" office:value="-0.471542309724487" calcext:value-type="float">
            <text:p>-0.4715423097</text:p>
          </table:table-cell>
          <table:table-cell office:value-type="float" office:value="0.335876592085313" calcext:value-type="float">
            <text:p>0.3358765921</text:p>
          </table:table-cell>
          <table:table-cell office:value-type="float" office:value="1.84512311147349" calcext:value-type="float">
            <text:p>1.8451231115</text:p>
          </table:table-cell>
          <table:table-cell office:value-type="float" office:value="-0.609403704526691" calcext:value-type="float">
            <text:p>-0.6094037045</text:p>
          </table:table-cell>
          <table:table-cell office:value-type="float" office:value="-0.231780918719144" calcext:value-type="float">
            <text:p>-0.2317809187</text:p>
          </table:table-cell>
          <table:table-cell office:value-type="float" office:value="0.115881372190147" calcext:value-type="float">
            <text:p>0.11588137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3" calcext:value-type="float">
            <text:p>453</text:p>
          </table:table-cell>
          <table:table-cell office:value-type="float" office:value="1.07220548109111" calcext:value-type="float">
            <text:p>1.0722054811</text:p>
          </table:table-cell>
          <table:table-cell office:value-type="float" office:value="-0.253477795420233" calcext:value-type="float">
            <text:p>-0.2534777954</text:p>
          </table:table-cell>
          <table:table-cell office:value-type="float" office:value="0.802396579201793" calcext:value-type="float">
            <text:p>0.8023965792</text:p>
          </table:table-cell>
          <table:table-cell office:value-type="float" office:value="0.379596205361075" calcext:value-type="float">
            <text:p>0.3795962054</text:p>
          </table:table-cell>
          <table:table-cell office:value-type="float" office:value="-0.936342943655816" calcext:value-type="float">
            <text:p>-0.9363429437</text:p>
          </table:table-cell>
          <table:table-cell office:value-type="float" office:value="-0.760366047937334" calcext:value-type="float">
            <text:p>-0.7603660479</text:p>
          </table:table-cell>
          <table:table-cell office:value-type="float" office:value="-0.214656567875647" calcext:value-type="float">
            <text:p>-0.2146565679</text:p>
          </table:table-cell>
          <table:table-cell office:value-type="float" office:value="-0.132001106974942" calcext:value-type="float">
            <text:p>-0.132001107</text:p>
          </table:table-cell>
          <table:table-cell office:value-type="float" office:value="0.390459763689138" calcext:value-type="float">
            <text:p>0.3904597637</text:p>
          </table:table-cell>
          <table:table-cell office:value-type="float" office:value="-0.228890578923422" calcext:value-type="float">
            <text:p>-0.2288905789</text:p>
          </table:table-cell>
          <table:table-cell office:value-type="float" office:value="-0.18638382527203" calcext:value-type="float">
            <text:p>-0.1863838253</text:p>
          </table:table-cell>
          <table:table-cell office:value-type="float" office:value="0.52191419578791" calcext:value-type="float">
            <text:p>0.5219141958</text:p>
          </table:table-cell>
          <table:table-cell office:value-type="float" office:value="0.715925311150785" calcext:value-type="float">
            <text:p>0.7159253112</text:p>
          </table:table-cell>
          <table:table-cell office:value-type="float" office:value="-0.0404602498750636" calcext:value-type="float">
            <text:p>-0.0404602499</text:p>
          </table:table-cell>
          <table:table-cell office:value-type="float" office:value="1.3252135489564" calcext:value-type="float">
            <text:p>1.325213549</text:p>
          </table:table-cell>
          <table:table-cell office:value-type="float" office:value="0.534587007917051" calcext:value-type="float">
            <text:p>0.5345870079</text:p>
          </table:table-cell>
          <table:table-cell office:value-type="float" office:value="-0.524414677942986" calcext:value-type="float">
            <text:p>-0.5244146779</text:p>
          </table:table-cell>
          <table:table-cell office:value-type="float" office:value="-0.227067511173412" calcext:value-type="float">
            <text:p>-0.2270675112</text:p>
          </table:table-cell>
          <table:table-cell office:value-type="float" office:value="-0.222792972987941" calcext:value-type="float">
            <text:p>-0.22279297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4" calcext:value-type="float">
            <text:p>454</text:p>
          </table:table-cell>
          <table:table-cell office:value-type="float" office:value="-3.13389129377515" calcext:value-type="float">
            <text:p>-3.1338912938</text:p>
          </table:table-cell>
          <table:table-cell office:value-type="float" office:value="2.88739423570429" calcext:value-type="float">
            <text:p>2.8873942357</text:p>
          </table:table-cell>
          <table:table-cell office:value-type="float" office:value="2.17868973259279" calcext:value-type="float">
            <text:p>2.1786897326</text:p>
          </table:table-cell>
          <table:table-cell office:value-type="float" office:value="-1.57653465717616" calcext:value-type="float">
            <text:p>-1.5765346572</text:p>
          </table:table-cell>
          <table:table-cell office:value-type="float" office:value="1.43450997142197" calcext:value-type="float">
            <text:p>1.4345099714</text:p>
          </table:table-cell>
          <table:table-cell office:value-type="float" office:value="-0.687312659974319" calcext:value-type="float">
            <text:p>-0.68731266</text:p>
          </table:table-cell>
          <table:table-cell office:value-type="float" office:value="3.8160563906896" calcext:value-type="float">
            <text:p>3.8160563907</text:p>
          </table:table-cell>
          <table:table-cell office:value-type="float" office:value="-3.4169150968295" calcext:value-type="float">
            <text:p>-3.4169150968</text:p>
          </table:table-cell>
          <table:table-cell office:value-type="float" office:value="5.45927435788742" calcext:value-type="float">
            <text:p>5.4592743579</text:p>
          </table:table-cell>
          <table:table-cell office:value-type="float" office:value="8.82175647014444" calcext:value-type="float">
            <text:p>8.8217564701</text:p>
          </table:table-cell>
          <table:table-cell office:value-type="float" office:value="1.55804895975" calcext:value-type="float">
            <text:p>1.5580489598</text:p>
          </table:table-cell>
          <table:table-cell office:value-type="float" office:value="-1.13860135675492" calcext:value-type="float">
            <text:p>-1.1386013568</text:p>
          </table:table-cell>
          <table:table-cell office:value-type="float" office:value="0.0101429679459419" calcext:value-type="float">
            <text:p>0.0101429679</text:p>
          </table:table-cell>
          <table:table-cell office:value-type="float" office:value="-4.64430820540869" calcext:value-type="float">
            <text:p>-4.6443082054</text:p>
          </table:table-cell>
          <table:table-cell office:value-type="float" office:value="1.58455970793957" calcext:value-type="float">
            <text:p>1.5845597079</text:p>
          </table:table-cell>
          <table:table-cell office:value-type="float" office:value="-1.56450826194455" calcext:value-type="float">
            <text:p>-1.5645082619</text:p>
          </table:table-cell>
          <table:table-cell office:value-type="float" office:value="-2.27604130671576" calcext:value-type="float">
            <text:p>-2.2760413067</text:p>
          </table:table-cell>
          <table:table-cell office:value-type="float" office:value="-1.14767953122384" calcext:value-type="float">
            <text:p>-1.1476795312</text:p>
          </table:table-cell>
          <table:table-cell office:value-type="float" office:value="-0.46440865967774" calcext:value-type="float">
            <text:p>-0.46440865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5" calcext:value-type="float">
            <text:p>455</text:p>
          </table:table-cell>
          <table:table-cell office:value-type="float" office:value="1.17916217258142" calcext:value-type="float">
            <text:p>1.1791621726</text:p>
          </table:table-cell>
          <table:table-cell office:value-type="float" office:value="0.205327100247699" calcext:value-type="float">
            <text:p>0.2053271002</text:p>
          </table:table-cell>
          <table:table-cell office:value-type="float" office:value="0.704970594443774" calcext:value-type="float">
            <text:p>0.7049705944</text:p>
          </table:table-cell>
          <table:table-cell office:value-type="float" office:value="0.697812464033206" calcext:value-type="float">
            <text:p>0.697812464</text:p>
          </table:table-cell>
          <table:table-cell office:value-type="float" office:value="-0.56614130507274" calcext:value-type="float">
            <text:p>-0.5661413051</text:p>
          </table:table-cell>
          <table:table-cell office:value-type="float" office:value="-0.830944298517396" calcext:value-type="float">
            <text:p>-0.8309442985</text:p>
          </table:table-cell>
          <table:table-cell office:value-type="float" office:value="-0.0138239237237704" calcext:value-type="float">
            <text:p>-0.0138239237</text:p>
          </table:table-cell>
          <table:table-cell office:value-type="float" office:value="-0.0931483781153236" calcext:value-type="float">
            <text:p>-0.0931483781</text:p>
          </table:table-cell>
          <table:table-cell office:value-type="float" office:value="0.0261885754504886" calcext:value-type="float">
            <text:p>0.0261885755</text:p>
          </table:table-cell>
          <table:table-cell office:value-type="float" office:value="-0.106550027313358" calcext:value-type="float">
            <text:p>-0.1065500273</text:p>
          </table:table-cell>
          <table:table-cell office:value-type="float" office:value="0.457637827139962" calcext:value-type="float">
            <text:p>0.4576378271</text:p>
          </table:table-cell>
          <table:table-cell office:value-type="float" office:value="0.555107408742671" calcext:value-type="float">
            <text:p>0.5551074087</text:p>
          </table:table-cell>
          <table:table-cell office:value-type="float" office:value="0.0607470173109152" calcext:value-type="float">
            <text:p>0.0607470173</text:p>
          </table:table-cell>
          <table:table-cell office:value-type="float" office:value="0.327746349937295" calcext:value-type="float">
            <text:p>0.3277463499</text:p>
          </table:table-cell>
          <table:table-cell office:value-type="float" office:value="1.2603563117565" calcext:value-type="float">
            <text:p>1.2603563118</text:p>
          </table:table-cell>
          <table:table-cell office:value-type="float" office:value="-0.138325278232524" calcext:value-type="float">
            <text:p>-0.1383252782</text:p>
          </table:table-cell>
          <table:table-cell office:value-type="float" office:value="0.0570511610195986" calcext:value-type="float">
            <text:p>0.057051161</text:p>
          </table:table-cell>
          <table:table-cell office:value-type="float" office:value="-1.14765013221349" calcext:value-type="float">
            <text:p>-1.1476501322</text:p>
          </table:table-cell>
          <table:table-cell office:value-type="float" office:value="-0.677127621620724" calcext:value-type="float">
            <text:p>-0.67712762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57" calcext:value-type="float">
            <text:p>457</text:p>
          </table:table-cell>
          <table:table-cell office:value-type="float" office:value="-0.469790195539992" calcext:value-type="float">
            <text:p>-0.4697901955</text:p>
          </table:table-cell>
          <table:table-cell office:value-type="float" office:value="-0.00972348776817576" calcext:value-type="float">
            <text:p>-0.0097234878</text:p>
          </table:table-cell>
          <table:table-cell office:value-type="float" office:value="1.75907899377535" calcext:value-type="float">
            <text:p>1.7590789938</text:p>
          </table:table-cell>
          <table:table-cell office:value-type="float" office:value="-0.0865062158051818" calcext:value-type="float">
            <text:p>-0.0865062158</text:p>
          </table:table-cell>
          <table:table-cell office:value-type="float" office:value="-0.508939660493299" calcext:value-type="float">
            <text:p>-0.5089396605</text:p>
          </table:table-cell>
          <table:table-cell office:value-type="float" office:value="0.757607214036278" calcext:value-type="float">
            <text:p>0.757607214</text:p>
          </table:table-cell>
          <table:table-cell office:value-type="float" office:value="0.256744325950361" calcext:value-type="float">
            <text:p>0.256744326</text:p>
          </table:table-cell>
          <table:table-cell office:value-type="float" office:value="0.208422032501846" calcext:value-type="float">
            <text:p>0.2084220325</text:p>
          </table:table-cell>
          <table:table-cell office:value-type="float" office:value="0.414208247671206" calcext:value-type="float">
            <text:p>0.4142082477</text:p>
          </table:table-cell>
          <table:table-cell office:value-type="float" office:value="-0.851158935701378" calcext:value-type="float">
            <text:p>-0.8511589357</text:p>
          </table:table-cell>
          <table:table-cell office:value-type="float" office:value="-1.04164473467123" calcext:value-type="float">
            <text:p>-1.0416447347</text:p>
          </table:table-cell>
          <table:table-cell office:value-type="float" office:value="0.629804462760451" calcext:value-type="float">
            <text:p>0.6298044628</text:p>
          </table:table-cell>
          <table:table-cell office:value-type="float" office:value="1.0242269477281" calcext:value-type="float">
            <text:p>1.0242269477</text:p>
          </table:table-cell>
          <table:table-cell office:value-type="float" office:value="-0.774699790740766" calcext:value-type="float">
            <text:p>-0.7746997907</text:p>
          </table:table-cell>
          <table:table-cell office:value-type="float" office:value="-0.011694152724194" calcext:value-type="float">
            <text:p>-0.0116941527</text:p>
          </table:table-cell>
          <table:table-cell office:value-type="float" office:value="-0.64946931590991" calcext:value-type="float">
            <text:p>-0.6494693159</text:p>
          </table:table-cell>
          <table:table-cell office:value-type="float" office:value="0.400604848953616" calcext:value-type="float">
            <text:p>0.400604849</text:p>
          </table:table-cell>
          <table:table-cell office:value-type="float" office:value="-0.713164890276541" calcext:value-type="float">
            <text:p>-0.7131648903</text:p>
          </table:table-cell>
          <table:table-cell office:value-type="float" office:value="1.08428939849652" calcext:value-type="float">
            <text:p>1.084289398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7" calcext:value-type="float">
            <text:p>457</text:p>
          </table:table-cell>
          <table:table-cell office:value-type="float" office:value="-0.942972865599481" calcext:value-type="float">
            <text:p>-0.9429728656</text:p>
          </table:table-cell>
          <table:table-cell office:value-type="float" office:value="1.81257471109018" calcext:value-type="float">
            <text:p>1.8125747111</text:p>
          </table:table-cell>
          <table:table-cell office:value-type="float" office:value="2.11275406531462" calcext:value-type="float">
            <text:p>2.1127540653</text:p>
          </table:table-cell>
          <table:table-cell office:value-type="float" office:value="2.21179055445223" calcext:value-type="float">
            <text:p>2.2117905545</text:p>
          </table:table-cell>
          <table:table-cell office:value-type="float" office:value="-0.0675649278157964" calcext:value-type="float">
            <text:p>-0.0675649278</text:p>
          </table:table-cell>
          <table:table-cell office:value-type="float" office:value="-0.614475548903287" calcext:value-type="float">
            <text:p>-0.6144755489</text:p>
          </table:table-cell>
          <table:table-cell office:value-type="float" office:value="0.77553339389929" calcext:value-type="float">
            <text:p>0.7755333939</text:p>
          </table:table-cell>
          <table:table-cell office:value-type="float" office:value="-0.0782989472854936" calcext:value-type="float">
            <text:p>-0.0782989473</text:p>
          </table:table-cell>
          <table:table-cell office:value-type="float" office:value="-1.27669004783076" calcext:value-type="float">
            <text:p>-1.2766900478</text:p>
          </table:table-cell>
          <table:table-cell office:value-type="float" office:value="0.939465827463876" calcext:value-type="float">
            <text:p>0.9394658275</text:p>
          </table:table-cell>
          <table:table-cell office:value-type="float" office:value="0.0833594784665856" calcext:value-type="float">
            <text:p>0.0833594785</text:p>
          </table:table-cell>
          <table:table-cell office:value-type="float" office:value="0.227234265813188" calcext:value-type="float">
            <text:p>0.2272342658</text:p>
          </table:table-cell>
          <table:table-cell office:value-type="float" office:value="0.785360667400993" calcext:value-type="float">
            <text:p>0.7853606674</text:p>
          </table:table-cell>
          <table:table-cell office:value-type="float" office:value="-0.0400839413722761" calcext:value-type="float">
            <text:p>-0.0400839414</text:p>
          </table:table-cell>
          <table:table-cell office:value-type="float" office:value="0.634050629509085" calcext:value-type="float">
            <text:p>0.6340506295</text:p>
          </table:table-cell>
          <table:table-cell office:value-type="float" office:value="0.157938998406611" calcext:value-type="float">
            <text:p>0.1579389984</text:p>
          </table:table-cell>
          <table:table-cell office:value-type="float" office:value="-0.240901459560192" calcext:value-type="float">
            <text:p>-0.2409014596</text:p>
          </table:table-cell>
          <table:table-cell office:value-type="float" office:value="-0.522261219143937" calcext:value-type="float">
            <text:p>-0.5222612191</text:p>
          </table:table-cell>
          <table:table-cell office:value-type="float" office:value="-0.329442623821631" calcext:value-type="float">
            <text:p>-0.32944262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8" calcext:value-type="float">
            <text:p>458</text:p>
          </table:table-cell>
          <table:table-cell office:value-type="float" office:value="1.21709239210288" calcext:value-type="float">
            <text:p>1.2170923921</text:p>
          </table:table-cell>
          <table:table-cell office:value-type="float" office:value="-0.185347264717343" calcext:value-type="float">
            <text:p>-0.1853472647</text:p>
          </table:table-cell>
          <table:table-cell office:value-type="float" office:value="-0.343000889810164" calcext:value-type="float">
            <text:p>-0.3430008898</text:p>
          </table:table-cell>
          <table:table-cell office:value-type="float" office:value="0.0873593067726766" calcext:value-type="float">
            <text:p>0.0873593068</text:p>
          </table:table-cell>
          <table:table-cell office:value-type="float" office:value="1.58435582769107" calcext:value-type="float">
            <text:p>1.5843558277</text:p>
          </table:table-cell>
          <table:table-cell office:value-type="float" office:value="3.84989652572287" calcext:value-type="float">
            <text:p>3.8498965257</text:p>
          </table:table-cell>
          <table:table-cell office:value-type="float" office:value="-1.11215356157036" calcext:value-type="float">
            <text:p>-1.1121535616</text:p>
          </table:table-cell>
          <table:table-cell office:value-type="float" office:value="1.03726762267609" calcext:value-type="float">
            <text:p>1.0372676227</text:p>
          </table:table-cell>
          <table:table-cell office:value-type="float" office:value="0.356591772938208" calcext:value-type="float">
            <text:p>0.3565917729</text:p>
          </table:table-cell>
          <table:table-cell office:value-type="float" office:value="0.0566614054051355" calcext:value-type="float">
            <text:p>0.0566614054</text:p>
          </table:table-cell>
          <table:table-cell office:value-type="float" office:value="-0.222468703781316" calcext:value-type="float">
            <text:p>-0.2224687038</text:p>
          </table:table-cell>
          <table:table-cell office:value-type="float" office:value="0.0443517556893524" calcext:value-type="float">
            <text:p>0.0443517557</text:p>
          </table:table-cell>
          <table:table-cell office:value-type="float" office:value="0.195018439726083" calcext:value-type="float">
            <text:p>0.1950184397</text:p>
          </table:table-cell>
          <table:table-cell office:value-type="float" office:value="0.0740105273132897" calcext:value-type="float">
            <text:p>0.0740105273</text:p>
          </table:table-cell>
          <table:table-cell office:value-type="float" office:value="1.58730764936381" calcext:value-type="float">
            <text:p>1.5873076494</text:p>
          </table:table-cell>
          <table:table-cell office:value-type="float" office:value="1.00870285096143" calcext:value-type="float">
            <text:p>1.008702851</text:p>
          </table:table-cell>
          <table:table-cell office:value-type="float" office:value="-1.21490522258302" calcext:value-type="float">
            <text:p>-1.2149052226</text:p>
          </table:table-cell>
          <table:table-cell office:value-type="float" office:value="0.796282988332294" calcext:value-type="float">
            <text:p>0.7962829883</text:p>
          </table:table-cell>
          <table:table-cell office:value-type="float" office:value="-0.344376814140859" calcext:value-type="float">
            <text:p>-0.344376814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9" calcext:value-type="float">
            <text:p>459</text:p>
          </table:table-cell>
          <table:table-cell office:value-type="float" office:value="1.29415733715712" calcext:value-type="float">
            <text:p>1.2941573372</text:p>
          </table:table-cell>
          <table:table-cell office:value-type="float" office:value="1.13208424900418" calcext:value-type="float">
            <text:p>1.132084249</text:p>
          </table:table-cell>
          <table:table-cell office:value-type="float" office:value="-2.14860513805657" calcext:value-type="float">
            <text:p>-2.1486051381</text:p>
          </table:table-cell>
          <table:table-cell office:value-type="float" office:value="1.23003107188966" calcext:value-type="float">
            <text:p>1.2300310719</text:p>
          </table:table-cell>
          <table:table-cell office:value-type="float" office:value="1.44789413413858" calcext:value-type="float">
            <text:p>1.4478941341</text:p>
          </table:table-cell>
          <table:table-cell office:value-type="float" office:value="-0.767675509421793" calcext:value-type="float">
            <text:p>-0.7676755094</text:p>
          </table:table-cell>
          <table:table-cell office:value-type="float" office:value="0.575634925970774" calcext:value-type="float">
            <text:p>0.575634926</text:p>
          </table:table-cell>
          <table:table-cell office:value-type="float" office:value="-0.0944752767224908" calcext:value-type="float">
            <text:p>-0.0944752767</text:p>
          </table:table-cell>
          <table:table-cell office:value-type="float" office:value="-0.454617145842735" calcext:value-type="float">
            <text:p>-0.4546171458</text:p>
          </table:table-cell>
          <table:table-cell office:value-type="float" office:value="-1.34921538770854" calcext:value-type="float">
            <text:p>-1.3492153877</text:p>
          </table:table-cell>
          <table:table-cell office:value-type="float" office:value="1.14580717923973" calcext:value-type="float">
            <text:p>1.1458071792</text:p>
          </table:table-cell>
          <table:table-cell office:value-type="float" office:value="-0.796739007284486" calcext:value-type="float">
            <text:p>-0.7967390073</text:p>
          </table:table-cell>
          <table:table-cell office:value-type="float" office:value="-1.0501661540026" calcext:value-type="float">
            <text:p>-1.050166154</text:p>
          </table:table-cell>
          <table:table-cell office:value-type="float" office:value="-3.05023520291217" calcext:value-type="float">
            <text:p>-3.0502352029</text:p>
          </table:table-cell>
          <table:table-cell office:value-type="float" office:value="0.584743490498994" calcext:value-type="float">
            <text:p>0.5847434905</text:p>
          </table:table-cell>
          <table:table-cell office:value-type="float" office:value="1.67118605552816" calcext:value-type="float">
            <text:p>1.6711860555</text:p>
          </table:table-cell>
          <table:table-cell office:value-type="float" office:value="2.03240780644421" calcext:value-type="float">
            <text:p>2.0324078064</text:p>
          </table:table-cell>
          <table:table-cell office:value-type="float" office:value="2.39442907794794" calcext:value-type="float">
            <text:p>2.3944290779</text:p>
          </table:table-cell>
          <table:table-cell office:value-type="float" office:value="-0.0389141976803955" calcext:value-type="float">
            <text:p>-0.038914197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9" calcext:value-type="float">
            <text:p>459</text:p>
          </table:table-cell>
          <table:table-cell office:value-type="float" office:value="-0.528217504778877" calcext:value-type="float">
            <text:p>-0.5282175048</text:p>
          </table:table-cell>
          <table:table-cell office:value-type="float" office:value="0.981231846386665" calcext:value-type="float">
            <text:p>0.9812318464</text:p>
          </table:table-cell>
          <table:table-cell office:value-type="float" office:value="1.6529880537617" calcext:value-type="float">
            <text:p>1.6529880538</text:p>
          </table:table-cell>
          <table:table-cell office:value-type="float" office:value="-0.150715086881965" calcext:value-type="float">
            <text:p>-0.1507150869</text:p>
          </table:table-cell>
          <table:table-cell office:value-type="float" office:value="0.137047986925298" calcext:value-type="float">
            <text:p>0.1370479869</text:p>
          </table:table-cell>
          <table:table-cell office:value-type="float" office:value="-0.203980367637953" calcext:value-type="float">
            <text:p>-0.2039803676</text:p>
          </table:table-cell>
          <table:table-cell office:value-type="float" office:value="0.583369653674636" calcext:value-type="float">
            <text:p>0.5833696537</text:p>
          </table:table-cell>
          <table:table-cell office:value-type="float" office:value="0.16524639020934" calcext:value-type="float">
            <text:p>0.1652463902</text:p>
          </table:table-cell>
          <table:table-cell office:value-type="float" office:value="-0.781696163028633" calcext:value-type="float">
            <text:p>-0.781696163</text:p>
          </table:table-cell>
          <table:table-cell office:value-type="float" office:value="-0.211147388234523" calcext:value-type="float">
            <text:p>-0.2111473882</text:p>
          </table:table-cell>
          <table:table-cell office:value-type="float" office:value="1.82477182443679" calcext:value-type="float">
            <text:p>1.8247718244</text:p>
          </table:table-cell>
          <table:table-cell office:value-type="float" office:value="1.17157436160694" calcext:value-type="float">
            <text:p>1.1715743616</text:p>
          </table:table-cell>
          <table:table-cell office:value-type="float" office:value="0.607026344205782" calcext:value-type="float">
            <text:p>0.6070263442</text:p>
          </table:table-cell>
          <table:table-cell office:value-type="float" office:value="0.237985709192966" calcext:value-type="float">
            <text:p>0.2379857092</text:p>
          </table:table-cell>
          <table:table-cell office:value-type="float" office:value="0.306871732892064" calcext:value-type="float">
            <text:p>0.3068717329</text:p>
          </table:table-cell>
          <table:table-cell office:value-type="float" office:value="0.00996234124647729" calcext:value-type="float">
            <text:p>0.0099623412</text:p>
          </table:table-cell>
          <table:table-cell office:value-type="float" office:value="-0.332372932563785" calcext:value-type="float">
            <text:p>-0.3323729326</text:p>
          </table:table-cell>
          <table:table-cell office:value-type="float" office:value="-0.458194108838771" calcext:value-type="float">
            <text:p>-0.4581941088</text:p>
          </table:table-cell>
          <table:table-cell office:value-type="float" office:value="-0.137627144521662" calcext:value-type="float">
            <text:p>-0.13762714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60" calcext:value-type="float">
            <text:p>460</text:p>
          </table:table-cell>
          <table:table-cell office:value-type="float" office:value="-2.26465630091757" calcext:value-type="float">
            <text:p>-2.2646563009</text:p>
          </table:table-cell>
          <table:table-cell office:value-type="float" office:value="-0.707191614991277" calcext:value-type="float">
            <text:p>-0.707191615</text:p>
          </table:table-cell>
          <table:table-cell office:value-type="float" office:value="1.08024304948713" calcext:value-type="float">
            <text:p>1.0802430495</text:p>
          </table:table-cell>
          <table:table-cell office:value-type="float" office:value="-4.65754503367186" calcext:value-type="float">
            <text:p>-4.6575450337</text:p>
          </table:table-cell>
          <table:table-cell office:value-type="float" office:value="-0.157183324012215" calcext:value-type="float">
            <text:p>-0.157183324</text:p>
          </table:table-cell>
          <table:table-cell office:value-type="float" office:value="-0.345405705976455" calcext:value-type="float">
            <text:p>-0.345405706</text:p>
          </table:table-cell>
          <table:table-cell office:value-type="float" office:value="0.595041997204093" calcext:value-type="float">
            <text:p>0.5950419972</text:p>
          </table:table-cell>
          <table:table-cell office:value-type="float" office:value="-0.386703989467046" calcext:value-type="float">
            <text:p>-0.3867039895</text:p>
          </table:table-cell>
          <table:table-cell office:value-type="float" office:value="2.21114080271406" calcext:value-type="float">
            <text:p>2.2111408027</text:p>
          </table:table-cell>
          <table:table-cell office:value-type="float" office:value="0.788945962883277" calcext:value-type="float">
            <text:p>0.7889459629</text:p>
          </table:table-cell>
          <table:table-cell office:value-type="float" office:value="1.59641260104475" calcext:value-type="float">
            <text:p>1.596412601</text:p>
          </table:table-cell>
          <table:table-cell office:value-type="float" office:value="0.695610085657786" calcext:value-type="float">
            <text:p>0.6956100857</text:p>
          </table:table-cell>
          <table:table-cell office:value-type="float" office:value="-0.87153880335107" calcext:value-type="float">
            <text:p>-0.8715388034</text:p>
          </table:table-cell>
          <table:table-cell office:value-type="float" office:value="-1.0108683249872" calcext:value-type="float">
            <text:p>-1.010868325</text:p>
          </table:table-cell>
          <table:table-cell office:value-type="float" office:value="0.152614496482655" calcext:value-type="float">
            <text:p>0.1526144965</text:p>
          </table:table-cell>
          <table:table-cell office:value-type="float" office:value="-2.73703583164511" calcext:value-type="float">
            <text:p>-2.7370358316</text:p>
          </table:table-cell>
          <table:table-cell office:value-type="float" office:value="-0.355965950982694" calcext:value-type="float">
            <text:p>-0.355965951</text:p>
          </table:table-cell>
          <table:table-cell office:value-type="float" office:value="0.886086369564079" calcext:value-type="float">
            <text:p>0.8860863696</text:p>
          </table:table-cell>
          <table:table-cell office:value-type="float" office:value="-1.67769525400763" calcext:value-type="float">
            <text:p>-1.6776952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60" calcext:value-type="float">
            <text:p>460</text:p>
          </table:table-cell>
          <table:table-cell office:value-type="float" office:value="-0.735722770216833" calcext:value-type="float">
            <text:p>-0.7357227702</text:p>
          </table:table-cell>
          <table:table-cell office:value-type="float" office:value="1.2802911543385" calcext:value-type="float">
            <text:p>1.2802911543</text:p>
          </table:table-cell>
          <table:table-cell office:value-type="float" office:value="1.11386826083603" calcext:value-type="float">
            <text:p>1.1138682608</text:p>
          </table:table-cell>
          <table:table-cell office:value-type="float" office:value="1.09077387958763" calcext:value-type="float">
            <text:p>1.0907738796</text:p>
          </table:table-cell>
          <table:table-cell office:value-type="float" office:value="0.56582482550402" calcext:value-type="float">
            <text:p>0.5658248255</text:p>
          </table:table-cell>
          <table:table-cell office:value-type="float" office:value="0.615339415752373" calcext:value-type="float">
            <text:p>0.6153394158</text:p>
          </table:table-cell>
          <table:table-cell office:value-type="float" office:value="0.572713028624655" calcext:value-type="float">
            <text:p>0.5727130286</text:p>
          </table:table-cell>
          <table:table-cell office:value-type="float" office:value="0.203275028348659" calcext:value-type="float">
            <text:p>0.2032750283</text:p>
          </table:table-cell>
          <table:table-cell office:value-type="float" office:value="-0.613854114633905" calcext:value-type="float">
            <text:p>-0.6138541146</text:p>
          </table:table-cell>
          <table:table-cell office:value-type="float" office:value="-0.303758092134421" calcext:value-type="float">
            <text:p>-0.3037580921</text:p>
          </table:table-cell>
          <table:table-cell office:value-type="float" office:value="-1.15157019171048" calcext:value-type="float">
            <text:p>-1.1515701917</text:p>
          </table:table-cell>
          <table:table-cell office:value-type="float" office:value="0.730029658069477" calcext:value-type="float">
            <text:p>0.7300296581</text:p>
          </table:table-cell>
          <table:table-cell office:value-type="float" office:value="1.55661361833943" calcext:value-type="float">
            <text:p>1.5566136183</text:p>
          </table:table-cell>
          <table:table-cell office:value-type="float" office:value="-0.238002272116944" calcext:value-type="float">
            <text:p>-0.2380022721</text:p>
          </table:table-cell>
          <table:table-cell office:value-type="float" office:value="0.151024184600259" calcext:value-type="float">
            <text:p>0.1510241846</text:p>
          </table:table-cell>
          <table:table-cell office:value-type="float" office:value="-1.01377739023739" calcext:value-type="float">
            <text:p>-1.0137773902</text:p>
          </table:table-cell>
          <table:table-cell office:value-type="float" office:value="0.321403185350556" calcext:value-type="float">
            <text:p>0.3214031854</text:p>
          </table:table-cell>
          <table:table-cell office:value-type="float" office:value="-0.586643602916113" calcext:value-type="float">
            <text:p>-0.5866436029</text:p>
          </table:table-cell>
          <table:table-cell office:value-type="float" office:value="1.09632322055846" calcext:value-type="float">
            <text:p>1.096323220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60" calcext:value-type="float">
            <text:p>460</text:p>
          </table:table-cell>
          <table:table-cell office:value-type="float" office:value="-2.40026070028794" calcext:value-type="float">
            <text:p>-2.4002607003</text:p>
          </table:table-cell>
          <table:table-cell office:value-type="float" office:value="-1.38375364369963" calcext:value-type="float">
            <text:p>-1.3837536437</text:p>
          </table:table-cell>
          <table:table-cell office:value-type="float" office:value="1.61015057040802" calcext:value-type="float">
            <text:p>1.6101505704</text:p>
          </table:table-cell>
          <table:table-cell office:value-type="float" office:value="-2.45264877264277" calcext:value-type="float">
            <text:p>-2.4526487726</text:p>
          </table:table-cell>
          <table:table-cell office:value-type="float" office:value="-0.592391692020301" calcext:value-type="float">
            <text:p>-0.592391692</text:p>
          </table:table-cell>
          <table:table-cell office:value-type="float" office:value="-0.041593491973483" calcext:value-type="float">
            <text:p>-0.041593492</text:p>
          </table:table-cell>
          <table:table-cell office:value-type="float" office:value="-0.55424654817209" calcext:value-type="float">
            <text:p>-0.5542465482</text:p>
          </table:table-cell>
          <table:table-cell office:value-type="float" office:value="0.0904791252629639" calcext:value-type="float">
            <text:p>0.0904791253</text:p>
          </table:table-cell>
          <table:table-cell office:value-type="float" office:value="-1.85285951952959" calcext:value-type="float">
            <text:p>-1.8528595195</text:p>
          </table:table-cell>
          <table:table-cell office:value-type="float" office:value="1.68914339301545" calcext:value-type="float">
            <text:p>1.689143393</text:p>
          </table:table-cell>
          <table:table-cell office:value-type="float" office:value="1.00671444054334" calcext:value-type="float">
            <text:p>1.0067144405</text:p>
          </table:table-cell>
          <table:table-cell office:value-type="float" office:value="-0.585982253212308" calcext:value-type="float">
            <text:p>-0.5859822532</text:p>
          </table:table-cell>
          <table:table-cell office:value-type="float" office:value="0.456055351723837" calcext:value-type="float">
            <text:p>0.4560553517</text:p>
          </table:table-cell>
          <table:table-cell office:value-type="float" office:value="-0.726728834378862" calcext:value-type="float">
            <text:p>-0.7267288344</text:p>
          </table:table-cell>
          <table:table-cell office:value-type="float" office:value="0.0239413965650411" calcext:value-type="float">
            <text:p>0.0239413966</text:p>
          </table:table-cell>
          <table:table-cell office:value-type="float" office:value="0.0679920581210555" calcext:value-type="float">
            <text:p>0.0679920581</text:p>
          </table:table-cell>
          <table:table-cell office:value-type="float" office:value="-0.0318578594210411" calcext:value-type="float">
            <text:p>-0.0318578594</text:p>
          </table:table-cell>
          <table:table-cell office:value-type="float" office:value="0.49625294145016" calcext:value-type="float">
            <text:p>0.4962529415</text:p>
          </table:table-cell>
          <table:table-cell office:value-type="float" office:value="-0.80427287986453" calcext:value-type="float">
            <text:p>-0.804272879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60" calcext:value-type="float">
            <text:p>460</text:p>
          </table:table-cell>
          <table:table-cell office:value-type="float" office:value="1.31405429371976" calcext:value-type="float">
            <text:p>1.3140542937</text:p>
          </table:table-cell>
          <table:table-cell office:value-type="float" office:value="0.433171282360524" calcext:value-type="float">
            <text:p>0.4331712824</text:p>
          </table:table-cell>
          <table:table-cell office:value-type="float" office:value="-0.577559439602628" calcext:value-type="float">
            <text:p>-0.5775594396</text:p>
          </table:table-cell>
          <table:table-cell office:value-type="float" office:value="0.715882929983272" calcext:value-type="float">
            <text:p>0.71588293</text:p>
          </table:table-cell>
          <table:table-cell office:value-type="float" office:value="0.683582920687473" calcext:value-type="float">
            <text:p>0.6835829207</text:p>
          </table:table-cell>
          <table:table-cell office:value-type="float" office:value="-0.194720002819233" calcext:value-type="float">
            <text:p>-0.1947200028</text:p>
          </table:table-cell>
          <table:table-cell office:value-type="float" office:value="0.442209993008958" calcext:value-type="float">
            <text:p>0.442209993</text:p>
          </table:table-cell>
          <table:table-cell office:value-type="float" office:value="-0.147778557785735" calcext:value-type="float">
            <text:p>-0.1477785578</text:p>
          </table:table-cell>
          <table:table-cell office:value-type="float" office:value="-0.495027382468301" calcext:value-type="float">
            <text:p>-0.4950273825</text:p>
          </table:table-cell>
          <table:table-cell office:value-type="float" office:value="0.2084178139545" calcext:value-type="float">
            <text:p>0.208417814</text:p>
          </table:table-cell>
          <table:table-cell office:value-type="float" office:value="0.333679067924124" calcext:value-type="float">
            <text:p>0.3336790679</text:p>
          </table:table-cell>
          <table:table-cell office:value-type="float" office:value="0.647474311473742" calcext:value-type="float">
            <text:p>0.6474743115</text:p>
          </table:table-cell>
          <table:table-cell office:value-type="float" office:value="0.356898009391458" calcext:value-type="float">
            <text:p>0.3568980094</text:p>
          </table:table-cell>
          <table:table-cell office:value-type="float" office:value="0.642853586088641" calcext:value-type="float">
            <text:p>0.6428535861</text:p>
          </table:table-cell>
          <table:table-cell office:value-type="float" office:value="0.0406788478217676" calcext:value-type="float">
            <text:p>0.0406788478</text:p>
          </table:table-cell>
          <table:table-cell office:value-type="float" office:value="0.308790813585795" calcext:value-type="float">
            <text:p>0.3087908136</text:p>
          </table:table-cell>
          <table:table-cell office:value-type="float" office:value="-1.0015063286421" calcext:value-type="float">
            <text:p>-1.0015063286</text:p>
          </table:table-cell>
          <table:table-cell office:value-type="float" office:value="0.47671184752284" calcext:value-type="float">
            <text:p>0.4767118475</text:p>
          </table:table-cell>
          <table:table-cell office:value-type="float" office:value="0.474566499365432" calcext:value-type="float">
            <text:p>0.47456649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62" calcext:value-type="float">
            <text:p>462</text:p>
          </table:table-cell>
          <table:table-cell office:value-type="float" office:value="-1.11378128928362" calcext:value-type="float">
            <text:p>-1.1137812893</text:p>
          </table:table-cell>
          <table:table-cell office:value-type="float" office:value="0.117378054081888" calcext:value-type="float">
            <text:p>0.1173780541</text:p>
          </table:table-cell>
          <table:table-cell office:value-type="float" office:value="2.09035990196239" calcext:value-type="float">
            <text:p>2.090359902</text:p>
          </table:table-cell>
          <table:table-cell office:value-type="float" office:value="0.473339798586036" calcext:value-type="float">
            <text:p>0.4733397986</text:p>
          </table:table-cell>
          <table:table-cell office:value-type="float" office:value="0.489379330739178" calcext:value-type="float">
            <text:p>0.4893793307</text:p>
          </table:table-cell>
          <table:table-cell office:value-type="float" office:value="-0.993792815930117" calcext:value-type="float">
            <text:p>-0.9937928159</text:p>
          </table:table-cell>
          <table:table-cell office:value-type="float" office:value="0.03814021059915" calcext:value-type="float">
            <text:p>0.0381402106</text:p>
          </table:table-cell>
          <table:table-cell office:value-type="float" office:value="0.145453364296393" calcext:value-type="float">
            <text:p>0.1454533643</text:p>
          </table:table-cell>
          <table:table-cell office:value-type="float" office:value="-0.851287661860824" calcext:value-type="float">
            <text:p>-0.8512876619</text:p>
          </table:table-cell>
          <table:table-cell office:value-type="float" office:value="-0.192764693327515" calcext:value-type="float">
            <text:p>-0.1927646933</text:p>
          </table:table-cell>
          <table:table-cell office:value-type="float" office:value="1.40952851188996" calcext:value-type="float">
            <text:p>1.4095285119</text:p>
          </table:table-cell>
          <table:table-cell office:value-type="float" office:value="0.245435624966635" calcext:value-type="float">
            <text:p>0.245435625</text:p>
          </table:table-cell>
          <table:table-cell office:value-type="float" office:value="-0.811979433535671" calcext:value-type="float">
            <text:p>-0.8119794335</text:p>
          </table:table-cell>
          <table:table-cell office:value-type="float" office:value="0.628821404523816" calcext:value-type="float">
            <text:p>0.6288214045</text:p>
          </table:table-cell>
          <table:table-cell office:value-type="float" office:value="0.685018176597155" calcext:value-type="float">
            <text:p>0.6850181766</text:p>
          </table:table-cell>
          <table:table-cell office:value-type="float" office:value="0.0879704109605373" calcext:value-type="float">
            <text:p>0.087970411</text:p>
          </table:table-cell>
          <table:table-cell office:value-type="float" office:value="-0.222939370429533" calcext:value-type="float">
            <text:p>-0.2229393704</text:p>
          </table:table-cell>
          <table:table-cell office:value-type="float" office:value="0.297347723766356" calcext:value-type="float">
            <text:p>0.2973477238</text:p>
          </table:table-cell>
          <table:table-cell office:value-type="float" office:value="0.996707629198605" calcext:value-type="float">
            <text:p>0.996707629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3" calcext:value-type="float">
            <text:p>463</text:p>
          </table:table-cell>
          <table:table-cell office:value-type="float" office:value="-0.38672597471122" calcext:value-type="float">
            <text:p>-0.3867259747</text:p>
          </table:table-cell>
          <table:table-cell office:value-type="float" office:value="0.172564989565017" calcext:value-type="float">
            <text:p>0.1725649896</text:p>
          </table:table-cell>
          <table:table-cell office:value-type="float" office:value="0.732582644906907" calcext:value-type="float">
            <text:p>0.7325826449</text:p>
          </table:table-cell>
          <table:table-cell office:value-type="float" office:value="-1.43466221096093" calcext:value-type="float">
            <text:p>-1.434662211</text:p>
          </table:table-cell>
          <table:table-cell office:value-type="float" office:value="0.0330652935859424" calcext:value-type="float">
            <text:p>0.0330652936</text:p>
          </table:table-cell>
          <table:table-cell office:value-type="float" office:value="-1.04365748149461" calcext:value-type="float">
            <text:p>-1.0436574815</text:p>
          </table:table-cell>
          <table:table-cell office:value-type="float" office:value="0.720715054571817" calcext:value-type="float">
            <text:p>0.7207150546</text:p>
          </table:table-cell>
          <table:table-cell office:value-type="float" office:value="-0.150763119709438" calcext:value-type="float">
            <text:p>-0.1507631197</text:p>
          </table:table-cell>
          <table:table-cell office:value-type="float" office:value="0.422941845270288" calcext:value-type="float">
            <text:p>0.4229418453</text:p>
          </table:table-cell>
          <table:table-cell office:value-type="float" office:value="-1.22508510575136" calcext:value-type="float">
            <text:p>-1.2250851058</text:p>
          </table:table-cell>
          <table:table-cell office:value-type="float" office:value="-0.0902498737408674" calcext:value-type="float">
            <text:p>-0.0902498737</text:p>
          </table:table-cell>
          <table:table-cell office:value-type="float" office:value="-0.0965613600827899" calcext:value-type="float">
            <text:p>-0.0965613601</text:p>
          </table:table-cell>
          <table:table-cell office:value-type="float" office:value="-0.819230092899615" calcext:value-type="float">
            <text:p>-0.8192300929</text:p>
          </table:table-cell>
          <table:table-cell office:value-type="float" office:value="0.671445512829756" calcext:value-type="float">
            <text:p>0.6714455128</text:p>
          </table:table-cell>
          <table:table-cell office:value-type="float" office:value="2.13186809185082" calcext:value-type="float">
            <text:p>2.1318680919</text:p>
          </table:table-cell>
          <table:table-cell office:value-type="float" office:value="-1.48862852758468" calcext:value-type="float">
            <text:p>-1.4886285276</text:p>
          </table:table-cell>
          <table:table-cell office:value-type="float" office:value="0.658885092694313" calcext:value-type="float">
            <text:p>0.6588850927</text:p>
          </table:table-cell>
          <table:table-cell office:value-type="float" office:value="-0.348634435470462" calcext:value-type="float">
            <text:p>-0.3486344355</text:p>
          </table:table-cell>
          <table:table-cell office:value-type="float" office:value="1.58260074968185" calcext:value-type="float">
            <text:p>1.582600749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3" calcext:value-type="float">
            <text:p>463</text:p>
          </table:table-cell>
          <table:table-cell office:value-type="float" office:value="1.29889789186799" calcext:value-type="float">
            <text:p>1.2988978919</text:p>
          </table:table-cell>
          <table:table-cell office:value-type="float" office:value="-1.05067402203234" calcext:value-type="float">
            <text:p>-1.050674022</text:p>
          </table:table-cell>
          <table:table-cell office:value-type="float" office:value="-0.301586977199615" calcext:value-type="float">
            <text:p>-0.3015869772</text:p>
          </table:table-cell>
          <table:table-cell office:value-type="float" office:value="-2.69813977953606" calcext:value-type="float">
            <text:p>-2.6981397795</text:p>
          </table:table-cell>
          <table:table-cell office:value-type="float" office:value="-1.08162463361411" calcext:value-type="float">
            <text:p>-1.0816246336</text:p>
          </table:table-cell>
          <table:table-cell office:value-type="float" office:value="-0.983307403650875" calcext:value-type="float">
            <text:p>-0.9833074037</text:p>
          </table:table-cell>
          <table:table-cell office:value-type="float" office:value="-0.365930903518429" calcext:value-type="float">
            <text:p>-0.3659309035</text:p>
          </table:table-cell>
          <table:table-cell office:value-type="float" office:value="-0.0991318758242479" calcext:value-type="float">
            <text:p>-0.0991318758</text:p>
          </table:table-cell>
          <table:table-cell office:value-type="float" office:value="0.618335314219801" calcext:value-type="float">
            <text:p>0.6183353142</text:p>
          </table:table-cell>
          <table:table-cell office:value-type="float" office:value="-0.60532520044269" calcext:value-type="float">
            <text:p>-0.6053252004</text:p>
          </table:table-cell>
          <table:table-cell office:value-type="float" office:value="1.45908596222664" calcext:value-type="float">
            <text:p>1.4590859622</text:p>
          </table:table-cell>
          <table:table-cell office:value-type="float" office:value="1.00645403756623" calcext:value-type="float">
            <text:p>1.0064540376</text:p>
          </table:table-cell>
          <table:table-cell office:value-type="float" office:value="-0.967427948205099" calcext:value-type="float">
            <text:p>-0.9674279482</text:p>
          </table:table-cell>
          <table:table-cell office:value-type="float" office:value="0.627581673375305" calcext:value-type="float">
            <text:p>0.6275816734</text:p>
          </table:table-cell>
          <table:table-cell office:value-type="float" office:value="0.558909648905067" calcext:value-type="float">
            <text:p>0.5589096489</text:p>
          </table:table-cell>
          <table:table-cell office:value-type="float" office:value="-3.13926862108855" calcext:value-type="float">
            <text:p>-3.1392686211</text:p>
          </table:table-cell>
          <table:table-cell office:value-type="float" office:value="0.712542621132807" calcext:value-type="float">
            <text:p>0.7125426211</text:p>
          </table:table-cell>
          <table:table-cell office:value-type="float" office:value="1.21632774570546" calcext:value-type="float">
            <text:p>1.2163277457</text:p>
          </table:table-cell>
          <table:table-cell office:value-type="float" office:value="0.454500204798452" calcext:value-type="float">
            <text:p>0.45450020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63" calcext:value-type="float">
            <text:p>463</text:p>
          </table:table-cell>
          <table:table-cell office:value-type="float" office:value="-0.634596978234792" calcext:value-type="float">
            <text:p>-0.6345969782</text:p>
          </table:table-cell>
          <table:table-cell office:value-type="float" office:value="0.866354364512866" calcext:value-type="float">
            <text:p>0.8663543645</text:p>
          </table:table-cell>
          <table:table-cell office:value-type="float" office:value="1.12383602672403" calcext:value-type="float">
            <text:p>1.1238360267</text:p>
          </table:table-cell>
          <table:table-cell office:value-type="float" office:value="-0.304041137927492" calcext:value-type="float">
            <text:p>-0.3040411379</text:p>
          </table:table-cell>
          <table:table-cell office:value-type="float" office:value="1.17391035313758" calcext:value-type="float">
            <text:p>1.1739103531</text:p>
          </table:table-cell>
          <table:table-cell office:value-type="float" office:value="0.257117549338604" calcext:value-type="float">
            <text:p>0.2571175493</text:p>
          </table:table-cell>
          <table:table-cell office:value-type="float" office:value="0.754324791432483" calcext:value-type="float">
            <text:p>0.7543247914</text:p>
          </table:table-cell>
          <table:table-cell office:value-type="float" office:value="0.171735203949123" calcext:value-type="float">
            <text:p>0.1717352039</text:p>
          </table:table-cell>
          <table:table-cell office:value-type="float" office:value="-0.825980999659668" calcext:value-type="float">
            <text:p>-0.8259809997</text:p>
          </table:table-cell>
          <table:table-cell office:value-type="float" office:value="-0.531057504743642" calcext:value-type="float">
            <text:p>-0.5310575047</text:p>
          </table:table-cell>
          <table:table-cell office:value-type="float" office:value="0.549388754243097" calcext:value-type="float">
            <text:p>0.5493887542</text:p>
          </table:table-cell>
          <table:table-cell office:value-type="float" office:value="0.598608608431725" calcext:value-type="float">
            <text:p>0.5986086084</text:p>
          </table:table-cell>
          <table:table-cell office:value-type="float" office:value="0.313813741378367" calcext:value-type="float">
            <text:p>0.3138137414</text:p>
          </table:table-cell>
          <table:table-cell office:value-type="float" office:value="0.354547923179433" calcext:value-type="float">
            <text:p>0.3545479232</text:p>
          </table:table-cell>
          <table:table-cell office:value-type="float" office:value="-0.156778172062677" calcext:value-type="float">
            <text:p>-0.1567781721</text:p>
          </table:table-cell>
          <table:table-cell office:value-type="float" office:value="0.328550852471888" calcext:value-type="float">
            <text:p>0.3285508525</text:p>
          </table:table-cell>
          <table:table-cell office:value-type="float" office:value="-0.983932653748373" calcext:value-type="float">
            <text:p>-0.9839326537</text:p>
          </table:table-cell>
          <table:table-cell office:value-type="float" office:value="0.235905879600094" calcext:value-type="float">
            <text:p>0.2359058796</text:p>
          </table:table-cell>
          <table:table-cell office:value-type="float" office:value="-0.630727657686842" calcext:value-type="float">
            <text:p>-0.630727657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64" calcext:value-type="float">
            <text:p>464</text:p>
          </table:table-cell>
          <table:table-cell office:value-type="float" office:value="1.15723544645937" calcext:value-type="float">
            <text:p>1.1572354465</text:p>
          </table:table-cell>
          <table:table-cell office:value-type="float" office:value="0.138019292155968" calcext:value-type="float">
            <text:p>0.1380192922</text:p>
          </table:table-cell>
          <table:table-cell office:value-type="float" office:value="0.384987396697259" calcext:value-type="float">
            <text:p>0.3849873967</text:p>
          </table:table-cell>
          <table:table-cell office:value-type="float" office:value="1.40360042876299" calcext:value-type="float">
            <text:p>1.4036004288</text:p>
          </table:table-cell>
          <table:table-cell office:value-type="float" office:value="-0.222511763639568" calcext:value-type="float">
            <text:p>-0.2225117636</text:p>
          </table:table-cell>
          <table:table-cell office:value-type="float" office:value="-0.197942680657578" calcext:value-type="float">
            <text:p>-0.1979426807</text:p>
          </table:table-cell>
          <table:table-cell office:value-type="float" office:value="0.0182641604392692" calcext:value-type="float">
            <text:p>0.0182641604</text:p>
          </table:table-cell>
          <table:table-cell office:value-type="float" office:value="0.029727004568811" calcext:value-type="float">
            <text:p>0.0297270046</text:p>
          </table:table-cell>
          <table:table-cell office:value-type="float" office:value="0.412465804041534" calcext:value-type="float">
            <text:p>0.412465804</text:p>
          </table:table-cell>
          <table:table-cell office:value-type="float" office:value="-0.102708660407973" calcext:value-type="float">
            <text:p>-0.1027086604</text:p>
          </table:table-cell>
          <table:table-cell office:value-type="float" office:value="-0.673820287185281" calcext:value-type="float">
            <text:p>-0.6738202872</text:p>
          </table:table-cell>
          <table:table-cell office:value-type="float" office:value="0.101237715446071" calcext:value-type="float">
            <text:p>0.1012377154</text:p>
          </table:table-cell>
          <table:table-cell office:value-type="float" office:value="-0.936231549123907" calcext:value-type="float">
            <text:p>-0.9362315491</text:p>
          </table:table-cell>
          <table:table-cell office:value-type="float" office:value="0.226935914173477" calcext:value-type="float">
            <text:p>0.2269359142</text:p>
          </table:table-cell>
          <table:table-cell office:value-type="float" office:value="-0.00509942249554045" calcext:value-type="float">
            <text:p>-0.0050994225</text:p>
          </table:table-cell>
          <table:table-cell office:value-type="float" office:value="-0.684869023690088" calcext:value-type="float">
            <text:p>-0.6848690237</text:p>
          </table:table-cell>
          <table:table-cell office:value-type="float" office:value="0.309748287651287" calcext:value-type="float">
            <text:p>0.3097482877</text:p>
          </table:table-cell>
          <table:table-cell office:value-type="float" office:value="-0.878609069792391" calcext:value-type="float">
            <text:p>-0.8786090698</text:p>
          </table:table-cell>
          <table:table-cell office:value-type="float" office:value="-0.363416969659162" calcext:value-type="float">
            <text:p>-0.363416969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64" calcext:value-type="float">
            <text:p>464</text:p>
          </table:table-cell>
          <table:table-cell office:value-type="float" office:value="-0.839472782489739" calcext:value-type="float">
            <text:p>-0.8394727825</text:p>
          </table:table-cell>
          <table:table-cell office:value-type="float" office:value="1.34996846706258" calcext:value-type="float">
            <text:p>1.3499684671</text:p>
          </table:table-cell>
          <table:table-cell office:value-type="float" office:value="0.478163335354872" calcext:value-type="float">
            <text:p>0.4781633354</text:p>
          </table:table-cell>
          <table:table-cell office:value-type="float" office:value="0.507629155131338" calcext:value-type="float">
            <text:p>0.5076291551</text:p>
          </table:table-cell>
          <table:table-cell office:value-type="float" office:value="0.53955123349831" calcext:value-type="float">
            <text:p>0.5395512335</text:p>
          </table:table-cell>
          <table:table-cell office:value-type="float" office:value="0.430460612703463" calcext:value-type="float">
            <text:p>0.4304606127</text:p>
          </table:table-cell>
          <table:table-cell office:value-type="float" office:value="0.237863643388797" calcext:value-type="float">
            <text:p>0.2378636434</text:p>
          </table:table-cell>
          <table:table-cell office:value-type="float" office:value="0.589882930068471" calcext:value-type="float">
            <text:p>0.5898829301</text:p>
          </table:table-cell>
          <table:table-cell office:value-type="float" office:value="-0.896514540416122" calcext:value-type="float">
            <text:p>-0.8965145404</text:p>
          </table:table-cell>
          <table:table-cell office:value-type="float" office:value="-0.0121426649106697" calcext:value-type="float">
            <text:p>-0.0121426649</text:p>
          </table:table-cell>
          <table:table-cell office:value-type="float" office:value="0.550147651456947" calcext:value-type="float">
            <text:p>0.5501476515</text:p>
          </table:table-cell>
          <table:table-cell office:value-type="float" office:value="0.734396339742423" calcext:value-type="float">
            <text:p>0.7343963397</text:p>
          </table:table-cell>
          <table:table-cell office:value-type="float" office:value="0.528698760136689" calcext:value-type="float">
            <text:p>0.5286987601</text:p>
          </table:table-cell>
          <table:table-cell office:value-type="float" office:value="0.681578958170137" calcext:value-type="float">
            <text:p>0.6815789582</text:p>
          </table:table-cell>
          <table:table-cell office:value-type="float" office:value="0.563012068535486" calcext:value-type="float">
            <text:p>0.5630120685</text:p>
          </table:table-cell>
          <table:table-cell office:value-type="float" office:value="-0.0820558556213419" calcext:value-type="float">
            <text:p>-0.0820558556</text:p>
          </table:table-cell>
          <table:table-cell office:value-type="float" office:value="-0.344145646107101" calcext:value-type="float">
            <text:p>-0.3441456461</text:p>
          </table:table-cell>
          <table:table-cell office:value-type="float" office:value="0.417524178540854" calcext:value-type="float">
            <text:p>0.4175241785</text:p>
          </table:table-cell>
          <table:table-cell office:value-type="float" office:value="0.66501404461185" calcext:value-type="float">
            <text:p>0.66501404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65" calcext:value-type="float">
            <text:p>465</text:p>
          </table:table-cell>
          <table:table-cell office:value-type="float" office:value="1.26376932818278" calcext:value-type="float">
            <text:p>1.2637693282</text:p>
          </table:table-cell>
          <table:table-cell office:value-type="float" office:value="-0.197754840416928" calcext:value-type="float">
            <text:p>-0.1977548404</text:p>
          </table:table-cell>
          <table:table-cell office:value-type="float" office:value="0.326901206257954" calcext:value-type="float">
            <text:p>0.3269012063</text:p>
          </table:table-cell>
          <table:table-cell office:value-type="float" office:value="0.274103867306805" calcext:value-type="float">
            <text:p>0.2741038673</text:p>
          </table:table-cell>
          <table:table-cell office:value-type="float" office:value="-0.476462136813776" calcext:value-type="float">
            <text:p>-0.4764621368</text:p>
          </table:table-cell>
          <table:table-cell office:value-type="float" office:value="-0.117241343095333" calcext:value-type="float">
            <text:p>-0.1172413431</text:p>
          </table:table-cell>
          <table:table-cell office:value-type="float" office:value="-0.334771046809079" calcext:value-type="float">
            <text:p>-0.3347710468</text:p>
          </table:table-cell>
          <table:table-cell office:value-type="float" office:value="0.00408794714932433" calcext:value-type="float">
            <text:p>0.0040879471</text:p>
          </table:table-cell>
          <table:table-cell office:value-type="float" office:value="-1.41438186338999" calcext:value-type="float">
            <text:p>-1.4143818634</text:p>
          </table:table-cell>
          <table:table-cell office:value-type="float" office:value="0.93160467175181" calcext:value-type="float">
            <text:p>0.9316046718</text:p>
          </table:table-cell>
          <table:table-cell office:value-type="float" office:value="1.38789262735929" calcext:value-type="float">
            <text:p>1.3878926274</text:p>
          </table:table-cell>
          <table:table-cell office:value-type="float" office:value="0.951115872394778" calcext:value-type="float">
            <text:p>0.9511158724</text:p>
          </table:table-cell>
          <table:table-cell office:value-type="float" office:value="0.721499343548776" calcext:value-type="float">
            <text:p>0.7214993435</text:p>
          </table:table-cell>
          <table:table-cell office:value-type="float" office:value="0.355295336725777" calcext:value-type="float">
            <text:p>0.3552953367</text:p>
          </table:table-cell>
          <table:table-cell office:value-type="float" office:value="0.259614249696903" calcext:value-type="float">
            <text:p>0.2596142497</text:p>
          </table:table-cell>
          <table:table-cell office:value-type="float" office:value="-1.57672420692432" calcext:value-type="float">
            <text:p>-1.5767242069</text:p>
          </table:table-cell>
          <table:table-cell office:value-type="float" office:value="-0.172808125076294" calcext:value-type="float">
            <text:p>-0.1728081251</text:p>
          </table:table-cell>
          <table:table-cell office:value-type="float" office:value="1.17285424490132" calcext:value-type="float">
            <text:p>1.1728542449</text:p>
          </table:table-cell>
          <table:table-cell office:value-type="float" office:value="-1.20505488526102" calcext:value-type="float">
            <text:p>-1.20505488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66" calcext:value-type="float">
            <text:p>466</text:p>
          </table:table-cell>
          <table:table-cell office:value-type="float" office:value="-1.06455861219702" calcext:value-type="float">
            <text:p>-1.0645586122</text:p>
          </table:table-cell>
          <table:table-cell office:value-type="float" office:value="0.432451521143651" calcext:value-type="float">
            <text:p>0.4324515211</text:p>
          </table:table-cell>
          <table:table-cell office:value-type="float" office:value="0.128326560692891" calcext:value-type="float">
            <text:p>0.1283265607</text:p>
          </table:table-cell>
          <table:table-cell office:value-type="float" office:value="-2.01974114285931" calcext:value-type="float">
            <text:p>-2.0197411429</text:p>
          </table:table-cell>
          <table:table-cell office:value-type="float" office:value="0.0144335698098256" calcext:value-type="float">
            <text:p>0.0144335698</text:p>
          </table:table-cell>
          <table:table-cell office:value-type="float" office:value="-0.487551862909984" calcext:value-type="float">
            <text:p>-0.4875518629</text:p>
          </table:table-cell>
          <table:table-cell office:value-type="float" office:value="0.293955891535359" calcext:value-type="float">
            <text:p>0.2939558915</text:p>
          </table:table-cell>
          <table:table-cell office:value-type="float" office:value="0.087701988341236" calcext:value-type="float">
            <text:p>0.0877019883</text:p>
          </table:table-cell>
          <table:table-cell office:value-type="float" office:value="-0.473573341718611" calcext:value-type="float">
            <text:p>-0.4735733417</text:p>
          </table:table-cell>
          <table:table-cell office:value-type="float" office:value="1.35046656497258" calcext:value-type="float">
            <text:p>1.350466565</text:p>
          </table:table-cell>
          <table:table-cell office:value-type="float" office:value="0.0143462431498094" calcext:value-type="float">
            <text:p>0.0143462431</text:p>
          </table:table-cell>
          <table:table-cell office:value-type="float" office:value="-0.920272344453874" calcext:value-type="float">
            <text:p>-0.9202723445</text:p>
          </table:table-cell>
          <table:table-cell office:value-type="float" office:value="-1.21143967267124" calcext:value-type="float">
            <text:p>-1.2114396727</text:p>
          </table:table-cell>
          <table:table-cell office:value-type="float" office:value="-0.203150972137676" calcext:value-type="float">
            <text:p>-0.2031509721</text:p>
          </table:table-cell>
          <table:table-cell office:value-type="float" office:value="-1.44005941440985" calcext:value-type="float">
            <text:p>-1.4400594144</text:p>
          </table:table-cell>
          <table:table-cell office:value-type="float" office:value="1.13724513334136" calcext:value-type="float">
            <text:p>1.1372451333</text:p>
          </table:table-cell>
          <table:table-cell office:value-type="float" office:value="-0.224755046441667" calcext:value-type="float">
            <text:p>-0.2247550464</text:p>
          </table:table-cell>
          <table:table-cell office:value-type="float" office:value="-0.695313433245224" calcext:value-type="float">
            <text:p>-0.6953134332</text:p>
          </table:table-cell>
          <table:table-cell office:value-type="float" office:value="0.713190794983308" calcext:value-type="float">
            <text:p>0.71319079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71" calcext:value-type="float">
            <text:p>471</text:p>
          </table:table-cell>
          <table:table-cell office:value-type="float" office:value="1.37749710266975" calcext:value-type="float">
            <text:p>1.3774971027</text:p>
          </table:table-cell>
          <table:table-cell office:value-type="float" office:value="-0.662564628819757" calcext:value-type="float">
            <text:p>-0.6625646288</text:p>
          </table:table-cell>
          <table:table-cell office:value-type="float" office:value="-0.130149040028687" calcext:value-type="float">
            <text:p>-0.13014904</text:p>
          </table:table-cell>
          <table:table-cell office:value-type="float" office:value="-0.562680168526858" calcext:value-type="float">
            <text:p>-0.5626801685</text:p>
          </table:table-cell>
          <table:table-cell office:value-type="float" office:value="-0.832895167348286" calcext:value-type="float">
            <text:p>-0.8328951673</text:p>
          </table:table-cell>
          <table:table-cell office:value-type="float" office:value="-0.910753852762109" calcext:value-type="float">
            <text:p>-0.9107538528</text:p>
          </table:table-cell>
          <table:table-cell office:value-type="float" office:value="-0.327043249137713" calcext:value-type="float">
            <text:p>-0.3270432491</text:p>
          </table:table-cell>
          <table:table-cell office:value-type="float" office:value="-0.201708727333785" calcext:value-type="float">
            <text:p>-0.2017087273</text:p>
          </table:table-cell>
          <table:table-cell office:value-type="float" office:value="-0.523052865385862" calcext:value-type="float">
            <text:p>-0.5230528654</text:p>
          </table:table-cell>
          <table:table-cell office:value-type="float" office:value="0.606910643548556" calcext:value-type="float">
            <text:p>0.6069106435</text:p>
          </table:table-cell>
          <table:table-cell office:value-type="float" office:value="-1.05468215095254" calcext:value-type="float">
            <text:p>-1.054682151</text:p>
          </table:table-cell>
          <table:table-cell office:value-type="float" office:value="-1.36077131473087" calcext:value-type="float">
            <text:p>-1.3607713147</text:p>
          </table:table-cell>
          <table:table-cell office:value-type="float" office:value="-1.34249578100837" calcext:value-type="float">
            <text:p>-1.342495781</text:p>
          </table:table-cell>
          <table:table-cell office:value-type="float" office:value="0.0688117398051655" calcext:value-type="float">
            <text:p>0.0688117398</text:p>
          </table:table-cell>
          <table:table-cell office:value-type="float" office:value="-0.0457736481747206" calcext:value-type="float">
            <text:p>-0.0457736482</text:p>
          </table:table-cell>
          <table:table-cell office:value-type="float" office:value="0.700456889710217" calcext:value-type="float">
            <text:p>0.7004568897</text:p>
          </table:table-cell>
          <table:table-cell office:value-type="float" office:value="0.573050557747897" calcext:value-type="float">
            <text:p>0.5730505577</text:p>
          </table:table-cell>
          <table:table-cell office:value-type="float" office:value="-1.36516136407915" calcext:value-type="float">
            <text:p>-1.3651613641</text:p>
          </table:table-cell>
          <table:table-cell office:value-type="float" office:value="0.947649980829615" calcext:value-type="float">
            <text:p>0.94764998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72" calcext:value-type="float">
            <text:p>472</text:p>
          </table:table-cell>
          <table:table-cell office:value-type="float" office:value="-1.10091965379217" calcext:value-type="float">
            <text:p>-1.1009196538</text:p>
          </table:table-cell>
          <table:table-cell office:value-type="float" office:value="1.02958757720055" calcext:value-type="float">
            <text:p>1.0295875772</text:p>
          </table:table-cell>
          <table:table-cell office:value-type="float" office:value="1.34833301916397" calcext:value-type="float">
            <text:p>1.3483330192</text:p>
          </table:table-cell>
          <table:table-cell office:value-type="float" office:value="-1.36208235210811" calcext:value-type="float">
            <text:p>-1.3620823521</text:p>
          </table:table-cell>
          <table:table-cell office:value-type="float" office:value="-0.343464987498957" calcext:value-type="float">
            <text:p>-0.3434649875</text:p>
          </table:table-cell>
          <table:table-cell office:value-type="float" office:value="-0.671658951020721" calcext:value-type="float">
            <text:p>-0.671658951</text:p>
          </table:table-cell>
          <table:table-cell office:value-type="float" office:value="0.291221712639042" calcext:value-type="float">
            <text:p>0.2912217126</text:p>
          </table:table-cell>
          <table:table-cell office:value-type="float" office:value="0.37999435232058" calcext:value-type="float">
            <text:p>0.3799943523</text:p>
          </table:table-cell>
          <table:table-cell office:value-type="float" office:value="0.338839349085901" calcext:value-type="float">
            <text:p>0.3388393491</text:p>
          </table:table-cell>
          <table:table-cell office:value-type="float" office:value="-0.438420634526655" calcext:value-type="float">
            <text:p>-0.4384206345</text:p>
          </table:table-cell>
          <table:table-cell office:value-type="float" office:value="-0.511769707940766" calcext:value-type="float">
            <text:p>-0.5117697079</text:p>
          </table:table-cell>
          <table:table-cell office:value-type="float" office:value="-0.547060718137173" calcext:value-type="float">
            <text:p>-0.5470607181</text:p>
          </table:table-cell>
          <table:table-cell office:value-type="float" office:value="-1.24594591157821" calcext:value-type="float">
            <text:p>-1.2459459116</text:p>
          </table:table-cell>
          <table:table-cell office:value-type="float" office:value="0.263623706254318" calcext:value-type="float">
            <text:p>0.2636237063</text:p>
          </table:table-cell>
          <table:table-cell office:value-type="float" office:value="0.901413492117228" calcext:value-type="float">
            <text:p>0.9014134921</text:p>
          </table:table-cell>
          <table:table-cell office:value-type="float" office:value="0.382382630623662" calcext:value-type="float">
            <text:p>0.3823826306</text:p>
          </table:table-cell>
          <table:table-cell office:value-type="float" office:value="-0.267487897556997" calcext:value-type="float">
            <text:p>-0.2674878976</text:p>
          </table:table-cell>
          <table:table-cell office:value-type="float" office:value="-0.649733762760941" calcext:value-type="float">
            <text:p>-0.6497337628</text:p>
          </table:table-cell>
          <table:table-cell office:value-type="float" office:value="-1.06710915904496" calcext:value-type="float">
            <text:p>-1.0671091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72" calcext:value-type="float">
            <text:p>472</text:p>
          </table:table-cell>
          <table:table-cell office:value-type="float" office:value="1.01705496852431" calcext:value-type="float">
            <text:p>1.0170549685</text:p>
          </table:table-cell>
          <table:table-cell office:value-type="float" office:value="-0.185048783070119" calcext:value-type="float">
            <text:p>-0.1850487831</text:p>
          </table:table-cell>
          <table:table-cell office:value-type="float" office:value="1.18166606650006" calcext:value-type="float">
            <text:p>1.1816660665</text:p>
          </table:table-cell>
          <table:table-cell office:value-type="float" office:value="1.07349020426383" calcext:value-type="float">
            <text:p>1.0734902043</text:p>
          </table:table-cell>
          <table:table-cell office:value-type="float" office:value="-0.550586426062338" calcext:value-type="float">
            <text:p>-0.5505864261</text:p>
          </table:table-cell>
          <table:table-cell office:value-type="float" office:value="0.971826768161323" calcext:value-type="float">
            <text:p>0.9718267682</text:p>
          </table:table-cell>
          <table:table-cell office:value-type="float" office:value="-0.80645193091673" calcext:value-type="float">
            <text:p>-0.8064519309</text:p>
          </table:table-cell>
          <table:table-cell office:value-type="float" office:value="0.4847922444553" calcext:value-type="float">
            <text:p>0.4847922445</text:p>
          </table:table-cell>
          <table:table-cell office:value-type="float" office:value="0.517268097462824" calcext:value-type="float">
            <text:p>0.5172680975</text:p>
          </table:table-cell>
          <table:table-cell office:value-type="float" office:value="-0.06012395521202" calcext:value-type="float">
            <text:p>-0.0601239552</text:p>
          </table:table-cell>
          <table:table-cell office:value-type="float" office:value="1.44699044339251" calcext:value-type="float">
            <text:p>1.4469904434</text:p>
          </table:table-cell>
          <table:table-cell office:value-type="float" office:value="1.19801345982087" calcext:value-type="float">
            <text:p>1.1980134598</text:p>
          </table:table-cell>
          <table:table-cell office:value-type="float" office:value="-0.0708907835143611" calcext:value-type="float">
            <text:p>-0.0708907835</text:p>
          </table:table-cell>
          <table:table-cell office:value-type="float" office:value="0.00657736573307565" calcext:value-type="float">
            <text:p>0.0065773657</text:p>
          </table:table-cell>
          <table:table-cell office:value-type="float" office:value="0.432215270517664" calcext:value-type="float">
            <text:p>0.4322152705</text:p>
          </table:table-cell>
          <table:table-cell office:value-type="float" office:value="-0.14987287415034" calcext:value-type="float">
            <text:p>-0.1498728742</text:p>
          </table:table-cell>
          <table:table-cell office:value-type="float" office:value="-0.0908413936683139" calcext:value-type="float">
            <text:p>-0.0908413937</text:p>
          </table:table-cell>
          <table:table-cell office:value-type="float" office:value="-0.19527724457351" calcext:value-type="float">
            <text:p>-0.1952772446</text:p>
          </table:table-cell>
          <table:table-cell office:value-type="float" office:value="-0.870040663807092" calcext:value-type="float">
            <text:p>-0.87004066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72" calcext:value-type="float">
            <text:p>472</text:p>
          </table:table-cell>
          <table:table-cell office:value-type="float" office:value="-3.0435406239976" calcext:value-type="float">
            <text:p>-3.043540624</text:p>
          </table:table-cell>
          <table:table-cell office:value-type="float" office:value="-3.15730712090228" calcext:value-type="float">
            <text:p>-3.1573071209</text:p>
          </table:table-cell>
          <table:table-cell office:value-type="float" office:value="1.08846277997285" calcext:value-type="float">
            <text:p>1.08846278</text:p>
          </table:table-cell>
          <table:table-cell office:value-type="float" office:value="2.2886436183814" calcext:value-type="float">
            <text:p>2.2886436184</text:p>
          </table:table-cell>
          <table:table-cell office:value-type="float" office:value="1.35980512966107" calcext:value-type="float">
            <text:p>1.3598051297</text:p>
          </table:table-cell>
          <table:table-cell office:value-type="float" office:value="-1.06482252298131" calcext:value-type="float">
            <text:p>-1.064822523</text:p>
          </table:table-cell>
          <table:table-cell office:value-type="float" office:value="0.325574266158614" calcext:value-type="float">
            <text:p>0.3255742662</text:p>
          </table:table-cell>
          <table:table-cell office:value-type="float" office:value="-0.0677936531906277" calcext:value-type="float">
            <text:p>-0.0677936532</text:p>
          </table:table-cell>
          <table:table-cell office:value-type="float" office:value="-0.270952836226548" calcext:value-type="float">
            <text:p>-0.2709528362</text:p>
          </table:table-cell>
          <table:table-cell office:value-type="float" office:value="-0.838586564582682" calcext:value-type="float">
            <text:p>-0.8385865646</text:p>
          </table:table-cell>
          <table:table-cell office:value-type="float" office:value="-0.414575448285725" calcext:value-type="float">
            <text:p>-0.4145754483</text:p>
          </table:table-cell>
          <table:table-cell office:value-type="float" office:value="-0.503140859566824" calcext:value-type="float">
            <text:p>-0.5031408596</text:p>
          </table:table-cell>
          <table:table-cell office:value-type="float" office:value="0.676501544635863" calcext:value-type="float">
            <text:p>0.6765015446</text:p>
          </table:table-cell>
          <table:table-cell office:value-type="float" office:value="-1.69202893305906" calcext:value-type="float">
            <text:p>-1.6920289331</text:p>
          </table:table-cell>
          <table:table-cell office:value-type="float" office:value="2.00063483909015" calcext:value-type="float">
            <text:p>2.0006348391</text:p>
          </table:table-cell>
          <table:table-cell office:value-type="float" office:value="0.666779695901966" calcext:value-type="float">
            <text:p>0.6667796959</text:p>
          </table:table-cell>
          <table:table-cell office:value-type="float" office:value="0.599717413841732" calcext:value-type="float">
            <text:p>0.5997174138</text:p>
          </table:table-cell>
          <table:table-cell office:value-type="float" office:value="1.72532100745514" calcext:value-type="float">
            <text:p>1.7253210075</text:p>
          </table:table-cell>
          <table:table-cell office:value-type="float" office:value="0.283344830149495" calcext:value-type="float">
            <text:p>0.28334483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72" calcext:value-type="float">
            <text:p>472</text:p>
          </table:table-cell>
          <table:table-cell office:value-type="float" office:value="1.04078123560653" calcext:value-type="float">
            <text:p>1.0407812356</text:p>
          </table:table-cell>
          <table:table-cell office:value-type="float" office:value="0.10956917224535" calcext:value-type="float">
            <text:p>0.1095691722</text:p>
          </table:table-cell>
          <table:table-cell office:value-type="float" office:value="0.357987395876696" calcext:value-type="float">
            <text:p>0.3579873959</text:p>
          </table:table-cell>
          <table:table-cell office:value-type="float" office:value="1.11899798107106" calcext:value-type="float">
            <text:p>1.1189979811</text:p>
          </table:table-cell>
          <table:table-cell office:value-type="float" office:value="-0.105373135445754" calcext:value-type="float">
            <text:p>-0.1053731354</text:p>
          </table:table-cell>
          <table:table-cell office:value-type="float" office:value="-0.0568367508239653" calcext:value-type="float">
            <text:p>-0.0568367508</text:p>
          </table:table-cell>
          <table:table-cell office:value-type="float" office:value="0.0550262263645624" calcext:value-type="float">
            <text:p>0.0550262264</text:p>
          </table:table-cell>
          <table:table-cell office:value-type="float" office:value="0.0451645836889402" calcext:value-type="float">
            <text:p>0.0451645837</text:p>
          </table:table-cell>
          <table:table-cell office:value-type="float" office:value="-0.350572631241886" calcext:value-type="float">
            <text:p>-0.3505726312</text:p>
          </table:table-cell>
          <table:table-cell office:value-type="float" office:value="0.151601971705919" calcext:value-type="float">
            <text:p>0.1516019717</text:p>
          </table:table-cell>
          <table:table-cell office:value-type="float" office:value="1.57659776517306" calcext:value-type="float">
            <text:p>1.5765977652</text:p>
          </table:table-cell>
          <table:table-cell office:value-type="float" office:value="1.18184728515047" calcext:value-type="float">
            <text:p>1.1818472852</text:p>
          </table:table-cell>
          <table:table-cell office:value-type="float" office:value="0.390601797794684" calcext:value-type="float">
            <text:p>0.3906017978</text:p>
          </table:table-cell>
          <table:table-cell office:value-type="float" office:value="0.476672324534955" calcext:value-type="float">
            <text:p>0.4766723245</text:p>
          </table:table-cell>
          <table:table-cell office:value-type="float" office:value="0.44594082523271" calcext:value-type="float">
            <text:p>0.4459408252</text:p>
          </table:table-cell>
          <table:table-cell office:value-type="float" office:value="0.039946782580101" calcext:value-type="float">
            <text:p>0.0399467826</text:p>
          </table:table-cell>
          <table:table-cell office:value-type="float" office:value="-0.469181622948506" calcext:value-type="float">
            <text:p>-0.4691816229</text:p>
          </table:table-cell>
          <table:table-cell office:value-type="float" office:value="-0.0664955164134212" calcext:value-type="float">
            <text:p>-0.0664955164</text:p>
          </table:table-cell>
          <table:table-cell office:value-type="float" office:value="-0.564015813658216" calcext:value-type="float">
            <text:p>-0.56401581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76" calcext:value-type="float">
            <text:p>476</text:p>
          </table:table-cell>
          <table:table-cell office:value-type="float" office:value="-0.867554210779743" calcext:value-type="float">
            <text:p>-0.8675542108</text:p>
          </table:table-cell>
          <table:table-cell office:value-type="float" office:value="-0.418633339430195" calcext:value-type="float">
            <text:p>-0.4186333394</text:p>
          </table:table-cell>
          <table:table-cell office:value-type="float" office:value="2.29492668654691" calcext:value-type="float">
            <text:p>2.2949266865</text:p>
          </table:table-cell>
          <table:table-cell office:value-type="float" office:value="0.219869661334528" calcext:value-type="float">
            <text:p>0.2198696613</text:p>
          </table:table-cell>
          <table:table-cell office:value-type="float" office:value="-0.0858203228696113" calcext:value-type="float">
            <text:p>-0.0858203229</text:p>
          </table:table-cell>
          <table:table-cell office:value-type="float" office:value="-0.839204425847823" calcext:value-type="float">
            <text:p>-0.8392044258</text:p>
          </table:table-cell>
          <table:table-cell office:value-type="float" office:value="-0.724947469291827" calcext:value-type="float">
            <text:p>-0.7249474693</text:p>
          </table:table-cell>
          <table:table-cell office:value-type="float" office:value="0.221811953674263" calcext:value-type="float">
            <text:p>0.2218119537</text:p>
          </table:table-cell>
          <table:table-cell office:value-type="float" office:value="0.42373813393856" calcext:value-type="float">
            <text:p>0.4237381339</text:p>
          </table:table-cell>
          <table:table-cell office:value-type="float" office:value="-0.431875702661519" calcext:value-type="float">
            <text:p>-0.4318757027</text:p>
          </table:table-cell>
          <table:table-cell office:value-type="float" office:value="-0.867638465112668" calcext:value-type="float">
            <text:p>-0.8676384651</text:p>
          </table:table-cell>
          <table:table-cell office:value-type="float" office:value="-0.486136976299496" calcext:value-type="float">
            <text:p>-0.4861369763</text:p>
          </table:table-cell>
          <table:table-cell office:value-type="float" office:value="-0.799464938201214" calcext:value-type="float">
            <text:p>-0.7994649382</text:p>
          </table:table-cell>
          <table:table-cell office:value-type="float" office:value="-0.16908491079299" calcext:value-type="float">
            <text:p>-0.1690849108</text:p>
          </table:table-cell>
          <table:table-cell office:value-type="float" office:value="0.963012475970998" calcext:value-type="float">
            <text:p>0.963012476</text:p>
          </table:table-cell>
          <table:table-cell office:value-type="float" office:value="0.0132524792749653" calcext:value-type="float">
            <text:p>0.0132524793</text:p>
          </table:table-cell>
          <table:table-cell office:value-type="float" office:value="0.0728621623379799" calcext:value-type="float">
            <text:p>0.0728621623</text:p>
          </table:table-cell>
          <table:table-cell office:value-type="float" office:value="0.287711892207123" calcext:value-type="float">
            <text:p>0.2877118922</text:p>
          </table:table-cell>
          <table:table-cell office:value-type="float" office:value="0.78858803260512" calcext:value-type="float">
            <text:p>0.78858803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7" calcext:value-type="float">
            <text:p>477</text:p>
          </table:table-cell>
          <table:table-cell office:value-type="float" office:value="-0.347239992032347" calcext:value-type="float">
            <text:p>-0.347239992</text:p>
          </table:table-cell>
          <table:table-cell office:value-type="float" office:value="1.14021797144301" calcext:value-type="float">
            <text:p>1.1402179714</text:p>
          </table:table-cell>
          <table:table-cell office:value-type="float" office:value="1.2890664698612" calcext:value-type="float">
            <text:p>1.2890664699</text:p>
          </table:table-cell>
          <table:table-cell office:value-type="float" office:value="0.0610696576212423" calcext:value-type="float">
            <text:p>0.0610696576</text:p>
          </table:table-cell>
          <table:table-cell office:value-type="float" office:value="0.0325141696758185" calcext:value-type="float">
            <text:p>0.0325141697</text:p>
          </table:table-cell>
          <table:table-cell office:value-type="float" office:value="-0.960933237115675" calcext:value-type="float">
            <text:p>-0.9609332371</text:p>
          </table:table-cell>
          <table:table-cell office:value-type="float" office:value="0.756414762630682" calcext:value-type="float">
            <text:p>0.7564147626</text:p>
          </table:table-cell>
          <table:table-cell office:value-type="float" office:value="-0.0912728336983624" calcext:value-type="float">
            <text:p>-0.0912728337</text:p>
          </table:table-cell>
          <table:table-cell office:value-type="float" office:value="-0.439727010258532" calcext:value-type="float">
            <text:p>-0.4397270103</text:p>
          </table:table-cell>
          <table:table-cell office:value-type="float" office:value="-0.525814954145289" calcext:value-type="float">
            <text:p>-0.5258149541</text:p>
          </table:table-cell>
          <table:table-cell office:value-type="float" office:value="-0.168509870397196" calcext:value-type="float">
            <text:p>-0.1685098704</text:p>
          </table:table-cell>
          <table:table-cell office:value-type="float" office:value="0.0647808925255652" calcext:value-type="float">
            <text:p>0.0647808925</text:p>
          </table:table-cell>
          <table:table-cell office:value-type="float" office:value="0.397228285442556" calcext:value-type="float">
            <text:p>0.3972282854</text:p>
          </table:table-cell>
          <table:table-cell office:value-type="float" office:value="-0.484435750733533" calcext:value-type="float">
            <text:p>-0.4844357507</text:p>
          </table:table-cell>
          <table:table-cell office:value-type="float" office:value="0.863950740069523" calcext:value-type="float">
            <text:p>0.8639507401</text:p>
          </table:table-cell>
          <table:table-cell office:value-type="float" office:value="0.37236817972924" calcext:value-type="float">
            <text:p>0.3723681797</text:p>
          </table:table-cell>
          <table:table-cell office:value-type="float" office:value="-0.00978667741414702" calcext:value-type="float">
            <text:p>-0.0097866774</text:p>
          </table:table-cell>
          <table:table-cell office:value-type="float" office:value="-0.168769864102142" calcext:value-type="float">
            <text:p>-0.1687698641</text:p>
          </table:table-cell>
          <table:table-cell office:value-type="float" office:value="-0.0926908912513395" calcext:value-type="float">
            <text:p>-0.09269089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78" calcext:value-type="float">
            <text:p>478</text:p>
          </table:table-cell>
          <table:table-cell office:value-type="float" office:value="-0.394363940095324" calcext:value-type="float">
            <text:p>-0.3943639401</text:p>
          </table:table-cell>
          <table:table-cell office:value-type="float" office:value="0.962488927143593" calcext:value-type="float">
            <text:p>0.9624889271</text:p>
          </table:table-cell>
          <table:table-cell office:value-type="float" office:value="1.16411130483157" calcext:value-type="float">
            <text:p>1.1641113048</text:p>
          </table:table-cell>
          <table:table-cell office:value-type="float" office:value="-0.110028408950155" calcext:value-type="float">
            <text:p>-0.110028409</text:p>
          </table:table-cell>
          <table:table-cell office:value-type="float" office:value="0.221215517544595" calcext:value-type="float">
            <text:p>0.2212155175</text:p>
          </table:table-cell>
          <table:table-cell office:value-type="float" office:value="-0.526324364631051" calcext:value-type="float">
            <text:p>-0.5263243646</text:p>
          </table:table-cell>
          <table:table-cell office:value-type="float" office:value="0.505039916129875" calcext:value-type="float">
            <text:p>0.5050399161</text:p>
          </table:table-cell>
          <table:table-cell office:value-type="float" office:value="0.147742879949019" calcext:value-type="float">
            <text:p>0.1477428799</text:p>
          </table:table-cell>
          <table:table-cell office:value-type="float" office:value="-0.499457132729545" calcext:value-type="float">
            <text:p>-0.4994571327</text:p>
          </table:table-cell>
          <table:table-cell office:value-type="float" office:value="-0.31149873827367" calcext:value-type="float">
            <text:p>-0.3114987383</text:p>
          </table:table-cell>
          <table:table-cell office:value-type="float" office:value="1.04904093563352" calcext:value-type="float">
            <text:p>1.0490409356</text:p>
          </table:table-cell>
          <table:table-cell office:value-type="float" office:value="0.0552689112713554" calcext:value-type="float">
            <text:p>0.0552689113</text:p>
          </table:table-cell>
          <table:table-cell office:value-type="float" office:value="-0.754753358783594" calcext:value-type="float">
            <text:p>-0.7547533588</text:p>
          </table:table-cell>
          <table:table-cell office:value-type="float" office:value="-0.0817977138460812" calcext:value-type="float">
            <text:p>-0.0817977138</text:p>
          </table:table-cell>
          <table:table-cell office:value-type="float" office:value="0.312033558976671" calcext:value-type="float">
            <text:p>0.312033559</text:p>
          </table:table-cell>
          <table:table-cell office:value-type="float" office:value="0.712748003167192" calcext:value-type="float">
            <text:p>0.7127480032</text:p>
          </table:table-cell>
          <table:table-cell office:value-type="float" office:value="-0.312042725602174" calcext:value-type="float">
            <text:p>-0.3120427256</text:p>
          </table:table-cell>
          <table:table-cell office:value-type="float" office:value="0.568455680423752" calcext:value-type="float">
            <text:p>0.5684556804</text:p>
          </table:table-cell>
          <table:table-cell office:value-type="float" office:value="0.328515113555766" calcext:value-type="float">
            <text:p>0.328515113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8" calcext:value-type="float">
            <text:p>478</text:p>
          </table:table-cell>
          <table:table-cell office:value-type="float" office:value="-0.597235764315286" calcext:value-type="float">
            <text:p>-0.5972357643</text:p>
          </table:table-cell>
          <table:table-cell office:value-type="float" office:value="0.897113634542816" calcext:value-type="float">
            <text:p>0.8971136345</text:p>
          </table:table-cell>
          <table:table-cell office:value-type="float" office:value="0.765018455993999" calcext:value-type="float">
            <text:p>0.765018456</text:p>
          </table:table-cell>
          <table:table-cell office:value-type="float" office:value="-1.00893408522176" calcext:value-type="float">
            <text:p>-1.0089340852</text:p>
          </table:table-cell>
          <table:table-cell office:value-type="float" office:value="0.491638517158923" calcext:value-type="float">
            <text:p>0.4916385172</text:p>
          </table:table-cell>
          <table:table-cell office:value-type="float" office:value="-0.0591364148544972" calcext:value-type="float">
            <text:p>-0.0591364149</text:p>
          </table:table-cell>
          <table:table-cell office:value-type="float" office:value="0.5957021459803" calcext:value-type="float">
            <text:p>0.595702146</text:p>
          </table:table-cell>
          <table:table-cell office:value-type="float" office:value="0.110416700863007" calcext:value-type="float">
            <text:p>0.1104167009</text:p>
          </table:table-cell>
          <table:table-cell office:value-type="float" office:value="-0.0682743685398851" calcext:value-type="float">
            <text:p>-0.0682743685</text:p>
          </table:table-cell>
          <table:table-cell office:value-type="float" office:value="-0.0971136478710612" calcext:value-type="float">
            <text:p>-0.0971136479</text:p>
          </table:table-cell>
          <table:table-cell office:value-type="float" office:value="-0.0411490854413863" calcext:value-type="float">
            <text:p>-0.0411490854</text:p>
          </table:table-cell>
          <table:table-cell office:value-type="float" office:value="-0.216979729883013" calcext:value-type="float">
            <text:p>-0.2169797299</text:p>
          </table:table-cell>
          <table:table-cell office:value-type="float" office:value="-0.830567838438147" calcext:value-type="float">
            <text:p>-0.8305678384</text:p>
          </table:table-cell>
          <table:table-cell office:value-type="float" office:value="0.273399629989152" calcext:value-type="float">
            <text:p>0.27339963</text:p>
          </table:table-cell>
          <table:table-cell office:value-type="float" office:value="-0.236620328293625" calcext:value-type="float">
            <text:p>-0.2366203283</text:p>
          </table:table-cell>
          <table:table-cell office:value-type="float" office:value="1.04583653657115" calcext:value-type="float">
            <text:p>1.0458365366</text:p>
          </table:table-cell>
          <table:table-cell office:value-type="float" office:value="-1.34975839834421" calcext:value-type="float">
            <text:p>-1.3497583983</text:p>
          </table:table-cell>
          <table:table-cell office:value-type="float" office:value="0.673211928581216" calcext:value-type="float">
            <text:p>0.6732119286</text:p>
          </table:table-cell>
          <table:table-cell office:value-type="float" office:value="-0.209066947496592" calcext:value-type="float">
            <text:p>-0.2090669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78" calcext:value-type="float">
            <text:p>478</text:p>
          </table:table-cell>
          <table:table-cell office:value-type="float" office:value="-0.98747676408682" calcext:value-type="float">
            <text:p>-0.9874767641</text:p>
          </table:table-cell>
          <table:table-cell office:value-type="float" office:value="1.11817740925387" calcext:value-type="float">
            <text:p>1.1181774093</text:p>
          </table:table-cell>
          <table:table-cell office:value-type="float" office:value="0.666257803712843" calcext:value-type="float">
            <text:p>0.6662578037</text:p>
          </table:table-cell>
          <table:table-cell office:value-type="float" office:value="-0.583883173188284" calcext:value-type="float">
            <text:p>-0.5838831732</text:p>
          </table:table-cell>
          <table:table-cell office:value-type="float" office:value="-0.649628271500306" calcext:value-type="float">
            <text:p>-0.6496282715</text:p>
          </table:table-cell>
          <table:table-cell office:value-type="float" office:value="0.815711082891905" calcext:value-type="float">
            <text:p>0.8157110829</text:p>
          </table:table-cell>
          <table:table-cell office:value-type="float" office:value="-1.04573447537608" calcext:value-type="float">
            <text:p>-1.0457344754</text:p>
          </table:table-cell>
          <table:table-cell office:value-type="float" office:value="-3.79277612718982" calcext:value-type="float">
            <text:p>-3.7927761272</text:p>
          </table:table-cell>
          <table:table-cell office:value-type="float" office:value="0.336438172908236" calcext:value-type="float">
            <text:p>0.3364381729</text:p>
          </table:table-cell>
          <table:table-cell office:value-type="float" office:value="-0.272903404841305" calcext:value-type="float">
            <text:p>-0.2729034048</text:p>
          </table:table-cell>
          <table:table-cell office:value-type="float" office:value="1.13229836924833" calcext:value-type="float">
            <text:p>1.1322983692</text:p>
          </table:table-cell>
          <table:table-cell office:value-type="float" office:value="0.881784324407272" calcext:value-type="float">
            <text:p>0.8817843244</text:p>
          </table:table-cell>
          <table:table-cell office:value-type="float" office:value="-1.26749875155154" calcext:value-type="float">
            <text:p>-1.2674987516</text:p>
          </table:table-cell>
          <table:table-cell office:value-type="float" office:value="0.596373236309377" calcext:value-type="float">
            <text:p>0.5963732363</text:p>
          </table:table-cell>
          <table:table-cell office:value-type="float" office:value="-0.568107434586715" calcext:value-type="float">
            <text:p>-0.5681074346</text:p>
          </table:table-cell>
          <table:table-cell office:value-type="float" office:value="0.128521126835756" calcext:value-type="float">
            <text:p>0.1285211268</text:p>
          </table:table-cell>
          <table:table-cell office:value-type="float" office:value="0.066178208561089" calcext:value-type="float">
            <text:p>0.0661782086</text:p>
          </table:table-cell>
          <table:table-cell office:value-type="float" office:value="-0.52288128830546" calcext:value-type="float">
            <text:p>-0.5228812883</text:p>
          </table:table-cell>
          <table:table-cell office:value-type="float" office:value="-0.580882294667242" calcext:value-type="float">
            <text:p>-0.580882294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79" calcext:value-type="float">
            <text:p>479</text:p>
          </table:table-cell>
          <table:table-cell office:value-type="float" office:value="-2.44134792474947" calcext:value-type="float">
            <text:p>-2.4413479247</text:p>
          </table:table-cell>
          <table:table-cell office:value-type="float" office:value="1.68881618430467" calcext:value-type="float">
            <text:p>1.6888161843</text:p>
          </table:table-cell>
          <table:table-cell office:value-type="float" office:value="0.6399215155297" calcext:value-type="float">
            <text:p>0.6399215155</text:p>
          </table:table-cell>
          <table:table-cell office:value-type="float" office:value="-0.776735224580886" calcext:value-type="float">
            <text:p>-0.7767352246</text:p>
          </table:table-cell>
          <table:table-cell office:value-type="float" office:value="-0.305875480369799" calcext:value-type="float">
            <text:p>-0.3058754804</text:p>
          </table:table-cell>
          <table:table-cell office:value-type="float" office:value="0.491953936886829" calcext:value-type="float">
            <text:p>0.4919539369</text:p>
          </table:table-cell>
          <table:table-cell office:value-type="float" office:value="-1.35483026945739" calcext:value-type="float">
            <text:p>-1.3548302695</text:p>
          </table:table-cell>
          <table:table-cell office:value-type="float" office:value="-3.21016380160303" calcext:value-type="float">
            <text:p>-3.2101638016</text:p>
          </table:table-cell>
          <table:table-cell office:value-type="float" office:value="0.0869855566649434" calcext:value-type="float">
            <text:p>0.0869855567</text:p>
          </table:table-cell>
          <table:table-cell office:value-type="float" office:value="-0.34752777014723" calcext:value-type="float">
            <text:p>-0.3475277701</text:p>
          </table:table-cell>
          <table:table-cell office:value-type="float" office:value="0.856168729726932" calcext:value-type="float">
            <text:p>0.8561687297</text:p>
          </table:table-cell>
          <table:table-cell office:value-type="float" office:value="0.887824560446573" calcext:value-type="float">
            <text:p>0.8878245604</text:p>
          </table:table-cell>
          <table:table-cell office:value-type="float" office:value="-1.21289679475387" calcext:value-type="float">
            <text:p>-1.2128967948</text:p>
          </table:table-cell>
          <table:table-cell office:value-type="float" office:value="0.761376885082592" calcext:value-type="float">
            <text:p>0.7613768851</text:p>
          </table:table-cell>
          <table:table-cell office:value-type="float" office:value="-0.739470201843407" calcext:value-type="float">
            <text:p>-0.7394702018</text:p>
          </table:table-cell>
          <table:table-cell office:value-type="float" office:value="0.112565348812694" calcext:value-type="float">
            <text:p>0.1125653488</text:p>
          </table:table-cell>
          <table:table-cell office:value-type="float" office:value="0.276850842300603" calcext:value-type="float">
            <text:p>0.2768508423</text:p>
          </table:table-cell>
          <table:table-cell office:value-type="float" office:value="-0.33360280295816" calcext:value-type="float">
            <text:p>-0.333602803</text:p>
          </table:table-cell>
          <table:table-cell office:value-type="float" office:value="-0.359222014200551" calcext:value-type="float">
            <text:p>-0.359222014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0" calcext:value-type="float">
            <text:p>480</text:p>
          </table:table-cell>
          <table:table-cell office:value-type="float" office:value="1.03907905531269" calcext:value-type="float">
            <text:p>1.0390790553</text:p>
          </table:table-cell>
          <table:table-cell office:value-type="float" office:value="1.15803404495519" calcext:value-type="float">
            <text:p>1.158034045</text:p>
          </table:table-cell>
          <table:table-cell office:value-type="float" office:value="-1.55517380004332" calcext:value-type="float">
            <text:p>-1.5551738</text:p>
          </table:table-cell>
          <table:table-cell office:value-type="float" office:value="1.50027016316275" calcext:value-type="float">
            <text:p>1.5002701632</text:p>
          </table:table-cell>
          <table:table-cell office:value-type="float" office:value="1.55614823617091" calcext:value-type="float">
            <text:p>1.5561482362</text:p>
          </table:table-cell>
          <table:table-cell office:value-type="float" office:value="0.0360284336947324" calcext:value-type="float">
            <text:p>0.0360284337</text:p>
          </table:table-cell>
          <table:table-cell office:value-type="float" office:value="0.499064735359238" calcext:value-type="float">
            <text:p>0.4990647354</text:p>
          </table:table-cell>
          <table:table-cell office:value-type="float" office:value="0.148227152727975" calcext:value-type="float">
            <text:p>0.1482271527</text:p>
          </table:table-cell>
          <table:table-cell office:value-type="float" office:value="-0.603040247150715" calcext:value-type="float">
            <text:p>-0.6030402472</text:p>
          </table:table-cell>
          <table:table-cell office:value-type="float" office:value="-1.76447559103359" calcext:value-type="float">
            <text:p>-1.764475591</text:p>
          </table:table-cell>
          <table:table-cell office:value-type="float" office:value="2.20281985180831" calcext:value-type="float">
            <text:p>2.2028198518</text:p>
          </table:table-cell>
          <table:table-cell office:value-type="float" office:value="0.4092720327831" calcext:value-type="float">
            <text:p>0.4092720328</text:p>
          </table:table-cell>
          <table:table-cell office:value-type="float" office:value="0.497219180610713" calcext:value-type="float">
            <text:p>0.4972191806</text:p>
          </table:table-cell>
          <table:table-cell office:value-type="float" office:value="-3.39121306982887" calcext:value-type="float">
            <text:p>-3.3912130698</text:p>
          </table:table-cell>
          <table:table-cell office:value-type="float" office:value="2.05226512941228" calcext:value-type="float">
            <text:p>2.0522651294</text:p>
          </table:table-cell>
          <table:table-cell office:value-type="float" office:value="-0.361773652917822" calcext:value-type="float">
            <text:p>-0.3617736529</text:p>
          </table:table-cell>
          <table:table-cell office:value-type="float" office:value="3.98628883313929" calcext:value-type="float">
            <text:p>3.9862888331</text:p>
          </table:table-cell>
          <table:table-cell office:value-type="float" office:value="-0.811839159039314" calcext:value-type="float">
            <text:p>-0.811839159</text:p>
          </table:table-cell>
          <table:table-cell office:value-type="float" office:value="-2.51696288201669" calcext:value-type="float">
            <text:p>-2.51696288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0" calcext:value-type="float">
            <text:p>480</text:p>
          </table:table-cell>
          <table:table-cell office:value-type="float" office:value="-1.448818005251" calcext:value-type="float">
            <text:p>-1.4488180053</text:p>
          </table:table-cell>
          <table:table-cell office:value-type="float" office:value="-1.2720895803379" calcext:value-type="float">
            <text:p>-1.2720895803</text:p>
          </table:table-cell>
          <table:table-cell office:value-type="float" office:value="0.0806469903887339" calcext:value-type="float">
            <text:p>0.0806469904</text:p>
          </table:table-cell>
          <table:table-cell office:value-type="float" office:value="-0.122034223651626" calcext:value-type="float">
            <text:p>-0.1220342237</text:p>
          </table:table-cell>
          <table:table-cell office:value-type="float" office:value="-1.71196597866692" calcext:value-type="float">
            <text:p>-1.7119659787</text:p>
          </table:table-cell>
          <table:table-cell office:value-type="float" office:value="0.611857676704678" calcext:value-type="float">
            <text:p>0.6118576767</text:p>
          </table:table-cell>
          <table:table-cell office:value-type="float" office:value="3.31078232874127" calcext:value-type="float">
            <text:p>3.3107823287</text:p>
          </table:table-cell>
          <table:table-cell office:value-type="float" office:value="-0.372438303582235" calcext:value-type="float">
            <text:p>-0.3724383036</text:p>
          </table:table-cell>
          <table:table-cell office:value-type="float" office:value="-0.716214438833916" calcext:value-type="float">
            <text:p>-0.7162144388</text:p>
          </table:table-cell>
          <table:table-cell office:value-type="float" office:value="-1.40286871139933" calcext:value-type="float">
            <text:p>-1.4028687114</text:p>
          </table:table-cell>
          <table:table-cell office:value-type="float" office:value="-0.206043728950326" calcext:value-type="float">
            <text:p>-0.206043729</text:p>
          </table:table-cell>
          <table:table-cell office:value-type="float" office:value="0.570597430698484" calcext:value-type="float">
            <text:p>0.5705974307</text:p>
          </table:table-cell>
          <table:table-cell office:value-type="float" office:value="1.1966272479256" calcext:value-type="float">
            <text:p>1.1966272479</text:p>
          </table:table-cell>
          <table:table-cell office:value-type="float" office:value="-0.0958695461994346" calcext:value-type="float">
            <text:p>-0.0958695462</text:p>
          </table:table-cell>
          <table:table-cell office:value-type="float" office:value="0.0996400007836919" calcext:value-type="float">
            <text:p>0.0996400008</text:p>
          </table:table-cell>
          <table:table-cell office:value-type="float" office:value="-0.622804498514058" calcext:value-type="float">
            <text:p>-0.6228044985</text:p>
          </table:table-cell>
          <table:table-cell office:value-type="float" office:value="0.239793002175179" calcext:value-type="float">
            <text:p>0.2397930022</text:p>
          </table:table-cell>
          <table:table-cell office:value-type="float" office:value="-0.904960308590517" calcext:value-type="float">
            <text:p>-0.9049603086</text:p>
          </table:table-cell>
          <table:table-cell office:value-type="float" office:value="-0.0387636512137158" calcext:value-type="float">
            <text:p>-0.03876365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81" calcext:value-type="float">
            <text:p>481</text:p>
          </table:table-cell>
          <table:table-cell office:value-type="float" office:value="-2.75212410779928" calcext:value-type="float">
            <text:p>-2.7521241078</text:p>
          </table:table-cell>
          <table:table-cell office:value-type="float" office:value="-3.23216783201557" calcext:value-type="float">
            <text:p>-3.232167832</text:p>
          </table:table-cell>
          <table:table-cell office:value-type="float" office:value="0.873035707609555" calcext:value-type="float">
            <text:p>0.8730357076</text:p>
          </table:table-cell>
          <table:table-cell office:value-type="float" office:value="0.108216564734541" calcext:value-type="float">
            <text:p>0.1082165647</text:p>
          </table:table-cell>
          <table:table-cell office:value-type="float" office:value="-2.45127886197596" calcext:value-type="float">
            <text:p>-2.451278862</text:p>
          </table:table-cell>
          <table:table-cell office:value-type="float" office:value="0.486158950744271" calcext:value-type="float">
            <text:p>0.4861589507</text:p>
          </table:table-cell>
          <table:table-cell office:value-type="float" office:value="3.1529065945466" calcext:value-type="float">
            <text:p>3.1529065945</text:p>
          </table:table-cell>
          <table:table-cell office:value-type="float" office:value="-1.01308687114355" calcext:value-type="float">
            <text:p>-1.0130868711</text:p>
          </table:table-cell>
          <table:table-cell office:value-type="float" office:value="1.12832579198531" calcext:value-type="float">
            <text:p>1.128325792</text:p>
          </table:table-cell>
          <table:table-cell office:value-type="float" office:value="-0.939778452006899" calcext:value-type="float">
            <text:p>-0.939778452</text:p>
          </table:table-cell>
          <table:table-cell office:value-type="float" office:value="-0.490740713655321" calcext:value-type="float">
            <text:p>-0.4907407137</text:p>
          </table:table-cell>
          <table:table-cell office:value-type="float" office:value="0.0962163617197078" calcext:value-type="float">
            <text:p>0.0962163617</text:p>
          </table:table-cell>
          <table:table-cell office:value-type="float" office:value="-0.0434648056700517" calcext:value-type="float">
            <text:p>-0.0434648057</text:p>
          </table:table-cell>
          <table:table-cell office:value-type="float" office:value="-1.14029423372113" calcext:value-type="float">
            <text:p>-1.1402942337</text:p>
          </table:table-cell>
          <table:table-cell office:value-type="float" office:value="-0.728959791001655" calcext:value-type="float">
            <text:p>-0.728959791</text:p>
          </table:table-cell>
          <table:table-cell office:value-type="float" office:value="0.199869491139842" calcext:value-type="float">
            <text:p>0.1998694911</text:p>
          </table:table-cell>
          <table:table-cell office:value-type="float" office:value="-0.399117013221164" calcext:value-type="float">
            <text:p>-0.3991170132</text:p>
          </table:table-cell>
          <table:table-cell office:value-type="float" office:value="-0.603039423821136" calcext:value-type="float">
            <text:p>-0.6030394238</text:p>
          </table:table-cell>
          <table:table-cell office:value-type="float" office:value="-0.274478648425316" calcext:value-type="float">
            <text:p>-0.27447864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1" calcext:value-type="float">
            <text:p>481</text:p>
          </table:table-cell>
          <table:table-cell office:value-type="float" office:value="1.21546847819143" calcext:value-type="float">
            <text:p>1.2154684782</text:p>
          </table:table-cell>
          <table:table-cell office:value-type="float" office:value="-0.0713420695619551" calcext:value-type="float">
            <text:p>-0.0713420696</text:p>
          </table:table-cell>
          <table:table-cell office:value-type="float" office:value="1.04869653907063" calcext:value-type="float">
            <text:p>1.0486965391</text:p>
          </table:table-cell>
          <table:table-cell office:value-type="float" office:value="0.724718913116541" calcext:value-type="float">
            <text:p>0.7247189131</text:p>
          </table:table-cell>
          <table:table-cell office:value-type="float" office:value="-0.694531818142867" calcext:value-type="float">
            <text:p>-0.6945318181</text:p>
          </table:table-cell>
          <table:table-cell office:value-type="float" office:value="0.0418792888045759" calcext:value-type="float">
            <text:p>0.0418792888</text:p>
          </table:table-cell>
          <table:table-cell office:value-type="float" office:value="-0.528919450287794" calcext:value-type="float">
            <text:p>-0.5289194503</text:p>
          </table:table-cell>
          <table:table-cell office:value-type="float" office:value="0.0199394314684428" calcext:value-type="float">
            <text:p>0.0199394315</text:p>
          </table:table-cell>
          <table:table-cell office:value-type="float" office:value="0.735111719405732" calcext:value-type="float">
            <text:p>0.7351117194</text:p>
          </table:table-cell>
          <table:table-cell office:value-type="float" office:value="-0.285616350005368" calcext:value-type="float">
            <text:p>-0.28561635</text:p>
          </table:table-cell>
          <table:table-cell office:value-type="float" office:value="-0.951484300046276" calcext:value-type="float">
            <text:p>-0.9514843</text:p>
          </table:table-cell>
          <table:table-cell office:value-type="float" office:value="1.07894988990495" calcext:value-type="float">
            <text:p>1.0789498899</text:p>
          </table:table-cell>
          <table:table-cell office:value-type="float" office:value="1.67225627495133" calcext:value-type="float">
            <text:p>1.672256275</text:p>
          </table:table-cell>
          <table:table-cell office:value-type="float" office:value="-0.743838631913306" calcext:value-type="float">
            <text:p>-0.7438386319</text:p>
          </table:table-cell>
          <table:table-cell office:value-type="float" office:value="0.0712550145282793" calcext:value-type="float">
            <text:p>0.0712550145</text:p>
          </table:table-cell>
          <table:table-cell office:value-type="float" office:value="0.247985145241398" calcext:value-type="float">
            <text:p>0.2479851452</text:p>
          </table:table-cell>
          <table:table-cell office:value-type="float" office:value="-0.457250971689693" calcext:value-type="float">
            <text:p>-0.4572509717</text:p>
          </table:table-cell>
          <table:table-cell office:value-type="float" office:value="-0.248081157683148" calcext:value-type="float">
            <text:p>-0.2480811577</text:p>
          </table:table-cell>
          <table:table-cell office:value-type="float" office:value="0.15088936563862" calcext:value-type="float">
            <text:p>0.150889365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3" calcext:value-type="float">
            <text:p>483</text:p>
          </table:table-cell>
          <table:table-cell office:value-type="float" office:value="1.03967393198286" calcext:value-type="float">
            <text:p>1.039673932</text:p>
          </table:table-cell>
          <table:table-cell office:value-type="float" office:value="-0.329295605226631" calcext:value-type="float">
            <text:p>-0.3292956052</text:p>
          </table:table-cell>
          <table:table-cell office:value-type="float" office:value="1.07343125157488" calcext:value-type="float">
            <text:p>1.0734312516</text:p>
          </table:table-cell>
          <table:table-cell office:value-type="float" office:value="1.54748027694667" calcext:value-type="float">
            <text:p>1.5474802769</text:p>
          </table:table-cell>
          <table:table-cell office:value-type="float" office:value="-0.595509891082987" calcext:value-type="float">
            <text:p>-0.5955098911</text:p>
          </table:table-cell>
          <table:table-cell office:value-type="float" office:value="1.09096970021346" calcext:value-type="float">
            <text:p>1.0909697002</text:p>
          </table:table-cell>
          <table:table-cell office:value-type="float" office:value="-0.703762627730775" calcext:value-type="float">
            <text:p>-0.7037626277</text:p>
          </table:table-cell>
          <table:table-cell office:value-type="float" office:value="0.511730094679137" calcext:value-type="float">
            <text:p>0.5117300947</text:p>
          </table:table-cell>
          <table:table-cell office:value-type="float" office:value="1.1769915305254" calcext:value-type="float">
            <text:p>1.1769915305</text:p>
          </table:table-cell>
          <table:table-cell office:value-type="float" office:value="-0.22026736008565" calcext:value-type="float">
            <text:p>-0.2202673601</text:p>
          </table:table-cell>
          <table:table-cell office:value-type="float" office:value="0.113149673057694" calcext:value-type="float">
            <text:p>0.1131496731</text:p>
          </table:table-cell>
          <table:table-cell office:value-type="float" office:value="0.986915066285153" calcext:value-type="float">
            <text:p>0.9869150663</text:p>
          </table:table-cell>
          <table:table-cell office:value-type="float" office:value="-1.37533330285086" calcext:value-type="float">
            <text:p>-1.3753333029</text:p>
          </table:table-cell>
          <table:table-cell office:value-type="float" office:value="-0.347843184971256" calcext:value-type="float">
            <text:p>-0.347843185</text:p>
          </table:table-cell>
          <table:table-cell office:value-type="float" office:value="-2.26005157627068" calcext:value-type="float">
            <text:p>-2.2600515763</text:p>
          </table:table-cell>
          <table:table-cell office:value-type="float" office:value="-0.80228188703459" calcext:value-type="float">
            <text:p>-0.802281887</text:p>
          </table:table-cell>
          <table:table-cell office:value-type="float" office:value="0.46646019392531" calcext:value-type="float">
            <text:p>0.4664601939</text:p>
          </table:table-cell>
          <table:table-cell office:value-type="float" office:value="-0.616351615028392" calcext:value-type="float">
            <text:p>-0.616351615</text:p>
          </table:table-cell>
          <table:table-cell office:value-type="float" office:value="0.591883086103402" calcext:value-type="float">
            <text:p>0.591883086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83" calcext:value-type="float">
            <text:p>483</text:p>
          </table:table-cell>
          <table:table-cell office:value-type="float" office:value="-0.792724453343653" calcext:value-type="float">
            <text:p>-0.7927244533</text:p>
          </table:table-cell>
          <table:table-cell office:value-type="float" office:value="0.946688235639807" calcext:value-type="float">
            <text:p>0.9466882356</text:p>
          </table:table-cell>
          <table:table-cell office:value-type="float" office:value="2.24514885111903" calcext:value-type="float">
            <text:p>2.2451488511</text:p>
          </table:table-cell>
          <table:table-cell office:value-type="float" office:value="1.16739763459949" calcext:value-type="float">
            <text:p>1.1673976346</text:p>
          </table:table-cell>
          <table:table-cell office:value-type="float" office:value="-0.625404978985842" calcext:value-type="float">
            <text:p>-0.625404979</text:p>
          </table:table-cell>
          <table:table-cell office:value-type="float" office:value="-0.4499791524148" calcext:value-type="float">
            <text:p>-0.4499791524</text:p>
          </table:table-cell>
          <table:table-cell office:value-type="float" office:value="0.157625068519351" calcext:value-type="float">
            <text:p>0.1576250685</text:p>
          </table:table-cell>
          <table:table-cell office:value-type="float" office:value="0.0153787969339651" calcext:value-type="float">
            <text:p>0.0153787969</text:p>
          </table:table-cell>
          <table:table-cell office:value-type="float" office:value="0.269780809594991" calcext:value-type="float">
            <text:p>0.2697808096</text:p>
          </table:table-cell>
          <table:table-cell office:value-type="float" office:value="-0.021303960719531" calcext:value-type="float">
            <text:p>-0.0213039607</text:p>
          </table:table-cell>
          <table:table-cell office:value-type="float" office:value="-0.375566786194153" calcext:value-type="float">
            <text:p>-0.3755667862</text:p>
          </table:table-cell>
          <table:table-cell office:value-type="float" office:value="0.478017712051145" calcext:value-type="float">
            <text:p>0.4780177121</text:p>
          </table:table-cell>
          <table:table-cell office:value-type="float" office:value="0.287826285183404" calcext:value-type="float">
            <text:p>0.2878262852</text:p>
          </table:table-cell>
          <table:table-cell office:value-type="float" office:value="-0.473543980843962" calcext:value-type="float">
            <text:p>-0.4735439808</text:p>
          </table:table-cell>
          <table:table-cell office:value-type="float" office:value="0.127463784159315" calcext:value-type="float">
            <text:p>0.1274637842</text:p>
          </table:table-cell>
          <table:table-cell office:value-type="float" office:value="-0.680594037846823" calcext:value-type="float">
            <text:p>-0.6805940378</text:p>
          </table:table-cell>
          <table:table-cell office:value-type="float" office:value="0.223910776709106" calcext:value-type="float">
            <text:p>0.2239107767</text:p>
          </table:table-cell>
          <table:table-cell office:value-type="float" office:value="0.014716509230838" calcext:value-type="float">
            <text:p>0.0147165092</text:p>
          </table:table-cell>
          <table:table-cell office:value-type="float" office:value="0.365766882145731" calcext:value-type="float">
            <text:p>0.36576688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84" calcext:value-type="float">
            <text:p>484</text:p>
          </table:table-cell>
          <table:table-cell office:value-type="float" office:value="-1.12324258650538" calcext:value-type="float">
            <text:p>-1.1232425865</text:p>
          </table:table-cell>
          <table:table-cell office:value-type="float" office:value="-0.601732547413543" calcext:value-type="float">
            <text:p>-0.6017325474</text:p>
          </table:table-cell>
          <table:table-cell office:value-type="float" office:value="1.86623157617253" calcext:value-type="float">
            <text:p>1.8662315762</text:p>
          </table:table-cell>
          <table:table-cell office:value-type="float" office:value="0.373544171958674" calcext:value-type="float">
            <text:p>0.373544172</text:p>
          </table:table-cell>
          <table:table-cell office:value-type="float" office:value="-0.16514934577634" calcext:value-type="float">
            <text:p>-0.1651493458</text:p>
          </table:table-cell>
          <table:table-cell office:value-type="float" office:value="1.6020985167722" calcext:value-type="float">
            <text:p>1.6020985168</text:p>
          </table:table-cell>
          <table:table-cell office:value-type="float" office:value="-0.220908012769989" calcext:value-type="float">
            <text:p>-0.2209080128</text:p>
          </table:table-cell>
          <table:table-cell office:value-type="float" office:value="0.618352918559024" calcext:value-type="float">
            <text:p>0.6183529186</text:p>
          </table:table-cell>
          <table:table-cell office:value-type="float" office:value="-1.17235325348872" calcext:value-type="float">
            <text:p>-1.1723532535</text:p>
          </table:table-cell>
          <table:table-cell office:value-type="float" office:value="0.315663742137533" calcext:value-type="float">
            <text:p>0.3156637421</text:p>
          </table:table-cell>
          <table:table-cell office:value-type="float" office:value="0.31838955160589" calcext:value-type="float">
            <text:p>0.3183895516</text:p>
          </table:table-cell>
          <table:table-cell office:value-type="float" office:value="0.479869057075902" calcext:value-type="float">
            <text:p>0.4798690571</text:p>
          </table:table-cell>
          <table:table-cell office:value-type="float" office:value="0.786431380309503" calcext:value-type="float">
            <text:p>0.7864313803</text:p>
          </table:table-cell>
          <table:table-cell office:value-type="float" office:value="-0.289769624166159" calcext:value-type="float">
            <text:p>-0.2897696242</text:p>
          </table:table-cell>
          <table:table-cell office:value-type="float" office:value="1.47587653475283" calcext:value-type="float">
            <text:p>1.4758765348</text:p>
          </table:table-cell>
          <table:table-cell office:value-type="float" office:value="-3.2055970412175" calcext:value-type="float">
            <text:p>-3.2055970412</text:p>
          </table:table-cell>
          <table:table-cell office:value-type="float" office:value="1.47872791565205" calcext:value-type="float">
            <text:p>1.4787279157</text:p>
          </table:table-cell>
          <table:table-cell office:value-type="float" office:value="-0.376979364662593" calcext:value-type="float">
            <text:p>-0.3769793647</text:p>
          </table:table-cell>
          <table:table-cell office:value-type="float" office:value="-2.02864737509638" calcext:value-type="float">
            <text:p>-2.0286473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84" calcext:value-type="float">
            <text:p>484</text:p>
          </table:table-cell>
          <table:table-cell office:value-type="float" office:value="1.09337038677875" calcext:value-type="float">
            <text:p>1.0933703868</text:p>
          </table:table-cell>
          <table:table-cell office:value-type="float" office:value="0.108994824719877" calcext:value-type="float">
            <text:p>0.1089948247</text:p>
          </table:table-cell>
          <table:table-cell office:value-type="float" office:value="0.100226977517301" calcext:value-type="float">
            <text:p>0.1002269775</text:p>
          </table:table-cell>
          <table:table-cell office:value-type="float" office:value="0.913193831501278" calcext:value-type="float">
            <text:p>0.9131938315</text:p>
          </table:table-cell>
          <table:table-cell office:value-type="float" office:value="0.0849859723197063" calcext:value-type="float">
            <text:p>0.0849859723</text:p>
          </table:table-cell>
          <table:table-cell office:value-type="float" office:value="0.0304694053232558" calcext:value-type="float">
            <text:p>0.0304694053</text:p>
          </table:table-cell>
          <table:table-cell office:value-type="float" office:value="0.0878769644700251" calcext:value-type="float">
            <text:p>0.0878769645</text:p>
          </table:table-cell>
          <table:table-cell office:value-type="float" office:value="0.0642768047426334" calcext:value-type="float">
            <text:p>0.0642768047</text:p>
          </table:table-cell>
          <table:table-cell office:value-type="float" office:value="-0.256510926685248" calcext:value-type="float">
            <text:p>-0.2565109267</text:p>
          </table:table-cell>
          <table:table-cell office:value-type="float" office:value="0.120404216698793" calcext:value-type="float">
            <text:p>0.1204042167</text:p>
          </table:table-cell>
          <table:table-cell office:value-type="float" office:value="1.22578115694319" calcext:value-type="float">
            <text:p>1.2257811569</text:p>
          </table:table-cell>
          <table:table-cell office:value-type="float" office:value="0.830763645403153" calcext:value-type="float">
            <text:p>0.8307636454</text:p>
          </table:table-cell>
          <table:table-cell office:value-type="float" office:value="-0.0885736906306184" calcext:value-type="float">
            <text:p>-0.0885736906</text:p>
          </table:table-cell>
          <table:table-cell office:value-type="float" office:value="0.614135004762202" calcext:value-type="float">
            <text:p>0.6141350048</text:p>
          </table:table-cell>
          <table:table-cell office:value-type="float" office:value="0.505949984199978" calcext:value-type="float">
            <text:p>0.5059499842</text:p>
          </table:table-cell>
          <table:table-cell office:value-type="float" office:value="0.0566958280756839" calcext:value-type="float">
            <text:p>0.0566958281</text:p>
          </table:table-cell>
          <table:table-cell office:value-type="float" office:value="-0.513618830137037" calcext:value-type="float">
            <text:p>-0.5136188301</text:p>
          </table:table-cell>
          <table:table-cell office:value-type="float" office:value="0.0167638612742164" calcext:value-type="float">
            <text:p>0.0167638613</text:p>
          </table:table-cell>
          <table:table-cell office:value-type="float" office:value="-0.330150373267514" calcext:value-type="float">
            <text:p>-0.33015037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4" calcext:value-type="float">
            <text:p>484</text:p>
          </table:table-cell>
          <table:table-cell office:value-type="float" office:value="-0.928087752524131" calcext:value-type="float">
            <text:p>-0.9280877525</text:p>
          </table:table-cell>
          <table:table-cell office:value-type="float" office:value="0.398194069879865" calcext:value-type="float">
            <text:p>0.3981940699</text:p>
          </table:table-cell>
          <table:table-cell office:value-type="float" office:value="1.74113124955186" calcext:value-type="float">
            <text:p>1.7411312496</text:p>
          </table:table-cell>
          <table:table-cell office:value-type="float" office:value="0.182672744087029" calcext:value-type="float">
            <text:p>0.1826727441</text:p>
          </table:table-cell>
          <table:table-cell office:value-type="float" office:value="0.966386863448983" calcext:value-type="float">
            <text:p>0.9663868634</text:p>
          </table:table-cell>
          <table:table-cell office:value-type="float" office:value="-0.90100379724714" calcext:value-type="float">
            <text:p>-0.9010037972</text:p>
          </table:table-cell>
          <table:table-cell office:value-type="float" office:value="0.879016073446028" calcext:value-type="float">
            <text:p>0.8790160734</text:p>
          </table:table-cell>
          <table:table-cell office:value-type="float" office:value="-0.156589870670581" calcext:value-type="float">
            <text:p>-0.1565898707</text:p>
          </table:table-cell>
          <table:table-cell office:value-type="float" office:value="-0.142117460654878" calcext:value-type="float">
            <text:p>-0.1421174607</text:p>
          </table:table-cell>
          <table:table-cell office:value-type="float" office:value="-0.574775270175127" calcext:value-type="float">
            <text:p>-0.5747752702</text:p>
          </table:table-cell>
          <table:table-cell office:value-type="float" office:value="-0.478181307083571" calcext:value-type="float">
            <text:p>-0.4781813071</text:p>
          </table:table-cell>
          <table:table-cell office:value-type="float" office:value="-0.426852483688402" calcext:value-type="float">
            <text:p>-0.4268524837</text:p>
          </table:table-cell>
          <table:table-cell office:value-type="float" office:value="-1.4934258427336" calcext:value-type="float">
            <text:p>-1.4934258427</text:p>
          </table:table-cell>
          <table:table-cell office:value-type="float" office:value="0.187920732439268" calcext:value-type="float">
            <text:p>0.1879207324</text:p>
          </table:table-cell>
          <table:table-cell office:value-type="float" office:value="-0.282355215934645" calcext:value-type="float">
            <text:p>-0.2823552159</text:p>
          </table:table-cell>
          <table:table-cell office:value-type="float" office:value="-0.648149999095862" calcext:value-type="float">
            <text:p>-0.6481499991</text:p>
          </table:table-cell>
          <table:table-cell office:value-type="float" office:value="-0.0194490616447915" calcext:value-type="float">
            <text:p>-0.0194490616</text:p>
          </table:table-cell>
          <table:table-cell office:value-type="float" office:value="-0.782172208089617" calcext:value-type="float">
            <text:p>-0.7821722081</text:p>
          </table:table-cell>
          <table:table-cell office:value-type="float" office:value="-1.19499846910573" calcext:value-type="float">
            <text:p>-1.194998469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84" calcext:value-type="float">
            <text:p>484</text:p>
          </table:table-cell>
          <table:table-cell office:value-type="float" office:value="1.06062341140128" calcext:value-type="float">
            <text:p>1.0606234114</text:p>
          </table:table-cell>
          <table:table-cell office:value-type="float" office:value="0.077500258689074" calcext:value-type="float">
            <text:p>0.0775002587</text:p>
          </table:table-cell>
          <table:table-cell office:value-type="float" office:value="-0.0493381055920148" calcext:value-type="float">
            <text:p>-0.0493381056</text:p>
          </table:table-cell>
          <table:table-cell office:value-type="float" office:value="0.546163026068853" calcext:value-type="float">
            <text:p>0.5461630261</text:p>
          </table:table-cell>
          <table:table-cell office:value-type="float" office:value="0.00483097984027687" calcext:value-type="float">
            <text:p>0.0048309798</text:p>
          </table:table-cell>
          <table:table-cell office:value-type="float" office:value="-0.732323324040511" calcext:value-type="float">
            <text:p>-0.732323324</text:p>
          </table:table-cell>
          <table:table-cell office:value-type="float" office:value="0.547011999377874" calcext:value-type="float">
            <text:p>0.5470119994</text:p>
          </table:table-cell>
          <table:table-cell office:value-type="float" office:value="-0.275000086280333" calcext:value-type="float">
            <text:p>-0.2750000863</text:p>
          </table:table-cell>
          <table:table-cell office:value-type="float" office:value="-0.374238867214839" calcext:value-type="float">
            <text:p>-0.3742388672</text:p>
          </table:table-cell>
          <table:table-cell office:value-type="float" office:value="-0.176166657768781" calcext:value-type="float">
            <text:p>-0.1761666578</text:p>
          </table:table-cell>
          <table:table-cell office:value-type="float" office:value="0.210357696419926" calcext:value-type="float">
            <text:p>0.2103576964</text:p>
          </table:table-cell>
          <table:table-cell office:value-type="float" office:value="0.977909447500577" calcext:value-type="float">
            <text:p>0.9779094475</text:p>
          </table:table-cell>
          <table:table-cell office:value-type="float" office:value="1.16301941473812" calcext:value-type="float">
            <text:p>1.1630194147</text:p>
          </table:table-cell>
          <table:table-cell office:value-type="float" office:value="0.304780439142331" calcext:value-type="float">
            <text:p>0.3047804391</text:p>
          </table:table-cell>
          <table:table-cell office:value-type="float" office:value="0.898922362580654" calcext:value-type="float">
            <text:p>0.8989223626</text:p>
          </table:table-cell>
          <table:table-cell office:value-type="float" office:value="-0.307363095294222" calcext:value-type="float">
            <text:p>-0.3073630953</text:p>
          </table:table-cell>
          <table:table-cell office:value-type="float" office:value="-0.0327081823011954" calcext:value-type="float">
            <text:p>-0.0327081823</text:p>
          </table:table-cell>
          <table:table-cell office:value-type="float" office:value="-1.45161763435942" calcext:value-type="float">
            <text:p>-1.4516176344</text:p>
          </table:table-cell>
          <table:table-cell office:value-type="float" office:value="-0.287767943602299" calcext:value-type="float">
            <text:p>-0.28776794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87" calcext:value-type="float">
            <text:p>487</text:p>
          </table:table-cell>
          <table:table-cell office:value-type="float" office:value="-0.517981178278665" calcext:value-type="float">
            <text:p>-0.5179811783</text:p>
          </table:table-cell>
          <table:table-cell office:value-type="float" office:value="0.723071633083266" calcext:value-type="float">
            <text:p>0.7230716331</text:p>
          </table:table-cell>
          <table:table-cell office:value-type="float" office:value="1.40119558119979" calcext:value-type="float">
            <text:p>1.4011955812</text:p>
          </table:table-cell>
          <table:table-cell office:value-type="float" office:value="0.772312602419264" calcext:value-type="float">
            <text:p>0.7723126024</text:p>
          </table:table-cell>
          <table:table-cell office:value-type="float" office:value="0.671651330553811" calcext:value-type="float">
            <text:p>0.6716513306</text:p>
          </table:table-cell>
          <table:table-cell office:value-type="float" office:value="0.847779587378471" calcext:value-type="float">
            <text:p>0.8477795874</text:p>
          </table:table-cell>
          <table:table-cell office:value-type="float" office:value="0.352294215905043" calcext:value-type="float">
            <text:p>0.3522942159</text:p>
          </table:table-cell>
          <table:table-cell office:value-type="float" office:value="0.224070623524816" calcext:value-type="float">
            <text:p>0.2240706235</text:p>
          </table:table-cell>
          <table:table-cell office:value-type="float" office:value="-2.31424239131336" calcext:value-type="float">
            <text:p>-2.3142423913</text:p>
          </table:table-cell>
          <table:table-cell office:value-type="float" office:value="0.941668898347633" calcext:value-type="float">
            <text:p>0.9416688983</text:p>
          </table:table-cell>
          <table:table-cell office:value-type="float" office:value="-2.19486716083514" calcext:value-type="float">
            <text:p>-2.1948671608</text:p>
          </table:table-cell>
          <table:table-cell office:value-type="float" office:value="-1.90623513961745" calcext:value-type="float">
            <text:p>-1.9062351396</text:p>
          </table:table-cell>
          <table:table-cell office:value-type="float" office:value="-0.940699257513365" calcext:value-type="float">
            <text:p>-0.9406992575</text:p>
          </table:table-cell>
          <table:table-cell office:value-type="float" office:value="0.306290359092461" calcext:value-type="float">
            <text:p>0.3062903591</text:p>
          </table:table-cell>
          <table:table-cell office:value-type="float" office:value="0.646916345537413" calcext:value-type="float">
            <text:p>0.6469163455</text:p>
          </table:table-cell>
          <table:table-cell office:value-type="float" office:value="-0.869121136594964" calcext:value-type="float">
            <text:p>-0.8691211366</text:p>
          </table:table-cell>
          <table:table-cell office:value-type="float" office:value="-0.422320847203414" calcext:value-type="float">
            <text:p>-0.4223208472</text:p>
          </table:table-cell>
          <table:table-cell office:value-type="float" office:value="1.41745647534849" calcext:value-type="float">
            <text:p>1.4174564753</text:p>
          </table:table-cell>
          <table:table-cell office:value-type="float" office:value="-1.33505054496973" calcext:value-type="float">
            <text:p>-1.3350505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7" calcext:value-type="float">
            <text:p>487</text:p>
          </table:table-cell>
          <table:table-cell office:value-type="float" office:value="1.16435868086194" calcext:value-type="float">
            <text:p>1.1643586809</text:p>
          </table:table-cell>
          <table:table-cell office:value-type="float" office:value="-0.283474301782276" calcext:value-type="float">
            <text:p>-0.2834743018</text:p>
          </table:table-cell>
          <table:table-cell office:value-type="float" office:value="-0.247022338503708" calcext:value-type="float">
            <text:p>-0.2470223385</text:p>
          </table:table-cell>
          <table:table-cell office:value-type="float" office:value="0.192063834900487" calcext:value-type="float">
            <text:p>0.1920638349</text:p>
          </table:table-cell>
          <table:table-cell office:value-type="float" office:value="-0.327522377855543" calcext:value-type="float">
            <text:p>-0.3275223779</text:p>
          </table:table-cell>
          <table:table-cell office:value-type="float" office:value="-0.822580780389604" calcext:value-type="float">
            <text:p>-0.8225807804</text:p>
          </table:table-cell>
          <table:table-cell office:value-type="float" office:value="0.241389405546338" calcext:value-type="float">
            <text:p>0.2413894055</text:p>
          </table:table-cell>
          <table:table-cell office:value-type="float" office:value="-0.228467336400944" calcext:value-type="float">
            <text:p>-0.2284673364</text:p>
          </table:table-cell>
          <table:table-cell office:value-type="float" office:value="0.39538274235252" calcext:value-type="float">
            <text:p>0.3953827424</text:p>
          </table:table-cell>
          <table:table-cell office:value-type="float" office:value="-0.201542012040821" calcext:value-type="float">
            <text:p>-0.201542012</text:p>
          </table:table-cell>
          <table:table-cell office:value-type="float" office:value="-1.0856323892883" calcext:value-type="float">
            <text:p>-1.0856323893</text:p>
          </table:table-cell>
          <table:table-cell office:value-type="float" office:value="-0.309148743448877" calcext:value-type="float">
            <text:p>-0.3091487434</text:p>
          </table:table-cell>
          <table:table-cell office:value-type="float" office:value="-0.813103422017067" calcext:value-type="float">
            <text:p>-0.813103422</text:p>
          </table:table-cell>
          <table:table-cell office:value-type="float" office:value="0.316679319967425" calcext:value-type="float">
            <text:p>0.31667932</text:p>
          </table:table-cell>
          <table:table-cell office:value-type="float" office:value="0.240161213334996" calcext:value-type="float">
            <text:p>0.2401612133</text:p>
          </table:table-cell>
          <table:table-cell office:value-type="float" office:value="-0.100465240443221" calcext:value-type="float">
            <text:p>-0.1004652404</text:p>
          </table:table-cell>
          <table:table-cell office:value-type="float" office:value="-0.0758221157876721" calcext:value-type="float">
            <text:p>-0.0758221158</text:p>
          </table:table-cell>
          <table:table-cell office:value-type="float" office:value="-0.474612200862239" calcext:value-type="float">
            <text:p>-0.4746122009</text:p>
          </table:table-cell>
          <table:table-cell office:value-type="float" office:value="0.463447878703677" calcext:value-type="float">
            <text:p>0.463447878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87" calcext:value-type="float">
            <text:p>487</text:p>
          </table:table-cell>
          <table:table-cell office:value-type="float" office:value="0.174857319763123" calcext:value-type="float">
            <text:p>0.1748573198</text:p>
          </table:table-cell>
          <table:table-cell office:value-type="float" office:value="2.03555032401225" calcext:value-type="float">
            <text:p>2.035550324</text:p>
          </table:table-cell>
          <table:table-cell office:value-type="float" office:value="-1.86666069419846" calcext:value-type="float">
            <text:p>-1.8666606942</text:p>
          </table:table-cell>
          <table:table-cell office:value-type="float" office:value="1.42085269209547" calcext:value-type="float">
            <text:p>1.4208526921</text:p>
          </table:table-cell>
          <table:table-cell office:value-type="float" office:value="0.829644248215176" calcext:value-type="float">
            <text:p>0.8296442482</text:p>
          </table:table-cell>
          <table:table-cell office:value-type="float" office:value="-1.68350494667023" calcext:value-type="float">
            <text:p>-1.6835049467</text:p>
          </table:table-cell>
          <table:table-cell office:value-type="float" office:value="1.01447615279285" calcext:value-type="float">
            <text:p>1.0144761528</text:p>
          </table:table-cell>
          <table:table-cell office:value-type="float" office:value="-0.303887001314388" calcext:value-type="float">
            <text:p>-0.3038870013</text:p>
          </table:table-cell>
          <table:table-cell office:value-type="float" office:value="0.196619883671978" calcext:value-type="float">
            <text:p>0.1966198837</text:p>
          </table:table-cell>
          <table:table-cell office:value-type="float" office:value="0.129235397742916" calcext:value-type="float">
            <text:p>0.1292353977</text:p>
          </table:table-cell>
          <table:table-cell office:value-type="float" office:value="2.64374727680319" calcext:value-type="float">
            <text:p>2.6437472768</text:p>
          </table:table-cell>
          <table:table-cell office:value-type="float" office:value="-0.317018823865283" calcext:value-type="float">
            <text:p>-0.3170188239</text:p>
          </table:table-cell>
          <table:table-cell office:value-type="float" office:value="-1.01528512239727" calcext:value-type="float">
            <text:p>-1.0152851224</text:p>
          </table:table-cell>
          <table:table-cell office:value-type="float" office:value="-3.60183573070957" calcext:value-type="float">
            <text:p>-3.6018357307</text:p>
          </table:table-cell>
          <table:table-cell office:value-type="float" office:value="0.517658044059546" calcext:value-type="float">
            <text:p>0.5176580441</text:p>
          </table:table-cell>
          <table:table-cell office:value-type="float" office:value="0.862952773046532" calcext:value-type="float">
            <text:p>0.862952773</text:p>
          </table:table-cell>
          <table:table-cell office:value-type="float" office:value="2.55638189653248" calcext:value-type="float">
            <text:p>2.5563818965</text:p>
          </table:table-cell>
          <table:table-cell office:value-type="float" office:value="1.9503608511659" calcext:value-type="float">
            <text:p>1.9503608512</text:p>
          </table:table-cell>
          <table:table-cell office:value-type="float" office:value="-0.282786917956313" calcext:value-type="float">
            <text:p>-0.2827869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8" calcext:value-type="float">
            <text:p>488</text:p>
          </table:table-cell>
          <table:table-cell office:value-type="float" office:value="0.986168049742973" calcext:value-type="float">
            <text:p>0.9861680497</text:p>
          </table:table-cell>
          <table:table-cell office:value-type="float" office:value="-0.550922523338983" calcext:value-type="float">
            <text:p>-0.5509225233</text:p>
          </table:table-cell>
          <table:table-cell office:value-type="float" office:value="1.14093394212193" calcext:value-type="float">
            <text:p>1.1409339421</text:p>
          </table:table-cell>
          <table:table-cell office:value-type="float" office:value="0.757901246338933" calcext:value-type="float">
            <text:p>0.7579012463</text:p>
          </table:table-cell>
          <table:table-cell office:value-type="float" office:value="-1.03889035253105" calcext:value-type="float">
            <text:p>-1.0388903525</text:p>
          </table:table-cell>
          <table:table-cell office:value-type="float" office:value="0.476782189216492" calcext:value-type="float">
            <text:p>0.4767821892</text:p>
          </table:table-cell>
          <table:table-cell office:value-type="float" office:value="-0.837096214777375" calcext:value-type="float">
            <text:p>-0.8370962148</text:p>
          </table:table-cell>
          <table:table-cell office:value-type="float" office:value="0.433227970498237" calcext:value-type="float">
            <text:p>0.4332279705</text:p>
          </table:table-cell>
          <table:table-cell office:value-type="float" office:value="0.896974542294291" calcext:value-type="float">
            <text:p>0.8969745423</text:p>
          </table:table-cell>
          <table:table-cell office:value-type="float" office:value="-0.0957543090781015" calcext:value-type="float">
            <text:p>-0.0957543091</text:p>
          </table:table-cell>
          <table:table-cell office:value-type="float" office:value="0.91986112033316" calcext:value-type="float">
            <text:p>0.9198611203</text:p>
          </table:table-cell>
          <table:table-cell office:value-type="float" office:value="0.386846381507559" calcext:value-type="float">
            <text:p>0.3868463815</text:p>
          </table:table-cell>
          <table:table-cell office:value-type="float" office:value="-1.6084310505069" calcext:value-type="float">
            <text:p>-1.6084310505</text:p>
          </table:table-cell>
          <table:table-cell office:value-type="float" office:value="0.140629064474267" calcext:value-type="float">
            <text:p>0.1406290645</text:p>
          </table:table-cell>
          <table:table-cell office:value-type="float" office:value="-0.0703625946034291" calcext:value-type="float">
            <text:p>-0.0703625946</text:p>
          </table:table-cell>
          <table:table-cell office:value-type="float" office:value="0.148191954029789" calcext:value-type="float">
            <text:p>0.148191954</text:p>
          </table:table-cell>
          <table:table-cell office:value-type="float" office:value="-0.057058614775293" calcext:value-type="float">
            <text:p>-0.0570586148</text:p>
          </table:table-cell>
          <table:table-cell office:value-type="float" office:value="0.0143333579736303" calcext:value-type="float">
            <text:p>0.014333358</text:p>
          </table:table-cell>
          <table:table-cell office:value-type="float" office:value="-0.11560175320662" calcext:value-type="float">
            <text:p>-0.115601753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9" calcext:value-type="float">
            <text:p>489</text:p>
          </table:table-cell>
          <table:table-cell office:value-type="float" office:value="-0.932348620660508" calcext:value-type="float">
            <text:p>-0.9323486207</text:p>
          </table:table-cell>
          <table:table-cell office:value-type="float" office:value="0.789122701375685" calcext:value-type="float">
            <text:p>0.7891227014</text:p>
          </table:table-cell>
          <table:table-cell office:value-type="float" office:value="0.534111141327499" calcext:value-type="float">
            <text:p>0.5341111413</text:p>
          </table:table-cell>
          <table:table-cell office:value-type="float" office:value="1.14072363859679" calcext:value-type="float">
            <text:p>1.1407236386</text:p>
          </table:table-cell>
          <table:table-cell office:value-type="float" office:value="-0.44896748588263" calcext:value-type="float">
            <text:p>-0.4489674859</text:p>
          </table:table-cell>
          <table:table-cell office:value-type="float" office:value="-0.288526399630897" calcext:value-type="float">
            <text:p>-0.2885263996</text:p>
          </table:table-cell>
          <table:table-cell office:value-type="float" office:value="1.07254314633223" calcext:value-type="float">
            <text:p>1.0725431463</text:p>
          </table:table-cell>
          <table:table-cell office:value-type="float" office:value="0.118514793720991" calcext:value-type="float">
            <text:p>0.1185147937</text:p>
          </table:table-cell>
          <table:table-cell office:value-type="float" office:value="-0.152882825780895" calcext:value-type="float">
            <text:p>-0.1528828258</text:p>
          </table:table-cell>
          <table:table-cell office:value-type="float" office:value="-0.0334815629863424" calcext:value-type="float">
            <text:p>-0.033481563</text:p>
          </table:table-cell>
          <table:table-cell office:value-type="float" office:value="-0.482042589231005" calcext:value-type="float">
            <text:p>-0.4820425892</text:p>
          </table:table-cell>
          <table:table-cell office:value-type="float" office:value="-0.315406019513273" calcext:value-type="float">
            <text:p>-0.3154060195</text:p>
          </table:table-cell>
          <table:table-cell office:value-type="float" office:value="-1.21882014031924" calcext:value-type="float">
            <text:p>-1.2188201403</text:p>
          </table:table-cell>
          <table:table-cell office:value-type="float" office:value="0.505762003448264" calcext:value-type="float">
            <text:p>0.5057620034</text:p>
          </table:table-cell>
          <table:table-cell office:value-type="float" office:value="0.456441129972543" calcext:value-type="float">
            <text:p>0.45644113</text:p>
          </table:table-cell>
          <table:table-cell office:value-type="float" office:value="-1.0413830108112" calcext:value-type="float">
            <text:p>-1.0413830108</text:p>
          </table:table-cell>
          <table:table-cell office:value-type="float" office:value="0.600218146590883" calcext:value-type="float">
            <text:p>0.6002181466</text:p>
          </table:table-cell>
          <table:table-cell office:value-type="float" office:value="-0.563253260685562" calcext:value-type="float">
            <text:p>-0.5632532607</text:p>
          </table:table-cell>
          <table:table-cell office:value-type="float" office:value="0.193949636739016" calcext:value-type="float">
            <text:p>0.193949636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90" calcext:value-type="float">
            <text:p>490</text:p>
          </table:table-cell>
          <table:table-cell office:value-type="float" office:value="-0.215043036434683" calcext:value-type="float">
            <text:p>-0.2150430364</text:p>
          </table:table-cell>
          <table:table-cell office:value-type="float" office:value="0.652190230236062" calcext:value-type="float">
            <text:p>0.6521902302</text:p>
          </table:table-cell>
          <table:table-cell office:value-type="float" office:value="1.10788238426475" calcext:value-type="float">
            <text:p>1.1078823843</text:p>
          </table:table-cell>
          <table:table-cell office:value-type="float" office:value="1.26593518300042" calcext:value-type="float">
            <text:p>1.265935183</text:p>
          </table:table-cell>
          <table:table-cell office:value-type="float" office:value="2.36630029964265" calcext:value-type="float">
            <text:p>2.3663002996</text:p>
          </table:table-cell>
          <table:table-cell office:value-type="float" office:value="4.3937315869849" calcext:value-type="float">
            <text:p>4.393731587</text:p>
          </table:table-cell>
          <table:table-cell office:value-type="float" office:value="-0.412468839492491" calcext:value-type="float">
            <text:p>-0.4124688395</text:p>
          </table:table-cell>
          <table:table-cell office:value-type="float" office:value="0.960644140338094" calcext:value-type="float">
            <text:p>0.9606441403</text:p>
          </table:table-cell>
          <table:table-cell office:value-type="float" office:value="-0.91400313679854" calcext:value-type="float">
            <text:p>-0.9140031368</text:p>
          </table:table-cell>
          <table:table-cell office:value-type="float" office:value="0.74597888152401" calcext:value-type="float">
            <text:p>0.7459788815</text:p>
          </table:table-cell>
          <table:table-cell office:value-type="float" office:value="-0.388454969609551" calcext:value-type="float">
            <text:p>-0.3884549696</text:p>
          </table:table-cell>
          <table:table-cell office:value-type="float" office:value="-0.683481233154851" calcext:value-type="float">
            <text:p>-0.6834812332</text:p>
          </table:table-cell>
          <table:table-cell office:value-type="float" office:value="0.174721787944122" calcext:value-type="float">
            <text:p>0.1747217879</text:p>
          </table:table-cell>
          <table:table-cell office:value-type="float" office:value="-0.197216821921531" calcext:value-type="float">
            <text:p>-0.1972168219</text:p>
          </table:table-cell>
          <table:table-cell office:value-type="float" office:value="1.42312562533036" calcext:value-type="float">
            <text:p>1.4231256253</text:p>
          </table:table-cell>
          <table:table-cell office:value-type="float" office:value="0.906269733698826" calcext:value-type="float">
            <text:p>0.9062697337</text:p>
          </table:table-cell>
          <table:table-cell office:value-type="float" office:value="-1.08662679997683" calcext:value-type="float">
            <text:p>-1.0866268</text:p>
          </table:table-cell>
          <table:table-cell office:value-type="float" office:value="0.907023919552174" calcext:value-type="float">
            <text:p>0.9070239196</text:p>
          </table:table-cell>
          <table:table-cell office:value-type="float" office:value="0.226867374168548" calcext:value-type="float">
            <text:p>0.226867374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90" calcext:value-type="float">
            <text:p>490</text:p>
          </table:table-cell>
          <table:table-cell office:value-type="float" office:value="0.716661837239264" calcext:value-type="float">
            <text:p>0.7166618372</text:p>
          </table:table-cell>
          <table:table-cell office:value-type="float" office:value="-1.09781176823394" calcext:value-type="float">
            <text:p>-1.0978117682</text:p>
          </table:table-cell>
          <table:table-cell office:value-type="float" office:value="0.629443204979559" calcext:value-type="float">
            <text:p>0.629443205</text:p>
          </table:table-cell>
          <table:table-cell office:value-type="float" office:value="1.93951039606069" calcext:value-type="float">
            <text:p>1.9395103961</text:p>
          </table:table-cell>
          <table:table-cell office:value-type="float" office:value="-0.494739456942061" calcext:value-type="float">
            <text:p>-0.4947394569</text:p>
          </table:table-cell>
          <table:table-cell office:value-type="float" office:value="1.81996477312478" calcext:value-type="float">
            <text:p>1.8199647731</text:p>
          </table:table-cell>
          <table:table-cell office:value-type="float" office:value="-0.62484025709903" calcext:value-type="float">
            <text:p>-0.6248402571</text:p>
          </table:table-cell>
          <table:table-cell office:value-type="float" office:value="0.482657354739516" calcext:value-type="float">
            <text:p>0.4826573547</text:p>
          </table:table-cell>
          <table:table-cell office:value-type="float" office:value="0.783612238093151" calcext:value-type="float">
            <text:p>0.7836122381</text:p>
          </table:table-cell>
          <table:table-cell office:value-type="float" office:value="0.207105450262133" calcext:value-type="float">
            <text:p>0.2071054503</text:p>
          </table:table-cell>
          <table:table-cell office:value-type="float" office:value="-1.39228309701203" calcext:value-type="float">
            <text:p>-1.392283097</text:p>
          </table:table-cell>
          <table:table-cell office:value-type="float" office:value="0.330364030982633" calcext:value-type="float">
            <text:p>0.330364031</text:p>
          </table:table-cell>
          <table:table-cell office:value-type="float" office:value="-0.574919949771743" calcext:value-type="float">
            <text:p>-0.5749199498</text:p>
          </table:table-cell>
          <table:table-cell office:value-type="float" office:value="-0.73741714201112" calcext:value-type="float">
            <text:p>-0.737417142</text:p>
          </table:table-cell>
          <table:table-cell office:value-type="float" office:value="-2.64356412096064" calcext:value-type="float">
            <text:p>-2.643564121</text:p>
          </table:table-cell>
          <table:table-cell office:value-type="float" office:value="0.604757884472386" calcext:value-type="float">
            <text:p>0.6047578845</text:p>
          </table:table-cell>
          <table:table-cell office:value-type="float" office:value="-0.450969427197895" calcext:value-type="float">
            <text:p>-0.4509694272</text:p>
          </table:table-cell>
          <table:table-cell office:value-type="float" office:value="0.219756713296873" calcext:value-type="float">
            <text:p>0.2197567133</text:p>
          </table:table-cell>
          <table:table-cell office:value-type="float" office:value="0.967779790497577" calcext:value-type="float">
            <text:p>0.96777979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91" calcext:value-type="float">
            <text:p>491</text:p>
          </table:table-cell>
          <table:table-cell office:value-type="float" office:value="-0.946412464324631" calcext:value-type="float">
            <text:p>-0.9464124643</text:p>
          </table:table-cell>
          <table:table-cell office:value-type="float" office:value="0.60949978178979" calcext:value-type="float">
            <text:p>0.6094997818</text:p>
          </table:table-cell>
          <table:table-cell office:value-type="float" office:value="1.20170987712717" calcext:value-type="float">
            <text:p>1.2017098771</text:p>
          </table:table-cell>
          <table:table-cell office:value-type="float" office:value="0.113073601327786" calcext:value-type="float">
            <text:p>0.1130736013</text:p>
          </table:table-cell>
          <table:table-cell office:value-type="float" office:value="-0.210131917772195" calcext:value-type="float">
            <text:p>-0.2101319178</text:p>
          </table:table-cell>
          <table:table-cell office:value-type="float" office:value="-0.95400850263565" calcext:value-type="float">
            <text:p>-0.9540085026</text:p>
          </table:table-cell>
          <table:table-cell office:value-type="float" office:value="0.13032468415881" calcext:value-type="float">
            <text:p>0.1303246842</text:p>
          </table:table-cell>
          <table:table-cell office:value-type="float" office:value="0.293270484764333" calcext:value-type="float">
            <text:p>0.2932704848</text:p>
          </table:table-cell>
          <table:table-cell office:value-type="float" office:value="-0.579075668337642" calcext:value-type="float">
            <text:p>-0.5790756683</text:p>
          </table:table-cell>
          <table:table-cell office:value-type="float" office:value="-0.756168252904124" calcext:value-type="float">
            <text:p>-0.7561682529</text:p>
          </table:table-cell>
          <table:table-cell office:value-type="float" office:value="-0.627039606113875" calcext:value-type="float">
            <text:p>-0.6270396061</text:p>
          </table:table-cell>
          <table:table-cell office:value-type="float" office:value="0.495057319658087" calcext:value-type="float">
            <text:p>0.4950573197</text:p>
          </table:table-cell>
          <table:table-cell office:value-type="float" office:value="0.646681097662813" calcext:value-type="float">
            <text:p>0.6466810977</text:p>
          </table:table-cell>
          <table:table-cell office:value-type="float" office:value="0.227178565149665" calcext:value-type="float">
            <text:p>0.2271785651</text:p>
          </table:table-cell>
          <table:table-cell office:value-type="float" office:value="0.319771674119491" calcext:value-type="float">
            <text:p>0.3197716741</text:p>
          </table:table-cell>
          <table:table-cell office:value-type="float" office:value="-0.368820829141931" calcext:value-type="float">
            <text:p>-0.3688208291</text:p>
          </table:table-cell>
          <table:table-cell office:value-type="float" office:value="0.386365189592754" calcext:value-type="float">
            <text:p>0.3863651896</text:p>
          </table:table-cell>
          <table:table-cell office:value-type="float" office:value="-0.537638433542072" calcext:value-type="float">
            <text:p>-0.5376384335</text:p>
          </table:table-cell>
          <table:table-cell office:value-type="float" office:value="1.12506790635289" calcext:value-type="float">
            <text:p>1.12506790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91" calcext:value-type="float">
            <text:p>491</text:p>
          </table:table-cell>
          <table:table-cell office:value-type="float" office:value="1.19628756344344" calcext:value-type="float">
            <text:p>1.1962875634</text:p>
          </table:table-cell>
          <table:table-cell office:value-type="float" office:value="0.217098786761695" calcext:value-type="float">
            <text:p>0.2170987868</text:p>
          </table:table-cell>
          <table:table-cell office:value-type="float" office:value="0.402595913137426" calcext:value-type="float">
            <text:p>0.4025959131</text:p>
          </table:table-cell>
          <table:table-cell office:value-type="float" office:value="0.921664107445182" calcext:value-type="float">
            <text:p>0.9216641074</text:p>
          </table:table-cell>
          <table:table-cell office:value-type="float" office:value="-0.252045362745247" calcext:value-type="float">
            <text:p>-0.2520453627</text:p>
          </table:table-cell>
          <table:table-cell office:value-type="float" office:value="-0.392240184616052" calcext:value-type="float">
            <text:p>-0.3922401846</text:p>
          </table:table-cell>
          <table:table-cell office:value-type="float" office:value="-0.0471774610754706" calcext:value-type="float">
            <text:p>-0.0471774611</text:p>
          </table:table-cell>
          <table:table-cell office:value-type="float" office:value="0.041339365649203" calcext:value-type="float">
            <text:p>0.0413393656</text:p>
          </table:table-cell>
          <table:table-cell office:value-type="float" office:value="-0.0693182354239148" calcext:value-type="float">
            <text:p>-0.0693182354</text:p>
          </table:table-cell>
          <table:table-cell office:value-type="float" office:value="0.169912750850507" calcext:value-type="float">
            <text:p>0.1699127509</text:p>
          </table:table-cell>
          <table:table-cell office:value-type="float" office:value="0.947707801288906" calcext:value-type="float">
            <text:p>0.9477078013</text:p>
          </table:table-cell>
          <table:table-cell office:value-type="float" office:value="0.417596456501214" calcext:value-type="float">
            <text:p>0.4175964565</text:p>
          </table:table-cell>
          <table:table-cell office:value-type="float" office:value="-0.798840605806854" calcext:value-type="float">
            <text:p>-0.7988406058</text:p>
          </table:table-cell>
          <table:table-cell office:value-type="float" office:value="0.679509067155676" calcext:value-type="float">
            <text:p>0.6795090672</text:p>
          </table:table-cell>
          <table:table-cell office:value-type="float" office:value="0.453896733940356" calcext:value-type="float">
            <text:p>0.4538967339</text:p>
          </table:table-cell>
          <table:table-cell office:value-type="float" office:value="0.562061516803209" calcext:value-type="float">
            <text:p>0.5620615168</text:p>
          </table:table-cell>
          <table:table-cell office:value-type="float" office:value="-0.805389903014585" calcext:value-type="float">
            <text:p>-0.805389903</text:p>
          </table:table-cell>
          <table:table-cell office:value-type="float" office:value="0.36782810917174" calcext:value-type="float">
            <text:p>0.3678281092</text:p>
          </table:table-cell>
          <table:table-cell office:value-type="float" office:value="0.128333769613406" calcext:value-type="float">
            <text:p>0.12833376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1.13002411772615" calcext:value-type="float">
            <text:p>1.1300241177</text:p>
          </table:table-cell>
          <table:table-cell office:value-type="float" office:value="-0.0609436039682605" calcext:value-type="float">
            <text:p>-0.060943604</text:p>
          </table:table-cell>
          <table:table-cell office:value-type="float" office:value="0.662073540897999" calcext:value-type="float">
            <text:p>0.6620735409</text:p>
          </table:table-cell>
          <table:table-cell office:value-type="float" office:value="1.03398957301002" calcext:value-type="float">
            <text:p>1.033989573</text:p>
          </table:table-cell>
          <table:table-cell office:value-type="float" office:value="-0.44155962793896" calcext:value-type="float">
            <text:p>-0.4415596279</text:p>
          </table:table-cell>
          <table:table-cell office:value-type="float" office:value="0.310186606764753" calcext:value-type="float">
            <text:p>0.3101866068</text:p>
          </table:table-cell>
          <table:table-cell office:value-type="float" office:value="-0.559948262929334" calcext:value-type="float">
            <text:p>-0.5599482629</text:p>
          </table:table-cell>
          <table:table-cell office:value-type="float" office:value="0.349135913865647" calcext:value-type="float">
            <text:p>0.3491359139</text:p>
          </table:table-cell>
          <table:table-cell office:value-type="float" office:value="0.332922119171198" calcext:value-type="float">
            <text:p>0.3329221192</text:p>
          </table:table-cell>
          <table:table-cell office:value-type="float" office:value="0.220885631409987" calcext:value-type="float">
            <text:p>0.2208856314</text:p>
          </table:table-cell>
          <table:table-cell office:value-type="float" office:value="0.826772768603186" calcext:value-type="float">
            <text:p>0.8267727686</text:p>
          </table:table-cell>
          <table:table-cell office:value-type="float" office:value="-0.257591051285098" calcext:value-type="float">
            <text:p>-0.2575910513</text:p>
          </table:table-cell>
          <table:table-cell office:value-type="float" office:value="-1.96118947898136" calcext:value-type="float">
            <text:p>-1.961189479</text:p>
          </table:table-cell>
          <table:table-cell office:value-type="float" office:value="0.728867458132336" calcext:value-type="float">
            <text:p>0.7288674581</text:p>
          </table:table-cell>
          <table:table-cell office:value-type="float" office:value="1.00410467882315" calcext:value-type="float">
            <text:p>1.0041046788</text:p>
          </table:table-cell>
          <table:table-cell office:value-type="float" office:value="0.527213535220178" calcext:value-type="float">
            <text:p>0.5272135352</text:p>
          </table:table-cell>
          <table:table-cell office:value-type="float" office:value="-0.583409650105363" calcext:value-type="float">
            <text:p>-0.5834096501</text:p>
          </table:table-cell>
          <table:table-cell office:value-type="float" office:value="0.631456970813275" calcext:value-type="float">
            <text:p>0.6314569708</text:p>
          </table:table-cell>
          <table:table-cell office:value-type="float" office:value="-0.573334429644761" calcext:value-type="float">
            <text:p>-0.57333442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92" calcext:value-type="float">
            <text:p>492</text:p>
          </table:table-cell>
          <table:table-cell office:value-type="float" office:value="-0.789890213317183" calcext:value-type="float">
            <text:p>-0.7898902133</text:p>
          </table:table-cell>
          <table:table-cell office:value-type="float" office:value="-1.3793710208447" calcext:value-type="float">
            <text:p>-1.3793710208</text:p>
          </table:table-cell>
          <table:table-cell office:value-type="float" office:value="0.171334350642317" calcext:value-type="float">
            <text:p>0.1713343506</text:p>
          </table:table-cell>
          <table:table-cell office:value-type="float" office:value="-1.63675575301066" calcext:value-type="float">
            <text:p>-1.636755753</text:p>
          </table:table-cell>
          <table:table-cell office:value-type="float" office:value="-2.80726555399498" calcext:value-type="float">
            <text:p>-2.807265554</text:p>
          </table:table-cell>
          <table:table-cell office:value-type="float" office:value="0.726235624411962" calcext:value-type="float">
            <text:p>0.7262356244</text:p>
          </table:table-cell>
          <table:table-cell office:value-type="float" office:value="2.73760243023038" calcext:value-type="float">
            <text:p>2.7376024302</text:p>
          </table:table-cell>
          <table:table-cell office:value-type="float" office:value="-0.933998532216666" calcext:value-type="float">
            <text:p>-0.9339985322</text:p>
          </table:table-cell>
          <table:table-cell office:value-type="float" office:value="-2.41372969133173" calcext:value-type="float">
            <text:p>-2.4137296913</text:p>
          </table:table-cell>
          <table:table-cell office:value-type="float" office:value="0.796624966067027" calcext:value-type="float">
            <text:p>0.7966249661</text:p>
          </table:table-cell>
          <table:table-cell office:value-type="float" office:value="-0.878071029122048" calcext:value-type="float">
            <text:p>-0.8780710291</text:p>
          </table:table-cell>
          <table:table-cell office:value-type="float" office:value="-1.0450436679465" calcext:value-type="float">
            <text:p>-1.0450436679</text:p>
          </table:table-cell>
          <table:table-cell office:value-type="float" office:value="1.24992901996699" calcext:value-type="float">
            <text:p>1.24992902</text:p>
          </table:table-cell>
          <table:table-cell office:value-type="float" office:value="-0.960840483005207" calcext:value-type="float">
            <text:p>-0.960840483</text:p>
          </table:table-cell>
          <table:table-cell office:value-type="float" office:value="-0.507105326966318" calcext:value-type="float">
            <text:p>-0.507105327</text:p>
          </table:table-cell>
          <table:table-cell office:value-type="float" office:value="-0.831644015808839" calcext:value-type="float">
            <text:p>-0.8316440158</text:p>
          </table:table-cell>
          <table:table-cell office:value-type="float" office:value="0.490802992913282" calcext:value-type="float">
            <text:p>0.4908029929</text:p>
          </table:table-cell>
          <table:table-cell office:value-type="float" office:value="-0.0773885221406349" calcext:value-type="float">
            <text:p>-0.0773885221</text:p>
          </table:table-cell>
          <table:table-cell office:value-type="float" office:value="0.298180158776785" calcext:value-type="float">
            <text:p>0.298180158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93" calcext:value-type="float">
            <text:p>493</text:p>
          </table:table-cell>
          <table:table-cell office:value-type="float" office:value="1.21972509323938" calcext:value-type="float">
            <text:p>1.2197250932</text:p>
          </table:table-cell>
          <table:table-cell office:value-type="float" office:value="-0.481148940600525" calcext:value-type="float">
            <text:p>-0.4811489406</text:p>
          </table:table-cell>
          <table:table-cell office:value-type="float" office:value="-0.324350971307362" calcext:value-type="float">
            <text:p>-0.3243509713</text:p>
          </table:table-cell>
          <table:table-cell office:value-type="float" office:value="-1.55256245751906" calcext:value-type="float">
            <text:p>-1.5525624575</text:p>
          </table:table-cell>
          <table:table-cell office:value-type="float" office:value="-0.258356560233678" calcext:value-type="float">
            <text:p>-0.2583565602</text:p>
          </table:table-cell>
          <table:table-cell office:value-type="float" office:value="-0.519341604972222" calcext:value-type="float">
            <text:p>-0.519341605</text:p>
          </table:table-cell>
          <table:table-cell office:value-type="float" office:value="-0.0354577683477223" calcext:value-type="float">
            <text:p>-0.0354577683</text:p>
          </table:table-cell>
          <table:table-cell office:value-type="float" office:value="-0.117824448172982" calcext:value-type="float">
            <text:p>-0.1178244482</text:p>
          </table:table-cell>
          <table:table-cell office:value-type="float" office:value="1.26712514803797" calcext:value-type="float">
            <text:p>1.267125148</text:p>
          </table:table-cell>
          <table:table-cell office:value-type="float" office:value="-1.06854248056136" calcext:value-type="float">
            <text:p>-1.0685424806</text:p>
          </table:table-cell>
          <table:table-cell office:value-type="float" office:value="-0.63844607103241" calcext:value-type="float">
            <text:p>-0.638446071</text:p>
          </table:table-cell>
          <table:table-cell office:value-type="float" office:value="0.35248487718505" calcext:value-type="float">
            <text:p>0.3524848772</text:p>
          </table:table-cell>
          <table:table-cell office:value-type="float" office:value="0.0604284189324486" calcext:value-type="float">
            <text:p>0.0604284189</text:p>
          </table:table-cell>
          <table:table-cell office:value-type="float" office:value="0.332823110360523" calcext:value-type="float">
            <text:p>0.3328231104</text:p>
          </table:table-cell>
          <table:table-cell office:value-type="float" office:value="1.99923566921616" calcext:value-type="float">
            <text:p>1.9992356692</text:p>
          </table:table-cell>
          <table:table-cell office:value-type="float" office:value="-0.505570625467204" calcext:value-type="float">
            <text:p>-0.5055706255</text:p>
          </table:table-cell>
          <table:table-cell office:value-type="float" office:value="-0.160606031829897" calcext:value-type="float">
            <text:p>-0.1606060318</text:p>
          </table:table-cell>
          <table:table-cell office:value-type="float" office:value="-0.332377621392644" calcext:value-type="float">
            <text:p>-0.3323776214</text:p>
          </table:table-cell>
          <table:table-cell office:value-type="float" office:value="0.646091265324263" calcext:value-type="float">
            <text:p>0.64609126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94" calcext:value-type="float">
            <text:p>494</text:p>
          </table:table-cell>
          <table:table-cell office:value-type="float" office:value="0.0585009759619835" calcext:value-type="float">
            <text:p>0.058500976</text:p>
          </table:table-cell>
          <table:table-cell office:value-type="float" office:value="1.05866127375328" calcext:value-type="float">
            <text:p>1.0586612738</text:p>
          </table:table-cell>
          <table:table-cell office:value-type="float" office:value="1.07685720846866" calcext:value-type="float">
            <text:p>1.0768572085</text:p>
          </table:table-cell>
          <table:table-cell office:value-type="float" office:value="1.5890434572389" calcext:value-type="float">
            <text:p>1.5890434572</text:p>
          </table:table-cell>
          <table:table-cell office:value-type="float" office:value="-0.4000767108625" calcext:value-type="float">
            <text:p>-0.4000767109</text:p>
          </table:table-cell>
          <table:table-cell office:value-type="float" office:value="-0.677460758753174" calcext:value-type="float">
            <text:p>-0.6774607588</text:p>
          </table:table-cell>
          <table:table-cell office:value-type="float" office:value="0.778466139173693" calcext:value-type="float">
            <text:p>0.7784661392</text:p>
          </table:table-cell>
          <table:table-cell office:value-type="float" office:value="-0.303556602825214" calcext:value-type="float">
            <text:p>-0.3035566028</text:p>
          </table:table-cell>
          <table:table-cell office:value-type="float" office:value="-0.6308443816748" calcext:value-type="float">
            <text:p>-0.6308443817</text:p>
          </table:table-cell>
          <table:table-cell office:value-type="float" office:value="0.230737262681183" calcext:value-type="float">
            <text:p>0.2307372627</text:p>
          </table:table-cell>
          <table:table-cell office:value-type="float" office:value="0.0159124644956448" calcext:value-type="float">
            <text:p>0.0159124645</text:p>
          </table:table-cell>
          <table:table-cell office:value-type="float" office:value="0.549292788128519" calcext:value-type="float">
            <text:p>0.5492927881</text:p>
          </table:table-cell>
          <table:table-cell office:value-type="float" office:value="1.12366212108483" calcext:value-type="float">
            <text:p>1.1236621211</text:p>
          </table:table-cell>
          <table:table-cell office:value-type="float" office:value="0.146945984472685" calcext:value-type="float">
            <text:p>0.1469459845</text:p>
          </table:table-cell>
          <table:table-cell office:value-type="float" office:value="1.42801455544009" calcext:value-type="float">
            <text:p>1.4280145554</text:p>
          </table:table-cell>
          <table:table-cell office:value-type="float" office:value="-0.697686071689168" calcext:value-type="float">
            <text:p>-0.6976860717</text:p>
          </table:table-cell>
          <table:table-cell office:value-type="float" office:value="0.108457148940843" calcext:value-type="float">
            <text:p>0.1084571489</text:p>
          </table:table-cell>
          <table:table-cell office:value-type="float" office:value="-0.0155947036769261" calcext:value-type="float">
            <text:p>-0.0155947037</text:p>
          </table:table-cell>
          <table:table-cell office:value-type="float" office:value="1.17615330200363" calcext:value-type="float">
            <text:p>1.17615330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95" calcext:value-type="float">
            <text:p>495</text:p>
          </table:table-cell>
          <table:table-cell office:value-type="float" office:value="-0.239505139493611" calcext:value-type="float">
            <text:p>-0.2395051395</text:p>
          </table:table-cell>
          <table:table-cell office:value-type="float" office:value="-3.94024054690668" calcext:value-type="float">
            <text:p>-3.9402405469</text:p>
          </table:table-cell>
          <table:table-cell office:value-type="float" office:value="-0.147575852132355" calcext:value-type="float">
            <text:p>-0.1475758521</text:p>
          </table:table-cell>
          <table:table-cell office:value-type="float" office:value="-0.671346651204376" calcext:value-type="float">
            <text:p>-0.6713466512</text:p>
          </table:table-cell>
          <table:table-cell office:value-type="float" office:value="-2.23925607349197" calcext:value-type="float">
            <text:p>-2.2392560735</text:p>
          </table:table-cell>
          <table:table-cell office:value-type="float" office:value="0.908178115295901" calcext:value-type="float">
            <text:p>0.9081781153</text:p>
          </table:table-cell>
          <table:table-cell office:value-type="float" office:value="-0.377398447449256" calcext:value-type="float">
            <text:p>-0.3773984474</text:p>
          </table:table-cell>
          <table:table-cell office:value-type="float" office:value="0.157942958599458" calcext:value-type="float">
            <text:p>0.1579429586</text:p>
          </table:table-cell>
          <table:table-cell office:value-type="float" office:value="-1.59592846055393" calcext:value-type="float">
            <text:p>-1.5959284606</text:p>
          </table:table-cell>
          <table:table-cell office:value-type="float" office:value="0.987880968781339" calcext:value-type="float">
            <text:p>0.9878809688</text:p>
          </table:table-cell>
          <table:table-cell office:value-type="float" office:value="1.22502648658223" calcext:value-type="float">
            <text:p>1.2250264866</text:p>
          </table:table-cell>
          <table:table-cell office:value-type="float" office:value="-0.139995562488775" calcext:value-type="float">
            <text:p>-0.1399955625</text:p>
          </table:table-cell>
          <table:table-cell office:value-type="float" office:value="-0.453947626273043" calcext:value-type="float">
            <text:p>-0.4539476263</text:p>
          </table:table-cell>
          <table:table-cell office:value-type="float" office:value="-0.111466565597127" calcext:value-type="float">
            <text:p>-0.1114665656</text:p>
          </table:table-cell>
          <table:table-cell office:value-type="float" office:value="-0.490357815771057" calcext:value-type="float">
            <text:p>-0.4903578158</text:p>
          </table:table-cell>
          <table:table-cell office:value-type="float" office:value="-0.973998499151191" calcext:value-type="float">
            <text:p>-0.9739984992</text:p>
          </table:table-cell>
          <table:table-cell office:value-type="float" office:value="1.24848755995882" calcext:value-type="float">
            <text:p>1.24848756</text:p>
          </table:table-cell>
          <table:table-cell office:value-type="float" office:value="-0.588332231805482" calcext:value-type="float">
            <text:p>-0.5883322318</text:p>
          </table:table-cell>
          <table:table-cell office:value-type="float" office:value="-0.509181607672957" calcext:value-type="float">
            <text:p>-0.509181607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96" calcext:value-type="float">
            <text:p>496</text:p>
          </table:table-cell>
          <table:table-cell office:value-type="float" office:value="-0.606284096155304" calcext:value-type="float">
            <text:p>-0.6062840962</text:p>
          </table:table-cell>
          <table:table-cell office:value-type="float" office:value="-0.0901118014829273" calcext:value-type="float">
            <text:p>-0.0901118015</text:p>
          </table:table-cell>
          <table:table-cell office:value-type="float" office:value="2.01202749508131" calcext:value-type="float">
            <text:p>2.0120274951</text:p>
          </table:table-cell>
          <table:table-cell office:value-type="float" office:value="0.352728129458825" calcext:value-type="float">
            <text:p>0.3527281295</text:p>
          </table:table-cell>
          <table:table-cell office:value-type="float" office:value="-0.210153545441773" calcext:value-type="float">
            <text:p>-0.2101535454</text:p>
          </table:table-cell>
          <table:table-cell office:value-type="float" office:value="0.513718707379846" calcext:value-type="float">
            <text:p>0.5137187074</text:p>
          </table:table-cell>
          <table:table-cell office:value-type="float" office:value="-0.496402335310435" calcext:value-type="float">
            <text:p>-0.4964023353</text:p>
          </table:table-cell>
          <table:table-cell office:value-type="float" office:value="0.379687144308026" calcext:value-type="float">
            <text:p>0.3796871443</text:p>
          </table:table-cell>
          <table:table-cell office:value-type="float" office:value="-1.66398982333644" calcext:value-type="float">
            <text:p>-1.6639898233</text:p>
          </table:table-cell>
          <table:table-cell office:value-type="float" office:value="0.767277794383091" calcext:value-type="float">
            <text:p>0.7672777944</text:p>
          </table:table-cell>
          <table:table-cell office:value-type="float" office:value="0.743763823587082" calcext:value-type="float">
            <text:p>0.7437638236</text:p>
          </table:table-cell>
          <table:table-cell office:value-type="float" office:value="-0.250209454816003" calcext:value-type="float">
            <text:p>-0.2502094548</text:p>
          </table:table-cell>
          <table:table-cell office:value-type="float" office:value="-0.40564022504802" calcext:value-type="float">
            <text:p>-0.405640225</text:p>
          </table:table-cell>
          <table:table-cell office:value-type="float" office:value="0.312432885014911" calcext:value-type="float">
            <text:p>0.312432885</text:p>
          </table:table-cell>
          <table:table-cell office:value-type="float" office:value="1.09089764009756" calcext:value-type="float">
            <text:p>1.0908976401</text:p>
          </table:table-cell>
          <table:table-cell office:value-type="float" office:value="-1.50916891500503" calcext:value-type="float">
            <text:p>-1.509168915</text:p>
          </table:table-cell>
          <table:table-cell office:value-type="float" office:value="-0.00948292280620201" calcext:value-type="float">
            <text:p>-0.0094829228</text:p>
          </table:table-cell>
          <table:table-cell office:value-type="float" office:value="2.10713945808594" calcext:value-type="float">
            <text:p>2.1071394581</text:p>
          </table:table-cell>
          <table:table-cell office:value-type="float" office:value="-0.172340891005544" calcext:value-type="float">
            <text:p>-0.17234089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96" calcext:value-type="float">
            <text:p>496</text:p>
          </table:table-cell>
          <table:table-cell office:value-type="float" office:value="-2.00989275115573" calcext:value-type="float">
            <text:p>-2.0098927512</text:p>
          </table:table-cell>
          <table:table-cell office:value-type="float" office:value="0.522693347409805" calcext:value-type="float">
            <text:p>0.5226933474</text:p>
          </table:table-cell>
          <table:table-cell office:value-type="float" office:value="2.04350980901895" calcext:value-type="float">
            <text:p>2.043509809</text:p>
          </table:table-cell>
          <table:table-cell office:value-type="float" office:value="0.2235213743292" calcext:value-type="float">
            <text:p>0.2235213743</text:p>
          </table:table-cell>
          <table:table-cell office:value-type="float" office:value="-0.597859305150884" calcext:value-type="float">
            <text:p>-0.5978593052</text:p>
          </table:table-cell>
          <table:table-cell office:value-type="float" office:value="0.0781628693853203" calcext:value-type="float">
            <text:p>0.0781628694</text:p>
          </table:table-cell>
          <table:table-cell office:value-type="float" office:value="-0.450347372519174" calcext:value-type="float">
            <text:p>-0.4503473725</text:p>
          </table:table-cell>
          <table:table-cell office:value-type="float" office:value="0.772470912905917" calcext:value-type="float">
            <text:p>0.7724709129</text:p>
          </table:table-cell>
          <table:table-cell office:value-type="float" office:value="0.532384903176185" calcext:value-type="float">
            <text:p>0.5323849032</text:p>
          </table:table-cell>
          <table:table-cell office:value-type="float" office:value="-0.408489946055842" calcext:value-type="float">
            <text:p>-0.4084899461</text:p>
          </table:table-cell>
          <table:table-cell office:value-type="float" office:value="-0.862066349911993" calcext:value-type="float">
            <text:p>-0.8620663499</text:p>
          </table:table-cell>
          <table:table-cell office:value-type="float" office:value="-0.0354978571672186" calcext:value-type="float">
            <text:p>-0.0354978572</text:p>
          </table:table-cell>
          <table:table-cell office:value-type="float" office:value="-0.64888972505504" calcext:value-type="float">
            <text:p>-0.6488897251</text:p>
          </table:table-cell>
          <table:table-cell office:value-type="float" office:value="-0.191864178597354" calcext:value-type="float">
            <text:p>-0.1918641786</text:p>
          </table:table-cell>
          <table:table-cell office:value-type="float" office:value="0.423878261524159" calcext:value-type="float">
            <text:p>0.4238782615</text:p>
          </table:table-cell>
          <table:table-cell office:value-type="float" office:value="-0.106994155285609" calcext:value-type="float">
            <text:p>-0.1069941553</text:p>
          </table:table-cell>
          <table:table-cell office:value-type="float" office:value="0.332678803838314" calcext:value-type="float">
            <text:p>0.3326788038</text:p>
          </table:table-cell>
          <table:table-cell office:value-type="float" office:value="-0.405175748876961" calcext:value-type="float">
            <text:p>-0.4051757489</text:p>
          </table:table-cell>
          <table:table-cell office:value-type="float" office:value="-0.141551152566586" calcext:value-type="float">
            <text:p>-0.14155115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96" calcext:value-type="float">
            <text:p>496</text:p>
          </table:table-cell>
          <table:table-cell office:value-type="float" office:value="-0.652954959919241" calcext:value-type="float">
            <text:p>-0.6529549599</text:p>
          </table:table-cell>
          <table:table-cell office:value-type="float" office:value="0.493216286926375" calcext:value-type="float">
            <text:p>0.4932162869</text:p>
          </table:table-cell>
          <table:table-cell office:value-type="float" office:value="1.24676988396719" calcext:value-type="float">
            <text:p>1.246769884</text:p>
          </table:table-cell>
          <table:table-cell office:value-type="float" office:value="-0.707569435836588" calcext:value-type="float">
            <text:p>-0.7075694358</text:p>
          </table:table-cell>
          <table:table-cell office:value-type="float" office:value="0.165763884632554" calcext:value-type="float">
            <text:p>0.1657638846</text:p>
          </table:table-cell>
          <table:table-cell office:value-type="float" office:value="-1.14622354804356" calcext:value-type="float">
            <text:p>-1.146223548</text:p>
          </table:table-cell>
          <table:table-cell office:value-type="float" office:value="0.932048671618127" calcext:value-type="float">
            <text:p>0.9320486716</text:p>
          </table:table-cell>
          <table:table-cell office:value-type="float" office:value="-0.0949621917529304" calcext:value-type="float">
            <text:p>-0.0949621918</text:p>
          </table:table-cell>
          <table:table-cell office:value-type="float" office:value="-0.861258132689212" calcext:value-type="float">
            <text:p>-0.8612581327</text:p>
          </table:table-cell>
          <table:table-cell office:value-type="float" office:value="-0.503548639819715" calcext:value-type="float">
            <text:p>-0.5035486398</text:p>
          </table:table-cell>
          <table:table-cell office:value-type="float" office:value="1.44831845388138" calcext:value-type="float">
            <text:p>1.4483184539</text:p>
          </table:table-cell>
          <table:table-cell office:value-type="float" office:value="0.352719170267587" calcext:value-type="float">
            <text:p>0.3527191703</text:p>
          </table:table-cell>
          <table:table-cell office:value-type="float" office:value="-0.83258562824549" calcext:value-type="float">
            <text:p>-0.8325856282</text:p>
          </table:table-cell>
          <table:table-cell office:value-type="float" office:value="0.72180771885469" calcext:value-type="float">
            <text:p>0.7218077189</text:p>
          </table:table-cell>
          <table:table-cell office:value-type="float" office:value="-0.00244236572277423" calcext:value-type="float">
            <text:p>-0.0024423657</text:p>
          </table:table-cell>
          <table:table-cell office:value-type="float" office:value="0.0606231980670019" calcext:value-type="float">
            <text:p>0.0606231981</text:p>
          </table:table-cell>
          <table:table-cell office:value-type="float" office:value="-0.270581454775106" calcext:value-type="float">
            <text:p>-0.2705814548</text:p>
          </table:table-cell>
          <table:table-cell office:value-type="float" office:value="-0.285535060536288" calcext:value-type="float">
            <text:p>-0.2855350605</text:p>
          </table:table-cell>
          <table:table-cell office:value-type="float" office:value="0.757072310760918" calcext:value-type="float">
            <text:p>0.75707231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97" calcext:value-type="float">
            <text:p>497</text:p>
          </table:table-cell>
          <table:table-cell office:value-type="float" office:value="-0.41783625191838" calcext:value-type="float">
            <text:p>-0.4178362519</text:p>
          </table:table-cell>
          <table:table-cell office:value-type="float" office:value="0.981102920881912" calcext:value-type="float">
            <text:p>0.9811029209</text:p>
          </table:table-cell>
          <table:table-cell office:value-type="float" office:value="1.1358197591905" calcext:value-type="float">
            <text:p>1.1358197592</text:p>
          </table:table-cell>
          <table:table-cell office:value-type="float" office:value="-0.172592935485917" calcext:value-type="float">
            <text:p>-0.1725929355</text:p>
          </table:table-cell>
          <table:table-cell office:value-type="float" office:value="0.396674889389087" calcext:value-type="float">
            <text:p>0.3966748894</text:p>
          </table:table-cell>
          <table:table-cell office:value-type="float" office:value="-0.00284157964035595" calcext:value-type="float">
            <text:p>-0.0028415796</text:p>
          </table:table-cell>
          <table:table-cell office:value-type="float" office:value="0.519779575023171" calcext:value-type="float">
            <text:p>0.519779575</text:p>
          </table:table-cell>
          <table:table-cell office:value-type="float" office:value="0.248762703421927" calcext:value-type="float">
            <text:p>0.2487627034</text:p>
          </table:table-cell>
          <table:table-cell office:value-type="float" office:value="-0.593496636506708" calcext:value-type="float">
            <text:p>-0.5934966365</text:p>
          </table:table-cell>
          <table:table-cell office:value-type="float" office:value="-0.382215398629333" calcext:value-type="float">
            <text:p>-0.3822153986</text:p>
          </table:table-cell>
          <table:table-cell office:value-type="float" office:value="1.3649647448675" calcext:value-type="float">
            <text:p>1.3649647449</text:p>
          </table:table-cell>
          <table:table-cell office:value-type="float" office:value="0.429957938699689" calcext:value-type="float">
            <text:p>0.4299579387</text:p>
          </table:table-cell>
          <table:table-cell office:value-type="float" office:value="-0.22019683506844" calcext:value-type="float">
            <text:p>-0.2201968351</text:p>
          </table:table-cell>
          <table:table-cell office:value-type="float" office:value="-0.165067375463814" calcext:value-type="float">
            <text:p>-0.1650673755</text:p>
          </table:table-cell>
          <table:table-cell office:value-type="float" office:value="0.501963869780149" calcext:value-type="float">
            <text:p>0.5019638698</text:p>
          </table:table-cell>
          <table:table-cell office:value-type="float" office:value="0.396923212857805" calcext:value-type="float">
            <text:p>0.3969232129</text:p>
          </table:table-cell>
          <table:table-cell office:value-type="float" office:value="-0.0668570299143914" calcext:value-type="float">
            <text:p>-0.0668570299</text:p>
          </table:table-cell>
          <table:table-cell office:value-type="float" office:value="0.0531232438356086" calcext:value-type="float">
            <text:p>0.0531232438</text:p>
          </table:table-cell>
          <table:table-cell office:value-type="float" office:value="-0.0355957284899025" calcext:value-type="float">
            <text:p>-0.03559572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98" calcext:value-type="float">
            <text:p>498</text:p>
          </table:table-cell>
          <table:table-cell office:value-type="float" office:value="-0.753769334274668" calcext:value-type="float">
            <text:p>-0.7537693343</text:p>
          </table:table-cell>
          <table:table-cell office:value-type="float" office:value="1.09828709338221" calcext:value-type="float">
            <text:p>1.0982870934</text:p>
          </table:table-cell>
          <table:table-cell office:value-type="float" office:value="1.8354528834209" calcext:value-type="float">
            <text:p>1.8354528834</text:p>
          </table:table-cell>
          <table:table-cell office:value-type="float" office:value="0.614571393652971" calcext:value-type="float">
            <text:p>0.6145713937</text:p>
          </table:table-cell>
          <table:table-cell office:value-type="float" office:value="-0.317858924324206" calcext:value-type="float">
            <text:p>-0.3178589243</text:p>
          </table:table-cell>
          <table:table-cell office:value-type="float" office:value="-0.101054793071567" calcext:value-type="float">
            <text:p>-0.1010547931</text:p>
          </table:table-cell>
          <table:table-cell office:value-type="float" office:value="0.0394541900552881" calcext:value-type="float">
            <text:p>0.0394541901</text:p>
          </table:table-cell>
          <table:table-cell office:value-type="float" office:value="-0.656824210854732" calcext:value-type="float">
            <text:p>-0.6568242109</text:p>
          </table:table-cell>
          <table:table-cell office:value-type="float" office:value="-0.0487608140364578" calcext:value-type="float">
            <text:p>-0.048760814</text:p>
          </table:table-cell>
          <table:table-cell office:value-type="float" office:value="-0.216190841982329" calcext:value-type="float">
            <text:p>-0.216190842</text:p>
          </table:table-cell>
          <table:table-cell office:value-type="float" office:value="-0.31195854245622" calcext:value-type="float">
            <text:p>-0.3119585425</text:p>
          </table:table-cell>
          <table:table-cell office:value-type="float" office:value="-0.414790844021728" calcext:value-type="float">
            <text:p>-0.414790844</text:p>
          </table:table-cell>
          <table:table-cell office:value-type="float" office:value="-1.02319529589163" calcext:value-type="float">
            <text:p>-1.0231952959</text:p>
          </table:table-cell>
          <table:table-cell office:value-type="float" office:value="0.270999444612903" calcext:value-type="float">
            <text:p>0.2709994446</text:p>
          </table:table-cell>
          <table:table-cell office:value-type="float" office:value="1.24832459712808" calcext:value-type="float">
            <text:p>1.2483245971</text:p>
          </table:table-cell>
          <table:table-cell office:value-type="float" office:value="-0.0467374930301422" calcext:value-type="float">
            <text:p>-0.046737493</text:p>
          </table:table-cell>
          <table:table-cell office:value-type="float" office:value="-0.0977631197249522" calcext:value-type="float">
            <text:p>-0.0977631197</text:p>
          </table:table-cell>
          <table:table-cell office:value-type="float" office:value="-0.0151571656307564" calcext:value-type="float">
            <text:p>-0.0151571656</text:p>
          </table:table-cell>
          <table:table-cell office:value-type="float" office:value="-0.965600792901961" calcext:value-type="float">
            <text:p>-0.965600792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99" calcext:value-type="float">
            <text:p>499</text:p>
          </table:table-cell>
          <table:table-cell office:value-type="float" office:value="1.25543928787263" calcext:value-type="float">
            <text:p>1.2554392879</text:p>
          </table:table-cell>
          <table:table-cell office:value-type="float" office:value="0.307728903801174" calcext:value-type="float">
            <text:p>0.3077289038</text:p>
          </table:table-cell>
          <table:table-cell office:value-type="float" office:value="0.292700171373052" calcext:value-type="float">
            <text:p>0.2927001714</text:p>
          </table:table-cell>
          <table:table-cell office:value-type="float" office:value="0.69987312813193" calcext:value-type="float">
            <text:p>0.6998731281</text:p>
          </table:table-cell>
          <table:table-cell office:value-type="float" office:value="-0.428875629233923" calcext:value-type="float">
            <text:p>-0.4288756292</text:p>
          </table:table-cell>
          <table:table-cell office:value-type="float" office:value="-1.08845611931118" calcext:value-type="float">
            <text:p>-1.0884561193</text:p>
          </table:table-cell>
          <table:table-cell office:value-type="float" office:value="0.0438399019207915" calcext:value-type="float">
            <text:p>0.0438399019</text:p>
          </table:table-cell>
          <table:table-cell office:value-type="float" office:value="-0.167738709317001" calcext:value-type="float">
            <text:p>-0.1677387093</text:p>
          </table:table-cell>
          <table:table-cell office:value-type="float" office:value="0.128854075434184" calcext:value-type="float">
            <text:p>0.1288540754</text:p>
          </table:table-cell>
          <table:table-cell office:value-type="float" office:value="-0.264061677458776" calcext:value-type="float">
            <text:p>-0.2640616775</text:p>
          </table:table-cell>
          <table:table-cell office:value-type="float" office:value="-0.174507538822232" calcext:value-type="float">
            <text:p>-0.1745075388</text:p>
          </table:table-cell>
          <table:table-cell office:value-type="float" office:value="-0.103536650210894" calcext:value-type="float">
            <text:p>-0.1035366502</text:p>
          </table:table-cell>
          <table:table-cell office:value-type="float" office:value="-0.410712664857157" calcext:value-type="float">
            <text:p>-0.4107126649</text:p>
          </table:table-cell>
          <table:table-cell office:value-type="float" office:value="-0.160752586297616" calcext:value-type="float">
            <text:p>-0.1607525863</text:p>
          </table:table-cell>
          <table:table-cell office:value-type="float" office:value="1.16380769874979" calcext:value-type="float">
            <text:p>1.1638076987</text:p>
          </table:table-cell>
          <table:table-cell office:value-type="float" office:value="0.508362126204611" calcext:value-type="float">
            <text:p>0.5083621262</text:p>
          </table:table-cell>
          <table:table-cell office:value-type="float" office:value="0.0311825158764792" calcext:value-type="float">
            <text:p>0.0311825159</text:p>
          </table:table-cell>
          <table:table-cell office:value-type="float" office:value="-0.221104856309154" calcext:value-type="float">
            <text:p>-0.2211048563</text:p>
          </table:table-cell>
          <table:table-cell office:value-type="float" office:value="-0.19424123794805" calcext:value-type="float">
            <text:p>-0.194241237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99" calcext:value-type="float">
            <text:p>499</text:p>
          </table:table-cell>
          <table:table-cell office:value-type="float" office:value="1.3557901906947" calcext:value-type="float">
            <text:p>1.3557901907</text:p>
          </table:table-cell>
          <table:table-cell office:value-type="float" office:value="-1.12292133786697" calcext:value-type="float">
            <text:p>-1.1229213379</text:p>
          </table:table-cell>
          <table:table-cell office:value-type="float" office:value="1.19118651886482" calcext:value-type="float">
            <text:p>1.1911865189</text:p>
          </table:table-cell>
          <table:table-cell office:value-type="float" office:value="-0.576548234293602" calcext:value-type="float">
            <text:p>-0.5765482343</text:p>
          </table:table-cell>
          <table:table-cell office:value-type="float" office:value="-1.70874993200339" calcext:value-type="float">
            <text:p>-1.708749932</text:p>
          </table:table-cell>
          <table:table-cell office:value-type="float" office:value="0.27472130398081" calcext:value-type="float">
            <text:p>0.274721304</text:p>
          </table:table-cell>
          <table:table-cell office:value-type="float" office:value="-1.64078505481719" calcext:value-type="float">
            <text:p>-1.6407850548</text:p>
          </table:table-cell>
          <table:table-cell office:value-type="float" office:value="0.29583848196265" calcext:value-type="float">
            <text:p>0.295838482</text:p>
          </table:table-cell>
          <table:table-cell office:value-type="float" office:value="0.618648905477178" calcext:value-type="float">
            <text:p>0.6186489055</text:p>
          </table:table-cell>
          <table:table-cell office:value-type="float" office:value="0.4759433901479" calcext:value-type="float">
            <text:p>0.4759433901</text:p>
          </table:table-cell>
          <table:table-cell office:value-type="float" office:value="-1.77223150423123" calcext:value-type="float">
            <text:p>-1.7722315042</text:p>
          </table:table-cell>
          <table:table-cell office:value-type="float" office:value="-1.55824688021963" calcext:value-type="float">
            <text:p>-1.5582468802</text:p>
          </table:table-cell>
          <table:table-cell office:value-type="float" office:value="-1.27612800905177" calcext:value-type="float">
            <text:p>-1.2761280091</text:p>
          </table:table-cell>
          <table:table-cell office:value-type="float" office:value="-0.750821284462162" calcext:value-type="float">
            <text:p>-0.7508212845</text:p>
          </table:table-cell>
          <table:table-cell office:value-type="float" office:value="0.394212595428514" calcext:value-type="float">
            <text:p>0.3942125954</text:p>
          </table:table-cell>
          <table:table-cell office:value-type="float" office:value="1.56319275247315" calcext:value-type="float">
            <text:p>1.5631927525</text:p>
          </table:table-cell>
          <table:table-cell office:value-type="float" office:value="0.139540721031493" calcext:value-type="float">
            <text:p>0.139540721</text:p>
          </table:table-cell>
          <table:table-cell office:value-type="float" office:value="-0.36804374002546" calcext:value-type="float">
            <text:p>-0.36804374</text:p>
          </table:table-cell>
          <table:table-cell office:value-type="float" office:value="0.765654082163175" calcext:value-type="float">
            <text:p>0.765654082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99" calcext:value-type="float">
            <text:p>499</text:p>
          </table:table-cell>
          <table:table-cell office:value-type="float" office:value="-0.860625553801289" calcext:value-type="float">
            <text:p>-0.8606255538</text:p>
          </table:table-cell>
          <table:table-cell office:value-type="float" office:value="-0.109136995396895" calcext:value-type="float">
            <text:p>-0.1091369954</text:p>
          </table:table-cell>
          <table:table-cell office:value-type="float" office:value="2.11247400084939" calcext:value-type="float">
            <text:p>2.1124740008</text:p>
          </table:table-cell>
          <table:table-cell office:value-type="float" office:value="-1.40056721421055" calcext:value-type="float">
            <text:p>-1.4005672142</text:p>
          </table:table-cell>
          <table:table-cell office:value-type="float" office:value="0.180269367540823" calcext:value-type="float">
            <text:p>0.1802693675</text:p>
          </table:table-cell>
          <table:table-cell office:value-type="float" office:value="1.32965554877601" calcext:value-type="float">
            <text:p>1.3296555488</text:p>
          </table:table-cell>
          <table:table-cell office:value-type="float" office:value="0.43100085912517" calcext:value-type="float">
            <text:p>0.4310008591</text:p>
          </table:table-cell>
          <table:table-cell office:value-type="float" office:value="0.317760791330183" calcext:value-type="float">
            <text:p>0.3177607913</text:p>
          </table:table-cell>
          <table:table-cell office:value-type="float" office:value="0.59376189974723" calcext:value-type="float">
            <text:p>0.5937618997</text:p>
          </table:table-cell>
          <table:table-cell office:value-type="float" office:value="-0.987304417446276" calcext:value-type="float">
            <text:p>-0.9873044174</text:p>
          </table:table-cell>
          <table:table-cell office:value-type="float" office:value="-0.309226998460629" calcext:value-type="float">
            <text:p>-0.3092269985</text:p>
          </table:table-cell>
          <table:table-cell office:value-type="float" office:value="0.0678457434128361" calcext:value-type="float">
            <text:p>0.0678457434</text:p>
          </table:table-cell>
          <table:table-cell office:value-type="float" office:value="-0.841814989732148" calcext:value-type="float">
            <text:p>-0.8418149897</text:p>
          </table:table-cell>
          <table:table-cell office:value-type="float" office:value="-0.609413345324724" calcext:value-type="float">
            <text:p>-0.6094133453</text:p>
          </table:table-cell>
          <table:table-cell office:value-type="float" office:value="-1.18973759657453" calcext:value-type="float">
            <text:p>-1.1897375966</text:p>
          </table:table-cell>
          <table:table-cell office:value-type="float" office:value="0.329120748551075" calcext:value-type="float">
            <text:p>0.3291207486</text:p>
          </table:table-cell>
          <table:table-cell office:value-type="float" office:value="-0.627299224268353" calcext:value-type="float">
            <text:p>-0.6272992243</text:p>
          </table:table-cell>
          <table:table-cell office:value-type="float" office:value="0.0123162026871035" calcext:value-type="float">
            <text:p>0.0123162027</text:p>
          </table:table-cell>
          <table:table-cell office:value-type="float" office:value="0.257628142851683" calcext:value-type="float">
            <text:p>0.257628142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01" calcext:value-type="float">
            <text:p>501</text:p>
          </table:table-cell>
          <table:table-cell office:value-type="float" office:value="-1.37771827091782" calcext:value-type="float">
            <text:p>-1.3777182709</text:p>
          </table:table-cell>
          <table:table-cell office:value-type="float" office:value="1.3545304566996" calcext:value-type="float">
            <text:p>1.3545304567</text:p>
          </table:table-cell>
          <table:table-cell office:value-type="float" office:value="0.543183298470348" calcext:value-type="float">
            <text:p>0.5431832985</text:p>
          </table:table-cell>
          <table:table-cell office:value-type="float" office:value="-1.42717085928831" calcext:value-type="float">
            <text:p>-1.4271708593</text:p>
          </table:table-cell>
          <table:table-cell office:value-type="float" office:value="-0.124389369820083" calcext:value-type="float">
            <text:p>-0.1243893698</text:p>
          </table:table-cell>
          <table:table-cell office:value-type="float" office:value="-0.524309438535972" calcext:value-type="float">
            <text:p>-0.5243094385</text:p>
          </table:table-cell>
          <table:table-cell office:value-type="float" office:value="0.179123666509704" calcext:value-type="float">
            <text:p>0.1791236665</text:p>
          </table:table-cell>
          <table:table-cell office:value-type="float" office:value="0.616511644904593" calcext:value-type="float">
            <text:p>0.6165116449</text:p>
          </table:table-cell>
          <table:table-cell office:value-type="float" office:value="-0.151022978723892" calcext:value-type="float">
            <text:p>-0.1510229787</text:p>
          </table:table-cell>
          <table:table-cell office:value-type="float" office:value="-0.748487774807743" calcext:value-type="float">
            <text:p>-0.7484877748</text:p>
          </table:table-cell>
          <table:table-cell office:value-type="float" office:value="-0.915324611007182" calcext:value-type="float">
            <text:p>-0.915324611</text:p>
          </table:table-cell>
          <table:table-cell office:value-type="float" office:value="0.0400021414145467" calcext:value-type="float">
            <text:p>0.0400021414</text:p>
          </table:table-cell>
          <table:table-cell office:value-type="float" office:value="0.0276545770479607" calcext:value-type="float">
            <text:p>0.027654577</text:p>
          </table:table-cell>
          <table:table-cell office:value-type="float" office:value="0.428552417201093" calcext:value-type="float">
            <text:p>0.4285524172</text:p>
          </table:table-cell>
          <table:table-cell office:value-type="float" office:value="0.646517837347784" calcext:value-type="float">
            <text:p>0.6465178373</text:p>
          </table:table-cell>
          <table:table-cell office:value-type="float" office:value="0.442835996846081" calcext:value-type="float">
            <text:p>0.4428359968</text:p>
          </table:table-cell>
          <table:table-cell office:value-type="float" office:value="-0.295907070691388" calcext:value-type="float">
            <text:p>-0.2959070707</text:p>
          </table:table-cell>
          <table:table-cell office:value-type="float" office:value="-0.666708574345266" calcext:value-type="float">
            <text:p>-0.6667085743</text:p>
          </table:table-cell>
          <table:table-cell office:value-type="float" office:value="-0.820429068876967" calcext:value-type="float">
            <text:p>-0.820429068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02" calcext:value-type="float">
            <text:p>502</text:p>
          </table:table-cell>
          <table:table-cell office:value-type="float" office:value="-2.69664072490359" calcext:value-type="float">
            <text:p>-2.6966407249</text:p>
          </table:table-cell>
          <table:table-cell office:value-type="float" office:value="-1.37130038612753" calcext:value-type="float">
            <text:p>-1.3713003861</text:p>
          </table:table-cell>
          <table:table-cell office:value-type="float" office:value="2.85819382004164" calcext:value-type="float">
            <text:p>2.85819382</text:p>
          </table:table-cell>
          <table:table-cell office:value-type="float" office:value="3.4218635807796" calcext:value-type="float">
            <text:p>3.4218635808</text:p>
          </table:table-cell>
          <table:table-cell office:value-type="float" office:value="1.90408260680805" calcext:value-type="float">
            <text:p>1.9040826068</text:p>
          </table:table-cell>
          <table:table-cell office:value-type="float" office:value="0.68373058350164" calcext:value-type="float">
            <text:p>0.6837305835</text:p>
          </table:table-cell>
          <table:table-cell office:value-type="float" office:value="-1.40750594574469" calcext:value-type="float">
            <text:p>-1.4075059457</text:p>
          </table:table-cell>
          <table:table-cell office:value-type="float" office:value="0.444287003622272" calcext:value-type="float">
            <text:p>0.4442870036</text:p>
          </table:table-cell>
          <table:table-cell office:value-type="float" office:value="-0.309161822526346" calcext:value-type="float">
            <text:p>-0.3091618225</text:p>
          </table:table-cell>
          <table:table-cell office:value-type="float" office:value="1.33847034547156" calcext:value-type="float">
            <text:p>1.3384703455</text:p>
          </table:table-cell>
          <table:table-cell office:value-type="float" office:value="1.28277005940899" calcext:value-type="float">
            <text:p>1.2827700594</text:p>
          </table:table-cell>
          <table:table-cell office:value-type="float" office:value="0.907171493984541" calcext:value-type="float">
            <text:p>0.907171494</text:p>
          </table:table-cell>
          <table:table-cell office:value-type="float" office:value="0.192458733721406" calcext:value-type="float">
            <text:p>0.1924587337</text:p>
          </table:table-cell>
          <table:table-cell office:value-type="float" office:value="-0.614332498721317" calcext:value-type="float">
            <text:p>-0.6143324987</text:p>
          </table:table-cell>
          <table:table-cell office:value-type="float" office:value="-0.0941055247451691" calcext:value-type="float">
            <text:p>-0.0941055247</text:p>
          </table:table-cell>
          <table:table-cell office:value-type="float" office:value="-0.861579224882625" calcext:value-type="float">
            <text:p>-0.8615792249</text:p>
          </table:table-cell>
          <table:table-cell office:value-type="float" office:value="0.640078297987096" calcext:value-type="float">
            <text:p>0.640078298</text:p>
          </table:table-cell>
          <table:table-cell office:value-type="float" office:value="-0.611399017034829" calcext:value-type="float">
            <text:p>-0.611399017</text:p>
          </table:table-cell>
          <table:table-cell office:value-type="float" office:value="0.901330060640164" calcext:value-type="float">
            <text:p>0.901330060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03" calcext:value-type="float">
            <text:p>503</text:p>
          </table:table-cell>
          <table:table-cell office:value-type="float" office:value="0.860544592611558" calcext:value-type="float">
            <text:p>0.8605445926</text:p>
          </table:table-cell>
          <table:table-cell office:value-type="float" office:value="-0.747804384649498" calcext:value-type="float">
            <text:p>-0.7478043846</text:p>
          </table:table-cell>
          <table:table-cell office:value-type="float" office:value="-0.955150630920697" calcext:value-type="float">
            <text:p>-0.9551506309</text:p>
          </table:table-cell>
          <table:table-cell office:value-type="float" office:value="-1.12405553844244" calcext:value-type="float">
            <text:p>-1.1240555384</text:p>
          </table:table-cell>
          <table:table-cell office:value-type="float" office:value="0.186536254870529" calcext:value-type="float">
            <text:p>0.1865362549</text:p>
          </table:table-cell>
          <table:table-cell office:value-type="float" office:value="-0.385942163412046" calcext:value-type="float">
            <text:p>-0.3859421634</text:p>
          </table:table-cell>
          <table:table-cell office:value-type="float" office:value="0.703442955213491" calcext:value-type="float">
            <text:p>0.7034429552</text:p>
          </table:table-cell>
          <table:table-cell office:value-type="float" office:value="-0.282689455343648" calcext:value-type="float">
            <text:p>-0.2826894553</text:p>
          </table:table-cell>
          <table:table-cell office:value-type="float" office:value="0.48259998650874" calcext:value-type="float">
            <text:p>0.4825999865</text:p>
          </table:table-cell>
          <table:table-cell office:value-type="float" office:value="-0.93548633807605" calcext:value-type="float">
            <text:p>-0.9354863381</text:p>
          </table:table-cell>
          <table:table-cell office:value-type="float" office:value="0.65505917934807" calcext:value-type="float">
            <text:p>0.6550591793</text:p>
          </table:table-cell>
          <table:table-cell office:value-type="float" office:value="1.6189510524096" calcext:value-type="float">
            <text:p>1.6189510524</text:p>
          </table:table-cell>
          <table:table-cell office:value-type="float" office:value="1.38109369018222" calcext:value-type="float">
            <text:p>1.3810936902</text:p>
          </table:table-cell>
          <table:table-cell office:value-type="float" office:value="0.509031303538506" calcext:value-type="float">
            <text:p>0.5090313035</text:p>
          </table:table-cell>
          <table:table-cell office:value-type="float" office:value="0.72430892290448" calcext:value-type="float">
            <text:p>0.7243089229</text:p>
          </table:table-cell>
          <table:table-cell office:value-type="float" office:value="-0.143893963137368" calcext:value-type="float">
            <text:p>-0.1438939631</text:p>
          </table:table-cell>
          <table:table-cell office:value-type="float" office:value="-0.912888944850616" calcext:value-type="float">
            <text:p>-0.9128889449</text:p>
          </table:table-cell>
          <table:table-cell office:value-type="float" office:value="0.29034516077961" calcext:value-type="float">
            <text:p>0.2903451608</text:p>
          </table:table-cell>
          <table:table-cell office:value-type="float" office:value="1.5167360303301" calcext:value-type="float">
            <text:p>1.516736030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03" calcext:value-type="float">
            <text:p>503</text:p>
          </table:table-cell>
          <table:table-cell office:value-type="float" office:value="0.0747375945306555" calcext:value-type="float">
            <text:p>0.0747375945</text:p>
          </table:table-cell>
          <table:table-cell office:value-type="float" office:value="-3.03200885261474" calcext:value-type="float">
            <text:p>-3.0320088526</text:p>
          </table:table-cell>
          <table:table-cell office:value-type="float" office:value="-0.429919190176392" calcext:value-type="float">
            <text:p>-0.4299191902</text:p>
          </table:table-cell>
          <table:table-cell office:value-type="float" office:value="-0.442721155356848" calcext:value-type="float">
            <text:p>-0.4427211554</text:p>
          </table:table-cell>
          <table:table-cell office:value-type="float" office:value="-1.78471045794164" calcext:value-type="float">
            <text:p>-1.7847104579</text:p>
          </table:table-cell>
          <table:table-cell office:value-type="float" office:value="-0.06666829067283" calcext:value-type="float">
            <text:p>-0.0666682907</text:p>
          </table:table-cell>
          <table:table-cell office:value-type="float" office:value="0.0987355744282006" calcext:value-type="float">
            <text:p>0.0987355744</text:p>
          </table:table-cell>
          <table:table-cell office:value-type="float" office:value="-0.222524967865393" calcext:value-type="float">
            <text:p>-0.2225249679</text:p>
          </table:table-cell>
          <table:table-cell office:value-type="float" office:value="-0.241857519389212" calcext:value-type="float">
            <text:p>-0.2418575194</text:p>
          </table:table-cell>
          <table:table-cell office:value-type="float" office:value="0.158663892689022" calcext:value-type="float">
            <text:p>0.1586638927</text:p>
          </table:table-cell>
          <table:table-cell office:value-type="float" office:value="-1.53929167357654" calcext:value-type="float">
            <text:p>-1.5392916736</text:p>
          </table:table-cell>
          <table:table-cell office:value-type="float" office:value="-0.496466541128401" calcext:value-type="float">
            <text:p>-0.4964665411</text:p>
          </table:table-cell>
          <table:table-cell office:value-type="float" office:value="0.0664942763472529" calcext:value-type="float">
            <text:p>0.0664942763</text:p>
          </table:table-cell>
          <table:table-cell office:value-type="float" office:value="-0.0942487144253526" calcext:value-type="float">
            <text:p>-0.0942487144</text:p>
          </table:table-cell>
          <table:table-cell office:value-type="float" office:value="0.595002323731677" calcext:value-type="float">
            <text:p>0.5950023237</text:p>
          </table:table-cell>
          <table:table-cell office:value-type="float" office:value="-1.03290063485299" calcext:value-type="float">
            <text:p>-1.0329006349</text:p>
          </table:table-cell>
          <table:table-cell office:value-type="float" office:value="-0.0772876625511299" calcext:value-type="float">
            <text:p>-0.0772876626</text:p>
          </table:table-cell>
          <table:table-cell office:value-type="float" office:value="1.31801277999584" calcext:value-type="float">
            <text:p>1.31801278</text:p>
          </table:table-cell>
          <table:table-cell office:value-type="float" office:value="-0.39092719282297" calcext:value-type="float">
            <text:p>-0.39092719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04" calcext:value-type="float">
            <text:p>504</text:p>
          </table:table-cell>
          <table:table-cell office:value-type="float" office:value="-1.03107926237188" calcext:value-type="float">
            <text:p>-1.0310792624</text:p>
          </table:table-cell>
          <table:table-cell office:value-type="float" office:value="0.626546715939223" calcext:value-type="float">
            <text:p>0.6265467159</text:p>
          </table:table-cell>
          <table:table-cell office:value-type="float" office:value="2.62243621705555" calcext:value-type="float">
            <text:p>2.6224362171</text:p>
          </table:table-cell>
          <table:table-cell office:value-type="float" office:value="1.41131216109482" calcext:value-type="float">
            <text:p>1.4113121611</text:p>
          </table:table-cell>
          <table:table-cell office:value-type="float" office:value="-0.296552602030695" calcext:value-type="float">
            <text:p>-0.296552602</text:p>
          </table:table-cell>
          <table:table-cell office:value-type="float" office:value="1.12295167613951" calcext:value-type="float">
            <text:p>1.1229516761</text:p>
          </table:table-cell>
          <table:table-cell office:value-type="float" office:value="0.286099517474646" calcext:value-type="float">
            <text:p>0.2860995175</text:p>
          </table:table-cell>
          <table:table-cell office:value-type="float" office:value="0.0888015027433914" calcext:value-type="float">
            <text:p>0.0888015027</text:p>
          </table:table-cell>
          <table:table-cell office:value-type="float" office:value="1.10356525480907" calcext:value-type="float">
            <text:p>1.1035652548</text:p>
          </table:table-cell>
          <table:table-cell office:value-type="float" office:value="0.702030394514898" calcext:value-type="float">
            <text:p>0.7020303945</text:p>
          </table:table-cell>
          <table:table-cell office:value-type="float" office:value="0.766595129689746" calcext:value-type="float">
            <text:p>0.7665951297</text:p>
          </table:table-cell>
          <table:table-cell office:value-type="float" office:value="0.636497098257167" calcext:value-type="float">
            <text:p>0.6364970983</text:p>
          </table:table-cell>
          <table:table-cell office:value-type="float" office:value="-1.45166224246317" calcext:value-type="float">
            <text:p>-1.4516622425</text:p>
          </table:table-cell>
          <table:table-cell office:value-type="float" office:value="-0.959335402011778" calcext:value-type="float">
            <text:p>-0.959335402</text:p>
          </table:table-cell>
          <table:table-cell office:value-type="float" office:value="-1.84711592779213" calcext:value-type="float">
            <text:p>-1.8471159278</text:p>
          </table:table-cell>
          <table:table-cell office:value-type="float" office:value="-1.65990782597683" calcext:value-type="float">
            <text:p>-1.659907826</text:p>
          </table:table-cell>
          <table:table-cell office:value-type="float" office:value="0.80722325363842" calcext:value-type="float">
            <text:p>0.8072232536</text:p>
          </table:table-cell>
          <table:table-cell office:value-type="float" office:value="-0.596915387039435" calcext:value-type="float">
            <text:p>-0.596915387</text:p>
          </table:table-cell>
          <table:table-cell office:value-type="float" office:value="1.51249544487925" calcext:value-type="float">
            <text:p>1.512495444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08" calcext:value-type="float">
            <text:p>508</text:p>
          </table:table-cell>
          <table:table-cell office:value-type="float" office:value="1.3353694727997" calcext:value-type="float">
            <text:p>1.3353694728</text:p>
          </table:table-cell>
          <table:table-cell office:value-type="float" office:value="0.535981910443705" calcext:value-type="float">
            <text:p>0.5359819104</text:p>
          </table:table-cell>
          <table:table-cell office:value-type="float" office:value="-0.4481561584243" calcext:value-type="float">
            <text:p>-0.4481561584</text:p>
          </table:table-cell>
          <table:table-cell office:value-type="float" office:value="0.902997797380703" calcext:value-type="float">
            <text:p>0.9029977974</text:p>
          </table:table-cell>
          <table:table-cell office:value-type="float" office:value="0.517134282498174" calcext:value-type="float">
            <text:p>0.5171342825</text:p>
          </table:table-cell>
          <table:table-cell office:value-type="float" office:value="-0.694213211574308" calcext:value-type="float">
            <text:p>-0.6942132116</text:p>
          </table:table-cell>
          <table:table-cell office:value-type="float" office:value="0.590279128458354" calcext:value-type="float">
            <text:p>0.5902791285</text:p>
          </table:table-cell>
          <table:table-cell office:value-type="float" office:value="-0.348319449856284" calcext:value-type="float">
            <text:p>-0.3483194499</text:p>
          </table:table-cell>
          <table:table-cell office:value-type="float" office:value="-0.34448987488565" calcext:value-type="float">
            <text:p>-0.3444898749</text:p>
          </table:table-cell>
          <table:table-cell office:value-type="float" office:value="0.0225296659407799" calcext:value-type="float">
            <text:p>0.0225296659</text:p>
          </table:table-cell>
          <table:table-cell office:value-type="float" office:value="-0.973522801249206" calcext:value-type="float">
            <text:p>-0.9735228012</text:p>
          </table:table-cell>
          <table:table-cell office:value-type="float" office:value="0.371749183956883" calcext:value-type="float">
            <text:p>0.371749184</text:p>
          </table:table-cell>
          <table:table-cell office:value-type="float" office:value="0.956547304492973" calcext:value-type="float">
            <text:p>0.9565473045</text:p>
          </table:table-cell>
          <table:table-cell office:value-type="float" office:value="0.351881277036934" calcext:value-type="float">
            <text:p>0.351881277</text:p>
          </table:table-cell>
          <table:table-cell office:value-type="float" office:value="0.654214081285388" calcext:value-type="float">
            <text:p>0.6542140813</text:p>
          </table:table-cell>
          <table:table-cell office:value-type="float" office:value="-0.010372140563905" calcext:value-type="float">
            <text:p>-0.0103721406</text:p>
          </table:table-cell>
          <table:table-cell office:value-type="float" office:value="-0.66407077964876" calcext:value-type="float">
            <text:p>-0.6640707796</text:p>
          </table:table-cell>
          <table:table-cell office:value-type="float" office:value="-0.196216681302865" calcext:value-type="float">
            <text:p>-0.1962166813</text:p>
          </table:table-cell>
          <table:table-cell office:value-type="float" office:value="0.0575491195071679" calcext:value-type="float">
            <text:p>0.057549119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9" calcext:value-type="float">
            <text:p>509</text:p>
          </table:table-cell>
          <table:table-cell office:value-type="float" office:value="-0.280814640130213" calcext:value-type="float">
            <text:p>-0.2808146401</text:p>
          </table:table-cell>
          <table:table-cell office:value-type="float" office:value="0.93460507768786" calcext:value-type="float">
            <text:p>0.9346050777</text:p>
          </table:table-cell>
          <table:table-cell office:value-type="float" office:value="1.26145201699272" calcext:value-type="float">
            <text:p>1.261452017</text:p>
          </table:table-cell>
          <table:table-cell office:value-type="float" office:value="1.20891229763354" calcext:value-type="float">
            <text:p>1.2089122976</text:p>
          </table:table-cell>
          <table:table-cell office:value-type="float" office:value="0.540420027261879" calcext:value-type="float">
            <text:p>0.5404200273</text:p>
          </table:table-cell>
          <table:table-cell office:value-type="float" office:value="0.4183181670404" calcext:value-type="float">
            <text:p>0.418318167</text:p>
          </table:table-cell>
          <table:table-cell office:value-type="float" office:value="0.703040054550011" calcext:value-type="float">
            <text:p>0.7030400546</text:p>
          </table:table-cell>
          <table:table-cell office:value-type="float" office:value="0.0358622705048432" calcext:value-type="float">
            <text:p>0.0358622705</text:p>
          </table:table-cell>
          <table:table-cell office:value-type="float" office:value="-0.516920029897276" calcext:value-type="float">
            <text:p>-0.5169200299</text:p>
          </table:table-cell>
          <table:table-cell office:value-type="float" office:value="-0.330698039403032" calcext:value-type="float">
            <text:p>-0.3306980394</text:p>
          </table:table-cell>
          <table:table-cell office:value-type="float" office:value="-0.961569153005169" calcext:value-type="float">
            <text:p>-0.961569153</text:p>
          </table:table-cell>
          <table:table-cell office:value-type="float" office:value="0.474058535775538" calcext:value-type="float">
            <text:p>0.4740585358</text:p>
          </table:table-cell>
          <table:table-cell office:value-type="float" office:value="0.891206459299575" calcext:value-type="float">
            <text:p>0.8912064593</text:p>
          </table:table-cell>
          <table:table-cell office:value-type="float" office:value="-0.165812985399491" calcext:value-type="float">
            <text:p>-0.1658129854</text:p>
          </table:table-cell>
          <table:table-cell office:value-type="float" office:value="0.138022682771456" calcext:value-type="float">
            <text:p>0.1380226828</text:p>
          </table:table-cell>
          <table:table-cell office:value-type="float" office:value="-1.09742973839469" calcext:value-type="float">
            <text:p>-1.0974297384</text:p>
          </table:table-cell>
          <table:table-cell office:value-type="float" office:value="0.378257554040375" calcext:value-type="float">
            <text:p>0.378257554</text:p>
          </table:table-cell>
          <table:table-cell office:value-type="float" office:value="-0.60616523810965" calcext:value-type="float">
            <text:p>-0.6061652381</text:p>
          </table:table-cell>
          <table:table-cell office:value-type="float" office:value="0.943715533300521" calcext:value-type="float">
            <text:p>0.943715533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9" calcext:value-type="float">
            <text:p>509</text:p>
          </table:table-cell>
          <table:table-cell office:value-type="float" office:value="-0.152397473632413" calcext:value-type="float">
            <text:p>-0.1523974736</text:p>
          </table:table-cell>
          <table:table-cell office:value-type="float" office:value="-0.748114460058672" calcext:value-type="float">
            <text:p>-0.7481144601</text:p>
          </table:table-cell>
          <table:table-cell office:value-type="float" office:value="1.65957060932561" calcext:value-type="float">
            <text:p>1.6595706093</text:p>
          </table:table-cell>
          <table:table-cell office:value-type="float" office:value="-2.16060143578693" calcext:value-type="float">
            <text:p>-2.1606014358</text:p>
          </table:table-cell>
          <table:table-cell office:value-type="float" office:value="-1.44859382215158" calcext:value-type="float">
            <text:p>-1.4485938222</text:p>
          </table:table-cell>
          <table:table-cell office:value-type="float" office:value="0.558853953910808" calcext:value-type="float">
            <text:p>0.5588539539</text:p>
          </table:table-cell>
          <table:table-cell office:value-type="float" office:value="-0.274352449849646" calcext:value-type="float">
            <text:p>-0.2743524498</text:p>
          </table:table-cell>
          <table:table-cell office:value-type="float" office:value="0.010158951192562" calcext:value-type="float">
            <text:p>0.0101589512</text:p>
          </table:table-cell>
          <table:table-cell office:value-type="float" office:value="-1.96429483492271" calcext:value-type="float">
            <text:p>-1.9642948349</text:p>
          </table:table-cell>
          <table:table-cell office:value-type="float" office:value="1.41310779509233" calcext:value-type="float">
            <text:p>1.4131077951</text:p>
          </table:table-cell>
          <table:table-cell office:value-type="float" office:value="0.792023337257122" calcext:value-type="float">
            <text:p>0.7920233373</text:p>
          </table:table-cell>
          <table:table-cell office:value-type="float" office:value="-1.53367464832185" calcext:value-type="float">
            <text:p>-1.5336746483</text:p>
          </table:table-cell>
          <table:table-cell office:value-type="float" office:value="-1.15345382174677" calcext:value-type="float">
            <text:p>-1.1534538217</text:p>
          </table:table-cell>
          <table:table-cell office:value-type="float" office:value="-0.339869905972692" calcext:value-type="float">
            <text:p>-0.339869906</text:p>
          </table:table-cell>
          <table:table-cell office:value-type="float" office:value="0.434199203742127" calcext:value-type="float">
            <text:p>0.4341992037</text:p>
          </table:table-cell>
          <table:table-cell office:value-type="float" office:value="-0.216220454118273" calcext:value-type="float">
            <text:p>-0.2162204541</text:p>
          </table:table-cell>
          <table:table-cell office:value-type="float" office:value="0.259931471475061" calcext:value-type="float">
            <text:p>0.2599314715</text:p>
          </table:table-cell>
          <table:table-cell office:value-type="float" office:value="0.80199561353929" calcext:value-type="float">
            <text:p>0.8019956135</text:p>
          </table:table-cell>
          <table:table-cell office:value-type="float" office:value="-0.237417765744065" calcext:value-type="float">
            <text:p>-0.237417765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09" calcext:value-type="float">
            <text:p>509</text:p>
          </table:table-cell>
          <table:table-cell office:value-type="float" office:value="1.16659175478988" calcext:value-type="float">
            <text:p>1.1665917548</text:p>
          </table:table-cell>
          <table:table-cell office:value-type="float" office:value="0.124033374104431" calcext:value-type="float">
            <text:p>0.1240333741</text:p>
          </table:table-cell>
          <table:table-cell office:value-type="float" office:value="0.381998940407615" calcext:value-type="float">
            <text:p>0.3819989404</text:p>
          </table:table-cell>
          <table:table-cell office:value-type="float" office:value="1.40355582007109" calcext:value-type="float">
            <text:p>1.4035558201</text:p>
          </table:table-cell>
          <table:table-cell office:value-type="float" office:value="-0.254472681581122" calcext:value-type="float">
            <text:p>-0.2544726816</text:p>
          </table:table-cell>
          <table:table-cell office:value-type="float" office:value="-0.209577143287591" calcext:value-type="float">
            <text:p>-0.2095771433</text:p>
          </table:table-cell>
          <table:table-cell office:value-type="float" office:value="-0.0164165828220339" calcext:value-type="float">
            <text:p>-0.0164165828</text:p>
          </table:table-cell>
          <table:table-cell office:value-type="float" office:value="0.0545095435513676" calcext:value-type="float">
            <text:p>0.0545095436</text:p>
          </table:table-cell>
          <table:table-cell office:value-type="float" office:value="0.475646719885268" calcext:value-type="float">
            <text:p>0.4756467199</text:p>
          </table:table-cell>
          <table:table-cell office:value-type="float" office:value="-0.0882385005052892" calcext:value-type="float">
            <text:p>-0.0882385005</text:p>
          </table:table-cell>
          <table:table-cell office:value-type="float" office:value="-0.744388317416688" calcext:value-type="float">
            <text:p>-0.7443883174</text:p>
          </table:table-cell>
          <table:table-cell office:value-type="float" office:value="-0.118819739376378" calcext:value-type="float">
            <text:p>-0.1188197394</text:p>
          </table:table-cell>
          <table:table-cell office:value-type="float" office:value="-1.35050321811112" calcext:value-type="float">
            <text:p>-1.3505032181</text:p>
          </table:table-cell>
          <table:table-cell office:value-type="float" office:value="0.308071727184987" calcext:value-type="float">
            <text:p>0.3080717272</text:p>
          </table:table-cell>
          <table:table-cell office:value-type="float" office:value="0.0396264790150646" calcext:value-type="float">
            <text:p>0.039626479</text:p>
          </table:table-cell>
          <table:table-cell office:value-type="float" office:value="-0.666137669325304" calcext:value-type="float">
            <text:p>-0.6661376693</text:p>
          </table:table-cell>
          <table:table-cell office:value-type="float" office:value="0.333222414339401" calcext:value-type="float">
            <text:p>0.3332224143</text:p>
          </table:table-cell>
          <table:table-cell office:value-type="float" office:value="-0.828916718401454" calcext:value-type="float">
            <text:p>-0.8289167184</text:p>
          </table:table-cell>
          <table:table-cell office:value-type="float" office:value="-0.359029044982679" calcext:value-type="float">
            <text:p>-0.3590290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9" calcext:value-type="float">
            <text:p>509</text:p>
          </table:table-cell>
          <table:table-cell office:value-type="float" office:value="-0.404840789478089" calcext:value-type="float">
            <text:p>-0.4048407895</text:p>
          </table:table-cell>
          <table:table-cell office:value-type="float" office:value="1.00537176681107" calcext:value-type="float">
            <text:p>1.0053717668</text:p>
          </table:table-cell>
          <table:table-cell office:value-type="float" office:value="1.37275624912858" calcext:value-type="float">
            <text:p>1.3727562491</text:p>
          </table:table-cell>
          <table:table-cell office:value-type="float" office:value="0.00599427935789069" calcext:value-type="float">
            <text:p>0.0059942794</text:p>
          </table:table-cell>
          <table:table-cell office:value-type="float" office:value="-0.118848739330074" calcext:value-type="float">
            <text:p>-0.1188487393</text:p>
          </table:table-cell>
          <table:table-cell office:value-type="float" office:value="-0.788473319367568" calcext:value-type="float">
            <text:p>-0.7884733194</text:p>
          </table:table-cell>
          <table:table-cell office:value-type="float" office:value="0.566918133849263" calcext:value-type="float">
            <text:p>0.5669181338</text:p>
          </table:table-cell>
          <table:table-cell office:value-type="float" office:value="0.114720595725603" calcext:value-type="float">
            <text:p>0.1147205957</text:p>
          </table:table-cell>
          <table:table-cell office:value-type="float" office:value="-0.521987079512563" calcext:value-type="float">
            <text:p>-0.5219870795</text:p>
          </table:table-cell>
          <table:table-cell office:value-type="float" office:value="-0.318949024792769" calcext:value-type="float">
            <text:p>-0.3189490248</text:p>
          </table:table-cell>
          <table:table-cell office:value-type="float" office:value="1.50146625247246" calcext:value-type="float">
            <text:p>1.5014662525</text:p>
          </table:table-cell>
          <table:table-cell office:value-type="float" office:value="0.151464413088133" calcext:value-type="float">
            <text:p>0.1514644131</text:p>
          </table:table-cell>
          <table:table-cell office:value-type="float" office:value="-0.986278269449792" calcext:value-type="float">
            <text:p>-0.9862782694</text:p>
          </table:table-cell>
          <table:table-cell office:value-type="float" office:value="-0.0242081692945038" calcext:value-type="float">
            <text:p>-0.0242081693</text:p>
          </table:table-cell>
          <table:table-cell office:value-type="float" office:value="0.286697120442724" calcext:value-type="float">
            <text:p>0.2866971204</text:p>
          </table:table-cell>
          <table:table-cell office:value-type="float" office:value="0.56686453336794" calcext:value-type="float">
            <text:p>0.5668645334</text:p>
          </table:table-cell>
          <table:table-cell office:value-type="float" office:value="-0.112456890792099" calcext:value-type="float">
            <text:p>-0.1124568908</text:p>
          </table:table-cell>
          <table:table-cell office:value-type="float" office:value="0.41295944993004" calcext:value-type="float">
            <text:p>0.4129594499</text:p>
          </table:table-cell>
          <table:table-cell office:value-type="float" office:value="0.127054848773683" calcext:value-type="float">
            <text:p>0.127054848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10" calcext:value-type="float">
            <text:p>510</text:p>
          </table:table-cell>
          <table:table-cell office:value-type="float" office:value="-2.14951704002277" calcext:value-type="float">
            <text:p>-2.14951704</text:p>
          </table:table-cell>
          <table:table-cell office:value-type="float" office:value="2.35116354665973" calcext:value-type="float">
            <text:p>2.3511635467</text:p>
          </table:table-cell>
          <table:table-cell office:value-type="float" office:value="0.992990515150123" calcext:value-type="float">
            <text:p>0.9929905152</text:p>
          </table:table-cell>
          <table:table-cell office:value-type="float" office:value="0.692643264716344" calcext:value-type="float">
            <text:p>0.6926432647</text:p>
          </table:table-cell>
          <table:table-cell office:value-type="float" office:value="0.231641731851019" calcext:value-type="float">
            <text:p>0.2316417319</text:p>
          </table:table-cell>
          <table:table-cell office:value-type="float" office:value="-0.020506516542017" calcext:value-type="float">
            <text:p>-0.0205065165</text:p>
          </table:table-cell>
          <table:table-cell office:value-type="float" office:value="1.08660631527349" calcext:value-type="float">
            <text:p>1.0866063153</text:p>
          </table:table-cell>
          <table:table-cell office:value-type="float" office:value="-0.445825206368224" calcext:value-type="float">
            <text:p>-0.4458252064</text:p>
          </table:table-cell>
          <table:table-cell office:value-type="float" office:value="1.88011037019937" calcext:value-type="float">
            <text:p>1.8801103702</text:p>
          </table:table-cell>
          <table:table-cell office:value-type="float" office:value="3.31752515809267" calcext:value-type="float">
            <text:p>3.3175251581</text:p>
          </table:table-cell>
          <table:table-cell office:value-type="float" office:value="-0.163521122083793" calcext:value-type="float">
            <text:p>-0.1635211221</text:p>
          </table:table-cell>
          <table:table-cell office:value-type="float" office:value="-0.0819153925141274" calcext:value-type="float">
            <text:p>-0.0819153925</text:p>
          </table:table-cell>
          <table:table-cell office:value-type="float" office:value="-0.337022410146768" calcext:value-type="float">
            <text:p>-0.3370224101</text:p>
          </table:table-cell>
          <table:table-cell office:value-type="float" office:value="-1.2248843263494" calcext:value-type="float">
            <text:p>-1.2248843263</text:p>
          </table:table-cell>
          <table:table-cell office:value-type="float" office:value="0.454536332813067" calcext:value-type="float">
            <text:p>0.4545363328</text:p>
          </table:table-cell>
          <table:table-cell office:value-type="float" office:value="-1.65497078660277" calcext:value-type="float">
            <text:p>-1.6549707866</text:p>
          </table:table-cell>
          <table:table-cell office:value-type="float" office:value="0.245135608895339" calcext:value-type="float">
            <text:p>0.2451356089</text:p>
          </table:table-cell>
          <table:table-cell office:value-type="float" office:value="-0.899635212476244" calcext:value-type="float">
            <text:p>-0.8996352125</text:p>
          </table:table-cell>
          <table:table-cell office:value-type="float" office:value="0.467840857836927" calcext:value-type="float">
            <text:p>0.467840857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10" calcext:value-type="float">
            <text:p>510</text:p>
          </table:table-cell>
          <table:table-cell office:value-type="float" office:value="1.16327109252414" calcext:value-type="float">
            <text:p>1.1632710925</text:p>
          </table:table-cell>
          <table:table-cell office:value-type="float" office:value="0.141760431205637" calcext:value-type="float">
            <text:p>0.1417604312</text:p>
          </table:table-cell>
          <table:table-cell office:value-type="float" office:value="0.124578920495841" calcext:value-type="float">
            <text:p>0.1245789205</text:p>
          </table:table-cell>
          <table:table-cell office:value-type="float" office:value="0.95855077567579" calcext:value-type="float">
            <text:p>0.9585507757</text:p>
          </table:table-cell>
          <table:table-cell office:value-type="float" office:value="-0.159554340454629" calcext:value-type="float">
            <text:p>-0.1595543405</text:p>
          </table:table-cell>
          <table:table-cell office:value-type="float" office:value="-0.461529317438168" calcext:value-type="float">
            <text:p>-0.4615293174</text:p>
          </table:table-cell>
          <table:table-cell office:value-type="float" office:value="0.0907585563108994" calcext:value-type="float">
            <text:p>0.0907585563</text:p>
          </table:table-cell>
          <table:table-cell office:value-type="float" office:value="-0.0232571283957903" calcext:value-type="float">
            <text:p>-0.0232571284</text:p>
          </table:table-cell>
          <table:table-cell office:value-type="float" office:value="-0.125187456508316" calcext:value-type="float">
            <text:p>-0.1251874565</text:p>
          </table:table-cell>
          <table:table-cell office:value-type="float" office:value="0.195402758560942" calcext:value-type="float">
            <text:p>0.1954027586</text:p>
          </table:table-cell>
          <table:table-cell office:value-type="float" office:value="0.858205409430227" calcext:value-type="float">
            <text:p>0.8582054094</text:p>
          </table:table-cell>
          <table:table-cell office:value-type="float" office:value="0.302116658934431" calcext:value-type="float">
            <text:p>0.3021166589</text:p>
          </table:table-cell>
          <table:table-cell office:value-type="float" office:value="-0.899842426789239" calcext:value-type="float">
            <text:p>-0.8998424268</text:p>
          </table:table-cell>
          <table:table-cell office:value-type="float" office:value="0.747405239053804" calcext:value-type="float">
            <text:p>0.7474052391</text:p>
          </table:table-cell>
          <table:table-cell office:value-type="float" office:value="0.343658736127243" calcext:value-type="float">
            <text:p>0.3436587361</text:p>
          </table:table-cell>
          <table:table-cell office:value-type="float" office:value="0.387744517597157" calcext:value-type="float">
            <text:p>0.3877445176</text:p>
          </table:table-cell>
          <table:table-cell office:value-type="float" office:value="-0.746905691688251" calcext:value-type="float">
            <text:p>-0.7469056917</text:p>
          </table:table-cell>
          <table:table-cell office:value-type="float" office:value="0.566307007191666" calcext:value-type="float">
            <text:p>0.5663070072</text:p>
          </table:table-cell>
          <table:table-cell office:value-type="float" office:value="0.040263418827626" calcext:value-type="float">
            <text:p>0.040263418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11" calcext:value-type="float">
            <text:p>511</text:p>
          </table:table-cell>
          <table:table-cell office:value-type="float" office:value="-0.259960889596589" calcext:value-type="float">
            <text:p>-0.2599608896</text:p>
          </table:table-cell>
          <table:table-cell office:value-type="float" office:value="0.998645786287549" calcext:value-type="float">
            <text:p>0.9986457863</text:p>
          </table:table-cell>
          <table:table-cell office:value-type="float" office:value="1.43797463436389" calcext:value-type="float">
            <text:p>1.4379746344</text:p>
          </table:table-cell>
          <table:table-cell office:value-type="float" office:value="0.0380313527087176" calcext:value-type="float">
            <text:p>0.0380313527</text:p>
          </table:table-cell>
          <table:table-cell office:value-type="float" office:value="0.125405255699981" calcext:value-type="float">
            <text:p>0.1254052557</text:p>
          </table:table-cell>
          <table:table-cell office:value-type="float" office:value="-0.957775359281508" calcext:value-type="float">
            <text:p>-0.9577753593</text:p>
          </table:table-cell>
          <table:table-cell office:value-type="float" office:value="0.899757796021793" calcext:value-type="float">
            <text:p>0.899757796</text:p>
          </table:table-cell>
          <table:table-cell office:value-type="float" office:value="-0.270158695994526" calcext:value-type="float">
            <text:p>-0.270158696</text:p>
          </table:table-cell>
          <table:table-cell office:value-type="float" office:value="-0.186834244008922" calcext:value-type="float">
            <text:p>-0.186834244</text:p>
          </table:table-cell>
          <table:table-cell office:value-type="float" office:value="-0.29150297375314" calcext:value-type="float">
            <text:p>-0.2915029738</text:p>
          </table:table-cell>
          <table:table-cell office:value-type="float" office:value="-0.191254238579168" calcext:value-type="float">
            <text:p>-0.1912542386</text:p>
          </table:table-cell>
          <table:table-cell office:value-type="float" office:value="-0.391187004319603" calcext:value-type="float">
            <text:p>-0.3911870043</text:p>
          </table:table-cell>
          <table:table-cell office:value-type="float" office:value="-0.323257608603277" calcext:value-type="float">
            <text:p>-0.3232576086</text:p>
          </table:table-cell>
          <table:table-cell office:value-type="float" office:value="-0.554284133753891" calcext:value-type="float">
            <text:p>-0.5542841338</text:p>
          </table:table-cell>
          <table:table-cell office:value-type="float" office:value="0.97013336709051" calcext:value-type="float">
            <text:p>0.9701333671</text:p>
          </table:table-cell>
          <table:table-cell office:value-type="float" office:value="0.319800381426149" calcext:value-type="float">
            <text:p>0.3198003814</text:p>
          </table:table-cell>
          <table:table-cell office:value-type="float" office:value="-0.0714697722461656" calcext:value-type="float">
            <text:p>-0.0714697722</text:p>
          </table:table-cell>
          <table:table-cell office:value-type="float" office:value="-0.113045967812414" calcext:value-type="float">
            <text:p>-0.1130459678</text:p>
          </table:table-cell>
          <table:table-cell office:value-type="float" office:value="-0.0858930581893921" calcext:value-type="float">
            <text:p>-0.085893058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11" calcext:value-type="float">
            <text:p>511</text:p>
          </table:table-cell>
          <table:table-cell office:value-type="float" office:value="-0.556245111037062" calcext:value-type="float">
            <text:p>-0.556245111</text:p>
          </table:table-cell>
          <table:table-cell office:value-type="float" office:value="0.65757441472874" calcext:value-type="float">
            <text:p>0.6575744147</text:p>
          </table:table-cell>
          <table:table-cell office:value-type="float" office:value="2.70619306680367" calcext:value-type="float">
            <text:p>2.7061930668</text:p>
          </table:table-cell>
          <table:table-cell office:value-type="float" office:value="2.79265551941975" calcext:value-type="float">
            <text:p>2.7926555194</text:p>
          </table:table-cell>
          <table:table-cell office:value-type="float" office:value="0.208495781610076" calcext:value-type="float">
            <text:p>0.2084957816</text:p>
          </table:table-cell>
          <table:table-cell office:value-type="float" office:value="0.908663226508913" calcext:value-type="float">
            <text:p>0.9086632265</text:p>
          </table:table-cell>
          <table:table-cell office:value-type="float" office:value="0.0742103511501098" calcext:value-type="float">
            <text:p>0.0742103512</text:p>
          </table:table-cell>
          <table:table-cell office:value-type="float" office:value="0.0655299348075453" calcext:value-type="float">
            <text:p>0.0655299348</text:p>
          </table:table-cell>
          <table:table-cell office:value-type="float" office:value="-0.75728109912529" calcext:value-type="float">
            <text:p>-0.7572810991</text:p>
          </table:table-cell>
          <table:table-cell office:value-type="float" office:value="0.651018104930345" calcext:value-type="float">
            <text:p>0.6510181049</text:p>
          </table:table-cell>
          <table:table-cell office:value-type="float" office:value="-1.46756857787818" calcext:value-type="float">
            <text:p>-1.4675685779</text:p>
          </table:table-cell>
          <table:table-cell office:value-type="float" office:value="-0.654043357905849" calcext:value-type="float">
            <text:p>-0.6540433579</text:p>
          </table:table-cell>
          <table:table-cell office:value-type="float" office:value="0.492828166783857" calcext:value-type="float">
            <text:p>0.4928281668</text:p>
          </table:table-cell>
          <table:table-cell office:value-type="float" office:value="-0.586533618885499" calcext:value-type="float">
            <text:p>-0.5865336189</text:p>
          </table:table-cell>
          <table:table-cell office:value-type="float" office:value="1.01224020002443" calcext:value-type="float">
            <text:p>1.0122402</text:p>
          </table:table-cell>
          <table:table-cell office:value-type="float" office:value="0.186334354394284" calcext:value-type="float">
            <text:p>0.1863343544</text:p>
          </table:table-cell>
          <table:table-cell office:value-type="float" office:value="-0.324206382525294" calcext:value-type="float">
            <text:p>-0.3242063825</text:p>
          </table:table-cell>
          <table:table-cell office:value-type="float" office:value="0.690640645169296" calcext:value-type="float">
            <text:p>0.6906406452</text:p>
          </table:table-cell>
          <table:table-cell office:value-type="float" office:value="1.10294572539958" calcext:value-type="float">
            <text:p>1.102945725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12" calcext:value-type="float">
            <text:p>512</text:p>
          </table:table-cell>
          <table:table-cell office:value-type="float" office:value="-0.65614726027589" calcext:value-type="float">
            <text:p>-0.6561472603</text:p>
          </table:table-cell>
          <table:table-cell office:value-type="float" office:value="0.501881135904557" calcext:value-type="float">
            <text:p>0.5018811359</text:p>
          </table:table-cell>
          <table:table-cell office:value-type="float" office:value="1.53260084915713" calcext:value-type="float">
            <text:p>1.5326008492</text:p>
          </table:table-cell>
          <table:table-cell office:value-type="float" office:value="-1.31988580520116" calcext:value-type="float">
            <text:p>-1.3198858052</text:p>
          </table:table-cell>
          <table:table-cell office:value-type="float" office:value="-0.186189497192578" calcext:value-type="float">
            <text:p>-0.1861894972</text:p>
          </table:table-cell>
          <table:table-cell office:value-type="float" office:value="-0.897731047139627" calcext:value-type="float">
            <text:p>-0.8977310471</text:p>
          </table:table-cell>
          <table:table-cell office:value-type="float" office:value="1.19164569620494" calcext:value-type="float">
            <text:p>1.1916456962</text:p>
          </table:table-cell>
          <table:table-cell office:value-type="float" office:value="-0.19194348230778" calcext:value-type="float">
            <text:p>-0.1919434823</text:p>
          </table:table-cell>
          <table:table-cell office:value-type="float" office:value="-0.211755982528416" calcext:value-type="float">
            <text:p>-0.2117559825</text:p>
          </table:table-cell>
          <table:table-cell office:value-type="float" office:value="-0.371120673458209" calcext:value-type="float">
            <text:p>-0.3711206735</text:p>
          </table:table-cell>
          <table:table-cell office:value-type="float" office:value="1.34757760537414" calcext:value-type="float">
            <text:p>1.3475776054</text:p>
          </table:table-cell>
          <table:table-cell office:value-type="float" office:value="0.117018290625323" calcext:value-type="float">
            <text:p>0.1170182906</text:p>
          </table:table-cell>
          <table:table-cell office:value-type="float" office:value="-1.14873809966616" calcext:value-type="float">
            <text:p>-1.1487380997</text:p>
          </table:table-cell>
          <table:table-cell office:value-type="float" office:value="0.288870590739143" calcext:value-type="float">
            <text:p>0.2888705907</text:p>
          </table:table-cell>
          <table:table-cell office:value-type="float" office:value="-0.278430410604633" calcext:value-type="float">
            <text:p>-0.2784304106</text:p>
          </table:table-cell>
          <table:table-cell office:value-type="float" office:value="0.520704166860207" calcext:value-type="float">
            <text:p>0.5207041669</text:p>
          </table:table-cell>
          <table:table-cell office:value-type="float" office:value="-0.808279960885511" calcext:value-type="float">
            <text:p>-0.8082799609</text:p>
          </table:table-cell>
          <table:table-cell office:value-type="float" office:value="-0.0441136482619913" calcext:value-type="float">
            <text:p>-0.0441136483</text:p>
          </table:table-cell>
          <table:table-cell office:value-type="float" office:value="-0.347757005303847" calcext:value-type="float">
            <text:p>-0.347757005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13" calcext:value-type="float">
            <text:p>513</text:p>
          </table:table-cell>
          <table:table-cell office:value-type="float" office:value="1.29594876595801" calcext:value-type="float">
            <text:p>1.295948766</text:p>
          </table:table-cell>
          <table:table-cell office:value-type="float" office:value="0.136053810111899" calcext:value-type="float">
            <text:p>0.1360538101</text:p>
          </table:table-cell>
          <table:table-cell office:value-type="float" office:value="0.383682347507913" calcext:value-type="float">
            <text:p>0.3836823475</text:p>
          </table:table-cell>
          <table:table-cell office:value-type="float" office:value="-0.0793250691770955" calcext:value-type="float">
            <text:p>-0.0793250692</text:p>
          </table:table-cell>
          <table:table-cell office:value-type="float" office:value="-0.497415702820291" calcext:value-type="float">
            <text:p>-0.4974157028</text:p>
          </table:table-cell>
          <table:table-cell office:value-type="float" office:value="-1.12071707264489" calcext:value-type="float">
            <text:p>-1.1207170726</text:p>
          </table:table-cell>
          <table:table-cell office:value-type="float" office:value="0.0758874592084717" calcext:value-type="float">
            <text:p>0.0758874592</text:p>
          </table:table-cell>
          <table:table-cell office:value-type="float" office:value="-0.316257309862819" calcext:value-type="float">
            <text:p>-0.3162573099</text:p>
          </table:table-cell>
          <table:table-cell office:value-type="float" office:value="0.0392286831120153" calcext:value-type="float">
            <text:p>0.0392286831</text:p>
          </table:table-cell>
          <table:table-cell office:value-type="float" office:value="-0.232533424975853" calcext:value-type="float">
            <text:p>-0.232533425</text:p>
          </table:table-cell>
          <table:table-cell office:value-type="float" office:value="0.0206469196168372" calcext:value-type="float">
            <text:p>0.0206469196</text:p>
          </table:table-cell>
          <table:table-cell office:value-type="float" office:value="0.95473539360372" calcext:value-type="float">
            <text:p>0.9547353936</text:p>
          </table:table-cell>
          <table:table-cell office:value-type="float" office:value="1.50162059282196" calcext:value-type="float">
            <text:p>1.5016205928</text:p>
          </table:table-cell>
          <table:table-cell office:value-type="float" office:value="-0.042246039623233" calcext:value-type="float">
            <text:p>-0.0422460396</text:p>
          </table:table-cell>
          <table:table-cell office:value-type="float" office:value="0.982971497324681" calcext:value-type="float">
            <text:p>0.9829714973</text:p>
          </table:table-cell>
          <table:table-cell office:value-type="float" office:value="0.190587257559004" calcext:value-type="float">
            <text:p>0.1905872576</text:p>
          </table:table-cell>
          <table:table-cell office:value-type="float" office:value="-0.383501099334279" calcext:value-type="float">
            <text:p>-0.3835010993</text:p>
          </table:table-cell>
          <table:table-cell office:value-type="float" office:value="-0.669264401337281" calcext:value-type="float">
            <text:p>-0.6692644013</text:p>
          </table:table-cell>
          <table:table-cell office:value-type="float" office:value="0.0608634770783229" calcext:value-type="float">
            <text:p>0.060863477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13" calcext:value-type="float">
            <text:p>513</text:p>
          </table:table-cell>
          <table:table-cell office:value-type="float" office:value="1.2552580368309" calcext:value-type="float">
            <text:p>1.2552580368</text:p>
          </table:table-cell>
          <table:table-cell office:value-type="float" office:value="0.075190219223425" calcext:value-type="float">
            <text:p>0.0751902192</text:p>
          </table:table-cell>
          <table:table-cell office:value-type="float" office:value="0.225733321304533" calcext:value-type="float">
            <text:p>0.2257333213</text:p>
          </table:table-cell>
          <table:table-cell office:value-type="float" office:value="0.881766282196351" calcext:value-type="float">
            <text:p>0.8817662822</text:p>
          </table:table-cell>
          <table:table-cell office:value-type="float" office:value="0.154508081944231" calcext:value-type="float">
            <text:p>0.1545080819</text:p>
          </table:table-cell>
          <table:table-cell office:value-type="float" office:value="0.631959782761503" calcext:value-type="float">
            <text:p>0.6319597828</text:p>
          </table:table-cell>
          <table:table-cell office:value-type="float" office:value="-0.385968299345479" calcext:value-type="float">
            <text:p>-0.3859682993</text:p>
          </table:table-cell>
          <table:table-cell office:value-type="float" office:value="0.18949281444908" calcext:value-type="float">
            <text:p>0.1894928144</text:p>
          </table:table-cell>
          <table:table-cell office:value-type="float" office:value="0.447979747885666" calcext:value-type="float">
            <text:p>0.4479797479</text:p>
          </table:table-cell>
          <table:table-cell office:value-type="float" office:value="0.0126205761134492" calcext:value-type="float">
            <text:p>0.0126205761</text:p>
          </table:table-cell>
          <table:table-cell office:value-type="float" office:value="-1.58447011191314" calcext:value-type="float">
            <text:p>-1.5844701119</text:p>
          </table:table-cell>
          <table:table-cell office:value-type="float" office:value="-0.532828309464289" calcext:value-type="float">
            <text:p>-0.5328283095</text:p>
          </table:table-cell>
          <table:table-cell office:value-type="float" office:value="-0.246747951876443" calcext:value-type="float">
            <text:p>-0.2467479519</text:p>
          </table:table-cell>
          <table:table-cell office:value-type="float" office:value="0.180213786965038" calcext:value-type="float">
            <text:p>0.180213787</text:p>
          </table:table-cell>
          <table:table-cell office:value-type="float" office:value="1.62427142173903" calcext:value-type="float">
            <text:p>1.6242714217</text:p>
          </table:table-cell>
          <table:table-cell office:value-type="float" office:value="0.57527900495267" calcext:value-type="float">
            <text:p>0.575279005</text:p>
          </table:table-cell>
          <table:table-cell office:value-type="float" office:value="-0.804792917331849" calcext:value-type="float">
            <text:p>-0.8047929173</text:p>
          </table:table-cell>
          <table:table-cell office:value-type="float" office:value="0.308130543218758" calcext:value-type="float">
            <text:p>0.3081305432</text:p>
          </table:table-cell>
          <table:table-cell office:value-type="float" office:value="-0.467710922289359" calcext:value-type="float">
            <text:p>-0.467710922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13" calcext:value-type="float">
            <text:p>513</text:p>
          </table:table-cell>
          <table:table-cell office:value-type="float" office:value="0.166862233883515" calcext:value-type="float">
            <text:p>0.1668622339</text:p>
          </table:table-cell>
          <table:table-cell office:value-type="float" office:value="1.66770918409059" calcext:value-type="float">
            <text:p>1.6677091841</text:p>
          </table:table-cell>
          <table:table-cell office:value-type="float" office:value="-2.0955586621444" calcext:value-type="float">
            <text:p>-2.0955586621</text:p>
          </table:table-cell>
          <table:table-cell office:value-type="float" office:value="1.83520604250147" calcext:value-type="float">
            <text:p>1.8352060425</text:p>
          </table:table-cell>
          <table:table-cell office:value-type="float" office:value="0.876544697601151" calcext:value-type="float">
            <text:p>0.8765446976</text:p>
          </table:table-cell>
          <table:table-cell office:value-type="float" office:value="-1.4817205506814" calcext:value-type="float">
            <text:p>-1.4817205507</text:p>
          </table:table-cell>
          <table:table-cell office:value-type="float" office:value="-0.323575309415954" calcext:value-type="float">
            <text:p>-0.3235753094</text:p>
          </table:table-cell>
          <table:table-cell office:value-type="float" office:value="-2.8663815242386" calcext:value-type="float">
            <text:p>-2.8663815242</text:p>
          </table:table-cell>
          <table:table-cell office:value-type="float" office:value="-0.573338456272621" calcext:value-type="float">
            <text:p>-0.5733384563</text:p>
          </table:table-cell>
          <table:table-cell office:value-type="float" office:value="-1.83830983545424" calcext:value-type="float">
            <text:p>-1.8383098355</text:p>
          </table:table-cell>
          <table:table-cell office:value-type="float" office:value="0.47370079694631" calcext:value-type="float">
            <text:p>0.4737007969</text:p>
          </table:table-cell>
          <table:table-cell office:value-type="float" office:value="-0.860334858869804" calcext:value-type="float">
            <text:p>-0.8603348589</text:p>
          </table:table-cell>
          <table:table-cell office:value-type="float" office:value="-1.24798967472145" calcext:value-type="float">
            <text:p>-1.2479896747</text:p>
          </table:table-cell>
          <table:table-cell office:value-type="float" office:value="-2.92112789210689" calcext:value-type="float">
            <text:p>-2.9211278921</text:p>
          </table:table-cell>
          <table:table-cell office:value-type="float" office:value="1.10582327687422" calcext:value-type="float">
            <text:p>1.1058232769</text:p>
          </table:table-cell>
          <table:table-cell office:value-type="float" office:value="1.06355780030683" calcext:value-type="float">
            <text:p>1.0635578003</text:p>
          </table:table-cell>
          <table:table-cell office:value-type="float" office:value="3.00690856664793" calcext:value-type="float">
            <text:p>3.0069085666</text:p>
          </table:table-cell>
          <table:table-cell office:value-type="float" office:value="1.6781750500953" calcext:value-type="float">
            <text:p>1.6781750501</text:p>
          </table:table-cell>
          <table:table-cell office:value-type="float" office:value="-0.516481335537731" calcext:value-type="float">
            <text:p>-0.51648133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13" calcext:value-type="float">
            <text:p>513</text:p>
          </table:table-cell>
          <table:table-cell office:value-type="float" office:value="-0.63243792501966" calcext:value-type="float">
            <text:p>-0.632437925</text:p>
          </table:table-cell>
          <table:table-cell office:value-type="float" office:value="-0.363984346936804" calcext:value-type="float">
            <text:p>-0.3639843469</text:p>
          </table:table-cell>
          <table:table-cell office:value-type="float" office:value="2.35470878382916" calcext:value-type="float">
            <text:p>2.3547087838</text:p>
          </table:table-cell>
          <table:table-cell office:value-type="float" office:value="0.301992767347433" calcext:value-type="float">
            <text:p>0.3019927673</text:p>
          </table:table-cell>
          <table:table-cell office:value-type="float" office:value="-0.21208777635094" calcext:value-type="float">
            <text:p>-0.2120877764</text:p>
          </table:table-cell>
          <table:table-cell office:value-type="float" office:value="0.982642078398979" calcext:value-type="float">
            <text:p>0.9826420784</text:p>
          </table:table-cell>
          <table:table-cell office:value-type="float" office:value="-0.371441752592663" calcext:value-type="float">
            <text:p>-0.3714417526</text:p>
          </table:table-cell>
          <table:table-cell office:value-type="float" office:value="0.222823592193744" calcext:value-type="float">
            <text:p>0.2228235922</text:p>
          </table:table-cell>
          <table:table-cell office:value-type="float" office:value="-1.10598264700966" calcext:value-type="float">
            <text:p>-1.105982647</text:p>
          </table:table-cell>
          <table:table-cell office:value-type="float" office:value="0.813368793126863" calcext:value-type="float">
            <text:p>0.8133687931</text:p>
          </table:table-cell>
          <table:table-cell office:value-type="float" office:value="-0.387012785426733" calcext:value-type="float">
            <text:p>-0.3870127854</text:p>
          </table:table-cell>
          <table:table-cell office:value-type="float" office:value="-0.690924505793633" calcext:value-type="float">
            <text:p>-0.6909245058</text:p>
          </table:table-cell>
          <table:table-cell office:value-type="float" office:value="-0.583113877377457" calcext:value-type="float">
            <text:p>-0.5831138774</text:p>
          </table:table-cell>
          <table:table-cell office:value-type="float" office:value="-0.267240460796121" calcext:value-type="float">
            <text:p>-0.2672404608</text:p>
          </table:table-cell>
          <table:table-cell office:value-type="float" office:value="0.371260357688303" calcext:value-type="float">
            <text:p>0.3712603577</text:p>
          </table:table-cell>
          <table:table-cell office:value-type="float" office:value="-1.19477913027507" calcext:value-type="float">
            <text:p>-1.1947791303</text:p>
          </table:table-cell>
          <table:table-cell office:value-type="float" office:value="-0.45355705314718" calcext:value-type="float">
            <text:p>-0.4535570531</text:p>
          </table:table-cell>
          <table:table-cell office:value-type="float" office:value="2.68976185567707" calcext:value-type="float">
            <text:p>2.6897618557</text:p>
          </table:table-cell>
          <table:table-cell office:value-type="float" office:value="0.760637140550634" calcext:value-type="float">
            <text:p>0.76063714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14" calcext:value-type="float">
            <text:p>514</text:p>
          </table:table-cell>
          <table:table-cell office:value-type="float" office:value="-0.878340125644991" calcext:value-type="float">
            <text:p>-0.8783401256</text:p>
          </table:table-cell>
          <table:table-cell office:value-type="float" office:value="0.489030608788641" calcext:value-type="float">
            <text:p>0.4890306088</text:p>
          </table:table-cell>
          <table:table-cell office:value-type="float" office:value="2.914340850299" calcext:value-type="float">
            <text:p>2.9143408503</text:p>
          </table:table-cell>
          <table:table-cell office:value-type="float" office:value="0.0781537496737258" calcext:value-type="float">
            <text:p>0.0781537497</text:p>
          </table:table-cell>
          <table:table-cell office:value-type="float" office:value="-0.423731802816629" calcext:value-type="float">
            <text:p>-0.4237318028</text:p>
          </table:table-cell>
          <table:table-cell office:value-type="float" office:value="0.0900211068920599" calcext:value-type="float">
            <text:p>0.0900211069</text:p>
          </table:table-cell>
          <table:table-cell office:value-type="float" office:value="0.28996280859507" calcext:value-type="float">
            <text:p>0.2899628086</text:p>
          </table:table-cell>
          <table:table-cell office:value-type="float" office:value="0.0854513451390304" calcext:value-type="float">
            <text:p>0.0854513451</text:p>
          </table:table-cell>
          <table:table-cell office:value-type="float" office:value="0.0409021421699299" calcext:value-type="float">
            <text:p>0.0409021422</text:p>
          </table:table-cell>
          <table:table-cell office:value-type="float" office:value="-0.271107127224025" calcext:value-type="float">
            <text:p>-0.2711071272</text:p>
          </table:table-cell>
          <table:table-cell office:value-type="float" office:value="1.24558275020337" calcext:value-type="float">
            <text:p>1.2455827502</text:p>
          </table:table-cell>
          <table:table-cell office:value-type="float" office:value="1.16440653593883" calcext:value-type="float">
            <text:p>1.1644065359</text:p>
          </table:table-cell>
          <table:table-cell office:value-type="float" office:value="0.609837812523789" calcext:value-type="float">
            <text:p>0.6098378125</text:p>
          </table:table-cell>
          <table:table-cell office:value-type="float" office:value="-0.68882105723269" calcext:value-type="float">
            <text:p>-0.6888210572</text:p>
          </table:table-cell>
          <table:table-cell office:value-type="float" office:value="-0.704901363792108" calcext:value-type="float">
            <text:p>-0.7049013638</text:p>
          </table:table-cell>
          <table:table-cell office:value-type="float" office:value="0.0372076365571908" calcext:value-type="float">
            <text:p>0.0372076366</text:p>
          </table:table-cell>
          <table:table-cell office:value-type="float" office:value="-0.436787480772274" calcext:value-type="float">
            <text:p>-0.4367874808</text:p>
          </table:table-cell>
          <table:table-cell office:value-type="float" office:value="0.258412725125069" calcext:value-type="float">
            <text:p>0.2584127251</text:p>
          </table:table-cell>
          <table:table-cell office:value-type="float" office:value="0.385201942882155" calcext:value-type="float">
            <text:p>0.385201942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14" calcext:value-type="float">
            <text:p>514</text:p>
          </table:table-cell>
          <table:table-cell office:value-type="float" office:value="-1.04504206696021" calcext:value-type="float">
            <text:p>-1.045042067</text:p>
          </table:table-cell>
          <table:table-cell office:value-type="float" office:value="0.957420516726056" calcext:value-type="float">
            <text:p>0.9574205167</text:p>
          </table:table-cell>
          <table:table-cell office:value-type="float" office:value="1.3880229403348" calcext:value-type="float">
            <text:p>1.3880229403</text:p>
          </table:table-cell>
          <table:table-cell office:value-type="float" office:value="0.195389152914734" calcext:value-type="float">
            <text:p>0.1953891529</text:p>
          </table:table-cell>
          <table:table-cell office:value-type="float" office:value="-0.327384624789963" calcext:value-type="float">
            <text:p>-0.3273846248</text:p>
          </table:table-cell>
          <table:table-cell office:value-type="float" office:value="-0.643709663923618" calcext:value-type="float">
            <text:p>-0.6437096639</text:p>
          </table:table-cell>
          <table:table-cell office:value-type="float" office:value="0.521262101076668" calcext:value-type="float">
            <text:p>0.5212621011</text:p>
          </table:table-cell>
          <table:table-cell office:value-type="float" office:value="0.174238412098745" calcext:value-type="float">
            <text:p>0.1742384121</text:p>
          </table:table-cell>
          <table:table-cell office:value-type="float" office:value="0.063057537222077" calcext:value-type="float">
            <text:p>0.0630575372</text:p>
          </table:table-cell>
          <table:table-cell office:value-type="float" office:value="-0.373987703695321" calcext:value-type="float">
            <text:p>-0.3739877037</text:p>
          </table:table-cell>
          <table:table-cell office:value-type="float" office:value="-0.957853647134982" calcext:value-type="float">
            <text:p>-0.9578536471</text:p>
          </table:table-cell>
          <table:table-cell office:value-type="float" office:value="-0.049541262374115" calcext:value-type="float">
            <text:p>-0.0495412624</text:p>
          </table:table-cell>
          <table:table-cell office:value-type="float" office:value="-0.576466834344364" calcext:value-type="float">
            <text:p>-0.5764668343</text:p>
          </table:table-cell>
          <table:table-cell office:value-type="float" office:value="-0.0139871885628486" calcext:value-type="float">
            <text:p>-0.0139871886</text:p>
          </table:table-cell>
          <table:table-cell office:value-type="float" office:value="-0.359348977668721" calcext:value-type="float">
            <text:p>-0.3593489777</text:p>
          </table:table-cell>
          <table:table-cell office:value-type="float" office:value="-0.359774745278645" calcext:value-type="float">
            <text:p>-0.3597747453</text:p>
          </table:table-cell>
          <table:table-cell office:value-type="float" office:value="0.143462772270685" calcext:value-type="float">
            <text:p>0.1434627723</text:p>
          </table:table-cell>
          <table:table-cell office:value-type="float" office:value="-0.467880696986864" calcext:value-type="float">
            <text:p>-0.467880697</text:p>
          </table:table-cell>
          <table:table-cell office:value-type="float" office:value="0.389909226475221" calcext:value-type="float">
            <text:p>0.389909226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17" calcext:value-type="float">
            <text:p>517</text:p>
          </table:table-cell>
          <table:table-cell office:value-type="float" office:value="1.31471266913969" calcext:value-type="float">
            <text:p>1.3147126691</text:p>
          </table:table-cell>
          <table:table-cell office:value-type="float" office:value="-0.328688367213731" calcext:value-type="float">
            <text:p>-0.3286883672</text:p>
          </table:table-cell>
          <table:table-cell office:value-type="float" office:value="0.00264495280281918" calcext:value-type="float">
            <text:p>0.0026449528</text:p>
          </table:table-cell>
          <table:table-cell office:value-type="float" office:value="-0.805043825496348" calcext:value-type="float">
            <text:p>-0.8050438255</text:p>
          </table:table-cell>
          <table:table-cell office:value-type="float" office:value="-0.467259872032921" calcext:value-type="float">
            <text:p>-0.467259872</text:p>
          </table:table-cell>
          <table:table-cell office:value-type="float" office:value="-0.522746840931309" calcext:value-type="float">
            <text:p>-0.5227468409</text:p>
          </table:table-cell>
          <table:table-cell office:value-type="float" office:value="-0.180850453039912" calcext:value-type="float">
            <text:p>-0.180850453</text:p>
          </table:table-cell>
          <table:table-cell office:value-type="float" office:value="-0.0934717025290528" calcext:value-type="float">
            <text:p>-0.0934717025</text:p>
          </table:table-cell>
          <table:table-cell office:value-type="float" office:value="1.79535307289327" calcext:value-type="float">
            <text:p>1.7953530729</text:p>
          </table:table-cell>
          <table:table-cell office:value-type="float" office:value="-1.10356246044188" calcext:value-type="float">
            <text:p>-1.1035624604</text:p>
          </table:table-cell>
          <table:table-cell office:value-type="float" office:value="-1.43809354889922" calcext:value-type="float">
            <text:p>-1.4380935489</text:p>
          </table:table-cell>
          <table:table-cell office:value-type="float" office:value="0.381108853256905" calcext:value-type="float">
            <text:p>0.3811088533</text:p>
          </table:table-cell>
          <table:table-cell office:value-type="float" office:value="-0.44633712999018" calcext:value-type="float">
            <text:p>-0.44633713</text:p>
          </table:table-cell>
          <table:table-cell office:value-type="float" office:value="-0.0484054100131621" calcext:value-type="float">
            <text:p>-0.04840541</text:p>
          </table:table-cell>
          <table:table-cell office:value-type="float" office:value="0.3685425092749" calcext:value-type="float">
            <text:p>0.3685425093</text:p>
          </table:table-cell>
          <table:table-cell office:value-type="float" office:value="-0.857831663184935" calcext:value-type="float">
            <text:p>-0.8578316632</text:p>
          </table:table-cell>
          <table:table-cell office:value-type="float" office:value="-0.0232013312168553" calcext:value-type="float">
            <text:p>-0.0232013312</text:p>
          </table:table-cell>
          <table:table-cell office:value-type="float" office:value="0.0732285627543666" calcext:value-type="float">
            <text:p>0.0732285628</text:p>
          </table:table-cell>
          <table:table-cell office:value-type="float" office:value="1.2360331949744" calcext:value-type="float">
            <text:p>1.23603319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-0.639473905739308" calcext:value-type="float">
            <text:p>-0.6394739057</text:p>
          </table:table-cell>
          <table:table-cell office:value-type="float" office:value="-0.0483549749042712" calcext:value-type="float">
            <text:p>-0.0483549749</text:p>
          </table:table-cell>
          <table:table-cell office:value-type="float" office:value="2.45275522386725" calcext:value-type="float">
            <text:p>2.4527552239</text:p>
          </table:table-cell>
          <table:table-cell office:value-type="float" office:value="0.310804363692069" calcext:value-type="float">
            <text:p>0.3108043637</text:p>
          </table:table-cell>
          <table:table-cell office:value-type="float" office:value="-0.430963163956417" calcext:value-type="float">
            <text:p>-0.430963164</text:p>
          </table:table-cell>
          <table:table-cell office:value-type="float" office:value="-0.290032311269791" calcext:value-type="float">
            <text:p>-0.2900323113</text:p>
          </table:table-cell>
          <table:table-cell office:value-type="float" office:value="0.166889072081114" calcext:value-type="float">
            <text:p>0.1668890721</text:p>
          </table:table-cell>
          <table:table-cell office:value-type="float" office:value="0.00619571103792934" calcext:value-type="float">
            <text:p>0.006195711</text:p>
          </table:table-cell>
          <table:table-cell office:value-type="float" office:value="0.651674504533118" calcext:value-type="float">
            <text:p>0.6516745045</text:p>
          </table:table-cell>
          <table:table-cell office:value-type="float" office:value="-0.466609049479664" calcext:value-type="float">
            <text:p>-0.4666090495</text:p>
          </table:table-cell>
          <table:table-cell office:value-type="float" office:value="-1.04827075061266" calcext:value-type="float">
            <text:p>-1.0482707506</text:p>
          </table:table-cell>
          <table:table-cell office:value-type="float" office:value="-0.628606286992405" calcext:value-type="float">
            <text:p>-0.628606287</text:p>
          </table:table-cell>
          <table:table-cell office:value-type="float" office:value="-1.28347133466678" calcext:value-type="float">
            <text:p>-1.2834713347</text:p>
          </table:table-cell>
          <table:table-cell office:value-type="float" office:value="-0.433538271642945" calcext:value-type="float">
            <text:p>-0.4335382716</text:p>
          </table:table-cell>
          <table:table-cell office:value-type="float" office:value="0.13455661074429" calcext:value-type="float">
            <text:p>0.1345566107</text:p>
          </table:table-cell>
          <table:table-cell office:value-type="float" office:value="0.0113674204660835" calcext:value-type="float">
            <text:p>0.0113674205</text:p>
          </table:table-cell>
          <table:table-cell office:value-type="float" office:value="-0.189288840477829" calcext:value-type="float">
            <text:p>-0.1892888405</text:p>
          </table:table-cell>
          <table:table-cell office:value-type="float" office:value="0.107167925869704" calcext:value-type="float">
            <text:p>0.1071679259</text:p>
          </table:table-cell>
          <table:table-cell office:value-type="float" office:value="0.147409679814635" calcext:value-type="float">
            <text:p>0.147409679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18" calcext:value-type="float">
            <text:p>518</text:p>
          </table:table-cell>
          <table:table-cell office:value-type="float" office:value="-0.743470571088049" calcext:value-type="float">
            <text:p>-0.7434705711</text:p>
          </table:table-cell>
          <table:table-cell office:value-type="float" office:value="0.943604280910048" calcext:value-type="float">
            <text:p>0.9436042809</text:p>
          </table:table-cell>
          <table:table-cell office:value-type="float" office:value="1.48646357875686" calcext:value-type="float">
            <text:p>1.4864635788</text:p>
          </table:table-cell>
          <table:table-cell office:value-type="float" office:value="-0.179574516299139" calcext:value-type="float">
            <text:p>-0.1795745163</text:p>
          </table:table-cell>
          <table:table-cell office:value-type="float" office:value="-0.190966050817422" calcext:value-type="float">
            <text:p>-0.1909660508</text:p>
          </table:table-cell>
          <table:table-cell office:value-type="float" office:value="-0.295558620193658" calcext:value-type="float">
            <text:p>-0.2955586202</text:p>
          </table:table-cell>
          <table:table-cell office:value-type="float" office:value="0.352438029801377" calcext:value-type="float">
            <text:p>0.3524380298</text:p>
          </table:table-cell>
          <table:table-cell office:value-type="float" office:value="0.354957946081943" calcext:value-type="float">
            <text:p>0.3549579461</text:p>
          </table:table-cell>
          <table:table-cell office:value-type="float" office:value="-0.110108412923689" calcext:value-type="float">
            <text:p>-0.1101084129</text:p>
          </table:table-cell>
          <table:table-cell office:value-type="float" office:value="0.192907493133037" calcext:value-type="float">
            <text:p>0.1929074931</text:p>
          </table:table-cell>
          <table:table-cell office:value-type="float" office:value="1.30738755938382" calcext:value-type="float">
            <text:p>1.3073875594</text:p>
          </table:table-cell>
          <table:table-cell office:value-type="float" office:value="-0.504472041525756" calcext:value-type="float">
            <text:p>-0.5044720415</text:p>
          </table:table-cell>
          <table:table-cell office:value-type="float" office:value="-2.56332599058013" calcext:value-type="float">
            <text:p>-2.5633259906</text:p>
          </table:table-cell>
          <table:table-cell office:value-type="float" office:value="0.797243884206761" calcext:value-type="float">
            <text:p>0.7972438842</text:p>
          </table:table-cell>
          <table:table-cell office:value-type="float" office:value="0.669556102038105" calcext:value-type="float">
            <text:p>0.669556102</text:p>
          </table:table-cell>
          <table:table-cell office:value-type="float" office:value="0.137928676837355" calcext:value-type="float">
            <text:p>0.1379286768</text:p>
          </table:table-cell>
          <table:table-cell office:value-type="float" office:value="-0.160212771209494" calcext:value-type="float">
            <text:p>-0.1602127712</text:p>
          </table:table-cell>
          <table:table-cell office:value-type="float" office:value="-0.0880969187235971" calcext:value-type="float">
            <text:p>-0.0880969187</text:p>
          </table:table-cell>
          <table:table-cell office:value-type="float" office:value="-0.14500241434589" calcext:value-type="float">
            <text:p>-0.14500241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18" calcext:value-type="float">
            <text:p>518</text:p>
          </table:table-cell>
          <table:table-cell office:value-type="float" office:value="-0.641320431095315" calcext:value-type="float">
            <text:p>-0.6413204311</text:p>
          </table:table-cell>
          <table:table-cell office:value-type="float" office:value="0.738097929491146" calcext:value-type="float">
            <text:p>0.7380979295</text:p>
          </table:table-cell>
          <table:table-cell office:value-type="float" office:value="1.91643641091496" calcext:value-type="float">
            <text:p>1.9164364109</text:p>
          </table:table-cell>
          <table:table-cell office:value-type="float" office:value="-0.162040293779077" calcext:value-type="float">
            <text:p>-0.1620402938</text:p>
          </table:table-cell>
          <table:table-cell office:value-type="float" office:value="0.371740226894166" calcext:value-type="float">
            <text:p>0.3717402269</text:p>
          </table:table-cell>
          <table:table-cell office:value-type="float" office:value="-0.203710534353395" calcext:value-type="float">
            <text:p>-0.2037105344</text:p>
          </table:table-cell>
          <table:table-cell office:value-type="float" office:value="0.734552138291188" calcext:value-type="float">
            <text:p>0.7345521383</text:p>
          </table:table-cell>
          <table:table-cell office:value-type="float" office:value="-0.106378121907914" calcext:value-type="float">
            <text:p>-0.1063781219</text:p>
          </table:table-cell>
          <table:table-cell office:value-type="float" office:value="-0.650379866582487" calcext:value-type="float">
            <text:p>-0.6503798666</text:p>
          </table:table-cell>
          <table:table-cell office:value-type="float" office:value="-0.0917150820369829" calcext:value-type="float">
            <text:p>-0.091715082</text:p>
          </table:table-cell>
          <table:table-cell office:value-type="float" office:value="1.79740207337854" calcext:value-type="float">
            <text:p>1.7974020734</text:p>
          </table:table-cell>
          <table:table-cell office:value-type="float" office:value="0.762495870392332" calcext:value-type="float">
            <text:p>0.7624958704</text:p>
          </table:table-cell>
          <table:table-cell office:value-type="float" office:value="0.0287617552337495" calcext:value-type="float">
            <text:p>0.0287617552</text:p>
          </table:table-cell>
          <table:table-cell office:value-type="float" office:value="0.15876483807511" calcext:value-type="float">
            <text:p>0.1587648381</text:p>
          </table:table-cell>
          <table:table-cell office:value-type="float" office:value="0.395829884058935" calcext:value-type="float">
            <text:p>0.3958298841</text:p>
          </table:table-cell>
          <table:table-cell office:value-type="float" office:value="-0.0760703360677829" calcext:value-type="float">
            <text:p>-0.0760703361</text:p>
          </table:table-cell>
          <table:table-cell office:value-type="float" office:value="-0.401123362705594" calcext:value-type="float">
            <text:p>-0.4011233627</text:p>
          </table:table-cell>
          <table:table-cell office:value-type="float" office:value="-0.401499944206944" calcext:value-type="float">
            <text:p>-0.4014999442</text:p>
          </table:table-cell>
          <table:table-cell office:value-type="float" office:value="-0.0553839998650893" calcext:value-type="float">
            <text:p>-0.05538399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19" calcext:value-type="float">
            <text:p>519</text:p>
          </table:table-cell>
          <table:table-cell office:value-type="float" office:value="0.764614145085856" calcext:value-type="float">
            <text:p>0.7646141451</text:p>
          </table:table-cell>
          <table:table-cell office:value-type="float" office:value="1.70619068358842" calcext:value-type="float">
            <text:p>1.7061906836</text:p>
          </table:table-cell>
          <table:table-cell office:value-type="float" office:value="-1.75582326898206" calcext:value-type="float">
            <text:p>-1.755823269</text:p>
          </table:table-cell>
          <table:table-cell office:value-type="float" office:value="1.55738605929459" calcext:value-type="float">
            <text:p>1.5573860593</text:p>
          </table:table-cell>
          <table:table-cell office:value-type="float" office:value="1.10108282192437" calcext:value-type="float">
            <text:p>1.1010828219</text:p>
          </table:table-cell>
          <table:table-cell office:value-type="float" office:value="-1.52945508856361" calcext:value-type="float">
            <text:p>-1.5294550886</text:p>
          </table:table-cell>
          <table:table-cell office:value-type="float" office:value="0.917701838227551" calcext:value-type="float">
            <text:p>0.9177018382</text:p>
          </table:table-cell>
          <table:table-cell office:value-type="float" office:value="-0.190132334146002" calcext:value-type="float">
            <text:p>-0.1901323341</text:p>
          </table:table-cell>
          <table:table-cell office:value-type="float" office:value="-0.748935404668051" calcext:value-type="float">
            <text:p>-0.7489354047</text:p>
          </table:table-cell>
          <table:table-cell office:value-type="float" office:value="-1.04799294840309" calcext:value-type="float">
            <text:p>-1.0479929484</text:p>
          </table:table-cell>
          <table:table-cell office:value-type="float" office:value="2.57597962086527" calcext:value-type="float">
            <text:p>2.5759796209</text:p>
          </table:table-cell>
          <table:table-cell office:value-type="float" office:value="0.538995397956777" calcext:value-type="float">
            <text:p>0.538995398</text:p>
          </table:table-cell>
          <table:table-cell office:value-type="float" office:value="0.662425314775265" calcext:value-type="float">
            <text:p>0.6624253148</text:p>
          </table:table-cell>
          <table:table-cell office:value-type="float" office:value="-3.51562257682498" calcext:value-type="float">
            <text:p>-3.5156225768</text:p>
          </table:table-cell>
          <table:table-cell office:value-type="float" office:value="0.280192352094594" calcext:value-type="float">
            <text:p>0.2801923521</text:p>
          </table:table-cell>
          <table:table-cell office:value-type="float" office:value="0.990653718015741" calcext:value-type="float">
            <text:p>0.990653718</text:p>
          </table:table-cell>
          <table:table-cell office:value-type="float" office:value="2.52031749375358" calcext:value-type="float">
            <text:p>2.5203174938</text:p>
          </table:table-cell>
          <table:table-cell office:value-type="float" office:value="1.89491921011503" calcext:value-type="float">
            <text:p>1.8949192101</text:p>
          </table:table-cell>
          <table:table-cell office:value-type="float" office:value="-0.128379516028413" calcext:value-type="float">
            <text:p>-0.1283795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21" calcext:value-type="float">
            <text:p>521</text:p>
          </table:table-cell>
          <table:table-cell office:value-type="float" office:value="1.13271169825445" calcext:value-type="float">
            <text:p>1.1327116983</text:p>
          </table:table-cell>
          <table:table-cell office:value-type="float" office:value="-0.931559147226701" calcext:value-type="float">
            <text:p>-0.9315591472</text:p>
          </table:table-cell>
          <table:table-cell office:value-type="float" office:value="0.913449576432248" calcext:value-type="float">
            <text:p>0.9134495764</text:p>
          </table:table-cell>
          <table:table-cell office:value-type="float" office:value="-0.804351760086638" calcext:value-type="float">
            <text:p>-0.8043517601</text:p>
          </table:table-cell>
          <table:table-cell office:value-type="float" office:value="-1.06647788654245" calcext:value-type="float">
            <text:p>-1.0664778865</text:p>
          </table:table-cell>
          <table:table-cell office:value-type="float" office:value="0.577368964675909" calcext:value-type="float">
            <text:p>0.5773689647</text:p>
          </table:table-cell>
          <table:table-cell office:value-type="float" office:value="-1.15321124616773" calcext:value-type="float">
            <text:p>-1.1532112462</text:p>
          </table:table-cell>
          <table:table-cell office:value-type="float" office:value="0.300888001492862" calcext:value-type="float">
            <text:p>0.3008880015</text:p>
          </table:table-cell>
          <table:table-cell office:value-type="float" office:value="-0.793747379353685" calcext:value-type="float">
            <text:p>-0.7937473794</text:p>
          </table:table-cell>
          <table:table-cell office:value-type="float" office:value="0.63774525705055" calcext:value-type="float">
            <text:p>0.6377452571</text:p>
          </table:table-cell>
          <table:table-cell office:value-type="float" office:value="1.96944933371689" calcext:value-type="float">
            <text:p>1.9694493337</text:p>
          </table:table-cell>
          <table:table-cell office:value-type="float" office:value="0.656655768017847" calcext:value-type="float">
            <text:p>0.656655768</text:p>
          </table:table-cell>
          <table:table-cell office:value-type="float" office:value="0.999462168478305" calcext:value-type="float">
            <text:p>0.9994621685</text:p>
          </table:table-cell>
          <table:table-cell office:value-type="float" office:value="-0.341088471391881" calcext:value-type="float">
            <text:p>-0.3410884714</text:p>
          </table:table-cell>
          <table:table-cell office:value-type="float" office:value="0.839802451435706" calcext:value-type="float">
            <text:p>0.8398024514</text:p>
          </table:table-cell>
          <table:table-cell office:value-type="float" office:value="1.05462641409351" calcext:value-type="float">
            <text:p>1.0546264141</text:p>
          </table:table-cell>
          <table:table-cell office:value-type="float" office:value="0.324138304500621" calcext:value-type="float">
            <text:p>0.3241383045</text:p>
          </table:table-cell>
          <table:table-cell office:value-type="float" office:value="-1.35083038536009" calcext:value-type="float">
            <text:p>-1.3508303854</text:p>
          </table:table-cell>
          <table:table-cell office:value-type="float" office:value="-0.235573886701931" calcext:value-type="float">
            <text:p>-0.235573886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22" calcext:value-type="float">
            <text:p>522</text:p>
          </table:table-cell>
          <table:table-cell office:value-type="float" office:value="-0.608941396004246" calcext:value-type="float">
            <text:p>-0.608941396</text:p>
          </table:table-cell>
          <table:table-cell office:value-type="float" office:value="0.961271047045624" calcext:value-type="float">
            <text:p>0.961271047</text:p>
          </table:table-cell>
          <table:table-cell office:value-type="float" office:value="0.978329578514127" calcext:value-type="float">
            <text:p>0.9783295785</text:p>
          </table:table-cell>
          <table:table-cell office:value-type="float" office:value="-0.37541971231044" calcext:value-type="float">
            <text:p>-0.3754197123</text:p>
          </table:table-cell>
          <table:table-cell office:value-type="float" office:value="0.955269566549569" calcext:value-type="float">
            <text:p>0.9552695665</text:p>
          </table:table-cell>
          <table:table-cell office:value-type="float" office:value="-0.11138633143279" calcext:value-type="float">
            <text:p>-0.1113863314</text:p>
          </table:table-cell>
          <table:table-cell office:value-type="float" office:value="1.1454622735558" calcext:value-type="float">
            <text:p>1.1454622736</text:p>
          </table:table-cell>
          <table:table-cell office:value-type="float" office:value="-0.0700229034309536" calcext:value-type="float">
            <text:p>-0.0700229034</text:p>
          </table:table-cell>
          <table:table-cell office:value-type="float" office:value="-0.523789728002565" calcext:value-type="float">
            <text:p>-0.523789728</text:p>
          </table:table-cell>
          <table:table-cell office:value-type="float" office:value="-0.775378533844265" calcext:value-type="float">
            <text:p>-0.7753785338</text:p>
          </table:table-cell>
          <table:table-cell office:value-type="float" office:value="-1.90752960241803" calcext:value-type="float">
            <text:p>-1.9075296024</text:p>
          </table:table-cell>
          <table:table-cell office:value-type="float" office:value="-0.605586853420366" calcext:value-type="float">
            <text:p>-0.6055868534</text:p>
          </table:table-cell>
          <table:table-cell office:value-type="float" office:value="0.0659474900205714" calcext:value-type="float">
            <text:p>0.06594749</text:p>
          </table:table-cell>
          <table:table-cell office:value-type="float" office:value="0.167036521723798" calcext:value-type="float">
            <text:p>0.1670365217</text:p>
          </table:table-cell>
          <table:table-cell office:value-type="float" office:value="0.321341488168191" calcext:value-type="float">
            <text:p>0.3213414882</text:p>
          </table:table-cell>
          <table:table-cell office:value-type="float" office:value="0.665199045348779" calcext:value-type="float">
            <text:p>0.6651990453</text:p>
          </table:table-cell>
          <table:table-cell office:value-type="float" office:value="-1.22232402623623" calcext:value-type="float">
            <text:p>-1.2223240262</text:p>
          </table:table-cell>
          <table:table-cell office:value-type="float" office:value="0.403861745855916" calcext:value-type="float">
            <text:p>0.4038617459</text:p>
          </table:table-cell>
          <table:table-cell office:value-type="float" office:value="-0.503846096394561" calcext:value-type="float">
            <text:p>-0.503846096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23" calcext:value-type="float">
            <text:p>523</text:p>
          </table:table-cell>
          <table:table-cell office:value-type="float" office:value="1.11958886579381" calcext:value-type="float">
            <text:p>1.1195888658</text:p>
          </table:table-cell>
          <table:table-cell office:value-type="float" office:value="1.13158607341127" calcext:value-type="float">
            <text:p>1.1315860734</text:p>
          </table:table-cell>
          <table:table-cell office:value-type="float" office:value="-1.53301067790265" calcext:value-type="float">
            <text:p>-1.5330106779</text:p>
          </table:table-cell>
          <table:table-cell office:value-type="float" office:value="1.54522340321799" calcext:value-type="float">
            <text:p>1.5452234032</text:p>
          </table:table-cell>
          <table:table-cell office:value-type="float" office:value="0.929387735470615" calcext:value-type="float">
            <text:p>0.9293877355</text:p>
          </table:table-cell>
          <table:table-cell office:value-type="float" office:value="-1.15834960047811" calcext:value-type="float">
            <text:p>-1.1583496005</text:p>
          </table:table-cell>
          <table:table-cell office:value-type="float" office:value="0.589693926369516" calcext:value-type="float">
            <text:p>0.5896939264</text:p>
          </table:table-cell>
          <table:table-cell office:value-type="float" office:value="-0.0934117631614227" calcext:value-type="float">
            <text:p>-0.0934117632</text:p>
          </table:table-cell>
          <table:table-cell office:value-type="float" office:value="-0.66077819303452" calcext:value-type="float">
            <text:p>-0.660778193</text:p>
          </table:table-cell>
          <table:table-cell office:value-type="float" office:value="-1.41981156779534" calcext:value-type="float">
            <text:p>-1.4198115678</text:p>
          </table:table-cell>
          <table:table-cell office:value-type="float" office:value="2.85051333038297" calcext:value-type="float">
            <text:p>2.8505133304</text:p>
          </table:table-cell>
          <table:table-cell office:value-type="float" office:value="0.132304786444557" calcext:value-type="float">
            <text:p>0.1323047864</text:p>
          </table:table-cell>
          <table:table-cell office:value-type="float" office:value="-0.705828907695336" calcext:value-type="float">
            <text:p>-0.7058289077</text:p>
          </table:table-cell>
          <table:table-cell office:value-type="float" office:value="-3.05252175087868" calcext:value-type="float">
            <text:p>-3.0525217509</text:p>
          </table:table-cell>
          <table:table-cell office:value-type="float" office:value="0.656470677749428" calcext:value-type="float">
            <text:p>0.6564706777</text:p>
          </table:table-cell>
          <table:table-cell office:value-type="float" office:value="0.902177741106774" calcext:value-type="float">
            <text:p>0.9021777411</text:p>
          </table:table-cell>
          <table:table-cell office:value-type="float" office:value="2.8341948307536" calcext:value-type="float">
            <text:p>2.8341948308</text:p>
          </table:table-cell>
          <table:table-cell office:value-type="float" office:value="1.36874564733143" calcext:value-type="float">
            <text:p>1.3687456473</text:p>
          </table:table-cell>
          <table:table-cell office:value-type="float" office:value="-0.985134758435463" calcext:value-type="float">
            <text:p>-0.98513475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23" calcext:value-type="float">
            <text:p>523</text:p>
          </table:table-cell>
          <table:table-cell office:value-type="float" office:value="-0.421664541051671" calcext:value-type="float">
            <text:p>-0.4216645411</text:p>
          </table:table-cell>
          <table:table-cell office:value-type="float" office:value="0.348353106151759" calcext:value-type="float">
            <text:p>0.3483531062</text:p>
          </table:table-cell>
          <table:table-cell office:value-type="float" office:value="1.75022290058636" calcext:value-type="float">
            <text:p>1.7502229006</text:p>
          </table:table-cell>
          <table:table-cell office:value-type="float" office:value="0.54651190183493" calcext:value-type="float">
            <text:p>0.5465119018</text:p>
          </table:table-cell>
          <table:table-cell office:value-type="float" office:value="0.461304497743059" calcext:value-type="float">
            <text:p>0.4613044977</text:p>
          </table:table-cell>
          <table:table-cell office:value-type="float" office:value="1.43979277156999" calcext:value-type="float">
            <text:p>1.4397927716</text:p>
          </table:table-cell>
          <table:table-cell office:value-type="float" office:value="0.452613433481581" calcext:value-type="float">
            <text:p>0.4526134335</text:p>
          </table:table-cell>
          <table:table-cell office:value-type="float" office:value="0.319215712672555" calcext:value-type="float">
            <text:p>0.3192157127</text:p>
          </table:table-cell>
          <table:table-cell office:value-type="float" office:value="-0.0461373331402382" calcext:value-type="float">
            <text:p>-0.0461373331</text:p>
          </table:table-cell>
          <table:table-cell office:value-type="float" office:value="-0.37657286065501" calcext:value-type="float">
            <text:p>-0.3765728607</text:p>
          </table:table-cell>
          <table:table-cell office:value-type="float" office:value="0.486982936946984" calcext:value-type="float">
            <text:p>0.4869829369</text:p>
          </table:table-cell>
          <table:table-cell office:value-type="float" office:value="0.161995081332209" calcext:value-type="float">
            <text:p>0.1619950813</text:p>
          </table:table-cell>
          <table:table-cell office:value-type="float" office:value="-0.794322268873517" calcext:value-type="float">
            <text:p>-0.7943222689</text:p>
          </table:table-cell>
          <table:table-cell office:value-type="float" office:value="-0.0376591229906986" calcext:value-type="float">
            <text:p>-0.037659123</text:p>
          </table:table-cell>
          <table:table-cell office:value-type="float" office:value="1.26489556574015" calcext:value-type="float">
            <text:p>1.2648955657</text:p>
          </table:table-cell>
          <table:table-cell office:value-type="float" office:value="-2.17600444738316" calcext:value-type="float">
            <text:p>-2.1760044474</text:p>
          </table:table-cell>
          <table:table-cell office:value-type="float" office:value="1.66438801893968" calcext:value-type="float">
            <text:p>1.6643880189</text:p>
          </table:table-cell>
          <table:table-cell office:value-type="float" office:value="-2.4239625324246" calcext:value-type="float">
            <text:p>-2.4239625324</text:p>
          </table:table-cell>
          <table:table-cell office:value-type="float" office:value="-0.298391124045866" calcext:value-type="float">
            <text:p>-0.2983911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24" calcext:value-type="float">
            <text:p>524</text:p>
          </table:table-cell>
          <table:table-cell office:value-type="float" office:value="-0.795322272590168" calcext:value-type="float">
            <text:p>-0.7953222726</text:p>
          </table:table-cell>
          <table:table-cell office:value-type="float" office:value="0.0812376254919425" calcext:value-type="float">
            <text:p>0.0812376255</text:p>
          </table:table-cell>
          <table:table-cell office:value-type="float" office:value="2.21056814657417" calcext:value-type="float">
            <text:p>2.2105681466</text:p>
          </table:table-cell>
          <table:table-cell office:value-type="float" office:value="0.268145340868342" calcext:value-type="float">
            <text:p>0.2681453409</text:p>
          </table:table-cell>
          <table:table-cell office:value-type="float" office:value="-0.506874512892417" calcext:value-type="float">
            <text:p>-0.5068745129</text:p>
          </table:table-cell>
          <table:table-cell office:value-type="float" office:value="-0.30383969106686" calcext:value-type="float">
            <text:p>-0.3038396911</text:p>
          </table:table-cell>
          <table:table-cell office:value-type="float" office:value="-0.18082898171985" calcext:value-type="float">
            <text:p>-0.1808289817</text:p>
          </table:table-cell>
          <table:table-cell office:value-type="float" office:value="0.0855397280620887" calcext:value-type="float">
            <text:p>0.0855397281</text:p>
          </table:table-cell>
          <table:table-cell office:value-type="float" office:value="0.248345984992886" calcext:value-type="float">
            <text:p>0.248345985</text:p>
          </table:table-cell>
          <table:table-cell office:value-type="float" office:value="-0.470247985769212" calcext:value-type="float">
            <text:p>-0.4702479858</text:p>
          </table:table-cell>
          <table:table-cell office:value-type="float" office:value="0.0166535118850042" calcext:value-type="float">
            <text:p>0.0166535119</text:p>
          </table:table-cell>
          <table:table-cell office:value-type="float" office:value="0.540836447573768" calcext:value-type="float">
            <text:p>0.5408364476</text:p>
          </table:table-cell>
          <table:table-cell office:value-type="float" office:value="0.373179221499117" calcext:value-type="float">
            <text:p>0.3731792215</text:p>
          </table:table-cell>
          <table:table-cell office:value-type="float" office:value="-0.446604526935892" calcext:value-type="float">
            <text:p>-0.4466045269</text:p>
          </table:table-cell>
          <table:table-cell office:value-type="float" office:value="0.69298507497658" calcext:value-type="float">
            <text:p>0.692985075</text:p>
          </table:table-cell>
          <table:table-cell office:value-type="float" office:value="-0.971320379525869" calcext:value-type="float">
            <text:p>-0.9713203795</text:p>
          </table:table-cell>
          <table:table-cell office:value-type="float" office:value="0.801677485327358" calcext:value-type="float">
            <text:p>0.8016774853</text:p>
          </table:table-cell>
          <table:table-cell office:value-type="float" office:value="-0.714838585000343" calcext:value-type="float">
            <text:p>-0.714838585</text:p>
          </table:table-cell>
          <table:table-cell office:value-type="float" office:value="0.799956226874612" calcext:value-type="float">
            <text:p>0.799956226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24" calcext:value-type="float">
            <text:p>524</text:p>
          </table:table-cell>
          <table:table-cell office:value-type="float" office:value="-0.292211391567906" calcext:value-type="float">
            <text:p>-0.2922113916</text:p>
          </table:table-cell>
          <table:table-cell office:value-type="float" office:value="0.838604679648491" calcext:value-type="float">
            <text:p>0.8386046796</text:p>
          </table:table-cell>
          <table:table-cell office:value-type="float" office:value="1.36084690097568" calcext:value-type="float">
            <text:p>1.360846901</text:p>
          </table:table-cell>
          <table:table-cell office:value-type="float" office:value="-0.00134583245232114" calcext:value-type="float">
            <text:p>-0.0013458325</text:p>
          </table:table-cell>
          <table:table-cell office:value-type="float" office:value="0.350835553760073" calcext:value-type="float">
            <text:p>0.3508355538</text:p>
          </table:table-cell>
          <table:table-cell office:value-type="float" office:value="-0.894645099135934" calcext:value-type="float">
            <text:p>-0.8946450991</text:p>
          </table:table-cell>
          <table:table-cell office:value-type="float" office:value="1.38287202099002" calcext:value-type="float">
            <text:p>1.382872021</text:p>
          </table:table-cell>
          <table:table-cell office:value-type="float" office:value="-0.431655424772595" calcext:value-type="float">
            <text:p>-0.4316554248</text:p>
          </table:table-cell>
          <table:table-cell office:value-type="float" office:value="-0.400718629798324" calcext:value-type="float">
            <text:p>-0.4007186298</text:p>
          </table:table-cell>
          <table:table-cell office:value-type="float" office:value="-0.478108305998161" calcext:value-type="float">
            <text:p>-0.478108306</text:p>
          </table:table-cell>
          <table:table-cell office:value-type="float" office:value="-0.455724229197532" calcext:value-type="float">
            <text:p>-0.4557242292</text:p>
          </table:table-cell>
          <table:table-cell office:value-type="float" office:value="0.167056029174733" calcext:value-type="float">
            <text:p>0.1670560292</text:p>
          </table:table-cell>
          <table:table-cell office:value-type="float" office:value="0.459970254322377" calcext:value-type="float">
            <text:p>0.4599702543</text:p>
          </table:table-cell>
          <table:table-cell office:value-type="float" office:value="-0.105811669147928" calcext:value-type="float">
            <text:p>-0.1058116691</text:p>
          </table:table-cell>
          <table:table-cell office:value-type="float" office:value="0.130068335275565" calcext:value-type="float">
            <text:p>0.1300683353</text:p>
          </table:table-cell>
          <table:table-cell office:value-type="float" office:value="0.19125033074311" calcext:value-type="float">
            <text:p>0.1912503307</text:p>
          </table:table-cell>
          <table:table-cell office:value-type="float" office:value="-0.897044279773921" calcext:value-type="float">
            <text:p>-0.8970442798</text:p>
          </table:table-cell>
          <table:table-cell office:value-type="float" office:value="-0.175738775856245" calcext:value-type="float">
            <text:p>-0.1757387759</text:p>
          </table:table-cell>
          <table:table-cell office:value-type="float" office:value="-1.13370664393194" calcext:value-type="float">
            <text:p>-1.13370664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25" calcext:value-type="float">
            <text:p>525</text:p>
          </table:table-cell>
          <table:table-cell office:value-type="float" office:value="1.08984625831441" calcext:value-type="float">
            <text:p>1.0898462583</text:p>
          </table:table-cell>
          <table:table-cell office:value-type="float" office:value="-0.60277958413935" calcext:value-type="float">
            <text:p>-0.6027795841</text:p>
          </table:table-cell>
          <table:table-cell office:value-type="float" office:value="0.924389347485624" calcext:value-type="float">
            <text:p>0.9243893475</text:p>
          </table:table-cell>
          <table:table-cell office:value-type="float" office:value="-0.0770385001566904" calcext:value-type="float">
            <text:p>-0.0770385002</text:p>
          </table:table-cell>
          <table:table-cell office:value-type="float" office:value="-1.27590727060561" calcext:value-type="float">
            <text:p>-1.2759072706</text:p>
          </table:table-cell>
          <table:table-cell office:value-type="float" office:value="-0.420567141991022" calcext:value-type="float">
            <text:p>-0.420567142</text:p>
          </table:table-cell>
          <table:table-cell office:value-type="float" office:value="-0.634844057495969" calcext:value-type="float">
            <text:p>-0.6348440575</text:p>
          </table:table-cell>
          <table:table-cell office:value-type="float" office:value="0.118674458555252" calcext:value-type="float">
            <text:p>0.1186744586</text:p>
          </table:table-cell>
          <table:table-cell office:value-type="float" office:value="0.83848145392623" calcext:value-type="float">
            <text:p>0.8384814539</text:p>
          </table:table-cell>
          <table:table-cell office:value-type="float" office:value="-0.230708525869418" calcext:value-type="float">
            <text:p>-0.2307085259</text:p>
          </table:table-cell>
          <table:table-cell office:value-type="float" office:value="1.12099984282109" calcext:value-type="float">
            <text:p>1.1209998428</text:p>
          </table:table-cell>
          <table:table-cell office:value-type="float" office:value="0.824766091803306" calcext:value-type="float">
            <text:p>0.8247660918</text:p>
          </table:table-cell>
          <table:table-cell office:value-type="float" office:value="-0.703517201104123" calcext:value-type="float">
            <text:p>-0.7035172011</text:p>
          </table:table-cell>
          <table:table-cell office:value-type="float" office:value="-0.0390873354391136" calcext:value-type="float">
            <text:p>-0.0390873354</text:p>
          </table:table-cell>
          <table:table-cell office:value-type="float" office:value="-0.446295786170546" calcext:value-type="float">
            <text:p>-0.4462957862</text:p>
          </table:table-cell>
          <table:table-cell office:value-type="float" office:value="0.174678978378191" calcext:value-type="float">
            <text:p>0.1746789784</text:p>
          </table:table-cell>
          <table:table-cell office:value-type="float" office:value="-0.11827875275975" calcext:value-type="float">
            <text:p>-0.1182787528</text:p>
          </table:table-cell>
          <table:table-cell office:value-type="float" office:value="0.12126696789873" calcext:value-type="float">
            <text:p>0.1212669679</text:p>
          </table:table-cell>
          <table:table-cell office:value-type="float" office:value="0.495021596158459" calcext:value-type="float">
            <text:p>0.495021596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25" calcext:value-type="float">
            <text:p>525</text:p>
          </table:table-cell>
          <table:table-cell office:value-type="float" office:value="-0.755011343838329" calcext:value-type="float">
            <text:p>-0.7550113438</text:p>
          </table:table-cell>
          <table:table-cell office:value-type="float" office:value="-0.51776100874979" calcext:value-type="float">
            <text:p>-0.5177610087</text:p>
          </table:table-cell>
          <table:table-cell office:value-type="float" office:value="1.76009130078386" calcext:value-type="float">
            <text:p>1.7600913008</text:p>
          </table:table-cell>
          <table:table-cell office:value-type="float" office:value="-0.654205910029369" calcext:value-type="float">
            <text:p>-0.65420591</text:p>
          </table:table-cell>
          <table:table-cell office:value-type="float" office:value="-0.0391429982129439" calcext:value-type="float">
            <text:p>-0.0391429982</text:p>
          </table:table-cell>
          <table:table-cell office:value-type="float" office:value="-0.492846592866577" calcext:value-type="float">
            <text:p>-0.4928465929</text:p>
          </table:table-cell>
          <table:table-cell office:value-type="float" office:value="-0.0473446735918453" calcext:value-type="float">
            <text:p>-0.0473446736</text:p>
          </table:table-cell>
          <table:table-cell office:value-type="float" office:value="0.118935990589032" calcext:value-type="float">
            <text:p>0.1189359906</text:p>
          </table:table-cell>
          <table:table-cell office:value-type="float" office:value="0.734444258489714" calcext:value-type="float">
            <text:p>0.7344442585</text:p>
          </table:table-cell>
          <table:table-cell office:value-type="float" office:value="-1.05351717589656" calcext:value-type="float">
            <text:p>-1.0535171759</text:p>
          </table:table-cell>
          <table:table-cell office:value-type="float" office:value="-1.2295685316331" calcext:value-type="float">
            <text:p>-1.2295685316</text:p>
          </table:table-cell>
          <table:table-cell office:value-type="float" office:value="0.736010638434445" calcext:value-type="float">
            <text:p>0.7360106384</text:p>
          </table:table-cell>
          <table:table-cell office:value-type="float" office:value="0.860724521955537" calcext:value-type="float">
            <text:p>0.860724522</text:p>
          </table:table-cell>
          <table:table-cell office:value-type="float" office:value="-0.879886872372932" calcext:value-type="float">
            <text:p>-0.8798868724</text:p>
          </table:table-cell>
          <table:table-cell office:value-type="float" office:value="-1.06743211933145" calcext:value-type="float">
            <text:p>-1.0674321193</text:p>
          </table:table-cell>
          <table:table-cell office:value-type="float" office:value="0.141057448295725" calcext:value-type="float">
            <text:p>0.1410574483</text:p>
          </table:table-cell>
          <table:table-cell office:value-type="float" office:value="-0.332026321196455" calcext:value-type="float">
            <text:p>-0.3320263212</text:p>
          </table:table-cell>
          <table:table-cell office:value-type="float" office:value="-0.509743395085076" calcext:value-type="float">
            <text:p>-0.5097433951</text:p>
          </table:table-cell>
          <table:table-cell office:value-type="float" office:value="-0.067227130580641" calcext:value-type="float">
            <text:p>-0.067227130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28" calcext:value-type="float">
            <text:p>528</text:p>
          </table:table-cell>
          <table:table-cell office:value-type="float" office:value="1.35853544886351" calcext:value-type="float">
            <text:p>1.3585354489</text:p>
          </table:table-cell>
          <table:table-cell office:value-type="float" office:value="-0.443056971764325" calcext:value-type="float">
            <text:p>-0.4430569718</text:p>
          </table:table-cell>
          <table:table-cell office:value-type="float" office:value="0.700476395119831" calcext:value-type="float">
            <text:p>0.7004763951</text:p>
          </table:table-cell>
          <table:table-cell office:value-type="float" office:value="-0.734665605644057" calcext:value-type="float">
            <text:p>-0.7346656056</text:p>
          </table:table-cell>
          <table:table-cell office:value-type="float" office:value="-1.13817556363471" calcext:value-type="float">
            <text:p>-1.1381755636</text:p>
          </table:table-cell>
          <table:table-cell office:value-type="float" office:value="-0.830189244134809" calcext:value-type="float">
            <text:p>-0.8301892441</text:p>
          </table:table-cell>
          <table:table-cell office:value-type="float" office:value="-0.637161664047863" calcext:value-type="float">
            <text:p>-0.637161664</text:p>
          </table:table-cell>
          <table:table-cell office:value-type="float" office:value="-0.0744082549776553" calcext:value-type="float">
            <text:p>-0.074408255</text:p>
          </table:table-cell>
          <table:table-cell office:value-type="float" office:value="-1.07898063905629" calcext:value-type="float">
            <text:p>-1.0789806391</text:p>
          </table:table-cell>
          <table:table-cell office:value-type="float" office:value="0.768789212301055" calcext:value-type="float">
            <text:p>0.7687892123</text:p>
          </table:table-cell>
          <table:table-cell office:value-type="float" office:value="1.74007042036048" calcext:value-type="float">
            <text:p>1.7400704204</text:p>
          </table:table-cell>
          <table:table-cell office:value-type="float" office:value="0.374510376624938" calcext:value-type="float">
            <text:p>0.3745103766</text:p>
          </table:table-cell>
          <table:table-cell office:value-type="float" office:value="0.342880141538054" calcext:value-type="float">
            <text:p>0.3428801415</text:p>
          </table:table-cell>
          <table:table-cell office:value-type="float" office:value="-0.0133380447936096" calcext:value-type="float">
            <text:p>-0.0133380448</text:p>
          </table:table-cell>
          <table:table-cell office:value-type="float" office:value="0.035602401789465" calcext:value-type="float">
            <text:p>0.0356024018</text:p>
          </table:table-cell>
          <table:table-cell office:value-type="float" office:value="1.34600175763523" calcext:value-type="float">
            <text:p>1.3460017576</text:p>
          </table:table-cell>
          <table:table-cell office:value-type="float" office:value="0.0357177315912876" calcext:value-type="float">
            <text:p>0.0357177316</text:p>
          </table:table-cell>
          <table:table-cell office:value-type="float" office:value="-1.19407097668466" calcext:value-type="float">
            <text:p>-1.1940709767</text:p>
          </table:table-cell>
          <table:table-cell office:value-type="float" office:value="0.829605253866025" calcext:value-type="float">
            <text:p>0.82960525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28" calcext:value-type="float">
            <text:p>528</text:p>
          </table:table-cell>
          <table:table-cell office:value-type="float" office:value="-0.37841676509179" calcext:value-type="float">
            <text:p>-0.3784167651</text:p>
          </table:table-cell>
          <table:table-cell office:value-type="float" office:value="0.751515099663326" calcext:value-type="float">
            <text:p>0.7515150997</text:p>
          </table:table-cell>
          <table:table-cell office:value-type="float" office:value="1.7722564477897" calcext:value-type="float">
            <text:p>1.7722564478</text:p>
          </table:table-cell>
          <table:table-cell office:value-type="float" office:value="0.311020274197423" calcext:value-type="float">
            <text:p>0.3110202742</text:p>
          </table:table-cell>
          <table:table-cell office:value-type="float" office:value="-0.32912997899302" calcext:value-type="float">
            <text:p>-0.329129979</text:p>
          </table:table-cell>
          <table:table-cell office:value-type="float" office:value="-0.746205973697516" calcext:value-type="float">
            <text:p>-0.7462059737</text:p>
          </table:table-cell>
          <table:table-cell office:value-type="float" office:value="0.719033994237399" calcext:value-type="float">
            <text:p>0.7190339942</text:p>
          </table:table-cell>
          <table:table-cell office:value-type="float" office:value="-0.08180485611005" calcext:value-type="float">
            <text:p>-0.0818048561</text:p>
          </table:table-cell>
          <table:table-cell office:value-type="float" office:value="-0.152417333726493" calcext:value-type="float">
            <text:p>-0.1524173337</text:p>
          </table:table-cell>
          <table:table-cell office:value-type="float" office:value="-0.661176739792268" calcext:value-type="float">
            <text:p>-0.6611767398</text:p>
          </table:table-cell>
          <table:table-cell office:value-type="float" office:value="-0.543594594430526" calcext:value-type="float">
            <text:p>-0.5435945944</text:p>
          </table:table-cell>
          <table:table-cell office:value-type="float" office:value="0.225280036908464" calcext:value-type="float">
            <text:p>0.2252800369</text:p>
          </table:table-cell>
          <table:table-cell office:value-type="float" office:value="-0.227830180531477" calcext:value-type="float">
            <text:p>-0.2278301805</text:p>
          </table:table-cell>
          <table:table-cell office:value-type="float" office:value="-0.139890812049274" calcext:value-type="float">
            <text:p>-0.139890812</text:p>
          </table:table-cell>
          <table:table-cell office:value-type="float" office:value="-0.442547867713845" calcext:value-type="float">
            <text:p>-0.4425478677</text:p>
          </table:table-cell>
          <table:table-cell office:value-type="float" office:value="-0.477507945507217" calcext:value-type="float">
            <text:p>-0.4775079455</text:p>
          </table:table-cell>
          <table:table-cell office:value-type="float" office:value="0.173167425108819" calcext:value-type="float">
            <text:p>0.1731674251</text:p>
          </table:table-cell>
          <table:table-cell office:value-type="float" office:value="-0.632877742777442" calcext:value-type="float">
            <text:p>-0.6328777428</text:p>
          </table:table-cell>
          <table:table-cell office:value-type="float" office:value="0.255509464176522" calcext:value-type="float">
            <text:p>0.25550946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9" calcext:value-type="float">
            <text:p>529</text:p>
          </table:table-cell>
          <table:table-cell office:value-type="float" office:value="-2.00056742596757" calcext:value-type="float">
            <text:p>-2.000567426</text:p>
          </table:table-cell>
          <table:table-cell office:value-type="float" office:value="-2.49548424091355" calcext:value-type="float">
            <text:p>-2.4954842409</text:p>
          </table:table-cell>
          <table:table-cell office:value-type="float" office:value="2.46714888066604" calcext:value-type="float">
            <text:p>2.4671488807</text:p>
          </table:table-cell>
          <table:table-cell office:value-type="float" office:value="1.14005321575122" calcext:value-type="float">
            <text:p>1.1400532158</text:p>
          </table:table-cell>
          <table:table-cell office:value-type="float" office:value="2.46201010503574" calcext:value-type="float">
            <text:p>2.462010105</text:p>
          </table:table-cell>
          <table:table-cell office:value-type="float" office:value="0.594262064257479" calcext:value-type="float">
            <text:p>0.5942620643</text:p>
          </table:table-cell>
          <table:table-cell office:value-type="float" office:value="-2.11018252828269" calcext:value-type="float">
            <text:p>-2.1101825283</text:p>
          </table:table-cell>
          <table:table-cell office:value-type="float" office:value="0.788346961963623" calcext:value-type="float">
            <text:p>0.788346962</text:p>
          </table:table-cell>
          <table:table-cell office:value-type="float" office:value="0.95880939579941" calcext:value-type="float">
            <text:p>0.9588093958</text:p>
          </table:table-cell>
          <table:table-cell office:value-type="float" office:value="-0.328630970257086" calcext:value-type="float">
            <text:p>-0.3286309703</text:p>
          </table:table-cell>
          <table:table-cell office:value-type="float" office:value="-0.0569944540245118" calcext:value-type="float">
            <text:p>-0.056994454</text:p>
          </table:table-cell>
          <table:table-cell office:value-type="float" office:value="0.905932212987475" calcext:value-type="float">
            <text:p>0.905932213</text:p>
          </table:table-cell>
          <table:table-cell office:value-type="float" office:value="0.307605732897071" calcext:value-type="float">
            <text:p>0.3076057329</text:p>
          </table:table-cell>
          <table:table-cell office:value-type="float" office:value="-0.845538686458292" calcext:value-type="float">
            <text:p>-0.8455386865</text:p>
          </table:table-cell>
          <table:table-cell office:value-type="float" office:value="0.690323418008909" calcext:value-type="float">
            <text:p>0.690323418</text:p>
          </table:table-cell>
          <table:table-cell office:value-type="float" office:value="-1.99102717089281" calcext:value-type="float">
            <text:p>-1.9910271709</text:p>
          </table:table-cell>
          <table:table-cell office:value-type="float" office:value="1.50289775083711" calcext:value-type="float">
            <text:p>1.5028977508</text:p>
          </table:table-cell>
          <table:table-cell office:value-type="float" office:value="-1.91446569241258" calcext:value-type="float">
            <text:p>-1.9144656924</text:p>
          </table:table-cell>
          <table:table-cell office:value-type="float" office:value="-0.624299349828637" calcext:value-type="float">
            <text:p>-0.624299349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30" calcext:value-type="float">
            <text:p>530</text:p>
          </table:table-cell>
          <table:table-cell office:value-type="float" office:value="1.25593149521435" calcext:value-type="float">
            <text:p>1.2559314952</text:p>
          </table:table-cell>
          <table:table-cell office:value-type="float" office:value="0.317615093545483" calcext:value-type="float">
            <text:p>0.3176150935</text:p>
          </table:table-cell>
          <table:table-cell office:value-type="float" office:value="0.293256411409891" calcext:value-type="float">
            <text:p>0.2932564114</text:p>
          </table:table-cell>
          <table:table-cell office:value-type="float" office:value="0.697224133168653" calcext:value-type="float">
            <text:p>0.6972241332</text:p>
          </table:table-cell>
          <table:table-cell office:value-type="float" office:value="-0.413810488788801" calcext:value-type="float">
            <text:p>-0.4138104888</text:p>
          </table:table-cell>
          <table:table-cell office:value-type="float" office:value="-1.08198568639366" calcext:value-type="float">
            <text:p>-1.0819856864</text:p>
          </table:table-cell>
          <table:table-cell office:value-type="float" office:value="0.0531187074067231" calcext:value-type="float">
            <text:p>0.0531187074</text:p>
          </table:table-cell>
          <table:table-cell office:value-type="float" office:value="-0.175252369834133" calcext:value-type="float">
            <text:p>-0.1752523698</text:p>
          </table:table-cell>
          <table:table-cell office:value-type="float" office:value="0.108261669463731" calcext:value-type="float">
            <text:p>0.1082616695</text:p>
          </table:table-cell>
          <table:table-cell office:value-type="float" office:value="-0.268121739378776" calcext:value-type="float">
            <text:p>-0.2681217394</text:p>
          </table:table-cell>
          <table:table-cell office:value-type="float" office:value="-0.15584786059648" calcext:value-type="float">
            <text:p>-0.1558478606</text:p>
          </table:table-cell>
          <table:table-cell office:value-type="float" office:value="-0.0317020990170114" calcext:value-type="float">
            <text:p>-0.031702099</text:p>
          </table:table-cell>
          <table:table-cell office:value-type="float" office:value="-0.271230586189929" calcext:value-type="float">
            <text:p>-0.2712305862</text:p>
          </table:table-cell>
          <table:table-cell office:value-type="float" office:value="-0.188650659568454" calcext:value-type="float">
            <text:p>-0.1886506596</text:p>
          </table:table-cell>
          <table:table-cell office:value-type="float" office:value="1.149016341505" calcext:value-type="float">
            <text:p>1.1490163415</text:p>
          </table:table-cell>
          <table:table-cell office:value-type="float" office:value="0.503482632891275" calcext:value-type="float">
            <text:p>0.5034826329</text:p>
          </table:table-cell>
          <table:table-cell office:value-type="float" office:value="0.0212508230401866" calcext:value-type="float">
            <text:p>0.021250823</text:p>
          </table:table-cell>
          <table:table-cell office:value-type="float" office:value="-0.236288629600525" calcext:value-type="float">
            <text:p>-0.2362886296</text:p>
          </table:table-cell>
          <table:table-cell office:value-type="float" office:value="-0.193085692008697" calcext:value-type="float">
            <text:p>-0.1930856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30" calcext:value-type="float">
            <text:p>530</text:p>
          </table:table-cell>
          <table:table-cell office:value-type="float" office:value="-0.690417296139236" calcext:value-type="float">
            <text:p>-0.6904172961</text:p>
          </table:table-cell>
          <table:table-cell office:value-type="float" office:value="1.32268070901172" calcext:value-type="float">
            <text:p>1.322680709</text:p>
          </table:table-cell>
          <table:table-cell office:value-type="float" office:value="0.910911327287702" calcext:value-type="float">
            <text:p>0.9109113273</text:p>
          </table:table-cell>
          <table:table-cell office:value-type="float" office:value="0.112848556071586" calcext:value-type="float">
            <text:p>0.1128485561</text:p>
          </table:table-cell>
          <table:table-cell office:value-type="float" office:value="-0.35628060241284" calcext:value-type="float">
            <text:p>-0.3562806024</text:p>
          </table:table-cell>
          <table:table-cell office:value-type="float" office:value="-1.04490179892294" calcext:value-type="float">
            <text:p>-1.0449017989</text:p>
          </table:table-cell>
          <table:table-cell office:value-type="float" office:value="0.330443673181682" calcext:value-type="float">
            <text:p>0.3304436732</text:p>
          </table:table-cell>
          <table:table-cell office:value-type="float" office:value="0.387623396166134" calcext:value-type="float">
            <text:p>0.3876233962</text:p>
          </table:table-cell>
          <table:table-cell office:value-type="float" office:value="-0.471598547678041" calcext:value-type="float">
            <text:p>-0.4715985477</text:p>
          </table:table-cell>
          <table:table-cell office:value-type="float" office:value="-0.721575336082995" calcext:value-type="float">
            <text:p>-0.7215753361</text:p>
          </table:table-cell>
          <table:table-cell office:value-type="float" office:value="-0.464031089648106" calcext:value-type="float">
            <text:p>-0.4640310896</text:p>
          </table:table-cell>
          <table:table-cell office:value-type="float" office:value="-0.248544199688769" calcext:value-type="float">
            <text:p>-0.2485441997</text:p>
          </table:table-cell>
          <table:table-cell office:value-type="float" office:value="-0.437749227780628" calcext:value-type="float">
            <text:p>-0.4377492278</text:p>
          </table:table-cell>
          <table:table-cell office:value-type="float" office:value="0.0102596067682734" calcext:value-type="float">
            <text:p>0.0102596068</text:p>
          </table:table-cell>
          <table:table-cell office:value-type="float" office:value="0.92286485234519" calcext:value-type="float">
            <text:p>0.9228648523</text:p>
          </table:table-cell>
          <table:table-cell office:value-type="float" office:value="0.534371509180888" calcext:value-type="float">
            <text:p>0.5343715092</text:p>
          </table:table-cell>
          <table:table-cell office:value-type="float" office:value="0.212070548275543" calcext:value-type="float">
            <text:p>0.2120705483</text:p>
          </table:table-cell>
          <table:table-cell office:value-type="float" office:value="-0.0226225853110526" calcext:value-type="float">
            <text:p>-0.0226225853</text:p>
          </table:table-cell>
          <table:table-cell office:value-type="float" office:value="-0.0933229985642568" calcext:value-type="float">
            <text:p>-0.093322998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30" calcext:value-type="float">
            <text:p>530</text:p>
          </table:table-cell>
          <table:table-cell office:value-type="float" office:value="1.21726110498281" calcext:value-type="float">
            <text:p>1.217261105</text:p>
          </table:table-cell>
          <table:table-cell office:value-type="float" office:value="-0.0806463327397788" calcext:value-type="float">
            <text:p>-0.0806463327</text:p>
          </table:table-cell>
          <table:table-cell office:value-type="float" office:value="-0.0592931991088805" calcext:value-type="float">
            <text:p>-0.0592931991</text:p>
          </table:table-cell>
          <table:table-cell office:value-type="float" office:value="-0.868862331128711" calcext:value-type="float">
            <text:p>-0.8688623311</text:p>
          </table:table-cell>
          <table:table-cell office:value-type="float" office:value="-0.236627992671563" calcext:value-type="float">
            <text:p>-0.2366279927</text:p>
          </table:table-cell>
          <table:table-cell office:value-type="float" office:value="-0.700158533893124" calcext:value-type="float">
            <text:p>-0.7001585339</text:p>
          </table:table-cell>
          <table:table-cell office:value-type="float" office:value="0.143747177593302" calcext:value-type="float">
            <text:p>0.1437471776</text:p>
          </table:table-cell>
          <table:table-cell office:value-type="float" office:value="-0.111374358123736" calcext:value-type="float">
            <text:p>-0.1113743581</text:p>
          </table:table-cell>
          <table:table-cell office:value-type="float" office:value="0.790808661437134" calcext:value-type="float">
            <text:p>0.7908086614</text:p>
          </table:table-cell>
          <table:table-cell office:value-type="float" office:value="-0.895455671326256" calcext:value-type="float">
            <text:p>-0.8954556713</text:p>
          </table:table-cell>
          <table:table-cell office:value-type="float" office:value="1.83753375154151" calcext:value-type="float">
            <text:p>1.8375337515</text:p>
          </table:table-cell>
          <table:table-cell office:value-type="float" office:value="1.97777284709247" calcext:value-type="float">
            <text:p>1.9777728471</text:p>
          </table:table-cell>
          <table:table-cell office:value-type="float" office:value="0.455351227745832" calcext:value-type="float">
            <text:p>0.4553512277</text:p>
          </table:table-cell>
          <table:table-cell office:value-type="float" office:value="0.400478999537246" calcext:value-type="float">
            <text:p>0.4004789995</text:p>
          </table:table-cell>
          <table:table-cell office:value-type="float" office:value="0.13555691970641" calcext:value-type="float">
            <text:p>0.1355569197</text:p>
          </table:table-cell>
          <table:table-cell office:value-type="float" office:value="-1.3133513424571" calcext:value-type="float">
            <text:p>-1.3133513425</text:p>
          </table:table-cell>
          <table:table-cell office:value-type="float" office:value="0.207926999487607" calcext:value-type="float">
            <text:p>0.2079269995</text:p>
          </table:table-cell>
          <table:table-cell office:value-type="float" office:value="-0.409951002158528" calcext:value-type="float">
            <text:p>-0.4099510022</text:p>
          </table:table-cell>
          <table:table-cell office:value-type="float" office:value="0.676098078253868" calcext:value-type="float">
            <text:p>0.676098078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30" calcext:value-type="float">
            <text:p>530</text:p>
          </table:table-cell>
          <table:table-cell office:value-type="float" office:value="1.44572888653447" calcext:value-type="float">
            <text:p>1.4457288865</text:p>
          </table:table-cell>
          <table:table-cell office:value-type="float" office:value="-0.992652912514891" calcext:value-type="float">
            <text:p>-0.9926529125</text:p>
          </table:table-cell>
          <table:table-cell office:value-type="float" office:value="0.702959270579312" calcext:value-type="float">
            <text:p>0.7029592706</text:p>
          </table:table-cell>
          <table:table-cell office:value-type="float" office:value="-1.31131538778572" calcext:value-type="float">
            <text:p>-1.3113153878</text:p>
          </table:table-cell>
          <table:table-cell office:value-type="float" office:value="-1.61362534644119" calcext:value-type="float">
            <text:p>-1.6136253464</text:p>
          </table:table-cell>
          <table:table-cell office:value-type="float" office:value="-0.726591021076955" calcext:value-type="float">
            <text:p>-0.7265910211</text:p>
          </table:table-cell>
          <table:table-cell office:value-type="float" office:value="-1.04543113050879" calcext:value-type="float">
            <text:p>-1.0454311305</text:p>
          </table:table-cell>
          <table:table-cell office:value-type="float" office:value="-0.0792238895827906" calcext:value-type="float">
            <text:p>-0.0792238896</text:p>
          </table:table-cell>
          <table:table-cell office:value-type="float" office:value="-1.81243762188037" calcext:value-type="float">
            <text:p>-1.8124376219</text:p>
          </table:table-cell>
          <table:table-cell office:value-type="float" office:value="1.3813925423506" calcext:value-type="float">
            <text:p>1.3813925424</text:p>
          </table:table-cell>
          <table:table-cell office:value-type="float" office:value="0.057466096637952" calcext:value-type="float">
            <text:p>0.0574660966</text:p>
          </table:table-cell>
          <table:table-cell office:value-type="float" office:value="-0.790523465290067" calcext:value-type="float">
            <text:p>-0.7905234653</text:p>
          </table:table-cell>
          <table:table-cell office:value-type="float" office:value="0.120874466282795" calcext:value-type="float">
            <text:p>0.1208744663</text:p>
          </table:table-cell>
          <table:table-cell office:value-type="float" office:value="-0.202414646881176" calcext:value-type="float">
            <text:p>-0.2024146469</text:p>
          </table:table-cell>
          <table:table-cell office:value-type="float" office:value="0.92080619271107" calcext:value-type="float">
            <text:p>0.9208061927</text:p>
          </table:table-cell>
          <table:table-cell office:value-type="float" office:value="-0.643295278469705" calcext:value-type="float">
            <text:p>-0.6432952785</text:p>
          </table:table-cell>
          <table:table-cell office:value-type="float" office:value="0.887211038689551" calcext:value-type="float">
            <text:p>0.8872110387</text:p>
          </table:table-cell>
          <table:table-cell office:value-type="float" office:value="-0.758273687293908" calcext:value-type="float">
            <text:p>-0.7582736873</text:p>
          </table:table-cell>
          <table:table-cell office:value-type="float" office:value="-0.633455104593075" calcext:value-type="float">
            <text:p>-0.633455104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32" calcext:value-type="float">
            <text:p>532</text:p>
          </table:table-cell>
          <table:table-cell office:value-type="float" office:value="-0.681072116349521" calcext:value-type="float">
            <text:p>-0.6810721163</text:p>
          </table:table-cell>
          <table:table-cell office:value-type="float" office:value="0.926830781821228" calcext:value-type="float">
            <text:p>0.9268307818</text:p>
          </table:table-cell>
          <table:table-cell office:value-type="float" office:value="1.87116142144247" calcext:value-type="float">
            <text:p>1.8711614214</text:p>
          </table:table-cell>
          <table:table-cell office:value-type="float" office:value="0.923396723872737" calcext:value-type="float">
            <text:p>0.9233967239</text:p>
          </table:table-cell>
          <table:table-cell office:value-type="float" office:value="-0.438214643325824" calcext:value-type="float">
            <text:p>-0.4382146433</text:p>
          </table:table-cell>
          <table:table-cell office:value-type="float" office:value="0.110162581921273" calcext:value-type="float">
            <text:p>0.1101625819</text:p>
          </table:table-cell>
          <table:table-cell office:value-type="float" office:value="0.918258554397" calcext:value-type="float">
            <text:p>0.9182585544</text:p>
          </table:table-cell>
          <table:table-cell office:value-type="float" office:value="-0.22289940320778" calcext:value-type="float">
            <text:p>-0.2228994032</text:p>
          </table:table-cell>
          <table:table-cell office:value-type="float" office:value="-0.0403601021614204" calcext:value-type="float">
            <text:p>-0.0403601022</text:p>
          </table:table-cell>
          <table:table-cell office:value-type="float" office:value="0.239503151043609" calcext:value-type="float">
            <text:p>0.239503151</text:p>
          </table:table-cell>
          <table:table-cell office:value-type="float" office:value="1.03984223348422" calcext:value-type="float">
            <text:p>1.0398422335</text:p>
          </table:table-cell>
          <table:table-cell office:value-type="float" office:value="0.386524122485724" calcext:value-type="float">
            <text:p>0.3865241225</text:p>
          </table:table-cell>
          <table:table-cell office:value-type="float" office:value="-0.983549025288702" calcext:value-type="float">
            <text:p>-0.9835490253</text:p>
          </table:table-cell>
          <table:table-cell office:value-type="float" office:value="-0.061619868697237" calcext:value-type="float">
            <text:p>-0.0616198687</text:p>
          </table:table-cell>
          <table:table-cell office:value-type="float" office:value="-0.602061726825642" calcext:value-type="float">
            <text:p>-0.6020617268</text:p>
          </table:table-cell>
          <table:table-cell office:value-type="float" office:value="-0.580104457068764" calcext:value-type="float">
            <text:p>-0.5801044571</text:p>
          </table:table-cell>
          <table:table-cell office:value-type="float" office:value="-0.0775078393777782" calcext:value-type="float">
            <text:p>-0.0775078394</text:p>
          </table:table-cell>
          <table:table-cell office:value-type="float" office:value="0.190753125904653" calcext:value-type="float">
            <text:p>0.1907531259</text:p>
          </table:table-cell>
          <table:table-cell office:value-type="float" office:value="1.10921626033958" calcext:value-type="float">
            <text:p>1.109216260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32" calcext:value-type="float">
            <text:p>532</text:p>
          </table:table-cell>
          <table:table-cell office:value-type="float" office:value="-2.08126385463261" calcext:value-type="float">
            <text:p>-2.0812638546</text:p>
          </table:table-cell>
          <table:table-cell office:value-type="float" office:value="1.68255832872131" calcext:value-type="float">
            <text:p>1.6825583287</text:p>
          </table:table-cell>
          <table:table-cell office:value-type="float" office:value="0.651263799690254" calcext:value-type="float">
            <text:p>0.6512637997</text:p>
          </table:table-cell>
          <table:table-cell office:value-type="float" office:value="-0.533548658211111" calcext:value-type="float">
            <text:p>-0.5335486582</text:p>
          </table:table-cell>
          <table:table-cell office:value-type="float" office:value="0.440529214940853" calcext:value-type="float">
            <text:p>0.4405292149</text:p>
          </table:table-cell>
          <table:table-cell office:value-type="float" office:value="-0.113732360385407" calcext:value-type="float">
            <text:p>-0.1137323604</text:p>
          </table:table-cell>
          <table:table-cell office:value-type="float" office:value="0.875113876978528" calcext:value-type="float">
            <text:p>0.875113877</text:p>
          </table:table-cell>
          <table:table-cell office:value-type="float" office:value="-0.149852238454402" calcext:value-type="float">
            <text:p>-0.1498522385</text:p>
          </table:table-cell>
          <table:table-cell office:value-type="float" office:value="1.07760307421353" calcext:value-type="float">
            <text:p>1.0776030742</text:p>
          </table:table-cell>
          <table:table-cell office:value-type="float" office:value="2.23030122216737" calcext:value-type="float">
            <text:p>2.2303012222</text:p>
          </table:table-cell>
          <table:table-cell office:value-type="float" office:value="1.72446869975084" calcext:value-type="float">
            <text:p>1.7244686998</text:p>
          </table:table-cell>
          <table:table-cell office:value-type="float" office:value="0.311639405681082" calcext:value-type="float">
            <text:p>0.3116394057</text:p>
          </table:table-cell>
          <table:table-cell office:value-type="float" office:value="-0.252562578264232" calcext:value-type="float">
            <text:p>-0.2525625783</text:p>
          </table:table-cell>
          <table:table-cell office:value-type="float" office:value="-1.10190255228111" calcext:value-type="float">
            <text:p>-1.1019025523</text:p>
          </table:table-cell>
          <table:table-cell office:value-type="float" office:value="0.706008442069271" calcext:value-type="float">
            <text:p>0.7060084421</text:p>
          </table:table-cell>
          <table:table-cell office:value-type="float" office:value="0.121038721102786" calcext:value-type="float">
            <text:p>0.1210387211</text:p>
          </table:table-cell>
          <table:table-cell office:value-type="float" office:value="-0.356188624798387" calcext:value-type="float">
            <text:p>-0.3561886248</text:p>
          </table:table-cell>
          <table:table-cell office:value-type="float" office:value="-0.125557800536027" calcext:value-type="float">
            <text:p>-0.1255578005</text:p>
          </table:table-cell>
          <table:table-cell office:value-type="float" office:value="-0.203581004761089" calcext:value-type="float">
            <text:p>-0.203581004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33" calcext:value-type="float">
            <text:p>533</text:p>
          </table:table-cell>
          <table:table-cell office:value-type="float" office:value="-1.23353450286567" calcext:value-type="float">
            <text:p>-1.2335345029</text:p>
          </table:table-cell>
          <table:table-cell office:value-type="float" office:value="0.145320254671426" calcext:value-type="float">
            <text:p>0.1453202547</text:p>
          </table:table-cell>
          <table:table-cell office:value-type="float" office:value="-0.0672272995321048" calcext:value-type="float">
            <text:p>-0.0672272995</text:p>
          </table:table-cell>
          <table:table-cell office:value-type="float" office:value="-1.75057723836744" calcext:value-type="float">
            <text:p>-1.7505772384</text:p>
          </table:table-cell>
          <table:table-cell office:value-type="float" office:value="-0.801068748255337" calcext:value-type="float">
            <text:p>-0.8010687483</text:p>
          </table:table-cell>
          <table:table-cell office:value-type="float" office:value="-0.381652221784224" calcext:value-type="float">
            <text:p>-0.3816522218</text:p>
          </table:table-cell>
          <table:table-cell office:value-type="float" office:value="1.56109520178224" calcext:value-type="float">
            <text:p>1.5610952018</text:p>
          </table:table-cell>
          <table:table-cell office:value-type="float" office:value="0.32017243515598" calcext:value-type="float">
            <text:p>0.3201724352</text:p>
          </table:table-cell>
          <table:table-cell office:value-type="float" office:value="0.231378945655183" calcext:value-type="float">
            <text:p>0.2313789457</text:p>
          </table:table-cell>
          <table:table-cell office:value-type="float" office:value="-1.75110381281386" calcext:value-type="float">
            <text:p>-1.7511038128</text:p>
          </table:table-cell>
          <table:table-cell office:value-type="float" office:value="1.38649323161808" calcext:value-type="float">
            <text:p>1.3864932316</text:p>
          </table:table-cell>
          <table:table-cell office:value-type="float" office:value="1.81367865095242" calcext:value-type="float">
            <text:p>1.813678651</text:p>
          </table:table-cell>
          <table:table-cell office:value-type="float" office:value="0.410059645362755" calcext:value-type="float">
            <text:p>0.4100596454</text:p>
          </table:table-cell>
          <table:table-cell office:value-type="float" office:value="0.592935540300571" calcext:value-type="float">
            <text:p>0.5929355403</text:p>
          </table:table-cell>
          <table:table-cell office:value-type="float" office:value="-0.659026858067073" calcext:value-type="float">
            <text:p>-0.6590268581</text:p>
          </table:table-cell>
          <table:table-cell office:value-type="float" office:value="-0.968179075271049" calcext:value-type="float">
            <text:p>-0.9681790753</text:p>
          </table:table-cell>
          <table:table-cell office:value-type="float" office:value="0.0373038867348284" calcext:value-type="float">
            <text:p>0.0373038867</text:p>
          </table:table-cell>
          <table:table-cell office:value-type="float" office:value="-0.163562329278699" calcext:value-type="float">
            <text:p>-0.1635623293</text:p>
          </table:table-cell>
          <table:table-cell office:value-type="float" office:value="-0.0750873015775322" calcext:value-type="float">
            <text:p>-0.07508730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34" calcext:value-type="float">
            <text:p>534</text:p>
          </table:table-cell>
          <table:table-cell office:value-type="float" office:value="-1.3932651854425" calcext:value-type="float">
            <text:p>-1.3932651854</text:p>
          </table:table-cell>
          <table:table-cell office:value-type="float" office:value="-1.09556933266949" calcext:value-type="float">
            <text:p>-1.0955693327</text:p>
          </table:table-cell>
          <table:table-cell office:value-type="float" office:value="2.60779451652572" calcext:value-type="float">
            <text:p>2.6077945165</text:p>
          </table:table-cell>
          <table:table-cell office:value-type="float" office:value="-2.52906048910748" calcext:value-type="float">
            <text:p>-2.5290604891</text:p>
          </table:table-cell>
          <table:table-cell office:value-type="float" office:value="-0.135265292024516" calcext:value-type="float">
            <text:p>-0.135265292</text:p>
          </table:table-cell>
          <table:table-cell office:value-type="float" office:value="-0.373238563953206" calcext:value-type="float">
            <text:p>-0.373238564</text:p>
          </table:table-cell>
          <table:table-cell office:value-type="float" office:value="0.221445715974804" calcext:value-type="float">
            <text:p>0.221445716</text:p>
          </table:table-cell>
          <table:table-cell office:value-type="float" office:value="-0.962847269132928" calcext:value-type="float">
            <text:p>-0.9628472691</text:p>
          </table:table-cell>
          <table:table-cell office:value-type="float" office:value="-1.30449830335409" calcext:value-type="float">
            <text:p>-1.3044983034</text:p>
          </table:table-cell>
          <table:table-cell office:value-type="float" office:value="2.13930113608601" calcext:value-type="float">
            <text:p>2.1393011361</text:p>
          </table:table-cell>
          <table:table-cell office:value-type="float" office:value="0.0383341927827879" calcext:value-type="float">
            <text:p>0.0383341928</text:p>
          </table:table-cell>
          <table:table-cell office:value-type="float" office:value="-1.15631597571845" calcext:value-type="float">
            <text:p>-1.1563159757</text:p>
          </table:table-cell>
          <table:table-cell office:value-type="float" office:value="1.0186683458239" calcext:value-type="float">
            <text:p>1.0186683458</text:p>
          </table:table-cell>
          <table:table-cell office:value-type="float" office:value="-1.79696244218759" calcext:value-type="float">
            <text:p>-1.7969624422</text:p>
          </table:table-cell>
          <table:table-cell office:value-type="float" office:value="0.673787429510721" calcext:value-type="float">
            <text:p>0.6737874295</text:p>
          </table:table-cell>
          <table:table-cell office:value-type="float" office:value="-0.65484397014769" calcext:value-type="float">
            <text:p>-0.6548439701</text:p>
          </table:table-cell>
          <table:table-cell office:value-type="float" office:value="-0.074847474968022" calcext:value-type="float">
            <text:p>-0.074847475</text:p>
          </table:table-cell>
          <table:table-cell office:value-type="float" office:value="-0.288132097552244" calcext:value-type="float">
            <text:p>-0.2881320976</text:p>
          </table:table-cell>
          <table:table-cell office:value-type="float" office:value="-1.23337006609307" calcext:value-type="float">
            <text:p>-1.233370066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35" calcext:value-type="float">
            <text:p>535</text:p>
          </table:table-cell>
          <table:table-cell office:value-type="float" office:value="-0.866655166687783" calcext:value-type="float">
            <text:p>-0.8666551667</text:p>
          </table:table-cell>
          <table:table-cell office:value-type="float" office:value="1.02962057697845" calcext:value-type="float">
            <text:p>1.029620577</text:p>
          </table:table-cell>
          <table:table-cell office:value-type="float" office:value="-0.410809874238675" calcext:value-type="float">
            <text:p>-0.4108098742</text:p>
          </table:table-cell>
          <table:table-cell office:value-type="float" office:value="0.159946080106424" calcext:value-type="float">
            <text:p>0.1599460801</text:p>
          </table:table-cell>
          <table:table-cell office:value-type="float" office:value="2.372235649386" calcext:value-type="float">
            <text:p>2.3722356494</text:p>
          </table:table-cell>
          <table:table-cell office:value-type="float" office:value="3.80111294816616" calcext:value-type="float">
            <text:p>3.8011129482</text:p>
          </table:table-cell>
          <table:table-cell office:value-type="float" office:value="-0.0888005863131173" calcext:value-type="float">
            <text:p>-0.0888005863</text:p>
          </table:table-cell>
          <table:table-cell office:value-type="float" office:value="1.10307866578952" calcext:value-type="float">
            <text:p>1.1030786658</text:p>
          </table:table-cell>
          <table:table-cell office:value-type="float" office:value="-0.293703189423838" calcext:value-type="float">
            <text:p>-0.2937031894</text:p>
          </table:table-cell>
          <table:table-cell office:value-type="float" office:value="0.21773437707106" calcext:value-type="float">
            <text:p>0.2177343771</text:p>
          </table:table-cell>
          <table:table-cell office:value-type="float" office:value="-0.663311004344798" calcext:value-type="float">
            <text:p>-0.6633110043</text:p>
          </table:table-cell>
          <table:table-cell office:value-type="float" office:value="-0.0505139361476708" calcext:value-type="float">
            <text:p>-0.0505139361</text:p>
          </table:table-cell>
          <table:table-cell office:value-type="float" office:value="-0.176346212328843" calcext:value-type="float">
            <text:p>-0.1763462123</text:p>
          </table:table-cell>
          <table:table-cell office:value-type="float" office:value="0.172332101964878" calcext:value-type="float">
            <text:p>0.172332102</text:p>
          </table:table-cell>
          <table:table-cell office:value-type="float" office:value="0.17087432951978" calcext:value-type="float">
            <text:p>0.1708743295</text:p>
          </table:table-cell>
          <table:table-cell office:value-type="float" office:value="-0.581112389275449" calcext:value-type="float">
            <text:p>-0.5811123893</text:p>
          </table:table-cell>
          <table:table-cell office:value-type="float" office:value="-0.095795706089546" calcext:value-type="float">
            <text:p>-0.0957957061</text:p>
          </table:table-cell>
          <table:table-cell office:value-type="float" office:value="0.212158246707124" calcext:value-type="float">
            <text:p>0.2121582467</text:p>
          </table:table-cell>
          <table:table-cell office:value-type="float" office:value="1.46452690758713" calcext:value-type="float">
            <text:p>1.46452690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5" calcext:value-type="float">
            <text:p>535</text:p>
          </table:table-cell>
          <table:table-cell office:value-type="float" office:value="1.08991295221448" calcext:value-type="float">
            <text:p>1.0899129522</text:p>
          </table:table-cell>
          <table:table-cell office:value-type="float" office:value="-0.221547383952436" calcext:value-type="float">
            <text:p>-0.221547384</text:p>
          </table:table-cell>
          <table:table-cell office:value-type="float" office:value="0.994240309643341" calcext:value-type="float">
            <text:p>0.9942403096</text:p>
          </table:table-cell>
          <table:table-cell office:value-type="float" office:value="0.956010638317335" calcext:value-type="float">
            <text:p>0.9560106383</text:p>
          </table:table-cell>
          <table:table-cell office:value-type="float" office:value="-0.812287224727591" calcext:value-type="float">
            <text:p>-0.8122872247</text:p>
          </table:table-cell>
          <table:table-cell office:value-type="float" office:value="-0.0387845166551627" calcext:value-type="float">
            <text:p>-0.0387845167</text:p>
          </table:table-cell>
          <table:table-cell office:value-type="float" office:value="-0.373130002925202" calcext:value-type="float">
            <text:p>-0.3731300029</text:p>
          </table:table-cell>
          <table:table-cell office:value-type="float" office:value="0.0751892706360513" calcext:value-type="float">
            <text:p>0.0751892706</text:p>
          </table:table-cell>
          <table:table-cell office:value-type="float" office:value="0.853073567121458" calcext:value-type="float">
            <text:p>0.8530735671</text:p>
          </table:table-cell>
          <table:table-cell office:value-type="float" office:value="-0.396362013664431" calcext:value-type="float">
            <text:p>-0.3963620137</text:p>
          </table:table-cell>
          <table:table-cell office:value-type="float" office:value="-0.352215456167609" calcext:value-type="float">
            <text:p>-0.3522154562</text:p>
          </table:table-cell>
          <table:table-cell office:value-type="float" office:value="1.14621492707057" calcext:value-type="float">
            <text:p>1.1462149271</text:p>
          </table:table-cell>
          <table:table-cell office:value-type="float" office:value="0.477023664238987" calcext:value-type="float">
            <text:p>0.4770236642</text:p>
          </table:table-cell>
          <table:table-cell office:value-type="float" office:value="-0.563335105408451" calcext:value-type="float">
            <text:p>-0.5633351054</text:p>
          </table:table-cell>
          <table:table-cell office:value-type="float" office:value="-0.736392447198308" calcext:value-type="float">
            <text:p>-0.7363924472</text:p>
          </table:table-cell>
          <table:table-cell office:value-type="float" office:value="-0.897693376580837" calcext:value-type="float">
            <text:p>-0.8976933766</text:p>
          </table:table-cell>
          <table:table-cell office:value-type="float" office:value="0.618807655021084" calcext:value-type="float">
            <text:p>0.618807655</text:p>
          </table:table-cell>
          <table:table-cell office:value-type="float" office:value="-1.27144071750681" calcext:value-type="float">
            <text:p>-1.2714407175</text:p>
          </table:table-cell>
          <table:table-cell office:value-type="float" office:value="-0.1325083171861" calcext:value-type="float">
            <text:p>-0.13250831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6" calcext:value-type="float">
            <text:p>536</text:p>
          </table:table-cell>
          <table:table-cell office:value-type="float" office:value="-0.736061880982539" calcext:value-type="float">
            <text:p>-0.736061881</text:p>
          </table:table-cell>
          <table:table-cell office:value-type="float" office:value="0.104863639233211" calcext:value-type="float">
            <text:p>0.1048636392</text:p>
          </table:table-cell>
          <table:table-cell office:value-type="float" office:value="2.35635504436885" calcext:value-type="float">
            <text:p>2.3563550444</text:p>
          </table:table-cell>
          <table:table-cell office:value-type="float" office:value="-1.79691578429501" calcext:value-type="float">
            <text:p>-1.7969157843</text:p>
          </table:table-cell>
          <table:table-cell office:value-type="float" office:value="-0.727808948987819" calcext:value-type="float">
            <text:p>-0.727808949</text:p>
          </table:table-cell>
          <table:table-cell office:value-type="float" office:value="-0.177561029743214" calcext:value-type="float">
            <text:p>-0.1775610297</text:p>
          </table:table-cell>
          <table:table-cell office:value-type="float" office:value="-0.264345921076437" calcext:value-type="float">
            <text:p>-0.2643459211</text:p>
          </table:table-cell>
          <table:table-cell office:value-type="float" office:value="0.179151819474262" calcext:value-type="float">
            <text:p>0.1791518195</text:p>
          </table:table-cell>
          <table:table-cell office:value-type="float" office:value="-0.672160026649957" calcext:value-type="float">
            <text:p>-0.6721600266</text:p>
          </table:table-cell>
          <table:table-cell office:value-type="float" office:value="-0.0965916225687239" calcext:value-type="float">
            <text:p>-0.0965916226</text:p>
          </table:table-cell>
          <table:table-cell office:value-type="float" office:value="-1.19004828024553" calcext:value-type="float">
            <text:p>-1.1900482802</text:p>
          </table:table-cell>
          <table:table-cell office:value-type="float" office:value="-0.887365917266919" calcext:value-type="float">
            <text:p>-0.8873659173</text:p>
          </table:table-cell>
          <table:table-cell office:value-type="float" office:value="0.263957872415767" calcext:value-type="float">
            <text:p>0.2639578724</text:p>
          </table:table-cell>
          <table:table-cell office:value-type="float" office:value="-0.914016413479143" calcext:value-type="float">
            <text:p>-0.9140164135</text:p>
          </table:table-cell>
          <table:table-cell office:value-type="float" office:value="-0.196125709191182" calcext:value-type="float">
            <text:p>-0.1961257092</text:p>
          </table:table-cell>
          <table:table-cell office:value-type="float" office:value="1.49288256989891" calcext:value-type="float">
            <text:p>1.4928825699</text:p>
          </table:table-cell>
          <table:table-cell office:value-type="float" office:value="-0.0964004954361444" calcext:value-type="float">
            <text:p>-0.0964004954</text:p>
          </table:table-cell>
          <table:table-cell office:value-type="float" office:value="-0.9373964566709" calcext:value-type="float">
            <text:p>-0.9373964567</text:p>
          </table:table-cell>
          <table:table-cell office:value-type="float" office:value="0.219976771914533" calcext:value-type="float">
            <text:p>0.219976771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36" calcext:value-type="float">
            <text:p>536</text:p>
          </table:table-cell>
          <table:table-cell office:value-type="float" office:value="-0.696401906745576" calcext:value-type="float">
            <text:p>-0.6964019067</text:p>
          </table:table-cell>
          <table:table-cell office:value-type="float" office:value="1.18659731596808" calcext:value-type="float">
            <text:p>1.186597316</text:p>
          </table:table-cell>
          <table:table-cell office:value-type="float" office:value="0.761499236264684" calcext:value-type="float">
            <text:p>0.7614992363</text:p>
          </table:table-cell>
          <table:table-cell office:value-type="float" office:value="0.783975083615848" calcext:value-type="float">
            <text:p>0.7839750836</text:p>
          </table:table-cell>
          <table:table-cell office:value-type="float" office:value="0.825519373832699" calcext:value-type="float">
            <text:p>0.8255193738</text:p>
          </table:table-cell>
          <table:table-cell office:value-type="float" office:value="1.12563841198047" calcext:value-type="float">
            <text:p>1.125638412</text:p>
          </table:table-cell>
          <table:table-cell office:value-type="float" office:value="0.422931347664673" calcext:value-type="float">
            <text:p>0.4229313477</text:p>
          </table:table-cell>
          <table:table-cell office:value-type="float" office:value="0.336891906609552" calcext:value-type="float">
            <text:p>0.3368919066</text:p>
          </table:table-cell>
          <table:table-cell office:value-type="float" office:value="-0.142015411905265" calcext:value-type="float">
            <text:p>-0.1420154119</text:p>
          </table:table-cell>
          <table:table-cell office:value-type="float" office:value="0.502031080469268" calcext:value-type="float">
            <text:p>0.5020310805</text:p>
          </table:table-cell>
          <table:table-cell office:value-type="float" office:value="-0.175564414688282" calcext:value-type="float">
            <text:p>-0.1755644147</text:p>
          </table:table-cell>
          <table:table-cell office:value-type="float" office:value="0.198320970733199" calcext:value-type="float">
            <text:p>0.1983209707</text:p>
          </table:table-cell>
          <table:table-cell office:value-type="float" office:value="-0.390952409106859" calcext:value-type="float">
            <text:p>-0.3909524091</text:p>
          </table:table-cell>
          <table:table-cell office:value-type="float" office:value="0.100615573022816" calcext:value-type="float">
            <text:p>0.100615573</text:p>
          </table:table-cell>
          <table:table-cell office:value-type="float" office:value="-0.319214766083525" calcext:value-type="float">
            <text:p>-0.3192147661</text:p>
          </table:table-cell>
          <table:table-cell office:value-type="float" office:value="-0.643692750391938" calcext:value-type="float">
            <text:p>-0.6436927504</text:p>
          </table:table-cell>
          <table:table-cell office:value-type="float" office:value="-0.108278418568927" calcext:value-type="float">
            <text:p>-0.1082784186</text:p>
          </table:table-cell>
          <table:table-cell office:value-type="float" office:value="0.279169550776512" calcext:value-type="float">
            <text:p>0.2791695508</text:p>
          </table:table-cell>
          <table:table-cell office:value-type="float" office:value="1.50573827199648" calcext:value-type="float">
            <text:p>1.50573827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36" calcext:value-type="float">
            <text:p>536</text:p>
          </table:table-cell>
          <table:table-cell office:value-type="float" office:value="1.11427008772226" calcext:value-type="float">
            <text:p>1.1142700877</text:p>
          </table:table-cell>
          <table:table-cell office:value-type="float" office:value="-1.08492581336148" calcext:value-type="float">
            <text:p>-1.0849258134</text:p>
          </table:table-cell>
          <table:table-cell office:value-type="float" office:value="0.873098705161862" calcext:value-type="float">
            <text:p>0.8730987052</text:p>
          </table:table-cell>
          <table:table-cell office:value-type="float" office:value="-0.716837344346853" calcext:value-type="float">
            <text:p>-0.7168373443</text:p>
          </table:table-cell>
          <table:table-cell office:value-type="float" office:value="-1.40536235385103" calcext:value-type="float">
            <text:p>-1.4053623539</text:p>
          </table:table-cell>
          <table:table-cell office:value-type="float" office:value="0.0857654182950991" calcext:value-type="float">
            <text:p>0.0857654183</text:p>
          </table:table-cell>
          <table:table-cell office:value-type="float" office:value="-1.12573988974636" calcext:value-type="float">
            <text:p>-1.1257398897</text:p>
          </table:table-cell>
          <table:table-cell office:value-type="float" office:value="0.231227282991345" calcext:value-type="float">
            <text:p>0.231227283</text:p>
          </table:table-cell>
          <table:table-cell office:value-type="float" office:value="-0.584219709962779" calcext:value-type="float">
            <text:p>-0.58421971</text:p>
          </table:table-cell>
          <table:table-cell office:value-type="float" office:value="0.708034234655148" calcext:value-type="float">
            <text:p>0.7080342347</text:p>
          </table:table-cell>
          <table:table-cell office:value-type="float" office:value="1.5015950061411" calcext:value-type="float">
            <text:p>1.5015950061</text:p>
          </table:table-cell>
          <table:table-cell office:value-type="float" office:value="-0.165154352035716" calcext:value-type="float">
            <text:p>-0.165154352</text:p>
          </table:table-cell>
          <table:table-cell office:value-type="float" office:value="-0.352209771710666" calcext:value-type="float">
            <text:p>-0.3522097717</text:p>
          </table:table-cell>
          <table:table-cell office:value-type="float" office:value="-0.088660242578735" calcext:value-type="float">
            <text:p>-0.0886602426</text:p>
          </table:table-cell>
          <table:table-cell office:value-type="float" office:value="0.740809342253637" calcext:value-type="float">
            <text:p>0.7408093423</text:p>
          </table:table-cell>
          <table:table-cell office:value-type="float" office:value="1.42263403385729" calcext:value-type="float">
            <text:p>1.4226340339</text:p>
          </table:table-cell>
          <table:table-cell office:value-type="float" office:value="0.118340913493538" calcext:value-type="float">
            <text:p>0.1183409135</text:p>
          </table:table-cell>
          <table:table-cell office:value-type="float" office:value="-0.717181020031417" calcext:value-type="float">
            <text:p>-0.71718102</text:p>
          </table:table-cell>
          <table:table-cell office:value-type="float" office:value="0.130222150565436" calcext:value-type="float">
            <text:p>0.130222150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37" calcext:value-type="float">
            <text:p>537</text:p>
          </table:table-cell>
          <table:table-cell office:value-type="float" office:value="-1.0972779818864" calcext:value-type="float">
            <text:p>-1.0972779819</text:p>
          </table:table-cell>
          <table:table-cell office:value-type="float" office:value="1.09434807676044" calcext:value-type="float">
            <text:p>1.0943480768</text:p>
          </table:table-cell>
          <table:table-cell office:value-type="float" office:value="2.07433449071343" calcext:value-type="float">
            <text:p>2.0743344907</text:p>
          </table:table-cell>
          <table:table-cell office:value-type="float" office:value="-0.0857760525770999" calcext:value-type="float">
            <text:p>-0.0857760526</text:p>
          </table:table-cell>
          <table:table-cell office:value-type="float" office:value="-0.200635483400869" calcext:value-type="float">
            <text:p>-0.2006354834</text:p>
          </table:table-cell>
          <table:table-cell office:value-type="float" office:value="-0.424142015398634" calcext:value-type="float">
            <text:p>-0.4241420154</text:p>
          </table:table-cell>
          <table:table-cell office:value-type="float" office:value="0.575308277533977" calcext:value-type="float">
            <text:p>0.5753082775</text:p>
          </table:table-cell>
          <table:table-cell office:value-type="float" office:value="0.106945389894345" calcext:value-type="float">
            <text:p>0.1069453899</text:p>
          </table:table-cell>
          <table:table-cell office:value-type="float" office:value="-0.278104503137866" calcext:value-type="float">
            <text:p>-0.2781045031</text:p>
          </table:table-cell>
          <table:table-cell office:value-type="float" office:value="-0.188979871167801" calcext:value-type="float">
            <text:p>-0.1889798712</text:p>
          </table:table-cell>
          <table:table-cell office:value-type="float" office:value="0.142235419637789" calcext:value-type="float">
            <text:p>0.1422354196</text:p>
          </table:table-cell>
          <table:table-cell office:value-type="float" office:value="0.179205210998806" calcext:value-type="float">
            <text:p>0.179205211</text:p>
          </table:table-cell>
          <table:table-cell office:value-type="float" office:value="0.200475056565914" calcext:value-type="float">
            <text:p>0.2004750566</text:p>
          </table:table-cell>
          <table:table-cell office:value-type="float" office:value="-0.032477631587508" calcext:value-type="float">
            <text:p>-0.0324776316</text:p>
          </table:table-cell>
          <table:table-cell office:value-type="float" office:value="1.24097840502846" calcext:value-type="float">
            <text:p>1.240978405</text:p>
          </table:table-cell>
          <table:table-cell office:value-type="float" office:value="-0.149016426773751" calcext:value-type="float">
            <text:p>-0.1490164268</text:p>
          </table:table-cell>
          <table:table-cell office:value-type="float" office:value="-0.0296136606761438" calcext:value-type="float">
            <text:p>-0.0296136607</text:p>
          </table:table-cell>
          <table:table-cell office:value-type="float" office:value="-0.688782364009883" calcext:value-type="float">
            <text:p>-0.688782364</text:p>
          </table:table-cell>
          <table:table-cell office:value-type="float" office:value="-0.537782747926107" calcext:value-type="float">
            <text:p>-0.537782747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38" calcext:value-type="float">
            <text:p>538</text:p>
          </table:table-cell>
          <table:table-cell office:value-type="float" office:value="-0.636010759624907" calcext:value-type="float">
            <text:p>-0.6360107596</text:p>
          </table:table-cell>
          <table:table-cell office:value-type="float" office:value="-0.303837535380687" calcext:value-type="float">
            <text:p>-0.3038375354</text:p>
          </table:table-cell>
          <table:table-cell office:value-type="float" office:value="1.21534265648203" calcext:value-type="float">
            <text:p>1.2153426565</text:p>
          </table:table-cell>
          <table:table-cell office:value-type="float" office:value="0.308924178392643" calcext:value-type="float">
            <text:p>0.3089241784</text:p>
          </table:table-cell>
          <table:table-cell office:value-type="float" office:value="0.561376575463901" calcext:value-type="float">
            <text:p>0.5613765755</text:p>
          </table:table-cell>
          <table:table-cell office:value-type="float" office:value="0.296560090594398" calcext:value-type="float">
            <text:p>0.2965600906</text:p>
          </table:table-cell>
          <table:table-cell office:value-type="float" office:value="0.862485174972663" calcext:value-type="float">
            <text:p>0.862485175</text:p>
          </table:table-cell>
          <table:table-cell office:value-type="float" office:value="-0.406400993649365" calcext:value-type="float">
            <text:p>-0.4064009936</text:p>
          </table:table-cell>
          <table:table-cell office:value-type="float" office:value="-0.0842629620056757" calcext:value-type="float">
            <text:p>-0.084262962</text:p>
          </table:table-cell>
          <table:table-cell office:value-type="float" office:value="0.318734286083856" calcext:value-type="float">
            <text:p>0.3187342861</text:p>
          </table:table-cell>
          <table:table-cell office:value-type="float" office:value="1.32271314201084" calcext:value-type="float">
            <text:p>1.322713142</text:p>
          </table:table-cell>
          <table:table-cell office:value-type="float" office:value="0.886438624545892" calcext:value-type="float">
            <text:p>0.8864386245</text:p>
          </table:table-cell>
          <table:table-cell office:value-type="float" office:value="0.555259222801677" calcext:value-type="float">
            <text:p>0.5552592228</text:p>
          </table:table-cell>
          <table:table-cell office:value-type="float" office:value="-0.324637690273342" calcext:value-type="float">
            <text:p>-0.3246376903</text:p>
          </table:table-cell>
          <table:table-cell office:value-type="float" office:value="0.160904167480934" calcext:value-type="float">
            <text:p>0.1609041675</text:p>
          </table:table-cell>
          <table:table-cell office:value-type="float" office:value="-0.723296136500266" calcext:value-type="float">
            <text:p>-0.7232961365</text:p>
          </table:table-cell>
          <table:table-cell office:value-type="float" office:value="-0.109603458630699" calcext:value-type="float">
            <text:p>-0.1096034586</text:p>
          </table:table-cell>
          <table:table-cell office:value-type="float" office:value="-0.362909829662854" calcext:value-type="float">
            <text:p>-0.3629098297</text:p>
          </table:table-cell>
          <table:table-cell office:value-type="float" office:value="1.3786053503009" calcext:value-type="float">
            <text:p>1.37860535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39" calcext:value-type="float">
            <text:p>539</text:p>
          </table:table-cell>
          <table:table-cell office:value-type="float" office:value="-1.05458435060349" calcext:value-type="float">
            <text:p>-1.0545843506</text:p>
          </table:table-cell>
          <table:table-cell office:value-type="float" office:value="0.67151319809002" calcext:value-type="float">
            <text:p>0.6715131981</text:p>
          </table:table-cell>
          <table:table-cell office:value-type="float" office:value="2.10671828023875" calcext:value-type="float">
            <text:p>2.1067182802</text:p>
          </table:table-cell>
          <table:table-cell office:value-type="float" office:value="-0.591700619781302" calcext:value-type="float">
            <text:p>-0.5917006198</text:p>
          </table:table-cell>
          <table:table-cell office:value-type="float" office:value="0.228368409271412" calcext:value-type="float">
            <text:p>0.2283684093</text:p>
          </table:table-cell>
          <table:table-cell office:value-type="float" office:value="-0.053747658881712" calcext:value-type="float">
            <text:p>-0.0537476589</text:p>
          </table:table-cell>
          <table:table-cell office:value-type="float" office:value="0.941606071507884" calcext:value-type="float">
            <text:p>0.9416060715</text:p>
          </table:table-cell>
          <table:table-cell office:value-type="float" office:value="-0.191062245702184" calcext:value-type="float">
            <text:p>-0.1910622457</text:p>
          </table:table-cell>
          <table:table-cell office:value-type="float" office:value="0.267565409392081" calcext:value-type="float">
            <text:p>0.2675654094</text:p>
          </table:table-cell>
          <table:table-cell office:value-type="float" office:value="-0.712422909799313" calcext:value-type="float">
            <text:p>-0.7124229098</text:p>
          </table:table-cell>
          <table:table-cell office:value-type="float" office:value="-0.693434270684524" calcext:value-type="float">
            <text:p>-0.6934342707</text:p>
          </table:table-cell>
          <table:table-cell office:value-type="float" office:value="0.113143219393172" calcext:value-type="float">
            <text:p>0.1131432194</text:p>
          </table:table-cell>
          <table:table-cell office:value-type="float" office:value="-0.306906010115385" calcext:value-type="float">
            <text:p>-0.3069060101</text:p>
          </table:table-cell>
          <table:table-cell office:value-type="float" office:value="-0.6113373606873" calcext:value-type="float">
            <text:p>-0.6113373607</text:p>
          </table:table-cell>
          <table:table-cell office:value-type="float" office:value="-0.81992289666895" calcext:value-type="float">
            <text:p>-0.8199228967</text:p>
          </table:table-cell>
          <table:table-cell office:value-type="float" office:value="-0.49044269197854" calcext:value-type="float">
            <text:p>-0.490442692</text:p>
          </table:table-cell>
          <table:table-cell office:value-type="float" office:value="-0.0549925768942994" calcext:value-type="float">
            <text:p>-0.0549925769</text:p>
          </table:table-cell>
          <table:table-cell office:value-type="float" office:value="-1.01780099114038" calcext:value-type="float">
            <text:p>-1.0178009911</text:p>
          </table:table-cell>
          <table:table-cell office:value-type="float" office:value="-0.888781279070268" calcext:value-type="float">
            <text:p>-0.888781279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39" calcext:value-type="float">
            <text:p>539</text:p>
          </table:table-cell>
          <table:table-cell office:value-type="float" office:value="-0.42004980312015" calcext:value-type="float">
            <text:p>-0.4200498031</text:p>
          </table:table-cell>
          <table:table-cell office:value-type="float" office:value="1.03464806946405" calcext:value-type="float">
            <text:p>1.0346480695</text:p>
          </table:table-cell>
          <table:table-cell office:value-type="float" office:value="1.56584979052484" calcext:value-type="float">
            <text:p>1.5658497905</text:p>
          </table:table-cell>
          <table:table-cell office:value-type="float" office:value="-0.0296434688544165" calcext:value-type="float">
            <text:p>-0.0296434689</text:p>
          </table:table-cell>
          <table:table-cell office:value-type="float" office:value="-0.0543358267364858" calcext:value-type="float">
            <text:p>-0.0543358267</text:p>
          </table:table-cell>
          <table:table-cell office:value-type="float" office:value="-0.907982628648045" calcext:value-type="float">
            <text:p>-0.9079826286</text:p>
          </table:table-cell>
          <table:table-cell office:value-type="float" office:value="0.688436382071916" calcext:value-type="float">
            <text:p>0.6884363821</text:p>
          </table:table-cell>
          <table:table-cell office:value-type="float" office:value="-0.063127682085749" calcext:value-type="float">
            <text:p>-0.0631276821</text:p>
          </table:table-cell>
          <table:table-cell office:value-type="float" office:value="-0.389635387564413" calcext:value-type="float">
            <text:p>-0.3896353876</text:p>
          </table:table-cell>
          <table:table-cell office:value-type="float" office:value="-0.3085944035763" calcext:value-type="float">
            <text:p>-0.3085944036</text:p>
          </table:table-cell>
          <table:table-cell office:value-type="float" office:value="-0.40750143883786" calcext:value-type="float">
            <text:p>-0.4075014388</text:p>
          </table:table-cell>
          <table:table-cell office:value-type="float" office:value="-0.0626280782951625" calcext:value-type="float">
            <text:p>-0.0626280783</text:p>
          </table:table-cell>
          <table:table-cell office:value-type="float" office:value="0.00759493092895326" calcext:value-type="float">
            <text:p>0.0075949309</text:p>
          </table:table-cell>
          <table:table-cell office:value-type="float" office:value="0.147237047583467" calcext:value-type="float">
            <text:p>0.1472370476</text:p>
          </table:table-cell>
          <table:table-cell office:value-type="float" office:value="0.851449746995373" calcext:value-type="float">
            <text:p>0.851449747</text:p>
          </table:table-cell>
          <table:table-cell office:value-type="float" office:value="0.200169025507272" calcext:value-type="float">
            <text:p>0.2001690255</text:p>
          </table:table-cell>
          <table:table-cell office:value-type="float" office:value="-0.392963058951555" calcext:value-type="float">
            <text:p>-0.392963059</text:p>
          </table:table-cell>
          <table:table-cell office:value-type="float" office:value="-0.348189332324892" calcext:value-type="float">
            <text:p>-0.3481893323</text:p>
          </table:table-cell>
          <table:table-cell office:value-type="float" office:value="0.0161455911981186" calcext:value-type="float">
            <text:p>0.01614559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39" calcext:value-type="float">
            <text:p>539</text:p>
          </table:table-cell>
          <table:table-cell office:value-type="float" office:value="-1.73858230920278" calcext:value-type="float">
            <text:p>-1.7385823092</text:p>
          </table:table-cell>
          <table:table-cell office:value-type="float" office:value="0.0527395171641715" calcext:value-type="float">
            <text:p>0.0527395172</text:p>
          </table:table-cell>
          <table:table-cell office:value-type="float" office:value="1.18705699100722" calcext:value-type="float">
            <text:p>1.187056991</text:p>
          </table:table-cell>
          <table:table-cell office:value-type="float" office:value="-0.656652481541991" calcext:value-type="float">
            <text:p>-0.6566524815</text:p>
          </table:table-cell>
          <table:table-cell office:value-type="float" office:value="0.920623228812823" calcext:value-type="float">
            <text:p>0.9206232288</text:p>
          </table:table-cell>
          <table:table-cell office:value-type="float" office:value="-0.291788032932617" calcext:value-type="float">
            <text:p>-0.2917880329</text:p>
          </table:table-cell>
          <table:table-cell office:value-type="float" office:value="0.269083075824774" calcext:value-type="float">
            <text:p>0.2690830758</text:p>
          </table:table-cell>
          <table:table-cell office:value-type="float" office:value="0.140631449560352" calcext:value-type="float">
            <text:p>0.1406314496</text:p>
          </table:table-cell>
          <table:table-cell office:value-type="float" office:value="0.023463959383195" calcext:value-type="float">
            <text:p>0.0234639594</text:p>
          </table:table-cell>
          <table:table-cell office:value-type="float" office:value="-0.0664073212639508" calcext:value-type="float">
            <text:p>-0.0664073213</text:p>
          </table:table-cell>
          <table:table-cell office:value-type="float" office:value="1.06153934660562" calcext:value-type="float">
            <text:p>1.0615393466</text:p>
          </table:table-cell>
          <table:table-cell office:value-type="float" office:value="1.11240900240709" calcext:value-type="float">
            <text:p>1.1124090024</text:p>
          </table:table-cell>
          <table:table-cell office:value-type="float" office:value="0.431152469596598" calcext:value-type="float">
            <text:p>0.4311524696</text:p>
          </table:table-cell>
          <table:table-cell office:value-type="float" office:value="-0.164533388205805" calcext:value-type="float">
            <text:p>-0.1645333882</text:p>
          </table:table-cell>
          <table:table-cell office:value-type="float" office:value="-0.677748783263642" calcext:value-type="float">
            <text:p>-0.6777487833</text:p>
          </table:table-cell>
          <table:table-cell office:value-type="float" office:value="-0.0646263269992824" calcext:value-type="float">
            <text:p>-0.064626327</text:p>
          </table:table-cell>
          <table:table-cell office:value-type="float" office:value="-0.466099341672979" calcext:value-type="float">
            <text:p>-0.4660993417</text:p>
          </table:table-cell>
          <table:table-cell office:value-type="float" office:value="-0.537378439763629" calcext:value-type="float">
            <text:p>-0.5373784398</text:p>
          </table:table-cell>
          <table:table-cell office:value-type="float" office:value="-0.14059796536231" calcext:value-type="float">
            <text:p>-0.140597965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41" calcext:value-type="float">
            <text:p>541</text:p>
          </table:table-cell>
          <table:table-cell office:value-type="float" office:value="-0.62352482847941" calcext:value-type="float">
            <text:p>-0.6235248285</text:p>
          </table:table-cell>
          <table:table-cell office:value-type="float" office:value="0.176954714976126" calcext:value-type="float">
            <text:p>0.176954715</text:p>
          </table:table-cell>
          <table:table-cell office:value-type="float" office:value="2.56571518948709" calcext:value-type="float">
            <text:p>2.5657151895</text:p>
          </table:table-cell>
          <table:table-cell office:value-type="float" office:value="1.54427997096419" calcext:value-type="float">
            <text:p>1.544279971</text:p>
          </table:table-cell>
          <table:table-cell office:value-type="float" office:value="0.109686401278515" calcext:value-type="float">
            <text:p>0.1096864013</text:p>
          </table:table-cell>
          <table:table-cell office:value-type="float" office:value="0.0552180684738584" calcext:value-type="float">
            <text:p>0.0552180685</text:p>
          </table:table-cell>
          <table:table-cell office:value-type="float" office:value="0.259801476089033" calcext:value-type="float">
            <text:p>0.2598014761</text:p>
          </table:table-cell>
          <table:table-cell office:value-type="float" office:value="-0.192565686366367" calcext:value-type="float">
            <text:p>-0.1925656864</text:p>
          </table:table-cell>
          <table:table-cell office:value-type="float" office:value="-0.320105677349343" calcext:value-type="float">
            <text:p>-0.3201056773</text:p>
          </table:table-cell>
          <table:table-cell office:value-type="float" office:value="0.869785809046456" calcext:value-type="float">
            <text:p>0.869785809</text:p>
          </table:table-cell>
          <table:table-cell office:value-type="float" office:value="1.17067218960165" calcext:value-type="float">
            <text:p>1.1706721896</text:p>
          </table:table-cell>
          <table:table-cell office:value-type="float" office:value="0.490575235050029" calcext:value-type="float">
            <text:p>0.4905752351</text:p>
          </table:table-cell>
          <table:table-cell office:value-type="float" office:value="0.427361172069683" calcext:value-type="float">
            <text:p>0.4273611721</text:p>
          </table:table-cell>
          <table:table-cell office:value-type="float" office:value="-0.66037355142766" calcext:value-type="float">
            <text:p>-0.6603735514</text:p>
          </table:table-cell>
          <table:table-cell office:value-type="float" office:value="-0.377799103776214" calcext:value-type="float">
            <text:p>-0.3777991038</text:p>
          </table:table-cell>
          <table:table-cell office:value-type="float" office:value="1.40578961787708" calcext:value-type="float">
            <text:p>1.4057896179</text:p>
          </table:table-cell>
          <table:table-cell office:value-type="float" office:value="-1.66726035749495" calcext:value-type="float">
            <text:p>-1.6672603575</text:p>
          </table:table-cell>
          <table:table-cell office:value-type="float" office:value="0.887031804094538" calcext:value-type="float">
            <text:p>0.8870318041</text:p>
          </table:table-cell>
          <table:table-cell office:value-type="float" office:value="-1.78633160877931" calcext:value-type="float">
            <text:p>-1.786331608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43" calcext:value-type="float">
            <text:p>543</text:p>
          </table:table-cell>
          <table:table-cell office:value-type="float" office:value="-0.403086552214478" calcext:value-type="float">
            <text:p>-0.4030865522</text:p>
          </table:table-cell>
          <table:table-cell office:value-type="float" office:value="1.07843165266833" calcext:value-type="float">
            <text:p>1.0784316527</text:p>
          </table:table-cell>
          <table:table-cell office:value-type="float" office:value="1.16532788649691" calcext:value-type="float">
            <text:p>1.1653278865</text:p>
          </table:table-cell>
          <table:table-cell office:value-type="float" office:value="-0.187949504973358" calcext:value-type="float">
            <text:p>-0.187949505</text:p>
          </table:table-cell>
          <table:table-cell office:value-type="float" office:value="0.499558707993067" calcext:value-type="float">
            <text:p>0.499558708</text:p>
          </table:table-cell>
          <table:table-cell office:value-type="float" office:value="0.016322819140058" calcext:value-type="float">
            <text:p>0.0163228191</text:p>
          </table:table-cell>
          <table:table-cell office:value-type="float" office:value="0.573979654406964" calcext:value-type="float">
            <text:p>0.5739796544</text:p>
          </table:table-cell>
          <table:table-cell office:value-type="float" office:value="0.191401720319954" calcext:value-type="float">
            <text:p>0.1914017203</text:p>
          </table:table-cell>
          <table:table-cell office:value-type="float" office:value="-0.748148125052159" calcext:value-type="float">
            <text:p>-0.7481481251</text:p>
          </table:table-cell>
          <table:table-cell office:value-type="float" office:value="-0.407914316549289" calcext:value-type="float">
            <text:p>-0.4079143165</text:p>
          </table:table-cell>
          <table:table-cell office:value-type="float" office:value="1.54127133253439" calcext:value-type="float">
            <text:p>1.5412713325</text:p>
          </table:table-cell>
          <table:table-cell office:value-type="float" office:value="0.980529390263838" calcext:value-type="float">
            <text:p>0.9805293903</text:p>
          </table:table-cell>
          <table:table-cell office:value-type="float" office:value="0.811858512139957" calcext:value-type="float">
            <text:p>0.8118585121</text:p>
          </table:table-cell>
          <table:table-cell office:value-type="float" office:value="-0.37157448986725" calcext:value-type="float">
            <text:p>-0.3715744899</text:p>
          </table:table-cell>
          <table:table-cell office:value-type="float" office:value="0.387964651284066" calcext:value-type="float">
            <text:p>0.3879646513</text:p>
          </table:table-cell>
          <table:table-cell office:value-type="float" office:value="0.347367689640283" calcext:value-type="float">
            <text:p>0.3473676896</text:p>
          </table:table-cell>
          <table:table-cell office:value-type="float" office:value="-0.125555558556736" calcext:value-type="float">
            <text:p>-0.1255555586</text:p>
          </table:table-cell>
          <table:table-cell office:value-type="float" office:value="-0.0761662102124867" calcext:value-type="float">
            <text:p>-0.0761662102</text:p>
          </table:table-cell>
          <table:table-cell office:value-type="float" office:value="-0.0411765981303515" calcext:value-type="float">
            <text:p>-0.04117659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44" calcext:value-type="float">
            <text:p>544</text:p>
          </table:table-cell>
          <table:table-cell office:value-type="float" office:value="1.18372829311816" calcext:value-type="float">
            <text:p>1.1837282931</text:p>
          </table:table-cell>
          <table:table-cell office:value-type="float" office:value="0.143446768035513" calcext:value-type="float">
            <text:p>0.143446768</text:p>
          </table:table-cell>
          <table:table-cell office:value-type="float" office:value="0.238718057208083" calcext:value-type="float">
            <text:p>0.2387180572</text:p>
          </table:table-cell>
          <table:table-cell office:value-type="float" office:value="1.31687311843062" calcext:value-type="float">
            <text:p>1.3168731184</text:p>
          </table:table-cell>
          <table:table-cell office:value-type="float" office:value="-0.0301960671147804" calcext:value-type="float">
            <text:p>-0.0301960671</text:p>
          </table:table-cell>
          <table:table-cell office:value-type="float" office:value="0.0121574344100624" calcext:value-type="float">
            <text:p>0.0121574344</text:p>
          </table:table-cell>
          <table:table-cell office:value-type="float" office:value="0.0223822928940502" calcext:value-type="float">
            <text:p>0.0223822929</text:p>
          </table:table-cell>
          <table:table-cell office:value-type="float" office:value="0.0424386100876872" calcext:value-type="float">
            <text:p>0.0424386101</text:p>
          </table:table-cell>
          <table:table-cell office:value-type="float" office:value="0.409277431133452" calcext:value-type="float">
            <text:p>0.4092774311</text:p>
          </table:table-cell>
          <table:table-cell office:value-type="float" office:value="-0.107348660594956" calcext:value-type="float">
            <text:p>-0.1073486606</text:p>
          </table:table-cell>
          <table:table-cell office:value-type="float" office:value="-0.96415750037743" calcext:value-type="float">
            <text:p>-0.9641575004</text:p>
          </table:table-cell>
          <table:table-cell office:value-type="float" office:value="0.0805100920829043" calcext:value-type="float">
            <text:p>0.0805100921</text:p>
          </table:table-cell>
          <table:table-cell office:value-type="float" office:value="-0.689018583768591" calcext:value-type="float">
            <text:p>-0.6890185838</text:p>
          </table:table-cell>
          <table:table-cell office:value-type="float" office:value="0.168557606600159" calcext:value-type="float">
            <text:p>0.1685576066</text:p>
          </table:table-cell>
          <table:table-cell office:value-type="float" office:value="0.000918591991627154" calcext:value-type="float">
            <text:p>0.000918592</text:p>
          </table:table-cell>
          <table:table-cell office:value-type="float" office:value="-0.588668872001326" calcext:value-type="float">
            <text:p>-0.588668872</text:p>
          </table:table-cell>
          <table:table-cell office:value-type="float" office:value="0.168420016999922" calcext:value-type="float">
            <text:p>0.168420017</text:p>
          </table:table-cell>
          <table:table-cell office:value-type="float" office:value="-0.783958970891371" calcext:value-type="float">
            <text:p>-0.7839589709</text:p>
          </table:table-cell>
          <table:table-cell office:value-type="float" office:value="-0.228904367075151" calcext:value-type="float">
            <text:p>-0.228904367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45" calcext:value-type="float">
            <text:p>545</text:p>
          </table:table-cell>
          <table:table-cell office:value-type="float" office:value="-1.03074650417539" calcext:value-type="float">
            <text:p>-1.0307465042</text:p>
          </table:table-cell>
          <table:table-cell office:value-type="float" office:value="0.89474695056802" calcext:value-type="float">
            <text:p>0.8947469506</text:p>
          </table:table-cell>
          <table:table-cell office:value-type="float" office:value="2.37561984168292" calcext:value-type="float">
            <text:p>2.3756198417</text:p>
          </table:table-cell>
          <table:table-cell office:value-type="float" office:value="0.218371812335504" calcext:value-type="float">
            <text:p>0.2183718123</text:p>
          </table:table-cell>
          <table:table-cell office:value-type="float" office:value="-0.862126359522581" calcext:value-type="float">
            <text:p>-0.8621263595</text:p>
          </table:table-cell>
          <table:table-cell office:value-type="float" office:value="-0.180483154808767" calcext:value-type="float">
            <text:p>-0.1804831548</text:p>
          </table:table-cell>
          <table:table-cell office:value-type="float" office:value="-0.260299369575615" calcext:value-type="float">
            <text:p>-0.2602993696</text:p>
          </table:table-cell>
          <table:table-cell office:value-type="float" office:value="0.592380546261619" calcext:value-type="float">
            <text:p>0.5923805463</text:p>
          </table:table-cell>
          <table:table-cell office:value-type="float" office:value="-0.0177650406969311" calcext:value-type="float">
            <text:p>-0.0177650407</text:p>
          </table:table-cell>
          <table:table-cell office:value-type="float" office:value="-1.03450538258321" calcext:value-type="float">
            <text:p>-1.0345053826</text:p>
          </table:table-cell>
          <table:table-cell office:value-type="float" office:value="-1.00159386695461" calcext:value-type="float">
            <text:p>-1.001593867</text:p>
          </table:table-cell>
          <table:table-cell office:value-type="float" office:value="0.296203311095497" calcext:value-type="float">
            <text:p>0.2962033111</text:p>
          </table:table-cell>
          <table:table-cell office:value-type="float" office:value="0.147483713170275" calcext:value-type="float">
            <text:p>0.1474837132</text:p>
          </table:table-cell>
          <table:table-cell office:value-type="float" office:value="-0.212702731625129" calcext:value-type="float">
            <text:p>-0.2127027316</text:p>
          </table:table-cell>
          <table:table-cell office:value-type="float" office:value="0.0018638304932091" calcext:value-type="float">
            <text:p>0.0018638305</text:p>
          </table:table-cell>
          <table:table-cell office:value-type="float" office:value="0.141085155472281" calcext:value-type="float">
            <text:p>0.1410851555</text:p>
          </table:table-cell>
          <table:table-cell office:value-type="float" office:value="0.0527748662704537" calcext:value-type="float">
            <text:p>0.0527748663</text:p>
          </table:table-cell>
          <table:table-cell office:value-type="float" office:value="-0.0298498939153496" calcext:value-type="float">
            <text:p>-0.0298498939</text:p>
          </table:table-cell>
          <table:table-cell office:value-type="float" office:value="0.207954928881047" calcext:value-type="float">
            <text:p>0.20795492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47" calcext:value-type="float">
            <text:p>547</text:p>
          </table:table-cell>
          <table:table-cell office:value-type="float" office:value="1.19270361118011" calcext:value-type="float">
            <text:p>1.1927036112</text:p>
          </table:table-cell>
          <table:table-cell office:value-type="float" office:value="0.412559038848485" calcext:value-type="float">
            <text:p>0.4125590388</text:p>
          </table:table-cell>
          <table:table-cell office:value-type="float" office:value="0.746328270106011" calcext:value-type="float">
            <text:p>0.7463282701</text:p>
          </table:table-cell>
          <table:table-cell office:value-type="float" office:value="1.29355256313341" calcext:value-type="float">
            <text:p>1.2935525631</text:p>
          </table:table-cell>
          <table:table-cell office:value-type="float" office:value="-0.513108357106205" calcext:value-type="float">
            <text:p>-0.5131083571</text:p>
          </table:table-cell>
          <table:table-cell office:value-type="float" office:value="-1.02428422182251" calcext:value-type="float">
            <text:p>-1.0242842218</text:p>
          </table:table-cell>
          <table:table-cell office:value-type="float" office:value="0.146295718603146" calcext:value-type="float">
            <text:p>0.1462957186</text:p>
          </table:table-cell>
          <table:table-cell office:value-type="float" office:value="-0.199793940299196" calcext:value-type="float">
            <text:p>-0.1997939403</text:p>
          </table:table-cell>
          <table:table-cell office:value-type="float" office:value="-0.0989958298285903" calcext:value-type="float">
            <text:p>-0.0989958298</text:p>
          </table:table-cell>
          <table:table-cell office:value-type="float" office:value="0.0106920805102483" calcext:value-type="float">
            <text:p>0.0106920805</text:p>
          </table:table-cell>
          <table:table-cell office:value-type="float" office:value="0.0471700991180876" calcext:value-type="float">
            <text:p>0.0471700991</text:p>
          </table:table-cell>
          <table:table-cell office:value-type="float" office:value="0.596836889064037" calcext:value-type="float">
            <text:p>0.5968368891</text:p>
          </table:table-cell>
          <table:table-cell office:value-type="float" office:value="0.390578617247692" calcext:value-type="float">
            <text:p>0.3905786172</text:p>
          </table:table-cell>
          <table:table-cell office:value-type="float" office:value="0.272596762590544" calcext:value-type="float">
            <text:p>0.2725967626</text:p>
          </table:table-cell>
          <table:table-cell office:value-type="float" office:value="0.929280077560651" calcext:value-type="float">
            <text:p>0.9292800776</text:p>
          </table:table-cell>
          <table:table-cell office:value-type="float" office:value="0.184700512466845" calcext:value-type="float">
            <text:p>0.1847005125</text:p>
          </table:table-cell>
          <table:table-cell office:value-type="float" office:value="-0.400393073784394" calcext:value-type="float">
            <text:p>-0.4003930738</text:p>
          </table:table-cell>
          <table:table-cell office:value-type="float" office:value="-0.586813382853846" calcext:value-type="float">
            <text:p>-0.5868133829</text:p>
          </table:table-cell>
          <table:table-cell office:value-type="float" office:value="-0.42245828704811" calcext:value-type="float">
            <text:p>-0.4224582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47" calcext:value-type="float">
            <text:p>547</text:p>
          </table:table-cell>
          <table:table-cell office:value-type="float" office:value="1.06685141226338" calcext:value-type="float">
            <text:p>1.0668514123</text:p>
          </table:table-cell>
          <table:table-cell office:value-type="float" office:value="-0.464679210724868" calcext:value-type="float">
            <text:p>-0.4646792107</text:p>
          </table:table-cell>
          <table:table-cell office:value-type="float" office:value="1.98435268861983" calcext:value-type="float">
            <text:p>1.9843526886</text:p>
          </table:table-cell>
          <table:table-cell office:value-type="float" office:value="1.52183426385001" calcext:value-type="float">
            <text:p>1.5218342639</text:p>
          </table:table-cell>
          <table:table-cell office:value-type="float" office:value="-1.28732536423138" calcext:value-type="float">
            <text:p>-1.2873253642</text:p>
          </table:table-cell>
          <table:table-cell office:value-type="float" office:value="1.11301393101909" calcext:value-type="float">
            <text:p>1.113013931</text:p>
          </table:table-cell>
          <table:table-cell office:value-type="float" office:value="-1.3148758119469" calcext:value-type="float">
            <text:p>-1.3148758119</text:p>
          </table:table-cell>
          <table:table-cell office:value-type="float" office:value="0.528953408758432" calcext:value-type="float">
            <text:p>0.5289534088</text:p>
          </table:table-cell>
          <table:table-cell office:value-type="float" office:value="0.249077729003616" calcext:value-type="float">
            <text:p>0.249077729</text:p>
          </table:table-cell>
          <table:table-cell office:value-type="float" office:value="0.53093384912203" calcext:value-type="float">
            <text:p>0.5309338491</text:p>
          </table:table-cell>
          <table:table-cell office:value-type="float" office:value="0.938657016468655" calcext:value-type="float">
            <text:p>0.9386570165</text:p>
          </table:table-cell>
          <table:table-cell office:value-type="float" office:value="1.39507331551936" calcext:value-type="float">
            <text:p>1.3950733155</text:p>
          </table:table-cell>
          <table:table-cell office:value-type="float" office:value="0.59138442760767" calcext:value-type="float">
            <text:p>0.5913844276</text:p>
          </table:table-cell>
          <table:table-cell office:value-type="float" office:value="-1.11970249889453" calcext:value-type="float">
            <text:p>-1.1197024989</text:p>
          </table:table-cell>
          <table:table-cell office:value-type="float" office:value="-2.24828882382938" calcext:value-type="float">
            <text:p>-2.2482888238</text:p>
          </table:table-cell>
          <table:table-cell office:value-type="float" office:value="0.515630475819744" calcext:value-type="float">
            <text:p>0.5156304758</text:p>
          </table:table-cell>
          <table:table-cell office:value-type="float" office:value="0.28509621950348" calcext:value-type="float">
            <text:p>0.2850962195</text:p>
          </table:table-cell>
          <table:table-cell office:value-type="float" office:value="-1.11581590251793" calcext:value-type="float">
            <text:p>-1.1158159025</text:p>
          </table:table-cell>
          <table:table-cell office:value-type="float" office:value="-0.269576999377897" calcext:value-type="float">
            <text:p>-0.269576999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8" calcext:value-type="float">
            <text:p>548</text:p>
          </table:table-cell>
          <table:table-cell office:value-type="float" office:value="-1.23342604202899" calcext:value-type="float">
            <text:p>-1.233426042</text:p>
          </table:table-cell>
          <table:table-cell office:value-type="float" office:value="-0.212440503303147" calcext:value-type="float">
            <text:p>-0.2124405033</text:p>
          </table:table-cell>
          <table:table-cell office:value-type="float" office:value="1.83963155933599" calcext:value-type="float">
            <text:p>1.8396315593</text:p>
          </table:table-cell>
          <table:table-cell office:value-type="float" office:value="-1.80298566693143" calcext:value-type="float">
            <text:p>-1.8029856669</text:p>
          </table:table-cell>
          <table:table-cell office:value-type="float" office:value="-0.493195104056738" calcext:value-type="float">
            <text:p>-0.4931951041</text:p>
          </table:table-cell>
          <table:table-cell office:value-type="float" office:value="0.350423887112834" calcext:value-type="float">
            <text:p>0.3504238871</text:p>
          </table:table-cell>
          <table:table-cell office:value-type="float" office:value="-0.905316429005938" calcext:value-type="float">
            <text:p>-0.905316429</text:p>
          </table:table-cell>
          <table:table-cell office:value-type="float" office:value="0.844863073493464" calcext:value-type="float">
            <text:p>0.8448630735</text:p>
          </table:table-cell>
          <table:table-cell office:value-type="float" office:value="-1.52351682955213" calcext:value-type="float">
            <text:p>-1.5235168296</text:p>
          </table:table-cell>
          <table:table-cell office:value-type="float" office:value="-0.270389878543697" calcext:value-type="float">
            <text:p>-0.2703898785</text:p>
          </table:table-cell>
          <table:table-cell office:value-type="float" office:value="1.56064178808082" calcext:value-type="float">
            <text:p>1.5606417881</text:p>
          </table:table-cell>
          <table:table-cell office:value-type="float" office:value="0.51074191364734" calcext:value-type="float">
            <text:p>0.5107419136</text:p>
          </table:table-cell>
          <table:table-cell office:value-type="float" office:value="0.891203952075216" calcext:value-type="float">
            <text:p>0.8912039521</text:p>
          </table:table-cell>
          <table:table-cell office:value-type="float" office:value="-0.144349281362684" calcext:value-type="float">
            <text:p>-0.1443492814</text:p>
          </table:table-cell>
          <table:table-cell office:value-type="float" office:value="0.170163447691925" calcext:value-type="float">
            <text:p>0.1701634477</text:p>
          </table:table-cell>
          <table:table-cell office:value-type="float" office:value="1.32773444710404" calcext:value-type="float">
            <text:p>1.3277344471</text:p>
          </table:table-cell>
          <table:table-cell office:value-type="float" office:value="0.253640453166713" calcext:value-type="float">
            <text:p>0.2536404532</text:p>
          </table:table-cell>
          <table:table-cell office:value-type="float" office:value="-1.20546717165376" calcext:value-type="float">
            <text:p>-1.2054671717</text:p>
          </table:table-cell>
          <table:table-cell office:value-type="float" office:value="-0.765260691140291" calcext:value-type="float">
            <text:p>-0.76526069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48" calcext:value-type="float">
            <text:p>548</text:p>
          </table:table-cell>
          <table:table-cell office:value-type="float" office:value="-2.56541747288904" calcext:value-type="float">
            <text:p>-2.5654174729</text:p>
          </table:table-cell>
          <table:table-cell office:value-type="float" office:value="1.28593559748015" calcext:value-type="float">
            <text:p>1.2859355975</text:p>
          </table:table-cell>
          <table:table-cell office:value-type="float" office:value="1.44603646760607" calcext:value-type="float">
            <text:p>1.4460364676</text:p>
          </table:table-cell>
          <table:table-cell office:value-type="float" office:value="0.685430493095134" calcext:value-type="float">
            <text:p>0.6854304931</text:p>
          </table:table-cell>
          <table:table-cell office:value-type="float" office:value="0.496796960127548" calcext:value-type="float">
            <text:p>0.4967969601</text:p>
          </table:table-cell>
          <table:table-cell office:value-type="float" office:value="0.970669195003632" calcext:value-type="float">
            <text:p>0.970669195</text:p>
          </table:table-cell>
          <table:table-cell office:value-type="float" office:value="-1.99476726945205" calcext:value-type="float">
            <text:p>-1.9947672695</text:p>
          </table:table-cell>
          <table:table-cell office:value-type="float" office:value="-5.91680763401729" calcext:value-type="float">
            <text:p>-5.916807634</text:p>
          </table:table-cell>
          <table:table-cell office:value-type="float" office:value="0.893286676438144" calcext:value-type="float">
            <text:p>0.8932866764</text:p>
          </table:table-cell>
          <table:table-cell office:value-type="float" office:value="0.911375184420423" calcext:value-type="float">
            <text:p>0.9113751844</text:p>
          </table:table-cell>
          <table:table-cell office:value-type="float" office:value="-1.06129797871984" calcext:value-type="float">
            <text:p>-1.0612979787</text:p>
          </table:table-cell>
          <table:table-cell office:value-type="float" office:value="0.245055521830523" calcext:value-type="float">
            <text:p>0.2450555218</text:p>
          </table:table-cell>
          <table:table-cell office:value-type="float" office:value="0.734203808034849" calcext:value-type="float">
            <text:p>0.734203808</text:p>
          </table:table-cell>
          <table:table-cell office:value-type="float" office:value="-0.549400245362962" calcext:value-type="float">
            <text:p>-0.5494002454</text:p>
          </table:table-cell>
          <table:table-cell office:value-type="float" office:value="1.54732151974985" calcext:value-type="float">
            <text:p>1.5473215197</text:p>
          </table:table-cell>
          <table:table-cell office:value-type="float" office:value="0.401650146237598" calcext:value-type="float">
            <text:p>0.4016501462</text:p>
          </table:table-cell>
          <table:table-cell office:value-type="float" office:value="-0.563612055871133" calcext:value-type="float">
            <text:p>-0.5636120559</text:p>
          </table:table-cell>
          <table:table-cell office:value-type="float" office:value="0.738738841331111" calcext:value-type="float">
            <text:p>0.7387388413</text:p>
          </table:table-cell>
          <table:table-cell office:value-type="float" office:value="0.475193228253939" calcext:value-type="float">
            <text:p>0.47519322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49" calcext:value-type="float">
            <text:p>549</text:p>
          </table:table-cell>
          <table:table-cell office:value-type="float" office:value="1.42246102324806" calcext:value-type="float">
            <text:p>1.4224610232</text:p>
          </table:table-cell>
          <table:table-cell office:value-type="float" office:value="-0.547421898301898" calcext:value-type="float">
            <text:p>-0.5474218983</text:p>
          </table:table-cell>
          <table:table-cell office:value-type="float" office:value="-0.147437553764189" calcext:value-type="float">
            <text:p>-0.1474375538</text:p>
          </table:table-cell>
          <table:table-cell office:value-type="float" office:value="-0.615979101846922" calcext:value-type="float">
            <text:p>-0.6159791018</text:p>
          </table:table-cell>
          <table:table-cell office:value-type="float" office:value="-0.677018283805407" calcext:value-type="float">
            <text:p>-0.6770182838</text:p>
          </table:table-cell>
          <table:table-cell office:value-type="float" office:value="-0.825597404410465" calcext:value-type="float">
            <text:p>-0.8255974044</text:p>
          </table:table-cell>
          <table:table-cell office:value-type="float" office:value="-0.295487346158943" calcext:value-type="float">
            <text:p>-0.2954873462</text:p>
          </table:table-cell>
          <table:table-cell office:value-type="float" office:value="-0.237954141101849" calcext:value-type="float">
            <text:p>-0.2379541411</text:p>
          </table:table-cell>
          <table:table-cell office:value-type="float" office:value="-0.639154187961658" calcext:value-type="float">
            <text:p>-0.639154188</text:p>
          </table:table-cell>
          <table:table-cell office:value-type="float" office:value="0.590816282170364" calcext:value-type="float">
            <text:p>0.5908162822</text:p>
          </table:table-cell>
          <table:table-cell office:value-type="float" office:value="-1.03447593258908" calcext:value-type="float">
            <text:p>-1.0344759326</text:p>
          </table:table-cell>
          <table:table-cell office:value-type="float" office:value="-0.957039624778097" calcext:value-type="float">
            <text:p>-0.9570396248</text:p>
          </table:table-cell>
          <table:table-cell office:value-type="float" office:value="-0.47674472546007" calcext:value-type="float">
            <text:p>-0.4767447255</text:p>
          </table:table-cell>
          <table:table-cell office:value-type="float" office:value="-0.111483290944961" calcext:value-type="float">
            <text:p>-0.1114832909</text:p>
          </table:table-cell>
          <table:table-cell office:value-type="float" office:value="-0.131444284636711" calcext:value-type="float">
            <text:p>-0.1314442846</text:p>
          </table:table-cell>
          <table:table-cell office:value-type="float" office:value="0.698355601642011" calcext:value-type="float">
            <text:p>0.6983556016</text:p>
          </table:table-cell>
          <table:table-cell office:value-type="float" office:value="0.474285433334895" calcext:value-type="float">
            <text:p>0.4742854333</text:p>
          </table:table-cell>
          <table:table-cell office:value-type="float" office:value="-1.42797792672827" calcext:value-type="float">
            <text:p>-1.4279779267</text:p>
          </table:table-cell>
          <table:table-cell office:value-type="float" office:value="0.999716219526809" calcext:value-type="float">
            <text:p>0.999716219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49" calcext:value-type="float">
            <text:p>549</text:p>
          </table:table-cell>
          <table:table-cell office:value-type="float" office:value="0.0338542253831943" calcext:value-type="float">
            <text:p>0.0338542254</text:p>
          </table:table-cell>
          <table:table-cell office:value-type="float" office:value="-1.81831257557675" calcext:value-type="float">
            <text:p>-1.8183125756</text:p>
          </table:table-cell>
          <table:table-cell office:value-type="float" office:value="1.07733439211261" calcext:value-type="float">
            <text:p>1.0773343921</text:p>
          </table:table-cell>
          <table:table-cell office:value-type="float" office:value="3.35053720545775" calcext:value-type="float">
            <text:p>3.3505372055</text:p>
          </table:table-cell>
          <table:table-cell office:value-type="float" office:value="-1.29219479216701" calcext:value-type="float">
            <text:p>-1.2921947922</text:p>
          </table:table-cell>
          <table:table-cell office:value-type="float" office:value="1.54607987322394" calcext:value-type="float">
            <text:p>1.5460798732</text:p>
          </table:table-cell>
          <table:table-cell office:value-type="float" office:value="-0.282520327999054" calcext:value-type="float">
            <text:p>-0.282520328</text:p>
          </table:table-cell>
          <table:table-cell office:value-type="float" office:value="0.402054975396722" calcext:value-type="float">
            <text:p>0.4020549754</text:p>
          </table:table-cell>
          <table:table-cell office:value-type="float" office:value="0.928263324227159" calcext:value-type="float">
            <text:p>0.9282633242</text:p>
          </table:table-cell>
          <table:table-cell office:value-type="float" office:value="-0.0117061670918386" calcext:value-type="float">
            <text:p>-0.0117061671</text:p>
          </table:table-cell>
          <table:table-cell office:value-type="float" office:value="-1.80116439822006" calcext:value-type="float">
            <text:p>-1.8011643982</text:p>
          </table:table-cell>
          <table:table-cell office:value-type="float" office:value="0.0922647384737643" calcext:value-type="float">
            <text:p>0.0922647385</text:p>
          </table:table-cell>
          <table:table-cell office:value-type="float" office:value="-0.871234303656779" calcext:value-type="float">
            <text:p>-0.8712343037</text:p>
          </table:table-cell>
          <table:table-cell office:value-type="float" office:value="-0.757440245827076" calcext:value-type="float">
            <text:p>-0.7574402458</text:p>
          </table:table-cell>
          <table:table-cell office:value-type="float" office:value="-1.72000125980786" calcext:value-type="float">
            <text:p>-1.7200012598</text:p>
          </table:table-cell>
          <table:table-cell office:value-type="float" office:value="-0.20420973852744" calcext:value-type="float">
            <text:p>-0.2042097385</text:p>
          </table:table-cell>
          <table:table-cell office:value-type="float" office:value="0.428463578556796" calcext:value-type="float">
            <text:p>0.4284635786</text:p>
          </table:table-cell>
          <table:table-cell office:value-type="float" office:value="-0.689307478440026" calcext:value-type="float">
            <text:p>-0.6893074784</text:p>
          </table:table-cell>
          <table:table-cell office:value-type="float" office:value="-0.677380463896884" calcext:value-type="float">
            <text:p>-0.677380463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50" calcext:value-type="float">
            <text:p>550</text:p>
          </table:table-cell>
          <table:table-cell office:value-type="float" office:value="1.10184434022317" calcext:value-type="float">
            <text:p>1.1018443402</text:p>
          </table:table-cell>
          <table:table-cell office:value-type="float" office:value="-0.174472898560733" calcext:value-type="float">
            <text:p>-0.1744728986</text:p>
          </table:table-cell>
          <table:table-cell office:value-type="float" office:value="0.446908390724061" calcext:value-type="float">
            <text:p>0.4469083907</text:p>
          </table:table-cell>
          <table:table-cell office:value-type="float" office:value="0.899498557806187" calcext:value-type="float">
            <text:p>0.8994985578</text:p>
          </table:table-cell>
          <table:table-cell office:value-type="float" office:value="-0.666439737661087" calcext:value-type="float">
            <text:p>-0.6664397377</text:p>
          </table:table-cell>
          <table:table-cell office:value-type="float" office:value="-0.697083995797693" calcext:value-type="float">
            <text:p>-0.6970839958</text:p>
          </table:table-cell>
          <table:table-cell office:value-type="float" office:value="0.0304182044835332" calcext:value-type="float">
            <text:p>0.0304182045</text:p>
          </table:table-cell>
          <table:table-cell office:value-type="float" office:value="-0.121759540772403" calcext:value-type="float">
            <text:p>-0.1217595408</text:p>
          </table:table-cell>
          <table:table-cell office:value-type="float" office:value="0.539945357134368" calcext:value-type="float">
            <text:p>0.5399453571</text:p>
          </table:table-cell>
          <table:table-cell office:value-type="float" office:value="-0.208769170365102" calcext:value-type="float">
            <text:p>-0.2087691704</text:p>
          </table:table-cell>
          <table:table-cell office:value-type="float" office:value="-0.760369818020987" calcext:value-type="float">
            <text:p>-0.760369818</text:p>
          </table:table-cell>
          <table:table-cell office:value-type="float" office:value="0.182288668424924" calcext:value-type="float">
            <text:p>0.1822886684</text:p>
          </table:table-cell>
          <table:table-cell office:value-type="float" office:value="-0.575758309114473" calcext:value-type="float">
            <text:p>-0.5757583091</text:p>
          </table:table-cell>
          <table:table-cell office:value-type="float" office:value="0.0552516810846238" calcext:value-type="float">
            <text:p>0.0552516811</text:p>
          </table:table-cell>
          <table:table-cell office:value-type="float" office:value="-0.141388856493258" calcext:value-type="float">
            <text:p>-0.1413888565</text:p>
          </table:table-cell>
          <table:table-cell office:value-type="float" office:value="-0.246409638204073" calcext:value-type="float">
            <text:p>-0.2464096382</text:p>
          </table:table-cell>
          <table:table-cell office:value-type="float" office:value="0.0637330921236686" calcext:value-type="float">
            <text:p>0.0637330921</text:p>
          </table:table-cell>
          <table:table-cell office:value-type="float" office:value="-0.630633422459987" calcext:value-type="float">
            <text:p>-0.6306334225</text:p>
          </table:table-cell>
          <table:table-cell office:value-type="float" office:value="0.202623888073385" calcext:value-type="float">
            <text:p>0.202623888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50" calcext:value-type="float">
            <text:p>550</text:p>
          </table:table-cell>
          <table:table-cell office:value-type="float" office:value="-1.27419275865759" calcext:value-type="float">
            <text:p>-1.2741927587</text:p>
          </table:table-cell>
          <table:table-cell office:value-type="float" office:value="1.72226345235688" calcext:value-type="float">
            <text:p>1.7222634524</text:p>
          </table:table-cell>
          <table:table-cell office:value-type="float" office:value="0.429337379732329" calcext:value-type="float">
            <text:p>0.4293373797</text:p>
          </table:table-cell>
          <table:table-cell office:value-type="float" office:value="0.105931559077723" calcext:value-type="float">
            <text:p>0.1059315591</text:p>
          </table:table-cell>
          <table:table-cell office:value-type="float" office:value="-0.732006018823744" calcext:value-type="float">
            <text:p>-0.7320060188</text:p>
          </table:table-cell>
          <table:table-cell office:value-type="float" office:value="-1.10786088663486" calcext:value-type="float">
            <text:p>-1.1078608866</text:p>
          </table:table-cell>
          <table:table-cell office:value-type="float" office:value="-0.0212785815819082" calcext:value-type="float">
            <text:p>-0.0212785816</text:p>
          </table:table-cell>
          <table:table-cell office:value-type="float" office:value="0.818795924791964" calcext:value-type="float">
            <text:p>0.8187959248</text:p>
          </table:table-cell>
          <table:table-cell office:value-type="float" office:value="-0.447668787537702" calcext:value-type="float">
            <text:p>-0.4476687875</text:p>
          </table:table-cell>
          <table:table-cell office:value-type="float" office:value="-0.638641619345308" calcext:value-type="float">
            <text:p>-0.6386416193</text:p>
          </table:table-cell>
          <table:table-cell office:value-type="float" office:value="-0.587034043112428" calcext:value-type="float">
            <text:p>-0.5870340431</text:p>
          </table:table-cell>
          <table:table-cell office:value-type="float" office:value="-0.0782278435132245" calcext:value-type="float">
            <text:p>-0.0782278435</text:p>
          </table:table-cell>
          <table:table-cell office:value-type="float" office:value="-0.372871370074043" calcext:value-type="float">
            <text:p>-0.3728713701</text:p>
          </table:table-cell>
          <table:table-cell office:value-type="float" office:value="0.255231746117839" calcext:value-type="float">
            <text:p>0.2552317461</text:p>
          </table:table-cell>
          <table:table-cell office:value-type="float" office:value="0.902354220989313" calcext:value-type="float">
            <text:p>0.902354221</text:p>
          </table:table-cell>
          <table:table-cell office:value-type="float" office:value="0.640600177115491" calcext:value-type="float">
            <text:p>0.6406001771</text:p>
          </table:table-cell>
          <table:table-cell office:value-type="float" office:value="0.370465637496111" calcext:value-type="float">
            <text:p>0.3704656375</text:p>
          </table:table-cell>
          <table:table-cell office:value-type="float" office:value="-0.00259625445477022" calcext:value-type="float">
            <text:p>-0.0025962545</text:p>
          </table:table-cell>
          <table:table-cell office:value-type="float" office:value="-0.127632128559322" calcext:value-type="float">
            <text:p>-0.127632128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50" calcext:value-type="float">
            <text:p>550</text:p>
          </table:table-cell>
          <table:table-cell office:value-type="float" office:value="-0.371258065551865" calcext:value-type="float">
            <text:p>-0.3712580656</text:p>
          </table:table-cell>
          <table:table-cell office:value-type="float" office:value="2.14882600353746" calcext:value-type="float">
            <text:p>2.1488260035</text:p>
          </table:table-cell>
          <table:table-cell office:value-type="float" office:value="-2.56454600350555" calcext:value-type="float">
            <text:p>-2.5645460035</text:p>
          </table:table-cell>
          <table:table-cell office:value-type="float" office:value="1.80713620771122" calcext:value-type="float">
            <text:p>1.8071362077</text:p>
          </table:table-cell>
          <table:table-cell office:value-type="float" office:value="0.475459860559715" calcext:value-type="float">
            <text:p>0.4754598606</text:p>
          </table:table-cell>
          <table:table-cell office:value-type="float" office:value="-1.52183773508576" calcext:value-type="float">
            <text:p>-1.5218377351</text:p>
          </table:table-cell>
          <table:table-cell office:value-type="float" office:value="-0.66101076783504" calcext:value-type="float">
            <text:p>-0.6610107678</text:p>
          </table:table-cell>
          <table:table-cell office:value-type="float" office:value="-2.43862667930865" calcext:value-type="float">
            <text:p>-2.4386266793</text:p>
          </table:table-cell>
          <table:table-cell office:value-type="float" office:value="-0.551395025555603" calcext:value-type="float">
            <text:p>-0.5513950256</text:p>
          </table:table-cell>
          <table:table-cell office:value-type="float" office:value="-1.75293057019748" calcext:value-type="float">
            <text:p>-1.7529305702</text:p>
          </table:table-cell>
          <table:table-cell office:value-type="float" office:value="0.350951089032262" calcext:value-type="float">
            <text:p>0.350951089</text:p>
          </table:table-cell>
          <table:table-cell office:value-type="float" office:value="-0.694365694113687" calcext:value-type="float">
            <text:p>-0.6943656941</text:p>
          </table:table-cell>
          <table:table-cell office:value-type="float" office:value="-1.18678811486236" calcext:value-type="float">
            <text:p>-1.1867881149</text:p>
          </table:table-cell>
          <table:table-cell office:value-type="float" office:value="-2.68158442405002" calcext:value-type="float">
            <text:p>-2.6815844241</text:p>
          </table:table-cell>
          <table:table-cell office:value-type="float" office:value="1.08227092806624" calcext:value-type="float">
            <text:p>1.0822709281</text:p>
          </table:table-cell>
          <table:table-cell office:value-type="float" office:value="1.16922001040385" calcext:value-type="float">
            <text:p>1.1692200104</text:p>
          </table:table-cell>
          <table:table-cell office:value-type="float" office:value="3.16446445732192" calcext:value-type="float">
            <text:p>3.1644644573</text:p>
          </table:table-cell>
          <table:table-cell office:value-type="float" office:value="1.69393337275898" calcext:value-type="float">
            <text:p>1.6939333728</text:p>
          </table:table-cell>
          <table:table-cell office:value-type="float" office:value="-0.546015417949561" calcext:value-type="float">
            <text:p>-0.546015417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50" calcext:value-type="float">
            <text:p>550</text:p>
          </table:table-cell>
          <table:table-cell office:value-type="float" office:value="-1.20335121324857" calcext:value-type="float">
            <text:p>-1.2033512132</text:p>
          </table:table-cell>
          <table:table-cell office:value-type="float" office:value="1.77464096941025" calcext:value-type="float">
            <text:p>1.7746409694</text:p>
          </table:table-cell>
          <table:table-cell office:value-type="float" office:value="0.299299909519384" calcext:value-type="float">
            <text:p>0.2992999095</text:p>
          </table:table-cell>
          <table:table-cell office:value-type="float" office:value="-0.418264753573692" calcext:value-type="float">
            <text:p>-0.4182647536</text:p>
          </table:table-cell>
          <table:table-cell office:value-type="float" office:value="0.484617042285845" calcext:value-type="float">
            <text:p>0.4846170423</text:p>
          </table:table-cell>
          <table:table-cell office:value-type="float" office:value="0.071522617576607" calcext:value-type="float">
            <text:p>0.0715226176</text:p>
          </table:table-cell>
          <table:table-cell office:value-type="float" office:value="0.0468992068106925" calcext:value-type="float">
            <text:p>0.0468992068</text:p>
          </table:table-cell>
          <table:table-cell office:value-type="float" office:value="-1.49254302202968" calcext:value-type="float">
            <text:p>-1.492543022</text:p>
          </table:table-cell>
          <table:table-cell office:value-type="float" office:value="0.308864546636991" calcext:value-type="float">
            <text:p>0.3088645466</text:p>
          </table:table-cell>
          <table:table-cell office:value-type="float" office:value="0.271294633423322" calcext:value-type="float">
            <text:p>0.2712946334</text:p>
          </table:table-cell>
          <table:table-cell office:value-type="float" office:value="-1.53280793963207" calcext:value-type="float">
            <text:p>-1.5328079396</text:p>
          </table:table-cell>
          <table:table-cell office:value-type="float" office:value="-0.702163217867801" calcext:value-type="float">
            <text:p>-0.7021632179</text:p>
          </table:table-cell>
          <table:table-cell office:value-type="float" office:value="-0.25811598494555" calcext:value-type="float">
            <text:p>-0.2581159849</text:p>
          </table:table-cell>
          <table:table-cell office:value-type="float" office:value="-0.485219687472878" calcext:value-type="float">
            <text:p>-0.4852196875</text:p>
          </table:table-cell>
          <table:table-cell office:value-type="float" office:value="1.05728019068849" calcext:value-type="float">
            <text:p>1.0572801907</text:p>
          </table:table-cell>
          <table:table-cell office:value-type="float" office:value="0.787659982979083" calcext:value-type="float">
            <text:p>0.787659983</text:p>
          </table:table-cell>
          <table:table-cell office:value-type="float" office:value="-0.357700747003316" calcext:value-type="float">
            <text:p>-0.357700747</text:p>
          </table:table-cell>
          <table:table-cell office:value-type="float" office:value="0.382133003715874" calcext:value-type="float">
            <text:p>0.3821330037</text:p>
          </table:table-cell>
          <table:table-cell office:value-type="float" office:value="0.350549744063767" calcext:value-type="float">
            <text:p>0.350549744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50" calcext:value-type="float">
            <text:p>550</text:p>
          </table:table-cell>
          <table:table-cell office:value-type="float" office:value="0.601635839119152" calcext:value-type="float">
            <text:p>0.6016358391</text:p>
          </table:table-cell>
          <table:table-cell office:value-type="float" office:value="-1.63433494183935" calcext:value-type="float">
            <text:p>-1.6343349418</text:p>
          </table:table-cell>
          <table:table-cell office:value-type="float" office:value="1.04273785363475" calcext:value-type="float">
            <text:p>1.0427378536</text:p>
          </table:table-cell>
          <table:table-cell office:value-type="float" office:value="1.06376782379264" calcext:value-type="float">
            <text:p>1.0637678238</text:p>
          </table:table-cell>
          <table:table-cell office:value-type="float" office:value="-1.87293278103272" calcext:value-type="float">
            <text:p>-1.872932781</text:p>
          </table:table-cell>
          <table:table-cell office:value-type="float" office:value="0.247780877419169" calcext:value-type="float">
            <text:p>0.2477808774</text:p>
          </table:table-cell>
          <table:table-cell office:value-type="float" office:value="-0.699908889914933" calcext:value-type="float">
            <text:p>-0.6999088899</text:p>
          </table:table-cell>
          <table:table-cell office:value-type="float" office:value="0.211613084879485" calcext:value-type="float">
            <text:p>0.2116130849</text:p>
          </table:table-cell>
          <table:table-cell office:value-type="float" office:value="-0.248832690341523" calcext:value-type="float">
            <text:p>-0.2488326903</text:p>
          </table:table-cell>
          <table:table-cell office:value-type="float" office:value="0.658580128984467" calcext:value-type="float">
            <text:p>0.658580129</text:p>
          </table:table-cell>
          <table:table-cell office:value-type="float" office:value="0.510156356994848" calcext:value-type="float">
            <text:p>0.510156357</text:p>
          </table:table-cell>
          <table:table-cell office:value-type="float" office:value="0.445604237180162" calcext:value-type="float">
            <text:p>0.4456042372</text:p>
          </table:table-cell>
          <table:table-cell office:value-type="float" office:value="-0.968040601734873" calcext:value-type="float">
            <text:p>-0.9680406017</text:p>
          </table:table-cell>
          <table:table-cell office:value-type="float" office:value="-0.118080405943428" calcext:value-type="float">
            <text:p>-0.1180804059</text:p>
          </table:table-cell>
          <table:table-cell office:value-type="float" office:value="-1.16394583433538" calcext:value-type="float">
            <text:p>-1.1639458343</text:p>
          </table:table-cell>
          <table:table-cell office:value-type="float" office:value="-1.43576928370444" calcext:value-type="float">
            <text:p>-1.4357692837</text:p>
          </table:table-cell>
          <table:table-cell office:value-type="float" office:value="0.109774017519939" calcext:value-type="float">
            <text:p>0.1097740175</text:p>
          </table:table-cell>
          <table:table-cell office:value-type="float" office:value="1.6557971524971" calcext:value-type="float">
            <text:p>1.6557971525</text:p>
          </table:table-cell>
          <table:table-cell office:value-type="float" office:value="-0.670856256728255" calcext:value-type="float">
            <text:p>-0.67085625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51" calcext:value-type="float">
            <text:p>551</text:p>
          </table:table-cell>
          <table:table-cell office:value-type="float" office:value="-0.4746609960096" calcext:value-type="float">
            <text:p>-0.474660996</text:p>
          </table:table-cell>
          <table:table-cell office:value-type="float" office:value="0.316096499782676" calcext:value-type="float">
            <text:p>0.3160964998</text:p>
          </table:table-cell>
          <table:table-cell office:value-type="float" office:value="2.44623957747745" calcext:value-type="float">
            <text:p>2.4462395775</text:p>
          </table:table-cell>
          <table:table-cell office:value-type="float" office:value="0.961006558585439" calcext:value-type="float">
            <text:p>0.9610065586</text:p>
          </table:table-cell>
          <table:table-cell office:value-type="float" office:value="0.311651837324127" calcext:value-type="float">
            <text:p>0.3116518373</text:p>
          </table:table-cell>
          <table:table-cell office:value-type="float" office:value="1.85765393935035" calcext:value-type="float">
            <text:p>1.8576539394</text:p>
          </table:table-cell>
          <table:table-cell office:value-type="float" office:value="-0.0672692625856462" calcext:value-type="float">
            <text:p>-0.0672692626</text:p>
          </table:table-cell>
          <table:table-cell office:value-type="float" office:value="0.482407010012942" calcext:value-type="float">
            <text:p>0.48240701</text:p>
          </table:table-cell>
          <table:table-cell office:value-type="float" office:value="0.274670258716546" calcext:value-type="float">
            <text:p>0.2746702587</text:p>
          </table:table-cell>
          <table:table-cell office:value-type="float" office:value="-0.430779453922609" calcext:value-type="float">
            <text:p>-0.4307794539</text:p>
          </table:table-cell>
          <table:table-cell office:value-type="float" office:value="0.511684607968608" calcext:value-type="float">
            <text:p>0.511684608</text:p>
          </table:table-cell>
          <table:table-cell office:value-type="float" office:value="0.870151919810374" calcext:value-type="float">
            <text:p>0.8701519198</text:p>
          </table:table-cell>
          <table:table-cell office:value-type="float" office:value="0.487530082111525" calcext:value-type="float">
            <text:p>0.4875300821</text:p>
          </table:table-cell>
          <table:table-cell office:value-type="float" office:value="-0.582748932929347" calcext:value-type="float">
            <text:p>-0.5827489329</text:p>
          </table:table-cell>
          <table:table-cell office:value-type="float" office:value="1.29882127408999" calcext:value-type="float">
            <text:p>1.2988212741</text:p>
          </table:table-cell>
          <table:table-cell office:value-type="float" office:value="-1.76789421700819" calcext:value-type="float">
            <text:p>-1.767894217</text:p>
          </table:table-cell>
          <table:table-cell office:value-type="float" office:value="1.17293050844048" calcext:value-type="float">
            <text:p>1.1729305084</text:p>
          </table:table-cell>
          <table:table-cell office:value-type="float" office:value="-1.94099191103103" calcext:value-type="float">
            <text:p>-1.940991911</text:p>
          </table:table-cell>
          <table:table-cell office:value-type="float" office:value="-1.08859235425645" calcext:value-type="float">
            <text:p>-1.088592354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51" calcext:value-type="float">
            <text:p>551</text:p>
          </table:table-cell>
          <table:table-cell office:value-type="float" office:value="-0.444316305628711" calcext:value-type="float">
            <text:p>-0.4443163056</text:p>
          </table:table-cell>
          <table:table-cell office:value-type="float" office:value="0.874648030530876" calcext:value-type="float">
            <text:p>0.8746480305</text:p>
          </table:table-cell>
          <table:table-cell office:value-type="float" office:value="2.39741443050453" calcext:value-type="float">
            <text:p>2.3974144305</text:p>
          </table:table-cell>
          <table:table-cell office:value-type="float" office:value="0.834891986174652" calcext:value-type="float">
            <text:p>0.8348919862</text:p>
          </table:table-cell>
          <table:table-cell office:value-type="float" office:value="0.396998044586317" calcext:value-type="float">
            <text:p>0.3969980446</text:p>
          </table:table-cell>
          <table:table-cell office:value-type="float" office:value="-0.0231381839442874" calcext:value-type="float">
            <text:p>-0.0231381839</text:p>
          </table:table-cell>
          <table:table-cell office:value-type="float" office:value="1.19655052379657" calcext:value-type="float">
            <text:p>1.1965505238</text:p>
          </table:table-cell>
          <table:table-cell office:value-type="float" office:value="-0.672690233944804" calcext:value-type="float">
            <text:p>-0.6726902339</text:p>
          </table:table-cell>
          <table:table-cell office:value-type="float" office:value="-0.133217375813623" calcext:value-type="float">
            <text:p>-0.1332173758</text:p>
          </table:table-cell>
          <table:table-cell office:value-type="float" office:value="0.525903474592574" calcext:value-type="float">
            <text:p>0.5259034746</text:p>
          </table:table-cell>
          <table:table-cell office:value-type="float" office:value="1.46570711595905" calcext:value-type="float">
            <text:p>1.465707116</text:p>
          </table:table-cell>
          <table:table-cell office:value-type="float" office:value="0.991977549677303" calcext:value-type="float">
            <text:p>0.9919775497</text:p>
          </table:table-cell>
          <table:table-cell office:value-type="float" office:value="0.429620086541993" calcext:value-type="float">
            <text:p>0.4296200865</text:p>
          </table:table-cell>
          <table:table-cell office:value-type="float" office:value="-0.697477659510343" calcext:value-type="float">
            <text:p>-0.6974776595</text:p>
          </table:table-cell>
          <table:table-cell office:value-type="float" office:value="-0.740760329557277" calcext:value-type="float">
            <text:p>-0.7407603296</text:p>
          </table:table-cell>
          <table:table-cell office:value-type="float" office:value="-0.915457100213818" calcext:value-type="float">
            <text:p>-0.9154571002</text:p>
          </table:table-cell>
          <table:table-cell office:value-type="float" office:value="-0.302646437259453" calcext:value-type="float">
            <text:p>-0.3026464373</text:p>
          </table:table-cell>
          <table:table-cell office:value-type="float" office:value="-0.0339418606985377" calcext:value-type="float">
            <text:p>-0.0339418607</text:p>
          </table:table-cell>
          <table:table-cell office:value-type="float" office:value="1.13309141225954" calcext:value-type="float">
            <text:p>1.13309141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52" calcext:value-type="float">
            <text:p>552</text:p>
          </table:table-cell>
          <table:table-cell office:value-type="float" office:value="1.23853282760964" calcext:value-type="float">
            <text:p>1.2385328276</text:p>
          </table:table-cell>
          <table:table-cell office:value-type="float" office:value="-0.0110750446976514" calcext:value-type="float">
            <text:p>-0.0110750447</text:p>
          </table:table-cell>
          <table:table-cell office:value-type="float" office:value="0.332072692990882" calcext:value-type="float">
            <text:p>0.332072693</text:p>
          </table:table-cell>
          <table:table-cell office:value-type="float" office:value="0.0860291282421066" calcext:value-type="float">
            <text:p>0.0860291282</text:p>
          </table:table-cell>
          <table:table-cell office:value-type="float" office:value="-0.449032311298407" calcext:value-type="float">
            <text:p>-0.4490323113</text:p>
          </table:table-cell>
          <table:table-cell office:value-type="float" office:value="-0.653982700364914" calcext:value-type="float">
            <text:p>-0.6539827004</text:p>
          </table:table-cell>
          <table:table-cell office:value-type="float" office:value="-0.11422978599871" calcext:value-type="float">
            <text:p>-0.114229786</text:p>
          </table:table-cell>
          <table:table-cell office:value-type="float" office:value="-0.0565221871767004" calcext:value-type="float">
            <text:p>-0.0565221872</text:p>
          </table:table-cell>
          <table:table-cell office:value-type="float" office:value="0.304678671031906" calcext:value-type="float">
            <text:p>0.304678671</text:p>
          </table:table-cell>
          <table:table-cell office:value-type="float" office:value="-0.187623667280195" calcext:value-type="float">
            <text:p>-0.1876236673</text:p>
          </table:table-cell>
          <table:table-cell office:value-type="float" office:value="-0.1227675656119" calcext:value-type="float">
            <text:p>-0.1227675656</text:p>
          </table:table-cell>
          <table:table-cell office:value-type="float" office:value="-0.018008136331782" calcext:value-type="float">
            <text:p>-0.0180081363</text:p>
          </table:table-cell>
          <table:table-cell office:value-type="float" office:value="-0.520844093089559" calcext:value-type="float">
            <text:p>-0.5208440931</text:p>
          </table:table-cell>
          <table:table-cell office:value-type="float" office:value="0.398580130699153" calcext:value-type="float">
            <text:p>0.3985801307</text:p>
          </table:table-cell>
          <table:table-cell office:value-type="float" office:value="1.43472739560561" calcext:value-type="float">
            <text:p>1.4347273956</text:p>
          </table:table-cell>
          <table:table-cell office:value-type="float" office:value="-0.0217985184397715" calcext:value-type="float">
            <text:p>-0.0217985184</text:p>
          </table:table-cell>
          <table:table-cell office:value-type="float" office:value="-0.0197643972548478" calcext:value-type="float">
            <text:p>-0.0197643973</text:p>
          </table:table-cell>
          <table:table-cell office:value-type="float" office:value="-0.818619111778081" calcext:value-type="float">
            <text:p>-0.8186191118</text:p>
          </table:table-cell>
          <table:table-cell office:value-type="float" office:value="-0.35758684019961" calcext:value-type="float">
            <text:p>-0.35758684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53" calcext:value-type="float">
            <text:p>553</text:p>
          </table:table-cell>
          <table:table-cell office:value-type="float" office:value="-2.61838614082819" calcext:value-type="float">
            <text:p>-2.6183861408</text:p>
          </table:table-cell>
          <table:table-cell office:value-type="float" office:value="-2.30244892668703" calcext:value-type="float">
            <text:p>-2.3024489267</text:p>
          </table:table-cell>
          <table:table-cell office:value-type="float" office:value="-0.386399715490263" calcext:value-type="float">
            <text:p>-0.3863997155</text:p>
          </table:table-cell>
          <table:table-cell office:value-type="float" office:value="0.854628488979196" calcext:value-type="float">
            <text:p>0.854628489</text:p>
          </table:table-cell>
          <table:table-cell office:value-type="float" office:value="-0.861209325050501" calcext:value-type="float">
            <text:p>-0.8612093251</text:p>
          </table:table-cell>
          <table:table-cell office:value-type="float" office:value="2.03670684307306" calcext:value-type="float">
            <text:p>2.0367068431</text:p>
          </table:table-cell>
          <table:table-cell office:value-type="float" office:value="3.88551141976841" calcext:value-type="float">
            <text:p>3.8855114198</text:p>
          </table:table-cell>
          <table:table-cell office:value-type="float" office:value="-0.0165421450798534" calcext:value-type="float">
            <text:p>-0.0165421451</text:p>
          </table:table-cell>
          <table:table-cell office:value-type="float" office:value="-1.5699589032535" calcext:value-type="float">
            <text:p>-1.5699589033</text:p>
          </table:table-cell>
          <table:table-cell office:value-type="float" office:value="-0.966024954465989" calcext:value-type="float">
            <text:p>-0.9660249545</text:p>
          </table:table-cell>
          <table:table-cell office:value-type="float" office:value="-0.303215880067268" calcext:value-type="float">
            <text:p>-0.3032158801</text:p>
          </table:table-cell>
          <table:table-cell office:value-type="float" office:value="-0.223414556409735" calcext:value-type="float">
            <text:p>-0.2234145564</text:p>
          </table:table-cell>
          <table:table-cell office:value-type="float" office:value="-0.0384827803331236" calcext:value-type="float">
            <text:p>-0.0384827803</text:p>
          </table:table-cell>
          <table:table-cell office:value-type="float" office:value="0.274760866088902" calcext:value-type="float">
            <text:p>0.2747608661</text:p>
          </table:table-cell>
          <table:table-cell office:value-type="float" office:value="-1.44105433835482" calcext:value-type="float">
            <text:p>-1.4410543384</text:p>
          </table:table-cell>
          <table:table-cell office:value-type="float" office:value="0.937529669806834" calcext:value-type="float">
            <text:p>0.9375296698</text:p>
          </table:table-cell>
          <table:table-cell office:value-type="float" office:value="-1.03024114305533" calcext:value-type="float">
            <text:p>-1.0302411431</text:p>
          </table:table-cell>
          <table:table-cell office:value-type="float" office:value="0.190084751537807" calcext:value-type="float">
            <text:p>0.1900847515</text:p>
          </table:table-cell>
          <table:table-cell office:value-type="float" office:value="-1.02340583280872" calcext:value-type="float">
            <text:p>-1.02340583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53" calcext:value-type="float">
            <text:p>553</text:p>
          </table:table-cell>
          <table:table-cell office:value-type="float" office:value="1.18948240706799" calcext:value-type="float">
            <text:p>1.1894824071</text:p>
          </table:table-cell>
          <table:table-cell office:value-type="float" office:value="0.23724716176087" calcext:value-type="float">
            <text:p>0.2372471618</text:p>
          </table:table-cell>
          <table:table-cell office:value-type="float" office:value="0.244980428165645" calcext:value-type="float">
            <text:p>0.2449804282</text:p>
          </table:table-cell>
          <table:table-cell office:value-type="float" office:value="1.08182351280645" calcext:value-type="float">
            <text:p>1.0818235128</text:p>
          </table:table-cell>
          <table:table-cell office:value-type="float" office:value="-0.165736186225655" calcext:value-type="float">
            <text:p>-0.1657361862</text:p>
          </table:table-cell>
          <table:table-cell office:value-type="float" office:value="-0.515928741258702" calcext:value-type="float">
            <text:p>-0.5159287413</text:p>
          </table:table-cell>
          <table:table-cell office:value-type="float" office:value="0.0903892407775354" calcext:value-type="float">
            <text:p>0.0903892408</text:p>
          </table:table-cell>
          <table:table-cell office:value-type="float" office:value="-0.0477966278556346" calcext:value-type="float">
            <text:p>-0.0477966279</text:p>
          </table:table-cell>
          <table:table-cell office:value-type="float" office:value="0.107288459731055" calcext:value-type="float">
            <text:p>0.1072884597</text:p>
          </table:table-cell>
          <table:table-cell office:value-type="float" office:value="-0.00673622041423798" calcext:value-type="float">
            <text:p>-0.0067362204</text:p>
          </table:table-cell>
          <table:table-cell office:value-type="float" office:value="-0.316970891113767" calcext:value-type="float">
            <text:p>-0.3169708911</text:p>
          </table:table-cell>
          <table:table-cell office:value-type="float" office:value="-0.179416098236253" calcext:value-type="float">
            <text:p>-0.1794160982</text:p>
          </table:table-cell>
          <table:table-cell office:value-type="float" office:value="-0.873854482121835" calcext:value-type="float">
            <text:p>-0.8738544821</text:p>
          </table:table-cell>
          <table:table-cell office:value-type="float" office:value="0.588504893033013" calcext:value-type="float">
            <text:p>0.588504893</text:p>
          </table:table-cell>
          <table:table-cell office:value-type="float" office:value="1.26573184298171" calcext:value-type="float">
            <text:p>1.265731843</text:p>
          </table:table-cell>
          <table:table-cell office:value-type="float" office:value="-0.203006577582737" calcext:value-type="float">
            <text:p>-0.2030065776</text:p>
          </table:table-cell>
          <table:table-cell office:value-type="float" office:value="-0.0986054259647289" calcext:value-type="float">
            <text:p>-0.098605426</text:p>
          </table:table-cell>
          <table:table-cell office:value-type="float" office:value="-0.495148484846176" calcext:value-type="float">
            <text:p>-0.4951484848</text:p>
          </table:table-cell>
          <table:table-cell office:value-type="float" office:value="-0.725331635222495" calcext:value-type="float">
            <text:p>-0.725331635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54" calcext:value-type="float">
            <text:p>554</text:p>
          </table:table-cell>
          <table:table-cell office:value-type="float" office:value="0.270554106180448" calcext:value-type="float">
            <text:p>0.2705541062</text:p>
          </table:table-cell>
          <table:table-cell office:value-type="float" office:value="0.521380385442136" calcext:value-type="float">
            <text:p>0.5213803854</text:p>
          </table:table-cell>
          <table:table-cell office:value-type="float" office:value="0.572349435253067" calcext:value-type="float">
            <text:p>0.5723494353</text:p>
          </table:table-cell>
          <table:table-cell office:value-type="float" office:value="1.19170405013988" calcext:value-type="float">
            <text:p>1.1917040501</text:p>
          </table:table-cell>
          <table:table-cell office:value-type="float" office:value="0.448293353075837" calcext:value-type="float">
            <text:p>0.4482933531</text:p>
          </table:table-cell>
          <table:table-cell office:value-type="float" office:value="1.22661450375837" calcext:value-type="float">
            <text:p>1.2266145038</text:p>
          </table:table-cell>
          <table:table-cell office:value-type="float" office:value="-0.158828984360382" calcext:value-type="float">
            <text:p>-0.1588289844</text:p>
          </table:table-cell>
          <table:table-cell office:value-type="float" office:value="-0.555250575531961" calcext:value-type="float">
            <text:p>-0.5552505755</text:p>
          </table:table-cell>
          <table:table-cell office:value-type="float" office:value="-0.260997249110611" calcext:value-type="float">
            <text:p>-0.2609972491</text:p>
          </table:table-cell>
          <table:table-cell office:value-type="float" office:value="0.0387123302007712" calcext:value-type="float">
            <text:p>0.0387123302</text:p>
          </table:table-cell>
          <table:table-cell office:value-type="float" office:value="0.111648971179769" calcext:value-type="float">
            <text:p>0.1116489712</text:p>
          </table:table-cell>
          <table:table-cell office:value-type="float" office:value="0.600396734872815" calcext:value-type="float">
            <text:p>0.6003967349</text:p>
          </table:table-cell>
          <table:table-cell office:value-type="float" office:value="-0.246067447427469" calcext:value-type="float">
            <text:p>-0.2460674474</text:p>
          </table:table-cell>
          <table:table-cell office:value-type="float" office:value="0.378191107124706" calcext:value-type="float">
            <text:p>0.3781911071</text:p>
          </table:table-cell>
          <table:table-cell office:value-type="float" office:value="-0.245332499492988" calcext:value-type="float">
            <text:p>-0.2453324995</text:p>
          </table:table-cell>
          <table:table-cell office:value-type="float" office:value="-0.535907685197732" calcext:value-type="float">
            <text:p>-0.5359076852</text:p>
          </table:table-cell>
          <table:table-cell office:value-type="float" office:value="-0.00362542592198967" calcext:value-type="float">
            <text:p>-0.0036254259</text:p>
          </table:table-cell>
          <table:table-cell office:value-type="float" office:value="0.0838691911881241" calcext:value-type="float">
            <text:p>0.0838691912</text:p>
          </table:table-cell>
          <table:table-cell office:value-type="float" office:value="1.22235999990293" calcext:value-type="float">
            <text:p>1.222359999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55" calcext:value-type="float">
            <text:p>555</text:p>
          </table:table-cell>
          <table:table-cell office:value-type="float" office:value="-0.953029555248701" calcext:value-type="float">
            <text:p>-0.9530295552</text:p>
          </table:table-cell>
          <table:table-cell office:value-type="float" office:value="1.27454926349141" calcext:value-type="float">
            <text:p>1.2745492635</text:p>
          </table:table-cell>
          <table:table-cell office:value-type="float" office:value="1.83550605538796" calcext:value-type="float">
            <text:p>1.8355060554</text:p>
          </table:table-cell>
          <table:table-cell office:value-type="float" office:value="0.833733713494195" calcext:value-type="float">
            <text:p>0.8337337135</text:p>
          </table:table-cell>
          <table:table-cell office:value-type="float" office:value="0.0193930276872731" calcext:value-type="float">
            <text:p>0.0193930277</text:p>
          </table:table-cell>
          <table:table-cell office:value-type="float" office:value="-0.10338696739544" calcext:value-type="float">
            <text:p>-0.1033869674</text:p>
          </table:table-cell>
          <table:table-cell office:value-type="float" office:value="0.833451369456927" calcext:value-type="float">
            <text:p>0.8334513695</text:p>
          </table:table-cell>
          <table:table-cell office:value-type="float" office:value="-0.242794657910207" calcext:value-type="float">
            <text:p>-0.2427946579</text:p>
          </table:table-cell>
          <table:table-cell office:value-type="float" office:value="-0.0759047245305335" calcext:value-type="float">
            <text:p>-0.0759047245</text:p>
          </table:table-cell>
          <table:table-cell office:value-type="float" office:value="0.636212189458903" calcext:value-type="float">
            <text:p>0.6362121895</text:p>
          </table:table-cell>
          <table:table-cell office:value-type="float" office:value="1.32968212789207" calcext:value-type="float">
            <text:p>1.3296821279</text:p>
          </table:table-cell>
          <table:table-cell office:value-type="float" office:value="1.1743792898807" calcext:value-type="float">
            <text:p>1.1743792899</text:p>
          </table:table-cell>
          <table:table-cell office:value-type="float" office:value="0.497125516587743" calcext:value-type="float">
            <text:p>0.4971255166</text:p>
          </table:table-cell>
          <table:table-cell office:value-type="float" office:value="-0.448920013075124" calcext:value-type="float">
            <text:p>-0.4489200131</text:p>
          </table:table-cell>
          <table:table-cell office:value-type="float" office:value="-0.789204849613107" calcext:value-type="float">
            <text:p>-0.7892048496</text:p>
          </table:table-cell>
          <table:table-cell office:value-type="float" office:value="-0.810985019681252" calcext:value-type="float">
            <text:p>-0.8109850197</text:p>
          </table:table-cell>
          <table:table-cell office:value-type="float" office:value="-0.155753765930449" calcext:value-type="float">
            <text:p>-0.1557537659</text:p>
          </table:table-cell>
          <table:table-cell office:value-type="float" office:value="-0.0111469648582393" calcext:value-type="float">
            <text:p>-0.0111469649</text:p>
          </table:table-cell>
          <table:table-cell office:value-type="float" office:value="1.08057679949664" calcext:value-type="float">
            <text:p>1.080576799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56" calcext:value-type="float">
            <text:p>556</text:p>
          </table:table-cell>
          <table:table-cell office:value-type="float" office:value="-0.84808655235177" calcext:value-type="float">
            <text:p>-0.8480865524</text:p>
          </table:table-cell>
          <table:table-cell office:value-type="float" office:value="-0.573440512010498" calcext:value-type="float">
            <text:p>-0.573440512</text:p>
          </table:table-cell>
          <table:table-cell office:value-type="float" office:value="1.49139860231401" calcext:value-type="float">
            <text:p>1.4913986023</text:p>
          </table:table-cell>
          <table:table-cell office:value-type="float" office:value="-1.73999662635928" calcext:value-type="float">
            <text:p>-1.7399966264</text:p>
          </table:table-cell>
          <table:table-cell office:value-type="float" office:value="0.411572231381901" calcext:value-type="float">
            <text:p>0.4115722314</text:p>
          </table:table-cell>
          <table:table-cell office:value-type="float" office:value="1.45371194865664" calcext:value-type="float">
            <text:p>1.4537119487</text:p>
          </table:table-cell>
          <table:table-cell office:value-type="float" office:value="0.815612749217469" calcext:value-type="float">
            <text:p>0.8156127492</text:p>
          </table:table-cell>
          <table:table-cell office:value-type="float" office:value="-0.175545821521839" calcext:value-type="float">
            <text:p>-0.1755458215</text:p>
          </table:table-cell>
          <table:table-cell office:value-type="float" office:value="0.573243112541372" calcext:value-type="float">
            <text:p>0.5732431125</text:p>
          </table:table-cell>
          <table:table-cell office:value-type="float" office:value="-0.522165619024306" calcext:value-type="float">
            <text:p>-0.522165619</text:p>
          </table:table-cell>
          <table:table-cell office:value-type="float" office:value="0.020680301834353" calcext:value-type="float">
            <text:p>0.0206803018</text:p>
          </table:table-cell>
          <table:table-cell office:value-type="float" office:value="0.645930770856636" calcext:value-type="float">
            <text:p>0.6459307709</text:p>
          </table:table-cell>
          <table:table-cell office:value-type="float" office:value="1.31604283438366" calcext:value-type="float">
            <text:p>1.3160428344</text:p>
          </table:table-cell>
          <table:table-cell office:value-type="float" office:value="-1.1013469665814" calcext:value-type="float">
            <text:p>-1.1013469666</text:p>
          </table:table-cell>
          <table:table-cell office:value-type="float" office:value="-0.258419110151463" calcext:value-type="float">
            <text:p>-0.2584191102</text:p>
          </table:table-cell>
          <table:table-cell office:value-type="float" office:value="0.844939971540551" calcext:value-type="float">
            <text:p>0.8449399715</text:p>
          </table:table-cell>
          <table:table-cell office:value-type="float" office:value="-1.41031591265618" calcext:value-type="float">
            <text:p>-1.4103159127</text:p>
          </table:table-cell>
          <table:table-cell office:value-type="float" office:value="0.307772601118173" calcext:value-type="float">
            <text:p>0.3077726011</text:p>
          </table:table-cell>
          <table:table-cell office:value-type="float" office:value="-0.0334871848914498" calcext:value-type="float">
            <text:p>-0.033487184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57" calcext:value-type="float">
            <text:p>557</text:p>
          </table:table-cell>
          <table:table-cell office:value-type="float" office:value="1.17358457603721" calcext:value-type="float">
            <text:p>1.173584576</text:p>
          </table:table-cell>
          <table:table-cell office:value-type="float" office:value="0.250650069928149" calcext:value-type="float">
            <text:p>0.2506500699</text:p>
          </table:table-cell>
          <table:table-cell office:value-type="float" office:value="0.839630918934211" calcext:value-type="float">
            <text:p>0.8396309189</text:p>
          </table:table-cell>
          <table:table-cell office:value-type="float" office:value="1.06630870942897" calcext:value-type="float">
            <text:p>1.0663087094</text:p>
          </table:table-cell>
          <table:table-cell office:value-type="float" office:value="-0.365090385227448" calcext:value-type="float">
            <text:p>-0.3650903852</text:p>
          </table:table-cell>
          <table:table-cell office:value-type="float" office:value="-0.161886964357043" calcext:value-type="float">
            <text:p>-0.1618869644</text:p>
          </table:table-cell>
          <table:table-cell office:value-type="float" office:value="-0.230310151469367" calcext:value-type="float">
            <text:p>-0.2303101515</text:p>
          </table:table-cell>
          <table:table-cell office:value-type="float" office:value="-0.0123022113851368" calcext:value-type="float">
            <text:p>-0.0123022114</text:p>
          </table:table-cell>
          <table:table-cell office:value-type="float" office:value="0.123302037923311" calcext:value-type="float">
            <text:p>0.1233020379</text:p>
          </table:table-cell>
          <table:table-cell office:value-type="float" office:value="-0.100170384739917" calcext:value-type="float">
            <text:p>-0.1001703847</text:p>
          </table:table-cell>
          <table:table-cell office:value-type="float" office:value="0.0115084526316702" calcext:value-type="float">
            <text:p>0.0115084526</text:p>
          </table:table-cell>
          <table:table-cell office:value-type="float" office:value="0.963486762717361" calcext:value-type="float">
            <text:p>0.9634867627</text:p>
          </table:table-cell>
          <table:table-cell office:value-type="float" office:value="1.3904336863731" calcext:value-type="float">
            <text:p>1.3904336864</text:p>
          </table:table-cell>
          <table:table-cell office:value-type="float" office:value="-0.103179129577035" calcext:value-type="float">
            <text:p>-0.1031791296</text:p>
          </table:table-cell>
          <table:table-cell office:value-type="float" office:value="1.3506452785399" calcext:value-type="float">
            <text:p>1.3506452785</text:p>
          </table:table-cell>
          <table:table-cell office:value-type="float" office:value="0.0381587641406598" calcext:value-type="float">
            <text:p>0.0381587641</text:p>
          </table:table-cell>
          <table:table-cell office:value-type="float" office:value="-0.387089770387012" calcext:value-type="float">
            <text:p>-0.3870897704</text:p>
          </table:table-cell>
          <table:table-cell office:value-type="float" office:value="-0.404589222274949" calcext:value-type="float">
            <text:p>-0.4045892223</text:p>
          </table:table-cell>
          <table:table-cell office:value-type="float" office:value="-0.936492372905941" calcext:value-type="float">
            <text:p>-0.93649237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57" calcext:value-type="float">
            <text:p>557</text:p>
          </table:table-cell>
          <table:table-cell office:value-type="float" office:value="1.13572095515975" calcext:value-type="float">
            <text:p>1.1357209552</text:p>
          </table:table-cell>
          <table:table-cell office:value-type="float" office:value="0.185327689987062" calcext:value-type="float">
            <text:p>0.18532769</text:p>
          </table:table-cell>
          <table:table-cell office:value-type="float" office:value="0.532580535437773" calcext:value-type="float">
            <text:p>0.5325805354</text:p>
          </table:table-cell>
          <table:table-cell office:value-type="float" office:value="1.4747058670844" calcext:value-type="float">
            <text:p>1.4747058671</text:p>
          </table:table-cell>
          <table:table-cell office:value-type="float" office:value="-0.335261004135142" calcext:value-type="float">
            <text:p>-0.3352610041</text:p>
          </table:table-cell>
          <table:table-cell office:value-type="float" office:value="-0.372401882842573" calcext:value-type="float">
            <text:p>-0.3724018828</text:p>
          </table:table-cell>
          <table:table-cell office:value-type="float" office:value="0.0590398429744145" calcext:value-type="float">
            <text:p>0.059039843</text:p>
          </table:table-cell>
          <table:table-cell office:value-type="float" office:value="-0.0199131056701196" calcext:value-type="float">
            <text:p>-0.0199131057</text:p>
          </table:table-cell>
          <table:table-cell office:value-type="float" office:value="0.313130755880763" calcext:value-type="float">
            <text:p>0.3131307559</text:p>
          </table:table-cell>
          <table:table-cell office:value-type="float" office:value="-0.11788550512582" calcext:value-type="float">
            <text:p>-0.1178855051</text:p>
          </table:table-cell>
          <table:table-cell office:value-type="float" office:value="-0.295769458550873" calcext:value-type="float">
            <text:p>-0.2957694586</text:p>
          </table:table-cell>
          <table:table-cell office:value-type="float" office:value="0.479426009030896" calcext:value-type="float">
            <text:p>0.479426009</text:p>
          </table:table-cell>
          <table:table-cell office:value-type="float" office:value="-0.484281365547396" calcext:value-type="float">
            <text:p>-0.4842813655</text:p>
          </table:table-cell>
          <table:table-cell office:value-type="float" office:value="0.145034376745761" calcext:value-type="float">
            <text:p>0.1450343767</text:p>
          </table:table-cell>
          <table:table-cell office:value-type="float" office:value="-0.0848325437465735" calcext:value-type="float">
            <text:p>-0.0848325437</text:p>
          </table:table-cell>
          <table:table-cell office:value-type="float" office:value="-0.803784576781672" calcext:value-type="float">
            <text:p>-0.8037845768</text:p>
          </table:table-cell>
          <table:table-cell office:value-type="float" office:value="0.399018268400498" calcext:value-type="float">
            <text:p>0.3990182684</text:p>
          </table:table-cell>
          <table:table-cell office:value-type="float" office:value="-1.04741558240403" calcext:value-type="float">
            <text:p>-1.0474155824</text:p>
          </table:table-cell>
          <table:table-cell office:value-type="float" office:value="-0.489409422526747" calcext:value-type="float">
            <text:p>-0.48940942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57" calcext:value-type="float">
            <text:p>557</text:p>
          </table:table-cell>
          <table:table-cell office:value-type="float" office:value="-0.332048620578845" calcext:value-type="float">
            <text:p>-0.3320486206</text:p>
          </table:table-cell>
          <table:table-cell office:value-type="float" office:value="0.31951083691668" calcext:value-type="float">
            <text:p>0.3195108369</text:p>
          </table:table-cell>
          <table:table-cell office:value-type="float" office:value="1.23483403396317" calcext:value-type="float">
            <text:p>1.234834034</text:p>
          </table:table-cell>
          <table:table-cell office:value-type="float" office:value="-1.84305219945025" calcext:value-type="float">
            <text:p>-1.8430521995</text:p>
          </table:table-cell>
          <table:table-cell office:value-type="float" office:value="-0.349018053344861" calcext:value-type="float">
            <text:p>-0.3490180533</text:p>
          </table:table-cell>
          <table:table-cell office:value-type="float" office:value="-0.947157562617724" calcext:value-type="float">
            <text:p>-0.9471575626</text:p>
          </table:table-cell>
          <table:table-cell office:value-type="float" office:value="0.238728769756772" calcext:value-type="float">
            <text:p>0.2387287698</text:p>
          </table:table-cell>
          <table:table-cell office:value-type="float" office:value="-0.0684518930682907" calcext:value-type="float">
            <text:p>-0.0684518931</text:p>
          </table:table-cell>
          <table:table-cell office:value-type="float" office:value="-1.05142432320022" calcext:value-type="float">
            <text:p>-1.0514243232</text:p>
          </table:table-cell>
          <table:table-cell office:value-type="float" office:value="0.217332547487083" calcext:value-type="float">
            <text:p>0.2173325475</text:p>
          </table:table-cell>
          <table:table-cell office:value-type="float" office:value="-0.930288368371672" calcext:value-type="float">
            <text:p>-0.9302883684</text:p>
          </table:table-cell>
          <table:table-cell office:value-type="float" office:value="-1.2586413016837" calcext:value-type="float">
            <text:p>-1.2586413017</text:p>
          </table:table-cell>
          <table:table-cell office:value-type="float" office:value="-0.422576615020138" calcext:value-type="float">
            <text:p>-0.422576615</text:p>
          </table:table-cell>
          <table:table-cell office:value-type="float" office:value="-0.231607487566394" calcext:value-type="float">
            <text:p>-0.2316074876</text:p>
          </table:table-cell>
          <table:table-cell office:value-type="float" office:value="0.0985322704101386" calcext:value-type="float">
            <text:p>0.0985322704</text:p>
          </table:table-cell>
          <table:table-cell office:value-type="float" office:value="1.38085539435192" calcext:value-type="float">
            <text:p>1.3808553944</text:p>
          </table:table-cell>
          <table:table-cell office:value-type="float" office:value="-0.126894602847754" calcext:value-type="float">
            <text:p>-0.1268946028</text:p>
          </table:table-cell>
          <table:table-cell office:value-type="float" office:value="-1.1122177471412" calcext:value-type="float">
            <text:p>-1.1122177471</text:p>
          </table:table-cell>
          <table:table-cell office:value-type="float" office:value="0.0443017623925542" calcext:value-type="float">
            <text:p>0.04430176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58" calcext:value-type="float">
            <text:p>558</text:p>
          </table:table-cell>
          <table:table-cell office:value-type="float" office:value="-0.439880214777499" calcext:value-type="float">
            <text:p>-0.4398802148</text:p>
          </table:table-cell>
          <table:table-cell office:value-type="float" office:value="0.630450501419632" calcext:value-type="float">
            <text:p>0.6304505014</text:p>
          </table:table-cell>
          <table:table-cell office:value-type="float" office:value="1.94259073063367" calcext:value-type="float">
            <text:p>1.9425907306</text:p>
          </table:table-cell>
          <table:table-cell office:value-type="float" office:value="-0.798746627833954" calcext:value-type="float">
            <text:p>-0.7987466278</text:p>
          </table:table-cell>
          <table:table-cell office:value-type="float" office:value="0.261324546586628" calcext:value-type="float">
            <text:p>0.2613245466</text:p>
          </table:table-cell>
          <table:table-cell office:value-type="float" office:value="-0.617938632033629" calcext:value-type="float">
            <text:p>-0.617938632</text:p>
          </table:table-cell>
          <table:table-cell office:value-type="float" office:value="1.22428808511523" calcext:value-type="float">
            <text:p>1.2242880851</text:p>
          </table:table-cell>
          <table:table-cell office:value-type="float" office:value="-0.84464065338638" calcext:value-type="float">
            <text:p>-0.8446406534</text:p>
          </table:table-cell>
          <table:table-cell office:value-type="float" office:value="0.211259338376488" calcext:value-type="float">
            <text:p>0.2112593384</text:p>
          </table:table-cell>
          <table:table-cell office:value-type="float" office:value="0.263396920867638" calcext:value-type="float">
            <text:p>0.2633969209</text:p>
          </table:table-cell>
          <table:table-cell office:value-type="float" office:value="0.504980366457617" calcext:value-type="float">
            <text:p>0.5049803665</text:p>
          </table:table-cell>
          <table:table-cell office:value-type="float" office:value="0.0413310986127448" calcext:value-type="float">
            <text:p>0.0413310986</text:p>
          </table:table-cell>
          <table:table-cell office:value-type="float" office:value="0.317095640963038" calcext:value-type="float">
            <text:p>0.317095641</text:p>
          </table:table-cell>
          <table:table-cell office:value-type="float" office:value="-0.641589570419094" calcext:value-type="float">
            <text:p>-0.6415895704</text:p>
          </table:table-cell>
          <table:table-cell office:value-type="float" office:value="1.21966819542934" calcext:value-type="float">
            <text:p>1.2196681954</text:p>
          </table:table-cell>
          <table:table-cell office:value-type="float" office:value="-0.53774685385775" calcext:value-type="float">
            <text:p>-0.5377468539</text:p>
          </table:table-cell>
          <table:table-cell office:value-type="float" office:value="-0.245160887196896" calcext:value-type="float">
            <text:p>-0.2451608872</text:p>
          </table:table-cell>
          <table:table-cell office:value-type="float" office:value="-1.04038890753311" calcext:value-type="float">
            <text:p>-1.0403889075</text:p>
          </table:table-cell>
          <table:table-cell office:value-type="float" office:value="-0.226828062015421" calcext:value-type="float">
            <text:p>-0.22682806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59" calcext:value-type="float">
            <text:p>559</text:p>
          </table:table-cell>
          <table:table-cell office:value-type="float" office:value="1.16977763108933" calcext:value-type="float">
            <text:p>1.1697776311</text:p>
          </table:table-cell>
          <table:table-cell office:value-type="float" office:value="0.351227092065817" calcext:value-type="float">
            <text:p>0.3512270921</text:p>
          </table:table-cell>
          <table:table-cell office:value-type="float" office:value="-0.257896565049697" calcext:value-type="float">
            <text:p>-0.257896565</text:p>
          </table:table-cell>
          <table:table-cell office:value-type="float" office:value="1.00297505445597" calcext:value-type="float">
            <text:p>1.0029750545</text:p>
          </table:table-cell>
          <table:table-cell office:value-type="float" office:value="0.431219557891663" calcext:value-type="float">
            <text:p>0.4312195579</text:p>
          </table:table-cell>
          <table:table-cell office:value-type="float" office:value="-0.181795363166283" calcext:value-type="float">
            <text:p>-0.1817953632</text:p>
          </table:table-cell>
          <table:table-cell office:value-type="float" office:value="0.395080054567291" calcext:value-type="float">
            <text:p>0.3950800546</text:p>
          </table:table-cell>
          <table:table-cell office:value-type="float" office:value="-0.0499694518342853" calcext:value-type="float">
            <text:p>-0.0499694518</text:p>
          </table:table-cell>
          <table:table-cell office:value-type="float" office:value="-0.585227927650806" calcext:value-type="float">
            <text:p>-0.5852279277</text:p>
          </table:table-cell>
          <table:table-cell office:value-type="float" office:value="0.217505814304077" calcext:value-type="float">
            <text:p>0.2175058143</text:p>
          </table:table-cell>
          <table:table-cell office:value-type="float" office:value="1.25167663474446" calcext:value-type="float">
            <text:p>1.2516766347</text:p>
          </table:table-cell>
          <table:table-cell office:value-type="float" office:value="0.858110141373667" calcext:value-type="float">
            <text:p>0.8581101414</text:p>
          </table:table-cell>
          <table:table-cell office:value-type="float" office:value="-0.0491360280466013" calcext:value-type="float">
            <text:p>-0.049136028</text:p>
          </table:table-cell>
          <table:table-cell office:value-type="float" office:value="0.771156955442326" calcext:value-type="float">
            <text:p>0.7711569554</text:p>
          </table:table-cell>
          <table:table-cell office:value-type="float" office:value="0.220395667261209" calcext:value-type="float">
            <text:p>0.2203956673</text:p>
          </table:table-cell>
          <table:table-cell office:value-type="float" office:value="-0.173254767972558" calcext:value-type="float">
            <text:p>-0.173254768</text:p>
          </table:table-cell>
          <table:table-cell office:value-type="float" office:value="-0.417456171734094" calcext:value-type="float">
            <text:p>-0.4174561717</text:p>
          </table:table-cell>
          <table:table-cell office:value-type="float" office:value="-0.221115061425226" calcext:value-type="float">
            <text:p>-0.2211150614</text:p>
          </table:table-cell>
          <table:table-cell office:value-type="float" office:value="-0.259431904717606" calcext:value-type="float">
            <text:p>-0.259431904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59" calcext:value-type="float">
            <text:p>559</text:p>
          </table:table-cell>
          <table:table-cell office:value-type="float" office:value="-0.988419770205218" calcext:value-type="float">
            <text:p>-0.9884197702</text:p>
          </table:table-cell>
          <table:table-cell office:value-type="float" office:value="1.04400956024473" calcext:value-type="float">
            <text:p>1.0440095602</text:p>
          </table:table-cell>
          <table:table-cell office:value-type="float" office:value="1.41077410133836" calcext:value-type="float">
            <text:p>1.4107741013</text:p>
          </table:table-cell>
          <table:table-cell office:value-type="float" office:value="0.142818951064331" calcext:value-type="float">
            <text:p>0.1428189511</text:p>
          </table:table-cell>
          <table:table-cell office:value-type="float" office:value="-0.477671966137553" calcext:value-type="float">
            <text:p>-0.4776719661</text:p>
          </table:table-cell>
          <table:table-cell office:value-type="float" office:value="-0.477862871922047" calcext:value-type="float">
            <text:p>-0.4778628719</text:p>
          </table:table-cell>
          <table:table-cell office:value-type="float" office:value="0.168853048056731" calcext:value-type="float">
            <text:p>0.1688530481</text:p>
          </table:table-cell>
          <table:table-cell office:value-type="float" office:value="0.590440683282572" calcext:value-type="float">
            <text:p>0.5904406833</text:p>
          </table:table-cell>
          <table:table-cell office:value-type="float" office:value="-0.405238430143923" calcext:value-type="float">
            <text:p>-0.4052384301</text:p>
          </table:table-cell>
          <table:table-cell office:value-type="float" office:value="-0.514288872925457" calcext:value-type="float">
            <text:p>-0.5142888729</text:p>
          </table:table-cell>
          <table:table-cell office:value-type="float" office:value="0.791825073199529" calcext:value-type="float">
            <text:p>0.7918250732</text:p>
          </table:table-cell>
          <table:table-cell office:value-type="float" office:value="0.712210754453026" calcext:value-type="float">
            <text:p>0.7122107545</text:p>
          </table:table-cell>
          <table:table-cell office:value-type="float" office:value="-0.83741929536407" calcext:value-type="float">
            <text:p>-0.8374192954</text:p>
          </table:table-cell>
          <table:table-cell office:value-type="float" office:value="0.468441813390614" calcext:value-type="float">
            <text:p>0.4684418134</text:p>
          </table:table-cell>
          <table:table-cell office:value-type="float" office:value="-1.10495277232091" calcext:value-type="float">
            <text:p>-1.1049527723</text:p>
          </table:table-cell>
          <table:table-cell office:value-type="float" office:value="-0.131899229734475" calcext:value-type="float">
            <text:p>-0.1318992297</text:p>
          </table:table-cell>
          <table:table-cell office:value-type="float" office:value="0.0879021063610824" calcext:value-type="float">
            <text:p>0.0879021064</text:p>
          </table:table-cell>
          <table:table-cell office:value-type="float" office:value="0.0158702777698253" calcext:value-type="float">
            <text:p>0.0158702778</text:p>
          </table:table-cell>
          <table:table-cell office:value-type="float" office:value="0.598720002019381" calcext:value-type="float">
            <text:p>0.5987200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59" calcext:value-type="float">
            <text:p>559</text:p>
          </table:table-cell>
          <table:table-cell office:value-type="float" office:value="0.940965064702772" calcext:value-type="float">
            <text:p>0.9409650647</text:p>
          </table:table-cell>
          <table:table-cell office:value-type="float" office:value="-1.86881102169174" calcext:value-type="float">
            <text:p>-1.8688110217</text:p>
          </table:table-cell>
          <table:table-cell office:value-type="float" office:value="0.426719309363635" calcext:value-type="float">
            <text:p>0.4267193094</text:p>
          </table:table-cell>
          <table:table-cell office:value-type="float" office:value="-1.71711727721615" calcext:value-type="float">
            <text:p>-1.7171172772</text:p>
          </table:table-cell>
          <table:table-cell office:value-type="float" office:value="-1.86186939342381" calcext:value-type="float">
            <text:p>-1.8618693934</text:p>
          </table:table-cell>
          <table:table-cell office:value-type="float" office:value="-0.357676463842045" calcext:value-type="float">
            <text:p>-0.3576764638</text:p>
          </table:table-cell>
          <table:table-cell office:value-type="float" office:value="-0.767727544106603" calcext:value-type="float">
            <text:p>-0.7677275441</text:p>
          </table:table-cell>
          <table:table-cell office:value-type="float" office:value="-0.0398156101689622" calcext:value-type="float">
            <text:p>-0.0398156102</text:p>
          </table:table-cell>
          <table:table-cell office:value-type="float" office:value="1.20083809491301" calcext:value-type="float">
            <text:p>1.2008380949</text:p>
          </table:table-cell>
          <table:table-cell office:value-type="float" office:value="-0.585487044900209" calcext:value-type="float">
            <text:p>-0.5854870449</text:p>
          </table:table-cell>
          <table:table-cell office:value-type="float" office:value="-1.38685566899611" calcext:value-type="float">
            <text:p>-1.386855669</text:p>
          </table:table-cell>
          <table:table-cell office:value-type="float" office:value="0.293601235237845" calcext:value-type="float">
            <text:p>0.2936012352</text:p>
          </table:table-cell>
          <table:table-cell office:value-type="float" office:value="-0.124621656997529" calcext:value-type="float">
            <text:p>-0.124621657</text:p>
          </table:table-cell>
          <table:table-cell office:value-type="float" office:value="-0.480286664345246" calcext:value-type="float">
            <text:p>-0.4802866643</text:p>
          </table:table-cell>
          <table:table-cell office:value-type="float" office:value="0.259230856030849" calcext:value-type="float">
            <text:p>0.259230856</text:p>
          </table:table-cell>
          <table:table-cell office:value-type="float" office:value="-2.18702188318927" calcext:value-type="float">
            <text:p>-2.1870218832</text:p>
          </table:table-cell>
          <table:table-cell office:value-type="float" office:value="0.409553470719137" calcext:value-type="float">
            <text:p>0.4095534707</text:p>
          </table:table-cell>
          <table:table-cell office:value-type="float" office:value="1.28711440920835" calcext:value-type="float">
            <text:p>1.2871144092</text:p>
          </table:table-cell>
          <table:table-cell office:value-type="float" office:value="0.491033562584801" calcext:value-type="float">
            <text:p>0.49103356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59" calcext:value-type="float">
            <text:p>559</text:p>
          </table:table-cell>
          <table:table-cell office:value-type="float" office:value="-0.689943486143964" calcext:value-type="float">
            <text:p>-0.6899434861</text:p>
          </table:table-cell>
          <table:table-cell office:value-type="float" office:value="0.115395704104174" calcext:value-type="float">
            <text:p>0.1153957041</text:p>
          </table:table-cell>
          <table:table-cell office:value-type="float" office:value="0.619567778933056" calcext:value-type="float">
            <text:p>0.6195677789</text:p>
          </table:table-cell>
          <table:table-cell office:value-type="float" office:value="-2.25678862591499" calcext:value-type="float">
            <text:p>-2.2567886259</text:p>
          </table:table-cell>
          <table:table-cell office:value-type="float" office:value="0.985793003843296" calcext:value-type="float">
            <text:p>0.9857930038</text:p>
          </table:table-cell>
          <table:table-cell office:value-type="float" office:value="-0.667985526263331" calcext:value-type="float">
            <text:p>-0.6679855263</text:p>
          </table:table-cell>
          <table:table-cell office:value-type="float" office:value="1.63114813794471" calcext:value-type="float">
            <text:p>1.6311481379</text:p>
          </table:table-cell>
          <table:table-cell office:value-type="float" office:value="-0.939184050830284" calcext:value-type="float">
            <text:p>-0.9391840508</text:p>
          </table:table-cell>
          <table:table-cell office:value-type="float" office:value="1.89668995884662" calcext:value-type="float">
            <text:p>1.8966899588</text:p>
          </table:table-cell>
          <table:table-cell office:value-type="float" office:value="0.237535560571943" calcext:value-type="float">
            <text:p>0.2375355606</text:p>
          </table:table-cell>
          <table:table-cell office:value-type="float" office:value="0.408860570503401" calcext:value-type="float">
            <text:p>0.4088605705</text:p>
          </table:table-cell>
          <table:table-cell office:value-type="float" office:value="-0.303664903883259" calcext:value-type="float">
            <text:p>-0.3036649039</text:p>
          </table:table-cell>
          <table:table-cell office:value-type="float" office:value="-1.9450990331349" calcext:value-type="float">
            <text:p>-1.9450990331</text:p>
          </table:table-cell>
          <table:table-cell office:value-type="float" office:value="-0.360861399676912" calcext:value-type="float">
            <text:p>-0.3608613997</text:p>
          </table:table-cell>
          <table:table-cell office:value-type="float" office:value="-0.367509950484475" calcext:value-type="float">
            <text:p>-0.3675099505</text:p>
          </table:table-cell>
          <table:table-cell office:value-type="float" office:value="-0.786716246292675" calcext:value-type="float">
            <text:p>-0.7867162463</text:p>
          </table:table-cell>
          <table:table-cell office:value-type="float" office:value="-1.07661844703646" calcext:value-type="float">
            <text:p>-1.076618447</text:p>
          </table:table-cell>
          <table:table-cell office:value-type="float" office:value="0.606707637040172" calcext:value-type="float">
            <text:p>0.606707637</text:p>
          </table:table-cell>
          <table:table-cell office:value-type="float" office:value="0.7792079262853" calcext:value-type="float">
            <text:p>0.77920792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9" calcext:value-type="float">
            <text:p>559</text:p>
          </table:table-cell>
          <table:table-cell office:value-type="float" office:value="-1.85901146818188" calcext:value-type="float">
            <text:p>-1.8590114682</text:p>
          </table:table-cell>
          <table:table-cell office:value-type="float" office:value="2.11913432276814" calcext:value-type="float">
            <text:p>2.1191343228</text:p>
          </table:table-cell>
          <table:table-cell office:value-type="float" office:value="-0.0340726449395522" calcext:value-type="float">
            <text:p>-0.0340726449</text:p>
          </table:table-cell>
          <table:table-cell office:value-type="float" office:value="0.0994857322441757" calcext:value-type="float">
            <text:p>0.0994857322</text:p>
          </table:table-cell>
          <table:table-cell office:value-type="float" office:value="-1.04683737600768" calcext:value-type="float">
            <text:p>-1.046837376</text:p>
          </table:table-cell>
          <table:table-cell office:value-type="float" office:value="-1.21022622692315" calcext:value-type="float">
            <text:p>-1.2102262269</text:p>
          </table:table-cell>
          <table:table-cell office:value-type="float" office:value="-0.433630174745404" calcext:value-type="float">
            <text:p>-0.4336301747</text:p>
          </table:table-cell>
          <table:table-cell office:value-type="float" office:value="1.26111559218792" calcext:value-type="float">
            <text:p>1.2611155922</text:p>
          </table:table-cell>
          <table:table-cell office:value-type="float" office:value="-0.419833445541828" calcext:value-type="float">
            <text:p>-0.4198334455</text:p>
          </table:table-cell>
          <table:table-cell office:value-type="float" office:value="-0.546292741765807" calcext:value-type="float">
            <text:p>-0.5462927418</text:p>
          </table:table-cell>
          <table:table-cell office:value-type="float" office:value="-0.712022291143379" calcext:value-type="float">
            <text:p>-0.7120222911</text:p>
          </table:table-cell>
          <table:table-cell office:value-type="float" office:value="0.0972660419709204" calcext:value-type="float">
            <text:p>0.097266042</text:p>
          </table:table-cell>
          <table:table-cell office:value-type="float" office:value="-0.309663884916577" calcext:value-type="float">
            <text:p>-0.3096638849</text:p>
          </table:table-cell>
          <table:table-cell office:value-type="float" office:value="0.502753656667742" calcext:value-type="float">
            <text:p>0.5027536567</text:p>
          </table:table-cell>
          <table:table-cell office:value-type="float" office:value="0.880262275572814" calcext:value-type="float">
            <text:p>0.8802622756</text:p>
          </table:table-cell>
          <table:table-cell office:value-type="float" office:value="0.741252782314394" calcext:value-type="float">
            <text:p>0.7412527823</text:p>
          </table:table-cell>
          <table:table-cell office:value-type="float" office:value="0.531486834334447" calcext:value-type="float">
            <text:p>0.5314868343</text:p>
          </table:table-cell>
          <table:table-cell office:value-type="float" office:value="0.0168754385700998" calcext:value-type="float">
            <text:p>0.0168754386</text:p>
          </table:table-cell>
          <table:table-cell office:value-type="float" office:value="-0.161704917261058" calcext:value-type="float">
            <text:p>-0.161704917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60" calcext:value-type="float">
            <text:p>560</text:p>
          </table:table-cell>
          <table:table-cell office:value-type="float" office:value="-0.604302881278666" calcext:value-type="float">
            <text:p>-0.6043028813</text:p>
          </table:table-cell>
          <table:table-cell office:value-type="float" office:value="0.919297541311138" calcext:value-type="float">
            <text:p>0.9192975413</text:p>
          </table:table-cell>
          <table:table-cell office:value-type="float" office:value="1.750525999558" calcext:value-type="float">
            <text:p>1.7505259996</text:p>
          </table:table-cell>
          <table:table-cell office:value-type="float" office:value="0.436348406641154" calcext:value-type="float">
            <text:p>0.4363484066</text:p>
          </table:table-cell>
          <table:table-cell office:value-type="float" office:value="0.408253240859242" calcext:value-type="float">
            <text:p>0.4082532409</text:p>
          </table:table-cell>
          <table:table-cell office:value-type="float" office:value="-0.35893866635958" calcext:value-type="float">
            <text:p>-0.3589386664</text:p>
          </table:table-cell>
          <table:table-cell office:value-type="float" office:value="0.682986642554749" calcext:value-type="float">
            <text:p>0.6829866426</text:p>
          </table:table-cell>
          <table:table-cell office:value-type="float" office:value="0.0442927077628363" calcext:value-type="float">
            <text:p>0.0442927078</text:p>
          </table:table-cell>
          <table:table-cell office:value-type="float" office:value="-0.631068692525182" calcext:value-type="float">
            <text:p>-0.6310686925</text:p>
          </table:table-cell>
          <table:table-cell office:value-type="float" office:value="-0.549595577458895" calcext:value-type="float">
            <text:p>-0.5495955775</text:p>
          </table:table-cell>
          <table:table-cell office:value-type="float" office:value="-0.249216500435243" calcext:value-type="float">
            <text:p>-0.2492165004</text:p>
          </table:table-cell>
          <table:table-cell office:value-type="float" office:value="0.107011772773364" calcext:value-type="float">
            <text:p>0.1070117728</text:p>
          </table:table-cell>
          <table:table-cell office:value-type="float" office:value="0.10157178581687" calcext:value-type="float">
            <text:p>0.1015717858</text:p>
          </table:table-cell>
          <table:table-cell office:value-type="float" office:value="0.256497263369572" calcext:value-type="float">
            <text:p>0.2564972634</text:p>
          </table:table-cell>
          <table:table-cell office:value-type="float" office:value="1.06099793769062" calcext:value-type="float">
            <text:p>1.0609979377</text:p>
          </table:table-cell>
          <table:table-cell office:value-type="float" office:value="-0.203830011006373" calcext:value-type="float">
            <text:p>-0.203830011</text:p>
          </table:table-cell>
          <table:table-cell office:value-type="float" office:value="-0.179815697197443" calcext:value-type="float">
            <text:p>-0.1798156972</text:p>
          </table:table-cell>
          <table:table-cell office:value-type="float" office:value="-0.611510768046641" calcext:value-type="float">
            <text:p>-0.611510768</text:p>
          </table:table-cell>
          <table:table-cell office:value-type="float" office:value="-0.444957112551932" calcext:value-type="float">
            <text:p>-0.444957112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61" calcext:value-type="float">
            <text:p>561</text:p>
          </table:table-cell>
          <table:table-cell office:value-type="float" office:value="-0.711796999469376" calcext:value-type="float">
            <text:p>-0.7117969995</text:p>
          </table:table-cell>
          <table:table-cell office:value-type="float" office:value="-0.983416038447803" calcext:value-type="float">
            <text:p>-0.9834160384</text:p>
          </table:table-cell>
          <table:table-cell office:value-type="float" office:value="2.04248995637108" calcext:value-type="float">
            <text:p>2.0424899564</text:p>
          </table:table-cell>
          <table:table-cell office:value-type="float" office:value="-2.34850539277092" calcext:value-type="float">
            <text:p>-2.3485053928</text:p>
          </table:table-cell>
          <table:table-cell office:value-type="float" office:value="-1.67033277854196" calcext:value-type="float">
            <text:p>-1.6703327785</text:p>
          </table:table-cell>
          <table:table-cell office:value-type="float" office:value="-0.407697243098302" calcext:value-type="float">
            <text:p>-0.4076972431</text:p>
          </table:table-cell>
          <table:table-cell office:value-type="float" office:value="-0.243284569310369" calcext:value-type="float">
            <text:p>-0.2432845693</text:p>
          </table:table-cell>
          <table:table-cell office:value-type="float" office:value="0.0989522455169397" calcext:value-type="float">
            <text:p>0.0989522455</text:p>
          </table:table-cell>
          <table:table-cell office:value-type="float" office:value="-2.32472516636832" calcext:value-type="float">
            <text:p>-2.3247251664</text:p>
          </table:table-cell>
          <table:table-cell office:value-type="float" office:value="0.787728509419946" calcext:value-type="float">
            <text:p>0.7877285094</text:p>
          </table:table-cell>
          <table:table-cell office:value-type="float" office:value="0.953107031117266" calcext:value-type="float">
            <text:p>0.9531070311</text:p>
          </table:table-cell>
          <table:table-cell office:value-type="float" office:value="-0.881548833416693" calcext:value-type="float">
            <text:p>-0.8815488334</text:p>
          </table:table-cell>
          <table:table-cell office:value-type="float" office:value="-0.379009545707546" calcext:value-type="float">
            <text:p>-0.3790095457</text:p>
          </table:table-cell>
          <table:table-cell office:value-type="float" office:value="-0.311722736696566" calcext:value-type="float">
            <text:p>-0.3117227367</text:p>
          </table:table-cell>
          <table:table-cell office:value-type="float" office:value="-0.443371685326245" calcext:value-type="float">
            <text:p>-0.4433716853</text:p>
          </table:table-cell>
          <table:table-cell office:value-type="float" office:value="0.207979298273333" calcext:value-type="float">
            <text:p>0.2079792983</text:p>
          </table:table-cell>
          <table:table-cell office:value-type="float" office:value="-0.018227188724222" calcext:value-type="float">
            <text:p>-0.0182271887</text:p>
          </table:table-cell>
          <table:table-cell office:value-type="float" office:value="1.06217160363116" calcext:value-type="float">
            <text:p>1.0621716036</text:p>
          </table:table-cell>
          <table:table-cell office:value-type="float" office:value="-0.825869137664941" calcext:value-type="float">
            <text:p>-0.825869137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1" calcext:value-type="float">
            <text:p>561</text:p>
          </table:table-cell>
          <table:table-cell office:value-type="float" office:value="1.21487241060553" calcext:value-type="float">
            <text:p>1.2148724106</text:p>
          </table:table-cell>
          <table:table-cell office:value-type="float" office:value="0.307969625075775" calcext:value-type="float">
            <text:p>0.3079696251</text:p>
          </table:table-cell>
          <table:table-cell office:value-type="float" office:value="0.278628885051056" calcext:value-type="float">
            <text:p>0.2786288851</text:p>
          </table:table-cell>
          <table:table-cell office:value-type="float" office:value="0.64298127751791" calcext:value-type="float">
            <text:p>0.6429812775</text:p>
          </table:table-cell>
          <table:table-cell office:value-type="float" office:value="-0.185160761562376" calcext:value-type="float">
            <text:p>-0.1851607616</text:p>
          </table:table-cell>
          <table:table-cell office:value-type="float" office:value="-0.603602499369191" calcext:value-type="float">
            <text:p>-0.6036024994</text:p>
          </table:table-cell>
          <table:table-cell office:value-type="float" office:value="0.00688125118991253" calcext:value-type="float">
            <text:p>0.0068812512</text:p>
          </table:table-cell>
          <table:table-cell office:value-type="float" office:value="-0.064238913970223" calcext:value-type="float">
            <text:p>-0.064238914</text:p>
          </table:table-cell>
          <table:table-cell office:value-type="float" office:value="0.030872046281597" calcext:value-type="float">
            <text:p>0.0308720463</text:p>
          </table:table-cell>
          <table:table-cell office:value-type="float" office:value="-0.325988092857232" calcext:value-type="float">
            <text:p>-0.3259880929</text:p>
          </table:table-cell>
          <table:table-cell office:value-type="float" office:value="0.152765124678328" calcext:value-type="float">
            <text:p>0.1527651247</text:p>
          </table:table-cell>
          <table:table-cell office:value-type="float" office:value="0.313114992639154" calcext:value-type="float">
            <text:p>0.3131149926</text:p>
          </table:table-cell>
          <table:table-cell office:value-type="float" office:value="0.192869623565531" calcext:value-type="float">
            <text:p>0.1928696236</text:p>
          </table:table-cell>
          <table:table-cell office:value-type="float" office:value="-0.256773923609088" calcext:value-type="float">
            <text:p>-0.2567739236</text:p>
          </table:table-cell>
          <table:table-cell office:value-type="float" office:value="1.34720879876393" calcext:value-type="float">
            <text:p>1.3472087988</text:p>
          </table:table-cell>
          <table:table-cell office:value-type="float" office:value="0.18660663416342" calcext:value-type="float">
            <text:p>0.1866066342</text:p>
          </table:table-cell>
          <table:table-cell office:value-type="float" office:value="0.2737765011319" calcext:value-type="float">
            <text:p>0.2737765011</text:p>
          </table:table-cell>
          <table:table-cell office:value-type="float" office:value="-0.746653387998993" calcext:value-type="float">
            <text:p>-0.746653388</text:p>
          </table:table-cell>
          <table:table-cell office:value-type="float" office:value="-0.556363655876373" calcext:value-type="float">
            <text:p>-0.55636365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62" calcext:value-type="float">
            <text:p>562</text:p>
          </table:table-cell>
          <table:table-cell office:value-type="float" office:value="-0.312911120833619" calcext:value-type="float">
            <text:p>-0.3129111208</text:p>
          </table:table-cell>
          <table:table-cell office:value-type="float" office:value="0.815135971004971" calcext:value-type="float">
            <text:p>0.815135971</text:p>
          </table:table-cell>
          <table:table-cell office:value-type="float" office:value="1.40526959520751" calcext:value-type="float">
            <text:p>1.4052695952</text:p>
          </table:table-cell>
          <table:table-cell office:value-type="float" office:value="0.0705268769118777" calcext:value-type="float">
            <text:p>0.0705268769</text:p>
          </table:table-cell>
          <table:table-cell office:value-type="float" office:value="0.0585584615444487" calcext:value-type="float">
            <text:p>0.0585584615</text:p>
          </table:table-cell>
          <table:table-cell office:value-type="float" office:value="-1.03085529783663" calcext:value-type="float">
            <text:p>-1.0308552978</text:p>
          </table:table-cell>
          <table:table-cell office:value-type="float" office:value="0.760190986245628" calcext:value-type="float">
            <text:p>0.7601909862</text:p>
          </table:table-cell>
          <table:table-cell office:value-type="float" office:value="-0.182237641129527" calcext:value-type="float">
            <text:p>-0.1822376411</text:p>
          </table:table-cell>
          <table:table-cell office:value-type="float" office:value="0.0373247555844166" calcext:value-type="float">
            <text:p>0.0373247556</text:p>
          </table:table-cell>
          <table:table-cell office:value-type="float" office:value="-0.244486802039538" calcext:value-type="float">
            <text:p>-0.244486802</text:p>
          </table:table-cell>
          <table:table-cell office:value-type="float" office:value="-0.443462503455587" calcext:value-type="float">
            <text:p>-0.4434625035</text:p>
          </table:table-cell>
          <table:table-cell office:value-type="float" office:value="-1.15689669312517" calcext:value-type="float">
            <text:p>-1.1568966931</text:p>
          </table:table-cell>
          <table:table-cell office:value-type="float" office:value="-1.76528097261785" calcext:value-type="float">
            <text:p>-1.7652809726</text:p>
          </table:table-cell>
          <table:table-cell office:value-type="float" office:value="-0.263621769046367" calcext:value-type="float">
            <text:p>-0.263621769</text:p>
          </table:table-cell>
          <table:table-cell office:value-type="float" office:value="1.13191561757991" calcext:value-type="float">
            <text:p>1.1319156176</text:p>
          </table:table-cell>
          <table:table-cell office:value-type="float" office:value="0.387982415959493" calcext:value-type="float">
            <text:p>0.387982416</text:p>
          </table:table-cell>
          <table:table-cell office:value-type="float" office:value="0.0102684412605335" calcext:value-type="float">
            <text:p>0.0102684413</text:p>
          </table:table-cell>
          <table:table-cell office:value-type="float" office:value="0.0689870610124735" calcext:value-type="float">
            <text:p>0.068987061</text:p>
          </table:table-cell>
          <table:table-cell office:value-type="float" office:value="-0.0739731696397853" calcext:value-type="float">
            <text:p>-0.07397316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64" calcext:value-type="float">
            <text:p>564</text:p>
          </table:table-cell>
          <table:table-cell office:value-type="float" office:value="0.186117640976478" calcext:value-type="float">
            <text:p>0.186117641</text:p>
          </table:table-cell>
          <table:table-cell office:value-type="float" office:value="-0.159357904675258" calcext:value-type="float">
            <text:p>-0.1593579047</text:p>
          </table:table-cell>
          <table:table-cell office:value-type="float" office:value="-1.38922245783705" calcext:value-type="float">
            <text:p>-1.3892224578</text:p>
          </table:table-cell>
          <table:table-cell office:value-type="float" office:value="-2.4339964673702" calcext:value-type="float">
            <text:p>-2.4339964674</text:p>
          </table:table-cell>
          <table:table-cell office:value-type="float" office:value="1.75337782444328" calcext:value-type="float">
            <text:p>1.7533778244</text:p>
          </table:table-cell>
          <table:table-cell office:value-type="float" office:value="3.59308208720753" calcext:value-type="float">
            <text:p>3.5930820872</text:p>
          </table:table-cell>
          <table:table-cell office:value-type="float" office:value="-1.58216453752266" calcext:value-type="float">
            <text:p>-1.5821645375</text:p>
          </table:table-cell>
          <table:table-cell office:value-type="float" office:value="-1.9035143347476" calcext:value-type="float">
            <text:p>-1.9035143347</text:p>
          </table:table-cell>
          <table:table-cell office:value-type="float" office:value="-1.31480496653761" calcext:value-type="float">
            <text:p>-1.3148049665</text:p>
          </table:table-cell>
          <table:table-cell office:value-type="float" office:value="-0.327551053131979" calcext:value-type="float">
            <text:p>-0.3275510531</text:p>
          </table:table-cell>
          <table:table-cell office:value-type="float" office:value="-0.524536564293986" calcext:value-type="float">
            <text:p>-0.5245365643</text:p>
          </table:table-cell>
          <table:table-cell office:value-type="float" office:value="-0.459615719484607" calcext:value-type="float">
            <text:p>-0.4596157195</text:p>
          </table:table-cell>
          <table:table-cell office:value-type="float" office:value="-0.360896355773624" calcext:value-type="float">
            <text:p>-0.3608963558</text:p>
          </table:table-cell>
          <table:table-cell office:value-type="float" office:value="0.357503037908764" calcext:value-type="float">
            <text:p>0.3575030379</text:p>
          </table:table-cell>
          <table:table-cell office:value-type="float" office:value="-0.745138858842763" calcext:value-type="float">
            <text:p>-0.7451388588</text:p>
          </table:table-cell>
          <table:table-cell office:value-type="float" office:value="1.3020880793029" calcext:value-type="float">
            <text:p>1.3020880793</text:p>
          </table:table-cell>
          <table:table-cell office:value-type="float" office:value="-0.0840530633564436" calcext:value-type="float">
            <text:p>-0.0840530634</text:p>
          </table:table-cell>
          <table:table-cell office:value-type="float" office:value="-1.23242593650241" calcext:value-type="float">
            <text:p>-1.2324259365</text:p>
          </table:table-cell>
          <table:table-cell office:value-type="float" office:value="0.149428323056938" calcext:value-type="float">
            <text:p>0.14942832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64" calcext:value-type="float">
            <text:p>564</text:p>
          </table:table-cell>
          <table:table-cell office:value-type="float" office:value="-2.4227082266301" calcext:value-type="float">
            <text:p>-2.4227082266</text:p>
          </table:table-cell>
          <table:table-cell office:value-type="float" office:value="2.54433833757383" calcext:value-type="float">
            <text:p>2.5443383376</text:p>
          </table:table-cell>
          <table:table-cell office:value-type="float" office:value="-0.509210482779809" calcext:value-type="float">
            <text:p>-0.5092104828</text:p>
          </table:table-cell>
          <table:table-cell office:value-type="float" office:value="0.084549536076382" calcext:value-type="float">
            <text:p>0.0845495361</text:p>
          </table:table-cell>
          <table:table-cell office:value-type="float" office:value="-1.43167656272148" calcext:value-type="float">
            <text:p>-1.4316765627</text:p>
          </table:table-cell>
          <table:table-cell office:value-type="float" office:value="-1.26568442834521" calcext:value-type="float">
            <text:p>-1.2656844283</text:p>
          </table:table-cell>
          <table:table-cell office:value-type="float" office:value="-0.776953355508974" calcext:value-type="float">
            <text:p>-0.7769533555</text:p>
          </table:table-cell>
          <table:table-cell office:value-type="float" office:value="1.69706221086741" calcext:value-type="float">
            <text:p>1.6970622109</text:p>
          </table:table-cell>
          <table:table-cell office:value-type="float" office:value="-0.399876797217258" calcext:value-type="float">
            <text:p>-0.3998767972</text:p>
          </table:table-cell>
          <table:table-cell office:value-type="float" office:value="-0.466412839080938" calcext:value-type="float">
            <text:p>-0.4664128391</text:p>
          </table:table-cell>
          <table:table-cell office:value-type="float" office:value="-0.836636145100123" calcext:value-type="float">
            <text:p>-0.8366361451</text:p>
          </table:table-cell>
          <table:table-cell office:value-type="float" office:value="0.264950125028763" calcext:value-type="float">
            <text:p>0.264950125</text:p>
          </table:table-cell>
          <table:table-cell office:value-type="float" office:value="-0.246808401548959" calcext:value-type="float">
            <text:p>-0.2468084015</text:p>
          </table:table-cell>
          <table:table-cell office:value-type="float" office:value="0.747364156273897" calcext:value-type="float">
            <text:p>0.7473641563</text:p>
          </table:table-cell>
          <table:table-cell office:value-type="float" office:value="0.856407504154523" calcext:value-type="float">
            <text:p>0.8564075042</text:p>
          </table:table-cell>
          <table:table-cell office:value-type="float" office:value="0.844407355251087" calcext:value-type="float">
            <text:p>0.8444073553</text:p>
          </table:table-cell>
          <table:table-cell office:value-type="float" office:value="0.689970818814665" calcext:value-type="float">
            <text:p>0.6899708188</text:p>
          </table:table-cell>
          <table:table-cell office:value-type="float" office:value="0.0397676821629278" calcext:value-type="float">
            <text:p>0.0397676822</text:p>
          </table:table-cell>
          <table:table-cell office:value-type="float" office:value="-0.19673152497896" calcext:value-type="float">
            <text:p>-0.1967315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64" calcext:value-type="float">
            <text:p>564</text:p>
          </table:table-cell>
          <table:table-cell office:value-type="float" office:value="-0.203836963864141" calcext:value-type="float">
            <text:p>-0.2038369639</text:p>
          </table:table-cell>
          <table:table-cell office:value-type="float" office:value="0.53274662871545" calcext:value-type="float">
            <text:p>0.5327466287</text:p>
          </table:table-cell>
          <table:table-cell office:value-type="float" office:value="-0.339856733043377" calcext:value-type="float">
            <text:p>-0.339856733</text:p>
          </table:table-cell>
          <table:table-cell office:value-type="float" office:value="-0.730934260939196" calcext:value-type="float">
            <text:p>-0.7309342609</text:p>
          </table:table-cell>
          <table:table-cell office:value-type="float" office:value="2.72816257498976" calcext:value-type="float">
            <text:p>2.728162575</text:p>
          </table:table-cell>
          <table:table-cell office:value-type="float" office:value="3.53588181803117" calcext:value-type="float">
            <text:p>3.535881818</text:p>
          </table:table-cell>
          <table:table-cell office:value-type="float" office:value="0.263680184219404" calcext:value-type="float">
            <text:p>0.2636801842</text:p>
          </table:table-cell>
          <table:table-cell office:value-type="float" office:value="0.919169087962696" calcext:value-type="float">
            <text:p>0.919169088</text:p>
          </table:table-cell>
          <table:table-cell office:value-type="float" office:value="-0.194501262283352" calcext:value-type="float">
            <text:p>-0.1945012623</text:p>
          </table:table-cell>
          <table:table-cell office:value-type="float" office:value="-0.585054305801306" calcext:value-type="float">
            <text:p>-0.5850543058</text:p>
          </table:table-cell>
          <table:table-cell office:value-type="float" office:value="-0.80237530407171" calcext:value-type="float">
            <text:p>-0.8023753041</text:p>
          </table:table-cell>
          <table:table-cell office:value-type="float" office:value="-0.0141470223072166" calcext:value-type="float">
            <text:p>-0.0141470223</text:p>
          </table:table-cell>
          <table:table-cell office:value-type="float" office:value="-0.375816522717456" calcext:value-type="float">
            <text:p>-0.3758165227</text:p>
          </table:table-cell>
          <table:table-cell office:value-type="float" office:value="0.0382381406054484" calcext:value-type="float">
            <text:p>0.0382381406</text:p>
          </table:table-cell>
          <table:table-cell office:value-type="float" office:value="-0.852739530462111" calcext:value-type="float">
            <text:p>-0.8527395305</text:p>
          </table:table-cell>
          <table:table-cell office:value-type="float" office:value="0.107166834230561" calcext:value-type="float">
            <text:p>0.1071668342</text:p>
          </table:table-cell>
          <table:table-cell office:value-type="float" office:value="-0.806489193874321" calcext:value-type="float">
            <text:p>-0.8064891939</text:p>
          </table:table-cell>
          <table:table-cell office:value-type="float" office:value="0.00400411500529861" calcext:value-type="float">
            <text:p>0.004004115</text:p>
          </table:table-cell>
          <table:table-cell office:value-type="float" office:value="-0.292566027552283" calcext:value-type="float">
            <text:p>-0.292566027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66" calcext:value-type="float">
            <text:p>566</text:p>
          </table:table-cell>
          <table:table-cell office:value-type="float" office:value="1.16635993693675" calcext:value-type="float">
            <text:p>1.1663599369</text:p>
          </table:table-cell>
          <table:table-cell office:value-type="float" office:value="0.0050606289516111" calcext:value-type="float">
            <text:p>0.005060629</text:p>
          </table:table-cell>
          <table:table-cell office:value-type="float" office:value="0.497768218904926" calcext:value-type="float">
            <text:p>0.4977682189</text:p>
          </table:table-cell>
          <table:table-cell office:value-type="float" office:value="0.798919611191457" calcext:value-type="float">
            <text:p>0.7989196112</text:p>
          </table:table-cell>
          <table:table-cell office:value-type="float" office:value="-0.365524459185628" calcext:value-type="float">
            <text:p>-0.3655244592</text:p>
          </table:table-cell>
          <table:table-cell office:value-type="float" office:value="-0.233421182041687" calcext:value-type="float">
            <text:p>-0.233421182</text:p>
          </table:table-cell>
          <table:table-cell office:value-type="float" office:value="-0.0742096786031661" calcext:value-type="float">
            <text:p>-0.0742096786</text:p>
          </table:table-cell>
          <table:table-cell office:value-type="float" office:value="-0.00832461460496671" calcext:value-type="float">
            <text:p>-0.0083246146</text:p>
          </table:table-cell>
          <table:table-cell office:value-type="float" office:value="0.437687331598746" calcext:value-type="float">
            <text:p>0.4376873316</text:p>
          </table:table-cell>
          <table:table-cell office:value-type="float" office:value="-0.24728945602695" calcext:value-type="float">
            <text:p>-0.247289456</text:p>
          </table:table-cell>
          <table:table-cell office:value-type="float" office:value="-0.417290467860866" calcext:value-type="float">
            <text:p>-0.4172904679</text:p>
          </table:table-cell>
          <table:table-cell office:value-type="float" office:value="0.634783847221055" calcext:value-type="float">
            <text:p>0.6347838472</text:p>
          </table:table-cell>
          <table:table-cell office:value-type="float" office:value="0.0853029177314477" calcext:value-type="float">
            <text:p>0.0853029177</text:p>
          </table:table-cell>
          <table:table-cell office:value-type="float" office:value="-0.0663599100477113" calcext:value-type="float">
            <text:p>-0.06635991</text:p>
          </table:table-cell>
          <table:table-cell office:value-type="float" office:value="0.0272612750637118" calcext:value-type="float">
            <text:p>0.0272612751</text:p>
          </table:table-cell>
          <table:table-cell office:value-type="float" office:value="-0.580178535449089" calcext:value-type="float">
            <text:p>-0.5801785354</text:p>
          </table:table-cell>
          <table:table-cell office:value-type="float" office:value="0.302829747099975" calcext:value-type="float">
            <text:p>0.3028297471</text:p>
          </table:table-cell>
          <table:table-cell office:value-type="float" office:value="-1.17753727294245" calcext:value-type="float">
            <text:p>-1.1775372729</text:p>
          </table:table-cell>
          <table:table-cell office:value-type="float" office:value="-0.144620437226569" calcext:value-type="float">
            <text:p>-0.144620437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69" calcext:value-type="float">
            <text:p>569</text:p>
          </table:table-cell>
          <table:table-cell office:value-type="float" office:value="-0.461787766445311" calcext:value-type="float">
            <text:p>-0.4617877664</text:p>
          </table:table-cell>
          <table:table-cell office:value-type="float" office:value="0.443205089848672" calcext:value-type="float">
            <text:p>0.4432050898</text:p>
          </table:table-cell>
          <table:table-cell office:value-type="float" office:value="1.80563019580973" calcext:value-type="float">
            <text:p>1.8056301958</text:p>
          </table:table-cell>
          <table:table-cell office:value-type="float" office:value="-1.15408998800866" calcext:value-type="float">
            <text:p>-1.154089988</text:p>
          </table:table-cell>
          <table:table-cell office:value-type="float" office:value="0.159950498308469" calcext:value-type="float">
            <text:p>0.1599504983</text:p>
          </table:table-cell>
          <table:table-cell office:value-type="float" office:value="-0.472073859592823" calcext:value-type="float">
            <text:p>-0.4720738596</text:p>
          </table:table-cell>
          <table:table-cell office:value-type="float" office:value="0.649424847876124" calcext:value-type="float">
            <text:p>0.6494248479</text:p>
          </table:table-cell>
          <table:table-cell office:value-type="float" office:value="-0.100823370250888" calcext:value-type="float">
            <text:p>-0.1008233703</text:p>
          </table:table-cell>
          <table:table-cell office:value-type="float" office:value="-0.220588142242948" calcext:value-type="float">
            <text:p>-0.2205881422</text:p>
          </table:table-cell>
          <table:table-cell office:value-type="float" office:value="-0.413928076092805" calcext:value-type="float">
            <text:p>-0.4139280761</text:p>
          </table:table-cell>
          <table:table-cell office:value-type="float" office:value="0.879423322009604" calcext:value-type="float">
            <text:p>0.879423322</text:p>
          </table:table-cell>
          <table:table-cell office:value-type="float" office:value="0.0551645427190297" calcext:value-type="float">
            <text:p>0.0551645427</text:p>
          </table:table-cell>
          <table:table-cell office:value-type="float" office:value="-0.690801568646387" calcext:value-type="float">
            <text:p>-0.6908015686</text:p>
          </table:table-cell>
          <table:table-cell office:value-type="float" office:value="0.0991613076578398" calcext:value-type="float">
            <text:p>0.0991613077</text:p>
          </table:table-cell>
          <table:table-cell office:value-type="float" office:value="-0.00288666074493654" calcext:value-type="float">
            <text:p>-0.0028866607</text:p>
          </table:table-cell>
          <table:table-cell office:value-type="float" office:value="0.815666832695668" calcext:value-type="float">
            <text:p>0.8156668327</text:p>
          </table:table-cell>
          <table:table-cell office:value-type="float" office:value="-1.05848499118031" calcext:value-type="float">
            <text:p>-1.0584849912</text:p>
          </table:table-cell>
          <table:table-cell office:value-type="float" office:value="0.350706505197117" calcext:value-type="float">
            <text:p>0.3507065052</text:p>
          </table:table-cell>
          <table:table-cell office:value-type="float" office:value="-0.111046333993057" calcext:value-type="float">
            <text:p>-0.1110463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71" calcext:value-type="float">
            <text:p>571</text:p>
          </table:table-cell>
          <table:table-cell office:value-type="float" office:value="-2.99062235532712" calcext:value-type="float">
            <text:p>-2.9906223553</text:p>
          </table:table-cell>
          <table:table-cell office:value-type="float" office:value="2.96263827853026" calcext:value-type="float">
            <text:p>2.9626382785</text:p>
          </table:table-cell>
          <table:table-cell office:value-type="float" office:value="-0.98084419848421" calcext:value-type="float">
            <text:p>-0.9808441985</text:p>
          </table:table-cell>
          <table:table-cell office:value-type="float" office:value="0.0719036722180677" calcext:value-type="float">
            <text:p>0.0719036722</text:p>
          </table:table-cell>
          <table:table-cell office:value-type="float" office:value="-1.79523764280229" calcext:value-type="float">
            <text:p>-1.7952376428</text:p>
          </table:table-cell>
          <table:table-cell office:value-type="float" office:value="-1.3357326871775" calcext:value-type="float">
            <text:p>-1.3357326872</text:p>
          </table:table-cell>
          <table:table-cell office:value-type="float" office:value="-1.14368101558442" calcext:value-type="float">
            <text:p>-1.1436810156</text:p>
          </table:table-cell>
          <table:table-cell office:value-type="float" office:value="2.13459940218658" calcext:value-type="float">
            <text:p>2.1345994022</text:p>
          </table:table-cell>
          <table:table-cell office:value-type="float" office:value="-0.377239636768461" calcext:value-type="float">
            <text:p>-0.3772396368</text:p>
          </table:table-cell>
          <table:table-cell office:value-type="float" office:value="-0.382308095813787" calcext:value-type="float">
            <text:p>-0.3823080958</text:p>
          </table:table-cell>
          <table:table-cell office:value-type="float" office:value="-0.96132511065181" calcext:value-type="float">
            <text:p>-0.9613251107</text:p>
          </table:table-cell>
          <table:table-cell office:value-type="float" office:value="0.435644304340117" calcext:value-type="float">
            <text:p>0.4356443043</text:p>
          </table:table-cell>
          <table:table-cell office:value-type="float" office:value="-0.184131267609878" calcext:value-type="float">
            <text:p>-0.1841312676</text:p>
          </table:table-cell>
          <table:table-cell office:value-type="float" office:value="0.993494382786659" calcext:value-type="float">
            <text:p>0.9934943828</text:p>
          </table:table-cell>
          <table:table-cell office:value-type="float" office:value="0.832997905078339" calcext:value-type="float">
            <text:p>0.8329979051</text:p>
          </table:table-cell>
          <table:table-cell office:value-type="float" office:value="0.946421076440104" calcext:value-type="float">
            <text:p>0.9464210764</text:p>
          </table:table-cell>
          <table:table-cell office:value-type="float" office:value="0.849673036066219" calcext:value-type="float">
            <text:p>0.8496730361</text:p>
          </table:table-cell>
          <table:table-cell office:value-type="float" office:value="0.0611737342864934" calcext:value-type="float">
            <text:p>0.0611737343</text:p>
          </table:table-cell>
          <table:table-cell office:value-type="float" office:value="-0.23254493550676" calcext:value-type="float">
            <text:p>-0.23254493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71" calcext:value-type="float">
            <text:p>571</text:p>
          </table:table-cell>
          <table:table-cell office:value-type="float" office:value="-2.3553362404209" calcext:value-type="float">
            <text:p>-2.3553362404</text:p>
          </table:table-cell>
          <table:table-cell office:value-type="float" office:value="2.3161815282492" calcext:value-type="float">
            <text:p>2.3161815282</text:p>
          </table:table-cell>
          <table:table-cell office:value-type="float" office:value="0.701735382207059" calcext:value-type="float">
            <text:p>0.7017353822</text:p>
          </table:table-cell>
          <table:table-cell office:value-type="float" office:value="0.174500915945318" calcext:value-type="float">
            <text:p>0.1745009159</text:p>
          </table:table-cell>
          <table:table-cell office:value-type="float" office:value="0.677346314338164" calcext:value-type="float">
            <text:p>0.6773463143</text:p>
          </table:table-cell>
          <table:table-cell office:value-type="float" office:value="1.02970477483439" calcext:value-type="float">
            <text:p>1.0297047748</text:p>
          </table:table-cell>
          <table:table-cell office:value-type="float" office:value="0.792867744725404" calcext:value-type="float">
            <text:p>0.7928677447</text:p>
          </table:table-cell>
          <table:table-cell office:value-type="float" office:value="-0.0605806532453886" calcext:value-type="float">
            <text:p>-0.0605806532</text:p>
          </table:table-cell>
          <table:table-cell office:value-type="float" office:value="1.29652489956393" calcext:value-type="float">
            <text:p>1.2965248996</text:p>
          </table:table-cell>
          <table:table-cell office:value-type="float" office:value="2.80364198296581" calcext:value-type="float">
            <text:p>2.803641983</text:p>
          </table:table-cell>
          <table:table-cell office:value-type="float" office:value="1.13019186119821" calcext:value-type="float">
            <text:p>1.1301918612</text:p>
          </table:table-cell>
          <table:table-cell office:value-type="float" office:value="0.311371726271091" calcext:value-type="float">
            <text:p>0.3113717263</text:p>
          </table:table-cell>
          <table:table-cell office:value-type="float" office:value="-0.0276678040496386" calcext:value-type="float">
            <text:p>-0.027667804</text:p>
          </table:table-cell>
          <table:table-cell office:value-type="float" office:value="-0.629411765719337" calcext:value-type="float">
            <text:p>-0.6294117657</text:p>
          </table:table-cell>
          <table:table-cell office:value-type="float" office:value="2.2619399861392" calcext:value-type="float">
            <text:p>2.2619399861</text:p>
          </table:table-cell>
          <table:table-cell office:value-type="float" office:value="-2.06781152206287" calcext:value-type="float">
            <text:p>-2.0678115221</text:p>
          </table:table-cell>
          <table:table-cell office:value-type="float" office:value="0.828435504390344" calcext:value-type="float">
            <text:p>0.8284355044</text:p>
          </table:table-cell>
          <table:table-cell office:value-type="float" office:value="-2.16351104230698" calcext:value-type="float">
            <text:p>-2.1635110423</text:p>
          </table:table-cell>
          <table:table-cell office:value-type="float" office:value="-1.46681787953666" calcext:value-type="float">
            <text:p>-1.466817879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72" calcext:value-type="float">
            <text:p>572</text:p>
          </table:table-cell>
          <table:table-cell office:value-type="float" office:value="-0.772941380101676" calcext:value-type="float">
            <text:p>-0.7729413801</text:p>
          </table:table-cell>
          <table:table-cell office:value-type="float" office:value="0.815403709114015" calcext:value-type="float">
            <text:p>0.8154037091</text:p>
          </table:table-cell>
          <table:table-cell office:value-type="float" office:value="1.36553639929453" calcext:value-type="float">
            <text:p>1.3655363993</text:p>
          </table:table-cell>
          <table:table-cell office:value-type="float" office:value="-0.519297931670518" calcext:value-type="float">
            <text:p>-0.5192979317</text:p>
          </table:table-cell>
          <table:table-cell office:value-type="float" office:value="1.0348671126681" calcext:value-type="float">
            <text:p>1.0348671127</text:p>
          </table:table-cell>
          <table:table-cell office:value-type="float" office:value="1.65880611515483" calcext:value-type="float">
            <text:p>1.6588061152</text:p>
          </table:table-cell>
          <table:table-cell office:value-type="float" office:value="0.436414653428165" calcext:value-type="float">
            <text:p>0.4364146534</text:p>
          </table:table-cell>
          <table:table-cell office:value-type="float" office:value="0.505823566029962" calcext:value-type="float">
            <text:p>0.505823566</text:p>
          </table:table-cell>
          <table:table-cell office:value-type="float" office:value="-0.26947984880858" calcext:value-type="float">
            <text:p>-0.2694798488</text:p>
          </table:table-cell>
          <table:table-cell office:value-type="float" office:value="0.19345129730035" calcext:value-type="float">
            <text:p>0.1934512973</text:p>
          </table:table-cell>
          <table:table-cell office:value-type="float" office:value="2.02722063996076" calcext:value-type="float">
            <text:p>2.02722064</text:p>
          </table:table-cell>
          <table:table-cell office:value-type="float" office:value="0.676563439095261" calcext:value-type="float">
            <text:p>0.6765634391</text:p>
          </table:table-cell>
          <table:table-cell office:value-type="float" office:value="-0.3691617448776" calcext:value-type="float">
            <text:p>-0.3691617449</text:p>
          </table:table-cell>
          <table:table-cell office:value-type="float" office:value="0.215080454719714" calcext:value-type="float">
            <text:p>0.2150804547</text:p>
          </table:table-cell>
          <table:table-cell office:value-type="float" office:value="1.33903780775185" calcext:value-type="float">
            <text:p>1.3390378078</text:p>
          </table:table-cell>
          <table:table-cell office:value-type="float" office:value="-0.862921077753621" calcext:value-type="float">
            <text:p>-0.8629210778</text:p>
          </table:table-cell>
          <table:table-cell office:value-type="float" office:value="0.341512323305933" calcext:value-type="float">
            <text:p>0.3415123233</text:p>
          </table:table-cell>
          <table:table-cell office:value-type="float" office:value="-1.70200513943177" calcext:value-type="float">
            <text:p>-1.7020051394</text:p>
          </table:table-cell>
          <table:table-cell office:value-type="float" office:value="-1.14623557720723" calcext:value-type="float">
            <text:p>-1.146235577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2" calcext:value-type="float">
            <text:p>572</text:p>
          </table:table-cell>
          <table:table-cell office:value-type="float" office:value="1.0631954163549" calcext:value-type="float">
            <text:p>1.0631954164</text:p>
          </table:table-cell>
          <table:table-cell office:value-type="float" office:value="-1.15624696298981" calcext:value-type="float">
            <text:p>-1.156246963</text:p>
          </table:table-cell>
          <table:table-cell office:value-type="float" office:value="-0.814093597711277" calcext:value-type="float">
            <text:p>-0.8140935977</text:p>
          </table:table-cell>
          <table:table-cell office:value-type="float" office:value="-0.462131622042555" calcext:value-type="float">
            <text:p>-0.462131622</text:p>
          </table:table-cell>
          <table:table-cell office:value-type="float" office:value="1.13783481544772" calcext:value-type="float">
            <text:p>1.1378348154</text:p>
          </table:table-cell>
          <table:table-cell office:value-type="float" office:value="3.90905681574905" calcext:value-type="float">
            <text:p>3.9090568157</text:p>
          </table:table-cell>
          <table:table-cell office:value-type="float" office:value="-1.11674495633126" calcext:value-type="float">
            <text:p>-1.1167449563</text:p>
          </table:table-cell>
          <table:table-cell office:value-type="float" office:value="0.920513652982518" calcext:value-type="float">
            <text:p>0.920513653</text:p>
          </table:table-cell>
          <table:table-cell office:value-type="float" office:value="-0.600150451573897" calcext:value-type="float">
            <text:p>-0.6001504516</text:p>
          </table:table-cell>
          <table:table-cell office:value-type="float" office:value="0.686100387907973" calcext:value-type="float">
            <text:p>0.6861003879</text:p>
          </table:table-cell>
          <table:table-cell office:value-type="float" office:value="-0.688734222878903" calcext:value-type="float">
            <text:p>-0.6887342229</text:p>
          </table:table-cell>
          <table:table-cell office:value-type="float" office:value="-0.122089522679922" calcext:value-type="float">
            <text:p>-0.1220895227</text:p>
          </table:table-cell>
          <table:table-cell office:value-type="float" office:value="0.308789738732527" calcext:value-type="float">
            <text:p>0.3087897387</text:p>
          </table:table-cell>
          <table:table-cell office:value-type="float" office:value="-0.099845868464577" calcext:value-type="float">
            <text:p>-0.0998458685</text:p>
          </table:table-cell>
          <table:table-cell office:value-type="float" office:value="0.511127665731359" calcext:value-type="float">
            <text:p>0.5111276657</text:p>
          </table:table-cell>
          <table:table-cell office:value-type="float" office:value="-1.10705212622017" calcext:value-type="float">
            <text:p>-1.1070521262</text:p>
          </table:table-cell>
          <table:table-cell office:value-type="float" office:value="-0.560792995506383" calcext:value-type="float">
            <text:p>-0.5607929955</text:p>
          </table:table-cell>
          <table:table-cell office:value-type="float" office:value="1.88992029227789" calcext:value-type="float">
            <text:p>1.8899202923</text:p>
          </table:table-cell>
          <table:table-cell office:value-type="float" office:value="-0.789775239379321" calcext:value-type="float">
            <text:p>-0.789775239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74" calcext:value-type="float">
            <text:p>574</text:p>
          </table:table-cell>
          <table:table-cell office:value-type="float" office:value="-0.402057030445791" calcext:value-type="float">
            <text:p>-0.4020570304</text:p>
          </table:table-cell>
          <table:table-cell office:value-type="float" office:value="0.584299900966221" calcext:value-type="float">
            <text:p>0.584299901</text:p>
          </table:table-cell>
          <table:table-cell office:value-type="float" office:value="2.47422694612055" calcext:value-type="float">
            <text:p>2.4742269461</text:p>
          </table:table-cell>
          <table:table-cell office:value-type="float" office:value="0.929684062877304" calcext:value-type="float">
            <text:p>0.9296840629</text:p>
          </table:table-cell>
          <table:table-cell office:value-type="float" office:value="0.0143137097884111" calcext:value-type="float">
            <text:p>0.0143137098</text:p>
          </table:table-cell>
          <table:table-cell office:value-type="float" office:value="0.297490246372708" calcext:value-type="float">
            <text:p>0.2974902464</text:p>
          </table:table-cell>
          <table:table-cell office:value-type="float" office:value="0.715194582634109" calcext:value-type="float">
            <text:p>0.7151945826</text:p>
          </table:table-cell>
          <table:table-cell office:value-type="float" office:value="-0.257152873202103" calcext:value-type="float">
            <text:p>-0.2571528732</text:p>
          </table:table-cell>
          <table:table-cell office:value-type="float" office:value="0.593868326827021" calcext:value-type="float">
            <text:p>0.5938683268</text:p>
          </table:table-cell>
          <table:table-cell office:value-type="float" office:value="-0.179321634379115" calcext:value-type="float">
            <text:p>-0.1793216344</text:p>
          </table:table-cell>
          <table:table-cell office:value-type="float" office:value="-0.509708400135098" calcext:value-type="float">
            <text:p>-0.5097084001</text:p>
          </table:table-cell>
          <table:table-cell office:value-type="float" office:value="0.345462616516336" calcext:value-type="float">
            <text:p>0.3454626165</text:p>
          </table:table-cell>
          <table:table-cell office:value-type="float" office:value="-0.257994860995501" calcext:value-type="float">
            <text:p>-0.257994861</text:p>
          </table:table-cell>
          <table:table-cell office:value-type="float" office:value="-0.958306062102147" calcext:value-type="float">
            <text:p>-0.9583060621</text:p>
          </table:table-cell>
          <table:table-cell office:value-type="float" office:value="-0.888987963974506" calcext:value-type="float">
            <text:p>-0.888987964</text:p>
          </table:table-cell>
          <table:table-cell office:value-type="float" office:value="-1.20354641419234" calcext:value-type="float">
            <text:p>-1.2035464142</text:p>
          </table:table-cell>
          <table:table-cell office:value-type="float" office:value="0.354845755694896" calcext:value-type="float">
            <text:p>0.3548457557</text:p>
          </table:table-cell>
          <table:table-cell office:value-type="float" office:value="-0.90239344683519" calcext:value-type="float">
            <text:p>-0.9023934468</text:p>
          </table:table-cell>
          <table:table-cell office:value-type="float" office:value="-0.202308508026038" calcext:value-type="float">
            <text:p>-0.20230850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74" calcext:value-type="float">
            <text:p>574</text:p>
          </table:table-cell>
          <table:table-cell office:value-type="float" office:value="-1.06212907947623" calcext:value-type="float">
            <text:p>-1.0621290795</text:p>
          </table:table-cell>
          <table:table-cell office:value-type="float" office:value="-0.618573509182783" calcext:value-type="float">
            <text:p>-0.6185735092</text:p>
          </table:table-cell>
          <table:table-cell office:value-type="float" office:value="0.615387802001358" calcext:value-type="float">
            <text:p>0.615387802</text:p>
          </table:table-cell>
          <table:table-cell office:value-type="float" office:value="-3.33583361087208" calcext:value-type="float">
            <text:p>-3.3358336109</text:p>
          </table:table-cell>
          <table:table-cell office:value-type="float" office:value="0.746649118933988" calcext:value-type="float">
            <text:p>0.7466491189</text:p>
          </table:table-cell>
          <table:table-cell office:value-type="float" office:value="-0.540530649909822" calcext:value-type="float">
            <text:p>-0.5405306499</text:p>
          </table:table-cell>
          <table:table-cell office:value-type="float" office:value="0.705931946141352" calcext:value-type="float">
            <text:p>0.7059319461</text:p>
          </table:table-cell>
          <table:table-cell office:value-type="float" office:value="0.0325252747401007" calcext:value-type="float">
            <text:p>0.0325252747</text:p>
          </table:table-cell>
          <table:table-cell office:value-type="float" office:value="1.33418076691104" calcext:value-type="float">
            <text:p>1.3341807669</text:p>
          </table:table-cell>
          <table:table-cell office:value-type="float" office:value="-2.32638861473898" calcext:value-type="float">
            <text:p>-2.3263886147</text:p>
          </table:table-cell>
          <table:table-cell office:value-type="float" office:value="-1.27785836295482" calcext:value-type="float">
            <text:p>-1.277858363</text:p>
          </table:table-cell>
          <table:table-cell office:value-type="float" office:value="0.0682338130702978" calcext:value-type="float">
            <text:p>0.0682338131</text:p>
          </table:table-cell>
          <table:table-cell office:value-type="float" office:value="-0.194686301428142" calcext:value-type="float">
            <text:p>-0.1946863014</text:p>
          </table:table-cell>
          <table:table-cell office:value-type="float" office:value="0.309083012537048" calcext:value-type="float">
            <text:p>0.3090830125</text:p>
          </table:table-cell>
          <table:table-cell office:value-type="float" office:value="1.90263844567413" calcext:value-type="float">
            <text:p>1.9026384457</text:p>
          </table:table-cell>
          <table:table-cell office:value-type="float" office:value="-0.513264466418886" calcext:value-type="float">
            <text:p>-0.5132644664</text:p>
          </table:table-cell>
          <table:table-cell office:value-type="float" office:value="-0.567202424814753" calcext:value-type="float">
            <text:p>-0.5672024248</text:p>
          </table:table-cell>
          <table:table-cell office:value-type="float" office:value="0.0683163212587509" calcext:value-type="float">
            <text:p>0.0683163213</text:p>
          </table:table-cell>
          <table:table-cell office:value-type="float" office:value="0.762924820768938" calcext:value-type="float">
            <text:p>0.76292482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74" calcext:value-type="float">
            <text:p>574</text:p>
          </table:table-cell>
          <table:table-cell office:value-type="float" office:value="1.17836386174598" calcext:value-type="float">
            <text:p>1.1783638617</text:p>
          </table:table-cell>
          <table:table-cell office:value-type="float" office:value="0.444452843800443" calcext:value-type="float">
            <text:p>0.4444528438</text:p>
          </table:table-cell>
          <table:table-cell office:value-type="float" office:value="-0.39872330075993" calcext:value-type="float">
            <text:p>-0.3987233008</text:p>
          </table:table-cell>
          <table:table-cell office:value-type="float" office:value="0.724485932429829" calcext:value-type="float">
            <text:p>0.7244859324</text:p>
          </table:table-cell>
          <table:table-cell office:value-type="float" office:value="0.123438519580628" calcext:value-type="float">
            <text:p>0.1234385196</text:p>
          </table:table-cell>
          <table:table-cell office:value-type="float" office:value="-0.753883381818192" calcext:value-type="float">
            <text:p>-0.7538833818</text:p>
          </table:table-cell>
          <table:table-cell office:value-type="float" office:value="0.161412249551307" calcext:value-type="float">
            <text:p>0.1614122496</text:p>
          </table:table-cell>
          <table:table-cell office:value-type="float" office:value="0.004017368610729" calcext:value-type="float">
            <text:p>0.0040173686</text:p>
          </table:table-cell>
          <table:table-cell office:value-type="float" office:value="-0.306010658913081" calcext:value-type="float">
            <text:p>-0.3060106589</text:p>
          </table:table-cell>
          <table:table-cell office:value-type="float" office:value="-0.447325442680384" calcext:value-type="float">
            <text:p>-0.4473254427</text:p>
          </table:table-cell>
          <table:table-cell office:value-type="float" office:value="2.06754173873" calcext:value-type="float">
            <text:p>2.0675417387</text:p>
          </table:table-cell>
          <table:table-cell office:value-type="float" office:value="0.305623800596035" calcext:value-type="float">
            <text:p>0.3056238006</text:p>
          </table:table-cell>
          <table:table-cell office:value-type="float" office:value="-1.0523882393311" calcext:value-type="float">
            <text:p>-1.0523882393</text:p>
          </table:table-cell>
          <table:table-cell office:value-type="float" office:value="-0.60665660270314" calcext:value-type="float">
            <text:p>-0.6066566027</text:p>
          </table:table-cell>
          <table:table-cell office:value-type="float" office:value="0.567806315307093" calcext:value-type="float">
            <text:p>0.5678063153</text:p>
          </table:table-cell>
          <table:table-cell office:value-type="float" office:value="0.34305874080989" calcext:value-type="float">
            <text:p>0.3430587408</text:p>
          </table:table-cell>
          <table:table-cell office:value-type="float" office:value="0.965955483010594" calcext:value-type="float">
            <text:p>0.965955483</text:p>
          </table:table-cell>
          <table:table-cell office:value-type="float" office:value="0.223977904395706" calcext:value-type="float">
            <text:p>0.2239779044</text:p>
          </table:table-cell>
          <table:table-cell office:value-type="float" office:value="-0.463516775469632" calcext:value-type="float">
            <text:p>-0.463516775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74" calcext:value-type="float">
            <text:p>574</text:p>
          </table:table-cell>
          <table:table-cell office:value-type="float" office:value="1.25771919362" calcext:value-type="float">
            <text:p>1.2577191936</text:p>
          </table:table-cell>
          <table:table-cell office:value-type="float" office:value="0.364739119434284" calcext:value-type="float">
            <text:p>0.3647391194</text:p>
          </table:table-cell>
          <table:table-cell office:value-type="float" office:value="0.306922619677791" calcext:value-type="float">
            <text:p>0.3069226197</text:p>
          </table:table-cell>
          <table:table-cell office:value-type="float" office:value="0.690638246879564" calcext:value-type="float">
            <text:p>0.6906382469</text:p>
          </table:table-cell>
          <table:table-cell office:value-type="float" office:value="-0.357791752392347" calcext:value-type="float">
            <text:p>-0.3577917524</text:p>
          </table:table-cell>
          <table:table-cell office:value-type="float" office:value="-1.06748130244581" calcext:value-type="float">
            <text:p>-1.0674813024</text:p>
          </table:table-cell>
          <table:table-cell office:value-type="float" office:value="0.0942718489375525" calcext:value-type="float">
            <text:p>0.0942718489</text:p>
          </table:table-cell>
          <table:table-cell office:value-type="float" office:value="-0.210300432050399" calcext:value-type="float">
            <text:p>-0.2103004321</text:p>
          </table:table-cell>
          <table:table-cell office:value-type="float" office:value="0.0144549642648907" calcext:value-type="float">
            <text:p>0.0144549643</text:p>
          </table:table-cell>
          <table:table-cell office:value-type="float" office:value="-0.28601237260551" calcext:value-type="float">
            <text:p>-0.2860123726</text:p>
          </table:table-cell>
          <table:table-cell office:value-type="float" office:value="-0.0501131545762812" calcext:value-type="float">
            <text:p>-0.0501131546</text:p>
          </table:table-cell>
          <table:table-cell office:value-type="float" office:value="0.298046747596868" calcext:value-type="float">
            <text:p>0.2980467476</text:p>
          </table:table-cell>
          <table:table-cell office:value-type="float" office:value="0.348716749873122" calcext:value-type="float">
            <text:p>0.3487167499</text:p>
          </table:table-cell>
          <table:table-cell office:value-type="float" office:value="-0.312208562449989" calcext:value-type="float">
            <text:p>-0.3122085624</text:p>
          </table:table-cell>
          <table:table-cell office:value-type="float" office:value="1.08089719169549" calcext:value-type="float">
            <text:p>1.0808971917</text:p>
          </table:table-cell>
          <table:table-cell office:value-type="float" office:value="0.474305385070544" calcext:value-type="float">
            <text:p>0.4743053851</text:p>
          </table:table-cell>
          <table:table-cell office:value-type="float" office:value="-0.0142031767086022" calcext:value-type="float">
            <text:p>-0.0142031767</text:p>
          </table:table-cell>
          <table:table-cell office:value-type="float" office:value="-0.312505183412392" calcext:value-type="float">
            <text:p>-0.3125051834</text:p>
          </table:table-cell>
          <table:table-cell office:value-type="float" office:value="-0.197051772970859" calcext:value-type="float">
            <text:p>-0.19705177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75" calcext:value-type="float">
            <text:p>575</text:p>
          </table:table-cell>
          <table:table-cell office:value-type="float" office:value="-0.572263018619647" calcext:value-type="float">
            <text:p>-0.5722630186</text:p>
          </table:table-cell>
          <table:table-cell office:value-type="float" office:value="0.73174824277354" calcext:value-type="float">
            <text:p>0.7317482428</text:p>
          </table:table-cell>
          <table:table-cell office:value-type="float" office:value="1.54125421158446" calcext:value-type="float">
            <text:p>1.5412542116</text:p>
          </table:table-cell>
          <table:table-cell office:value-type="float" office:value="0.150506094202403" calcext:value-type="float">
            <text:p>0.1505060942</text:p>
          </table:table-cell>
          <table:table-cell office:value-type="float" office:value="1.10897408964332" calcext:value-type="float">
            <text:p>1.1089740896</text:p>
          </table:table-cell>
          <table:table-cell office:value-type="float" office:value="0.372151600635512" calcext:value-type="float">
            <text:p>0.3721516006</text:p>
          </table:table-cell>
          <table:table-cell office:value-type="float" office:value="1.08487947576849" calcext:value-type="float">
            <text:p>1.0848794758</text:p>
          </table:table-cell>
          <table:table-cell office:value-type="float" office:value="-0.146328951186142" calcext:value-type="float">
            <text:p>-0.1463289512</text:p>
          </table:table-cell>
          <table:table-cell office:value-type="float" office:value="-0.274446612404528" calcext:value-type="float">
            <text:p>-0.2744466124</text:p>
          </table:table-cell>
          <table:table-cell office:value-type="float" office:value="-0.663670138260794" calcext:value-type="float">
            <text:p>-0.6636701383</text:p>
          </table:table-cell>
          <table:table-cell office:value-type="float" office:value="-1.1848126789841" calcext:value-type="float">
            <text:p>-1.184812679</text:p>
          </table:table-cell>
          <table:table-cell office:value-type="float" office:value="0.489481657833689" calcext:value-type="float">
            <text:p>0.4894816578</text:p>
          </table:table-cell>
          <table:table-cell office:value-type="float" office:value="1.0512764657842" calcext:value-type="float">
            <text:p>1.0512764658</text:p>
          </table:table-cell>
          <table:table-cell office:value-type="float" office:value="-0.592285866590834" calcext:value-type="float">
            <text:p>-0.5922858666</text:p>
          </table:table-cell>
          <table:table-cell office:value-type="float" office:value="-0.664236059689141" calcext:value-type="float">
            <text:p>-0.6642360597</text:p>
          </table:table-cell>
          <table:table-cell office:value-type="float" office:value="-0.451183849119144" calcext:value-type="float">
            <text:p>-0.4511838491</text:p>
          </table:table-cell>
          <table:table-cell office:value-type="float" office:value="-0.418160459541467" calcext:value-type="float">
            <text:p>-0.4181604595</text:p>
          </table:table-cell>
          <table:table-cell office:value-type="float" office:value="-0.78599852616278" calcext:value-type="float">
            <text:p>-0.7859985262</text:p>
          </table:table-cell>
          <table:table-cell office:value-type="float" office:value="-0.54711924428627" calcext:value-type="float">
            <text:p>-0.547119244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79" calcext:value-type="float">
            <text:p>579</text:p>
          </table:table-cell>
          <table:table-cell office:value-type="float" office:value="-1.29684450383076" calcext:value-type="float">
            <text:p>-1.2968445038</text:p>
          </table:table-cell>
          <table:table-cell office:value-type="float" office:value="-0.511604912942157" calcext:value-type="float">
            <text:p>-0.5116049129</text:p>
          </table:table-cell>
          <table:table-cell office:value-type="float" office:value="2.4047256192033" calcext:value-type="float">
            <text:p>2.4047256192</text:p>
          </table:table-cell>
          <table:table-cell office:value-type="float" office:value="-0.310761701095025" calcext:value-type="float">
            <text:p>-0.3107617011</text:p>
          </table:table-cell>
          <table:table-cell office:value-type="float" office:value="-0.319551484745996" calcext:value-type="float">
            <text:p>-0.3195514847</text:p>
          </table:table-cell>
          <table:table-cell office:value-type="float" office:value="-0.542842314941055" calcext:value-type="float">
            <text:p>-0.5428423149</text:p>
          </table:table-cell>
          <table:table-cell office:value-type="float" office:value="-0.173310293961448" calcext:value-type="float">
            <text:p>-0.173310294</text:p>
          </table:table-cell>
          <table:table-cell office:value-type="float" office:value="0.260423309430085" calcext:value-type="float">
            <text:p>0.2604233094</text:p>
          </table:table-cell>
          <table:table-cell office:value-type="float" office:value="-1.20268816236017" calcext:value-type="float">
            <text:p>-1.2026881624</text:p>
          </table:table-cell>
          <table:table-cell office:value-type="float" office:value="0.0505836641209405" calcext:value-type="float">
            <text:p>0.0505836641</text:p>
          </table:table-cell>
          <table:table-cell office:value-type="float" office:value="-0.680376156072118" calcext:value-type="float">
            <text:p>-0.6803761561</text:p>
          </table:table-cell>
          <table:table-cell office:value-type="float" office:value="-1.17010466488124" calcext:value-type="float">
            <text:p>-1.1701046649</text:p>
          </table:table-cell>
          <table:table-cell office:value-type="float" office:value="-1.52231888233538" calcext:value-type="float">
            <text:p>-1.5223188823</text:p>
          </table:table-cell>
          <table:table-cell office:value-type="float" office:value="0.242212354735897" calcext:value-type="float">
            <text:p>0.2422123547</text:p>
          </table:table-cell>
          <table:table-cell office:value-type="float" office:value="0.931738661922155" calcext:value-type="float">
            <text:p>0.9317386619</text:p>
          </table:table-cell>
          <table:table-cell office:value-type="float" office:value="-1.2054083186794" calcext:value-type="float">
            <text:p>-1.2054083187</text:p>
          </table:table-cell>
          <table:table-cell office:value-type="float" office:value="-0.0698904438333435" calcext:value-type="float">
            <text:p>-0.0698904438</text:p>
          </table:table-cell>
          <table:table-cell office:value-type="float" office:value="1.33734793472314" calcext:value-type="float">
            <text:p>1.3373479347</text:p>
          </table:table-cell>
          <table:table-cell office:value-type="float" office:value="-2.36086235595239" calcext:value-type="float">
            <text:p>-2.36086235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79" calcext:value-type="float">
            <text:p>579</text:p>
          </table:table-cell>
          <table:table-cell office:value-type="float" office:value="1.21417039374976" calcext:value-type="float">
            <text:p>1.2141703937</text:p>
          </table:table-cell>
          <table:table-cell office:value-type="float" office:value="0.210481142437712" calcext:value-type="float">
            <text:p>0.2104811424</text:p>
          </table:table-cell>
          <table:table-cell office:value-type="float" office:value="0.484651269734864" calcext:value-type="float">
            <text:p>0.4846512697</text:p>
          </table:table-cell>
          <table:table-cell office:value-type="float" office:value="0.479767782283227" calcext:value-type="float">
            <text:p>0.4797677823</text:p>
          </table:table-cell>
          <table:table-cell office:value-type="float" office:value="-0.26195501683953" calcext:value-type="float">
            <text:p>-0.2619550168</text:p>
          </table:table-cell>
          <table:table-cell office:value-type="float" office:value="-0.527039085188394" calcext:value-type="float">
            <text:p>-0.5270390852</text:p>
          </table:table-cell>
          <table:table-cell office:value-type="float" office:value="0.0217823510340125" calcext:value-type="float">
            <text:p>0.021782351</text:p>
          </table:table-cell>
          <table:table-cell office:value-type="float" office:value="-0.106887849018357" calcext:value-type="float">
            <text:p>-0.106887849</text:p>
          </table:table-cell>
          <table:table-cell office:value-type="float" office:value="-0.0376306784392546" calcext:value-type="float">
            <text:p>-0.0376306784</text:p>
          </table:table-cell>
          <table:table-cell office:value-type="float" office:value="-0.144072840595856" calcext:value-type="float">
            <text:p>-0.1440728406</text:p>
          </table:table-cell>
          <table:table-cell office:value-type="float" office:value="0.122568407487246" calcext:value-type="float">
            <text:p>0.1225684075</text:p>
          </table:table-cell>
          <table:table-cell office:value-type="float" office:value="0.781490321027799" calcext:value-type="float">
            <text:p>0.781490321</text:p>
          </table:table-cell>
          <table:table-cell office:value-type="float" office:value="0.916075543651476" calcext:value-type="float">
            <text:p>0.9160755437</text:p>
          </table:table-cell>
          <table:table-cell office:value-type="float" office:value="0.13899148983483" calcext:value-type="float">
            <text:p>0.1389914898</text:p>
          </table:table-cell>
          <table:table-cell office:value-type="float" office:value="1.22536595012052" calcext:value-type="float">
            <text:p>1.2253659501</text:p>
          </table:table-cell>
          <table:table-cell office:value-type="float" office:value="-0.0120373494178425" calcext:value-type="float">
            <text:p>-0.0120373494</text:p>
          </table:table-cell>
          <table:table-cell office:value-type="float" office:value="-0.166323337504466" calcext:value-type="float">
            <text:p>-0.1663233375</text:p>
          </table:table-cell>
          <table:table-cell office:value-type="float" office:value="-1.0912774692843" calcext:value-type="float">
            <text:p>-1.0912774693</text:p>
          </table:table-cell>
          <table:table-cell office:value-type="float" office:value="-0.449704671966526" calcext:value-type="float">
            <text:p>-0.4497046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80" calcext:value-type="float">
            <text:p>580</text:p>
          </table:table-cell>
          <table:table-cell office:value-type="float" office:value="1.26703028847134" calcext:value-type="float">
            <text:p>1.2670302885</text:p>
          </table:table-cell>
          <table:table-cell office:value-type="float" office:value="-0.0711135415913203" calcext:value-type="float">
            <text:p>-0.0711135416</text:p>
          </table:table-cell>
          <table:table-cell office:value-type="float" office:value="0.0376804890402859" calcext:value-type="float">
            <text:p>0.037680489</text:p>
          </table:table-cell>
          <table:table-cell office:value-type="float" office:value="0.512683226467184" calcext:value-type="float">
            <text:p>0.5126832265</text:p>
          </table:table-cell>
          <table:table-cell office:value-type="float" office:value="0.242391583494431" calcext:value-type="float">
            <text:p>0.2423915835</text:p>
          </table:table-cell>
          <table:table-cell office:value-type="float" office:value="0.70521247710208" calcext:value-type="float">
            <text:p>0.7052124771</text:p>
          </table:table-cell>
          <table:table-cell office:value-type="float" office:value="-0.226581594274715" calcext:value-type="float">
            <text:p>-0.2265815943</text:p>
          </table:table-cell>
          <table:table-cell office:value-type="float" office:value="0.109482807445785" calcext:value-type="float">
            <text:p>0.1094828074</text:p>
          </table:table-cell>
          <table:table-cell office:value-type="float" office:value="0.657564536603361" calcext:value-type="float">
            <text:p>0.6575645366</text:p>
          </table:table-cell>
          <table:table-cell office:value-type="float" office:value="-0.276917772106358" calcext:value-type="float">
            <text:p>-0.2769177721</text:p>
          </table:table-cell>
          <table:table-cell office:value-type="float" office:value="-1.73161502874299" calcext:value-type="float">
            <text:p>-1.7316150287</text:p>
          </table:table-cell>
          <table:table-cell office:value-type="float" office:value="0.353942245666819" calcext:value-type="float">
            <text:p>0.3539422457</text:p>
          </table:table-cell>
          <table:table-cell office:value-type="float" office:value="0.640629838486909" calcext:value-type="float">
            <text:p>0.6406298385</text:p>
          </table:table-cell>
          <table:table-cell office:value-type="float" office:value="-0.35472637792995" calcext:value-type="float">
            <text:p>-0.3547263779</text:p>
          </table:table-cell>
          <table:table-cell office:value-type="float" office:value="-0.0752359373015062" calcext:value-type="float">
            <text:p>-0.0752359373</text:p>
          </table:table-cell>
          <table:table-cell office:value-type="float" office:value="-0.241936025761641" calcext:value-type="float">
            <text:p>-0.2419360258</text:p>
          </table:table-cell>
          <table:table-cell office:value-type="float" office:value="-0.178459085604682" calcext:value-type="float">
            <text:p>-0.1784590856</text:p>
          </table:table-cell>
          <table:table-cell office:value-type="float" office:value="-0.616666830880112" calcext:value-type="float">
            <text:p>-0.6166668309</text:p>
          </table:table-cell>
          <table:table-cell office:value-type="float" office:value="0.352149890363865" calcext:value-type="float">
            <text:p>0.352149890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81" calcext:value-type="float">
            <text:p>581</text:p>
          </table:table-cell>
          <table:table-cell office:value-type="float" office:value="1.15375804845906" calcext:value-type="float">
            <text:p>1.1537580485</text:p>
          </table:table-cell>
          <table:table-cell office:value-type="float" office:value="0.132273105603992" calcext:value-type="float">
            <text:p>0.1322731056</text:p>
          </table:table-cell>
          <table:table-cell office:value-type="float" office:value="0.38296903981079" calcext:value-type="float">
            <text:p>0.3829690398</text:p>
          </table:table-cell>
          <table:table-cell office:value-type="float" office:value="1.40506258246122" calcext:value-type="float">
            <text:p>1.4050625825</text:p>
          </table:table-cell>
          <table:table-cell office:value-type="float" office:value="-0.224287007482232" calcext:value-type="float">
            <text:p>-0.2242870075</text:p>
          </table:table-cell>
          <table:table-cell office:value-type="float" office:value="-0.197294920218639" calcext:value-type="float">
            <text:p>-0.1972949202</text:p>
          </table:table-cell>
          <table:table-cell office:value-type="float" office:value="0.0206527260131429" calcext:value-type="float">
            <text:p>0.020652726</text:p>
          </table:table-cell>
          <table:table-cell office:value-type="float" office:value="0.0292598075891255" calcext:value-type="float">
            <text:p>0.0292598076</text:p>
          </table:table-cell>
          <table:table-cell office:value-type="float" office:value="0.412253788971917" calcext:value-type="float">
            <text:p>0.412253789</text:p>
          </table:table-cell>
          <table:table-cell office:value-type="float" office:value="-0.103547035490894" calcext:value-type="float">
            <text:p>-0.1035470355</text:p>
          </table:table-cell>
          <table:table-cell office:value-type="float" office:value="-0.673794498322223" calcext:value-type="float">
            <text:p>-0.6737944983</text:p>
          </table:table-cell>
          <table:table-cell office:value-type="float" office:value="0.101311855142728" calcext:value-type="float">
            <text:p>0.1013118551</text:p>
          </table:table-cell>
          <table:table-cell office:value-type="float" office:value="-0.935910633207915" calcext:value-type="float">
            <text:p>-0.9359106332</text:p>
          </table:table-cell>
          <table:table-cell office:value-type="float" office:value="0.227343427000789" calcext:value-type="float">
            <text:p>0.227343427</text:p>
          </table:table-cell>
          <table:table-cell office:value-type="float" office:value="-0.00487298347496944" calcext:value-type="float">
            <text:p>-0.0048729835</text:p>
          </table:table-cell>
          <table:table-cell office:value-type="float" office:value="-0.684631613520076" calcext:value-type="float">
            <text:p>-0.6846316135</text:p>
          </table:table-cell>
          <table:table-cell office:value-type="float" office:value="0.30980165242417" calcext:value-type="float">
            <text:p>0.3098016524</text:p>
          </table:table-cell>
          <table:table-cell office:value-type="float" office:value="-0.878240272709872" calcext:value-type="float">
            <text:p>-0.8782402727</text:p>
          </table:table-cell>
          <table:table-cell office:value-type="float" office:value="-0.363991872088297" calcext:value-type="float">
            <text:p>-0.36399187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81" calcext:value-type="float">
            <text:p>581</text:p>
          </table:table-cell>
          <table:table-cell office:value-type="float" office:value="1.15345453322987" calcext:value-type="float">
            <text:p>1.1534545332</text:p>
          </table:table-cell>
          <table:table-cell office:value-type="float" office:value="-0.414609366098938" calcext:value-type="float">
            <text:p>-0.4146093661</text:p>
          </table:table-cell>
          <table:table-cell office:value-type="float" office:value="-0.356475585124658" calcext:value-type="float">
            <text:p>-0.3564755851</text:p>
          </table:table-cell>
          <table:table-cell office:value-type="float" office:value="0.330125385209091" calcext:value-type="float">
            <text:p>0.3301253852</text:p>
          </table:table-cell>
          <table:table-cell office:value-type="float" office:value="-0.221110032449083" calcext:value-type="float">
            <text:p>-0.2211100324</text:p>
          </table:table-cell>
          <table:table-cell office:value-type="float" office:value="-0.545366478429344" calcext:value-type="float">
            <text:p>-0.5453664784</text:p>
          </table:table-cell>
          <table:table-cell office:value-type="float" office:value="0.296183533097347" calcext:value-type="float">
            <text:p>0.2961835331</text:p>
          </table:table-cell>
          <table:table-cell office:value-type="float" office:value="-0.339412268522691" calcext:value-type="float">
            <text:p>-0.3394122685</text:p>
          </table:table-cell>
          <table:table-cell office:value-type="float" office:value="-1.35571602372374" calcext:value-type="float">
            <text:p>-1.3557160237</text:p>
          </table:table-cell>
          <table:table-cell office:value-type="float" office:value="0.723105359656906" calcext:value-type="float">
            <text:p>0.7231053597</text:p>
          </table:table-cell>
          <table:table-cell office:value-type="float" office:value="-1.13677559090994" calcext:value-type="float">
            <text:p>-1.1367755909</text:p>
          </table:table-cell>
          <table:table-cell office:value-type="float" office:value="0.121000677208272" calcext:value-type="float">
            <text:p>0.1210006772</text:p>
          </table:table-cell>
          <table:table-cell office:value-type="float" office:value="1.15875259281373" calcext:value-type="float">
            <text:p>1.1587525928</text:p>
          </table:table-cell>
          <table:table-cell office:value-type="float" office:value="0.228422344256889" calcext:value-type="float">
            <text:p>0.2284223443</text:p>
          </table:table-cell>
          <table:table-cell office:value-type="float" office:value="0.581521076652162" calcext:value-type="float">
            <text:p>0.5815210767</text:p>
          </table:table-cell>
          <table:table-cell office:value-type="float" office:value="-1.33867400233337" calcext:value-type="float">
            <text:p>-1.3386740023</text:p>
          </table:table-cell>
          <table:table-cell office:value-type="float" office:value="-0.419359938968317" calcext:value-type="float">
            <text:p>-0.419359939</text:p>
          </table:table-cell>
          <table:table-cell office:value-type="float" office:value="0.878138130738541" calcext:value-type="float">
            <text:p>0.8781381307</text:p>
          </table:table-cell>
          <table:table-cell office:value-type="float" office:value="-0.58993848983063" calcext:value-type="float">
            <text:p>-0.589938489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82" calcext:value-type="float">
            <text:p>582</text:p>
          </table:table-cell>
          <table:table-cell office:value-type="float" office:value="-0.185773992034697" calcext:value-type="float">
            <text:p>-0.185773992</text:p>
          </table:table-cell>
          <table:table-cell office:value-type="float" office:value="0.0684934833400868" calcext:value-type="float">
            <text:p>0.0684934833</text:p>
          </table:table-cell>
          <table:table-cell office:value-type="float" office:value="0.985169028466344" calcext:value-type="float">
            <text:p>0.9851690285</text:p>
          </table:table-cell>
          <table:table-cell office:value-type="float" office:value="-1.60889094001108" calcext:value-type="float">
            <text:p>-1.60889094</text:p>
          </table:table-cell>
          <table:table-cell office:value-type="float" office:value="-0.182242080404157" calcext:value-type="float">
            <text:p>-0.1822420804</text:p>
          </table:table-cell>
          <table:table-cell office:value-type="float" office:value="-1.22006910806993" calcext:value-type="float">
            <text:p>-1.2200691081</text:p>
          </table:table-cell>
          <table:table-cell office:value-type="float" office:value="0.616142160142493" calcext:value-type="float">
            <text:p>0.6161421601</text:p>
          </table:table-cell>
          <table:table-cell office:value-type="float" office:value="-0.357734743215719" calcext:value-type="float">
            <text:p>-0.3577347432</text:p>
          </table:table-cell>
          <table:table-cell office:value-type="float" office:value="-0.73803841148279" calcext:value-type="float">
            <text:p>-0.7380384115</text:p>
          </table:table-cell>
          <table:table-cell office:value-type="float" office:value="0.453282670315116" calcext:value-type="float">
            <text:p>0.4532826703</text:p>
          </table:table-cell>
          <table:table-cell office:value-type="float" office:value="-0.874330093669388" calcext:value-type="float">
            <text:p>-0.8743300937</text:p>
          </table:table-cell>
          <table:table-cell office:value-type="float" office:value="-1.35496965398576" calcext:value-type="float">
            <text:p>-1.354969654</text:p>
          </table:table-cell>
          <table:table-cell office:value-type="float" office:value="-1.16223492620744" calcext:value-type="float">
            <text:p>-1.1622349262</text:p>
          </table:table-cell>
          <table:table-cell office:value-type="float" office:value="-0.35949405166598" calcext:value-type="float">
            <text:p>-0.3594940517</text:p>
          </table:table-cell>
          <table:table-cell office:value-type="float" office:value="-0.853049053866628" calcext:value-type="float">
            <text:p>-0.8530490539</text:p>
          </table:table-cell>
          <table:table-cell office:value-type="float" office:value="0.642377949815409" calcext:value-type="float">
            <text:p>0.6423779498</text:p>
          </table:table-cell>
          <table:table-cell office:value-type="float" office:value="0.265605173297798" calcext:value-type="float">
            <text:p>0.2656051733</text:p>
          </table:table-cell>
          <table:table-cell office:value-type="float" office:value="-1.46674875464169" calcext:value-type="float">
            <text:p>-1.4667487546</text:p>
          </table:table-cell>
          <table:table-cell office:value-type="float" office:value="0.172791588588779" calcext:value-type="float">
            <text:p>0.17279158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3" calcext:value-type="float">
            <text:p>583</text:p>
          </table:table-cell>
          <table:table-cell office:value-type="float" office:value="-1.71853685640724" calcext:value-type="float">
            <text:p>-1.7185368564</text:p>
          </table:table-cell>
          <table:table-cell office:value-type="float" office:value="0.448160285180491" calcext:value-type="float">
            <text:p>0.4481602852</text:p>
          </table:table-cell>
          <table:table-cell office:value-type="float" office:value="0.951223158588876" calcext:value-type="float">
            <text:p>0.9512231586</text:p>
          </table:table-cell>
          <table:table-cell office:value-type="float" office:value="-0.32466093734756" calcext:value-type="float">
            <text:p>-0.3246609373</text:p>
          </table:table-cell>
          <table:table-cell office:value-type="float" office:value="1.01745575533974" calcext:value-type="float">
            <text:p>1.0174557553</text:p>
          </table:table-cell>
          <table:table-cell office:value-type="float" office:value="-0.0946684851642017" calcext:value-type="float">
            <text:p>-0.0946684852</text:p>
          </table:table-cell>
          <table:table-cell office:value-type="float" office:value="0.840508347552813" calcext:value-type="float">
            <text:p>0.8405083476</text:p>
          </table:table-cell>
          <table:table-cell office:value-type="float" office:value="-0.315052833821829" calcext:value-type="float">
            <text:p>-0.3150528338</text:p>
          </table:table-cell>
          <table:table-cell office:value-type="float" office:value="0.847882510833758" calcext:value-type="float">
            <text:p>0.8478825108</text:p>
          </table:table-cell>
          <table:table-cell office:value-type="float" office:value="1.20539658504529" calcext:value-type="float">
            <text:p>1.205396585</text:p>
          </table:table-cell>
          <table:table-cell office:value-type="float" office:value="-0.952685897010909" calcext:value-type="float">
            <text:p>-0.952685897</text:p>
          </table:table-cell>
          <table:table-cell office:value-type="float" office:value="-0.976895827823975" calcext:value-type="float">
            <text:p>-0.9768958278</text:p>
          </table:table-cell>
          <table:table-cell office:value-type="float" office:value="-0.793281877179898" calcext:value-type="float">
            <text:p>-0.7932818772</text:p>
          </table:table-cell>
          <table:table-cell office:value-type="float" office:value="-0.418873941655994" calcext:value-type="float">
            <text:p>-0.4188739417</text:p>
          </table:table-cell>
          <table:table-cell office:value-type="float" office:value="1.4830346702447" calcext:value-type="float">
            <text:p>1.4830346702</text:p>
          </table:table-cell>
          <table:table-cell office:value-type="float" office:value="0.0912469143215203" calcext:value-type="float">
            <text:p>0.0912469143</text:p>
          </table:table-cell>
          <table:table-cell office:value-type="float" office:value="-0.711044183488932" calcext:value-type="float">
            <text:p>-0.7110441835</text:p>
          </table:table-cell>
          <table:table-cell office:value-type="float" office:value="-0.479930215904331" calcext:value-type="float">
            <text:p>-0.4799302159</text:p>
          </table:table-cell>
          <table:table-cell office:value-type="float" office:value="0.0787687415934487" calcext:value-type="float">
            <text:p>0.07876874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86" calcext:value-type="float">
            <text:p>586</text:p>
          </table:table-cell>
          <table:table-cell office:value-type="float" office:value="-0.572162905594779" calcext:value-type="float">
            <text:p>-0.5721629056</text:p>
          </table:table-cell>
          <table:table-cell office:value-type="float" office:value="1.08326567674951" calcext:value-type="float">
            <text:p>1.0832656767</text:p>
          </table:table-cell>
          <table:table-cell office:value-type="float" office:value="1.65922238813432" calcext:value-type="float">
            <text:p>1.6592223881</text:p>
          </table:table-cell>
          <table:table-cell office:value-type="float" office:value="0.0357030008455127" calcext:value-type="float">
            <text:p>0.0357030008</text:p>
          </table:table-cell>
          <table:table-cell office:value-type="float" office:value="-0.245593107694275" calcext:value-type="float">
            <text:p>-0.2455931077</text:p>
          </table:table-cell>
          <table:table-cell office:value-type="float" office:value="-1.09152277225224" calcext:value-type="float">
            <text:p>-1.0915227723</text:p>
          </table:table-cell>
          <table:table-cell office:value-type="float" office:value="0.691824805056501" calcext:value-type="float">
            <text:p>0.6918248051</text:p>
          </table:table-cell>
          <table:table-cell office:value-type="float" office:value="-0.116613719032287" calcext:value-type="float">
            <text:p>-0.116613719</text:p>
          </table:table-cell>
          <table:table-cell office:value-type="float" office:value="-0.327957677014201" calcext:value-type="float">
            <text:p>-0.327957677</text:p>
          </table:table-cell>
          <table:table-cell office:value-type="float" office:value="-0.197942623634745" calcext:value-type="float">
            <text:p>-0.1979426236</text:p>
          </table:table-cell>
          <table:table-cell office:value-type="float" office:value="-0.122240862522787" calcext:value-type="float">
            <text:p>-0.1222408625</text:p>
          </table:table-cell>
          <table:table-cell office:value-type="float" office:value="-0.014437216051673" calcext:value-type="float">
            <text:p>-0.0144372161</text:p>
          </table:table-cell>
          <table:table-cell office:value-type="float" office:value="-0.158958610969124" calcext:value-type="float">
            <text:p>-0.158958611</text:p>
          </table:table-cell>
          <table:table-cell office:value-type="float" office:value="0.153372652319729" calcext:value-type="float">
            <text:p>0.1533726523</text:p>
          </table:table-cell>
          <table:table-cell office:value-type="float" office:value="0.847858880305982" calcext:value-type="float">
            <text:p>0.8478588803</text:p>
          </table:table-cell>
          <table:table-cell office:value-type="float" office:value="0.0975925046043572" calcext:value-type="float">
            <text:p>0.0975925046</text:p>
          </table:table-cell>
          <table:table-cell office:value-type="float" office:value="-0.273631474070478" calcext:value-type="float">
            <text:p>-0.2736314741</text:p>
          </table:table-cell>
          <table:table-cell office:value-type="float" office:value="-0.449289655523861" calcext:value-type="float">
            <text:p>-0.4492896555</text:p>
          </table:table-cell>
          <table:table-cell office:value-type="float" office:value="-0.104654904566053" calcext:value-type="float">
            <text:p>-0.104654904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86" calcext:value-type="float">
            <text:p>586</text:p>
          </table:table-cell>
          <table:table-cell office:value-type="float" office:value="1.22287415624452" calcext:value-type="float">
            <text:p>1.2228741562</text:p>
          </table:table-cell>
          <table:table-cell office:value-type="float" office:value="-0.070298585581596" calcext:value-type="float">
            <text:p>-0.0702985856</text:p>
          </table:table-cell>
          <table:table-cell office:value-type="float" office:value="-1.48857192166973" calcext:value-type="float">
            <text:p>-1.4885719217</text:p>
          </table:table-cell>
          <table:table-cell office:value-type="float" office:value="-0.0798984918351174" calcext:value-type="float">
            <text:p>-0.0798984918</text:p>
          </table:table-cell>
          <table:table-cell office:value-type="float" office:value="2.11150707097247" calcext:value-type="float">
            <text:p>2.111507071</text:p>
          </table:table-cell>
          <table:table-cell office:value-type="float" office:value="3.46564624356777" calcext:value-type="float">
            <text:p>3.4656462436</text:p>
          </table:table-cell>
          <table:table-cell office:value-type="float" office:value="-0.637465918448862" calcext:value-type="float">
            <text:p>-0.6374659184</text:p>
          </table:table-cell>
          <table:table-cell office:value-type="float" office:value="0.898122173092801" calcext:value-type="float">
            <text:p>0.8981221731</text:p>
          </table:table-cell>
          <table:table-cell office:value-type="float" office:value="0.45924659971725" calcext:value-type="float">
            <text:p>0.4592465997</text:p>
          </table:table-cell>
          <table:table-cell office:value-type="float" office:value="-0.721673745296095" calcext:value-type="float">
            <text:p>-0.7216737453</text:p>
          </table:table-cell>
          <table:table-cell office:value-type="float" office:value="-0.159468715197294" calcext:value-type="float">
            <text:p>-0.1594687152</text:p>
          </table:table-cell>
          <table:table-cell office:value-type="float" office:value="0.0106831986736061" calcext:value-type="float">
            <text:p>0.0106831987</text:p>
          </table:table-cell>
          <table:table-cell office:value-type="float" office:value="-0.24660679578554" calcext:value-type="float">
            <text:p>-0.2466067958</text:p>
          </table:table-cell>
          <table:table-cell office:value-type="float" office:value="-1.41360235954487" calcext:value-type="float">
            <text:p>-1.4136023595</text:p>
          </table:table-cell>
          <table:table-cell office:value-type="float" office:value="-0.0412513591003173" calcext:value-type="float">
            <text:p>-0.0412513591</text:p>
          </table:table-cell>
          <table:table-cell office:value-type="float" office:value="0.434197331025005" calcext:value-type="float">
            <text:p>0.434197331</text:p>
          </table:table-cell>
          <table:table-cell office:value-type="float" office:value="0.637372342798248" calcext:value-type="float">
            <text:p>0.6373723428</text:p>
          </table:table-cell>
          <table:table-cell office:value-type="float" office:value="0.487801367597796" calcext:value-type="float">
            <text:p>0.4878013676</text:p>
          </table:table-cell>
          <table:table-cell office:value-type="float" office:value="0.349996999710288" calcext:value-type="float">
            <text:p>0.34999699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88" calcext:value-type="float">
            <text:p>588</text:p>
          </table:table-cell>
          <table:table-cell office:value-type="float" office:value="1.68531381539456" calcext:value-type="float">
            <text:p>1.6853138154</text:p>
          </table:table-cell>
          <table:table-cell office:value-type="float" office:value="-0.782434172834144" calcext:value-type="float">
            <text:p>-0.7824341728</text:p>
          </table:table-cell>
          <table:table-cell office:value-type="float" office:value="-0.742996681317234" calcext:value-type="float">
            <text:p>-0.7429966813</text:p>
          </table:table-cell>
          <table:table-cell office:value-type="float" office:value="-1.67382073909035" calcext:value-type="float">
            <text:p>-1.6738207391</text:p>
          </table:table-cell>
          <table:table-cell office:value-type="float" office:value="-0.440120445524535" calcext:value-type="float">
            <text:p>-0.4401204455</text:p>
          </table:table-cell>
          <table:table-cell office:value-type="float" office:value="-0.558665788282573" calcext:value-type="float">
            <text:p>-0.5586657883</text:p>
          </table:table-cell>
          <table:table-cell office:value-type="float" office:value="-0.499750302197541" calcext:value-type="float">
            <text:p>-0.4997503022</text:p>
          </table:table-cell>
          <table:table-cell office:value-type="float" office:value="-0.323985971664054" calcext:value-type="float">
            <text:p>-0.3239859717</text:p>
          </table:table-cell>
          <table:table-cell office:value-type="float" office:value="-2.08598361759199" calcext:value-type="float">
            <text:p>-2.0859836176</text:p>
          </table:table-cell>
          <table:table-cell office:value-type="float" office:value="1.50804186201867" calcext:value-type="float">
            <text:p>1.508041862</text:p>
          </table:table-cell>
          <table:table-cell office:value-type="float" office:value="-1.73470063295164" calcext:value-type="float">
            <text:p>-1.734700633</text:p>
          </table:table-cell>
          <table:table-cell office:value-type="float" office:value="-1.45176798460013" calcext:value-type="float">
            <text:p>-1.4517679846</text:p>
          </table:table-cell>
          <table:table-cell office:value-type="float" office:value="0.511670065490128" calcext:value-type="float">
            <text:p>0.5116700655</text:p>
          </table:table-cell>
          <table:table-cell office:value-type="float" office:value="-0.0971414259559966" calcext:value-type="float">
            <text:p>-0.097141426</text:p>
          </table:table-cell>
          <table:table-cell office:value-type="float" office:value="0.387009382134111" calcext:value-type="float">
            <text:p>0.3870093821</text:p>
          </table:table-cell>
          <table:table-cell office:value-type="float" office:value="-0.364737263310012" calcext:value-type="float">
            <text:p>-0.3647372633</text:p>
          </table:table-cell>
          <table:table-cell office:value-type="float" office:value="0.16254713417453" calcext:value-type="float">
            <text:p>0.1625471342</text:p>
          </table:table-cell>
          <table:table-cell office:value-type="float" office:value="0.213913142197501" calcext:value-type="float">
            <text:p>0.2139131422</text:p>
          </table:table-cell>
          <table:table-cell office:value-type="float" office:value="0.407241067477861" calcext:value-type="float">
            <text:p>0.407241067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88" calcext:value-type="float">
            <text:p>588</text:p>
          </table:table-cell>
          <table:table-cell office:value-type="float" office:value="0.485684922315229" calcext:value-type="float">
            <text:p>0.4856849223</text:p>
          </table:table-cell>
          <table:table-cell office:value-type="float" office:value="-1.36745789853534" calcext:value-type="float">
            <text:p>-1.3674578985</text:p>
          </table:table-cell>
          <table:table-cell office:value-type="float" office:value="0.867545893148895" calcext:value-type="float">
            <text:p>0.8675458931</text:p>
          </table:table-cell>
          <table:table-cell office:value-type="float" office:value="0.321954206428702" calcext:value-type="float">
            <text:p>0.3219542064</text:p>
          </table:table-cell>
          <table:table-cell office:value-type="float" office:value="-0.760654478944322" calcext:value-type="float">
            <text:p>-0.7606544789</text:p>
          </table:table-cell>
          <table:table-cell office:value-type="float" office:value="1.57342149936576" calcext:value-type="float">
            <text:p>1.5734214994</text:p>
          </table:table-cell>
          <table:table-cell office:value-type="float" office:value="-0.588741777315947" calcext:value-type="float">
            <text:p>-0.5887417773</text:p>
          </table:table-cell>
          <table:table-cell office:value-type="float" office:value="0.531745549117997" calcext:value-type="float">
            <text:p>0.5317455491</text:p>
          </table:table-cell>
          <table:table-cell office:value-type="float" office:value="1.04939329564874" calcext:value-type="float">
            <text:p>1.0493932956</text:p>
          </table:table-cell>
          <table:table-cell office:value-type="float" office:value="-0.784748641980355" calcext:value-type="float">
            <text:p>-0.784748642</text:p>
          </table:table-cell>
          <table:table-cell office:value-type="float" office:value="0.555210003825023" calcext:value-type="float">
            <text:p>0.5552100038</text:p>
          </table:table-cell>
          <table:table-cell office:value-type="float" office:value="1.3658279500822" calcext:value-type="float">
            <text:p>1.3658279501</text:p>
          </table:table-cell>
          <table:table-cell office:value-type="float" office:value="0.449403331844814" calcext:value-type="float">
            <text:p>0.4494033318</text:p>
          </table:table-cell>
          <table:table-cell office:value-type="float" office:value="-0.466201952415976" calcext:value-type="float">
            <text:p>-0.4662019524</text:p>
          </table:table-cell>
          <table:table-cell office:value-type="float" office:value="0.735057756761317" calcext:value-type="float">
            <text:p>0.7350577568</text:p>
          </table:table-cell>
          <table:table-cell office:value-type="float" office:value="-1.47242323377282" calcext:value-type="float">
            <text:p>-1.4724232338</text:p>
          </table:table-cell>
          <table:table-cell office:value-type="float" office:value="1.44309482853939" calcext:value-type="float">
            <text:p>1.4430948285</text:p>
          </table:table-cell>
          <table:table-cell office:value-type="float" office:value="-2.70366940949023" calcext:value-type="float">
            <text:p>-2.7036694095</text:p>
          </table:table-cell>
          <table:table-cell office:value-type="float" office:value="-1.2973068421308" calcext:value-type="float">
            <text:p>-1.29730684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89" calcext:value-type="float">
            <text:p>589</text:p>
          </table:table-cell>
          <table:table-cell office:value-type="float" office:value="1.24565836480361" calcext:value-type="float">
            <text:p>1.2456583648</text:p>
          </table:table-cell>
          <table:table-cell office:value-type="float" office:value="0.465419870562264" calcext:value-type="float">
            <text:p>0.4654198706</text:p>
          </table:table-cell>
          <table:table-cell office:value-type="float" office:value="0.219100261441902" calcext:value-type="float">
            <text:p>0.2191002614</text:p>
          </table:table-cell>
          <table:table-cell office:value-type="float" office:value="1.35127650763869" calcext:value-type="float">
            <text:p>1.3512765076</text:p>
          </table:table-cell>
          <table:table-cell office:value-type="float" office:value="-0.0476535370469684" calcext:value-type="float">
            <text:p>-0.047653537</text:p>
          </table:table-cell>
          <table:table-cell office:value-type="float" office:value="-0.828625791859024" calcext:value-type="float">
            <text:p>-0.8286257919</text:p>
          </table:table-cell>
          <table:table-cell office:value-type="float" office:value="0.400433919748928" calcext:value-type="float">
            <text:p>0.4004339197</text:p>
          </table:table-cell>
          <table:table-cell office:value-type="float" office:value="-0.309240236198602" calcext:value-type="float">
            <text:p>-0.3092402362</text:p>
          </table:table-cell>
          <table:table-cell office:value-type="float" office:value="-0.143430661065008" calcext:value-type="float">
            <text:p>-0.1434306611</text:p>
          </table:table-cell>
          <table:table-cell office:value-type="float" office:value="-0.0416504147789673" calcext:value-type="float">
            <text:p>-0.0416504148</text:p>
          </table:table-cell>
          <table:table-cell office:value-type="float" office:value="-0.418247937788157" calcext:value-type="float">
            <text:p>-0.4182479378</text:p>
          </table:table-cell>
          <table:table-cell office:value-type="float" office:value="1.00582380091463" calcext:value-type="float">
            <text:p>1.0058238009</text:p>
          </table:table-cell>
          <table:table-cell office:value-type="float" office:value="1.1746676604878" calcext:value-type="float">
            <text:p>1.1746676605</text:p>
          </table:table-cell>
          <table:table-cell office:value-type="float" office:value="-0.0107947280386476" calcext:value-type="float">
            <text:p>-0.010794728</text:p>
          </table:table-cell>
          <table:table-cell office:value-type="float" office:value="-0.153772179860858" calcext:value-type="float">
            <text:p>-0.1537721799</text:p>
          </table:table-cell>
          <table:table-cell office:value-type="float" office:value="-0.437974688534853" calcext:value-type="float">
            <text:p>-0.4379746885</text:p>
          </table:table-cell>
          <table:table-cell office:value-type="float" office:value="-0.186802051256577" calcext:value-type="float">
            <text:p>-0.1868020513</text:p>
          </table:table-cell>
          <table:table-cell office:value-type="float" office:value="-0.599193719035308" calcext:value-type="float">
            <text:p>-0.599193719</text:p>
          </table:table-cell>
          <table:table-cell office:value-type="float" office:value="-0.137634678368262" calcext:value-type="float">
            <text:p>-0.137634678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89" calcext:value-type="float">
            <text:p>589</text:p>
          </table:table-cell>
          <table:table-cell office:value-type="float" office:value="-0.123154738586794" calcext:value-type="float">
            <text:p>-0.1231547386</text:p>
          </table:table-cell>
          <table:table-cell office:value-type="float" office:value="0.317703572723429" calcext:value-type="float">
            <text:p>0.3177035727</text:p>
          </table:table-cell>
          <table:table-cell office:value-type="float" office:value="2.74779826873803" calcext:value-type="float">
            <text:p>2.7477982687</text:p>
          </table:table-cell>
          <table:table-cell office:value-type="float" office:value="1.62020118299651" calcext:value-type="float">
            <text:p>1.620201183</text:p>
          </table:table-cell>
          <table:table-cell office:value-type="float" office:value="-0.987645105450444" calcext:value-type="float">
            <text:p>-0.9876451055</text:p>
          </table:table-cell>
          <table:table-cell office:value-type="float" office:value="1.35346239961513" calcext:value-type="float">
            <text:p>1.3534623996</text:p>
          </table:table-cell>
          <table:table-cell office:value-type="float" office:value="-1.07229841505469" calcext:value-type="float">
            <text:p>-1.0722984151</text:p>
          </table:table-cell>
          <table:table-cell office:value-type="float" office:value="-0.288371716591388" calcext:value-type="float">
            <text:p>-0.2883717166</text:p>
          </table:table-cell>
          <table:table-cell office:value-type="float" office:value="0.356136119960815" calcext:value-type="float">
            <text:p>0.35613612</text:p>
          </table:table-cell>
          <table:table-cell office:value-type="float" office:value="-0.273141399176767" calcext:value-type="float">
            <text:p>-0.2731413992</text:p>
          </table:table-cell>
          <table:table-cell office:value-type="float" office:value="1.18183279625382" calcext:value-type="float">
            <text:p>1.1818327963</text:p>
          </table:table-cell>
          <table:table-cell office:value-type="float" office:value="1.63585286611569" calcext:value-type="float">
            <text:p>1.6358528661</text:p>
          </table:table-cell>
          <table:table-cell office:value-type="float" office:value="0.464793470151735" calcext:value-type="float">
            <text:p>0.4647934702</text:p>
          </table:table-cell>
          <table:table-cell office:value-type="float" office:value="-0.516843015854005" calcext:value-type="float">
            <text:p>-0.5168430159</text:p>
          </table:table-cell>
          <table:table-cell office:value-type="float" office:value="-0.583119360383835" calcext:value-type="float">
            <text:p>-0.5831193604</text:p>
          </table:table-cell>
          <table:table-cell office:value-type="float" office:value="-0.674652835792971" calcext:value-type="float">
            <text:p>-0.6746528358</text:p>
          </table:table-cell>
          <table:table-cell office:value-type="float" office:value="0.4771014343347" calcext:value-type="float">
            <text:p>0.4771014343</text:p>
          </table:table-cell>
          <table:table-cell office:value-type="float" office:value="0.00963631249330701" calcext:value-type="float">
            <text:p>0.0096363125</text:p>
          </table:table-cell>
          <table:table-cell office:value-type="float" office:value="0.661392810996894" calcext:value-type="float">
            <text:p>0.6613928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90" calcext:value-type="float">
            <text:p>590</text:p>
          </table:table-cell>
          <table:table-cell office:value-type="float" office:value="1.38639222295391" calcext:value-type="float">
            <text:p>1.386392223</text:p>
          </table:table-cell>
          <table:table-cell office:value-type="float" office:value="-0.638327440704081" calcext:value-type="float">
            <text:p>-0.6383274407</text:p>
          </table:table-cell>
          <table:table-cell office:value-type="float" office:value="-0.143733889404019" calcext:value-type="float">
            <text:p>-0.1437338894</text:p>
          </table:table-cell>
          <table:table-cell office:value-type="float" office:value="-1.03812742015013" calcext:value-type="float">
            <text:p>-1.0381274202</text:p>
          </table:table-cell>
          <table:table-cell office:value-type="float" office:value="-0.382844202683097" calcext:value-type="float">
            <text:p>-0.3828442027</text:p>
          </table:table-cell>
          <table:table-cell office:value-type="float" office:value="0.0135714957608853" calcext:value-type="float">
            <text:p>0.0135714958</text:p>
          </table:table-cell>
          <table:table-cell office:value-type="float" office:value="-0.562578108347929" calcext:value-type="float">
            <text:p>-0.5625781083</text:p>
          </table:table-cell>
          <table:table-cell office:value-type="float" office:value="-0.0266318717495788" calcext:value-type="float">
            <text:p>-0.0266318717</text:p>
          </table:table-cell>
          <table:table-cell office:value-type="float" office:value="-1.00302886652699" calcext:value-type="float">
            <text:p>-1.0030288665</text:p>
          </table:table-cell>
          <table:table-cell office:value-type="float" office:value="0.77892426843408" calcext:value-type="float">
            <text:p>0.7789242684</text:p>
          </table:table-cell>
          <table:table-cell office:value-type="float" office:value="0.329102175405697" calcext:value-type="float">
            <text:p>0.3291021754</text:p>
          </table:table-cell>
          <table:table-cell office:value-type="float" office:value="-0.19832286863744" calcext:value-type="float">
            <text:p>-0.1983228686</text:p>
          </table:table-cell>
          <table:table-cell office:value-type="float" office:value="0.584156695378239" calcext:value-type="float">
            <text:p>0.5841566954</text:p>
          </table:table-cell>
          <table:table-cell office:value-type="float" office:value="-0.0730209702582049" calcext:value-type="float">
            <text:p>-0.0730209703</text:p>
          </table:table-cell>
          <table:table-cell office:value-type="float" office:value="0.0936472766498082" calcext:value-type="float">
            <text:p>0.0936472766</text:p>
          </table:table-cell>
          <table:table-cell office:value-type="float" office:value="1.67242314229495" calcext:value-type="float">
            <text:p>1.6724231423</text:p>
          </table:table-cell>
          <table:table-cell office:value-type="float" office:value="-0.482069176258555" calcext:value-type="float">
            <text:p>-0.4820691763</text:p>
          </table:table-cell>
          <table:table-cell office:value-type="float" office:value="-0.487017790784137" calcext:value-type="float">
            <text:p>-0.4870177908</text:p>
          </table:table-cell>
          <table:table-cell office:value-type="float" office:value="1.28212478098734" calcext:value-type="float">
            <text:p>1.28212478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2" calcext:value-type="float">
            <text:p>592</text:p>
          </table:table-cell>
          <table:table-cell office:value-type="float" office:value="-0.937904055589607" calcext:value-type="float">
            <text:p>-0.9379040556</text:p>
          </table:table-cell>
          <table:table-cell office:value-type="float" office:value="0.115392682794467" calcext:value-type="float">
            <text:p>0.1153926828</text:p>
          </table:table-cell>
          <table:table-cell office:value-type="float" office:value="-0.31486359575083" calcext:value-type="float">
            <text:p>-0.3148635958</text:p>
          </table:table-cell>
          <table:table-cell office:value-type="float" office:value="1.70809273139586" calcext:value-type="float">
            <text:p>1.7080927314</text:p>
          </table:table-cell>
          <table:table-cell office:value-type="float" office:value="-1.43912668638414" calcext:value-type="float">
            <text:p>-1.4391266864</text:p>
          </table:table-cell>
          <table:table-cell office:value-type="float" office:value="0.0111459706914521" calcext:value-type="float">
            <text:p>0.0111459707</text:p>
          </table:table-cell>
          <table:table-cell office:value-type="float" office:value="2.05275172534962" calcext:value-type="float">
            <text:p>2.0527517253</text:p>
          </table:table-cell>
          <table:table-cell office:value-type="float" office:value="0.0710515975333347" calcext:value-type="float">
            <text:p>0.0710515975</text:p>
          </table:table-cell>
          <table:table-cell office:value-type="float" office:value="-0.81580815291184" calcext:value-type="float">
            <text:p>-0.8158081529</text:p>
          </table:table-cell>
          <table:table-cell office:value-type="float" office:value="-0.475701372335623" calcext:value-type="float">
            <text:p>-0.4757013723</text:p>
          </table:table-cell>
          <table:table-cell office:value-type="float" office:value="-0.651825083549632" calcext:value-type="float">
            <text:p>-0.6518250835</text:p>
          </table:table-cell>
          <table:table-cell office:value-type="float" office:value="0.792566788181548" calcext:value-type="float">
            <text:p>0.7925667882</text:p>
          </table:table-cell>
          <table:table-cell office:value-type="float" office:value="1.3666571338934" calcext:value-type="float">
            <text:p>1.3666571339</text:p>
          </table:table-cell>
          <table:table-cell office:value-type="float" office:value="0.265740973468571" calcext:value-type="float">
            <text:p>0.2657409735</text:p>
          </table:table-cell>
          <table:table-cell office:value-type="float" office:value="0.0674618570671788" calcext:value-type="float">
            <text:p>0.0674618571</text:p>
          </table:table-cell>
          <table:table-cell office:value-type="float" office:value="-0.650434433251155" calcext:value-type="float">
            <text:p>-0.6504344333</text:p>
          </table:table-cell>
          <table:table-cell office:value-type="float" office:value="0.243979901109632" calcext:value-type="float">
            <text:p>0.2439799011</text:p>
          </table:table-cell>
          <table:table-cell office:value-type="float" office:value="-0.11361258632838" calcext:value-type="float">
            <text:p>-0.1136125863</text:p>
          </table:table-cell>
          <table:table-cell office:value-type="float" office:value="0.681311774287969" calcext:value-type="float">
            <text:p>0.681311774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93" calcext:value-type="float">
            <text:p>593</text:p>
          </table:table-cell>
          <table:table-cell office:value-type="float" office:value="1.28578408457805" calcext:value-type="float">
            <text:p>1.2857840846</text:p>
          </table:table-cell>
          <table:table-cell office:value-type="float" office:value="-0.204800181788683" calcext:value-type="float">
            <text:p>-0.2048001818</text:p>
          </table:table-cell>
          <table:table-cell office:value-type="float" office:value="-0.912386535091836" calcext:value-type="float">
            <text:p>-0.9123865351</text:p>
          </table:table-cell>
          <table:table-cell office:value-type="float" office:value="-0.342584213540659" calcext:value-type="float">
            <text:p>-0.3425842135</text:p>
          </table:table-cell>
          <table:table-cell office:value-type="float" office:value="1.88154749297588" calcext:value-type="float">
            <text:p>1.881547493</text:p>
          </table:table-cell>
          <table:table-cell office:value-type="float" office:value="3.60881453066361" calcext:value-type="float">
            <text:p>3.6088145307</text:p>
          </table:table-cell>
          <table:table-cell office:value-type="float" office:value="-0.704128946901396" calcext:value-type="float">
            <text:p>-0.7041289469</text:p>
          </table:table-cell>
          <table:table-cell office:value-type="float" office:value="0.908009029296099" calcext:value-type="float">
            <text:p>0.9080090293</text:p>
          </table:table-cell>
          <table:table-cell office:value-type="float" office:value="0.409535791001752" calcext:value-type="float">
            <text:p>0.409535791</text:p>
          </table:table-cell>
          <table:table-cell office:value-type="float" office:value="-0.144919284896399" calcext:value-type="float">
            <text:p>-0.1449192849</text:p>
          </table:table-cell>
          <table:table-cell office:value-type="float" office:value="-0.434718241799483" calcext:value-type="float">
            <text:p>-0.4347182418</text:p>
          </table:table-cell>
          <table:table-cell office:value-type="float" office:value="0.282398098497617" calcext:value-type="float">
            <text:p>0.2823980985</text:p>
          </table:table-cell>
          <table:table-cell office:value-type="float" office:value="-0.14103390278099" calcext:value-type="float">
            <text:p>-0.1410339028</text:p>
          </table:table-cell>
          <table:table-cell office:value-type="float" office:value="0.0371511864041974" calcext:value-type="float">
            <text:p>0.0371511864</text:p>
          </table:table-cell>
          <table:table-cell office:value-type="float" office:value="0.0559597695641921" calcext:value-type="float">
            <text:p>0.0559597696</text:p>
          </table:table-cell>
          <table:table-cell office:value-type="float" office:value="0.142997743094697" calcext:value-type="float">
            <text:p>0.1429977431</text:p>
          </table:table-cell>
          <table:table-cell office:value-type="float" office:value="-0.498530318902751" calcext:value-type="float">
            <text:p>-0.4985303189</text:p>
          </table:table-cell>
          <table:table-cell office:value-type="float" office:value="-0.272597674071618" calcext:value-type="float">
            <text:p>-0.2725976741</text:p>
          </table:table-cell>
          <table:table-cell office:value-type="float" office:value="0.595132928271787" calcext:value-type="float">
            <text:p>0.59513292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97" calcext:value-type="float">
            <text:p>597</text:p>
          </table:table-cell>
          <table:table-cell office:value-type="float" office:value="-0.579711960472138" calcext:value-type="float">
            <text:p>-0.5797119605</text:p>
          </table:table-cell>
          <table:table-cell office:value-type="float" office:value="0.863978981323137" calcext:value-type="float">
            <text:p>0.8639789813</text:p>
          </table:table-cell>
          <table:table-cell office:value-type="float" office:value="1.5485678885124" calcext:value-type="float">
            <text:p>1.5485678885</text:p>
          </table:table-cell>
          <table:table-cell office:value-type="float" office:value="1.09411644662122" calcext:value-type="float">
            <text:p>1.0941164466</text:p>
          </table:table-cell>
          <table:table-cell office:value-type="float" office:value="0.383149871573759" calcext:value-type="float">
            <text:p>0.3831498716</text:p>
          </table:table-cell>
          <table:table-cell office:value-type="float" office:value="-0.00588410155546824" calcext:value-type="float">
            <text:p>-0.0058841016</text:p>
          </table:table-cell>
          <table:table-cell office:value-type="float" office:value="0.802097223517882" calcext:value-type="float">
            <text:p>0.8020972235</text:p>
          </table:table-cell>
          <table:table-cell office:value-type="float" office:value="-0.125621881419378" calcext:value-type="float">
            <text:p>-0.1256218814</text:p>
          </table:table-cell>
          <table:table-cell office:value-type="float" office:value="0.0297465078979738" calcext:value-type="float">
            <text:p>0.0297465079</text:p>
          </table:table-cell>
          <table:table-cell office:value-type="float" office:value="0.151421429131404" calcext:value-type="float">
            <text:p>0.1514214291</text:p>
          </table:table-cell>
          <table:table-cell office:value-type="float" office:value="-0.629093880171035" calcext:value-type="float">
            <text:p>-0.6290938802</text:p>
          </table:table-cell>
          <table:table-cell office:value-type="float" office:value="-0.153313662511226" calcext:value-type="float">
            <text:p>-0.1533136625</text:p>
          </table:table-cell>
          <table:table-cell office:value-type="float" office:value="-0.640298059556435" calcext:value-type="float">
            <text:p>-0.6402980596</text:p>
          </table:table-cell>
          <table:table-cell office:value-type="float" office:value="-0.162919727582289" calcext:value-type="float">
            <text:p>-0.1629197276</text:p>
          </table:table-cell>
          <table:table-cell office:value-type="float" office:value="0.134772964556203" calcext:value-type="float">
            <text:p>0.1347729646</text:p>
          </table:table-cell>
          <table:table-cell office:value-type="float" office:value="-1.17414410591134" calcext:value-type="float">
            <text:p>-1.1741441059</text:p>
          </table:table-cell>
          <table:table-cell office:value-type="float" office:value="0.428248445048101" calcext:value-type="float">
            <text:p>0.428248445</text:p>
          </table:table-cell>
          <table:table-cell office:value-type="float" office:value="-0.695283525481904" calcext:value-type="float">
            <text:p>-0.6952835255</text:p>
          </table:table-cell>
          <table:table-cell office:value-type="float" office:value="0.441604731534043" calcext:value-type="float">
            <text:p>0.44160473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98" calcext:value-type="float">
            <text:p>598</text:p>
          </table:table-cell>
          <table:table-cell office:value-type="float" office:value="-0.795188115818995" calcext:value-type="float">
            <text:p>-0.7951881158</text:p>
          </table:table-cell>
          <table:table-cell office:value-type="float" office:value="-1.10826685688292" calcext:value-type="float">
            <text:p>-1.1082668569</text:p>
          </table:table-cell>
          <table:table-cell office:value-type="float" office:value="0.590149255683361" calcext:value-type="float">
            <text:p>0.5901492557</text:p>
          </table:table-cell>
          <table:table-cell office:value-type="float" office:value="-1.86998626782724" calcext:value-type="float">
            <text:p>-1.8699862678</text:p>
          </table:table-cell>
          <table:table-cell office:value-type="float" office:value="-3.42535108122433" calcext:value-type="float">
            <text:p>-3.4253510812</text:p>
          </table:table-cell>
          <table:table-cell office:value-type="float" office:value="1.16482054232391" calcext:value-type="float">
            <text:p>1.1648205423</text:p>
          </table:table-cell>
          <table:table-cell office:value-type="float" office:value="2.03588857455072" calcext:value-type="float">
            <text:p>2.0358885746</text:p>
          </table:table-cell>
          <table:table-cell office:value-type="float" office:value="-0.283824904000128" calcext:value-type="float">
            <text:p>-0.283824904</text:p>
          </table:table-cell>
          <table:table-cell office:value-type="float" office:value="-2.6596147582446" calcext:value-type="float">
            <text:p>-2.6596147582</text:p>
          </table:table-cell>
          <table:table-cell office:value-type="float" office:value="0.81783594916849" calcext:value-type="float">
            <text:p>0.8178359492</text:p>
          </table:table-cell>
          <table:table-cell office:value-type="float" office:value="1.31424358536201" calcext:value-type="float">
            <text:p>1.3142435854</text:p>
          </table:table-cell>
          <table:table-cell office:value-type="float" office:value="-1.31378676311681" calcext:value-type="float">
            <text:p>-1.3137867631</text:p>
          </table:table-cell>
          <table:table-cell office:value-type="float" office:value="-1.02516396057429" calcext:value-type="float">
            <text:p>-1.0251639606</text:p>
          </table:table-cell>
          <table:table-cell office:value-type="float" office:value="0.0634679801120265" calcext:value-type="float">
            <text:p>0.0634679801</text:p>
          </table:table-cell>
          <table:table-cell office:value-type="float" office:value="0.161884240972059" calcext:value-type="float">
            <text:p>0.161884241</text:p>
          </table:table-cell>
          <table:table-cell office:value-type="float" office:value="-0.380727193311643" calcext:value-type="float">
            <text:p>-0.3807271933</text:p>
          </table:table-cell>
          <table:table-cell office:value-type="float" office:value="0.606071250228222" calcext:value-type="float">
            <text:p>0.6060712502</text:p>
          </table:table-cell>
          <table:table-cell office:value-type="float" office:value="0.347917316721149" calcext:value-type="float">
            <text:p>0.3479173167</text:p>
          </table:table-cell>
          <table:table-cell office:value-type="float" office:value="-0.270608084376731" calcext:value-type="float">
            <text:p>-0.270608084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99" calcext:value-type="float">
            <text:p>599</text:p>
          </table:table-cell>
          <table:table-cell office:value-type="float" office:value="1.33695648356487" calcext:value-type="float">
            <text:p>1.3369564836</text:p>
          </table:table-cell>
          <table:table-cell office:value-type="float" office:value="0.290431830675023" calcext:value-type="float">
            <text:p>0.2904318307</text:p>
          </table:table-cell>
          <table:table-cell office:value-type="float" office:value="-0.387642217690981" calcext:value-type="float">
            <text:p>-0.3876422177</text:p>
          </table:table-cell>
          <table:table-cell office:value-type="float" office:value="0.166746193501" calcext:value-type="float">
            <text:p>0.1667461935</text:p>
          </table:table-cell>
          <table:table-cell office:value-type="float" office:value="0.566886657304878" calcext:value-type="float">
            <text:p>0.5668866573</text:p>
          </table:table-cell>
          <table:table-cell office:value-type="float" office:value="0.25064042921157" calcext:value-type="float">
            <text:p>0.2506404292</text:p>
          </table:table-cell>
          <table:table-cell office:value-type="float" office:value="-0.0257731003536354" calcext:value-type="float">
            <text:p>-0.0257731004</text:p>
          </table:table-cell>
          <table:table-cell office:value-type="float" office:value="0.0304239436882423" calcext:value-type="float">
            <text:p>0.0304239437</text:p>
          </table:table-cell>
          <table:table-cell office:value-type="float" office:value="-0.172015401917762" calcext:value-type="float">
            <text:p>-0.1720154019</text:p>
          </table:table-cell>
          <table:table-cell office:value-type="float" office:value="-0.12320545982374" calcext:value-type="float">
            <text:p>-0.1232054598</text:p>
          </table:table-cell>
          <table:table-cell office:value-type="float" office:value="0.157908887000264" calcext:value-type="float">
            <text:p>0.157908887</text:p>
          </table:table-cell>
          <table:table-cell office:value-type="float" office:value="0.575772460960416" calcext:value-type="float">
            <text:p>0.575772461</text:p>
          </table:table-cell>
          <table:table-cell office:value-type="float" office:value="0.862445581464981" calcext:value-type="float">
            <text:p>0.8624455815</text:p>
          </table:table-cell>
          <table:table-cell office:value-type="float" office:value="-0.278093490075462" calcext:value-type="float">
            <text:p>-0.2780934901</text:p>
          </table:table-cell>
          <table:table-cell office:value-type="float" office:value="0.473860256494313" calcext:value-type="float">
            <text:p>0.4738602565</text:p>
          </table:table-cell>
          <table:table-cell office:value-type="float" office:value="1.15931576498592" calcext:value-type="float">
            <text:p>1.159315765</text:p>
          </table:table-cell>
          <table:table-cell office:value-type="float" office:value="-0.908354313280351" calcext:value-type="float">
            <text:p>-0.9083543133</text:p>
          </table:table-cell>
          <table:table-cell office:value-type="float" office:value="0.708619150418272" calcext:value-type="float">
            <text:p>0.7086191504</text:p>
          </table:table-cell>
          <table:table-cell office:value-type="float" office:value="0.740028762699755" calcext:value-type="float">
            <text:p>0.74002876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99" calcext:value-type="float">
            <text:p>599</text:p>
          </table:table-cell>
          <table:table-cell office:value-type="float" office:value="0.142623031085026" calcext:value-type="float">
            <text:p>0.1426230311</text:p>
          </table:table-cell>
          <table:table-cell office:value-type="float" office:value="0.615164602555194" calcext:value-type="float">
            <text:p>0.6151646026</text:p>
          </table:table-cell>
          <table:table-cell office:value-type="float" office:value="1.4215469925973" calcext:value-type="float">
            <text:p>1.4215469926</text:p>
          </table:table-cell>
          <table:table-cell office:value-type="float" office:value="1.29121735809183" calcext:value-type="float">
            <text:p>1.2912173581</text:p>
          </table:table-cell>
          <table:table-cell office:value-type="float" office:value="-0.61799716922571" calcext:value-type="float">
            <text:p>-0.6179971692</text:p>
          </table:table-cell>
          <table:table-cell office:value-type="float" office:value="-0.428987746432248" calcext:value-type="float">
            <text:p>-0.4289877464</text:p>
          </table:table-cell>
          <table:table-cell office:value-type="float" office:value="0.678547976171663" calcext:value-type="float">
            <text:p>0.6785479762</text:p>
          </table:table-cell>
          <table:table-cell office:value-type="float" office:value="-0.367664403623437" calcext:value-type="float">
            <text:p>-0.3676644036</text:p>
          </table:table-cell>
          <table:table-cell office:value-type="float" office:value="0.162606581131061" calcext:value-type="float">
            <text:p>0.1626065811</text:p>
          </table:table-cell>
          <table:table-cell office:value-type="float" office:value="0.270924218440451" calcext:value-type="float">
            <text:p>0.2709242184</text:p>
          </table:table-cell>
          <table:table-cell office:value-type="float" office:value="-0.367729528391386" calcext:value-type="float">
            <text:p>-0.3677295284</text:p>
          </table:table-cell>
          <table:table-cell office:value-type="float" office:value="0.131576417215044" calcext:value-type="float">
            <text:p>0.1315764172</text:p>
          </table:table-cell>
          <table:table-cell office:value-type="float" office:value="-0.0929870346182179" calcext:value-type="float">
            <text:p>-0.0929870346</text:p>
          </table:table-cell>
          <table:table-cell office:value-type="float" office:value="-0.286104225916766" calcext:value-type="float">
            <text:p>-0.2861042259</text:p>
          </table:table-cell>
          <table:table-cell office:value-type="float" office:value="0.421350576291474" calcext:value-type="float">
            <text:p>0.4213505763</text:p>
          </table:table-cell>
          <table:table-cell office:value-type="float" office:value="-1.08750136370836" calcext:value-type="float">
            <text:p>-1.0875013637</text:p>
          </table:table-cell>
          <table:table-cell office:value-type="float" office:value="0.541915715656718" calcext:value-type="float">
            <text:p>0.5419157157</text:p>
          </table:table-cell>
          <table:table-cell office:value-type="float" office:value="-0.464147857798045" calcext:value-type="float">
            <text:p>-0.4641478578</text:p>
          </table:table-cell>
          <table:table-cell office:value-type="float" office:value="1.78234107407874" calcext:value-type="float">
            <text:p>1.782341074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00" calcext:value-type="float">
            <text:p>600</text:p>
          </table:table-cell>
          <table:table-cell office:value-type="float" office:value="-0.861028332465561" calcext:value-type="float">
            <text:p>-0.8610283325</text:p>
          </table:table-cell>
          <table:table-cell office:value-type="float" office:value="2.02018640741438" calcext:value-type="float">
            <text:p>2.0201864074</text:p>
          </table:table-cell>
          <table:table-cell office:value-type="float" office:value="-1.25448543616574" calcext:value-type="float">
            <text:p>-1.2544854362</text:p>
          </table:table-cell>
          <table:table-cell office:value-type="float" office:value="0.157925282648979" calcext:value-type="float">
            <text:p>0.1579252826</text:p>
          </table:table-cell>
          <table:table-cell office:value-type="float" office:value="2.43295862334372" calcext:value-type="float">
            <text:p>2.4329586233</text:p>
          </table:table-cell>
          <table:table-cell office:value-type="float" office:value="-0.672431963034317" calcext:value-type="float">
            <text:p>-0.672431963</text:p>
          </table:table-cell>
          <table:table-cell office:value-type="float" office:value="1.43482551597318" calcext:value-type="float">
            <text:p>1.434825516</text:p>
          </table:table-cell>
          <table:table-cell office:value-type="float" office:value="-0.314030164175411" calcext:value-type="float">
            <text:p>-0.3140301642</text:p>
          </table:table-cell>
          <table:table-cell office:value-type="float" office:value="-0.197235869795237" calcext:value-type="float">
            <text:p>-0.1972358698</text:p>
          </table:table-cell>
          <table:table-cell office:value-type="float" office:value="-1.23625790844752" calcext:value-type="float">
            <text:p>-1.2362579084</text:p>
          </table:table-cell>
          <table:table-cell office:value-type="float" office:value="-0.279043473101557" calcext:value-type="float">
            <text:p>-0.2790434731</text:p>
          </table:table-cell>
          <table:table-cell office:value-type="float" office:value="-1.17410969086228" calcext:value-type="float">
            <text:p>-1.1741096909</text:p>
          </table:table-cell>
          <table:table-cell office:value-type="float" office:value="-0.0433384842322051" calcext:value-type="float">
            <text:p>-0.0433384842</text:p>
          </table:table-cell>
          <table:table-cell office:value-type="float" office:value="-3.9858770726334" calcext:value-type="float">
            <text:p>-3.9858770726</text:p>
          </table:table-cell>
          <table:table-cell office:value-type="float" office:value="0.895502810915015" calcext:value-type="float">
            <text:p>0.8955028109</text:p>
          </table:table-cell>
          <table:table-cell office:value-type="float" office:value="1.19584613178003" calcext:value-type="float">
            <text:p>1.1958461318</text:p>
          </table:table-cell>
          <table:table-cell office:value-type="float" office:value="2.10374131919765" calcext:value-type="float">
            <text:p>2.1037413192</text:p>
          </table:table-cell>
          <table:table-cell office:value-type="float" office:value="1.34168821274701" calcext:value-type="float">
            <text:p>1.3416882127</text:p>
          </table:table-cell>
          <table:table-cell office:value-type="float" office:value="-1.26218234536494" calcext:value-type="float">
            <text:p>-1.262182345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0" calcext:value-type="float">
            <text:p>600</text:p>
          </table:table-cell>
          <table:table-cell office:value-type="float" office:value="-3.55890898823261" calcext:value-type="float">
            <text:p>-3.5589089882</text:p>
          </table:table-cell>
          <table:table-cell office:value-type="float" office:value="3.3808361602821" calcext:value-type="float">
            <text:p>3.3808361603</text:p>
          </table:table-cell>
          <table:table-cell office:value-type="float" office:value="-1.45600257556929" calcext:value-type="float">
            <text:p>-1.4560025756</text:p>
          </table:table-cell>
          <table:table-cell office:value-type="float" office:value="0.0593229159468732" calcext:value-type="float">
            <text:p>0.0593229159</text:p>
          </table:table-cell>
          <table:table-cell office:value-type="float" office:value="-2.17004449384791" calcext:value-type="float">
            <text:p>-2.1700444938</text:p>
          </table:table-cell>
          <table:table-cell office:value-type="float" office:value="-1.39858564835339" calcext:value-type="float">
            <text:p>-1.3985856484</text:p>
          </table:table-cell>
          <table:table-cell office:value-type="float" office:value="-1.49903603673447" calcext:value-type="float">
            <text:p>-1.4990360367</text:p>
          </table:table-cell>
          <table:table-cell office:value-type="float" office:value="2.5703199833909" calcext:value-type="float">
            <text:p>2.5703199834</text:p>
          </table:table-cell>
          <table:table-cell office:value-type="float" office:value="-0.355382769533694" calcext:value-type="float">
            <text:p>-0.3553827695</text:p>
          </table:table-cell>
          <table:table-cell office:value-type="float" office:value="-0.300053650087346" calcext:value-type="float">
            <text:p>-0.3000536501</text:p>
          </table:table-cell>
          <table:table-cell office:value-type="float" office:value="-1.08567908949829" calcext:value-type="float">
            <text:p>-1.0856790895</text:p>
          </table:table-cell>
          <table:table-cell office:value-type="float" office:value="0.605352161288983" calcext:value-type="float">
            <text:p>0.6053521613</text:p>
          </table:table-cell>
          <table:table-cell office:value-type="float" office:value="-0.12107516155814" calcext:value-type="float">
            <text:p>-0.1210751616</text:p>
          </table:table-cell>
          <table:table-cell office:value-type="float" office:value="1.23916122515855" calcext:value-type="float">
            <text:p>1.2391612252</text:p>
          </table:table-cell>
          <table:table-cell office:value-type="float" office:value="0.809901602187245" calcext:value-type="float">
            <text:p>0.8099016022</text:p>
          </table:table-cell>
          <table:table-cell office:value-type="float" office:value="1.04951388826121" calcext:value-type="float">
            <text:p>1.0495138883</text:p>
          </table:table-cell>
          <table:table-cell office:value-type="float" office:value="1.00886622374494" calcext:value-type="float">
            <text:p>1.0088662237</text:p>
          </table:table-cell>
          <table:table-cell office:value-type="float" office:value="0.0827727954866637" calcext:value-type="float">
            <text:p>0.0827727955</text:p>
          </table:table-cell>
          <table:table-cell office:value-type="float" office:value="-0.268371636467829" calcext:value-type="float">
            <text:p>-0.268371636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00" calcext:value-type="float">
            <text:p>600</text:p>
          </table:table-cell>
          <table:table-cell office:value-type="float" office:value="-1.58249207672452" calcext:value-type="float">
            <text:p>-1.5824920767</text:p>
          </table:table-cell>
          <table:table-cell office:value-type="float" office:value="1.33884828243387" calcext:value-type="float">
            <text:p>1.3388482824</text:p>
          </table:table-cell>
          <table:table-cell office:value-type="float" office:value="1.90826543335439" calcext:value-type="float">
            <text:p>1.9082654334</text:p>
          </table:table-cell>
          <table:table-cell office:value-type="float" office:value="0.198895281153605" calcext:value-type="float">
            <text:p>0.1988952812</text:p>
          </table:table-cell>
          <table:table-cell office:value-type="float" office:value="-1.23534740073349" calcext:value-type="float">
            <text:p>-1.2353474007</text:p>
          </table:table-cell>
          <table:table-cell office:value-type="float" office:value="-0.241873995092125" calcext:value-type="float">
            <text:p>-0.2418739951</text:p>
          </table:table-cell>
          <table:table-cell office:value-type="float" office:value="-0.619284431776561" calcext:value-type="float">
            <text:p>-0.6192844318</text:p>
          </table:table-cell>
          <table:table-cell office:value-type="float" office:value="1.02886524147474" calcext:value-type="float">
            <text:p>1.0288652415</text:p>
          </table:table-cell>
          <table:table-cell office:value-type="float" office:value="0.00407672003121889" calcext:value-type="float">
            <text:p>0.00407672</text:p>
          </table:table-cell>
          <table:table-cell office:value-type="float" office:value="-0.950057783619616" calcext:value-type="float">
            <text:p>-0.9500577836</text:p>
          </table:table-cell>
          <table:table-cell office:value-type="float" office:value="-1.12609843911285" calcext:value-type="float">
            <text:p>-1.1260984391</text:p>
          </table:table-cell>
          <table:table-cell office:value-type="float" office:value="0.464873038421959" calcext:value-type="float">
            <text:p>0.4648730384</text:p>
          </table:table-cell>
          <table:table-cell office:value-type="float" office:value="0.208989347072711" calcext:value-type="float">
            <text:p>0.2089893471</text:p>
          </table:table-cell>
          <table:table-cell office:value-type="float" office:value="0.0311446638618746" calcext:value-type="float">
            <text:p>0.0311446639</text:p>
          </table:table-cell>
          <table:table-cell office:value-type="float" office:value="-0.0225531095956461" calcext:value-type="float">
            <text:p>-0.0225531096</text:p>
          </table:table-cell>
          <table:table-cell office:value-type="float" office:value="0.243044610624873" calcext:value-type="float">
            <text:p>0.2430446106</text:p>
          </table:table-cell>
          <table:table-cell office:value-type="float" office:value="0.211662380854474" calcext:value-type="float">
            <text:p>0.2116623809</text:p>
          </table:table-cell>
          <table:table-cell office:value-type="float" office:value="-0.0092605415001265" calcext:value-type="float">
            <text:p>-0.0092605415</text:p>
          </table:table-cell>
          <table:table-cell office:value-type="float" office:value="0.174218533783916" calcext:value-type="float">
            <text:p>0.17421853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02" calcext:value-type="float">
            <text:p>602</text:p>
          </table:table-cell>
          <table:table-cell office:value-type="float" office:value="-1.10829234908383" calcext:value-type="float">
            <text:p>-1.1082923491</text:p>
          </table:table-cell>
          <table:table-cell office:value-type="float" office:value="-0.770161780096341" calcext:value-type="float">
            <text:p>-0.7701617801</text:p>
          </table:table-cell>
          <table:table-cell office:value-type="float" office:value="2.7593091732643" calcext:value-type="float">
            <text:p>2.7593091733</text:p>
          </table:table-cell>
          <table:table-cell office:value-type="float" office:value="0.0898095159736813" calcext:value-type="float">
            <text:p>0.089809516</text:p>
          </table:table-cell>
          <table:table-cell office:value-type="float" office:value="-0.171879460439457" calcext:value-type="float">
            <text:p>-0.1718794604</text:p>
          </table:table-cell>
          <table:table-cell office:value-type="float" office:value="0.0933655156770756" calcext:value-type="float">
            <text:p>0.0933655157</text:p>
          </table:table-cell>
          <table:table-cell office:value-type="float" office:value="0.569611680285188" calcext:value-type="float">
            <text:p>0.5696116803</text:p>
          </table:table-cell>
          <table:table-cell office:value-type="float" office:value="-0.756861411897707" calcext:value-type="float">
            <text:p>-0.7568614119</text:p>
          </table:table-cell>
          <table:table-cell office:value-type="float" office:value="1.55909604219505" calcext:value-type="float">
            <text:p>1.5590960422</text:p>
          </table:table-cell>
          <table:table-cell office:value-type="float" office:value="0.47951782035239" calcext:value-type="float">
            <text:p>0.4795178204</text:p>
          </table:table-cell>
          <table:table-cell office:value-type="float" office:value="-0.207980336771197" calcext:value-type="float">
            <text:p>-0.2079803368</text:p>
          </table:table-cell>
          <table:table-cell office:value-type="float" office:value="-0.700451701805273" calcext:value-type="float">
            <text:p>-0.7004517018</text:p>
          </table:table-cell>
          <table:table-cell office:value-type="float" office:value="-1.59608259408292" calcext:value-type="float">
            <text:p>-1.5960825941</text:p>
          </table:table-cell>
          <table:table-cell office:value-type="float" office:value="-1.23394563734972" calcext:value-type="float">
            <text:p>-1.2339456373</text:p>
          </table:table-cell>
          <table:table-cell office:value-type="float" office:value="0.473356573343257" calcext:value-type="float">
            <text:p>0.4733565733</text:p>
          </table:table-cell>
          <table:table-cell office:value-type="float" office:value="-1.10199963285835" calcext:value-type="float">
            <text:p>-1.1019996329</text:p>
          </table:table-cell>
          <table:table-cell office:value-type="float" office:value="0.429684941988507" calcext:value-type="float">
            <text:p>0.429684942</text:p>
          </table:table-cell>
          <table:table-cell office:value-type="float" office:value="-0.918792507261749" calcext:value-type="float">
            <text:p>-0.9187925073</text:p>
          </table:table-cell>
          <table:table-cell office:value-type="float" office:value="0.907992721225833" calcext:value-type="float">
            <text:p>0.90799272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04" calcext:value-type="float">
            <text:p>604</text:p>
          </table:table-cell>
          <table:table-cell office:value-type="float" office:value="-0.931571904607774" calcext:value-type="float">
            <text:p>-0.9315719046</text:p>
          </table:table-cell>
          <table:table-cell office:value-type="float" office:value="0.614814101066143" calcext:value-type="float">
            <text:p>0.6148141011</text:p>
          </table:table-cell>
          <table:table-cell office:value-type="float" office:value="1.87448693616375" calcext:value-type="float">
            <text:p>1.8744869362</text:p>
          </table:table-cell>
          <table:table-cell office:value-type="float" office:value="0.53646499526855" calcext:value-type="float">
            <text:p>0.5364649953</text:p>
          </table:table-cell>
          <table:table-cell office:value-type="float" office:value="0.832747706092403" calcext:value-type="float">
            <text:p>0.8327477061</text:p>
          </table:table-cell>
          <table:table-cell office:value-type="float" office:value="0.411702373645817" calcext:value-type="float">
            <text:p>0.4117023736</text:p>
          </table:table-cell>
          <table:table-cell office:value-type="float" office:value="0.718649987469117" calcext:value-type="float">
            <text:p>0.7186499875</text:p>
          </table:table-cell>
          <table:table-cell office:value-type="float" office:value="0.0434728213809222" calcext:value-type="float">
            <text:p>0.0434728214</text:p>
          </table:table-cell>
          <table:table-cell office:value-type="float" office:value="-0.362946374744199" calcext:value-type="float">
            <text:p>-0.3629463747</text:p>
          </table:table-cell>
          <table:table-cell office:value-type="float" office:value="-0.161027325585543" calcext:value-type="float">
            <text:p>-0.1610273256</text:p>
          </table:table-cell>
          <table:table-cell office:value-type="float" office:value="0.702836541740742" calcext:value-type="float">
            <text:p>0.7028365417</text:p>
          </table:table-cell>
          <table:table-cell office:value-type="float" office:value="0.275486367670287" calcext:value-type="float">
            <text:p>0.2754863677</text:p>
          </table:table-cell>
          <table:table-cell office:value-type="float" office:value="-0.976817522408663" calcext:value-type="float">
            <text:p>-0.9768175224</text:p>
          </table:table-cell>
          <table:table-cell office:value-type="float" office:value="0.0477869382002479" calcext:value-type="float">
            <text:p>0.0477869382</text:p>
          </table:table-cell>
          <table:table-cell office:value-type="float" office:value="-0.785014979533616" calcext:value-type="float">
            <text:p>-0.7850149795</text:p>
          </table:table-cell>
          <table:table-cell office:value-type="float" office:value="-0.627477485176267" calcext:value-type="float">
            <text:p>-0.6274774852</text:p>
          </table:table-cell>
          <table:table-cell office:value-type="float" office:value="-0.111024573575343" calcext:value-type="float">
            <text:p>-0.1110245736</text:p>
          </table:table-cell>
          <table:table-cell office:value-type="float" office:value="-0.134116436372973" calcext:value-type="float">
            <text:p>-0.1341164364</text:p>
          </table:table-cell>
          <table:table-cell office:value-type="float" office:value="0.318339762655262" calcext:value-type="float">
            <text:p>0.3183397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2:53:35.039333964</meta:creation-date>
    <dc:date>2018-08-16T12:54:14.497541805</dc:date>
    <meta:editing-duration>P0D</meta:editing-duration>
    <meta:editing-cycles>1</meta:editing-cycles>
    <meta:document-statistic meta:table-count="1" meta:cell-count="16653" meta:object-count="0"/>
    <meta:generator>LibreOffice/4.2.4.2$Linux_X86_64 LibreOffice_project/420m0$Build-2</meta:generator>
  </office:meta>
</office:document-meta>
</file>